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Times New Roman1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2pt" fo:font-weight="normal" style:font-size-asian="22pt" style:font-weight-asian="normal" style:font-name-complex="Times New Roman1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name-complex="Times New Roman1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text-align="center" style:justify-single-word="false" fo:orphans="2" fo:widows="2" fo:background-color="#ffffff"/>
      <style:text-properties fo:font-variant="normal" fo:text-transform="none" fo:color="#000000" style:font-name="Times New Roman" fo:font-size="18pt" fo:letter-spacing="normal" fo:font-style="normal" fo:font-weight="bold" style:font-size-asian="18pt" style:font-style-asian="normal" style:font-weight-asian="bold" style:font-name-complex="Times New Roman1" style:font-size-complex="18pt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8pt" fo:letter-spacing="normal" fo:font-style="normal" fo:font-weight="bold" style:font-size-asian="18pt" style:font-style-asian="normal" style:font-weight-asian="bold" style:font-name-complex="Times New Roman1" style:font-size-complex="18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6pt" style:font-size-asian="26pt" style:font-name-complex="Times New Roman1" style:font-size-complex="26pt"/>
    </style:style>
    <style:style style:name="P13" style:family="paragraph" style:parent-style-name="Text_20_body">
      <style:paragraph-properties fo:margin-top="0in" fo:margin-bottom="0.0972in" loext:contextual-spacing="false" fo:line-height="120%"/>
      <style:text-properties fo:color="#000000"/>
    </style:style>
    <style:style style:name="P14" style:family="paragraph" style:parent-style-name="List_20_Paragraph">
      <loext:graphic-properties draw:fill="solid" draw:fill-color="#ffffff"/>
      <style:paragraph-properties fo:margin-left="0.5in" fo:margin-right="0in" fo:margin-top="0in" fo:margin-bottom="0.0835in" loext:contextual-spacing="true" fo:text-align="start" style:justify-single-word="false" fo:orphans="2" fo:widows="2" fo:text-indent="0in" style:auto-text-indent="false" fo:background-color="#ffffff"/>
    </style:style>
    <style:style style:name="P15" style:family="paragraph" style:parent-style-name="List_20_Paragraph">
      <loext:graphic-properties draw:fill="solid" draw:fill-color="#ffffff"/>
      <style:paragraph-properties fo:margin-left="0.5in" fo:margin-right="0in" fo:margin-top="0in" fo:margin-bottom="0.0835in" loext:contextual-spacing="true" fo:text-align="start" style:justify-single-word="false" fo:orphans="2" fo:widows="2" fo:text-indent="0in" style:auto-text-indent="false" fo:background-color="#ffffff"/>
      <style:text-properties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P16" style:family="paragraph" style:parent-style-name="List_20_Paragraph">
      <loext:graphic-properties draw:fill="solid" draw:fill-color="#ffffff"/>
      <style:paragraph-properties fo:margin-left="0.5in" fo:margin-right="0in" fo:margin-top="0in" fo:margin-bottom="0.0835in" loext:contextual-spacing="true" fo:text-align="start" style:justify-single-word="false" fo:orphans="2" fo:widows="2" fo:text-indent="0in" style:auto-text-indent="false" fo:background-color="#ffffff"/>
      <style:text-properties style:font-name-complex="Times New Roman1"/>
    </style:style>
    <style:style style:name="P17" style:family="paragraph" style:parent-style-name="Preformatted_20_Text">
      <style:paragraph-properties fo:text-align="start" style:justify-single-word="false"/>
    </style:style>
    <style:style style:name="P18" style:family="paragraph" style:parent-style-name="Preformatted_20_Text">
      <style:text-properties fo:font-size="6pt" style:font-size-asian="6pt" style:font-size-complex="6pt"/>
    </style:style>
    <style:style style:name="P19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</style:style>
    <style:style style:name="P20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/>
    </style:style>
    <style:style style:name="P21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variant="normal" fo:text-transform="none" fo:color="#000000" style:font-name="monospace" fo:font-size="6pt" fo:letter-spacing="normal" fo:font-style="normal" fo:font-weight="normal" style:font-size-asian="6pt" style:font-style-asian="normal" style:font-weight-asian="normal" style:font-size-complex="6pt"/>
    </style:style>
    <style:style style:name="P22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size-complex="13pt"/>
    </style:style>
    <style:style style:name="P23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1" style:font-size-complex="13pt" style:font-weight-complex="normal"/>
    </style:style>
    <style:style style:name="P24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5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style:font-name="monospace" fo:font-size="10.5pt" fo:font-style="normal" fo:font-weight="normal" style:font-size-asian="10.5pt" style:font-style-asian="normal" style:font-weight-asian="normal"/>
    </style:style>
    <style:style style:name="P26" style:family="paragraph" style:parent-style-name="Preformatted_20_Text">
      <loext:graphic-properties draw:fill="solid" draw:fill-color="#ffffff"/>
      <style:paragraph-properties fo:margin-top="0in" fo:margin-bottom="0in" loext:contextual-spacing="false" fo:background-color="#ffffff"/>
      <style:text-properties style:font-name="monospace"/>
    </style:style>
    <style:style style:name="P27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style:font-name="monospace" fo:font-style="normal" fo:font-weight="normal" style:font-style-asian="normal" style:font-weight-asian="normal"/>
    </style:style>
    <style:style style:name="P28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style:font-name="Times New Roman" fo:font-size="13pt" fo:font-style="normal" fo:font-weight="normal" style:font-size-asian="13pt" style:font-style-asian="normal" style:font-weight-asian="normal" style:font-size-complex="13pt"/>
    </style:style>
    <style:style style:name="P29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style:font-name="Times New Roman" fo:font-size="13pt" style:font-size-asian="13pt" style:font-size-complex="13pt"/>
    </style:style>
    <style:style style:name="P30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style:font-name-complex="Times New Roman1"/>
    </style:style>
    <style:style style:name="P31" style:family="paragraph" style:parent-style-name="Preformatted_20_Text">
      <loext:graphic-properties draw:fill="solid" draw:fill-color="#ffffff"/>
      <style:paragraph-properties fo:margin-top="0in" fo:margin-bottom="0in" loext:contextual-spacing="false" fo:background-color="#ffffff"/>
    </style:style>
    <style:style style:name="P32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size="10pt" style:font-size-asian="10pt" style:font-size-complex="10pt"/>
    </style:style>
    <style:style style:name="P33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size="8pt" style:font-size-asian="8pt" style:font-size-complex="8pt"/>
    </style:style>
    <style:style style:name="P34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font-size="12pt" style:font-size-asian="12pt" style:font-size-complex="12pt"/>
    </style:style>
    <style:style style:name="P35" style:family="paragraph" style:parent-style-name="Preformatted_20_Text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  <style:text-properties fo:color="#000000" style:font-name="monospace" fo:font-size="10.5pt" style:font-size-asian="10.5pt" style:font-size-complex="10.5pt"/>
    </style:style>
    <style:style style:name="P36" style:family="paragraph" style:parent-style-name="Preformatted_20_Text">
      <loext:graphic-properties draw:fill="solid" draw:fill-color="#ffffff"/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fo:background-color="#ffffff"/>
    </style:style>
    <style:style style:name="P37" style:family="paragraph" style:parent-style-name="Preformatted_20_Text">
      <loext:graphic-properties draw:fill="solid" draw:fill-color="#ffffff"/>
      <style:paragraph-properties fo:margin-left="0in" fo:margin-right="0in" fo:margin-top="0in" fo:margin-bottom="0in" loext:contextual-spacing="false" fo:text-indent="0in" style:auto-text-indent="false" fo:background-color="#ffffff"/>
    </style:style>
    <style:style style:name="P38" style:family="paragraph" style:parent-style-name="Preformatted_20_Text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/>
    </style:style>
    <style:style style:name="P39" style:family="paragraph" style:parent-style-name="No_20_Spacing">
      <style:paragraph-properties fo:text-align="start" style:justify-single-word="false"/>
    </style:style>
    <style:style style:name="P40" style:family="paragraph" style:parent-style-name="No_20_Spacing">
      <loext:graphic-properties draw:fill="solid" draw:fill-color="#ffffff"/>
      <style:paragraph-properties fo:margin-top="0in" fo:margin-bottom="0in" loext:contextual-spacing="false" fo:text-align="start" style:justify-single-word="false" fo:orphans="2" fo:widows="2" fo:background-color="#ffffff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solid" draw:fill-color="#d9d9d9"/>
      <style:paragraph-properties fo:text-align="start"/>
      <style:text-properties fo:color="#000000" fo:font-size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6pt" style:font-size-asian="26pt" style:font-name-complex="Times New Roman1" style:font-size-complex="26pt"/>
    </style:style>
    <style:style style:name="T3" style:family="text">
      <style:text-properties style:font-name="Times New Roman" fo:font-size="20pt" style:font-size-asian="20pt" style:font-name-complex="Times New Roman1" style:font-size-complex="20pt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6pt" fo:font-weight="normal" style:font-size-asian="16pt" style:font-weight-asian="normal" style:font-name-complex="Times New Roman1" style:font-size-complex="16pt" style:font-weight-complex="normal"/>
    </style:style>
    <style:style style:name="T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T8" style:family="text">
      <style:text-properties style:font-name="Times New Roman" fo:font-size="13pt" fo:font-weight="normal" style:font-size-asian="13pt" style:font-weight-asian="normal" style:font-name-complex="Cambria Math1" style:font-size-complex="13pt" style:font-weight-complex="normal"/>
    </style:style>
    <style:style style:name="T9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0" style:family="text">
      <style:text-properties style:font-name="Times New Roman" fo:font-size="13pt" style:font-size-asian="13pt" style:font-name-complex="Times New Roman1" style:font-size-complex="13pt"/>
    </style:style>
    <style:style style:name="T11" style:family="text">
      <style:text-properties style:font-name="Times New Roman" fo:font-size="13pt" style:font-size-asian="13pt" style:font-name-complex="Cambria Math1" style:font-size-complex="13pt"/>
    </style:style>
    <style:style style:name="T12" style:family="text">
      <style:text-properties style:font-name="Times New Roman" fo:font-size="13pt" style:font-size-asian="13pt" style:font-size-complex="13pt"/>
    </style:style>
    <style:style style:name="T13" style:family="text">
      <style:text-properties style:font-name="Times New Roman" fo:font-size="18pt" fo:font-weight="normal" style:font-size-asian="18pt" style:font-weight-asian="normal" style:font-name-complex="Times New Roman1" style:font-size-complex="18pt" style:font-weight-complex="normal"/>
    </style:style>
    <style:style style:name="T14" style:family="text">
      <style:text-properties style:font-name="Times New Roman" fo:font-size="18pt" fo:language="en" fo:country="US" fo:font-weight="normal" style:font-size-asian="18pt" style:font-weight-asian="normal" style:font-name-complex="Times New Roman1" style:font-size-complex="18pt" style:font-weight-complex="normal"/>
    </style:style>
    <style:style style:name="T15" style:family="text">
      <style:text-properties style:font-name="Times New Roman" fo:language="en" fo:country="US" style:font-name-complex="Times New Roman1"/>
    </style:style>
    <style:style style:name="T16" style:family="text">
      <style:text-properties style:font-name="Times New Roman" style:font-name-complex="Times New Roman1"/>
    </style:style>
    <style:style style:name="T17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 style:font-name-complex="Times New Roman1" style:font-size-complex="13pt" style:font-weight-complex="normal"/>
    </style:style>
    <style:style style:name="T23" style:family="text"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 style:font-name-complex="Times New Roman1"/>
    </style:style>
    <style:style style:name="T24" style:family="text"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 style:font-size-complex="13pt" style:font-weight-complex="normal"/>
    </style:style>
    <style:style style:name="T25" style:family="text"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/>
    </style:style>
    <style:style style:name="T26" style:family="text"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 style:font-size-complex="12pt"/>
    </style:style>
    <style:style style:name="T27" style:family="text">
      <style:text-properties fo:font-variant="normal" fo:text-transform="none" fo:color="#000000" style:font-name="monospace" fo:font-size="7pt" fo:letter-spacing="normal" fo:font-style="normal" fo:font-weight="normal" style:font-size-asian="7pt" style:font-style-asian="normal" style:font-weight-asian="normal" style:font-size-complex="7pt"/>
    </style:style>
    <style:style style:name="T28" style:family="text">
      <style:text-properties fo:font-variant="normal" fo:text-transform="none" fo:color="#000000" style:font-name="monospace" fo:font-size="8pt" fo:letter-spacing="normal" fo:font-style="normal" fo:font-weight="normal" style:font-size-asian="8pt" style:font-style-asian="normal" style:font-weight-asian="normal" style:font-size-complex="8pt"/>
    </style:style>
    <style:style style:name="T29" style:family="text">
      <style:text-properties fo:font-variant="normal" fo:text-transform="none" fo:color="#000000" style:font-name="monospace" fo:font-size="6pt" fo:letter-spacing="normal" fo:font-style="normal" fo:font-weight="normal" style:font-size-asian="6pt" style:font-style-asian="normal" style:font-weight-asian="normal" style:font-size-complex="6pt"/>
    </style:style>
    <style:style style:name="T30" style:family="text">
      <style:text-properties fo:font-variant="normal" fo:text-transform="none" fo:color="#000000" style:font-name="monospace" fo:font-size="6pt" fo:letter-spacing="normal" style:font-size-asian="6pt" style:font-size-complex="6pt"/>
    </style:style>
    <style:style style:name="T31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size-complex="13pt"/>
    </style:style>
    <style:style style:name="T32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weight-asian="normal" style:font-name-complex="Times New Roman1" style:font-size-complex="13pt" style:font-weight-complex="normal"/>
    </style:style>
    <style:style style:name="T33" style:family="text"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T34" style:family="text">
      <style:text-properties fo:font-variant="normal" fo:text-transform="none" fo:color="#000000" style:font-name="Times New Roman" fo:font-size="18pt" fo:letter-spacing="normal" fo:font-style="normal" fo:font-weight="bold" style:font-size-asian="18pt" style:font-style-asian="normal" style:font-weight-asian="bold" style:font-name-complex="Times New Roman1" style:font-size-complex="18pt"/>
    </style:style>
    <style:style style:name="T35" style:family="text">
      <style:text-properties fo:font-variant="normal" fo:text-transform="none" fo:color="#000000" style:font-name="Times New Roman" fo:font-size="18pt" fo:letter-spacing="normal" fo:language="en" fo:country="US" fo:font-style="normal" fo:font-weight="bold" style:font-size-asian="18pt" style:font-style-asian="normal" style:font-weight-asian="bold" style:font-name-complex="Times New Roman1" style:font-size-complex="18pt"/>
    </style:style>
    <style:style style:name="T36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style-asian="normal" style:font-weight-asian="bold" style:font-size-complex="16pt" style:font-weight-complex="bold"/>
    </style:style>
    <style:style style:name="T37" style:family="text">
      <style:text-properties fo:font-variant="normal" fo:text-transform="none" fo:color="#000000" fo:letter-spacing="normal"/>
    </style:style>
    <style:style style:name="T38" style:family="text">
      <style:text-properties fo:font-variant="normal" fo:text-transform="none" fo:color="#000000" fo:font-size="8pt" fo:letter-spacing="normal" style:font-size-asian="8pt" style:font-size-complex="8pt"/>
    </style:style>
    <style:style style:name="T39" style:family="text">
      <style:text-properties fo:color="#000000" style:font-name="monospace" fo:font-size="10pt" fo:font-weight="normal" style:font-size-asian="10pt" style:font-weight-asian="normal" style:font-name-complex="Times New Roman1" style:font-size-complex="10pt" style:font-weight-complex="normal"/>
    </style:style>
    <style:style style:name="T40" style:family="text">
      <style:text-properties fo:color="#000000" style:font-name="monospace" fo:font-size="10pt" fo:font-weight="normal" style:font-size-asian="10pt" style:font-weight-asian="normal" style:font-size-complex="10pt" style:font-weight-complex="normal"/>
    </style:style>
    <style:style style:name="T41" style:family="text">
      <style:text-properties fo:color="#000000" style:font-name="monospace" fo:font-size="10pt" style:font-size-asian="10pt" style:font-size-complex="10pt"/>
    </style:style>
    <style:style style:name="T42" style:family="text">
      <style:text-properties fo:color="#000000" style:font-name="monospace"/>
    </style:style>
    <style:style style:name="T43" style:family="text">
      <style:text-properties fo:color="#000000" style:font-name="monospace" fo:font-size="13pt" fo:font-weight="normal" style:font-size-asian="13pt" style:font-weight-asian="normal" style:font-size-complex="13pt" style:font-weight-complex="normal"/>
    </style:style>
    <style:style style:name="T44" style:family="text">
      <style:text-properties fo:color="#000000" style:font-name="monospace" fo:font-size="6pt" style:font-size-asian="6pt" style:font-size-complex="6pt"/>
    </style:style>
    <style:style style:name="T45" style:family="text">
      <style:text-properties fo:color="#000000" style:font-name="monospace" fo:font-size="10.5pt" style:font-size-asian="10.5pt" style:font-size-complex="10.5pt"/>
    </style:style>
    <style:style style:name="T46" style:family="text">
      <style:text-properties fo:color="#000000" style:font-name="monospace" fo:font-size="12pt" style:font-size-asian="12pt" style:font-size-complex="12pt"/>
    </style:style>
    <style:style style:name="T47" style:family="text">
      <style:text-properties fo:color="#000000"/>
    </style:style>
    <style:style style:name="T48" style:family="text">
      <style:text-properties fo:color="#000000" fo:font-size="10.5pt" style:font-size-asian="10.5pt" style:font-size-complex="10.5pt"/>
    </style:style>
    <style:style style:name="T49" style:family="text">
      <style:text-properties style:font-name-complex="Times New Roman1"/>
    </style:style>
    <style:style style:name="T50" style:family="text">
      <style:text-properties style:font-name="Cambria Math" style:font-name-complex="Cambria Math1"/>
    </style:style>
    <style:style style:name="T51" style:family="text">
      <style:text-properties style:font-name="Cambria Math" fo:font-size="12pt" fo:font-weight="normal" style:font-size-asian="12pt" style:font-weight-asian="normal" style:font-name-complex="Cambria Math1" style:font-size-complex="12pt" style:font-weight-complex="normal"/>
    </style:style>
    <style:style style:name="T52" style:family="text">
      <style:text-properties fo:font-size="12pt" style:font-size-asian="12pt" style:font-size-complex="12pt"/>
    </style:style>
    <style:style style:name="gr1" style:family="graphic">
      <style:graphic-properties draw:stroke="none" svg:stroke-width="0in" draw:fill="none" draw:textarea-vertical-align="top" draw:auto-grow-height="false" fo:min-height="0.0945in" fo:min-width="8.0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line" style:horizontal-pos="left" style:horizontal-rel="char" draw:wrap-influence-on-position="once-concurrent" style:flow-with-text="false"/>
    </style:style>
    <style:style style:name="gr2" style:family="graphic" style:parent-style-name="Frame">
      <style:graphic-properties draw:stroke="none" svg:stroke-width="0in" draw:fill="solid" draw:fill-color="#d9d9d9" draw:textarea-vertical-align="top" draw:auto-grow-height="false" fo:min-height="0.1929in" fo:min-width="0.3346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1" draw:name="Frame3" draw:style-name="gr2" draw:text-style-name="P42" svg:width="0.3343in" svg:height="0.1925in" svg:x="0.052in" svg:y="0.3437in"><text:p text:style-name="P1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ОТЧЁТ<text:line-break/></text:span><text:span text:style-name="T3">по лабораторной работе №1</text:span></text:p>
      <text:p text:style-name="P7"><text:span text:style-name="T4">Пак Максим, Чурилов Иван</text:span></text:p>
      <text:p text:style-name="P7"><text:span text:style-name="T4">Б16-50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oft-page-break/></text:p>
      <text:p text:style-name="P4"/>
      <text:p text:style-name="P7"><text:span text:style-name="T5">Как производились вычисления</text:span></text:p>
      <text:p text:style-name="P4"/>
      <text:p text:style-name="P6"><text:span text:style-name="T7">Вес считался подсчетом кол-ва векторов, на которых функция принимает 1.</text:span></text:p>
      <text:p text:style-name="P5"/>
      <text:p text:style-name="P6"><text:span text:style-name="T7">Число мономов Многочлена Жигалкина – путем составления множества уникальных мономов для каждой функции и для всех функций соответственно.</text:span></text:p>
      <text:p text:style-name="P5"/>
      <text:p text:style-name="P6"><text:span text:style-name="T7">Коэффициенты Фурье считались путем умножения вектора значений функции на матрицу Адамара – Сильвестра. </text:span></text:p>
      <text:p text:style-name="P6"><text:span text:style-name="T7">Вероятности совпадения с линейными функциями считались при помощи коэф. Фурье по формуле : 0.5 – F/2^n, где f – вектор коэф. Фурье.</text:span></text:p>
      <text:p text:style-name="P5"/>
      <text:p text:style-name="P6"><text:span text:style-name="T7">Коэффициенты Адамара-Уолша считались аналогично коэффициентам Фурье умноением матрицы Адамара – Уолша на вектор 1 – 2*F</text:span></text:p>
      <text:p text:style-name="P4"/>
      <text:p text:style-name="P4"/>
      <text:p text:style-name="P6"><text:span text:style-name="T13">Функция </text:span><text:span text:style-name="T14">S</text:span><text:span text:style-name="T13">7</text:span></text:p>
      <text:p text:style-name="No_20_Spacing"><text:span text:style-name="T10">y0 = x1x3</text:span><text:span text:style-name="T11">⊕</text:span><text:span text:style-name="T10">x4</text:span><text:span text:style-name="T11">⊕</text:span><text:span text:style-name="T10">x0x1x4</text:span><text:span text:style-name="T11">⊕</text:span><text:span text:style-name="T10">x5</text:span><text:span text:style-name="T11">⊕</text:span><text:span text:style-name="T10">x2x5</text:span><text:span text:style-name="T11">⊕</text:span><text:span text:style-name="T10">x3x4x5</text:span><text:span text:style-name="T11">⊕</text:span><text:span text:style-name="T10">x6</text:span><text:span text:style-name="T11">⊕</text:span><text:span text:style-name="T10">x0x6</text:span><text:span text:style-name="T11">⊕</text:span><text:span text:style-name="T10">x1x6</text:span><text:span text:style-name="T11">⊕</text:span><text:span text:style-name="T10">x3x6</text:span><text:span text:style-name="T11">⊕</text:span><text:span text:style-name="T10">x2x4x6</text:span><text:span text:style-name="T11">⊕</text:span><text:span text:style-name="T10">x1x5x6</text:span><text:span text:style-name="T11">⊕</text:span><text:span text:style-name="T10">x4x5x6</text:span></text:p>
      <text:p text:style-name="No_20_Spacing"><text:span text:style-name="T10">y1 = x0x1</text:span><text:span text:style-name="T11">⊕</text:span><text:span text:style-name="T10">x0x4</text:span><text:span text:style-name="T11">⊕</text:span><text:span text:style-name="T10">x2x4</text:span><text:span text:style-name="T11">⊕</text:span><text:span text:style-name="T10">x5</text:span><text:span text:style-name="T11">⊕</text:span><text:span text:style-name="T10">x1x2x5</text:span><text:span text:style-name="T11">⊕</text:span><text:span text:style-name="T10">x0x3x5</text:span><text:span text:style-name="T11">⊕</text:span><text:span text:style-name="T10">x6</text:span><text:span text:style-name="T11">⊕</text:span><text:span text:style-name="T10">x0x2x6</text:span><text:span text:style-name="T11">⊕</text:span><text:span text:style-name="T10">x3x6</text:span><text:span text:style-name="T11">⊕</text:span><text:span text:style-name="T10">x4x5x6</text:span><text:span text:style-name="T11">⊕</text:span><text:span text:style-name="T10">1</text:span></text:p>
      <text:p text:style-name="No_20_Spacing"><text:span text:style-name="T10">y2 = x0</text:span><text:span text:style-name="T11">⊕</text:span><text:span text:style-name="T10">x0x3</text:span><text:span text:style-name="T11">⊕</text:span><text:span text:style-name="T10">x2x3</text:span><text:span text:style-name="T11">⊕</text:span><text:span text:style-name="T10">x1x2x4</text:span><text:span text:style-name="T11">⊕</text:span><text:span text:style-name="T10">x0x3x4</text:span><text:span text:style-name="T11">⊕</text:span><text:span text:style-name="T10">x1x5</text:span><text:span text:style-name="T11">⊕</text:span><text:span text:style-name="T10">x0x2x5</text:span><text:span text:style-name="T11">⊕</text:span><text:span text:style-name="T10">x0x6</text:span><text:span text:style-name="T11">⊕</text:span><text:span text:style-name="T10">x0x1x6</text:span><text:span text:style-name="T11">⊕</text:span><text:span text:style-name="T10">x2x6</text:span><text:span text:style-name="T11">⊕</text:span><text:span text:style-name="T10">x4x6</text:span><text:span text:style-name="T11">⊕</text:span><text:span text:style-name="T10">1</text:span></text:p>
      <text:p text:style-name="No_20_Spacing"><text:span text:style-name="T10">y3 = x1</text:span><text:span text:style-name="T11">⊕</text:span><text:span text:style-name="T10">x0x1x2</text:span><text:span text:style-name="T11">⊕</text:span><text:span text:style-name="T10">x1x4</text:span><text:span text:style-name="T11">⊕</text:span><text:span text:style-name="T10">x3x4</text:span><text:span text:style-name="T11">⊕</text:span><text:span text:style-name="T10">x0x5</text:span><text:span text:style-name="T11">⊕</text:span><text:span text:style-name="T10">x0x1x5</text:span><text:span text:style-name="T11">⊕</text:span><text:span text:style-name="T10">x2x3x5</text:span><text:span text:style-name="T11">⊕</text:span><text:span text:style-name="T10">x1x4x5</text:span><text:span text:style-name="T11">⊕</text:span><text:span text:style-name="T10">x2x6</text:span><text:span text:style-name="T11">⊕</text:span><text:span text:style-name="T10">x1x3x6</text:span></text:p>
      <text:p text:style-name="No_20_Spacing"><text:span text:style-name="T10">y4 = x0x2</text:span><text:span text:style-name="T11">⊕</text:span><text:span text:style-name="T10">x3</text:span><text:span text:style-name="T11">⊕</text:span><text:span text:style-name="T10">x1x3</text:span><text:span text:style-name="T11">⊕</text:span><text:span text:style-name="T10">x1x4</text:span><text:span text:style-name="T11">⊕</text:span><text:span text:style-name="T10">x0x1x4</text:span><text:span text:style-name="T11">⊕</text:span><text:span text:style-name="T10">x2x3x4</text:span><text:span text:style-name="T11">⊕</text:span><text:span text:style-name="T10">x0x5</text:span><text:span text:style-name="T11">⊕</text:span><text:span text:style-name="T10">x1x3x5</text:span><text:span text:style-name="T11">⊕</text:span><text:span text:style-name="T10">x0x4x5</text:span><text:span text:style-name="T11">⊕</text:span><text:span text:style-name="T10">x1x6</text:span><text:span text:style-name="T11">⊕</text:span><text:span text:style-name="T10">x3x6</text:span><text:span text:style-name="T11">⊕</text:span><text:span text:style-name="T10">x0x3x6</text:span><text:span text:style-name="T11">⊕</text:span><text:span text:style-name="T10">x5x6</text:span><text:span text:style-name="T11">⊕</text:span><text:span text:style-name="T10">1</text:span></text:p>
      <text:p text:style-name="No_20_Spacing"><text:span text:style-name="T10">y5 = x2</text:span><text:span text:style-name="T11">⊕</text:span><text:span text:style-name="T10">x0x2</text:span><text:span text:style-name="T11">⊕</text:span><text:span text:style-name="T10">x0x3</text:span><text:span text:style-name="T11">⊕</text:span><text:span text:style-name="T10">x1x2x3</text:span><text:span text:style-name="T11">⊕</text:span><text:span text:style-name="T10">x0x2x4</text:span><text:span text:style-name="T11">⊕</text:span><text:span text:style-name="T10">x0x5</text:span><text:span text:style-name="T11">⊕</text:span><text:span text:style-name="T10">x2x5</text:span><text:span text:style-name="T11">⊕</text:span><text:span text:style-name="T10">x4x5</text:span><text:span text:style-name="T11">⊕</text:span><text:span text:style-name="T10">x1x6</text:span><text:span text:style-name="T11">⊕</text:span><text:span text:style-name="T10">x1x2x6</text:span><text:span text:style-name="T11">⊕</text:span><text:span text:style-name="T10">x0x3x6</text:span><text:span text:style-name="T11">⊕</text:span><text:span text:style-name="T10">x3x4x6</text:span><text:span text:style-name="T11">⊕</text:span><text:span text:style-name="T10">x2x5x6</text:span><text:span text:style-name="T11">⊕</text:span><text:span text:style-name="T10">1</text:span></text:p>
      <text:p text:style-name="P39"><text:span text:style-name="T7">y6 = x1x2</text:span><text:span text:style-name="T8">⊕</text:span><text:span text:style-name="T7">x0x1x3</text:span><text:span text:style-name="T8">⊕</text:span><text:span text:style-name="T7">x0x4</text:span><text:span text:style-name="T8">⊕</text:span><text:span text:style-name="T7">x1x5</text:span><text:span text:style-name="T8">⊕</text:span><text:span text:style-name="T7">x3x5</text:span><text:span text:style-name="T8">⊕</text:span><text:span text:style-name="T7">x6</text:span><text:span text:style-name="T8">⊕</text:span><text:span text:style-name="T7">x0x1x6</text:span><text:span text:style-name="T8">⊕</text:span><text:span text:style-name="T7">x2x3x6</text:span><text:span text:style-name="T8">⊕</text:span><text:span text:style-name="T7">x1x4x6</text:span><text:span text:style-name="T8">⊕</text:span><text:span text:style-name="T7">x0x5x6</text:span></text:p>
      <text:p text:style-name="P8"/>
      <text:p text:style-name="P6"><text:span text:style-name="T7">1. Вес каждой функции:</text:span></text:p>
      <text:p text:style-name="P17"><text:span text:style-name="T22">y0: 64</text:span></text:p>
      <text:p text:style-name="P19"><text:span text:style-name="T25">y1: 64</text:span></text:p>
      <text:p text:style-name="P19"><text:span text:style-name="T25">y2: 64</text:span></text:p>
      <text:p text:style-name="P19"><text:span text:style-name="T25">y3: 64</text:span></text:p>
      <text:p text:style-name="P19"><text:span text:style-name="T25">y4: 64</text:span></text:p>
      <text:p text:style-name="P19"><text:span text:style-name="T25">y5: 64</text:span></text:p>
      <text:p text:style-name="P19"><text:span text:style-name="T25">y6: 64</text:span></text:p>
      <text:p text:style-name="P20"/>
      <text:p text:style-name="P19"><text:span text:style-name="T31">2. Число мономов Многочлена Жигалкина:</text:span></text:p>
      <text:p text:style-name="P19"><text:span text:style-name="T25">число мономов y0: 13</text:span></text:p>
      <text:p text:style-name="P19"><text:span text:style-name="T25">число мономов y1: 11</text:span></text:p>
      <text:p text:style-name="P19"><text:span text:style-name="T25">число мономов y2: 12</text:span></text:p>
      <text:p text:style-name="P19"><text:span text:style-name="T25">число мономов y3: 10</text:span></text:p>
      <text:p text:style-name="P19"><text:soft-page-break/><text:span text:style-name="T25">число мономов y4: 14</text:span></text:p>
      <text:p text:style-name="P19"><text:span text:style-name="T25">число мономов y5: 14</text:span></text:p>
      <text:p text:style-name="P19"><text:span text:style-name="T25">число мономов y6: 10</text:span></text:p>
      <text:p text:style-name="P20"/>
      <text:p text:style-name="P19"><text:span text:style-name="T31">3. Число мономов во всех многочленах Жегалкина разрядных функциях: 59</text:span></text:p>
      <text:p text:style-name="P22"/>
      <text:p text:style-name="P19"><text:span text:style-name="T31">4. Коэффициенты Фурье:</text:span></text:p>
      <text:p text:style-name="P20"/>
      <text:p text:style-name="P19"><text:span text:style-name="T25"><text:s text:c="7"/>y0 <text:s text:c="7"/>y1 <text:s text:c="7"/>y2 <text:s text:c="7"/>y3 <text:s text:c="7"/>y4 <text:s text:c="7"/>y5 <text:s text:c="7"/>y6 </text:span></text:p>
      <text:p text:style-name="P20"/>
      <text:p text:style-name="P19"><text:span text:style-name="T25"><text:s text:c="6"/>64.0 <text:s text:c="5"/>64.0 <text:s text:c="5"/>64.0 <text:s text:c="5"/>64.0 <text:s text:c="5"/>64.0 <text:s text:c="5"/>64.0 <text:s text:c="5"/>64.0</text:span></text:p>
      <text:p text:style-name="P19"><text:span text:style-name="T37"><text:s text:c="7"/></text:span><text:span text:style-name="T25">0.0 <text:s text:c="6"/>0.0 <text:s text:c="6"/>0.0 <text:s text:c="6"/>0.0 <text:s text:c="6"/>0.0 <text:s text:c="6"/>8.0 <text:s text:c="5"/>-8.0</text:span></text:p>
      <text:p text:style-name="P19"><text:span text:style-name="T37"><text:s text:c="7"/></text:span><text:span text:style-name="T25">0.0 <text:s text:c="6"/>8.0 <text:s text:c="6"/>0.0 <text:s text:c="5"/>-8.0 <text:s text:c="6"/>8.0 <text:s text:c="6"/>0.0 <text:s text:c="6"/>0.0</text:span></text:p>
      <text:p text:style-name="P19"><text:span text:style-name="T37"><text:s text:c="7"/></text:span><text:span text:style-name="T25">0.0 <text:s text:c="6"/>8.0 <text:s text:c="6"/>0.0 <text:s text:c="6"/>0.0 <text:s text:c="6"/>0.0 <text:s text:c="6"/>0.0 <text:s text:c="5"/>-8.0</text:span></text:p>
      <text:p text:style-name="P19"><text:span text:style-name="T37"><text:s text:c="6"/></text:span><text:span text:style-name="T25">-8.0 <text:s text:c="6"/>0.0 <text:s text:c="6"/>8.0 <text:s text:c="6"/>0.0 <text:s text:c="6"/>8.0 <text:s text:c="6"/>8.0 <text:s text:c="6"/>0.0</text:span></text:p>
      <text:p text:style-name="P19"><text:span text:style-name="T37"><text:s text:c="6"/></text:span><text:span text:style-name="T25">-8.0 <text:s text:c="6"/>8.0 <text:s text:c="5"/>-8.0 <text:s text:c="6"/>0.0 <text:s text:c="6"/>0.0 <text:s text:c="6"/>8.0 <text:s text:c="5"/>-8.0</text:span></text:p>
      <text:p text:style-name="P19"><text:span text:style-name="T37"><text:s text:c="6"/></text:span><text:span text:style-name="T25">-8.0 <text:s text:c="6"/>8.0 <text:s text:c="6"/>0.0 <text:s text:c="6"/>0.0 <text:s text:c="6"/>0.0 <text:s text:c="6"/>0.0 <text:s text:c="6"/>0.0</text:span></text:p>
      <text:p text:style-name="P19"><text:span text:style-name="T37"><text:s text:c="6"/></text:span><text:span text:style-name="T25">-8.0 <text:s text:c="6"/>0.0 <text:s text:c="6"/>0.0 <text:s text:c="5"/>-8.0 <text:s text:c="6"/>0.0 <text:s text:c="5"/>-8.0 <text:s text:c="5"/>-8.0</text:span></text:p>
      <text:p text:style-name="P19"><text:span text:style-name="T37"><text:s text:c="6"/></text:span><text:span text:style-name="T25">-8.0 <text:s text:c="5"/>-8.0 <text:s text:c="6"/>8.0 <text:s text:c="6"/>0.0 <text:s text:c="6"/>8.0 <text:s text:c="6"/>0.0 <text:s text:c="6"/>0.0</text:span></text:p>
      <text:p text:style-name="P19"><text:span text:style-name="T37"><text:s text:c="7"/></text:span><text:span text:style-name="T25">0.0 <text:s text:c="6"/>0.0 <text:s text:c="6"/>0.0 <text:s text:c="5"/>-8.0 <text:s text:c="6"/>8.0 <text:s text:c="6"/>8.0 <text:s text:c="5"/>-8.0</text:span></text:p>
      <text:p text:style-name="P19"><text:span text:style-name="T37"><text:s text:c="7"/></text:span><text:span text:style-name="T25">0.0 <text:s text:c="6"/>0.0 <text:s text:c="5"/>-8.0 <text:s text:c="5"/>-8.0 <text:s text:c="6"/>0.0 <text:s text:c="6"/>0.0 <text:s text:c="6"/>0.0</text:span></text:p>
      <text:p text:style-name="P19"><text:span text:style-name="T37"><text:s text:c="6"/></text:span><text:span text:style-name="T25">-8.0 <text:s text:c="6"/>8.0 <text:s text:c="6"/>0.0 <text:s text:c="5"/>-8.0 <text:s text:c="5"/>-8.0 <text:s text:c="6"/>0.0 <text:s text:c="6"/>8.0</text:span></text:p>
      <text:p text:style-name="P19"><text:span text:style-name="T37"><text:s text:c="7"/></text:span><text:span text:style-name="T25">0.0 <text:s text:c="6"/>0.0 <text:s text:c="5"/>-8.0 <text:s text:c="6"/>8.0 <text:s text:c="6"/>0.0 <text:s text:c="6"/>0.0 <text:s text:c="5"/>-8.0</text:span></text:p>
      <text:p text:style-name="P19"><text:span text:style-name="T37"><text:s text:c="6"/></text:span><text:span text:style-name="T25">-8.0 <text:s text:c="6"/>0.0 <text:s text:c="6"/>0.0 <text:s text:c="6"/>0.0 <text:s text:c="6"/>8.0 <text:s text:c="6"/>0.0 <text:s text:c="6"/>0.0</text:span></text:p>
      <text:p text:style-name="P19"><text:span text:style-name="T37"><text:s text:c="6"/></text:span><text:span text:style-name="T25">-8.0 <text:s text:c="5"/>-8.0 <text:s text:c="6"/>0.0 <text:s text:c="6"/>8.0 <text:s text:c="5"/>-8.0 <text:s text:c="6"/>8.0 <text:s text:c="6"/>8.0</text:span></text:p>
      <text:p text:style-name="P19"><text:span text:style-name="T37"><text:s text:c="7"/></text:span><text:span text:style-name="T25">0.0 <text:s text:c="6"/>8.0 <text:s text:c="6"/>8.0 <text:s text:c="6"/>8.0 <text:s text:c="6"/>8.0 <text:s text:c="6"/>0.0 <text:s text:c="6"/>0.0</text:span></text:p>
      <text:p text:style-name="P19"><text:span text:style-name="T37"><text:s text:c="7"/></text:span><text:span text:style-name="T25">8.0 <text:s text:c="6"/>0.0 <text:s text:c="6"/>0.0 <text:s text:c="6"/>0.0 <text:s text:c="6"/>0.0 <text:s text:c="6"/>8.0 <text:s text:c="5"/>-8.0</text:span></text:p>
      <text:p text:style-name="P19"><text:span text:style-name="T37"><text:s text:c="7"/></text:span><text:span text:style-name="T25">0.0 <text:s text:c="6"/>0.0 <text:s text:c="6"/>8.0 <text:s text:c="6"/>8.0 <text:s text:c="6"/>8.0 <text:s text:c="6"/>0.0 <text:s text:c="6"/>0.0</text:span></text:p>
      <text:p text:style-name="P19"><text:span text:style-name="T37"><text:s text:c="7"/></text:span><text:span text:style-name="T25">0.0 <text:s text:c="6"/>8.0 <text:s text:c="6"/>8.0 <text:s text:c="5"/>-8.0 <text:s text:c="6"/>0.0 <text:s text:c="6"/>8.0 <text:s text:c="6"/>0.0</text:span></text:p>
      <text:p text:style-name="P19"><text:span text:style-name="T37"><text:s text:c="6"/></text:span><text:span text:style-name="T25">-8.0 <text:s text:c="6"/>8.0 <text:s text:c="6"/>0.0 <text:s text:c="6"/>8.0 <text:s text:c="6"/>0.0 <text:s text:c="6"/>8.0 <text:s text:c="5"/>-8.0</text:span></text:p>
      <text:p text:style-name="P19"><text:span text:style-name="T37"><text:s text:c="7"/></text:span><text:span text:style-name="T25">0.0 <text:s text:c="6"/>0.0 <text:s text:c="6"/>8.0 <text:s text:c="6"/>0.0 <text:s text:c="6"/>0.0 <text:s text:c="6"/>0.0 <text:s text:c="6"/>8.0</text:span></text:p>
      <text:p text:style-name="P19"><text:span text:style-name="T37"><text:s text:c="7"/></text:span><text:span text:style-name="T25">8.0 <text:s text:c="5"/>-8.0 <text:s text:c="6"/>0.0 <text:s text:c="6"/>8.0 <text:s text:c="6"/>0.0 <text:s text:c="6"/>0.0 <text:s text:c="6"/>0.0</text:span></text:p>
      <text:p text:style-name="P19"><text:span text:style-name="T37"><text:s text:c="6"/></text:span><text:span text:style-name="T25">-8.0 <text:s text:c="5"/>-8.0 <text:s text:c="6"/>8.0 <text:s text:c="6"/>0.0 <text:s text:c="6"/>0.0 <text:s text:c="5"/>-8.0 <text:s text:c="6"/>0.0</text:span></text:p>
      <text:p text:style-name="P19"><text:span text:style-name="T37"><text:s text:c="7"/></text:span><text:span text:style-name="T25">0.0 <text:s text:c="6"/>0.0 <text:s text:c="6"/>0.0 <text:s text:c="6"/>0.0 <text:s text:c="6"/>8.0 <text:s text:c="6"/>0.0 <text:s text:c="5"/>-8.0</text:span></text:p>
      <text:p text:style-name="P19"><text:span text:style-name="T37"><text:s text:c="7"/></text:span><text:span text:style-name="T25">0.0 <text:s text:c="6"/>0.0 <text:s text:c="5"/>-8.0 <text:s text:c="6"/>0.0 <text:s text:c="6"/>8.0 <text:s text:c="6"/>8.0 <text:s text:c="6"/>0.0</text:span></text:p>
      <text:p text:style-name="P19"><text:span text:style-name="T37"><text:s text:c="7"/></text:span><text:span text:style-name="T25">0.0 <text:s text:c="6"/>8.0 <text:s text:c="5"/>-8.0 <text:s text:c="6"/>0.0 <text:s text:c="6"/>0.0 <text:s text:c="6"/>0.0 <text:s text:c="6"/>8.0</text:span></text:p>
      <text:p text:style-name="P19"><text:span text:style-name="T37"><text:s text:c="7"/></text:span><text:span text:style-name="T25">0.0 <text:s text:c="5"/>-8.0 <text:s text:c="6"/>0.0 <text:s text:c="5"/>-8.0 <text:s text:c="6"/>8.0 <text:s text:c="6"/>8.0 <text:s text:c="5"/>-8.0</text:span></text:p>
      <text:p text:style-name="P19"><text:span text:style-name="T37"><text:s text:c="7"/></text:span><text:span text:style-name="T25">0.0 <text:s text:c="6"/>0.0 <text:s text:c="6"/>0.0 <text:s text:c="6"/>0.0 <text:s text:c="6"/>8.0 <text:s text:c="6"/>8.0 <text:s text:c="6"/>0.0</text:span></text:p>
      <text:p text:style-name="P19"><text:span text:style-name="T37"><text:s text:c="7"/></text:span><text:span text:style-name="T25">8.0 <text:s text:c="6"/>8.0 <text:s text:c="6"/>8.0 <text:s text:c="6"/>8.0 <text:s text:c="5"/>-8.0 <text:s text:c="5"/>-8.0 <text:s text:c="5"/>-8.0</text:span></text:p>
      <text:p text:style-name="P19"><text:span text:style-name="T37"><text:s text:c="7"/></text:span><text:span text:style-name="T25">8.0 <text:s text:c="5"/>-8.0 <text:s text:c="5"/>-8.0 <text:s text:c="5"/>-8.0 <text:s text:c="5"/>-8.0 <text:s text:c="5"/>-8.0 <text:s text:c="6"/>0.0</text:span></text:p>
      <text:p text:style-name="P19"><text:span text:style-name="T37"><text:s text:c="6"/></text:span><text:span text:style-name="T25">-8.0 <text:s text:c="6"/>0.0 <text:s text:c="5"/>-8.0 <text:s text:c="6"/>8.0 <text:s text:c="6"/>8.0 <text:s text:c="6"/>0.0 <text:s text:c="6"/>0.0</text:span></text:p>
      <text:p text:style-name="P19"><text:span text:style-name="T37"><text:s text:c="6"/></text:span><text:span text:style-name="T25">-8.0 <text:s text:c="6"/>0.0 <text:s text:c="5"/>-8.0 <text:s text:c="6"/>0.0 <text:s text:c="6"/>0.0 <text:s text:c="6"/>8.0 <text:s text:c="5"/>-8.0</text:span></text:p>
      <text:p text:style-name="P19"><text:span text:style-name="T37"><text:s text:c="7"/></text:span><text:span text:style-name="T25">0.0 <text:s text:c="6"/>8.0 <text:s text:c="6"/>0.0 <text:s text:c="5"/>-8.0 <text:s text:c="6"/>0.0 <text:s text:c="6"/>0.0 <text:s text:c="6"/>0.0</text:span></text:p>
      <text:p text:style-name="P19"><text:span text:style-name="T37"><text:s text:c="7"/></text:span><text:span text:style-name="T25">0.0 <text:s text:c="6"/>0.0 <text:s text:c="6"/>8.0 <text:s text:c="5"/>-8.0 <text:s text:c="6"/>0.0 <text:s text:c="5"/>-8.0 <text:s text:c="5"/>-8.0</text:span></text:p>
      <text:p text:style-name="P19"><text:span text:style-name="T37"><text:s text:c="7"/></text:span><text:span text:style-name="T25">0.0 <text:s text:c="6"/>0.0 <text:s text:c="5"/>-8.0 <text:s text:c="6"/>0.0 <text:s text:c="6"/>0.0 <text:s text:c="6"/>8.0 <text:s text:c="5"/>-8.0</text:span></text:p>
      <text:p text:style-name="P19"><text:span text:style-name="T37"><text:s text:c="7"/></text:span><text:span text:style-name="T25">0.0 <text:s text:c="6"/>8.0 <text:s text:c="6"/>0.0 <text:s text:c="5"/>-8.0 <text:s text:c="5"/>-8.0 <text:s text:c="5"/>-8.0 <text:s text:c="6"/>0.0</text:span></text:p>
      <text:p text:style-name="P19"><text:span text:style-name="T37"><text:s text:c="6"/></text:span><text:span text:style-name="T25">-8.0 <text:s text:c="6"/>0.0 <text:s text:c="6"/>8.0 <text:s text:c="5"/>-8.0 <text:s text:c="5"/>-8.0 <text:s text:c="6"/>0.0 <text:s text:c="5"/>-8.0</text:span></text:p>
      <text:p text:style-name="P19"><text:span text:style-name="T37"><text:s text:c="6"/></text:span><text:span text:style-name="T25">-8.0 <text:s text:c="6"/>0.0 <text:s text:c="6"/>0.0 <text:s text:c="5"/>-8.0 <text:s text:c="6"/>0.0 <text:s text:c="6"/>0.0 <text:s text:c="6"/>0.0</text:span></text:p>
      <text:p text:style-name="P19"><text:span text:style-name="T37"><text:s text:c="6"/></text:span><text:span text:style-name="T25">-8.0 <text:s text:c="6"/>8.0 <text:s text:c="5"/>-8.0 <text:s text:c="5"/>-8.0 <text:s text:c="6"/>8.0 <text:s text:c="6"/>0.0 <text:s text:c="6"/>0.0</text:span></text:p>
      <text:p text:style-name="P19"><text:span text:style-name="T37"><text:s text:c="6"/></text:span><text:span text:style-name="T25">-8.0 <text:s text:c="6"/>8.0 <text:s text:c="6"/>0.0 <text:s text:c="6"/>0.0 <text:s text:c="5"/>-8.0 <text:s text:c="5"/>-8.0 <text:s text:c="5"/>-8.0</text:span></text:p>
      <text:p text:style-name="P19"><text:span text:style-name="T37"><text:s text:c="7"/></text:span><text:span text:style-name="T25">8.0 <text:s text:c="6"/>8.0 <text:s text:c="6"/>0.0 <text:s text:c="5"/>-8.0 <text:s text:c="6"/>8.0 <text:s text:c="6"/>8.0 <text:s text:c="6"/>0.0</text:span></text:p>
      <text:p text:style-name="P19"><text:span text:style-name="T37"><text:s text:c="7"/></text:span><text:span text:style-name="T25">0.0 <text:s text:c="5"/>-8.0 <text:s text:c="6"/>0.0 <text:s text:c="6"/>0.0 <text:s text:c="6"/>8.0 <text:s text:c="6"/>0.0 <text:s text:c="5"/>-8.0</text:span></text:p>
      <text:p text:style-name="P19"><text:span text:style-name="T37"><text:s text:c="7"/></text:span><text:span text:style-name="T25">0.0 <text:s text:c="6"/>0.0 <text:s text:c="6"/>8.0 <text:s text:c="6"/>0.0 <text:s text:c="6"/>8.0 <text:s text:c="6"/>0.0 <text:s text:c="6"/>8.0</text:span></text:p>
      <text:p text:style-name="P19"><text:span text:style-name="T37"><text:s text:c="7"/></text:span><text:span text:style-name="T25">8.0 <text:s text:c="6"/>0.0 <text:s text:c="5"/>-8.0 <text:s text:c="6"/>0.0 <text:s text:c="6"/>0.0 <text:s text:c="6"/>0.0 <text:s text:c="6"/>0.0</text:span></text:p>
      <text:p text:style-name="P19"><text:span text:style-name="T37"><text:s text:c="7"/></text:span><text:span text:style-name="T25">0.0 <text:s text:c="5"/>-8.0 <text:s text:c="6"/>0.0 <text:s text:c="6"/>0.0 <text:s text:c="6"/>0.0 <text:s text:c="6"/>0.0 <text:s text:c="6"/>0.0</text:span></text:p>
      <text:p text:style-name="P19"><text:span text:style-name="T37"><text:s text:c="7"/></text:span><text:span text:style-name="T25">8.0 <text:s text:c="6"/>0.0 <text:s text:c="6"/>0.0 <text:s text:c="6"/>8.0 <text:s text:c="5"/>-8.0 <text:s text:c="6"/>0.0 <text:s text:c="5"/>-8.0</text:span></text:p>
      <text:p text:style-name="P19"><text:span text:style-name="T37"><text:s text:c="7"/></text:span><text:span text:style-name="T25">8.0 <text:s text:c="6"/>0.0 <text:s text:c="6"/>0.0 <text:s text:c="6"/>0.0 <text:s text:c="6"/>0.0 <text:s text:c="6"/>0.0 <text:s text:c="6"/>8.0</text:span></text:p>
      <text:p text:style-name="P19"><text:span text:style-name="T37"><text:s text:c="7"/></text:span><text:span text:style-name="T25">0.0 <text:s text:c="6"/>8.0 <text:s text:c="6"/>0.0 <text:s text:c="6"/>0.0 <text:s text:c="6"/>0.0 <text:s text:c="6"/>8.0 <text:s text:c="6"/>0.0</text:span></text:p>
      <text:p text:style-name="P19"><text:soft-page-break/><text:span text:style-name="T37"><text:s text:c="7"/></text:span><text:span text:style-name="T25">0.0 <text:s text:c="6"/>0.0 <text:s text:c="6"/>0.0 <text:s text:c="5"/>-8.0 <text:s text:c="6"/>0.0 <text:s text:c="6"/>8.0 <text:s text:c="6"/>8.0</text:span></text:p>
      <text:p text:style-name="P19"><text:span text:style-name="T37"><text:s text:c="7"/></text:span><text:span text:style-name="T25">8.0 <text:s text:c="5"/>-8.0 <text:s text:c="6"/>0.0 <text:s text:c="6"/>0.0 <text:s text:c="5"/>-8.0 <text:s text:c="6"/>0.0 <text:s text:c="6"/>0.0</text:span></text:p>
      <text:p text:style-name="P19"><text:span text:style-name="T37"><text:s text:c="6"/></text:span><text:span text:style-name="T25">-8.0 <text:s text:c="5"/>-8.0 <text:s text:c="6"/>0.0 <text:s text:c="6"/>0.0 <text:s text:c="6"/>8.0 <text:s text:c="6"/>0.0 <text:s text:c="6"/>8.0</text:span></text:p>
      <text:p text:style-name="P19"><text:span text:style-name="T37"><text:s text:c="7"/></text:span><text:span text:style-name="T25">0.0 <text:s text:c="6"/>0.0 <text:s text:c="6"/>0.0 <text:s text:c="6"/>0.0 <text:s text:c="5"/>-8.0 <text:s text:c="6"/>0.0 <text:s text:c="6"/>0.0</text:span></text:p>
      <text:p text:style-name="P19"><text:span text:style-name="T37"><text:s text:c="7"/></text:span><text:span text:style-name="T25">8.0 <text:s text:c="6"/>8.0 <text:s text:c="6"/>8.0 <text:s text:c="5"/>-8.0 <text:s text:c="6"/>0.0 <text:s text:c="6"/>8.0 <text:s text:c="6"/>0.0</text:span></text:p>
      <text:p text:style-name="P19"><text:span text:style-name="T37"><text:s text:c="7"/></text:span><text:span text:style-name="T25">0.0 <text:s text:c="6"/>8.0 <text:s text:c="5"/>-8.0 <text:s text:c="6"/>0.0 <text:s text:c="6"/>0.0 <text:s text:c="5"/>-8.0 <text:s text:c="5"/>-8.0</text:span></text:p>
      <text:p text:style-name="P19"><text:span text:style-name="T37"><text:s text:c="7"/></text:span><text:span text:style-name="T25">0.0 <text:s text:c="6"/>0.0 <text:s text:c="6"/>0.0 <text:s text:c="5"/>-8.0 <text:s text:c="5"/>-8.0 <text:s text:c="6"/>8.0 <text:s text:c="6"/>0.0</text:span></text:p>
      <text:p text:style-name="P19"><text:span text:style-name="T37"><text:s text:c="6"/></text:span><text:span text:style-name="T25">-8.0 <text:s text:c="6"/>0.0 <text:s text:c="6"/>0.0 <text:s text:c="6"/>8.0 <text:s text:c="6"/>0.0 <text:s text:c="6"/>0.0 <text:s text:c="6"/>8.0</text:span></text:p>
      <text:p text:style-name="P19"><text:span text:style-name="T37"><text:s text:c="6"/></text:span><text:span text:style-name="T25">-8.0 <text:s text:c="5"/>-8.0 <text:s text:c="6"/>0.0 <text:s text:c="5"/>-8.0 <text:s text:c="6"/>8.0 <text:s text:c="6"/>0.0 <text:s text:c="6"/>0.0</text:span></text:p>
      <text:p text:style-name="P19"><text:span text:style-name="T37"><text:s text:c="6"/></text:span><text:span text:style-name="T25">-8.0 <text:s text:c="6"/>8.0 <text:s text:c="5"/>-8.0 <text:s text:c="6"/>8.0 <text:s text:c="6"/>0.0 <text:s text:c="5"/>-8.0 <text:s text:c="5"/>-8.0</text:span></text:p>
      <text:p text:style-name="P19"><text:span text:style-name="T37"><text:s text:c="7"/></text:span><text:span text:style-name="T25">8.0 <text:s text:c="6"/>0.0 <text:s text:c="6"/>0.0 <text:s text:c="6"/>0.0 <text:s text:c="6"/>0.0 <text:s text:c="6"/>8.0 <text:s text:c="6"/>0.0</text:span></text:p>
      <text:p text:style-name="P19"><text:span text:style-name="T37"><text:s text:c="7"/></text:span><text:span text:style-name="T25">8.0 <text:s text:c="6"/>0.0 <text:s text:c="6"/>8.0 <text:s text:c="6"/>8.0 <text:s text:c="6"/>0.0 <text:s text:c="5"/>-8.0 <text:s text:c="6"/>8.0</text:span></text:p>
      <text:p text:style-name="P19"><text:span text:style-name="T37"><text:s text:c="7"/></text:span><text:span text:style-name="T25">0.0 <text:s text:c="5"/>-8.0 <text:s text:c="6"/>0.0 <text:s text:c="6"/>0.0 <text:s text:c="6"/>8.0 <text:s text:c="5"/>-8.0 <text:s text:c="6"/>0.0</text:span></text:p>
      <text:p text:style-name="P19"><text:span text:style-name="T37"><text:s text:c="7"/></text:span><text:span text:style-name="T25">0.0 <text:s text:c="6"/>0.0 <text:s text:c="5"/>-8.0 <text:s text:c="6"/>0.0 <text:s text:c="5"/>-8.0 <text:s text:c="6"/>8.0 <text:s text:c="6"/>8.0</text:span></text:p>
      <text:p text:style-name="P19"><text:span text:style-name="T37"><text:s text:c="7"/></text:span><text:span text:style-name="T25">0.0 <text:s text:c="6"/>0.0 <text:s text:c="6"/>8.0 <text:s text:c="6"/>0.0 <text:s text:c="6"/>0.0 <text:s text:c="5"/>-8.0 <text:s text:c="6"/>0.0</text:span></text:p>
      <text:p text:style-name="P19"><text:span text:style-name="T37"><text:s text:c="7"/></text:span><text:span text:style-name="T25">0.0 <text:s text:c="6"/>8.0 <text:s text:c="6"/>0.0 <text:s text:c="5"/>-8.0 <text:s text:c="6"/>8.0 <text:s text:c="6"/>0.0 <text:s text:c="6"/>8.0</text:span></text:p>
      <text:p text:style-name="P19"><text:span text:style-name="T37"><text:s text:c="6"/></text:span><text:span text:style-name="T25">-8.0 <text:s text:c="6"/>0.0 <text:s text:c="6"/>8.0 <text:s text:c="6"/>0.0 <text:s text:c="6"/>8.0 <text:s text:c="6"/>0.0 <text:s text:c="6"/>0.0</text:span></text:p>
      <text:p text:style-name="P19"><text:span text:style-name="T37"><text:s text:c="7"/></text:span><text:span text:style-name="T25">8.0 <text:s text:c="6"/>0.0 <text:s text:c="6"/>8.0 <text:s text:c="6"/>0.0 <text:s text:c="6"/>0.0 <text:s text:c="6"/>0.0 <text:s text:c="5"/>-8.0</text:span></text:p>
      <text:p text:style-name="P19"><text:span text:style-name="T37"><text:s text:c="7"/></text:span><text:span text:style-name="T25">0.0 <text:s text:c="6"/>8.0 <text:s text:c="6"/>8.0 <text:s text:c="6"/>8.0 <text:s text:c="6"/>8.0 <text:s text:c="6"/>0.0 <text:s text:c="5"/>-8.0</text:span></text:p>
      <text:p text:style-name="P19"><text:span text:style-name="T37"><text:s text:c="7"/></text:span><text:span text:style-name="T25">0.0 <text:s text:c="6"/>8.0 <text:s text:c="6"/>8.0 <text:s text:c="6"/>0.0 <text:s text:c="5"/>-8.0 <text:s text:c="6"/>8.0 <text:s text:c="6"/>0.0</text:span></text:p>
      <text:p text:style-name="P19"><text:span text:style-name="T37"><text:s text:c="7"/></text:span><text:span text:style-name="T25">0.0 <text:s text:c="6"/>8.0 <text:s text:c="6"/>0.0 <text:s text:c="5"/>-8.0 <text:s text:c="6"/>0.0 <text:s text:c="6"/>0.0 <text:s text:c="6"/>8.0</text:span></text:p>
      <text:p text:style-name="P19"><text:span text:style-name="T37"><text:s text:c="7"/></text:span><text:span text:style-name="T25">0.0 <text:s text:c="6"/>0.0 <text:s text:c="6"/>0.0 <text:s text:c="6"/>8.0 <text:s text:c="6"/>0.0 <text:s text:c="6"/>8.0 <text:s text:c="6"/>0.0</text:span></text:p>
      <text:p text:style-name="P19"><text:span text:style-name="T37"><text:s text:c="6"/></text:span><text:span text:style-name="T25">-8.0 <text:s text:c="6"/>0.0 <text:s text:c="6"/>8.0 <text:s text:c="6"/>8.0 <text:s text:c="6"/>0.0 <text:s text:c="5"/>-8.0 <text:s text:c="6"/>0.0</text:span></text:p>
      <text:p text:style-name="P19"><text:span text:style-name="T37"><text:s text:c="7"/></text:span><text:span text:style-name="T25">8.0 <text:s text:c="6"/>8.0 <text:s text:c="5"/>-8.0 <text:s text:c="6"/>0.0 <text:s text:c="6"/>8.0 <text:s text:c="5"/>-8.0 <text:s text:c="6"/>8.0</text:span></text:p>
      <text:p text:style-name="P19"><text:span text:style-name="T37"><text:s text:c="7"/></text:span><text:span text:style-name="T25">8.0 <text:s text:c="6"/>0.0 <text:s text:c="6"/>0.0 <text:s text:c="5"/>-8.0 <text:s text:c="6"/>0.0 <text:s text:c="5"/>-8.0 <text:s text:c="6"/>0.0</text:span></text:p>
      <text:p text:style-name="P19"><text:span text:style-name="T37"><text:s text:c="7"/></text:span><text:span text:style-name="T25">0.0 <text:s text:c="6"/>8.0 <text:s text:c="6"/>8.0 <text:s text:c="6"/>0.0 <text:s text:c="6"/>8.0 <text:s text:c="5"/>-8.0 <text:s text:c="5"/>-8.0</text:span></text:p>
      <text:p text:style-name="P19"><text:span text:style-name="T37"><text:s text:c="7"/></text:span><text:span text:style-name="T25">8.0 <text:s text:c="5"/>-8.0 <text:s text:c="6"/>0.0 <text:s text:c="6"/>0.0 <text:s text:c="6"/>0.0 <text:s text:c="5"/>-8.0 <text:s text:c="6"/>8.0</text:span></text:p>
      <text:p text:style-name="P19"><text:span text:style-name="T37"><text:s text:c="7"/></text:span><text:span text:style-name="T25">0.0 <text:s text:c="6"/>0.0 <text:s text:c="6"/>8.0 <text:s text:c="6"/>0.0 <text:s text:c="6"/>0.0 <text:s text:c="6"/>0.0 <text:s text:c="6"/>0.0</text:span></text:p>
      <text:p text:style-name="P19"><text:span text:style-name="T37"><text:s text:c="7"/></text:span><text:span text:style-name="T25">0.0 <text:s text:c="6"/>0.0 <text:s text:c="6"/>0.0 <text:s text:c="6"/>8.0 <text:s text:c="6"/>8.0 <text:s text:c="6"/>0.0 <text:s text:c="6"/>0.0</text:span></text:p>
      <text:p text:style-name="P19"><text:span text:style-name="T37"><text:s text:c="6"/></text:span><text:span text:style-name="T25">-8.0 <text:s text:c="6"/>0.0 <text:s text:c="6"/>8.0 <text:s text:c="6"/>0.0 <text:s text:c="6"/>8.0 <text:s text:c="6"/>8.0 <text:s text:c="6"/>8.0</text:span></text:p>
      <text:p text:style-name="P19"><text:span text:style-name="T37"><text:s text:c="7"/></text:span><text:span text:style-name="T25">0.0 <text:s text:c="5"/>-8.0 <text:s text:c="6"/>8.0 <text:s text:c="5"/>-8.0 <text:s text:c="5"/>-8.0 <text:s text:c="5"/>-8.0 <text:s text:c="5"/>-8.0</text:span></text:p>
      <text:p text:style-name="P19"><text:span text:style-name="T37"><text:s text:c="6"/></text:span><text:span text:style-name="T25">-8.0 <text:s text:c="6"/>8.0 <text:s text:c="6"/>0.0 <text:s text:c="6"/>8.0 <text:s text:c="6"/>0.0 <text:s text:c="5"/>-8.0 <text:s text:c="6"/>0.0</text:span></text:p>
      <text:p text:style-name="P19"><text:span text:style-name="T37"><text:s text:c="6"/></text:span><text:span text:style-name="T25">-8.0 <text:s text:c="6"/>0.0 <text:s text:c="6"/>8.0 <text:s text:c="5"/>-8.0 <text:s text:c="5"/>-8.0 <text:s text:c="6"/>8.0 <text:s text:c="6"/>0.0</text:span></text:p>
      <text:p text:style-name="P19"><text:span text:style-name="T37"><text:s text:c="7"/></text:span><text:span text:style-name="T25">0.0 <text:s text:c="6"/>0.0 <text:s text:c="6"/>0.0 <text:s text:c="6"/>0.0 <text:s text:c="5"/>-8.0 <text:s text:c="6"/>8.0 <text:s text:c="5"/>-8.0</text:span></text:p>
      <text:p text:style-name="P19"><text:span text:style-name="T37"><text:s text:c="7"/></text:span><text:span text:style-name="T25">8.0 <text:s text:c="6"/>8.0 <text:s text:c="6"/>0.0 <text:s text:c="6"/>0.0 <text:s text:c="6"/>0.0 <text:s text:c="6"/>8.0 <text:s text:c="6"/>0.0</text:span></text:p>
      <text:p text:style-name="P19"><text:span text:style-name="T37"><text:s text:c="7"/></text:span><text:span text:style-name="T25">0.0 <text:s text:c="6"/>8.0 <text:s text:c="6"/>8.0 <text:s text:c="6"/>0.0 <text:s text:c="5"/>-8.0 <text:s text:c="6"/>0.0 <text:s text:c="5"/>-8.0</text:span></text:p>
      <text:p text:style-name="P19"><text:span text:style-name="T37"><text:s text:c="7"/></text:span><text:span text:style-name="T25">0.0 <text:s text:c="5"/>-8.0 <text:s text:c="6"/>0.0 <text:s text:c="6"/>0.0 <text:s text:c="6"/>8.0 <text:s text:c="6"/>8.0 <text:s text:c="5"/>-8.0</text:span></text:p>
      <text:p text:style-name="P19"><text:span text:style-name="T37"><text:s text:c="7"/></text:span><text:span text:style-name="T25">8.0 <text:s text:c="6"/>0.0 <text:s text:c="5"/>-8.0 <text:s text:c="5"/>-8.0 <text:s text:c="6"/>0.0 <text:s text:c="6"/>0.0 <text:s text:c="6"/>0.0</text:span></text:p>
      <text:p text:style-name="P19"><text:span text:style-name="T37"><text:s text:c="7"/></text:span><text:span text:style-name="T25">0.0 <text:s text:c="6"/>0.0 <text:s text:c="6"/>0.0 <text:s text:c="6"/>0.0 <text:s text:c="6"/>0.0 <text:s text:c="6"/>0.0 <text:s text:c="6"/>8.0</text:span></text:p>
      <text:p text:style-name="P19"><text:span text:style-name="T37"><text:s text:c="6"/></text:span><text:span text:style-name="T25">-8.0 <text:s text:c="5"/>-8.0 <text:s text:c="5"/>-8.0 <text:s text:c="6"/>0.0 <text:s text:c="6"/>0.0 <text:s text:c="6"/>0.0 <text:s text:c="6"/>0.0</text:span></text:p>
      <text:p text:style-name="P19"><text:span text:style-name="T37"><text:s text:c="6"/></text:span><text:span text:style-name="T25">-8.0 <text:s text:c="5"/>-8.0 <text:s text:c="6"/>0.0 <text:s text:c="6"/>0.0 <text:s text:c="6"/>0.0 <text:s text:c="6"/>0.0 <text:s text:c="6"/>8.0</text:span></text:p>
      <text:p text:style-name="P19"><text:span text:style-name="T37"><text:s text:c="7"/></text:span><text:span text:style-name="T25">8.0 <text:s text:c="6"/>0.0 <text:s text:c="6"/>0.0 <text:s text:c="6"/>0.0 <text:s text:c="6"/>0.0 <text:s text:c="6"/>0.0 <text:s text:c="6"/>0.0</text:span></text:p>
      <text:p text:style-name="P19"><text:span text:style-name="T37"><text:s text:c="7"/></text:span><text:span text:style-name="T25">0.0 <text:s text:c="6"/>0.0 <text:s text:c="6"/>8.0 <text:s text:c="6"/>8.0 <text:s text:c="5"/>-8.0 <text:s text:c="6"/>0.0 <text:s text:c="5"/>-8.0</text:span></text:p>
      <text:p text:style-name="P19"><text:span text:style-name="T37"><text:s text:c="7"/></text:span><text:span text:style-name="T25">0.0 <text:s text:c="6"/>8.0 <text:s text:c="5"/>-8.0 <text:s text:c="6"/>0.0 <text:s text:c="6"/>0.0 <text:s text:c="5"/>-8.0 <text:s text:c="6"/>0.0</text:span></text:p>
      <text:p text:style-name="P19"><text:span text:style-name="T37"><text:s text:c="7"/></text:span><text:span text:style-name="T25">0.0 <text:s text:c="6"/>8.0 <text:s text:c="6"/>0.0 <text:s text:c="6"/>0.0 <text:s text:c="6"/>0.0 <text:s text:c="6"/>8.0 <text:s text:c="6"/>8.0</text:span></text:p>
      <text:p text:style-name="P19"><text:span text:style-name="T37"><text:s text:c="7"/></text:span><text:span text:style-name="T25">0.0 <text:s text:c="5"/>-8.0 <text:s text:c="6"/>0.0 <text:s text:c="6"/>0.0 <text:s text:c="6"/>8.0 <text:s text:c="6"/>0.0 <text:s text:c="6"/>0.0</text:span></text:p>
      <text:p text:style-name="P19"><text:span text:style-name="T37"><text:s text:c="7"/></text:span><text:span text:style-name="T25">8.0 <text:s text:c="6"/>0.0 <text:s text:c="6"/>0.0 <text:s text:c="6"/>0.0 <text:s text:c="5"/>-8.0 <text:s text:c="6"/>0.0 <text:s text:c="6"/>8.0</text:span></text:p>
      <text:p text:style-name="P19"><text:span text:style-name="T37"><text:s text:c="6"/></text:span><text:span text:style-name="T25">-8.0 <text:s text:c="6"/>0.0 <text:s text:c="6"/>0.0 <text:s text:c="5"/>-8.0 <text:s text:c="5"/>-8.0 <text:s text:c="6"/>0.0 <text:s text:c="6"/>0.0</text:span></text:p>
      <text:p text:style-name="P19"><text:span text:style-name="T37"><text:s text:c="7"/></text:span><text:span text:style-name="T25">0.0 <text:s text:c="5"/>-8.0 <text:s text:c="6"/>8.0 <text:s text:c="5"/>-8.0 <text:s text:c="6"/>0.0 <text:s text:c="6"/>0.0 <text:s text:c="6"/>0.0</text:span></text:p>
      <text:p text:style-name="P19"><text:span text:style-name="T37"><text:s text:c="7"/></text:span><text:span text:style-name="T25">0.0 <text:s text:c="6"/>0.0 <text:s text:c="6"/>0.0 <text:s text:c="5"/>-8.0 <text:s text:c="6"/>8.0 <text:s text:c="6"/>0.0 <text:s text:c="5"/>-8.0</text:span></text:p>
      <text:p text:style-name="P19"><text:span text:style-name="T37"><text:s text:c="7"/></text:span><text:span text:style-name="T25">8.0 <text:s text:c="6"/>0.0 <text:s text:c="6"/>0.0 <text:s text:c="6"/>0.0 <text:s text:c="6"/>8.0 <text:s text:c="5"/>-8.0 <text:s text:c="6"/>0.0</text:span></text:p>
      <text:p text:style-name="P19"><text:span text:style-name="T37"><text:s text:c="6"/></text:span><text:span text:style-name="T25">-8.0 <text:s text:c="5"/>-8.0 <text:s text:c="5"/>-8.0 <text:s text:c="6"/>8.0 <text:s text:c="5"/>-8.0 <text:s text:c="6"/>0.0 <text:s text:c="5"/>-8.0</text:span></text:p>
      <text:p text:style-name="P19"><text:span text:style-name="T37"><text:s text:c="7"/></text:span><text:span text:style-name="T25">8.0 <text:s text:c="5"/>-8.0 <text:s text:c="6"/>0.0 <text:s text:c="6"/>0.0 <text:s text:c="5"/>-8.0 <text:s text:c="6"/>8.0 <text:s text:c="6"/>0.0</text:span></text:p>
      <text:p text:style-name="P19"><text:span text:style-name="T37"><text:s text:c="6"/></text:span><text:span text:style-name="T25">-8.0 <text:s text:c="5"/>-8.0 <text:s text:c="5"/>-8.0 <text:s text:c="6"/>0.0 <text:s text:c="5"/>-8.0 <text:s text:c="6"/>0.0 <text:s text:c="6"/>8.0</text:span></text:p>
      <text:p text:style-name="P19"><text:span text:style-name="T37"><text:s text:c="7"/></text:span><text:span text:style-name="T25">0.0 <text:s text:c="6"/>0.0 <text:s text:c="6"/>0.0 <text:s text:c="6"/>0.0 <text:s text:c="6"/>0.0 <text:s text:c="5"/>-8.0 <text:s text:c="6"/>0.0</text:span></text:p>
      <text:p text:style-name="P19"><text:span text:style-name="T37"><text:s text:c="7"/></text:span><text:span text:style-name="T25">0.0 <text:s text:c="6"/>0.0 <text:s text:c="6"/>8.0 <text:s text:c="5"/>-8.0 <text:s text:c="5"/>-8.0 <text:s text:c="6"/>8.0 <text:s text:c="6"/>8.0</text:span></text:p>
      <text:p text:style-name="P19"><text:span text:style-name="T37"><text:s text:c="7"/></text:span><text:span text:style-name="T25">0.0 <text:s text:c="6"/>0.0 <text:s text:c="6"/>8.0 <text:s text:c="6"/>0.0 <text:s text:c="6"/>8.0 <text:s text:c="6"/>0.0 <text:s text:c="6"/>0.0</text:span></text:p>
      <text:p text:style-name="P19"><text:span text:style-name="T37"><text:s text:c="6"/></text:span><text:span text:style-name="T25">-8.0 <text:s text:c="6"/>0.0 <text:s text:c="6"/>8.0 <text:s text:c="5"/>-8.0 <text:s text:c="6"/>0.0 <text:s text:c="6"/>0.0 <text:s text:c="5"/>-8.0</text:span></text:p>
      <text:p text:style-name="P19"><text:span text:style-name="T37"><text:s text:c="7"/></text:span><text:span text:style-name="T25">0.0 <text:s text:c="5"/>-8.0 <text:s text:c="6"/>0.0 <text:s text:c="6"/>8.0 <text:s text:c="6"/>0.0 <text:s text:c="6"/>8.0 <text:s text:c="6"/>0.0</text:span></text:p>
      <text:p text:style-name="P19"><text:soft-page-break/><text:span text:style-name="T37"><text:s text:c="6"/></text:span><text:span text:style-name="T25">-8.0 <text:s text:c="6"/>8.0 <text:s text:c="6"/>0.0 <text:s text:c="6"/>8.0 <text:s text:c="6"/>0.0 <text:s text:c="6"/>0.0 <text:s text:c="6"/>8.0</text:span></text:p>
      <text:p text:style-name="P19"><text:span text:style-name="T37"><text:s text:c="7"/></text:span><text:span text:style-name="T25">8.0 <text:s text:c="6"/>8.0 <text:s text:c="5"/>-8.0 <text:s text:c="6"/>0.0 <text:s text:c="6"/>0.0 <text:s text:c="6"/>0.0 <text:s text:c="6"/>8.0</text:span></text:p>
      <text:p text:style-name="P19"><text:span text:style-name="T37"><text:s text:c="7"/></text:span><text:span text:style-name="T25">0.0 <text:s text:c="6"/>0.0 <text:s text:c="6"/>8.0 <text:s text:c="5"/>-8.0 <text:s text:c="6"/>0.0 <text:s text:c="5"/>-8.0 <text:s text:c="6"/>0.0</text:span></text:p>
      <text:p text:style-name="P19"><text:span text:style-name="T37"><text:s text:c="7"/></text:span><text:span text:style-name="T25">8.0 <text:s text:c="6"/>0.0 <text:s text:c="5"/>-8.0 <text:s text:c="6"/>0.0 <text:s text:c="6"/>8.0 <text:s text:c="6"/>0.0 <text:s text:c="5"/>-8.0</text:span></text:p>
      <text:p text:style-name="P19"><text:span text:style-name="T37"><text:s text:c="7"/></text:span><text:span text:style-name="T25">0.0 <text:s text:c="5"/>-8.0 <text:s text:c="5"/>-8.0 <text:s text:c="6"/>0.0 <text:s text:c="6"/>0.0 <text:s text:c="6"/>0.0 <text:s text:c="6"/>0.0</text:span></text:p>
      <text:p text:style-name="P19"><text:span text:style-name="T37"><text:s text:c="7"/></text:span><text:span text:style-name="T25">8.0 <text:s text:c="6"/>0.0 <text:s text:c="6"/>8.0 <text:s text:c="6"/>0.0 <text:s text:c="6"/>0.0 <text:s text:c="6"/>8.0 <text:s text:c="6"/>0.0</text:span></text:p>
      <text:p text:style-name="P19"><text:span text:style-name="T37"><text:s text:c="7"/></text:span><text:span text:style-name="T25">0.0 <text:s text:c="6"/>8.0 <text:s text:c="6"/>8.0 <text:s text:c="6"/>8.0 <text:s text:c="6"/>0.0 <text:s text:c="5"/>-8.0 <text:s text:c="6"/>8.0</text:span></text:p>
      <text:p text:style-name="P19"><text:span text:style-name="T37"><text:s text:c="6"/></text:span><text:span text:style-name="T25">-8.0 <text:s text:c="6"/>8.0 <text:s text:c="5"/>-8.0 <text:s text:c="6"/>8.0 <text:s text:c="6"/>0.0 <text:s text:c="6"/>0.0 <text:s text:c="6"/>8.0</text:span></text:p>
      <text:p text:style-name="P19"><text:span text:style-name="T37"><text:s text:c="7"/></text:span><text:span text:style-name="T25">0.0 <text:s text:c="6"/>0.0 <text:s text:c="5"/>-8.0 <text:s text:c="5"/>-8.0 <text:s text:c="6"/>8.0 <text:s text:c="6"/>8.0 <text:s text:c="6"/>0.0</text:span></text:p>
      <text:p text:style-name="P19"><text:span text:style-name="T37"><text:s text:c="7"/></text:span><text:span text:style-name="T25">0.0 <text:s text:c="6"/>0.0 <text:s text:c="6"/>0.0 <text:s text:c="5"/>-8.0 <text:s text:c="6"/>0.0 <text:s text:c="6"/>0.0 <text:s text:c="6"/>0.0</text:span></text:p>
      <text:p text:style-name="P19"><text:span text:style-name="T37"><text:s text:c="6"/></text:span><text:span text:style-name="T25">-8.0 <text:s text:c="6"/>0.0 <text:s text:c="6"/>0.0 <text:s text:c="6"/>0.0 <text:s text:c="6"/>8.0 <text:s text:c="5"/>-8.0 <text:s text:c="6"/>8.0</text:span></text:p>
      <text:p text:style-name="P19"><text:span text:style-name="T37"><text:s text:c="7"/></text:span><text:span text:style-name="T25">0.0 <text:s text:c="5"/>-8.0 <text:s text:c="5"/>-8.0 <text:s text:c="6"/>8.0 <text:s text:c="6"/>0.0 <text:s text:c="6"/>0.0 <text:s text:c="5"/>-8.0</text:span></text:p>
      <text:p text:style-name="P19"><text:span text:style-name="T37"><text:s text:c="7"/></text:span><text:span text:style-name="T25">8.0 <text:s text:c="5"/>-8.0 <text:s text:c="6"/>8.0 <text:s text:c="6"/>8.0 <text:s text:c="6"/>0.0 <text:s text:c="6"/>0.0 <text:s text:c="6"/>0.0</text:span></text:p>
      <text:p text:style-name="P19"><text:span text:style-name="T37"><text:s text:c="6"/></text:span><text:span text:style-name="T25">-8.0 <text:s text:c="6"/>0.0 <text:s text:c="5"/>-8.0 <text:s text:c="5"/>-8.0 <text:s text:c="5"/>-8.0 <text:s text:c="5"/>-8.0 <text:s text:c="5"/>-8.0</text:span></text:p>
      <text:p text:style-name="P19"><text:span text:style-name="T37"><text:s text:c="7"/></text:span><text:span text:style-name="T25">8.0 <text:s text:c="6"/>0.0 <text:s text:c="6"/>0.0 <text:s text:c="6"/>8.0 <text:s text:c="6"/>8.0 <text:s text:c="6"/>8.0 <text:s text:c="6"/>0.0</text:span></text:p>
      <text:p text:style-name="P19"><text:span text:style-name="T37"><text:s text:c="7"/></text:span><text:span text:style-name="T25">0.0 <text:s text:c="6"/>8.0 <text:s text:c="5"/>-8.0 <text:s text:c="6"/>0.0 <text:s text:c="5"/>-8.0 <text:s text:c="6"/>0.0 <text:s text:c="6"/>0.0</text:span></text:p>
      <text:p text:style-name="P19"><text:span text:style-name="T37"><text:s text:c="7"/></text:span><text:span text:style-name="T25">0.0 <text:s text:c="5"/>-8.0 <text:s text:c="6"/>0.0 <text:s text:c="5"/>-8.0 <text:s text:c="6"/>0.0 <text:s text:c="5"/>-8.0 <text:s text:c="6"/>8.0</text:span></text:p>
      <text:p text:style-name="P19"><text:span text:style-name="T37"><text:s text:c="7"/></text:span><text:span text:style-name="T25">0.0 <text:s text:c="6"/>8.0 <text:s text:c="6"/>8.0 <text:s text:c="6"/>8.0 <text:s text:c="5"/>-8.0 <text:s text:c="6"/>8.0 <text:s text:c="6"/>0.0</text:span></text:p>
      <text:p text:style-name="P19"><text:span text:style-name="T37"><text:s text:c="7"/></text:span><text:span text:style-name="T25">0.0 <text:s text:c="6"/>0.0 <text:s text:c="6"/>0.0 <text:s text:c="6"/>8.0 <text:s text:c="6"/>0.0 <text:s text:c="6"/>0.0 <text:s text:c="5"/>-8.0</text:span></text:p>
      <text:p text:style-name="P19"><text:span text:style-name="T37"><text:s text:c="7"/></text:span><text:span text:style-name="T25">8.0 <text:s text:c="6"/>0.0 <text:s text:c="6"/>0.0 <text:s text:c="5"/>-8.0 <text:s text:c="6"/>8.0 <text:s text:c="5"/>-8.0 <text:s text:c="5"/>-8.0</text:span></text:p>
      <text:p text:style-name="P19"><text:span text:style-name="T37"><text:s text:c="6"/></text:span><text:span text:style-name="T25">-8.0 <text:s text:c="5"/>-8.0 <text:s text:c="6"/>8.0 <text:s text:c="6"/>0.0 <text:s text:c="5"/>-8.0 <text:s text:c="6"/>8.0 <text:s text:c="6"/>0.0</text:span></text:p>
      <text:p text:style-name="P20"/>
      <text:p text:style-name="P20"/>
      <text:p text:style-name="P19"><text:span text:style-name="T31">5. Список <text:s/>линейных аналогов и соответствующих вероятностей совпадения разрядной функции с линейной</text:span></text:p>
      <text:p text:style-name="P19"><text:span text:style-name="T25"><text:s text:c="13"/>y0 <text:s text:c="6"/>y1 <text:s text:c="5"/>y2 <text:s text:c="5"/>y3 <text:s text:c="5"/>y4 <text:s text:c="6"/>y5 <text:s text:c="6"/>y6</text:span></text:p>
      <text:p text:style-name="P20"/>
      <text:p text:style-name="P19"><text:span text:style-name="T27">0000000 <text:s text:c="12"/>0.0 <text:s text:c="9"/>0.0 <text:s text:c="9"/>0.0 <text:s text:c="9"/>0.0 <text:s text:c="9"/>0.0 <text:s text:c="9"/>0.0 <text:s text:c="9"/>0.0</text:span></text:p>
      <text:p text:style-name="P19"><text:span text:style-name="T27">0000001 <text:s text:c="12"/>0.5 <text:s text:c="9"/>0.5 <text:s text:c="9"/>0.5 <text:s text:c="9"/>0.5 <text:s text:c="9"/>0.5 <text:s text:c="6"/>0.4375 <text:s text:c="6"/>0.5625</text:span></text:p>
      <text:p text:style-name="P19"><text:span text:style-name="T27">0000010 <text:s text:c="12"/>0.5 <text:s text:c="6"/>0.4375 <text:s text:c="9"/>0.5 <text:s text:c="6"/>0.5625 <text:s text:c="6"/>0.4375 <text:s text:c="9"/>0.5 <text:s text:c="9"/>0.5</text:span></text:p>
      <text:p text:style-name="P19"><text:span text:style-name="T27">0000011 <text:s text:c="12"/>0.5 <text:s text:c="6"/>0.4375 <text:s text:c="9"/>0.5 <text:s text:c="9"/>0.5 <text:s text:c="9"/>0.5 <text:s text:c="9"/>0.5 <text:s text:c="6"/>0.5625</text:span></text:p>
      <text:p text:style-name="P19"><text:span text:style-name="T27">0000100 <text:s text:c="9"/>0.5625 <text:s text:c="9"/>0.5 <text:s text:c="6"/>0.4375 <text:s text:c="9"/>0.5 <text:s text:c="6"/>0.4375 <text:s text:c="6"/>0.4375 <text:s text:c="9"/>0.5</text:span></text:p>
      <text:p text:style-name="P19"><text:span text:style-name="T27">0000101 <text:s text:c="9"/>0.5625 <text:s text:c="6"/>0.4375 <text:s text:c="6"/>0.5625 <text:s text:c="9"/>0.5 <text:s text:c="9"/>0.5 <text:s text:c="6"/>0.4375 <text:s text:c="6"/>0.5625</text:span></text:p>
      <text:p text:style-name="P19"><text:span text:style-name="T27">0000110 <text:s text:c="9"/>0.5625 <text:s text:c="6"/>0.4375 <text:s text:c="9"/>0.5 <text:s text:c="9"/>0.5 <text:s text:c="9"/>0.5 <text:s text:c="9"/>0.5 <text:s text:c="9"/>0.5</text:span></text:p>
      <text:p text:style-name="P19"><text:span text:style-name="T27">0000111 <text:s text:c="9"/>0.5625 <text:s text:c="9"/>0.5 <text:s text:c="9"/>0.5 <text:s text:c="6"/>0.5625 <text:s text:c="9"/>0.5 <text:s text:c="6"/>0.5625 <text:s text:c="6"/>0.5625</text:span></text:p>
      <text:p text:style-name="P19"><text:span text:style-name="T27">0001000 <text:s text:c="9"/>0.5625 <text:s text:c="6"/>0.5625 <text:s text:c="6"/>0.4375 <text:s text:c="9"/>0.5 <text:s text:c="6"/>0.4375 <text:s text:c="9"/>0.5 <text:s text:c="9"/>0.5</text:span></text:p>
      <text:p text:style-name="P19"><text:span text:style-name="T27">0001001 <text:s text:c="12"/>0.5 <text:s text:c="9"/>0.5 <text:s text:c="9"/>0.5 <text:s text:c="6"/>0.5625 <text:s text:c="6"/>0.4375 <text:s text:c="6"/>0.4375 <text:s text:c="6"/>0.5625</text:span></text:p>
      <text:p text:style-name="P19"><text:span text:style-name="T27">0001010 <text:s text:c="12"/>0.5 <text:s text:c="9"/>0.5 <text:s text:c="6"/>0.5625 <text:s text:c="6"/>0.5625 <text:s text:c="9"/>0.5 <text:s text:c="9"/>0.5 <text:s text:c="9"/>0.5</text:span></text:p>
      <text:p text:style-name="P19"><text:span text:style-name="T27">0001011 <text:s text:c="9"/>0.5625 <text:s text:c="6"/>0.4375 <text:s text:c="9"/>0.5 <text:s text:c="6"/>0.5625 <text:s text:c="6"/>0.5625 <text:s text:c="9"/>0.5 <text:s text:c="6"/>0.4375</text:span></text:p>
      <text:p text:style-name="P19"><text:span text:style-name="T27">0001100 <text:s text:c="12"/>0.5 <text:s text:c="9"/>0.5 <text:s text:c="6"/>0.5625 <text:s text:c="6"/>0.4375 <text:s text:c="9"/>0.5 <text:s text:c="9"/>0.5 <text:s text:c="6"/>0.5625</text:span></text:p>
      <text:p text:style-name="P19"><text:span text:style-name="T27">0001101 <text:s text:c="9"/>0.5625 <text:s text:c="9"/>0.5 <text:s text:c="9"/>0.5 <text:s text:c="9"/>0.5 <text:s text:c="6"/>0.4375 <text:s text:c="9"/>0.5 <text:s text:c="9"/>0.5</text:span></text:p>
      <text:p text:style-name="P19"><text:span text:style-name="T27">0001110 <text:s text:c="9"/>0.5625 <text:s text:c="6"/>0.5625 <text:s text:c="9"/>0.5 <text:s text:c="6"/>0.4375 <text:s text:c="6"/>0.5625 <text:s text:c="6"/>0.4375 <text:s text:c="6"/>0.4375</text:span></text:p>
      <text:p text:style-name="P19"><text:span text:style-name="T27">0001111 <text:s text:c="12"/>0.5 <text:s text:c="6"/>0.4375 <text:s text:c="6"/>0.4375 <text:s text:c="6"/>0.4375 <text:s text:c="6"/>0.4375 <text:s text:c="9"/>0.5 <text:s text:c="9"/>0.5</text:span></text:p>
      <text:p text:style-name="P19"><text:span text:style-name="T27">0010000 <text:s text:c="9"/>0.4375 <text:s text:c="9"/>0.5 <text:s text:c="9"/>0.5 <text:s text:c="9"/>0.5 <text:s text:c="9"/>0.5 <text:s text:c="6"/>0.4375 <text:s text:c="6"/>0.5625</text:span></text:p>
      <text:p text:style-name="P19"><text:span text:style-name="T27">0010001 <text:s text:c="12"/>0.5 <text:s text:c="9"/>0.5 <text:s text:c="6"/>0.4375 <text:s text:c="6"/>0.4375 <text:s text:c="6"/>0.4375 <text:s text:c="9"/>0.5 <text:s text:c="9"/>0.5</text:span></text:p>
      <text:p text:style-name="P19"><text:span text:style-name="T27">0010010 <text:s text:c="12"/>0.5 <text:s text:c="6"/>0.4375 <text:s text:c="6"/>0.4375 <text:s text:c="6"/>0.5625 <text:s text:c="9"/>0.5 <text:s text:c="6"/>0.4375 <text:s text:c="9"/>0.5</text:span></text:p>
      <text:p text:style-name="P19"><text:span text:style-name="T27">0010011 <text:s text:c="9"/>0.5625 <text:s text:c="6"/>0.4375 <text:s text:c="9"/>0.5 <text:s text:c="6"/>0.4375 <text:s text:c="9"/>0.5 <text:s text:c="6"/>0.4375 <text:s text:c="6"/>0.5625</text:span></text:p>
      <text:p text:style-name="P19"><text:span text:style-name="T27">0010100 <text:s text:c="12"/>0.5 <text:s text:c="9"/>0.5 <text:s text:c="6"/>0.4375 <text:s text:c="9"/>0.5 <text:s text:c="9"/>0.5 <text:s text:c="9"/>0.5 <text:s text:c="6"/>0.4375</text:span></text:p>
      <text:p text:style-name="P19"><text:span text:style-name="T27">0010101 <text:s text:c="9"/>0.4375 <text:s text:c="6"/>0.5625 <text:s text:c="9"/>0.5 <text:s text:c="6"/>0.4375 <text:s text:c="9"/>0.5 <text:s text:c="9"/>0.5 <text:s text:c="9"/>0.5</text:span></text:p>
      <text:p text:style-name="P19"><text:span text:style-name="T27">0010110 <text:s text:c="9"/>0.5625 <text:s text:c="6"/>0.5625 <text:s text:c="6"/>0.4375 <text:s text:c="9"/>0.5 <text:s text:c="9"/>0.5 <text:s text:c="6"/>0.5625 <text:s text:c="9"/>0.5</text:span></text:p>
      <text:p text:style-name="P19"><text:span text:style-name="T27">0010111 <text:s text:c="12"/>0.5 <text:s text:c="9"/>0.5 <text:s text:c="9"/>0.5 <text:s text:c="9"/>0.5 <text:s text:c="6"/>0.4375 <text:s text:c="9"/>0.5 <text:s text:c="6"/>0.5625</text:span></text:p>
      <text:p text:style-name="P19"><text:span text:style-name="T27">0011000 <text:s text:c="12"/>0.5 <text:s text:c="9"/>0.5 <text:s text:c="6"/>0.5625 <text:s text:c="9"/>0.5 <text:s text:c="6"/>0.4375 <text:s text:c="6"/>0.4375 <text:s text:c="9"/>0.5</text:span></text:p>
      <text:p text:style-name="P19"><text:span text:style-name="T27">0011001 <text:s text:c="12"/>0.5 <text:s text:c="6"/>0.4375 <text:s text:c="6"/>0.5625 <text:s text:c="9"/>0.5 <text:s text:c="9"/>0.5 <text:s text:c="9"/>0.5 <text:s text:c="6"/>0.4375</text:span></text:p>
      <text:p text:style-name="P19"><text:span text:style-name="T27">0011010 <text:s text:c="12"/>0.5 <text:s text:c="6"/>0.5625 <text:s text:c="9"/>0.5 <text:s text:c="6"/>0.5625 <text:s text:c="6"/>0.4375 <text:s text:c="6"/>0.4375 <text:s text:c="6"/>0.5625</text:span></text:p>
      <text:p text:style-name="P19"><text:span text:style-name="T27">0011011 <text:s text:c="12"/>0.5 <text:s text:c="9"/>0.5 <text:s text:c="9"/>0.5 <text:s text:c="9"/>0.5 <text:s text:c="6"/>0.4375 <text:s text:c="6"/>0.4375 <text:s text:c="9"/>0.5</text:span></text:p>
      <text:p text:style-name="P19"><text:span text:style-name="T27">0011100 <text:s text:c="9"/>0.4375 <text:s text:c="6"/>0.4375 <text:s text:c="6"/>0.4375 <text:s text:c="6"/>0.4375 <text:s text:c="6"/>0.5625 <text:s text:c="6"/>0.5625 <text:s text:c="6"/>0.5625</text:span></text:p>
      <text:p text:style-name="P19"><text:span text:style-name="T27">0011101 <text:s text:c="9"/>0.4375 <text:s text:c="6"/>0.5625 <text:s text:c="6"/>0.5625 <text:s text:c="6"/>0.5625 <text:s text:c="6"/>0.5625 <text:s text:c="6"/>0.5625 <text:s text:c="9"/>0.5</text:span></text:p>
      <text:p text:style-name="P19"><text:span text:style-name="T27">0011110 <text:s text:c="9"/>0.5625 <text:s text:c="9"/>0.5 <text:s text:c="6"/>0.5625 <text:s text:c="6"/>0.4375 <text:s text:c="6"/>0.4375 <text:s text:c="9"/>0.5 <text:s text:c="9"/>0.5</text:span></text:p>
      <text:p text:style-name="P19"><text:span text:style-name="T27">0011111 <text:s text:c="9"/>0.5625 <text:s text:c="9"/>0.5 <text:s text:c="6"/>0.5625 <text:s text:c="9"/>0.5 <text:s text:c="9"/>0.5 <text:s text:c="6"/>0.4375 <text:s text:c="6"/>0.5625</text:span></text:p>
      <text:p text:style-name="P19"><text:span text:style-name="T27">0100000 <text:s text:c="12"/>0.5 <text:s text:c="6"/>0.4375 <text:s text:c="9"/>0.5 <text:s text:c="6"/>0.5625 <text:s text:c="9"/>0.5 <text:s text:c="9"/>0.5 <text:s text:c="9"/>0.5</text:span></text:p>
      <text:p text:style-name="P19"><text:span text:style-name="T27">0100001 <text:s text:c="12"/>0.5 <text:s text:c="9"/>0.5 <text:s text:c="6"/>0.4375 <text:s text:c="6"/>0.5625 <text:s text:c="9"/>0.5 <text:s text:c="6"/>0.5625 <text:s text:c="6"/>0.5625</text:span></text:p>
      <text:p text:style-name="P19"><text:span text:style-name="T27">0100010 <text:s text:c="12"/>0.5 <text:s text:c="9"/>0.5 <text:s text:c="6"/>0.5625 <text:s text:c="9"/>0.5 <text:s text:c="9"/>0.5 <text:s text:c="6"/>0.4375 <text:s text:c="6"/>0.5625</text:span></text:p>
      <text:p text:style-name="P19"><text:span text:style-name="T27">0100011 <text:s text:c="12"/>0.5 <text:s text:c="6"/>0.4375 <text:s text:c="9"/>0.5 <text:s text:c="6"/>0.5625 <text:s text:c="6"/>0.5625 <text:s text:c="6"/>0.5625 <text:s text:c="9"/>0.5</text:span></text:p>
      <text:p text:style-name="P19"><text:span text:style-name="T27">0100100 <text:s text:c="9"/>0.5625 <text:s text:c="9"/>0.5 <text:s text:c="6"/>0.4375 <text:s text:c="6"/>0.5625 <text:s text:c="6"/>0.5625 <text:s text:c="9"/>0.5 <text:s text:c="6"/>0.5625</text:span></text:p>
      <text:p text:style-name="P19"><text:span text:style-name="T27">0100101 <text:s text:c="9"/>0.5625 <text:s text:c="9"/>0.5 <text:s text:c="9"/>0.5 <text:s text:c="6"/>0.5625 <text:s text:c="9"/>0.5 <text:s text:c="9"/>0.5 <text:s text:c="9"/>0.5</text:span></text:p>
      <text:p text:style-name="P19"><text:span text:style-name="T27">0100110 <text:s text:c="9"/>0.5625 <text:s text:c="6"/>0.4375 <text:s text:c="6"/>0.5625 <text:s text:c="6"/>0.5625 <text:s text:c="6"/>0.4375 <text:s text:c="9"/>0.5 <text:s text:c="9"/>0.5</text:span></text:p>
      <text:p text:style-name="P19"><text:span text:style-name="T27">0100111 <text:s text:c="9"/>0.5625 <text:s text:c="6"/>0.4375 <text:s text:c="9"/>0.5 <text:s text:c="9"/>0.5 <text:s text:c="6"/>0.5625 <text:s text:c="6"/>0.5625 <text:s text:c="6"/>0.5625</text:span></text:p>
      <text:p text:style-name="P19"><text:span text:style-name="T27">0101000 <text:s text:c="9"/>0.4375 <text:s text:c="6"/>0.4375 <text:s text:c="9"/>0.5 <text:s text:c="6"/>0.5625 <text:s text:c="6"/>0.4375 <text:s text:c="6"/>0.4375 <text:s text:c="9"/>0.5</text:span></text:p>
      <text:p text:style-name="P19"><text:span text:style-name="T27">0101001 <text:s text:c="12"/>0.5 <text:s text:c="6"/>0.5625 <text:s text:c="9"/>0.5 <text:s text:c="9"/>0.5 <text:s text:c="6"/>0.4375 <text:s text:c="9"/>0.5 <text:s text:c="6"/>0.5625</text:span></text:p>
      <text:p text:style-name="P19"><text:span text:style-name="T27">0101010 <text:s text:c="12"/>0.5 <text:s text:c="9"/>0.5 <text:s text:c="6"/>0.4375 <text:s text:c="9"/>0.5 <text:s text:c="6"/>0.4375 <text:s text:c="9"/>0.5 <text:s text:c="6"/>0.4375</text:span></text:p>
      <text:p text:style-name="P19"><text:span text:style-name="T27">0101011 <text:s text:c="9"/>0.4375 <text:s text:c="9"/>0.5 <text:s text:c="6"/>0.5625 <text:s text:c="9"/>0.5 <text:s text:c="9"/>0.5 <text:s text:c="9"/>0.5 <text:s text:c="9"/>0.5</text:span></text:p>
      <text:p text:style-name="P19"><text:span text:style-name="T27">0101100 <text:s text:c="12"/>0.5 <text:s text:c="6"/>0.5625 <text:s text:c="9"/>0.5 <text:s text:c="9"/>0.5 <text:s text:c="9"/>0.5 <text:s text:c="9"/>0.5 <text:s text:c="9"/>0.5</text:span></text:p>
      <text:p text:style-name="P19"><text:span text:style-name="T27">0101101 <text:s text:c="9"/>0.4375 <text:s text:c="9"/>0.5 <text:s text:c="9"/>0.5 <text:s text:c="6"/>0.4375 <text:s text:c="6"/>0.5625 <text:s text:c="9"/>0.5 <text:s text:c="6"/>0.5625</text:span></text:p>
      <text:p text:style-name="P19"><text:span text:style-name="T27">0101110 <text:s text:c="9"/>0.4375 <text:s text:c="9"/>0.5 <text:s text:c="9"/>0.5 <text:s text:c="9"/>0.5 <text:s text:c="9"/>0.5 <text:s text:c="9"/>0.5 <text:s text:c="6"/>0.4375</text:span></text:p>
      <text:p text:style-name="P19"><text:span text:style-name="T27">0101111 <text:s text:c="12"/>0.5 <text:s text:c="6"/>0.4375 <text:s text:c="9"/>0.5 <text:s text:c="9"/>0.5 <text:s text:c="9"/>0.5 <text:s text:c="6"/>0.4375 <text:s text:c="9"/>0.5</text:span></text:p>
      <text:p text:style-name="P19"><text:soft-page-break/><text:span text:style-name="T27">0110000 <text:s text:c="12"/>0.5 <text:s text:c="9"/>0.5 <text:s text:c="9"/>0.5 <text:s text:c="6"/>0.5625 <text:s text:c="9"/>0.5 <text:s text:c="6"/>0.4375 <text:s text:c="6"/>0.4375</text:span></text:p>
      <text:p text:style-name="P19"><text:span text:style-name="T27">0110001 <text:s text:c="9"/>0.4375 <text:s text:c="6"/>0.5625 <text:s text:c="9"/>0.5 <text:s text:c="9"/>0.5 <text:s text:c="6"/>0.5625 <text:s text:c="9"/>0.5 <text:s text:c="9"/>0.5</text:span></text:p>
      <text:p text:style-name="P19"><text:span text:style-name="T27">0110010 <text:s text:c="9"/>0.5625 <text:s text:c="6"/>0.5625 <text:s text:c="9"/>0.5 <text:s text:c="9"/>0.5 <text:s text:c="6"/>0.4375 <text:s text:c="9"/>0.5 <text:s text:c="6"/>0.4375</text:span></text:p>
      <text:p text:style-name="P19"><text:span text:style-name="T27">0110011 <text:s text:c="12"/>0.5 <text:s text:c="9"/>0.5 <text:s text:c="9"/>0.5 <text:s text:c="9"/>0.5 <text:s text:c="6"/>0.5625 <text:s text:c="9"/>0.5 <text:s text:c="9"/>0.5</text:span></text:p>
      <text:p text:style-name="P19"><text:span text:style-name="T27">0110100 <text:s text:c="9"/>0.4375 <text:s text:c="6"/>0.4375 <text:s text:c="6"/>0.4375 <text:s text:c="6"/>0.5625 <text:s text:c="9"/>0.5 <text:s text:c="6"/>0.4375 <text:s text:c="9"/>0.5</text:span></text:p>
      <text:p text:style-name="P19"><text:span text:style-name="T27">0110101 <text:s text:c="12"/>0.5 <text:s text:c="6"/>0.4375 <text:s text:c="6"/>0.5625 <text:s text:c="9"/>0.5 <text:s text:c="9"/>0.5 <text:s text:c="6"/>0.5625 <text:s text:c="6"/>0.5625</text:span></text:p>
      <text:p text:style-name="P19"><text:span text:style-name="T27">0110110 <text:s text:c="12"/>0.5 <text:s text:c="9"/>0.5 <text:s text:c="9"/>0.5 <text:s text:c="6"/>0.5625 <text:s text:c="6"/>0.5625 <text:s text:c="6"/>0.4375 <text:s text:c="9"/>0.5</text:span></text:p>
      <text:p text:style-name="P19"><text:span text:style-name="T27">0110111 <text:s text:c="9"/>0.5625 <text:s text:c="9"/>0.5 <text:s text:c="9"/>0.5 <text:s text:c="6"/>0.4375 <text:s text:c="9"/>0.5 <text:s text:c="9"/>0.5 <text:s text:c="6"/>0.4375</text:span></text:p>
      <text:p text:style-name="P19"><text:span text:style-name="T27">0111000 <text:s text:c="9"/>0.5625 <text:s text:c="6"/>0.5625 <text:s text:c="9"/>0.5 <text:s text:c="6"/>0.5625 <text:s text:c="6"/>0.4375 <text:s text:c="9"/>0.5 <text:s text:c="9"/>0.5</text:span></text:p>
      <text:p text:style-name="P19"><text:span text:style-name="T27">0111001 <text:s text:c="9"/>0.5625 <text:s text:c="6"/>0.4375 <text:s text:c="6"/>0.5625 <text:s text:c="6"/>0.4375 <text:s text:c="9"/>0.5 <text:s text:c="6"/>0.5625 <text:s text:c="6"/>0.5625</text:span></text:p>
      <text:p text:style-name="P19"><text:span text:style-name="T27">0111010 <text:s text:c="9"/>0.4375 <text:s text:c="9"/>0.5 <text:s text:c="9"/>0.5 <text:s text:c="9"/>0.5 <text:s text:c="9"/>0.5 <text:s text:c="6"/>0.4375 <text:s text:c="9"/>0.5</text:span></text:p>
      <text:p text:style-name="P19"><text:span text:style-name="T27">0111011 <text:s text:c="9"/>0.4375 <text:s text:c="9"/>0.5 <text:s text:c="6"/>0.4375 <text:s text:c="6"/>0.4375 <text:s text:c="9"/>0.5 <text:s text:c="6"/>0.5625 <text:s text:c="6"/>0.4375</text:span></text:p>
      <text:p text:style-name="P19"><text:span text:style-name="T27">0111100 <text:s text:c="12"/>0.5 <text:s text:c="6"/>0.5625 <text:s text:c="9"/>0.5 <text:s text:c="9"/>0.5 <text:s text:c="6"/>0.4375 <text:s text:c="6"/>0.5625 <text:s text:c="9"/>0.5</text:span></text:p>
      <text:p text:style-name="P19"><text:span text:style-name="T27">0111101 <text:s text:c="12"/>0.5 <text:s text:c="9"/>0.5 <text:s text:c="6"/>0.5625 <text:s text:c="9"/>0.5 <text:s text:c="6"/>0.5625 <text:s text:c="6"/>0.4375 <text:s text:c="6"/>0.4375</text:span></text:p>
      <text:p text:style-name="P19"><text:span text:style-name="T27">0111110 <text:s text:c="12"/>0.5 <text:s text:c="9"/>0.5 <text:s text:c="6"/>0.4375 <text:s text:c="9"/>0.5 <text:s text:c="9"/>0.5 <text:s text:c="6"/>0.5625 <text:s text:c="9"/>0.5</text:span></text:p>
      <text:p text:style-name="P19"><text:span text:style-name="T27">0111111 <text:s text:c="12"/>0.5 <text:s text:c="6"/>0.4375 <text:s text:c="9"/>0.5 <text:s text:c="6"/>0.5625 <text:s text:c="6"/>0.4375 <text:s text:c="9"/>0.5 <text:s text:c="6"/>0.4375</text:span></text:p>
      <text:p text:style-name="P19"><text:span text:style-name="T27">1000000 <text:s text:c="9"/>0.5625 <text:s text:c="9"/>0.5 <text:s text:c="6"/>0.4375 <text:s text:c="9"/>0.5 <text:s text:c="6"/>0.4375 <text:s text:c="9"/>0.5 <text:s text:c="9"/>0.5</text:span></text:p>
      <text:p text:style-name="P19"><text:span text:style-name="T27">1000001 <text:s text:c="9"/>0.4375 <text:s text:c="9"/>0.5 <text:s text:c="6"/>0.4375 <text:s text:c="9"/>0.5 <text:s text:c="9"/>0.5 <text:s text:c="9"/>0.5 <text:s text:c="6"/>0.5625</text:span></text:p>
      <text:p text:style-name="P19"><text:span text:style-name="T27">1000010 <text:s text:c="12"/>0.5 <text:s text:c="6"/>0.4375 <text:s text:c="6"/>0.4375 <text:s text:c="6"/>0.4375 <text:s text:c="6"/>0.4375 <text:s text:c="9"/>0.5 <text:s text:c="6"/>0.5625</text:span></text:p>
      <text:p text:style-name="P19"><text:span text:style-name="T27">1000011 <text:s text:c="12"/>0.5 <text:s text:c="6"/>0.4375 <text:s text:c="6"/>0.4375 <text:s text:c="9"/>0.5 <text:s text:c="6"/>0.5625 <text:s text:c="6"/>0.4375 <text:s text:c="9"/>0.5</text:span></text:p>
      <text:p text:style-name="P19"><text:span text:style-name="T27">1000100 <text:s text:c="12"/>0.5 <text:s text:c="6"/>0.4375 <text:s text:c="9"/>0.5 <text:s text:c="6"/>0.5625 <text:s text:c="9"/>0.5 <text:s text:c="9"/>0.5 <text:s text:c="6"/>0.4375</text:span></text:p>
      <text:p text:style-name="P19"><text:span text:style-name="T27">1000101 <text:s text:c="12"/>0.5 <text:s text:c="9"/>0.5 <text:s text:c="9"/>0.5 <text:s text:c="6"/>0.4375 <text:s text:c="9"/>0.5 <text:s text:c="6"/>0.4375 <text:s text:c="9"/>0.5</text:span></text:p>
      <text:p text:style-name="P19"><text:span text:style-name="T27">1000110 <text:s text:c="9"/>0.5625 <text:s text:c="9"/>0.5 <text:s text:c="6"/>0.4375 <text:s text:c="6"/>0.4375 <text:s text:c="9"/>0.5 <text:s text:c="6"/>0.5625 <text:s text:c="9"/>0.5</text:span></text:p>
      <text:p text:style-name="P19"><text:span text:style-name="T27">1000111 <text:s text:c="9"/>0.4375 <text:s text:c="6"/>0.4375 <text:s text:c="6"/>0.5625 <text:s text:c="9"/>0.5 <text:s text:c="6"/>0.4375 <text:s text:c="6"/>0.5625 <text:s text:c="6"/>0.4375</text:span></text:p>
      <text:p text:style-name="P19"><text:span text:style-name="T27">1001000 <text:s text:c="9"/>0.4375 <text:s text:c="9"/>0.5 <text:s text:c="9"/>0.5 <text:s text:c="6"/>0.5625 <text:s text:c="9"/>0.5 <text:s text:c="6"/>0.5625 <text:s text:c="9"/>0.5</text:span></text:p>
      <text:p text:style-name="P19"><text:span text:style-name="T27">1001001 <text:s text:c="12"/>0.5 <text:s text:c="6"/>0.4375 <text:s text:c="6"/>0.4375 <text:s text:c="9"/>0.5 <text:s text:c="6"/>0.4375 <text:s text:c="6"/>0.5625 <text:s text:c="6"/>0.5625</text:span></text:p>
      <text:p text:style-name="P19"><text:span text:style-name="T27">1001010 <text:s text:c="9"/>0.4375 <text:s text:c="6"/>0.5625 <text:s text:c="9"/>0.5 <text:s text:c="9"/>0.5 <text:s text:c="9"/>0.5 <text:s text:c="6"/>0.5625 <text:s text:c="6"/>0.4375</text:span></text:p>
      <text:p text:style-name="P19"><text:span text:style-name="T27">1001011 <text:s text:c="12"/>0.5 <text:s text:c="9"/>0.5 <text:s text:c="6"/>0.4375 <text:s text:c="9"/>0.5 <text:s text:c="9"/>0.5 <text:s text:c="9"/>0.5 <text:s text:c="9"/>0.5</text:span></text:p>
      <text:p text:style-name="P19"><text:span text:style-name="T27">1001100 <text:s text:c="12"/>0.5 <text:s text:c="9"/>0.5 <text:s text:c="9"/>0.5 <text:s text:c="6"/>0.4375 <text:s text:c="6"/>0.4375 <text:s text:c="9"/>0.5 <text:s text:c="9"/>0.5</text:span></text:p>
      <text:p text:style-name="P19"><text:span text:style-name="T27">1001101 <text:s text:c="9"/>0.5625 <text:s text:c="9"/>0.5 <text:s text:c="6"/>0.4375 <text:s text:c="9"/>0.5 <text:s text:c="6"/>0.4375 <text:s text:c="6"/>0.4375 <text:s text:c="6"/>0.4375</text:span></text:p>
      <text:p text:style-name="P19"><text:span text:style-name="T27">1001110 <text:s text:c="12"/>0.5 <text:s text:c="6"/>0.5625 <text:s text:c="6"/>0.4375 <text:s text:c="6"/>0.5625 <text:s text:c="6"/>0.5625 <text:s text:c="6"/>0.5625 <text:s text:c="6"/>0.5625</text:span></text:p>
      <text:p text:style-name="P19"><text:span text:style-name="T27">1001111 <text:s text:c="9"/>0.5625 <text:s text:c="6"/>0.4375 <text:s text:c="9"/>0.5 <text:s text:c="6"/>0.4375 <text:s text:c="9"/>0.5 <text:s text:c="6"/>0.5625 <text:s text:c="9"/>0.5</text:span></text:p>
      <text:p text:style-name="P19"><text:span text:style-name="T27">1010000 <text:s text:c="9"/>0.5625 <text:s text:c="9"/>0.5 <text:s text:c="6"/>0.4375 <text:s text:c="6"/>0.5625 <text:s text:c="6"/>0.5625 <text:s text:c="6"/>0.4375 <text:s text:c="9"/>0.5</text:span></text:p>
      <text:p text:style-name="P19"><text:span text:style-name="T27">1010001 <text:s text:c="12"/>0.5 <text:s text:c="9"/>0.5 <text:s text:c="9"/>0.5 <text:s text:c="9"/>0.5 <text:s text:c="6"/>0.5625 <text:s text:c="6"/>0.4375 <text:s text:c="6"/>0.5625</text:span></text:p>
      <text:p text:style-name="P19"><text:span text:style-name="T27">1010010 <text:s text:c="9"/>0.4375 <text:s text:c="6"/>0.4375 <text:s text:c="9"/>0.5 <text:s text:c="9"/>0.5 <text:s text:c="9"/>0.5 <text:s text:c="6"/>0.4375 <text:s text:c="9"/>0.5</text:span></text:p>
      <text:p text:style-name="P19"><text:span text:style-name="T27">1010011 <text:s text:c="12"/>0.5 <text:s text:c="6"/>0.4375 <text:s text:c="6"/>0.4375 <text:s text:c="9"/>0.5 <text:s text:c="6"/>0.5625 <text:s text:c="9"/>0.5 <text:s text:c="6"/>0.5625</text:span></text:p>
      <text:p text:style-name="P19"><text:span text:style-name="T27">1010100 <text:s text:c="12"/>0.5 <text:s text:c="6"/>0.5625 <text:s text:c="9"/>0.5 <text:s text:c="9"/>0.5 <text:s text:c="6"/>0.4375 <text:s text:c="6"/>0.4375 <text:s text:c="6"/>0.5625</text:span></text:p>
      <text:p text:style-name="P19"><text:span text:style-name="T27">1010101 <text:s text:c="9"/>0.4375 <text:s text:c="9"/>0.5 <text:s text:c="6"/>0.5625 <text:s text:c="6"/>0.5625 <text:s text:c="9"/>0.5 <text:s text:c="9"/>0.5 <text:s text:c="9"/>0.5</text:span></text:p>
      <text:p text:style-name="P19"><text:span text:style-name="T27">1010110 <text:s text:c="12"/>0.5 <text:s text:c="9"/>0.5 <text:s text:c="9"/>0.5 <text:s text:c="9"/>0.5 <text:s text:c="9"/>0.5 <text:s text:c="9"/>0.5 <text:s text:c="6"/>0.4375</text:span></text:p>
      <text:p text:style-name="P19"><text:span text:style-name="T27">1010111 <text:s text:c="9"/>0.5625 <text:s text:c="6"/>0.5625 <text:s text:c="6"/>0.5625 <text:s text:c="9"/>0.5 <text:s text:c="9"/>0.5 <text:s text:c="9"/>0.5 <text:s text:c="9"/>0.5</text:span></text:p>
      <text:p text:style-name="P19"><text:span text:style-name="T27">1011000 <text:s text:c="9"/>0.5625 <text:s text:c="6"/>0.5625 <text:s text:c="9"/>0.5 <text:s text:c="9"/>0.5 <text:s text:c="9"/>0.5 <text:s text:c="9"/>0.5 <text:s text:c="6"/>0.4375</text:span></text:p>
      <text:p text:style-name="P19"><text:span text:style-name="T27">1011001 <text:s text:c="9"/>0.4375 <text:s text:c="9"/>0.5 <text:s text:c="9"/>0.5 <text:s text:c="9"/>0.5 <text:s text:c="9"/>0.5 <text:s text:c="9"/>0.5 <text:s text:c="9"/>0.5</text:span></text:p>
      <text:p text:style-name="P19"><text:span text:style-name="T27">1011010 <text:s text:c="12"/>0.5 <text:s text:c="9"/>0.5 <text:s text:c="6"/>0.4375 <text:s text:c="6"/>0.4375 <text:s text:c="6"/>0.5625 <text:s text:c="9"/>0.5 <text:s text:c="6"/>0.5625</text:span></text:p>
      <text:p text:style-name="P19"><text:span text:style-name="T27">1011011 <text:s text:c="12"/>0.5 <text:s text:c="6"/>0.4375 <text:s text:c="6"/>0.5625 <text:s text:c="9"/>0.5 <text:s text:c="9"/>0.5 <text:s text:c="6"/>0.5625 <text:s text:c="9"/>0.5</text:span></text:p>
      <text:p text:style-name="P19"><text:span text:style-name="T27">1011100 <text:s text:c="12"/>0.5 <text:s text:c="6"/>0.4375 <text:s text:c="9"/>0.5 <text:s text:c="9"/>0.5 <text:s text:c="9"/>0.5 <text:s text:c="6"/>0.4375 <text:s text:c="6"/>0.4375</text:span></text:p>
      <text:p text:style-name="P19"><text:span text:style-name="T27">1011101 <text:s text:c="12"/>0.5 <text:s text:c="6"/>0.5625 <text:s text:c="9"/>0.5 <text:s text:c="9"/>0.5 <text:s text:c="6"/>0.4375 <text:s text:c="9"/>0.5 <text:s text:c="9"/>0.5</text:span></text:p>
      <text:p text:style-name="P19"><text:span text:style-name="T27">1011110 <text:s text:c="9"/>0.4375 <text:s text:c="9"/>0.5 <text:s text:c="9"/>0.5 <text:s text:c="9"/>0.5 <text:s text:c="6"/>0.5625 <text:s text:c="9"/>0.5 <text:s text:c="6"/>0.4375</text:span></text:p>
      <text:p text:style-name="P19"><text:span text:style-name="T27">1011111 <text:s text:c="9"/>0.5625 <text:s text:c="9"/>0.5 <text:s text:c="9"/>0.5 <text:s text:c="6"/>0.5625 <text:s text:c="6"/>0.5625 <text:s text:c="9"/>0.5 <text:s text:c="9"/>0.5</text:span></text:p>
      <text:p text:style-name="P19"><text:span text:style-name="T27">1100000 <text:s text:c="12"/>0.5 <text:s text:c="6"/>0.5625 <text:s text:c="6"/>0.4375 <text:s text:c="6"/>0.5625 <text:s text:c="9"/>0.5 <text:s text:c="9"/>0.5 <text:s text:c="9"/>0.5</text:span></text:p>
      <text:p text:style-name="P19"><text:span text:style-name="T27">1100001 <text:s text:c="12"/>0.5 <text:s text:c="9"/>0.5 <text:s text:c="9"/>0.5 <text:s text:c="6"/>0.5625 <text:s text:c="6"/>0.4375 <text:s text:c="9"/>0.5 <text:s text:c="6"/>0.5625</text:span></text:p>
      <text:p text:style-name="P19"><text:span text:style-name="T27">1100010 <text:s text:c="9"/>0.4375 <text:s text:c="9"/>0.5 <text:s text:c="9"/>0.5 <text:s text:c="9"/>0.5 <text:s text:c="6"/>0.4375 <text:s text:c="6"/>0.5625 <text:s text:c="9"/>0.5</text:span></text:p>
      <text:p text:style-name="P19"><text:span text:style-name="T27">1100011 <text:s text:c="9"/>0.5625 <text:s text:c="6"/>0.5625 <text:s text:c="6"/>0.5625 <text:s text:c="6"/>0.4375 <text:s text:c="6"/>0.5625 <text:s text:c="9"/>0.5 <text:s text:c="6"/>0.5625</text:span></text:p>
      <text:p text:style-name="P19"><text:span text:style-name="T27">1100100 <text:s text:c="9"/>0.4375 <text:s text:c="6"/>0.5625 <text:s text:c="9"/>0.5 <text:s text:c="9"/>0.5 <text:s text:c="6"/>0.5625 <text:s text:c="6"/>0.4375 <text:s text:c="9"/>0.5</text:span></text:p>
      <text:p text:style-name="P19"><text:span text:style-name="T27">1100101 <text:s text:c="9"/>0.5625 <text:s text:c="6"/>0.5625 <text:s text:c="6"/>0.5625 <text:s text:c="9"/>0.5 <text:s text:c="6"/>0.5625 <text:s text:c="9"/>0.5 <text:s text:c="6"/>0.4375</text:span></text:p>
      <text:p text:style-name="P19"><text:span text:style-name="T27">1100110 <text:s text:c="12"/>0.5 <text:s text:c="9"/>0.5 <text:s text:c="9"/>0.5 <text:s text:c="9"/>0.5 <text:s text:c="9"/>0.5 <text:s text:c="6"/>0.5625 <text:s text:c="9"/>0.5</text:span></text:p>
      <text:p text:style-name="P19"><text:span text:style-name="T27">1100111 <text:s text:c="12"/>0.5 <text:s text:c="9"/>0.5 <text:s text:c="6"/>0.4375 <text:s text:c="6"/>0.5625 <text:s text:c="6"/>0.5625 <text:s text:c="6"/>0.4375 <text:s text:c="6"/>0.4375</text:span></text:p>
      <text:p text:style-name="P19"><text:span text:style-name="T27">1101000 <text:s text:c="12"/>0.5 <text:s text:c="9"/>0.5 <text:s text:c="6"/>0.4375 <text:s text:c="9"/>0.5 <text:s text:c="6"/>0.4375 <text:s text:c="9"/>0.5 <text:s text:c="9"/>0.5</text:span></text:p>
      <text:p text:style-name="P19"><text:span text:style-name="T27">1101001 <text:s text:c="9"/>0.5625 <text:s text:c="9"/>0.5 <text:s text:c="6"/>0.4375 <text:s text:c="6"/>0.5625 <text:s text:c="9"/>0.5 <text:s text:c="9"/>0.5 <text:s text:c="6"/>0.5625</text:span></text:p>
      <text:p text:style-name="P19"><text:span text:style-name="T27">1101010 <text:s text:c="12"/>0.5 <text:s text:c="6"/>0.5625 <text:s text:c="9"/>0.5 <text:s text:c="6"/>0.4375 <text:s text:c="9"/>0.5 <text:s text:c="6"/>0.4375 <text:s text:c="9"/>0.5</text:span></text:p>
      <text:p text:style-name="P19"><text:span text:style-name="T27">1101011 <text:s text:c="9"/>0.5625 <text:s text:c="6"/>0.4375 <text:s text:c="9"/>0.5 <text:s text:c="6"/>0.4375 <text:s text:c="9"/>0.5 <text:s text:c="9"/>0.5 <text:s text:c="6"/>0.4375</text:span></text:p>
      <text:p text:style-name="P19"><text:span text:style-name="T27">1101100 <text:s text:c="9"/>0.4375 <text:s text:c="6"/>0.4375 <text:s text:c="6"/>0.5625 <text:s text:c="9"/>0.5 <text:s text:c="9"/>0.5 <text:s text:c="9"/>0.5 <text:s text:c="6"/>0.4375</text:span></text:p>
      <text:p text:style-name="P19"><text:span text:style-name="T27">1101101 <text:s text:c="12"/>0.5 <text:s text:c="9"/>0.5 <text:s text:c="6"/>0.4375 <text:s text:c="6"/>0.5625 <text:s text:c="9"/>0.5 <text:s text:c="6"/>0.5625 <text:s text:c="9"/>0.5</text:span></text:p>
      <text:p text:style-name="P19"><text:span text:style-name="T27">1101110 <text:s text:c="9"/>0.4375 <text:s text:c="9"/>0.5 <text:s text:c="6"/>0.5625 <text:s text:c="9"/>0.5 <text:s text:c="6"/>0.4375 <text:s text:c="9"/>0.5 <text:s text:c="6"/>0.5625</text:span></text:p>
      <text:p text:style-name="P19"><text:span text:style-name="T27">1101111 <text:s text:c="12"/>0.5 <text:s text:c="6"/>0.5625 <text:s text:c="6"/>0.5625 <text:s text:c="9"/>0.5 <text:s text:c="9"/>0.5 <text:s text:c="9"/>0.5 <text:s text:c="9"/>0.5</text:span></text:p>
      <text:p text:style-name="P19"><text:span text:style-name="T27">1110000 <text:s text:c="9"/>0.4375 <text:s text:c="9"/>0.5 <text:s text:c="6"/>0.4375 <text:s text:c="9"/>0.5 <text:s text:c="9"/>0.5 <text:s text:c="6"/>0.4375 <text:s text:c="9"/>0.5</text:span></text:p>
      <text:p text:style-name="P19"><text:span text:style-name="T27">1110001 <text:s text:c="12"/>0.5 <text:s text:c="6"/>0.4375 <text:s text:c="6"/>0.4375 <text:s text:c="6"/>0.4375 <text:s text:c="9"/>0.5 <text:s text:c="6"/>0.5625 <text:s text:c="6"/>0.4375</text:span></text:p>
      <text:p text:style-name="P19"><text:span text:style-name="T27">1110010 <text:s text:c="9"/>0.5625 <text:s text:c="6"/>0.4375 <text:s text:c="6"/>0.5625 <text:s text:c="6"/>0.4375 <text:s text:c="9"/>0.5 <text:s text:c="9"/>0.5 <text:s text:c="6"/>0.4375</text:span></text:p>
      <text:p text:style-name="P19"><text:span text:style-name="T27">1110011 <text:s text:c="12"/>0.5 <text:s text:c="9"/>0.5 <text:s text:c="6"/>0.5625 <text:s text:c="6"/>0.5625 <text:s text:c="6"/>0.4375 <text:s text:c="6"/>0.4375 <text:s text:c="9"/>0.5</text:span></text:p>
      <text:p text:style-name="P19"><text:span text:style-name="T27">1110100 <text:s text:c="12"/>0.5 <text:s text:c="9"/>0.5 <text:s text:c="9"/>0.5 <text:s text:c="6"/>0.5625 <text:s text:c="9"/>0.5 <text:s text:c="9"/>0.5 <text:s text:c="9"/>0.5</text:span></text:p>
      <text:p text:style-name="P19"><text:span text:style-name="T27">1110101 <text:s text:c="9"/>0.5625 <text:s text:c="9"/>0.5 <text:s text:c="9"/>0.5 <text:s text:c="9"/>0.5 <text:s text:c="6"/>0.4375 <text:s text:c="6"/>0.5625 <text:s text:c="6"/>0.4375</text:span></text:p>
      <text:p text:style-name="P19"><text:span text:style-name="T27">1110110 <text:s text:c="12"/>0.5 <text:s text:c="6"/>0.5625 <text:s text:c="6"/>0.5625 <text:s text:c="6"/>0.4375 <text:s text:c="9"/>0.5 <text:s text:c="9"/>0.5 <text:s text:c="6"/>0.5625</text:span></text:p>
      <text:p text:style-name="P19"><text:span text:style-name="T27">1110111 <text:s text:c="9"/>0.4375 <text:s text:c="6"/>0.5625 <text:s text:c="6"/>0.4375 <text:s text:c="6"/>0.4375 <text:s text:c="9"/>0.5 <text:s text:c="9"/>0.5 <text:s text:c="9"/>0.5</text:span></text:p>
      <text:p text:style-name="P19"><text:span text:style-name="T27">1111000 <text:s text:c="9"/>0.5625 <text:s text:c="9"/>0.5 <text:s text:c="6"/>0.5625 <text:s text:c="6"/>0.5625 <text:s text:c="6"/>0.5625 <text:s text:c="6"/>0.5625 <text:s text:c="6"/>0.5625</text:span></text:p>
      <text:p text:style-name="P19"><text:span text:style-name="T27">1111001 <text:s text:c="9"/>0.4375 <text:s text:c="9"/>0.5 <text:s text:c="9"/>0.5 <text:s text:c="6"/>0.4375 <text:s text:c="6"/>0.4375 <text:s text:c="6"/>0.4375 <text:s text:c="9"/>0.5</text:span></text:p>
      <text:p text:style-name="P19"><text:span text:style-name="T27">1111010 <text:s text:c="12"/>0.5 <text:s text:c="6"/>0.4375 <text:s text:c="6"/>0.5625 <text:s text:c="9"/>0.5 <text:s text:c="6"/>0.5625 <text:s text:c="9"/>0.5 <text:s text:c="9"/>0.5</text:span></text:p>
      <text:p text:style-name="P19"><text:span text:style-name="T27">1111011 <text:s text:c="12"/>0.5 <text:s text:c="6"/>0.5625 <text:s text:c="9"/>0.5 <text:s text:c="6"/>0.5625 <text:s text:c="9"/>0.5 <text:s text:c="6"/>0.5625 <text:s text:c="6"/>0.4375</text:span></text:p>
      <text:p text:style-name="P19"><text:span text:style-name="T27">1111100 <text:s text:c="12"/>0.5 <text:s text:c="6"/>0.4375 <text:s text:c="6"/>0.4375 <text:s text:c="6"/>0.4375 <text:s text:c="6"/>0.5625 <text:s text:c="6"/>0.4375 <text:s text:c="9"/>0.5</text:span></text:p>
      <text:p text:style-name="P19"><text:span text:style-name="T27">1111101 <text:s text:c="12"/>0.5 <text:s text:c="9"/>0.5 <text:s text:c="9"/>0.5 <text:s text:c="6"/>0.4375 <text:s text:c="9"/>0.5 <text:s text:c="9"/>0.5 <text:s text:c="6"/>0.5625</text:span></text:p>
      <text:p text:style-name="P19"><text:span text:style-name="T27">1111110 <text:s text:c="9"/>0.4375 <text:s text:c="9"/>0.5 <text:s text:c="9"/>0.5 <text:s text:c="6"/>0.5625 <text:s text:c="6"/>0.4375 <text:s text:c="6"/>0.5625 <text:s text:c="6"/>0.5625</text:span></text:p>
      <text:p text:style-name="P19"><text:span text:style-name="T27">1111111 <text:s text:c="9"/>0.5625 <text:s text:c="6"/>0.5625 <text:s text:c="6"/>0.4375 <text:s text:c="9"/>0.5 <text:s text:c="6"/>0.5625 <text:s text:c="6"/>0.4375 <text:s text:c="9"/>0.5</text:span></text:p>
      <text:p text:style-name="P20"/>
      <text:p text:style-name="P20"/>
      <text:p text:style-name="P19"><text:span text:style-name="T31">6. Коэффициенты Адамара-Уолша:</text:span></text:p>
      <text:p text:style-name="P19"><text:span text:style-name="T25"><text:s text:c="7"/>y0 <text:s text:c="7"/>y1 <text:s text:c="7"/>y2 <text:s text:c="6"/>y3 <text:s text:c="7"/>y4 <text:s text:c="7"/>y5 <text:s text:c="7"/>y6 <text:s text:c="7"/></text:span></text:p>
      <text:p text:style-name="P20"/>
      <text:p text:style-name="P19"><text:span text:style-name="T25"><text:s text:c="7"/>0.0 <text:s text:c="6"/>0.0 <text:s text:c="6"/>0.0 <text:s text:c="6"/>0.0 <text:s text:c="6"/>0.0 <text:s text:c="6"/>0.0 <text:s text:c="6"/>0.0</text:span></text:p>
      <text:p text:style-name="P19"><text:soft-page-break/><text:span text:style-name="T37"><text:s text:c="7"/></text:span><text:span text:style-name="T25">0.0 <text:s text:c="6"/>0.0 <text:s text:c="6"/>0.0 <text:s text:c="6"/>0.0 <text:s text:c="6"/>0.0 <text:s text:c="4"/>-16.0 <text:s text:c="5"/>16.0</text:span></text:p>
      <text:p text:style-name="P19"><text:span text:style-name="T37"><text:s text:c="7"/></text:span><text:span text:style-name="T25">0.0 <text:s text:c="4"/>-16.0 <text:s text:c="6"/>0.0 <text:s text:c="5"/>16.0 <text:s text:c="4"/>-16.0 <text:s text:c="6"/>0.0 <text:s text:c="6"/>0.0</text:span></text:p>
      <text:p text:style-name="P19"><text:span text:style-name="T37"><text:s text:c="7"/></text:span><text:span text:style-name="T25">0.0 <text:s text:c="4"/>-16.0 <text:s text:c="6"/>0.0 <text:s text:c="6"/>0.0 <text:s text:c="6"/>0.0 <text:s text:c="6"/>0.0 <text:s text:c="5"/>16.0</text:span></text:p>
      <text:p text:style-name="P19"><text:span text:style-name="T37"><text:s text:c="6"/></text:span><text:span text:style-name="T25">16.0 <text:s text:c="6"/>0.0 <text:s text:c="4"/>-16.0 <text:s text:c="6"/>0.0 <text:s text:c="4"/>-16.0 <text:s text:c="4"/>-16.0 <text:s text:c="6"/>0.0</text:span></text:p>
      <text:p text:style-name="P19"><text:span text:style-name="T37"><text:s text:c="6"/></text:span><text:span text:style-name="T25">16.0 <text:s text:c="4"/>-16.0 <text:s text:c="5"/>16.0 <text:s text:c="6"/>0.0 <text:s text:c="6"/>0.0 <text:s text:c="4"/>-16.0 <text:s text:c="5"/>16.0</text:span></text:p>
      <text:p text:style-name="P19"><text:span text:style-name="T37"><text:s text:c="6"/></text:span><text:span text:style-name="T25">16.0 <text:s text:c="4"/>-16.0 <text:s text:c="6"/>0.0 <text:s text:c="6"/>0.0 <text:s text:c="6"/>0.0 <text:s text:c="6"/>0.0 <text:s text:c="6"/>0.0</text:span></text:p>
      <text:p text:style-name="P19"><text:span text:style-name="T37"><text:s text:c="6"/></text:span><text:span text:style-name="T25">16.0 <text:s text:c="6"/>0.0 <text:s text:c="6"/>0.0 <text:s text:c="5"/>16.0 <text:s text:c="6"/>0.0 <text:s text:c="5"/>16.0 <text:s text:c="5"/>16.0</text:span></text:p>
      <text:p text:style-name="P19"><text:span text:style-name="T37"><text:s text:c="6"/></text:span><text:span text:style-name="T25">16.0 <text:s text:c="5"/>16.0 <text:s text:c="4"/>-16.0 <text:s text:c="6"/>0.0 <text:s text:c="4"/>-16.0 <text:s text:c="6"/>0.0 <text:s text:c="6"/>0.0</text:span></text:p>
      <text:p text:style-name="P19"><text:span text:style-name="T37"><text:s text:c="7"/></text:span><text:span text:style-name="T25">0.0 <text:s text:c="6"/>0.0 <text:s text:c="6"/>0.0 <text:s text:c="5"/>16.0 <text:s text:c="4"/>-16.0 <text:s text:c="4"/>-16.0 <text:s text:c="5"/>16.0</text:span></text:p>
      <text:p text:style-name="P19"><text:span text:style-name="T37"><text:s text:c="7"/></text:span><text:span text:style-name="T25">0.0 <text:s text:c="6"/>0.0 <text:s text:c="5"/>16.0 <text:s text:c="5"/>16.0 <text:s text:c="6"/>0.0 <text:s text:c="6"/>0.0 <text:s text:c="6"/>0.0</text:span></text:p>
      <text:p text:style-name="P19"><text:span text:style-name="T37"><text:s text:c="6"/></text:span><text:span text:style-name="T25">16.0 <text:s text:c="4"/>-16.0 <text:s text:c="6"/>0.0 <text:s text:c="5"/>16.0 <text:s text:c="5"/>16.0 <text:s text:c="6"/>0.0 <text:s text:c="4"/>-16.0</text:span></text:p>
      <text:p text:style-name="P19"><text:span text:style-name="T37"><text:s text:c="7"/></text:span><text:span text:style-name="T25">0.0 <text:s text:c="6"/>0.0 <text:s text:c="5"/>16.0 <text:s text:c="4"/>-16.0 <text:s text:c="6"/>0.0 <text:s text:c="6"/>0.0 <text:s text:c="5"/>16.0</text:span></text:p>
      <text:p text:style-name="P19"><text:span text:style-name="T37"><text:s text:c="6"/></text:span><text:span text:style-name="T25">16.0 <text:s text:c="6"/>0.0 <text:s text:c="6"/>0.0 <text:s text:c="6"/>0.0 <text:s text:c="4"/>-16.0 <text:s text:c="6"/>0.0 <text:s text:c="6"/>0.0</text:span></text:p>
      <text:p text:style-name="P19"><text:span text:style-name="T37"><text:s text:c="6"/></text:span><text:span text:style-name="T25">16.0 <text:s text:c="5"/>16.0 <text:s text:c="6"/>0.0 <text:s text:c="4"/>-16.0 <text:s text:c="5"/>16.0 <text:s text:c="4"/>-16.0 <text:s text:c="4"/>-16.0</text:span></text:p>
      <text:p text:style-name="P19"><text:span text:style-name="T37"><text:s text:c="7"/></text:span><text:span text:style-name="T25">0.0 <text:s text:c="4"/>-16.0 <text:s text:c="4"/>-16.0 <text:s text:c="4"/>-16.0 <text:s text:c="4"/>-16.0 <text:s text:c="6"/>0.0 <text:s text:c="6"/>0.0</text:span></text:p>
      <text:p text:style-name="P19"><text:span text:style-name="T37"><text:s text:c="5"/></text:span><text:span text:style-name="T25">-16.0 <text:s text:c="6"/>0.0 <text:s text:c="6"/>0.0 <text:s text:c="6"/>0.0 <text:s text:c="6"/>0.0 <text:s text:c="4"/>-16.0 <text:s text:c="5"/>16.0</text:span></text:p>
      <text:p text:style-name="P19"><text:span text:style-name="T37"><text:s text:c="7"/></text:span><text:span text:style-name="T25">0.0 <text:s text:c="6"/>0.0 <text:s text:c="4"/>-16.0 <text:s text:c="4"/>-16.0 <text:s text:c="4"/>-16.0 <text:s text:c="6"/>0.0 <text:s text:c="6"/>0.0</text:span></text:p>
      <text:p text:style-name="P19"><text:span text:style-name="T37"><text:s text:c="7"/></text:span><text:span text:style-name="T25">0.0 <text:s text:c="4"/>-16.0 <text:s text:c="4"/>-16.0 <text:s text:c="5"/>16.0 <text:s text:c="6"/>0.0 <text:s text:c="4"/>-16.0 <text:s text:c="6"/>0.0</text:span></text:p>
      <text:p text:style-name="P19"><text:span text:style-name="T37"><text:s text:c="6"/></text:span><text:span text:style-name="T25">16.0 <text:s text:c="4"/>-16.0 <text:s text:c="6"/>0.0 <text:s text:c="4"/>-16.0 <text:s text:c="6"/>0.0 <text:s text:c="4"/>-16.0 <text:s text:c="5"/>16.0</text:span></text:p>
      <text:p text:style-name="P19"><text:span text:style-name="T37"><text:s text:c="7"/></text:span><text:span text:style-name="T25">0.0 <text:s text:c="6"/>0.0 <text:s text:c="4"/>-16.0 <text:s text:c="6"/>0.0 <text:s text:c="6"/>0.0 <text:s text:c="6"/>0.0 <text:s text:c="4"/>-16.0</text:span></text:p>
      <text:p text:style-name="P19"><text:span text:style-name="T37"><text:s text:c="5"/></text:span><text:span text:style-name="T25">-16.0 <text:s text:c="5"/>16.0 <text:s text:c="6"/>0.0 <text:s text:c="4"/>-16.0 <text:s text:c="6"/>0.0 <text:s text:c="6"/>0.0 <text:s text:c="6"/>0.0</text:span></text:p>
      <text:p text:style-name="P19"><text:span text:style-name="T37"><text:s text:c="6"/></text:span><text:span text:style-name="T25">16.0 <text:s text:c="5"/>16.0 <text:s text:c="4"/>-16.0 <text:s text:c="6"/>0.0 <text:s text:c="6"/>0.0 <text:s text:c="5"/>16.0 <text:s text:c="6"/>0.0</text:span></text:p>
      <text:p text:style-name="P19"><text:span text:style-name="T37"><text:s text:c="7"/></text:span><text:span text:style-name="T25">0.0 <text:s text:c="6"/>0.0 <text:s text:c="6"/>0.0 <text:s text:c="6"/>0.0 <text:s text:c="4"/>-16.0 <text:s text:c="6"/>0.0 <text:s text:c="5"/>16.0</text:span></text:p>
      <text:p text:style-name="P19"><text:span text:style-name="T37"><text:s text:c="7"/></text:span><text:span text:style-name="T25">0.0 <text:s text:c="6"/>0.0 <text:s text:c="5"/>16.0 <text:s text:c="6"/>0.0 <text:s text:c="4"/>-16.0 <text:s text:c="4"/>-16.0 <text:s text:c="6"/>0.0</text:span></text:p>
      <text:p text:style-name="P19"><text:span text:style-name="T37"><text:s text:c="7"/></text:span><text:span text:style-name="T25">0.0 <text:s text:c="4"/>-16.0 <text:s text:c="5"/>16.0 <text:s text:c="6"/>0.0 <text:s text:c="6"/>0.0 <text:s text:c="6"/>0.0 <text:s text:c="4"/>-16.0</text:span></text:p>
      <text:p text:style-name="P19"><text:span text:style-name="T37"><text:s text:c="7"/></text:span><text:span text:style-name="T25">0.0 <text:s text:c="5"/>16.0 <text:s text:c="6"/>0.0 <text:s text:c="5"/>16.0 <text:s text:c="4"/>-16.0 <text:s text:c="4"/>-16.0 <text:s text:c="5"/>16.0</text:span></text:p>
      <text:p text:style-name="P19"><text:span text:style-name="T37"><text:s text:c="7"/></text:span><text:span text:style-name="T25">0.0 <text:s text:c="6"/>0.0 <text:s text:c="6"/>0.0 <text:s text:c="6"/>0.0 <text:s text:c="4"/>-16.0 <text:s text:c="4"/>-16.0 <text:s text:c="6"/>0.0</text:span></text:p>
      <text:p text:style-name="P19"><text:span text:style-name="T37"><text:s text:c="5"/></text:span><text:span text:style-name="T25">-16.0 <text:s text:c="4"/>-16.0 <text:s text:c="4"/>-16.0 <text:s text:c="4"/>-16.0 <text:s text:c="5"/>16.0 <text:s text:c="5"/>16.0 <text:s text:c="5"/>16.0</text:span></text:p>
      <text:p text:style-name="P19"><text:span text:style-name="T37"><text:s text:c="5"/></text:span><text:span text:style-name="T25">-16.0 <text:s text:c="5"/>16.0 <text:s text:c="5"/>16.0 <text:s text:c="5"/>16.0 <text:s text:c="5"/>16.0 <text:s text:c="5"/>16.0 <text:s text:c="6"/>0.0</text:span></text:p>
      <text:p text:style-name="P19"><text:span text:style-name="T37"><text:s text:c="6"/></text:span><text:span text:style-name="T25">16.0 <text:s text:c="6"/>0.0 <text:s text:c="5"/>16.0 <text:s text:c="4"/>-16.0 <text:s text:c="4"/>-16.0 <text:s text:c="6"/>0.0 <text:s text:c="6"/>0.0</text:span></text:p>
      <text:p text:style-name="P19"><text:span text:style-name="T37"><text:s text:c="6"/></text:span><text:span text:style-name="T25">16.0 <text:s text:c="6"/>0.0 <text:s text:c="5"/>16.0 <text:s text:c="6"/>0.0 <text:s text:c="6"/>0.0 <text:s text:c="4"/>-16.0 <text:s text:c="5"/>16.0</text:span></text:p>
      <text:p text:style-name="P19"><text:span text:style-name="T37"><text:s text:c="7"/></text:span><text:span text:style-name="T25">0.0 <text:s text:c="4"/>-16.0 <text:s text:c="6"/>0.0 <text:s text:c="5"/>16.0 <text:s text:c="6"/>0.0 <text:s text:c="6"/>0.0 <text:s text:c="6"/>0.0</text:span></text:p>
      <text:p text:style-name="P19"><text:span text:style-name="T37"><text:s text:c="7"/></text:span><text:span text:style-name="T25">0.0 <text:s text:c="6"/>0.0 <text:s text:c="4"/>-16.0 <text:s text:c="5"/>16.0 <text:s text:c="6"/>0.0 <text:s text:c="5"/>16.0 <text:s text:c="5"/>16.0</text:span></text:p>
      <text:p text:style-name="P19"><text:span text:style-name="T37"><text:s text:c="7"/></text:span><text:span text:style-name="T25">0.0 <text:s text:c="6"/>0.0 <text:s text:c="5"/>16.0 <text:s text:c="6"/>0.0 <text:s text:c="6"/>0.0 <text:s text:c="4"/>-16.0 <text:s text:c="5"/>16.0</text:span></text:p>
      <text:p text:style-name="P19"><text:span text:style-name="T37"><text:s text:c="7"/></text:span><text:span text:style-name="T25">0.0 <text:s text:c="4"/>-16.0 <text:s text:c="6"/>0.0 <text:s text:c="5"/>16.0 <text:s text:c="5"/>16.0 <text:s text:c="5"/>16.0 <text:s text:c="6"/>0.0</text:span></text:p>
      <text:p text:style-name="P19"><text:span text:style-name="T37"><text:s text:c="6"/></text:span><text:span text:style-name="T25">16.0 <text:s text:c="6"/>0.0 <text:s text:c="4"/>-16.0 <text:s text:c="5"/>16.0 <text:s text:c="5"/>16.0 <text:s text:c="6"/>0.0 <text:s text:c="5"/>16.0</text:span></text:p>
      <text:p text:style-name="P19"><text:span text:style-name="T37"><text:s text:c="6"/></text:span><text:span text:style-name="T25">16.0 <text:s text:c="6"/>0.0 <text:s text:c="6"/>0.0 <text:s text:c="5"/>16.0 <text:s text:c="6"/>0.0 <text:s text:c="6"/>0.0 <text:s text:c="6"/>0.0</text:span></text:p>
      <text:p text:style-name="P19"><text:span text:style-name="T37"><text:s text:c="6"/></text:span><text:span text:style-name="T25">16.0 <text:s text:c="4"/>-16.0 <text:s text:c="5"/>16.0 <text:s text:c="5"/>16.0 <text:s text:c="4"/>-16.0 <text:s text:c="6"/>0.0 <text:s text:c="6"/>0.0</text:span></text:p>
      <text:p text:style-name="P19"><text:span text:style-name="T37"><text:s text:c="6"/></text:span><text:span text:style-name="T25">16.0 <text:s text:c="4"/>-16.0 <text:s text:c="6"/>0.0 <text:s text:c="6"/>0.0 <text:s text:c="5"/>16.0 <text:s text:c="5"/>16.0 <text:s text:c="5"/>16.0</text:span></text:p>
      <text:p text:style-name="P19"><text:span text:style-name="T37"><text:s text:c="5"/></text:span><text:span text:style-name="T25">-16.0 <text:s text:c="4"/>-16.0 <text:s text:c="6"/>0.0 <text:s text:c="5"/>16.0 <text:s text:c="4"/>-16.0 <text:s text:c="4"/>-16.0 <text:s text:c="6"/>0.0</text:span></text:p>
      <text:p text:style-name="P19"><text:span text:style-name="T37"><text:s text:c="7"/></text:span><text:span text:style-name="T25">0.0 <text:s text:c="5"/>16.0 <text:s text:c="6"/>0.0 <text:s text:c="6"/>0.0 <text:s text:c="4"/>-16.0 <text:s text:c="6"/>0.0 <text:s text:c="5"/>16.0</text:span></text:p>
      <text:p text:style-name="P19"><text:span text:style-name="T37"><text:s text:c="7"/></text:span><text:span text:style-name="T25">0.0 <text:s text:c="6"/>0.0 <text:s text:c="4"/>-16.0 <text:s text:c="6"/>0.0 <text:s text:c="4"/>-16.0 <text:s text:c="6"/>0.0 <text:s text:c="4"/>-16.0</text:span></text:p>
      <text:p text:style-name="P19"><text:span text:style-name="T37"><text:s text:c="5"/></text:span><text:span text:style-name="T25">-16.0 <text:s text:c="6"/>0.0 <text:s text:c="5"/>16.0 <text:s text:c="6"/>0.0 <text:s text:c="6"/>0.0 <text:s text:c="6"/>0.0 <text:s text:c="6"/>0.0</text:span></text:p>
      <text:p text:style-name="P19"><text:span text:style-name="T37"><text:s text:c="7"/></text:span><text:span text:style-name="T25">0.0 <text:s text:c="5"/>16.0 <text:s text:c="6"/>0.0 <text:s text:c="6"/>0.0 <text:s text:c="6"/>0.0 <text:s text:c="6"/>0.0 <text:s text:c="6"/>0.0</text:span></text:p>
      <text:p text:style-name="P19"><text:span text:style-name="T37"><text:s text:c="5"/></text:span><text:span text:style-name="T25">-16.0 <text:s text:c="6"/>0.0 <text:s text:c="6"/>0.0 <text:s text:c="4"/>-16.0 <text:s text:c="5"/>16.0 <text:s text:c="6"/>0.0 <text:s text:c="5"/>16.0</text:span></text:p>
      <text:p text:style-name="P19"><text:span text:style-name="T37"><text:s text:c="5"/></text:span><text:span text:style-name="T25">-16.0 <text:s text:c="6"/>0.0 <text:s text:c="6"/>0.0 <text:s text:c="6"/>0.0 <text:s text:c="6"/>0.0 <text:s text:c="6"/>0.0 <text:s text:c="4"/>-16.0</text:span></text:p>
      <text:p text:style-name="P19"><text:span text:style-name="T37"><text:s text:c="7"/></text:span><text:span text:style-name="T25">0.0 <text:s text:c="4"/>-16.0 <text:s text:c="6"/>0.0 <text:s text:c="6"/>0.0 <text:s text:c="6"/>0.0 <text:s text:c="4"/>-16.0 <text:s text:c="6"/>0.0</text:span></text:p>
      <text:p text:style-name="P19"><text:span text:style-name="T37"><text:s text:c="7"/></text:span><text:span text:style-name="T25">0.0 <text:s text:c="6"/>0.0 <text:s text:c="6"/>0.0 <text:s text:c="5"/>16.0 <text:s text:c="6"/>0.0 <text:s text:c="4"/>-16.0 <text:s text:c="4"/>-16.0</text:span></text:p>
      <text:p text:style-name="P19"><text:span text:style-name="T37"><text:s text:c="5"/></text:span><text:span text:style-name="T25">-16.0 <text:s text:c="5"/>16.0 <text:s text:c="6"/>0.0 <text:s text:c="6"/>0.0 <text:s text:c="5"/>16.0 <text:s text:c="6"/>0.0 <text:s text:c="6"/>0.0</text:span></text:p>
      <text:p text:style-name="P19"><text:span text:style-name="T37"><text:s text:c="6"/></text:span><text:span text:style-name="T25">16.0 <text:s text:c="5"/>16.0 <text:s text:c="6"/>0.0 <text:s text:c="6"/>0.0 <text:s text:c="4"/>-16.0 <text:s text:c="6"/>0.0 <text:s text:c="4"/>-16.0</text:span></text:p>
      <text:p text:style-name="P19"><text:span text:style-name="T37"><text:s text:c="7"/></text:span><text:span text:style-name="T25">0.0 <text:s text:c="6"/>0.0 <text:s text:c="6"/>0.0 <text:s text:c="6"/>0.0 <text:s text:c="5"/>16.0 <text:s text:c="6"/>0.0 <text:s text:c="6"/>0.0</text:span></text:p>
      <text:p text:style-name="P19"><text:span text:style-name="T37"><text:s text:c="5"/></text:span><text:span text:style-name="T25">-16.0 <text:s text:c="4"/>-16.0 <text:s text:c="4"/>-16.0 <text:s text:c="5"/>16.0 <text:s text:c="6"/>0.0 <text:s text:c="4"/>-16.0 <text:s text:c="6"/>0.0</text:span></text:p>
      <text:p text:style-name="P19"><text:span text:style-name="T37"><text:s text:c="7"/></text:span><text:span text:style-name="T25">0.0 <text:s text:c="4"/>-16.0 <text:s text:c="5"/>16.0 <text:s text:c="6"/>0.0 <text:s text:c="6"/>0.0 <text:s text:c="5"/>16.0 <text:s text:c="5"/>16.0</text:span></text:p>
      <text:p text:style-name="P19"><text:span text:style-name="T37"><text:s text:c="7"/></text:span><text:span text:style-name="T25">0.0 <text:s text:c="6"/>0.0 <text:s text:c="6"/>0.0 <text:s text:c="5"/>16.0 <text:s text:c="5"/>16.0 <text:s text:c="4"/>-16.0 <text:s text:c="6"/>0.0</text:span></text:p>
      <text:p text:style-name="P19"><text:span text:style-name="T37"><text:s text:c="6"/></text:span><text:span text:style-name="T25">16.0 <text:s text:c="6"/>0.0 <text:s text:c="6"/>0.0 <text:s text:c="4"/>-16.0 <text:s text:c="6"/>0.0 <text:s text:c="6"/>0.0 <text:s text:c="4"/>-16.0</text:span></text:p>
      <text:p text:style-name="P19"><text:span text:style-name="T37"><text:s text:c="6"/></text:span><text:span text:style-name="T25">16.0 <text:s text:c="5"/>16.0 <text:s text:c="6"/>0.0 <text:s text:c="5"/>16.0 <text:s text:c="4"/>-16.0 <text:s text:c="6"/>0.0 <text:s text:c="6"/>0.0</text:span></text:p>
      <text:p text:style-name="P19"><text:span text:style-name="T37"><text:s text:c="6"/></text:span><text:span text:style-name="T25">16.0 <text:s text:c="4"/>-16.0 <text:s text:c="5"/>16.0 <text:s text:c="4"/>-16.0 <text:s text:c="6"/>0.0 <text:s text:c="5"/>16.0 <text:s text:c="5"/>16.0</text:span></text:p>
      <text:p text:style-name="P19"><text:span text:style-name="T37"><text:s text:c="5"/></text:span><text:span text:style-name="T25">-16.0 <text:s text:c="6"/>0.0 <text:s text:c="6"/>0.0 <text:s text:c="6"/>0.0 <text:s text:c="6"/>0.0 <text:s text:c="4"/>-16.0 <text:s text:c="6"/>0.0</text:span></text:p>
      <text:p text:style-name="P19"><text:span text:style-name="T37"><text:s text:c="5"/></text:span><text:span text:style-name="T25">-16.0 <text:s text:c="6"/>0.0 <text:s text:c="4"/>-16.0 <text:s text:c="4"/>-16.0 <text:s text:c="6"/>0.0 <text:s text:c="5"/>16.0 <text:s text:c="4"/>-16.0</text:span></text:p>
      <text:p text:style-name="P19"><text:soft-page-break/><text:span text:style-name="T37"><text:s text:c="7"/></text:span><text:span text:style-name="T25">0.0 <text:s text:c="5"/>16.0 <text:s text:c="6"/>0.0 <text:s text:c="6"/>0.0 <text:s text:c="4"/>-16.0 <text:s text:c="5"/>16.0 <text:s text:c="6"/>0.0</text:span></text:p>
      <text:p text:style-name="P19"><text:span text:style-name="T37"><text:s text:c="7"/></text:span><text:span text:style-name="T25">0.0 <text:s text:c="6"/>0.0 <text:s text:c="5"/>16.0 <text:s text:c="6"/>0.0 <text:s text:c="5"/>16.0 <text:s text:c="4"/>-16.0 <text:s text:c="4"/>-16.0</text:span></text:p>
      <text:p text:style-name="P19"><text:span text:style-name="T37"><text:s text:c="7"/></text:span><text:span text:style-name="T25">0.0 <text:s text:c="6"/>0.0 <text:s text:c="4"/>-16.0 <text:s text:c="6"/>0.0 <text:s text:c="6"/>0.0 <text:s text:c="5"/>16.0 <text:s text:c="6"/>0.0</text:span></text:p>
      <text:p text:style-name="P19"><text:span text:style-name="T37"><text:s text:c="7"/></text:span><text:span text:style-name="T25">0.0 <text:s text:c="4"/>-16.0 <text:s text:c="6"/>0.0 <text:s text:c="5"/>16.0 <text:s text:c="4"/>-16.0 <text:s text:c="6"/>0.0 <text:s text:c="4"/>-16.0</text:span></text:p>
      <text:p text:style-name="P19"><text:span text:style-name="T37"><text:s text:c="6"/></text:span><text:span text:style-name="T25">16.0 <text:s text:c="6"/>0.0 <text:s text:c="4"/>-16.0 <text:s text:c="6"/>0.0 <text:s text:c="4"/>-16.0 <text:s text:c="6"/>0.0 <text:s text:c="6"/>0.0</text:span></text:p>
      <text:p text:style-name="P19"><text:span text:style-name="T37"><text:s text:c="5"/></text:span><text:span text:style-name="T25">-16.0 <text:s text:c="6"/>0.0 <text:s text:c="4"/>-16.0 <text:s text:c="6"/>0.0 <text:s text:c="6"/>0.0 <text:s text:c="6"/>0.0 <text:s text:c="5"/>16.0</text:span></text:p>
      <text:p text:style-name="P19"><text:span text:style-name="T37"><text:s text:c="7"/></text:span><text:span text:style-name="T25">0.0 <text:s text:c="4"/>-16.0 <text:s text:c="4"/>-16.0 <text:s text:c="4"/>-16.0 <text:s text:c="4"/>-16.0 <text:s text:c="6"/>0.0 <text:s text:c="5"/>16.0</text:span></text:p>
      <text:p text:style-name="P19"><text:span text:style-name="T37"><text:s text:c="7"/></text:span><text:span text:style-name="T25">0.0 <text:s text:c="4"/>-16.0 <text:s text:c="4"/>-16.0 <text:s text:c="6"/>0.0 <text:s text:c="5"/>16.0 <text:s text:c="4"/>-16.0 <text:s text:c="6"/>0.0</text:span></text:p>
      <text:p text:style-name="P19"><text:span text:style-name="T37"><text:s text:c="7"/></text:span><text:span text:style-name="T25">0.0 <text:s text:c="4"/>-16.0 <text:s text:c="6"/>0.0 <text:s text:c="5"/>16.0 <text:s text:c="6"/>0.0 <text:s text:c="6"/>0.0 <text:s text:c="4"/>-16.0</text:span></text:p>
      <text:p text:style-name="P19"><text:span text:style-name="T37"><text:s text:c="7"/></text:span><text:span text:style-name="T25">0.0 <text:s text:c="6"/>0.0 <text:s text:c="6"/>0.0 <text:s text:c="4"/>-16.0 <text:s text:c="6"/>0.0 <text:s text:c="4"/>-16.0 <text:s text:c="6"/>0.0</text:span></text:p>
      <text:p text:style-name="P19"><text:span text:style-name="T37"><text:s text:c="6"/></text:span><text:span text:style-name="T25">16.0 <text:s text:c="6"/>0.0 <text:s text:c="4"/>-16.0 <text:s text:c="4"/>-16.0 <text:s text:c="6"/>0.0 <text:s text:c="5"/>16.0 <text:s text:c="6"/>0.0</text:span></text:p>
      <text:p text:style-name="P19"><text:span text:style-name="T37"><text:s text:c="5"/></text:span><text:span text:style-name="T25">-16.0 <text:s text:c="4"/>-16.0 <text:s text:c="5"/>16.0 <text:s text:c="6"/>0.0 <text:s text:c="4"/>-16.0 <text:s text:c="5"/>16.0 <text:s text:c="4"/>-16.0</text:span></text:p>
      <text:p text:style-name="P19"><text:span text:style-name="T37"><text:s text:c="5"/></text:span><text:span text:style-name="T25">-16.0 <text:s text:c="6"/>0.0 <text:s text:c="6"/>0.0 <text:s text:c="5"/>16.0 <text:s text:c="6"/>0.0 <text:s text:c="5"/>16.0 <text:s text:c="6"/>0.0</text:span></text:p>
      <text:p text:style-name="P19"><text:span text:style-name="T37"><text:s text:c="7"/></text:span><text:span text:style-name="T25">0.0 <text:s text:c="4"/>-16.0 <text:s text:c="4"/>-16.0 <text:s text:c="6"/>0.0 <text:s text:c="4"/>-16.0 <text:s text:c="5"/>16.0 <text:s text:c="5"/>16.0</text:span></text:p>
      <text:p text:style-name="P19"><text:span text:style-name="T37"><text:s text:c="5"/></text:span><text:span text:style-name="T25">-16.0 <text:s text:c="5"/>16.0 <text:s text:c="6"/>0.0 <text:s text:c="6"/>0.0 <text:s text:c="6"/>0.0 <text:s text:c="5"/>16.0 <text:s text:c="4"/>-16.0</text:span></text:p>
      <text:p text:style-name="P19"><text:span text:style-name="T37"><text:s text:c="7"/></text:span><text:span text:style-name="T25">0.0 <text:s text:c="6"/>0.0 <text:s text:c="4"/>-16.0 <text:s text:c="6"/>0.0 <text:s text:c="6"/>0.0 <text:s text:c="6"/>0.0 <text:s text:c="6"/>0.0</text:span></text:p>
      <text:p text:style-name="P19"><text:span text:style-name="T37"><text:s text:c="7"/></text:span><text:span text:style-name="T25">0.0 <text:s text:c="6"/>0.0 <text:s text:c="6"/>0.0 <text:s text:c="4"/>-16.0 <text:s text:c="4"/>-16.0 <text:s text:c="6"/>0.0 <text:s text:c="6"/>0.0</text:span></text:p>
      <text:p text:style-name="P19"><text:span text:style-name="T37"><text:s text:c="6"/></text:span><text:span text:style-name="T25">16.0 <text:s text:c="6"/>0.0 <text:s text:c="4"/>-16.0 <text:s text:c="6"/>0.0 <text:s text:c="4"/>-16.0 <text:s text:c="4"/>-16.0 <text:s text:c="4"/>-16.0</text:span></text:p>
      <text:p text:style-name="P19"><text:span text:style-name="T37"><text:s text:c="7"/></text:span><text:span text:style-name="T25">0.0 <text:s text:c="5"/>16.0 <text:s text:c="4"/>-16.0 <text:s text:c="5"/>16.0 <text:s text:c="5"/>16.0 <text:s text:c="5"/>16.0 <text:s text:c="5"/>16.0</text:span></text:p>
      <text:p text:style-name="P19"><text:span text:style-name="T37"><text:s text:c="6"/></text:span><text:span text:style-name="T25">16.0 <text:s text:c="4"/>-16.0 <text:s text:c="6"/>0.0 <text:s text:c="4"/>-16.0 <text:s text:c="6"/>0.0 <text:s text:c="5"/>16.0 <text:s text:c="6"/>0.0</text:span></text:p>
      <text:p text:style-name="P19"><text:span text:style-name="T37"><text:s text:c="6"/></text:span><text:span text:style-name="T25">16.0 <text:s text:c="6"/>0.0 <text:s text:c="4"/>-16.0 <text:s text:c="5"/>16.0 <text:s text:c="5"/>16.0 <text:s text:c="4"/>-16.0 <text:s text:c="6"/>0.0</text:span></text:p>
      <text:p text:style-name="P19"><text:span text:style-name="T37"><text:s text:c="7"/></text:span><text:span text:style-name="T25">0.0 <text:s text:c="6"/>0.0 <text:s text:c="6"/>0.0 <text:s text:c="6"/>0.0 <text:s text:c="5"/>16.0 <text:s text:c="4"/>-16.0 <text:s text:c="5"/>16.0</text:span></text:p>
      <text:p text:style-name="P19"><text:span text:style-name="T37"><text:s text:c="5"/></text:span><text:span text:style-name="T25">-16.0 <text:s text:c="4"/>-16.0 <text:s text:c="6"/>0.0 <text:s text:c="6"/>0.0 <text:s text:c="6"/>0.0 <text:s text:c="4"/>-16.0 <text:s text:c="6"/>0.0</text:span></text:p>
      <text:p text:style-name="P19"><text:span text:style-name="T37"><text:s text:c="7"/></text:span><text:span text:style-name="T25">0.0 <text:s text:c="4"/>-16.0 <text:s text:c="4"/>-16.0 <text:s text:c="6"/>0.0 <text:s text:c="5"/>16.0 <text:s text:c="6"/>0.0 <text:s text:c="5"/>16.0</text:span></text:p>
      <text:p text:style-name="P19"><text:span text:style-name="T37"><text:s text:c="7"/></text:span><text:span text:style-name="T25">0.0 <text:s text:c="5"/>16.0 <text:s text:c="6"/>0.0 <text:s text:c="6"/>0.0 <text:s text:c="4"/>-16.0 <text:s text:c="4"/>-16.0 <text:s text:c="5"/>16.0</text:span></text:p>
      <text:p text:style-name="P19"><text:span text:style-name="T37"><text:s text:c="5"/></text:span><text:span text:style-name="T25">-16.0 <text:s text:c="6"/>0.0 <text:s text:c="5"/>16.0 <text:s text:c="5"/>16.0 <text:s text:c="6"/>0.0 <text:s text:c="6"/>0.0 <text:s text:c="6"/>0.0</text:span></text:p>
      <text:p text:style-name="P19"><text:span text:style-name="T37"><text:s text:c="7"/></text:span><text:span text:style-name="T25">0.0 <text:s text:c="6"/>0.0 <text:s text:c="6"/>0.0 <text:s text:c="6"/>0.0 <text:s text:c="6"/>0.0 <text:s text:c="6"/>0.0 <text:s text:c="4"/>-16.0</text:span></text:p>
      <text:p text:style-name="P19"><text:span text:style-name="T37"><text:s text:c="6"/></text:span><text:span text:style-name="T25">16.0 <text:s text:c="5"/>16.0 <text:s text:c="5"/>16.0 <text:s text:c="6"/>0.0 <text:s text:c="6"/>0.0 <text:s text:c="6"/>0.0 <text:s text:c="6"/>0.0</text:span></text:p>
      <text:p text:style-name="P19"><text:span text:style-name="T37"><text:s text:c="6"/></text:span><text:span text:style-name="T25">16.0 <text:s text:c="5"/>16.0 <text:s text:c="6"/>0.0 <text:s text:c="6"/>0.0 <text:s text:c="6"/>0.0 <text:s text:c="6"/>0.0 <text:s text:c="4"/>-16.0</text:span></text:p>
      <text:p text:style-name="P19"><text:span text:style-name="T37"><text:s text:c="5"/></text:span><text:span text:style-name="T25">-16.0 <text:s text:c="6"/>0.0 <text:s text:c="6"/>0.0 <text:s text:c="6"/>0.0 <text:s text:c="6"/>0.0 <text:s text:c="6"/>0.0 <text:s text:c="6"/>0.0</text:span></text:p>
      <text:p text:style-name="P19"><text:span text:style-name="T37"><text:s text:c="7"/></text:span><text:span text:style-name="T25">0.0 <text:s text:c="6"/>0.0 <text:s text:c="4"/>-16.0 <text:s text:c="4"/>-16.0 <text:s text:c="5"/>16.0 <text:s text:c="6"/>0.0 <text:s text:c="5"/>16.0</text:span></text:p>
      <text:p text:style-name="P19"><text:span text:style-name="T37"><text:s text:c="7"/></text:span><text:span text:style-name="T25">0.0 <text:s text:c="4"/>-16.0 <text:s text:c="5"/>16.0 <text:s text:c="6"/>0.0 <text:s text:c="6"/>0.0 <text:s text:c="5"/>16.0 <text:s text:c="6"/>0.0</text:span></text:p>
      <text:p text:style-name="P19"><text:span text:style-name="T37"><text:s text:c="7"/></text:span><text:span text:style-name="T25">0.0 <text:s text:c="4"/>-16.0 <text:s text:c="6"/>0.0 <text:s text:c="6"/>0.0 <text:s text:c="6"/>0.0 <text:s text:c="4"/>-16.0 <text:s text:c="4"/>-16.0</text:span></text:p>
      <text:p text:style-name="P19"><text:span text:style-name="T37"><text:s text:c="7"/></text:span><text:span text:style-name="T25">0.0 <text:s text:c="5"/>16.0 <text:s text:c="6"/>0.0 <text:s text:c="6"/>0.0 <text:s text:c="4"/>-16.0 <text:s text:c="6"/>0.0 <text:s text:c="6"/>0.0</text:span></text:p>
      <text:p text:style-name="P19"><text:span text:style-name="T37"><text:s text:c="5"/></text:span><text:span text:style-name="T25">-16.0 <text:s text:c="6"/>0.0 <text:s text:c="6"/>0.0 <text:s text:c="6"/>0.0 <text:s text:c="5"/>16.0 <text:s text:c="6"/>0.0 <text:s text:c="4"/>-16.0</text:span></text:p>
      <text:p text:style-name="P19"><text:span text:style-name="T37"><text:s text:c="6"/></text:span><text:span text:style-name="T25">16.0 <text:s text:c="6"/>0.0 <text:s text:c="6"/>0.0 <text:s text:c="5"/>16.0 <text:s text:c="5"/>16.0 <text:s text:c="6"/>0.0 <text:s text:c="6"/>0.0</text:span></text:p>
      <text:p text:style-name="P19"><text:span text:style-name="T37"><text:s text:c="7"/></text:span><text:span text:style-name="T25">0.0 <text:s text:c="5"/>16.0 <text:s text:c="4"/>-16.0 <text:s text:c="5"/>16.0 <text:s text:c="6"/>0.0 <text:s text:c="6"/>0.0 <text:s text:c="6"/>0.0</text:span></text:p>
      <text:p text:style-name="P19"><text:span text:style-name="T37"><text:s text:c="7"/></text:span><text:span text:style-name="T25">0.0 <text:s text:c="6"/>0.0 <text:s text:c="6"/>0.0 <text:s text:c="5"/>16.0 <text:s text:c="4"/>-16.0 <text:s text:c="6"/>0.0 <text:s text:c="5"/>16.0</text:span></text:p>
      <text:p text:style-name="P19"><text:span text:style-name="T37"><text:s text:c="5"/></text:span><text:span text:style-name="T25">-16.0 <text:s text:c="6"/>0.0 <text:s text:c="6"/>0.0 <text:s text:c="6"/>0.0 <text:s text:c="4"/>-16.0 <text:s text:c="5"/>16.0 <text:s text:c="6"/>0.0</text:span></text:p>
      <text:p text:style-name="P19"><text:span text:style-name="T37"><text:s text:c="6"/></text:span><text:span text:style-name="T25">16.0 <text:s text:c="5"/>16.0 <text:s text:c="5"/>16.0 <text:s text:c="4"/>-16.0 <text:s text:c="5"/>16.0 <text:s text:c="6"/>0.0 <text:s text:c="5"/>16.0</text:span></text:p>
      <text:p text:style-name="P19"><text:span text:style-name="T37"><text:s text:c="5"/></text:span><text:span text:style-name="T25">-16.0 <text:s text:c="5"/>16.0 <text:s text:c="6"/>0.0 <text:s text:c="6"/>0.0 <text:s text:c="5"/>16.0 <text:s text:c="4"/>-16.0 <text:s text:c="6"/>0.0</text:span></text:p>
      <text:p text:style-name="P19"><text:span text:style-name="T37"><text:s text:c="6"/></text:span><text:span text:style-name="T25">16.0 <text:s text:c="5"/>16.0 <text:s text:c="5"/>16.0 <text:s text:c="6"/>0.0 <text:s text:c="5"/>16.0 <text:s text:c="6"/>0.0 <text:s text:c="4"/>-16.0</text:span></text:p>
      <text:p text:style-name="P19"><text:span text:style-name="T37"><text:s text:c="7"/></text:span><text:span text:style-name="T25">0.0 <text:s text:c="6"/>0.0 <text:s text:c="6"/>0.0 <text:s text:c="6"/>0.0 <text:s text:c="6"/>0.0 <text:s text:c="5"/>16.0 <text:s text:c="6"/>0.0</text:span></text:p>
      <text:p text:style-name="P19"><text:span text:style-name="T37"><text:s text:c="7"/></text:span><text:span text:style-name="T25">0.0 <text:s text:c="6"/>0.0 <text:s text:c="4"/>-16.0 <text:s text:c="5"/>16.0 <text:s text:c="5"/>16.0 <text:s text:c="4"/>-16.0 <text:s text:c="4"/>-16.0</text:span></text:p>
      <text:p text:style-name="P19"><text:span text:style-name="T37"><text:s text:c="7"/></text:span><text:span text:style-name="T25">0.0 <text:s text:c="6"/>0.0 <text:s text:c="4"/>-16.0 <text:s text:c="6"/>0.0 <text:s text:c="4"/>-16.0 <text:s text:c="6"/>0.0 <text:s text:c="6"/>0.0</text:span></text:p>
      <text:p text:style-name="P19"><text:span text:style-name="T37"><text:s text:c="6"/></text:span><text:span text:style-name="T25">16.0 <text:s text:c="6"/>0.0 <text:s text:c="4"/>-16.0 <text:s text:c="5"/>16.0 <text:s text:c="6"/>0.0 <text:s text:c="6"/>0.0 <text:s text:c="5"/>16.0</text:span></text:p>
      <text:p text:style-name="P19"><text:span text:style-name="T37"><text:s text:c="7"/></text:span><text:span text:style-name="T25">0.0 <text:s text:c="5"/>16.0 <text:s text:c="6"/>0.0 <text:s text:c="4"/>-16.0 <text:s text:c="6"/>0.0 <text:s text:c="4"/>-16.0 <text:s text:c="6"/>0.0</text:span></text:p>
      <text:p text:style-name="P19"><text:span text:style-name="T37"><text:s text:c="6"/></text:span><text:span text:style-name="T25">16.0 <text:s text:c="4"/>-16.0 <text:s text:c="6"/>0.0 <text:s text:c="4"/>-16.0 <text:s text:c="6"/>0.0 <text:s text:c="6"/>0.0 <text:s text:c="4"/>-16.0</text:span></text:p>
      <text:p text:style-name="P19"><text:span text:style-name="T37"><text:s text:c="5"/></text:span><text:span text:style-name="T25">-16.0 <text:s text:c="4"/>-16.0 <text:s text:c="5"/>16.0 <text:s text:c="6"/>0.0 <text:s text:c="6"/>0.0 <text:s text:c="6"/>0.0 <text:s text:c="4"/>-16.0</text:span></text:p>
      <text:p text:style-name="P19"><text:span text:style-name="T37"><text:s text:c="7"/></text:span><text:span text:style-name="T25">0.0 <text:s text:c="6"/>0.0 <text:s text:c="4"/>-16.0 <text:s text:c="5"/>16.0 <text:s text:c="6"/>0.0 <text:s text:c="5"/>16.0 <text:s text:c="6"/>0.0</text:span></text:p>
      <text:p text:style-name="P19"><text:span text:style-name="T37"><text:s text:c="5"/></text:span><text:span text:style-name="T25">-16.0 <text:s text:c="6"/>0.0 <text:s text:c="5"/>16.0 <text:s text:c="6"/>0.0 <text:s text:c="4"/>-16.0 <text:s text:c="6"/>0.0 <text:s text:c="5"/>16.0</text:span></text:p>
      <text:p text:style-name="P19"><text:span text:style-name="T37"><text:s text:c="7"/></text:span><text:span text:style-name="T25">0.0 <text:s text:c="5"/>16.0 <text:s text:c="5"/>16.0 <text:s text:c="6"/>0.0 <text:s text:c="6"/>0.0 <text:s text:c="6"/>0.0 <text:s text:c="6"/>0.0</text:span></text:p>
      <text:p text:style-name="P19"><text:span text:style-name="T37"><text:s text:c="5"/></text:span><text:span text:style-name="T25">-16.0 <text:s text:c="6"/>0.0 <text:s text:c="4"/>-16.0 <text:s text:c="6"/>0.0 <text:s text:c="6"/>0.0 <text:s text:c="4"/>-16.0 <text:s text:c="6"/>0.0</text:span></text:p>
      <text:p text:style-name="P19"><text:span text:style-name="T37"><text:s text:c="7"/></text:span><text:span text:style-name="T25">0.0 <text:s text:c="4"/>-16.0 <text:s text:c="4"/>-16.0 <text:s text:c="4"/>-16.0 <text:s text:c="6"/>0.0 <text:s text:c="5"/>16.0 <text:s text:c="4"/>-16.0</text:span></text:p>
      <text:p text:style-name="P19"><text:span text:style-name="T37"><text:s text:c="6"/></text:span><text:span text:style-name="T25">16.0 <text:s text:c="4"/>-16.0 <text:s text:c="5"/>16.0 <text:s text:c="4"/>-16.0 <text:s text:c="6"/>0.0 <text:s text:c="6"/>0.0 <text:s text:c="4"/>-16.0</text:span></text:p>
      <text:p text:style-name="P19"><text:span text:style-name="T37"><text:s text:c="7"/></text:span><text:span text:style-name="T25">0.0 <text:s text:c="6"/>0.0 <text:s text:c="5"/>16.0 <text:s text:c="5"/>16.0 <text:s text:c="4"/>-16.0 <text:s text:c="4"/>-16.0 <text:s text:c="6"/>0.0</text:span></text:p>
      <text:p text:style-name="P19"><text:span text:style-name="T37"><text:s text:c="7"/></text:span><text:span text:style-name="T25">0.0 <text:s text:c="6"/>0.0 <text:s text:c="6"/>0.0 <text:s text:c="5"/>16.0 <text:s text:c="6"/>0.0 <text:s text:c="6"/>0.0 <text:s text:c="6"/>0.0</text:span></text:p>
      <text:p text:style-name="P19"><text:span text:style-name="T37"><text:s text:c="6"/></text:span><text:span text:style-name="T25">16.0 <text:s text:c="6"/>0.0 <text:s text:c="6"/>0.0 <text:s text:c="6"/>0.0 <text:s text:c="4"/>-16.0 <text:s text:c="5"/>16.0 <text:s text:c="4"/>-16.0</text:span></text:p>
      <text:p text:style-name="P19"><text:span text:style-name="T37"><text:s text:c="7"/></text:span><text:span text:style-name="T25">0.0 <text:s text:c="5"/>16.0 <text:s text:c="5"/>16.0 <text:s text:c="4"/>-16.0 <text:s text:c="6"/>0.0 <text:s text:c="6"/>0.0 <text:s text:c="5"/>16.0</text:span></text:p>
      <text:p text:style-name="P19"><text:soft-page-break/><text:span text:style-name="T37"><text:s text:c="5"/></text:span><text:span text:style-name="T25">-16.0 <text:s text:c="5"/>16.0 <text:s text:c="4"/>-16.0 <text:s text:c="4"/>-16.0 <text:s text:c="6"/>0.0 <text:s text:c="6"/>0.0 <text:s text:c="6"/>0.0</text:span></text:p>
      <text:p text:style-name="P19"><text:span text:style-name="T37"><text:s text:c="6"/></text:span><text:span text:style-name="T25">16.0 <text:s text:c="6"/>0.0 <text:s text:c="5"/>16.0 <text:s text:c="5"/>16.0 <text:s text:c="5"/>16.0 <text:s text:c="5"/>16.0 <text:s text:c="5"/>16.0</text:span></text:p>
      <text:p text:style-name="P19"><text:span text:style-name="T37"><text:s text:c="5"/></text:span><text:span text:style-name="T25">-16.0 <text:s text:c="6"/>0.0 <text:s text:c="6"/>0.0 <text:s text:c="4"/>-16.0 <text:s text:c="4"/>-16.0 <text:s text:c="4"/>-16.0 <text:s text:c="6"/>0.0</text:span></text:p>
      <text:p text:style-name="P19"><text:span text:style-name="T37"><text:s text:c="7"/></text:span><text:span text:style-name="T25">0.0 <text:s text:c="4"/>-16.0 <text:s text:c="5"/>16.0 <text:s text:c="6"/>0.0 <text:s text:c="5"/>16.0 <text:s text:c="6"/>0.0 <text:s text:c="6"/>0.0</text:span></text:p>
      <text:p text:style-name="P19"><text:span text:style-name="T37"><text:s text:c="7"/></text:span><text:span text:style-name="T25">0.0 <text:s text:c="5"/>16.0 <text:s text:c="6"/>0.0 <text:s text:c="5"/>16.0 <text:s text:c="6"/>0.0 <text:s text:c="5"/>16.0 <text:s text:c="4"/>-16.0</text:span></text:p>
      <text:p text:style-name="P19"><text:span text:style-name="T37"><text:s text:c="7"/></text:span><text:span text:style-name="T25">0.0 <text:s text:c="4"/>-16.0 <text:s text:c="4"/>-16.0 <text:s text:c="4"/>-16.0 <text:s text:c="5"/>16.0 <text:s text:c="4"/>-16.0 <text:s text:c="6"/>0.0</text:span></text:p>
      <text:p text:style-name="P19"><text:span text:style-name="T37"><text:s text:c="7"/></text:span><text:span text:style-name="T25">0.0 <text:s text:c="6"/>0.0 <text:s text:c="6"/>0.0 <text:s text:c="4"/>-16.0 <text:s text:c="6"/>0.0 <text:s text:c="6"/>0.0 <text:s text:c="5"/>16.0</text:span></text:p>
      <text:p text:style-name="P19"><text:span text:style-name="T37"><text:s text:c="5"/></text:span><text:span text:style-name="T25">-16.0 <text:s text:c="6"/>0.0 <text:s text:c="6"/>0.0 <text:s text:c="5"/>16.0 <text:s text:c="4"/>-16.0 <text:s text:c="5"/>16.0 <text:s text:c="5"/>16.0</text:span></text:p>
      <text:p text:style-name="P19"><text:span text:style-name="T37"><text:s text:c="6"/></text:span><text:span text:style-name="T25">16.0 <text:s text:c="5"/>16.0 <text:s text:c="4"/>-16.0 <text:s text:c="6"/>0.0 <text:s text:c="5"/>16.0 <text:s text:c="4"/>-16.0 <text:s text:c="6"/>0.0</text:span></text:p>
      <text:p text:style-name="P20"/>
      <text:p text:style-name="P20"/>
      <text:p text:style-name="P19"><text:span text:style-name="T31">7. Действительный многочлен, его степень и число мономов.</text:span></text:p>
      <text:p text:style-name="P19"><text:span text:style-name="T31">Степени ДМ для разр функций:</text:span></text:p>
      <text:p text:style-name="P19"><text:span text:style-name="T25">y0: 65</text:span></text:p>
      <text:p text:style-name="P19"><text:span text:style-name="T25">y1: 64</text:span></text:p>
      <text:p text:style-name="P19"><text:span text:style-name="T25">y2: 51</text:span></text:p>
      <text:p text:style-name="P19"><text:span text:style-name="T25">y3: 43</text:span></text:p>
      <text:p text:style-name="P19"><text:span text:style-name="T25">y4: 55</text:span></text:p>
      <text:p text:style-name="P19"><text:span text:style-name="T25">y5: 47</text:span></text:p>
      <text:p text:style-name="P19"><text:span text:style-name="T25">y6: 50</text:span></text:p>
      <text:p text:style-name="P20"/>
      <text:p text:style-name="P19"><text:span text:style-name="T31">Число мономов ДМ для разрядных функций:</text:span></text:p>
      <text:p text:style-name="P19"><text:span text:style-name="T25">y0: 10</text:span></text:p>
      <text:p text:style-name="P19"><text:span text:style-name="T25">y1: 9</text:span></text:p>
      <text:p text:style-name="P19"><text:span text:style-name="T25">y2: 8</text:span></text:p>
      <text:p text:style-name="P19"><text:span text:style-name="T25">y3: 6</text:span></text:p>
      <text:p text:style-name="P19"><text:span text:style-name="T25">y4: 8</text:span></text:p>
      <text:p text:style-name="P19"><text:span text:style-name="T25">y5: 7</text:span></text:p>
      <text:p text:style-name="P19"><text:span text:style-name="T25">y6: 7</text:span></text:p>
      <text:p text:style-name="P20"/>
      <text:p text:style-name="P19"><text:span text:style-name="T31">Число мономов всех действительных многочленов: 11</text:span></text:p>
      <text:p text:style-name="P22"/>
      <text:p text:style-name="P19"><text:span text:style-name="T31">Коэффициенты действителдьного многочлена:</text:span></text:p>
      <text:p text:style-name="P19"><text:span text:style-name="T25"><text:s text:c="2"/>y0 <text:s text:c="2"/>y1 <text:s text:c="2"/>y2 <text:s text:c="2"/>y3 <text:s text:c="2"/>y4 <text:s text:c="2"/>y5 <text:s text:c="2"/>y6 <text:s text:c="2"/></text:span></text:p>
      <text:p text:style-name="P20"/>
      <text:p text:style-name="P19"><text:span text:style-name="T25"><text:s text:c="2"/>0.0 <text:s/>1.0 <text:s/>1.0 <text:s/>0.0 <text:s/>1.0 <text:s/>1.0 <text:s/>0.0</text:span></text:p>
      <text:p text:style-name="P19"><text:span text:style-name="T37"><text:s text:c="2"/></text:span><text:span text:style-name="T25">1.0 -1.0 <text:s/>0.0 <text:s/>0.0 <text:s/>0.0 <text:s/>0.0 <text:s/>1.0</text:span></text:p>
      <text:p text:style-name="P19"><text:span text:style-name="T37"><text:s text:c="2"/></text:span><text:span text:style-name="T25">1.0 -1.0 <text:s/>0.0 <text:s/>0.0 <text:s/>0.0 <text:s/>0.0 <text:s/>0.0</text:span></text:p>
      <text:p text:style-name="P19"><text:span text:style-name="T37"><text:s/></text:span><text:span text:style-name="T25">-2.0 <text:s/>2.0 <text:s/>0.0 <text:s/>0.0 -1.0 <text:s/>0.0 <text:s/>0.0</text:span></text:p>
      <text:p text:style-name="P19"><text:span text:style-name="T37"><text:s text:c="2"/></text:span><text:span text:style-name="T25">1.0 <text:s/>0.0 <text:s/>0.0 <text:s/>0.0 <text:s/>0.0 <text:s/>0.0 <text:s/>0.0</text:span></text:p>
      <text:p text:style-name="P19"><text:span text:style-name="T37"><text:s/></text:span><text:span text:style-name="T25">-2.0 <text:s/>0.0 -1.0 <text:s/>0.0 <text:s/>0.0 <text:s/>0.0 <text:s/>0.0</text:span></text:p>
      <text:p text:style-name="P19"><text:span text:style-name="T37"><text:s/></text:span><text:span text:style-name="T25">-2.0 <text:s/>0.0 <text:s/>0.0 <text:s/>0.0 <text:s/>0.0 -1.0 <text:s/>0.0</text:span></text:p>
      <text:p text:style-name="P19"><text:span text:style-name="T37"><text:s text:c="2"/></text:span><text:span text:style-name="T25">3.0 -1.0 <text:s/>0.0 <text:s/>0.0 <text:s/>0.0 <text:s/>0.0 <text:s/>0.0</text:span></text:p>
      <text:p text:style-name="P19"><text:span text:style-name="T37"><text:s text:c="2"/></text:span><text:span text:style-name="T25">0.0 <text:s/>0.0 <text:s/>0.0 <text:s/>0.0 -1.0 <text:s/>0.0 <text:s/>0.0</text:span></text:p>
      <text:p text:style-name="P19"><text:span text:style-name="T37"><text:s/></text:span><text:span text:style-name="T25">-1.0 <text:s/>1.0 <text:s/>0.0 <text:s/>0.0 <text:s/>1.0 <text:s/>0.0 <text:s/>0.0</text:span></text:p>
      <text:p text:style-name="P19"><text:span text:style-name="T37"><text:s text:c="2"/></text:span><text:span text:style-name="T25">0.0 <text:s/>0.0 <text:s/>0.0 <text:s/>0.0 <text:s/>0.0 <text:s/>0.0 <text:s/>1.0</text:span></text:p>
      <text:p text:style-name="P19"><text:span text:style-name="T37"><text:s text:c="2"/></text:span><text:span text:style-name="T25">2.0 -2.0 <text:s/>0.0 <text:s/>0.0 <text:s/>0.0 <text:s/>0.0 -2.0</text:span></text:p>
      <text:p text:style-name="P19"><text:span text:style-name="T37"><text:s text:c="2"/></text:span><text:span text:style-name="T25">0.0 <text:s/>0.0 <text:s/>0.0 <text:s/>1.0 <text:s/>0.0 <text:s/>0.0 <text:s/>0.0</text:span></text:p>
      <text:p text:style-name="P19"><text:span text:style-name="T37"><text:s text:c="2"/></text:span><text:span text:style-name="T25">2.0 <text:s/>0.0 <text:s/>0.0 <text:s/>0.0 <text:s/>0.0 -1.0 <text:s/>0.0</text:span></text:p>
      <text:p text:style-name="P19"><text:span text:style-name="T37"><text:s text:c="2"/></text:span><text:span text:style-name="T25">1.0 <text:s/>0.0 <text:s/>0.0 <text:s/>0.0 <text:s/>0.0 <text:s/>0.0 <text:s/>0.0</text:span></text:p>
      <text:p text:style-name="P19"><text:span text:style-name="T37"><text:s/></text:span><text:span text:style-name="T25">-4.0 <text:s/>2.0 <text:s/>0.0 <text:s/>0.0 <text:s/>0.0 <text:s/>2.0 <text:s/>0.0</text:span></text:p>
      <text:p text:style-name="P19"><text:span text:style-name="T37"><text:s text:c="2"/></text:span><text:span text:style-name="T25">0.0 <text:s/>0.0 <text:s/>0.0 <text:s/>0.0 <text:s/>0.0 -1.0 <text:s/>0.0</text:span></text:p>
      <text:p text:style-name="P19"><text:span text:style-name="T37"><text:s text:c="2"/></text:span><text:span text:style-name="T25">0.0 <text:s/>0.0 -1.0 <text:s/>1.0 <text:s/>0.0 <text:s/>0.0 <text:s/>0.0</text:span></text:p>
      <text:p text:style-name="P19"><text:span text:style-name="T37"><text:s/></text:span><text:span text:style-name="T25">-1.0 <text:s/>0.0 <text:s/>0.0 <text:s/>0.0 <text:s/>0.0 <text:s/>1.0 <text:s/>0.0</text:span></text:p>
      <text:p text:style-name="P19"><text:span text:style-name="T37"><text:s text:c="2"/></text:span><text:span text:style-name="T25">2.0 <text:s/>0.0 <text:s/>0.0 <text:s/>0.0 <text:s/>0.0 -1.0 <text:s/>0.0</text:span></text:p>
      <text:p text:style-name="P19"><text:span text:style-name="T37"><text:s text:c="2"/></text:span><text:span text:style-name="T25">0.0 -1.0 <text:s/>0.0 <text:s/>0.0 <text:s/>0.0 <text:s/>0.0 <text:s/>0.0</text:span></text:p>
      <text:p text:style-name="P19"><text:span text:style-name="T37"><text:s text:c="2"/></text:span><text:span text:style-name="T25">1.0 <text:s/>2.0 <text:s/>2.0 <text:s/>0.0 <text:s/>0.0 <text:s/>0.0 <text:s/>0.0</text:span></text:p>
      <text:p text:style-name="P19"><text:span text:style-name="T37"><text:s text:c="2"/></text:span><text:span text:style-name="T25">2.0 <text:s/>2.0 <text:s/>0.0 <text:s/>0.0 <text:s/>0.0 <text:s/>0.0 <text:s/>0.0</text:span></text:p>
      <text:p text:style-name="P19"><text:soft-page-break/><text:span text:style-name="T37"><text:s/></text:span><text:span text:style-name="T25">-4.0 -2.0 <text:s/>0.0 <text:s/>0.0 <text:s/>0.0 <text:s/>2.0 <text:s/>0.0</text:span></text:p>
      <text:p text:style-name="P19"><text:span text:style-name="T37"><text:s text:c="2"/></text:span><text:span text:style-name="T25">0.0 <text:s/>0.0 -1.0 <text:s/>0.0 <text:s/>0.0 <text:s/>0.0 <text:s/>0.0</text:span></text:p>
      <text:p text:style-name="P19"><text:span text:style-name="T37"><text:s text:c="2"/></text:span><text:span text:style-name="T25">0.0 <text:s/>0.0 <text:s/>2.0 <text:s/>0.0 <text:s/>0.0 <text:s/>0.0 -1.0</text:span></text:p>
      <text:p text:style-name="P19"><text:span text:style-name="T37"><text:s text:c="2"/></text:span><text:span text:style-name="T25">0.0 <text:s/>0.0 <text:s/>0.0 <text:s/>1.0 <text:s/>0.0 <text:s/>0.0 <text:s/>0.0</text:span></text:p>
      <text:p text:style-name="P19"><text:span text:style-name="T37"><text:s/></text:span><text:span text:style-name="T25">-2.0 <text:s/>0.0 <text:s/>0.0 -2.0 <text:s/>0.0 <text:s/>0.0 <text:s/>2.0</text:span></text:p>
      <text:p text:style-name="P19"><text:span text:style-name="T37"><text:s text:c="2"/></text:span><text:span text:style-name="T25">0.0 <text:s/>0.0 <text:s/>0.0 <text:s/>0.0 <text:s/>1.0 <text:s/>0.0 <text:s/>0.0</text:span></text:p>
      <text:p text:style-name="P19"><text:span text:style-name="T37"><text:s/></text:span><text:span text:style-name="T25">-2.0 -2.0 -2.0 -2.0 -2.0 <text:s/>2.0 <text:s/>0.0</text:span></text:p>
      <text:p text:style-name="P19"><text:span text:style-name="T37"><text:s/></text:span><text:span text:style-name="T25">-2.0 <text:s/>0.0 <text:s/>0.0 -2.0 <text:s/>0.0 <text:s/>0.0 <text:s/>0.0</text:span></text:p>
      <text:p text:style-name="P19"><text:span text:style-name="T37"><text:s text:c="2"/></text:span><text:span text:style-name="T25">6.0 <text:s/>0.0 <text:s/>0.0 <text:s/>4.0 <text:s/>2.0 -4.0 <text:s/>0.0</text:span></text:p>
      <text:p text:style-name="P19"><text:span text:style-name="T37"><text:s text:c="2"/></text:span><text:span text:style-name="T25">0.0 <text:s/>0.0 <text:s/>0.0 <text:s/>1.0 <text:s/>0.0 <text:s/>0.0 <text:s/>0.0</text:span></text:p>
      <text:p text:style-name="P19"><text:span text:style-name="T37"><text:s/></text:span><text:span text:style-name="T25">-1.0 <text:s/>0.0 <text:s/>0.0 <text:s/>0.0 -1.0 -1.0 <text:s/>0.0</text:span></text:p>
      <text:p text:style-name="P19"><text:span text:style-name="T37"><text:s text:c="2"/></text:span><text:span text:style-name="T25">0.0 <text:s/>0.0 -1.0 <text:s/>0.0 <text:s/>0.0 <text:s/>0.0 <text:s/>1.0</text:span></text:p>
      <text:p text:style-name="P19"><text:span text:style-name="T37"><text:s text:c="2"/></text:span><text:span text:style-name="T25">1.0 <text:s/>0.0 <text:s/>0.0 <text:s/>0.0 <text:s/>2.0 <text:s/>0.0 -2.0</text:span></text:p>
      <text:p text:style-name="P19"><text:span text:style-name="T37"><text:s text:c="2"/></text:span><text:span text:style-name="T25">0.0 <text:s/>0.0 <text:s/>0.0 -1.0 -1.0 <text:s/>0.0 <text:s/>0.0</text:span></text:p>
      <text:p text:style-name="P19"><text:span text:style-name="T37"><text:s text:c="2"/></text:span><text:span text:style-name="T25">2.0 <text:s/>0.0 <text:s/>0.0 <text:s/>0.0 <text:s/>2.0 <text:s/>0.0 -1.0</text:span></text:p>
      <text:p text:style-name="P19"><text:span text:style-name="T37"><text:s text:c="2"/></text:span><text:span text:style-name="T25">0.0 <text:s/>0.0 <text:s/>0.0 <text:s/>1.0 <text:s/>0.0 <text:s/>0.0 <text:s/>0.0</text:span></text:p>
      <text:p text:style-name="P19"><text:span text:style-name="T37"><text:s/></text:span><text:span text:style-name="T25">-2.0 <text:s/>0.0 <text:s/>2.0 <text:s/>0.0 -2.0 <text:s/>2.0 <text:s/>2.0</text:span></text:p>
      <text:p text:style-name="P19"><text:span text:style-name="T37"><text:s text:c="2"/></text:span><text:span text:style-name="T25">1.0 <text:s/>0.0 <text:s/>0.0 <text:s/>0.0 <text:s/>1.0 <text:s/>0.0 <text:s/>0.0</text:span></text:p>
      <text:p text:style-name="P19"><text:span text:style-name="T37"><text:s text:c="2"/></text:span><text:span text:style-name="T25">0.0 <text:s/>0.0 <text:s/>0.0 -1.0 <text:s/>0.0 <text:s/>0.0 <text:s/>0.0</text:span></text:p>
      <text:p text:style-name="P19"><text:span text:style-name="T37"><text:s/></text:span><text:span text:style-name="T25">-2.0 <text:s/>0.0 <text:s/>0.0 <text:s/>0.0 -1.0 <text:s/>0.0 -2.0</text:span></text:p>
      <text:p text:style-name="P19"><text:span text:style-name="T37"><text:s text:c="2"/></text:span><text:span text:style-name="T25">0.0 <text:s/>0.0 <text:s/>0.0 <text:s/>0.0 <text:s/>0.0 <text:s/>0.0 <text:s/>4.0</text:span></text:p>
      <text:p text:style-name="P19"><text:span text:style-name="T37"><text:s/></text:span><text:span text:style-name="T25">-2.0 <text:s/>0.0 <text:s/>0.0 <text:s/>0.0 <text:s/>0.0 <text:s/>0.0 <text:s/>0.0</text:span></text:p>
      <text:p text:style-name="P19"><text:span text:style-name="T37"><text:s text:c="2"/></text:span><text:span text:style-name="T25">0.0 <text:s/>0.0 <text:s/>0.0 <text:s/>0.0 -2.0 <text:s/>2.0 <text:s/>0.0</text:span></text:p>
      <text:p text:style-name="P19"><text:span text:style-name="T37"><text:s text:c="2"/></text:span><text:span text:style-name="T25">2.0 <text:s/>0.0 <text:s/>0.0 -2.0 <text:s/>2.0 <text:s/>0.0 <text:s/>0.0</text:span></text:p>
      <text:p text:style-name="P19"><text:span text:style-name="T37"><text:s text:c="2"/></text:span><text:span text:style-name="T25">2.0 <text:s/>0.0 <text:s/>0.0 <text:s/>2.0 <text:s/>0.0 -4.0 -2.0</text:span></text:p>
      <text:p text:style-name="P19"><text:span text:style-name="T37"><text:s text:c="2"/></text:span><text:span text:style-name="T25">0.0 <text:s/>0.0 <text:s/>0.0 <text:s/>0.0 <text:s/>0.0 <text:s/>0.0 <text:s/>1.0</text:span></text:p>
      <text:p text:style-name="P19"><text:span text:style-name="T37"><text:s text:c="2"/></text:span><text:span text:style-name="T25">0.0 <text:s/>0.0 <text:s/>0.0 -2.0 <text:s/>0.0 <text:s/>1.0 -2.0</text:span></text:p>
      <text:p text:style-name="P19"><text:span text:style-name="T37"><text:s text:c="2"/></text:span><text:span text:style-name="T25">0.0 <text:s/>1.0 <text:s/>0.0 <text:s/>0.0 <text:s/>0.0 <text:s/>0.0 -2.0</text:span></text:p>
      <text:p text:style-name="P19"><text:span text:style-name="T37"><text:s text:c="2"/></text:span><text:span text:style-name="T25">0.0 -2.0 <text:s/>2.0 <text:s/>0.0 <text:s/>0.0 <text:s/>0.0 <text:s/>4.0</text:span></text:p>
      <text:p text:style-name="P19"><text:span text:style-name="T37"><text:s text:c="2"/></text:span><text:span text:style-name="T25">0.0 <text:s/>0.0 -1.0 <text:s/>0.0 <text:s/>0.0 <text:s/>0.0 <text:s/>0.0</text:span></text:p>
      <text:p text:style-name="P19"><text:span text:style-name="T37"><text:s/></text:span><text:span text:style-name="T25">-2.0 <text:s/>0.0 <text:s/>0.0 <text:s/>2.0 <text:s/>0.0 <text:s/>0.0 <text:s/>2.0</text:span></text:p>
      <text:p text:style-name="P19"><text:span text:style-name="T37"><text:s text:c="2"/></text:span><text:span text:style-name="T25">0.0 -2.0 <text:s/>2.0 <text:s/>0.0 <text:s/>0.0 <text:s/>0.0 <text:s/>0.0</text:span></text:p>
      <text:p text:style-name="P19"><text:span text:style-name="T37"><text:s text:c="2"/></text:span><text:span text:style-name="T25">2.0 <text:s/>2.0 -4.0 -2.0 <text:s/>0.0 -2.0 -4.0</text:span></text:p>
      <text:p text:style-name="P19"><text:span text:style-name="T37"><text:s text:c="2"/></text:span><text:span text:style-name="T25">0.0 <text:s/>0.0 <text:s/>0.0 <text:s/>0.0 <text:s/>0.0 <text:s/>1.0 <text:s/>0.0</text:span></text:p>
      <text:p text:style-name="P19"><text:span text:style-name="T37"><text:s text:c="2"/></text:span><text:span text:style-name="T25">0.0 <text:s/>0.0 <text:s/>0.0 <text:s/>2.0 <text:s/>0.0 <text:s/>0.0 <text:s/>2.0</text:span></text:p>
      <text:p text:style-name="P19"><text:span text:style-name="T37"><text:s text:c="2"/></text:span><text:span text:style-name="T25">2.0 <text:s/>0.0 <text:s/>2.0 -2.0 <text:s/>0.0 -2.0 <text:s/>2.0</text:span></text:p>
      <text:p text:style-name="P19"><text:span text:style-name="T37"><text:s text:c="2"/></text:span><text:span text:style-name="T25">0.0 <text:s/>2.0 -4.0 <text:s/>2.0 <text:s/>0.0 <text:s/>2.0 -6.0</text:span></text:p>
      <text:p text:style-name="P19"><text:span text:style-name="T37"><text:s text:c="2"/></text:span><text:span text:style-name="T25">0.0 <text:s/>0.0 <text:s/>2.0 <text:s/>0.0 <text:s/>0.0 <text:s/>0.0 <text:s/>0.0</text:span></text:p>
      <text:p text:style-name="P19"><text:span text:style-name="T37"><text:s text:c="2"/></text:span><text:span text:style-name="T25">2.0 <text:s/>0.0 <text:s/>0.0 <text:s/>0.0 <text:s/>2.0 -4.0 -2.0</text:span></text:p>
      <text:p text:style-name="P19"><text:span text:style-name="T37"><text:s text:c="2"/></text:span><text:span text:style-name="T25">0.0 <text:s/>0.0 -4.0 <text:s/>4.0 -2.0 <text:s/>2.0 <text:s/>0.0</text:span></text:p>
      <text:p text:style-name="P19"><text:span text:style-name="T37"><text:s/></text:span><text:span text:style-name="T25">-4.0 <text:s/>0.0 <text:s/>4.0 -4.0 <text:s/>0.0 <text:s/>4.0 <text:s/>4.0</text:span></text:p>
      <text:p text:style-name="P19"><text:span text:style-name="T37"><text:s text:c="2"/></text:span><text:span text:style-name="T25">0.0 <text:s/>0.0 -1.0 <text:s/>0.0 <text:s/>0.0 <text:s/>0.0 <text:s/>0.0</text:span></text:p>
      <text:p text:style-name="P19"><text:span text:style-name="T37"><text:s/></text:span><text:span text:style-name="T25">-1.0 <text:s/>0.0 <text:s/>1.0 <text:s/>0.0 <text:s/>0.0 <text:s/>0.0 <text:s/>0.0</text:span></text:p>
      <text:p text:style-name="P19"><text:span text:style-name="T37"><text:s text:c="2"/></text:span><text:span text:style-name="T25">0.0 <text:s/>0.0 <text:s/>0.0 <text:s/>1.0 -1.0 -1.0 <text:s/>0.0</text:span></text:p>
      <text:p text:style-name="P19"><text:span text:style-name="T37"><text:s text:c="2"/></text:span><text:span text:style-name="T25">2.0 <text:s/>0.0 <text:s/>0.0 <text:s/>0.0 <text:s/>2.0 <text:s/>0.0 -1.0</text:span></text:p>
      <text:p text:style-name="P19"><text:span text:style-name="T37"><text:s text:c="2"/></text:span><text:span text:style-name="T25">0.0 -1.0 <text:s/>0.0 <text:s/>0.0 <text:s/>0.0 <text:s/>0.0 <text:s/>1.0</text:span></text:p>
      <text:p text:style-name="P19"><text:span text:style-name="T37"><text:s text:c="2"/></text:span><text:span text:style-name="T25">2.0 <text:s/>2.0 <text:s/>0.0 <text:s/>0.0 <text:s/>0.0 <text:s/>0.0 -2.0</text:span></text:p>
      <text:p text:style-name="P19"><text:span text:style-name="T37"><text:s text:c="2"/></text:span><text:span text:style-name="T25">0.0 <text:s/>2.0 <text:s/>0.0 <text:s/>0.0 <text:s/>1.0 <text:s/>2.0 <text:s/>0.0</text:span></text:p>
      <text:p text:style-name="P19"><text:span text:style-name="T37"><text:s/></text:span><text:span text:style-name="T25">-2.0 -2.0 <text:s/>0.0 <text:s/>0.0 -2.0 <text:s/>0.0 <text:s/>2.0</text:span></text:p>
      <text:p text:style-name="P19"><text:span text:style-name="T37"><text:s text:c="2"/></text:span><text:span text:style-name="T25">0.0 <text:s/>0.0 <text:s/>1.0 <text:s/>0.0 <text:s/>0.0 -1.0 <text:s/>0.0</text:span></text:p>
      <text:p text:style-name="P19"><text:span text:style-name="T37"><text:s text:c="2"/></text:span><text:span text:style-name="T25">2.0 <text:s/>0.0 -2.0 <text:s/>0.0 -1.0 <text:s/>1.0 <text:s/>0.0</text:span></text:p>
      <text:p text:style-name="P19"><text:span text:style-name="T37"><text:s text:c="2"/></text:span><text:span text:style-name="T25">0.0 <text:s/>1.0 <text:s/>0.0 <text:s/>0.0 <text:s/>2.0 <text:s/>2.0 <text:s/>0.0</text:span></text:p>
      <text:p text:style-name="P19"><text:span text:style-name="T37"><text:s/></text:span><text:span text:style-name="T25">-4.0 <text:s/>0.0 <text:s/>0.0 <text:s/>0.0 -2.0 -2.0 <text:s/>2.0</text:span></text:p>
      <text:p text:style-name="P19"><text:span text:style-name="T37"><text:s text:c="2"/></text:span><text:span text:style-name="T25">0.0 <text:s/>0.0 -1.0 <text:s/>0.0 <text:s/>0.0 <text:s/>0.0 <text:s/>0.0</text:span></text:p>
      <text:p text:style-name="P19"><text:span text:style-name="T37"><text:s/></text:span><text:span text:style-name="T25">-4.0 -2.0 <text:s/>2.0 <text:s/>0.0 <text:s/>0.0 <text:s/>0.0 <text:s/>0.0</text:span></text:p>
      <text:p text:style-name="P19"><text:span text:style-name="T37"><text:s text:c="2"/></text:span><text:span text:style-name="T25">0.0 -2.0 <text:s/>0.0 -2.0 -2.0 -2.0 -2.0</text:span></text:p>
      <text:p text:style-name="P19"><text:span text:style-name="T37"><text:s text:c="2"/></text:span><text:span text:style-name="T25">6.0 <text:s/>2.0 <text:s/>0.0 <text:s/>0.0 <text:s/>4.0 <text:s/>0.0 <text:s/>0.0</text:span></text:p>
      <text:p text:style-name="P19"><text:span text:style-name="T37"><text:s text:c="2"/></text:span><text:span text:style-name="T25">0.0 <text:s/>0.0 <text:s/>0.0 <text:s/>0.0 -1.0 <text:s/>1.0 <text:s/>0.0</text:span></text:p>
      <text:p text:style-name="P19"><text:span text:style-name="T37"><text:s text:c="2"/></text:span><text:span text:style-name="T25">0.0 <text:s/>1.0 <text:s/>0.0 <text:s/>0.0 <text:s/>0.0 <text:s/>0.0 <text:s/>0.0</text:span></text:p>
      <text:p text:style-name="P19"><text:soft-page-break/><text:span text:style-name="T37"><text:s text:c="2"/></text:span><text:span text:style-name="T25">0.0 <text:s/>0.0 <text:s/>1.0 <text:s/>0.0 <text:s/>2.0 <text:s/>0.0 <text:s/>0.0</text:span></text:p>
      <text:p text:style-name="P19"><text:span text:style-name="T37"><text:s/></text:span><text:span text:style-name="T25">-2.0 -2.0 <text:s/>0.0 -2.0 -2.0 <text:s/>0.0 <text:s/>0.0</text:span></text:p>
      <text:p text:style-name="P19"><text:span text:style-name="T37"><text:s text:c="2"/></text:span><text:span text:style-name="T25">0.0 <text:s/>2.0 <text:s/>0.0 <text:s/>0.0 <text:s/>0.0 -1.0 <text:s/>0.0</text:span></text:p>
      <text:p text:style-name="P19"><text:span text:style-name="T37"><text:s/></text:span><text:span text:style-name="T25">-2.0 -4.0 <text:s/>0.0 <text:s/>0.0 <text:s/>0.0 <text:s/>0.0 <text:s/>0.0</text:span></text:p>
      <text:p text:style-name="P19"><text:span text:style-name="T37"><text:s text:c="2"/></text:span><text:span text:style-name="T25">0.0 -4.0 <text:s/>0.0 <text:s/>0.0 -2.0 <text:s/>0.0 <text:s/>0.0</text:span></text:p>
      <text:p text:style-name="P19"><text:span text:style-name="T37"><text:s text:c="2"/></text:span><text:span text:style-name="T25">4.0 <text:s/>6.0 -2.0 <text:s/>0.0 <text:s/>4.0 -2.0 <text:s/>0.0</text:span></text:p>
      <text:p text:style-name="P19"><text:span text:style-name="T37"><text:s text:c="2"/></text:span><text:span text:style-name="T25">0.0 <text:s/>0.0 <text:s/>0.0 <text:s/>0.0 <text:s/>2.0 <text:s/>0.0 <text:s/>0.0</text:span></text:p>
      <text:p text:style-name="P19"><text:span text:style-name="T37"><text:s text:c="2"/></text:span><text:span text:style-name="T25">0.0 -2.0 <text:s/>0.0 <text:s/>0.0 <text:s/>0.0 <text:s/>0.0 <text:s/>0.0</text:span></text:p>
      <text:p text:style-name="P19"><text:span text:style-name="T37"><text:s text:c="2"/></text:span><text:span text:style-name="T25">0.0 <text:s/>0.0 <text:s/>0.0 -2.0 -4.0 -2.0 <text:s/>0.0</text:span></text:p>
      <text:p text:style-name="P19"><text:span text:style-name="T37"><text:s text:c="2"/></text:span><text:span text:style-name="T25">4.0 <text:s/>2.0 <text:s/>0.0 <text:s/>4.0 <text:s/>4.0 <text:s/>2.0 -2.0</text:span></text:p>
      <text:p text:style-name="P19"><text:span text:style-name="T37"><text:s text:c="2"/></text:span><text:span text:style-name="T25">0.0 <text:s/>0.0 <text:s/>2.0 <text:s/>0.0 -2.0 <text:s/>2.0 <text:s/>0.0</text:span></text:p>
      <text:p text:style-name="P19"><text:span text:style-name="T37"><text:s text:c="2"/></text:span><text:span text:style-name="T25">4.0 <text:s/>4.0 -2.0 <text:s/>0.0 <text:s/>2.0 -2.0 <text:s/>2.0</text:span></text:p>
      <text:p text:style-name="P19"><text:span text:style-name="T37"><text:s text:c="2"/></text:span><text:span text:style-name="T25">0.0 <text:s/>2.0 -2.0 <text:s/>4.0 <text:s/>4.0 <text:s/>0.0 <text:s/>0.0</text:span></text:p>
      <text:p text:style-name="P19"><text:span text:style-name="T37"><text:s/></text:span><text:span text:style-name="T25">-8.0 -4.0 <text:s/>4.0 -4.0 -8.0 <text:s/>4.0 <text:s/>0.0</text:span></text:p>
      <text:p text:style-name="P19"><text:span text:style-name="T37"><text:s text:c="2"/></text:span><text:span text:style-name="T25">0.0 -1.0 <text:s/>0.0 <text:s/>0.0 <text:s/>0.0 <text:s/>0.0 <text:s/>0.0</text:span></text:p>
      <text:p text:style-name="P19"><text:span text:style-name="T37"><text:s text:c="2"/></text:span><text:span text:style-name="T25">2.0 <text:s/>2.0 -1.0 <text:s/>0.0 <text:s/>0.0 <text:s/>0.0 -1.0</text:span></text:p>
      <text:p text:style-name="P19"><text:span text:style-name="T37"><text:s text:c="2"/></text:span><text:span text:style-name="T25">0.0 <text:s/>2.0 <text:s/>2.0 -1.0 <text:s/>0.0 <text:s/>0.0 <text:s/>0.0</text:span></text:p>
      <text:p text:style-name="P19"><text:span text:style-name="T37"><text:s/></text:span><text:span text:style-name="T25">-2.0 -4.0 <text:s/>0.0 <text:s/>0.0 -2.0 <text:s/>2.0 <text:s/>2.0</text:span></text:p>
      <text:p text:style-name="P19"><text:span text:style-name="T37"><text:s/></text:span><text:span text:style-name="T25">-1.0 <text:s/>2.0 <text:s/>0.0 <text:s/>0.0 <text:s/>1.0 <text:s/>0.0 <text:s/>0.0</text:span></text:p>
      <text:p text:style-name="P19"><text:span text:style-name="T37"><text:s/></text:span><text:span text:style-name="T25">-2.0 -4.0 <text:s/>2.0 <text:s/>0.0 -2.0 <text:s/>0.0 <text:s/>2.0</text:span></text:p>
      <text:p text:style-name="P19"><text:span text:style-name="T37"><text:s text:c="2"/></text:span><text:span text:style-name="T25">2.0 -4.0 <text:s/>0.0 <text:s/>0.0 <text:s/>0.0 <text:s/>0.0 -2.0</text:span></text:p>
      <text:p text:style-name="P19"><text:span text:style-name="T37"><text:s text:c="2"/></text:span><text:span text:style-name="T25">0.0 <text:s/>6.0 -4.0 <text:s/>0.0 <text:s/>4.0 -4.0 -2.0</text:span></text:p>
      <text:p text:style-name="P19"><text:span text:style-name="T37"><text:s text:c="2"/></text:span><text:span text:style-name="T25">0.0 <text:s/>0.0 <text:s/>0.0 <text:s/>0.0 <text:s/>0.0 <text:s/>0.0 <text:s/>1.0</text:span></text:p>
      <text:p text:style-name="P19"><text:span text:style-name="T37"><text:s/></text:span><text:span text:style-name="T25">-2.0 -2.0 <text:s/>2.0 <text:s/>0.0 <text:s/>0.0 <text:s/>0.0 <text:s/>0.0</text:span></text:p>
      <text:p text:style-name="P19"><text:span text:style-name="T37"><text:s text:c="2"/></text:span><text:span text:style-name="T25">0.0 -2.0 -2.0 <text:s/>0.0 <text:s/>0.0 <text:s/>0.0 <text:s/>0.0</text:span></text:p>
      <text:p text:style-name="P19"><text:span text:style-name="T37"><text:s text:c="2"/></text:span><text:span text:style-name="T25">4.0 <text:s/>4.0 <text:s/>0.0 <text:s/>0.0 <text:s/>2.0 <text:s/>0.0 -4.0</text:span></text:p>
      <text:p text:style-name="P19"><text:span text:style-name="T37"><text:s text:c="2"/></text:span><text:span text:style-name="T25">2.0 <text:s/>0.0 <text:s/>0.0 <text:s/>0.0 <text:s/>0.0 <text:s/>0.0 -2.0</text:span></text:p>
      <text:p text:style-name="P19"><text:span text:style-name="T37"><text:s text:c="2"/></text:span><text:span text:style-name="T25">2.0 <text:s/>4.0 -2.0 <text:s/>0.0 <text:s/>2.0 <text:s/>0.0 <text:s/>2.0</text:span></text:p>
      <text:p text:style-name="P19"><text:span text:style-name="T37"><text:s/></text:span><text:span text:style-name="T25">-2.0 <text:s/>4.0 <text:s/>2.0 <text:s/>2.0 -2.0 <text:s/>0.0 <text:s/>4.0</text:span></text:p>
      <text:p text:style-name="P19"><text:span text:style-name="T37"><text:s/></text:span><text:span text:style-name="T25">-4.0 -8.0 <text:s/>0.0 <text:s/>0.0 -4.0 <text:s/>4.0 <text:s/>0.0</text:span></text:p>
      <text:p text:style-name="P19"><text:span text:style-name="T37"><text:s text:c="2"/></text:span><text:span text:style-name="T25">0.0 <text:s/>0.0 <text:s/>0.0 -1.0 <text:s/>0.0 <text:s/>0.0 <text:s/>0.0</text:span></text:p>
      <text:p text:style-name="P19"><text:span text:style-name="T37"><text:s text:c="2"/></text:span><text:span text:style-name="T25">0.0 -2.0 <text:s/>2.0 <text:s/>2.0 <text:s/>2.0 <text:s/>0.0 <text:s/>2.0</text:span></text:p>
      <text:p text:style-name="P19"><text:span text:style-name="T37"><text:s text:c="2"/></text:span><text:span text:style-name="T25">0.0 -2.0 -2.0 <text:s/>0.0 <text:s/>0.0 <text:s/>0.0 <text:s/>0.0</text:span></text:p>
      <text:p text:style-name="P19"><text:span text:style-name="T37"><text:s text:c="2"/></text:span><text:span text:style-name="T25">0.0 <text:s/>6.0 -2.0 <text:s/>2.0 <text:s/>0.0 -2.0 -2.0</text:span></text:p>
      <text:p text:style-name="P19"><text:span text:style-name="T37"><text:s text:c="2"/></text:span><text:span text:style-name="T25">0.0 -2.0 <text:s/>2.0 <text:s/>2.0 <text:s/>0.0 <text:s/>0.0 -2.0</text:span></text:p>
      <text:p text:style-name="P19"><text:span text:style-name="T37"><text:s text:c="2"/></text:span><text:span text:style-name="T25">2.0 <text:s/>4.0 -4.0 -4.0 <text:s/>0.0 <text:s/>0.0 <text:s/>0.0</text:span></text:p>
      <text:p text:style-name="P19"><text:span text:style-name="T37"><text:s/></text:span><text:span text:style-name="T25">-2.0 <text:s/>6.0 -2.0 -2.0 <text:s/>0.0 <text:s/>0.0 <text:s/>4.0</text:span></text:p>
      <text:p text:style-name="P19"><text:span text:style-name="T37"><text:s text:c="2"/></text:span><text:span text:style-name="T25">0.0 -8.0 <text:s/>8.0 <text:s/>4.0 -4.0 <text:s/>4.0 <text:s/>0.0</text:span></text:p>
      <text:p text:style-name="P19"><text:span text:style-name="T37"><text:s text:c="2"/></text:span><text:span text:style-name="T25">0.0 <text:s/>0.0 <text:s/>0.0 <text:s/>0.0 -2.0 <text:s/>0.0 -2.0</text:span></text:p>
      <text:p text:style-name="P19"><text:span text:style-name="T37"><text:s text:c="2"/></text:span><text:span text:style-name="T25">0.0 <text:s/>4.0 -2.0 -2.0 <text:s/>0.0 -2.0 <text:s/>0.0</text:span></text:p>
      <text:p text:style-name="P19"><text:span text:style-name="T37"><text:s text:c="2"/></text:span><text:span text:style-name="T25">0.0 <text:s/>2.0 <text:s/>0.0 <text:s/>4.0 <text:s/>2.0 <text:s/>2.0 <text:s/>0.0</text:span></text:p>
      <text:p text:style-name="P19"><text:span text:style-name="T37"><text:s/></text:span><text:span text:style-name="T25">-4.0 -8.0 <text:s/>4.0 -4.0 -4.0 <text:s/>0.0 <text:s/>4.0</text:span></text:p>
      <text:p text:style-name="P19"><text:span text:style-name="T37"><text:s text:c="2"/></text:span><text:span text:style-name="T25">0.0 <text:s/>0.0 -4.0 -2.0 <text:s/>2.0 -2.0 <text:s/>4.0</text:span></text:p>
      <text:p text:style-name="P19"><text:span text:style-name="T37"><text:s/></text:span><text:span text:style-name="T25">-4.0 -4.0 <text:s/>4.0 <text:s/>4.0 -4.0 <text:s/>4.0 -4.0</text:span></text:p>
      <text:p text:style-name="P19"><text:span text:style-name="T37"><text:s text:c="2"/></text:span><text:span text:style-name="T25">0.0 -4.0 <text:s/>4.0 -4.0 <text:s/>0.0 <text:s/>0.0 -4.0</text:span></text:p>
      <text:p text:style-name="P19"><text:span text:style-name="T37"><text:s text:c="2"/></text:span><text:span text:style-name="T25">8.0 <text:s/>8.0 -8.0 <text:s/>0.0 <text:s/>8.0 -8.0 <text:s/>0.0</text:span></text:p>
      <text:p text:style-name="P25"/>
      <text:p text:style-name="P25"/>
      <text:p text:style-name="P19"><text:span text:style-name="T31">2. Линейные комбинации разрядных функций</text:span></text:p>
      <text:p text:style-name="P28"/>
      <text:p text:style-name="P19"><text:span text:style-name="T31">2.1 Вес всех линейных комбинаций разрядных функций получился равным 64</text:span></text:p>
      <text:p text:style-name="P28"/>
      <text:p text:style-name="P19"><text:span text:style-name="T31">2.2 Число мономов в линейных комбинациях разрядных функций:</text:span></text:p>
      <text:p text:style-name="P25"/>
      <text:p text:style-name="P19"><text:span text:style-name="T25">y6: <text:s text:c="22"/>10</text:span></text:p>
      <text:p text:style-name="P19"><text:span text:style-name="T25">y5: <text:s text:c="22"/>14</text:span></text:p>
      <text:p text:style-name="P19"><text:span text:style-name="T25">y5⊕y6: <text:s text:c="19"/>23</text:span></text:p>
      <text:p text:style-name="P19"><text:span text:style-name="T25">y4: <text:s text:c="22"/>14</text:span></text:p>
      <text:p text:style-name="P19"><text:soft-page-break/><text:span text:style-name="T25">y4⊕y6: <text:s text:c="19"/>23</text:span></text:p>
      <text:p text:style-name="P19"><text:span text:style-name="T25">y4⊕y5: <text:s text:c="19"/>23</text:span></text:p>
      <text:p text:style-name="P19"><text:span text:style-name="T25">y4⊕y5⊕y6: <text:s text:c="16"/>32</text:span></text:p>
      <text:p text:style-name="P19"><text:span text:style-name="T25">y3: <text:s text:c="22"/>10</text:span></text:p>
      <text:p text:style-name="P19"><text:span text:style-name="T25">y3⊕y6: <text:s text:c="19"/>19</text:span></text:p>
      <text:p text:style-name="P19"><text:span text:style-name="T25">y3⊕y5: <text:s text:c="19"/>22</text:span></text:p>
      <text:p text:style-name="P19"><text:span text:style-name="T25">y3⊕y5⊕y6: <text:s text:c="16"/>31</text:span></text:p>
      <text:p text:style-name="P19"><text:span text:style-name="T25">y3⊕y4: <text:s text:c="19"/>21</text:span></text:p>
      <text:p text:style-name="P19"><text:span text:style-name="T25">y3⊕y4⊕y6: <text:s text:c="16"/>30</text:span></text:p>
      <text:p text:style-name="P19"><text:span text:style-name="T25">y3⊕y4⊕y5: <text:s text:c="16"/>31</text:span></text:p>
      <text:p text:style-name="P19"><text:span text:style-name="T25">y3⊕y4⊕y5⊕y6: <text:s text:c="13"/>40</text:span></text:p>
      <text:p text:style-name="P19"><text:span text:style-name="T25">y2: <text:s text:c="22"/>12</text:span></text:p>
      <text:p text:style-name="P19"><text:span text:style-name="T25">y2⊕y6: <text:s text:c="19"/>19</text:span></text:p>
      <text:p text:style-name="P19"><text:span text:style-name="T25">y2⊕y5: <text:s text:c="19"/>24</text:span></text:p>
      <text:p text:style-name="P19"><text:span text:style-name="T25">y2⊕y5⊕y6: <text:s text:c="16"/>31</text:span></text:p>
      <text:p text:style-name="P19"><text:span text:style-name="T25">y2⊕y4: <text:s text:c="19"/>25</text:span></text:p>
      <text:p text:style-name="P19"><text:span text:style-name="T25">y2⊕y4⊕y6: <text:s text:c="16"/>32</text:span></text:p>
      <text:p text:style-name="P19"><text:span text:style-name="T25">y2⊕y4⊕y5: <text:s text:c="16"/>34</text:span></text:p>
      <text:p text:style-name="P19"><text:span text:style-name="T25">y2⊕y4⊕y5⊕y6: <text:s text:c="13"/>41</text:span></text:p>
      <text:p text:style-name="P19"><text:span text:style-name="T25">y2⊕y3: <text:s text:c="19"/>20</text:span></text:p>
      <text:p text:style-name="P19"><text:span text:style-name="T25">y2⊕y3⊕y6: <text:s text:c="16"/>27</text:span></text:p>
      <text:p text:style-name="P19"><text:span text:style-name="T25">y2⊕y3⊕y5: <text:s text:c="16"/>31</text:span></text:p>
      <text:p text:style-name="P19"><text:span text:style-name="T25">y2⊕y3⊕y5⊕y6: <text:s text:c="13"/>38</text:span></text:p>
      <text:p text:style-name="P19"><text:span text:style-name="T25">y2⊕y3⊕y4: <text:s text:c="16"/>31</text:span></text:p>
      <text:p text:style-name="P19"><text:span text:style-name="T25">y2⊕y3⊕y4⊕y6: <text:s text:c="13"/>38</text:span></text:p>
      <text:p text:style-name="P19"><text:span text:style-name="T25">y2⊕y3⊕y4⊕y5: <text:s text:c="13"/>40</text:span></text:p>
      <text:p text:style-name="P19"><text:span text:style-name="T25">y2⊕y3⊕y4⊕y5⊕y6: <text:s text:c="10"/>47</text:span></text:p>
      <text:p text:style-name="P19"><text:span text:style-name="T25">y1: <text:s text:c="22"/>11</text:span></text:p>
      <text:p text:style-name="P19"><text:span text:style-name="T25">y1⊕y6: <text:s text:c="19"/>18</text:span></text:p>
      <text:p text:style-name="P19"><text:span text:style-name="T25">y1⊕y5: <text:s text:c="19"/>24</text:span></text:p>
      <text:p text:style-name="P19"><text:span text:style-name="T25">y1⊕y5⊕y6: <text:s text:c="16"/>31</text:span></text:p>
      <text:p text:style-name="P19"><text:span text:style-name="T25">y1⊕y4: <text:s text:c="19"/>23</text:span></text:p>
      <text:p text:style-name="P19"><text:span text:style-name="T25">y1⊕y4⊕y6: <text:s text:c="16"/>30</text:span></text:p>
      <text:p text:style-name="P19"><text:span text:style-name="T25">y1⊕y4⊕y5: <text:s text:c="16"/>33</text:span></text:p>
      <text:p text:style-name="P19"><text:span text:style-name="T25">y1⊕y4⊕y5⊕y6: <text:s text:c="13"/>40</text:span></text:p>
      <text:p text:style-name="P19"><text:span text:style-name="T25">y1⊕y3: <text:s text:c="19"/>20</text:span></text:p>
      <text:p text:style-name="P19"><text:span text:style-name="T25">y1⊕y3⊕y6: <text:s text:c="16"/>27</text:span></text:p>
      <text:p text:style-name="P19"><text:span text:style-name="T25">y1⊕y3⊕y5: <text:s text:c="16"/>32</text:span></text:p>
      <text:p text:style-name="P19"><text:span text:style-name="T25">y1⊕y3⊕y5⊕y6: <text:s text:c="13"/>39</text:span></text:p>
      <text:p text:style-name="P19"><text:span text:style-name="T25">y1⊕y3⊕y4: <text:s text:c="16"/>30</text:span></text:p>
      <text:p text:style-name="P19"><text:span text:style-name="T25">y1⊕y3⊕y4⊕y6: <text:s text:c="13"/>37</text:span></text:p>
      <text:p text:style-name="P19"><text:span text:style-name="T25">y1⊕y3⊕y4⊕y5: <text:s text:c="13"/>40</text:span></text:p>
      <text:p text:style-name="P19"><text:span text:style-name="T25">y1⊕y3⊕y4⊕y5⊕y6: <text:s text:c="10"/>47</text:span></text:p>
      <text:p text:style-name="P19"><text:span text:style-name="T25">y1⊕y2: <text:s text:c="19"/>22</text:span></text:p>
      <text:p text:style-name="P19"><text:span text:style-name="T25">y1⊕y2⊕y6: <text:s text:c="16"/>27</text:span></text:p>
      <text:p text:style-name="P19"><text:span text:style-name="T25">y1⊕y2⊕y5: <text:s text:c="16"/>34</text:span></text:p>
      <text:p text:style-name="P19"><text:span text:style-name="T25">y1⊕y2⊕y5⊕y6: <text:s text:c="13"/>39</text:span></text:p>
      <text:p text:style-name="P19"><text:span text:style-name="T25">y1⊕y2⊕y4: <text:s text:c="16"/>34</text:span></text:p>
      <text:p text:style-name="P19"><text:span text:style-name="T25">y1⊕y2⊕y4⊕y6: <text:s text:c="13"/>39</text:span></text:p>
      <text:p text:style-name="P19"><text:span text:style-name="T25">y1⊕y2⊕y4⊕y5: <text:s text:c="13"/>43</text:span></text:p>
      <text:p text:style-name="P19"><text:span text:style-name="T25">y1⊕y2⊕y4⊕y5⊕y6: <text:s text:c="10"/>48</text:span></text:p>
      <text:p text:style-name="P19"><text:span text:style-name="T25">y1⊕y2⊕y3: <text:s text:c="16"/>30</text:span></text:p>
      <text:p text:style-name="P19"><text:span text:style-name="T25">y1⊕y2⊕y3⊕y6: <text:s text:c="13"/>35</text:span></text:p>
      <text:p text:style-name="P19"><text:span text:style-name="T25">y1⊕y2⊕y3⊕y5: <text:s text:c="13"/>41</text:span></text:p>
      <text:p text:style-name="P19"><text:span text:style-name="T25">y1⊕y2⊕y3⊕y5⊕y6: <text:s text:c="10"/>46</text:span></text:p>
      <text:p text:style-name="P19"><text:span text:style-name="T25">y1⊕y2⊕y3⊕y4: <text:s text:c="13"/>40</text:span></text:p>
      <text:p text:style-name="P19"><text:span text:style-name="T25">y1⊕y2⊕y3⊕y4⊕y6: <text:s text:c="10"/>45</text:span></text:p>
      <text:p text:style-name="P19"><text:span text:style-name="T25">y1⊕y2⊕y3⊕y4⊕y5: <text:s text:c="10"/>49</text:span></text:p>
      <text:p text:style-name="P19"><text:span text:style-name="T25">y1⊕y2⊕y3⊕y4⊕y5⊕y6: <text:s text:c="7"/>54</text:span></text:p>
      <text:p text:style-name="P19"><text:soft-page-break/><text:span text:style-name="T25">y0: <text:s text:c="22"/>13</text:span></text:p>
      <text:p text:style-name="P19"><text:span text:style-name="T25">y0⊕y6: <text:s text:c="19"/>21</text:span></text:p>
      <text:p text:style-name="P19"><text:span text:style-name="T25">y0⊕y5: <text:s text:c="19"/>24</text:span></text:p>
      <text:p text:style-name="P19"><text:span text:style-name="T25">y0⊕y5⊕y6: <text:s text:c="16"/>32</text:span></text:p>
      <text:p text:style-name="P19"><text:span text:style-name="T25">y0⊕y4: <text:s text:c="19"/>22</text:span></text:p>
      <text:p text:style-name="P19"><text:span text:style-name="T25">y0⊕y4⊕y6: <text:s text:c="16"/>30</text:span></text:p>
      <text:p text:style-name="P19"><text:span text:style-name="T25">y0⊕y4⊕y5: <text:s text:c="16"/>31</text:span></text:p>
      <text:p text:style-name="P19"><text:span text:style-name="T25">y0⊕y4⊕y5⊕y6: <text:s text:c="13"/>39</text:span></text:p>
      <text:p text:style-name="P19"><text:span text:style-name="T25">y0⊕y3: <text:s text:c="19"/>22</text:span></text:p>
      <text:p text:style-name="P19"><text:span text:style-name="T25">y0⊕y3⊕y6: <text:s text:c="16"/>30</text:span></text:p>
      <text:p text:style-name="P19"><text:span text:style-name="T25">y0⊕y3⊕y5: <text:s text:c="16"/>32</text:span></text:p>
      <text:p text:style-name="P19"><text:span text:style-name="T25">y0⊕y3⊕y5⊕y6: <text:s text:c="13"/>40</text:span></text:p>
      <text:p text:style-name="P19"><text:span text:style-name="T25">y0⊕y3⊕y4: <text:s text:c="16"/>29</text:span></text:p>
      <text:p text:style-name="P19"><text:span text:style-name="T25">y0⊕y3⊕y4⊕y6: <text:s text:c="13"/>37</text:span></text:p>
      <text:p text:style-name="P19"><text:span text:style-name="T25">y0⊕y3⊕y4⊕y5: <text:s text:c="13"/>38</text:span></text:p>
      <text:p text:style-name="P19"><text:span text:style-name="T25">y0⊕y3⊕y4⊕y5⊕y6: <text:s text:c="10"/>46</text:span></text:p>
      <text:p text:style-name="P19"><text:span text:style-name="T25">y0⊕y2: <text:s text:c="19"/>23</text:span></text:p>
      <text:p text:style-name="P19"><text:span text:style-name="T25">y0⊕y2⊕y6: <text:s text:c="16"/>29</text:span></text:p>
      <text:p text:style-name="P19"><text:span text:style-name="T25">y0⊕y2⊕y5: <text:s text:c="16"/>33</text:span></text:p>
      <text:p text:style-name="P19"><text:span text:style-name="T25">y0⊕y2⊕y5⊕y6: <text:s text:c="13"/>39</text:span></text:p>
      <text:p text:style-name="P19"><text:span text:style-name="T25">y0⊕y2⊕y4: <text:s text:c="16"/>32</text:span></text:p>
      <text:p text:style-name="P19"><text:span text:style-name="T25">y0⊕y2⊕y4⊕y6: <text:s text:c="13"/>38</text:span></text:p>
      <text:p text:style-name="P19"><text:span text:style-name="T25">y0⊕y2⊕y4⊕y5: <text:s text:c="13"/>40</text:span></text:p>
      <text:p text:style-name="P19"><text:span text:style-name="T25">y0⊕y2⊕y4⊕y5⊕y6: <text:s text:c="10"/>46</text:span></text:p>
      <text:p text:style-name="P19"><text:span text:style-name="T25">y0⊕y2⊕y3: <text:s text:c="16"/>31</text:span></text:p>
      <text:p text:style-name="P19"><text:span text:style-name="T25">y0⊕y2⊕y3⊕y6: <text:s text:c="13"/>37</text:span></text:p>
      <text:p text:style-name="P19"><text:span text:style-name="T25">y0⊕y2⊕y3⊕y5: <text:s text:c="13"/>40</text:span></text:p>
      <text:p text:style-name="P19"><text:span text:style-name="T25">y0⊕y2⊕y3⊕y5⊕y6: <text:s text:c="10"/>46</text:span></text:p>
      <text:p text:style-name="P19"><text:span text:style-name="T25">y0⊕y2⊕y3⊕y4: <text:s text:c="13"/>38</text:span></text:p>
      <text:p text:style-name="P19"><text:span text:style-name="T25">y0⊕y2⊕y3⊕y4⊕y6: <text:s text:c="10"/>44</text:span></text:p>
      <text:p text:style-name="P19"><text:span text:style-name="T25">y0⊕y2⊕y3⊕y4⊕y5: <text:s text:c="10"/>46</text:span></text:p>
      <text:p text:style-name="P19"><text:span text:style-name="T25">y0⊕y2⊕y3⊕y4⊕y5⊕y6: <text:s text:c="7"/>52</text:span></text:p>
      <text:p text:style-name="P19"><text:span text:style-name="T25">y0⊕y1: <text:s text:c="19"/>20</text:span></text:p>
      <text:p text:style-name="P19"><text:span text:style-name="T25">y0⊕y1⊕y6: <text:s text:c="16"/>27</text:span></text:p>
      <text:p text:style-name="P19"><text:span text:style-name="T25">y0⊕y1⊕y5: <text:s text:c="16"/>31</text:span></text:p>
      <text:p text:style-name="P19"><text:span text:style-name="T25">y0⊕y1⊕y5⊕y6: <text:s text:c="13"/>38</text:span></text:p>
      <text:p text:style-name="P19"><text:span text:style-name="T25">y0⊕y1⊕y4: <text:s text:c="16"/>29</text:span></text:p>
      <text:p text:style-name="P19"><text:span text:style-name="T25">y0⊕y1⊕y4⊕y6: <text:s text:c="13"/>36</text:span></text:p>
      <text:p text:style-name="P19"><text:span text:style-name="T25">y0⊕y1⊕y4⊕y5: <text:s text:c="13"/>38</text:span></text:p>
      <text:p text:style-name="P19"><text:span text:style-name="T25">y0⊕y1⊕y4⊕y5⊕y6: <text:s text:c="10"/>45</text:span></text:p>
      <text:p text:style-name="P19"><text:span text:style-name="T25">y0⊕y1⊕y3: <text:s text:c="16"/>29</text:span></text:p>
      <text:p text:style-name="P19"><text:span text:style-name="T25">y0⊕y1⊕y3⊕y6: <text:s text:c="13"/>36</text:span></text:p>
      <text:p text:style-name="P19"><text:span text:style-name="T25">y0⊕y1⊕y3⊕y5: <text:s text:c="13"/>39</text:span></text:p>
      <text:p text:style-name="P19"><text:span text:style-name="T25">y0⊕y1⊕y3⊕y5⊕y6: <text:s text:c="10"/>46</text:span></text:p>
      <text:p text:style-name="P19"><text:span text:style-name="T25">y0⊕y1⊕y3⊕y4: <text:s text:c="13"/>36</text:span></text:p>
      <text:p text:style-name="P19"><text:span text:style-name="T25">y0⊕y1⊕y3⊕y4⊕y6: <text:s text:c="10"/>43</text:span></text:p>
      <text:p text:style-name="P19"><text:span text:style-name="T25">y0⊕y1⊕y3⊕y4⊕y5: <text:s text:c="10"/>45</text:span></text:p>
      <text:p text:style-name="P19"><text:span text:style-name="T25">y0⊕y1⊕y3⊕y4⊕y5⊕y6: <text:s text:c="7"/>52</text:span></text:p>
      <text:p text:style-name="P19"><text:span text:style-name="T25">y0⊕y1⊕y2: <text:s text:c="16"/>30</text:span></text:p>
      <text:p text:style-name="P19"><text:span text:style-name="T25">y0⊕y1⊕y2⊕y6: <text:s text:c="13"/>35</text:span></text:p>
      <text:p text:style-name="P19"><text:span text:style-name="T25">y0⊕y1⊕y2⊕y5: <text:s text:c="13"/>40</text:span></text:p>
      <text:p text:style-name="P19"><text:span text:style-name="T25">y0⊕y1⊕y2⊕y5⊕y6: <text:s text:c="10"/>45</text:span></text:p>
      <text:p text:style-name="P19"><text:span text:style-name="T25">y0⊕y1⊕y2⊕y4: <text:s text:c="13"/>39</text:span></text:p>
      <text:p text:style-name="P19"><text:span text:style-name="T25">y0⊕y1⊕y2⊕y4⊕y6: <text:s text:c="10"/>44</text:span></text:p>
      <text:p text:style-name="P19"><text:span text:style-name="T25">y0⊕y1⊕y2⊕y4⊕y5: <text:s text:c="10"/>47</text:span></text:p>
      <text:p text:style-name="P19"><text:span text:style-name="T25">y0⊕y1⊕y2⊕y4⊕y5⊕y6: <text:s text:c="7"/>52</text:span></text:p>
      <text:p text:style-name="P19"><text:span text:style-name="T25">y0⊕y1⊕y2⊕y3: <text:s text:c="13"/>38</text:span></text:p>
      <text:p text:style-name="P19"><text:span text:style-name="T25">y0⊕y1⊕y2⊕y3⊕y6: <text:s text:c="10"/>43</text:span></text:p>
      <text:p text:style-name="P19"><text:span text:style-name="T25">y0⊕y1⊕y2⊕y3⊕y5: <text:s text:c="10"/>47</text:span></text:p>
      <text:p text:style-name="P19"><text:soft-page-break/><text:span text:style-name="T25">y0⊕y1⊕y2⊕y3⊕y5⊕y6: <text:s text:c="7"/>52</text:span></text:p>
      <text:p text:style-name="P19"><text:span text:style-name="T25">y0⊕y1⊕y2⊕y3⊕y4: <text:s text:c="10"/>45</text:span></text:p>
      <text:p text:style-name="P19"><text:span text:style-name="T25">y0⊕y1⊕y2⊕y3⊕y4⊕y6: <text:s text:c="7"/>50</text:span></text:p>
      <text:p text:style-name="P19"><text:span text:style-name="T25">y0⊕y1⊕y2⊕y3⊕y4⊕y5: <text:s text:c="7"/>53</text:span></text:p>
      <text:p text:style-name="P19"><text:span text:style-name="T25">y0⊕y1⊕y2⊕y3⊕y4⊕y5⊕y6: <text:s text:c="4"/>58</text:span></text:p>
      <text:p text:style-name="P19"><text:span text:style-name="T25">1⊕y6: <text:s text:c="20"/>11</text:span></text:p>
      <text:p text:style-name="P19"><text:span text:style-name="T25">1⊕y5: <text:s text:c="20"/>14</text:span></text:p>
      <text:p text:style-name="P19"><text:span text:style-name="T25">1⊕y5⊕y6: <text:s text:c="17"/>24</text:span></text:p>
      <text:p text:style-name="P19"><text:span text:style-name="T25">1⊕y4: <text:s text:c="20"/>14</text:span></text:p>
      <text:p text:style-name="P19"><text:span text:style-name="T25">1⊕y4⊕y6: <text:s text:c="17"/>24</text:span></text:p>
      <text:p text:style-name="P19"><text:span text:style-name="T25">1⊕y4⊕y5: <text:s text:c="17"/>23</text:span></text:p>
      <text:p text:style-name="P19"><text:span text:style-name="T25">1⊕y4⊕y5⊕y6: <text:s text:c="14"/>33</text:span></text:p>
      <text:p text:style-name="P19"><text:span text:style-name="T25">1⊕y3: <text:s text:c="20"/>11</text:span></text:p>
      <text:p text:style-name="P19"><text:span text:style-name="T25">1⊕y3⊕y6: <text:s text:c="17"/>20</text:span></text:p>
      <text:p text:style-name="P19"><text:span text:style-name="T25">1⊕y3⊕y5: <text:s text:c="17"/>22</text:span></text:p>
      <text:p text:style-name="P19"><text:span text:style-name="T25">1⊕y3⊕y5⊕y6: <text:s text:c="14"/>32</text:span></text:p>
      <text:p text:style-name="P19"><text:span text:style-name="T25">1⊕y3⊕y4: <text:s text:c="17"/>21</text:span></text:p>
      <text:p text:style-name="P19"><text:span text:style-name="T25">1⊕y3⊕y4⊕y6: <text:s text:c="14"/>31</text:span></text:p>
      <text:p text:style-name="P19"><text:span text:style-name="T25">1⊕y3⊕y4⊕y5: <text:s text:c="14"/>31</text:span></text:p>
      <text:p text:style-name="P19"><text:span text:style-name="T25">1⊕y3⊕y4⊕y5⊕y6: <text:s text:c="11"/>41</text:span></text:p>
      <text:p text:style-name="P19"><text:span text:style-name="T25">1⊕y2: <text:s text:c="20"/>12</text:span></text:p>
      <text:p text:style-name="P19"><text:span text:style-name="T25">1⊕y2⊕y6: <text:s text:c="17"/>20</text:span></text:p>
      <text:p text:style-name="P19"><text:span text:style-name="T25">1⊕y2⊕y5: <text:s text:c="17"/>24</text:span></text:p>
      <text:p text:style-name="P19"><text:span text:style-name="T25">1⊕y2⊕y5⊕y6: <text:s text:c="14"/>32</text:span></text:p>
      <text:p text:style-name="P19"><text:span text:style-name="T25">1⊕y2⊕y4: <text:s text:c="17"/>25</text:span></text:p>
      <text:p text:style-name="P19"><text:span text:style-name="T25">1⊕y2⊕y4⊕y6: <text:s text:c="14"/>33</text:span></text:p>
      <text:p text:style-name="P19"><text:span text:style-name="T25">1⊕y2⊕y4⊕y5: <text:s text:c="14"/>34</text:span></text:p>
      <text:p text:style-name="P19"><text:span text:style-name="T25">1⊕y2⊕y4⊕y5⊕y6: <text:s text:c="11"/>42</text:span></text:p>
      <text:p text:style-name="P19"><text:span text:style-name="T25">1⊕y2⊕y3: <text:s text:c="17"/>21</text:span></text:p>
      <text:p text:style-name="P19"><text:span text:style-name="T25">1⊕y2⊕y3⊕y6: <text:s text:c="14"/>28</text:span></text:p>
      <text:p text:style-name="P19"><text:span text:style-name="T25">1⊕y2⊕y3⊕y5: <text:s text:c="14"/>31</text:span></text:p>
      <text:p text:style-name="P19"><text:span text:style-name="T25">1⊕y2⊕y3⊕y5⊕y6: <text:s text:c="11"/>39</text:span></text:p>
      <text:p text:style-name="P19"><text:span text:style-name="T25">1⊕y2⊕y3⊕y4: <text:s text:c="14"/>31</text:span></text:p>
      <text:p text:style-name="P19"><text:span text:style-name="T25">1⊕y2⊕y3⊕y4⊕y6: <text:s text:c="11"/>39</text:span></text:p>
      <text:p text:style-name="P19"><text:span text:style-name="T25">1⊕y2⊕y3⊕y4⊕y5: <text:s text:c="11"/>40</text:span></text:p>
      <text:p text:style-name="P19"><text:span text:style-name="T25">1⊕y2⊕y3⊕y4⊕y5⊕y6: <text:s text:c="8"/>48</text:span></text:p>
      <text:p text:style-name="P19"><text:span text:style-name="T25">1⊕y1: <text:s text:c="20"/>11</text:span></text:p>
      <text:p text:style-name="P19"><text:span text:style-name="T25">1⊕y1⊕y6: <text:s text:c="17"/>19</text:span></text:p>
      <text:p text:style-name="P19"><text:span text:style-name="T25">1⊕y1⊕y5: <text:s text:c="17"/>24</text:span></text:p>
      <text:p text:style-name="P19"><text:span text:style-name="T25">1⊕y1⊕y5⊕y6: <text:s text:c="14"/>32</text:span></text:p>
      <text:p text:style-name="P19"><text:span text:style-name="T25">1⊕y1⊕y4: <text:s text:c="17"/>23</text:span></text:p>
      <text:p text:style-name="P19"><text:span text:style-name="T25">1⊕y1⊕y4⊕y6: <text:s text:c="14"/>31</text:span></text:p>
      <text:p text:style-name="P19"><text:span text:style-name="T25">1⊕y1⊕y4⊕y5: <text:s text:c="14"/>33</text:span></text:p>
      <text:p text:style-name="P19"><text:span text:style-name="T25">1⊕y1⊕y4⊕y5⊕y6: <text:s text:c="11"/>41</text:span></text:p>
      <text:p text:style-name="P19"><text:span text:style-name="T25">1⊕y1⊕y3: <text:s text:c="17"/>21</text:span></text:p>
      <text:p text:style-name="P19"><text:span text:style-name="T25">1⊕y1⊕y3⊕y6: <text:s text:c="14"/>28</text:span></text:p>
      <text:p text:style-name="P19"><text:span text:style-name="T25">1⊕y1⊕y3⊕y5: <text:s text:c="14"/>32</text:span></text:p>
      <text:p text:style-name="P19"><text:span text:style-name="T25">1⊕y1⊕y3⊕y5⊕y6: <text:s text:c="11"/>40</text:span></text:p>
      <text:p text:style-name="P19"><text:span text:style-name="T25">1⊕y1⊕y3⊕y4: <text:s text:c="14"/>30</text:span></text:p>
      <text:p text:style-name="P19"><text:span text:style-name="T25">1⊕y1⊕y3⊕y4⊕y6: <text:s text:c="11"/>38</text:span></text:p>
      <text:p text:style-name="P19"><text:span text:style-name="T25">1⊕y1⊕y3⊕y4⊕y5: <text:s text:c="11"/>40</text:span></text:p>
      <text:p text:style-name="P19"><text:span text:style-name="T25">1⊕y1⊕y3⊕y4⊕y5⊕y6: <text:s text:c="8"/>48</text:span></text:p>
      <text:p text:style-name="P19"><text:span text:style-name="T25">1⊕y1⊕y2: <text:s text:c="17"/>22</text:span></text:p>
      <text:p text:style-name="P19"><text:span text:style-name="T25">1⊕y1⊕y2⊕y6: <text:s text:c="14"/>28</text:span></text:p>
      <text:p text:style-name="P19"><text:span text:style-name="T25">1⊕y1⊕y2⊕y5: <text:s text:c="14"/>34</text:span></text:p>
      <text:p text:style-name="P19"><text:span text:style-name="T25">1⊕y1⊕y2⊕y5⊕y6: <text:s text:c="11"/>40</text:span></text:p>
      <text:p text:style-name="P19"><text:span text:style-name="T25">1⊕y1⊕y2⊕y4: <text:s text:c="14"/>34</text:span></text:p>
      <text:p text:style-name="P19"><text:span text:style-name="T25">1⊕y1⊕y2⊕y4⊕y6: <text:s text:c="11"/>40</text:span></text:p>
      <text:p text:style-name="P19"><text:span text:style-name="T25">1⊕y1⊕y2⊕y4⊕y5: <text:s text:c="11"/>43</text:span></text:p>
      <text:p text:style-name="P19"><text:soft-page-break/><text:span text:style-name="T25">1⊕y1⊕y2⊕y4⊕y5⊕y6: <text:s text:c="8"/>49</text:span></text:p>
      <text:p text:style-name="P19"><text:span text:style-name="T25">1⊕y1⊕y2⊕y3: <text:s text:c="14"/>31</text:span></text:p>
      <text:p text:style-name="P19"><text:span text:style-name="T25">1⊕y1⊕y2⊕y3⊕y6: <text:s text:c="11"/>36</text:span></text:p>
      <text:p text:style-name="P19"><text:span text:style-name="T25">1⊕y1⊕y2⊕y3⊕y5: <text:s text:c="11"/>41</text:span></text:p>
      <text:p text:style-name="P19"><text:span text:style-name="T25">1⊕y1⊕y2⊕y3⊕y5⊕y6: <text:s text:c="8"/>47</text:span></text:p>
      <text:p text:style-name="P19"><text:span text:style-name="T25">1⊕y1⊕y2⊕y3⊕y4: <text:s text:c="11"/>40</text:span></text:p>
      <text:p text:style-name="P19"><text:span text:style-name="T25">1⊕y1⊕y2⊕y3⊕y4⊕y6: <text:s text:c="8"/>46</text:span></text:p>
      <text:p text:style-name="P19"><text:span text:style-name="T25">1⊕y1⊕y2⊕y3⊕y4⊕y5: <text:s text:c="8"/>49</text:span></text:p>
      <text:p text:style-name="P19"><text:span text:style-name="T25">1⊕y1⊕y2⊕y3⊕y4⊕y5⊕y6: <text:s text:c="5"/>55</text:span></text:p>
      <text:p text:style-name="P19"><text:span text:style-name="T25">1⊕y0: <text:s text:c="20"/>14</text:span></text:p>
      <text:p text:style-name="P19"><text:span text:style-name="T25">1⊕y0⊕y6: <text:s text:c="17"/>22</text:span></text:p>
      <text:p text:style-name="P19"><text:span text:style-name="T25">1⊕y0⊕y5: <text:s text:c="17"/>24</text:span></text:p>
      <text:p text:style-name="P19"><text:span text:style-name="T25">1⊕y0⊕y5⊕y6: <text:s text:c="14"/>33</text:span></text:p>
      <text:p text:style-name="P19"><text:span text:style-name="T25">1⊕y0⊕y4: <text:s text:c="17"/>22</text:span></text:p>
      <text:p text:style-name="P19"><text:span text:style-name="T25">1⊕y0⊕y4⊕y6: <text:s text:c="14"/>31</text:span></text:p>
      <text:p text:style-name="P19"><text:span text:style-name="T25">1⊕y0⊕y4⊕y5: <text:s text:c="14"/>31</text:span></text:p>
      <text:p text:style-name="P19"><text:span text:style-name="T25">1⊕y0⊕y4⊕y5⊕y6: <text:s text:c="11"/>40</text:span></text:p>
      <text:p text:style-name="P19"><text:span text:style-name="T25">1⊕y0⊕y3: <text:s text:c="17"/>23</text:span></text:p>
      <text:p text:style-name="P19"><text:span text:style-name="T25">1⊕y0⊕y3⊕y6: <text:s text:c="14"/>31</text:span></text:p>
      <text:p text:style-name="P19"><text:span text:style-name="T25">1⊕y0⊕y3⊕y5: <text:s text:c="14"/>32</text:span></text:p>
      <text:p text:style-name="P19"><text:span text:style-name="T25">1⊕y0⊕y3⊕y5⊕y6: <text:s text:c="11"/>41</text:span></text:p>
      <text:p text:style-name="P19"><text:span text:style-name="T25">1⊕y0⊕y3⊕y4: <text:s text:c="14"/>29</text:span></text:p>
      <text:p text:style-name="P19"><text:span text:style-name="T25">1⊕y0⊕y3⊕y4⊕y6: <text:s text:c="11"/>38</text:span></text:p>
      <text:p text:style-name="P19"><text:span text:style-name="T25">1⊕y0⊕y3⊕y4⊕y5: <text:s text:c="11"/>38</text:span></text:p>
      <text:p text:style-name="P19"><text:span text:style-name="T25">1⊕y0⊕y3⊕y4⊕y5⊕y6: <text:s text:c="8"/>47</text:span></text:p>
      <text:p text:style-name="P19"><text:span text:style-name="T25">1⊕y0⊕y2: <text:s text:c="17"/>23</text:span></text:p>
      <text:p text:style-name="P19"><text:span text:style-name="T25">1⊕y0⊕y2⊕y6: <text:s text:c="14"/>30</text:span></text:p>
      <text:p text:style-name="P19"><text:span text:style-name="T25">1⊕y0⊕y2⊕y5: <text:s text:c="14"/>33</text:span></text:p>
      <text:p text:style-name="P19"><text:span text:style-name="T25">1⊕y0⊕y2⊕y5⊕y6: <text:s text:c="11"/>40</text:span></text:p>
      <text:p text:style-name="P19"><text:span text:style-name="T25">1⊕y0⊕y2⊕y4: <text:s text:c="14"/>32</text:span></text:p>
      <text:p text:style-name="P19"><text:span text:style-name="T25">1⊕y0⊕y2⊕y4⊕y6: <text:s text:c="11"/>39</text:span></text:p>
      <text:p text:style-name="P19"><text:span text:style-name="T25">1⊕y0⊕y2⊕y4⊕y5: <text:s text:c="11"/>40</text:span></text:p>
      <text:p text:style-name="P19"><text:span text:style-name="T25">1⊕y0⊕y2⊕y4⊕y5⊕y6: <text:s text:c="8"/>47</text:span></text:p>
      <text:p text:style-name="P19"><text:span text:style-name="T25">1⊕y0⊕y2⊕y3: <text:s text:c="14"/>32</text:span></text:p>
      <text:p text:style-name="P19"><text:span text:style-name="T25">1⊕y0⊕y2⊕y3⊕y6: <text:s text:c="11"/>38</text:span></text:p>
      <text:p text:style-name="P19"><text:span text:style-name="T25">1⊕y0⊕y2⊕y3⊕y5: <text:s text:c="11"/>40</text:span></text:p>
      <text:p text:style-name="P19"><text:span text:style-name="T25">1⊕y0⊕y2⊕y3⊕y5⊕y6: <text:s text:c="8"/>47</text:span></text:p>
      <text:p text:style-name="P19"><text:span text:style-name="T25">1⊕y0⊕y2⊕y3⊕y4: <text:s text:c="11"/>38</text:span></text:p>
      <text:p text:style-name="P19"><text:span text:style-name="T25">1⊕y0⊕y2⊕y3⊕y4⊕y6: <text:s text:c="8"/>45</text:span></text:p>
      <text:p text:style-name="P19"><text:span text:style-name="T25">1⊕y0⊕y2⊕y3⊕y4⊕y5: <text:s text:c="8"/>46</text:span></text:p>
      <text:p text:style-name="P19"><text:span text:style-name="T25">1⊕y0⊕y2⊕y3⊕y4⊕y5⊕y6: <text:s text:c="5"/>53</text:span></text:p>
      <text:p text:style-name="P19"><text:span text:style-name="T25">1⊕y0⊕y1: <text:s text:c="17"/>20</text:span></text:p>
      <text:p text:style-name="P19"><text:span text:style-name="T25">1⊕y0⊕y1⊕y6: <text:s text:c="14"/>28</text:span></text:p>
      <text:p text:style-name="P19"><text:span text:style-name="T25">1⊕y0⊕y1⊕y5: <text:s text:c="14"/>31</text:span></text:p>
      <text:p text:style-name="P19"><text:span text:style-name="T25">1⊕y0⊕y1⊕y5⊕y6: <text:s text:c="11"/>39</text:span></text:p>
      <text:p text:style-name="P19"><text:span text:style-name="T25">1⊕y0⊕y1⊕y4: <text:s text:c="14"/>29</text:span></text:p>
      <text:p text:style-name="P19"><text:span text:style-name="T25">1⊕y0⊕y1⊕y4⊕y6: <text:s text:c="11"/>37</text:span></text:p>
      <text:p text:style-name="P19"><text:span text:style-name="T25">1⊕y0⊕y1⊕y4⊕y5: <text:s text:c="11"/>38</text:span></text:p>
      <text:p text:style-name="P19"><text:span text:style-name="T25">1⊕y0⊕y1⊕y4⊕y5⊕y6: <text:s text:c="8"/>46</text:span></text:p>
      <text:p text:style-name="P19"><text:span text:style-name="T25">1⊕y0⊕y1⊕y3: <text:s text:c="14"/>30</text:span></text:p>
      <text:p text:style-name="P19"><text:span text:style-name="T25">1⊕y0⊕y1⊕y3⊕y6: <text:s text:c="11"/>37</text:span></text:p>
      <text:p text:style-name="P19"><text:span text:style-name="T25">1⊕y0⊕y1⊕y3⊕y5: <text:s text:c="11"/>39</text:span></text:p>
      <text:p text:style-name="P19"><text:span text:style-name="T25">1⊕y0⊕y1⊕y3⊕y5⊕y6: <text:s text:c="8"/>47</text:span></text:p>
      <text:p text:style-name="P19"><text:span text:style-name="T25">1⊕y0⊕y1⊕y3⊕y4: <text:s text:c="11"/>36</text:span></text:p>
      <text:p text:style-name="P19"><text:span text:style-name="T25">1⊕y0⊕y1⊕y3⊕y4⊕y6: <text:s text:c="8"/>44</text:span></text:p>
      <text:p text:style-name="P19"><text:span text:style-name="T25">1⊕y0⊕y1⊕y3⊕y4⊕y5: <text:s text:c="8"/>45</text:span></text:p>
      <text:p text:style-name="P19"><text:span text:style-name="T25">1⊕y0⊕y1⊕y3⊕y4⊕y5⊕y6: <text:s text:c="5"/>53</text:span></text:p>
      <text:p text:style-name="P19"><text:span text:style-name="T25">1⊕y0⊕y1⊕y2: <text:s text:c="14"/>30</text:span></text:p>
      <text:p text:style-name="P19"><text:span text:style-name="T25">1⊕y0⊕y1⊕y2⊕y6: <text:s text:c="11"/>36</text:span></text:p>
      <text:p text:style-name="P19"><text:soft-page-break/><text:span text:style-name="T25">1⊕y0⊕y1⊕y2⊕y5: <text:s text:c="11"/>40</text:span></text:p>
      <text:p text:style-name="P19"><text:span text:style-name="T25">1⊕y0⊕y1⊕y2⊕y5⊕y6: <text:s text:c="8"/>46</text:span></text:p>
      <text:p text:style-name="P19"><text:span text:style-name="T25">1⊕y0⊕y1⊕y2⊕y4: <text:s text:c="11"/>39</text:span></text:p>
      <text:p text:style-name="P19"><text:span text:style-name="T25">1⊕y0⊕y1⊕y2⊕y4⊕y6: <text:s text:c="8"/>45</text:span></text:p>
      <text:p text:style-name="P19"><text:span text:style-name="T25">1⊕y0⊕y1⊕y2⊕y4⊕y5: <text:s text:c="8"/>47</text:span></text:p>
      <text:p text:style-name="P19"><text:span text:style-name="T25">1⊕y0⊕y1⊕y2⊕y4⊕y5⊕y6: <text:s text:c="5"/>53</text:span></text:p>
      <text:p text:style-name="P19"><text:span text:style-name="T25">1⊕y0⊕y1⊕y2⊕y3: <text:s text:c="11"/>39</text:span></text:p>
      <text:p text:style-name="P19"><text:span text:style-name="T25">1⊕y0⊕y1⊕y2⊕y3⊕y6: <text:s text:c="8"/>44</text:span></text:p>
      <text:p text:style-name="P19"><text:span text:style-name="T25">1⊕y0⊕y1⊕y2⊕y3⊕y5: <text:s text:c="8"/>47</text:span></text:p>
      <text:p text:style-name="P19"><text:span text:style-name="T25">1⊕y0⊕y1⊕y2⊕y3⊕y5⊕y6: <text:s text:c="5"/>53</text:span></text:p>
      <text:p text:style-name="P19"><text:span text:style-name="T25">1⊕y0⊕y1⊕y2⊕y3⊕y4: <text:s text:c="8"/>45</text:span></text:p>
      <text:p text:style-name="P19"><text:span text:style-name="T25">1⊕y0⊕y1⊕y2⊕y3⊕y4⊕y6: <text:s text:c="5"/>51</text:span></text:p>
      <text:p text:style-name="P19"><text:span text:style-name="T25">1⊕y0⊕y1⊕y2⊕y3⊕y4⊕y5: <text:s text:c="5"/>53</text:span></text:p>
      <text:p text:style-name="P19"><text:span text:style-name="T25">1⊕y0⊕y1⊕y2⊕y3⊕y4⊕y5⊕y6: <text:s text:c="2"/>59</text:span></text:p>
      <text:p text:style-name="P25"/>
      <text:p text:style-name="P19"><text:span text:style-name="T7">2.3 коэффициенты Фурье(В связи с большим объёмом приведены лишь часть коэф, взятая из начала и конца)</text:span></text:p>
      <text:p text:style-name="P30"/>
      <text:p text:style-name="P19"><text:span text:style-name="T39">y6 [64. -8. <text:s/>0. -8. <text:s/>0. -8. <text:s/>0. -8. <text:s/>0. -8. <text:s/>0. <text:s/>8. -8. <text:s/>0. <text:s/>8. <text:s/>0. -8. <text:s/>0.</text:span></text:p>
      <text:p text:style-name="P31"><text:span text:style-name="T47"><text:s text:c="2"/></text:span><text:span text:style-name="T42">0. -8. <text:s/>8. <text:s/>0. <text:s/>0. -8. <text:s/>0. <text:s/>8. -8. <text:s/>0. -8. <text:s/>0. <text:s/>0. -8. <text:s/>0. -8. -8. <text:s/>0.</text:span></text:p>
      <text:p text:style-name="P31"><text:span text:style-name="T47"><text:s/></text:span><text:span text:style-name="T42">-8. <text:s/>0. <text:s/>0. -8. <text:s/>0. -8. <text:s/>8. <text:s/>0. <text:s/>0. -8. <text:s/>8. <text:s/>0. <text:s/>8. <text:s/>0. <text:s/>8. <text:s/>0. <text:s/>0. -8.</text:span></text:p>
      <text:p text:style-name="P31"><text:span text:style-name="T47"><text:s text:c="2"/></text:span><text:span text:style-name="T42">0. <text:s/>8. <text:s/>0. -8. <text:s/>0. <text:s/>8. <text:s/>0. <text:s/>8. <text:s/>0. <text:s/>8. <text:s/>0. -8. -8. <text:s/>0. <text:s/>8. <text:s/>0. <text:s/>0. <text:s/>8.</text:span></text:p>
      <text:p text:style-name="P31"><text:span text:style-name="T47"><text:s text:c="2"/></text:span><text:span text:style-name="T42">0. -8. <text:s/>8. <text:s/>0. <text:s/>0. <text:s/>8. -8. <text:s/>0. <text:s/>0. -8. <text:s/>0. -8. -8. <text:s/>0. <text:s/>8. <text:s/>0. <text:s/>8. <text:s/>0.</text:span></text:p>
      <text:p text:style-name="P31"><text:span text:style-name="T47"><text:s/></text:span><text:span text:style-name="T42">-8. <text:s/>0. <text:s/>8. <text:s/>0. <text:s/>8. <text:s/>0. <text:s/>0. -8. <text:s/>0. -8. <text:s/>0. <text:s/>8. <text:s/>0. <text:s/>8. <text:s/>0. -8. <text:s/>0. <text:s/>8.</text:span></text:p>
      <text:p text:style-name="P31"><text:span text:style-name="T47"><text:s text:c="2"/></text:span><text:span text:style-name="T42">8. <text:s/>0. -8. <text:s/>0. <text:s/>0. <text:s/>8. <text:s/>8. <text:s/>0. <text:s/>0. <text:s/>8. -8. <text:s/>0. -8. <text:s/>0. <text:s/>0. <text:s/>8. <text:s/>0. -8.</text:span></text:p>
      <text:p text:style-name="P31"><text:span text:style-name="T47"><text:s/></text:span><text:span text:style-name="T42">-8. <text:s/>0.]</text:span></text:p>
      <text:p text:style-name="P31"><text:span text:style-name="T42">y5 [64. <text:s/>8. <text:s/>0. <text:s/>0. <text:s/>8. <text:s/>8. <text:s/>0. -8. <text:s/>0. <text:s/>8. <text:s/>0. <text:s/>0. <text:s/>0. <text:s/>0. <text:s/>8. <text:s/>0. <text:s/>8. <text:s/>0.</text:span></text:p>
      <text:p text:style-name="P31"><text:span text:style-name="T47"><text:s text:c="2"/></text:span><text:span text:style-name="T42">8. <text:s/>8. <text:s/>0. <text:s/>0. -8. <text:s/>0. <text:s/>8. <text:s/>0. <text:s/>8. <text:s/>8. -8. -8. <text:s/>0. <text:s/>8. <text:s/>0. -8. <text:s/>8. -8.</text:span></text:p>
      <text:p text:style-name="P31"><text:span text:style-name="T47"><text:s text:c="2"/></text:span><text:span text:style-name="T42">0. <text:s/>0. <text:s/>0. -8. <text:s/>8. <text:s/>0. <text:s/>0. <text:s/>0. <text:s/>0. <text:s/>0. <text:s/>0. <text:s/>8. <text:s/>8. <text:s/>0. <text:s/>0. <text:s/>0. <text:s/>8. -8.</text:span></text:p>
      <text:p text:style-name="P31"><text:span text:style-name="T47"><text:s text:c="2"/></text:span><text:span text:style-name="T42">8. <text:s/>0. <text:s/>0. -8. <text:s/>8. -8. -8. <text:s/>8. -8. <text:s/>0. <text:s/>0. <text:s/>0. <text:s/>0. <text:s/>8. <text:s/>0. <text:s/>8. -8. -8.</text:span></text:p>
      <text:p text:style-name="P31"><text:span text:style-name="T47"><text:s/></text:span><text:span text:style-name="T42">-8. -8. -8. <text:s/>0. <text:s/>0. <text:s/>8. -8. -8. <text:s/>8. <text:s/>8. <text:s/>8. <text:s/>0. <text:s/>8. <text:s/>0. <text:s/>0. <text:s/>0. <text:s/>0. <text:s/>0.</text:span></text:p>
      <text:p text:style-name="P31"><text:span text:style-name="T47"><text:s text:c="2"/></text:span><text:span text:style-name="T42">0. -8. <text:s/>8. <text:s/>0. <text:s/>0. <text:s/>0. <text:s/>0. <text:s/>0. -8. <text:s/>0. <text:s/>8. <text:s/>0. -8. <text:s/>8. <text:s/>0. <text:s/>0. <text:s/>8. <text:s/>0.</text:span></text:p>
      <text:p text:style-name="P31"><text:span text:style-name="T47"><text:s text:c="2"/></text:span><text:span text:style-name="T42">0. -8. <text:s/>0. <text:s/>0. <text:s/>8. -8. <text:s/>0. <text:s/>8. <text:s/>0. -8. <text:s/>0. <text:s/>0. -8. <text:s/>8. <text:s/>0. -8. <text:s/>8. <text:s/>0.</text:span></text:p>
      <text:p text:style-name="P31"><text:span text:style-name="T47"><text:s/></text:span><text:span text:style-name="T42">-8. <text:s/>8.]</text:span></text:p>
      <text:p text:style-name="P31"><text:span text:style-name="T42">y5⊕y6 [64. <text:s/>0. <text:s/>0. <text:s/>8. <text:s/>8. <text:s/>8. -8. <text:s/>0. <text:s/>0. <text:s/>8. <text:s/>0. <text:s/>0. <text:s/>0. <text:s/>8. <text:s/>0. <text:s/>0. <text:s/>0. <text:s/>8.</text:span></text:p>
      <text:p text:style-name="P31"><text:span text:style-name="T47"><text:s text:c="2"/></text:span><text:span text:style-name="T42">8. <text:s/>8. <text:s/>0. -8. <text:s/>8. <text:s/>8. -8. <text:s/>8. <text:s/>0. -8. <text:s/>0. <text:s/>0. <text:s/>8. <text:s/>0. -8. <text:s/>0. <text:s/>0. <text:s/>0.</text:span></text:p>
      <text:p text:style-name="P31"><text:span text:style-name="T47"><text:s/></text:span><text:span text:style-name="T42">-8. <text:s/>0. <text:s/>0. <text:s/>0. <text:s/>0. <text:s/>0. <text:s/>8. <text:s/>0. <text:s/>8. <text:s/>8. <text:s/>0. -8. <text:s/>0. <text:s/>0. <text:s/>0. <text:s/>8. -8. <text:s/>8.</text:span></text:p>
      <text:p text:style-name="P31"><text:span text:style-name="T47"><text:s/></text:span><text:span text:style-name="T42">-8. <text:s/>0. <text:s/>0. -8. <text:s/>0. <text:s/>0. <text:s/>0. <text:s/>8. <text:s/>0. <text:s/>0. <text:s/>8. <text:s/>0. <text:s/>0. <text:s/>0. -8. <text:s/>0. <text:s/>0. <text:s/>0.</text:span></text:p>
      <text:p text:style-name="P31"><text:span text:style-name="T47"><text:s text:c="2"/></text:span><text:span text:style-name="T42">0. <text:s/>0. <text:s/>8. <text:s/>0. <text:s/>8. -8. <text:s/>0. -8. <text:s/>8. <text:s/>8. <text:s/>8. <text:s/>0. <text:s/>0. <text:s/>0. <text:s/>0. -8. -8. <text:s/>0.</text:span></text:p>
      <text:p text:style-name="P31"><text:span text:style-name="T47"><text:s/></text:span><text:span text:style-name="T42">-8. <text:s/>8. -8. <text:s/>0. <text:s/>8. -8. <text:s/>8. -8. -8. <text:s/>0. <text:s/>0. <text:s/>0. <text:s/>0. <text:s/>8. -8. <text:s/>0. -8. -8.</text:span></text:p>
      <text:p text:style-name="P31"><text:span text:style-name="T47"><text:s text:c="2"/></text:span><text:span text:style-name="T42">8. <text:s/>0. -8. -8. <text:s/>0. <text:s/>8. -8. <text:s/>8. <text:s/>0. <text:s/>8. <text:s/>8. -8. <text:s/>8. <text:s/>8. <text:s/>0. <text:s/>8. <text:s/>0. <text:s/>0.</text:span></text:p>
      <text:p text:style-name="P31"><text:span text:style-name="T47"><text:s/></text:span><text:span text:style-name="T42">-8. <text:s/>0.]</text:span></text:p>
      <text:p text:style-name="P31"><text:span text:style-name="T42">y4 [64. <text:s/>0. <text:s/>8. <text:s/>0. <text:s/>8. <text:s/>0. <text:s/>0. <text:s/>0. <text:s/>8. <text:s/>8. <text:s/>0. -8. <text:s/>0. <text:s/>8. -8. <text:s/>8. <text:s/>0. <text:s/>8.</text:span></text:p>
      <text:p text:style-name="P31"><text:span text:style-name="T47"><text:s text:c="2"/></text:span><text:span text:style-name="T42">0. <text:s/>0. <text:s/>0. <text:s/>0. <text:s/>0. <text:s/>8. <text:s/>8. <text:s/>0. <text:s/>8. <text:s/>8. -8. -8. <text:s/>8. <text:s/>0. <text:s/>0. <text:s/>0. <text:s/>0. -8.</text:span></text:p>
      <text:p text:style-name="P31"><text:span text:style-name="T47"><text:s/></text:span><text:span text:style-name="T42">-8. <text:s/>0. <text:s/>8. -8. <text:s/>8. <text:s/>8. <text:s/>8. <text:s/>0. <text:s/>0. -8. <text:s/>0. <text:s/>0. <text:s/>0. -8. <text:s/>8. -8. <text:s/>0. <text:s/>0.</text:span></text:p>
      <text:p text:style-name="P31"><text:span text:style-name="T47"><text:s/></text:span><text:span text:style-name="T42">-8. <text:s/>0. <text:s/>8. <text:s/>0. <text:s/>0. <text:s/>0. <text:s/>8. -8. <text:s/>0. <text:s/>8. <text:s/>8. <text:s/>0. <text:s/>8. -8. <text:s/>0. <text:s/>0. <text:s/>0. <text:s/>8.</text:span></text:p>
      <text:p text:style-name="P31"><text:span text:style-name="T47"><text:s text:c="2"/></text:span><text:span text:style-name="T42">0. <text:s/>8. <text:s/>0. <text:s/>0. <text:s/>8. <text:s/>8. -8. <text:s/>0. -8. -8. <text:s/>0. -8. <text:s/>8. <text:s/>0. <text:s/>0. <text:s/>0. <text:s/>0. <text:s/>0.</text:span></text:p>
      <text:p text:style-name="P31"><text:span text:style-name="T47"><text:s/></text:span><text:span text:style-name="T42">-8. <text:s/>0. <text:s/>0. <text:s/>8. -8. -8. <text:s/>0. <text:s/>8. <text:s/>8. -8. -8. -8. <text:s/>0. -8. <text:s/>8. <text:s/>0. <text:s/>0. <text:s/>0.</text:span></text:p>
      <text:p text:style-name="P31"><text:span text:style-name="T47"><text:s text:c="2"/></text:span><text:span text:style-name="T42">0. <text:s/>0. <text:s/>8. <text:s/>0. <text:s/>0. <text:s/>0. <text:s/>0. <text:s/>8. <text:s/>0. <text:s/>8. <text:s/>0. <text:s/>0. -8. <text:s/>8. -8. <text:s/>0. -8. <text:s/>0.</text:span></text:p>
      <text:p text:style-name="P31"><text:span text:style-name="T47"><text:s text:c="2"/></text:span><text:span text:style-name="T42">8. -8.]</text:span></text:p>
      <text:p text:style-name="P31"><text:span text:style-name="T42">y4⊕y6 [64. <text:s/>8. -8. <text:s/>0. <text:s/>0. <text:s/>0. <text:s/>0. <text:s/>0. <text:s/>8. <text:s/>8. -8. <text:s/>8. <text:s/>0. <text:s/>8. <text:s/>8. <text:s/>0. <text:s/>0. -8.</text:span></text:p>
      <text:p text:style-name="P31"><text:span text:style-name="T47"><text:s text:c="2"/></text:span><text:span text:style-name="T42">0. <text:s/>8. <text:s/>0. <text:s/>0. <text:s/>8. <text:s/>8. <text:s/>8. -8. <text:s/>0. <text:s/>0. <text:s/>0. <text:s/>8. <text:s/>0. <text:s/>8. <text:s/>8. <text:s/>0. <text:s/>0. <text:s/>8.</text:span></text:p>
      <text:p text:style-name="P31"><text:span text:style-name="T47"><text:s text:c="2"/></text:span><text:span text:style-name="T42">8. -8. -8. -8. <text:s/>0. <text:s/>0. <text:s/>0. <text:s/>0. -8. <text:s/>0. <text:s/>0. <text:s/>8. -8. <text:s/>0. -8. <text:s/>0. -8. <text:s/>8.</text:span></text:p>
      <text:p text:style-name="P31"><text:span text:style-name="T47"><text:s text:c="2"/></text:span><text:span text:style-name="T42">0. <text:s/>0. <text:s/>0. <text:s/>0. <text:s/>8. <text:s/>8. <text:s/>8. <text:s/>0. -8. <text:s/>0. <text:s/>0. <text:s/>8. -8. <text:s/>0. <text:s/>0. <text:s/>0. <text:s/>0. <text:s/>0.</text:span></text:p>
      <text:p text:style-name="P31"><text:span text:style-name="T47"><text:s text:c="2"/></text:span><text:span text:style-name="T42">8. -8. <text:s/>8. <text:s/>8. <text:s/>0. -8. -8. <text:s/>0. <text:s/>0. <text:s/>8. <text:s/>0. -8. <text:s/>0. <text:s/>0. <text:s/>8. <text:s/>8. <text:s/>8. -8.</text:span></text:p>
      <text:p text:style-name="P31"><text:span text:style-name="T47"><text:s text:c="2"/></text:span><text:span text:style-name="T42">0. <text:s/>0. <text:s/>0. -8. <text:s/>0. -8. <text:s/>0. <text:s/>8. -8. <text:s/>0. <text:s/>0. <text:s/>0. <text:s/>0. <text:s/>0. <text:s/>8. <text:s/>8. -8. <text:s/>8.</text:span></text:p>
      <text:p text:style-name="P31"><text:span text:style-name="T47"><text:s text:c="2"/></text:span><text:span text:style-name="T42">0. <text:s/>8. <text:s/>8. <text:s/>0. <text:s/>0. <text:s/>8. <text:s/>0. -8. <text:s/>0. <text:s/>0. -8. -8. -8. <text:s/>8. <text:s/>0. <text:s/>0. <text:s/>0. -8.</text:span></text:p>
      <text:p text:style-name="P31"><text:span text:style-name="T47"><text:s text:c="2"/></text:span><text:span text:style-name="T42">0. -8.]</text:span></text:p>
      <text:p text:style-name="P31"><text:span text:style-name="T42">y4⊕y5 [64. -8. <text:s/>0. <text:s/>8. -8. <text:s/>0. <text:s/>0. <text:s/>8. -8. -8. -8. <text:s/>8. <text:s/>0. <text:s/>0. <text:s/>8. <text:s/>8. -8. -8.</text:span></text:p>
      <text:p text:style-name="P31"><text:span text:style-name="T47"><text:s/></text:span><text:span text:style-name="T42">-8. <text:s/>8. <text:s/>0. <text:s/>0. -8. -8. -8. <text:s/>0. -8. <text:s/>0. <text:s/>0. -8. -8. <text:s/>0. <text:s/>0. <text:s/>0. <text:s/>0. <text:s/>0.</text:span></text:p>
      <text:p text:style-name="P31"><text:span text:style-name="T47"><text:s text:c="2"/></text:span><text:span text:style-name="T42">0. <text:s/>0. <text:s/>8. -8. <text:s/>0. <text:s/>8. <text:s/>0. -8. <text:s/>0. -8. <text:s/>8. <text:s/>0. -8. <text:s/>0. -8. <text:s/>0. <text:s/>8. <text:s/>0.</text:span></text:p>
      <text:p text:style-name="P31"><text:soft-page-break/><text:span text:style-name="T47"><text:s text:c="2"/></text:span><text:span text:style-name="T42">0. <text:s/>8. <text:s/>0. <text:s/>0. <text:s/>0. <text:s/>0. <text:s/>0. <text:s/>0. -8. <text:s/>8. <text:s/>8. <text:s/>0. <text:s/>0. -8. -8. <text:s/>0. -8. <text:s/>0.</text:span></text:p>
      <text:p text:style-name="P31"><text:span text:style-name="T47"><text:s text:c="2"/></text:span><text:span text:style-name="T42">0. <text:s/>0. <text:s/>8. <text:s/>8. <text:s/>0. <text:s/>0. <text:s/>0. <text:s/>0. <text:s/>8. <text:s/>8. <text:s/>0. <text:s/>0. <text:s/>8. -8. -8. <text:s/>8. -8. <text:s/>0.</text:span></text:p>
      <text:p text:style-name="P31"><text:span text:style-name="T47"><text:s text:c="2"/></text:span><text:span text:style-name="T42">0. -8. -8. <text:s/>0. <text:s/>8. <text:s/>0. <text:s/>8. <text:s/>8. <text:s/>0. <text:s/>0. <text:s/>0. <text:s/>0. <text:s/>0. <text:s/>0. -8. <text:s/>0. <text:s/>0. -8.</text:span></text:p>
      <text:p text:style-name="P31"><text:span text:style-name="T47"><text:s text:c="2"/></text:span><text:span text:style-name="T42">0. -8. <text:s/>0. <text:s/>8. -8. <text:s/>0. <text:s/>0. <text:s/>8. <text:s/>0. <text:s/>8. <text:s/>0. <text:s/>8. <text:s/>0. <text:s/>0. -8. -8. <text:s/>8. -8.</text:span></text:p>
      <text:p text:style-name="P31"><text:span text:style-name="T47"><text:s text:c="2"/></text:span><text:span text:style-name="T42">8. -8.]</text:span></text:p>
      <text:p text:style-name="P31"><text:span text:style-name="T42">y4⊕y5⊕y6 [64. <text:s/>0. <text:s/>0. <text:s/>8. <text:s/>0. -8. -8. -8. -8. <text:s/>0. <text:s/>0. <text:s/>0. -8. -8. <text:s/>8. <text:s/>0. <text:s/>8. <text:s/>0.</text:span></text:p>
      <text:p text:style-name="P31"><text:span text:style-name="T47"><text:s/></text:span><text:span text:style-name="T42">-8. -8. -8. -8. <text:s/>0. -8. <text:s/>8. -8. <text:s/>0. -8. <text:s/>8. <text:s/>0. -8. <text:s/>8. <text:s/>0. <text:s/>0. <text:s/>0. <text:s/>8.</text:span></text:p>
      <text:p text:style-name="P31"><text:span text:style-name="T47"><text:s text:c="2"/></text:span><text:span text:style-name="T42">0. -8. <text:s/>8. <text:s/>8. <text:s/>0. <text:s/>8. <text:s/>8. -8. <text:s/>0. <text:s/>0. <text:s/>0. <text:s/>8. <text:s/>0. -8. <text:s/>0. <text:s/>0. <text:s/>0. <text:s/>0.</text:span></text:p>
      <text:p text:style-name="P31"><text:span text:style-name="T47"><text:s text:c="2"/></text:span><text:span text:style-name="T42">8. <text:s/>0. -8. -8. <text:s/>0. -8. -8. <text:s/>0. <text:s/>8. -8. <text:s/>8. <text:s/>0. <text:s/>8. -8. -8. -8. <text:s/>0. <text:s/>8.</text:span></text:p>
      <text:p text:style-name="P31"><text:span text:style-name="T47"><text:s text:c="2"/></text:span><text:span text:style-name="T42">0. <text:s/>0. -8. <text:s/>0. <text:s/>0. <text:s/>8. <text:s/>0. <text:s/>0. <text:s/>0. <text:s/>0. <text:s/>0. -8. <text:s/>0. <text:s/>8. <text:s/>8. <text:s/>8. <text:s/>0. -8.</text:span></text:p>
      <text:p text:style-name="P31"><text:span text:style-name="T47"><text:s text:c="2"/></text:span><text:span text:style-name="T42">8. -8. <text:s/>0. <text:s/>0. <text:s/>0. -8. <text:s/>0. -8. <text:s/>0. <text:s/>0. <text:s/>0. <text:s/>0. <text:s/>8. <text:s/>0. <text:s/>0. <text:s/>0. -8. <text:s/>0.</text:span></text:p>
      <text:p text:style-name="P31"><text:span text:style-name="T47"><text:s text:c="2"/></text:span><text:span text:style-name="T42">0. <text:s/>8. <text:s/>0. <text:s/>0. <text:s/>0. <text:s/>0. <text:s/>0. <text:s/>8. <text:s/>0. <text:s/>8. <text:s/>8. -8. -8. <text:s/>0. <text:s/>0. <text:s/>0. -8. <text:s/>8.</text:span></text:p>
      <text:p text:style-name="P31"><text:span text:style-name="T47"><text:s/></text:span><text:span text:style-name="T42">-8. <text:s/>0.]</text:span></text:p>
      <text:p text:style-name="P31"><text:span text:style-name="T42">y3 [64. <text:s/>0. -8. <text:s/>0. <text:s/>0. <text:s/>0. <text:s/>0. -8. <text:s/>0. -8. -8. -8. <text:s/>8. <text:s/>0. <text:s/>8. <text:s/>8. <text:s/>0. <text:s/>8.</text:span></text:p>
      <text:p text:style-name="P31"><text:span text:style-name="T47"><text:s/></text:span><text:span text:style-name="T42">-8. <text:s/>8. <text:s/>0. <text:s/>8. <text:s/>0. <text:s/>0. <text:s/>0. <text:s/>0. -8. <text:s/>0. <text:s/>8. -8. <text:s/>8. <text:s/>0. -8. -8. <text:s/>0. -8.</text:span></text:p>
      <text:p text:style-name="P31"><text:span text:style-name="T47"><text:s/></text:span><text:span text:style-name="T42">-8. -8. -8. <text:s/>0. -8. <text:s/>0. <text:s/>0. <text:s/>0. <text:s/>0. <text:s/>8. <text:s/>0. <text:s/>0. -8. <text:s/>0. <text:s/>0. <text:s/>0. -8. <text:s/>0.</text:span></text:p>
      <text:p text:style-name="P31"><text:span text:style-name="T47"><text:s/></text:span><text:span text:style-name="T42">-8. <text:s/>8. -8. <text:s/>8. <text:s/>0. <text:s/>8. <text:s/>0. <text:s/>0. <text:s/>0. -8. <text:s/>0. <text:s/>0. <text:s/>8. <text:s/>0. -8. <text:s/>8. <text:s/>8. <text:s/>0.</text:span></text:p>
      <text:p text:style-name="P31"><text:span text:style-name="T47"><text:s/></text:span><text:span text:style-name="T42">-8. <text:s/>0. <text:s/>0. <text:s/>0. <text:s/>8. <text:s/>0. -8. <text:s/>8. -8. <text:s/>0. <text:s/>0. <text:s/>0. <text:s/>0. -8. <text:s/>0. <text:s/>0. <text:s/>0. <text:s/>0.</text:span></text:p>
      <text:p text:style-name="P31"><text:span text:style-name="T47"><text:s text:c="2"/></text:span><text:span text:style-name="T42">8. <text:s/>0. <text:s/>0. <text:s/>0. <text:s/>0. -8. -8. -8. <text:s/>0. <text:s/>8. <text:s/>0. <text:s/>0. <text:s/>0. -8. <text:s/>0. -8. <text:s/>8. <text:s/>8.</text:span></text:p>
      <text:p text:style-name="P31"><text:span text:style-name="T47"><text:s text:c="2"/></text:span><text:span text:style-name="T42">0. -8. <text:s/>0. <text:s/>0. <text:s/>0. <text:s/>8. <text:s/>8. -8. -8. <text:s/>0. <text:s/>8. <text:s/>8. -8. <text:s/>8. <text:s/>0. -8. <text:s/>8. <text:s/>8.</text:span></text:p>
      <text:p text:style-name="P31"><text:span text:style-name="T47"><text:s/></text:span><text:span text:style-name="T42">-8. <text:s/>0.]</text:span></text:p>
      <text:p text:style-name="P31"><text:span text:style-name="T42">y3⊕y6 [64. -8. <text:s/>0. <text:s/>0. <text:s/>0. -8. -8. -8. -8. <text:s/>8. <text:s/>0. <text:s/>8. <text:s/>0. <text:s/>0. <text:s/>0. <text:s/>8. <text:s/>0. -8.</text:span></text:p>
      <text:p text:style-name="P31"><text:span text:style-name="T47"><text:s text:c="2"/></text:span><text:span text:style-name="T42">8. <text:s/>8. <text:s/>8. <text:s/>0. <text:s/>8. -8. <text:s/>8. -8. -8. <text:s/>0. <text:s/>8. -8. <text:s/>0. <text:s/>8. -8. -8. <text:s/>0. -8.</text:span></text:p>
      <text:p text:style-name="P31"><text:span text:style-name="T47"><text:s text:c="2"/></text:span><text:span text:style-name="T42">0. <text:s/>0. <text:s/>0. -8. <text:s/>0. -8. <text:s/>0. <text:s/>0. <text:s/>0. <text:s/>8. -8. -8. <text:s/>0. <text:s/>0. <text:s/>0. -8. <text:s/>0. <text:s/>0.</text:span></text:p>
      <text:p text:style-name="P31"><text:span text:style-name="T47"><text:s/></text:span><text:span text:style-name="T42">-8. <text:s/>0. <text:s/>8. <text:s/>0. <text:s/>0. <text:s/>0. <text:s/>0. -8. <text:s/>0. <text:s/>0. -8. <text:s/>0. -8. <text:s/>8. <text:s/>8. <text:s/>0. <text:s/>0. <text:s/>0.</text:span></text:p>
      <text:p text:style-name="P31"><text:span text:style-name="T47"><text:s/></text:span><text:span text:style-name="T42">-8. -8. <text:s/>0. -8. <text:s/>0. <text:s/>0. <text:s/>0. <text:s/>8. <text:s/>8. <text:s/>0. <text:s/>0. <text:s/>0. <text:s/>0. <text:s/>8. <text:s/>0. <text:s/>0. -8. -8.</text:span></text:p>
      <text:p text:style-name="P31"><text:span text:style-name="T47"><text:s text:c="2"/></text:span><text:span text:style-name="T42">8. <text:s/>0. -8. <text:s/>8. <text:s/>0. <text:s/>8. <text:s/>0. <text:s/>0. <text:s/>8. <text:s/>0. -8. -8. <text:s/>8. <text:s/>0. <text:s/>0. -8. <text:s/>0. <text:s/>0.</text:span></text:p>
      <text:p text:style-name="P31"><text:span text:style-name="T47"><text:s text:c="2"/></text:span><text:span text:style-name="T42">0. <text:s/>8. <text:s/>8. <text:s/>8. <text:s/>8. -8. -8. <text:s/>0. -8. <text:s/>8. <text:s/>0. -8. <text:s/>8. <text:s/>0. <text:s/>0. <text:s/>0. <text:s/>0. -8.</text:span></text:p>
      <text:p text:style-name="P31"><text:span text:style-name="T47"><text:s text:c="2"/></text:span><text:span text:style-name="T42">0. <text:s/>0.]</text:span></text:p>
      <text:p text:style-name="P31"><text:span text:style-name="T42">y3⊕y5 [64. -8. <text:s/>8. <text:s/>0. <text:s/>0. <text:s/>0. -8. <text:s/>8. <text:s/>8. <text:s/>8. <text:s/>0. <text:s/>0. <text:s/>8. <text:s/>0. <text:s/>0. -8. <text:s/>8. <text:s/>0.</text:span></text:p>
      <text:p text:style-name="P31"><text:span text:style-name="T47"><text:s text:c="2"/></text:span><text:span text:style-name="T42">8. <text:s/>0. <text:s/>8. -8. -8. -8. <text:s/>0. <text:s/>0. <text:s/>0. <text:s/>0. <text:s/>0. -8. <text:s/>0. -8. <text:s/>8. -8. <text:s/>8. -8.</text:span></text:p>
      <text:p text:style-name="P31"><text:span text:style-name="T47"><text:s text:c="2"/></text:span><text:span text:style-name="T42">8. <text:s/>0. -8. <text:s/>0. -8. <text:s/>0. <text:s/>8. <text:s/>0. <text:s/>8. <text:s/>8. -8. <text:s/>8. <text:s/>8. <text:s/>8. <text:s/>0. <text:s/>0. <text:s/>8. <text:s/>0.</text:span></text:p>
      <text:p text:style-name="P31"><text:span text:style-name="T47"><text:s text:c="2"/></text:span><text:span text:style-name="T42">0. <text:s/>8. <text:s/>8. <text:s/>0. <text:s/>0. <text:s/>8. -8. <text:s/>8. <text:s/>0. <text:s/>0. <text:s/>0. -8. <text:s/>0. -8. <text:s/>0. <text:s/>0. <text:s/>0. <text:s/>0.</text:span></text:p>
      <text:p text:style-name="P31"><text:span text:style-name="T47"><text:s text:c="2"/></text:span><text:span text:style-name="T42">0. <text:s/>0. <text:s/>0. <text:s/>0. <text:s/>0. -8. <text:s/>0. <text:s/>8. <text:s/>0. <text:s/>8. -8. <text:s/>0. <text:s/>0. <text:s/>0. <text:s/>8. <text:s/>8. <text:s/>0. <text:s/>0.</text:span></text:p>
      <text:p text:style-name="P31"><text:span text:style-name="T47"><text:s text:c="2"/></text:span><text:span text:style-name="T42">8. <text:s/>8. <text:s/>0. -8. -8. <text:s/>0. <text:s/>8. <text:s/>8. <text:s/>0. <text:s/>0. <text:s/>8. <text:s/>0. <text:s/>0. -8. <text:s/>0. -8. -8. <text:s/>0.</text:span></text:p>
      <text:p text:style-name="P31"><text:span text:style-name="T47"><text:s text:c="2"/></text:span><text:span text:style-name="T42">0. <text:s/>0. -8. -8. <text:s/>0. <text:s/>0. <text:s/>0. <text:s/>0. <text:s/>0. <text:s/>8. <text:s/>0. <text:s/>8. -8. <text:s/>0. <text:s/>8. <text:s/>0. -8. <text:s/>8.</text:span></text:p>
      <text:p text:style-name="P31"><text:span text:style-name="T47"><text:s text:c="2"/></text:span><text:span text:style-name="T42">8. -8.]</text:span></text:p>
      <text:p text:style-name="P31"><text:span text:style-name="T42">y3⊕y5⊕y6 [64. <text:s/>0. <text:s/>0. <text:s/>0. <text:s/>0. <text:s/>0. -8. -8. <text:s/>0. <text:s/>0. -8. <text:s/>8. -8. <text:s/>8. <text:s/>8. -8. -8. -8.</text:span></text:p>
      <text:p text:style-name="P31"><text:span text:style-name="T47"><text:s/></text:span><text:span text:style-name="T42">-8. <text:s/>8. <text:s/>8. <text:s/>8. <text:s/>0. <text:s/>0. <text:s/>8. <text:s/>8. <text:s/>0. <text:s/>0. <text:s/>0. <text:s/>0. <text:s/>0. <text:s/>0. <text:s/>0. <text:s/>8. -8. <text:s/>0.</text:span></text:p>
      <text:p text:style-name="P31"><text:span text:style-name="T47"><text:s text:c="2"/></text:span><text:span text:style-name="T42">0. <text:s/>8. <text:s/>0. <text:s/>8. <text:s/>8. <text:s/>0. <text:s/>8. <text:s/>0. <text:s/>0. <text:s/>8. <text:s/>8. <text:s/>0. <text:s/>0. <text:s/>8. <text:s/>8. <text:s/>0. <text:s/>0. <text:s/>8.</text:span></text:p>
      <text:p text:style-name="P31"><text:span text:style-name="T47"><text:s text:c="2"/></text:span><text:span text:style-name="T42">0. <text:s/>8. <text:s/>8. <text:s/>0. -8. <text:s/>0. <text:s/>0. -8. -8. <text:s/>0. <text:s/>0. <text:s/>0. -8. <text:s/>8. <text:s/>0. <text:s/>0. <text:s/>0. <text:s/>0.</text:span></text:p>
      <text:p text:style-name="P31"><text:span text:style-name="T47"><text:s/></text:span><text:span text:style-name="T42">-8. <text:s/>8. -8. <text:s/>8. <text:s/>0. <text:s/>0. -8. -8. <text:s/>0. <text:s/>0. <text:s/>8. <text:s/>8. <text:s/>0. <text:s/>0. <text:s/>0. <text:s/>0. <text:s/>8. <text:s/>8.</text:span></text:p>
      <text:p text:style-name="P31"><text:span text:style-name="T47"><text:s text:c="2"/></text:span><text:span text:style-name="T42">8. -8. <text:s/>0. <text:s/>0. -8. -8. -8. <text:s/>0. <text:s/>8. <text:s/>0. <text:s/>8. <text:s/>0. <text:s/>0. -8. -8. <text:s/>0. <text:s/>0. -8.</text:span></text:p>
      <text:p text:style-name="P31"><text:span text:style-name="T47"><text:s text:c="2"/></text:span><text:span text:style-name="T42">0. <text:s/>8. <text:s/>0. -8. <text:s/>0. <text:s/>8. <text:s/>0. <text:s/>8. <text:s/>0. -8. <text:s/>8. <text:s/>0. <text:s/>0. -8. <text:s/>8. <text:s/>0. -8. <text:s/>0.</text:span></text:p>
      <text:p text:style-name="P31"><text:span text:style-name="T47"><text:s text:c="2"/></text:span><text:span text:style-name="T42">8. <text:s/>0.]</text:span></text:p>
      <text:p text:style-name="P26"/>
      <text:p text:style-name="P26"/>
      <text:p text:style-name="P31"><text:span text:style-name="T42">. . . . . . </text:span></text:p>
      <text:p text:style-name="P26"/>
      <text:p text:style-name="P26"/>
      <text:p text:style-name="P31"><text:span text:style-name="T42">1⊕y0⊕y1⊕y2 [64. -8. <text:s/>0. <text:s/>0. <text:s/>8. <text:s/>8. <text:s/>8. <text:s/>0. <text:s/>0. <text:s/>0. <text:s/>0. <text:s/>8. -8. <text:s/>0. <text:s/>8. <text:s/>8. <text:s/>8. <text:s/>0.</text:span></text:p>
      <text:p text:style-name="P31"><text:span text:style-name="T47"><text:s text:c="2"/></text:span><text:span text:style-name="T42">8. -8. <text:s/>0. <text:s/>0. <text:s/>0. <text:s/>8. -8. -8. -8. <text:s/>0. <text:s/>0. <text:s/>8. <text:s/>0. <text:s/>0. <text:s/>0. -8. <text:s/>0. <text:s/>0.</text:span></text:p>
      <text:p text:style-name="P31"><text:span text:style-name="T47"><text:s/></text:span><text:span text:style-name="T42">-8. <text:s/>8. -8. <text:s/>0. <text:s/>0. <text:s/>0. <text:s/>0. <text:s/>8. -8. <text:s/>0. -8. -8. <text:s/>0. -8. <text:s/>0. <text:s/>0. <text:s/>8. <text:s/>8.</text:span></text:p>
      <text:p text:style-name="P31"><text:span text:style-name="T47"><text:s text:c="2"/></text:span><text:span text:style-name="T42">8. <text:s/>0. <text:s/>0. <text:s/>0. <text:s/>0. -8. <text:s/>8. <text:s/>0. -8. -8. <text:s/>8. <text:s/>0. <text:s/>0. <text:s/>0. <text:s/>8. -8. <text:s/>0. <text:s/>8.</text:span></text:p>
      <text:p text:style-name="P31"><text:span text:style-name="T47"><text:s/></text:span><text:span text:style-name="T42">-8. <text:s/>8. <text:s/>0. <text:s/>8. <text:s/>8. <text:s/>0. <text:s/>0. <text:s/>0. <text:s/>0. <text:s/>8. -8. -8. <text:s/>0. <text:s/>0. -8. <text:s/>0. <text:s/>0. <text:s/>0.</text:span></text:p>
      <text:p text:style-name="P31"><text:span text:style-name="T47"><text:s text:c="2"/></text:span><text:span text:style-name="T42">8. <text:s/>0. <text:s/>0. <text:s/>8. <text:s/>8. -8. <text:s/>8. <text:s/>0. <text:s/>0. <text:s/>0. <text:s/>8. <text:s/>8. <text:s/>0. -8. <text:s/>8. -8. <text:s/>0. <text:s/>8.</text:span></text:p>
      <text:p text:style-name="P31"><text:span text:style-name="T47"><text:s text:c="2"/></text:span><text:span text:style-name="T42">8. <text:s/>0. <text:s/>0. <text:s/>0. <text:s/>8. <text:s/>0. <text:s/>0. <text:s/>0. <text:s/>8. -8. <text:s/>0. <text:s/>8. <text:s/>8. -8. <text:s/>0. -8. -8. <text:s/>0.</text:span></text:p>
      <text:p text:style-name="P31"><text:span text:style-name="T47"><text:s text:c="2"/></text:span><text:span text:style-name="T42">0. <text:s/>0.]</text:span></text:p>
      <text:p text:style-name="P31"><text:soft-page-break/><text:span text:style-name="T42">1⊕y0⊕y1⊕y2⊕y6 [64. <text:s/>0. <text:s/>8. -8. -8. <text:s/>0. -8. <text:s/>0. <text:s/>0. <text:s/>0. <text:s/>8. -8. <text:s/>8. <text:s/>0. <text:s/>8. <text:s/>0. <text:s/>0. <text:s/>8.</text:span></text:p>
      <text:p text:style-name="P31"><text:span text:style-name="T47"><text:s text:c="2"/></text:span><text:span text:style-name="T42">0. <text:s/>8. <text:s/>8. <text:s/>8. <text:s/>0. <text:s/>0. <text:s/>8. <text:s/>0. -8. <text:s/>0. <text:s/>0. <text:s/>0. <text:s/>8. -8. -8. -8. <text:s/>8. <text:s/>8.</text:span></text:p>
      <text:p text:style-name="P31"><text:span text:style-name="T47"><text:s text:c="2"/></text:span><text:span text:style-name="T42">8. <text:s/>0. <text:s/>0. <text:s/>8. -8. <text:s/>8. <text:s/>8. -8. -8. <text:s/>0. <text:s/>0. -8. <text:s/>0. <text:s/>8. -8. <text:s/>0. <text:s/>0. <text:s/>0.</text:span></text:p>
      <text:p text:style-name="P31"><text:span text:style-name="T47"><text:s text:c="2"/></text:span><text:span text:style-name="T42">0. <text:s/>0. -8. <text:s/>0. <text:s/>0. -8. -8. -8. -8. <text:s/>8. -8. <text:s/>8. <text:s/>0. <text:s/>0. <text:s/>8. <text:s/>0. <text:s/>8. <text:s/>0.</text:span></text:p>
      <text:p text:style-name="P31"><text:span text:style-name="T47"><text:s text:c="2"/></text:span><text:span text:style-name="T42">0. <text:s/>0. <text:s/>8. <text:s/>8. <text:s/>0. <text:s/>8. <text:s/>0. -8. -8. <text:s/>0. -8. <text:s/>0. <text:s/>8. <text:s/>8. <text:s/>0. <text:s/>0. -8. <text:s/>0.</text:span></text:p>
      <text:p text:style-name="P31"><text:span text:style-name="T47"><text:s/></text:span><text:span text:style-name="T42">-8. <text:s/>0. <text:s/>8. <text:s/>8. <text:s/>0. <text:s/>0. <text:s/>0. <text:s/>0. <text:s/>0. <text:s/>0. <text:s/>8. <text:s/>0. <text:s/>0. <text:s/>8. <text:s/>8. <text:s/>8. -8. <text:s/>8.</text:span></text:p>
      <text:p text:style-name="P31"><text:span text:style-name="T47"><text:s text:c="2"/></text:span><text:span text:style-name="T42">0. <text:s/>8. -8. <text:s/>0. -8. <text:s/>0. <text:s/>0. <text:s/>8. <text:s/>0. <text:s/>0. <text:s/>0. <text:s/>0. <text:s/>8. <text:s/>0. <text:s/>0. -8. <text:s/>0. <text:s/>0.</text:span></text:p>
      <text:p text:style-name="P31"><text:span text:style-name="T47"><text:s text:c="2"/></text:span><text:span text:style-name="T42">0. <text:s/>0.]</text:span></text:p>
      <text:p text:style-name="P31"><text:span text:style-name="T42">1⊕y0⊕y1⊕y2⊕y5 [64. <text:s/>0. <text:s/>0. <text:s/>8. -8. <text:s/>0. <text:s/>8. -8. <text:s/>0. <text:s/>8. <text:s/>0. <text:s/>0. <text:s/>0. <text:s/>0. <text:s/>0. -8. <text:s/>0. <text:s/>0.</text:span></text:p>
      <text:p text:style-name="P31"><text:span text:style-name="T47"><text:s text:c="2"/></text:span><text:span text:style-name="T42">8. <text:s/>0. -8. <text:s/>0. <text:s/>0. <text:s/>0. -8. <text:s/>0. <text:s/>0. <text:s/>0. -8. -8. <text:s/>0. -8. <text:s/>0. <text:s/>0. <text:s/>8. <text:s/>0.</text:span></text:p>
      <text:p text:style-name="P31"><text:span text:style-name="T47"><text:s text:c="2"/></text:span><text:span text:style-name="T42">0. <text:s/>8. -8. -8. <text:s/>0. <text:s/>8. <text:s/>8. <text:s/>8. <text:s/>8. -8. <text:s/>0. <text:s/>8. -8. <text:s/>8. -8. <text:s/>0. -8. <text:s/>0.</text:span></text:p>
      <text:p text:style-name="P31"><text:span text:style-name="T47"><text:s text:c="2"/></text:span><text:span text:style-name="T42">8. <text:s/>8. <text:s/>0. -8. <text:s/>0. <text:s/>0. <text:s/>8. -8. <text:s/>8. <text:s/>0. -8. <text:s/>8. -8. <text:s/>0. <text:s/>0. -8. <text:s/>0. <text:s/>0.</text:span></text:p>
      <text:p text:style-name="P31"><text:span text:style-name="T47"><text:s text:c="2"/></text:span><text:span text:style-name="T42">8. <text:s/>0. -8. <text:s/>8. <text:s/>8. <text:s/>8. -8. <text:s/>0. <text:s/>0. <text:s/>0. -8. <text:s/>0. -8. <text:s/>0. <text:s/>0. <text:s/>0. -8. <text:s/>0.</text:span></text:p>
      <text:p text:style-name="P31"><text:span text:style-name="T47"><text:s text:c="2"/></text:span><text:span text:style-name="T42">0. <text:s/>0. -8. <text:s/>8. <text:s/>0. -8. -8. -8. <text:s/>0. <text:s/>8. -8. <text:s/>0. <text:s/>0. <text:s/>0. -8. <text:s/>0. <text:s/>0. <text:s/>0.</text:span></text:p>
      <text:p text:style-name="P31"><text:span text:style-name="T47"><text:s text:c="2"/></text:span><text:span text:style-name="T42">0. <text:s/>0. -8. <text:s/>0. <text:s/>8. -8. <text:s/>8. <text:s/>0. -8. <text:s/>0. -8. -8. <text:s/>0. -8. <text:s/>0. <text:s/>0. <text:s/>8. <text:s/>8.</text:span></text:p>
      <text:p text:style-name="P31"><text:span text:style-name="T47"><text:s text:c="2"/></text:span><text:span text:style-name="T42">8. <text:s/>0.]</text:span></text:p>
      <text:p text:style-name="P31"><text:span text:style-name="T42">1⊕y0⊕y1⊕y2⊕y5⊕y6 [64. -8. <text:s/>8. <text:s/>0. <text:s/>8. <text:s/>0. <text:s/>0. -8. <text:s/>0. <text:s/>0. <text:s/>8. -8. -8. <text:s/>8. <text:s/>0. <text:s/>0. -8. <text:s/>0.</text:span></text:p>
      <text:p text:style-name="P31"><text:span text:style-name="T47"><text:s text:c="2"/></text:span><text:span text:style-name="T42">0. <text:s/>8. -8. <text:s/>0. <text:s/>0. -8. -8. -8. <text:s/>0. <text:s/>0. <text:s/>8. -8. <text:s/>0. <text:s/>0. <text:s/>0. <text:s/>0. <text:s/>0. <text:s/>0.</text:span></text:p>
      <text:p text:style-name="P31"><text:span text:style-name="T47"><text:s text:c="2"/></text:span><text:span text:style-name="T42">0. <text:s/>0. <text:s/>0. <text:s/>0. <text:s/>0. <text:s/>8. <text:s/>0. <text:s/>8. <text:s/>0. <text:s/>8. <text:s/>0. <text:s/>8. <text:s/>8. -8. <text:s/>8. <text:s/>8. <text:s/>0. <text:s/>0.</text:span></text:p>
      <text:p text:style-name="P31"><text:span text:style-name="T47"><text:s text:c="2"/></text:span><text:span text:style-name="T42">0. <text:s/>0. -8. <text:s/>0. -8. <text:s/>0. <text:s/>0. -8. <text:s/>0. <text:s/>8. <text:s/>0. <text:s/>8. <text:s/>0. -8. <text:s/>0. -8. <text:s/>0. -8.</text:span></text:p>
      <text:p text:style-name="P31"><text:span text:style-name="T47"><text:s text:c="2"/></text:span><text:span text:style-name="T42">8. -8. <text:s/>8. <text:s/>8. -8. -8. -8. -8. -8. <text:s/>0. <text:s/>8. <text:s/>0. <text:s/>0. -8. <text:s/>0. <text:s/>8. <text:s/>0. <text:s/>0.</text:span></text:p>
      <text:p text:style-name="P31"><text:span text:style-name="T47"><text:s text:c="2"/></text:span><text:span text:style-name="T42">0. <text:s/>0. <text:s/>8. -8. -8. <text:s/>8. <text:s/>8. -8. <text:s/>0. <text:s/>0. <text:s/>0. <text:s/>0. -8. -8. <text:s/>0. -8. <text:s/>8. <text:s/>0.</text:span></text:p>
      <text:p text:style-name="P31"><text:span text:style-name="T47"><text:s text:c="2"/></text:span><text:span text:style-name="T42">8. <text:s/>0. <text:s/>0. <text:s/>8. <text:s/>0. <text:s/>0. -8. -8. <text:s/>0. <text:s/>0. -8. -8. <text:s/>8. <text:s/>0. <text:s/>0. -8. -8. <text:s/>0.</text:span></text:p>
      <text:p text:style-name="P31"><text:span text:style-name="T47"><text:s text:c="2"/></text:span><text:span text:style-name="T42">0. <text:s/>8.]</text:span></text:p>
      <text:p text:style-name="P31"><text:span text:style-name="T42">1⊕y0⊕y1⊕y2⊕y4 [64. <text:s/>0. <text:s/>0. -8. <text:s/>0. <text:s/>0. -8. <text:s/>0. <text:s/>8. -8. -8. <text:s/>0. -8. -8. <text:s/>0. <text:s/>8. <text:s/>0. <text:s/>0.</text:span></text:p>
      <text:p text:style-name="P31"><text:span text:style-name="T47"><text:s text:c="2"/></text:span><text:span text:style-name="T42">0. <text:s/>8. <text:s/>8. -8. <text:s/>0. <text:s/>8. <text:s/>0. <text:s/>0. <text:s/>0. <text:s/>8. -8. -8. <text:s/>0. -8. <text:s/>8. <text:s/>8. -8. <text:s/>0.</text:span></text:p>
      <text:p text:style-name="P31"><text:span text:style-name="T47"><text:s text:c="2"/></text:span><text:span text:style-name="T42">0. <text:s/>0. <text:s/>8. <text:s/>0. <text:s/>0. <text:s/>0. <text:s/>0. <text:s/>8. -8. -8. <text:s/>0. -8. <text:s/>0. <text:s/>0. <text:s/>0. <text:s/>8. <text:s/>0. <text:s/>0.</text:span></text:p>
      <text:p text:style-name="P31"><text:span text:style-name="T47"><text:s text:c="2"/></text:span><text:span text:style-name="T42">8. <text:s/>0. <text:s/>0. <text:s/>0. <text:s/>0. <text:s/>8. <text:s/>0. <text:s/>0. <text:s/>8. <text:s/>0. <text:s/>0. <text:s/>8. -8. -8. -8. <text:s/>0. -8. <text:s/>8.</text:span></text:p>
      <text:p text:style-name="P31"><text:span text:style-name="T47"><text:s text:c="2"/></text:span><text:span text:style-name="T42">0. -8. -8. -8. <text:s/>8. <text:s/>0. <text:s/>8. -8. <text:s/>0. <text:s/>8. -8. <text:s/>8. <text:s/>0. <text:s/>8. <text:s/>0. <text:s/>0. -8. <text:s/>0.</text:span></text:p>
      <text:p text:style-name="P31"><text:span text:style-name="T47"><text:s text:c="2"/></text:span><text:span text:style-name="T42">0. <text:s/>0. -8. <text:s/>0. -8. <text:s/>8. <text:s/>0. -8. -8. <text:s/>8. <text:s/>0. -8. <text:s/>0. <text:s/>0. <text:s/>0. -8. <text:s/>8. <text:s/>8.</text:span></text:p>
      <text:p text:style-name="P31"><text:span text:style-name="T47"><text:s text:c="2"/></text:span><text:span text:style-name="T42">0. <text:s/>8. <text:s/>0. <text:s/>0. -8. <text:s/>0. <text:s/>0. <text:s/>0. <text:s/>0. -8. <text:s/>0. <text:s/>0. <text:s/>0. <text:s/>8. <text:s/>8. -8. -8. <text:s/>0.</text:span></text:p>
      <text:p text:style-name="P31"><text:span text:style-name="T47"><text:s/></text:span><text:span text:style-name="T42">-8. -8.]</text:span></text:p>
      <text:p text:style-name="P31"><text:span text:style-name="T42">1⊕y0⊕y1⊕y2⊕y4⊕y6 [64. -8. <text:s/>8. -8. <text:s/>8. <text:s/>0. -8. <text:s/>8. -8. <text:s/>0. -8. -8. <text:s/>0. -8. <text:s/>8. -8. <text:s/>0. -8.</text:span></text:p>
      <text:p text:style-name="P31"><text:span text:style-name="T47"><text:s text:c="2"/></text:span><text:span text:style-name="T42">8. <text:s/>8. <text:s/>8. <text:s/>0. -8. <text:s/>8. <text:s/>0. -8. <text:s/>0. <text:s/>0. -8. <text:s/>0. <text:s/>0. <text:s/>0. -8. <text:s/>0. <text:s/>8. <text:s/>8.</text:span></text:p>
      <text:p text:style-name="P31"><text:span text:style-name="T47"><text:s/></text:span><text:span text:style-name="T42">-8. <text:s/>0. <text:s/>0. <text:s/>0. <text:s/>0. <text:s/>8. -8. -8. <text:s/>0. <text:s/>8. <text:s/>0. <text:s/>0. <text:s/>0. <text:s/>8. <text:s/>0. <text:s/>0. <text:s/>0. -8.</text:span></text:p>
      <text:p text:style-name="P31"><text:span text:style-name="T47"><text:s text:c="2"/></text:span><text:span text:style-name="T42">8. <text:s/>8. <text:s/>0. <text:s/>8. <text:s/>8. <text:s/>8. <text:s/>0. -8. <text:s/>0. <text:s/>0. <text:s/>8. <text:s/>0. <text:s/>0. <text:s/>0. <text:s/>0. -8. <text:s/>0. <text:s/>0.</text:span></text:p>
      <text:p text:style-name="P31"><text:span text:style-name="T47"><text:s text:c="2"/></text:span><text:span text:style-name="T42">0. <text:s/>8. <text:s/>0. <text:s/>0. -8. <text:s/>0. <text:s/>0. <text:s/>0. <text:s/>0. -8. <text:s/>8. -8. -8. <text:s/>0. <text:s/>8. -8. <text:s/>0. -8.</text:span></text:p>
      <text:p text:style-name="P31"><text:span text:style-name="T47"><text:s text:c="2"/></text:span><text:span text:style-name="T42">0. <text:s/>0. -8. <text:s/>0. <text:s/>0. <text:s/>0. -8. <text:s/>0. -8. -8. -8. <text:s/>0. <text:s/>0. <text:s/>0. <text:s/>0. <text:s/>8. <text:s/>8. -8.</text:span></text:p>
      <text:p text:style-name="P31"><text:span text:style-name="T47"><text:s text:c="2"/></text:span><text:span text:style-name="T42">0. -8. <text:s/>0. <text:s/>0. <text:s/>8. <text:s/>0. <text:s/>8. -8. <text:s/>8. <text:s/>0. <text:s/>0. <text:s/>0. <text:s/>8. <text:s/>0. <text:s/>0. <text:s/>0. -8. <text:s/>0.</text:span></text:p>
      <text:p text:style-name="P31"><text:span text:style-name="T47"><text:s/></text:span><text:span text:style-name="T42">-8. -8.]</text:span></text:p>
      <text:p text:style-name="P31"><text:span text:style-name="T42">1⊕y0⊕y1⊕y2⊕y4⊕y5 [64. -8. <text:s/>8. -8. -8. <text:s/>0. <text:s/>8. <text:s/>8. <text:s/>8. -8. <text:s/>0. -8. <text:s/>0. <text:s/>0. <text:s/>0. <text:s/>8. -8. <text:s/>0.</text:span></text:p>
      <text:p text:style-name="P31"><text:span text:style-name="T47"><text:s text:c="2"/></text:span><text:span text:style-name="T42">0. <text:s/>0. <text:s/>0. <text:s/>8. <text:s/>0. <text:s/>0. <text:s/>8. <text:s/>8. <text:s/>0. <text:s/>8. <text:s/>0. <text:s/>0. <text:s/>0. <text:s/>8. -8. <text:s/>8. <text:s/>8. <text:s/>0.</text:span></text:p>
      <text:p text:style-name="P31"><text:span text:style-name="T47"><text:s text:c="2"/></text:span><text:span text:style-name="T42">0. <text:s/>0. -8. <text:s/>0. <text:s/>0. -8. <text:s/>0. <text:s/>0. <text:s/>8. <text:s/>0. <text:s/>0. <text:s/>0. <text:s/>8. -8. -8. <text:s/>0. <text:s/>0. <text:s/>0.</text:span></text:p>
      <text:p text:style-name="P31"><text:span text:style-name="T47"><text:s text:c="2"/></text:span><text:span text:style-name="T42">8. <text:s/>0. -8. <text:s/>0. -8. -8. <text:s/>0. <text:s/>8. -8. -8. <text:s/>0. <text:s/>0. -8. <text:s/>0. -8. -8. <text:s/>8. <text:s/>0.</text:span></text:p>
      <text:p text:style-name="P31"><text:span text:style-name="T47"><text:s text:c="2"/></text:span><text:span text:style-name="T42">8. <text:s/>0. <text:s/>0. <text:s/>0. <text:s/>0. <text:s/>8. <text:s/>0. <text:s/>0. <text:s/>8. <text:s/>8. <text:s/>0. <text:s/>8. <text:s/>0. <text:s/>0. <text:s/>0. -8. <text:s/>8. <text:s/>0.</text:span></text:p>
      <text:p text:style-name="P31"><text:span text:style-name="T47"><text:s text:c="2"/></text:span><text:span text:style-name="T42">0. <text:s/>0. <text:s/>0. <text:s/>8. <text:s/>0. <text:s/>0. <text:s/>8. <text:s/>0. -8. -8. <text:s/>0. -8. <text:s/>8. -8. <text:s/>0. <text:s/>0. <text:s/>0. -8.</text:span></text:p>
      <text:p text:style-name="P31"><text:span text:style-name="T47"><text:s text:c="2"/></text:span><text:span text:style-name="T42">8. <text:s/>8. <text:s/>0. <text:s/>8. <text:s/>8. <text:s/>0. <text:s/>8. -8. <text:s/>0. <text:s/>8. <text:s/>8. -8. -8. <text:s/>8. <text:s/>8. <text:s/>0. <text:s/>0. <text:s/>0.</text:span></text:p>
      <text:p text:style-name="P31"><text:span text:style-name="T47"><text:s text:c="2"/></text:span><text:span text:style-name="T42">8. <text:s/>0.]</text:span></text:p>
      <text:p text:style-name="P31"><text:span text:style-name="T42">1⊕y0⊕y1⊕y2⊕y4⊕y5⊕y6 [64. <text:s/>0. <text:s/>0. <text:s/>8. <text:s/>0. <text:s/>8. <text:s/>0. <text:s/>0. <text:s/>8. <text:s/>8. <text:s/>0. -8. <text:s/>0. -8. <text:s/>8. <text:s/>8. <text:s/>8. <text:s/>0.</text:span></text:p>
      <text:p text:style-name="P31"><text:span text:style-name="T47"><text:s text:c="2"/></text:span><text:span text:style-name="T42">8. -8. <text:s/>8. -8. -8. <text:s/>0. <text:s/>8. <text:s/>0. <text:s/>0. <text:s/>0. <text:s/>0. <text:s/>0. -8. <text:s/>0. <text:s/>0. <text:s/>0. -8. <text:s/>0.</text:span></text:p>
      <text:p text:style-name="P31"><text:span text:style-name="T47"><text:s/></text:span><text:span text:style-name="T42">-8. <text:s/>0. <text:s/>0. <text:s/>0. -8. -8. -8. <text:s/>0. -8. <text:s/>0. <text:s/>8. <text:s/>8. <text:s/>8. <text:s/>0. <text:s/>0. <text:s/>0. <text:s/>0. <text:s/>0.</text:span></text:p>
      <text:p text:style-name="P31"><text:span text:style-name="T47"><text:s/></text:span><text:span text:style-name="T42">-8. <text:s/>0. -8. <text:s/>0. -8. <text:s/>8. <text:s/>8. -8. <text:s/>8. <text:s/>0. <text:s/>0. <text:s/>0. -8. <text:s/>0. <text:s/>0. -8. -8. -8.</text:span></text:p>
      <text:p text:style-name="P31"><text:span text:style-name="T47"><text:s text:c="2"/></text:span><text:span text:style-name="T42">0. <text:s/>0. <text:s/>0. <text:s/>8. <text:s/>8. <text:s/>0. <text:s/>8. <text:s/>8. -8. <text:s/>0. <text:s/>0. <text:s/>0. <text:s/>8. <text:s/>8. <text:s/>0. <text:s/>8. <text:s/>0. <text:s/>8.</text:span></text:p>
      <text:p text:style-name="P31"><text:span text:style-name="T47"><text:s text:c="2"/></text:span><text:span text:style-name="T42">0. <text:s/>0. <text:s/>8. <text:s/>8. -8. <text:s/>0. -8. <text:s/>8. -8. <text:s/>0. <text:s/>0. <text:s/>8. <text:s/>0. <text:s/>0. -8. <text:s/>8. <text:s/>0. -8.</text:span></text:p>
      <text:p text:style-name="P31"><text:span text:style-name="T47"><text:s text:c="2"/></text:span><text:span text:style-name="T42">8. <text:s/>0. <text:s/>0. <text:s/>0. <text:s/>0. <text:s/>8. <text:s/>0. <text:s/>0. -8. <text:s/>8. <text:s/>8. <text:s/>0. <text:s/>8. <text:s/>0. <text:s/>0. <text:s/>0. <text:s/>8. -8.</text:span></text:p>
      <text:p text:style-name="P31"><text:soft-page-break/><text:span text:style-name="T47"><text:s text:c="2"/></text:span><text:span text:style-name="T42">0. <text:s/>8.]</text:span></text:p>
      <text:p text:style-name="P31"><text:span text:style-name="T42">1⊕y0⊕y1⊕y2⊕y3 [64. -8. <text:s/>0. <text:s/>0. <text:s/>8. <text:s/>0. -8. -8. <text:s/>0. <text:s/>0. <text:s/>0. -8. <text:s/>8. <text:s/>8. -8. <text:s/>0. <text:s/>8. -8.</text:span></text:p>
      <text:p text:style-name="P31"><text:span text:style-name="T47"><text:s/></text:span><text:span text:style-name="T42">-8. <text:s/>0. <text:s/>8. <text:s/>8. <text:s/>8. <text:s/>0. -8. <text:s/>0. -8. -8. -8. <text:s/>0. -8. <text:s/>8. <text:s/>8. <text:s/>8. <text:s/>8. <text:s/>0.</text:span></text:p>
      <text:p text:style-name="P31"><text:span text:style-name="T47"><text:s text:c="2"/></text:span><text:span text:style-name="T42">0. <text:s/>0. <text:s/>0. -8. <text:s/>0. -8. <text:s/>0. <text:s/>0. -8. <text:s/>0. <text:s/>8. <text:s/>8. <text:s/>8. <text:s/>0. -8. <text:s/>8. <text:s/>8. <text:s/>0.</text:span></text:p>
      <text:p text:style-name="P31"><text:span text:style-name="T47"><text:s/></text:span><text:span text:style-name="T42">-8. <text:s/>8. <text:s/>0. <text:s/>0. <text:s/>0. -8. <text:s/>0. <text:s/>0. <text:s/>0. <text:s/>8. <text:s/>8. -8. <text:s/>8. <text:s/>0. <text:s/>0. <text:s/>0. <text:s/>0. <text:s/>8.</text:span></text:p>
      <text:p text:style-name="P31"><text:span text:style-name="T47"><text:s text:c="2"/></text:span><text:span text:style-name="T42">0. -8. <text:s/>0. <text:s/>0. <text:s/>8. <text:s/>0. <text:s/>8. -8. <text:s/>8. <text:s/>0. -8. <text:s/>8. <text:s/>8. <text:s/>0. <text:s/>8. -8. <text:s/>0. <text:s/>0.</text:span></text:p>
      <text:p text:style-name="P31"><text:span text:style-name="T47"><text:s text:c="2"/></text:span><text:span text:style-name="T42">0. <text:s/>8. <text:s/>0. <text:s/>0. <text:s/>0. -8. -8. <text:s/>0. <text:s/>8. <text:s/>8. <text:s/>0. <text:s/>8. <text:s/>0. <text:s/>0. <text:s/>8. <text:s/>8. <text:s/>8. <text:s/>0.</text:span></text:p>
      <text:p text:style-name="P31"><text:span text:style-name="T47"><text:s text:c="2"/></text:span><text:span text:style-name="T42">0. <text:s/>0. <text:s/>0. <text:s/>8. <text:s/>0. <text:s/>0. <text:s/>0. -8. <text:s/>0. <text:s/>0. <text:s/>0. -8. <text:s/>0. -8. <text:s/>0. <text:s/>0. <text:s/>0. <text:s/>8.</text:span></text:p>
      <text:p text:style-name="P31"><text:span text:style-name="T47"><text:s text:c="2"/></text:span><text:span text:style-name="T42">0. <text:s/>0.]</text:span></text:p>
      <text:p text:style-name="P31"><text:span text:style-name="T42">1⊕y0⊕y1⊕y2⊕y3⊕y6 [64. <text:s/>0. <text:s/>0. <text:s/>0. -8. <text:s/>8. <text:s/>0. <text:s/>0. -8. <text:s/>8. <text:s/>0. <text:s/>0. <text:s/>8. -8. -8. -8. -8. <text:s/>0.</text:span></text:p>
      <text:p text:style-name="P31"><text:span text:style-name="T47"><text:s text:c="2"/></text:span><text:span text:style-name="T42">0. <text:s/>8. <text:s/>0. <text:s/>8. <text:s/>0. <text:s/>8. <text:s/>0. -8. <text:s/>0. -8. <text:s/>0. -8. -8. <text:s/>0. <text:s/>0. <text:s/>0. -8. <text:s/>8.</text:span></text:p>
      <text:p text:style-name="P31"><text:span text:style-name="T47"><text:s text:c="2"/></text:span><text:span text:style-name="T42">0. <text:s/>0. <text:s/>0. <text:s/>0. <text:s/>0. <text:s/>0. <text:s/>0. <text:s/>0. <text:s/>8. <text:s/>8. <text:s/>0. <text:s/>0. <text:s/>8. <text:s/>0. <text:s/>8. <text:s/>0. <text:s/>8. <text:s/>0.</text:span></text:p>
      <text:p text:style-name="P31"><text:span text:style-name="T47"><text:s text:c="2"/></text:span><text:span text:style-name="T42">0. -8. <text:s/>8. <text:s/>0. <text:s/>0. -8. <text:s/>0. <text:s/>8. <text:s/>0. -8. <text:s/>0. <text:s/>8. <text:s/>0. <text:s/>8. <text:s/>8. <text:s/>0. <text:s/>0. <text:s/>8.</text:span></text:p>
      <text:p text:style-name="P31"><text:span text:style-name="T47"><text:s/></text:span><text:span text:style-name="T42">-8. <text:s/>0. <text:s/>0. <text:s/>8. <text:s/>8. <text:s/>0. <text:s/>8. <text:s/>0. <text:s/>0. <text:s/>0. -8. -8. -8. -8. <text:s/>8. <text:s/>8. -8. <text:s/>8.</text:span></text:p>
      <text:p text:style-name="P31"><text:span text:style-name="T47"><text:s/></text:span><text:span text:style-name="T42">-8. -8. <text:s/>8. <text:s/>8. <text:s/>0. <text:s/>0. <text:s/>8. <text:s/>0. <text:s/>0. <text:s/>8. -8. <text:s/>0. -8. <text:s/>0. -8. <text:s/>0. <text:s/>8. <text:s/>0.</text:span></text:p>
      <text:p text:style-name="P31"><text:span text:style-name="T47"><text:s text:c="2"/></text:span><text:span text:style-name="T42">0. <text:s/>8. <text:s/>8. <text:s/>0. -8. <text:s/>8. <text:s/>8. -8. <text:s/>8. <text:s/>8. <text:s/>0. <text:s/>0. -8. <text:s/>8. <text:s/>0. <text:s/>0. <text:s/>0. <text:s/>0.</text:span></text:p>
      <text:p text:style-name="P31"><text:span text:style-name="T47"><text:s text:c="2"/></text:span><text:span text:style-name="T42">0. <text:s/>0.]</text:span></text:p>
      <text:p text:style-name="P31"><text:span text:style-name="T42">1⊕y0⊕y1⊕y2⊕y3⊕y5 [64. <text:s/>0. <text:s/>0. <text:s/>8. <text:s/>0. <text:s/>0. <text:s/>0. -8. <text:s/>8. <text:s/>0. <text:s/>8. <text:s/>8. <text:s/>0. -8. <text:s/>0. <text:s/>0. <text:s/>0. <text:s/>0.</text:span></text:p>
      <text:p text:style-name="P31"><text:span text:style-name="T47"><text:s text:c="2"/></text:span><text:span text:style-name="T42">0. <text:s/>8. <text:s/>8. -8. -8. <text:s/>0. <text:s/>0. <text:s/>8. <text:s/>0. <text:s/>0. <text:s/>0. <text:s/>8. <text:s/>0. <text:s/>0. -8. <text:s/>8. <text:s/>0. <text:s/>8.</text:span></text:p>
      <text:p text:style-name="P31"><text:span text:style-name="T47"><text:s/></text:span><text:span text:style-name="T42">-8. <text:s/>8. <text:s/>0. -8. <text:s/>8. <text:s/>0. <text:s/>0. <text:s/>0. <text:s/>0. <text:s/>8. <text:s/>8. -8. -8. -8. <text:s/>0. <text:s/>8. <text:s/>0. <text:s/>0.</text:span></text:p>
      <text:p text:style-name="P31"><text:span text:style-name="T47"><text:s text:c="2"/></text:span><text:span text:style-name="T42">8. <text:s/>0. <text:s/>0. -8. -8. -8. <text:s/>0. -8. -8. -8. -8. -8. <text:s/>8. <text:s/>0. <text:s/>0. <text:s/>0. <text:s/>0. -8.</text:span></text:p>
      <text:p text:style-name="P31"><text:span text:style-name="T47"><text:s text:c="2"/></text:span><text:span text:style-name="T42">0. -8. <text:s/>0. <text:s/>0. <text:s/>0. <text:s/>8. <text:s/>0. <text:s/>0. -8. <text:s/>8. -8. <text:s/>0. -8. -8. <text:s/>8. <text:s/>0. -8. <text:s/>0.</text:span></text:p>
      <text:p text:style-name="P31"><text:span text:style-name="T47"><text:s text:c="2"/></text:span><text:span text:style-name="T42">8. <text:s/>8. <text:s/>0. -8. <text:s/>0. <text:s/>0. -8. <text:s/>8. <text:s/>0. -8. <text:s/>0. <text:s/>0. -8. <text:s/>0. <text:s/>8. <text:s/>0. <text:s/>0. <text:s/>0.</text:span></text:p>
      <text:p text:style-name="P31"><text:span text:style-name="T47"><text:s/></text:span><text:span text:style-name="T42">-8. <text:s/>0. <text:s/>0. <text:s/>0. -8. -8. <text:s/>0. -8. -8. <text:s/>8. <text:s/>0. <text:s/>8. <text:s/>0. <text:s/>8. -8. <text:s/>8. -8. <text:s/>0.</text:span></text:p>
      <text:p text:style-name="P31"><text:span text:style-name="T47"><text:s text:c="2"/></text:span><text:span text:style-name="T42">0. <text:s/>0.]</text:span></text:p>
      <text:p text:style-name="P31"><text:span text:style-name="T42">1⊕y0⊕y1⊕y2⊕y3⊕y5⊕y6 [64. <text:s/>8. <text:s/>0. <text:s/>8. <text:s/>0. <text:s/>0. <text:s/>0. <text:s/>0. <text:s/>0. <text:s/>0. <text:s/>8. <text:s/>8. <text:s/>8. <text:s/>0. <text:s/>0. <text:s/>8. <text:s/>0. <text:s/>0.</text:span></text:p>
      <text:p text:style-name="P31"><text:span text:style-name="T47"><text:s/></text:span><text:span text:style-name="T42">-8. -8. <text:s/>8. <text:s/>0. <text:s/>0. <text:s/>8. <text:s/>8. <text:s/>0. -8. <text:s/>0. -8. -8. -8. <text:s/>8. -8. <text:s/>0. <text:s/>0. -8.</text:span></text:p>
      <text:p text:style-name="P31"><text:span text:style-name="T47"><text:s text:c="2"/></text:span><text:span text:style-name="T42">8. -8. <text:s/>0. <text:s/>0. <text:s/>0. <text:s/>0. <text:s/>0. <text:s/>0. <text:s/>8. <text:s/>0. -8. <text:s/>0. <text:s/>8. -8. <text:s/>8. -8. <text:s/>0. <text:s/>8.</text:span></text:p>
      <text:p text:style-name="P31"><text:span text:style-name="T47"><text:s text:c="2"/></text:span><text:span text:style-name="T42">0. -8. -8. <text:s/>0. <text:s/>0. <text:s/>8. -8. -8. <text:s/>0. <text:s/>0. <text:s/>8. <text:s/>0. -8. <text:s/>0. -8. -8. -8. -8.</text:span></text:p>
      <text:p text:style-name="P31"><text:span text:style-name="T47"><text:s text:c="2"/></text:span><text:span text:style-name="T42">0. <text:s/>0. <text:s/>8. <text:s/>8. <text:s/>8. <text:s/>0. <text:s/>0. -8. <text:s/>0. <text:s/>0. <text:s/>8. -8. -8. <text:s/>0. <text:s/>0. -8. <text:s/>0. -8.</text:span></text:p>
      <text:p text:style-name="P31"><text:span text:style-name="T47"><text:s text:c="2"/></text:span><text:span text:style-name="T42">0. <text:s/>8. <text:s/>0. <text:s/>0. <text:s/>0. <text:s/>0. <text:s/>0. -8. <text:s/>8. <text:s/>0. <text:s/>0. <text:s/>0. -8. <text:s/>8. <text:s/>0. <text:s/>0. <text:s/>0. <text:s/>0.</text:span></text:p>
      <text:p text:style-name="P31"><text:span text:style-name="T47"><text:s/></text:span><text:span text:style-name="T42">-8. <text:s/>0. -8. <text:s/>0. -8. -8. <text:s/>8. -8. <text:s/>0. -8. <text:s/>0. <text:s/>8. <text:s/>0. -8. <text:s/>8. <text:s/>0. <text:s/>0. <text:s/>0.</text:span></text:p>
      <text:p text:style-name="P31"><text:span text:style-name="T47"><text:s text:c="2"/></text:span><text:span text:style-name="T42">8. -8.]</text:span></text:p>
      <text:p text:style-name="P31"><text:span text:style-name="T42">1⊕y0⊕y1⊕y2⊕y3⊕y4 [64. <text:s/>0. <text:s/>8. <text:s/>8. <text:s/>0. <text:s/>0. <text:s/>8. -8. -8. <text:s/>8. <text:s/>8. -8. <text:s/>0. <text:s/>0. <text:s/>0. <text:s/>0. <text:s/>8. <text:s/>0.</text:span></text:p>
      <text:p text:style-name="P31"><text:span text:style-name="T47"><text:s text:c="2"/></text:span><text:span text:style-name="T42">0. <text:s/>8. <text:s/>0. <text:s/>8. -8. <text:s/>0. <text:s/>8. <text:s/>0. -8. <text:s/>0. -8. <text:s/>0. <text:s/>8. <text:s/>0. <text:s/>0. <text:s/>8. -8. <text:s/>0.</text:span></text:p>
      <text:p text:style-name="P31"><text:span text:style-name="T47"><text:s text:c="2"/></text:span><text:span text:style-name="T42">0. -8. -8. <text:s/>0. -8. <text:s/>0. -8. <text:s/>0. <text:s/>0. -8. <text:s/>0. -8. <text:s/>0. <text:s/>0. <text:s/>8. <text:s/>8. <text:s/>8. -8.</text:span></text:p>
      <text:p text:style-name="P31"><text:span text:style-name="T47"><text:s text:c="2"/></text:span><text:span text:style-name="T42">0. <text:s/>0. <text:s/>0. <text:s/>0. <text:s/>0. <text:s/>0. <text:s/>0. <text:s/>0. <text:s/>0. <text:s/>0. -8. -8. -8. -8. -8. <text:s/>8. <text:s/>8. <text:s/>8.</text:span></text:p>
      <text:p text:style-name="P31"><text:span text:style-name="T47"><text:s text:c="2"/></text:span><text:span text:style-name="T42">0. <text:s/>0. -8. <text:s/>8. <text:s/>8. -8. <text:s/>0. <text:s/>0. <text:s/>0. -8. <text:s/>0. <text:s/>8. -8. <text:s/>0. -8. <text:s/>0. <text:s/>0. -8.</text:span></text:p>
      <text:p text:style-name="P31"><text:span text:style-name="T47"><text:s text:c="2"/></text:span><text:span text:style-name="T42">8. <text:s/>0. <text:s/>0. -8. <text:s/>8. <text:s/>0. <text:s/>8. <text:s/>0. -8. <text:s/>0. -8. <text:s/>0. -8. <text:s/>0. <text:s/>0. <text:s/>8. -8. <text:s/>0.</text:span></text:p>
      <text:p text:style-name="P31"><text:span text:style-name="T47"><text:s/></text:span><text:span text:style-name="T42">-8. <text:s/>0. <text:s/>0. <text:s/>8. <text:s/>8. <text:s/>8. -8. <text:s/>8. <text:s/>0. <text:s/>0. <text:s/>0. <text:s/>0. -8. -8. <text:s/>0. <text:s/>0. -8. -8.</text:span></text:p>
      <text:p text:style-name="P31"><text:span text:style-name="T47"><text:s text:c="2"/></text:span><text:span text:style-name="T42">0. <text:s/>0.]</text:span></text:p>
      <text:p text:style-name="P31"><text:span text:style-name="T42">1⊕y0⊕y1⊕y2⊕y3⊕y4⊕y6 [64. -8. -8. <text:s/>0. -8. <text:s/>0. <text:s/>0. <text:s/>8. <text:s/>0. <text:s/>8. <text:s/>0. -8. -8. <text:s/>0. <text:s/>8. <text:s/>0. <text:s/>0. <text:s/>8.</text:span></text:p>
      <text:p text:style-name="P31"><text:span text:style-name="T47"><text:s text:c="2"/></text:span><text:span text:style-name="T42">8. <text:s/>0. <text:s/>0. <text:s/>8. <text:s/>8. <text:s/>0. <text:s/>0. <text:s/>8. <text:s/>0. -8. <text:s/>0. <text:s/>8. <text:s/>0. <text:s/>8. <text:s/>0. <text:s/>8. <text:s/>0. -8.</text:span></text:p>
      <text:p text:style-name="P31"><text:span text:style-name="T47"><text:s text:c="2"/></text:span><text:span text:style-name="T42">8. <text:s/>0. <text:s/>8. <text:s/>0. <text:s/>0. -8. -8. <text:s/>0. -8. <text:s/>0. <text:s/>0. -8. <text:s/>0. <text:s/>8. <text:s/>0. <text:s/>8. <text:s/>0. -8.</text:span></text:p>
      <text:p text:style-name="P31"><text:span text:style-name="T47"><text:s text:c="2"/></text:span><text:span text:style-name="T42">0. -8. <text:s/>0. -8. <text:s/>8. <text:s/>0. <text:s/>0. -8. -8. <text:s/>0. <text:s/>8. -8. <text:s/>8. -8. <text:s/>8. -8. -8. -8.</text:span></text:p>
      <text:p text:style-name="P31"><text:span text:style-name="T47"><text:s text:c="2"/></text:span><text:span text:style-name="T42">0. <text:s/>0. <text:s/>8. -8. <text:s/>0. <text:s/>0. -8. <text:s/>8. <text:s/>0. <text:s/>0. <text:s/>0. <text:s/>0. -8. -8. <text:s/>8. <text:s/>8. -8. <text:s/>8.</text:span></text:p>
      <text:p text:style-name="P31"><text:span text:style-name="T47"><text:s text:c="2"/></text:span><text:span text:style-name="T42">0. <text:s/>0. <text:s/>0. <text:s/>0. -8. -8. <text:s/>8. -8. <text:s/>0. <text:s/>0. -8. -8. <text:s/>0. <text:s/>0. <text:s/>0. <text:s/>0. <text:s/>0. <text:s/>0.</text:span></text:p>
      <text:p text:style-name="P31"><text:span text:style-name="T47"><text:s text:c="2"/></text:span><text:span text:style-name="T42">0. <text:s/>0. <text:s/>0. <text:s/>0. <text:s/>0. <text:s/>0. <text:s/>8. <text:s/>8. -8. -8. <text:s/>0. <text:s/>0. -8. -8. <text:s/>8. -8. <text:s/>0. <text:s/>0.</text:span></text:p>
      <text:p text:style-name="P31"><text:span text:style-name="T47"><text:s text:c="2"/></text:span><text:span text:style-name="T42">0. <text:s/>0.]</text:span></text:p>
      <text:p text:style-name="P31"><text:span text:style-name="T42">1⊕y0⊕y1⊕y2⊕y3⊕y4⊕y5 [64. <text:s/>8. <text:s/>0. -8. <text:s/>0. <text:s/>8. <text:s/>0. -8. <text:s/>0. <text:s/>0. -8. -8. -8. <text:s/>8. <text:s/>0. <text:s/>0. <text:s/>0. -8.</text:span></text:p>
      <text:p text:style-name="P31"><text:span text:style-name="T47"><text:s text:c="2"/></text:span><text:span text:style-name="T42">8. <text:s/>0. <text:s/>0. <text:s/>8. -8. <text:s/>0. <text:s/>8. -8. -8. -8. <text:s/>0. <text:s/>0. <text:s/>0. <text:s/>0. <text:s/>0. <text:s/>0. -8. -8.</text:span></text:p>
      <text:p text:style-name="P31"><text:span text:style-name="T47"><text:s text:c="2"/></text:span><text:span text:style-name="T42">0. <text:s/>0. <text:s/>8. <text:s/>8. <text:s/>0. <text:s/>8. <text:s/>0. <text:s/>8. -8. <text:s/>0. <text:s/>8. <text:s/>0. <text:s/>0. <text:s/>0. <text:s/>0. <text:s/>0. <text:s/>0. <text:s/>0.</text:span></text:p>
      <text:p text:style-name="P31"><text:span text:style-name="T47"><text:s text:c="2"/></text:span><text:span text:style-name="T42">0. <text:s/>0. <text:s/>8. <text:s/>0. <text:s/>0. -8. <text:s/>0. <text:s/>8. <text:s/>8. <text:s/>0. -8. -8. <text:s/>0. <text:s/>0. <text:s/>0. <text:s/>0. <text:s/>8. -8.</text:span></text:p>
      <text:p text:style-name="P31"><text:span text:style-name="T47"><text:s text:c="2"/></text:span><text:span text:style-name="T42">8. <text:s/>0. <text:s/>8. <text:s/>0. <text:s/>8. <text:s/>0. <text:s/>8. <text:s/>0. <text:s/>8. <text:s/>8. <text:s/>8. -8. <text:s/>0. <text:s/>0. <text:s/>0. <text:s/>0. <text:s/>0. <text:s/>8.</text:span></text:p>
      <text:p text:style-name="P31"><text:span text:style-name="T47"><text:s text:c="2"/></text:span><text:span text:style-name="T42">8. <text:s/>0. <text:s/>0. -8. -8. <text:s/>0. <text:s/>0. -8. <text:s/>0. -8. -8. <text:s/>0. <text:s/>8. <text:s/>0. <text:s/>0. <text:s/>0. -8. <text:s/>8.</text:span></text:p>
      <text:p text:style-name="P31"><text:soft-page-break/><text:span text:style-name="T47"><text:s text:c="2"/></text:span><text:span text:style-name="T42">0. <text:s/>0. -8. <text:s/>8. <text:s/>0. -8. <text:s/>8. <text:s/>0. <text:s/>8. <text:s/>0. <text:s/>0. <text:s/>8. <text:s/>8. <text:s/>8. -8. <text:s/>8. <text:s/>8. <text:s/>8.</text:span></text:p>
      <text:p text:style-name="P31"><text:span text:style-name="T47"><text:s text:c="2"/></text:span><text:span text:style-name="T42">8. -8.]</text:span></text:p>
      <text:p text:style-name="P31"><text:span text:style-name="T42">1⊕y0⊕y1⊕y2⊕y3⊕y4⊕y5⊕y6 [64. <text:s/>0. <text:s/>0. <text:s/>0. <text:s/>8. <text:s/>0. <text:s/>0. -8. <text:s/>8. -8. <text:s/>0. <text:s/>0. -8. <text:s/>0. -8. <text:s/>0. -8. <text:s/>8.</text:span></text:p>
      <text:p text:style-name="P31"><text:span text:style-name="T47"><text:s text:c="2"/></text:span><text:span text:style-name="T42">0. <text:s/>0. -8. <text:s/>0. -8. <text:s/>0. <text:s/>0. <text:s/>0. <text:s/>0. <text:s/>0. -8. <text:s/>0. <text:s/>0. <text:s/>8. -8. <text:s/>0. <text:s/>0. -8.</text:span></text:p>
      <text:p text:style-name="P31"><text:span text:style-name="T47"><text:s text:c="2"/></text:span><text:span text:style-name="T42">8. -8. <text:s/>8. <text:s/>8. <text:s/>0. <text:s/>8. <text:s/>0. -8. <text:s/>8. <text:s/>8. <text:s/>0. <text:s/>0. <text:s/>0. <text:s/>8. <text:s/>0. -8. <text:s/>8. <text:s/>8.</text:span></text:p>
      <text:p text:style-name="P31"><text:span text:style-name="T47"><text:s text:c="2"/></text:span><text:span text:style-name="T42">0. <text:s/>0. <text:s/>8. <text:s/>0. <text:s/>0. <text:s/>8. <text:s/>8. -8. -8. -8. <text:s/>0. <text:s/>0. -8. -8. <text:s/>0. -8. <text:s/>0. <text:s/>8.</text:span></text:p>
      <text:p text:style-name="P31"><text:span text:style-name="T47"><text:s text:c="2"/></text:span><text:span text:style-name="T42">0. <text:s/>0. <text:s/>0. <text:s/>0. -8. <text:s/>0. <text:s/>0. <text:s/>8. <text:s/>8. <text:s/>8. -8. <text:s/>8. <text:s/>0. <text:s/>8. <text:s/>8. <text:s/>0. -8. <text:s/>8.</text:span></text:p>
      <text:p text:style-name="P31"><text:span text:style-name="T47"><text:s text:c="2"/></text:span><text:span text:style-name="T42">0. <text:s/>0. <text:s/>8. <text:s/>0. <text:s/>8. <text:s/>0. -8. <text:s/>0. -8. <text:s/>0. <text:s/>0. <text:s/>0. -8. <text:s/>8. <text:s/>8. <text:s/>0. <text:s/>0. <text:s/>8.</text:span></text:p>
      <text:p text:style-name="P31"><text:span text:style-name="T47"><text:s text:c="2"/></text:span><text:span text:style-name="T42">8. -8. <text:s/>8. <text:s/>8. <text:s/>0. <text:s/>8. -8. <text:s/>0. <text:s/>0. <text:s/>0. <text:s/>0. <text:s/>0. <text:s/>0. -8. <text:s/>0. <text:s/>8. <text:s/>8. <text:s/>8.</text:span></text:p>
      <text:p text:style-name="P31"><text:span text:style-name="T47"><text:s text:c="2"/></text:span><text:span text:style-name="T42">0. <text:s/>0.]</text:span></text:p>
      <text:p text:style-name="P30"/>
      <text:p text:style-name="P30"/>
      <text:p text:style-name="P14"><text:span text:style-name="T7">2.4 список <text:s/>линейных аналогов и соответствующих вероятностей совпадения разрядной функции с линейной(В связи с большим объёмом приведены лишь часть коэф, взятая из начала и конца)</text:span></text:p>
      <text:p text:style-name="P36"><text:span text:style-name="T39">y6 : [0. <text:s text:c="4"/>0.5625 0.5 <text:s text:c="3"/>0.5625 0.5 <text:s text:c="3"/>0.5625 0.5 <text:s text:c="3"/>0.5625 0.5 <text:s text:c="3"/>0.5625</text:span></text:p>
      <text:p text:style-name="P31"><text:span text:style-name="T47"><text:s/></text:span><text:span text:style-name="T42">0.5 <text:s text:c="3"/>0.4375 0.5625 0.5 <text:s text:c="3"/>0.4375 0.5 <text:s text:c="3"/>0.5625 0.5 <text:s text:c="3"/>0.5 <text:s text:c="3"/>0.5625</text:span></text:p>
      <text:p text:style-name="P31"><text:span text:style-name="T47"><text:s/></text:span><text:span text:style-name="T42">0.4375 0.5 <text:s text:c="3"/>0.5 <text:s text:c="3"/>0.5625 0.5 <text:s text:c="3"/>0.4375 0.5625 0.5 <text:s text:c="3"/>0.5625 0.5</text:span></text:p>
      <text:p text:style-name="P31"><text:span text:style-name="T47"><text:s/></text:span><text:span text:style-name="T42">0.5 <text:s text:c="3"/>0.5625 0.5 <text:s text:c="3"/>0.5625 0.5625 0.5 <text:s text:c="3"/>0.5625 0.5 <text:s text:c="3"/>0.5 <text:s text:c="3"/>0.5625</text:span></text:p>
      <text:p text:style-name="P31"><text:span text:style-name="T47"><text:s/></text:span><text:span text:style-name="T42">0.5 <text:s text:c="3"/>0.5625 0.4375 0.5 <text:s text:c="3"/>0.5 <text:s text:c="3"/>0.5625 0.4375 0.5 <text:s text:c="3"/>0.4375 0.5</text:span></text:p>
      <text:p text:style-name="P31"><text:span text:style-name="T47"><text:s/></text:span><text:span text:style-name="T42">0.4375 0.5 <text:s text:c="3"/>0.5 <text:s text:c="3"/>0.5625 0.5 <text:s text:c="3"/>0.4375 0.5 <text:s text:c="3"/>0.5625 0.5 <text:s text:c="3"/>0.4375</text:span></text:p>
      <text:p text:style-name="P31"><text:span text:style-name="T47"><text:s/></text:span><text:span text:style-name="T42">0.5 <text:s text:c="3"/>0.4375 0.5 <text:s text:c="3"/>0.4375 0.5 <text:s text:c="3"/>0.5625 0.5625 0.5 <text:s text:c="3"/>0.4375 0.5</text:span></text:p>
      <text:p text:style-name="P31"><text:span text:style-name="T47"><text:s/></text:span><text:span text:style-name="T42">0.5 <text:s text:c="3"/>0.4375 0.5 <text:s text:c="3"/>0.5625 0.4375 0.5 <text:s text:c="3"/>0.5 <text:s text:c="3"/>0.4375 0.5625 0.5</text:span></text:p>
      <text:p text:style-name="P31"><text:span text:style-name="T47"><text:s/></text:span><text:span text:style-name="T42">0.5 <text:s text:c="3"/>0.5625 0.5 <text:s text:c="3"/>0.5625 0.5625 0.5 <text:s text:c="3"/>0.4375 0.5 <text:s text:c="3"/>0.4375 0.5</text:span></text:p>
      <text:p text:style-name="P31"><text:span text:style-name="T47"><text:s/></text:span><text:span text:style-name="T42">0.5625 0.5 <text:s text:c="3"/>0.4375 0.5 <text:s text:c="3"/>0.4375 0.5 <text:s text:c="3"/>0.5 <text:s text:c="3"/>0.5625 0.5 <text:s text:c="3"/>0.5625</text:span></text:p>
      <text:p text:style-name="P31"><text:span text:style-name="T47"><text:s/></text:span><text:span text:style-name="T42">0.5 <text:s text:c="3"/>0.4375 0.5 <text:s text:c="3"/>0.4375 0.5 <text:s text:c="3"/>0.5625 0.5 <text:s text:c="3"/>0.4375 0.4375 0.5</text:span></text:p>
      <text:p text:style-name="P31"><text:span text:style-name="T47"><text:s/></text:span><text:span text:style-name="T42">0.5625 0.5 <text:s text:c="3"/>0.5 <text:s text:c="3"/>0.4375 0.4375 0.5 <text:s text:c="3"/>0.5 <text:s text:c="3"/>0.4375 0.5625 0.5</text:span></text:p>
      <text:p text:style-name="P31"><text:span text:style-name="T47"><text:s/></text:span><text:span text:style-name="T42">0.5625 0.5 <text:s text:c="3"/>0.5 <text:s text:c="3"/>0.4375 0.5 <text:s text:c="3"/>0.5625 0.5625 0.5 <text:s text:c="2"/>]</text:span></text:p>
      <text:p text:style-name="P31"><text:span text:style-name="T42">y5 : [0. <text:s text:c="4"/>0.4375 0.5 <text:s text:c="3"/>0.5 <text:s text:c="3"/>0.4375 0.4375 0.5 <text:s text:c="3"/>0.5625 0.5 <text:s text:c="3"/>0.4375</text:span></text:p>
      <text:p text:style-name="P31"><text:span text:style-name="T47"><text:s/></text:span><text:span text:style-name="T42">0.5 <text:s text:c="3"/>0.5 <text:s text:c="3"/>0.5 <text:s text:c="3"/>0.5 <text:s text:c="3"/>0.4375 0.5 <text:s text:c="3"/>0.4375 0.5 <text:s text:c="3"/>0.4375 0.4375</text:span></text:p>
      <text:p text:style-name="P31"><text:span text:style-name="T47"><text:s/></text:span><text:span text:style-name="T42">0.5 <text:s text:c="3"/>0.5 <text:s text:c="3"/>0.5625 0.5 <text:s text:c="3"/>0.4375 0.5 <text:s text:c="3"/>0.4375 0.4375 0.5625 0.5625</text:span></text:p>
      <text:p text:style-name="P31"><text:span text:style-name="T47"><text:s/></text:span><text:span text:style-name="T42">0.5 <text:s text:c="3"/>0.4375 0.5 <text:s text:c="3"/>0.5625 0.4375 0.5625 0.5 <text:s text:c="3"/>0.5 <text:s text:c="3"/>0.5 <text:s text:c="3"/>0.5625</text:span></text:p>
      <text:p text:style-name="P31"><text:span text:style-name="T47"><text:s/></text:span><text:span text:style-name="T42">0.4375 0.5 <text:s text:c="3"/>0.5 <text:s text:c="3"/>0.5 <text:s text:c="3"/>0.5 <text:s text:c="3"/>0.5 <text:s text:c="3"/>0.5 <text:s text:c="3"/>0.4375 0.4375 0.5</text:span></text:p>
      <text:p text:style-name="P31"><text:span text:style-name="T47"><text:s/></text:span><text:span text:style-name="T42">0.5 <text:s text:c="3"/>0.5 <text:s text:c="3"/>0.4375 0.5625 0.4375 0.5 <text:s text:c="3"/>0.5 <text:s text:c="3"/>0.5625 0.4375 0.5625</text:span></text:p>
      <text:p text:style-name="P31"><text:span text:style-name="T47"><text:s/></text:span><text:span text:style-name="T42">0.5625 0.4375 0.5625 0.5 <text:s text:c="3"/>0.5 <text:s text:c="3"/>0.5 <text:s text:c="3"/>0.5 <text:s text:c="3"/>0.4375 0.5 <text:s text:c="3"/>0.4375</text:span></text:p>
      <text:p text:style-name="P31"><text:span text:style-name="T47"><text:s/></text:span><text:span text:style-name="T42">0.5625 0.5625 0.5625 0.5625 0.5625 0.5 <text:s text:c="3"/>0.5 <text:s text:c="3"/>0.4375 0.5625 0.5625</text:span></text:p>
      <text:p text:style-name="P31"><text:span text:style-name="T47"><text:s/></text:span><text:span text:style-name="T42">0.4375 0.4375 0.4375 0.5 <text:s text:c="3"/>0.4375 0.5 <text:s text:c="3"/>0.5 <text:s text:c="3"/>0.5 <text:s text:c="3"/>0.5 <text:s text:c="3"/>0.5</text:span></text:p>
      <text:p text:style-name="P31"><text:span text:style-name="T47"><text:s/></text:span><text:span text:style-name="T42">0.5 <text:s text:c="3"/>0.5625 0.4375 0.5 <text:s text:c="3"/>0.5 <text:s text:c="3"/>0.5 <text:s text:c="3"/>0.5 <text:s text:c="3"/>0.5 <text:s text:c="3"/>0.5625 0.5</text:span></text:p>
      <text:p text:style-name="P31"><text:span text:style-name="T47"><text:s/></text:span><text:span text:style-name="T42">0.4375 0.5 <text:s text:c="3"/>0.5625 0.4375 0.5 <text:s text:c="3"/>0.5 <text:s text:c="3"/>0.4375 0.5 <text:s text:c="3"/>0.5 <text:s text:c="3"/>0.5625</text:span></text:p>
      <text:p text:style-name="P31"><text:span text:style-name="T47"><text:s/></text:span><text:span text:style-name="T42">0.5 <text:s text:c="3"/>0.5 <text:s text:c="3"/>0.4375 0.5625 0.5 <text:s text:c="3"/>0.4375 0.5 <text:s text:c="3"/>0.5625 0.5 <text:s text:c="3"/>0.5</text:span></text:p>
      <text:p text:style-name="P31"><text:span text:style-name="T47"><text:s/></text:span><text:span text:style-name="T42">0.5625 0.4375 0.5 <text:s text:c="3"/>0.5625 0.4375 0.5 <text:s text:c="3"/>0.5625 0.4375]</text:span></text:p>
      <text:p text:style-name="P31"><text:span text:style-name="T42">y5⊕y6 : [0. <text:s text:c="4"/>0.5 <text:s text:c="3"/>0.5 <text:s text:c="3"/>0.4375 0.4375 0.4375 0.5625 0.5 <text:s text:c="3"/>0.5 <text:s text:c="3"/>0.4375</text:span></text:p>
      <text:p text:style-name="P31"><text:span text:style-name="T47"><text:s/></text:span><text:span text:style-name="T42">0.5 <text:s text:c="3"/>0.5 <text:s text:c="3"/>0.5 <text:s text:c="3"/>0.4375 0.5 <text:s text:c="3"/>0.5 <text:s text:c="3"/>0.5 <text:s text:c="3"/>0.4375 0.4375 0.4375</text:span></text:p>
      <text:p text:style-name="P31"><text:span text:style-name="T47"><text:s/></text:span><text:span text:style-name="T42">0.5 <text:s text:c="3"/>0.5625 0.4375 0.4375 0.5625 0.4375 0.5 <text:s text:c="3"/>0.5625 0.5 <text:s text:c="3"/>0.5</text:span></text:p>
      <text:p text:style-name="P31"><text:span text:style-name="T47"><text:s/></text:span><text:span text:style-name="T42">0.4375 0.5 <text:s text:c="3"/>0.5625 0.5 <text:s text:c="3"/>0.5 <text:s text:c="3"/>0.5 <text:s text:c="3"/>0.5625 0.5 <text:s text:c="3"/>0.5 <text:s text:c="3"/>0.5</text:span></text:p>
      <text:p text:style-name="P31"><text:span text:style-name="T47"><text:s/></text:span><text:span text:style-name="T42">0.5 <text:s text:c="3"/>0.5 <text:s text:c="3"/>0.4375 0.5 <text:s text:c="3"/>0.4375 0.4375 0.5 <text:s text:c="3"/>0.5625 0.5 <text:s text:c="3"/>0.5</text:span></text:p>
      <text:p text:style-name="P31"><text:span text:style-name="T47"><text:s/></text:span><text:span text:style-name="T42">0.5 <text:s text:c="3"/>0.4375 0.5625 0.4375 0.5625 0.5 <text:s text:c="3"/>0.5 <text:s text:c="3"/>0.5625 0.5 <text:s text:c="3"/>0.5</text:span></text:p>
      <text:p text:style-name="P31"><text:span text:style-name="T47"><text:s/></text:span><text:span text:style-name="T42">0.5 <text:s text:c="3"/>0.4375 0.5 <text:s text:c="3"/>0.5 <text:s text:c="3"/>0.4375 0.5 <text:s text:c="3"/>0.5 <text:s text:c="3"/>0.5 <text:s text:c="3"/>0.5625 0.5</text:span></text:p>
      <text:p text:style-name="P31"><text:span text:style-name="T47"><text:s/></text:span><text:span text:style-name="T42">0.5 <text:s text:c="3"/>0.5 <text:s text:c="3"/>0.5 <text:s text:c="3"/>0.5 <text:s text:c="3"/>0.4375 0.5 <text:s text:c="3"/>0.4375 0.5625 0.5 <text:s text:c="3"/>0.5625</text:span></text:p>
      <text:p text:style-name="P31"><text:span text:style-name="T47"><text:s/></text:span><text:span text:style-name="T42">0.4375 0.4375 0.4375 0.5 <text:s text:c="3"/>0.5 <text:s text:c="3"/>0.5 <text:s text:c="3"/>0.5 <text:s text:c="3"/>0.5625 0.5625 0.5</text:span></text:p>
      <text:p text:style-name="P31"><text:span text:style-name="T47"><text:s/></text:span><text:span text:style-name="T42">0.5625 0.4375 0.5625 0.5 <text:s text:c="3"/>0.4375 0.5625 0.4375 0.5625 0.5625 0.5</text:span></text:p>
      <text:p text:style-name="P31"><text:span text:style-name="T47"><text:s/></text:span><text:span text:style-name="T42">0.5 <text:s text:c="3"/>0.5 <text:s text:c="3"/>0.5 <text:s text:c="3"/>0.4375 0.5625 0.5 <text:s text:c="3"/>0.5625 0.5625 0.4375 0.5</text:span></text:p>
      <text:p text:style-name="P31"><text:span text:style-name="T47"><text:s/></text:span><text:span text:style-name="T42">0.5625 0.5625 0.5 <text:s text:c="3"/>0.4375 0.5625 0.4375 0.5 <text:s text:c="3"/>0.4375 0.4375 0.5625</text:span></text:p>
      <text:p text:style-name="P31"><text:span text:style-name="T47"><text:s/></text:span><text:span text:style-name="T42">0.4375 0.4375 0.5 <text:s text:c="3"/>0.4375 0.5 <text:s text:c="3"/>0.5 <text:s text:c="3"/>0.5625 0.5 <text:s text:c="2"/>]</text:span></text:p>
      <text:p text:style-name="P31"><text:span text:style-name="T42">y4 : [0. <text:s text:c="4"/>0.5 <text:s text:c="3"/>0.4375 0.5 <text:s text:c="3"/>0.4375 0.5 <text:s text:c="3"/>0.5 <text:s text:c="3"/>0.5 <text:s text:c="3"/>0.4375 0.4375</text:span></text:p>
      <text:p text:style-name="P31"><text:span text:style-name="T47"><text:s/></text:span><text:span text:style-name="T42">0.5 <text:s text:c="3"/>0.5625 0.5 <text:s text:c="3"/>0.4375 0.5625 0.4375 0.5 <text:s text:c="3"/>0.4375 0.5 <text:s text:c="3"/>0.5</text:span></text:p>
      <text:p text:style-name="P31"><text:span text:style-name="T47"><text:s/></text:span><text:span text:style-name="T42">0.5 <text:s text:c="3"/>0.5 <text:s text:c="3"/>0.5 <text:s text:c="3"/>0.4375 0.4375 0.5 <text:s text:c="3"/>0.4375 0.4375 0.5625 0.5625</text:span></text:p>
      <text:p text:style-name="P31"><text:span text:style-name="T47"><text:s/></text:span><text:span text:style-name="T42">0.4375 0.5 <text:s text:c="3"/>0.5 <text:s text:c="3"/>0.5 <text:s text:c="3"/>0.5 <text:s text:c="3"/>0.5625 0.5625 0.5 <text:s text:c="3"/>0.4375 0.5625</text:span></text:p>
      <text:p text:style-name="P31"><text:span text:style-name="T47"><text:s/></text:span><text:span text:style-name="T42">0.4375 0.4375 0.4375 0.5 <text:s text:c="3"/>0.5 <text:s text:c="3"/>0.5625 0.5 <text:s text:c="3"/>0.5 <text:s text:c="3"/>0.5 <text:s text:c="3"/>0.5625</text:span></text:p>
      <text:p text:style-name="P31"><text:soft-page-break/><text:span text:style-name="T47"><text:s/></text:span><text:span text:style-name="T42">0.4375 0.5625 0.5 <text:s text:c="3"/>0.5 <text:s text:c="3"/>0.5625 0.5 <text:s text:c="3"/>0.4375 0.5 <text:s text:c="3"/>0.5 <text:s text:c="3"/>0.5</text:span></text:p>
      <text:p text:style-name="P31"><text:span text:style-name="T47"><text:s/></text:span><text:span text:style-name="T42">0.4375 0.5625 0.5 <text:s text:c="3"/>0.4375 0.4375 0.5 <text:s text:c="3"/>0.4375 0.5625 0.5 <text:s text:c="3"/>0.5</text:span></text:p>
      <text:p text:style-name="P31"><text:span text:style-name="T47"><text:s/></text:span><text:span text:style-name="T42">0.5 <text:s text:c="3"/>0.4375 0.5 <text:s text:c="3"/>0.4375 0.5 <text:s text:c="3"/>0.5 <text:s text:c="3"/>0.4375 0.4375 0.5625 0.5</text:span></text:p>
      <text:p text:style-name="P31"><text:span text:style-name="T47"><text:s/></text:span><text:span text:style-name="T42">0.5625 0.5625 0.5 <text:s text:c="3"/>0.5625 0.4375 0.5 <text:s text:c="3"/>0.5 <text:s text:c="3"/>0.5 <text:s text:c="3"/>0.5 <text:s text:c="3"/>0.5</text:span></text:p>
      <text:p text:style-name="P31"><text:span text:style-name="T47"><text:s/></text:span><text:span text:style-name="T42">0.5625 0.5 <text:s text:c="3"/>0.5 <text:s text:c="3"/>0.4375 0.5625 0.5625 0.5 <text:s text:c="3"/>0.4375 0.4375 0.5625</text:span></text:p>
      <text:p text:style-name="P31"><text:span text:style-name="T47"><text:s/></text:span><text:span text:style-name="T42">0.5625 0.5625 0.5 <text:s text:c="3"/>0.5625 0.4375 0.5 <text:s text:c="3"/>0.5 <text:s text:c="3"/>0.5 <text:s text:c="3"/>0.5 <text:s text:c="3"/>0.5</text:span></text:p>
      <text:p text:style-name="P31"><text:span text:style-name="T47"><text:s/></text:span><text:span text:style-name="T42">0.4375 0.5 <text:s text:c="3"/>0.5 <text:s text:c="3"/>0.5 <text:s text:c="3"/>0.5 <text:s text:c="3"/>0.4375 0.5 <text:s text:c="3"/>0.4375 0.5 <text:s text:c="3"/>0.5</text:span></text:p>
      <text:p text:style-name="P31"><text:span text:style-name="T47"><text:s/></text:span><text:span text:style-name="T42">0.5625 0.4375 0.5625 0.5 <text:s text:c="3"/>0.5625 0.5 <text:s text:c="3"/>0.4375 0.5625]</text:span></text:p>
      <text:p text:style-name="P31"><text:span text:style-name="T42">y4⊕y6 : [0. <text:s text:c="4"/>0.4375 0.5625 0.5 <text:s text:c="3"/>0.5 <text:s text:c="3"/>0.5 <text:s text:c="3"/>0.5 <text:s text:c="3"/>0.5 <text:s text:c="3"/>0.4375 0.4375</text:span></text:p>
      <text:p text:style-name="P31"><text:span text:style-name="T47"><text:s/></text:span><text:span text:style-name="T42">0.5625 0.4375 0.5 <text:s text:c="3"/>0.4375 0.4375 0.5 <text:s text:c="3"/>0.5 <text:s text:c="3"/>0.5625 0.5 <text:s text:c="3"/>0.4375</text:span></text:p>
      <text:p text:style-name="P31"><text:span text:style-name="T47"><text:s/></text:span><text:span text:style-name="T42">0.5 <text:s text:c="3"/>0.5 <text:s text:c="3"/>0.4375 0.4375 0.4375 0.5625 0.5 <text:s text:c="3"/>0.5 <text:s text:c="3"/>0.5 <text:s text:c="3"/>0.4375</text:span></text:p>
      <text:p text:style-name="P31"><text:span text:style-name="T47"><text:s/></text:span><text:span text:style-name="T42">0.5 <text:s text:c="3"/>0.4375 0.4375 0.5 <text:s text:c="3"/>0.5 <text:s text:c="3"/>0.4375 0.4375 0.5625 0.5625 0.5625</text:span></text:p>
      <text:p text:style-name="P31"><text:span text:style-name="T47"><text:s/></text:span><text:span text:style-name="T42">0.5 <text:s text:c="3"/>0.5 <text:s text:c="3"/>0.5 <text:s text:c="3"/>0.5 <text:s text:c="3"/>0.5625 0.5 <text:s text:c="3"/>0.5 <text:s text:c="3"/>0.4375 0.5625 0.5</text:span></text:p>
      <text:p text:style-name="P31"><text:span text:style-name="T47"><text:s/></text:span><text:span text:style-name="T42">0.5625 0.5 <text:s text:c="3"/>0.5625 0.4375 0.5 <text:s text:c="3"/>0.5 <text:s text:c="3"/>0.5 <text:s text:c="3"/>0.5 <text:s text:c="3"/>0.4375 0.4375</text:span></text:p>
      <text:p text:style-name="P31"><text:span text:style-name="T47"><text:s/></text:span><text:span text:style-name="T42">0.4375 0.5 <text:s text:c="3"/>0.5625 0.5 <text:s text:c="3"/>0.5 <text:s text:c="3"/>0.4375 0.5625 0.5 <text:s text:c="3"/>0.5 <text:s text:c="3"/>0.5</text:span></text:p>
      <text:p text:style-name="P31"><text:span text:style-name="T47"><text:s/></text:span><text:span text:style-name="T42">0.5 <text:s text:c="3"/>0.5 <text:s text:c="3"/>0.4375 0.5625 0.4375 0.4375 0.5 <text:s text:c="3"/>0.5625 0.5625 0.5</text:span></text:p>
      <text:p text:style-name="P31"><text:span text:style-name="T47"><text:s/></text:span><text:span text:style-name="T42">0.5 <text:s text:c="3"/>0.4375 0.5 <text:s text:c="3"/>0.5625 0.5 <text:s text:c="3"/>0.5 <text:s text:c="3"/>0.4375 0.4375 0.4375 0.5625</text:span></text:p>
      <text:p text:style-name="P31"><text:span text:style-name="T47"><text:s/></text:span><text:span text:style-name="T42">0.5 <text:s text:c="3"/>0.5 <text:s text:c="3"/>0.5 <text:s text:c="3"/>0.5625 0.5 <text:s text:c="3"/>0.5625 0.5 <text:s text:c="3"/>0.4375 0.5625 0.5</text:span></text:p>
      <text:p text:style-name="P31"><text:span text:style-name="T47"><text:s/></text:span><text:span text:style-name="T42">0.5 <text:s text:c="3"/>0.5 <text:s text:c="3"/>0.5 <text:s text:c="3"/>0.5 <text:s text:c="3"/>0.4375 0.4375 0.5625 0.4375 0.5 <text:s text:c="3"/>0.4375</text:span></text:p>
      <text:p text:style-name="P31"><text:span text:style-name="T47"><text:s/></text:span><text:span text:style-name="T42">0.4375 0.5 <text:s text:c="3"/>0.5 <text:s text:c="3"/>0.4375 0.5 <text:s text:c="3"/>0.5625 0.5 <text:s text:c="3"/>0.5 <text:s text:c="3"/>0.5625 0.5625</text:span></text:p>
      <text:p text:style-name="P31"><text:span text:style-name="T47"><text:s/></text:span><text:span text:style-name="T42">0.5625 0.4375 0.5 <text:s text:c="3"/>0.5 <text:s text:c="3"/>0.5 <text:s text:c="3"/>0.5625 0.5 <text:s text:c="3"/>0.5625]</text:span></text:p>
      <text:p text:style-name="P31"><text:span text:style-name="T42">y4⊕y5 : [0. <text:s text:c="4"/>0.5625 0.5 <text:s text:c="3"/>0.4375 0.5625 0.5 <text:s text:c="3"/>0.5 <text:s text:c="3"/>0.4375 0.5625 0.5625</text:span></text:p>
      <text:p text:style-name="P31"><text:span text:style-name="T47"><text:s/></text:span><text:span text:style-name="T42">0.5625 0.4375 0.5 <text:s text:c="3"/>0.5 <text:s text:c="3"/>0.4375 0.4375 0.5625 0.5625 0.5625 0.4375</text:span></text:p>
      <text:p text:style-name="P31"><text:span text:style-name="T47"><text:s/></text:span><text:span text:style-name="T42">0.5 <text:s text:c="3"/>0.5 <text:s text:c="3"/>0.5625 0.5625 0.5625 0.5 <text:s text:c="3"/>0.5625 0.5 <text:s text:c="3"/>0.5 <text:s text:c="3"/>0.5625</text:span></text:p>
      <text:p text:style-name="P31"><text:span text:style-name="T47"><text:s/></text:span><text:span text:style-name="T42">0.5625 0.5 <text:s text:c="3"/>0.5 <text:s text:c="3"/>0.5 <text:s text:c="3"/>0.5 <text:s text:c="3"/>0.5 <text:s text:c="3"/>0.5 <text:s text:c="3"/>0.5 <text:s text:c="3"/>0.4375 0.5625</text:span></text:p>
      <text:p text:style-name="P31"><text:span text:style-name="T47"><text:s/></text:span><text:span text:style-name="T42">0.5 <text:s text:c="3"/>0.4375 0.5 <text:s text:c="3"/>0.5625 0.5 <text:s text:c="3"/>0.5625 0.4375 0.5 <text:s text:c="3"/>0.5625 0.5</text:span></text:p>
      <text:p text:style-name="P31"><text:span text:style-name="T47"><text:s/></text:span><text:span text:style-name="T42">0.5625 0.5 <text:s text:c="3"/>0.4375 0.5 <text:s text:c="3"/>0.5 <text:s text:c="3"/>0.4375 0.5 <text:s text:c="3"/>0.5 <text:s text:c="3"/>0.5 <text:s text:c="3"/>0.5</text:span></text:p>
      <text:p text:style-name="P31"><text:span text:style-name="T47"><text:s/></text:span><text:span text:style-name="T42">0.5 <text:s text:c="3"/>0.5 <text:s text:c="3"/>0.5625 0.4375 0.4375 0.5 <text:s text:c="3"/>0.5 <text:s text:c="3"/>0.5625 0.5625 0.5</text:span></text:p>
      <text:p text:style-name="P31"><text:span text:style-name="T47"><text:s/></text:span><text:span text:style-name="T42">0.5625 0.5 <text:s text:c="3"/>0.5 <text:s text:c="3"/>0.5 <text:s text:c="3"/>0.4375 0.4375 0.5 <text:s text:c="3"/>0.5 <text:s text:c="3"/>0.5 <text:s text:c="3"/>0.5</text:span></text:p>
      <text:p text:style-name="P31"><text:span text:style-name="T47"><text:s/></text:span><text:span text:style-name="T42">0.4375 0.4375 0.5 <text:s text:c="3"/>0.5 <text:s text:c="3"/>0.4375 0.5625 0.5625 0.4375 0.5625 0.5</text:span></text:p>
      <text:p text:style-name="P31"><text:span text:style-name="T47"><text:s/></text:span><text:span text:style-name="T42">0.5 <text:s text:c="3"/>0.5625 0.5625 0.5 <text:s text:c="3"/>0.4375 0.5 <text:s text:c="3"/>0.4375 0.4375 0.5 <text:s text:c="3"/>0.5</text:span></text:p>
      <text:p text:style-name="P31"><text:span text:style-name="T47"><text:s/></text:span><text:span text:style-name="T42">0.5 <text:s text:c="3"/>0.5 <text:s text:c="3"/>0.5 <text:s text:c="3"/>0.5 <text:s text:c="3"/>0.5625 0.5 <text:s text:c="3"/>0.5 <text:s text:c="3"/>0.5625 0.5 <text:s text:c="3"/>0.5625</text:span></text:p>
      <text:p text:style-name="P31"><text:span text:style-name="T47"><text:s/></text:span><text:span text:style-name="T42">0.5 <text:s text:c="3"/>0.4375 0.5625 0.5 <text:s text:c="3"/>0.5 <text:s text:c="3"/>0.4375 0.5 <text:s text:c="3"/>0.4375 0.5 <text:s text:c="3"/>0.4375</text:span></text:p>
      <text:p text:style-name="P31"><text:span text:style-name="T47"><text:s/></text:span><text:span text:style-name="T42">0.5 <text:s text:c="3"/>0.5 <text:s text:c="3"/>0.5625 0.5625 0.4375 0.5625 0.4375 0.5625]</text:span></text:p>
      <text:p text:style-name="P31"><text:span text:style-name="T42">y4⊕y5⊕y6 : [0. <text:s text:c="4"/>0.5 <text:s text:c="3"/>0.5 <text:s text:c="3"/>0.4375 0.5 <text:s text:c="3"/>0.5625 0.5625 0.5625 0.5625 0.5</text:span></text:p>
      <text:p text:style-name="P31"><text:span text:style-name="T47"><text:s/></text:span><text:span text:style-name="T42">0.5 <text:s text:c="3"/>0.5 <text:s text:c="3"/>0.5625 0.5625 0.4375 0.5 <text:s text:c="3"/>0.4375 0.5 <text:s text:c="3"/>0.5625 0.5625</text:span></text:p>
      <text:p text:style-name="P31"><text:span text:style-name="T47"><text:s/></text:span><text:span text:style-name="T42">0.5625 0.5625 0.5 <text:s text:c="3"/>0.5625 0.4375 0.5625 0.5 <text:s text:c="3"/>0.5625 0.4375 0.5</text:span></text:p>
      <text:p text:style-name="P31"><text:span text:style-name="T47"><text:s/></text:span><text:span text:style-name="T42">0.5625 0.4375 0.5 <text:s text:c="3"/>0.5 <text:s text:c="3"/>0.5 <text:s text:c="3"/>0.4375 0.5 <text:s text:c="3"/>0.5625 0.4375 0.4375</text:span></text:p>
      <text:p text:style-name="P31"><text:span text:style-name="T47"><text:s/></text:span><text:span text:style-name="T42">0.5 <text:s text:c="3"/>0.4375 0.4375 0.5625 0.5 <text:s text:c="3"/>0.5 <text:s text:c="3"/>0.5 <text:s text:c="3"/>0.4375 0.5 <text:s text:c="3"/>0.5625</text:span></text:p>
      <text:p text:style-name="P31"><text:span text:style-name="T47"><text:s/></text:span><text:span text:style-name="T42">0.5 <text:s text:c="3"/>0.5 <text:s text:c="3"/>0.5 <text:s text:c="3"/>0.5 <text:s text:c="3"/>0.4375 0.5 <text:s text:c="3"/>0.5625 0.5625 0.5 <text:s text:c="3"/>0.5625</text:span></text:p>
      <text:p text:style-name="P31"><text:span text:style-name="T47"><text:s/></text:span><text:span text:style-name="T42">0.5625 0.5 <text:s text:c="3"/>0.4375 0.5625 0.4375 0.5 <text:s text:c="3"/>0.4375 0.5625 0.5625 0.5625</text:span></text:p>
      <text:p text:style-name="P31"><text:span text:style-name="T47"><text:s/></text:span><text:span text:style-name="T42">0.5 <text:s text:c="3"/>0.4375 0.5 <text:s text:c="3"/>0.5 <text:s text:c="3"/>0.5625 0.5 <text:s text:c="3"/>0.5 <text:s text:c="3"/>0.4375 0.5 <text:s text:c="3"/>0.5</text:span></text:p>
      <text:p text:style-name="P31"><text:span text:style-name="T47"><text:s/></text:span><text:span text:style-name="T42">0.5 <text:s text:c="3"/>0.5 <text:s text:c="3"/>0.5 <text:s text:c="3"/>0.5625 0.5 <text:s text:c="3"/>0.4375 0.4375 0.4375 0.5 <text:s text:c="3"/>0.5625</text:span></text:p>
      <text:p text:style-name="P31"><text:span text:style-name="T47"><text:s/></text:span><text:span text:style-name="T42">0.4375 0.5625 0.5 <text:s text:c="3"/>0.5 <text:s text:c="3"/>0.5 <text:s text:c="3"/>0.5625 0.5 <text:s text:c="3"/>0.5625 0.5 <text:s text:c="3"/>0.5</text:span></text:p>
      <text:p text:style-name="P31"><text:span text:style-name="T47"><text:s/></text:span><text:span text:style-name="T42">0.5 <text:s text:c="3"/>0.5 <text:s text:c="3"/>0.4375 0.5 <text:s text:c="3"/>0.5 <text:s text:c="3"/>0.5 <text:s text:c="3"/>0.5625 0.5 <text:s text:c="3"/>0.5 <text:s text:c="3"/>0.4375</text:span></text:p>
      <text:p text:style-name="P31"><text:span text:style-name="T47"><text:s/></text:span><text:span text:style-name="T42">0.5 <text:s text:c="3"/>0.5 <text:s text:c="3"/>0.5 <text:s text:c="3"/>0.5 <text:s text:c="3"/>0.5 <text:s text:c="3"/>0.4375 0.5 <text:s text:c="3"/>0.4375 0.4375 0.5625</text:span></text:p>
      <text:p text:style-name="P31"><text:span text:style-name="T47"><text:s/></text:span><text:span text:style-name="T42">0.5625 0.5 <text:s text:c="3"/>0.5 <text:s text:c="3"/>0.5 <text:s text:c="3"/>0.5625 0.4375 0.5625 0.5 <text:s text:c="2"/>]</text:span></text:p>
      <text:p text:style-name="P31"><text:span text:style-name="T42">y3 : [0. <text:s text:c="4"/>0.5 <text:s text:c="3"/>0.5625 0.5 <text:s text:c="3"/>0.5 <text:s text:c="3"/>0.5 <text:s text:c="3"/>0.5 <text:s text:c="3"/>0.5625 0.5 <text:s text:c="3"/>0.5625</text:span></text:p>
      <text:p text:style-name="P31"><text:span text:style-name="T47"><text:s/></text:span><text:span text:style-name="T42">0.5625 0.5625 0.4375 0.5 <text:s text:c="3"/>0.4375 0.4375 0.5 <text:s text:c="3"/>0.4375 0.5625 0.4375</text:span></text:p>
      <text:p text:style-name="P31"><text:span text:style-name="T47"><text:s/></text:span><text:span text:style-name="T42">0.5 <text:s text:c="3"/>0.4375 0.5 <text:s text:c="3"/>0.5 <text:s text:c="3"/>0.5 <text:s text:c="3"/>0.5 <text:s text:c="3"/>0.5625 0.5 <text:s text:c="3"/>0.4375 0.5625</text:span></text:p>
      <text:p text:style-name="P31"><text:span text:style-name="T47"><text:s/></text:span><text:span text:style-name="T42">0.4375 0.5 <text:s text:c="3"/>0.5625 0.5625 0.5 <text:s text:c="3"/>0.5625 0.5625 0.5625 0.5625 0.5</text:span></text:p>
      <text:p text:style-name="P31"><text:span text:style-name="T47"><text:s/></text:span><text:span text:style-name="T42">0.5625 0.5 <text:s text:c="3"/>0.5 <text:s text:c="3"/>0.5 <text:s text:c="3"/>0.5 <text:s text:c="3"/>0.4375 0.5 <text:s text:c="3"/>0.5 <text:s text:c="3"/>0.5625 0.5</text:span></text:p>
      <text:p text:style-name="P31"><text:span text:style-name="T47"><text:s/></text:span><text:span text:style-name="T42">0.5 <text:s text:c="3"/>0.5 <text:s text:c="3"/>0.5625 0.5 <text:s text:c="3"/>0.5625 0.4375 0.5625 0.4375 0.5 <text:s text:c="3"/>0.4375</text:span></text:p>
      <text:p text:style-name="P31"><text:span text:style-name="T47"><text:s/></text:span><text:span text:style-name="T42">0.5 <text:s text:c="3"/>0.5 <text:s text:c="3"/>0.5 <text:s text:c="3"/>0.5625 0.5 <text:s text:c="3"/>0.5 <text:s text:c="3"/>0.4375 0.5 <text:s text:c="3"/>0.5625 0.4375</text:span></text:p>
      <text:p text:style-name="P31"><text:span text:style-name="T47"><text:s/></text:span><text:span text:style-name="T42">0.4375 0.5 <text:s text:c="3"/>0.5625 0.5 <text:s text:c="3"/>0.5 <text:s text:c="3"/>0.5 <text:s text:c="3"/>0.4375 0.5 <text:s text:c="3"/>0.5625 0.4375</text:span></text:p>
      <text:p text:style-name="P31"><text:span text:style-name="T47"><text:s/></text:span><text:span text:style-name="T42">0.5625 0.5 <text:s text:c="3"/>0.5 <text:s text:c="3"/>0.5 <text:s text:c="3"/>0.5 <text:s text:c="3"/>0.5625 0.5 <text:s text:c="3"/>0.5 <text:s text:c="3"/>0.5 <text:s text:c="3"/>0.5</text:span></text:p>
      <text:p text:style-name="P31"><text:span text:style-name="T47"><text:s/></text:span><text:span text:style-name="T42">0.4375 0.5 <text:s text:c="3"/>0.5 <text:s text:c="3"/>0.5 <text:s text:c="3"/>0.5 <text:s text:c="3"/>0.5625 0.5625 0.5625 0.5 <text:s text:c="3"/>0.4375</text:span></text:p>
      <text:p text:style-name="P31"><text:span text:style-name="T47"><text:s/></text:span><text:span text:style-name="T42">0.5 <text:s text:c="3"/>0.5 <text:s text:c="3"/>0.5 <text:s text:c="3"/>0.5625 0.5 <text:s text:c="3"/>0.5625 0.4375 0.4375 0.5 <text:s text:c="3"/>0.5625</text:span></text:p>
      <text:p text:style-name="P31"><text:span text:style-name="T47"><text:s/></text:span><text:span text:style-name="T42">0.5 <text:s text:c="3"/>0.5 <text:s text:c="3"/>0.5 <text:s text:c="3"/>0.4375 0.4375 0.5625 0.5625 0.5 <text:s text:c="3"/>0.4375 0.4375</text:span></text:p>
      <text:p text:style-name="P31"><text:span text:style-name="T47"><text:s/></text:span><text:span text:style-name="T42">0.5625 0.4375 0.5 <text:s text:c="3"/>0.5625 0.4375 0.4375 0.5625 0.5 <text:s text:c="2"/>]</text:span></text:p>
      <text:p text:style-name="P31"><text:span text:style-name="T42">y3⊕y6 : [0. <text:s text:c="4"/>0.5625 0.5 <text:s text:c="3"/>0.5 <text:s text:c="3"/>0.5 <text:s text:c="3"/>0.5625 0.5625 0.5625 0.5625 0.4375</text:span></text:p>
      <text:p text:style-name="P31"><text:span text:style-name="T47"><text:s/></text:span><text:span text:style-name="T42">0.5 <text:s text:c="3"/>0.4375 0.5 <text:s text:c="3"/>0.5 <text:s text:c="3"/>0.5 <text:s text:c="3"/>0.4375 0.5 <text:s text:c="3"/>0.5625 0.4375 0.4375</text:span></text:p>
      <text:p text:style-name="P31"><text:soft-page-break/><text:span text:style-name="T47"><text:s/></text:span><text:span text:style-name="T42">0.4375 0.5 <text:s text:c="3"/>0.4375 0.5625 0.4375 0.5625 0.5625 0.5 <text:s text:c="3"/>0.4375 0.5625</text:span></text:p>
      <text:p text:style-name="P31"><text:span text:style-name="T47"><text:s/></text:span><text:span text:style-name="T42">0.5 <text:s text:c="3"/>0.4375 0.5625 0.5625 0.5 <text:s text:c="3"/>0.5625 0.5 <text:s text:c="3"/>0.5 <text:s text:c="3"/>0.5 <text:s text:c="3"/>0.5625</text:span></text:p>
      <text:p text:style-name="P31"><text:span text:style-name="T47"><text:s/></text:span><text:span text:style-name="T42">0.5 <text:s text:c="3"/>0.5625 0.5 <text:s text:c="3"/>0.5 <text:s text:c="3"/>0.5 <text:s text:c="3"/>0.4375 0.5625 0.5625 0.5 <text:s text:c="3"/>0.5</text:span></text:p>
      <text:p text:style-name="P31"><text:span text:style-name="T47"><text:s/></text:span><text:span text:style-name="T42">0.5 <text:s text:c="3"/>0.5625 0.5 <text:s text:c="3"/>0.5 <text:s text:c="3"/>0.5625 0.5 <text:s text:c="3"/>0.4375 0.5 <text:s text:c="3"/>0.5 <text:s text:c="3"/>0.5</text:span></text:p>
      <text:p text:style-name="P31"><text:span text:style-name="T47"><text:s/></text:span><text:span text:style-name="T42">0.5 <text:s text:c="3"/>0.5625 0.5 <text:s text:c="3"/>0.5 <text:s text:c="3"/>0.5625 0.5 <text:s text:c="3"/>0.5625 0.4375 0.4375 0.5</text:span></text:p>
      <text:p text:style-name="P31"><text:span text:style-name="T47"><text:s/></text:span><text:span text:style-name="T42">0.5 <text:s text:c="3"/>0.5 <text:s text:c="3"/>0.5625 0.5625 0.5 <text:s text:c="3"/>0.5625 0.5 <text:s text:c="3"/>0.5 <text:s text:c="3"/>0.5 <text:s text:c="3"/>0.4375</text:span></text:p>
      <text:p text:style-name="P31"><text:span text:style-name="T47"><text:s/></text:span><text:span text:style-name="T42">0.4375 0.5 <text:s text:c="3"/>0.5 <text:s text:c="3"/>0.5 <text:s text:c="3"/>0.5 <text:s text:c="3"/>0.4375 0.5 <text:s text:c="3"/>0.5 <text:s text:c="3"/>0.5625 0.5625</text:span></text:p>
      <text:p text:style-name="P31"><text:span text:style-name="T47"><text:s/></text:span><text:span text:style-name="T42">0.4375 0.5 <text:s text:c="3"/>0.5625 0.4375 0.5 <text:s text:c="3"/>0.4375 0.5 <text:s text:c="3"/>0.5 <text:s text:c="3"/>0.4375 0.5</text:span></text:p>
      <text:p text:style-name="P31"><text:span text:style-name="T47"><text:s/></text:span><text:span text:style-name="T42">0.5625 0.5625 0.4375 0.5 <text:s text:c="3"/>0.5 <text:s text:c="3"/>0.5625 0.5 <text:s text:c="3"/>0.5 <text:s text:c="3"/>0.5 <text:s text:c="3"/>0.4375</text:span></text:p>
      <text:p text:style-name="P31"><text:span text:style-name="T47"><text:s/></text:span><text:span text:style-name="T42">0.4375 0.4375 0.4375 0.5625 0.5625 0.5 <text:s text:c="3"/>0.5625 0.4375 0.5 <text:s text:c="3"/>0.5625</text:span></text:p>
      <text:p text:style-name="P31"><text:span text:style-name="T47"><text:s/></text:span><text:span text:style-name="T42">0.4375 0.5 <text:s text:c="3"/>0.5 <text:s text:c="3"/>0.5 <text:s text:c="3"/>0.5 <text:s text:c="3"/>0.5625 0.5 <text:s text:c="3"/>0.5 <text:s text:c="2"/>]</text:span></text:p>
      <text:p text:style-name="P31"><text:span text:style-name="T42">y3⊕y5 : [0. <text:s text:c="4"/>0.5625 0.4375 0.5 <text:s text:c="3"/>0.5 <text:s text:c="3"/>0.5 <text:s text:c="3"/>0.5625 0.4375 0.4375 0.4375</text:span></text:p>
      <text:p text:style-name="P31"><text:span text:style-name="T47"><text:s/></text:span><text:span text:style-name="T42">0.5 <text:s text:c="3"/>0.5 <text:s text:c="3"/>0.4375 0.5 <text:s text:c="3"/>0.5 <text:s text:c="3"/>0.5625 0.4375 0.5 <text:s text:c="3"/>0.4375 0.5</text:span></text:p>
      <text:p text:style-name="P31"><text:span text:style-name="T47"><text:s/></text:span><text:span text:style-name="T42">0.4375 0.5625 0.5625 0.5625 0.5 <text:s text:c="3"/>0.5 <text:s text:c="3"/>0.5 <text:s text:c="3"/>0.5 <text:s text:c="3"/>0.5 <text:s text:c="3"/>0.5625</text:span></text:p>
      <text:p text:style-name="P31"><text:span text:style-name="T47"><text:s/></text:span><text:span text:style-name="T42">0.5 <text:s text:c="3"/>0.5625 0.4375 0.5625 0.4375 0.5625 0.4375 0.5 <text:s text:c="3"/>0.5625 0.5</text:span></text:p>
      <text:p text:style-name="P31"><text:span text:style-name="T47"><text:s/></text:span><text:span text:style-name="T42">0.5625 0.5 <text:s text:c="3"/>0.4375 0.5 <text:s text:c="3"/>0.4375 0.4375 0.5625 0.4375 0.4375 0.4375</text:span></text:p>
      <text:p text:style-name="P31"><text:span text:style-name="T47"><text:s/></text:span><text:span text:style-name="T42">0.5 <text:s text:c="3"/>0.5 <text:s text:c="3"/>0.4375 0.5 <text:s text:c="3"/>0.5 <text:s text:c="3"/>0.4375 0.4375 0.5 <text:s text:c="3"/>0.5 <text:s text:c="3"/>0.4375</text:span></text:p>
      <text:p text:style-name="P31"><text:span text:style-name="T47"><text:s/></text:span><text:span text:style-name="T42">0.5625 0.4375 0.5 <text:s text:c="3"/>0.5 <text:s text:c="3"/>0.5 <text:s text:c="3"/>0.5625 0.5 <text:s text:c="3"/>0.5625 0.5 <text:s text:c="3"/>0.5</text:span></text:p>
      <text:p text:style-name="P31"><text:span text:style-name="T47"><text:s/></text:span><text:span text:style-name="T42">0.5 <text:s text:c="3"/>0.5 <text:s text:c="3"/>0.5 <text:s text:c="3"/>0.5 <text:s text:c="3"/>0.5 <text:s text:c="3"/>0.5 <text:s text:c="3"/>0.5 <text:s text:c="3"/>0.5625 0.5 <text:s text:c="3"/>0.4375</text:span></text:p>
      <text:p text:style-name="P31"><text:span text:style-name="T47"><text:s/></text:span><text:span text:style-name="T42">0.5 <text:s text:c="3"/>0.4375 0.5625 0.5 <text:s text:c="3"/>0.5 <text:s text:c="3"/>0.5 <text:s text:c="3"/>0.4375 0.4375 0.5 <text:s text:c="3"/>0.5</text:span></text:p>
      <text:p text:style-name="P31"><text:span text:style-name="T47"><text:s/></text:span><text:span text:style-name="T42">0.4375 0.4375 0.5 <text:s text:c="3"/>0.5625 0.5625 0.5 <text:s text:c="3"/>0.4375 0.4375 0.5 <text:s text:c="3"/>0.5</text:span></text:p>
      <text:p text:style-name="P31"><text:span text:style-name="T47"><text:s/></text:span><text:span text:style-name="T42">0.4375 0.5 <text:s text:c="3"/>0.5 <text:s text:c="3"/>0.5625 0.5 <text:s text:c="3"/>0.5625 0.5625 0.5 <text:s text:c="3"/>0.5 <text:s text:c="3"/>0.5</text:span></text:p>
      <text:p text:style-name="P31"><text:span text:style-name="T47"><text:s/></text:span><text:span text:style-name="T42">0.5625 0.5625 0.5 <text:s text:c="3"/>0.5 <text:s text:c="3"/>0.5 <text:s text:c="3"/>0.5 <text:s text:c="3"/>0.5 <text:s text:c="3"/>0.4375 0.5 <text:s text:c="3"/>0.4375</text:span></text:p>
      <text:p text:style-name="P31"><text:span text:style-name="T47"><text:s/></text:span><text:span text:style-name="T42">0.5625 0.5 <text:s text:c="3"/>0.4375 0.5 <text:s text:c="3"/>0.5625 0.4375 0.4375 0.5625]</text:span></text:p>
      <text:p text:style-name="P31"><text:span text:style-name="T42">y3⊕y5⊕y6 : [0. <text:s text:c="4"/>0.5 <text:s text:c="3"/>0.5 <text:s text:c="3"/>0.5 <text:s text:c="3"/>0.5 <text:s text:c="3"/>0.5 <text:s text:c="3"/>0.5625 0.5625 0.5 <text:s text:c="3"/>0.5</text:span></text:p>
      <text:p text:style-name="P31"><text:span text:style-name="T47"><text:s/></text:span><text:span text:style-name="T42">0.5625 0.4375 0.5625 0.4375 0.4375 0.5625 0.5625 0.5625 0.5625 0.4375</text:span></text:p>
      <text:p text:style-name="P31"><text:span text:style-name="T47"><text:s/></text:span><text:span text:style-name="T42">0.4375 0.4375 0.5 <text:s text:c="3"/>0.5 <text:s text:c="3"/>0.4375 0.4375 0.5 <text:s text:c="3"/>0.5 <text:s text:c="3"/>0.5 <text:s text:c="3"/>0.5</text:span></text:p>
      <text:p text:style-name="P31"><text:span text:style-name="T47"><text:s/></text:span><text:span text:style-name="T42">0.5 <text:s text:c="3"/>0.5 <text:s text:c="3"/>0.5 <text:s text:c="3"/>0.4375 0.5625 0.5 <text:s text:c="3"/>0.5 <text:s text:c="3"/>0.4375 0.5 <text:s text:c="3"/>0.4375</text:span></text:p>
      <text:p text:style-name="P31"><text:span text:style-name="T47"><text:s/></text:span><text:span text:style-name="T42">0.4375 0.5 <text:s text:c="3"/>0.4375 0.5 <text:s text:c="3"/>0.5 <text:s text:c="3"/>0.4375 0.4375 0.5 <text:s text:c="3"/>0.5 <text:s text:c="3"/>0.4375</text:span></text:p>
      <text:p text:style-name="P31"><text:span text:style-name="T47"><text:s/></text:span><text:span text:style-name="T42">0.4375 0.5 <text:s text:c="3"/>0.5 <text:s text:c="3"/>0.4375 0.5 <text:s text:c="3"/>0.4375 0.4375 0.5 <text:s text:c="3"/>0.5625 0.5</text:span></text:p>
      <text:p text:style-name="P31"><text:span text:style-name="T47"><text:s/></text:span><text:span text:style-name="T42">0.5 <text:s text:c="3"/>0.5625 0.5625 0.5 <text:s text:c="3"/>0.5 <text:s text:c="3"/>0.5 <text:s text:c="3"/>0.5625 0.4375 0.5 <text:s text:c="3"/>0.5</text:span></text:p>
      <text:p text:style-name="P31"><text:span text:style-name="T47"><text:s/></text:span><text:span text:style-name="T42">0.5 <text:s text:c="3"/>0.5 <text:s text:c="3"/>0.5625 0.4375 0.5625 0.4375 0.5 <text:s text:c="3"/>0.5 <text:s text:c="3"/>0.5625 0.5625</text:span></text:p>
      <text:p text:style-name="P31"><text:span text:style-name="T47"><text:s/></text:span><text:span text:style-name="T42">0.5 <text:s text:c="3"/>0.5 <text:s text:c="3"/>0.4375 0.4375 0.5 <text:s text:c="3"/>0.5 <text:s text:c="3"/>0.5 <text:s text:c="3"/>0.5 <text:s text:c="3"/>0.4375 0.4375</text:span></text:p>
      <text:p text:style-name="P31"><text:span text:style-name="T47"><text:s/></text:span><text:span text:style-name="T42">0.4375 0.5625 0.5 <text:s text:c="3"/>0.5 <text:s text:c="3"/>0.5625 0.5625 0.5625 0.5 <text:s text:c="3"/>0.4375 0.5</text:span></text:p>
      <text:p text:style-name="P31"><text:span text:style-name="T47"><text:s/></text:span><text:span text:style-name="T42">0.4375 0.5 <text:s text:c="3"/>0.5 <text:s text:c="3"/>0.5625 0.5625 0.5 <text:s text:c="3"/>0.5 <text:s text:c="3"/>0.5625 0.5 <text:s text:c="3"/>0.4375</text:span></text:p>
      <text:p text:style-name="P31"><text:span text:style-name="T47"><text:s/></text:span><text:span text:style-name="T42">0.5 <text:s text:c="3"/>0.5625 0.5 <text:s text:c="3"/>0.4375 0.5 <text:s text:c="3"/>0.4375 0.5 <text:s text:c="3"/>0.5625 0.4375 0.5</text:span></text:p>
      <text:p text:style-name="P31"><text:span text:style-name="T47"><text:s/></text:span><text:span text:style-name="T42">0.5 <text:s text:c="3"/>0.5625 0.4375 0.5 <text:s text:c="3"/>0.5625 0.5 <text:s text:c="3"/>0.4375 0.5 <text:s text:c="2"/>]</text:span></text:p>
      <text:p text:style-name="P15"><draw:custom-shape text:anchor-type="char" draw:z-index="0" draw:name="Frame1" draw:style-name="gr1" draw:text-style-name="P41" svg:width="8.2689in" svg:height="0.1925in" svg:x="-1.2874in" svg:y="0.000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7">. . . . . . . </text:span></text:p>
      <text:p text:style-name="P16"/>
      <text:p text:style-name="P19"><text:span text:style-name="T22">1⊕y0⊕y1⊕y2⊕y3⊕y6 : [0. <text:s text:c="4"/>0.5 <text:s text:c="3"/>0.5 <text:s text:c="3"/>0.5 <text:s text:c="3"/>0.5625 0.4375 0.5 <text:s text:c="3"/>0.5 <text:s text:c="3"/>0.5625 0.4375</text:span></text:p>
      <text:p text:style-name="P19"><text:span text:style-name="T37"><text:s/></text:span><text:span text:style-name="T25">0.5 <text:s text:c="3"/>0.5 <text:s text:c="3"/>0.4375 0.5625 0.5625 0.5625 0.5625 0.5 <text:s text:c="3"/>0.5 <text:s text:c="3"/>0.4375</text:span></text:p>
      <text:p text:style-name="P19"><text:span text:style-name="T37"><text:s/></text:span><text:span text:style-name="T25">0.5 <text:s text:c="3"/>0.4375 0.5 <text:s text:c="3"/>0.4375 0.5 <text:s text:c="3"/>0.5625 0.5 <text:s text:c="3"/>0.5625 0.5 <text:s text:c="3"/>0.5625</text:span></text:p>
      <text:p text:style-name="P19"><text:span text:style-name="T37"><text:s/></text:span><text:span text:style-name="T25">0.5625 0.5 <text:s text:c="3"/>0.5 <text:s text:c="3"/>0.5 <text:s text:c="3"/>0.5625 0.4375 0.5 <text:s text:c="3"/>0.5 <text:s text:c="3"/>0.5 <text:s text:c="3"/>0.5</text:span></text:p>
      <text:p text:style-name="P19"><text:span text:style-name="T37"><text:s/></text:span><text:span text:style-name="T25">0.5 <text:s text:c="3"/>0.5 <text:s text:c="3"/>0.5 <text:s text:c="3"/>0.5 <text:s text:c="3"/>0.4375 0.4375 0.5 <text:s text:c="3"/>0.5 <text:s text:c="3"/>0.4375 0.5</text:span></text:p>
      <text:p text:style-name="P19"><text:span text:style-name="T37"><text:s/></text:span><text:span text:style-name="T25">0.4375 0.5 <text:s text:c="3"/>0.4375 0.5 <text:s text:c="3"/>0.5 <text:s text:c="3"/>0.5625 0.4375 0.5 <text:s text:c="3"/>0.5 <text:s text:c="3"/>0.5625</text:span></text:p>
      <text:p text:style-name="P19"><text:span text:style-name="T37"><text:s/></text:span><text:span text:style-name="T25">0.5 <text:s text:c="3"/>0.4375 0.5 <text:s text:c="3"/>0.5625 0.5 <text:s text:c="3"/>0.4375 0.5 <text:s text:c="3"/>0.4375 0.4375 0.5</text:span></text:p>
      <text:p text:style-name="P19"><text:span text:style-name="T37"><text:s/></text:span><text:span text:style-name="T25">0.5 <text:s text:c="3"/>0.4375 0.5625 0.5 <text:s text:c="3"/>0.5 <text:s text:c="3"/>0.4375 0.4375 0.5 <text:s text:c="3"/>0.4375 0.5</text:span></text:p>
      <text:p text:style-name="P19"><text:span text:style-name="T37"><text:s/></text:span><text:span text:style-name="T25">0.5 <text:s text:c="3"/>0.5 <text:s text:c="3"/>0.5625 0.5625 0.5625 0.5625 0.4375 0.4375 0.5625 0.4375</text:span></text:p>
      <text:p text:style-name="P19"><text:span text:style-name="T37"><text:s/></text:span><text:span text:style-name="T25">0.5625 0.5625 0.4375 0.4375 0.5 <text:s text:c="3"/>0.5 <text:s text:c="3"/>0.4375 0.5 <text:s text:c="3"/>0.5 <text:s text:c="3"/>0.4375</text:span></text:p>
      <text:p text:style-name="P19"><text:span text:style-name="T37"><text:s/></text:span><text:span text:style-name="T25">0.5625 0.5 <text:s text:c="3"/>0.5625 0.5 <text:s text:c="3"/>0.5625 0.5 <text:s text:c="3"/>0.4375 0.5 <text:s text:c="3"/>0.5 <text:s text:c="3"/>0.4375</text:span></text:p>
      <text:p text:style-name="P19"><text:span text:style-name="T37"><text:s/></text:span><text:span text:style-name="T25">0.4375 0.5 <text:s text:c="3"/>0.5625 0.4375 0.4375 0.5625 0.4375 0.4375 0.5 <text:s text:c="3"/>0.5</text:span></text:p>
      <text:p text:style-name="P19"><text:span text:style-name="T37"><text:s/></text:span><text:span text:style-name="T25">0.5625 0.4375 0.5 <text:s text:c="3"/>0.5 <text:s text:c="3"/>0.5 <text:s text:c="3"/>0.5 <text:s text:c="3"/>0.5 <text:s text:c="3"/>0.5 <text:s text:c="2"/>]</text:span></text:p>
      <text:p text:style-name="P19"><text:span text:style-name="T25">1⊕y0⊕y1⊕y2⊕y3⊕y5 : [0. <text:s text:c="4"/>0.5 <text:s text:c="3"/>0.5 <text:s text:c="3"/>0.4375 0.5 <text:s text:c="3"/>0.5 <text:s text:c="3"/>0.5 <text:s text:c="3"/>0.5625 0.4375 0.5</text:span></text:p>
      <text:p text:style-name="P19"><text:span text:style-name="T37"><text:s/></text:span><text:span text:style-name="T25">0.4375 0.4375 0.5 <text:s text:c="3"/>0.5625 0.5 <text:s text:c="3"/>0.5 <text:s text:c="3"/>0.5 <text:s text:c="3"/>0.5 <text:s text:c="3"/>0.5 <text:s text:c="3"/>0.4375</text:span></text:p>
      <text:p text:style-name="P19"><text:span text:style-name="T37"><text:s/></text:span><text:span text:style-name="T25">0.4375 0.5625 0.5625 0.5 <text:s text:c="3"/>0.5 <text:s text:c="3"/>0.4375 0.5 <text:s text:c="3"/>0.5 <text:s text:c="3"/>0.5 <text:s text:c="3"/>0.4375</text:span></text:p>
      <text:p text:style-name="P19"><text:span text:style-name="T37"><text:s/></text:span><text:span text:style-name="T25">0.5 <text:s text:c="3"/>0.5 <text:s text:c="3"/>0.5625 0.4375 0.5 <text:s text:c="3"/>0.4375 0.5625 0.4375 0.5 <text:s text:c="3"/>0.5625</text:span></text:p>
      <text:p text:style-name="P19"><text:span text:style-name="T37"><text:s/></text:span><text:span text:style-name="T25">0.4375 0.5 <text:s text:c="3"/>0.5 <text:s text:c="3"/>0.5 <text:s text:c="3"/>0.5 <text:s text:c="3"/>0.4375 0.4375 0.5625 0.5625 0.5625</text:span></text:p>
      <text:p text:style-name="P19"><text:soft-page-break/><text:span text:style-name="T37"><text:s/></text:span><text:span text:style-name="T25">0.5 <text:s text:c="3"/>0.4375 0.5 <text:s text:c="3"/>0.5 <text:s text:c="3"/>0.4375 0.5 <text:s text:c="3"/>0.5 <text:s text:c="3"/>0.5625 0.5625 0.5625</text:span></text:p>
      <text:p text:style-name="P19"><text:span text:style-name="T37"><text:s/></text:span><text:span text:style-name="T25">0.5 <text:s text:c="3"/>0.5625 0.5625 0.5625 0.5625 0.5625 0.4375 0.5 <text:s text:c="3"/>0.5 <text:s text:c="3"/>0.5</text:span></text:p>
      <text:p text:style-name="P19"><text:span text:style-name="T37"><text:s/></text:span><text:span text:style-name="T25">0.5 <text:s text:c="3"/>0.5625 0.5 <text:s text:c="3"/>0.5625 0.5 <text:s text:c="3"/>0.5 <text:s text:c="3"/>0.5 <text:s text:c="3"/>0.4375 0.5 <text:s text:c="3"/>0.5</text:span></text:p>
      <text:p text:style-name="P19"><text:span text:style-name="T37"><text:s/></text:span><text:span text:style-name="T25">0.5625 0.4375 0.5625 0.5 <text:s text:c="3"/>0.5625 0.5625 0.4375 0.5 <text:s text:c="3"/>0.5625 0.5</text:span></text:p>
      <text:p text:style-name="P19"><text:span text:style-name="T37"><text:s/></text:span><text:span text:style-name="T25">0.4375 0.4375 0.5 <text:s text:c="3"/>0.5625 0.5 <text:s text:c="3"/>0.5 <text:s text:c="3"/>0.5625 0.4375 0.5 <text:s text:c="3"/>0.5625</text:span></text:p>
      <text:p text:style-name="P19"><text:span text:style-name="T37"><text:s/></text:span><text:span text:style-name="T25">0.5 <text:s text:c="3"/>0.5 <text:s text:c="3"/>0.5625 0.5 <text:s text:c="3"/>0.4375 0.5 <text:s text:c="3"/>0.5 <text:s text:c="3"/>0.5 <text:s text:c="3"/>0.5625 0.5</text:span></text:p>
      <text:p text:style-name="P19"><text:span text:style-name="T37"><text:s/></text:span><text:span text:style-name="T25">0.5 <text:s text:c="3"/>0.5 <text:s text:c="3"/>0.5625 0.5625 0.5 <text:s text:c="3"/>0.5625 0.5625 0.4375 0.5 <text:s text:c="3"/>0.4375</text:span></text:p>
      <text:p text:style-name="P19"><text:span text:style-name="T37"><text:s/></text:span><text:span text:style-name="T25">0.5 <text:s text:c="3"/>0.4375 0.5625 0.4375 0.5625 0.5 <text:s text:c="3"/>0.5 <text:s text:c="3"/>0.5 <text:s text:c="2"/>]</text:span></text:p>
      <text:p text:style-name="P19"><text:span text:style-name="T25">1⊕y0⊕y1⊕y2⊕y3⊕y5⊕y6 : [0. <text:s text:c="4"/>0.4375 0.5 <text:s text:c="3"/>0.4375 0.5 <text:s text:c="3"/>0.5 <text:s text:c="3"/>0.5 <text:s text:c="3"/>0.5 <text:s text:c="3"/>0.5 <text:s text:c="3"/>0.5</text:span></text:p>
      <text:p text:style-name="P19"><text:span text:style-name="T37"><text:s/></text:span><text:span text:style-name="T25">0.4375 0.4375 0.4375 0.5 <text:s text:c="3"/>0.5 <text:s text:c="3"/>0.4375 0.5 <text:s text:c="3"/>0.5 <text:s text:c="3"/>0.5625 0.5625</text:span></text:p>
      <text:p text:style-name="P19"><text:span text:style-name="T37"><text:s/></text:span><text:span text:style-name="T25">0.4375 0.5 <text:s text:c="3"/>0.5 <text:s text:c="3"/>0.4375 0.4375 0.5 <text:s text:c="3"/>0.5625 0.5 <text:s text:c="3"/>0.5625 0.5625</text:span></text:p>
      <text:p text:style-name="P19"><text:span text:style-name="T37"><text:s/></text:span><text:span text:style-name="T25">0.5625 0.4375 0.5625 0.5 <text:s text:c="3"/>0.5 <text:s text:c="3"/>0.5625 0.4375 0.5625 0.5 <text:s text:c="3"/>0.5</text:span></text:p>
      <text:p text:style-name="P19"><text:span text:style-name="T37"><text:s/></text:span><text:span text:style-name="T25">0.5 <text:s text:c="3"/>0.5 <text:s text:c="3"/>0.5 <text:s text:c="3"/>0.5 <text:s text:c="3"/>0.4375 0.5 <text:s text:c="3"/>0.5625 0.5 <text:s text:c="3"/>0.4375 0.5625</text:span></text:p>
      <text:p text:style-name="P19"><text:span text:style-name="T37"><text:s/></text:span><text:span text:style-name="T25">0.4375 0.5625 0.5 <text:s text:c="3"/>0.4375 0.5 <text:s text:c="3"/>0.5625 0.5625 0.5 <text:s text:c="3"/>0.5 <text:s text:c="3"/>0.4375</text:span></text:p>
      <text:p text:style-name="P19"><text:span text:style-name="T37"><text:s/></text:span><text:span text:style-name="T25">0.5625 0.5625 0.5 <text:s text:c="3"/>0.5 <text:s text:c="3"/>0.4375 0.5 <text:s text:c="3"/>0.5625 0.5 <text:s text:c="3"/>0.5625 0.5625</text:span></text:p>
      <text:p text:style-name="P19"><text:span text:style-name="T37"><text:s/></text:span><text:span text:style-name="T25">0.5625 0.5625 0.5 <text:s text:c="3"/>0.5 <text:s text:c="3"/>0.4375 0.4375 0.4375 0.5 <text:s text:c="3"/>0.5 <text:s text:c="3"/>0.5625</text:span></text:p>
      <text:p text:style-name="P19"><text:span text:style-name="T37"><text:s/></text:span><text:span text:style-name="T25">0.5 <text:s text:c="3"/>0.5 <text:s text:c="3"/>0.4375 0.5625 0.5625 0.5 <text:s text:c="3"/>0.5 <text:s text:c="3"/>0.5625 0.5 <text:s text:c="3"/>0.5625</text:span></text:p>
      <text:p text:style-name="P19"><text:span text:style-name="T37"><text:s/></text:span><text:span text:style-name="T25">0.5 <text:s text:c="3"/>0.4375 0.5 <text:s text:c="3"/>0.5 <text:s text:c="3"/>0.5 <text:s text:c="3"/>0.5 <text:s text:c="3"/>0.5 <text:s text:c="3"/>0.5625 0.4375 0.5</text:span></text:p>
      <text:p text:style-name="P19"><text:span text:style-name="T37"><text:s/></text:span><text:span text:style-name="T25">0.5 <text:s text:c="3"/>0.5 <text:s text:c="3"/>0.5625 0.4375 0.5 <text:s text:c="3"/>0.5 <text:s text:c="3"/>0.5 <text:s text:c="3"/>0.5 <text:s text:c="3"/>0.5625 0.5</text:span></text:p>
      <text:p text:style-name="P19"><text:span text:style-name="T37"><text:s/></text:span><text:span text:style-name="T25">0.5625 0.5 <text:s text:c="3"/>0.5625 0.5625 0.4375 0.5625 0.5 <text:s text:c="3"/>0.5625 0.5 <text:s text:c="3"/>0.4375</text:span></text:p>
      <text:p text:style-name="P19"><text:span text:style-name="T37"><text:s/></text:span><text:span text:style-name="T25">0.5 <text:s text:c="3"/>0.5625 0.4375 0.5 <text:s text:c="3"/>0.5 <text:s text:c="3"/>0.5 <text:s text:c="3"/>0.4375 0.5625]</text:span></text:p>
      <text:p text:style-name="P19"><text:span text:style-name="T25">1⊕y0⊕y1⊕y2⊕y3⊕y4 : [0. <text:s text:c="4"/>0.5 <text:s text:c="3"/>0.4375 0.4375 0.5 <text:s text:c="3"/>0.5 <text:s text:c="3"/>0.4375 0.5625 0.5625 0.4375</text:span></text:p>
      <text:p text:style-name="P19"><text:span text:style-name="T37"><text:s/></text:span><text:span text:style-name="T25">0.4375 0.5625 0.5 <text:s text:c="3"/>0.5 <text:s text:c="3"/>0.5 <text:s text:c="3"/>0.5 <text:s text:c="3"/>0.4375 0.5 <text:s text:c="3"/>0.5 <text:s text:c="3"/>0.4375</text:span></text:p>
      <text:p text:style-name="P19"><text:span text:style-name="T37"><text:s/></text:span><text:span text:style-name="T25">0.5 <text:s text:c="3"/>0.4375 0.5625 0.5 <text:s text:c="3"/>0.4375 0.5 <text:s text:c="3"/>0.5625 0.5 <text:s text:c="3"/>0.5625 0.5</text:span></text:p>
      <text:p text:style-name="P19"><text:span text:style-name="T37"><text:s/></text:span><text:span text:style-name="T25">0.4375 0.5 <text:s text:c="3"/>0.5 <text:s text:c="3"/>0.4375 0.5625 0.5 <text:s text:c="3"/>0.5 <text:s text:c="3"/>0.5625 0.5625 0.5</text:span></text:p>
      <text:p text:style-name="P19"><text:span text:style-name="T37"><text:s/></text:span><text:span text:style-name="T25">0.5625 0.5 <text:s text:c="3"/>0.5625 0.5 <text:s text:c="3"/>0.5 <text:s text:c="3"/>0.5625 0.5 <text:s text:c="3"/>0.5625 0.5 <text:s text:c="3"/>0.5</text:span></text:p>
      <text:p text:style-name="P19"><text:span text:style-name="T37"><text:s/></text:span><text:span text:style-name="T25">0.4375 0.4375 0.4375 0.5625 0.5 <text:s text:c="3"/>0.5 <text:s text:c="3"/>0.5 <text:s text:c="3"/>0.5 <text:s text:c="3"/>0.5 <text:s text:c="3"/>0.5</text:span></text:p>
      <text:p text:style-name="P19"><text:span text:style-name="T37"><text:s/></text:span><text:span text:style-name="T25">0.5 <text:s text:c="3"/>0.5 <text:s text:c="3"/>0.5 <text:s text:c="3"/>0.5 <text:s text:c="3"/>0.5625 0.5625 0.5625 0.5625 0.5625 0.4375</text:span></text:p>
      <text:p text:style-name="P19"><text:span text:style-name="T37"><text:s/></text:span><text:span text:style-name="T25">0.4375 0.4375 0.5 <text:s text:c="3"/>0.5 <text:s text:c="3"/>0.5625 0.4375 0.4375 0.5625 0.5 <text:s text:c="3"/>0.5</text:span></text:p>
      <text:p text:style-name="P19"><text:span text:style-name="T37"><text:s/></text:span><text:span text:style-name="T25">0.5 <text:s text:c="3"/>0.5625 0.5 <text:s text:c="3"/>0.4375 0.5625 0.5 <text:s text:c="3"/>0.5625 0.5 <text:s text:c="3"/>0.5 <text:s text:c="3"/>0.5625</text:span></text:p>
      <text:p text:style-name="P19"><text:span text:style-name="T37"><text:s/></text:span><text:span text:style-name="T25">0.4375 0.5 <text:s text:c="3"/>0.5 <text:s text:c="3"/>0.5625 0.4375 0.5 <text:s text:c="3"/>0.4375 0.5 <text:s text:c="3"/>0.5625 0.5</text:span></text:p>
      <text:p text:style-name="P19"><text:span text:style-name="T37"><text:s/></text:span><text:span text:style-name="T25">0.5625 0.5 <text:s text:c="3"/>0.5625 0.5 <text:s text:c="3"/>0.5 <text:s text:c="3"/>0.4375 0.5625 0.5 <text:s text:c="3"/>0.5625 0.5</text:span></text:p>
      <text:p text:style-name="P19"><text:span text:style-name="T37"><text:s/></text:span><text:span text:style-name="T25">0.5 <text:s text:c="3"/>0.4375 0.4375 0.4375 0.5625 0.4375 0.5 <text:s text:c="3"/>0.5 <text:s text:c="3"/>0.5 <text:s text:c="3"/>0.5</text:span></text:p>
      <text:p text:style-name="P19"><text:span text:style-name="T37"><text:s/></text:span><text:span text:style-name="T25">0.5625 0.5625 0.5 <text:s text:c="3"/>0.5 <text:s text:c="3"/>0.5625 0.5625 0.5 <text:s text:c="3"/>0.5 <text:s text:c="2"/>]</text:span></text:p>
      <text:p text:style-name="P19"><text:span text:style-name="T25">1⊕y0⊕y1⊕y2⊕y3⊕y4⊕y6 : [0. <text:s text:c="4"/>0.5625 0.5625 0.5 <text:s text:c="3"/>0.5625 0.5 <text:s text:c="3"/>0.5 <text:s text:c="3"/>0.4375 0.5 <text:s text:c="3"/>0.4375</text:span></text:p>
      <text:p text:style-name="P19"><text:span text:style-name="T37"><text:s/></text:span><text:span text:style-name="T25">0.5 <text:s text:c="3"/>0.5625 0.5625 0.5 <text:s text:c="3"/>0.4375 0.5 <text:s text:c="3"/>0.5 <text:s text:c="3"/>0.4375 0.4375 0.5</text:span></text:p>
      <text:p text:style-name="P19"><text:span text:style-name="T37"><text:s/></text:span><text:span text:style-name="T25">0.5 <text:s text:c="3"/>0.4375 0.4375 0.5 <text:s text:c="3"/>0.5 <text:s text:c="3"/>0.4375 0.5 <text:s text:c="3"/>0.5625 0.5 <text:s text:c="3"/>0.4375</text:span></text:p>
      <text:p text:style-name="P19"><text:span text:style-name="T37"><text:s/></text:span><text:span text:style-name="T25">0.5 <text:s text:c="3"/>0.4375 0.5 <text:s text:c="3"/>0.4375 0.5 <text:s text:c="3"/>0.5625 0.4375 0.5 <text:s text:c="3"/>0.4375 0.5</text:span></text:p>
      <text:p text:style-name="P19"><text:span text:style-name="T37"><text:s/></text:span><text:span text:style-name="T25">0.5 <text:s text:c="3"/>0.5625 0.5625 0.5 <text:s text:c="3"/>0.5625 0.5 <text:s text:c="3"/>0.5 <text:s text:c="3"/>0.5625 0.5 <text:s text:c="3"/>0.4375</text:span></text:p>
      <text:p text:style-name="P19"><text:span text:style-name="T37"><text:s/></text:span><text:span text:style-name="T25">0.5 <text:s text:c="3"/>0.4375 0.5 <text:s text:c="3"/>0.5625 0.5 <text:s text:c="3"/>0.5625 0.5 <text:s text:c="3"/>0.5625 0.4375 0.5</text:span></text:p>
      <text:p text:style-name="P19"><text:span text:style-name="T37"><text:s/></text:span><text:span text:style-name="T25">0.5 <text:s text:c="3"/>0.5625 0.5625 0.5 <text:s text:c="3"/>0.4375 0.5625 0.4375 0.5625 0.4375 0.5625</text:span></text:p>
      <text:p text:style-name="P19"><text:span text:style-name="T37"><text:s/></text:span><text:span text:style-name="T25">0.5625 0.5625 0.5 <text:s text:c="3"/>0.5 <text:s text:c="3"/>0.4375 0.5625 0.5 <text:s text:c="3"/>0.5 <text:s text:c="3"/>0.5625 0.4375</text:span></text:p>
      <text:p text:style-name="P19"><text:span text:style-name="T37"><text:s/></text:span><text:span text:style-name="T25">0.5 <text:s text:c="3"/>0.5 <text:s text:c="3"/>0.5 <text:s text:c="3"/>0.5 <text:s text:c="3"/>0.5625 0.5625 0.4375 0.4375 0.5625 0.4375</text:span></text:p>
      <text:p text:style-name="P19"><text:span text:style-name="T37"><text:s/></text:span><text:span text:style-name="T25">0.5 <text:s text:c="3"/>0.5 <text:s text:c="3"/>0.5 <text:s text:c="3"/>0.5 <text:s text:c="3"/>0.5625 0.5625 0.4375 0.5625 0.5 <text:s text:c="3"/>0.5</text:span></text:p>
      <text:p text:style-name="P19"><text:span text:style-name="T37"><text:s/></text:span><text:span text:style-name="T25">0.5625 0.5625 0.5 <text:s text:c="3"/>0.5 <text:s text:c="3"/>0.5 <text:s text:c="3"/>0.5 <text:s text:c="3"/>0.5 <text:s text:c="3"/>0.5 <text:s text:c="3"/>0.5 <text:s text:c="3"/>0.5</text:span></text:p>
      <text:p text:style-name="P19"><text:span text:style-name="T37"><text:s/></text:span><text:span text:style-name="T25">0.5 <text:s text:c="3"/>0.5 <text:s text:c="3"/>0.5 <text:s text:c="3"/>0.5 <text:s text:c="3"/>0.4375 0.4375 0.5625 0.5625 0.5 <text:s text:c="3"/>0.5</text:span></text:p>
      <text:p text:style-name="P19"><text:span text:style-name="T37"><text:s/></text:span><text:span text:style-name="T25">0.5625 0.5625 0.4375 0.5625 0.5 <text:s text:c="3"/>0.5 <text:s text:c="3"/>0.5 <text:s text:c="3"/>0.5 <text:s text:c="2"/>]</text:span></text:p>
      <text:p text:style-name="P19"><text:span text:style-name="T25">1⊕y0⊕y1⊕y2⊕y3⊕y4⊕y5 : [0. <text:s text:c="4"/>0.4375 0.5 <text:s text:c="3"/>0.5625 0.5 <text:s text:c="3"/>0.4375 0.5 <text:s text:c="3"/>0.5625 0.5 <text:s text:c="3"/>0.5</text:span></text:p>
      <text:p text:style-name="P19"><text:span text:style-name="T37"><text:s/></text:span><text:span text:style-name="T25">0.5625 0.5625 0.5625 0.4375 0.5 <text:s text:c="3"/>0.5 <text:s text:c="3"/>0.5 <text:s text:c="3"/>0.5625 0.4375 0.5</text:span></text:p>
      <text:p text:style-name="P19"><text:span text:style-name="T37"><text:s/></text:span><text:span text:style-name="T25">0.5 <text:s text:c="3"/>0.4375 0.5625 0.5 <text:s text:c="3"/>0.4375 0.5625 0.5625 0.5625 0.5 <text:s text:c="3"/>0.5</text:span></text:p>
      <text:p text:style-name="P19"><text:span text:style-name="T37"><text:s/></text:span><text:span text:style-name="T25">0.5 <text:s text:c="3"/>0.5 <text:s text:c="3"/>0.5 <text:s text:c="3"/>0.5 <text:s text:c="3"/>0.5625 0.5625 0.5 <text:s text:c="3"/>0.5 <text:s text:c="3"/>0.4375 0.4375</text:span></text:p>
      <text:p text:style-name="P19"><text:span text:style-name="T37"><text:s/></text:span><text:span text:style-name="T25">0.5 <text:s text:c="3"/>0.4375 0.5 <text:s text:c="3"/>0.4375 0.5625 0.5 <text:s text:c="3"/>0.4375 0.5 <text:s text:c="3"/>0.5 <text:s text:c="3"/>0.5</text:span></text:p>
      <text:p text:style-name="P19"><text:span text:style-name="T37"><text:s/></text:span><text:span text:style-name="T25">0.5 <text:s text:c="3"/>0.5 <text:s text:c="3"/>0.5 <text:s text:c="3"/>0.5 <text:s text:c="3"/>0.5 <text:s text:c="3"/>0.5 <text:s text:c="3"/>0.4375 0.5 <text:s text:c="3"/>0.5 <text:s text:c="3"/>0.5625</text:span></text:p>
      <text:p text:style-name="P19"><text:span text:style-name="T37"><text:s/></text:span><text:span text:style-name="T25">0.5 <text:s text:c="3"/>0.4375 0.4375 0.5 <text:s text:c="3"/>0.5625 0.5625 0.5 <text:s text:c="3"/>0.5 <text:s text:c="3"/>0.5 <text:s text:c="3"/>0.5</text:span></text:p>
      <text:p text:style-name="P19"><text:span text:style-name="T37"><text:s/></text:span><text:span text:style-name="T25">0.4375 0.5625 0.4375 0.5 <text:s text:c="3"/>0.4375 0.5 <text:s text:c="3"/>0.4375 0.5 <text:s text:c="3"/>0.4375 0.5</text:span></text:p>
      <text:p text:style-name="P19"><text:soft-page-break/><text:span text:style-name="T37"><text:s/></text:span><text:span text:style-name="T25">0.4375 0.4375 0.4375 0.5625 0.5 <text:s text:c="3"/>0.5 <text:s text:c="3"/>0.5 <text:s text:c="3"/>0.5 <text:s text:c="3"/>0.5 <text:s text:c="3"/>0.4375</text:span></text:p>
      <text:p text:style-name="P19"><text:span text:style-name="T37"><text:s/></text:span><text:span text:style-name="T25">0.4375 0.5 <text:s text:c="3"/>0.5 <text:s text:c="3"/>0.5625 0.5625 0.5 <text:s text:c="3"/>0.5 <text:s text:c="3"/>0.5625 0.5 <text:s text:c="3"/>0.5625</text:span></text:p>
      <text:p text:style-name="P19"><text:span text:style-name="T37"><text:s/></text:span><text:span text:style-name="T25">0.5625 0.5 <text:s text:c="3"/>0.4375 0.5 <text:s text:c="3"/>0.5 <text:s text:c="3"/>0.5 <text:s text:c="3"/>0.5625 0.4375 0.5 <text:s text:c="3"/>0.5</text:span></text:p>
      <text:p text:style-name="P19"><text:span text:style-name="T37"><text:s/></text:span><text:span text:style-name="T25">0.5625 0.4375 0.5 <text:s text:c="3"/>0.5625 0.4375 0.5 <text:s text:c="3"/>0.4375 0.5 <text:s text:c="3"/>0.5 <text:s text:c="3"/>0.4375</text:span></text:p>
      <text:p text:style-name="P19"><text:span text:style-name="T37"><text:s/></text:span><text:span text:style-name="T25">0.4375 0.4375 0.5625 0.4375 0.4375 0.4375 0.4375 0.5625]</text:span></text:p>
      <text:p text:style-name="P19"><text:span text:style-name="T25">1⊕y0⊕y1⊕y2⊕y3⊕y4⊕y5⊕y6 : [0. <text:s text:c="4"/>0.5 <text:s text:c="3"/>0.5 <text:s text:c="3"/>0.5 <text:s text:c="3"/>0.4375 0.5 <text:s text:c="3"/>0.5 <text:s text:c="3"/>0.5625 0.4375 0.5625</text:span></text:p>
      <text:p text:style-name="P19"><text:span text:style-name="T37"><text:s/></text:span><text:span text:style-name="T25">0.5 <text:s text:c="3"/>0.5 <text:s text:c="3"/>0.5625 0.5 <text:s text:c="3"/>0.5625 0.5 <text:s text:c="3"/>0.5625 0.4375 0.5 <text:s text:c="3"/>0.5</text:span></text:p>
      <text:p text:style-name="P19"><text:span text:style-name="T37"><text:s/></text:span><text:span text:style-name="T25">0.5625 0.5 <text:s text:c="3"/>0.5625 0.5 <text:s text:c="3"/>0.5 <text:s text:c="3"/>0.5 <text:s text:c="3"/>0.5 <text:s text:c="3"/>0.5 <text:s text:c="3"/>0.5625 0.5</text:span></text:p>
      <text:p text:style-name="P19"><text:span text:style-name="T37"><text:s/></text:span><text:span text:style-name="T25">0.5 <text:s text:c="3"/>0.4375 0.5625 0.5 <text:s text:c="3"/>0.5 <text:s text:c="3"/>0.5625 0.4375 0.5625 0.4375 0.4375</text:span></text:p>
      <text:p text:style-name="P19"><text:span text:style-name="T37"><text:s/></text:span><text:span text:style-name="T25">0.5 <text:s text:c="3"/>0.4375 0.5 <text:s text:c="3"/>0.5625 0.4375 0.4375 0.5 <text:s text:c="3"/>0.5 <text:s text:c="3"/>0.5 <text:s text:c="3"/>0.4375</text:span></text:p>
      <text:p text:style-name="P19"><text:span text:style-name="T37"><text:s/></text:span><text:span text:style-name="T25">0.5 <text:s text:c="3"/>0.5625 0.4375 0.4375 0.5 <text:s text:c="3"/>0.5 <text:s text:c="3"/>0.4375 0.5 <text:s text:c="3"/>0.5 <text:s text:c="3"/>0.4375</text:span></text:p>
      <text:p text:style-name="P19"><text:span text:style-name="T37"><text:s/></text:span><text:span text:style-name="T25">0.4375 0.5625 0.5625 0.5625 0.5 <text:s text:c="3"/>0.5 <text:s text:c="3"/>0.5625 0.5625 0.5 <text:s text:c="3"/>0.5625</text:span></text:p>
      <text:p text:style-name="P19"><text:span text:style-name="T37"><text:s/></text:span><text:span text:style-name="T25">0.5 <text:s text:c="3"/>0.4375 0.5 <text:s text:c="3"/>0.5 <text:s text:c="3"/>0.5 <text:s text:c="3"/>0.5 <text:s text:c="3"/>0.5625 0.5 <text:s text:c="3"/>0.5 <text:s text:c="3"/>0.4375</text:span></text:p>
      <text:p text:style-name="P19"><text:span text:style-name="T37"><text:s/></text:span><text:span text:style-name="T25">0.4375 0.4375 0.5625 0.4375 0.5 <text:s text:c="3"/>0.4375 0.4375 0.5 <text:s text:c="3"/>0.5625 0.4375</text:span></text:p>
      <text:p text:style-name="P19"><text:span text:style-name="T37"><text:s/></text:span><text:span text:style-name="T25">0.5 <text:s text:c="3"/>0.5 <text:s text:c="3"/>0.4375 0.5 <text:s text:c="3"/>0.4375 0.5 <text:s text:c="3"/>0.5625 0.5 <text:s text:c="3"/>0.5625 0.5</text:span></text:p>
      <text:p text:style-name="P19"><text:span text:style-name="T37"><text:s/></text:span><text:span text:style-name="T25">0.5 <text:s text:c="3"/>0.5 <text:s text:c="3"/>0.5625 0.4375 0.4375 0.5 <text:s text:c="3"/>0.5 <text:s text:c="3"/>0.4375 0.4375 0.5625</text:span></text:p>
      <text:p text:style-name="P19"><text:span text:style-name="T37"><text:s/></text:span><text:span text:style-name="T25">0.4375 0.4375 0.5 <text:s text:c="3"/>0.4375 0.5625 0.5 <text:s text:c="3"/>0.5 <text:s text:c="3"/>0.5 <text:s text:c="3"/>0.5 <text:s text:c="3"/>0.5</text:span></text:p>
      <text:p text:style-name="P19"><text:span text:style-name="T37"><text:s/></text:span><text:span text:style-name="T25">0.5 <text:s text:c="3"/>0.5625 0.5 <text:s text:c="3"/>0.4375 0.4375 0.4375 0.5 <text:s text:c="3"/>0.5 <text:s text:c="2"/>]</text:span></text:p>
      <text:p text:style-name="P30"/>
      <text:p text:style-name="P19"><text:span text:style-name="T7">2.5 коэффициенты <text:s/>Адамара-Уолша:</text:span></text:p>
      <text:p text:style-name="P19"><text:span text:style-name="T22">y6 [ <text:s/>0. <text:s/>16. <text:s text:c="2"/>0. <text:s/>16. <text:s text:c="2"/>0. <text:s/>16. <text:s text:c="2"/>0. <text:s/>16. <text:s text:c="2"/>0. <text:s/>16. <text:s text:c="2"/>0. -16. <text:s/>16. <text:s text:c="2"/>0.</text:span></text:p>
      <text:p text:style-name="P19"><text:span text:style-name="T37"><text:s/></text:span><text:span text:style-name="T25">-16. <text:s text:c="2"/>0. <text:s/>16. <text:s text:c="2"/>0. <text:s text:c="2"/>0. <text:s/>16. -16. <text:s text:c="2"/>0. <text:s text:c="2"/>0. <text:s/>16. <text:s text:c="2"/>0. -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/>16. <text:s text:c="2"/>0. <text:s/>16. <text:s text:c="2"/>0. <text:s text:c="2"/>0. <text:s/>16. <text:s text:c="2"/>0. <text:s/>16.</text:span></text:p>
      <text:p text:style-name="P19"><text:span text:style-name="T37"><text:s/></text:span><text:span text:style-name="T25">-16. <text:s text:c="2"/>0. <text:s text:c="2"/>0. <text:s/>16. -16. <text:s text:c="2"/>0. -16. <text:s text:c="2"/>0. -16. <text:s text:c="2"/>0. <text:s text:c="2"/>0. <text:s/>16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-16. <text:s text:c="2"/>0. <text:s/>16. <text:s/>16. <text:s text:c="2"/>0. -16. <text:s text:c="2"/>0.</text:span></text:p>
      <text:p text:style-name="P19"><text:span text:style-name="T37"><text:s text:c="3"/></text:span><text:span text:style-name="T25">0. -16. <text:s text:c="2"/>0. <text:s/>16. -16. <text:s text:c="2"/>0. <text:s text:c="2"/>0. -16. <text:s/>16. <text:s text:c="2"/>0. <text:s text:c="2"/>0. <text:s/>16. <text:s text:c="2"/>0. <text:s/>16.</text:span></text:p>
      <text:p text:style-name="P19"><text:span text:style-name="T37"><text:s text:c="2"/></text:span><text:span text:style-name="T25">16. <text:s text:c="2"/>0. -16. <text:s text:c="2"/>0. -16. <text:s text:c="2"/>0. <text:s/>16. <text:s text:c="2"/>0. -16. <text:s text:c="2"/>0. -16. <text:s text:c="2"/>0. <text:s text:c="2"/>0. <text:s/>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-16. -16. <text:s text:c="2"/>0. <text:s/>16. <text:s text:c="2"/>0.</text:span></text:p>
      <text:p text:style-name="P19"><text:span text:style-name="T37"><text:s text:c="3"/></text:span><text:span text:style-name="T25">0. -16. -16. <text:s text:c="2"/>0. <text:s text:c="2"/>0. -16. <text:s/>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]</text:span></text:p>
      <text:p text:style-name="P19"><text:span text:style-name="T25">y5 [ <text:s/>0. -16. <text:s text:c="2"/>0. <text:s text:c="2"/>0. -16. -16. <text:s text:c="2"/>0. <text:s/>16. <text:s text:c="2"/>0. -16. <text:s text:c="2"/>0. <text:s text:c="2"/>0. <text:s text:c="2"/>0. <text:s text:c="2"/>0.</text:span></text:p>
      <text:p text:style-name="P19"><text:span text:style-name="T37"><text:s/></text:span><text:span text:style-name="T25">-16. <text:s text:c="2"/>0. -16. <text:s text:c="2"/>0. -16. -16. <text:s text:c="2"/>0. <text:s text:c="2"/>0. <text:s/>16. <text:s text:c="2"/>0. -16. <text:s text:c="2"/>0. -16. -16.</text:span></text:p>
      <text:p text:style-name="P19"><text:span text:style-name="T37"><text:s text:c="2"/></text:span><text:span text:style-name="T25">16. <text:s/>16. <text:s text:c="2"/>0. -16. <text:s text:c="2"/>0. <text:s/>16. -16. <text:s/>16. <text:s text:c="2"/>0. <text:s text:c="2"/>0. <text:s text:c="2"/>0. <text:s/>16. -16. <text:s text:c="2"/>0.</text:span></text:p>
      <text:p text:style-name="P19"><text:span text:style-name="T37"><text:s text:c="3"/></text:span><text:span text:style-name="T25">0. <text:s text:c="2"/>0. <text:s text:c="2"/>0. <text:s text:c="2"/>0. <text:s text:c="2"/>0. -16. -16. <text:s text:c="2"/>0. <text:s text:c="2"/>0. <text:s text:c="2"/>0. -16. <text:s/>16. -16. <text:s text:c="2"/>0.</text:span></text:p>
      <text:p text:style-name="P19"><text:span text:style-name="T37"><text:s text:c="3"/></text:span><text:span text:style-name="T25">0. <text:s/>16. -16. <text:s/>16. <text:s/>16. -16. <text:s/>16. <text:s text:c="2"/>0. <text:s text:c="2"/>0. <text:s text:c="2"/>0. <text:s text:c="2"/>0. -16. <text:s text:c="2"/>0. -16.</text:span></text:p>
      <text:p text:style-name="P19"><text:span text:style-name="T37"><text:s text:c="2"/></text:span><text:span text:style-name="T25">16. <text:s/>16. <text:s/>16. <text:s/>16. <text:s/>16. <text:s text:c="2"/>0. <text:s text:c="2"/>0. -16. <text:s/>16. <text:s/>16. -16. -16. -16. <text:s text:c="2"/>0.</text:span></text:p>
      <text:p text:style-name="P19"><text:span text:style-name="T37"><text:s/></text:span><text:span text:style-name="T25">-16. <text:s text:c="2"/>0. <text:s text:c="2"/>0. <text:s text:c="2"/>0. <text:s text:c="2"/>0. <text:s text:c="2"/>0. <text:s text:c="2"/>0. <text:s/>16. -16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 text:c="2"/>0. -16. <text:s text:c="2"/>0. <text:s/>16. -16. <text:s text:c="2"/>0. <text:s text:c="2"/>0. -16. <text:s text:c="2"/>0. <text:s text:c="2"/>0. <text:s/>16. <text:s text:c="2"/>0. <text:s text:c="2"/>0.</text:span></text:p>
      <text:p text:style-name="P19"><text:span text:style-name="T37"><text:s/></text:span><text:span text:style-name="T25">-16. <text:s/>16. <text:s text:c="2"/>0. -16. <text:s text:c="2"/>0. <text:s/>16. <text:s text:c="2"/>0. <text:s text:c="2"/>0. <text:s/>16. -16. <text:s text:c="2"/>0. <text:s/>16. -16. <text:s text:c="2"/>0.</text:span></text:p>
      <text:p text:style-name="P19"><text:span text:style-name="T37"><text:s text:c="2"/></text:span><text:span text:style-name="T25">16. -16.]</text:span></text:p>
      <text:p text:style-name="P19"><text:span text:style-name="T25">y5⊕y6 [ <text:s/>0. <text:s text:c="2"/>0. <text:s text:c="2"/>0. -16. -16. -16. <text:s/>16. <text:s text:c="2"/>0. <text:s text:c="2"/>0. -16. <text:s text:c="2"/>0. <text:s text:c="2"/>0. <text:s text:c="2"/>0. -16.</text:span></text:p>
      <text:p text:style-name="P19"><text:span text:style-name="T37"><text:s text:c="3"/></text:span><text:span text:style-name="T25">0. <text:s text:c="2"/>0. <text:s text:c="2"/>0. -16. -16. -16. <text:s text:c="2"/>0. <text:s/>16. -16. -16. <text:s/>16. -16. <text:s text:c="2"/>0. <text:s/>16.</text:span></text:p>
      <text:p text:style-name="P19"><text:span text:style-name="T37"><text:s text:c="3"/></text:span><text:span text:style-name="T25">0. <text:s text:c="2"/>0. -16. <text:s text:c="2"/>0. <text:s/>16. <text:s text:c="2"/>0. <text:s text:c="2"/>0. <text:s text:c="2"/>0. <text:s/>16. <text:s text:c="2"/>0. <text:s text:c="2"/>0. <text:s text:c="2"/>0. <text:s text:c="2"/>0. <text:s text:c="2"/>0.</text:span></text:p>
      <text:p text:style-name="P19"><text:span text:style-name="T37"><text:s/></text:span><text:span text:style-name="T25">-16. <text:s text:c="2"/>0. -16. -16. <text:s text:c="2"/>0. <text:s/>16. <text:s text:c="2"/>0. <text:s text:c="2"/>0. <text:s text:c="2"/>0. -16. <text:s/>16. -16. <text:s/>16. <text:s text:c="2"/>0.</text:span></text:p>
      <text:p text:style-name="P19"><text:span text:style-name="T37"><text:s text:c="3"/></text:span><text:span text:style-name="T25">0. <text:s/>16. <text:s text:c="2"/>0. <text:s text:c="2"/>0. <text:s text:c="2"/>0. -16. <text:s text:c="2"/>0. <text:s text:c="2"/>0. -16. <text:s text:c="2"/>0. <text:s text:c="2"/>0. <text:s text:c="2"/>0. <text:s/>16. <text:s text:c="2"/>0.</text:span></text:p>
      <text:p text:style-name="P19"><text:span text:style-name="T37"><text:s text:c="3"/></text:span><text:span text:style-name="T25">0. <text:s text:c="2"/>0. <text:s text:c="2"/>0. <text:s text:c="2"/>0. -16. <text:s text:c="2"/>0. -16. <text:s/>16. <text:s text:c="2"/>0. <text:s/>16. -16. -16. -16. <text:s text:c="2"/>0.</text:span></text:p>
      <text:p text:style-name="P19"><text:span text:style-name="T37"><text:s text:c="3"/></text:span><text:span text:style-name="T25">0. <text:s text:c="2"/>0. <text:s text:c="2"/>0. <text:s/>16. <text:s/>16. <text:s text:c="2"/>0. <text:s/>16. -16. <text:s/>16. <text:s text:c="2"/>0. -16. <text:s/>16. -16. <text:s/>16.</text:span></text:p>
      <text:p text:style-name="P19"><text:span text:style-name="T37"><text:s text:c="2"/></text:span><text:span text:style-name="T25">16. <text:s text:c="2"/>0. <text:s text:c="2"/>0. <text:s text:c="2"/>0. <text:s text:c="2"/>0. -16. <text:s/>16. <text:s text:c="2"/>0. <text:s/>16. <text:s/>16. -16. <text:s text:c="2"/>0. <text:s/>16. <text:s/>16.</text:span></text:p>
      <text:p text:style-name="P19"><text:span text:style-name="T37"><text:s text:c="3"/></text:span><text:span text:style-name="T25">0. -16. <text:s/>16. -16. <text:s text:c="2"/>0. -16. -16. <text:s/>16. -16. -16. <text:s text:c="2"/>0. -16. <text:s text:c="2"/>0. <text:s text:c="2"/>0.</text:span></text:p>
      <text:p text:style-name="P19"><text:span text:style-name="T37"><text:s text:c="2"/></text:span><text:span text:style-name="T25">16. <text:s text:c="2"/>0.]</text:span></text:p>
      <text:p text:style-name="P19"><text:span text:style-name="T25">y4 [ <text:s/>0. <text:s text:c="2"/>0. -16. <text:s text:c="2"/>0. -16. <text:s text:c="2"/>0. <text:s text:c="2"/>0. <text:s text:c="2"/>0. -16. -16. <text:s text:c="2"/>0. <text:s/>16. <text:s text:c="2"/>0. -16.</text:span></text:p>
      <text:p text:style-name="P19"><text:span text:style-name="T37"><text:s text:c="2"/></text:span><text:span text:style-name="T25">16. -16. <text:s text:c="2"/>0. -16. <text:s text:c="2"/>0. <text:s text:c="2"/>0. <text:s text:c="2"/>0. <text:s text:c="2"/>0. <text:s text:c="2"/>0. -16. -16. <text:s text:c="2"/>0. -16. -16.</text:span></text:p>
      <text:p text:style-name="P19"><text:span text:style-name="T37"><text:s text:c="2"/></text:span><text:span text:style-name="T25">16. <text:s/>16. -16. <text:s text:c="2"/>0. <text:s text:c="2"/>0. <text:s text:c="2"/>0. <text:s text:c="2"/>0. <text:s/>16. <text:s/>16. <text:s text:c="2"/>0. -16. <text:s/>16. -16. -16.</text:span></text:p>
      <text:p text:style-name="P19"><text:span text:style-name="T37"><text:s/></text:span><text:span text:style-name="T25">-16. <text:s text:c="2"/>0. <text:s text:c="2"/>0. <text:s/>16. <text:s text:c="2"/>0. <text:s text:c="2"/>0. <text:s text:c="2"/>0. <text:s/>16. -16. <text:s/>16. <text:s text:c="2"/>0. <text:s text:c="2"/>0. <text:s/>16. <text:s text:c="2"/>0.</text:span></text:p>
      <text:p text:style-name="P19"><text:span text:style-name="T37"><text:s/></text:span><text:span text:style-name="T25">-16. <text:s text:c="2"/>0. <text:s text:c="2"/>0. <text:s text:c="2"/>0. -16. <text:s/>16. <text:s text:c="2"/>0. -16. -16. <text:s text:c="2"/>0. -16. <text:s/>16. <text:s text:c="2"/>0. <text:s text:c="2"/>0.</text:span></text:p>
      <text:p text:style-name="P19"><text:span text:style-name="T37"><text:s text:c="3"/></text:span><text:span text:style-name="T25">0. -16. <text:s text:c="2"/>0. -16. <text:s text:c="2"/>0. <text:s text:c="2"/>0. -16. -16. <text:s/>16. <text:s text:c="2"/>0. <text:s/>16. <text:s/>16. <text:s text:c="2"/>0. <text:s/>16.</text:span></text:p>
      <text:p text:style-name="P19"><text:span text:style-name="T37"><text:s/></text:span><text:span text:style-name="T25">-16. <text:s text:c="2"/>0. <text:s text:c="2"/>0. <text:s text:c="2"/>0. <text:s text:c="2"/>0. <text:s text:c="2"/>0. <text:s/>16. <text:s text:c="2"/>0. <text:s text:c="2"/>0. -16. <text:s/>16. <text:s/>16. <text:s text:c="2"/>0. -16.</text:span></text:p>
      <text:p text:style-name="P19"><text:span text:style-name="T37"><text:s/></text:span><text:span text:style-name="T25">-16. <text:s/>16. <text:s/>16. <text:s/>16. <text:s text:c="2"/>0. <text:s/>16. -16. <text:s text:c="2"/>0. <text:s text:c="2"/>0. <text:s text:c="2"/>0. <text:s text:c="2"/>0. <text:s text:c="2"/>0. -16. <text:s text:c="2"/>0.</text:span></text:p>
      <text:p text:style-name="P19"><text:soft-page-break/><text:span text:style-name="T37"><text:s text:c="3"/></text:span><text:span text:style-name="T25">0. <text:s text:c="2"/>0. <text:s text:c="2"/>0. -16. <text:s text:c="2"/>0. -16. <text:s text:c="2"/>0. <text:s text:c="2"/>0. <text:s/>16. -16. <text:s/>16. <text:s text:c="2"/>0. <text:s/>16. <text:s text:c="2"/>0.</text:span></text:p>
      <text:p text:style-name="P19"><text:span text:style-name="T37"><text:s/></text:span><text:span text:style-name="T25">-16. <text:s/>16.]</text:span></text:p>
      <text:p text:style-name="P19"><text:span text:style-name="T25">y4⊕y6 [ <text:s/>0. -16. <text:s/>16. <text:s text:c="2"/>0. <text:s text:c="2"/>0. <text:s text:c="2"/>0. <text:s text:c="2"/>0. <text:s text:c="2"/>0. -16. -16. <text:s/>16. -16. <text:s text:c="2"/>0. -16.</text:span></text:p>
      <text:p text:style-name="P19"><text:span text:style-name="T37"><text:s/></text:span><text:span text:style-name="T25">-16. <text:s text:c="2"/>0. <text:s text:c="2"/>0. <text:s/>16. <text:s text:c="2"/>0. -16. <text:s text:c="2"/>0. <text:s text:c="2"/>0. -16. -16. -16. <text:s/>16. <text:s text:c="2"/>0. <text:s text:c="2"/>0.</text:span></text:p>
      <text:p text:style-name="P19"><text:span text:style-name="T37"><text:s text:c="3"/></text:span><text:span text:style-name="T25">0. -16. <text:s text:c="2"/>0. -16. -16. <text:s text:c="2"/>0. <text:s text:c="2"/>0. -16. -16. <text:s/>16. <text:s/>16. <text:s/>16. <text:s text:c="2"/>0. <text:s text:c="2"/>0.</text:span></text:p>
      <text:p text:style-name="P19"><text:span text:style-name="T37"><text:s text:c="3"/></text:span><text:span text:style-name="T25">0. <text:s text:c="2"/>0. <text:s/>16. <text:s text:c="2"/>0. <text:s text:c="2"/>0. -16. <text:s/>16. <text:s text:c="2"/>0. <text:s/>16. <text:s text:c="2"/>0. <text:s/>16. -16. <text:s text:c="2"/>0. <text:s text:c="2"/>0.</text:span></text:p>
      <text:p text:style-name="P19"><text:span text:style-name="T37"><text:s text:c="3"/></text:span><text:span text:style-name="T25">0. <text:s text:c="2"/>0. -16. -16. -16. <text:s text:c="2"/>0. <text:s/>16. <text:s text:c="2"/>0. <text:s text:c="2"/>0. -16. <text:s/>16. <text:s text:c="2"/>0. <text:s text:c="2"/>0. <text:s text:c="2"/>0.</text:span></text:p>
      <text:p text:style-name="P19"><text:span text:style-name="T37"><text:s text:c="3"/></text:span><text:span text:style-name="T25">0. <text:s text:c="2"/>0. -16. <text:s/>16. -16. -16. <text:s text:c="2"/>0. <text:s/>16. <text:s/>16. <text:s text:c="2"/>0. <text:s text:c="2"/>0. -16. <text:s text:c="2"/>0. <text:s/>16.</text:span></text:p>
      <text:p text:style-name="P19"><text:span text:style-name="T37"><text:s text:c="3"/></text:span><text:span text:style-name="T25">0. <text:s text:c="2"/>0. -16. -16. -16. <text:s/>16. <text:s text:c="2"/>0. <text:s text:c="2"/>0. <text:s text:c="2"/>0. <text:s/>16. <text:s text:c="2"/>0. <text:s/>16. <text:s text:c="2"/>0. -16.</text:span></text:p>
      <text:p text:style-name="P19"><text:span text:style-name="T37"><text:s text:c="2"/></text:span><text:span text:style-name="T25">16. <text:s text:c="2"/>0. <text:s text:c="2"/>0. <text:s text:c="2"/>0. <text:s text:c="2"/>0. <text:s text:c="2"/>0. -16. -16. <text:s/>16. -16. <text:s text:c="2"/>0. -16. -16. <text:s text:c="2"/>0.</text:span></text:p>
      <text:p text:style-name="P19"><text:span text:style-name="T37"><text:s text:c="3"/></text:span><text:span text:style-name="T25">0. -16. <text:s text:c="2"/>0. <text:s/>16. <text:s text:c="2"/>0. <text:s text:c="2"/>0. <text:s/>16. <text:s/>16. <text:s/>16. -16. <text:s text:c="2"/>0. <text:s text:c="2"/>0. <text:s text:c="2"/>0. <text:s/>16.</text:span></text:p>
      <text:p text:style-name="P19"><text:span text:style-name="T37"><text:s text:c="3"/></text:span><text:span text:style-name="T25">0. <text:s/>16.]</text:span></text:p>
      <text:p text:style-name="P19"><text:span text:style-name="T25">y4⊕y5 [ <text:s/>0. <text:s/>16. <text:s text:c="2"/>0. -16. <text:s/>16. <text:s text:c="2"/>0. <text:s text:c="2"/>0. -16. <text:s/>16. <text:s/>16. <text:s/>16. -16. <text:s text:c="2"/>0. <text:s text:c="2"/>0.</text:span></text:p>
      <text:p text:style-name="P19"><text:span text:style-name="T37"><text:s/></text:span><text:span text:style-name="T25">-16. -16. <text:s/>16. <text:s/>16. <text:s/>16. -16. <text:s text:c="2"/>0. <text:s text:c="2"/>0. <text:s/>16. <text:s/>16. <text:s/>16. <text:s text:c="2"/>0. <text:s/>16. <text:s text:c="2"/>0.</text:span></text:p>
      <text:p text:style-name="P19"><text:span text:style-name="T37"><text:s text:c="3"/></text:span><text:span text:style-name="T25">0. <text:s/>16. <text:s/>16. <text:s text:c="2"/>0. <text:s text:c="2"/>0. <text:s text:c="2"/>0. <text:s text:c="2"/>0. <text:s text:c="2"/>0. <text:s text:c="2"/>0. <text:s text:c="2"/>0. -16. <text:s/>16. <text:s text:c="2"/>0. -16.</text:span></text:p>
      <text:p text:style-name="P19"><text:span text:style-name="T37"><text:s text:c="3"/></text:span><text:span text:style-name="T25">0. <text:s/>16. <text:s text:c="2"/>0. <text:s/>16. -16. <text:s text:c="2"/>0. <text:s/>16. <text:s text:c="2"/>0. <text:s/>16. <text:s text:c="2"/>0. -16. <text:s text:c="2"/>0. <text:s text:c="2"/>0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-16. -16. <text:s text:c="2"/>0. <text:s text:c="2"/>0. <text:s/>16. <text:s/>16. <text:s text:c="2"/>0.</text:span></text:p>
      <text:p text:style-name="P19"><text:span text:style-name="T37"><text:s text:c="2"/></text:span><text:span text:style-name="T25">16. <text:s text:c="2"/>0. <text:s text:c="2"/>0. <text:s text:c="2"/>0. -16. -16. <text:s text:c="2"/>0. <text:s text:c="2"/>0. <text:s text:c="2"/>0. <text:s text:c="2"/>0. -16. -16. <text:s text:c="2"/>0. <text:s text:c="2"/>0.</text:span></text:p>
      <text:p text:style-name="P19"><text:span text:style-name="T37"><text:s/></text:span><text:span text:style-name="T25">-16. <text:s/>16. <text:s/>16. -16. <text:s/>16. <text:s text:c="2"/>0. <text:s text:c="2"/>0. <text:s/>16. <text:s/>16. <text:s text:c="2"/>0. -16. <text:s text:c="2"/>0. -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<text:s text:c="2"/>0. <text:s text:c="2"/>0. <text:s/>16. <text:s text:c="2"/>0. <text:s/>16. <text:s text:c="2"/>0. -16.</text:span></text:p>
      <text:p text:style-name="P19"><text:span text:style-name="T37"><text:s text:c="2"/></text:span><text:span text:style-name="T25">16. <text:s text:c="2"/>0. <text:s text:c="2"/>0. -16. <text:s text:c="2"/>0. -16. <text:s text:c="2"/>0. -16. <text:s text:c="2"/>0. <text:s text:c="2"/>0. <text:s/>16. <text:s/>16. -16. <text:s/>16.</text:span></text:p>
      <text:p text:style-name="P19"><text:span text:style-name="T37"><text:s/></text:span><text:span text:style-name="T25">-16. <text:s/>16.]</text:span></text:p>
      <text:p text:style-name="P19"><text:span text:style-name="T25">y4⊕y5⊕y6 [ <text:s/>0. <text:s text:c="2"/>0. <text:s text:c="2"/>0. -16. <text:s text:c="2"/>0. <text:s/>16. <text:s/>16. <text:s/>16. <text:s/>16. <text:s text:c="2"/>0. <text:s text:c="2"/>0. <text:s text:c="2"/>0. <text:s/>16. <text:s/>16.</text:span></text:p>
      <text:p text:style-name="P19"><text:span text:style-name="T37"><text:s/></text:span><text:span text:style-name="T25">-16. <text:s text:c="2"/>0. -16. <text:s text:c="2"/>0. <text:s/>16. <text:s/>16. <text:s/>16. <text:s/>16. <text:s text:c="2"/>0. <text:s/>16. -16. <text:s/>16. <text:s text:c="2"/>0. <text:s/>16.</text:span></text:p>
      <text:p text:style-name="P19"><text:span text:style-name="T37"><text:s/></text:span><text:span text:style-name="T25">-16. <text:s text:c="2"/>0. <text:s/>16. -16. <text:s text:c="2"/>0. <text:s text:c="2"/>0. <text:s text:c="2"/>0. -16. <text:s text:c="2"/>0. <text:s/>16. -16. -16. <text:s text:c="2"/>0. -16.</text:span></text:p>
      <text:p text:style-name="P19"><text:span text:style-name="T37"><text:s/></text:span><text:span text:style-name="T25">-16. <text:s/>16. <text:s text:c="2"/>0. <text:s text:c="2"/>0. <text:s text:c="2"/>0. -16. <text:s text:c="2"/>0. <text:s/>16. <text:s text:c="2"/>0. <text:s text:c="2"/>0. <text:s text:c="2"/>0. <text:s text:c="2"/>0. -16. <text:s text:c="2"/>0.</text:span></text:p>
      <text:p text:style-name="P19"><text:span text:style-name="T37"><text:s text:c="2"/></text:span><text:span text:style-name="T25">16. <text:s/>16. <text:s text:c="2"/>0. <text:s/>16. <text:s/>16. <text:s text:c="2"/>0. -16. <text:s/>16. -16. <text:s text:c="2"/>0. -16. <text:s/>16. <text:s/>16. <text:s/>16.</text:span></text:p>
      <text:p text:style-name="P19"><text:span text:style-name="T37"><text:s text:c="3"/></text:span><text:span text:style-name="T25">0. -16. <text:s text:c="2"/>0. <text:s text:c="2"/>0. <text:s/>16. <text:s text:c="2"/>0. <text:s text:c="2"/>0. -16. <text:s text:c="2"/>0. <text:s text:c="2"/>0. <text:s text:c="2"/>0. <text:s text:c="2"/>0. <text:s text:c="2"/>0. <text:s/>16.</text:span></text:p>
      <text:p text:style-name="P19"><text:span text:style-name="T37"><text:s text:c="3"/></text:span><text:span text:style-name="T25">0. -16. -16. -16. <text:s text:c="2"/>0. <text:s/>16. -16. <text:s/>16. <text:s text:c="2"/>0. <text:s text:c="2"/>0. <text:s text:c="2"/>0. <text:s/>16. <text:s text:c="2"/>0. <text:s/>16.</text:span></text:p>
      <text:p text:style-name="P19"><text:span text:style-name="T37"><text:s text:c="3"/></text:span><text:span text:style-name="T25">0. <text:s text:c="2"/>0. <text:s text:c="2"/>0. <text:s text:c="2"/>0. -16. <text:s text:c="2"/>0. <text:s text:c="2"/>0. <text:s text:c="2"/>0. <text:s/>16. <text:s text:c="2"/>0. <text:s text:c="2"/>0. -16. <text:s text:c="2"/>0. <text:s text:c="2"/>0.</text:span></text:p>
      <text:p text:style-name="P19"><text:span text:style-name="T37"><text:s text:c="3"/></text:span><text:span text:style-name="T25">0. <text:s text:c="2"/>0. <text:s text:c="2"/>0. -16. <text:s text:c="2"/>0. -16. -16. <text:s/>16. <text:s/>16. <text:s text:c="2"/>0. <text:s text:c="2"/>0. <text:s text:c="2"/>0. <text:s/>16. -16.</text:span></text:p>
      <text:p text:style-name="P19"><text:span text:style-name="T37"><text:s text:c="2"/></text:span><text:span text:style-name="T25">16. <text:s text:c="2"/>0.]</text:span></text:p>
      <text:p text:style-name="P19"><text:span text:style-name="T25">y3 [ <text:s/>0. <text:s text:c="2"/>0. <text:s/>16. <text:s text:c="2"/>0. <text:s text:c="2"/>0. <text:s text:c="2"/>0. <text:s text:c="2"/>0. <text:s/>16. <text:s text:c="2"/>0. <text:s/>16. <text:s/>16. <text:s/>16. -16. <text:s text:c="2"/>0.</text:span></text:p>
      <text:p text:style-name="P19"><text:span text:style-name="T37"><text:s/></text:span><text:span text:style-name="T25">-16. -16. <text:s text:c="2"/>0. -16. <text:s/>16. -16. <text:s text:c="2"/>0. -16. <text:s text:c="2"/>0. <text:s text:c="2"/>0. <text:s text:c="2"/>0. <text:s text:c="2"/>0. <text:s/>16. <text:s text:c="2"/>0.</text:span></text:p>
      <text:p text:style-name="P19"><text:span text:style-name="T37"><text:s/></text:span><text:span text:style-name="T25">-16. <text:s/>16. -16. <text:s text:c="2"/>0. <text:s/>16. <text:s/>16. <text:s text:c="2"/>0. <text:s/>16. <text:s/>16. <text:s/>16. <text:s/>16. <text:s text:c="2"/>0. <text:s/>16. <text:s text:c="2"/>0.</text:span></text:p>
      <text:p text:style-name="P19"><text:span text:style-name="T37"><text:s text:c="3"/></text:span><text:span text:style-name="T25">0. <text:s text:c="2"/>0. <text:s text:c="2"/>0. -16. <text:s text:c="2"/>0. <text:s text:c="2"/>0. <text:s/>16. <text:s text:c="2"/>0. <text:s text:c="2"/>0. <text:s text:c="2"/>0. <text:s/>16. <text:s text:c="2"/>0. <text:s/>16. -16.</text:span></text:p>
      <text:p text:style-name="P19"><text:span text:style-name="T37"><text:s text:c="2"/></text:span><text:span text:style-name="T25">16. -16. <text:s text:c="2"/>0. -16. <text:s text:c="2"/>0. <text:s text:c="2"/>0. <text:s text:c="2"/>0. <text:s/>16. <text:s text:c="2"/>0. <text:s text:c="2"/>0. -16. <text:s text:c="2"/>0. <text:s/>16. -16.</text:span></text:p>
      <text:p text:style-name="P19"><text:span text:style-name="T37"><text:s/></text:span><text:span text:style-name="T25">-16. <text:s text:c="2"/>0. <text:s/>16. <text:s text:c="2"/>0. <text:s text:c="2"/>0. <text:s text:c="2"/>0. -16. <text:s text:c="2"/>0. <text:s/>16. -16. <text:s/>16. <text:s text:c="2"/>0. <text:s text:c="2"/>0. <text:s text:c="2"/>0.</text:span></text:p>
      <text:p text:style-name="P19"><text:span text:style-name="T37"><text:s text:c="3"/></text:span><text:span text:style-name="T25">0. <text:s/>16. <text:s text:c="2"/>0. <text:s text:c="2"/>0. <text:s text:c="2"/>0. <text:s text:c="2"/>0. -16. <text:s text:c="2"/>0. <text:s text:c="2"/>0. <text:s text:c="2"/>0. <text:s text:c="2"/>0. <text:s/>16. <text:s/>16. <text:s/>16.</text:span></text:p>
      <text:p text:style-name="P19"><text:span text:style-name="T37"><text:s text:c="3"/></text:span><text:span text:style-name="T25">0. -16. <text:s text:c="2"/>0. <text:s text:c="2"/>0. <text:s text:c="2"/>0. <text:s/>16. <text:s text:c="2"/>0. <text:s/>16. -16. -16. <text:s text:c="2"/>0. <text:s/>16. <text:s text:c="2"/>0. <text:s text:c="2"/>0.</text:span></text:p>
      <text:p text:style-name="P19"><text:span text:style-name="T37"><text:s text:c="3"/></text:span><text:span text:style-name="T25">0. -16. -16. <text:s/>16. <text:s/>16. <text:s text:c="2"/>0. -16. -16. <text:s/>16. -16. <text:s text:c="2"/>0. <text:s/>16. -16. -16.</text:span></text:p>
      <text:p text:style-name="P19"><text:span text:style-name="T37"><text:s text:c="2"/></text:span><text:span text:style-name="T25">16. <text:s text:c="2"/>0.]</text:span></text:p>
      <text:p text:style-name="P19"><text:span text:style-name="T25">y3⊕y6 [ <text:s/>0. <text:s/>16. <text:s text:c="2"/>0. <text:s text:c="2"/>0. <text:s text:c="2"/>0. <text:s/>16. <text:s/>16. <text:s/>16. <text:s/>16. -16. <text:s text:c="2"/>0. -16. <text:s text:c="2"/>0. <text:s text:c="2"/>0.</text:span></text:p>
      <text:p text:style-name="P19"><text:span text:style-name="T37"><text:s text:c="3"/></text:span><text:span text:style-name="T25">0. -16. <text:s text:c="2"/>0. <text:s/>16. -16. -16. -16. <text:s text:c="2"/>0. -16. <text:s/>16. -16. <text:s/>16. <text:s/>16. <text:s text:c="2"/>0.</text:span></text:p>
      <text:p text:style-name="P19"><text:span text:style-name="T37"><text:s/></text:span><text:span text:style-name="T25">-16. <text:s/>16. <text:s text:c="2"/>0. -16. <text:s/>16. <text:s/>16. <text:s text:c="2"/>0. <text:s/>16. <text:s text:c="2"/>0. <text:s text:c="2"/>0. <text:s text:c="2"/>0. <text:s/>16. <text:s text:c="2"/>0. <text:s/>16.</text:span></text:p>
      <text:p text:style-name="P19"><text:span text:style-name="T37"><text:s text:c="3"/></text:span><text:span text:style-name="T25">0. <text:s text:c="2"/>0. <text:s text:c="2"/>0. -16. <text:s/>16. <text:s/>16. <text:s text:c="2"/>0. <text:s text:c="2"/>0. <text:s text:c="2"/>0. <text:s/>16. <text:s text:c="2"/>0. <text:s text:c="2"/>0. <text:s/>16. <text:s text:c="2"/>0.</text:span></text:p>
      <text:p text:style-name="P19"><text:span text:style-name="T37"><text:s/></text:span><text:span text:style-name="T25">-16. <text:s text:c="2"/>0. <text:s text:c="2"/>0. <text:s text:c="2"/>0. <text:s text:c="2"/>0. <text:s/>16. <text:s text:c="2"/>0. <text:s text:c="2"/>0. <text:s/>16. <text:s text:c="2"/>0. <text:s/>16. -16. -16. <text:s text:c="2"/>0.</text:span></text:p>
      <text:p text:style-name="P19"><text:span text:style-name="T37"><text:s text:c="3"/></text:span><text:span text:style-name="T25">0. <text:s text:c="2"/>0. <text:s/>16. <text:s/>16. <text:s text:c="2"/>0. <text:s/>16. <text:s text:c="2"/>0. <text:s text:c="2"/>0. <text:s text:c="2"/>0. -16. -16. <text:s text:c="2"/>0. <text:s text:c="2"/>0. <text:s text:c="2"/>0.</text:span></text:p>
      <text:p text:style-name="P19"><text:span text:style-name="T37"><text:s text:c="3"/></text:span><text:span text:style-name="T25">0. -16. <text:s text:c="2"/>0. <text:s text:c="2"/>0. <text:s/>16. <text:s/>16. -16. <text:s text:c="2"/>0. <text:s/>16. -16. <text:s text:c="2"/>0. -16. <text:s text:c="2"/>0. <text:s text:c="2"/>0.</text:span></text:p>
      <text:p text:style-name="P19"><text:span text:style-name="T37"><text:s/></text:span><text:span text:style-name="T25">-16. <text:s text:c="2"/>0. <text:s/>16. <text:s/>16. -16. <text:s text:c="2"/>0. <text:s text:c="2"/>0. <text:s/>16. <text:s text:c="2"/>0. <text:s text:c="2"/>0. <text:s text:c="2"/>0. -16. -16. -16.</text:span></text:p>
      <text:p text:style-name="P19"><text:span text:style-name="T37"><text:s/></text:span><text:span text:style-name="T25">-16. <text:s/>16. <text:s/>16. <text:s text:c="2"/>0. <text:s/>16. -16. <text:s text:c="2"/>0. <text:s/>16. -16. <text:s text:c="2"/>0. <text:s text:c="2"/>0. <text:s text:c="2"/>0. <text:s text:c="2"/>0. <text:s/>16.</text:span></text:p>
      <text:p text:style-name="P19"><text:span text:style-name="T37"><text:s text:c="3"/></text:span><text:span text:style-name="T25">0. <text:s text:c="2"/>0.]</text:span></text:p>
      <text:p text:style-name="P19"><text:span text:style-name="T25">y3⊕y5 [ <text:s/>0. <text:s/>16. -16. <text:s text:c="2"/>0. <text:s text:c="2"/>0. <text:s text:c="2"/>0. <text:s/>16. -16. -16. -16. <text:s text:c="2"/>0. <text:s text:c="2"/>0. -16. <text:s text:c="2"/>0.</text:span></text:p>
      <text:p text:style-name="P19"><text:span text:style-name="T37"><text:s text:c="3"/></text:span><text:span text:style-name="T25">0. <text:s/>16. -16. <text:s text:c="2"/>0. -16. <text:s text:c="2"/>0. -16. <text:s/>16. <text:s/>16. <text:s/>16. <text:s text:c="2"/>0. <text:s text:c="2"/>0. <text:s text:c="2"/>0. <text:s text:c="2"/>0.</text:span></text:p>
      <text:p text:style-name="P19"><text:span text:style-name="T37"><text:s text:c="3"/></text:span><text:span text:style-name="T25">0. <text:s/>16. <text:s text:c="2"/>0. <text:s/>16. -16. <text:s/>16. -16. <text:s/>16. -16. <text:s text:c="2"/>0. <text:s/>16. <text:s text:c="2"/>0. <text:s/>16. <text:s text:c="2"/>0.</text:span></text:p>
      <text:p text:style-name="P19"><text:span text:style-name="T37"><text:s/></text:span><text:span text:style-name="T25">-16. <text:s text:c="2"/>0. -16. -16. <text:s/>16. -16. -16. -16. <text:s text:c="2"/>0. <text:s text:c="2"/>0. -16. <text:s text:c="2"/>0. <text:s text:c="2"/>0. -16.</text:span></text:p>
      <text:p text:style-name="P19"><text:span text:style-name="T37"><text:s/></text:span><text:span text:style-name="T25">-16. <text:s text:c="2"/>0. <text:s text:c="2"/>0. -16. <text:s/>16. -16. <text:s text:c="2"/>0. <text:s text:c="2"/>0. <text:s text:c="2"/>0. <text:s/>16. <text:s text:c="2"/>0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/>16. <text:s text:c="2"/>0. -16. <text:s text:c="2"/>0. -16. <text:s/>16. <text:s text:c="2"/>0.</text:span></text:p>
      <text:p text:style-name="P19"><text:soft-page-break/><text:span text:style-name="T37"><text:s text:c="3"/></text:span><text:span text:style-name="T25">0. <text:s text:c="2"/>0. -16. -16. <text:s text:c="2"/>0. <text:s text:c="2"/>0. -16. -16. <text:s text:c="2"/>0. <text:s/>16. <text:s/>16. <text:s text:c="2"/>0. -16. -16.</text:span></text:p>
      <text:p text:style-name="P19"><text:span text:style-name="T37"><text:s text:c="3"/></text:span><text:span text:style-name="T25">0. <text:s text:c="2"/>0. -16. <text:s text:c="2"/>0. <text:s text:c="2"/>0. <text:s/>16. <text:s text:c="2"/>0. <text:s/>16. <text:s/>16. <text:s text:c="2"/>0. <text:s text:c="2"/>0. <text:s text:c="2"/>0. <text:s/>16. <text:s/>16.</text:span></text:p>
      <text:p text:style-name="P19"><text:span text:style-name="T37"><text:s text:c="3"/></text:span><text:span text:style-name="T25">0. <text:s text:c="2"/>0. <text:s text:c="2"/>0. <text:s text:c="2"/>0. <text:s text:c="2"/>0. -16. <text:s text:c="2"/>0. -16. <text:s/>16. <text:s text:c="2"/>0. -16. <text:s text:c="2"/>0. <text:s/>16. -16.</text:span></text:p>
      <text:p text:style-name="P19"><text:span text:style-name="T37"><text:s/></text:span><text:span text:style-name="T25">-16. <text:s/>16.]</text:span></text:p>
      <text:p text:style-name="P19"><text:span text:style-name="T25">y3⊕y5⊕y6 [ <text:s/>0. <text:s text:c="2"/>0. <text:s text:c="2"/>0. <text:s text:c="2"/>0. <text:s text:c="2"/>0. <text:s text:c="2"/>0. <text:s/>16. <text:s/>16. <text:s text:c="2"/>0. <text:s text:c="2"/>0. <text:s/>16. -16. <text:s/>16. -16.</text:span></text:p>
      <text:p text:style-name="P19"><text:span text:style-name="T37"><text:s/></text:span><text:span text:style-name="T25">-16. <text:s/>16. <text:s/>16. <text:s/>16. <text:s/>16. -16. -16. -16. <text:s text:c="2"/>0. <text:s text:c="2"/>0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-16. <text:s/>16. <text:s text:c="2"/>0. <text:s text:c="2"/>0. -16. <text:s text:c="2"/>0. -16. -16. <text:s text:c="2"/>0.</text:span></text:p>
      <text:p text:style-name="P19"><text:span text:style-name="T37"><text:s/></text:span><text:span text:style-name="T25">-16. <text:s text:c="2"/>0. <text:s text:c="2"/>0. -16. -16. <text:s text:c="2"/>0. <text:s text:c="2"/>0. -16. -16. <text:s text:c="2"/>0. <text:s text:c="2"/>0. -16. <text:s text:c="2"/>0. -16.</text:span></text:p>
      <text:p text:style-name="P19"><text:span text:style-name="T37"><text:s/></text:span><text:span text:style-name="T25">-16. <text:s text:c="2"/>0. <text:s/>16. <text:s text:c="2"/>0. <text:s text:c="2"/>0. <text:s/>16. <text:s/>16. <text:s text:c="2"/>0. <text:s text:c="2"/>0. <text:s text:c="2"/>0. <text:s/>16. -16. <text:s text:c="2"/>0. <text:s text:c="2"/>0.</text:span></text:p>
      <text:p text:style-name="P19"><text:span text:style-name="T37"><text:s text:c="3"/></text:span><text:span text:style-name="T25">0. <text:s text:c="2"/>0. <text:s/>16. -16. <text:s/>16. -16. <text:s text:c="2"/>0. <text:s text:c="2"/>0. <text:s/>16. <text:s/>16. <text:s text:c="2"/>0. <text:s text:c="2"/>0. -16. -16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/>16. <text:s/>16. <text:s/>16. <text:s text:c="2"/>0.</text:span></text:p>
      <text:p text:style-name="P19"><text:span text:style-name="T37"><text:s/></text:span><text:span text:style-name="T25">-16. <text:s text:c="2"/>0. -16. <text:s text:c="2"/>0. <text:s text:c="2"/>0. <text:s/>16. <text:s/>16. <text:s text:c="2"/>0. <text:s text:c="2"/>0. <text:s/>16. <text:s text:c="2"/>0. -16. <text:s text:c="2"/>0. <text:s/>16.</text:span></text:p>
      <text:p text:style-name="P19"><text:span text:style-name="T37"><text:s text:c="3"/></text:span><text:span text:style-name="T25">0. -16. <text:s text:c="2"/>0. -16. <text:s text:c="2"/>0. <text:s/>16. -16. <text:s text:c="2"/>0. <text:s text:c="2"/>0. <text:s/>16. -16. <text:s text:c="2"/>0. <text:s/>16. <text:s text:c="2"/>0.</text:span></text:p>
      <text:p text:style-name="P19"><text:span text:style-name="T37"><text:s/></text:span><text:span text:style-name="T25">-16. <text:s text:c="2"/>0.]</text:span></text:p>
      <text:p text:style-name="P19"><text:span text:style-name="T25">y3⊕y4 [ <text:s/>0. <text:s text:c="2"/>0. <text:s/>16. <text:s text:c="2"/>0. <text:s/>16. <text:s/>16. <text:s text:c="2"/>0. <text:s/>16. -16. <text:s text:c="2"/>0. -16. <text:s/>16. <text:s text:c="2"/>0. -16.</text:span></text:p>
      <text:p text:style-name="P19"><text:span text:style-name="T37"><text:s text:c="3"/></text:span><text:span text:style-name="T25">0. <text:s text:c="2"/>0. -16. <text:s/>16. -16. <text:s text:c="2"/>0. <text:s text:c="2"/>0. <text:s text:c="2"/>0. <text:s text:c="2"/>0. <text:s/>16. <text:s text:c="2"/>0. -16. -16. <text:s/>16.</text:span></text:p>
      <text:p text:style-name="P19"><text:span text:style-name="T37"><text:s/></text:span><text:span text:style-name="T25">-16. <text:s text:c="2"/>0. <text:s text:c="2"/>0. <text:s text:c="2"/>0. -16. -16. -16. <text:s text:c="2"/>0. <text:s/>16. -16. -16. <text:s text:c="2"/>0. -16. <text:s text:c="2"/>0.</text:span></text:p>
      <text:p text:style-name="P19"><text:span text:style-name="T37"><text:s text:c="3"/></text:span><text:span text:style-name="T25">0. <text:s text:c="2"/>0. -16. <text:s text:c="2"/>0. <text:s text:c="2"/>0. <text:s text:c="2"/>0. <text:s text:c="2"/>0. <text:s text:c="2"/>0. -16. <text:s text:c="2"/>0. <text:s text:c="2"/>0. <text:s text:c="2"/>0. <text:s/>16. <text:s text:c="2"/>0.</text:span></text:p>
      <text:p text:style-name="P19"><text:span text:style-name="T37"><text:s text:c="3"/></text:span><text:span text:style-name="T25">0. -16. <text:s text:c="2"/>0. <text:s text:c="2"/>0. <text:s text:c="2"/>0. -16. <text:s text:c="2"/>0. <text:s text:c="2"/>0. <text:s text:c="2"/>0. -16. <text:s/>16. <text:s/>16. <text:s text:c="2"/>0. <text:s/>16.</text:span></text:p>
      <text:p text:style-name="P19"><text:span text:style-name="T37"><text:s/></text:span><text:span text:style-name="T25">-16. -16. <text:s text:c="2"/>0. <text:s text:c="2"/>0. <text:s text:c="2"/>0. -16. <text:s text:c="2"/>0. <text:s text:c="2"/>0. <text:s text:c="2"/>0. -16. -16. <text:s text:c="2"/>0. -16. <text:s/>16.</text:span></text:p>
      <text:p text:style-name="P19"><text:span text:style-name="T37"><text:s text:c="2"/></text:span><text:span text:style-name="T25">16. <text:s text:c="2"/>0. -16. <text:s/>16. <text:s/>16. <text:s/>16. <text:s text:c="2"/>0. <text:s/>16. <text:s/>16. -16. <text:s text:c="2"/>0. -16. <text:s text:c="2"/>0. -16.</text:span></text:p>
      <text:p text:style-name="P19"><text:span text:style-name="T37"><text:s text:c="3"/></text:span><text:span text:style-name="T25">0. <text:s text:c="2"/>0. -16. <text:s text:c="2"/>0. <text:s/>16. <text:s/>16. -16. -16. <text:s text:c="2"/>0. -16. <text:s text:c="2"/>0. <text:s text:c="2"/>0. <text:s/>16. <text:s text:c="2"/>0.</text:span></text:p>
      <text:p text:style-name="P19"><text:span text:style-name="T37"><text:s text:c="2"/></text:span><text:span text:style-name="T25">16. <text:s text:c="2"/>0. <text:s text:c="2"/>0. <text:s text:c="2"/>0. <text:s text:c="2"/>0. <text:s/>16. -16. -16. <text:s text:c="2"/>0. <text:s text:c="2"/>0. <text:s text:c="2"/>0. <text:s/>16. -16. <text:s/>16.</text:span></text:p>
      <text:p text:style-name="P19"><text:span text:style-name="T37"><text:s text:c="2"/></text:span><text:span text:style-name="T25">16. <text:s text:c="2"/>0.]</text:span></text:p>
      <text:p text:style-name="P19"><text:span text:style-name="T25">y3⊕y4⊕y6 [ <text:s/>0. -16. <text:s text:c="2"/>0. <text:s/>16. <text:s text:c="2"/>0. -16. <text:s/>16. <text:s text:c="2"/>0. <text:s text:c="2"/>0. -16. -16. <text:s text:c="2"/>0. <text:s text:c="2"/>0. <text:s/>16.</text:span></text:p>
      <text:p text:style-name="P19"><text:span text:style-name="T37"><text:s text:c="3"/></text:span><text:span text:style-name="T25">0. -16. <text:s text:c="2"/>0. <text:s/>16. <text:s/>16. <text:s text:c="2"/>0. <text:s text:c="2"/>0. -16. <text:s text:c="2"/>0. <text:s/>16. <text:s/>16. <text:s text:c="2"/>0. <text:s/>16. <text:s text:c="2"/>0.</text:span></text:p>
      <text:p text:style-name="P19"><text:span text:style-name="T37"><text:s/></text:span><text:span text:style-name="T25">-16. <text:s text:c="2"/>0. <text:s text:c="2"/>0. -16. <text:s text:c="2"/>0. <text:s text:c="2"/>0. <text:s text:c="2"/>0. <text:s text:c="2"/>0. <text:s/>16. -16. <text:s text:c="2"/>0. <text:s text:c="2"/>0. -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-16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16. -16. <text:s/>16. -16. <text:s text:c="2"/>0. <text:s text:c="2"/>0. -16. -16. <text:s text:c="2"/>0. -16. <text:s text:c="2"/>0. -16. <text:s/>16. <text:s text:c="2"/>0.</text:span></text:p>
      <text:p text:style-name="P19"><text:span text:style-name="T37"><text:s text:c="3"/></text:span><text:span text:style-name="T25">0. <text:s/>16. -16. <text:s text:c="2"/>0. <text:s text:c="2"/>0. <text:s/>16. <text:s text:c="2"/>0. -16. <text:s text:c="2"/>0. -16. <text:s text:c="2"/>0. -16. <text:s/>16. <text:s text:c="2"/>0.</text:span></text:p>
      <text:p text:style-name="P19"><text:span text:style-name="T37"><text:s text:c="2"/></text:span><text:span text:style-name="T25">16. <text:s text:c="2"/>0. <text:s/>16. <text:s text:c="2"/>0. <text:s text:c="2"/>0. <text:s/>16. <text:s text:c="2"/>0. -16. -16. <text:s text:c="2"/>0. <text:s text:c="2"/>0. <text:s/>16. -16. <text:s/>16.</text:span></text:p>
      <text:p text:style-name="P19"><text:span text:style-name="T37"><text:s text:c="2"/></text:span><text:span text:style-name="T25">16. -16. -16. <text:s/>16. <text:s text:c="2"/>0. <text:s text:c="2"/>0. -16. -16. <text:s text:c="2"/>0. <text:s text:c="2"/>0. -16. <text:s/>16. -16. <text:s/>16.</text:span></text:p>
      <text:p text:style-name="P19"><text:span text:style-name="T37"><text:s text:c="3"/></text:span><text:span text:style-name="T25">0. <text:s text:c="2"/>0. -16. -16. <text:s text:c="2"/>0. <text:s text:c="2"/>0. <text:s text:c="2"/>0. <text:s text:c="2"/>0. <text:s/>16. <text:s/>16. <text:s/>16. -16. <text:s/>16. <text:s/>16.</text:span></text:p>
      <text:p text:style-name="P19"><text:span text:style-name="T37"><text:s text:c="3"/></text:span><text:span text:style-name="T25">0. <text:s text:c="2"/>0.]</text:span></text:p>
      <text:p text:style-name="P19"><text:span text:style-name="T25">y3⊕y4⊕y5 [ <text:s/>0. -16. <text:s text:c="2"/>0. <text:s/>16. <text:s text:c="2"/>0. <text:s text:c="2"/>0. -16. -16. <text:s text:c="2"/>0. -16. <text:s/>16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16. <text:s/>16. -16. <text:s text:c="2"/>0. <text:s/>16. <text:s text:c="2"/>0. <text:s/>16. -16. -16. <text:s/>16.</text:span></text:p>
      <text:p text:style-name="P19"><text:span text:style-name="T37"><text:s text:c="3"/></text:span><text:span text:style-name="T25">0. <text:s/>16. -16. <text:s text:c="2"/>0. <text:s/>16. <text:s text:c="2"/>0. <text:s/>16. <text:s text:c="2"/>0. <text:s text:c="2"/>0. <text:s text:c="2"/>0. <text:s/>16. -16. <text:s/>16. <text:s text:c="2"/>0.</text:span></text:p>
      <text:p text:style-name="P19"><text:span text:style-name="T37"><text:s text:c="3"/></text:span><text:span text:style-name="T25">0. -16. <text:s text:c="2"/>0. <text:s text:c="2"/>0. <text:s text:c="2"/>0. <text:s text:c="2"/>0. <text:s text:c="2"/>0. <text:s text:c="2"/>0. <text:s/>16. -16. <text:s text:c="2"/>0. <text:s/>16. <text:s text:c="2"/>0. <text:s/>16.</text:span></text:p>
      <text:p text:style-name="P19"><text:span text:style-name="T37"><text:s text:c="2"/></text:span><text:span text:style-name="T25">16. <text:s/>16. <text:s/>16. <text:s/>16. <text:s/>16. <text:s text:c="2"/>0. <text:s text:c="2"/>0. -16. <text:s text:c="2"/>0. <text:s text:c="2"/>0. <text:s/>16. -16. <text:s text:c="2"/>0. <text:s/>16.</text:span></text:p>
      <text:p text:style-name="P19"><text:span text:style-name="T37"><text:s text:c="3"/></text:span><text:span text:style-name="T25">0. -16. <text:s text:c="2"/>0. <text:s text:c="2"/>0. <text:s text:c="2"/>0. <text:s text:c="2"/>0. <text:s text:c="2"/>0. <text:s/>16. <text:s/>16. <text:s text:c="2"/>0. -16. <text:s text:c="2"/>0. -16. <text:s text:c="2"/>0.</text:span></text:p>
      <text:p text:style-name="P19"><text:span text:style-name="T37"><text:s text:c="3"/></text:span><text:span text:style-name="T25">0. <text:s text:c="2"/>0. -16. -16. <text:s text:c="2"/>0. <text:s/>16. -16. <text:s text:c="2"/>0. <text:s/>16. -16. <text:s/>16. <text:s/>16. <text:s/>16. -16.</text:span></text:p>
      <text:p text:style-name="P19"><text:span text:style-name="T37"><text:s text:c="3"/></text:span><text:span text:style-name="T25">0. <text:s text:c="2"/>0. <text:s text:c="2"/>0. <text:s/>16. <text:s text:c="2"/>0. -16. -16. <text:s/>16. -16. -16. <text:s text:c="2"/>0. <text:s/>16. -16. <text:s text:c="2"/>0.</text:span></text:p>
      <text:p text:style-name="P19"><text:span text:style-name="T37"><text:s text:c="2"/></text:span><text:span text:style-name="T25">16. <text:s text:c="2"/>0. <text:s/>16. <text:s text:c="2"/>0. -16. -16. <text:s text:c="2"/>0. <text:s text:c="2"/>0. <text:s text:c="2"/>0. <text:s/>16. <text:s/>16. <text:s text:c="2"/>0. <text:s text:c="2"/>0. <text:s text:c="2"/>0.</text:span></text:p>
      <text:p text:style-name="P19"><text:span text:style-name="T37"><text:s text:c="3"/></text:span><text:span text:style-name="T25">0. <text:s text:c="2"/>0.]</text:span></text:p>
      <text:p text:style-name="P19"><text:span text:style-name="T25">y3⊕y4⊕y5⊕y6 [ <text:s/>0. <text:s text:c="2"/>0. -16. <text:s text:c="2"/>0. <text:s/>16. -16. -16. <text:s text:c="2"/>0. -16. -16. -16. <text:s text:c="2"/>0. <text:s/>16. <text:s/>16.</text:span></text:p>
      <text:p text:style-name="P19"><text:span text:style-name="T37"><text:s text:c="3"/></text:span><text:span text:style-name="T25">0. <text:s/>16. <text:s/>16. <text:s/>16. -16. <text:s text:c="2"/>0. <text:s text:c="2"/>0. <text:s text:c="2"/>0. -16. <text:s text:c="2"/>0. <text:s text:c="2"/>0. <text:s text:c="2"/>0. <text:s/>16. <text:s text:c="2"/>0.</text:span></text:p>
      <text:p text:style-name="P19"><text:span text:style-name="T37"><text:s text:c="3"/></text:span><text:span text:style-name="T25">0. <text:s text:c="2"/>0. <text:s text:c="2"/>0. <text:s/>16. -16. <text:s/>16. <text:s text:c="2"/>0. <text:s/>16. <text:s text:c="2"/>0. <text:s text:c="2"/>0. <text:s text:c="2"/>0. <text:s/>16. <text:s text:c="2"/>0. <text:s text:c="2"/>0.</text:span></text:p>
      <text:p text:style-name="P19"><text:span text:style-name="T37"><text:s text:c="3"/></text:span><text:span text:style-name="T25">0. <text:s/>16. <text:s text:c="2"/>0. <text:s text:c="2"/>0. -16. <text:s text:c="2"/>0. <text:s/>16. <text:s/>16. <text:s/>16. <text:s text:c="2"/>0. <text:s text:c="2"/>0. <text:s text:c="2"/>0. <text:s/>16. <text:s text:c="2"/>0.</text:span></text:p>
      <text:p text:style-name="P19"><text:span text:style-name="T37"><text:s text:c="3"/></text:span><text:span text:style-name="T25">0. <text:s text:c="2"/>0. <text:s/>16. <text:s text:c="2"/>0. <text:s text:c="2"/>0. <text:s text:c="2"/>0. <text:s text:c="2"/>0. <text:s/>16. -16. <text:s/>16. <text:s/>16. <text:s text:c="2"/>0. <text:s/>16. -16.</text:span></text:p>
      <text:p text:style-name="P19"><text:span text:style-name="T37"><text:s text:c="3"/></text:span><text:span text:style-name="T25">0. -16. <text:s text:c="2"/>0. <text:s text:c="2"/>0. -16. <text:s text:c="2"/>0. <text:s/>16. -16. -16. <text:s text:c="2"/>0. <text:s text:c="2"/>0. <text:s text:c="2"/>0. -16. <text:s text:c="2"/>0.</text:span></text:p>
      <text:p text:style-name="P19"><text:span text:style-name="T37"><text:s text:c="3"/></text:span><text:span text:style-name="T25">0. <text:s text:c="2"/>0. <text:s text:c="2"/>0. -16. <text:s/>16. <text:s/>16. <text:s/>16. <text:s text:c="2"/>0. <text:s text:c="2"/>0. <text:s text:c="2"/>0. <text:s/>16. <text:s text:c="2"/>0. <text:s/>16. <text:s/>16.</text:span></text:p>
      <text:p text:style-name="P19"><text:span text:style-name="T37"><text:s/></text:span><text:span text:style-name="T25">-16. <text:s text:c="2"/>0. -16. <text:s/>16. <text:s text:c="2"/>0. -16. <text:s text:c="2"/>0. <text:s text:c="2"/>0. <text:s/>16. <text:s text:c="2"/>0. <text:s/>16. <text:s/>16. -16. <text:s text:c="2"/>0.</text:span></text:p>
      <text:p text:style-name="P19"><text:span text:style-name="T37"><text:s/></text:span><text:span text:style-name="T25">-16. -16. <text:s text:c="2"/>0. <text:s/>16. -16. <text:s/>16. -16. <text:s text:c="2"/>0. <text:s text:c="2"/>0. <text:s text:c="2"/>0. <text:s text:c="2"/>0. <text:s/>16. <text:s/>16. -16.</text:span></text:p>
      <text:p text:style-name="P19"><text:span text:style-name="T37"><text:s text:c="3"/></text:span><text:span text:style-name="T25">0. -16.]</text:span></text:p>
      <text:p text:style-name="P19"><text:span text:style-name="T25">y2 [ <text:s/>0. <text:s text:c="2"/>0. <text:s text:c="2"/>0. <text:s text:c="2"/>0. -16. <text:s/>16. <text:s text:c="2"/>0. <text:s text:c="2"/>0. -16. <text:s text:c="2"/>0. <text:s/>16. <text:s text:c="2"/>0. <text:s/>16. <text:s text:c="2"/>0.</text:span></text:p>
      <text:p text:style-name="P19"><text:soft-page-break/><text:span text:style-name="T37"><text:s text:c="3"/></text:span><text:span text:style-name="T25">0. -16. <text:s text:c="2"/>0. -16. -16. <text:s text:c="2"/>0. -16. <text:s text:c="2"/>0. -16. <text:s text:c="2"/>0. <text:s/>16. <text:s/>16. <text:s text:c="2"/>0. <text:s text:c="2"/>0.</text:span></text:p>
      <text:p text:style-name="P19"><text:span text:style-name="T37"><text:s/></text:span><text:span text:style-name="T25">-16. <text:s/>16. <text:s/>16. <text:s/>16. <text:s text:c="2"/>0. -16. <text:s/>16. <text:s text:c="2"/>0. -16. <text:s text:c="2"/>0. <text:s/>16. <text:s text:c="2"/>0. <text:s text:c="2"/>0. <text:s text:c="2"/>0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-16. <text:s/>16. <text:s text:c="2"/>0. <text:s text:c="2"/>0.</text:span></text:p>
      <text:p text:style-name="P19"><text:span text:style-name="T37"><text:s text:c="3"/></text:span><text:span text:style-name="T25">0. <text:s/>16. <text:s text:c="2"/>0. -16. <text:s text:c="2"/>0. <text:s/>16. -16. <text:s text:c="2"/>0. -16. -16. -16. -16. <text:s text:c="2"/>0. <text:s text:c="2"/>0.</text:span></text:p>
      <text:p text:style-name="P19"><text:span text:style-name="T37"><text:s/></text:span><text:span text:style-name="T25">-16. <text:s/>16. <text:s text:c="2"/>0. -16. <text:s text:c="2"/>0. -16. <text:s text:c="2"/>0. -16. -16. <text:s text:c="2"/>0. -16. <text:s text:c="2"/>0. <text:s text:c="2"/>0. -16.</text:span></text:p>
      <text:p text:style-name="P19"><text:span text:style-name="T37"><text:s text:c="3"/></text:span><text:span text:style-name="T25">0. <text:s/>16. <text:s text:c="2"/>0. <text:s/>16. <text:s text:c="2"/>0. <text:s text:c="2"/>0. -16. <text:s/>16. <text:s text:c="2"/>0. <text:s text:c="2"/>0. <text:s text:c="2"/>0. <text:s text:c="2"/>0. -16. <text:s text:c="2"/>0.</text:span></text:p>
      <text:p text:style-name="P19"><text:span text:style-name="T37"><text:s text:c="3"/></text:span><text:span text:style-name="T25">0. <text:s/>16. <text:s text:c="2"/>0. <text:s/>16. <text:s text:c="2"/>0. -16. -16. -16. <text:s text:c="2"/>0. <text:s text:c="2"/>0. <text:s/>16. -16. <text:s/>16. <text:s/>16.</text:span></text:p>
      <text:p text:style-name="P19"><text:span text:style-name="T37"><text:s/></text:span><text:span text:style-name="T25">-16. -16. <text:s/>16. <text:s/>16. <text:s text:c="2"/>0. <text:s text:c="2"/>0. <text:s/>16. -16. <text:s/>16. <text:s text:c="2"/>0. <text:s/>16. <text:s text:c="2"/>0. -16. <text:s text:c="2"/>0.</text:span></text:p>
      <text:p text:style-name="P19"><text:span text:style-name="T37"><text:s text:c="3"/></text:span><text:span text:style-name="T25">0. -16.]</text:span></text:p>
      <text:p text:style-name="P19"><text:span text:style-name="T25">y2⊕y6 [ <text:s/>0. -16. <text:s text:c="2"/>0. -16. <text:s/>16. <text:s/>16. <text:s/>16. -16. -16. -16. <text:s text:c="2"/>0. <text:s text:c="2"/>0. <text:s/>16. <text:s text:c="2"/>0.</text:span></text:p>
      <text:p text:style-name="P19"><text:span text:style-name="T37"><text:s text:c="3"/></text:span><text:span text:style-name="T25">0. <text:s/>16. <text:s text:c="2"/>0. -16. <text:s text:c="2"/>0. -16. <text:s text:c="2"/>0. <text:s text:c="2"/>0. <text:s text:c="2"/>0. <text:s text:c="2"/>0. <text:s text:c="2"/>0. <text:s text:c="2"/>0. <text:s/>16. <text:s/>16.</text:span></text:p>
      <text:p text:style-name="P19"><text:span text:style-name="T37"><text:s text:c="2"/></text:span><text:span text:style-name="T25">16. <text:s text:c="2"/>0. <text:s text:c="2"/>0. -16. -16. <text:s/>16. <text:s text:c="2"/>0. <text:s text:c="2"/>0. -16. <text:s text:c="2"/>0. <text:s text:c="2"/>0. <text:s/>16. -16. <text:s text:c="2"/>0.</text:span></text:p>
      <text:p text:style-name="P19"><text:span text:style-name="T37"><text:s text:c="2"/></text:span><text:span text:style-name="T25">16. <text:s text:c="2"/>0. <text:s text:c="2"/>0. <text:s text:c="2"/>0. <text:s text:c="2"/>0. <text:s text:c="2"/>0. <text:s text:c="2"/>0. <text:s text:c="2"/>0. -16. -16. <text:s/>16. <text:s text:c="2"/>0. <text:s text:c="2"/>0. -16.</text:span></text:p>
      <text:p text:style-name="P19"><text:span text:style-name="T37"><text:s text:c="2"/></text:span><text:span text:style-name="T25">16. <text:s text:c="2"/>0. <text:s/>16. <text:s text:c="2"/>0. <text:s/>16. -16. -16. <text:s/>16. -16. -16. <text:s text:c="2"/>0. <text:s text:c="2"/>0. <text:s text:c="2"/>0. -16.</text:span></text:p>
      <text:p text:style-name="P19"><text:span text:style-name="T37"><text:s/></text:span><text:span text:style-name="T25">-16. <text:s text:c="2"/>0. <text:s text:c="2"/>0. -16. <text:s text:c="2"/>0. <text:s/>16. <text:s text:c="2"/>0. <text:s text:c="2"/>0. <text:s text:c="2"/>0. <text:s text:c="2"/>0. <text:s text:c="2"/>0. <text:s text:c="2"/>0. -16. -16.</text:span></text:p>
      <text:p text:style-name="P19"><text:span text:style-name="T37"><text:s text:c="3"/></text:span><text:span text:style-name="T25">0. -16. <text:s/>16. <text:s text:c="2"/>0. <text:s text:c="2"/>0. -16. <text:s text:c="2"/>0. <text:s/>16. -16. -16. -16. <text:s/>16. <text:s text:c="2"/>0. -16.</text:span></text:p>
      <text:p text:style-name="P19"><text:span text:style-name="T37"><text:s text:c="3"/></text:span><text:span text:style-name="T25">0. <text:s/>16. <text:s text:c="2"/>0. <text:s text:c="2"/>0. <text:s text:c="2"/>0. <text:s text:c="2"/>0. <text:s text:c="2"/>0. <text:s text:c="2"/>0. -16. -16. -16. <text:s text:c="2"/>0. <text:s text:c="2"/>0. -16.</text:span></text:p>
      <text:p text:style-name="P19"><text:span text:style-name="T37"><text:s text:c="3"/></text:span><text:span text:style-name="T25">0. <text:s/>16. <text:s text:c="2"/>0. <text:s/>16. <text:s/>16. -16. <text:s/>16. -16. -16. <text:s/>16. <text:s text:c="2"/>0. <text:s text:c="2"/>0. <text:s/>16. <text:s text:c="2"/>0.</text:span></text:p>
      <text:p text:style-name="P19"><text:span text:style-name="T37"><text:s text:c="3"/></text:span><text:span text:style-name="T25">0. <text:s/>16.]</text:span></text:p>
      <text:p text:style-name="P19"><text:span text:style-name="T25">y2⊕y5 [ <text:s/>0. <text:s text:c="2"/>0. <text:s text:c="2"/>0. <text:s/>16. -16. -16. <text:s text:c="2"/>0. -16. <text:s text:c="2"/>0. -16. -16. -16. <text:s/>16. <text:s text:c="2"/>0.</text:span></text:p>
      <text:p text:style-name="P19"><text:span text:style-name="T37"><text:s text:c="2"/></text:span><text:span text:style-name="T25">16. -16. <text:s/>16. <text:s text:c="2"/>0. <text:s text:c="2"/>0. <text:s text:c="2"/>0. <text:s/>16. <text:s text:c="2"/>0. -16. <text:s/>16. <text:s text:c="2"/>0. <text:s text:c="2"/>0. <text:s text:c="2"/>0. <text:s/>16.</text:span></text:p>
      <text:p text:style-name="P19"><text:span text:style-name="T37"><text:s text:c="3"/></text:span><text:span text:style-name="T25">0. <text:s text:c="2"/>0. <text:s/>16. <text:s text:c="2"/>0. <text:s/>16. <text:s/>16. -16. <text:s text:c="2"/>0. <text:s/>16. <text:s/>16. <text:s text:c="2"/>0. -16. -16. <text:s text:c="2"/>0.</text:span></text:p>
      <text:p text:style-name="P19"><text:span text:style-name="T37"><text:s text:c="3"/></text:span><text:span text:style-name="T25">0. <text:s text:c="2"/>0. <text:s/>16. <text:s text:c="2"/>0. -16. -16. <text:s text:c="2"/>0. -16. <text:s/>16. -16. <text:s/>16. <text:s text:c="2"/>0. -16. -16.</text:span></text:p>
      <text:p text:style-name="P19"><text:span text:style-name="T37"><text:s/></text:span><text:span text:style-name="T25">-16. <text:s/>16. <text:s/>16. <text:s text:c="2"/>0. <text:s text:c="2"/>0. <text:s text:c="2"/>0. <text:s/>16. <text:s text:c="2"/>0. <text:s/>16. <text:s text:c="2"/>0. <text:s/>16. <text:s/>16. <text:s/>16. <text:s text:c="2"/>0.</text:span></text:p>
      <text:p text:style-name="P19"><text:span text:style-name="T37"><text:s text:c="3"/></text:span><text:span text:style-name="T25">0. <text:s text:c="2"/>0. <text:s/>16. -16. <text:s text:c="2"/>0. <text:s/>16. -16. <text:s/>16. -16. <text:s text:c="2"/>0. <text:s/>16. <text:s/>16. <text:s text:c="2"/>0. <text:s/>16.</text:span></text:p>
      <text:p text:style-name="P19"><text:span text:style-name="T37"><text:s text:c="3"/></text:span><text:span text:style-name="T25">0. <text:s text:c="2"/>0. <text:s text:c="2"/>0. <text:s/>16. <text:s text:c="2"/>0. <text:s/>16. <text:s text:c="2"/>0. <text:s text:c="2"/>0. -16. <text:s text:c="2"/>0. <text:s text:c="2"/>0. <text:s text:c="2"/>0. <text:s text:c="2"/>0. -16.</text:span></text:p>
      <text:p text:style-name="P19"><text:span text:style-name="T37"><text:s text:c="3"/></text:span><text:span text:style-name="T25">0. <text:s text:c="2"/>0. <text:s/>16. <text:s text:c="2"/>0. <text:s text:c="2"/>0. <text:s text:c="2"/>0. <text:s text:c="2"/>0. <text:s text:c="2"/>0. -16. <text:s text:c="2"/>0. <text:s/>16. -16. <text:s/>16. <text:s text:c="2"/>0.</text:span></text:p>
      <text:p text:style-name="P19"><text:span text:style-name="T37"><text:s text:c="3"/></text:span><text:span text:style-name="T25">0. <text:s text:c="2"/>0. <text:s/>16. <text:s text:c="2"/>0. <text:s text:c="2"/>0. <text:s text:c="2"/>0. <text:s text:c="2"/>0. -16. <text:s/>16. <text:s text:c="2"/>0. -16. <text:s/>16. -16. <text:s text:c="2"/>0.</text:span></text:p>
      <text:p text:style-name="P19"><text:span text:style-name="T37"><text:s text:c="3"/></text:span><text:span text:style-name="T25">0. <text:s text:c="2"/>0.]</text:span></text:p>
      <text:p text:style-name="P19"><text:span text:style-name="T25">y2⊕y5⊕y6 [ <text:s/>0. <text:s/>16. <text:s text:c="2"/>0. <text:s text:c="2"/>0. <text:s/>16. <text:s text:c="2"/>0. <text:s text:c="2"/>0. <text:s text:c="2"/>0. <text:s text:c="2"/>0. -16. <text:s text:c="2"/>0. <text:s text:c="2"/>0. <text:s text:c="2"/>0. <text:s/>16.</text:span></text:p>
      <text:p text:style-name="P19"><text:span text:style-name="T37"><text:s/></text:span><text:span text:style-name="T25">-16. -16. <text:s/>16. <text:s/>16. <text:s/>16. <text:s text:c="2"/>0. -16. -16. <text:s text:c="2"/>0. -16. <text:s/>16. <text:s/>16. -16. <text:s text:c="2"/>0.</text:span></text:p>
      <text:p text:style-name="P19"><text:span text:style-name="T37"><text:s text:c="3"/></text:span><text:span text:style-name="T25">0. <text:s text:c="2"/>0. -16. <text:s text:c="2"/>0. -16. <text:s/>16. <text:s text:c="2"/>0. -16. -16. <text:s/>16. -16. <text:s text:c="2"/>0. -16. <text:s/>16.</text:span></text:p>
      <text:p text:style-name="P19"><text:span text:style-name="T37"><text:s text:c="3"/></text:span><text:span text:style-name="T25">0. -16. <text:s text:c="2"/>0. <text:s text:c="2"/>0. <text:s text:c="2"/>0. -16. <text:s text:c="2"/>0. -16. -16. <text:s/>16. -16. <text:s text:c="2"/>0. <text:s/>16. <text:s/>16.</text:span></text:p>
      <text:p text:style-name="P19"><text:span text:style-name="T37"><text:s text:c="3"/></text:span><text:span text:style-name="T25">0. <text:s/>16. <text:s/>16. <text:s/>16. <text:s text:c="2"/>0. <text:s/>16. <text:s text:c="2"/>0. <text:s text:c="2"/>0. <text:s text:c="2"/>0. <text:s/>16. <text:s/>16. <text:s/>16. <text:s/>16. <text:s text:c="2"/>0.</text:span></text:p>
      <text:p text:style-name="P19"><text:span text:style-name="T37"><text:s/></text:span><text:span text:style-name="T25">-16. <text:s/>16. <text:s text:c="2"/>0. -16. <text:s/>16. -16. <text:s text:c="2"/>0. <text:s/>16. <text:s text:c="2"/>0. <text:s text:c="2"/>0. <text:s text:c="2"/>0. <text:s text:c="2"/>0. <text:s/>16. <text:s text:c="2"/>0.</text:span></text:p>
      <text:p text:style-name="P19"><text:span text:style-name="T37"><text:s text:c="3"/></text:span><text:span text:style-name="T25">0. <text:s text:c="2"/>0. <text:s text:c="2"/>0. <text:s/>16. <text:s text:c="2"/>0. <text:s text:c="2"/>0. <text:s/>16. <text:s text:c="2"/>0. <text:s/>16. <text:s/>16. -16. <text:s text:c="2"/>0. <text:s text:c="2"/>0. <text:s text:c="2"/>0.</text:span></text:p>
      <text:p text:style-name="P19"><text:span text:style-name="T37"><text:s text:c="3"/></text:span><text:span text:style-name="T25">0. <text:s/>16. <text:s text:c="2"/>0. <text:s text:c="2"/>0. -16. <text:s text:c="2"/>0. <text:s text:c="2"/>0. <text:s text:c="2"/>0. <text:s text:c="2"/>0. -16. -16. <text:s/>16. <text:s text:c="2"/>0. <text:s/>16.</text:span></text:p>
      <text:p text:style-name="P19"><text:span text:style-name="T37"><text:s text:c="3"/></text:span><text:span text:style-name="T25">0. <text:s/>16. <text:s text:c="2"/>0. <text:s text:c="2"/>0. <text:s/>16. <text:s text:c="2"/>0. <text:s text:c="2"/>0. <text:s text:c="2"/>0. <text:s text:c="2"/>0. -16. <text:s text:c="2"/>0. <text:s text:c="2"/>0. <text:s text:c="2"/>0. -16.</text:span></text:p>
      <text:p text:style-name="P19"><text:span text:style-name="T37"><text:s text:c="2"/></text:span><text:span text:style-name="T25">16. -16.]</text:span></text:p>
      <text:p text:style-name="P19"><text:span text:style-name="T25">y2⊕y4 [ <text:s/>0. <text:s text:c="2"/>0. <text:s/>16. -16. <text:s/>16. <text:s text:c="2"/>0. <text:s/>16. <text:s text:c="2"/>0. <text:s text:c="2"/>0. <text:s/>16. <text:s text:c="2"/>0. <text:s/>16. <text:s/>16. -16.</text:span></text:p>
      <text:p text:style-name="P19"><text:span text:style-name="T37"><text:s text:c="3"/></text:span><text:span text:style-name="T25">0. <text:s text:c="2"/>0. -16. <text:s text:c="2"/>0. -16. <text:s text:c="2"/>0. <text:s text:c="2"/>0. <text:s text:c="2"/>0. <text:s/>16. -16. <text:s text:c="2"/>0. <text:s text:c="2"/>0. -16. -16.</text:span></text:p>
      <text:p text:style-name="P19"><text:span text:style-name="T37"><text:s/></text:span><text:span text:style-name="T25">-16. <text:s text:c="2"/>0. <text:s/>16. <text:s text:c="2"/>0. <text:s/>16. <text:s text:c="2"/>0. -16. <text:s text:c="2"/>0. <text:s text:c="2"/>0. <text:s text:c="2"/>0. -16. -16. <text:s/>16. <text:s/>16.</text:span></text:p>
      <text:p text:style-name="P19"><text:span text:style-name="T37"><text:s text:c="3"/></text:span><text:span text:style-name="T25">0. <text:s text:c="2"/>0. <text:s text:c="2"/>0. <text:s/>16. <text:s text:c="2"/>0. -16. <text:s/>16. -16. <text:s text:c="2"/>0. <text:s text:c="2"/>0. <text:s text:c="2"/>0. -16. <text:s text:c="2"/>0. -16.</text:span></text:p>
      <text:p text:style-name="P19"><text:span text:style-name="T37"><text:s text:c="3"/></text:span><text:span text:style-name="T25">0. -16. <text:s text:c="2"/>0. <text:s/>16. <text:s/>16. <text:s/>16. <text:s text:c="2"/>0. <text:s text:c="2"/>0. <text:s text:c="2"/>0. <text:s/>16. <text:s/>16. <text:s text:c="2"/>0. <text:s text:c="2"/>0. <text:s text:c="2"/>0.</text:span></text:p>
      <text:p text:style-name="P19"><text:span text:style-name="T37"><text:s text:c="3"/></text:span><text:span text:style-name="T25">0. <text:s text:c="2"/>0. <text:s/>16. <text:s/>16. -16. <text:s/>16. -16. <text:s text:c="2"/>0. <text:s text:c="2"/>0. <text:s/>16. <text:s text:c="2"/>0. <text:s text:c="2"/>0. <text:s text:c="2"/>0. <text:s text:c="2"/>0.</text:span></text:p>
      <text:p text:style-name="P19"><text:span text:style-name="T37"><text:s text:c="3"/></text:span><text:span text:style-name="T25">0. <text:s/>16. <text:s/>16. <text:s text:c="2"/>0. <text:s text:c="2"/>0. <text:s/>16. <text:s/>16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/>16. <text:s/>16. <text:s text:c="2"/>0. <text:s/>16. <text:s text:c="2"/>0. <text:s text:c="2"/>0. -16. -16. -16. -16. <text:s/>16.</text:span></text:p>
      <text:p text:style-name="P19"><text:span text:style-name="T37"><text:s/></text:span><text:span text:style-name="T25">-16. <text:s text:c="2"/>0. <text:s text:c="2"/>0. <text:s/>16. -16. -16. <text:s/>16. -16. <text:s/>16. <text:s/>16. <text:s/>16. -16. <text:s/>16. <text:s text:c="2"/>0.</text:span></text:p>
      <text:p text:style-name="P19"><text:span text:style-name="T37"><text:s text:c="3"/></text:span><text:span text:style-name="T25">0. -16.]</text:span></text:p>
      <text:p text:style-name="P19"><text:span text:style-name="T25">y2⊕y4⊕y6 [ <text:s/>0. <text:s/>16. -16. -16. <text:s text:c="2"/>0. <text:s/>16. <text:s text:c="2"/>0. <text:s text:c="2"/>0. <text:s text:c="2"/>0. <text:s/>16. <text:s text:c="2"/>0. <text:s text:c="2"/>0. <text:s text:c="2"/>0. -16.</text:span></text:p>
      <text:p text:style-name="P19"><text:span text:style-name="T37"><text:s text:c="2"/></text:span><text:span text:style-name="T25">16. -16. <text:s text:c="2"/>0. <text:s text:c="2"/>0. <text:s text:c="2"/>0. -16. <text:s text:c="2"/>0. <text:s text:c="2"/>0. -16. <text:s text:c="2"/>0. <text:s/>16. <text:s/>16. <text:s text:c="2"/>0. <text:s/>16.</text:span></text:p>
      <text:p text:style-name="P19"><text:span text:style-name="T37"><text:s text:c="2"/></text:span><text:span text:style-name="T25">16. -16. -16. <text:s text:c="2"/>0. <text:s/>16. <text:s/>16. -16. <text:s text:c="2"/>0. -16. -16. <text:s text:c="2"/>0. <text:s/>16. <text:s/>16. <text:s/>16.</text:span></text:p>
      <text:p text:style-name="P19"><text:span text:style-name="T37"><text:s text:c="3"/></text:span><text:span text:style-name="T25">0. <text:s/>16. <text:s/>16. <text:s/>16. -16. <text:s text:c="2"/>0. -16. <text:s text:c="2"/>0. <text:s text:c="2"/>0. <text:s text:c="2"/>0. -16. <text:s text:c="2"/>0. -16. <text:s/>16.</text:span></text:p>
      <text:p text:style-name="P19"><text:span text:style-name="T37"><text:s text:c="3"/></text:span><text:span text:style-name="T25">0. -16. <text:s text:c="2"/>0. <text:s text:c="2"/>0. <text:s text:c="2"/>0. -16. -16. <text:s/>16. <text:s/>16. -16. <text:s/>16. <text:s text:c="2"/>0. <text:s/>16. <text:s/>16.</text:span></text:p>
      <text:p text:style-name="P19"><text:span text:style-name="T37"><text:s text:c="3"/></text:span><text:span text:style-name="T25">0. <text:s/>16. <text:s text:c="2"/>0. <text:s text:c="2"/>0. <text:s/>16. <text:s text:c="2"/>0. <text:s text:c="2"/>0. <text:s text:c="2"/>0. <text:s text:c="2"/>0. -16. <text:s text:c="2"/>0. <text:s/>16. -16. <text:s/>16.</text:span></text:p>
      <text:p text:style-name="P19"><text:span text:style-name="T37"><text:s text:c="3"/></text:span><text:span text:style-name="T25">0. <text:s/>16. <text:s text:c="2"/>0. <text:s text:c="2"/>0. <text:s text:c="2"/>0. -16. <text:s text:c="2"/>0. <text:s text:c="2"/>0. <text:s text:c="2"/>0. <text:s/>16. <text:s/>16. <text:s/>16. <text:s/>16. <text:s text:c="2"/>0.</text:span></text:p>
      <text:p text:style-name="P19"><text:span text:style-name="T37"><text:s text:c="3"/></text:span><text:span text:style-name="T25">0. <text:s text:c="2"/>0. -16. <text:s text:c="2"/>0. <text:s/>16. -16. <text:s text:c="2"/>0. <text:s/>16. <text:s text:c="2"/>0. <text:s text:c="2"/>0. <text:s text:c="2"/>0. -16. -16. <text:s/>16.</text:span></text:p>
      <text:p text:style-name="P19"><text:soft-page-break/><text:span text:style-name="T37"><text:s text:c="3"/></text:span><text:span text:style-name="T25">0. <text:s text:c="2"/>0. <text:s text:c="2"/>0. -16. <text:s text:c="2"/>0. <text:s text:c="2"/>0. -16. <text:s text:c="2"/>0. <text:s text:c="2"/>0. <text:s text:c="2"/>0. <text:s/>16. <text:s text:c="2"/>0. <text:s text:c="2"/>0. <text:s text:c="2"/>0.</text:span></text:p>
      <text:p text:style-name="P19"><text:span text:style-name="T37"><text:s text:c="3"/></text:span><text:span text:style-name="T25">0. <text:s/>16.]</text:span></text:p>
      <text:p text:style-name="P19"><text:span text:style-name="T25">y2⊕y4⊕y5 [ <text:s/>0. <text:s text:c="2"/>0. <text:s text:c="2"/>0. <text:s/>16. <text:s text:c="2"/>0. -16. -16. <text:s/>16. <text:s/>16. <text:s/>16. -16. <text:s text:c="2"/>0. -16. <text:s text:c="2"/>0.</text:span></text:p>
      <text:p text:style-name="P19"><text:span text:style-name="T37"><text:s text:c="3"/></text:span><text:span text:style-name="T25">0. <text:s text:c="2"/>0. <text:s text:c="2"/>0. <text:s/>16. <text:s text:c="2"/>0. <text:s text:c="2"/>0. <text:s text:c="2"/>0. <text:s text:c="2"/>0. -16. <text:s text:c="2"/>0. <text:s text:c="2"/>0. -16. <text:s text:c="2"/>0. <text:s text:c="2"/>0.</text:span></text:p>
      <text:p text:style-name="P19"><text:span text:style-name="T37"><text:s text:c="3"/></text:span><text:span text:style-name="T25">0. <text:s text:c="2"/>0. <text:s/>16. <text:s text:c="2"/>0. <text:s text:c="2"/>0. <text:s/>16. <text:s text:c="2"/>0. <text:s text:c="2"/>0. -16. -16. <text:s text:c="2"/>0. <text:s/>16. <text:s text:c="2"/>0. -16.</text:span></text:p>
      <text:p text:style-name="P19"><text:span text:style-name="T37"><text:s text:c="3"/></text:span><text:span text:style-name="T25">0. <text:s text:c="2"/>0. -16. <text:s/>16. <text:s text:c="2"/>0. <text:s/>16. <text:s/>16. -16. -16. <text:s text:c="2"/>0. <text:s text:c="2"/>0. <text:s/>16. -16. <text:s/>16.</text:span></text:p>
      <text:p text:style-name="P19"><text:span text:style-name="T37"><text:s text:c="3"/></text:span><text:span text:style-name="T25">0. <text:s text:c="2"/>0. <text:s text:c="2"/>0. -16. <text:s/>16. <text:s text:c="2"/>0. <text:s text:c="2"/>0. <text:s text:c="2"/>0. <text:s text:c="2"/>0. <text:s text:c="2"/>0. <text:s text:c="2"/>0. <text:s/>16. <text:s text:c="2"/>0. <text:s/>16.</text:span></text:p>
      <text:p text:style-name="P19"><text:span text:style-name="T37"><text:s text:c="2"/></text:span><text:span text:style-name="T25">16. -16. <text:s/>16. -16. -16. <text:s text:c="2"/>0. -16. <text:s text:c="2"/>0. <text:s text:c="2"/>0. <text:s text:c="2"/>0. -16. <text:s text:c="2"/>0. -16. -16.</text:span></text:p>
      <text:p text:style-name="P19"><text:span text:style-name="T37"><text:s/></text:span><text:span text:style-name="T25">-16. -16. <text:s text:c="2"/>0. -16. -16. <text:s text:c="2"/>0. -16. -16. -16. <text:s/>16. <text:s text:c="2"/>0. <text:s/>16. <text:s text:c="2"/>0. -16.</text:span></text:p>
      <text:p text:style-name="P19"><text:span text:style-name="T37"><text:s text:c="3"/></text:span><text:span text:style-name="T25">0. <text:s text:c="2"/>0. <text:s/>16. <text:s/>16. <text:s text:c="2"/>0. <text:s/>16. <text:s text:c="2"/>0. -16. <text:s text:c="2"/>0. <text:s text:c="2"/>0. -16. -16. <text:s text:c="2"/>0. <text:s/>16.</text:span></text:p>
      <text:p text:style-name="P19"><text:span text:style-name="T37"><text:s text:c="3"/></text:span><text:span text:style-name="T25">0. <text:s text:c="2"/>0. <text:s text:c="2"/>0. <text:s/>16. <text:s/>16. <text:s text:c="2"/>0. <text:s text:c="2"/>0. <text:s text:c="2"/>0. -16. -16. <text:s/>16. <text:s text:c="2"/>0. <text:s text:c="2"/>0. -16.</text:span></text:p>
      <text:p text:style-name="P19"><text:span text:style-name="T37"><text:s text:c="2"/></text:span><text:span text:style-name="T25">16. -16.]</text:span></text:p>
      <text:p text:style-name="P19"><text:span text:style-name="T25">y2⊕y4⊕y5⊕y6 [ <text:s/>0. -16. <text:s text:c="2"/>0. -16. <text:s/>16. -16. <text:s/>16. -16. -16. <text:s text:c="2"/>0. <text:s/>16. <text:s text:c="2"/>0. <text:s/>16. <text:s/>16.</text:span></text:p>
      <text:p text:style-name="P19"><text:span text:style-name="T37"><text:s text:c="2"/></text:span><text:span text:style-name="T25">16. -16. -16. <text:s text:c="2"/>0. <text:s/>16. <text:s text:c="2"/>0. <text:s/>16. -16. -16. <text:s/>16. <text:s/>16. <text:s text:c="2"/>0. -16. <text:s text:c="2"/>0.</text:span></text:p>
      <text:p text:style-name="P19"><text:span text:style-name="T37"><text:s text:c="3"/></text:span><text:span text:style-name="T25">0. <text:s text:c="2"/>0. <text:s text:c="2"/>0. <text:s text:c="2"/>0. <text:s/>16. <text:s text:c="2"/>0. <text:s text:c="2"/>0. -16. <text:s text:c="2"/>0. <text:s text:c="2"/>0. <text:s/>16. <text:s/>16. -16. <text:s text:c="2"/>0.</text:span></text:p>
      <text:p text:style-name="P19"><text:span text:style-name="T37"><text:s text:c="3"/></text:span><text:span text:style-name="T25">0. <text:s/>16. -16. -16. <text:s text:c="2"/>0. <text:s text:c="2"/>0. <text:s/>16. <text:s text:c="2"/>0. <text:s text:c="2"/>0. -16. -16. <text:s/>16. <text:s text:c="2"/>0. <text:s text:c="2"/>0.</text:span></text:p>
      <text:p text:style-name="P19"><text:span text:style-name="T37"><text:s text:c="3"/></text:span><text:span text:style-name="T25">0. -16. -16. <text:s text:c="2"/>0. <text:s/>16. <text:s/>16. <text:s text:c="2"/>0. <text:s text:c="2"/>0. <text:s text:c="2"/>0. <text:s/>16. <text:s/>16. <text:s text:c="2"/>0. -16. -16.</text:span></text:p>
      <text:p text:style-name="P19"><text:span text:style-name="T37"><text:s text:c="3"/></text:span><text:span text:style-name="T25">0. <text:s text:c="2"/>0. -16. <text:s text:c="2"/>0. <text:s text:c="2"/>0. -16. -16. -16. <text:s text:c="2"/>0. <text:s text:c="2"/>0. -16. <text:s text:c="2"/>0. <text:s text:c="2"/>0. <text:s/>16.</text:span></text:p>
      <text:p text:style-name="P19"><text:span text:style-name="T37"><text:s/></text:span><text:span text:style-name="T25">-16. -16. <text:s text:c="2"/>0. <text:s text:c="2"/>0. -16. <text:s text:c="2"/>0. <text:s text:c="2"/>0. -16. <text:s text:c="2"/>0. <text:s text:c="2"/>0. <text:s/>16. -16. <text:s text:c="2"/>0. <text:s/>16.</text:span></text:p>
      <text:p text:style-name="P19"><text:span text:style-name="T37"><text:s text:c="3"/></text:span><text:span text:style-name="T25">0. <text:s/>16. <text:s/>16. -16. <text:s/>16. <text:s/>16. <text:s text:c="2"/>0. <text:s/>16. <text:s text:c="2"/>0. -16. <text:s text:c="2"/>0. <text:s text:c="2"/>0. <text:s text:c="2"/>0. <text:s text:c="2"/>0.</text:span></text:p>
      <text:p text:style-name="P19"><text:span text:style-name="T37"><text:s text:c="3"/></text:span><text:span text:style-name="T25">0. -16. <text:s text:c="2"/>0. -16. <text:s text:c="2"/>0. <text:s text:c="2"/>0. <text:s text:c="2"/>0. <text:s text:c="2"/>0. -16. <text:s text:c="2"/>0. -16. <text:s text:c="2"/>0. <text:s text:c="2"/>0. <text:s text:c="2"/>0.</text:span></text:p>
      <text:p text:style-name="P19"><text:span text:style-name="T37"><text:s text:c="3"/></text:span><text:span text:style-name="T25">0. <text:s text:c="2"/>0.]</text:span></text:p>
      <text:p text:style-name="P19"><text:span text:style-name="T25">y2⊕y3 [ <text:s/>0. <text:s text:c="2"/>0. <text:s/>16. <text:s/>16. -16. <text:s text:c="2"/>0. <text:s text:c="2"/>0. <text:s/>16. <text:s text:c="2"/>0. <text:s text:c="2"/>0. <text:s text:c="2"/>0. <text:s text:c="2"/>0. <text:s text:c="2"/>0. <text:s/>16.</text:span></text:p>
      <text:p text:style-name="P19"><text:span text:style-name="T37"><text:s text:c="3"/></text:span><text:span text:style-name="T25">0. -16. -16. <text:s text:c="2"/>0. -16. <text:s text:c="2"/>0. <text:s text:c="2"/>0. <text:s text:c="2"/>0. <text:s text:c="2"/>0. <text:s text:c="2"/>0. <text:s text:c="2"/>0. -16. <text:s/>16. <text:s text:c="2"/>0.</text:span></text:p>
      <text:p text:style-name="P19"><text:span text:style-name="T37"><text:s text:c="3"/></text:span><text:span text:style-name="T25">0. <text:s text:c="2"/>0. -16. <text:s/>16. -16. <text:s text:c="2"/>0. <text:s text:c="2"/>0. -16. -16. <text:s/>16. <text:s text:c="2"/>0. <text:s text:c="2"/>0. <text:s text:c="2"/>0. -16.</text:span></text:p>
      <text:p text:style-name="P19"><text:span text:style-name="T37"><text:s text:c="3"/></text:span><text:span text:style-name="T25">0. <text:s/>16. -16. <text:s/>16. -16. <text:s/>16. <text:s text:c="2"/>0. <text:s text:c="2"/>0. <text:s text:c="2"/>0. <text:s text:c="2"/>0. <text:s text:c="2"/>0. -16. <text:s text:c="2"/>0. -16.</text:span></text:p>
      <text:p text:style-name="P19"><text:span text:style-name="T37"><text:s text:c="3"/></text:span><text:span text:style-name="T25">0. <text:s text:c="2"/>0. <text:s/>16. <text:s/>16. <text:s/>16. <text:s text:c="2"/>0. <text:s text:c="2"/>0. <text:s/>16. -16. -16. <text:s/>16. -16. -16. <text:s text:c="2"/>0.</text:span></text:p>
      <text:p text:style-name="P19"><text:span text:style-name="T37"><text:s text:c="2"/></text:span><text:span text:style-name="T25">16. <text:s text:c="2"/>0. -16. -16. <text:s text:c="2"/>0. <text:s text:c="2"/>0. <text:s text:c="2"/>0. <text:s/>16. <text:s/>16. <text:s text:c="2"/>0. <text:s/>16. <text:s text:c="2"/>0. <text:s text:c="2"/>0. <text:s/>16.</text:span></text:p>
      <text:p text:style-name="P19"><text:span text:style-name="T37"><text:s/></text:span><text:span text:style-name="T25">-16. <text:s/>16. <text:s text:c="2"/>0. <text:s text:c="2"/>0. <text:s text:c="2"/>0. -16. <text:s text:c="2"/>0. -16. <text:s/>16. <text:s/>16. <text:s/>16. -16. -16. <text:s text:c="2"/>0.</text:span></text:p>
      <text:p text:style-name="P19"><text:span text:style-name="T37"><text:s/></text:span><text:span text:style-name="T25">-16. <text:s text:c="2"/>0. <text:s text:c="2"/>0. <text:s text:c="2"/>0. <text:s text:c="2"/>0. <text:s text:c="2"/>0. <text:s text:c="2"/>0. -16. -16. <text:s text:c="2"/>0. <text:s text:c="2"/>0. <text:s text:c="2"/>0. -16. -16.</text:span></text:p>
      <text:p text:style-name="P19"><text:span text:style-name="T37"><text:s/></text:span><text:span text:style-name="T25">-16. <text:s/>16. <text:s text:c="2"/>0. <text:s text:c="2"/>0. <text:s text:c="2"/>0. -16. -16. <text:s text:c="2"/>0. <text:s/>16. <text:s/>16. -16. -16. -16. <text:s text:c="2"/>0.</text:span></text:p>
      <text:p text:style-name="P19"><text:span text:style-name="T37"><text:s text:c="2"/></text:span><text:span text:style-name="T25">16. <text:s text:c="2"/>0.]</text:span></text:p>
      <text:p text:style-name="P19"><text:span text:style-name="T25">y2⊕y3⊕y6 [ <text:s/>0. -16. <text:s text:c="2"/>0. -16. <text:s/>16. <text:s text:c="2"/>0. <text:s text:c="2"/>0. <text:s/>16. -16. <text:s text:c="2"/>0. <text:s text:c="2"/>0. -16. <text:s text:c="2"/>0. -16.</text:span></text:p>
      <text:p text:style-name="P19"><text:span text:style-name="T37"><text:s text:c="3"/></text:span><text:span text:style-name="T25">0. <text:s/>16. <text:s text:c="2"/>0. <text:s text:c="2"/>0. <text:s text:c="2"/>0. <text:s text:c="2"/>0. -16. -16. <text:s text:c="2"/>0. <text:s text:c="2"/>0. <text:s text:c="2"/>0. <text:s text:c="2"/>0. -16. <text:s/>16.</text:span></text:p>
      <text:p text:style-name="P19"><text:span text:style-name="T37"><text:s text:c="2"/></text:span><text:span text:style-name="T25">16. <text:s/>16. <text:s/>16. <text:s/>16. <text:s text:c="2"/>0. -16. <text:s text:c="2"/>0. <text:s/>16. <text:s/>16. <text:s text:c="2"/>0. <text:s text:c="2"/>0. -16. <text:s text:c="2"/>0. -16.</text:span></text:p>
      <text:p text:style-name="P19"><text:span text:style-name="T37"><text:s text:c="2"/></text:span><text:span text:style-name="T25">16. <text:s text:c="2"/>0. <text:s/>16. <text:s text:c="2"/>0. <text:s/>16. <text:s text:c="2"/>0. <text:s text:c="2"/>0. <text:s text:c="2"/>0. <text:s text:c="2"/>0. <text:s text:c="2"/>0. -16. -16. <text:s text:c="2"/>0. <text:s text:c="2"/>0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<text:s/>16. -16. <text:s text:c="2"/>0. <text:s text:c="2"/>0.</text:span></text:p>
      <text:p text:style-name="P19"><text:span text:style-name="T37"><text:s text:c="3"/></text:span><text:span text:style-name="T25">0. <text:s text:c="2"/>0. -16. -16. -16. <text:s/>16. <text:s/>16. -16. <text:s text:c="2"/>0. <text:s text:c="2"/>0. <text:s text:c="2"/>0. <text:s/>16. <text:s/>16. <text:s text:c="2"/>0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<text:s/>16. -16. <text:s text:c="2"/>0. -16. -16.</text:span></text:p>
      <text:p text:style-name="P19"><text:span text:style-name="T37"><text:s text:c="3"/></text:span><text:span text:style-name="T25">0. <text:s text:c="2"/>0. <text:s/>16. -16. -16. -16. -16. <text:s/>16. -16. <text:s/>16. -16. -16. <text:s text:c="2"/>0. <text:s text:c="2"/>0.</text:span></text:p>
      <text:p text:style-name="P19"><text:span text:style-name="T37"><text:s/></text:span><text:span text:style-name="T25">-16. <text:s text:c="2"/>0. <text:s text:c="2"/>0. -16. <text:s/>16. <text:s text:c="2"/>0. -16. <text:s text:c="2"/>0. <text:s text:c="2"/>0. -16. <text:s text:c="2"/>0. <text:s/>16. <text:s text:c="2"/>0. -16.</text:span></text:p>
      <text:p text:style-name="P19"><text:span text:style-name="T37"><text:s text:c="2"/></text:span><text:span text:style-name="T25">16. <text:s text:c="2"/>0.]</text:span></text:p>
      <text:p text:style-name="P30"/>
      <text:p text:style-name="P19"><text:span text:style-name="T7">. . . . . . . . </text:span></text:p>
      <text:p text:style-name="P30"/>
      <text:p text:style-name="P19"><text:span text:style-name="T39">1⊕y0⊕y2⊕y5⊕y6 [ <text:s/>0. <text:s text:c="2"/>0. <text:s text:c="2"/>0. <text:s text:c="2"/>0. <text:s text:c="2"/>0. <text:s text:c="2"/>0. <text:s text:c="2"/>0. <text:s text:c="2"/>0. <text:s text:c="2"/>0. <text:s/>16. -16. <text:s text:c="2"/>0. <text:s text:c="2"/>0. <text:s/>16.</text:span></text:p>
      <text:p text:style-name="P31"><text:span text:style-name="T47"><text:s/></text:span><text:span text:style-name="T42">-16. <text:s text:c="2"/>0. <text:s/>16. <text:s/>16. -16. <text:s/>16. <text:s/>16. -16. <text:s/>16. -16. <text:s/>16. <text:s text:c="2"/>0. <text:s text:c="2"/>0. -16.</text:span></text:p>
      <text:p text:style-name="P31"><text:span text:style-name="T47"><text:s/></text:span><text:span text:style-name="T42">-16. <text:s text:c="2"/>0. <text:s text:c="2"/>0. -16. <text:s text:c="2"/>0. -16. <text:s text:c="2"/>0. <text:s/>16. -16. <text:s text:c="2"/>0. <text:s/>16. <text:s text:c="2"/>0. <text:s text:c="2"/>0. <text:s text:c="2"/>0.</text:span></text:p>
      <text:p text:style-name="P31"><text:span text:style-name="T47"><text:s text:c="2"/></text:span><text:span text:style-name="T42">16. <text:s/>16. <text:s/>16. <text:s/>16. <text:s text:c="2"/>0. <text:s text:c="2"/>0. <text:s/>16. <text:s text:c="2"/>0. -16. <text:s text:c="2"/>0. <text:s text:c="2"/>0. -16. <text:s text:c="2"/>0. -16.</text:span></text:p>
      <text:p text:style-name="P31"><text:span text:style-name="T47"><text:s/></text:span><text:span text:style-name="T42">-16. <text:s/>16. <text:s text:c="2"/>0. <text:s text:c="2"/>0. <text:s text:c="2"/>0. <text:s text:c="2"/>0. -16. -16. <text:s/>16. <text:s text:c="2"/>0. -16. <text:s text:c="2"/>0. -16. <text:s text:c="2"/>0.</text:span></text:p>
      <text:p text:style-name="P31"><text:span text:style-name="T47"><text:s/></text:span><text:span text:style-name="T42">-16. <text:s text:c="2"/>0. -16. -16. <text:s text:c="2"/>0. <text:s text:c="2"/>0. -16. <text:s/>16. <text:s text:c="2"/>0. <text:s text:c="2"/>0. -16. <text:s text:c="2"/>0. -16. <text:s text:c="2"/>0.</text:span></text:p>
      <text:p text:style-name="P31"><text:span text:style-name="T47"><text:s/></text:span><text:span text:style-name="T42">-16. <text:s text:c="2"/>0. -16. <text:s text:c="2"/>0. <text:s/>16. <text:s/>16. <text:s text:c="2"/>0. <text:s text:c="2"/>0. -16. -16. <text:s text:c="2"/>0. <text:s text:c="2"/>0. <text:s text:c="2"/>0. <text:s text:c="2"/>0.</text:span></text:p>
      <text:p text:style-name="P31"><text:span text:style-name="T47"><text:s text:c="3"/></text:span><text:span text:style-name="T42">0. <text:s text:c="2"/>0. -16. -16. <text:s/>16. -16. <text:s text:c="2"/>0. <text:s/>16. -16. <text:s text:c="2"/>0. <text:s/>16. <text:s text:c="2"/>0. <text:s text:c="2"/>0. <text:s/>16.</text:span></text:p>
      <text:p text:style-name="P31"><text:span text:style-name="T47"><text:s text:c="3"/></text:span><text:span text:style-name="T42">0. <text:s text:c="2"/>0. <text:s text:c="2"/>0. <text:s text:c="2"/>0. <text:s/>16. -16. -16. <text:s/>16. <text:s text:c="2"/>0. -16. -16. <text:s text:c="2"/>0. <text:s/>16. <text:s text:c="2"/>0.</text:span></text:p>
      <text:p text:style-name="P31"><text:span text:style-name="T47"><text:s text:c="3"/></text:span><text:span text:style-name="T42">0. <text:s/>16.]</text:span></text:p>
      <text:p text:style-name="P31"><text:soft-page-break/><text:span text:style-name="T42">1⊕y0⊕y2⊕y4 [ <text:s/>0. <text:s text:c="2"/>0. -16. <text:s/>16. <text:s text:c="2"/>0. <text:s text:c="2"/>0. <text:s text:c="2"/>0. <text:s text:c="2"/>0. <text:s/>16. -16. <text:s text:c="2"/>0. <text:s text:c="2"/>0. -16. -16.</text:span></text:p>
      <text:p text:style-name="P31"><text:span text:style-name="T47"><text:s/></text:span><text:span text:style-name="T42">-16. -16. <text:s text:c="2"/>0. <text:s/>16. <text:s/>16. <text:s text:c="2"/>0. <text:s/>16. <text:s text:c="2"/>0. <text:s/>16. <text:s text:c="2"/>0. <text:s text:c="2"/>0. -16. -16. <text:s text:c="2"/>0.</text:span></text:p>
      <text:p text:style-name="P31"><text:span text:style-name="T47"><text:s text:c="2"/></text:span><text:span text:style-name="T42">16. <text:s text:c="2"/>0. <text:s/>16. <text:s text:c="2"/>0. <text:s text:c="2"/>0. <text:s text:c="2"/>0. <text:s text:c="2"/>0. <text:s text:c="2"/>0. <text:s text:c="2"/>0. <text:s text:c="2"/>0. -16. <text:s/>16. <text:s text:c="2"/>0. <text:s text:c="2"/>0.</text:span></text:p>
      <text:p text:style-name="P31"><text:span text:style-name="T47"><text:s text:c="3"/></text:span><text:span text:style-name="T42">0. <text:s text:c="2"/>0. <text:s text:c="2"/>0. <text:s text:c="2"/>0. -16. <text:s/>16. <text:s text:c="2"/>0. <text:s/>16. <text:s text:c="2"/>0. -16. <text:s/>16. <text:s text:c="2"/>0. <text:s text:c="2"/>0. -16.</text:span></text:p>
      <text:p text:style-name="P31"><text:span text:style-name="T47"><text:s text:c="2"/></text:span><text:span text:style-name="T42">16. <text:s text:c="2"/>0. -16. <text:s text:c="2"/>0. <text:s text:c="2"/>0. <text:s/>16. -16. <text:s text:c="2"/>0. -16. -16. <text:s text:c="2"/>0. <text:s text:c="2"/>0. -16. -16.</text:span></text:p>
      <text:p text:style-name="P31"><text:span text:style-name="T47"><text:s/></text:span><text:span text:style-name="T42">-16. <text:s/>16. <text:s/>16. -16. <text:s text:c="2"/>0. <text:s text:c="2"/>0. <text:s/>16. <text:s/>16. -16. -16. <text:s text:c="2"/>0. -16. <text:s/>16. <text:s text:c="2"/>0.</text:span></text:p>
      <text:p text:style-name="P31"><text:span text:style-name="T47"><text:s text:c="2"/></text:span><text:span text:style-name="T42">16. <text:s text:c="2"/>0. -16. <text:s text:c="2"/>0. -16. <text:s text:c="2"/>0. <text:s text:c="2"/>0. -16. <text:s text:c="2"/>0. -16. <text:s text:c="2"/>0. -16. <text:s text:c="2"/>0. <text:s text:c="2"/>0.</text:span></text:p>
      <text:p text:style-name="P31"><text:span text:style-name="T47"><text:s text:c="3"/></text:span><text:span text:style-name="T42">0. <text:s text:c="2"/>0. <text:s text:c="2"/>0. <text:s text:c="2"/>0. <text:s/>16. -16. <text:s/>16. <text:s/>16. <text:s/>16. -16. -16. -16. <text:s text:c="2"/>0. <text:s text:c="2"/>0.</text:span></text:p>
      <text:p text:style-name="P31"><text:span text:style-name="T47"><text:s/></text:span><text:span text:style-name="T42">-16. <text:s text:c="2"/>0. <text:s/>16. <text:s text:c="2"/>0. <text:s text:c="2"/>0. <text:s/>16. -16. <text:s text:c="2"/>0. <text:s/>16. <text:s text:c="2"/>0. <text:s/>16. <text:s text:c="2"/>0. <text:s text:c="2"/>0. -16.</text:span></text:p>
      <text:p text:style-name="P31"><text:span text:style-name="T47"><text:s/></text:span><text:span text:style-name="T42">-16. <text:s text:c="2"/>0.]</text:span></text:p>
      <text:p text:style-name="P31"><text:span text:style-name="T42">1⊕y0⊕y2⊕y4⊕y6 [ <text:s/>0. <text:s/>16. <text:s text:c="2"/>0. <text:s text:c="2"/>0. <text:s/>16. <text:s text:c="2"/>0. <text:s text:c="2"/>0. <text:s text:c="2"/>0. <text:s text:c="2"/>0. <text:s text:c="2"/>0. -16. <text:s text:c="2"/>0. <text:s text:c="2"/>0. <text:s text:c="2"/>0.</text:span></text:p>
      <text:p text:style-name="P31"><text:span text:style-name="T47"><text:s text:c="3"/></text:span><text:span text:style-name="T42">0. -16. <text:s text:c="2"/>0. <text:s text:c="2"/>0. <text:s text:c="2"/>0. -16. <text:s text:c="2"/>0. <text:s text:c="2"/>0. <text:s/>16. <text:s text:c="2"/>0. <text:s text:c="2"/>0. <text:s/>16. -16. <text:s/>16.</text:span></text:p>
      <text:p text:style-name="P31"><text:span text:style-name="T47"><text:s text:c="2"/></text:span><text:span text:style-name="T42">16. <text:s text:c="2"/>0. -16. -16. -16. <text:s text:c="2"/>0. <text:s text:c="2"/>0. <text:s text:c="2"/>0. <text:s text:c="2"/>0. -16. <text:s text:c="2"/>0. <text:s text:c="2"/>0. <text:s/>16. -16.</text:span></text:p>
      <text:p text:style-name="P31"><text:span text:style-name="T47"><text:s text:c="2"/></text:span><text:span text:style-name="T42">16. <text:s text:c="2"/>0. -16. -16. <text:s text:c="2"/>0. -16. <text:s/>16. <text:s/>16. <text:s text:c="2"/>0. <text:s/>16. <text:s/>16. <text:s/>16. -16. <text:s text:c="2"/>0.</text:span></text:p>
      <text:p text:style-name="P31"><text:span text:style-name="T47"><text:s/></text:span><text:span text:style-name="T42">-16. <text:s text:c="2"/>0. <text:s/>16. <text:s/>16. <text:s text:c="2"/>0. <text:s/>16. -16. -16. -16. <text:s/>16. <text:s text:c="2"/>0. -16. <text:s text:c="2"/>0. <text:s text:c="2"/>0.</text:span></text:p>
      <text:p text:style-name="P31"><text:span text:style-name="T47"><text:s text:c="3"/></text:span><text:span text:style-name="T42">0. -16. -16. <text:s text:c="2"/>0. -16. <text:s/>16. -16. <text:s text:c="2"/>0. <text:s text:c="2"/>0. <text:s text:c="2"/>0. <text:s/>16. <text:s text:c="2"/>0. <text:s text:c="2"/>0. <text:s text:c="2"/>0.</text:span></text:p>
      <text:p text:style-name="P31"><text:span text:style-name="T47"><text:s/></text:span><text:span text:style-name="T42">-16. <text:s text:c="2"/>0. -16. <text:s/>16. -16. -16. -16. <text:s text:c="2"/>0. <text:s text:c="2"/>0. <text:s text:c="2"/>0. -16. <text:s text:c="2"/>0. <text:s text:c="2"/>0. <text:s text:c="2"/>0.</text:span></text:p>
      <text:p text:style-name="P31"><text:span text:style-name="T47"><text:s text:c="3"/></text:span><text:span text:style-name="T42">0. -16. -16. <text:s/>16. <text:s text:c="2"/>0. -16. <text:s text:c="2"/>0. <text:s/>16. <text:s/>16. <text:s/>16. <text:s text:c="2"/>0. -16. <text:s text:c="2"/>0. <text:s text:c="2"/>0.</text:span></text:p>
      <text:p text:style-name="P31"><text:span text:style-name="T47"><text:s text:c="3"/></text:span><text:span text:style-name="T42">0. -16. <text:s text:c="2"/>0. <text:s text:c="2"/>0. <text:s text:c="2"/>0. <text:s/>16. <text:s/>16. -16. <text:s text:c="2"/>0. <text:s text:c="2"/>0. -16. <text:s text:c="2"/>0. -16. <text:s/>16.</text:span></text:p>
      <text:p text:style-name="P31"><text:span text:style-name="T47"><text:s text:c="2"/></text:span><text:span text:style-name="T42">16. <text:s text:c="2"/>0.]</text:span></text:p>
      <text:p text:style-name="P31"><text:span text:style-name="T42">1⊕y0⊕y2⊕y4⊕y5 [ <text:s/>0. <text:s text:c="2"/>0. <text:s text:c="2"/>0. <text:s/>16. <text:s/>16. -16. -16. <text:s text:c="2"/>0. <text:s text:c="2"/>0. <text:s text:c="2"/>0. <text:s/>16. <text:s text:c="2"/>0. <text:s text:c="2"/>0. <text:s text:c="2"/>0.</text:span></text:p>
      <text:p text:style-name="P31"><text:span text:style-name="T47"><text:s/></text:span><text:span text:style-name="T42">-16. <text:s text:c="2"/>0. -16. <text:s text:c="2"/>0. <text:s text:c="2"/>0. <text:s text:c="2"/>0. <text:s/>16. <text:s text:c="2"/>0. <text:s text:c="2"/>0. <text:s text:c="2"/>0. <text:s text:c="2"/>0. -16. <text:s text:c="2"/>0. <text:s text:c="2"/>0.</text:span></text:p>
      <text:p text:style-name="P31"><text:span text:style-name="T47"><text:s text:c="2"/></text:span><text:span text:style-name="T42">16. <text:s text:c="2"/>0. <text:s/>16. -16. <text:s/>16. <text:s/>16. <text:s text:c="2"/>0. -16. <text:s text:c="2"/>0. <text:s text:c="2"/>0. -16. <text:s text:c="2"/>0. <text:s text:c="2"/>0. <text:s text:c="2"/>0.</text:span></text:p>
      <text:p text:style-name="P31"><text:span text:style-name="T47"><text:s text:c="3"/></text:span><text:span text:style-name="T42">0. -16. <text:s text:c="2"/>0. <text:s text:c="2"/>0. <text:s text:c="2"/>0. <text:s/>16. -16. <text:s text:c="2"/>0. <text:s/>16. <text:s/>16. -16. <text:s text:c="2"/>0. <text:s/>16. -16.</text:span></text:p>
      <text:p text:style-name="P31"><text:span text:style-name="T47"><text:s/></text:span><text:span text:style-name="T42">-16. <text:s text:c="2"/>0. <text:s text:c="2"/>0. <text:s text:c="2"/>0. <text:s text:c="2"/>0. <text:s/>16. -16. <text:s/>16. <text:s text:c="2"/>0. <text:s text:c="2"/>0. -16. <text:s text:c="2"/>0. <text:s text:c="2"/>0. <text:s text:c="2"/>0.</text:span></text:p>
      <text:p text:style-name="P31"><text:span text:style-name="T47"><text:s/></text:span><text:span text:style-name="T42">-16. <text:s text:c="2"/>0. -16. <text:s/>16. <text:s/>16. <text:s text:c="2"/>0. <text:s text:c="2"/>0. <text:s text:c="2"/>0. <text:s text:c="2"/>0. <text:s/>16. <text:s text:c="2"/>0. <text:s/>16. <text:s text:c="2"/>0. <text:s text:c="2"/>0.</text:span></text:p>
      <text:p text:style-name="P31"><text:span text:style-name="T47"><text:s text:c="2"/></text:span><text:span text:style-name="T42">16. <text:s text:c="2"/>0. <text:s/>16. -16. <text:s text:c="2"/>0. <text:s/>16. <text:s/>16. <text:s/>16. <text:s text:c="2"/>0. <text:s/>16. <text:s/>16. <text:s/>16. -16. -16.</text:span></text:p>
      <text:p text:style-name="P31"><text:span text:style-name="T47"><text:s/></text:span><text:span text:style-name="T42">-16. <text:s text:c="2"/>0. -16. <text:s/>16. <text:s/>16. <text:s text:c="2"/>0. -16. <text:s/>16. <text:s text:c="2"/>0. <text:s/>16. <text:s text:c="2"/>0. <text:s text:c="2"/>0. <text:s/>16. <text:s text:c="2"/>0.</text:span></text:p>
      <text:p text:style-name="P31"><text:span text:style-name="T47"><text:s text:c="3"/></text:span><text:span text:style-name="T42">0. -16. <text:s/>16. <text:s/>16. <text:s/>16. <text:s text:c="2"/>0. <text:s text:c="2"/>0. <text:s text:c="2"/>0. -16. <text:s text:c="2"/>0. -16. -16. -16. <text:s text:c="2"/>0.</text:span></text:p>
      <text:p text:style-name="P31"><text:span text:style-name="T47"><text:s text:c="2"/></text:span><text:span text:style-name="T42">16. <text:s/>16.]</text:span></text:p>
      <text:p text:style-name="P31"><text:span text:style-name="T42">1⊕y0⊕y2⊕y4⊕y5⊕y6 [ <text:s/>0. -16. -16. <text:s text:c="2"/>0. <text:s text:c="2"/>0. <text:s text:c="2"/>0. <text:s text:c="2"/>0. <text:s text:c="2"/>0. <text:s/>16. <text:s text:c="2"/>0. <text:s text:c="2"/>0. <text:s/>16. <text:s text:c="2"/>0. <text:s text:c="2"/>0.</text:span></text:p>
      <text:p text:style-name="P31"><text:span text:style-name="T47"><text:s text:c="3"/></text:span><text:span text:style-name="T42">0. <text:s text:c="2"/>0. <text:s/>16. <text:s text:c="2"/>0. -16. <text:s text:c="2"/>0. <text:s/>16. -16. <text:s text:c="2"/>0. <text:s text:c="2"/>0. <text:s text:c="2"/>0. -16. <text:s text:c="2"/>0. <text:s/>16.</text:span></text:p>
      <text:p text:style-name="P31"><text:span text:style-name="T47"><text:s/></text:span><text:span text:style-name="T42">-16. <text:s/>16. <text:s text:c="2"/>0. <text:s text:c="2"/>0. <text:s/>16. -16. <text:s text:c="2"/>0. <text:s text:c="2"/>0. <text:s text:c="2"/>0. <text:s/>16. <text:s text:c="2"/>0. <text:s/>16. <text:s text:c="2"/>0. <text:s text:c="2"/>0.</text:span></text:p>
      <text:p text:style-name="P31"><text:span text:style-name="T47"><text:s/></text:span><text:span text:style-name="T42">-16. -16. <text:s text:c="2"/>0. <text:s/>16. <text:s text:c="2"/>0. -16. <text:s text:c="2"/>0. <text:s text:c="2"/>0. <text:s text:c="2"/>0. <text:s text:c="2"/>0. -16. <text:s text:c="2"/>0. <text:s text:c="2"/>0. <text:s/>16.</text:span></text:p>
      <text:p text:style-name="P31"><text:span text:style-name="T47"><text:s/></text:span><text:span text:style-name="T42">-16. -16. <text:s/>16. -16. <text:s/>16. <text:s text:c="2"/>0. <text:s text:c="2"/>0. <text:s/>16. -16. <text:s/>16. <text:s text:c="2"/>0. <text:s text:c="2"/>0. -16. <text:s text:c="2"/>0.</text:span></text:p>
      <text:p text:style-name="P31"><text:span text:style-name="T47"><text:s text:c="2"/></text:span><text:span text:style-name="T42">16. <text:s text:c="2"/>0. <text:s text:c="2"/>0. <text:s text:c="2"/>0. <text:s/>16. <text:s/>16. <text:s/>16. <text:s text:c="2"/>0. <text:s/>16. <text:s text:c="2"/>0. <text:s/>16. -16. <text:s/>16. <text:s/>16.</text:span></text:p>
      <text:p text:style-name="P31"><text:span text:style-name="T47"><text:s/></text:span><text:span text:style-name="T42">-16. <text:s text:c="2"/>0. <text:s text:c="2"/>0. <text:s/>16. <text:s text:c="2"/>0. <text:s text:c="2"/>0. <text:s text:c="2"/>0. <text:s text:c="2"/>0. <text:s/>16. <text:s text:c="2"/>0. <text:s text:c="2"/>0. <text:s/>16. <text:s text:c="2"/>0. -16.</text:span></text:p>
      <text:p text:style-name="P31"><text:span text:style-name="T47"><text:s text:c="2"/></text:span><text:span text:style-name="T42">16. <text:s text:c="2"/>0. -16. -16. -16. -16. <text:s/>16. <text:s text:c="2"/>0. <text:s text:c="2"/>0. -16. <text:s/>16. -16. <text:s/>16. -16.</text:span></text:p>
      <text:p text:style-name="P31"><text:span text:style-name="T47"><text:s text:c="3"/></text:span><text:span text:style-name="T42">0. -16. <text:s text:c="2"/>0. <text:s/>16. <text:s/>16. <text:s/>16. <text:s text:c="2"/>0. <text:s text:c="2"/>0. -16. <text:s text:c="2"/>0. <text:s/>16. <text:s text:c="2"/>0. <text:s/>16. <text:s/>16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2⊕y3 [ <text:s/>0. <text:s text:c="2"/>0. -16. <text:s text:c="2"/>0. <text:s text:c="2"/>0. <text:s text:c="2"/>0. <text:s text:c="2"/>0. <text:s/>16. <text:s text:c="2"/>0. <text:s text:c="2"/>0. <text:s text:c="2"/>0. -16. -16. -16.</text:span></text:p>
      <text:p text:style-name="P31"><text:span text:style-name="T47"><text:s text:c="3"/></text:span><text:span text:style-name="T42">0. <text:s/>16. <text:s/>16. <text:s text:c="2"/>0. <text:s text:c="2"/>0. <text:s text:c="2"/>0. <text:s/>16. <text:s text:c="2"/>0. <text:s/>16. <text:s/>16. -16. <text:s text:c="2"/>0. -16. <text:s/>16.</text:span></text:p>
      <text:p text:style-name="P31"><text:span text:style-name="T47"><text:s text:c="3"/></text:span><text:span text:style-name="T42">0. -16. -16. <text:s/>16. <text:s/>16. <text:s text:c="2"/>0. <text:s text:c="2"/>0. <text:s text:c="2"/>0. <text:s text:c="2"/>0. -16. <text:s text:c="2"/>0. <text:s text:c="2"/>0. -16. <text:s text:c="2"/>0.</text:span></text:p>
      <text:p text:style-name="P31"><text:span text:style-name="T47"><text:s text:c="2"/></text:span><text:span text:style-name="T42">16. <text:s/>16. <text:s/>16. <text:s text:c="2"/>0. <text:s text:c="2"/>0. <text:s text:c="2"/>0. <text:s text:c="2"/>0. <text:s text:c="2"/>0. <text:s/>16. <text:s text:c="2"/>0. -16. -16. <text:s/>16. <text:s text:c="2"/>0.</text:span></text:p>
      <text:p text:style-name="P31"><text:span text:style-name="T47"><text:s text:c="3"/></text:span><text:span text:style-name="T42">0. <text:s text:c="2"/>0. <text:s text:c="2"/>0. -16. <text:s text:c="2"/>0. <text:s text:c="2"/>0. -16. <text:s text:c="2"/>0. -16. <text:s text:c="2"/>0. <text:s text:c="2"/>0. <text:s text:c="2"/>0. <text:s text:c="2"/>0. <text:s/>16.</text:span></text:p>
      <text:p text:style-name="P31"><text:span text:style-name="T47"><text:s text:c="3"/></text:span><text:span text:style-name="T42">0. <text:s text:c="2"/>0. <text:s text:c="2"/>0. <text:s/>16. <text:s text:c="2"/>0. <text:s text:c="2"/>0. <text:s text:c="2"/>0. <text:s/>16. -16. <text:s/>16. <text:s text:c="2"/>0. <text:s text:c="2"/>0. <text:s/>16. <text:s text:c="2"/>0.</text:span></text:p>
      <text:p text:style-name="P31"><text:span text:style-name="T47"><text:s/></text:span><text:span text:style-name="T42">-16. -16. <text:s/>16. <text:s text:c="2"/>0. -16. -16. -16. <text:s text:c="2"/>0. <text:s/>16. -16. <text:s text:c="2"/>0. <text:s/>16. -16. <text:s/>16.</text:span></text:p>
      <text:p text:style-name="P31"><text:span text:style-name="T47"><text:s text:c="3"/></text:span><text:span text:style-name="T42">0. <text:s/>16. <text:s/>16. <text:s/>16. <text:s/>16. <text:s text:c="2"/>0. <text:s text:c="2"/>0. <text:s text:c="2"/>0. <text:s text:c="2"/>0. -16. <text:s/>16. <text:s/>16. <text:s text:c="2"/>0. <text:s/>16.</text:span></text:p>
      <text:p text:style-name="P31"><text:span text:style-name="T47"><text:s text:c="3"/></text:span><text:span text:style-name="T42">0. <text:s/>16. -16. <text:s/>16. <text:s text:c="2"/>0. -16. <text:s text:c="2"/>0. <text:s text:c="2"/>0. <text:s/>16. <text:s text:c="2"/>0. -16. <text:s/>16. <text:s text:c="2"/>0. <text:s/>16.</text:span></text:p>
      <text:p text:style-name="P31"><text:span text:style-name="T47"><text:s text:c="2"/></text:span><text:span text:style-name="T42">16. -16.]</text:span></text:p>
      <text:p text:style-name="P31"><text:span text:style-name="T42">1⊕y0⊕y2⊕y3⊕y6 [ <text:s/>0. -16. -16. <text:s/>16. <text:s text:c="2"/>0. <text:s/>16. <text:s/>16. <text:s/>16. <text:s text:c="2"/>0. -16. -16. <text:s/>16. <text:s/>16. <text:s text:c="2"/>0.</text:span></text:p>
      <text:p text:style-name="P31"><text:span text:style-name="T47"><text:s text:c="3"/></text:span><text:span text:style-name="T42">0. <text:s text:c="2"/>0. <text:s/>16. -16. <text:s/>16. <text:s text:c="2"/>0. -16. <text:s/>16. -16. <text:s text:c="2"/>0. <text:s text:c="2"/>0. <text:s text:c="2"/>0. <text:s text:c="2"/>0. -16.</text:span></text:p>
      <text:p text:style-name="P31"><text:span text:style-name="T47"><text:s/></text:span><text:span text:style-name="T42">-16. -16. <text:s/>16. <text:s text:c="2"/>0. -16. <text:s text:c="2"/>0. <text:s text:c="2"/>0. <text:s text:c="2"/>0. -16. <text:s text:c="2"/>0. <text:s text:c="2"/>0. <text:s text:c="2"/>0. <text:s text:c="2"/>0. -16.</text:span></text:p>
      <text:p text:style-name="P31"><text:span text:style-name="T47"><text:s text:c="2"/></text:span><text:span text:style-name="T42">16. -16. <text:s/>16. <text:s text:c="2"/>0. <text:s text:c="2"/>0. <text:s text:c="2"/>0. <text:s/>16. <text:s/>16. <text:s/>16. <text:s text:c="2"/>0. -16. <text:s/>16. <text:s/>16. <text:s text:c="2"/>0.</text:span></text:p>
      <text:p text:style-name="P31"><text:span text:style-name="T47"><text:s/></text:span><text:span text:style-name="T42">-16. -16. -16. <text:s text:c="2"/>0. <text:s text:c="2"/>0. <text:s text:c="2"/>0. <text:s text:c="2"/>0. <text:s/>16. <text:s/>16. <text:s/>16. <text:s text:c="2"/>0. -16. <text:s/>16. <text:s/>16.</text:span></text:p>
      <text:p text:style-name="P31"><text:span text:style-name="T47"><text:s text:c="3"/></text:span><text:span text:style-name="T42">0. -16. <text:s/>16. -16. <text:s text:c="2"/>0. -16. <text:s text:c="2"/>0. <text:s text:c="2"/>0. <text:s/>16. <text:s text:c="2"/>0. <text:s text:c="2"/>0. -16. <text:s text:c="2"/>0. <text:s text:c="2"/>0.</text:span></text:p>
      <text:p text:style-name="P31"><text:soft-page-break/><text:span text:style-name="T47"><text:s text:c="3"/></text:span><text:span text:style-name="T42">0. <text:s/>16. <text:s text:c="2"/>0. <text:s text:c="2"/>0. -16. <text:s text:c="2"/>0. <text:s/>16. -16. <text:s text:c="2"/>0. -16. <text:s text:c="2"/>0. <text:s text:c="2"/>0. <text:s text:c="2"/>0. <text:s text:c="2"/>0.</text:span></text:p>
      <text:p text:style-name="P31"><text:span text:style-name="T47"><text:s text:c="2"/></text:span><text:span text:style-name="T42">16. <text:s text:c="2"/>0. <text:s text:c="2"/>0. <text:s text:c="2"/>0. <text:s/>16. <text:s text:c="2"/>0. <text:s/>16. <text:s/>16. <text:s text:c="2"/>0. <text:s/>16. <text:s text:c="2"/>0. <text:s text:c="2"/>0. <text:s/>16. <text:s text:c="2"/>0.</text:span></text:p>
      <text:p text:style-name="P31"><text:span text:style-name="T47"><text:s text:c="3"/></text:span><text:span text:style-name="T42">0. <text:s/>16. <text:s text:c="2"/>0. <text:s text:c="2"/>0. <text:s text:c="2"/>0. -16. <text:s text:c="2"/>0. <text:s text:c="2"/>0. <text:s text:c="2"/>0. <text:s/>16. <text:s text:c="2"/>0. <text:s text:c="2"/>0. -16. <text:s text:c="2"/>0.</text:span></text:p>
      <text:p text:style-name="P31"><text:span text:style-name="T47"><text:s text:c="2"/></text:span><text:span text:style-name="T42">16. <text:s/>16.]</text:span></text:p>
      <text:p text:style-name="P31"><text:span text:style-name="T42">1⊕y0⊕y2⊕y3⊕y5 [ <text:s/>0. <text:s text:c="2"/>0. -16. <text:s/>16. -16. <text:s/>16. <text:s text:c="2"/>0. <text:s text:c="2"/>0. <text:s text:c="2"/>0. <text:s/>16. <text:s/>16. <text:s text:c="2"/>0. <text:s text:c="2"/>0. <text:s/>16.</text:span></text:p>
      <text:p text:style-name="P31"><text:span text:style-name="T47"><text:s/></text:span><text:span text:style-name="T42">-16. <text:s text:c="2"/>0. <text:s text:c="2"/>0. <text:s text:c="2"/>0. <text:s text:c="2"/>0. <text:s text:c="2"/>0. <text:s text:c="2"/>0. <text:s text:c="2"/>0. <text:s text:c="2"/>0. <text:s text:c="2"/>0. <text:s/>16. <text:s text:c="2"/>0. -16. <text:s text:c="2"/>0.</text:span></text:p>
      <text:p text:style-name="P31"><text:span text:style-name="T47"><text:s text:c="3"/></text:span><text:span text:style-name="T42">0. -16. <text:s text:c="2"/>0. -16. <text:s text:c="2"/>0. -16. -16. <text:s text:c="2"/>0. <text:s/>16. <text:s text:c="2"/>0. <text:s text:c="2"/>0. <text:s/>16. <text:s text:c="2"/>0. <text:s text:c="2"/>0.</text:span></text:p>
      <text:p text:style-name="P31"><text:span text:style-name="T47"><text:s text:c="2"/></text:span><text:span text:style-name="T42">16. <text:s/>16. <text:s text:c="2"/>0. <text:s text:c="2"/>0. <text:s/>16. -16. <text:s text:c="2"/>0. <text:s/>16. <text:s text:c="2"/>0. -16. <text:s text:c="2"/>0. -16. <text:s text:c="2"/>0. <text:s/>16.</text:span></text:p>
      <text:p text:style-name="P31"><text:span text:style-name="T47"><text:s/></text:span><text:span text:style-name="T42">-16. -16. <text:s/>16. -16. <text:s text:c="2"/>0. <text:s text:c="2"/>0. <text:s text:c="2"/>0. <text:s text:c="2"/>0. <text:s text:c="2"/>0. <text:s text:c="2"/>0. <text:s/>16. -16. -16. -16.</text:span></text:p>
      <text:p text:style-name="P31"><text:span text:style-name="T47"><text:s text:c="3"/></text:span><text:span text:style-name="T42">0. <text:s text:c="2"/>0. <text:s/>16. <text:s text:c="2"/>0. <text:s text:c="2"/>0. -16. -16. <text:s text:c="2"/>0. <text:s text:c="2"/>0. <text:s/>16. <text:s/>16. <text:s/>16. -16. -16.</text:span></text:p>
      <text:p text:style-name="P31"><text:span text:style-name="T47"><text:s text:c="2"/></text:span><text:span text:style-name="T42">16. -16. -16. -16. <text:s/>16. <text:s text:c="2"/>0. <text:s/>16. <text:s text:c="2"/>0. <text:s text:c="2"/>0. <text:s/>16. <text:s text:c="2"/>0. <text:s/>16. -16. <text:s text:c="2"/>0.</text:span></text:p>
      <text:p text:style-name="P31"><text:span text:style-name="T47"><text:s text:c="3"/></text:span><text:span text:style-name="T42">0. -16. <text:s text:c="2"/>0. <text:s/>16. -16. <text:s text:c="2"/>0. <text:s text:c="2"/>0. <text:s text:c="2"/>0. <text:s/>16. -16. <text:s text:c="2"/>0. <text:s text:c="2"/>0. <text:s/>16. -16.</text:span></text:p>
      <text:p text:style-name="P31"><text:span text:style-name="T47"><text:s text:c="3"/></text:span><text:span text:style-name="T42">0. <text:s/>16. <text:s text:c="2"/>0. -16. <text:s text:c="2"/>0. -16. <text:s text:c="2"/>0. -16. <text:s text:c="2"/>0. <text:s text:c="2"/>0. <text:s text:c="2"/>0. <text:s text:c="2"/>0. -16. -16.</text:span></text:p>
      <text:p text:style-name="P31"><text:span text:style-name="T47"><text:s/></text:span><text:span text:style-name="T42">-16. -16.]</text:span></text:p>
      <text:p text:style-name="P31"><text:span text:style-name="T42">1⊕y0⊕y2⊕y3⊕y5⊕y6 [ <text:s/>0. -16. -16. <text:s text:c="2"/>0. <text:s/>16. -16. <text:s text:c="2"/>0. <text:s text:c="2"/>0. <text:s text:c="2"/>0. <text:s/>16. <text:s text:c="2"/>0. <text:s/>16. <text:s/>16. -16.</text:span></text:p>
      <text:p text:style-name="P31"><text:span text:style-name="T47"><text:s text:c="2"/></text:span><text:span text:style-name="T42">16. <text:s/>16. <text:s text:c="2"/>0. <text:s text:c="2"/>0. <text:s/>16. <text:s/>16. -16. <text:s text:c="2"/>0. <text:s text:c="2"/>0. -16. <text:s text:c="2"/>0. <text:s text:c="2"/>0. <text:s text:c="2"/>0. <text:s text:c="2"/>0.</text:span></text:p>
      <text:p text:style-name="P31"><text:span text:style-name="T47"><text:s/></text:span><text:span text:style-name="T42">-16. <text:s text:c="2"/>0. -16. <text:s text:c="2"/>0. <text:s/>16. <text:s/>16. <text:s/>16. -16. <text:s text:c="2"/>0. -16. <text:s text:c="2"/>0. <text:s/>16. <text:s text:c="2"/>0. <text:s text:c="2"/>0.</text:span></text:p>
      <text:p text:style-name="P31"><text:span text:style-name="T47"><text:s/></text:span><text:span text:style-name="T42">-16. <text:s/>16. <text:s/>16. <text:s text:c="2"/>0. <text:s text:c="2"/>0. -16. <text:s/>16. <text:s text:c="2"/>0. -16. <text:s text:c="2"/>0. <text:s text:c="2"/>0. <text:s text:c="2"/>0. <text:s text:c="2"/>0. <text:s text:c="2"/>0.</text:span></text:p>
      <text:p text:style-name="P31"><text:span text:style-name="T47"><text:s text:c="3"/></text:span><text:span text:style-name="T42">0. <text:s/>16. -16. <text:s text:c="2"/>0. -16. -16. <text:s text:c="2"/>0. <text:s text:c="2"/>0. -16. <text:s text:c="2"/>0. <text:s text:c="2"/>0. <text:s/>16. <text:s text:c="2"/>0. <text:s text:c="2"/>0.</text:span></text:p>
      <text:p text:style-name="P31"><text:span text:style-name="T47"><text:s/></text:span><text:span text:style-name="T42">-16. <text:s/>16. <text:s/>16. <text:s text:c="2"/>0. <text:s/>16. <text:s text:c="2"/>0. <text:s text:c="2"/>0. <text:s text:c="2"/>0. <text:s text:c="2"/>0. <text:s text:c="2"/>0. <text:s/>16. -16. <text:s text:c="2"/>0. <text:s text:c="2"/>0.</text:span></text:p>
      <text:p text:style-name="P31"><text:span text:style-name="T47"><text:s text:c="3"/></text:span><text:span text:style-name="T42">0. -16. -16. <text:s text:c="2"/>0. <text:s/>16. <text:s/>16. -16. -16. <text:s text:c="2"/>0. <text:s/>16. <text:s text:c="2"/>0. -16. -16. -16.</text:span></text:p>
      <text:p text:style-name="P31"><text:span text:style-name="T47"><text:s/></text:span><text:span text:style-name="T42">-16. -16. <text:s text:c="2"/>0. <text:s/>16. <text:s text:c="2"/>0. -16. <text:s text:c="2"/>0. <text:s text:c="2"/>0. -16. <text:s/>16. -16. <text:s text:c="2"/>0. <text:s text:c="2"/>0. -16.</text:span></text:p>
      <text:p text:style-name="P31"><text:span text:style-name="T47"><text:s/></text:span><text:span text:style-name="T42">-16. <text:s text:c="2"/>0. -16. <text:s text:c="2"/>0. <text:s text:c="2"/>0. <text:s text:c="2"/>0. <text:s text:c="2"/>0. <text:s text:c="2"/>0. <text:s text:c="2"/>0. <text:s/>16. -16. <text:s text:c="2"/>0. -16. <text:s/>16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2⊕y3⊕y4 [ <text:s/>0. <text:s/>16. <text:s text:c="2"/>0. <text:s text:c="2"/>0. <text:s text:c="2"/>0. -16. <text:s text:c="2"/>0. <text:s text:c="2"/>0. -16. <text:s/>16. -16. <text:s text:c="2"/>0. <text:s/>16. -16.</text:span></text:p>
      <text:p text:style-name="P31"><text:span text:style-name="T47"><text:s/></text:span><text:span text:style-name="T42">-16. <text:s text:c="2"/>0. -16. <text:s text:c="2"/>0. <text:s text:c="2"/>0. <text:s text:c="2"/>0. <text:s text:c="2"/>0. <text:s/>16. -16. <text:s/>16. <text:s text:c="2"/>0. <text:s text:c="2"/>0. <text:s/>16. <text:s text:c="2"/>0.</text:span></text:p>
      <text:p text:style-name="P31"><text:span text:style-name="T47"><text:s text:c="2"/></text:span><text:span text:style-name="T42">16. <text:s/>16. <text:s text:c="2"/>0. -16. <text:s/>16. <text:s text:c="2"/>0. <text:s/>16. -16. <text:s text:c="2"/>0. -16. <text:s text:c="2"/>0. <text:s text:c="2"/>0. -16. -16.</text:span></text:p>
      <text:p text:style-name="P31"><text:span text:style-name="T47"><text:s text:c="2"/></text:span><text:span text:style-name="T42">16. <text:s text:c="2"/>0. <text:s text:c="2"/>0. <text:s text:c="2"/>0. <text:s text:c="2"/>0. -16. <text:s text:c="2"/>0. -16. <text:s/>16. <text:s/>16. <text:s text:c="2"/>0. <text:s/>16. <text:s/>16. <text:s/>16.</text:span></text:p>
      <text:p text:style-name="P31"><text:span text:style-name="T47"><text:s text:c="3"/></text:span><text:span text:style-name="T42">0. <text:s text:c="2"/>0. -16. <text:s text:c="2"/>0. <text:s text:c="2"/>0. <text:s text:c="2"/>0. -16. <text:s text:c="2"/>0. <text:s/>16. <text:s text:c="2"/>0. <text:s text:c="2"/>0. <text:s text:c="2"/>0. -16. <text:s text:c="2"/>0.</text:span></text:p>
      <text:p text:style-name="P31"><text:span text:style-name="T47"><text:s text:c="3"/></text:span><text:span text:style-name="T42">0. <text:s text:c="2"/>0. <text:s text:c="2"/>0. <text:s text:c="2"/>0. <text:s/>16. <text:s text:c="2"/>0. <text:s text:c="2"/>0. <text:s text:c="2"/>0. <text:s/>16. <text:s text:c="2"/>0. <text:s/>16. <text:s text:c="2"/>0. -16. -16.</text:span></text:p>
      <text:p text:style-name="P31"><text:span text:style-name="T47"><text:s text:c="3"/></text:span><text:span text:style-name="T42">0. <text:s/>16. <text:s text:c="2"/>0. <text:s text:c="2"/>0. <text:s text:c="2"/>0. <text:s text:c="2"/>0. <text:s text:c="2"/>0. -16. <text:s/>16. -16. -16. <text:s text:c="2"/>0. -16. <text:s text:c="2"/>0.</text:span></text:p>
      <text:p text:style-name="P31"><text:span text:style-name="T47"><text:s text:c="3"/></text:span><text:span text:style-name="T42">0. <text:s text:c="2"/>0. <text:s text:c="2"/>0. -16. -16. -16. <text:s/>16. -16. <text:s text:c="2"/>0. -16. <text:s text:c="2"/>0. <text:s text:c="2"/>0. -16. <text:s text:c="2"/>0.</text:span></text:p>
      <text:p text:style-name="P31"><text:span text:style-name="T47"><text:s text:c="2"/></text:span><text:span text:style-name="T42">16. <text:s text:c="2"/>0. <text:s/>16. <text:s/>16. -16. <text:s text:c="2"/>0. -16. -16. <text:s/>16. -16. -16. <text:s text:c="2"/>0. <text:s/>16. -16.</text:span></text:p>
      <text:p text:style-name="P31"><text:span text:style-name="T47"><text:s/></text:span><text:span text:style-name="T42">-16. <text:s text:c="2"/>0.]</text:span></text:p>
      <text:p text:style-name="P31"><text:span text:style-name="T42">1⊕y0⊕y2⊕y3⊕y4⊕y6 [ <text:s/>0. <text:s text:c="2"/>0. <text:s text:c="2"/>0. <text:s text:c="2"/>0. -16. <text:s/>16. <text:s/>16. -16. -16. -16. -16. <text:s/>16. <text:s text:c="2"/>0. <text:s text:c="2"/>0.</text:span></text:p>
      <text:p text:style-name="P31"><text:span text:style-name="T47"><text:s text:c="3"/></text:span><text:span text:style-name="T42">0. <text:s text:c="2"/>0. <text:s text:c="2"/>0. <text:s/>16. <text:s/>16. <text:s text:c="2"/>0. <text:s/>16. <text:s text:c="2"/>0. <text:s text:c="2"/>0. -16. -16. <text:s text:c="2"/>0. <text:s text:c="2"/>0. <text:s/>16.</text:span></text:p>
      <text:p text:style-name="P31"><text:span text:style-name="T47"><text:s text:c="3"/></text:span><text:span text:style-name="T42">0. -16. <text:s/>16. <text:s text:c="2"/>0. <text:s text:c="2"/>0. <text:s/>16. <text:s text:c="2"/>0. <text:s/>16. <text:s text:c="2"/>0. -16. <text:s text:c="2"/>0. -16. <text:s/>16. <text:s text:c="2"/>0.</text:span></text:p>
      <text:p text:style-name="P31"><text:span text:style-name="T47"><text:s/></text:span><text:span text:style-name="T42">-16. <text:s text:c="2"/>0. -16. <text:s text:c="2"/>0. -16. <text:s text:c="2"/>0. <text:s/>16. <text:s/>16. <text:s text:c="2"/>0. <text:s text:c="2"/>0. -16. <text:s/>16. <text:s text:c="2"/>0. <text:s text:c="2"/>0.</text:span></text:p>
      <text:p text:style-name="P31"><text:span text:style-name="T47"><text:s text:c="3"/></text:span><text:span text:style-name="T42">0. <text:s text:c="2"/>0. <text:s/>16. -16. <text:s text:c="2"/>0. <text:s text:c="2"/>0. <text:s/>16. -16. <text:s text:c="2"/>0. -16. -16. <text:s text:c="2"/>0. -16. <text:s text:c="2"/>0.</text:span></text:p>
      <text:p text:style-name="P31"><text:span text:style-name="T47"><text:s text:c="3"/></text:span><text:span text:style-name="T42">0. -16. <text:s text:c="2"/>0. <text:s/>16. <text:s/>16. <text:s text:c="2"/>0. -16. <text:s text:c="2"/>0. <text:s text:c="2"/>0. <text:s/>16. <text:s text:c="2"/>0. <text:s text:c="2"/>0. <text:s text:c="2"/>0. <text:s text:c="2"/>0.</text:span></text:p>
      <text:p text:style-name="P31"><text:span text:style-name="T47"><text:s text:c="2"/></text:span><text:span text:style-name="T42">16. <text:s/>16. <text:s/>16. -16. <text:s text:c="2"/>0. <text:s text:c="2"/>0. <text:s text:c="2"/>0. <text:s text:c="2"/>0. <text:s/>16. <text:s/>16. -16. -16. <text:s text:c="2"/>0. <text:s text:c="2"/>0.</text:span></text:p>
      <text:p text:style-name="P31"><text:span text:style-name="T47"><text:s text:c="2"/></text:span><text:span text:style-name="T42">16. <text:s/>16. <text:s text:c="2"/>0. <text:s text:c="2"/>0. -16. -16. <text:s text:c="2"/>0. <text:s text:c="2"/>0. -16. -16. <text:s text:c="2"/>0. <text:s text:c="2"/>0. -16. <text:s/>16.</text:span></text:p>
      <text:p text:style-name="P31"><text:span text:style-name="T47"><text:s/></text:span><text:span text:style-name="T42">-16. <text:s text:c="2"/>0. -16. <text:s text:c="2"/>0. <text:s/>16. <text:s text:c="2"/>0. -16. <text:s text:c="2"/>0. -16. <text:s text:c="2"/>0. -16. <text:s text:c="2"/>0. -16. <text:s text:c="2"/>0.</text:span></text:p>
      <text:p text:style-name="P31"><text:span text:style-name="T47"><text:s/></text:span><text:span text:style-name="T42">-16. <text:s text:c="2"/>0.]</text:span></text:p>
      <text:p text:style-name="P31"><text:span text:style-name="T42">1⊕y0⊕y2⊕y3⊕y4⊕y5 [ <text:s/>0. <text:s/>16. -16. <text:s text:c="2"/>0. <text:s text:c="2"/>0. -16. <text:s text:c="2"/>0. <text:s/>16. -16. <text:s/>16. <text:s/>16. <text:s/>16. <text:s text:c="2"/>0. <text:s text:c="2"/>0.</text:span></text:p>
      <text:p text:style-name="P31"><text:span text:style-name="T47"><text:s text:c="2"/></text:span><text:span text:style-name="T42">16. -16. <text:s text:c="2"/>0. <text:s text:c="2"/>0. <text:s text:c="2"/>0. <text:s text:c="2"/>0. -16. <text:s/>16. <text:s text:c="2"/>0. <text:s text:c="2"/>0. -16. <text:s text:c="2"/>0. <text:s text:c="2"/>0. -16.</text:span></text:p>
      <text:p text:style-name="P31"><text:span text:style-name="T47"><text:s/></text:span><text:span text:style-name="T42">-16. <text:s text:c="2"/>0. <text:s/>16. <text:s text:c="2"/>0. <text:s text:c="2"/>0. <text:s text:c="2"/>0. <text:s/>16. -16. <text:s text:c="2"/>0. <text:s text:c="2"/>0. <text:s text:c="2"/>0. <text:s text:c="2"/>0. <text:s text:c="2"/>0. -16.</text:span></text:p>
      <text:p text:style-name="P31"><text:span text:style-name="T47"><text:s text:c="3"/></text:span><text:span text:style-name="T42">0. <text:s/>16. -16. <text:s text:c="2"/>0. <text:s text:c="2"/>0. -16. <text:s text:c="2"/>0. -16. <text:s text:c="2"/>0. -16. <text:s/>16. <text:s text:c="2"/>0. <text:s text:c="2"/>0. <text:s/>16.</text:span></text:p>
      <text:p text:style-name="P31"><text:span text:style-name="T47"><text:s text:c="3"/></text:span><text:span text:style-name="T42">0. <text:s text:c="2"/>0. <text:s/>16. <text:s/>16. <text:s text:c="2"/>0. <text:s text:c="2"/>0. <text:s text:c="2"/>0. <text:s text:c="2"/>0. <text:s text:c="2"/>0. <text:s text:c="2"/>0. <text:s text:c="2"/>0. <text:s text:c="2"/>0. -16. -16.</text:span></text:p>
      <text:p text:style-name="P31"><text:span text:style-name="T47"><text:s text:c="3"/></text:span><text:span text:style-name="T42">0. <text:s text:c="2"/>0. <text:s text:c="2"/>0. <text:s/>16. -16. <text:s text:c="2"/>0. <text:s text:c="2"/>0. <text:s/>16. <text:s text:c="2"/>0. -16. -16. <text:s text:c="2"/>0. <text:s text:c="2"/>0. <text:s/>16.</text:span></text:p>
      <text:p text:style-name="P31"><text:span text:style-name="T47"><text:s text:c="2"/></text:span><text:span text:style-name="T42">16. <text:s text:c="2"/>0. <text:s/>16. <text:s text:c="2"/>0. -16. -16. <text:s/>16. <text:s/>16. <text:s text:c="2"/>0. <text:s text:c="2"/>0. -16. <text:s/>16. <text:s text:c="2"/>0. -16.</text:span></text:p>
      <text:p text:style-name="P31"><text:span text:style-name="T47"><text:s text:c="3"/></text:span><text:span text:style-name="T42">0. -16. <text:s/>16. <text:s text:c="2"/>0. <text:s text:c="2"/>0. -16. -16. <text:s/>16. <text:s text:c="2"/>0. <text:s text:c="2"/>0. <text:s/>16. <text:s/>16. <text:s/>16. <text:s/>16.</text:span></text:p>
      <text:p text:style-name="P31"><text:span text:style-name="T47"><text:s/></text:span><text:span text:style-name="T42">-16. <text:s/>16. <text:s text:c="2"/>0. <text:s text:c="2"/>0. <text:s/>16. <text:s/>16. -16. <text:s/>16. <text:s text:c="2"/>0. <text:s/>16. <text:s text:c="2"/>0. <text:s/>16. <text:s/>16. <text:s text:c="2"/>0.</text:span></text:p>
      <text:p text:style-name="P31"><text:span text:style-name="T47"><text:s text:c="3"/></text:span><text:span text:style-name="T42">0. <text:s/>16.]</text:span></text:p>
      <text:p text:style-name="P31"><text:span text:style-name="T42">1⊕y0⊕y2⊕y3⊕y4⊕y5⊕y6 [ <text:s/>0. <text:s text:c="2"/>0. <text:s/>16. <text:s text:c="2"/>0. -16. <text:s text:c="2"/>0. <text:s text:c="2"/>0. <text:s text:c="2"/>0. -16. <text:s text:c="2"/>0. -16. -16. <text:s text:c="2"/>0. <text:s text:c="2"/>0.</text:span></text:p>
      <text:p text:style-name="P31"><text:span text:style-name="T47"><text:s text:c="3"/></text:span><text:span text:style-name="T42">0. <text:s/>16. -16. <text:s text:c="2"/>0. <text:s/>16. <text:s/>16. <text:s/>16. -16. <text:s/>16. <text:s text:c="2"/>0. <text:s text:c="2"/>0. <text:s text:c="2"/>0. <text:s/>16. <text:s text:c="2"/>0.</text:span></text:p>
      <text:p text:style-name="P31"><text:soft-page-break/><text:span text:style-name="T47"><text:s text:c="3"/></text:span><text:span text:style-name="T42">0. <text:s/>16. -16. -16. <text:s text:c="2"/>0. -16. <text:s text:c="2"/>0. <text:s text:c="2"/>0. <text:s text:c="2"/>0. <text:s text:c="2"/>0. <text:s text:c="2"/>0. <text:s/>16. <text:s/>16. -16.</text:span></text:p>
      <text:p text:style-name="P31"><text:span text:style-name="T47"><text:s text:c="3"/></text:span><text:span text:style-name="T42">0. <text:s/>16. <text:s/>16. <text:s text:c="2"/>0. <text:s text:c="2"/>0. <text:s text:c="2"/>0. -16. -16. <text:s text:c="2"/>0. -16. <text:s text:c="2"/>0. <text:s/>16. -16. <text:s/>16.</text:span></text:p>
      <text:p text:style-name="P31"><text:span text:style-name="T47"><text:s text:c="3"/></text:span><text:span text:style-name="T42">0. -16. <text:s text:c="2"/>0. <text:s text:c="2"/>0. -16. <text:s/>16. <text:s/>16. <text:s text:c="2"/>0. <text:s text:c="2"/>0. <text:s text:c="2"/>0. <text:s text:c="2"/>0. -16. <text:s/>16. <text:s text:c="2"/>0.</text:span></text:p>
      <text:p text:style-name="P31"><text:span text:style-name="T47"><text:s/></text:span><text:span text:style-name="T42">-16. -16. <text:s/>16. <text:s text:c="2"/>0. <text:s text:c="2"/>0. <text:s text:c="2"/>0. <text:s text:c="2"/>0. <text:s text:c="2"/>0. -16. <text:s text:c="2"/>0. <text:s text:c="2"/>0. -16. -16. <text:s/>16.</text:span></text:p>
      <text:p text:style-name="P31"><text:span text:style-name="T47"><text:s text:c="3"/></text:span><text:span text:style-name="T42">0. <text:s text:c="2"/>0. <text:s/>16. <text:s text:c="2"/>0. <text:s/>16. -16. <text:s/>16. <text:s text:c="2"/>0. <text:s/>16. <text:s text:c="2"/>0. <text:s/>16. -16. <text:s text:c="2"/>0. -16.</text:span></text:p>
      <text:p text:style-name="P31"><text:span text:style-name="T47"><text:s/></text:span><text:span text:style-name="T42">-16. <text:s/>16. <text:s text:c="2"/>0. <text:s text:c="2"/>0. -16. <text:s text:c="2"/>0. <text:s/>16. <text:s/>16. <text:s/>16. <text:s text:c="2"/>0. -16. <text:s text:c="2"/>0. <text:s/>16. <text:s/>16.</text:span></text:p>
      <text:p text:style-name="P31"><text:span text:style-name="T47"><text:s text:c="3"/></text:span><text:span text:style-name="T42">0. <text:s text:c="2"/>0. <text:s text:c="2"/>0. <text:s/>16. <text:s/>16. <text:s text:c="2"/>0. <text:s/>16. <text:s/>16. <text:s/>16. <text:s text:c="2"/>0. <text:s text:c="2"/>0. <text:s text:c="2"/>0. <text:s text:c="2"/>0. <text:s text:c="2"/>0.</text:span></text:p>
      <text:p text:style-name="P31"><text:span text:style-name="T47"><text:s text:c="2"/></text:span><text:span text:style-name="T42">16. <text:s text:c="2"/>0.]</text:span></text:p>
      <text:p text:style-name="P31"><text:span text:style-name="T42">1⊕y0⊕y1 [ <text:s/>0. <text:s/>16. <text:s/>16. <text:s text:c="2"/>0. <text:s/>16. -16. <text:s/>16. <text:s/>16. <text:s text:c="2"/>0. <text:s text:c="2"/>0. <text:s text:c="2"/>0. <text:s text:c="2"/>0. <text:s text:c="2"/>0. <text:s/>16.</text:span></text:p>
      <text:p text:style-name="P31"><text:span text:style-name="T47"><text:s/></text:span><text:span text:style-name="T42">-16. <text:s text:c="2"/>0. <text:s text:c="2"/>0. <text:s text:c="2"/>0. -16. <text:s/>16. <text:s/>16. <text:s text:c="2"/>0. -16. <text:s text:c="2"/>0. <text:s text:c="2"/>0. <text:s/>16. <text:s text:c="2"/>0. -16.</text:span></text:p>
      <text:p text:style-name="P31"><text:span text:style-name="T47"><text:s text:c="3"/></text:span><text:span text:style-name="T42">0. <text:s text:c="2"/>0. -16. <text:s/>16. <text:s/>16. <text:s/>16. <text:s text:c="2"/>0. <text:s text:c="2"/>0. <text:s/>16. <text:s text:c="2"/>0. <text:s/>16. <text:s text:c="2"/>0. -16. <text:s text:c="2"/>0.</text:span></text:p>
      <text:p text:style-name="P31"><text:span text:style-name="T47"><text:s text:c="2"/></text:span><text:span text:style-name="T42">16. <text:s text:c="2"/>0. <text:s text:c="2"/>0. <text:s text:c="2"/>0. <text:s/>16. -16. <text:s text:c="2"/>0. <text:s/>16. -16. <text:s text:c="2"/>0. <text:s text:c="2"/>0. <text:s text:c="2"/>0. <text:s text:c="2"/>0. <text:s text:c="2"/>0.</text:span></text:p>
      <text:p text:style-name="P31"><text:span text:style-name="T47"><text:s text:c="3"/></text:span><text:span text:style-name="T42">0. <text:s text:c="2"/>0. <text:s text:c="2"/>0. <text:s text:c="2"/>0. <text:s/>16. <text:s text:c="2"/>0. <text:s text:c="2"/>0. -16. <text:s text:c="2"/>0. <text:s text:c="2"/>0. <text:s text:c="2"/>0. <text:s text:c="2"/>0. <text:s/>16. <text:s text:c="2"/>0.</text:span></text:p>
      <text:p text:style-name="P31"><text:span text:style-name="T47"><text:s text:c="3"/></text:span><text:span text:style-name="T42">0. -16. <text:s/>16. <text:s text:c="2"/>0. <text:s text:c="2"/>0. <text:s/>16. <text:s/>16. <text:s/>16. -16. <text:s/>16. <text:s text:c="2"/>0. -16. <text:s text:c="2"/>0. -16.</text:span></text:p>
      <text:p text:style-name="P31"><text:span text:style-name="T47"><text:s text:c="2"/></text:span><text:span text:style-name="T42">16. <text:s/>16. <text:s text:c="2"/>0. <text:s text:c="2"/>0. -16. -16. <text:s text:c="2"/>0. <text:s text:c="2"/>0. <text:s/>16. <text:s text:c="2"/>0. <text:s/>16. <text:s text:c="2"/>0. <text:s text:c="2"/>0. -16.</text:span></text:p>
      <text:p text:style-name="P31"><text:span text:style-name="T47"><text:s text:c="3"/></text:span><text:span text:style-name="T42">0. <text:s/>16. <text:s text:c="2"/>0. <text:s text:c="2"/>0. <text:s/>16. -16. -16. -16. <text:s text:c="2"/>0. <text:s text:c="2"/>0. <text:s text:c="2"/>0. -16. <text:s text:c="2"/>0. -16.</text:span></text:p>
      <text:p text:style-name="P31"><text:span text:style-name="T47"><text:s text:c="2"/></text:span><text:span text:style-name="T42">16. -16. -16. -16. <text:s/>16. <text:s text:c="2"/>0. <text:s text:c="2"/>0. <text:s/>16. <text:s text:c="2"/>0. <text:s/>16. <text:s/>16. <text:s text:c="2"/>0. -16. -16.</text:span></text:p>
      <text:p text:style-name="P31"><text:span text:style-name="T47"><text:s/></text:span><text:span text:style-name="T42">-16. <text:s/>16.]</text:span></text:p>
      <text:p text:style-name="P31"><text:span text:style-name="T42">1⊕y0⊕y1⊕y6 [ <text:s/>0. <text:s text:c="2"/>0. <text:s text:c="2"/>0. <text:s/>16. <text:s/>16. <text:s/>16. <text:s text:c="2"/>0. <text:s/>16. <text:s text:c="2"/>0. <text:s text:c="2"/>0. <text:s text:c="2"/>0. -16. -16. <text:s/>16.</text:span></text:p>
      <text:p text:style-name="P31"><text:span text:style-name="T47"><text:s text:c="3"/></text:span><text:span text:style-name="T42">0. <text:s/>16. <text:s text:c="2"/>0. -16. -16. -16. <text:s text:c="2"/>0. <text:s/>16. <text:s text:c="2"/>0. <text:s text:c="2"/>0. <text:s/>16. <text:s text:c="2"/>0. <text:s text:c="2"/>0. <text:s text:c="2"/>0.</text:span></text:p>
      <text:p text:style-name="P31"><text:span text:style-name="T47"><text:s text:c="2"/></text:span><text:span text:style-name="T42">16. <text:s text:c="2"/>0. <text:s/>16. -16. <text:s/>16. <text:s text:c="2"/>0. <text:s/>16. <text:s/>16. <text:s text:c="2"/>0. <text:s/>16. <text:s/>16. -16. -16. <text:s text:c="2"/>0.</text:span></text:p>
      <text:p text:style-name="P31"><text:span text:style-name="T47"><text:s text:c="2"/></text:span><text:span text:style-name="T42">16. <text:s/>16. <text:s text:c="2"/>0. <text:s/>16. -16. -16. -16. <text:s/>16. <text:s text:c="2"/>0. -16. <text:s/>16. <text:s/>16. <text:s/>16. <text:s text:c="2"/>0.</text:span></text:p>
      <text:p text:style-name="P31"><text:span text:style-name="T47"><text:s text:c="3"/></text:span><text:span text:style-name="T42">0. <text:s text:c="2"/>0. -16. <text:s text:c="2"/>0. <text:s text:c="2"/>0. <text:s text:c="2"/>0. <text:s text:c="2"/>0. -16. <text:s text:c="2"/>0. <text:s text:c="2"/>0. <text:s text:c="2"/>0. <text:s/>16. <text:s text:c="2"/>0. <text:s text:c="2"/>0.</text:span></text:p>
      <text:p text:style-name="P31"><text:span text:style-name="T47"><text:s/></text:span><text:span text:style-name="T42">-16. <text:s text:c="2"/>0. <text:s text:c="2"/>0. <text:s text:c="2"/>0. <text:s text:c="2"/>0. -16. <text:s text:c="2"/>0. <text:s text:c="2"/>0. <text:s/>16. <text:s text:c="2"/>0. <text:s text:c="2"/>0. -16. <text:s/>16. <text:s/>16.</text:span></text:p>
      <text:p text:style-name="P31"><text:span text:style-name="T47"><text:s/></text:span><text:span text:style-name="T42">-16. <text:s text:c="2"/>0. <text:s/>16. <text:s/>16. <text:s/>16. <text:s text:c="2"/>0. <text:s text:c="2"/>0. <text:s text:c="2"/>0. <text:s text:c="2"/>0. <text:s/>16. <text:s text:c="2"/>0. <text:s text:c="2"/>0. <text:s text:c="2"/>0. -16.</text:span></text:p>
      <text:p text:style-name="P31"><text:span text:style-name="T47"><text:s text:c="3"/></text:span><text:span text:style-name="T42">0. <text:s text:c="2"/>0. <text:s text:c="2"/>0. <text:s/>16. -16. <text:s/>16. <text:s text:c="2"/>0. <text:s/>16. <text:s text:c="2"/>0. <text:s text:c="2"/>0. <text:s text:c="2"/>0. -16. -16. <text:s/>16.</text:span></text:p>
      <text:p text:style-name="P31"><text:span text:style-name="T47"><text:s text:c="3"/></text:span><text:span text:style-name="T42">0. <text:s text:c="2"/>0. -16. <text:s text:c="2"/>0. -16. <text:s/>16. -16. <text:s text:c="2"/>0. -16. <text:s/>16. <text:s text:c="2"/>0. -16. <text:s text:c="2"/>0. <text:s text:c="2"/>0.</text:span></text:p>
      <text:p text:style-name="P31"><text:span text:style-name="T47"><text:s text:c="3"/></text:span><text:span text:style-name="T42">0. -16.]</text:span></text:p>
      <text:p text:style-name="P31"><text:span text:style-name="T42">1⊕y0⊕y1⊕y5 [ <text:s/>0. <text:s/>16. <text:s/>16. <text:s text:c="2"/>0. <text:s text:c="2"/>0. <text:s/>16. -16. <text:s text:c="2"/>0. -16. -16. <text:s text:c="2"/>0. <text:s text:c="2"/>0. -16. <text:s/>16.</text:span></text:p>
      <text:p text:style-name="P31"><text:span text:style-name="T47"><text:s text:c="3"/></text:span><text:span text:style-name="T42">0. <text:s text:c="2"/>0. -16. -16. <text:s/>16. -16. <text:s text:c="2"/>0. <text:s text:c="2"/>0. <text:s text:c="2"/>0. <text:s text:c="2"/>0. <text:s text:c="2"/>0. -16. <text:s text:c="2"/>0. <text:s/>16.</text:span></text:p>
      <text:p text:style-name="P31"><text:span text:style-name="T47"><text:s/></text:span><text:span text:style-name="T42">-16. <text:s text:c="2"/>0. -16. <text:s text:c="2"/>0. <text:s text:c="2"/>0. <text:s/>16. <text:s text:c="2"/>0. -16. <text:s text:c="2"/>0. -16. <text:s text:c="2"/>0. -16. -16. -16.</text:span></text:p>
      <text:p text:style-name="P31"><text:span text:style-name="T47"><text:s text:c="2"/></text:span><text:span text:style-name="T42">16. -16. <text:s/>16. <text:s/>16. -16. -16. <text:s text:c="2"/>0. <text:s text:c="2"/>0. -16. <text:s/>16. -16. -16. <text:s text:c="2"/>0. <text:s text:c="2"/>0.</text:span></text:p>
      <text:p text:style-name="P31"><text:span text:style-name="T47"><text:s text:c="2"/></text:span><text:span text:style-name="T42">16. <text:s text:c="2"/>0. <text:s text:c="2"/>0. -16. <text:s text:c="2"/>0. <text:s/>16. <text:s/>16. <text:s text:c="2"/>0. <text:s text:c="2"/>0. <text:s text:c="2"/>0. <text:s/>16. <text:s/>16. -16. -16.</text:span></text:p>
      <text:p text:style-name="P31"><text:span text:style-name="T47"><text:s text:c="3"/></text:span><text:span text:style-name="T42">0. <text:s text:c="2"/>0. <text:s/>16. <text:s text:c="2"/>0. <text:s text:c="2"/>0. <text:s/>16. <text:s text:c="2"/>0. -16. -16. <text:s text:c="2"/>0. -16. <text:s text:c="2"/>0. -16. <text:s text:c="2"/>0.</text:span></text:p>
      <text:p text:style-name="P31"><text:span text:style-name="T47"><text:s/></text:span><text:span text:style-name="T42">-16. <text:s text:c="2"/>0. -16. <text:s text:c="2"/>0. <text:s text:c="2"/>0. <text:s text:c="2"/>0. <text:s text:c="2"/>0. <text:s text:c="2"/>0. <text:s text:c="2"/>0. <text:s text:c="2"/>0. <text:s text:c="2"/>0. <text:s text:c="2"/>0. -16. <text:s/>16.</text:span></text:p>
      <text:p text:style-name="P31"><text:span text:style-name="T47"><text:s text:c="2"/></text:span><text:span text:style-name="T42">16. -16. <text:s text:c="2"/>0. <text:s text:c="2"/>0. <text:s text:c="2"/>0. <text:s text:c="2"/>0. <text:s text:c="2"/>0. <text:s/>16. <text:s text:c="2"/>0. <text:s/>16. <text:s/>16. <text:s text:c="2"/>0. <text:s/>16. <text:s text:c="2"/>0.</text:span></text:p>
      <text:p text:style-name="P31"><text:span text:style-name="T47"><text:s/></text:span><text:span text:style-name="T42">-16. <text:s text:c="2"/>0. <text:s text:c="2"/>0. <text:s/>16. -16. <text:s text:c="2"/>0. <text:s text:c="2"/>0. <text:s/>16. <text:s text:c="2"/>0. <text:s text:c="2"/>0. <text:s/>16. -16. <text:s text:c="2"/>0. <text:s text:c="2"/>0.</text:span></text:p>
      <text:p text:style-name="P31"><text:span text:style-name="T47"><text:s/></text:span><text:span text:style-name="T42">-16. <text:s/>16.]</text:span></text:p>
      <text:p text:style-name="P31"><text:span text:style-name="T42">1⊕y0⊕y1⊕y5⊕y6 [ <text:s/>0. <text:s text:c="2"/>0. <text:s text:c="2"/>0. -16. <text:s text:c="2"/>0. <text:s text:c="2"/>0. -16. <text:s text:c="2"/>0. <text:s/>16. <text:s text:c="2"/>0. <text:s text:c="2"/>0. <text:s text:c="2"/>0. -16. <text:s text:c="2"/>0.</text:span></text:p>
      <text:p text:style-name="P31"><text:span text:style-name="T47"><text:s/></text:span><text:span text:style-name="T42">-16. -16. -16. <text:s/>16. <text:s/>16. <text:s text:c="2"/>0. <text:s text:c="2"/>0. <text:s text:c="2"/>0. -16. <text:s text:c="2"/>0. <text:s/>16. <text:s text:c="2"/>0. <text:s text:c="2"/>0. <text:s text:c="2"/>0.</text:span></text:p>
      <text:p text:style-name="P31"><text:span text:style-name="T47"><text:s text:c="3"/></text:span><text:span text:style-name="T42">0. -16. <text:s text:c="2"/>0. <text:s text:c="2"/>0. <text:s/>16. <text:s text:c="2"/>0. <text:s/>16. <text:s/>16. -16. <text:s text:c="2"/>0. <text:s text:c="2"/>0. <text:s text:c="2"/>0. <text:s text:c="2"/>0. <text:s text:c="2"/>0.</text:span></text:p>
      <text:p text:style-name="P31"><text:span text:style-name="T47"><text:s/></text:span><text:span text:style-name="T42">-16. <text:s text:c="2"/>0. <text:s text:c="2"/>0. <text:s text:c="2"/>0. <text:s text:c="2"/>0. -16. -16. <text:s text:c="2"/>0. -16. -16. <text:s text:c="2"/>0. -16. <text:s/>16. -16.</text:span></text:p>
      <text:p text:style-name="P31"><text:span text:style-name="T47"><text:s/></text:span><text:span text:style-name="T42">-16. -16. <text:s text:c="2"/>0. <text:s/>16. <text:s text:c="2"/>0. <text:s text:c="2"/>0. <text:s text:c="2"/>0. <text:s/>16. <text:s/>16. -16. <text:s text:c="2"/>0. <text:s/>16. <text:s text:c="2"/>0. <text:s text:c="2"/>0.</text:span></text:p>
      <text:p text:style-name="P31"><text:span text:style-name="T47"><text:s text:c="3"/></text:span><text:span text:style-name="T42">0. -16. -16. <text:s text:c="2"/>0. -16. <text:s/>16. <text:s text:c="2"/>0. -16. <text:s/>16. <text:s/>16. <text:s/>16. -16. <text:s text:c="2"/>0. -16.</text:span></text:p>
      <text:p text:style-name="P31"><text:span text:style-name="T47"><text:s text:c="2"/></text:span><text:span text:style-name="T42">16. -16. -16. <text:s text:c="2"/>0. <text:s text:c="2"/>0. -16. <text:s text:c="2"/>0. <text:s text:c="2"/>0. <text:s text:c="2"/>0. -16. <text:s/>16. -16. <text:s text:c="2"/>0. -16.</text:span></text:p>
      <text:p text:style-name="P31"><text:span text:style-name="T47"><text:s text:c="2"/></text:span><text:span text:style-name="T42">16. <text:s/>16. <text:s/>16. <text:s text:c="2"/>0. -16. -16. <text:s text:c="2"/>0. <text:s text:c="2"/>0. <text:s text:c="2"/>0. <text:s/>16. <text:s/>16. <text:s/>16. <text:s text:c="2"/>0. <text:s/>16.</text:span></text:p>
      <text:p text:style-name="P31"><text:span text:style-name="T47"><text:s/></text:span><text:span text:style-name="T42">-16. <text:s text:c="2"/>0. <text:s text:c="2"/>0. <text:s text:c="2"/>0. -16. <text:s text:c="2"/>0. <text:s/>16. -16. <text:s text:c="2"/>0. <text:s text:c="2"/>0. <text:s text:c="2"/>0. <text:s/>16. <text:s text:c="2"/>0. <text:s text:c="2"/>0.</text:span></text:p>
      <text:p text:style-name="P31"><text:span text:style-name="T47"><text:s text:c="2"/></text:span><text:span text:style-name="T42">16. <text:s text:c="2"/>0.]</text:span></text:p>
      <text:p text:style-name="P31"><text:span text:style-name="T42">1⊕y0⊕y1⊕y4 [ <text:s/>0. <text:s text:c="2"/>0. -16. <text:s text:c="2"/>0. -16. <text:s/>16. <text:s text:c="2"/>0. <text:s/>16. -16. -16. <text:s text:c="2"/>0. -16. <text:s text:c="2"/>0. <text:s text:c="2"/>0.</text:span></text:p>
      <text:p text:style-name="P31"><text:span text:style-name="T47"><text:s/></text:span><text:span text:style-name="T42">-16. <text:s text:c="2"/>0. <text:s text:c="2"/>0. <text:s text:c="2"/>0. <text:s text:c="2"/>0. <text:s/>16. <text:s/>16. -16. -16. <text:s text:c="2"/>0. -16. -16. <text:s/>16. <text:s text:c="2"/>0.</text:span></text:p>
      <text:p text:style-name="P31"><text:span text:style-name="T47"><text:s text:c="3"/></text:span><text:span text:style-name="T42">0. <text:s text:c="2"/>0. <text:s text:c="2"/>0. <text:s/>16. <text:s/>16. <text:s text:c="2"/>0. -16. -16. <text:s text:c="2"/>0. <text:s/>16. <text:s text:c="2"/>0. <text:s text:c="2"/>0. <text:s/>16. <text:s text:c="2"/>0.</text:span></text:p>
      <text:p text:style-name="P31"><text:span text:style-name="T47"><text:s text:c="2"/></text:span><text:span text:style-name="T42">16. -16. <text:s text:c="2"/>0. -16. <text:s text:c="2"/>0. <text:s text:c="2"/>0. <text:s/>16. <text:s text:c="2"/>0. <text:s text:c="2"/>0. <text:s text:c="2"/>0. <text:s text:c="2"/>0. -16. -16. <text:s/>16.</text:span></text:p>
      <text:p text:style-name="P31"><text:span text:style-name="T47"><text:s/></text:span><text:span text:style-name="T42">-16. <text:s text:c="2"/>0. <text:s text:c="2"/>0. <text:s text:c="2"/>0. <text:s text:c="2"/>0. -16. -16. -16. -16. <text:s/>16. <text:s text:c="2"/>0. <text:s/>16. -16. -16.</text:span></text:p>
      <text:p text:style-name="P31"><text:span text:style-name="T47"><text:s text:c="3"/></text:span><text:span text:style-name="T42">0. <text:s/>16. -16. <text:s/>16. <text:s text:c="2"/>0. -16. -16. -16. <text:s text:c="2"/>0. -16. <text:s text:c="2"/>0. <text:s text:c="2"/>0. <text:s text:c="2"/>0. -16.</text:span></text:p>
      <text:p text:style-name="P31"><text:span text:style-name="T47"><text:s text:c="3"/></text:span><text:span text:style-name="T42">0. <text:s text:c="2"/>0. <text:s text:c="2"/>0. <text:s/>16. <text:s text:c="2"/>0. <text:s text:c="2"/>0. <text:s text:c="2"/>0. <text:s/>16. <text:s text:c="2"/>0. <text:s text:c="2"/>0. <text:s text:c="2"/>0. -16. <text:s text:c="2"/>0. -16.</text:span></text:p>
      <text:p text:style-name="P31"><text:span text:style-name="T47"><text:s text:c="3"/></text:span><text:span text:style-name="T42">0. <text:s text:c="2"/>0. <text:s text:c="2"/>0. <text:s/>16. <text:s text:c="2"/>0. <text:s text:c="2"/>0. <text:s/>16. <text:s text:c="2"/>0. -16. <text:s/>16. -16. <text:s text:c="2"/>0. -16. <text:s/>16.</text:span></text:p>
      <text:p text:style-name="P31"><text:span text:style-name="T47"><text:s text:c="2"/></text:span><text:span text:style-name="T42">16. <text:s text:c="2"/>0. <text:s text:c="2"/>0. <text:s text:c="2"/>0. -16. <text:s text:c="2"/>0. <text:s text:c="2"/>0. <text:s text:c="2"/>0. <text:s text:c="2"/>0. <text:s/>16. <text:s/>16. <text:s/>16. <text:s text:c="2"/>0. -16.</text:span></text:p>
      <text:p text:style-name="P31"><text:span text:style-name="T47"><text:s text:c="2"/></text:span><text:span text:style-name="T42">16. <text:s/>16.]</text:span></text:p>
      <text:p text:style-name="P31"><text:soft-page-break/><text:span text:style-name="T42">1⊕y0⊕y1⊕y4⊕y6 [ <text:s/>0. <text:s/>16. <text:s text:c="2"/>0. <text:s text:c="2"/>0. <text:s text:c="2"/>0. <text:s text:c="2"/>0. <text:s/>16. <text:s text:c="2"/>0. <text:s/>16. <text:s text:c="2"/>0. -16. -16. <text:s text:c="2"/>0. <text:s text:c="2"/>0.</text:span></text:p>
      <text:p text:style-name="P31"><text:span text:style-name="T47"><text:s/></text:span><text:span text:style-name="T42">-16. <text:s text:c="2"/>0. <text:s/>16. -16. <text:s text:c="2"/>0. <text:s/>16. -16. <text:s text:c="2"/>0. <text:s/>16. -16. <text:s text:c="2"/>0. <text:s text:c="2"/>0. -16. <text:s text:c="2"/>0.</text:span></text:p>
      <text:p text:style-name="P31"><text:span text:style-name="T47"><text:s/></text:span><text:span text:style-name="T42">-16. <text:s text:c="2"/>0. -16. -16. <text:s text:c="2"/>0. <text:s text:c="2"/>0. -16. <text:s text:c="2"/>0. <text:s text:c="2"/>0. -16. <text:s text:c="2"/>0. <text:s text:c="2"/>0. <text:s text:c="2"/>0. <text:s text:c="2"/>0.</text:span></text:p>
      <text:p text:style-name="P31"><text:span text:style-name="T47"><text:s text:c="2"/></text:span><text:span text:style-name="T42">16. <text:s text:c="2"/>0. -16. <text:s text:c="2"/>0. -16. -16. <text:s text:c="2"/>0. -16. <text:s text:c="2"/>0. <text:s text:c="2"/>0. <text:s text:c="2"/>0. <text:s text:c="2"/>0. <text:s/>16. <text:s text:c="2"/>0.</text:span></text:p>
      <text:p text:style-name="P31"><text:span text:style-name="T47"><text:s text:c="3"/></text:span><text:span text:style-name="T42">0. <text:s/>16. <text:s text:c="2"/>0. <text:s text:c="2"/>0. -16. -16. <text:s text:c="2"/>0. <text:s/>16. <text:s text:c="2"/>0. -16. -16. -16. <text:s/>16. -16.</text:span></text:p>
      <text:p text:style-name="P31"><text:span text:style-name="T47"><text:s text:c="2"/></text:span><text:span text:style-name="T42">16. <text:s text:c="2"/>0. -16. <text:s text:c="2"/>0. <text:s text:c="2"/>0. <text:s text:c="2"/>0. -16. -16. <text:s/>16. <text:s text:c="2"/>0. -16. <text:s/>16. <text:s/>16. <text:s text:c="2"/>0.</text:span></text:p>
      <text:p text:style-name="P31"><text:span text:style-name="T47"><text:s text:c="3"/></text:span><text:span text:style-name="T42">0. -16. <text:s/>16. -16. <text:s text:c="2"/>0. <text:s text:c="2"/>0. <text:s text:c="2"/>0. -16. <text:s text:c="2"/>0. <text:s/>16. <text:s/>16. -16. <text:s text:c="2"/>0. <text:s text:c="2"/>0.</text:span></text:p>
      <text:p text:style-name="P31"><text:span text:style-name="T47"><text:s text:c="3"/></text:span><text:span text:style-name="T42">0. <text:s/>16. <text:s/>16. <text:s text:c="2"/>0. <text:s text:c="2"/>0. <text:s text:c="2"/>0. <text:s text:c="2"/>0. <text:s text:c="2"/>0. <text:s text:c="2"/>0. -16. <text:s text:c="2"/>0. -16. <text:s/>16. -16.</text:span></text:p>
      <text:p text:style-name="P31"><text:span text:style-name="T47"><text:s text:c="3"/></text:span><text:span text:style-name="T42">0. -16. <text:s/>16. <text:s/>16. -16. <text:s/>16. -16. <text:s text:c="2"/>0. <text:s text:c="2"/>0. <text:s/>16. <text:s/>16. <text:s/>16. <text:s text:c="2"/>0. <text:s text:c="2"/>0.</text:span></text:p>
      <text:p text:style-name="P31"><text:span text:style-name="T47"><text:s text:c="3"/></text:span><text:span text:style-name="T42">0. <text:s/>16.]</text:span></text:p>
      <text:p text:style-name="P31"><text:span text:style-name="T42">1⊕y0⊕y1⊕y4⊕y5 [ <text:s/>0. <text:s text:c="2"/>0. <text:s text:c="2"/>0. -16. -16. <text:s text:c="2"/>0. <text:s text:c="2"/>0. <text:s text:c="2"/>0. <text:s text:c="2"/>0. <text:s/>16. -16. <text:s/>16. -16. <text:s/>16.</text:span></text:p>
      <text:p text:style-name="P31"><text:span text:style-name="T47"><text:s text:c="2"/></text:span><text:span text:style-name="T42">16. <text:s text:c="2"/>0. <text:s/>16. <text:s/>16. <text:s text:c="2"/>0. <text:s/>16. <text:s text:c="2"/>0. -16. <text:s text:c="2"/>0. <text:s text:c="2"/>0. <text:s text:c="2"/>0. <text:s/>16. <text:s text:c="2"/>0. <text:s text:c="2"/>0.</text:span></text:p>
      <text:p text:style-name="P31"><text:span text:style-name="T47"><text:s text:c="2"/></text:span><text:span text:style-name="T42">16. <text:s/>16. <text:s text:c="2"/>0. -16. <text:s text:c="2"/>0. <text:s/>16. <text:s text:c="2"/>0. <text:s text:c="2"/>0. <text:s text:c="2"/>0. <text:s text:c="2"/>0. <text:s/>16. <text:s text:c="2"/>0. -16. -16.</text:span></text:p>
      <text:p text:style-name="P31"><text:span text:style-name="T47"><text:s text:c="3"/></text:span><text:span text:style-name="T42">0. -16. <text:s/>16. <text:s text:c="2"/>0. -16. <text:s/>16. <text:s/>16. <text:s text:c="2"/>0. <text:s text:c="2"/>0. <text:s text:c="2"/>0. <text:s/>16. -16. <text:s/>16. <text:s text:c="2"/>0.</text:span></text:p>
      <text:p text:style-name="P31"><text:span text:style-name="T47"><text:s text:c="2"/></text:span><text:span text:style-name="T42">16. <text:s/>16. -16. <text:s text:c="2"/>0. <text:s/>16. <text:s text:c="2"/>0. <text:s text:c="2"/>0. <text:s text:c="2"/>0. -16. <text:s/>16. <text:s text:c="2"/>0. -16. <text:s text:c="2"/>0. <text:s/>16.</text:span></text:p>
      <text:p text:style-name="P31"><text:span text:style-name="T47"><text:s text:c="3"/></text:span><text:span text:style-name="T42">0. <text:s text:c="2"/>0. <text:s text:c="2"/>0. <text:s/>16. <text:s text:c="2"/>0. <text:s text:c="2"/>0. <text:s/>16. -16. <text:s text:c="2"/>0. -16. <text:s text:c="2"/>0. <text:s text:c="2"/>0. <text:s text:c="2"/>0. -16.</text:span></text:p>
      <text:p text:style-name="P31"><text:span text:style-name="T47"><text:s text:c="2"/></text:span><text:span text:style-name="T42">16. <text:s text:c="2"/>0. <text:s text:c="2"/>0. <text:s text:c="2"/>0. <text:s text:c="2"/>0. -16. <text:s/>16. <text:s/>16. <text:s/>16. <text:s/>16. <text:s/>16. <text:s text:c="2"/>0. <text:s text:c="2"/>0. -16.</text:span></text:p>
      <text:p text:style-name="P31"><text:span text:style-name="T47"><text:s text:c="2"/></text:span><text:span text:style-name="T42">16. -16. <text:s text:c="2"/>0. <text:s text:c="2"/>0. <text:s text:c="2"/>0. <text:s/>16. <text:s text:c="2"/>0. <text:s text:c="2"/>0. <text:s text:c="2"/>0. -16. <text:s text:c="2"/>0. -16. <text:s/>16. <text:s/>16.</text:span></text:p>
      <text:p text:style-name="P31"><text:span text:style-name="T47"><text:s/></text:span><text:span text:style-name="T42">-16. <text:s text:c="2"/>0. <text:s/>16. -16. -16. -16. <text:s text:c="2"/>0. -16. <text:s text:c="2"/>0. <text:s text:c="2"/>0. -16. <text:s text:c="2"/>0. <text:s text:c="2"/>0. <text:s/>16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4⊕y5⊕y6 [ <text:s/>0. <text:s/>16. -16. -16. <text:s text:c="2"/>0. <text:s text:c="2"/>0. <text:s text:c="2"/>0. <text:s/>16. <text:s text:c="2"/>0. -16. <text:s text:c="2"/>0. <text:s text:c="2"/>0. <text:s text:c="2"/>0. <text:s text:c="2"/>0.</text:span></text:p>
      <text:p text:style-name="P31"><text:span text:style-name="T47"><text:s text:c="2"/></text:span><text:span text:style-name="T42">16. <text:s text:c="2"/>0. <text:s text:c="2"/>0. <text:s/>16. <text:s text:c="2"/>0. <text:s text:c="2"/>0. <text:s/>16. <text:s/>16. <text:s text:c="2"/>0. -16. <text:s/>16. <text:s text:c="2"/>0. <text:s text:c="2"/>0. <text:s text:c="2"/>0.</text:span></text:p>
      <text:p text:style-name="P31"><text:span text:style-name="T47"><text:s text:c="3"/></text:span><text:span text:style-name="T42">0. <text:s text:c="2"/>0. <text:s text:c="2"/>0. <text:s/>16. <text:s text:c="2"/>0. -16. <text:s text:c="2"/>0. <text:s text:c="2"/>0. <text:s text:c="2"/>0. <text:s text:c="2"/>0. <text:s/>16. <text:s text:c="2"/>0. <text:s/>16. <text:s text:c="2"/>0.</text:span></text:p>
      <text:p text:style-name="P31"><text:span text:style-name="T47"><text:s text:c="3"/></text:span><text:span text:style-name="T42">0. <text:s text:c="2"/>0. <text:s/>16. -16. -16. <text:s text:c="2"/>0. <text:s text:c="2"/>0. <text:s/>16. -16. <text:s/>16. <text:s/>16. <text:s/>16. -16. <text:s text:c="2"/>0.</text:span></text:p>
      <text:p text:style-name="P31"><text:span text:style-name="T47"><text:s text:c="3"/></text:span><text:span text:style-name="T42">0. -16. <text:s text:c="2"/>0. <text:s text:c="2"/>0. <text:s/>16. <text:s/>16. <text:s text:c="2"/>0. <text:s/>16. <text:s/>16. <text:s text:c="2"/>0. <text:s text:c="2"/>0. <text:s text:c="2"/>0. <text:s text:c="2"/>0. <text:s text:c="2"/>0.</text:span></text:p>
      <text:p text:style-name="P31"><text:span text:style-name="T47"><text:s text:c="3"/></text:span><text:span text:style-name="T42">0. <text:s/>16. <text:s/>16. <text:s text:c="2"/>0. -16. <text:s/>16. <text:s text:c="2"/>0. <text:s text:c="2"/>0. <text:s/>16. <text:s text:c="2"/>0. -16. <text:s text:c="2"/>0. <text:s/>16. -16.</text:span></text:p>
      <text:p text:style-name="P31"><text:span text:style-name="T47"><text:s/></text:span><text:span text:style-name="T42">-16. -16. <text:s text:c="2"/>0. -16. <text:s text:c="2"/>0. <text:s/>16. <text:s/>16. <text:s/>16. <text:s text:c="2"/>0. <text:s text:c="2"/>0. <text:s text:c="2"/>0. <text:s/>16. -16. <text:s text:c="2"/>0.</text:span></text:p>
      <text:p text:style-name="P31"><text:span text:style-name="T47"><text:s/></text:span><text:span text:style-name="T42">-16. <text:s/>16. <text:s text:c="2"/>0. <text:s text:c="2"/>0. -16. <text:s text:c="2"/>0. <text:s text:c="2"/>0. -16. -16. -16. -16. <text:s/>16. <text:s/>16. <text:s text:c="2"/>0.</text:span></text:p>
      <text:p text:style-name="P31"><text:span text:style-name="T47"><text:s text:c="2"/></text:span><text:span text:style-name="T42">16. <text:s text:c="2"/>0. <text:s text:c="2"/>0. <text:s text:c="2"/>0. -16. <text:s/>16. -16. <text:s text:c="2"/>0. <text:s/>16. <text:s text:c="2"/>0. -16. -16. -16. <text:s/>16.</text:span></text:p>
      <text:p text:style-name="P31"><text:span text:style-name="T47"><text:s text:c="3"/></text:span><text:span text:style-name="T42">0. <text:s/>16.]</text:span></text:p>
      <text:p text:style-name="P31"><text:span text:style-name="T42">1⊕y0⊕y1⊕y3 [ <text:s/>0. <text:s/>16. <text:s/>16. <text:s/>16. <text:s/>16. <text:s/>16. -16. <text:s text:c="2"/>0. -16. -16. <text:s text:c="2"/>0. <text:s/>16. <text:s text:c="2"/>0. -16.</text:span></text:p>
      <text:p text:style-name="P31"><text:span text:style-name="T47"><text:s text:c="3"/></text:span><text:span text:style-name="T42">0. <text:s text:c="2"/>0. <text:s/>16. -16. <text:s text:c="2"/>0. -16. <text:s/>16. <text:s text:c="2"/>0. <text:s/>16. -16. <text:s/>16. <text:s text:c="2"/>0. <text:s text:c="2"/>0. <text:s text:c="2"/>0.</text:span></text:p>
      <text:p text:style-name="P31"><text:span text:style-name="T47"><text:s/></text:span><text:span text:style-name="T42">-16. <text:s/>16. <text:s/>16. <text:s text:c="2"/>0. <text:s text:c="2"/>0. <text:s/>16. <text:s text:c="2"/>0. <text:s text:c="2"/>0. <text:s/>16. <text:s/>16. <text:s text:c="2"/>0. <text:s/>16. <text:s text:c="2"/>0. <text:s text:c="2"/>0.</text:span></text:p>
      <text:p text:style-name="P31"><text:span text:style-name="T47"><text:s text:c="3"/></text:span><text:span text:style-name="T42">0. <text:s/>16. <text:s/>16. <text:s text:c="2"/>0. <text:s text:c="2"/>0. <text:s text:c="2"/>0. <text:s text:c="2"/>0. <text:s text:c="2"/>0. <text:s text:c="2"/>0. <text:s/>16. <text:s text:c="2"/>0. -16. -16. <text:s/>16.</text:span></text:p>
      <text:p text:style-name="P31"><text:span text:style-name="T47"><text:s/></text:span><text:span text:style-name="T42">-16. <text:s text:c="2"/>0. -16. <text:s/>16. <text:s/>16. -16. <text:s text:c="2"/>0. -16. <text:s text:c="2"/>0. -16. <text:s text:c="2"/>0. <text:s text:c="2"/>0. <text:s text:c="2"/>0. <text:s text:c="2"/>0.</text:span></text:p>
      <text:p text:style-name="P31"><text:span text:style-name="T47"><text:s text:c="2"/></text:span><text:span text:style-name="T42">16. <text:s text:c="2"/>0. <text:s text:c="2"/>0. <text:s text:c="2"/>0. <text:s text:c="2"/>0. -16. <text:s text:c="2"/>0. -16. -16. <text:s/>16. <text:s text:c="2"/>0. <text:s text:c="2"/>0. <text:s text:c="2"/>0. -16.</text:span></text:p>
      <text:p text:style-name="P31"><text:span text:style-name="T47"><text:s text:c="2"/></text:span><text:span text:style-name="T42">16. <text:s text:c="2"/>0. <text:s text:c="2"/>0. <text:s text:c="2"/>0. -16. <text:s text:c="2"/>0. -16. -16. <text:s text:c="2"/>0. <text:s text:c="2"/>0. <text:s/>16. <text:s text:c="2"/>0. <text:s/>16. <text:s text:c="2"/>0.</text:span></text:p>
      <text:p text:style-name="P31"><text:span text:style-name="T47"><text:s text:c="3"/></text:span><text:span text:style-name="T42">0. <text:s text:c="2"/>0. <text:s/>16. -16. -16. <text:s text:c="2"/>0. <text:s text:c="2"/>0. <text:s text:c="2"/>0. <text:s/>16. <text:s text:c="2"/>0. <text:s text:c="2"/>0. <text:s/>16. <text:s text:c="2"/>0. <text:s text:c="2"/>0.</text:span></text:p>
      <text:p text:style-name="P31"><text:span text:style-name="T47"><text:s text:c="3"/></text:span><text:span text:style-name="T42">0. <text:s text:c="2"/>0. <text:s/>16. <text:s text:c="2"/>0. <text:s/>16. <text:s text:c="2"/>0. -16. -16. <text:s text:c="2"/>0. <text:s/>16. -16. -16. <text:s/>16. <text:s/>16.</text:span></text:p>
      <text:p text:style-name="P31"><text:span text:style-name="T47"><text:s text:c="2"/></text:span><text:span text:style-name="T42">16. <text:s text:c="2"/>0.]</text:span></text:p>
      <text:p text:style-name="P31"><text:span text:style-name="T42">1⊕y0⊕y1⊕y3⊕y6 [ <text:s/>0. <text:s text:c="2"/>0. <text:s/>16. <text:s/>16. <text:s/>16. <text:s/>16. <text:s/>16. <text:s/>16. <text:s text:c="2"/>0. <text:s text:c="2"/>0. <text:s/>16. -16. -16. <text:s/>16.</text:span></text:p>
      <text:p text:style-name="P31"><text:span text:style-name="T47"><text:s text:c="2"/></text:span><text:span text:style-name="T42">16. -16. <text:s text:c="2"/>0. <text:s text:c="2"/>0. <text:s text:c="2"/>0. <text:s text:c="2"/>0. <text:s text:c="2"/>0. <text:s text:c="2"/>0. -16. <text:s/>16. -16. -16. -16. -16.</text:span></text:p>
      <text:p text:style-name="P31"><text:span text:style-name="T47"><text:s text:c="2"/></text:span><text:span text:style-name="T42">16. <text:s/>16. <text:s text:c="2"/>0. <text:s text:c="2"/>0. <text:s text:c="2"/>0. <text:s/>16. <text:s text:c="2"/>0. <text:s/>16. <text:s text:c="2"/>0. -16. <text:s/>16. <text:s text:c="2"/>0. <text:s/>16. <text:s text:c="2"/>0.</text:span></text:p>
      <text:p text:style-name="P31"><text:span text:style-name="T47"><text:s/></text:span><text:span text:style-name="T42">-16. <text:s text:c="2"/>0. <text:s/>16. <text:s text:c="2"/>0. <text:s text:c="2"/>0. -16. <text:s/>16. <text:s text:c="2"/>0. <text:s text:c="2"/>0. -16. <text:s text:c="2"/>0. -16. <text:s text:c="2"/>0. <text:s/>16.</text:span></text:p>
      <text:p text:style-name="P31"><text:span text:style-name="T47"><text:s/></text:span><text:span text:style-name="T42">-16. <text:s text:c="2"/>0. <text:s text:c="2"/>0. <text:s/>16. <text:s text:c="2"/>0. <text:s/>16. <text:s text:c="2"/>0. <text:s/>16. -16. <text:s text:c="2"/>0. -16. <text:s text:c="2"/>0. <text:s text:c="2"/>0. <text:s/>16.</text:span></text:p>
      <text:p text:style-name="P31"><text:span text:style-name="T47"><text:s/></text:span><text:span text:style-name="T42">-16. <text:s text:c="2"/>0. -16. <text:s text:c="2"/>0. <text:s/>16. <text:s text:c="2"/>0. <text:s text:c="2"/>0. <text:s/>16. -16. <text:s text:c="2"/>0. <text:s text:c="2"/>0. <text:s/>16. -16. <text:s text:c="2"/>0.</text:span></text:p>
      <text:p text:style-name="P31"><text:span text:style-name="T47"><text:s text:c="3"/></text:span><text:span text:style-name="T42">0. <text:s/>16. <text:s text:c="2"/>0. -16. <text:s/>16. <text:s text:c="2"/>0. <text:s text:c="2"/>0. -16. -16. <text:s text:c="2"/>0. -16. <text:s text:c="2"/>0. <text:s text:c="2"/>0. <text:s text:c="2"/>0.</text:span></text:p>
      <text:p text:style-name="P31"><text:span text:style-name="T47"><text:s text:c="2"/></text:span><text:span text:style-name="T42">16. <text:s/>16. <text:s text:c="2"/>0. <text:s text:c="2"/>0. <text:s text:c="2"/>0. <text:s text:c="2"/>0. <text:s/>16. -16. <text:s text:c="2"/>0. <text:s text:c="2"/>0. -16. <text:s/>16. <text:s/>16. -16.</text:span></text:p>
      <text:p text:style-name="P31"><text:span text:style-name="T47"><text:s text:c="3"/></text:span><text:span text:style-name="T42">0. <text:s text:c="2"/>0. <text:s text:c="2"/>0. <text:s text:c="2"/>0. -16. <text:s/>16. <text:s text:c="2"/>0. <text:s text:c="2"/>0. <text:s text:c="2"/>0. <text:s text:c="2"/>0. <text:s text:c="2"/>0. <text:s text:c="2"/>0. <text:s/>16. <text:s/>16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3⊕y5 [ <text:s/>0. -16. <text:s/>16. -16. -16. <text:s text:c="2"/>0. <text:s text:c="2"/>0. <text:s text:c="2"/>0. <text:s/>16. <text:s/>16. -16. <text:s text:c="2"/>0. <text:s/>16. -16.</text:span></text:p>
      <text:p text:style-name="P31"><text:span text:style-name="T47"><text:s/></text:span><text:span text:style-name="T42">-16. <text:s text:c="2"/>0. <text:s text:c="2"/>0. -16. <text:s/>16. -16. -16. <text:s text:c="2"/>0. <text:s text:c="2"/>0. <text:s text:c="2"/>0. <text:s text:c="2"/>0. <text:s text:c="2"/>0. <text:s text:c="2"/>0. -16.</text:span></text:p>
      <text:p text:style-name="P31"><text:span text:style-name="T47"><text:s text:c="3"/></text:span><text:span text:style-name="T42">0. <text:s text:c="2"/>0. <text:s text:c="2"/>0. <text:s/>16. -16. <text:s text:c="2"/>0. <text:s text:c="2"/>0. <text:s text:c="2"/>0. <text:s text:c="2"/>0. <text:s/>16. <text:s/>16. <text:s/>16. -16. -16.</text:span></text:p>
      <text:p text:style-name="P31"><text:span text:style-name="T47"><text:s text:c="2"/></text:span><text:span text:style-name="T42">16. <text:s text:c="2"/>0. -16. -16. -16. <text:s text:c="2"/>0. -16. <text:s text:c="2"/>0. <text:s text:c="2"/>0. <text:s text:c="2"/>0. <text:s text:c="2"/>0. -16. -16. <text:s/>16.</text:span></text:p>
      <text:p text:style-name="P31"><text:span text:style-name="T47"><text:s text:c="3"/></text:span><text:span text:style-name="T42">0. <text:s text:c="2"/>0. <text:s text:c="2"/>0. <text:s/>16. <text:s text:c="2"/>0. <text:s text:c="2"/>0. <text:s text:c="2"/>0. -16. <text:s text:c="2"/>0. <text:s text:c="2"/>0. <text:s text:c="2"/>0. <text:s/>16. -16. <text:s/>16.</text:span></text:p>
      <text:p text:style-name="P31"><text:span text:style-name="T47"><text:s/></text:span><text:span text:style-name="T42">-16. <text:s text:c="2"/>0. <text:s text:c="2"/>0. <text:s/>16. <text:s/>16. <text:s/>16. <text:s text:c="2"/>0. <text:s/>16. -16. -16. -16. <text:s/>16. <text:s/>16. <text:s text:c="2"/>0.</text:span></text:p>
      <text:p text:style-name="P31"><text:soft-page-break/><text:span text:style-name="T47"><text:s text:c="3"/></text:span><text:span text:style-name="T42">0. <text:s text:c="2"/>0. <text:s text:c="2"/>0. -16. <text:s text:c="2"/>0. <text:s/>16. <text:s/>16. -16. <text:s text:c="2"/>0. -16. <text:s/>16. <text:s/>16. <text:s text:c="2"/>0. <text:s text:c="2"/>0.</text:span></text:p>
      <text:p text:style-name="P31"><text:span text:style-name="T47"><text:s text:c="3"/></text:span><text:span text:style-name="T42">0. <text:s/>16. -16. <text:s/>16. -16. <text:s text:c="2"/>0. <text:s/>16. <text:s text:c="2"/>0. <text:s text:c="2"/>0. <text:s text:c="2"/>0. <text:s/>16. <text:s text:c="2"/>0. <text:s text:c="2"/>0. <text:s text:c="2"/>0.</text:span></text:p>
      <text:p text:style-name="P31"><text:span text:style-name="T47"><text:s/></text:span><text:span text:style-name="T42">-16. -16. -16. <text:s text:c="2"/>0. <text:s text:c="2"/>0. <text:s text:c="2"/>0. <text:s text:c="2"/>0. -16. -16. <text:s text:c="2"/>0. <text:s text:c="2"/>0. <text:s text:c="2"/>0. -16. <text:s text:c="2"/>0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3⊕y5⊕y6 [ <text:s/>0. <text:s text:c="2"/>0. <text:s/>16. <text:s/>16. -16. <text:s/>16. -16. -16. <text:s text:c="2"/>0. -16. <text:s text:c="2"/>0. <text:s/>16. -16. <text:s text:c="2"/>0.</text:span></text:p>
      <text:p text:style-name="P31"><text:span text:style-name="T47"><text:s text:c="3"/></text:span><text:span text:style-name="T42">0. -16. <text:s/>16. -16. -16. <text:s/>16. -16. -16. <text:s text:c="2"/>0. <text:s text:c="2"/>0. <text:s text:c="2"/>0. -16. <text:s/>16. <text:s text:c="2"/>0.</text:span></text:p>
      <text:p text:style-name="P31"><text:span text:style-name="T47"><text:s text:c="3"/></text:span><text:span text:style-name="T42">0. -16. <text:s text:c="2"/>0. <text:s/>16. <text:s text:c="2"/>0. <text:s text:c="2"/>0. <text:s text:c="2"/>0. <text:s text:c="2"/>0. <text:s/>16. -16. <text:s text:c="2"/>0. <text:s text:c="2"/>0. -16. <text:s text:c="2"/>0.</text:span></text:p>
      <text:p text:style-name="P31"><text:span text:style-name="T47"><text:s text:c="3"/></text:span><text:span text:style-name="T42">0. <text:s/>16. <text:s text:c="2"/>0. -16. <text:s text:c="2"/>0. -16. <text:s text:c="2"/>0. <text:s text:c="2"/>0. -16. -16. <text:s text:c="2"/>0. <text:s text:c="2"/>0. <text:s text:c="2"/>0. <text:s text:c="2"/>0.</text:span></text:p>
      <text:p text:style-name="P31"><text:span text:style-name="T47"><text:s text:c="3"/></text:span><text:span text:style-name="T42">0. -16. <text:s text:c="2"/>0. <text:s/>16. <text:s text:c="2"/>0. <text:s/>16. -16. <text:s text:c="2"/>0. <text:s text:c="2"/>0. <text:s text:c="2"/>0. <text:s text:c="2"/>0. <text:s text:c="2"/>0. <text:s/>16. <text:s/>16.</text:span></text:p>
      <text:p text:style-name="P31"><text:span text:style-name="T47"><text:s text:c="3"/></text:span><text:span text:style-name="T42">0. <text:s text:c="2"/>0. <text:s text:c="2"/>0. <text:s/>16. <text:s/>16. <text:s text:c="2"/>0. <text:s/>16. <text:s text:c="2"/>0. <text:s/>16. <text:s text:c="2"/>0. -16. -16. <text:s text:c="2"/>0. <text:s text:c="2"/>0.</text:span></text:p>
      <text:p text:style-name="P31"><text:span text:style-name="T47"><text:s/></text:span><text:span text:style-name="T42">-16. -16. <text:s/>16. -16. <text:s text:c="2"/>0. <text:s/>16. <text:s text:c="2"/>0. <text:s/>16. <text:s text:c="2"/>0. <text:s/>16. -16. <text:s text:c="2"/>0. <text:s text:c="2"/>0. <text:s text:c="2"/>0.</text:span></text:p>
      <text:p text:style-name="P31"><text:span text:style-name="T47"><text:s/></text:span><text:span text:style-name="T42">-16. -16. <text:s/>16. -16. <text:s/>16. -16. <text:s/>16. <text:s text:c="2"/>0. <text:s/>16. <text:s text:c="2"/>0. <text:s text:c="2"/>0. -16. -16. <text:s text:c="2"/>0.</text:span></text:p>
      <text:p text:style-name="P31"><text:span text:style-name="T47"><text:s text:c="3"/></text:span><text:span text:style-name="T42">0. <text:s text:c="2"/>0. <text:s text:c="2"/>0. <text:s text:c="2"/>0. <text:s text:c="2"/>0. <text:s text:c="2"/>0. <text:s/>16. -16. <text:s text:c="2"/>0. -16. -16. <text:s text:c="2"/>0. <text:s text:c="2"/>0. -16.</text:span></text:p>
      <text:p text:style-name="P31"><text:span text:style-name="T47"><text:s text:c="3"/></text:span><text:span text:style-name="T42">0. <text:s/>16.]</text:span></text:p>
      <text:p text:style-name="P31"><text:span text:style-name="T42">1⊕y0⊕y1⊕y3⊕y4 [ <text:s/>0. <text:s text:c="2"/>0. <text:s text:c="2"/>0. -16. <text:s/>16. <text:s text:c="2"/>0. <text:s text:c="2"/>0. <text:s text:c="2"/>0. <text:s text:c="2"/>0. <text:s text:c="2"/>0. <text:s text:c="2"/>0. -16. -16. <text:s text:c="2"/>0.</text:span></text:p>
      <text:p text:style-name="P31"><text:span text:style-name="T47"><text:s text:c="3"/></text:span><text:span text:style-name="T42">0. <text:s text:c="2"/>0. <text:s text:c="2"/>0. <text:s text:c="2"/>0. -16. <text:s text:c="2"/>0. -16. <text:s text:c="2"/>0. <text:s/>16. <text:s/>16. <text:s/>16. -16. <text:s text:c="2"/>0. -16.</text:span></text:p>
      <text:p text:style-name="P31"><text:span text:style-name="T47"><text:s text:c="3"/></text:span><text:span text:style-name="T42">0. -16. <text:s text:c="2"/>0. <text:s text:c="2"/>0. <text:s text:c="2"/>0. <text:s text:c="2"/>0. <text:s text:c="2"/>0. <text:s/>16. -16. <text:s text:c="2"/>0. <text:s text:c="2"/>0. <text:s text:c="2"/>0. -16. -16.</text:span></text:p>
      <text:p text:style-name="P31"><text:span text:style-name="T47"><text:s/></text:span><text:span text:style-name="T42">-16. <text:s text:c="2"/>0. <text:s text:c="2"/>0. -16. <text:s/>16. <text:s/>16. <text:s text:c="2"/>0. <text:s text:c="2"/>0. <text:s/>16. <text:s text:c="2"/>0. -16. <text:s text:c="2"/>0. -16. <text:s/>16.</text:span></text:p>
      <text:p text:style-name="P31"><text:span text:style-name="T47"><text:s text:c="3"/></text:span><text:span text:style-name="T42">0. <text:s text:c="2"/>0. <text:s/>16. <text:s text:c="2"/>0. -16. <text:s text:c="2"/>0. -16. -16. <text:s text:c="2"/>0. <text:s/>16. -16. <text:s/>16. <text:s/>16. -16.</text:span></text:p>
      <text:p text:style-name="P31"><text:span text:style-name="T47"><text:s/></text:span><text:span text:style-name="T42">-16. <text:s text:c="2"/>0. <text:s/>16. <text:s text:c="2"/>0. <text:s text:c="2"/>0. <text:s text:c="2"/>0. <text:s text:c="2"/>0. <text:s text:c="2"/>0. <text:s text:c="2"/>0. <text:s/>16. <text:s/>16. <text:s text:c="2"/>0. -16. <text:s/>16.</text:span></text:p>
      <text:p text:style-name="P31"><text:span text:style-name="T47"><text:s text:c="3"/></text:span><text:span text:style-name="T42">0. <text:s text:c="2"/>0. -16. <text:s text:c="2"/>0. -16. <text:s text:c="2"/>0. <text:s/>16. <text:s/>16. <text:s text:c="2"/>0. <text:s text:c="2"/>0. <text:s/>16. <text:s text:c="2"/>0. <text:s text:c="2"/>0. <text:s/>16.</text:span></text:p>
      <text:p text:style-name="P31"><text:span text:style-name="T47"><text:s text:c="2"/></text:span><text:span text:style-name="T42">16. -16. <text:s/>16. -16. -16. <text:s text:c="2"/>0. <text:s text:c="2"/>0. -16. -16. -16. -16. -16. -16. <text:s text:c="2"/>0.</text:span></text:p>
      <text:p text:style-name="P31"><text:span text:style-name="T47"><text:s/></text:span><text:span text:style-name="T42">-16. <text:s text:c="2"/>0. <text:s/>16. <text:s/>16. <text:s text:c="2"/>0. <text:s text:c="2"/>0. -16. <text:s text:c="2"/>0. <text:s text:c="2"/>0. <text:s/>16. <text:s text:c="2"/>0. <text:s text:c="2"/>0. -16. <text:s/>16.</text:span></text:p>
      <text:p text:style-name="P31"><text:span text:style-name="T47"><text:s text:c="3"/></text:span><text:span text:style-name="T42">0. <text:s/>16.]</text:span></text:p>
      <text:p text:style-name="P31"><text:span text:style-name="T42">1⊕y0⊕y1⊕y3⊕y4⊕y6 [ <text:s/>0. <text:s/>16. <text:s text:c="2"/>0. <text:s text:c="2"/>0. <text:s text:c="2"/>0. -16. <text:s text:c="2"/>0. <text:s text:c="2"/>0. -16. <text:s text:c="2"/>0. <text:s text:c="2"/>0. <text:s text:c="2"/>0. -16. <text:s text:c="2"/>0.</text:span></text:p>
      <text:p text:style-name="P31"><text:span text:style-name="T47"><text:s text:c="3"/></text:span><text:span text:style-name="T42">0. <text:s text:c="2"/>0. <text:s text:c="2"/>0. -16. <text:s/>16. -16. -16. <text:s text:c="2"/>0. <text:s text:c="2"/>0. <text:s text:c="2"/>0. -16. <text:s text:c="2"/>0. <text:s/>16. <text:s/>16.</text:span></text:p>
      <text:p text:style-name="P31"><text:span text:style-name="T47"><text:s text:c="3"/></text:span><text:span text:style-name="T42">0. -16. <text:s text:c="2"/>0. <text:s text:c="2"/>0. <text:s/>16. -16. <text:s/>16. <text:s text:c="2"/>0. -16. -16. <text:s/>16. <text:s text:c="2"/>0. -16. <text:s/>16.</text:span></text:p>
      <text:p text:style-name="P31"><text:span text:style-name="T47"><text:s text:c="3"/></text:span><text:span text:style-name="T42">0. -16. -16. <text:s/>16. <text:s text:c="2"/>0. -16. <text:s/>16. <text:s/>16. <text:s text:c="2"/>0. <text:s/>16. <text:s text:c="2"/>0. <text:s text:c="2"/>0. -16. <text:s text:c="2"/>0.</text:span></text:p>
      <text:p text:style-name="P31"><text:span text:style-name="T47"><text:s/></text:span><text:span text:style-name="T42">-16. -16. -16. <text:s text:c="2"/>0. <text:s text:c="2"/>0. <text:s text:c="2"/>0. <text:s text:c="2"/>0. -16. <text:s text:c="2"/>0. <text:s text:c="2"/>0. -16. <text:s text:c="2"/>0. <text:s text:c="2"/>0. <text:s text:c="2"/>0.</text:span></text:p>
      <text:p text:style-name="P31"><text:span text:style-name="T47"><text:s text:c="2"/></text:span><text:span text:style-name="T42">16. <text:s text:c="2"/>0. -16. -16. -16. <text:s text:c="2"/>0. <text:s/>16. <text:s/>16. -16. <text:s text:c="2"/>0. <text:s text:c="2"/>0. <text:s text:c="2"/>0. <text:s text:c="2"/>0. <text:s/>16.</text:span></text:p>
      <text:p text:style-name="P31"><text:span text:style-name="T47"><text:s text:c="2"/></text:span><text:span text:style-name="T42">16. -16. <text:s/>16. <text:s text:c="2"/>0. <text:s/>16. <text:s/>16. <text:s text:c="2"/>0. <text:s/>16. <text:s text:c="2"/>0. <text:s text:c="2"/>0. <text:s/>16. <text:s text:c="2"/>0. <text:s/>16. <text:s text:c="2"/>0.</text:span></text:p>
      <text:p text:style-name="P31"><text:span text:style-name="T47"><text:s text:c="3"/></text:span><text:span text:style-name="T42">0. <text:s text:c="2"/>0. -16. <text:s text:c="2"/>0. <text:s text:c="2"/>0. <text:s text:c="2"/>0. <text:s/>16. <text:s text:c="2"/>0. -16. -16. -16. <text:s text:c="2"/>0. <text:s/>16. -16.</text:span></text:p>
      <text:p text:style-name="P31"><text:span text:style-name="T47"><text:s/></text:span><text:span text:style-name="T42">-16. <text:s text:c="2"/>0. <text:s/>16. -16. <text:s text:c="2"/>0. -16. <text:s text:c="2"/>0. <text:s text:c="2"/>0. <text:s/>16. <text:s text:c="2"/>0. <text:s text:c="2"/>0. <text:s text:c="2"/>0. <text:s text:c="2"/>0. -16.</text:span></text:p>
      <text:p text:style-name="P31"><text:span text:style-name="T47"><text:s text:c="2"/></text:span><text:span text:style-name="T42">16. -16.]</text:span></text:p>
      <text:p text:style-name="P31"><text:span text:style-name="T42">1⊕y0⊕y1⊕y3⊕y4⊕y5 [ <text:s/>0. <text:s text:c="2"/>0. <text:s/>16. <text:s text:c="2"/>0. <text:s text:c="2"/>0. <text:s text:c="2"/>0. <text:s/>16. <text:s text:c="2"/>0. <text:s text:c="2"/>0. <text:s/>16. <text:s text:c="2"/>0. <text:s text:c="2"/>0. <text:s text:c="2"/>0. -16.</text:span></text:p>
      <text:p text:style-name="P31"><text:span text:style-name="T47"><text:s text:c="3"/></text:span><text:span text:style-name="T42">0. <text:s text:c="2"/>0. <text:s/>16. <text:s text:c="2"/>0. <text:s text:c="2"/>0. <text:s text:c="2"/>0. <text:s/>16. <text:s text:c="2"/>0. <text:s text:c="2"/>0. <text:s text:c="2"/>0. -16. <text:s/>16. <text:s/>16. <text:s text:c="2"/>0.</text:span></text:p>
      <text:p text:style-name="P31"><text:span text:style-name="T47"><text:s text:c="2"/></text:span><text:span text:style-name="T42">16. -16. -16. <text:s text:c="2"/>0. -16. <text:s text:c="2"/>0. -16. -16. <text:s/>16. <text:s text:c="2"/>0. <text:s/>16. -16. <text:s text:c="2"/>0. <text:s text:c="2"/>0.</text:span></text:p>
      <text:p text:style-name="P31"><text:span text:style-name="T47"><text:s/></text:span><text:span text:style-name="T42">-16. <text:s text:c="2"/>0. <text:s text:c="2"/>0. <text:s text:c="2"/>0. <text:s/>16. <text:s text:c="2"/>0. -16. <text:s/>16. <text:s/>16. <text:s text:c="2"/>0. -16. <text:s/>16. <text:s/>16. <text:s text:c="2"/>0.</text:span></text:p>
      <text:p text:style-name="P31"><text:span text:style-name="T47"><text:s text:c="3"/></text:span><text:span text:style-name="T42">0. <text:s/>16. <text:s/>16. <text:s/>16. <text:s text:c="2"/>0. <text:s/>16. -16. <text:s/>16. <text:s text:c="2"/>0. <text:s text:c="2"/>0. <text:s text:c="2"/>0. <text:s/>16. -16. -16.</text:span></text:p>
      <text:p text:style-name="P31"><text:span text:style-name="T47"><text:s text:c="2"/></text:span><text:span text:style-name="T42">16. <text:s text:c="2"/>0. <text:s text:c="2"/>0. -16. -16. -16. <text:s/>16. <text:s text:c="2"/>0. <text:s text:c="2"/>0. <text:s text:c="2"/>0. -16. <text:s text:c="2"/>0. -16. -16.</text:span></text:p>
      <text:p text:style-name="P31"><text:span text:style-name="T47"><text:s text:c="3"/></text:span><text:span text:style-name="T42">0. -16. <text:s text:c="2"/>0. <text:s text:c="2"/>0. <text:s/>16. <text:s/>16. <text:s text:c="2"/>0. -16. <text:s text:c="2"/>0. <text:s text:c="2"/>0. <text:s/>16. <text:s text:c="2"/>0. <text:s text:c="2"/>0. -16.</text:span></text:p>
      <text:p text:style-name="P31"><text:span text:style-name="T47"><text:s text:c="2"/></text:span><text:span text:style-name="T42">16. -16. <text:s/>16. <text:s text:c="2"/>0. <text:s text:c="2"/>0. <text:s text:c="2"/>0. <text:s/>16. <text:s/>16. -16. <text:s text:c="2"/>0. <text:s text:c="2"/>0. <text:s text:c="2"/>0. <text:s text:c="2"/>0. <text:s/>16.</text:span></text:p>
      <text:p text:style-name="P31"><text:span text:style-name="T47"><text:s text:c="3"/></text:span><text:span text:style-name="T42">0. <text:s text:c="2"/>0. -16. <text:s text:c="2"/>0. <text:s/>16. <text:s/>16. <text:s text:c="2"/>0. -16. <text:s/>16. <text:s text:c="2"/>0. <text:s/>16. -16. <text:s text:c="2"/>0. <text:s/>16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3⊕y4⊕y5⊕y6 [ <text:s/>0. -16. -16. <text:s/>16. -16. <text:s text:c="2"/>0. <text:s text:c="2"/>0. <text:s text:c="2"/>0. -16. <text:s text:c="2"/>0. <text:s text:c="2"/>0. <text:s text:c="2"/>0. <text:s/>16. <text:s text:c="2"/>0.</text:span></text:p>
      <text:p text:style-name="P31"><text:span text:style-name="T47"><text:s text:c="3"/></text:span><text:span text:style-name="T42">0. <text:s text:c="2"/>0. <text:s/>16. <text:s text:c="2"/>0. <text:s text:c="2"/>0. <text:s text:c="2"/>0. <text:s text:c="2"/>0. <text:s/>16. <text:s/>16. <text:s/>16. <text:s/>16. <text:s text:c="2"/>0. <text:s text:c="2"/>0. <text:s text:c="2"/>0.</text:span></text:p>
      <text:p text:style-name="P31"><text:span text:style-name="T47"><text:s text:c="2"/></text:span><text:span text:style-name="T42">16. <text:s text:c="2"/>0. <text:s text:c="2"/>0. <text:s text:c="2"/>0. <text:s/>16. <text:s/>16. <text:s text:c="2"/>0. -16. -16. <text:s/>16. <text:s text:c="2"/>0. <text:s/>16. -16. <text:s/>16.</text:span></text:p>
      <text:p text:style-name="P31"><text:span text:style-name="T47"><text:s text:c="3"/></text:span><text:span text:style-name="T42">0. -16. <text:s text:c="2"/>0. <text:s text:c="2"/>0. <text:s/>16. <text:s text:c="2"/>0. <text:s text:c="2"/>0. <text:s text:c="2"/>0. -16. <text:s text:c="2"/>0. <text:s text:c="2"/>0. <text:s text:c="2"/>0. <text:s/>16. <text:s text:c="2"/>0.</text:span></text:p>
      <text:p text:style-name="P31"><text:span text:style-name="T47"><text:s text:c="2"/></text:span><text:span text:style-name="T42">16. -16. <text:s text:c="2"/>0. <text:s/>16. <text:s text:c="2"/>0. <text:s text:c="2"/>0. <text:s/>16. <text:s text:c="2"/>0. <text:s/>16. <text:s text:c="2"/>0. -16. -16. <text:s text:c="2"/>0. <text:s/>16.</text:span></text:p>
      <text:p text:style-name="P31"><text:span text:style-name="T47"><text:s text:c="3"/></text:span><text:span text:style-name="T42">0. <text:s text:c="2"/>0. -16. <text:s text:c="2"/>0. -16. <text:s/>16. -16. <text:s text:c="2"/>0. -16. <text:s/>16. <text:s text:c="2"/>0. <text:s/>16. <text:s text:c="2"/>0. <text:s text:c="2"/>0.</text:span></text:p>
      <text:p text:style-name="P31"><text:span text:style-name="T47"><text:s/></text:span><text:span text:style-name="T42">-16. <text:s text:c="2"/>0. -16. -16. <text:s/>16. <text:s text:c="2"/>0. -16. <text:s/>16. <text:s/>16. <text:s text:c="2"/>0. -16. -16. <text:s text:c="2"/>0. <text:s text:c="2"/>0.</text:span></text:p>
      <text:p text:style-name="P31"><text:span text:style-name="T47"><text:s text:c="3"/></text:span><text:span text:style-name="T42">0. -16. <text:s text:c="2"/>0. <text:s text:c="2"/>0. <text:s text:c="2"/>0. <text:s/>16. <text:s/>16. -16. <text:s/>16. <text:s text:c="2"/>0. <text:s text:c="2"/>0. <text:s text:c="2"/>0. <text:s text:c="2"/>0. <text:s/>16.</text:span></text:p>
      <text:p text:style-name="P31"><text:span text:style-name="T47"><text:s/></text:span><text:span text:style-name="T42">-16. -16. -16. <text:s text:c="2"/>0. <text:s/>16. <text:s/>16. -16. <text:s text:c="2"/>0. <text:s/>16. <text:s/>16. <text:s/>16. <text:s text:c="2"/>0. <text:s text:c="2"/>0. <text:s text:c="2"/>0.</text:span></text:p>
      <text:p text:style-name="P31"><text:span text:style-name="T47"><text:s text:c="3"/></text:span><text:span text:style-name="T42">0. <text:s/>16.]</text:span></text:p>
      <text:p text:style-name="P31"><text:span text:style-name="T42">1⊕y0⊕y1⊕y2 [ <text:s/>0. <text:s/>16. <text:s text:c="2"/>0. <text:s text:c="2"/>0. -16. -16. -16. <text:s text:c="2"/>0. <text:s text:c="2"/>0. <text:s text:c="2"/>0. <text:s text:c="2"/>0. -16. <text:s/>16. <text:s text:c="2"/>0.</text:span></text:p>
      <text:p text:style-name="P31"><text:span text:style-name="T47"><text:s/></text:span><text:span text:style-name="T42">-16. -16. -16. <text:s text:c="2"/>0. -16. <text:s/>16. <text:s text:c="2"/>0. <text:s text:c="2"/>0. <text:s text:c="2"/>0. -16. <text:s/>16. <text:s/>16. <text:s/>16. <text:s text:c="2"/>0.</text:span></text:p>
      <text:p text:style-name="P31"><text:soft-page-break/><text:span text:style-name="T47"><text:s text:c="3"/></text:span><text:span text:style-name="T42">0. -16. <text:s text:c="2"/>0. <text:s text:c="2"/>0. <text:s text:c="2"/>0. <text:s/>16. <text:s text:c="2"/>0. <text:s text:c="2"/>0. <text:s/>16. -16. <text:s/>16. <text:s text:c="2"/>0. <text:s text:c="2"/>0. <text:s text:c="2"/>0.</text:span></text:p>
      <text:p text:style-name="P31"><text:span text:style-name="T47"><text:s text:c="3"/></text:span><text:span text:style-name="T42">0. -16. <text:s/>16. <text:s text:c="2"/>0. <text:s/>16. <text:s/>16. <text:s text:c="2"/>0. <text:s/>16. <text:s text:c="2"/>0. <text:s text:c="2"/>0. -16. -16. -16. <text:s text:c="2"/>0.</text:span></text:p>
      <text:p text:style-name="P31"><text:span text:style-name="T47"><text:s text:c="3"/></text:span><text:span text:style-name="T42">0. <text:s text:c="2"/>0. <text:s text:c="2"/>0. <text:s/>16. -16. <text:s text:c="2"/>0. <text:s/>16. <text:s/>16. -16. <text:s text:c="2"/>0. <text:s text:c="2"/>0. <text:s text:c="2"/>0. -16. <text:s/>16.</text:span></text:p>
      <text:p text:style-name="P31"><text:span text:style-name="T47"><text:s text:c="3"/></text:span><text:span text:style-name="T42">0. -16. <text:s/>16. -16. <text:s text:c="2"/>0. -16. -16. <text:s text:c="2"/>0. <text:s text:c="2"/>0. <text:s text:c="2"/>0. <text:s text:c="2"/>0. -16. <text:s/>16. <text:s/>16.</text:span></text:p>
      <text:p text:style-name="P31"><text:span text:style-name="T47"><text:s text:c="3"/></text:span><text:span text:style-name="T42">0. <text:s text:c="2"/>0. <text:s/>16. <text:s text:c="2"/>0. <text:s text:c="2"/>0. <text:s text:c="2"/>0. -16. <text:s text:c="2"/>0. <text:s text:c="2"/>0. -16. -16. <text:s/>16. -16. <text:s text:c="2"/>0.</text:span></text:p>
      <text:p text:style-name="P31"><text:span text:style-name="T47"><text:s text:c="3"/></text:span><text:span text:style-name="T42">0. <text:s text:c="2"/>0. -16. -16. <text:s text:c="2"/>0. <text:s/>16. -16. <text:s/>16. <text:s text:c="2"/>0. -16. -16. <text:s text:c="2"/>0. <text:s text:c="2"/>0. <text:s text:c="2"/>0.</text:span></text:p>
      <text:p text:style-name="P31"><text:span text:style-name="T47"><text:s/></text:span><text:span text:style-name="T42">-16. <text:s text:c="2"/>0. <text:s text:c="2"/>0. <text:s text:c="2"/>0. -16. <text:s/>16. <text:s text:c="2"/>0. -16. -16. <text:s/>16. <text:s text:c="2"/>0. <text:s/>16. <text:s/>16. <text:s text:c="2"/>0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2⊕y6 [ <text:s/>0. <text:s text:c="2"/>0. -16. <text:s/>16. <text:s/>16. <text:s text:c="2"/>0. <text:s/>16. <text:s text:c="2"/>0. <text:s text:c="2"/>0. <text:s text:c="2"/>0. -16. <text:s/>16. -16. <text:s text:c="2"/>0.</text:span></text:p>
      <text:p text:style-name="P31"><text:span text:style-name="T47"><text:s/></text:span><text:span text:style-name="T42">-16. <text:s text:c="2"/>0. <text:s text:c="2"/>0. -16. <text:s text:c="2"/>0. -16. -16. -16. <text:s text:c="2"/>0. <text:s text:c="2"/>0. -16. <text:s text:c="2"/>0. <text:s/>16. <text:s text:c="2"/>0.</text:span></text:p>
      <text:p text:style-name="P31"><text:span text:style-name="T47"><text:s text:c="3"/></text:span><text:span text:style-name="T42">0. <text:s text:c="2"/>0. -16. <text:s/>16. <text:s/>16. <text:s/>16. -16. -16. -16. <text:s text:c="2"/>0. <text:s text:c="2"/>0. -16. <text:s/>16. -16.</text:span></text:p>
      <text:p text:style-name="P31"><text:span text:style-name="T47"><text:s/></text:span><text:span text:style-name="T42">-16. <text:s/>16. <text:s/>16. <text:s text:c="2"/>0. <text:s text:c="2"/>0. <text:s/>16. <text:s text:c="2"/>0. -16. <text:s/>16. <text:s text:c="2"/>0. <text:s text:c="2"/>0. <text:s text:c="2"/>0. <text:s text:c="2"/>0. <text:s text:c="2"/>0.</text:span></text:p>
      <text:p text:style-name="P31"><text:span text:style-name="T47"><text:s text:c="2"/></text:span><text:span text:style-name="T42">16. <text:s text:c="2"/>0. <text:s text:c="2"/>0. <text:s/>16. <text:s/>16. <text:s/>16. <text:s/>16. -16. <text:s/>16. -16. <text:s text:c="2"/>0. <text:s text:c="2"/>0. -16. <text:s text:c="2"/>0.</text:span></text:p>
      <text:p text:style-name="P31"><text:span text:style-name="T47"><text:s/></text:span><text:span text:style-name="T42">-16. <text:s text:c="2"/>0. <text:s text:c="2"/>0. <text:s text:c="2"/>0. -16. -16. <text:s text:c="2"/>0. -16. <text:s text:c="2"/>0. <text:s/>16. <text:s/>16. <text:s text:c="2"/>0. <text:s/>16. <text:s text:c="2"/>0.</text:span></text:p>
      <text:p text:style-name="P31"><text:span text:style-name="T47"><text:s/></text:span><text:span text:style-name="T42">-16. -16. <text:s text:c="2"/>0. <text:s text:c="2"/>0. <text:s/>16. <text:s text:c="2"/>0. <text:s/>16. <text:s text:c="2"/>0. -16. -16. <text:s text:c="2"/>0. <text:s text:c="2"/>0. <text:s text:c="2"/>0. <text:s text:c="2"/>0.</text:span></text:p>
      <text:p text:style-name="P31"><text:span text:style-name="T47"><text:s text:c="3"/></text:span><text:span text:style-name="T42">0. <text:s text:c="2"/>0. -16. <text:s text:c="2"/>0. <text:s text:c="2"/>0. -16. -16. -16. <text:s/>16. -16. <text:s text:c="2"/>0. -16. <text:s/>16. <text:s text:c="2"/>0.</text:span></text:p>
      <text:p text:style-name="P31"><text:span text:style-name="T47"><text:s text:c="2"/></text:span><text:span text:style-name="T42">16. <text:s text:c="2"/>0. <text:s text:c="2"/>0. -16. <text:s text:c="2"/>0. <text:s text:c="2"/>0. <text:s text:c="2"/>0. <text:s text:c="2"/>0. -16. <text:s text:c="2"/>0. <text:s text:c="2"/>0. <text:s/>16. <text:s text:c="2"/>0. <text:s text:c="2"/>0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2⊕y5 [ <text:s/>0. <text:s text:c="2"/>0. <text:s text:c="2"/>0. -16. <text:s/>16. <text:s text:c="2"/>0. -16. <text:s/>16. <text:s text:c="2"/>0. -16. <text:s text:c="2"/>0. <text:s text:c="2"/>0. <text:s text:c="2"/>0. <text:s text:c="2"/>0.</text:span></text:p>
      <text:p text:style-name="P31"><text:span text:style-name="T47"><text:s text:c="3"/></text:span><text:span text:style-name="T42">0. <text:s/>16. <text:s text:c="2"/>0. <text:s text:c="2"/>0. -16. <text:s text:c="2"/>0. <text:s/>16. <text:s text:c="2"/>0. <text:s text:c="2"/>0. <text:s text:c="2"/>0. <text:s/>16. <text:s text:c="2"/>0. <text:s text:c="2"/>0. <text:s text:c="2"/>0.</text:span></text:p>
      <text:p text:style-name="P31"><text:span text:style-name="T47"><text:s text:c="2"/></text:span><text:span text:style-name="T42">16. <text:s/>16. <text:s text:c="2"/>0. <text:s/>16. <text:s text:c="2"/>0. <text:s text:c="2"/>0. -16. <text:s text:c="2"/>0. <text:s text:c="2"/>0. -16. <text:s/>16. <text:s/>16. <text:s text:c="2"/>0. -16.</text:span></text:p>
      <text:p text:style-name="P31"><text:span text:style-name="T47"><text:s/></text:span><text:span text:style-name="T42">-16. -16. -16. <text:s/>16. <text:s text:c="2"/>0. -16. <text:s/>16. -16. <text:s/>16. <text:s text:c="2"/>0. <text:s/>16. <text:s text:c="2"/>0. -16. -16.</text:span></text:p>
      <text:p text:style-name="P31"><text:span text:style-name="T47"><text:s text:c="3"/></text:span><text:span text:style-name="T42">0. <text:s/>16. <text:s text:c="2"/>0. <text:s text:c="2"/>0. -16. <text:s/>16. -16. <text:s text:c="2"/>0. <text:s/>16. -16. <text:s/>16. <text:s text:c="2"/>0. <text:s text:c="2"/>0. <text:s/>16.</text:span></text:p>
      <text:p text:style-name="P31"><text:span text:style-name="T47"><text:s text:c="3"/></text:span><text:span text:style-name="T42">0. <text:s text:c="2"/>0. -16. <text:s text:c="2"/>0. <text:s/>16. -16. -16. -16. <text:s/>16. <text:s text:c="2"/>0. <text:s text:c="2"/>0. <text:s text:c="2"/>0. <text:s/>16. <text:s text:c="2"/>0.</text:span></text:p>
      <text:p text:style-name="P31"><text:span text:style-name="T47"><text:s text:c="2"/></text:span><text:span text:style-name="T42">16. <text:s text:c="2"/>0. <text:s text:c="2"/>0. <text:s text:c="2"/>0. <text:s/>16. <text:s text:c="2"/>0. <text:s text:c="2"/>0. <text:s text:c="2"/>0. <text:s/>16. -16. <text:s text:c="2"/>0. <text:s/>16. <text:s/>16. <text:s/>16.</text:span></text:p>
      <text:p text:style-name="P31"><text:span text:style-name="T47"><text:s text:c="3"/></text:span><text:span text:style-name="T42">0. -16. <text:s/>16. <text:s text:c="2"/>0. <text:s text:c="2"/>0. <text:s text:c="2"/>0. <text:s/>16. <text:s text:c="2"/>0. <text:s text:c="2"/>0. <text:s text:c="2"/>0. <text:s text:c="2"/>0. <text:s text:c="2"/>0. <text:s/>16. <text:s text:c="2"/>0.</text:span></text:p>
      <text:p text:style-name="P31"><text:span text:style-name="T47"><text:s/></text:span><text:span text:style-name="T42">-16. <text:s/>16. -16. <text:s text:c="2"/>0. <text:s/>16. <text:s text:c="2"/>0. <text:s/>16. <text:s/>16. <text:s text:c="2"/>0. <text:s/>16. <text:s text:c="2"/>0. <text:s text:c="2"/>0. -16. -16.</text:span></text:p>
      <text:p text:style-name="P31"><text:span text:style-name="T47"><text:s/></text:span><text:span text:style-name="T42">-16. <text:s text:c="2"/>0.]</text:span></text:p>
      <text:p text:style-name="P31"><text:span text:style-name="T42">1⊕y0⊕y1⊕y2⊕y5⊕y6 [ <text:s/>0. <text:s/>16. -16. <text:s text:c="2"/>0. -16. <text:s text:c="2"/>0. <text:s text:c="2"/>0. <text:s/>16. <text:s text:c="2"/>0. <text:s text:c="2"/>0. -16. <text:s/>16. <text:s/>16. -16.</text:span></text:p>
      <text:p text:style-name="P31"><text:span text:style-name="T47"><text:s text:c="3"/></text:span><text:span text:style-name="T42">0. <text:s text:c="2"/>0. <text:s/>16. <text:s text:c="2"/>0. <text:s text:c="2"/>0. -16. <text:s/>16. <text:s text:c="2"/>0. <text:s text:c="2"/>0. <text:s/>16. <text:s/>16. <text:s/>16. <text:s text:c="2"/>0. <text:s text:c="2"/>0.</text:span></text:p>
      <text:p text:style-name="P31"><text:span text:style-name="T47"><text:s/></text:span><text:span text:style-name="T42">-16. <text:s/>16. <text:s text:c="2"/>0. <text:s text:c="2"/>0. <text:s text:c="2"/>0. <text:s text:c="2"/>0. <text:s text:c="2"/>0. <text:s text:c="2"/>0. <text:s text:c="2"/>0. <text:s text:c="2"/>0. <text:s text:c="2"/>0. <text:s text:c="2"/>0. <text:s text:c="2"/>0. -16.</text:span></text:p>
      <text:p text:style-name="P31"><text:span text:style-name="T47"><text:s text:c="3"/></text:span><text:span text:style-name="T42">0. -16. <text:s text:c="2"/>0. -16. <text:s text:c="2"/>0. -16. -16. <text:s/>16. -16. -16. <text:s text:c="2"/>0. <text:s text:c="2"/>0. <text:s text:c="2"/>0. <text:s text:c="2"/>0.</text:span></text:p>
      <text:p text:style-name="P31"><text:span text:style-name="T47"><text:s text:c="2"/></text:span><text:span text:style-name="T42">16. <text:s text:c="2"/>0. <text:s/>16. <text:s text:c="2"/>0. <text:s text:c="2"/>0. <text:s/>16. <text:s text:c="2"/>0. -16. <text:s text:c="2"/>0. -16. <text:s text:c="2"/>0. <text:s/>16. <text:s text:c="2"/>0. <text:s/>16.</text:span></text:p>
      <text:p text:style-name="P31"><text:span text:style-name="T47"><text:s text:c="3"/></text:span><text:span text:style-name="T42">0. <text:s/>16. -16. <text:s/>16. -16. -16. <text:s/>16. <text:s/>16. <text:s/>16. <text:s/>16. <text:s/>16. <text:s text:c="2"/>0. -16. <text:s text:c="2"/>0.</text:span></text:p>
      <text:p text:style-name="P31"><text:span text:style-name="T47"><text:s text:c="3"/></text:span><text:span text:style-name="T42">0. <text:s/>16. <text:s text:c="2"/>0. -16. <text:s text:c="2"/>0. <text:s text:c="2"/>0. <text:s text:c="2"/>0. <text:s text:c="2"/>0. -16. <text:s/>16. <text:s/>16. -16. -16. <text:s/>16.</text:span></text:p>
      <text:p text:style-name="P31"><text:span text:style-name="T47"><text:s text:c="3"/></text:span><text:span text:style-name="T42">0. <text:s text:c="2"/>0. <text:s text:c="2"/>0. <text:s text:c="2"/>0. <text:s/>16. <text:s/>16. <text:s text:c="2"/>0. <text:s/>16. -16. <text:s text:c="2"/>0. -16. <text:s text:c="2"/>0. <text:s text:c="2"/>0. -16.</text:span></text:p>
      <text:p text:style-name="P31"><text:span text:style-name="T47"><text:s text:c="3"/></text:span><text:span text:style-name="T42">0. <text:s text:c="2"/>0. <text:s/>16. <text:s/>16. <text:s text:c="2"/>0. <text:s text:c="2"/>0. <text:s/>16. <text:s/>16. -16. <text:s text:c="2"/>0. <text:s text:c="2"/>0. <text:s/>16. <text:s/>16. <text:s text:c="2"/>0.</text:span></text:p>
      <text:p text:style-name="P31"><text:span text:style-name="T47"><text:s text:c="3"/></text:span><text:span text:style-name="T42">0. -16.]</text:span></text:p>
      <text:p text:style-name="P37"><text:span text:style-name="T42">1⊕y0⊕y1⊕y2⊕y4 [ <text:s/>0. <text:s text:c="2"/>0. <text:s text:c="2"/>0. <text:s/>16. <text:s text:c="2"/>0. <text:s text:c="2"/>0. <text:s/>16. <text:s text:c="2"/>0. -16. <text:s/>16. <text:s/>16. <text:s text:c="2"/>0. <text:s/>16. <text:s/>16.</text:span></text:p>
      <text:p text:style-name="P31"><text:span text:style-name="T47"><text:s text:c="3"/></text:span><text:span text:style-name="T42">0. -16. <text:s text:c="2"/>0. <text:s text:c="2"/>0. <text:s text:c="2"/>0. -16. -16. <text:s/>16. <text:s text:c="2"/>0. -16. <text:s text:c="2"/>0. <text:s text:c="2"/>0. <text:s text:c="2"/>0. -16.</text:span></text:p>
      <text:p text:style-name="P31"><text:span text:style-name="T47"><text:s text:c="2"/></text:span><text:span text:style-name="T42">16. <text:s/>16. <text:s text:c="2"/>0. <text:s/>16. -16. -16. <text:s/>16. <text:s text:c="2"/>0. <text:s text:c="2"/>0. <text:s text:c="2"/>0. -16. <text:s text:c="2"/>0. <text:s text:c="2"/>0. <text:s text:c="2"/>0.</text:span></text:p>
      <text:p text:style-name="P31"><text:span text:style-name="T47"><text:s text:c="3"/></text:span><text:span text:style-name="T42">0. -16. <text:s/>16. <text:s/>16. <text:s text:c="2"/>0. <text:s/>16. <text:s text:c="2"/>0. <text:s text:c="2"/>0. <text:s text:c="2"/>0. -16. <text:s text:c="2"/>0. <text:s text:c="2"/>0. -16. <text:s text:c="2"/>0.</text:span></text:p>
      <text:p text:style-name="P31"><text:span text:style-name="T47"><text:s text:c="3"/></text:span><text:span text:style-name="T42">0. <text:s text:c="2"/>0. <text:s text:c="2"/>0. -16. <text:s text:c="2"/>0. <text:s text:c="2"/>0. -16. <text:s text:c="2"/>0. <text:s text:c="2"/>0. -16. <text:s/>16. <text:s/>16. <text:s/>16. <text:s text:c="2"/>0.</text:span></text:p>
      <text:p text:style-name="P31"><text:span text:style-name="T47"><text:s text:c="2"/></text:span><text:span text:style-name="T42">16. -16. <text:s text:c="2"/>0. <text:s/>16. <text:s/>16. <text:s/>16. -16. <text:s text:c="2"/>0. -16. <text:s/>16. <text:s text:c="2"/>0. -16. <text:s/>16. -16.</text:span></text:p>
      <text:p text:style-name="P31"><text:span text:style-name="T47"><text:s text:c="3"/></text:span><text:span text:style-name="T42">0. -16. <text:s text:c="2"/>0. <text:s text:c="2"/>0. <text:s/>16. <text:s text:c="2"/>0. <text:s text:c="2"/>0. <text:s text:c="2"/>0. <text:s/>16. <text:s text:c="2"/>0. <text:s/>16. -16. <text:s text:c="2"/>0. <text:s/>16.</text:span></text:p>
      <text:p text:style-name="P31"><text:span text:style-name="T47"><text:s text:c="2"/></text:span><text:span text:style-name="T42">16. -16. <text:s text:c="2"/>0. <text:s/>16. <text:s text:c="2"/>0. <text:s text:c="2"/>0. <text:s text:c="2"/>0. <text:s/>16. -16. -16. <text:s text:c="2"/>0. -16. <text:s text:c="2"/>0. <text:s text:c="2"/>0.</text:span></text:p>
      <text:p text:style-name="P31"><text:span text:style-name="T47"><text:s text:c="2"/></text:span><text:span text:style-name="T42">16. <text:s text:c="2"/>0. <text:s text:c="2"/>0. <text:s text:c="2"/>0. <text:s text:c="2"/>0. <text:s/>16. <text:s text:c="2"/>0. <text:s text:c="2"/>0. <text:s text:c="2"/>0. -16. -16. <text:s/>16. <text:s/>16. <text:s text:c="2"/>0.</text:span></text:p>
      <text:p text:style-name="P31"><text:span text:style-name="T47"><text:s text:c="2"/></text:span><text:span text:style-name="T42">16. <text:s/>16.]</text:span></text:p>
      <text:p text:style-name="P31"><text:span text:style-name="T42">1⊕y0⊕y1⊕y2⊕y4⊕y6 [ <text:s/>0. <text:s/>16. -16. <text:s/>16. -16. <text:s text:c="2"/>0. <text:s/>16. -16. <text:s/>16. <text:s text:c="2"/>0. <text:s/>16. <text:s/>16. <text:s text:c="2"/>0. <text:s/>16.</text:span></text:p>
      <text:p text:style-name="P31"><text:span text:style-name="T47"><text:s/></text:span><text:span text:style-name="T42">-16. <text:s/>16. <text:s text:c="2"/>0. <text:s/>16. -16. -16. -16. <text:s text:c="2"/>0. <text:s/>16. -16. <text:s text:c="2"/>0. <text:s/>16. <text:s text:c="2"/>0. <text:s text:c="2"/>0.</text:span></text:p>
      <text:p text:style-name="P31"><text:span text:style-name="T47"><text:s text:c="2"/></text:span><text:span text:style-name="T42">16. <text:s text:c="2"/>0. <text:s text:c="2"/>0. <text:s text:c="2"/>0. <text:s/>16. <text:s text:c="2"/>0. -16. -16. <text:s/>16. <text:s text:c="2"/>0. <text:s text:c="2"/>0. <text:s text:c="2"/>0. <text:s text:c="2"/>0. -16.</text:span></text:p>
      <text:p text:style-name="P31"><text:span text:style-name="T47"><text:s text:c="2"/></text:span><text:span text:style-name="T42">16. <text:s/>16. <text:s text:c="2"/>0. -16. <text:s text:c="2"/>0. <text:s text:c="2"/>0. <text:s text:c="2"/>0. -16. <text:s text:c="2"/>0. <text:s text:c="2"/>0. <text:s text:c="2"/>0. <text:s/>16. -16. -16.</text:span></text:p>
      <text:p text:style-name="P31"><text:span text:style-name="T47"><text:s text:c="3"/></text:span><text:span text:style-name="T42">0. -16. -16. -16. <text:s text:c="2"/>0. <text:s/>16. <text:s text:c="2"/>0. <text:s text:c="2"/>0. -16. <text:s text:c="2"/>0. <text:s text:c="2"/>0. <text:s text:c="2"/>0. <text:s text:c="2"/>0. <text:s/>16.</text:span></text:p>
      <text:p text:style-name="P31"><text:span text:style-name="T47"><text:s text:c="3"/></text:span><text:span text:style-name="T42">0. <text:s text:c="2"/>0. <text:s text:c="2"/>0. -16. <text:s text:c="2"/>0. <text:s text:c="2"/>0. <text:s/>16. <text:s text:c="2"/>0. <text:s text:c="2"/>0. <text:s text:c="2"/>0. <text:s text:c="2"/>0. <text:s/>16. -16. <text:s/>16.</text:span></text:p>
      <text:p text:style-name="P31"><text:span text:style-name="T47"><text:s text:c="2"/></text:span><text:span text:style-name="T42">16. <text:s text:c="2"/>0. -16. <text:s/>16. <text:s text:c="2"/>0. <text:s/>16. <text:s text:c="2"/>0. <text:s text:c="2"/>0. <text:s/>16. <text:s text:c="2"/>0. <text:s text:c="2"/>0. <text:s text:c="2"/>0. <text:s/>16. <text:s text:c="2"/>0.</text:span></text:p>
      <text:p text:style-name="P31"><text:span text:style-name="T47"><text:s text:c="2"/></text:span><text:span text:style-name="T42">16. <text:s/>16. <text:s/>16. <text:s text:c="2"/>0. <text:s text:c="2"/>0. <text:s text:c="2"/>0. <text:s text:c="2"/>0. -16. -16. <text:s/>16. <text:s text:c="2"/>0. <text:s/>16. <text:s text:c="2"/>0. <text:s text:c="2"/>0.</text:span></text:p>
      <text:p text:style-name="P31"><text:span text:style-name="T47"><text:s/></text:span><text:span text:style-name="T42">-16. <text:s text:c="2"/>0. -16. <text:s/>16. -16. <text:s text:c="2"/>0. <text:s text:c="2"/>0. <text:s text:c="2"/>0. -16. <text:s text:c="2"/>0. <text:s text:c="2"/>0. <text:s text:c="2"/>0. <text:s/>16. <text:s text:c="2"/>0.</text:span></text:p>
      <text:p text:style-name="P31"><text:soft-page-break/><text:span text:style-name="T47"><text:s text:c="2"/></text:span><text:span text:style-name="T42">16. <text:s/>16.]</text:span></text:p>
      <text:p text:style-name="P31"><text:span text:style-name="T42">1⊕y0⊕y1⊕y2⊕y4⊕y5 [ <text:s/>0. <text:s/>16. -16. <text:s/>16. <text:s/>16. <text:s text:c="2"/>0. -16. -16. -16. <text:s/>16. <text:s text:c="2"/>0. <text:s/>16. <text:s text:c="2"/>0. <text:s text:c="2"/>0.</text:span></text:p>
      <text:p text:style-name="P31"><text:span text:style-name="T47"><text:s text:c="3"/></text:span><text:span text:style-name="T42">0. -16. <text:s/>16. <text:s text:c="2"/>0. <text:s text:c="2"/>0. <text:s text:c="2"/>0. <text:s text:c="2"/>0. -16. <text:s text:c="2"/>0. <text:s text:c="2"/>0. -16. -16. <text:s text:c="2"/>0. -16.</text:span></text:p>
      <text:p text:style-name="P31"><text:span text:style-name="T47"><text:s text:c="3"/></text:span><text:span text:style-name="T42">0. <text:s text:c="2"/>0. <text:s text:c="2"/>0. -16. <text:s/>16. -16. -16. <text:s text:c="2"/>0. <text:s text:c="2"/>0. <text:s text:c="2"/>0. <text:s/>16. <text:s text:c="2"/>0. <text:s text:c="2"/>0. <text:s/>16.</text:span></text:p>
      <text:p text:style-name="P31"><text:span text:style-name="T47"><text:s text:c="3"/></text:span><text:span text:style-name="T42">0. <text:s text:c="2"/>0. -16. <text:s text:c="2"/>0. <text:s text:c="2"/>0. <text:s text:c="2"/>0. -16. <text:s/>16. <text:s/>16. <text:s text:c="2"/>0. <text:s text:c="2"/>0. <text:s text:c="2"/>0. -16. <text:s text:c="2"/>0.</text:span></text:p>
      <text:p text:style-name="P31"><text:span text:style-name="T47"><text:s text:c="2"/></text:span><text:span text:style-name="T42">16. <text:s text:c="2"/>0. <text:s/>16. <text:s/>16. <text:s text:c="2"/>0. -16. <text:s/>16. <text:s/>16. <text:s text:c="2"/>0. <text:s text:c="2"/>0. <text:s/>16. <text:s text:c="2"/>0. <text:s/>16. <text:s/>16.</text:span></text:p>
      <text:p text:style-name="P31"><text:span text:style-name="T47"><text:s/></text:span><text:span text:style-name="T42">-16. <text:s text:c="2"/>0. -16. <text:s text:c="2"/>0. <text:s text:c="2"/>0. <text:s text:c="2"/>0. <text:s text:c="2"/>0. -16. <text:s text:c="2"/>0. <text:s text:c="2"/>0. -16. -16. <text:s text:c="2"/>0. -16.</text:span></text:p>
      <text:p text:style-name="P31"><text:span text:style-name="T47"><text:s text:c="3"/></text:span><text:span text:style-name="T42">0. <text:s text:c="2"/>0. <text:s text:c="2"/>0. <text:s/>16. -16. <text:s text:c="2"/>0. <text:s text:c="2"/>0. <text:s text:c="2"/>0. <text:s text:c="2"/>0. -16. <text:s text:c="2"/>0. <text:s text:c="2"/>0. -16. <text:s text:c="2"/>0.</text:span></text:p>
      <text:p text:style-name="P31"><text:span text:style-name="T47"><text:s text:c="2"/></text:span><text:span text:style-name="T42">16. <text:s/>16. <text:s text:c="2"/>0. <text:s/>16. -16. <text:s/>16. <text:s text:c="2"/>0. <text:s text:c="2"/>0. <text:s text:c="2"/>0. <text:s/>16. -16. -16. <text:s text:c="2"/>0. -16.</text:span></text:p>
      <text:p text:style-name="P31"><text:span text:style-name="T47"><text:s/></text:span><text:span text:style-name="T42">-16. <text:s text:c="2"/>0. -16. <text:s/>16. <text:s text:c="2"/>0. -16. -16. <text:s/>16. <text:s/>16. -16. -16. <text:s text:c="2"/>0. <text:s text:c="2"/>0. <text:s text:c="2"/>0.</text:span></text:p>
      <text:p text:style-name="P31"><text:span text:style-name="T47"><text:s/></text:span><text:span text:style-name="T42">-16. <text:s text:c="2"/>0.]</text:span></text:p>
      <text:p text:style-name="P31"><text:span text:style-name="T42">1⊕y0⊕y1⊕y2⊕y4⊕y5⊕y6 [ <text:s/>0. <text:s text:c="2"/>0. <text:s text:c="2"/>0. -16. <text:s text:c="2"/>0. -16. <text:s text:c="2"/>0. <text:s text:c="2"/>0. -16. -16. <text:s text:c="2"/>0. <text:s/>16. <text:s text:c="2"/>0. <text:s/>16.</text:span></text:p>
      <text:p text:style-name="P31"><text:span text:style-name="T47"><text:s/></text:span><text:span text:style-name="T42">-16. -16. -16. <text:s text:c="2"/>0. -16. <text:s/>16. -16. <text:s/>16. <text:s/>16. <text:s text:c="2"/>0. -16. <text:s text:c="2"/>0. <text:s text:c="2"/>0. <text:s text:c="2"/>0.</text:span></text:p>
      <text:p text:style-name="P31"><text:span text:style-name="T47"><text:s text:c="3"/></text:span><text:span text:style-name="T42">0. <text:s text:c="2"/>0. <text:s/>16. <text:s text:c="2"/>0. <text:s text:c="2"/>0. <text:s text:c="2"/>0. <text:s/>16. <text:s text:c="2"/>0. <text:s/>16. <text:s text:c="2"/>0. <text:s text:c="2"/>0. <text:s text:c="2"/>0. <text:s/>16. <text:s/>16.</text:span></text:p>
      <text:p text:style-name="P31"><text:span text:style-name="T47"><text:s text:c="2"/></text:span><text:span text:style-name="T42">16. <text:s text:c="2"/>0. <text:s/>16. <text:s text:c="2"/>0. -16. -16. -16. <text:s text:c="2"/>0. <text:s text:c="2"/>0. <text:s text:c="2"/>0. <text:s text:c="2"/>0. <text:s text:c="2"/>0. <text:s/>16. <text:s text:c="2"/>0.</text:span></text:p>
      <text:p text:style-name="P31"><text:span text:style-name="T47"><text:s text:c="2"/></text:span><text:span text:style-name="T42">16. <text:s text:c="2"/>0. <text:s/>16. -16. -16. <text:s/>16. -16. <text:s text:c="2"/>0. <text:s text:c="2"/>0. <text:s text:c="2"/>0. <text:s/>16. <text:s text:c="2"/>0. <text:s text:c="2"/>0. <text:s/>16.</text:span></text:p>
      <text:p text:style-name="P31"><text:span text:style-name="T47"><text:s text:c="2"/></text:span><text:span text:style-name="T42">16. <text:s/>16. <text:s text:c="2"/>0. <text:s text:c="2"/>0. <text:s text:c="2"/>0. -16. -16. <text:s text:c="2"/>0. -16. -16. <text:s/>16. <text:s text:c="2"/>0. <text:s text:c="2"/>0. <text:s text:c="2"/>0.</text:span></text:p>
      <text:p text:style-name="P31"><text:span text:style-name="T47"><text:s/></text:span><text:span text:style-name="T42">-16. -16. <text:s text:c="2"/>0. -16. <text:s text:c="2"/>0. -16. <text:s text:c="2"/>0. <text:s text:c="2"/>0. -16. -16. <text:s/>16. <text:s text:c="2"/>0. <text:s/>16. -16.</text:span></text:p>
      <text:p text:style-name="P31"><text:span text:style-name="T47"><text:s text:c="2"/></text:span><text:span text:style-name="T42">16. <text:s text:c="2"/>0. <text:s text:c="2"/>0. -16. <text:s text:c="2"/>0. <text:s text:c="2"/>0. <text:s/>16. -16. <text:s text:c="2"/>0. <text:s/>16. -16. <text:s text:c="2"/>0. <text:s text:c="2"/>0. <text:s text:c="2"/>0.</text:span></text:p>
      <text:p text:style-name="P31"><text:span text:style-name="T47"><text:s text:c="3"/></text:span><text:span text:style-name="T42">0. -16. <text:s text:c="2"/>0. <text:s text:c="2"/>0. <text:s/>16. -16. -16. <text:s text:c="2"/>0. -16. <text:s text:c="2"/>0. <text:s text:c="2"/>0. <text:s text:c="2"/>0. -16. <text:s/>16.</text:span></text:p>
      <text:p text:style-name="P31"><text:span text:style-name="T47"><text:s text:c="3"/></text:span><text:span text:style-name="T42">0. -16.]</text:span></text:p>
      <text:p text:style-name="P31"><text:span text:style-name="T42">1⊕y0⊕y1⊕y2⊕y3 [ <text:s/>0. <text:s/>16. <text:s text:c="2"/>0. <text:s text:c="2"/>0. -16. <text:s text:c="2"/>0. <text:s/>16. <text:s/>16. <text:s text:c="2"/>0. <text:s text:c="2"/>0. <text:s text:c="2"/>0. <text:s/>16. -16. -16.</text:span></text:p>
      <text:p text:style-name="P31"><text:span text:style-name="T47"><text:s text:c="2"/></text:span><text:span text:style-name="T42">16. <text:s text:c="2"/>0. -16. <text:s/>16. <text:s/>16. <text:s text:c="2"/>0. -16. -16. -16. <text:s text:c="2"/>0. <text:s/>16. <text:s text:c="2"/>0. <text:s/>16. <text:s/>16.</text:span></text:p>
      <text:p text:style-name="P31"><text:span text:style-name="T47"><text:s text:c="2"/></text:span><text:span text:style-name="T42">16. <text:s text:c="2"/>0. <text:s/>16. -16. -16. -16. -16. <text:s text:c="2"/>0. <text:s text:c="2"/>0. <text:s text:c="2"/>0. <text:s text:c="2"/>0. <text:s/>16. <text:s text:c="2"/>0. <text:s/>16.</text:span></text:p>
      <text:p text:style-name="P31"><text:span text:style-name="T47"><text:s text:c="3"/></text:span><text:span text:style-name="T42">0. <text:s text:c="2"/>0. <text:s/>16. <text:s text:c="2"/>0. -16. -16. -16. <text:s text:c="2"/>0. <text:s/>16. -16. -16. <text:s text:c="2"/>0. <text:s/>16. -16.</text:span></text:p>
      <text:p text:style-name="P31"><text:span text:style-name="T47"><text:s text:c="3"/></text:span><text:span text:style-name="T42">0. <text:s text:c="2"/>0. <text:s text:c="2"/>0. <text:s/>16. <text:s text:c="2"/>0. <text:s text:c="2"/>0. <text:s text:c="2"/>0. -16. -16. <text:s/>16. -16. <text:s text:c="2"/>0. <text:s text:c="2"/>0. <text:s text:c="2"/>0.</text:span></text:p>
      <text:p text:style-name="P31"><text:span text:style-name="T47"><text:s text:c="3"/></text:span><text:span text:style-name="T42">0. -16. <text:s text:c="2"/>0. <text:s/>16. <text:s text:c="2"/>0. <text:s text:c="2"/>0. -16. <text:s text:c="2"/>0. -16. <text:s/>16. -16. <text:s text:c="2"/>0. <text:s/>16. -16.</text:span></text:p>
      <text:p text:style-name="P31"><text:span text:style-name="T47"><text:s/></text:span><text:span text:style-name="T42">-16. <text:s text:c="2"/>0. -16. <text:s/>16. <text:s text:c="2"/>0. <text:s text:c="2"/>0. <text:s text:c="2"/>0. -16. <text:s text:c="2"/>0. <text:s text:c="2"/>0. <text:s text:c="2"/>0. <text:s/>16. <text:s/>16. <text:s text:c="2"/>0.</text:span></text:p>
      <text:p text:style-name="P31"><text:span text:style-name="T47"><text:s/></text:span><text:span text:style-name="T42">-16. -16. <text:s text:c="2"/>0. -16. <text:s text:c="2"/>0. <text:s text:c="2"/>0. -16. -16. -16. <text:s text:c="2"/>0. <text:s text:c="2"/>0. <text:s text:c="2"/>0. <text:s text:c="2"/>0. -16.</text:span></text:p>
      <text:p text:style-name="P31"><text:span text:style-name="T47"><text:s text:c="3"/></text:span><text:span text:style-name="T42">0. <text:s text:c="2"/>0. <text:s text:c="2"/>0. <text:s/>16. <text:s text:c="2"/>0. <text:s text:c="2"/>0. <text:s text:c="2"/>0. <text:s/>16. <text:s text:c="2"/>0. <text:s/>16. <text:s text:c="2"/>0. <text:s text:c="2"/>0. <text:s text:c="2"/>0. -16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2⊕y3⊕y6 [ <text:s/>0. <text:s text:c="2"/>0. <text:s text:c="2"/>0. <text:s text:c="2"/>0. <text:s/>16. -16. <text:s text:c="2"/>0. <text:s text:c="2"/>0. <text:s/>16. -16. <text:s text:c="2"/>0. <text:s text:c="2"/>0. -16. <text:s/>16.</text:span></text:p>
      <text:p text:style-name="P31"><text:span text:style-name="T47"><text:s text:c="2"/></text:span><text:span text:style-name="T42">16. <text:s/>16. <text:s/>16. <text:s text:c="2"/>0. <text:s text:c="2"/>0. -16. <text:s text:c="2"/>0. -16. <text:s text:c="2"/>0. -16. <text:s text:c="2"/>0. <text:s/>16. <text:s text:c="2"/>0. <text:s/>16.</text:span></text:p>
      <text:p text:style-name="P31"><text:span text:style-name="T47"><text:s text:c="3"/></text:span><text:span text:style-name="T42">0. <text:s/>16. <text:s/>16. <text:s text:c="2"/>0. <text:s text:c="2"/>0. <text:s text:c="2"/>0. <text:s/>16. -16. <text:s text:c="2"/>0. <text:s text:c="2"/>0. <text:s text:c="2"/>0. <text:s text:c="2"/>0. <text:s text:c="2"/>0. <text:s text:c="2"/>0.</text:span></text:p>
      <text:p text:style-name="P31"><text:span text:style-name="T47"><text:s text:c="3"/></text:span><text:span text:style-name="T42">0. <text:s text:c="2"/>0. -16. -16. <text:s text:c="2"/>0. <text:s text:c="2"/>0. -16. <text:s text:c="2"/>0. -16. <text:s text:c="2"/>0. -16. <text:s text:c="2"/>0. <text:s text:c="2"/>0. <text:s/>16.</text:span></text:p>
      <text:p text:style-name="P31"><text:span text:style-name="T47"><text:s/></text:span><text:span text:style-name="T42">-16. <text:s text:c="2"/>0. <text:s text:c="2"/>0. <text:s/>16. <text:s text:c="2"/>0. -16. <text:s text:c="2"/>0. <text:s/>16. <text:s text:c="2"/>0. -16. <text:s text:c="2"/>0. -16. -16. <text:s text:c="2"/>0.</text:span></text:p>
      <text:p text:style-name="P31"><text:span text:style-name="T47"><text:s text:c="3"/></text:span><text:span text:style-name="T42">0. -16. <text:s/>16. <text:s text:c="2"/>0. <text:s text:c="2"/>0. -16. -16. <text:s text:c="2"/>0. -16. <text:s text:c="2"/>0. <text:s text:c="2"/>0. <text:s text:c="2"/>0. <text:s/>16. <text:s/>16.</text:span></text:p>
      <text:p text:style-name="P31"><text:span text:style-name="T47"><text:s text:c="2"/></text:span><text:span text:style-name="T42">16. <text:s/>16. -16. -16. <text:s/>16. -16. <text:s/>16. <text:s/>16. -16. -16. <text:s text:c="2"/>0. <text:s text:c="2"/>0. -16. <text:s text:c="2"/>0.</text:span></text:p>
      <text:p text:style-name="P31"><text:span text:style-name="T47"><text:s text:c="3"/></text:span><text:span text:style-name="T42">0. -16. <text:s/>16. <text:s text:c="2"/>0. <text:s/>16. <text:s text:c="2"/>0. <text:s/>16. <text:s text:c="2"/>0. -16. <text:s text:c="2"/>0. <text:s text:c="2"/>0. -16. -16. <text:s text:c="2"/>0.</text:span></text:p>
      <text:p text:style-name="P31"><text:span text:style-name="T47"><text:s text:c="2"/></text:span><text:span text:style-name="T42">16. -16. -16. <text:s/>16. -16. -16. <text:s text:c="2"/>0. <text:s text:c="2"/>0. <text:s/>16. -16. <text:s text:c="2"/>0. <text:s text:c="2"/>0. <text:s text:c="2"/>0. <text:s text:c="2"/>0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2⊕y3⊕y5 [ <text:s/>0. <text:s text:c="2"/>0. <text:s text:c="2"/>0. -16. <text:s text:c="2"/>0. <text:s text:c="2"/>0. <text:s text:c="2"/>0. <text:s/>16. -16. <text:s text:c="2"/>0. -16. -16. <text:s text:c="2"/>0. <text:s/>16.</text:span></text:p>
      <text:p text:style-name="P31"><text:span text:style-name="T47"><text:s text:c="3"/></text:span><text:span text:style-name="T42">0. <text:s text:c="2"/>0. <text:s text:c="2"/>0. <text:s text:c="2"/>0. <text:s text:c="2"/>0. -16. -16. <text:s/>16. <text:s/>16. <text:s text:c="2"/>0. <text:s text:c="2"/>0. -16. <text:s text:c="2"/>0. <text:s text:c="2"/>0.</text:span></text:p>
      <text:p text:style-name="P31"><text:span text:style-name="T47"><text:s text:c="3"/></text:span><text:span text:style-name="T42">0. -16. <text:s text:c="2"/>0. <text:s text:c="2"/>0. <text:s/>16. -16. <text:s text:c="2"/>0. -16. <text:s/>16. -16. <text:s text:c="2"/>0. <text:s/>16. -16. <text:s text:c="2"/>0.</text:span></text:p>
      <text:p text:style-name="P31"><text:span text:style-name="T47"><text:s text:c="3"/></text:span><text:span text:style-name="T42">0. <text:s text:c="2"/>0. <text:s text:c="2"/>0. -16. -16. <text:s/>16. <text:s/>16. <text:s/>16. <text:s text:c="2"/>0. -16. <text:s text:c="2"/>0. <text:s text:c="2"/>0. -16. <text:s text:c="2"/>0.</text:span></text:p>
      <text:p text:style-name="P31"><text:span text:style-name="T47"><text:s text:c="3"/></text:span><text:span text:style-name="T42">0. <text:s/>16. <text:s/>16. <text:s/>16. <text:s text:c="2"/>0. <text:s/>16. <text:s/>16. <text:s/>16. <text:s/>16. <text:s/>16. -16. <text:s text:c="2"/>0. <text:s text:c="2"/>0. <text:s text:c="2"/>0.</text:span></text:p>
      <text:p text:style-name="P31"><text:span text:style-name="T47"><text:s text:c="3"/></text:span><text:span text:style-name="T42">0. <text:s/>16. <text:s text:c="2"/>0. <text:s/>16. <text:s text:c="2"/>0. <text:s text:c="2"/>0. <text:s text:c="2"/>0. -16. <text:s text:c="2"/>0. <text:s text:c="2"/>0. <text:s/>16. -16. <text:s/>16. <text:s text:c="2"/>0.</text:span></text:p>
      <text:p text:style-name="P31"><text:span text:style-name="T47"><text:s text:c="2"/></text:span><text:span text:style-name="T42">16. <text:s/>16. -16. <text:s text:c="2"/>0. <text:s/>16. <text:s text:c="2"/>0. -16. -16. <text:s text:c="2"/>0. <text:s/>16. <text:s text:c="2"/>0. <text:s text:c="2"/>0. <text:s/>16. -16.</text:span></text:p>
      <text:p text:style-name="P31"><text:span text:style-name="T47"><text:s text:c="3"/></text:span><text:span text:style-name="T42">0. <text:s/>16. <text:s text:c="2"/>0. <text:s text:c="2"/>0. <text:s/>16. <text:s text:c="2"/>0. -16. <text:s text:c="2"/>0. <text:s text:c="2"/>0. <text:s text:c="2"/>0. <text:s/>16. <text:s text:c="2"/>0. <text:s text:c="2"/>0. <text:s text:c="2"/>0.</text:span></text:p>
      <text:p text:style-name="P31"><text:span text:style-name="T47"><text:s text:c="2"/></text:span><text:span text:style-name="T42">16. <text:s/>16. <text:s text:c="2"/>0. <text:s/>16. <text:s/>16. -16. <text:s text:c="2"/>0. -16. <text:s text:c="2"/>0. -16. <text:s/>16. -16. <text:s/>16. <text:s text:c="2"/>0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2⊕y3⊕y5⊕y6 [ <text:s/>0. -16. <text:s text:c="2"/>0. -16. <text:s text:c="2"/>0. <text:s text:c="2"/>0. <text:s text:c="2"/>0. <text:s text:c="2"/>0. <text:s text:c="2"/>0. <text:s text:c="2"/>0. -16. -16. -16. <text:s text:c="2"/>0.</text:span></text:p>
      <text:p text:style-name="P31"><text:span text:style-name="T47"><text:s text:c="3"/></text:span><text:span text:style-name="T42">0. -16. <text:s text:c="2"/>0. <text:s text:c="2"/>0. <text:s/>16. <text:s/>16. -16. <text:s text:c="2"/>0. <text:s text:c="2"/>0. -16. -16. <text:s text:c="2"/>0. <text:s/>16. <text:s text:c="2"/>0.</text:span></text:p>
      <text:p text:style-name="P31"><text:span text:style-name="T47"><text:s text:c="2"/></text:span><text:span text:style-name="T42">16. <text:s/>16. <text:s/>16. -16. <text:s/>16. <text:s text:c="2"/>0. <text:s text:c="2"/>0. <text:s/>16. -16. <text:s/>16. <text:s text:c="2"/>0. <text:s text:c="2"/>0. <text:s text:c="2"/>0. <text:s text:c="2"/>0.</text:span></text:p>
      <text:p text:style-name="P31"><text:span text:style-name="T47"><text:s text:c="3"/></text:span><text:span text:style-name="T42">0. <text:s text:c="2"/>0. -16. <text:s text:c="2"/>0. <text:s/>16. <text:s text:c="2"/>0. -16. <text:s/>16. -16. <text:s/>16. <text:s text:c="2"/>0. -16. <text:s text:c="2"/>0. <text:s/>16.</text:span></text:p>
      <text:p text:style-name="P31"><text:span text:style-name="T47"><text:s text:c="2"/></text:span><text:span text:style-name="T42">16. <text:s text:c="2"/>0. <text:s text:c="2"/>0. -16. <text:s/>16. <text:s/>16. <text:s text:c="2"/>0. <text:s text:c="2"/>0. -16. <text:s text:c="2"/>0. <text:s/>16. <text:s text:c="2"/>0. <text:s/>16. <text:s/>16.</text:span></text:p>
      <text:p text:style-name="P31"><text:soft-page-break/><text:span text:style-name="T47"><text:s text:c="2"/></text:span><text:span text:style-name="T42">16. <text:s/>16. <text:s text:c="2"/>0. <text:s text:c="2"/>0. -16. -16. -16. <text:s text:c="2"/>0. <text:s text:c="2"/>0. <text:s/>16. <text:s text:c="2"/>0. <text:s text:c="2"/>0. -16. <text:s/>16.</text:span></text:p>
      <text:p text:style-name="P31"><text:span text:style-name="T47"><text:s text:c="2"/></text:span><text:span text:style-name="T42">16. <text:s text:c="2"/>0. <text:s text:c="2"/>0. <text:s/>16. <text:s text:c="2"/>0. <text:s/>16. <text:s text:c="2"/>0. -16. <text:s text:c="2"/>0. <text:s text:c="2"/>0. <text:s text:c="2"/>0. <text:s text:c="2"/>0. <text:s text:c="2"/>0. <text:s/>16.</text:span></text:p>
      <text:p text:style-name="P31"><text:span text:style-name="T47"><text:s/></text:span><text:span text:style-name="T42">-16. <text:s text:c="2"/>0. <text:s text:c="2"/>0. <text:s text:c="2"/>0. <text:s/>16. -16. <text:s text:c="2"/>0. <text:s text:c="2"/>0. <text:s text:c="2"/>0. <text:s text:c="2"/>0. <text:s/>16. <text:s text:c="2"/>0. <text:s/>16. <text:s text:c="2"/>0.</text:span></text:p>
      <text:p text:style-name="P31"><text:span text:style-name="T47"><text:s text:c="2"/></text:span><text:span text:style-name="T42">16. <text:s/>16. -16. <text:s/>16. <text:s text:c="2"/>0. <text:s/>16. <text:s text:c="2"/>0. -16. <text:s text:c="2"/>0. <text:s/>16. -16. <text:s text:c="2"/>0. <text:s text:c="2"/>0. <text:s text:c="2"/>0.</text:span></text:p>
      <text:p text:style-name="P31"><text:span text:style-name="T47"><text:s/></text:span><text:span text:style-name="T42">-16. <text:s/>16.]</text:span></text:p>
      <text:p text:style-name="P31"><text:span text:style-name="T42">1⊕y0⊕y1⊕y2⊕y3⊕y4 [ <text:s/>0. <text:s text:c="2"/>0. -16. -16. <text:s text:c="2"/>0. <text:s text:c="2"/>0. -16. <text:s/>16. <text:s/>16. -16. -16. <text:s/>16. <text:s text:c="2"/>0. <text:s text:c="2"/>0.</text:span></text:p>
      <text:p text:style-name="P31"><text:span text:style-name="T47"><text:s text:c="3"/></text:span><text:span text:style-name="T42">0. <text:s text:c="2"/>0. -16. <text:s text:c="2"/>0. <text:s text:c="2"/>0. -16. <text:s text:c="2"/>0. -16. <text:s/>16. <text:s text:c="2"/>0. -16. <text:s text:c="2"/>0. <text:s/>16. <text:s text:c="2"/>0.</text:span></text:p>
      <text:p text:style-name="P31"><text:span text:style-name="T47"><text:s text:c="2"/></text:span><text:span text:style-name="T42">16. <text:s text:c="2"/>0. -16. <text:s text:c="2"/>0. <text:s text:c="2"/>0. -16. <text:s/>16. <text:s text:c="2"/>0. <text:s text:c="2"/>0. <text:s/>16. <text:s/>16. <text:s text:c="2"/>0. <text:s/>16. <text:s text:c="2"/>0.</text:span></text:p>
      <text:p text:style-name="P31"><text:span text:style-name="T47"><text:s text:c="2"/></text:span><text:span text:style-name="T42">16. <text:s text:c="2"/>0. <text:s text:c="2"/>0. <text:s/>16. <text:s text:c="2"/>0. <text:s/>16. <text:s text:c="2"/>0. <text:s text:c="2"/>0. -16. -16. -16. <text:s/>16. <text:s text:c="2"/>0. <text:s text:c="2"/>0.</text:span></text:p>
      <text:p text:style-name="P31"><text:span text:style-name="T47"><text:s text:c="3"/></text:span><text:span text:style-name="T42">0. <text:s text:c="2"/>0. <text:s text:c="2"/>0. <text:s text:c="2"/>0. <text:s text:c="2"/>0. <text:s text:c="2"/>0. <text:s text:c="2"/>0. <text:s text:c="2"/>0. <text:s/>16. <text:s/>16. <text:s/>16. <text:s/>16. <text:s/>16. -16.</text:span></text:p>
      <text:p text:style-name="P31"><text:span text:style-name="T47"><text:s/></text:span><text:span text:style-name="T42">-16. -16. <text:s text:c="2"/>0. <text:s text:c="2"/>0. <text:s/>16. -16. -16. <text:s/>16. <text:s text:c="2"/>0. <text:s text:c="2"/>0. <text:s text:c="2"/>0. <text:s/>16. <text:s text:c="2"/>0. -16.</text:span></text:p>
      <text:p text:style-name="P31"><text:span text:style-name="T47"><text:s text:c="2"/></text:span><text:span text:style-name="T42">16. <text:s text:c="2"/>0. <text:s/>16. <text:s text:c="2"/>0. <text:s text:c="2"/>0. <text:s/>16. -16. <text:s text:c="2"/>0. <text:s text:c="2"/>0. <text:s/>16. -16. <text:s text:c="2"/>0. -16. <text:s text:c="2"/>0.</text:span></text:p>
      <text:p text:style-name="P31"><text:span text:style-name="T47"><text:s text:c="2"/></text:span><text:span text:style-name="T42">16. <text:s text:c="2"/>0. <text:s/>16. <text:s text:c="2"/>0. <text:s/>16. <text:s text:c="2"/>0. <text:s text:c="2"/>0. -16. <text:s/>16. <text:s text:c="2"/>0. <text:s/>16. <text:s text:c="2"/>0. <text:s text:c="2"/>0. -16.</text:span></text:p>
      <text:p text:style-name="P31"><text:span text:style-name="T47"><text:s/></text:span><text:span text:style-name="T42">-16. -16. <text:s/>16. -16. <text:s text:c="2"/>0. <text:s text:c="2"/>0. <text:s text:c="2"/>0. <text:s text:c="2"/>0. <text:s/>16. <text:s/>16. <text:s text:c="2"/>0. <text:s text:c="2"/>0. <text:s/>16. <text:s/>16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2⊕y3⊕y4⊕y6 [ <text:s/>0. <text:s/>16. <text:s/>16. <text:s text:c="2"/>0. <text:s/>16. <text:s text:c="2"/>0. <text:s text:c="2"/>0. -16. <text:s text:c="2"/>0. -16. <text:s text:c="2"/>0. <text:s/>16. <text:s/>16. <text:s text:c="2"/>0.</text:span></text:p>
      <text:p text:style-name="P31"><text:span text:style-name="T47"><text:s/></text:span><text:span text:style-name="T42">-16. <text:s text:c="2"/>0. <text:s text:c="2"/>0. -16. -16. <text:s text:c="2"/>0. <text:s text:c="2"/>0. -16. -16. <text:s text:c="2"/>0. <text:s text:c="2"/>0. -16. <text:s text:c="2"/>0. <text:s/>16.</text:span></text:p>
      <text:p text:style-name="P31"><text:span text:style-name="T47"><text:s text:c="3"/></text:span><text:span text:style-name="T42">0. -16. <text:s text:c="2"/>0. -16. <text:s text:c="2"/>0. -16. <text:s text:c="2"/>0. <text:s/>16. -16. <text:s text:c="2"/>0. -16. <text:s text:c="2"/>0. <text:s text:c="2"/>0. <text:s/>16.</text:span></text:p>
      <text:p text:style-name="P31"><text:span text:style-name="T47"><text:s text:c="2"/></text:span><text:span text:style-name="T42">16. <text:s text:c="2"/>0. <text:s/>16. <text:s text:c="2"/>0. <text:s text:c="2"/>0. <text:s/>16. <text:s text:c="2"/>0. -16. <text:s text:c="2"/>0. -16. <text:s text:c="2"/>0. <text:s/>16. <text:s text:c="2"/>0. <text:s/>16.</text:span></text:p>
      <text:p text:style-name="P31"><text:span text:style-name="T47"><text:s text:c="3"/></text:span><text:span text:style-name="T42">0. <text:s/>16. -16. <text:s text:c="2"/>0. <text:s text:c="2"/>0. <text:s/>16. <text:s/>16. <text:s text:c="2"/>0. -16. <text:s/>16. -16. <text:s/>16. -16. <text:s/>16.</text:span></text:p>
      <text:p text:style-name="P31"><text:span text:style-name="T47"><text:s text:c="2"/></text:span><text:span text:style-name="T42">16. <text:s/>16. <text:s text:c="2"/>0. <text:s text:c="2"/>0. -16. <text:s/>16. <text:s text:c="2"/>0. <text:s text:c="2"/>0. <text:s/>16. -16. <text:s text:c="2"/>0. <text:s text:c="2"/>0. <text:s text:c="2"/>0. <text:s text:c="2"/>0.</text:span></text:p>
      <text:p text:style-name="P31"><text:span text:style-name="T47"><text:s text:c="2"/></text:span><text:span text:style-name="T42">16. <text:s/>16. -16. -16. <text:s/>16. -16. <text:s text:c="2"/>0. <text:s text:c="2"/>0. <text:s text:c="2"/>0. <text:s text:c="2"/>0. <text:s/>16. <text:s/>16. -16. <text:s/>16.</text:span></text:p>
      <text:p text:style-name="P31"><text:span text:style-name="T47"><text:s text:c="3"/></text:span><text:span text:style-name="T42">0. <text:s text:c="2"/>0. <text:s/>16. <text:s/>16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31"><text:span text:style-name="T47"><text:s text:c="3"/></text:span><text:span text:style-name="T42">0. <text:s text:c="2"/>0. -16. -16. <text:s/>16. <text:s/>16. <text:s text:c="2"/>0. <text:s text:c="2"/>0. <text:s/>16. <text:s/>16. -16. <text:s/>16. <text:s text:c="2"/>0. <text:s text:c="2"/>0.</text:span></text:p>
      <text:p text:style-name="P31"><text:span text:style-name="T47"><text:s text:c="3"/></text:span><text:span text:style-name="T42">0. <text:s text:c="2"/>0.]</text:span></text:p>
      <text:p text:style-name="P31"><text:span text:style-name="T42">1⊕y0⊕y1⊕y2⊕y3⊕y4⊕y5 [ <text:s/>0. -16. <text:s text:c="2"/>0. <text:s/>16. <text:s text:c="2"/>0. -16. <text:s text:c="2"/>0. <text:s/>16. <text:s text:c="2"/>0. <text:s text:c="2"/>0. <text:s/>16. <text:s/>16. <text:s/>16. -16.</text:span></text:p>
      <text:p text:style-name="P31"><text:span text:style-name="T47"><text:s text:c="3"/></text:span><text:span text:style-name="T42">0. <text:s text:c="2"/>0. <text:s text:c="2"/>0. <text:s/>16. -16. <text:s text:c="2"/>0. <text:s text:c="2"/>0. -16. <text:s/>16. <text:s text:c="2"/>0. -16. <text:s/>16. <text:s/>16. <text:s/>16.</text:span></text:p>
      <text:p text:style-name="P31"><text:span text:style-name="T47"><text:s text:c="3"/></text:span><text:span text:style-name="T42">0. <text:s text:c="2"/>0. <text:s text:c="2"/>0. <text:s text:c="2"/>0. <text:s text:c="2"/>0. <text:s text:c="2"/>0. <text:s/>16. <text:s/>16. <text:s text:c="2"/>0. <text:s text:c="2"/>0. -16. -16. <text:s text:c="2"/>0. -16.</text:span></text:p>
      <text:p text:style-name="P31"><text:span text:style-name="T47"><text:s text:c="3"/></text:span><text:span text:style-name="T42">0. -16. <text:s/>16. <text:s text:c="2"/>0. -16. <text:s text:c="2"/>0. <text:s text:c="2"/>0. <text:s text:c="2"/>0. <text:s text:c="2"/>0. <text:s text:c="2"/>0. <text:s text:c="2"/>0. <text:s text:c="2"/>0. <text:s text:c="2"/>0. <text:s text:c="2"/>0.</text:span></text:p>
      <text:p text:style-name="P31"><text:span text:style-name="T47"><text:s/></text:span><text:span text:style-name="T42">-16. <text:s text:c="2"/>0. <text:s text:c="2"/>0. <text:s/>16. <text:s text:c="2"/>0. -16. -16. <text:s text:c="2"/>0. <text:s/>16. <text:s/>16. <text:s text:c="2"/>0. <text:s text:c="2"/>0. <text:s text:c="2"/>0. <text:s text:c="2"/>0.</text:span></text:p>
      <text:p text:style-name="P31"><text:span text:style-name="T47"><text:s/></text:span><text:span text:style-name="T42">-16. <text:s/>16. -16. <text:s text:c="2"/>0. -16. <text:s text:c="2"/>0. -16. <text:s text:c="2"/>0. -16. <text:s text:c="2"/>0. -16. -16. -16. <text:s/>16.</text:span></text:p>
      <text:p text:style-name="P31"><text:span text:style-name="T47"><text:s text:c="3"/></text:span><text:span text:style-name="T42">0. <text:s text:c="2"/>0. <text:s text:c="2"/>0. <text:s text:c="2"/>0. <text:s text:c="2"/>0. -16. -16. <text:s text:c="2"/>0. <text:s text:c="2"/>0. <text:s/>16. <text:s/>16. <text:s text:c="2"/>0. <text:s text:c="2"/>0. <text:s/>16.</text:span></text:p>
      <text:p text:style-name="P31"><text:span text:style-name="T47"><text:s text:c="3"/></text:span><text:span text:style-name="T42">0. <text:s/>16. <text:s/>16. <text:s text:c="2"/>0. -16. <text:s text:c="2"/>0. <text:s text:c="2"/>0. <text:s text:c="2"/>0. <text:s/>16. -16. <text:s text:c="2"/>0. <text:s text:c="2"/>0. <text:s/>16. -16.</text:span></text:p>
      <text:p text:style-name="P31"><text:span text:style-name="T47"><text:s text:c="3"/></text:span><text:span text:style-name="T42">0. <text:s/>16. -16. <text:s text:c="2"/>0. -16. <text:s text:c="2"/>0. <text:s text:c="2"/>0. -16. -16. -16. <text:s/>16. -16. -16. -16.</text:span></text:p>
      <text:p text:style-name="P31"><text:span text:style-name="T47"><text:s/></text:span><text:span text:style-name="T42">-16. <text:s/>16.]</text:span></text:p>
      <text:p text:style-name="P31"><text:span text:style-name="T42">1⊕y0⊕y1⊕y2⊕y3⊕y4⊕y5⊕y6 [ <text:s/>0. <text:s text:c="2"/>0. <text:s text:c="2"/>0. <text:s text:c="2"/>0. -16. <text:s text:c="2"/>0. <text:s text:c="2"/>0. <text:s/>16. -16. <text:s/>16. <text:s text:c="2"/>0. <text:s text:c="2"/>0. <text:s/>16. <text:s text:c="2"/>0.</text:span></text:p>
      <text:p text:style-name="P31"><text:span text:style-name="T47"><text:s text:c="2"/></text:span><text:span text:style-name="T42">16. <text:s text:c="2"/>0. <text:s/>16. -16. <text:s text:c="2"/>0. <text:s text:c="2"/>0. <text:s/>16. <text:s text:c="2"/>0. <text:s/>16. <text:s text:c="2"/>0. <text:s text:c="2"/>0. <text:s text:c="2"/>0. <text:s text:c="2"/>0. <text:s text:c="2"/>0.</text:span></text:p>
      <text:p text:style-name="P31"><text:span text:style-name="T47"><text:s text:c="2"/></text:span><text:span text:style-name="T42">16. <text:s text:c="2"/>0. <text:s text:c="2"/>0. -16. <text:s/>16. <text:s text:c="2"/>0. <text:s text:c="2"/>0. <text:s/>16. -16. <text:s/>16. -16. -16. <text:s text:c="2"/>0. -16.</text:span></text:p>
      <text:p text:style-name="P31"><text:span text:style-name="T47"><text:s text:c="3"/></text:span><text:span text:style-name="T42">0. <text:s/>16. -16. -16. <text:s text:c="2"/>0. <text:s text:c="2"/>0. <text:s text:c="2"/>0. -16. <text:s text:c="2"/>0. <text:s/>16. -16. -16. <text:s text:c="2"/>0. <text:s text:c="2"/>0.</text:span></text:p>
      <text:p text:style-name="P31"><text:span text:style-name="T47"><text:s/></text:span><text:span text:style-name="T42">-16. <text:s text:c="2"/>0. <text:s text:c="2"/>0. -16. -16. <text:s/>16. <text:s/>16. <text:s/>16. <text:s text:c="2"/>0. <text:s text:c="2"/>0. <text:s/>16. <text:s/>16. <text:s text:c="2"/>0. <text:s/>16.</text:span></text:p>
      <text:p text:style-name="P31"><text:span text:style-name="T47"><text:s text:c="3"/></text:span><text:span text:style-name="T42">0. -16. <text:s text:c="2"/>0. <text:s text:c="2"/>0. <text:s text:c="2"/>0. <text:s text:c="2"/>0. <text:s/>16. <text:s text:c="2"/>0. <text:s text:c="2"/>0. -16. -16. -16. <text:s/>16. -16.</text:span></text:p>
      <text:p text:style-name="P31"><text:span text:style-name="T47"><text:s text:c="3"/></text:span><text:span text:style-name="T42">0. -16. -16. <text:s text:c="2"/>0. <text:s/>16. -16. <text:s text:c="2"/>0. <text:s text:c="2"/>0. -16. <text:s text:c="2"/>0. -16. <text:s text:c="2"/>0. <text:s/>16. <text:s text:c="2"/>0.</text:span></text:p>
      <text:p text:style-name="P31"><text:span text:style-name="T47"><text:s text:c="2"/></text:span><text:span text:style-name="T42">16. <text:s text:c="2"/>0. <text:s text:c="2"/>0. <text:s text:c="2"/>0. <text:s/>16. -16. -16. <text:s text:c="2"/>0. <text:s text:c="2"/>0. -16. -16. <text:s/>16. -16. -16.</text:span></text:p>
      <text:p text:style-name="P31"><text:span text:style-name="T47"><text:s text:c="3"/></text:span><text:span text:style-name="T42">0. -16. <text:s/>16. <text:s text:c="2"/>0. <text:s text:c="2"/>0. <text:s text:c="2"/>0. <text:s text:c="2"/>0. <text:s text:c="2"/>0. <text:s text:c="2"/>0. <text:s/>16. <text:s text:c="2"/>0. -16. -16. -16.</text:span></text:p>
      <text:p text:style-name="P31"><text:span text:style-name="T47"><text:s text:c="3"/></text:span><text:span text:style-name="T42">0. <text:s text:c="2"/>0.]</text:span></text:p>
      <text:p text:style-name="P30"/>
      <text:p text:style-name="P19"><text:span text:style-name="T10">2.6 Действительный многочлен</text:span></text:p>
      <text:p text:style-name="P30"/>
      <text:p text:style-name="P19"><text:span text:style-name="T23">y6 [ 0. <text:s/>1. <text:s/>0. <text:s/>0. <text:s/>0. <text:s/>0. <text:s/>0. <text:s/>0. <text:s/>0. <text:s/>0. <text:s/>1. -2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-1. <text:s/>0. <text:s/>2. <text:s/>0. <text:s/>0. <text:s/>0. <text:s/>0. <text:s/>0. <text:s/>0. <text:s/>1. -2.</text:span></text:p>
      <text:p text:style-name="P19"><text:span text:style-name="T37"><text:s text:c="2"/></text:span><text:span text:style-name="T25">0. -1. <text:s/>0. <text:s/>2. <text:s/>0. <text:s/>0. -2. <text:s/>4. <text:s/>0. <text:s/>0. <text:s/>0. -2. <text:s/>1. -2. -2. <text:s/>4. <text:s/>0. <text:s/>2.</text:span></text:p>
      <text:p text:style-name="P19"><text:span text:style-name="T37"><text:s text:c="2"/></text:span><text:span text:style-name="T25">0. -4. <text:s/>0. <text:s/>2. <text:s/>2. -6. <text:s/>0. -2. <text:s/>0. <text:s/>4. <text:s/>0. <text:s/>0. <text:s/>0. -1. <text:s/>1. -2. <text:s/>0. <text:s/>2.</text:span></text:p>
      <text:p text:style-name="P19"><text:span text:style-name="T37"><text:s text:c="2"/></text:span><text:span text:style-name="T25">0. <text:s/>0. <text:s/>0. <text:s/>2. <text:s/>0. <text:s/>0. -2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-2. <text:s/>0. <text:s/>2. <text:s/>0. <text:s/>0. <text:s/>0. -1. <text:s/>0. <text:s/>2. <text:s/>0. <text:s/>2. -2. -2. <text:s/>1. <text:s/>0. <text:s/>0. -4.</text:span></text:p>
      <text:p text:style-name="P19"><text:span text:style-name="T37"><text:s/></text:span><text:span text:style-name="T25">-2. <text:s/>2. <text:s/>4. <text:s/>0. <text:s/>0. <text:s/>2. <text:s/>0. -2. -2. <text:s/>0. <text:s/>4. <text:s/>0. -2. <text:s/>0. <text:s/>0. <text:s/>4. <text:s/>4. -4.</text:span></text:p>
      <text:p text:style-name="P19"><text:span text:style-name="T37"><text:s/></text:span><text:span text:style-name="T25">-4. <text:s/>0.]</text:span></text:p>
      <text:p text:style-name="P19"><text:span text:style-name="T25">y5 [ 1. <text:s/>0. <text:s/>0. <text:s/>0. <text:s/>0. <text:s/>0. -1. <text:s/>0. <text:s/>0. <text:s/>0. <text:s/>0. <text:s/>0. <text:s/>0. -1. <text:s/>0. <text:s/>2. -1. <text:s/>0.</text:span></text:p>
      <text:p text:style-name="P19"><text:soft-page-break/><text:span text:style-name="T37"><text:s text:c="2"/></text:span><text:span text:style-name="T25">1. -1. <text:s/>0. <text:s/>0. <text:s/>0. <text:s/>2. <text:s/>0. <text:s/>0. <text:s/>0. <text:s/>0. <text:s/>0. <text:s/>2. <text:s/>0. -4. <text:s/>0. -1. <text:s/>0. <text:s/>0.</text:span></text:p>
      <text:p text:style-name="P19"><text:span text:style-name="T37"><text:s text:c="2"/></text:span><text:span text:style-name="T25">0. <text:s/>0. <text:s/>0. <text:s/>2. <text:s/>0. <text:s/>0. <text:s/>0. <text:s/>0. <text:s/>0. <text:s/>2. <text:s/>0. -4. <text:s/>0. <text:s/>1. <text:s/>0. <text:s/>0. <text:s/>0. <text:s/>0.</text:span></text:p>
      <text:p text:style-name="P19"><text:span text:style-name="T37"><text:s text:c="2"/></text:span><text:span text:style-name="T25">0. -2. <text:s/>1. <text:s/>0. -2. <text:s/>2. <text:s/>0. -4. <text:s/>2. <text:s/>4. <text:s/>0. <text:s/>0. -1. <text:s/>0. <text:s/>0. <text:s/>0. <text:s/>2. <text:s/>0.</text:span></text:p>
      <text:p text:style-name="P19"><text:span text:style-name="T37"><text:s/></text:span><text:span text:style-name="T25">-1. <text:s/>1. <text:s/>2. -2. <text:s/>0. <text:s/>0. -2. <text:s/>0. <text:s/>1. <text:s/>0. <text:s/>0. <text:s/>0. -1. <text:s/>0. <text:s/>0. -2. <text:s/>0. <text:s/>0.</text:span></text:p>
      <text:p text:style-name="P19"><text:span text:style-name="T37"><text:s/></text:span><text:span text:style-name="T25">-2. <text:s/>2. <text:s/>2. -2. <text:s/>0. <text:s/>4. <text:s/>0. <text:s/>0. <text:s/>0. <text:s/>2. <text:s/>0. <text:s/>0. <text:s/>0. -4. <text:s/>0. <text:s/>0. <text:s/>0. <text:s/>0.</text:span></text:p>
      <text:p text:style-name="P19"><text:span text:style-name="T37"><text:s text:c="2"/></text:span><text:span text:style-name="T25">0. <text:s/>0. <text:s/>0. <text:s/>4. <text:s/>0. <text:s/>0. <text:s/>0. -2. <text:s/>0. <text:s/>0. <text:s/>0. <text:s/>4. <text:s/>0. -2. <text:s/>2. <text:s/>0. -2. <text:s/>4.</text:span></text:p>
      <text:p text:style-name="P19"><text:span text:style-name="T37"><text:s text:c="2"/></text:span><text:span text:style-name="T25">0. -8.]</text:span></text:p>
      <text:p text:style-name="P19"><text:span text:style-name="T25">y5⊕y6 [ 1. -1. <text:s/>0. <text:s/>0. <text:s/>0. <text:s/>0. -1. <text:s/>2. <text:s/>0. <text:s/>0. -1. <text:s/>2. <text:s/>0. <text:s/>1. <text:s/>2. -4. -1. <text:s/>2.</text:span></text:p>
      <text:p text:style-name="P19"><text:span text:style-name="T37"><text:s text:c="2"/></text:span><text:span text:style-name="T25">1. -1. <text:s/>0. <text:s/>0. <text:s/>0. -2. <text:s/>0. -1. <text:s/>0. <text:s/>0. <text:s/>0. <text:s/>0. <text:s/>0. <text:s/>2. <text:s/>0. <text:s/>1. -1. <text:s/>0.</text:span></text:p>
      <text:p text:style-name="P19"><text:span text:style-name="T37"><text:s text:c="2"/></text:span><text:span text:style-name="T25">0. -1. <text:s/>2. -2. <text:s/>0. <text:s/>0. <text:s/>2. -2. <text:s/>0. <text:s/>0. -4. <text:s/>4. <text:s/>1. -3. <text:s/>0. <text:s/>2. <text:s/>0. <text:s/>2.</text:span></text:p>
      <text:p text:style-name="P19"><text:span text:style-name="T37"><text:s/></text:span><text:span text:style-name="T25">-2. <text:s/>2. -1. <text:s/>2. <text:s/>0. -2. <text:s/>0. -2. <text:s/>2. <text:s/>0. <text:s/>0. <text:s/>0. -1. <text:s/>1. -1. <text:s/>2. <text:s/>2. -4.</text:span></text:p>
      <text:p text:style-name="P19"><text:span text:style-name="T37"><text:s/></text:span><text:span text:style-name="T25">-1. <text:s/>1. <text:s/>2. -2. <text:s/>2. -4. -4. <text:s/>6. <text:s/>1. -2. <text:s/>0. <text:s/>0. <text:s/>1. -2. -2. <text:s/>6. <text:s/>0. <text:s/>2.</text:span></text:p>
      <text:p text:style-name="P19"><text:span text:style-name="T37"><text:s text:c="2"/></text:span><text:span text:style-name="T25">0. -2. -2. <text:s/>2. <text:s/>2. -4. <text:s/>0. -1. <text:s/>2. <text:s/>0. <text:s/>0. <text:s/>0. -2. <text:s/>2. <text:s/>1. <text:s/>0. -4. <text:s/>2.</text:span></text:p>
      <text:p text:style-name="P19"><text:span text:style-name="T37"><text:s/></text:span><text:span text:style-name="T25">-2. <text:s/>2. <text:s/>6. -4. -2. <text:s/>4. <text:s/>0. -2. <text:s/>0. <text:s/>0. <text:s/>2. -4. <text:s/>2. -4. <text:s/>0. <text:s/>4. <text:s/>2. <text:s/>0.</text:span></text:p>
      <text:p text:style-name="P19"><text:span text:style-name="T37"><text:s/></text:span><text:span text:style-name="T25">-4. <text:s/>0.]</text:span></text:p>
      <text:p text:style-name="P19"><text:span text:style-name="T25">y4 [ 1. <text:s/>0. <text:s/>0. -1. <text:s/>0. <text:s/>0. <text:s/>0. <text:s/>0. -1. <text:s/>1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1. -2. <text:s/>0. <text:s/>2. <text:s/>0. -1. <text:s/>0. <text:s/>2.</text:span></text:p>
      <text:p text:style-name="P19"><text:span text:style-name="T37"><text:s/></text:span><text:span text:style-name="T25">-1. <text:s/>2. <text:s/>0. -2. <text:s/>1. <text:s/>0. -1. <text:s/>0. <text:s/>0. -2. <text:s/>2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2. -2. <text:s/>0. <text:s/>0. <text:s/>0. -1. <text:s/>2. <text:s/>0. <text:s/>0. <text:s/>1. -2.</text:span></text:p>
      <text:p text:style-name="P19"><text:span text:style-name="T37"><text:s text:c="2"/></text:span><text:span text:style-name="T25">0. -1. <text:s/>2. -2. <text:s/>0. <text:s/>0. -2. <text:s/>4. -1. <text:s/>0. <text:s/>2. -2. <text:s/>0. <text:s/>0. -2. <text:s/>4. <text:s/>2. <text:s/>0.</text:span></text:p>
      <text:p text:style-name="P19"><text:span text:style-name="T37"><text:s/></text:span><text:span text:style-name="T25">-4. <text:s/>4. -2. <text:s/>2. <text:s/>4. -8. <text:s/>0. <text:s/>0. <text:s/>0. -2. <text:s/>1. -2. <text:s/>0. <text:s/>4. <text:s/>0. <text:s/>0. <text:s/>0. <text:s/>2.</text:span></text:p>
      <text:p text:style-name="P19"><text:span text:style-name="T37"><text:s text:c="2"/></text:span><text:span text:style-name="T25">0. <text:s/>2. -2. -4. <text:s/>0. <text:s/>2. <text:s/>0. <text:s/>0. <text:s/>0. <text:s/>0. <text:s/>0. -4. -2. <text:s/>0. <text:s/>2. -4. <text:s/>2. -4.</text:span></text:p>
      <text:p text:style-name="P19"><text:span text:style-name="T37"><text:s text:c="2"/></text:span><text:span text:style-name="T25">0. <text:s/>8.]</text:span></text:p>
      <text:p text:style-name="P19"><text:span text:style-name="T25">y4⊕y6 [ 1. -1. <text:s/>0. <text:s/>1. <text:s/>0. <text:s/>0. <text:s/>0. <text:s/>0. -1. <text:s/>1. <text:s/>1. -2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1. <text:s/>0. <text:s/>0. <text:s/>1. -2. -2. <text:s/>2. <text:s/>0. <text:s/>1. -1. <text:s/>0.</text:span></text:p>
      <text:p text:style-name="P19"><text:span text:style-name="T37"><text:s/></text:span><text:span text:style-name="T25">-1. <text:s/>1. <text:s/>2. -2. <text:s/>1. -2. -1. <text:s/>2. <text:s/>0. <text:s/>0. <text:s/>0. <text:s/>0. -1. <text:s/>0. <text:s/>2. -2. <text:s/>2. -2.</text:span></text:p>
      <text:p text:style-name="P19"><text:span text:style-name="T37"><text:s/></text:span><text:span text:style-name="T25">-4. <text:s/>4. <text:s/>0. <text:s/>0. <text:s/>0. <text:s/>0. -2. <text:s/>4. <text:s/>4. -4. <text:s/>0. <text:s/>0. -1. <text:s/>1. -1. <text:s/>2. <text:s/>1. -2.</text:span></text:p>
      <text:p text:style-name="P19"><text:span text:style-name="T37"><text:s text:c="2"/></text:span><text:span text:style-name="T25">0. <text:s/>1. <text:s/>0. <text:s/>0. <text:s/>2. -4. -2. <text:s/>4. -1. <text:s/>2. <text:s/>2. -4. <text:s/>2. -4. -2. <text:s/>4. <text:s/>2. -4.</text:span></text:p>
      <text:p text:style-name="P19"><text:span text:style-name="T37"><text:s/></text:span><text:span text:style-name="T25">-2. <text:s/>4. -4. <text:s/>8. <text:s/>4. -8. <text:s/>0. -1. <text:s/>2. -2. <text:s/>1. -2. -2. <text:s/>4. -1. <text:s/>2. <text:s/>0. <text:s/>0.</text:span></text:p>
      <text:p text:style-name="P19"><text:span text:style-name="T37"><text:s text:c="2"/></text:span><text:span text:style-name="T25">0. <text:s/>2. <text:s/>0. -4. <text:s/>2. -2. -4. <text:s/>6. -4. <text:s/>6. <text:s/>6. -8. -2. <text:s/>2. <text:s/>2. -4. <text:s/>4. -8.</text:span></text:p>
      <text:p text:style-name="P19"><text:span text:style-name="T37"><text:s/></text:span><text:span text:style-name="T25">-4. <text:s/>8.]</text:span></text:p>
      <text:p text:style-name="P19"><text:span text:style-name="T25">y4⊕y5 [ 0. <text:s/>0. <text:s/>0. <text:s/>1. <text:s/>0. <text:s/>0. <text:s/>1. -2. <text:s/>1. -1. <text:s/>0. <text:s/>0. <text:s/>0. <text:s/>1. -2. <text:s/>2. <text:s/>1. <text:s/>0.</text:span></text:p>
      <text:p text:style-name="P19"><text:span text:style-name="T37"><text:s/></text:span><text:span text:style-name="T25">-1. -1. <text:s/>0. <text:s/>0. <text:s/>0. <text:s/>2. -2. <text:s/>2. <text:s/>2. -2. <text:s/>1. -2. <text:s/>0. <text:s/>0. <text:s/>0. <text:s/>0. <text:s/>0. <text:s/>0.</text:span></text:p>
      <text:p text:style-name="P19"><text:span text:style-name="T37"><text:s text:c="2"/></text:span><text:span text:style-name="T25">1. <text:s/>0. -2. <text:s/>2. -1. <text:s/>2. <text:s/>1. -2. <text:s/>0. -2. <text:s/>2. -2. <text:s/>0. -1. <text:s/>0. <text:s/>2. -2. <text:s/>2.</text:span></text:p>
      <text:p text:style-name="P19"><text:span text:style-name="T37"><text:s text:c="2"/></text:span><text:span text:style-name="T25">2. -4. <text:s/>1. -2. -2. <text:s/>2. <text:s/>0. <text:s/>2. <text:s/>0. <text:s/>0. <text:s/>0. <text:s/>0. <text:s/>0. <text:s/>0. <text:s/>0. <text:s/>0. -1. <text:s/>2.</text:span></text:p>
      <text:p text:style-name="P19"><text:span text:style-name="T37"><text:s/></text:span><text:span text:style-name="T25">-1. <text:s/>2. <text:s/>0. -2. <text:s/>0. -2. <text:s/>2. <text:s/>0. <text:s/>0. <text:s/>0. <text:s/>0. <text:s/>0. -1. <text:s/>0. <text:s/>2. -2. <text:s/>2. -4.</text:span></text:p>
      <text:p text:style-name="P19"><text:span text:style-name="T37"><text:s/></text:span><text:span text:style-name="T25">-2. <text:s/>6. <text:s/>0. <text:s/>4. -2. -4. <text:s/>0. <text:s/>0. <text:s/>0. <text:s/>0. -1. <text:s/>0. <text:s/>2. -2. <text:s/>2. -4. -2. <text:s/>4.</text:span></text:p>
      <text:p text:style-name="P19"><text:span text:style-name="T37"><text:s text:c="2"/></text:span><text:span text:style-name="T25">0. <text:s/>4. -2. <text:s/>0. <text:s/>0. <text:s/>0. <text:s/>0. <text:s/>0. <text:s/>2. <text:s/>0. -2. <text:s/>0. -2. <text:s/>6. <text:s/>4. -8. <text:s/>0. -8.</text:span></text:p>
      <text:p text:style-name="P19"><text:span text:style-name="T37"><text:s text:c="2"/></text:span><text:span text:style-name="T25">0. <text:s/>8.]</text:span></text:p>
      <text:p text:style-name="P19"><text:span text:style-name="T25">y4⊕y5⊕y6 [ 0. <text:s/>1. <text:s/>0. -1. <text:s/>0. <text:s/>0. <text:s/>1. <text:s/>0. <text:s/>1. -1. -1. <text:s/>2. <text:s/>0. -1. <text:s/>0. <text:s/>0. <text:s/>1. -2.</text:span></text:p>
      <text:p text:style-name="P19"><text:span text:style-name="T37"><text:s/></text:span><text:span text:style-name="T25">-1. <text:s/>3. <text:s/>0. <text:s/>0. <text:s/>0. -2. -2. <text:s/>3. <text:s/>2. -4. <text:s/>1. <text:s/>0. -2. <text:s/>2. <text:s/>0. <text:s/>0. <text:s/>1. <text:s/>0.</text:span></text:p>
      <text:p text:style-name="P19"><text:span text:style-name="T37"><text:s text:c="2"/></text:span><text:span text:style-name="T25">1. -1. -2. <text:s/>0. -1. <text:s/>0. <text:s/>1. -2. <text:s/>0. <text:s/>2. <text:s/>0. <text:s/>0. -1. <text:s/>1. <text:s/>0. -2. <text:s/>0. <text:s/>0.</text:span></text:p>
      <text:p text:style-name="P19"><text:span text:style-name="T37"><text:s text:c="2"/></text:span><text:span text:style-name="T25">0. <text:s/>4. <text:s/>3. -2. -2. <text:s/>4. -2. <text:s/>0. <text:s/>2. -4. <text:s/>0. <text:s/>0. <text:s/>0. <text:s/>1. <text:s/>1. -2. -1. <text:s/>0.</text:span></text:p>
      <text:p text:style-name="P19"><text:span text:style-name="T37"><text:s/></text:span><text:span text:style-name="T25">-1. <text:s/>0. <text:s/>2. -2. <text:s/>0. <text:s/>2. -2. <text:s/>2. <text:s/>0. <text:s/>0. <text:s/>0. -2. -1. <text:s/>2. <text:s/>0. <text:s/>2. <text:s/>2. -2.</text:span></text:p>
      <text:p text:style-name="P19"><text:span text:style-name="T37"><text:s/></text:span><text:span text:style-name="T25">-2. <text:s/>4. -2. <text:s/>0. <text:s/>4. -4. <text:s/>0. -1. <text:s/>0. <text:s/>0. -1. <text:s/>2. <text:s/>0. <text:s/>2. <text:s/>1. <text:s/>2. -2. <text:s/>0.</text:span></text:p>
      <text:p text:style-name="P19"><text:span text:style-name="T37"><text:s text:c="2"/></text:span><text:span text:style-name="T25">0. -4. <text:s/>2. <text:s/>0. <text:s/>0. <text:s/>2. <text:s/>0. <text:s/>0. <text:s/>0. -2. <text:s/>2. -4. -2. -2. <text:s/>2. <text:s/>0. <text:s/>2. <text:s/>4.</text:span></text:p>
      <text:p text:style-name="P19"><text:span text:style-name="T37"><text:s/></text:span><text:span text:style-name="T25">-4. <text:s/>0.]</text:span></text:p>
      <text:p text:style-name="P30"/>
      <text:p text:style-name="P19"><text:span text:style-name="T49">. . . . . .</text:span></text:p>
      <text:p text:style-name="P30"/>
      <text:p text:style-name="P19"><text:span text:style-name="T23">1⊕y0⊕y1⊕y2⊕y3⊕y5⊕y6 [ 0. <text:s/>1. <text:s/>0. <text:s/>0. <text:s/>1. -1. -1. <text:s/>0. <text:s/>0. <text:s/>0. <text:s/>1. -2. -1. <text:s/>1. <text:s/>1. <text:s/>0. <text:s/>1. -2.</text:span></text:p>
      <text:p text:style-name="P19"><text:span text:style-name="T37"><text:s text:c="2"/></text:span><text:span text:style-name="T25">0. <text:s/>1. -1. <text:s/>1. <text:s/>0. <text:s/>0. -1. <text:s/>1. -1. <text:s/>2. <text:s/>2. -2. <text:s/>0. <text:s/>0. <text:s/>1. -2. <text:s/>0. <text:s/>1.</text:span></text:p>
      <text:p text:style-name="P19"><text:span text:style-name="T37"><text:s/></text:span><text:span text:style-name="T25">-1. <text:s/>1. <text:s/>1. <text:s/>0. -1. <text:s/>1. <text:s/>0. <text:s/>0. <text:s/>2. -2. -2. <text:s/>2. -1. <text:s/>3. -1. -2. <text:s/>1. -2.</text:span></text:p>
      <text:p text:style-name="P19"><text:span text:style-name="T37"><text:s text:c="2"/></text:span><text:span text:style-name="T25">0. <text:s/>2. <text:s/>1. -2. <text:s/>2. <text:s/>0. -2. <text:s/>4. <text:s/>0. -4. <text:s/>1. -2. <text:s/>0. <text:s/>1. -2. <text:s/>2. <text:s/>2. -2.</text:span></text:p>
      <text:p text:style-name="P19"><text:soft-page-break/><text:span text:style-name="T37"><text:s text:c="2"/></text:span><text:span text:style-name="T25">0. <text:s/>1. -1. <text:s/>0. <text:s/>1. -2. -2. <text:s/>4. -1. <text:s/>3. -1. -2. <text:s/>1. -2. <text:s/>0. <text:s/>2. <text:s/>0. -2.</text:span></text:p>
      <text:p text:style-name="P19"><text:span text:style-name="T37"><text:s text:c="2"/></text:span><text:span text:style-name="T25">2. <text:s/>0. <text:s/>0. <text:s/>2. <text:s/>0. -4. -1. <text:s/>2. -1. <text:s/>0. <text:s/>1. <text:s/>0. <text:s/>0. -2. <text:s/>1. -2. <text:s/>0. <text:s/>2.</text:span></text:p>
      <text:p text:style-name="P19"><text:span text:style-name="T37"><text:s/></text:span><text:span text:style-name="T25">-2. <text:s/>2. <text:s/>2. -4. <text:s/>1. -4. <text:s/>2. <text:s/>2. <text:s/>0. <text:s/>2. -2. <text:s/>0. <text:s/>0. <text:s/>4. -2. -4. <text:s/>0. -4.</text:span></text:p>
      <text:p text:style-name="P19"><text:span text:style-name="T37"><text:s text:c="2"/></text:span><text:span text:style-name="T25">0. <text:s/>8.]</text:span></text:p>
      <text:p text:style-name="P19"><text:span text:style-name="T25">1⊕y0⊕y1⊕y2⊕y3⊕y4 [ 0. <text:s/>0. <text:s/>0. <text:s/>1. <text:s/>1. -1. <text:s/>0. <text:s/>0. <text:s/>1. -1. <text:s/>0. <text:s/>0. -1. <text:s/>2. -1. <text:s/>0. <text:s/>0. <text:s/>0.</text:span></text:p>
      <text:p text:style-name="P19"><text:span text:style-name="T37"><text:s text:c="2"/></text:span><text:span text:style-name="T25">1. -2. -1. <text:s/>1. <text:s/>0. <text:s/>0. -1. <text:s/>2. -1. <text:s/>0. <text:s/>1. -2. <text:s/>2. <text:s/>0. <text:s/>1. <text:s/>0. -1. -1.</text:span></text:p>
      <text:p text:style-name="P19"><text:span text:style-name="T37"><text:s/></text:span><text:span text:style-name="T25">-2. <text:s/>2. <text:s/>1. <text:s/>0. -2. <text:s/>1. <text:s/>1. <text:s/>0. <text:s/>2. -2. <text:s/>0. <text:s/>0. <text:s/>0. <text:s/>0. -1. <text:s/>2. <text:s/>1. -2.</text:span></text:p>
      <text:p text:style-name="P19"><text:span text:style-name="T37"><text:s text:c="2"/></text:span><text:span text:style-name="T25">0. <text:s/>0. <text:s/>2. -2. <text:s/>0. <text:s/>0. -2. <text:s/>2. <text:s/>0. <text:s/>0. <text:s/>1. <text:s/>0. <text:s/>0. -2. -1. <text:s/>0. -1. <text:s/>2.</text:span></text:p>
      <text:p text:style-name="P19"><text:span text:style-name="T37"><text:s/></text:span><text:span text:style-name="T25">-1. <text:s/>1. -1. <text:s/>2. <text:s/>1. -2. <text:s/>2. -2. -1. <text:s/>1. -1. <text:s/>2. <text:s/>2. -2. <text:s/>0. <text:s/>0. <text:s/>2. -4.</text:span></text:p>
      <text:p text:style-name="P19"><text:span text:style-name="T37"><text:s text:c="2"/></text:span><text:span text:style-name="T25">2. <text:s/>0. -2. <text:s/>4. -2. <text:s/>0. -1. -1. <text:s/>1. <text:s/>2. <text:s/>2. <text:s/>0. <text:s/>0. -2. <text:s/>2. <text:s/>0. <text:s/>0. -2.</text:span></text:p>
      <text:p text:style-name="P19"><text:span text:style-name="T37"><text:s/></text:span><text:span text:style-name="T25">-2. <text:s/>0. -2. <text:s/>4. <text:s/>1. <text:s/>0. <text:s/>0. -2. -2. <text:s/>2. <text:s/>0. <text:s/>0. -4. <text:s/>4. <text:s/>0. <text:s/>0. <text:s/>4. -4.</text:span></text:p>
      <text:p text:style-name="P19"><text:span text:style-name="T37"><text:s text:c="2"/></text:span><text:span text:style-name="T25">0. <text:s/>0.]</text:span></text:p>
      <text:p text:style-name="P19"><text:span text:style-name="T25">1⊕y0⊕y1⊕y2⊕y3⊕y4⊕y6 [ 0. <text:s/>1. <text:s/>0. -1. <text:s/>1. -1. <text:s/>0. <text:s/>0. <text:s/>1. -1. -1. <text:s/>2. -1. <text:s/>0. <text:s/>1. <text:s/>0. <text:s/>0. <text:s/>0.</text:span></text:p>
      <text:p text:style-name="P19"><text:span text:style-name="T37"><text:s text:c="2"/></text:span><text:span text:style-name="T25">1. <text:s/>0. -1. <text:s/>1. <text:s/>0. <text:s/>0. -1. <text:s/>1. <text:s/>1. -2. <text:s/>1. <text:s/>0. -2. <text:s/>0. <text:s/>1. -2. <text:s/>0. <text:s/>1.</text:span></text:p>
      <text:p text:style-name="P19"><text:span text:style-name="T37"><text:s/></text:span><text:span text:style-name="T25">-2. <text:s/>3. <text:s/>1. -2. -2. <text:s/>3. <text:s/>1. -2. <text:s/>2. -2. -2. <text:s/>2. -1. <text:s/>2. -1. <text:s/>0. <text:s/>3. -4.</text:span></text:p>
      <text:p text:style-name="P19"><text:span text:style-name="T37"><text:s/></text:span><text:span text:style-name="T25">-2. <text:s/>2. <text:s/>2. -4. <text:s/>0. <text:s/>2. -2. <text:s/>2. <text:s/>2. <text:s/>0. <text:s/>1. -2. <text:s/>0. <text:s/>1. -2. <text:s/>2. <text:s/>1. <text:s/>0.</text:span></text:p>
      <text:p text:style-name="P19"><text:span text:style-name="T37"><text:s/></text:span><text:span text:style-name="T25">-1. <text:s/>1. <text:s/>1. -2. <text:s/>1. <text:s/>0. -2. <text:s/>0. -1. <text:s/>1. -1. <text:s/>0. <text:s/>2. -2. <text:s/>0. <text:s/>0. <text:s/>2. -2.</text:span></text:p>
      <text:p text:style-name="P19"><text:span text:style-name="T37"><text:s/></text:span><text:span text:style-name="T25">-2. <text:s/>4. -2. <text:s/>2. <text:s/>4. -4. -1. <text:s/>2. -1. <text:s/>0. <text:s/>2. -2. <text:s/>0. <text:s/>0. <text:s/>1. -2. <text:s/>0. <text:s/>2.</text:span></text:p>
      <text:p text:style-name="P19"><text:span text:style-name="T37"><text:s text:c="2"/></text:span><text:span text:style-name="T25">0. <text:s/>0. <text:s/>0. <text:s/>0. <text:s/>1. -2. <text:s/>2. <text:s/>0. -2. <text:s/>2. <text:s/>0. <text:s/>0. -2. <text:s/>4. <text:s/>0. -4. <text:s/>0. <text:s/>0.</text:span></text:p>
      <text:p text:style-name="P19"><text:span text:style-name="T37"><text:s text:c="2"/></text:span><text:span text:style-name="T25">0. <text:s/>0.]</text:span></text:p>
      <text:p text:style-name="P19"><text:span text:style-name="T25">1⊕y0⊕y1⊕y2⊕y3⊕y4⊕y5 [ 1. <text:s/>0. <text:s/>0. -1. -1. <text:s/>1. <text:s/>1. <text:s/>0. -1. <text:s/>1. <text:s/>0. <text:s/>0. <text:s/>1. -1. -1. <text:s/>0. -1. <text:s/>0.</text:span></text:p>
      <text:p text:style-name="P19"><text:span text:style-name="T37"><text:s text:c="2"/></text:span><text:span text:style-name="T25">0. <text:s/>1. <text:s/>1. -1. <text:s/>0. <text:s/>0. <text:s/>1. <text:s/>0. <text:s/>1. -2. -1. <text:s/>0. <text:s/>0. <text:s/>2. -1. <text:s/>1. <text:s/>1. -1.</text:span></text:p>
      <text:p text:style-name="P19"><text:span text:style-name="T37"><text:s text:c="2"/></text:span><text:span text:style-name="T25">2. -2. -3. <text:s/>2. <text:s/>2. -3. -1. <text:s/>2. -2. <text:s/>2. <text:s/>2. <text:s/>0. <text:s/>2. -1. -1. <text:s/>0. -3. <text:s/>2.</text:span></text:p>
      <text:p text:style-name="P19"><text:span text:style-name="T37"><text:s text:c="2"/></text:span><text:span text:style-name="T25">2. <text:s/>0. -3. <text:s/>2. <text:s/>0. <text:s/>2. <text:s/>4. -2. -2. -4. -1. <text:s/>0. <text:s/>1. <text:s/>0. <text:s/>1. <text:s/>0. -1. <text:s/>0.</text:span></text:p>
      <text:p text:style-name="P19"><text:span text:style-name="T37"><text:s text:c="2"/></text:span><text:span text:style-name="T25">2. -2. -1. <text:s/>2. -1. <text:s/>0. <text:s/>0. <text:s/>0. <text:s/>2. -1. -1. <text:s/>0. -1. <text:s/>0. <text:s/>0. <text:s/>0. -2. <text:s/>2.</text:span></text:p>
      <text:p text:style-name="P19"><text:span text:style-name="T37"><text:s text:c="2"/></text:span><text:span text:style-name="T25">0. <text:s/>0. <text:s/>0. <text:s/>2. <text:s/>2. -4. <text:s/>1. -1. -1. <text:s/>2. -2. <text:s/>2. <text:s/>2. -2. -2. <text:s/>4. <text:s/>0. -4.</text:span></text:p>
      <text:p text:style-name="P19"><text:span text:style-name="T37"><text:s text:c="2"/></text:span><text:span text:style-name="T25">2. -2. <text:s/>0. <text:s/>0. -3. <text:s/>2. <text:s/>2. -2. <text:s/>4. -2. -2. <text:s/>0. <text:s/>4. -4. <text:s/>0. <text:s/>0. -4. <text:s/>0.</text:span></text:p>
      <text:p text:style-name="P19"><text:span text:style-name="T37"><text:s text:c="2"/></text:span><text:span text:style-name="T25">0. <text:s/>8.]</text:span></text:p>
      <text:p text:style-name="P19"><text:span text:style-name="T25">1⊕y0⊕y1⊕y2⊕y3⊕y4⊕y5⊕y6 [ 1. -1. <text:s/>0. <text:s/>1. -1. <text:s/>1. <text:s/>1. -2. -1. <text:s/>1. <text:s/>1. -2. <text:s/>1. -1. -1. <text:s/>2. -1. <text:s/>2.</text:span></text:p>
      <text:p text:style-name="P19"><text:span text:style-name="T37"><text:s text:c="2"/></text:span><text:span text:style-name="T25">0. -1. <text:s/>1. -1. <text:s/>0. <text:s/>0. <text:s/>1. -1. -1. <text:s/>2. -1. <text:s/>0. <text:s/>0. <text:s/>0. -1. <text:s/>1. <text:s/>0. -1.</text:span></text:p>
      <text:p text:style-name="P19"><text:span text:style-name="T37"><text:s text:c="2"/></text:span><text:span text:style-name="T25">2. -1. -1. <text:s/>2. <text:s/>2. -1. -1. <text:s/>2. -2. <text:s/>0. <text:s/>0. <text:s/>0. <text:s/>1. -1. <text:s/>1. <text:s/>0. -1. <text:s/>0.</text:span></text:p>
      <text:p text:style-name="P19"><text:span text:style-name="T37"><text:s/></text:span><text:span text:style-name="T25">-2. <text:s/>2. -1. <text:s/>0. <text:s/>0. -2. <text:s/>0. <text:s/>2. <text:s/>4. -4. -1. <text:s/>2. <text:s/>1. -3. <text:s/>2. -2. -3. <text:s/>4.</text:span></text:p>
      <text:p text:style-name="P19"><text:span text:style-name="T37"><text:s text:c="2"/></text:span><text:span text:style-name="T25">2. -2. -3. <text:s/>4. -3. <text:s/>2. <text:s/>4. -4. <text:s/>2. -3. -1. <text:s/>2. -3. <text:s/>2. <text:s/>2. <text:s/>0. -2. <text:s/>2.</text:span></text:p>
      <text:p text:style-name="P19"><text:span text:style-name="T37"><text:s text:c="2"/></text:span><text:span text:style-name="T25">2. -2. <text:s/>4. -2. -2. <text:s/>0. <text:s/>1. -2. -1. <text:s/>4. -2. <text:s/>2. <text:s/>2. -4. -3. <text:s/>2. <text:s/>4. -6.</text:span></text:p>
      <text:p text:style-name="P19"><text:span text:style-name="T37"><text:s text:c="2"/></text:span><text:span text:style-name="T25">4. -2. -4. <text:s/>4. -1. <text:s/>2. <text:s/>0. -2. <text:s/>2. -2. <text:s/>0. <text:s/>0. <text:s/>2. -2. -2. <text:s/>4. -4. <text:s/>4.</text:span></text:p>
      <text:p text:style-name="P19"><text:span text:style-name="T37"><text:s text:c="2"/></text:span><text:span text:style-name="T25">0. <text:s/>0.]</text:span></text:p>
      <text:p text:style-name="P30"/>
      <text:p text:style-name="P30"/>
      <text:p text:style-name="P19"><text:span text:style-name="T7">2.7 Степень действительного многочлена и число мономов</text:span></text:p>
      <text:p text:style-name="P19"><text:span text:style-name="T7">лин. комбинация <text:s text:c="2"/>| <text:s/>степень <text:s text:c="2"/>| <text:s/>число мономов</text:span></text:p>
      <text:p text:style-name="P19"><text:span text:style-name="T22">y6 <text:s text:c="30"/>50 <text:s text:c="3"/>8</text:span></text:p>
      <text:p text:style-name="P19"><text:span text:style-name="T25">y5 <text:s text:c="30"/>47 <text:s text:c="3"/>8</text:span></text:p>
      <text:p text:style-name="P19"><text:span text:style-name="T25">y5⊕y6 <text:s text:c="27"/>83 <text:s text:c="3"/>9</text:span></text:p>
      <text:p text:style-name="P19"><text:span text:style-name="T25">y4 <text:s text:c="30"/>55 <text:s text:c="3"/>9</text:span></text:p>
      <text:p text:style-name="P19"><text:span text:style-name="T25">y4⊕y6 <text:s text:c="27"/>87 <text:s text:c="2"/>10</text:span></text:p>
      <text:p text:style-name="P19"><text:span text:style-name="T25">y4⊕y5 <text:s text:c="27"/>73 <text:s text:c="2"/>10</text:span></text:p>
      <text:p text:style-name="P19"><text:span text:style-name="T25">y4⊕y5⊕y6 <text:s text:c="24"/>79 <text:s text:c="3"/>8</text:span></text:p>
      <text:p text:style-name="P19"><text:span text:style-name="T25">y3 <text:s text:c="30"/>43 <text:s text:c="3"/>7</text:span></text:p>
      <text:p text:style-name="P19"><text:span text:style-name="T25">y3⊕y6 <text:s text:c="27"/>72 <text:s text:c="3"/>8</text:span></text:p>
      <text:p text:style-name="P19"><text:span text:style-name="T25">y3⊕y5 <text:s text:c="27"/>77 <text:s text:c="2"/>10</text:span></text:p>
      <text:p text:style-name="P19"><text:span text:style-name="T25">y3⊕y5⊕y6 <text:s text:c="24"/>81 <text:s text:c="3"/>8</text:span></text:p>
      <text:p text:style-name="P19"><text:span text:style-name="T25">y3⊕y4 <text:s text:c="27"/>62 <text:s text:c="3"/>7</text:span></text:p>
      <text:p text:style-name="P19"><text:span text:style-name="T25">y3⊕y4⊕y6 <text:s text:c="24"/>83 <text:s text:c="3"/>9</text:span></text:p>
      <text:p text:style-name="P19"><text:span text:style-name="T25">y3⊕y4⊕y5 <text:s text:c="24"/>71 <text:s text:c="3"/>8</text:span></text:p>
      <text:p text:style-name="P19"><text:span text:style-name="T25">y3⊕y4⊕y5⊕y6 <text:s text:c="21"/>78 <text:s text:c="2"/>11</text:span></text:p>
      <text:p text:style-name="P19"><text:soft-page-break/><text:span text:style-name="T25">y2 <text:s text:c="30"/>51 <text:s text:c="3"/>9</text:span></text:p>
      <text:p text:style-name="P19"><text:span text:style-name="T25">y2⊕y6 <text:s text:c="27"/>66 <text:s text:c="2"/>10</text:span></text:p>
      <text:p text:style-name="P19"><text:span text:style-name="T25">y2⊕y5 <text:s text:c="27"/>61 <text:s text:c="3"/>7</text:span></text:p>
      <text:p text:style-name="P19"><text:span text:style-name="T25">y2⊕y5⊕y6 <text:s text:c="24"/>63 <text:s text:c="2"/>10</text:span></text:p>
      <text:p text:style-name="P19"><text:span text:style-name="T25">y2⊕y4 <text:s text:c="27"/>78 <text:s text:c="2"/>10</text:span></text:p>
      <text:p text:style-name="P19"><text:span text:style-name="T25">y2⊕y4⊕y6 <text:s text:c="24"/>93 <text:s text:c="2"/>10</text:span></text:p>
      <text:p text:style-name="P19"><text:span text:style-name="T25">y2⊕y4⊕y5 <text:s text:c="24"/>79 <text:s text:c="2"/>10</text:span></text:p>
      <text:p text:style-name="P19"><text:span text:style-name="T25">y2⊕y4⊕y5⊕y6 <text:s text:c="21"/>75 <text:s text:c="3"/>7</text:span></text:p>
      <text:p text:style-name="P19"><text:span text:style-name="T25">y2⊕y3 <text:s text:c="27"/>72 <text:s text:c="3"/>9</text:span></text:p>
      <text:p text:style-name="P19"><text:span text:style-name="T25">y2⊕y3⊕y6 <text:s text:c="24"/>73 <text:s text:c="3"/>8</text:span></text:p>
      <text:p text:style-name="P19"><text:span text:style-name="T25">y2⊕y3⊕y5 <text:s text:c="24"/>73 <text:s text:c="3"/>9</text:span></text:p>
      <text:p text:style-name="P19"><text:span text:style-name="T25">y2⊕y3⊕y5⊕y6 <text:s text:c="21"/>80 <text:s text:c="3"/>7</text:span></text:p>
      <text:p text:style-name="P19"><text:span text:style-name="T25">y2⊕y3⊕y4 <text:s text:c="24"/>73 <text:s text:c="3"/>9</text:span></text:p>
      <text:p text:style-name="P19"><text:span text:style-name="T25">y2⊕y3⊕y4⊕y6 <text:s text:c="21"/>96 <text:s text:c="2"/>11</text:span></text:p>
      <text:p text:style-name="P19"><text:span text:style-name="T25">y2⊕y3⊕y4⊕y5 <text:s text:c="21"/>89 <text:s text:c="2"/>11</text:span></text:p>
      <text:p text:style-name="P19"><text:span text:style-name="T25">y2⊕y3⊕y4⊕y5⊕y6 <text:s text:c="17"/>101 <text:s text:c="3"/>9</text:span></text:p>
      <text:p text:style-name="P19"><text:span text:style-name="T25">y1 <text:s text:c="30"/>64 <text:s text:c="2"/>10</text:span></text:p>
      <text:p text:style-name="P19"><text:span text:style-name="T25">y1⊕y6 <text:s text:c="27"/>52 <text:s text:c="3"/>9</text:span></text:p>
      <text:p text:style-name="P19"><text:span text:style-name="T25">y1⊕y5 <text:s text:c="27"/>76 <text:s text:c="3"/>8</text:span></text:p>
      <text:p text:style-name="P19"><text:span text:style-name="T25">y1⊕y5⊕y6 <text:s text:c="24"/>83 <text:s text:c="2"/>10</text:span></text:p>
      <text:p text:style-name="P19"><text:span text:style-name="T25">y1⊕y4 <text:s text:c="27"/>88 <text:s text:c="2"/>11</text:span></text:p>
      <text:p text:style-name="P19"><text:span text:style-name="T25">y1⊕y4⊕y6 <text:s text:c="24"/>65 <text:s text:c="3"/>8</text:span></text:p>
      <text:p text:style-name="P19"><text:span text:style-name="T25">y1⊕y4⊕y5 <text:s text:c="24"/>85 <text:s text:c="2"/>12</text:span></text:p>
      <text:p text:style-name="P19"><text:span text:style-name="T25">y1⊕y4⊕y5⊕y6 <text:s text:c="21"/>72 <text:s text:c="3"/>8</text:span></text:p>
      <text:p text:style-name="P19"><text:span text:style-name="T25">y1⊕y3 <text:s text:c="27"/>85 <text:s text:c="2"/>10</text:span></text:p>
      <text:p text:style-name="P19"><text:span text:style-name="T25">y1⊕y3⊕y6 <text:s text:c="24"/>64 <text:s text:c="3"/>7</text:span></text:p>
      <text:p text:style-name="P19"><text:span text:style-name="T25">y1⊕y3⊕y5 <text:s text:c="24"/>75 <text:s text:c="3"/>9</text:span></text:p>
      <text:p text:style-name="P19"><text:span text:style-name="T25">y1⊕y3⊕y5⊕y6 <text:s text:c="21"/>72 <text:s text:c="3"/>7</text:span></text:p>
      <text:p text:style-name="P19"><text:span text:style-name="T25">y1⊕y3⊕y4 <text:s text:c="24"/>88 <text:s text:c="2"/>11</text:span></text:p>
      <text:p text:style-name="P19"><text:span text:style-name="T25">y1⊕y3⊕y4⊕y6 <text:s text:c="21"/>81 <text:s text:c="2"/>10</text:span></text:p>
      <text:p text:style-name="P19"><text:span text:style-name="T25">y1⊕y3⊕y4⊕y5 <text:s text:c="20"/>105 <text:s text:c="2"/>12</text:span></text:p>
      <text:p text:style-name="P19"><text:span text:style-name="T25">y1⊕y3⊕y4⊕y5⊕y6 <text:s text:c="18"/>84 <text:s text:c="3"/>9</text:span></text:p>
      <text:p text:style-name="P19"><text:span text:style-name="T25">y1⊕y2 <text:s text:c="27"/>77 <text:s text:c="3"/>7</text:span></text:p>
      <text:p text:style-name="P19"><text:span text:style-name="T25">y1⊕y2⊕y6 <text:s text:c="24"/>75 <text:s text:c="3"/>9</text:span></text:p>
      <text:p text:style-name="P19"><text:span text:style-name="T25">y1⊕y2⊕y5 <text:s text:c="23"/>104 <text:s text:c="2"/>11</text:span></text:p>
      <text:p text:style-name="P19"><text:span text:style-name="T25">y1⊕y2⊕y5⊕y6 <text:s text:c="21"/>81 <text:s text:c="3"/>7</text:span></text:p>
      <text:p text:style-name="P19"><text:span text:style-name="T25">y1⊕y2⊕y4 <text:s text:c="24"/>99 <text:s text:c="2"/>11</text:span></text:p>
      <text:p text:style-name="P19"><text:span text:style-name="T25">y1⊕y2⊕y4⊕y6 <text:s text:c="21"/>89 <text:s text:c="2"/>11</text:span></text:p>
      <text:p text:style-name="P19"><text:span text:style-name="T25">y1⊕y2⊕y4⊕y5 <text:s text:c="20"/>111 <text:s text:c="2"/>12</text:span></text:p>
      <text:p text:style-name="P19"><text:span text:style-name="T25">y1⊕y2⊕y4⊕y5⊕y6 <text:s text:c="18"/>88 <text:s text:c="3"/>9</text:span></text:p>
      <text:p text:style-name="P19"><text:span text:style-name="T25">y1⊕y2⊕y3 <text:s text:c="24"/>81 <text:s text:c="3"/>7</text:span></text:p>
      <text:p text:style-name="P19"><text:span text:style-name="T25">y1⊕y2⊕y3⊕y6 <text:s text:c="21"/>68 <text:s text:c="3"/>7</text:span></text:p>
      <text:p text:style-name="P19"><text:span text:style-name="T25">y1⊕y2⊕y3⊕y5 <text:s text:c="20"/>103 <text:s text:c="2"/>11</text:span></text:p>
      <text:p text:style-name="P19"><text:span text:style-name="T25">y1⊕y2⊕y3⊕y5⊕y6 <text:s text:c="18"/>86 <text:s text:c="3"/>9</text:span></text:p>
      <text:p text:style-name="P19"><text:span text:style-name="T25">y1⊕y2⊕y3⊕y4 <text:s text:c="21"/>86 <text:s text:c="3"/>8</text:span></text:p>
      <text:p text:style-name="P19"><text:span text:style-name="T25">y1⊕y2⊕y3⊕y4⊕y6 <text:s text:c="18"/>90 <text:s text:c="3"/>8</text:span></text:p>
      <text:p text:style-name="P19"><text:span text:style-name="T25">y1⊕y2⊕y3⊕y4⊕y5 <text:s text:c="17"/>103 <text:s text:c="3"/>8</text:span></text:p>
      <text:p text:style-name="P19"><text:span text:style-name="T25">y1⊕y2⊕y3⊕y4⊕y5⊕y6 <text:s text:c="15"/>85 <text:s text:c="3"/>9</text:span></text:p>
      <text:p text:style-name="P19"><text:span text:style-name="T25">y0 <text:s text:c="30"/>65 <text:s text:c="2"/>11</text:span></text:p>
      <text:p text:style-name="P19"><text:span text:style-name="T25">y0⊕y6 <text:s text:c="27"/>73 <text:s text:c="3"/>9</text:span></text:p>
      <text:p text:style-name="P19"><text:span text:style-name="T25">y0⊕y5 <text:s text:c="27"/>81 <text:s text:c="2"/>11</text:span></text:p>
      <text:p text:style-name="P19"><text:span text:style-name="T25">y0⊕y5⊕y6 <text:s text:c="24"/>85 <text:s text:c="2"/>10</text:span></text:p>
      <text:p text:style-name="P19"><text:span text:style-name="T25">y0⊕y4 <text:s text:c="27"/>76 <text:s text:c="3"/>9</text:span></text:p>
      <text:p text:style-name="P19"><text:span text:style-name="T25">y0⊕y4⊕y6 <text:s text:c="24"/>84 <text:s text:c="3"/>9</text:span></text:p>
      <text:p text:style-name="P19"><text:span text:style-name="T25">y0⊕y4⊕y5 <text:s text:c="23"/>102 <text:s text:c="2"/>12</text:span></text:p>
      <text:p text:style-name="P19"><text:span text:style-name="T25">y0⊕y4⊕y5⊕y6 <text:s text:c="21"/>81 <text:s text:c="3"/>8</text:span></text:p>
      <text:p text:style-name="P19"><text:span text:style-name="T25">y0⊕y3 <text:s text:c="27"/>91 <text:s text:c="2"/>11</text:span></text:p>
      <text:p text:style-name="P19"><text:span text:style-name="T25">y0⊕y3⊕y6 <text:s text:c="24"/>90 <text:s text:c="2"/>11</text:span></text:p>
      <text:p text:style-name="P19"><text:span text:style-name="T25">y0⊕y3⊕y5 <text:s text:c="23"/>106 <text:s text:c="2"/>12</text:span></text:p>
      <text:p text:style-name="P19"><text:soft-page-break/><text:span text:style-name="T25">y0⊕y3⊕y5⊕y6 <text:s text:c="21"/>83 <text:s text:c="3"/>9</text:span></text:p>
      <text:p text:style-name="P19"><text:span text:style-name="T25">y0⊕y3⊕y4 <text:s text:c="24"/>97 <text:s text:c="2"/>12</text:span></text:p>
      <text:p text:style-name="P19"><text:span text:style-name="T25">y0⊕y3⊕y4⊕y6 <text:s text:c="21"/>87 <text:s text:c="2"/>10</text:span></text:p>
      <text:p text:style-name="P19"><text:span text:style-name="T25">y0⊕y3⊕y4⊕y5 <text:s text:c="20"/>106 <text:s text:c="2"/>10</text:span></text:p>
      <text:p text:style-name="P19"><text:span text:style-name="T25">y0⊕y3⊕y4⊕y5⊕y6 <text:s text:c="18"/>96 <text:s text:c="2"/>11</text:span></text:p>
      <text:p text:style-name="P19"><text:span text:style-name="T25">y0⊕y2 <text:s text:c="27"/>93 <text:s text:c="2"/>10</text:span></text:p>
      <text:p text:style-name="P19"><text:span text:style-name="T25">y0⊕y2⊕y6 <text:s text:c="24"/>82 <text:s text:c="3"/>9</text:span></text:p>
      <text:p text:style-name="P19"><text:span text:style-name="T25">y0⊕y2⊕y5 <text:s text:c="24"/>84 <text:s text:c="3"/>8</text:span></text:p>
      <text:p text:style-name="P19"><text:span text:style-name="T25">y0⊕y2⊕y5⊕y6 <text:s text:c="21"/>82 <text:s text:c="2"/>10</text:span></text:p>
      <text:p text:style-name="P19"><text:span text:style-name="T25">y0⊕y2⊕y4 <text:s text:c="24"/>94 <text:s text:c="3"/>9</text:span></text:p>
      <text:p text:style-name="P19"><text:span text:style-name="T25">y0⊕y2⊕y4⊕y6 <text:s text:c="21"/>75 <text:s text:c="3"/>8</text:span></text:p>
      <text:p text:style-name="P19"><text:span text:style-name="T25">y0⊕y2⊕y4⊕y5 <text:s text:c="20"/>116 <text:s text:c="2"/>12</text:span></text:p>
      <text:p text:style-name="P19"><text:span text:style-name="T25">y0⊕y2⊕y4⊕y5⊕y6 <text:s text:c="18"/>98 <text:s text:c="3"/>8</text:span></text:p>
      <text:p text:style-name="P19"><text:span text:style-name="T25">y0⊕y2⊕y3 <text:s text:c="24"/>83 <text:s text:c="3"/>9</text:span></text:p>
      <text:p text:style-name="P19"><text:span text:style-name="T25">y0⊕y2⊕y3⊕y6 <text:s text:c="21"/>96 <text:s text:c="2"/>11</text:span></text:p>
      <text:p text:style-name="P19"><text:span text:style-name="T25">y0⊕y2⊕y3⊕y5 <text:s text:c="20"/>113 <text:s text:c="2"/>12</text:span></text:p>
      <text:p text:style-name="P19"><text:span text:style-name="T25">y0⊕y2⊕y3⊕y5⊕y6 <text:s text:c="18"/>90 <text:s text:c="3"/>8</text:span></text:p>
      <text:p text:style-name="P19"><text:span text:style-name="T25">y0⊕y2⊕y3⊕y4 <text:s text:c="20"/>109 <text:s text:c="2"/>10</text:span></text:p>
      <text:p text:style-name="P19"><text:span text:style-name="T25">y0⊕y2⊕y3⊕y4⊕y6 <text:s text:c="18"/>92 <text:s text:c="3"/>9</text:span></text:p>
      <text:p text:style-name="P19"><text:span text:style-name="T25">y0⊕y2⊕y3⊕y4⊕y5 <text:s text:c="17"/>127 <text:s text:c="2"/>12</text:span></text:p>
      <text:p text:style-name="P19"><text:span text:style-name="T25">y0⊕y2⊕y3⊕y4⊕y5⊕y6 <text:s text:c="14"/>103 <text:s text:c="3"/>9</text:span></text:p>
      <text:p text:style-name="P19"><text:span text:style-name="T25">y0⊕y1 <text:s text:c="27"/>56 <text:s text:c="3"/>9</text:span></text:p>
      <text:p text:style-name="P19"><text:span text:style-name="T25">y0⊕y1⊕y6 <text:s text:c="24"/>84 <text:s text:c="2"/>11</text:span></text:p>
      <text:p text:style-name="P19"><text:span text:style-name="T25">y0⊕y1⊕y5 <text:s text:c="24"/>70 <text:s text:c="3"/>9</text:span></text:p>
      <text:p text:style-name="P19"><text:span text:style-name="T25">y0⊕y1⊕y5⊕y6 <text:s text:c="21"/>93 <text:s text:c="2"/>10</text:span></text:p>
      <text:p text:style-name="P19"><text:span text:style-name="T25">y0⊕y1⊕y4 <text:s text:c="24"/>84 <text:s text:c="3"/>9</text:span></text:p>
      <text:p text:style-name="P19"><text:span text:style-name="T25">y0⊕y1⊕y4⊕y6 <text:s text:c="21"/>84 <text:s text:c="2"/>11</text:span></text:p>
      <text:p text:style-name="P19"><text:span text:style-name="T25">y0⊕y1⊕y4⊕y5 <text:s text:c="21"/>79 <text:s text:c="3"/>8</text:span></text:p>
      <text:p text:style-name="P19"><text:span text:style-name="T25">y0⊕y1⊕y4⊕y5⊕y6 <text:s text:c="17"/>101 <text:s text:c="2"/>12</text:span></text:p>
      <text:p text:style-name="P19"><text:span text:style-name="T25">y0⊕y1⊕y3 <text:s text:c="24"/>78 <text:s text:c="3"/>8</text:span></text:p>
      <text:p text:style-name="P19"><text:span text:style-name="T25">y0⊕y1⊕y3⊕y6 <text:s text:c="21"/>88 <text:s text:c="3"/>9</text:span></text:p>
      <text:p text:style-name="P19"><text:span text:style-name="T25">y0⊕y1⊕y3⊕y5 <text:s text:c="21"/>66 <text:s text:c="3"/>8</text:span></text:p>
      <text:p text:style-name="P19"><text:span text:style-name="T25">y0⊕y1⊕y3⊕y5⊕y6 <text:s text:c="18"/>81 <text:s text:c="3"/>9</text:span></text:p>
      <text:p text:style-name="P19"><text:span text:style-name="T25">y0⊕y1⊕y3⊕y4 <text:s text:c="21"/>86 <text:s text:c="2"/>11</text:span></text:p>
      <text:p text:style-name="P19"><text:span text:style-name="T25">y0⊕y1⊕y3⊕y4⊕y6 <text:s text:c="17"/>101 <text:s text:c="2"/>12</text:span></text:p>
      <text:p text:style-name="P19"><text:span text:style-name="T25">y0⊕y1⊕y3⊕y4⊕y5 <text:s text:c="18"/>91 <text:s text:c="3"/>9</text:span></text:p>
      <text:p text:style-name="P19"><text:span text:style-name="T25">y0⊕y1⊕y3⊕y4⊕y5⊕y6 <text:s text:c="14"/>108 <text:s text:c="2"/>11</text:span></text:p>
      <text:p text:style-name="P19"><text:span text:style-name="T25">y0⊕y1⊕y2 <text:s text:c="24"/>64 <text:s text:c="3"/>8</text:span></text:p>
      <text:p text:style-name="P19"><text:span text:style-name="T25">y0⊕y1⊕y2⊕y6 <text:s text:c="21"/>68 <text:s text:c="3"/>7</text:span></text:p>
      <text:p text:style-name="P19"><text:span text:style-name="T25">y0⊕y1⊕y2⊕y5 <text:s text:c="21"/>74 <text:s text:c="3"/>8</text:span></text:p>
      <text:p text:style-name="P19"><text:span text:style-name="T25">y0⊕y1⊕y2⊕y5⊕y6 <text:s text:c="18"/>85 <text:s text:c="2"/>10</text:span></text:p>
      <text:p text:style-name="P19"><text:span text:style-name="T25">y0⊕y1⊕y2⊕y4 <text:s text:c="21"/>86 <text:s text:c="2"/>11</text:span></text:p>
      <text:p text:style-name="P19"><text:span text:style-name="T25">y0⊕y1⊕y2⊕y4⊕y6 <text:s text:c="17"/>103 <text:s text:c="2"/>11</text:span></text:p>
      <text:p text:style-name="P19"><text:span text:style-name="T25">y0⊕y1⊕y2⊕y4⊕y5 <text:s text:c="18"/>87 <text:s text:c="3"/>9</text:span></text:p>
      <text:p text:style-name="P19"><text:span text:style-name="T25">y0⊕y1⊕y2⊕y4⊕y5⊕y6 <text:s text:c="14"/>103 <text:s text:c="3"/>9</text:span></text:p>
      <text:p text:style-name="P19"><text:span text:style-name="T25">y0⊕y1⊕y2⊕y3 <text:s text:c="21"/>74 <text:s text:c="3"/>9</text:span></text:p>
      <text:p text:style-name="P19"><text:span text:style-name="T25">y0⊕y1⊕y2⊕y3⊕y6 <text:s text:c="18"/>84 <text:s text:c="3"/>9</text:span></text:p>
      <text:p text:style-name="P19"><text:span text:style-name="T25">y0⊕y1⊕y2⊕y3⊕y5 <text:s text:c="18"/>81 <text:s text:c="3"/>8</text:span></text:p>
      <text:p text:style-name="P19"><text:span text:style-name="T25">y0⊕y1⊕y2⊕y3⊕y5⊕y6 <text:s text:c="15"/>93 <text:s text:c="3"/>9</text:span></text:p>
      <text:p text:style-name="P19"><text:span text:style-name="T25">y0⊕y1⊕y2⊕y3⊕y4 <text:s text:c="18"/>82 <text:s text:c="3"/>7</text:span></text:p>
      <text:p text:style-name="P19"><text:span text:style-name="T25">y0⊕y1⊕y2⊕y3⊕y4⊕y6 <text:s text:c="15"/>89 <text:s text:c="3"/>8</text:span></text:p>
      <text:p text:style-name="P19"><text:span text:style-name="T25">y0⊕y1⊕y2⊕y3⊕y4⊕y5 <text:s text:c="15"/>88 <text:s text:c="3"/>9</text:span></text:p>
      <text:p text:style-name="P19"><text:span text:style-name="T25">y0⊕y1⊕y2⊕y3⊕y4⊕y5⊕y6 <text:s text:c="11"/>104 <text:s text:c="3"/>9</text:span></text:p>
      <text:p text:style-name="P19"><text:span text:style-name="T25">1⊕ <text:s text:c="31"/>1 <text:s text:c="3"/>2</text:span></text:p>
      <text:p text:style-name="P19"><text:span text:style-name="T25">1⊕y6 <text:s text:c="28"/>51 <text:s text:c="3"/>8</text:span></text:p>
      <text:p text:style-name="P19"><text:span text:style-name="T25">1⊕y5 <text:s text:c="28"/>46 <text:s text:c="3"/>8</text:span></text:p>
      <text:p text:style-name="P19"><text:span text:style-name="T25">1⊕y5⊕y6 <text:s text:c="25"/>82 <text:s text:c="3"/>9</text:span></text:p>
      <text:p text:style-name="P19"><text:span text:style-name="T25">1⊕y4 <text:s text:c="28"/>54 <text:s text:c="3"/>9</text:span></text:p>
      <text:p text:style-name="P19"><text:span text:style-name="T25">1⊕y4⊕y6 <text:s text:c="25"/>86 <text:s text:c="2"/>10</text:span></text:p>
      <text:p text:style-name="P19"><text:soft-page-break/><text:span text:style-name="T25">1⊕y4⊕y5 <text:s text:c="25"/>74 <text:s text:c="2"/>10</text:span></text:p>
      <text:p text:style-name="P19"><text:span text:style-name="T25">1⊕y4⊕y5⊕y6 <text:s text:c="22"/>80 <text:s text:c="3"/>8</text:span></text:p>
      <text:p text:style-name="P19"><text:span text:style-name="T25">1⊕y3 <text:s text:c="28"/>44 <text:s text:c="3"/>7</text:span></text:p>
      <text:p text:style-name="P19"><text:span text:style-name="T25">1⊕y3⊕y6 <text:s text:c="25"/>73 <text:s text:c="3"/>8</text:span></text:p>
      <text:p text:style-name="P19"><text:span text:style-name="T25">1⊕y3⊕y5 <text:s text:c="25"/>76 <text:s text:c="2"/>10</text:span></text:p>
      <text:p text:style-name="P19"><text:span text:style-name="T25">1⊕y3⊕y5⊕y6 <text:s text:c="22"/>80 <text:s text:c="3"/>8</text:span></text:p>
      <text:p text:style-name="P19"><text:span text:style-name="T25">1⊕y3⊕y4 <text:s text:c="25"/>61 <text:s text:c="3"/>7</text:span></text:p>
      <text:p text:style-name="P19"><text:span text:style-name="T25">1⊕y3⊕y4⊕y6 <text:s text:c="22"/>82 <text:s text:c="3"/>9</text:span></text:p>
      <text:p text:style-name="P19"><text:span text:style-name="T25">1⊕y3⊕y4⊕y5 <text:s text:c="22"/>72 <text:s text:c="3"/>8</text:span></text:p>
      <text:p text:style-name="P19"><text:span text:style-name="T25">1⊕y3⊕y4⊕y5⊕y6 <text:s text:c="19"/>79 <text:s text:c="2"/>11</text:span></text:p>
      <text:p text:style-name="P19"><text:span text:style-name="T25">1⊕y2 <text:s text:c="28"/>50 <text:s text:c="3"/>9</text:span></text:p>
      <text:p text:style-name="P19"><text:span text:style-name="T25">1⊕y2⊕y6 <text:s text:c="25"/>65 <text:s text:c="2"/>10</text:span></text:p>
      <text:p text:style-name="P19"><text:span text:style-name="T25">1⊕y2⊕y5 <text:s text:c="25"/>62 <text:s text:c="3"/>7</text:span></text:p>
      <text:p text:style-name="P19"><text:span text:style-name="T25">1⊕y2⊕y5⊕y6 <text:s text:c="22"/>64 <text:s text:c="2"/>10</text:span></text:p>
      <text:p text:style-name="P19"><text:span text:style-name="T25">1⊕y2⊕y4 <text:s text:c="25"/>79 <text:s text:c="2"/>10</text:span></text:p>
      <text:p text:style-name="P19"><text:span text:style-name="T25">1⊕y2⊕y4⊕y6 <text:s text:c="22"/>94 <text:s text:c="2"/>10</text:span></text:p>
      <text:p text:style-name="P19"><text:span text:style-name="T25">1⊕y2⊕y4⊕y5 <text:s text:c="22"/>78 <text:s text:c="2"/>10</text:span></text:p>
      <text:p text:style-name="P19"><text:span text:style-name="T25">1⊕y2⊕y4⊕y5⊕y6 <text:s text:c="19"/>74 <text:s text:c="3"/>7</text:span></text:p>
      <text:p text:style-name="P19"><text:span text:style-name="T25">1⊕y2⊕y3 <text:s text:c="25"/>71 <text:s text:c="3"/>9</text:span></text:p>
      <text:p text:style-name="P19"><text:span text:style-name="T25">1⊕y2⊕y3⊕y6 <text:s text:c="22"/>72 <text:s text:c="3"/>8</text:span></text:p>
      <text:p text:style-name="P19"><text:span text:style-name="T25">1⊕y2⊕y3⊕y5 <text:s text:c="22"/>74 <text:s text:c="3"/>9</text:span></text:p>
      <text:p text:style-name="P19"><text:span text:style-name="T25">1⊕y2⊕y3⊕y5⊕y6 <text:s text:c="19"/>81 <text:s text:c="3"/>7</text:span></text:p>
      <text:p text:style-name="P19"><text:span text:style-name="T25">1⊕y2⊕y3⊕y4 <text:s text:c="22"/>74 <text:s text:c="3"/>9</text:span></text:p>
      <text:p text:style-name="P19"><text:span text:style-name="T25">1⊕y2⊕y3⊕y4⊕y6 <text:s text:c="19"/>97 <text:s text:c="2"/>11</text:span></text:p>
      <text:p text:style-name="P19"><text:span text:style-name="T25">1⊕y2⊕y3⊕y4⊕y5 <text:s text:c="19"/>88 <text:s text:c="2"/>11</text:span></text:p>
      <text:p text:style-name="P19"><text:span text:style-name="T25">1⊕y2⊕y3⊕y4⊕y5⊕y6 <text:s text:c="15"/>100 <text:s text:c="3"/>9</text:span></text:p>
      <text:p text:style-name="P19"><text:span text:style-name="T25">1⊕y1 <text:s text:c="28"/>63 <text:s text:c="2"/>10</text:span></text:p>
      <text:p text:style-name="P19"><text:span text:style-name="T25">1⊕y1⊕y6 <text:s text:c="25"/>51 <text:s text:c="3"/>9</text:span></text:p>
      <text:p text:style-name="P19"><text:span text:style-name="T25">1⊕y1⊕y5 <text:s text:c="25"/>77 <text:s text:c="3"/>8</text:span></text:p>
      <text:p text:style-name="P19"><text:span text:style-name="T25">1⊕y1⊕y5⊕y6 <text:s text:c="22"/>84 <text:s text:c="2"/>10</text:span></text:p>
      <text:p text:style-name="P19"><text:span text:style-name="T25">1⊕y1⊕y4 <text:s text:c="25"/>89 <text:s text:c="2"/>11</text:span></text:p>
      <text:p text:style-name="P19"><text:span text:style-name="T25">1⊕y1⊕y4⊕y6 <text:s text:c="22"/>66 <text:s text:c="3"/>8</text:span></text:p>
      <text:p text:style-name="P19"><text:span text:style-name="T25">1⊕y1⊕y4⊕y5 <text:s text:c="22"/>84 <text:s text:c="2"/>12</text:span></text:p>
      <text:p text:style-name="P19"><text:span text:style-name="T25">1⊕y1⊕y4⊕y5⊕y6 <text:s text:c="19"/>71 <text:s text:c="3"/>8</text:span></text:p>
      <text:p text:style-name="P19"><text:span text:style-name="T25">1⊕y1⊕y3 <text:s text:c="25"/>84 <text:s text:c="2"/>10</text:span></text:p>
      <text:p text:style-name="P19"><text:span text:style-name="T25">1⊕y1⊕y3⊕y6 <text:s text:c="22"/>63 <text:s text:c="3"/>7</text:span></text:p>
      <text:p text:style-name="P19"><text:span text:style-name="T25">1⊕y1⊕y3⊕y5 <text:s text:c="22"/>76 <text:s text:c="3"/>9</text:span></text:p>
      <text:p text:style-name="P19"><text:span text:style-name="T25">1⊕y1⊕y3⊕y5⊕y6 <text:s text:c="19"/>73 <text:s text:c="3"/>7</text:span></text:p>
      <text:p text:style-name="P19"><text:span text:style-name="T25">1⊕y1⊕y3⊕y4 <text:s text:c="22"/>89 <text:s text:c="2"/>11</text:span></text:p>
      <text:p text:style-name="P19"><text:span text:style-name="T25">1⊕y1⊕y3⊕y4⊕y6 <text:s text:c="19"/>82 <text:s text:c="2"/>10</text:span></text:p>
      <text:p text:style-name="P19"><text:span text:style-name="T25">1⊕y1⊕y3⊕y4⊕y5 <text:s text:c="18"/>104 <text:s text:c="2"/>12</text:span></text:p>
      <text:p text:style-name="P19"><text:span text:style-name="T25">1⊕y1⊕y3⊕y4⊕y5⊕y6 <text:s text:c="16"/>83 <text:s text:c="3"/>9</text:span></text:p>
      <text:p text:style-name="P19"><text:span text:style-name="T25">1⊕y1⊕y2 <text:s text:c="25"/>78 <text:s text:c="3"/>7</text:span></text:p>
      <text:p text:style-name="P19"><text:span text:style-name="T25">1⊕y1⊕y2⊕y6 <text:s text:c="22"/>76 <text:s text:c="3"/>9</text:span></text:p>
      <text:p text:style-name="P19"><text:span text:style-name="T25">1⊕y1⊕y2⊕y5 <text:s text:c="21"/>103 <text:s text:c="2"/>11</text:span></text:p>
      <text:p text:style-name="P19"><text:span text:style-name="T25">1⊕y1⊕y2⊕y5⊕y6 <text:s text:c="19"/>80 <text:s text:c="3"/>7</text:span></text:p>
      <text:p text:style-name="P19"><text:span text:style-name="T25">1⊕y1⊕y2⊕y4 <text:s text:c="22"/>98 <text:s text:c="2"/>11</text:span></text:p>
      <text:p text:style-name="P19"><text:span text:style-name="T25">1⊕y1⊕y2⊕y4⊕y6 <text:s text:c="19"/>88 <text:s text:c="2"/>11</text:span></text:p>
      <text:p text:style-name="P19"><text:span text:style-name="T25">1⊕y1⊕y2⊕y4⊕y5 <text:s text:c="18"/>112 <text:s text:c="2"/>12</text:span></text:p>
      <text:p text:style-name="P19"><text:span text:style-name="T25">1⊕y1⊕y2⊕y4⊕y5⊕y6 <text:s text:c="16"/>89 <text:s text:c="3"/>9</text:span></text:p>
      <text:p text:style-name="P19"><text:span text:style-name="T25">1⊕y1⊕y2⊕y3 <text:s text:c="22"/>82 <text:s text:c="3"/>7</text:span></text:p>
      <text:p text:style-name="P19"><text:span text:style-name="T25">1⊕y1⊕y2⊕y3⊕y6 <text:s text:c="19"/>69 <text:s text:c="3"/>7</text:span></text:p>
      <text:p text:style-name="P19"><text:span text:style-name="T25">1⊕y1⊕y2⊕y3⊕y5 <text:s text:c="18"/>102 <text:s text:c="2"/>11</text:span></text:p>
      <text:p text:style-name="P19"><text:span text:style-name="T25">1⊕y1⊕y2⊕y3⊕y5⊕y6 <text:s text:c="16"/>85 <text:s text:c="3"/>9</text:span></text:p>
      <text:p text:style-name="P19"><text:span text:style-name="T25">1⊕y1⊕y2⊕y3⊕y4 <text:s text:c="19"/>85 <text:s text:c="3"/>8</text:span></text:p>
      <text:p text:style-name="P19"><text:span text:style-name="T25">1⊕y1⊕y2⊕y3⊕y4⊕y6 <text:s text:c="16"/>89 <text:s text:c="3"/>8</text:span></text:p>
      <text:p text:style-name="P19"><text:span text:style-name="T25">1⊕y1⊕y2⊕y3⊕y4⊕y5 <text:s text:c="15"/>104 <text:s text:c="3"/>8</text:span></text:p>
      <text:p text:style-name="P19"><text:span text:style-name="T25">1⊕y1⊕y2⊕y3⊕y4⊕y5⊕y6 <text:s text:c="13"/>86 <text:s text:c="3"/>9</text:span></text:p>
      <text:p text:style-name="P19"><text:span text:style-name="T25">1⊕y0 <text:s text:c="28"/>66 <text:s text:c="2"/>11</text:span></text:p>
      <text:p text:style-name="P19"><text:soft-page-break/><text:span text:style-name="T25">1⊕y0⊕y6 <text:s text:c="25"/>74 <text:s text:c="3"/>9</text:span></text:p>
      <text:p text:style-name="P19"><text:span text:style-name="T25">1⊕y0⊕y5 <text:s text:c="25"/>80 <text:s text:c="2"/>11</text:span></text:p>
      <text:p text:style-name="P19"><text:span text:style-name="T25">1⊕y0⊕y5⊕y6 <text:s text:c="22"/>84 <text:s text:c="2"/>10</text:span></text:p>
      <text:p text:style-name="P19"><text:span text:style-name="T25">1⊕y0⊕y4 <text:s text:c="25"/>75 <text:s text:c="3"/>9</text:span></text:p>
      <text:p text:style-name="P19"><text:span text:style-name="T25">1⊕y0⊕y4⊕y6 <text:s text:c="22"/>83 <text:s text:c="3"/>9</text:span></text:p>
      <text:p text:style-name="P19"><text:span text:style-name="T25">1⊕y0⊕y4⊕y5 <text:s text:c="21"/>103 <text:s text:c="2"/>12</text:span></text:p>
      <text:p text:style-name="P19"><text:span text:style-name="T25">1⊕y0⊕y4⊕y5⊕y6 <text:s text:c="19"/>82 <text:s text:c="3"/>8</text:span></text:p>
      <text:p text:style-name="P19"><text:span text:style-name="T25">1⊕y0⊕y3 <text:s text:c="25"/>92 <text:s text:c="2"/>11</text:span></text:p>
      <text:p text:style-name="P19"><text:span text:style-name="T25">1⊕y0⊕y3⊕y6 <text:s text:c="22"/>91 <text:s text:c="2"/>11</text:span></text:p>
      <text:p text:style-name="P19"><text:span text:style-name="T25">1⊕y0⊕y3⊕y5 <text:s text:c="21"/>105 <text:s text:c="2"/>12</text:span></text:p>
      <text:p text:style-name="P19"><text:span text:style-name="T25">1⊕y0⊕y3⊕y5⊕y6 <text:s text:c="19"/>82 <text:s text:c="3"/>9</text:span></text:p>
      <text:p text:style-name="P19"><text:span text:style-name="T25">1⊕y0⊕y3⊕y4 <text:s text:c="22"/>96 <text:s text:c="2"/>12</text:span></text:p>
      <text:p text:style-name="P19"><text:span text:style-name="T25">1⊕y0⊕y3⊕y4⊕y6 <text:s text:c="19"/>86 <text:s text:c="2"/>10</text:span></text:p>
      <text:p text:style-name="P19"><text:span text:style-name="T25">1⊕y0⊕y3⊕y4⊕y5 <text:s text:c="18"/>107 <text:s text:c="2"/>10</text:span></text:p>
      <text:p text:style-name="P19"><text:span text:style-name="T25">1⊕y0⊕y3⊕y4⊕y5⊕y6 <text:s text:c="16"/>97 <text:s text:c="2"/>11</text:span></text:p>
      <text:p text:style-name="P19"><text:span text:style-name="T25">1⊕y0⊕y2 <text:s text:c="25"/>92 <text:s text:c="2"/>10</text:span></text:p>
      <text:p text:style-name="P19"><text:span text:style-name="T25">1⊕y0⊕y2⊕y6 <text:s text:c="22"/>81 <text:s text:c="3"/>9</text:span></text:p>
      <text:p text:style-name="P19"><text:span text:style-name="T25">1⊕y0⊕y2⊕y5 <text:s text:c="22"/>85 <text:s text:c="3"/>8</text:span></text:p>
      <text:p text:style-name="P19"><text:span text:style-name="T25">1⊕y0⊕y2⊕y5⊕y6 <text:s text:c="19"/>83 <text:s text:c="2"/>10</text:span></text:p>
      <text:p text:style-name="P19"><text:span text:style-name="T25">1⊕y0⊕y2⊕y4 <text:s text:c="22"/>95 <text:s text:c="3"/>9</text:span></text:p>
      <text:p text:style-name="P19"><text:span text:style-name="T25">1⊕y0⊕y2⊕y4⊕y6 <text:s text:c="19"/>76 <text:s text:c="3"/>8</text:span></text:p>
      <text:p text:style-name="P19"><text:span text:style-name="T25">1⊕y0⊕y2⊕y4⊕y5 <text:s text:c="18"/>115 <text:s text:c="2"/>12</text:span></text:p>
      <text:p text:style-name="P19"><text:span text:style-name="T25">1⊕y0⊕y2⊕y4⊕y5⊕y6 <text:s text:c="16"/>97 <text:s text:c="3"/>8</text:span></text:p>
      <text:p text:style-name="P19"><text:span text:style-name="T25">1⊕y0⊕y2⊕y3 <text:s text:c="22"/>82 <text:s text:c="3"/>9</text:span></text:p>
      <text:p text:style-name="P19"><text:span text:style-name="T25">1⊕y0⊕y2⊕y3⊕y6 <text:s text:c="19"/>95 <text:s text:c="2"/>11</text:span></text:p>
      <text:p text:style-name="P19"><text:span text:style-name="T25">1⊕y0⊕y2⊕y3⊕y5 <text:s text:c="18"/>114 <text:s text:c="2"/>12</text:span></text:p>
      <text:p text:style-name="P19"><text:span text:style-name="T25">1⊕y0⊕y2⊕y3⊕y5⊕y6 <text:s text:c="16"/>91 <text:s text:c="3"/>8</text:span></text:p>
      <text:p text:style-name="P19"><text:span text:style-name="T25">1⊕y0⊕y2⊕y3⊕y4 <text:s text:c="18"/>110 <text:s text:c="2"/>10</text:span></text:p>
      <text:p text:style-name="P19"><text:span text:style-name="T25">1⊕y0⊕y2⊕y3⊕y4⊕y6 <text:s text:c="16"/>93 <text:s text:c="3"/>9</text:span></text:p>
      <text:p text:style-name="P19"><text:span text:style-name="T25">1⊕y0⊕y2⊕y3⊕y4⊕y5 <text:s text:c="15"/>126 <text:s text:c="2"/>12</text:span></text:p>
      <text:p text:style-name="P19"><text:span text:style-name="T25">1⊕y0⊕y2⊕y3⊕y4⊕y5⊕y6 <text:s text:c="12"/>102 <text:s text:c="3"/>9</text:span></text:p>
      <text:p text:style-name="P19"><text:span text:style-name="T25">1⊕y0⊕y1 <text:s text:c="25"/>55 <text:s text:c="3"/>9</text:span></text:p>
      <text:p text:style-name="P19"><text:span text:style-name="T25">1⊕y0⊕y1⊕y6 <text:s text:c="22"/>83 <text:s text:c="2"/>11</text:span></text:p>
      <text:p text:style-name="P19"><text:span text:style-name="T25">1⊕y0⊕y1⊕y5 <text:s text:c="22"/>71 <text:s text:c="3"/>9</text:span></text:p>
      <text:p text:style-name="P19"><text:span text:style-name="T25">1⊕y0⊕y1⊕y5⊕y6 <text:s text:c="19"/>94 <text:s text:c="2"/>10</text:span></text:p>
      <text:p text:style-name="P19"><text:span text:style-name="T25">1⊕y0⊕y1⊕y4 <text:s text:c="22"/>85 <text:s text:c="3"/>9</text:span></text:p>
      <text:p text:style-name="P19"><text:span text:style-name="T25">1⊕y0⊕y1⊕y4⊕y6 <text:s text:c="19"/>85 <text:s text:c="2"/>11</text:span></text:p>
      <text:p text:style-name="P19"><text:span text:style-name="T25">1⊕y0⊕y1⊕y4⊕y5 <text:s text:c="19"/>78 <text:s text:c="3"/>8</text:span></text:p>
      <text:p text:style-name="P19"><text:span text:style-name="T25">1⊕y0⊕y1⊕y4⊕y5⊕y6 <text:s text:c="15"/>100 <text:s text:c="2"/>12</text:span></text:p>
      <text:p text:style-name="P19"><text:span text:style-name="T25">1⊕y0⊕y1⊕y3 <text:s text:c="22"/>77 <text:s text:c="3"/>8</text:span></text:p>
      <text:p text:style-name="P19"><text:span text:style-name="T25">1⊕y0⊕y1⊕y3⊕y6 <text:s text:c="19"/>87 <text:s text:c="3"/>9</text:span></text:p>
      <text:p text:style-name="P19"><text:span text:style-name="T25">1⊕y0⊕y1⊕y3⊕y5 <text:s text:c="19"/>67 <text:s text:c="3"/>8</text:span></text:p>
      <text:p text:style-name="P19"><text:span text:style-name="T25">1⊕y0⊕y1⊕y3⊕y5⊕y6 <text:s text:c="16"/>82 <text:s text:c="3"/>9</text:span></text:p>
      <text:p text:style-name="P19"><text:span text:style-name="T25">1⊕y0⊕y1⊕y3⊕y4 <text:s text:c="19"/>87 <text:s text:c="2"/>11</text:span></text:p>
      <text:p text:style-name="P19"><text:span text:style-name="T25">1⊕y0⊕y1⊕y3⊕y4⊕y6 <text:s text:c="15"/>102 <text:s text:c="2"/>12</text:span></text:p>
      <text:p text:style-name="P19"><text:span text:style-name="T25">1⊕y0⊕y1⊕y3⊕y4⊕y5 <text:s text:c="16"/>90 <text:s text:c="3"/>9</text:span></text:p>
      <text:p text:style-name="P19"><text:span text:style-name="T25">1⊕y0⊕y1⊕y3⊕y4⊕y5⊕y6 <text:s text:c="12"/>107 <text:s text:c="2"/>11</text:span></text:p>
      <text:p text:style-name="P19"><text:span text:style-name="T25">1⊕y0⊕y1⊕y2 <text:s text:c="22"/>65 <text:s text:c="3"/>8</text:span></text:p>
      <text:p text:style-name="P19"><text:span text:style-name="T25">1⊕y0⊕y1⊕y2⊕y6 <text:s text:c="19"/>69 <text:s text:c="3"/>7</text:span></text:p>
      <text:p text:style-name="P19"><text:span text:style-name="T25">1⊕y0⊕y1⊕y2⊕y5 <text:s text:c="19"/>73 <text:s text:c="3"/>8</text:span></text:p>
      <text:p text:style-name="P19"><text:span text:style-name="T25">1⊕y0⊕y1⊕y2⊕y5⊕y6 <text:s text:c="16"/>84 <text:s text:c="2"/>10</text:span></text:p>
      <text:p text:style-name="P19"><text:span text:style-name="T25">1⊕y0⊕y1⊕y2⊕y4 <text:s text:c="19"/>85 <text:s text:c="2"/>11</text:span></text:p>
      <text:p text:style-name="P19"><text:span text:style-name="T25">1⊕y0⊕y1⊕y2⊕y4⊕y6 <text:s text:c="15"/>102 <text:s text:c="2"/>11</text:span></text:p>
      <text:p text:style-name="P19"><text:span text:style-name="T25">1⊕y0⊕y1⊕y2⊕y4⊕y5 <text:s text:c="16"/>88 <text:s text:c="3"/>9</text:span></text:p>
      <text:p text:style-name="P19"><text:span text:style-name="T25">1⊕y0⊕y1⊕y2⊕y4⊕y5⊕y6 <text:s text:c="12"/>104 <text:s text:c="3"/>9</text:span></text:p>
      <text:p text:style-name="P19"><text:span text:style-name="T25">1⊕y0⊕y1⊕y2⊕y3 <text:s text:c="19"/>75 <text:s text:c="3"/>9</text:span></text:p>
      <text:p text:style-name="P19"><text:span text:style-name="T25">1⊕y0⊕y1⊕y2⊕y3⊕y6 <text:s text:c="16"/>85 <text:s text:c="3"/>9</text:span></text:p>
      <text:p text:style-name="P19"><text:span text:style-name="T25">1⊕y0⊕y1⊕y2⊕y3⊕y5 <text:s text:c="16"/>80 <text:s text:c="3"/>8</text:span></text:p>
      <text:p text:style-name="P19"><text:span text:style-name="T25">1⊕y0⊕y1⊕y2⊕y3⊕y5⊕y6 <text:s text:c="13"/>92 <text:s text:c="3"/>9</text:span></text:p>
      <text:p text:style-name="P19"><text:soft-page-break/><text:span text:style-name="T25">1⊕y0⊕y1⊕y2⊕y3⊕y4 <text:s text:c="16"/>81 <text:s text:c="3"/>7</text:span></text:p>
      <text:p text:style-name="P19"><text:span text:style-name="T25">1⊕y0⊕y1⊕y2⊕y3⊕y4⊕y6 <text:s text:c="13"/>88 <text:s text:c="3"/>8</text:span></text:p>
      <text:p text:style-name="P19"><text:span text:style-name="T25">1⊕y0⊕y1⊕y2⊕y3⊕y4⊕y5 <text:s text:c="13"/>89 <text:s text:c="3"/>9</text:span></text:p>
      <text:p text:style-name="P19"><text:span text:style-name="T25">1⊕y0⊕y1⊕y2⊕y3⊕y4⊕y5⊕y6 <text:s text:c="9"/>105 <text:s text:c="3"/>9</text:span></text:p>
      <text:p text:style-name="P20"/>
      <text:p text:style-name="P20"/>
      <text:p text:style-name="P9"/>
      <text:p text:style-name="P11"><text:span text:style-name="T34">Функция </text:span><text:span text:style-name="T35">S</text:span><text:span text:style-name="T34">9</text:span></text:p>
      <text:p text:style-name="P10"/>
      <text:p text:style-name="No_20_Spacing"><text:span text:style-name="T15">y</text:span><text:span text:style-name="T16">0 = </text:span><text:span text:style-name="T15">x</text:span><text:span text:style-name="T16">0</text:span><text:span text:style-name="T15">x</text:span><text:span text:style-name="T16">2</text:span><text:span text:style-name="T50">⊕</text:span><text:span text:style-name="T15">x</text:span><text:span text:style-name="T16">3</text:span><text:span text:style-name="T50">⊕</text:span><text:span text:style-name="T15">x</text:span><text:span text:style-name="T16">2</text:span><text:span text:style-name="T15">x</text:span><text:span text:style-name="T16">5</text:span><text:span text:style-name="T50">⊕</text:span><text:span text:style-name="T15">x</text:span><text:span text:style-name="T16">5</text:span><text:span text:style-name="T15">x</text:span><text:span text:style-name="T16">6</text:span><text:span text:style-name="T50">⊕</text:span><text:span text:style-name="T15">x</text:span><text:span text:style-name="T16">0</text:span><text:span text:style-name="T15">x</text:span><text:span text:style-name="T16">7</text:span><text:span text:style-name="T50">⊕</text:span><text:span text:style-name="T15">x</text:span><text:span text:style-name="T16">1</text:span><text:span text:style-name="T15">x</text:span><text:span text:style-name="T16">7</text:span><text:span text:style-name="T50">⊕</text:span><text:span text:style-name="T15">x</text:span><text:span text:style-name="T16">2</text:span><text:span text:style-name="T15">x</text:span><text:span text:style-name="T16">7</text:span><text:span text:style-name="T50">⊕</text:span><text:span text:style-name="T15">x</text:span><text:span text:style-name="T16">4</text:span><text:span text:style-name="T15">x</text:span><text:span text:style-name="T16">8</text:span><text:span text:style-name="T50">⊕</text:span><text:span text:style-name="T15">x</text:span><text:span text:style-name="T16">5</text:span><text:span text:style-name="T15">x</text:span><text:span text:style-name="T16">8</text:span><text:span text:style-name="T50">⊕</text:span><text:span text:style-name="T15">x</text:span><text:span text:style-name="T16">7</text:span><text:span text:style-name="T15">x</text:span><text:span text:style-name="T16">8</text:span><text:span text:style-name="T50">⊕</text:span><text:span text:style-name="T16">1</text:span></text:p>
      <text:p text:style-name="No_20_Spacing"><text:span text:style-name="T15">y</text:span><text:span text:style-name="T16">1 = </text:span><text:span text:style-name="T15">x</text:span><text:span text:style-name="T16">1</text:span><text:span text:style-name="T50">⊕</text:span><text:span text:style-name="T15">x</text:span><text:span text:style-name="T16">0</text:span><text:span text:style-name="T15">x</text:span><text:span text:style-name="T16">1</text:span><text:span text:style-name="T50">⊕</text:span><text:span text:style-name="T15">x</text:span><text:span text:style-name="T16">2</text:span><text:span text:style-name="T15">x</text:span><text:span text:style-name="T16">3</text:span><text:span text:style-name="T50">⊕</text:span><text:span text:style-name="T15">x</text:span><text:span text:style-name="T16">0</text:span><text:span text:style-name="T15">x</text:span><text:span text:style-name="T16">4</text:span><text:span text:style-name="T50">⊕</text:span><text:span text:style-name="T15">x</text:span><text:span text:style-name="T16">1</text:span><text:span text:style-name="T15">x</text:span><text:span text:style-name="T16">4</text:span><text:span text:style-name="T50">⊕</text:span><text:span text:style-name="T15">x</text:span><text:span text:style-name="T16">0</text:span><text:span text:style-name="T15">x</text:span><text:span text:style-name="T16">5</text:span><text:span text:style-name="T50">⊕</text:span><text:span text:style-name="T15">x</text:span><text:span text:style-name="T16">3</text:span><text:span text:style-name="T15">x</text:span><text:span text:style-name="T16">5</text:span><text:span text:style-name="T50">⊕</text:span><text:span text:style-name="T15">x</text:span><text:span text:style-name="T16">6</text:span><text:span text:style-name="T50">⊕</text:span><text:span text:style-name="T15">x</text:span><text:span text:style-name="T16">1</text:span><text:span text:style-name="T15">x</text:span><text:span text:style-name="T16">7</text:span><text:span text:style-name="T50">⊕</text:span><text:span text:style-name="T15">x</text:span><text:span text:style-name="T16">2</text:span><text:span text:style-name="T15">x</text:span><text:span text:style-name="T16">7</text:span><text:span text:style-name="T50">⊕</text:span><text:span text:style-name="T15">x</text:span><text:span text:style-name="T16">5</text:span><text:span text:style-name="T15">x</text:span><text:span text:style-name="T16">8</text:span><text:span text:style-name="T50">⊕</text:span><text:span text:style-name="T16">1</text:span></text:p>
      <text:p text:style-name="No_20_Spacing"><text:span text:style-name="T15">y</text:span><text:span text:style-name="T16">2 = </text:span><text:span text:style-name="T15">x</text:span><text:span text:style-name="T16">1</text:span><text:span text:style-name="T50">⊕</text:span><text:span text:style-name="T15">x</text:span><text:span text:style-name="T16">0</text:span><text:span text:style-name="T15">x</text:span><text:span text:style-name="T16">3</text:span><text:span text:style-name="T50">⊕</text:span><text:span text:style-name="T15">x</text:span><text:span text:style-name="T16">3</text:span><text:span text:style-name="T15">x</text:span><text:span text:style-name="T16">4</text:span><text:span text:style-name="T50">⊕</text:span><text:span text:style-name="T15">x</text:span><text:span text:style-name="T16">0</text:span><text:span text:style-name="T15">x</text:span><text:span text:style-name="T16">5</text:span><text:span text:style-name="T50">⊕</text:span><text:span text:style-name="T15">x</text:span><text:span text:style-name="T16">2</text:span><text:span text:style-name="T15">x</text:span><text:span text:style-name="T16">6</text:span><text:span text:style-name="T50">⊕</text:span><text:span text:style-name="T15">x</text:span><text:span text:style-name="T16">3</text:span><text:span text:style-name="T15">x</text:span><text:span text:style-name="T16">6</text:span><text:span text:style-name="T50">⊕</text:span><text:span text:style-name="T15">x</text:span><text:span text:style-name="T16">5</text:span><text:span text:style-name="T15">x</text:span><text:span text:style-name="T16">6</text:span><text:span text:style-name="T50">⊕</text:span><text:span text:style-name="T15">x</text:span><text:span text:style-name="T16">4</text:span><text:span text:style-name="T15">x</text:span><text:span text:style-name="T16">7</text:span><text:span text:style-name="T50">⊕</text:span><text:span text:style-name="T15">x</text:span><text:span text:style-name="T16">5</text:span><text:span text:style-name="T15">x</text:span><text:span text:style-name="T16">7</text:span><text:span text:style-name="T50">⊕</text:span><text:span text:style-name="T15">x</text:span><text:span text:style-name="T16">6</text:span><text:span text:style-name="T15">x</text:span><text:span text:style-name="T16">7</text:span><text:span text:style-name="T50">⊕</text:span><text:span text:style-name="T15">x</text:span><text:span text:style-name="T16">8</text:span><text:span text:style-name="T50">⊕</text:span><text:span text:style-name="T15">x</text:span><text:span text:style-name="T16">0</text:span><text:span text:style-name="T15">x</text:span><text:span text:style-name="T16">8</text:span><text:span text:style-name="T50">⊕</text:span><text:span text:style-name="T16">1</text:span></text:p>
      <text:p text:style-name="No_20_Spacing"><text:span text:style-name="T15">y</text:span><text:span text:style-name="T16">3 = </text:span><text:span text:style-name="T15">x</text:span><text:span text:style-name="T16">0</text:span><text:span text:style-name="T50">⊕</text:span><text:span text:style-name="T15">x</text:span><text:span text:style-name="T16">1</text:span><text:span text:style-name="T15">x</text:span><text:span text:style-name="T16">2</text:span><text:span text:style-name="T50">⊕</text:span><text:span text:style-name="T15">x</text:span><text:span text:style-name="T16">0</text:span><text:span text:style-name="T15">x</text:span><text:span text:style-name="T16">3</text:span><text:span text:style-name="T50">⊕</text:span><text:span text:style-name="T15">x</text:span><text:span text:style-name="T16">2</text:span><text:span text:style-name="T15">x</text:span><text:span text:style-name="T16">4</text:span><text:span text:style-name="T50">⊕</text:span><text:span text:style-name="T15">x</text:span><text:span text:style-name="T16">5</text:span><text:span text:style-name="T50">⊕</text:span><text:span text:style-name="T15">x</text:span><text:span text:style-name="T16">0</text:span><text:span text:style-name="T15">x</text:span><text:span text:style-name="T16">6</text:span><text:span text:style-name="T50">⊕</text:span><text:span text:style-name="T15">x</text:span><text:span text:style-name="T16">1</text:span><text:span text:style-name="T15">x</text:span><text:span text:style-name="T16">6</text:span><text:span text:style-name="T50">⊕</text:span><text:span text:style-name="T15">x</text:span><text:span text:style-name="T16">4</text:span><text:span text:style-name="T15">x</text:span><text:span text:style-name="T16">7</text:span><text:span text:style-name="T50">⊕</text:span><text:span text:style-name="T15">x</text:span><text:span text:style-name="T16">0</text:span><text:span text:style-name="T15">x</text:span><text:span text:style-name="T16">8</text:span><text:span text:style-name="T50">⊕</text:span><text:span text:style-name="T15">x</text:span><text:span text:style-name="T16">1</text:span><text:span text:style-name="T15">x</text:span><text:span text:style-name="T16">8</text:span><text:span text:style-name="T50">⊕</text:span><text:span text:style-name="T15">x</text:span><text:span text:style-name="T16">7</text:span><text:span text:style-name="T15">x</text:span><text:span text:style-name="T16">8</text:span></text:p>
      <text:p text:style-name="No_20_Spacing"><text:span text:style-name="T15">y</text:span><text:span text:style-name="T16">4 = </text:span><text:span text:style-name="T15">x</text:span><text:span text:style-name="T16">0</text:span><text:span text:style-name="T15">x</text:span><text:span text:style-name="T16">1</text:span><text:span text:style-name="T50">⊕</text:span><text:span text:style-name="T15">x</text:span><text:span text:style-name="T16">1</text:span><text:span text:style-name="T15">x</text:span><text:span text:style-name="T16">3</text:span><text:span text:style-name="T50">⊕</text:span><text:span text:style-name="T15">x</text:span><text:span text:style-name="T16">4</text:span><text:span text:style-name="T50">⊕</text:span><text:span text:style-name="T15">x</text:span><text:span text:style-name="T16">0</text:span><text:span text:style-name="T15">x</text:span><text:span text:style-name="T16">5</text:span><text:span text:style-name="T50">⊕</text:span><text:span text:style-name="T15">x</text:span><text:span text:style-name="T16">3</text:span><text:span text:style-name="T15">x</text:span><text:span text:style-name="T16">6</text:span><text:span text:style-name="T50">⊕</text:span><text:span text:style-name="T15">x</text:span><text:span text:style-name="T16">0</text:span><text:span text:style-name="T15">x</text:span><text:span text:style-name="T16">7</text:span><text:span text:style-name="T50">⊕</text:span><text:span text:style-name="T15">x</text:span><text:span text:style-name="T16">6</text:span><text:span text:style-name="T15">x</text:span><text:span text:style-name="T16">7</text:span><text:span text:style-name="T50">⊕</text:span><text:span text:style-name="T15">x</text:span><text:span text:style-name="T16">1</text:span><text:span text:style-name="T15">x</text:span><text:span text:style-name="T16">8</text:span><text:span text:style-name="T50">⊕</text:span><text:span text:style-name="T15">x</text:span><text:span text:style-name="T16">2</text:span><text:span text:style-name="T15">x</text:span><text:span text:style-name="T16">8</text:span><text:span text:style-name="T50">⊕</text:span><text:span text:style-name="T15">x</text:span><text:span text:style-name="T16">3</text:span><text:span text:style-name="T15">x</text:span><text:span text:style-name="T16">8</text:span></text:p>
      <text:p text:style-name="No_20_Spacing"><text:span text:style-name="T15">y</text:span><text:span text:style-name="T16">5 = </text:span><text:span text:style-name="T15">x</text:span><text:span text:style-name="T16">2</text:span><text:span text:style-name="T50">⊕</text:span><text:span text:style-name="T15">x</text:span><text:span text:style-name="T16">1</text:span><text:span text:style-name="T15">x</text:span><text:span text:style-name="T16">4</text:span><text:span text:style-name="T50">⊕</text:span><text:span text:style-name="T15">x</text:span><text:span text:style-name="T16">4</text:span><text:span text:style-name="T15">x</text:span><text:span text:style-name="T16">5</text:span><text:span text:style-name="T50">⊕</text:span><text:span text:style-name="T15">x</text:span><text:span text:style-name="T16">0</text:span><text:span text:style-name="T15">x</text:span><text:span text:style-name="T16">6</text:span><text:span text:style-name="T50">⊕</text:span><text:span text:style-name="T15">x</text:span><text:span text:style-name="T16">1</text:span><text:span text:style-name="T15">x</text:span><text:span text:style-name="T16">6</text:span><text:span text:style-name="T50">⊕</text:span><text:span text:style-name="T15">x</text:span><text:span text:style-name="T16">3</text:span><text:span text:style-name="T15">x</text:span><text:span text:style-name="T16">7</text:span><text:span text:style-name="T50">⊕</text:span><text:span text:style-name="T15">x</text:span><text:span text:style-name="T16">4</text:span><text:span text:style-name="T15">x</text:span><text:span text:style-name="T16">7</text:span><text:span text:style-name="T50">⊕</text:span><text:span text:style-name="T15">x</text:span><text:span text:style-name="T16">6</text:span><text:span text:style-name="T15">x</text:span><text:span text:style-name="T16">7</text:span><text:span text:style-name="T50">⊕</text:span><text:span text:style-name="T15">x</text:span><text:span text:style-name="T16">5</text:span><text:span text:style-name="T15">x</text:span><text:span text:style-name="T16">8</text:span><text:span text:style-name="T50">⊕</text:span><text:span text:style-name="T15">x</text:span><text:span text:style-name="T16">6</text:span><text:span text:style-name="T15">x</text:span><text:span text:style-name="T16">8</text:span><text:span text:style-name="T50">⊕</text:span><text:span text:style-name="T15">x</text:span><text:span text:style-name="T16">7</text:span><text:span text:style-name="T15">x</text:span><text:span text:style-name="T16">8</text:span><text:span text:style-name="T50">⊕</text:span><text:span text:style-name="T16">1</text:span></text:p>
      <text:p text:style-name="No_20_Spacing"><text:span text:style-name="T15">y</text:span><text:span text:style-name="T16">6 = </text:span><text:span text:style-name="T15">x</text:span><text:span text:style-name="T16">0</text:span><text:span text:style-name="T50">⊕</text:span><text:span text:style-name="T15">x</text:span><text:span text:style-name="T16">2</text:span><text:span text:style-name="T15">x</text:span><text:span text:style-name="T16">3</text:span><text:span text:style-name="T50">⊕</text:span><text:span text:style-name="T15">x</text:span><text:span text:style-name="T16">1</text:span><text:span text:style-name="T15">x</text:span><text:span text:style-name="T16">5</text:span><text:span text:style-name="T50">⊕</text:span><text:span text:style-name="T15">x</text:span><text:span text:style-name="T16">2</text:span><text:span text:style-name="T15">x</text:span><text:span text:style-name="T16">5</text:span><text:span text:style-name="T50">⊕</text:span><text:span text:style-name="T15">x</text:span><text:span text:style-name="T16">4</text:span><text:span text:style-name="T15">x</text:span><text:span text:style-name="T16">5</text:span><text:span text:style-name="T50">⊕</text:span><text:span text:style-name="T15">x</text:span><text:span text:style-name="T16">3</text:span><text:span text:style-name="T15">x</text:span><text:span text:style-name="T16">6</text:span><text:span text:style-name="T50">⊕</text:span><text:span text:style-name="T15">x</text:span><text:span text:style-name="T16">4</text:span><text:span text:style-name="T15">x</text:span><text:span text:style-name="T16">6</text:span><text:span text:style-name="T50">⊕</text:span><text:span text:style-name="T15">x</text:span><text:span text:style-name="T16">5</text:span><text:span text:style-name="T15">x</text:span><text:span text:style-name="T16">6</text:span><text:span text:style-name="T50">⊕</text:span><text:span text:style-name="T15">x</text:span><text:span text:style-name="T16">7</text:span><text:span text:style-name="T50">⊕</text:span><text:span text:style-name="T15">x</text:span><text:span text:style-name="T16">1</text:span><text:span text:style-name="T15">x</text:span><text:span text:style-name="T16">8</text:span><text:span text:style-name="T50">⊕</text:span><text:span text:style-name="T15">x</text:span><text:span text:style-name="T16">3</text:span><text:span text:style-name="T15">x</text:span><text:span text:style-name="T16">8</text:span><text:span text:style-name="T50">⊕</text:span><text:span text:style-name="T15">x</text:span><text:span text:style-name="T16">5</text:span><text:span text:style-name="T15">x</text:span><text:span text:style-name="T16">8</text:span><text:span text:style-name="T50">⊕</text:span><text:span text:style-name="T15">x</text:span><text:span text:style-name="T16">7</text:span><text:span text:style-name="T15">x</text:span><text:span text:style-name="T16">8</text:span></text:p>
      <text:p text:style-name="No_20_Spacing"><text:span text:style-name="T15">y</text:span><text:span text:style-name="T16">7 = </text:span><text:span text:style-name="T15">x</text:span><text:span text:style-name="T16">0</text:span><text:span text:style-name="T15">x</text:span><text:span text:style-name="T16">1</text:span><text:span text:style-name="T50">⊕</text:span><text:span text:style-name="T15">x</text:span><text:span text:style-name="T16">0</text:span><text:span text:style-name="T15">x</text:span><text:span text:style-name="T16">2</text:span><text:span text:style-name="T50">⊕</text:span><text:span text:style-name="T15">x</text:span><text:span text:style-name="T16">1</text:span><text:span text:style-name="T15">x</text:span><text:span text:style-name="T16">2</text:span><text:span text:style-name="T50">⊕</text:span><text:span text:style-name="T15">x</text:span><text:span text:style-name="T16">3</text:span><text:span text:style-name="T50">⊕</text:span><text:span text:style-name="T15">x</text:span><text:span text:style-name="T16">0</text:span><text:span text:style-name="T15">x</text:span><text:span text:style-name="T16">3</text:span><text:span text:style-name="T50">⊕</text:span><text:span text:style-name="T15">x</text:span><text:span text:style-name="T16">2</text:span><text:span text:style-name="T15">x</text:span><text:span text:style-name="T16">3</text:span><text:span text:style-name="T50">⊕</text:span><text:span text:style-name="T15">x</text:span><text:span text:style-name="T16">4</text:span><text:span text:style-name="T15">x</text:span><text:span text:style-name="T16">5</text:span><text:span text:style-name="T50">⊕</text:span><text:span text:style-name="T15">x</text:span><text:span text:style-name="T16">2</text:span><text:span text:style-name="T15">x</text:span><text:span text:style-name="T16">6</text:span><text:span text:style-name="T50">⊕</text:span><text:span text:style-name="T15">x</text:span><text:span text:style-name="T16">3</text:span><text:span text:style-name="T15">x</text:span><text:span text:style-name="T16">6</text:span><text:span text:style-name="T50">⊕</text:span><text:span text:style-name="T15">x</text:span><text:span text:style-name="T16">2</text:span><text:span text:style-name="T15">x</text:span><text:span text:style-name="T16">7</text:span><text:span text:style-name="T50">⊕</text:span><text:span text:style-name="T15">x</text:span><text:span text:style-name="T16">5</text:span><text:span text:style-name="T15">x</text:span><text:span text:style-name="T16">7</text:span><text:span text:style-name="T50">⊕</text:span><text:span text:style-name="T15">x</text:span><text:span text:style-name="T16">8</text:span><text:span text:style-name="T50">⊕</text:span><text:span text:style-name="T16">1</text:span></text:p>
      <text:p text:style-name="P40"><text:span text:style-name="T17">y</text:span><text:span text:style-name="T18">8 = </text:span><text:span text:style-name="T17">x</text:span><text:span text:style-name="T18">0</text:span><text:span text:style-name="T17">x</text:span><text:span text:style-name="T18">1</text:span><text:span text:style-name="T51">⊕</text:span><text:span text:style-name="T17">x</text:span><text:span text:style-name="T18">2</text:span><text:span text:style-name="T51">⊕</text:span><text:span text:style-name="T17">x</text:span><text:span text:style-name="T18">1</text:span><text:span text:style-name="T17">x</text:span><text:span text:style-name="T18">2</text:span><text:span text:style-name="T51">⊕</text:span><text:span text:style-name="T17">x</text:span><text:span text:style-name="T18">3</text:span><text:span text:style-name="T17">x</text:span><text:span text:style-name="T18">4</text:span><text:span text:style-name="T51">⊕</text:span><text:span text:style-name="T17">x</text:span><text:span text:style-name="T18">1</text:span><text:span text:style-name="T17">x</text:span><text:span text:style-name="T18">5</text:span><text:span text:style-name="T51">⊕</text:span><text:span text:style-name="T17">x</text:span><text:span text:style-name="T18">2</text:span><text:span text:style-name="T17">x</text:span><text:span text:style-name="T18">5</text:span><text:span text:style-name="T51">⊕</text:span><text:span text:style-name="T17">x</text:span><text:span text:style-name="T18">1</text:span><text:span text:style-name="T17">x</text:span><text:span text:style-name="T18">6</text:span><text:span text:style-name="T51">⊕</text:span><text:span text:style-name="T17">x</text:span><text:span text:style-name="T18">4</text:span><text:span text:style-name="T17">x</text:span><text:span text:style-name="T18">6</text:span><text:span text:style-name="T51">⊕</text:span><text:span text:style-name="T17">x</text:span><text:span text:style-name="T18">7</text:span><text:span text:style-name="T51">⊕</text:span><text:span text:style-name="T17">x</text:span><text:span text:style-name="T18">2</text:span><text:span text:style-name="T17">x</text:span><text:span text:style-name="T18">8</text:span><text:span text:style-name="T51">⊕</text:span><text:span text:style-name="T17">x</text:span><text:span text:style-name="T18">3</text:span><text:span text:style-name="T17">x</text:span><text:span text:style-name="T18">8.</text:span></text:p>
      <text:p text:style-name="P20"/>
      <text:p text:style-name="P22"/>
      <text:p text:style-name="P19"><text:span text:style-name="T12">1.1 Веса разрядных функций</text:span></text:p>
      <text:p text:style-name="P19"><text:span text:style-name="T25">y0: 256</text:span></text:p>
      <text:p text:style-name="P19"><text:span text:style-name="T25">y1: 256</text:span></text:p>
      <text:p text:style-name="P19"><text:span text:style-name="T25">y2: 256</text:span></text:p>
      <text:p text:style-name="P19"><text:span text:style-name="T25">y3: 256</text:span></text:p>
      <text:p text:style-name="P19"><text:span text:style-name="T25">y4: 256</text:span></text:p>
      <text:p text:style-name="P19"><text:span text:style-name="T25">y5: 256</text:span></text:p>
      <text:p text:style-name="P19"><text:span text:style-name="T25">y6: 256</text:span></text:p>
      <text:p text:style-name="P19"><text:span text:style-name="T25">y7: 256</text:span></text:p>
      <text:p text:style-name="P19"><text:span text:style-name="T25">y8: 256</text:span></text:p>
      <text:p text:style-name="P20"/>
      <text:p text:style-name="P19"><text:span text:style-name="T31">1.2 Число мономов для многочлена Жегалкина</text:span></text:p>
      <text:p text:style-name="P19"><text:span text:style-name="T25">число мономов y0: 11</text:span></text:p>
      <text:p text:style-name="P19"><text:span text:style-name="T25">число мономов y1: 12</text:span></text:p>
      <text:p text:style-name="P19"><text:span text:style-name="T25">число мономов y2: 13</text:span></text:p>
      <text:p text:style-name="P19"><text:span text:style-name="T25">число мономов y3: 11</text:span></text:p>
      <text:p text:style-name="P19"><text:span text:style-name="T25">число мономов y4: 10</text:span></text:p>
      <text:p text:style-name="P19"><text:span text:style-name="T25">число мономов y5: 12</text:span></text:p>
      <text:p text:style-name="P19"><text:span text:style-name="T25">число мономов y6: 13</text:span></text:p>
      <text:p text:style-name="P19"><text:span text:style-name="T25">число мономов y7: 13</text:span></text:p>
      <text:p text:style-name="P19"><text:span text:style-name="T25">число мономов y8: 11</text:span></text:p>
      <text:p text:style-name="P19"/>
      <text:p text:style-name="P19"><text:span text:style-name="T31">1.3 Число мономов многочленов всех разрядный функций: 46</text:span></text:p>
      <text:p text:style-name="P22"/>
      <text:p text:style-name="P19"><text:span text:style-name="T31">1.4 Коэффициенты Фурье:</text:span></text:p>
      <text:p text:style-name="P20"/>
      <text:p text:style-name="P38"><text:span text:style-name="T28"><text:s text:c="7"/>256.0 <text:s text:c="4"/>256.0 <text:s text:c="4"/>256.0 <text:s text:c="4"/>256.0 <text:s text:c="4"/>256.0 <text:s text:c="4"/>256.0 <text:s text:c="4"/>256.0 <text:s text:c="4"/>256.0 <text:s text:c="4"/>256.0</text:span></text:p>
      <text:p text:style-name="P19"><text:span text:style-name="T38"><text:s text:c="7"/></text:span><text:span text:style-name="T28">0.0 <text:s text:c="6"/>0.0 <text:s text:c="6"/>0.0 <text:s text:c="6"/>0.0 <text:s text:c="6"/>0.0 <text:s text:c="6"/>0.0 <text:s text:c="6"/>0.0 <text:s text:c="5"/>16.0 <text:s text:c="6"/>0.0</text:span></text:p>
      <text:p text:style-name="P19"><text:span text:style-name="T38"><text:s text:c="7"/></text:span><text:span text:style-name="T28">0.0 <text:s text:c="6"/>0.0 <text:s text:c="6"/>0.0 <text:s text:c="6"/>0.0 <text:s text:c="6"/>0.0 <text:s text:c="6"/>0.0 <text:s text:c="6"/>0.0 <text:s text:c="6"/>0.0 <text:s text:c="4"/>-16.0</text:span></text:p>
      <text:p text:style-name="P19"><text:span text:style-name="T38"><text:s text:c="7"/></text:span><text:span text:style-name="T28">0.0 <text:s text:c="6"/>0.0 <text:s text:c="6"/>0.0 <text:s text:c="6"/>0.0 <text:s text:c="6"/>0.0 <text:s text:c="6"/>0.0 <text:s text:c="6"/>0.0 <text:s text:c="5"/>16.0 <text:s text:c="4"/>-16.0</text:span></text:p>
      <text:p text:style-name="P19"><text:span text:style-name="T38"><text:s text:c="7"/></text:span><text:span text:style-name="T28">0.0 <text:s text:c="5"/>16.0 <text:s text:c="6"/>0.0 <text:s text:c="6"/>0.0 <text:s text:c="6"/>0.0 <text:s text:c="6"/>0.0 <text:s text:c="6"/>0.0 <text:s text:c="6"/>0.0 <text:s text:c="6"/>0.0</text:span></text:p>
      <text:p text:style-name="P19"><text:span text:style-name="T38"><text:s text:c="7"/></text:span><text:span text:style-name="T28">0.0 <text:s text:c="4"/>-16.0 <text:s text:c="6"/>0.0 <text:s text:c="6"/>0.0 <text:s text:c="6"/>0.0 <text:s text:c="6"/>0.0 <text:s text:c="6"/>0.0 <text:s text:c="4"/>-16.0 <text:s text:c="6"/>0.0</text:span></text:p>
      <text:p text:style-name="P19"><text:span text:style-name="T38"><text:s text:c="7"/></text:span><text:span text:style-name="T28">0.0 <text:s text:c="5"/>16.0 <text:s text:c="6"/>0.0 <text:s text:c="6"/>0.0 <text:s text:c="6"/>0.0 <text:s text:c="6"/>0.0 <text:s text:c="6"/>0.0 <text:s text:c="6"/>0.0 <text:s text:c="4"/>-16.0</text:span></text:p>
      <text:p text:style-name="P19"><text:span text:style-name="T38"><text:s text:c="7"/></text:span><text:span text:style-name="T28">0.0 <text:s text:c="5"/>16.0 <text:s text:c="6"/>0.0 <text:s text:c="6"/>0.0 <text:s text:c="6"/>0.0 <text:s text:c="6"/>0.0 <text:s text:c="6"/>0.0 <text:s text:c="4"/>-16.0 <text:s text:c="5"/>16.0</text:span></text:p>
      <text:p text:style-name="P19"><text:span text:style-name="T38"><text:s text:c="7"/></text:span><text:span text:style-name="T28">0.0 <text:s text:c="6"/>0.0 <text:s text:c="6"/>0.0 <text:s text:c="4"/>-16.0 <text:s text:c="6"/>0.0 <text:s text:c="6"/>0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4"/>-16.0 <text:s text:c="6"/>0.0 <text:s text:c="6"/>0.0 <text:s text:c="6"/>0.0 <text:s text:c="5"/>16.0 <text:s text:c="6"/>0.0</text:span></text:p>
      <text:p text:style-name="P19"><text:span text:style-name="T38"><text:s text:c="7"/></text:span><text:span text:style-name="T28">0.0 <text:s text:c="6"/>0.0 <text:s text:c="6"/>0.0 <text:s text:c="4"/>-16.0 <text:s text:c="6"/>0.0 <text:s text:c="6"/>0.0 <text:s text:c="6"/>0.0 <text:s text:c="6"/>0.0 <text:s text:c="5"/>16.0</text:span></text:p>
      <text:p text:style-name="P19"><text:soft-page-break/><text:span text:style-name="T38"><text:s text:c="7"/></text:span><text:span text:style-name="T28">0.0 <text:s text:c="6"/>0.0 <text:s text:c="6"/>0.0 <text:s text:c="5"/>16.0 <text:s text:c="6"/>0.0 <text:s text:c="6"/>0.0 <text:s text:c="6"/>0.0 <text:s text:c="5"/>16.0 <text:s text:c="5"/>16.0</text:span></text:p>
      <text:p text:style-name="P19"><text:span text:style-name="T38"><text:s text:c="7"/></text:span><text:span text:style-name="T28">0.0 <text:s text:c="5"/>16.0 <text:s text:c="6"/>0.0 <text:s text:c="5"/>16.0 <text:s text:c="6"/>0.0 <text:s text:c="6"/>0.0 <text:s text:c="6"/>0.0 <text:s text:c="6"/>0.0 <text:s text:c="6"/>0.0</text:span></text:p>
      <text:p text:style-name="P19"><text:span text:style-name="T38"><text:s text:c="7"/></text:span><text:span text:style-name="T28">0.0 <text:s text:c="5"/>16.0 <text:s text:c="6"/>0.0 <text:s text:c="4"/>-16.0 <text:s text:c="6"/>0.0 <text:s text:c="6"/>0.0 <text:s text:c="6"/>0.0 <text:s text:c="4"/>-16.0 <text:s text:c="6"/>0.0</text:span></text:p>
      <text:p text:style-name="P19"><text:span text:style-name="T38"><text:s text:c="7"/></text:span><text:span text:style-name="T28">0.0 <text:s text:c="5"/>16.0 <text:s text:c="6"/>0.0 <text:s text:c="4"/>-16.0 <text:s text:c="6"/>0.0 <text:s text:c="6"/>0.0 <text:s text:c="6"/>0.0 <text:s text:c="6"/>0.0 <text:s text:c="4"/>-16.0</text:span></text:p>
      <text:p text:style-name="P19"><text:span text:style-name="T38"><text:s text:c="7"/></text:span><text:span text:style-name="T28">0.0 <text:s text:c="4"/>-16.0 <text:s text:c="6"/>0.0 <text:s text:c="4"/>-16.0 <text:s text:c="6"/>0.0 <text:s text:c="6"/>0.0 <text:s text:c="6"/>0.0 <text:s text:c="4"/>-16.0 <text:s text:c="5"/>16.0</text:span></text:p>
      <text:p text:style-name="P19"><text:span text:style-name="T38"><text:s text:c="7"/></text:span><text:span text:style-name="T28">0.0 <text:s text:c="6"/>0.0 <text:s text:c="6"/>0.0 <text:s text:c="6"/>0.0 <text:s text:c="4"/>-16.0 <text:s text:c="6"/>0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6"/>0.0 <text:s text:c="4"/>-16.0 <text:s text:c="6"/>0.0 <text:s text:c="6"/>0.0 <text:s text:c="5"/>16.0 <text:s text:c="6"/>0.0</text:span></text:p>
      <text:p text:style-name="P19"><text:span text:style-name="T38"><text:s text:c="7"/></text:span><text:span text:style-name="T28">0.0 <text:s text:c="6"/>0.0 <text:s text:c="6"/>0.0 <text:s text:c="6"/>0.0 <text:s text:c="4"/>-16.0 <text:s text:c="6"/>0.0 <text:s text:c="6"/>0.0 <text:s text:c="6"/>0.0 <text:s text:c="4"/>-16.0</text:span></text:p>
      <text:p text:style-name="P19"><text:span text:style-name="T38"><text:s text:c="7"/></text:span><text:span text:style-name="T28">0.0 <text:s text:c="6"/>0.0 <text:s text:c="6"/>0.0 <text:s text:c="6"/>0.0 <text:s text:c="4"/>-16.0 <text:s text:c="6"/>0.0 <text:s text:c="6"/>0.0 <text:s text:c="5"/>16.0 <text:s text:c="4"/>-16.0</text:span></text:p>
      <text:p text:style-name="P19"><text:span text:style-name="T38"><text:s text:c="7"/></text:span><text:span text:style-name="T28">0.0 <text:s text:c="5"/>16.0 <text:s text:c="6"/>0.0 <text:s text:c="6"/>0.0 <text:s text:c="4"/>-16.0 <text:s text:c="6"/>0.0 <text:s text:c="6"/>0.0 <text:s text:c="6"/>0.0 <text:s text:c="6"/>0.0</text:span></text:p>
      <text:p text:style-name="P19"><text:span text:style-name="T38"><text:s text:c="7"/></text:span><text:span text:style-name="T28">0.0 <text:s text:c="4"/>-16.0 <text:s text:c="6"/>0.0 <text:s text:c="6"/>0.0 <text:s text:c="4"/>-16.0 <text:s text:c="6"/>0.0 <text:s text:c="6"/>0.0 <text:s text:c="4"/>-16.0 <text:s text:c="6"/>0.0</text:span></text:p>
      <text:p text:style-name="P19"><text:span text:style-name="T38"><text:s text:c="7"/></text:span><text:span text:style-name="T28">0.0 <text:s text:c="4"/>-16.0 <text:s text:c="6"/>0.0 <text:s text:c="6"/>0.0 <text:s text:c="5"/>16.0 <text:s text:c="6"/>0.0 <text:s text:c="6"/>0.0 <text:s text:c="6"/>0.0 <text:s text:c="5"/>16.0</text:span></text:p>
      <text:p text:style-name="P19"><text:span text:style-name="T38"><text:s text:c="7"/></text:span><text:span text:style-name="T28">0.0 <text:s text:c="4"/>-16.0 <text:s text:c="6"/>0.0 <text:s text:c="6"/>0.0 <text:s text:c="5"/>16.0 <text:s text:c="6"/>0.0 <text:s text:c="6"/>0.0 <text:s text:c="4"/>-16.0 <text:s text:c="4"/>-16.0</text:span></text:p>
      <text:p text:style-name="P19"><text:span text:style-name="T38"><text:s text:c="7"/></text:span><text:span text:style-name="T28">0.0 <text:s text:c="6"/>0.0 <text:s text:c="6"/>0.0 <text:s text:c="4"/>-16.0 <text:s text:c="5"/>16.0 <text:s text:c="6"/>0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4"/>-16.0 <text:s text:c="5"/>16.0 <text:s text:c="6"/>0.0 <text:s text:c="6"/>0.0 <text:s text:c="4"/>-16.0 <text:s text:c="6"/>0.0</text:span></text:p>
      <text:p text:style-name="P19"><text:span text:style-name="T38"><text:s text:c="7"/></text:span><text:span text:style-name="T28">0.0 <text:s text:c="6"/>0.0 <text:s text:c="6"/>0.0 <text:s text:c="4"/>-16.0 <text:s text:c="4"/>-16.0 <text:s text:c="6"/>0.0 <text:s text:c="6"/>0.0 <text:s text:c="6"/>0.0 <text:s text:c="5"/>16.0</text:span></text:p>
      <text:p text:style-name="P19"><text:span text:style-name="T38"><text:s text:c="7"/></text:span><text:span text:style-name="T28">0.0 <text:s text:c="6"/>0.0 <text:s text:c="6"/>0.0 <text:s text:c="5"/>16.0 <text:s text:c="4"/>-16.0 <text:s text:c="6"/>0.0 <text:s text:c="6"/>0.0 <text:s text:c="4"/>-16.0 <text:s text:c="5"/>16.0</text:span></text:p>
      <text:p text:style-name="P19"><text:span text:style-name="T38"><text:s text:c="7"/></text:span><text:span text:style-name="T28">0.0 <text:s text:c="5"/>16.0 <text:s text:c="6"/>0.0 <text:s text:c="4"/>-16.0 <text:s text:c="4"/>-16.0 <text:s text:c="6"/>0.0 <text:s text:c="6"/>0.0 <text:s text:c="6"/>0.0 <text:s text:c="6"/>0.0</text:span></text:p>
      <text:p text:style-name="P19"><text:span text:style-name="T38"><text:s text:c="7"/></text:span><text:span text:style-name="T28">0.0 <text:s text:c="5"/>16.0 <text:s text:c="6"/>0.0 <text:s text:c="5"/>16.0 <text:s text:c="4"/>-16.0 <text:s text:c="6"/>0.0 <text:s text:c="6"/>0.0 <text:s text:c="5"/>16.0 <text:s text:c="6"/>0.0</text:span></text:p>
      <text:p text:style-name="P19"><text:span text:style-name="T38"><text:s text:c="7"/></text:span><text:span text:style-name="T28">0.0 <text:s text:c="4"/>-16.0 <text:s text:c="6"/>0.0 <text:s text:c="5"/>16.0 <text:s text:c="4"/>-16.0 <text:s text:c="6"/>0.0 <text:s text:c="6"/>0.0 <text:s text:c="6"/>0.0 <text:s text:c="5"/>16.0</text:span></text:p>
      <text:p text:style-name="P19"><text:span text:style-name="T38"><text:s text:c="7"/></text:span><text:span text:style-name="T28">0.0 <text:s text:c="5"/>16.0 <text:s text:c="6"/>0.0 <text:s text:c="5"/>16.0 <text:s text:c="4"/>-16.0 <text:s text:c="6"/>0.0 <text:s text:c="6"/>0.0 <text:s text:c="5"/>16.0 <text:s text:c="4"/>-16.0</text:span></text:p>
      <text:p text:style-name="P19"><text:span text:style-name="T38"><text:s text:c="6"/></text:span><text:span text:style-name="T28">16.0 <text:s text:c="6"/>0.0 <text:s text:c="6"/>0.0 <text:s text:c="6"/>0.0 <text:s text:c="6"/>0.0 <text:s text:c="6"/>0.0 <text:s text:c="6"/>0.0 <text:s text:c="6"/>0.0 <text:s text:c="6"/>0.0</text:span></text:p>
      <text:p text:style-name="P19"><text:span text:style-name="T38"><text:s text:c="6"/></text:span><text:span text:style-name="T28">16.0 <text:s text:c="6"/>0.0 <text:s text:c="6"/>0.0 <text:s text:c="6"/>0.0 <text:s text:c="6"/>0.0 <text:s text:c="6"/>0.0 <text:s text:c="6"/>0.0 <text:s text:c="5"/>16.0 <text:s text:c="6"/>0.0</text:span></text:p>
      <text:p text:style-name="P19"><text:span text:style-name="T38"><text:s text:c="6"/></text:span><text:span text:style-name="T28">16.0 <text:s text:c="6"/>0.0 <text:s text:c="6"/>0.0 <text:s text:c="6"/>0.0 <text:s text:c="6"/>0.0 <text:s text:c="6"/>0.0 <text:s text:c="6"/>0.0 <text:s text:c="6"/>0.0 <text:s text:c="4"/>-16.0</text:span></text:p>
      <text:p text:style-name="P19"><text:span text:style-name="T38"><text:s text:c="6"/></text:span><text:span text:style-name="T28">16.0 <text:s text:c="6"/>0.0 <text:s text:c="6"/>0.0 <text:s text:c="6"/>0.0 <text:s text:c="6"/>0.0 <text:s text:c="6"/>0.0 <text:s text:c="6"/>0.0 <text:s text:c="4"/>-16.0 <text:s text:c="5"/>16.0</text:span></text:p>
      <text:p text:style-name="P19"><text:span text:style-name="T38"><text:s text:c="6"/></text:span><text:span text:style-name="T28">16.0 <text:s text:c="5"/>16.0 <text:s text:c="6"/>0.0 <text:s text:c="6"/>0.0 <text:s text:c="6"/>0.0 <text:s text:c="6"/>0.0 <text:s text:c="6"/>0.0 <text:s text:c="6"/>0.0 <text:s text:c="6"/>0.0</text:span></text:p>
      <text:p text:style-name="P19"><text:span text:style-name="T38"><text:s text:c="6"/></text:span><text:span text:style-name="T28">16.0 <text:s text:c="5"/>16.0 <text:s text:c="6"/>0.0 <text:s text:c="6"/>0.0 <text:s text:c="6"/>0.0 <text:s text:c="6"/>0.0 <text:s text:c="6"/>0.0 <text:s text:c="5"/>16.0 <text:s text:c="6"/>0.0</text:span></text:p>
      <text:p text:style-name="P19"><text:span text:style-name="T38"><text:s text:c="6"/></text:span><text:span text:style-name="T28">16.0 <text:s text:c="5"/>16.0 <text:s text:c="6"/>0.0 <text:s text:c="6"/>0.0 <text:s text:c="6"/>0.0 <text:s text:c="6"/>0.0 <text:s text:c="6"/>0.0 <text:s text:c="6"/>0.0 <text:s text:c="4"/>-16.0</text:span></text:p>
      <text:p text:style-name="P19"><text:span text:style-name="T38"><text:s text:c="6"/></text:span><text:span text:style-name="T28">16.0 <text:s text:c="4"/>-16.0 <text:s text:c="6"/>0.0 <text:s text:c="6"/>0.0 <text:s text:c="6"/>0.0 <text:s text:c="6"/>0.0 <text:s text:c="6"/>0.0 <text:s text:c="4"/>-16.0 <text:s text:c="4"/>-16.0</text:span></text:p>
      <text:p text:style-name="P19"><text:span text:style-name="T38"><text:s text:c="6"/></text:span><text:span text:style-name="T28">16.0 <text:s text:c="6"/>0.0 <text:s text:c="6"/>0.0 <text:s text:c="5"/>16.0 <text:s text:c="6"/>0.0 <text:s text:c="6"/>0.0 <text:s text:c="6"/>0.0 <text:s text:c="6"/>0.0 <text:s text:c="6"/>0.0</text:span></text:p>
      <text:p text:style-name="P19"><text:span text:style-name="T38"><text:s text:c="6"/></text:span><text:span text:style-name="T28">16.0 <text:s text:c="6"/>0.0 <text:s text:c="6"/>0.0 <text:s text:c="4"/>-16.0 <text:s text:c="6"/>0.0 <text:s text:c="6"/>0.0 <text:s text:c="6"/>0.0 <text:s text:c="5"/>16.0 <text:s text:c="6"/>0.0</text:span></text:p>
      <text:p text:style-name="P19"><text:span text:style-name="T38"><text:s text:c="6"/></text:span><text:span text:style-name="T28">16.0 <text:s text:c="6"/>0.0 <text:s text:c="6"/>0.0 <text:s text:c="5"/>16.0 <text:s text:c="6"/>0.0 <text:s text:c="6"/>0.0 <text:s text:c="6"/>0.0 <text:s text:c="6"/>0.0 <text:s text:c="4"/>-16.0</text:span></text:p>
      <text:p text:style-name="P19"><text:span text:style-name="T38"><text:s text:c="6"/></text:span><text:span text:style-name="T28">16.0 <text:s text:c="6"/>0.0 <text:s text:c="6"/>0.0 <text:s text:c="5"/>16.0 <text:s text:c="6"/>0.0 <text:s text:c="6"/>0.0 <text:s text:c="6"/>0.0 <text:s text:c="4"/>-16.0 <text:s text:c="5"/>16.0</text:span></text:p>
      <text:p text:style-name="P19"><text:span text:style-name="T38"><text:s text:c="5"/></text:span><text:span text:style-name="T28">-16.0 <text:s text:c="5"/>16.0 <text:s text:c="6"/>0.0 <text:s text:c="5"/>16.0 <text:s text:c="6"/>0.0 <text:s text:c="6"/>0.0 <text:s text:c="6"/>0.0 <text:s text:c="6"/>0.0 <text:s text:c="6"/>0.0</text:span></text:p>
      <text:p text:style-name="P19"><text:span text:style-name="T38"><text:s text:c="5"/></text:span><text:span text:style-name="T28">-16.0 <text:s text:c="4"/>-16.0 <text:s text:c="6"/>0.0 <text:s text:c="5"/>16.0 <text:s text:c="6"/>0.0 <text:s text:c="6"/>0.0 <text:s text:c="6"/>0.0 <text:s text:c="5"/>16.0 <text:s text:c="6"/>0.0</text:span></text:p>
      <text:p text:style-name="P19"><text:span text:style-name="T38"><text:s text:c="5"/></text:span><text:span text:style-name="T28">-16.0 <text:s text:c="5"/>16.0 <text:s text:c="6"/>0.0 <text:s text:c="4"/>-16.0 <text:s text:c="6"/>0.0 <text:s text:c="6"/>0.0 <text:s text:c="6"/>0.0 <text:s text:c="6"/>0.0 <text:s text:c="5"/>16.0</text:span></text:p>
      <text:p text:style-name="P19"><text:span text:style-name="T38"><text:s text:c="5"/></text:span><text:span text:style-name="T28">-16.0 <text:s text:c="5"/>16.0 <text:s text:c="6"/>0.0 <text:s text:c="5"/>16.0 <text:s text:c="6"/>0.0 <text:s text:c="6"/>0.0 <text:s text:c="6"/>0.0 <text:s text:c="4"/>-16.0 <text:s text:c="5"/>16.0</text:span></text:p>
      <text:p text:style-name="P19"><text:span text:style-name="T38"><text:s text:c="6"/></text:span><text:span text:style-name="T28">16.0 <text:s text:c="6"/>0.0 <text:s text:c="6"/>0.0 <text:s text:c="6"/>0.0 <text:s text:c="4"/>-16.0 <text:s text:c="6"/>0.0 <text:s text:c="6"/>0.0 <text:s text:c="6"/>0.0 <text:s text:c="6"/>0.0</text:span></text:p>
      <text:p text:style-name="P19"><text:span text:style-name="T38"><text:s text:c="5"/></text:span><text:span text:style-name="T28">-16.0 <text:s text:c="6"/>0.0 <text:s text:c="6"/>0.0 <text:s text:c="6"/>0.0 <text:s text:c="4"/>-16.0 <text:s text:c="6"/>0.0 <text:s text:c="6"/>0.0 <text:s text:c="4"/>-16.0 <text:s text:c="6"/>0.0</text:span></text:p>
      <text:p text:style-name="P19"><text:span text:style-name="T38"><text:s text:c="6"/></text:span><text:span text:style-name="T28">16.0 <text:s text:c="6"/>0.0 <text:s text:c="6"/>0.0 <text:s text:c="6"/>0.0 <text:s text:c="4"/>-16.0 <text:s text:c="6"/>0.0 <text:s text:c="6"/>0.0 <text:s text:c="6"/>0.0 <text:s text:c="4"/>-16.0</text:span></text:p>
      <text:p text:style-name="P19"><text:span text:style-name="T38"><text:s text:c="5"/></text:span><text:span text:style-name="T28">-16.0 <text:s text:c="6"/>0.0 <text:s text:c="6"/>0.0 <text:s text:c="6"/>0.0 <text:s text:c="4"/>-16.0 <text:s text:c="6"/>0.0 <text:s text:c="6"/>0.0 <text:s text:c="5"/>16.0 <text:s text:c="5"/>16.0</text:span></text:p>
      <text:p text:style-name="P19"><text:span text:style-name="T38"><text:s text:c="5"/></text:span><text:span text:style-name="T28">-16.0 <text:s text:c="4"/>-16.0 <text:s text:c="6"/>0.0 <text:s text:c="6"/>0.0 <text:s text:c="4"/>-16.0 <text:s text:c="6"/>0.0 <text:s text:c="6"/>0.0 <text:s text:c="6"/>0.0 <text:s text:c="6"/>0.0</text:span></text:p>
      <text:p text:style-name="P19"><text:span text:style-name="T38"><text:s text:c="6"/></text:span><text:span text:style-name="T28">16.0 <text:s text:c="4"/>-16.0 <text:s text:c="6"/>0.0 <text:s text:c="6"/>0.0 <text:s text:c="4"/>-16.0 <text:s text:c="6"/>0.0 <text:s text:c="6"/>0.0 <text:s text:c="4"/>-16.0 <text:s text:c="6"/>0.0</text:span></text:p>
      <text:p text:style-name="P19"><text:span text:style-name="T38"><text:s text:c="5"/></text:span><text:span text:style-name="T28">-16.0 <text:s text:c="5"/>16.0 <text:s text:c="6"/>0.0 <text:s text:c="6"/>0.0 <text:s text:c="5"/>16.0 <text:s text:c="6"/>0.0 <text:s text:c="6"/>0.0 <text:s text:c="6"/>0.0 <text:s text:c="5"/>16.0</text:span></text:p>
      <text:p text:style-name="P19"><text:span text:style-name="T38"><text:s text:c="6"/></text:span><text:span text:style-name="T28">16.0 <text:s text:c="4"/>-16.0 <text:s text:c="6"/>0.0 <text:s text:c="6"/>0.0 <text:s text:c="5"/>16.0 <text:s text:c="6"/>0.0 <text:s text:c="6"/>0.0 <text:s text:c="5"/>16.0 <text:s text:c="5"/>16.0</text:span></text:p>
      <text:p text:style-name="P19"><text:span text:style-name="T38"><text:s text:c="6"/></text:span><text:span text:style-name="T28">16.0 <text:s text:c="6"/>0.0 <text:s text:c="6"/>0.0 <text:s text:c="4"/>-16.0 <text:s text:c="4"/>-16.0 <text:s text:c="6"/>0.0 <text:s text:c="6"/>0.0 <text:s text:c="6"/>0.0 <text:s text:c="6"/>0.0</text:span></text:p>
      <text:p text:style-name="P19"><text:span text:style-name="T38"><text:s text:c="5"/></text:span><text:span text:style-name="T28">-16.0 <text:s text:c="6"/>0.0 <text:s text:c="6"/>0.0 <text:s text:c="5"/>16.0 <text:s text:c="4"/>-16.0 <text:s text:c="6"/>0.0 <text:s text:c="6"/>0.0 <text:s text:c="5"/>16.0 <text:s text:c="6"/>0.0</text:span></text:p>
      <text:p text:style-name="P19"><text:span text:style-name="T38"><text:s text:c="6"/></text:span><text:span text:style-name="T28">16.0 <text:s text:c="6"/>0.0 <text:s text:c="6"/>0.0 <text:s text:c="4"/>-16.0 <text:s text:c="5"/>16.0 <text:s text:c="6"/>0.0 <text:s text:c="6"/>0.0 <text:s text:c="6"/>0.0 <text:s text:c="4"/>-16.0</text:span></text:p>
      <text:p text:style-name="P19"><text:span text:style-name="T38"><text:s text:c="5"/></text:span><text:span text:style-name="T28">-16.0 <text:s text:c="6"/>0.0 <text:s text:c="6"/>0.0 <text:s text:c="4"/>-16.0 <text:s text:c="5"/>16.0 <text:s text:c="6"/>0.0 <text:s text:c="6"/>0.0 <text:s text:c="4"/>-16.0 <text:s text:c="5"/>16.0</text:span></text:p>
      <text:p text:style-name="P19"><text:span text:style-name="T38"><text:s text:c="6"/></text:span><text:span text:style-name="T28">16.0 <text:s text:c="4"/>-16.0 <text:s text:c="6"/>0.0 <text:s text:c="5"/>16.0 <text:s text:c="5"/>16.0 <text:s text:c="6"/>0.0 <text:s text:c="6"/>0.0 <text:s text:c="6"/>0.0 <text:s text:c="6"/>0.0</text:span></text:p>
      <text:p text:style-name="P19"><text:span text:style-name="T38"><text:s text:c="5"/></text:span><text:span text:style-name="T28">-16.0 <text:s text:c="5"/>16.0 <text:s text:c="6"/>0.0 <text:s text:c="5"/>16.0 <text:s text:c="5"/>16.0 <text:s text:c="6"/>0.0 <text:s text:c="6"/>0.0 <text:s text:c="5"/>16.0 <text:s text:c="6"/>0.0</text:span></text:p>
      <text:p text:style-name="P19"><text:span text:style-name="T38"><text:s text:c="6"/></text:span><text:span text:style-name="T28">16.0 <text:s text:c="5"/>16.0 <text:s text:c="6"/>0.0 <text:s text:c="4"/>-16.0 <text:s text:c="5"/>16.0 <text:s text:c="6"/>0.0 <text:s text:c="6"/>0.0 <text:s text:c="6"/>0.0 <text:s text:c="4"/>-16.0</text:span></text:p>
      <text:p text:style-name="P19"><text:span text:style-name="T38"><text:s text:c="5"/></text:span><text:span text:style-name="T28">-16.0 <text:s text:c="5"/>16.0 <text:s text:c="6"/>0.0 <text:s text:c="5"/>16.0 <text:s text:c="5"/>16.0 <text:s text:c="6"/>0.0 <text:s text:c="6"/>0.0 <text:s text:c="4"/>-16.0 <text:s text:c="4"/>-16.0</text:span></text:p>
      <text:p text:style-name="P19"><text:span text:style-name="T38"><text:s text:c="7"/></text:span><text:span text:style-name="T28">0.0 <text:s text:c="6"/>0.0 <text:s text:c="6"/>0.0 <text:s text:c="6"/>0.0 <text:s text:c="6"/>0.0 <text:s text:c="5"/>16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6"/>0.0 <text:s text:c="6"/>0.0 <text:s text:c="5"/>16.0 <text:s text:c="6"/>0.0 <text:s text:c="5"/>16.0 <text:s text:c="6"/>0.0</text:span></text:p>
      <text:p text:style-name="P19"><text:span text:style-name="T38"><text:s text:c="7"/></text:span><text:span text:style-name="T28">0.0 <text:s text:c="6"/>0.0 <text:s text:c="6"/>0.0 <text:s text:c="6"/>0.0 <text:s text:c="6"/>0.0 <text:s text:c="5"/>16.0 <text:s text:c="6"/>0.0 <text:s text:c="6"/>0.0 <text:s text:c="4"/>-16.0</text:span></text:p>
      <text:p text:style-name="P19"><text:span text:style-name="T38"><text:s text:c="7"/></text:span><text:span text:style-name="T28">0.0 <text:s text:c="6"/>0.0 <text:s text:c="6"/>0.0 <text:s text:c="6"/>0.0 <text:s text:c="6"/>0.0 <text:s text:c="5"/>16.0 <text:s text:c="6"/>0.0 <text:s text:c="4"/>-16.0 <text:s text:c="4"/>-16.0</text:span></text:p>
      <text:p text:style-name="P19"><text:span text:style-name="T38"><text:s text:c="7"/></text:span><text:span text:style-name="T28">0.0 <text:s text:c="5"/>16.0 <text:s text:c="6"/>0.0 <text:s text:c="6"/>0.0 <text:s text:c="6"/>0.0 <text:s text:c="5"/>16.0 <text:s text:c="6"/>0.0 <text:s text:c="6"/>0.0 <text:s text:c="6"/>0.0</text:span></text:p>
      <text:p text:style-name="P19"><text:span text:style-name="T38"><text:s text:c="7"/></text:span><text:span text:style-name="T28">0.0 <text:s text:c="5"/>16.0 <text:s text:c="6"/>0.0 <text:s text:c="6"/>0.0 <text:s text:c="6"/>0.0 <text:s text:c="5"/>16.0 <text:s text:c="6"/>0.0 <text:s text:c="4"/>-16.0 <text:s text:c="6"/>0.0</text:span></text:p>
      <text:p text:style-name="P19"><text:span text:style-name="T38"><text:s text:c="7"/></text:span><text:span text:style-name="T28">0.0 <text:s text:c="5"/>16.0 <text:s text:c="6"/>0.0 <text:s text:c="6"/>0.0 <text:s text:c="6"/>0.0 <text:s text:c="5"/>16.0 <text:s text:c="6"/>0.0 <text:s text:c="6"/>0.0 <text:s text:c="4"/>-16.0</text:span></text:p>
      <text:p text:style-name="P19"><text:span text:style-name="T38"><text:s text:c="7"/></text:span><text:span text:style-name="T28">0.0 <text:s text:c="4"/>-16.0 <text:s text:c="6"/>0.0 <text:s text:c="6"/>0.0 <text:s text:c="6"/>0.0 <text:s text:c="5"/>16.0 <text:s text:c="6"/>0.0 <text:s text:c="5"/>16.0 <text:s text:c="5"/>16.0</text:span></text:p>
      <text:p text:style-name="P19"><text:span text:style-name="T38"><text:s text:c="7"/></text:span><text:span text:style-name="T28">0.0 <text:s text:c="6"/>0.0 <text:s text:c="6"/>0.0 <text:s text:c="4"/>-16.0 <text:s text:c="6"/>0.0 <text:s text:c="5"/>16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5"/>16.0 <text:s text:c="6"/>0.0 <text:s text:c="4"/>-16.0 <text:s text:c="6"/>0.0 <text:s text:c="5"/>16.0 <text:s text:c="6"/>0.0</text:span></text:p>
      <text:p text:style-name="P19"><text:span text:style-name="T38"><text:s text:c="7"/></text:span><text:span text:style-name="T28">0.0 <text:s text:c="6"/>0.0 <text:s text:c="6"/>0.0 <text:s text:c="4"/>-16.0 <text:s text:c="6"/>0.0 <text:s text:c="5"/>16.0 <text:s text:c="6"/>0.0 <text:s text:c="6"/>0.0 <text:s text:c="4"/>-16.0</text:span></text:p>
      <text:p text:style-name="P19"><text:span text:style-name="T38"><text:s text:c="7"/></text:span><text:span text:style-name="T28">0.0 <text:s text:c="6"/>0.0 <text:s text:c="6"/>0.0 <text:s text:c="4"/>-16.0 <text:s text:c="6"/>0.0 <text:s text:c="4"/>-16.0 <text:s text:c="6"/>0.0 <text:s text:c="4"/>-16.0 <text:s text:c="4"/>-16.0</text:span></text:p>
      <text:p text:style-name="P19"><text:span text:style-name="T38"><text:s text:c="7"/></text:span><text:span text:style-name="T28">0.0 <text:s text:c="5"/>16.0 <text:s text:c="6"/>0.0 <text:s text:c="4"/>-16.0 <text:s text:c="6"/>0.0 <text:s text:c="5"/>16.0 <text:s text:c="6"/>0.0 <text:s text:c="6"/>0.0 <text:s text:c="6"/>0.0</text:span></text:p>
      <text:p text:style-name="P19"><text:span text:style-name="T38"><text:s text:c="7"/></text:span><text:span text:style-name="T28">0.0 <text:s text:c="4"/>-16.0 <text:s text:c="6"/>0.0 <text:s text:c="4"/>-16.0 <text:s text:c="6"/>0.0 <text:s text:c="4"/>-16.0 <text:s text:c="6"/>0.0 <text:s text:c="4"/>-16.0 <text:s text:c="6"/>0.0</text:span></text:p>
      <text:p text:style-name="P19"><text:span text:style-name="T38"><text:s text:c="7"/></text:span><text:span text:style-name="T28">0.0 <text:s text:c="5"/>16.0 <text:s text:c="6"/>0.0 <text:s text:c="5"/>16.0 <text:s text:c="6"/>0.0 <text:s text:c="5"/>16.0 <text:s text:c="6"/>0.0 <text:s text:c="6"/>0.0 <text:s text:c="5"/>16.0</text:span></text:p>
      <text:p text:style-name="P19"><text:span text:style-name="T38"><text:s text:c="7"/></text:span><text:span text:style-name="T28">0.0 <text:s text:c="5"/>16.0 <text:s text:c="6"/>0.0 <text:s text:c="4"/>-16.0 <text:s text:c="6"/>0.0 <text:s text:c="4"/>-16.0 <text:s text:c="6"/>0.0 <text:s text:c="5"/>16.0 <text:s text:c="4"/>-16.0</text:span></text:p>
      <text:p text:style-name="P19"><text:span text:style-name="T38"><text:s text:c="7"/></text:span><text:span text:style-name="T28">0.0 <text:s text:c="6"/>0.0 <text:s text:c="6"/>0.0 <text:s text:c="6"/>0.0 <text:s text:c="5"/>16.0 <text:s text:c="5"/>16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6"/>0.0 <text:s text:c="4"/>-16.0 <text:s text:c="5"/>16.0 <text:s text:c="6"/>0.0 <text:s text:c="4"/>-16.0 <text:s text:c="6"/>0.0</text:span></text:p>
      <text:p text:style-name="P19"><text:span text:style-name="T38"><text:s text:c="7"/></text:span><text:span text:style-name="T28">0.0 <text:s text:c="6"/>0.0 <text:s text:c="6"/>0.0 <text:s text:c="6"/>0.0 <text:s text:c="4"/>-16.0 <text:s text:c="5"/>16.0 <text:s text:c="6"/>0.0 <text:s text:c="6"/>0.0 <text:s text:c="4"/>-16.0</text:span></text:p>
      <text:p text:style-name="P19"><text:span text:style-name="T38"><text:s text:c="7"/></text:span><text:span text:style-name="T28">0.0 <text:s text:c="6"/>0.0 <text:s text:c="6"/>0.0 <text:s text:c="6"/>0.0 <text:s text:c="5"/>16.0 <text:s text:c="5"/>16.0 <text:s text:c="6"/>0.0 <text:s text:c="5"/>16.0 <text:s text:c="4"/>-16.0</text:span></text:p>
      <text:p text:style-name="P19"><text:span text:style-name="T38"><text:s text:c="7"/></text:span><text:span text:style-name="T28">0.0 <text:s text:c="5"/>16.0 <text:s text:c="6"/>0.0 <text:s text:c="6"/>0.0 <text:s text:c="5"/>16.0 <text:s text:c="5"/>16.0 <text:s text:c="6"/>0.0 <text:s text:c="6"/>0.0 <text:s text:c="6"/>0.0</text:span></text:p>
      <text:p text:style-name="P19"><text:span text:style-name="T38"><text:s text:c="7"/></text:span><text:span text:style-name="T28">0.0 <text:s text:c="5"/>16.0 <text:s text:c="6"/>0.0 <text:s text:c="6"/>0.0 <text:s text:c="4"/>-16.0 <text:s text:c="5"/>16.0 <text:s text:c="6"/>0.0 <text:s text:c="5"/>16.0 <text:s text:c="6"/>0.0</text:span></text:p>
      <text:p text:style-name="P19"><text:span text:style-name="T38"><text:s text:c="7"/></text:span><text:span text:style-name="T28">0.0 <text:s text:c="4"/>-16.0 <text:s text:c="6"/>0.0 <text:s text:c="6"/>0.0 <text:s text:c="5"/>16.0 <text:s text:c="5"/>16.0 <text:s text:c="6"/>0.0 <text:s text:c="6"/>0.0 <text:s text:c="5"/>16.0</text:span></text:p>
      <text:p text:style-name="P19"><text:span text:style-name="T38"><text:s text:c="7"/></text:span><text:span text:style-name="T28">0.0 <text:s text:c="5"/>16.0 <text:s text:c="6"/>0.0 <text:s text:c="6"/>0.0 <text:s text:c="4"/>-16.0 <text:s text:c="5"/>16.0 <text:s text:c="6"/>0.0 <text:s text:c="4"/>-16.0 <text:s text:c="4"/>-16.0</text:span></text:p>
      <text:p text:style-name="P19"><text:span text:style-name="T38"><text:s text:c="7"/></text:span><text:span text:style-name="T28">0.0 <text:s text:c="6"/>0.0 <text:s text:c="6"/>0.0 <text:s text:c="5"/>16.0 <text:s text:c="4"/>-16.0 <text:s text:c="5"/>16.0 <text:s text:c="6"/>0.0 <text:s text:c="6"/>0.0 <text:s text:c="6"/>0.0</text:span></text:p>
      <text:p text:style-name="P19"><text:soft-page-break/><text:span text:style-name="T38"><text:s text:c="7"/></text:span><text:span text:style-name="T28">0.0 <text:s text:c="6"/>0.0 <text:s text:c="6"/>0.0 <text:s text:c="4"/>-16.0 <text:s text:c="5"/>16.0 <text:s text:c="4"/>-16.0 <text:s text:c="6"/>0.0 <text:s text:c="5"/>16.0 <text:s text:c="6"/>0.0</text:span></text:p>
      <text:p text:style-name="P19"><text:span text:style-name="T38"><text:s text:c="7"/></text:span><text:span text:style-name="T28">0.0 <text:s text:c="6"/>0.0 <text:s text:c="6"/>0.0 <text:s text:c="5"/>16.0 <text:s text:c="4"/>-16.0 <text:s text:c="5"/>16.0 <text:s text:c="6"/>0.0 <text:s text:c="6"/>0.0 <text:s text:c="4"/>-16.0</text:span></text:p>
      <text:p text:style-name="P19"><text:span text:style-name="T38"><text:s text:c="7"/></text:span><text:span text:style-name="T28">0.0 <text:s text:c="6"/>0.0 <text:s text:c="6"/>0.0 <text:s text:c="5"/>16.0 <text:s text:c="5"/>16.0 <text:s text:c="4"/>-16.0 <text:s text:c="6"/>0.0 <text:s text:c="4"/>-16.0 <text:s text:c="4"/>-16.0</text:span></text:p>
      <text:p text:style-name="P19"><text:span text:style-name="T38"><text:s text:c="7"/></text:span><text:span text:style-name="T28">0.0 <text:s text:c="5"/>16.0 <text:s text:c="6"/>0.0 <text:s text:c="4"/>-16.0 <text:s text:c="5"/>16.0 <text:s text:c="5"/>16.0 <text:s text:c="6"/>0.0 <text:s text:c="6"/>0.0 <text:s text:c="6"/>0.0</text:span></text:p>
      <text:p text:style-name="P19"><text:span text:style-name="T38"><text:s text:c="7"/></text:span><text:span text:style-name="T28">0.0 <text:s text:c="4"/>-16.0 <text:s text:c="6"/>0.0 <text:s text:c="4"/>-16.0 <text:s text:c="4"/>-16.0 <text:s text:c="4"/>-16.0 <text:s text:c="6"/>0.0 <text:s text:c="4"/>-16.0 <text:s text:c="6"/>0.0</text:span></text:p>
      <text:p text:style-name="P19"><text:span text:style-name="T38"><text:s text:c="7"/></text:span><text:span text:style-name="T28">0.0 <text:s text:c="4"/>-16.0 <text:s text:c="6"/>0.0 <text:s text:c="5"/>16.0 <text:s text:c="4"/>-16.0 <text:s text:c="5"/>16.0 <text:s text:c="6"/>0.0 <text:s text:c="6"/>0.0 <text:s text:c="4"/>-16.0</text:span></text:p>
      <text:p text:style-name="P19"><text:span text:style-name="T38"><text:s text:c="7"/></text:span><text:span text:style-name="T28">0.0 <text:s text:c="4"/>-16.0 <text:s text:c="6"/>0.0 <text:s text:c="4"/>-16.0 <text:s text:c="5"/>16.0 <text:s text:c="4"/>-16.0 <text:s text:c="6"/>0.0 <text:s text:c="5"/>16.0 <text:s text:c="5"/>16.0</text:span></text:p>
      <text:p text:style-name="P19"><text:span text:style-name="T38"><text:s text:c="6"/></text:span><text:span text:style-name="T28">16.0 <text:s text:c="6"/>0.0 <text:s text:c="6"/>0.0 <text:s text:c="6"/>0.0 <text:s text:c="6"/>0.0 <text:s text:c="5"/>16.0 <text:s text:c="6"/>0.0 <text:s text:c="6"/>0.0 <text:s text:c="6"/>0.0</text:span></text:p>
      <text:p text:style-name="P19"><text:span text:style-name="T38"><text:s text:c="6"/></text:span><text:span text:style-name="T28">16.0 <text:s text:c="6"/>0.0 <text:s text:c="6"/>0.0 <text:s text:c="6"/>0.0 <text:s text:c="6"/>0.0 <text:s text:c="5"/>16.0 <text:s text:c="6"/>0.0 <text:s text:c="5"/>16.0 <text:s text:c="6"/>0.0</text:span></text:p>
      <text:p text:style-name="P19"><text:span text:style-name="T38"><text:s text:c="6"/></text:span><text:span text:style-name="T28">16.0 <text:s text:c="6"/>0.0 <text:s text:c="6"/>0.0 <text:s text:c="6"/>0.0 <text:s text:c="6"/>0.0 <text:s text:c="4"/>-16.0 <text:s text:c="6"/>0.0 <text:s text:c="6"/>0.0 <text:s text:c="4"/>-16.0</text:span></text:p>
      <text:p text:style-name="P19"><text:span text:style-name="T38"><text:s text:c="6"/></text:span><text:span text:style-name="T28">16.0 <text:s text:c="6"/>0.0 <text:s text:c="6"/>0.0 <text:s text:c="6"/>0.0 <text:s text:c="6"/>0.0 <text:s text:c="4"/>-16.0 <text:s text:c="6"/>0.0 <text:s text:c="5"/>16.0 <text:s text:c="5"/>16.0</text:span></text:p>
      <text:p text:style-name="P19"><text:span text:style-name="T38"><text:s text:c="6"/></text:span><text:span text:style-name="T28">16.0 <text:s text:c="4"/>-16.0 <text:s text:c="6"/>0.0 <text:s text:c="6"/>0.0 <text:s text:c="6"/>0.0 <text:s text:c="5"/>16.0 <text:s text:c="6"/>0.0 <text:s text:c="6"/>0.0 <text:s text:c="6"/>0.0</text:span></text:p>
      <text:p text:style-name="P19"><text:span text:style-name="T38"><text:s text:c="6"/></text:span><text:span text:style-name="T28">16.0 <text:s text:c="5"/>16.0 <text:s text:c="6"/>0.0 <text:s text:c="6"/>0.0 <text:s text:c="6"/>0.0 <text:s text:c="5"/>16.0 <text:s text:c="6"/>0.0 <text:s text:c="5"/>16.0 <text:s text:c="6"/>0.0</text:span></text:p>
      <text:p text:style-name="P19"><text:span text:style-name="T38"><text:s text:c="6"/></text:span><text:span text:style-name="T28">16.0 <text:s text:c="4"/>-16.0 <text:s text:c="6"/>0.0 <text:s text:c="6"/>0.0 <text:s text:c="6"/>0.0 <text:s text:c="4"/>-16.0 <text:s text:c="6"/>0.0 <text:s text:c="6"/>0.0 <text:s text:c="4"/>-16.0</text:span></text:p>
      <text:p text:style-name="P19"><text:span text:style-name="T38"><text:s text:c="6"/></text:span><text:span text:style-name="T28">16.0 <text:s text:c="4"/>-16.0 <text:s text:c="6"/>0.0 <text:s text:c="6"/>0.0 <text:s text:c="6"/>0.0 <text:s text:c="4"/>-16.0 <text:s text:c="6"/>0.0 <text:s text:c="5"/>16.0 <text:s text:c="4"/>-16.0</text:span></text:p>
      <text:p text:style-name="P19"><text:span text:style-name="T38"><text:s text:c="6"/></text:span><text:span text:style-name="T28">16.0 <text:s text:c="6"/>0.0 <text:s text:c="6"/>0.0 <text:s text:c="5"/>16.0 <text:s text:c="6"/>0.0 <text:s text:c="4"/>-16.0 <text:s text:c="6"/>0.0 <text:s text:c="6"/>0.0 <text:s text:c="6"/>0.0</text:span></text:p>
      <text:p text:style-name="P19"><text:span text:style-name="T38"><text:s text:c="6"/></text:span><text:span text:style-name="T28">16.0 <text:s text:c="6"/>0.0 <text:s text:c="6"/>0.0 <text:s text:c="5"/>16.0 <text:s text:c="6"/>0.0 <text:s text:c="5"/>16.0 <text:s text:c="6"/>0.0 <text:s text:c="5"/>16.0 <text:s text:c="6"/>0.0</text:span></text:p>
      <text:p text:style-name="P19"><text:span text:style-name="T38"><text:s text:c="6"/></text:span><text:span text:style-name="T28">16.0 <text:s text:c="6"/>0.0 <text:s text:c="6"/>0.0 <text:s text:c="5"/>16.0 <text:s text:c="6"/>0.0 <text:s text:c="5"/>16.0 <text:s text:c="6"/>0.0 <text:s text:c="6"/>0.0 <text:s text:c="5"/>16.0</text:span></text:p>
      <text:p text:style-name="P19"><text:span text:style-name="T38"><text:s text:c="6"/></text:span><text:span text:style-name="T28">16.0 <text:s text:c="6"/>0.0 <text:s text:c="6"/>0.0 <text:s text:c="4"/>-16.0 <text:s text:c="6"/>0.0 <text:s text:c="4"/>-16.0 <text:s text:c="6"/>0.0 <text:s text:c="5"/>16.0 <text:s text:c="4"/>-16.0</text:span></text:p>
      <text:p text:style-name="P19"><text:span text:style-name="T38"><text:s text:c="5"/></text:span><text:span text:style-name="T28">-16.0 <text:s text:c="4"/>-16.0 <text:s text:c="6"/>0.0 <text:s text:c="4"/>-16.0 <text:s text:c="6"/>0.0 <text:s text:c="4"/>-16.0 <text:s text:c="6"/>0.0 <text:s text:c="6"/>0.0 <text:s text:c="6"/>0.0</text:span></text:p>
      <text:p text:style-name="P19"><text:span text:style-name="T38"><text:s text:c="5"/></text:span><text:span text:style-name="T28">-16.0 <text:s text:c="4"/>-16.0 <text:s text:c="6"/>0.0 <text:s text:c="5"/>16.0 <text:s text:c="6"/>0.0 <text:s text:c="5"/>16.0 <text:s text:c="6"/>0.0 <text:s text:c="5"/>16.0 <text:s text:c="6"/>0.0</text:span></text:p>
      <text:p text:style-name="P19"><text:span text:style-name="T38"><text:s text:c="5"/></text:span><text:span text:style-name="T28">-16.0 <text:s text:c="4"/>-16.0 <text:s text:c="6"/>0.0 <text:s text:c="5"/>16.0 <text:s text:c="6"/>0.0 <text:s text:c="5"/>16.0 <text:s text:c="6"/>0.0 <text:s text:c="6"/>0.0 <text:s text:c="4"/>-16.0</text:span></text:p>
      <text:p text:style-name="P19"><text:span text:style-name="T38"><text:s text:c="5"/></text:span><text:span text:style-name="T28">-16.0 <text:s text:c="5"/>16.0 <text:s text:c="6"/>0.0 <text:s text:c="5"/>16.0 <text:s text:c="6"/>0.0 <text:s text:c="4"/>-16.0 <text:s text:c="6"/>0.0 <text:s text:c="5"/>16.0 <text:s text:c="4"/>-16.0</text:span></text:p>
      <text:p text:style-name="P19"><text:span text:style-name="T38"><text:s text:c="6"/></text:span><text:span text:style-name="T28">16.0 <text:s text:c="6"/>0.0 <text:s text:c="6"/>0.0 <text:s text:c="6"/>0.0 <text:s text:c="4"/>-16.0 <text:s text:c="5"/>16.0 <text:s text:c="6"/>0.0 <text:s text:c="6"/>0.0 <text:s text:c="6"/>0.0</text:span></text:p>
      <text:p text:style-name="P19"><text:span text:style-name="T38"><text:s text:c="5"/></text:span><text:span text:style-name="T28">-16.0 <text:s text:c="6"/>0.0 <text:s text:c="6"/>0.0 <text:s text:c="6"/>0.0 <text:s text:c="5"/>16.0 <text:s text:c="5"/>16.0 <text:s text:c="6"/>0.0 <text:s text:c="5"/>16.0 <text:s text:c="6"/>0.0</text:span></text:p>
      <text:p text:style-name="P19"><text:span text:style-name="T38"><text:s text:c="6"/></text:span><text:span text:style-name="T28">16.0 <text:s text:c="6"/>0.0 <text:s text:c="6"/>0.0 <text:s text:c="6"/>0.0 <text:s text:c="5"/>16.0 <text:s text:c="4"/>-16.0 <text:s text:c="6"/>0.0 <text:s text:c="6"/>0.0 <text:s text:c="4"/>-16.0</text:span></text:p>
      <text:p text:style-name="P19"><text:span text:style-name="T38"><text:s text:c="5"/></text:span><text:span text:style-name="T28">-16.0 <text:s text:c="6"/>0.0 <text:s text:c="6"/>0.0 <text:s text:c="6"/>0.0 <text:s text:c="4"/>-16.0 <text:s text:c="4"/>-16.0 <text:s text:c="6"/>0.0 <text:s text:c="5"/>16.0 <text:s text:c="5"/>16.0</text:span></text:p>
      <text:p text:style-name="P19"><text:span text:style-name="T38"><text:s text:c="5"/></text:span><text:span text:style-name="T28">-16.0 <text:s text:c="5"/>16.0 <text:s text:c="6"/>0.0 <text:s text:c="6"/>0.0 <text:s text:c="4"/>-16.0 <text:s text:c="5"/>16.0 <text:s text:c="6"/>0.0 <text:s text:c="6"/>0.0 <text:s text:c="6"/>0.0</text:span></text:p>
      <text:p text:style-name="P19"><text:span text:style-name="T38"><text:s text:c="6"/></text:span><text:span text:style-name="T28">16.0 <text:s text:c="4"/>-16.0 <text:s text:c="6"/>0.0 <text:s text:c="6"/>0.0 <text:s text:c="5"/>16.0 <text:s text:c="5"/>16.0 <text:s text:c="6"/>0.0 <text:s text:c="5"/>16.0 <text:s text:c="6"/>0.0</text:span></text:p>
      <text:p text:style-name="P19"><text:span text:style-name="T38"><text:s text:c="5"/></text:span><text:span text:style-name="T28">-16.0 <text:s text:c="4"/>-16.0 <text:s text:c="6"/>0.0 <text:s text:c="6"/>0.0 <text:s text:c="4"/>-16.0 <text:s text:c="4"/>-16.0 <text:s text:c="6"/>0.0 <text:s text:c="6"/>0.0 <text:s text:c="5"/>16.0</text:span></text:p>
      <text:p text:style-name="P19"><text:span text:style-name="T38"><text:s text:c="6"/></text:span><text:span text:style-name="T28">16.0 <text:s text:c="4"/>-16.0 <text:s text:c="6"/>0.0 <text:s text:c="6"/>0.0 <text:s text:c="5"/>16.0 <text:s text:c="4"/>-16.0 <text:s text:c="6"/>0.0 <text:s text:c="5"/>16.0 <text:s text:c="5"/>16.0</text:span></text:p>
      <text:p text:style-name="P19"><text:span text:style-name="T38"><text:s text:c="6"/></text:span><text:span text:style-name="T28">16.0 <text:s text:c="6"/>0.0 <text:s text:c="6"/>0.0 <text:s text:c="5"/>16.0 <text:s text:c="4"/>-16.0 <text:s text:c="4"/>-16.0 <text:s text:c="6"/>0.0 <text:s text:c="6"/>0.0 <text:s text:c="6"/>0.0</text:span></text:p>
      <text:p text:style-name="P19"><text:span text:style-name="T38"><text:s text:c="5"/></text:span><text:span text:style-name="T28">-16.0 <text:s text:c="6"/>0.0 <text:s text:c="6"/>0.0 <text:s text:c="5"/>16.0 <text:s text:c="5"/>16.0 <text:s text:c="5"/>16.0 <text:s text:c="6"/>0.0 <text:s text:c="4"/>-16.0 <text:s text:c="6"/>0.0</text:span></text:p>
      <text:p text:style-name="P19"><text:span text:style-name="T38"><text:s text:c="6"/></text:span><text:span text:style-name="T28">16.0 <text:s text:c="6"/>0.0 <text:s text:c="6"/>0.0 <text:s text:c="5"/>16.0 <text:s text:c="4"/>-16.0 <text:s text:c="5"/>16.0 <text:s text:c="6"/>0.0 <text:s text:c="6"/>0.0 <text:s text:c="5"/>16.0</text:span></text:p>
      <text:p text:style-name="P19"><text:span text:style-name="T38"><text:s text:c="5"/></text:span><text:span text:style-name="T28">-16.0 <text:s text:c="6"/>0.0 <text:s text:c="6"/>0.0 <text:s text:c="4"/>-16.0 <text:s text:c="5"/>16.0 <text:s text:c="4"/>-16.0 <text:s text:c="6"/>0.0 <text:s text:c="4"/>-16.0 <text:s text:c="4"/>-16.0</text:span></text:p>
      <text:p text:style-name="P19"><text:span text:style-name="T38"><text:s text:c="6"/></text:span><text:span text:style-name="T28">16.0 <text:s text:c="5"/>16.0 <text:s text:c="6"/>0.0 <text:s text:c="5"/>16.0 <text:s text:c="5"/>16.0 <text:s text:c="4"/>-16.0 <text:s text:c="6"/>0.0 <text:s text:c="6"/>0.0 <text:s text:c="6"/>0.0</text:span></text:p>
      <text:p text:style-name="P19"><text:span text:style-name="T38"><text:s text:c="5"/></text:span><text:span text:style-name="T28">-16.0 <text:s text:c="5"/>16.0 <text:s text:c="6"/>0.0 <text:s text:c="4"/>-16.0 <text:s text:c="4"/>-16.0 <text:s text:c="5"/>16.0 <text:s text:c="6"/>0.0 <text:s text:c="4"/>-16.0 <text:s text:c="6"/>0.0</text:span></text:p>
      <text:p text:style-name="P19"><text:span text:style-name="T38"><text:s text:c="6"/></text:span><text:span text:style-name="T28">16.0 <text:s text:c="4"/>-16.0 <text:s text:c="6"/>0.0 <text:s text:c="4"/>-16.0 <text:s text:c="4"/>-16.0 <text:s text:c="5"/>16.0 <text:s text:c="6"/>0.0 <text:s text:c="6"/>0.0 <text:s text:c="5"/>16.0</text:span></text:p>
      <text:p text:style-name="P19"><text:span text:style-name="T38"><text:s text:c="5"/></text:span><text:span text:style-name="T28">-16.0 <text:s text:c="5"/>16.0 <text:s text:c="6"/>0.0 <text:s text:c="4"/>-16.0 <text:s text:c="5"/>16.0 <text:s text:c="4"/>-16.0 <text:s text:c="6"/>0.0 <text:s text:c="4"/>-16.0 <text:s text:c="5"/>16.0</text:span></text:p>
      <text:p text:style-name="P27"/>
      <text:p text:style-name="P19"><text:span text:style-name="T31">1.5 <text:s/>Список <text:s/>линейных аналогов и соответствующих вероятностей совпадения разрядной функции с линейной</text:span></text:p>
      <text:p text:style-name="P27"/>
      <text:p text:style-name="P19"><text:span text:style-name="T29"><text:s text:c="21"/>y0 <text:s text:c="10"/>y1 <text:s text:c="10"/>y2 <text:s text:c="10"/>y3 <text:s text:c="10"/>y4 <text:s text:c="10"/>y5 <text:s text:c="10"/>y6 <text:s text:c="10"/>y7 <text:s text:c="10"/>y8 <text:s text:c="7"/></text:span></text:p>
      <text:p text:style-name="P31"><text:span text:style-name="T44">000000000 <text:s text:c="10"/>0.0 <text:s text:c="9"/>0.0 <text:s text:c="9"/>0.0 <text:s text:c="9"/>0.0 <text:s text:c="9"/>0.0 <text:s text:c="9"/>0.0 <text:s text:c="9"/>0.0 <text:s text:c="9"/>0.0 <text:s text:c="9"/>0.0</text:span></text:p>
      <text:p text:style-name="P31"><text:span text:style-name="T44">000000001 <text:s text:c="10"/>0.5 <text:s text:c="9"/>0.5 <text:s text:c="9"/>0.5 <text:s text:c="9"/>0.5 <text:s text:c="9"/>0.5 <text:s text:c="9"/>0.5 <text:s text:c="9"/>0.5 <text:s text:c="5"/>0.46875 <text:s text:c="9"/>0.5</text:span></text:p>
      <text:p text:style-name="P31"><text:span text:style-name="T44">000000010 <text:s text:c="10"/>0.5 <text:s text:c="9"/>0.5 <text:s text:c="9"/>0.5 <text:s text:c="9"/>0.5 <text:s text:c="9"/>0.5 <text:s text:c="9"/>0.5 <text:s text:c="9"/>0.5 <text:s text:c="9"/>0.5 <text:s text:c="5"/>0.53125</text:span></text:p>
      <text:p text:style-name="P31"><text:span text:style-name="T44">000000011 <text:s text:c="10"/>0.5 <text:s text:c="9"/>0.5 <text:s text:c="9"/>0.5 <text:s text:c="9"/>0.5 <text:s text:c="9"/>0.5 <text:s text:c="9"/>0.5 <text:s text:c="9"/>0.5 <text:s text:c="5"/>0.46875 <text:s text:c="5"/>0.53125</text:span></text:p>
      <text:p text:style-name="P31"><text:span text:style-name="T44">000000100 <text:s text:c="10"/>0.5 <text:s text:c="5"/>0.46875 <text:s text:c="9"/>0.5 <text:s text:c="9"/>0.5 <text:s text:c="9"/>0.5 <text:s text:c="9"/>0.5 <text:s text:c="9"/>0.5 <text:s text:c="9"/>0.5 <text:s text:c="9"/>0.5</text:span></text:p>
      <text:p text:style-name="P31"><text:span text:style-name="T44">000000101 <text:s text:c="10"/>0.5 <text:s text:c="5"/>0.53125 <text:s text:c="9"/>0.5 <text:s text:c="9"/>0.5 <text:s text:c="9"/>0.5 <text:s text:c="9"/>0.5 <text:s text:c="9"/>0.5 <text:s text:c="5"/>0.53125 <text:s text:c="9"/>0.5</text:span></text:p>
      <text:p text:style-name="P31"><text:span text:style-name="T44">000000110 <text:s text:c="10"/>0.5 <text:s text:c="5"/>0.46875 <text:s text:c="9"/>0.5 <text:s text:c="9"/>0.5 <text:s text:c="9"/>0.5 <text:s text:c="9"/>0.5 <text:s text:c="9"/>0.5 <text:s text:c="9"/>0.5 <text:s text:c="5"/>0.53125</text:span></text:p>
      <text:p text:style-name="P31"><text:span text:style-name="T44">000000111 <text:s text:c="10"/>0.5 <text:s text:c="5"/>0.46875 <text:s text:c="9"/>0.5 <text:s text:c="9"/>0.5 <text:s text:c="9"/>0.5 <text:s text:c="9"/>0.5 <text:s text:c="9"/>0.5 <text:s text:c="5"/>0.53125 <text:s text:c="5"/>0.46875</text:span></text:p>
      <text:p text:style-name="P31"><text:span text:style-name="T44">000001000 <text:s text:c="10"/>0.5 <text:s text:c="9"/>0.5 <text:s text:c="9"/>0.5 <text:s text:c="5"/>0.53125 <text:s text:c="9"/>0.5 <text:s text:c="9"/>0.5 <text:s text:c="9"/>0.5 <text:s text:c="9"/>0.5 <text:s text:c="9"/>0.5</text:span></text:p>
      <text:p text:style-name="P31"><text:span text:style-name="T44">000001001 <text:s text:c="10"/>0.5 <text:s text:c="9"/>0.5 <text:s text:c="9"/>0.5 <text:s text:c="5"/>0.53125 <text:s text:c="9"/>0.5 <text:s text:c="9"/>0.5 <text:s text:c="9"/>0.5 <text:s text:c="5"/>0.46875 <text:s text:c="9"/>0.5</text:span></text:p>
      <text:p text:style-name="P31"><text:span text:style-name="T44">000001010 <text:s text:c="10"/>0.5 <text:s text:c="9"/>0.5 <text:s text:c="9"/>0.5 <text:s text:c="5"/>0.53125 <text:s text:c="9"/>0.5 <text:s text:c="9"/>0.5 <text:s text:c="9"/>0.5 <text:s text:c="9"/>0.5 <text:s text:c="5"/>0.46875</text:span></text:p>
      <text:p text:style-name="P31"><text:span text:style-name="T44">000001011 <text:s text:c="10"/>0.5 <text:s text:c="9"/>0.5 <text:s text:c="9"/>0.5 <text:s text:c="5"/>0.46875 <text:s text:c="9"/>0.5 <text:s text:c="9"/>0.5 <text:s text:c="9"/>0.5 <text:s text:c="5"/>0.46875 <text:s text:c="5"/>0.46875</text:span></text:p>
      <text:p text:style-name="P31"><text:span text:style-name="T44">000001100 <text:s text:c="10"/>0.5 <text:s text:c="5"/>0.46875 <text:s text:c="9"/>0.5 <text:s text:c="5"/>0.46875 <text:s text:c="9"/>0.5 <text:s text:c="9"/>0.5 <text:s text:c="9"/>0.5 <text:s text:c="9"/>0.5 <text:s text:c="9"/>0.5</text:span></text:p>
      <text:p text:style-name="P31"><text:span text:style-name="T44">000001101 <text:s text:c="10"/>0.5 <text:s text:c="5"/>0.46875 <text:s text:c="9"/>0.5 <text:s text:c="5"/>0.53125 <text:s text:c="9"/>0.5 <text:s text:c="9"/>0.5 <text:s text:c="9"/>0.5 <text:s text:c="5"/>0.53125 <text:s text:c="9"/>0.5</text:span></text:p>
      <text:p text:style-name="P31"><text:span text:style-name="T44">000001110 <text:s text:c="10"/>0.5 <text:s text:c="5"/>0.46875 <text:s text:c="9"/>0.5 <text:s text:c="5"/>0.53125 <text:s text:c="9"/>0.5 <text:s text:c="9"/>0.5 <text:s text:c="9"/>0.5 <text:s text:c="9"/>0.5 <text:s text:c="5"/>0.53125</text:span></text:p>
      <text:p text:style-name="P31"><text:span text:style-name="T44">000001111 <text:s text:c="10"/>0.5 <text:s text:c="5"/>0.53125 <text:s text:c="9"/>0.5 <text:s text:c="5"/>0.53125 <text:s text:c="9"/>0.5 <text:s text:c="9"/>0.5 <text:s text:c="9"/>0.5 <text:s text:c="5"/>0.53125 <text:s text:c="5"/>0.46875</text:span></text:p>
      <text:p text:style-name="P31"><text:span text:style-name="T44">000010000 <text:s text:c="10"/>0.5 <text:s text:c="9"/>0.5 <text:s text:c="9"/>0.5 <text:s text:c="9"/>0.5 <text:s text:c="5"/>0.53125 <text:s text:c="9"/>0.5 <text:s text:c="9"/>0.5 <text:s text:c="9"/>0.5 <text:s text:c="9"/>0.5</text:span></text:p>
      <text:p text:style-name="P31"><text:span text:style-name="T44">000010001 <text:s text:c="10"/>0.5 <text:s text:c="9"/>0.5 <text:s text:c="9"/>0.5 <text:s text:c="9"/>0.5 <text:s text:c="5"/>0.53125 <text:s text:c="9"/>0.5 <text:s text:c="9"/>0.5 <text:s text:c="5"/>0.46875 <text:s text:c="9"/>0.5</text:span></text:p>
      <text:p text:style-name="P31"><text:span text:style-name="T44">000010010 <text:s text:c="10"/>0.5 <text:s text:c="9"/>0.5 <text:s text:c="9"/>0.5 <text:s text:c="9"/>0.5 <text:s text:c="5"/>0.53125 <text:s text:c="9"/>0.5 <text:s text:c="9"/>0.5 <text:s text:c="9"/>0.5 <text:s text:c="5"/>0.53125</text:span></text:p>
      <text:p text:style-name="P31"><text:span text:style-name="T44">000010011 <text:s text:c="10"/>0.5 <text:s text:c="9"/>0.5 <text:s text:c="9"/>0.5 <text:s text:c="9"/>0.5 <text:s text:c="5"/>0.53125 <text:s text:c="9"/>0.5 <text:s text:c="9"/>0.5 <text:s text:c="5"/>0.46875 <text:s text:c="5"/>0.53125</text:span></text:p>
      <text:p text:style-name="P31"><text:span text:style-name="T44">000010100 <text:s text:c="10"/>0.5 <text:s text:c="5"/>0.46875 <text:s text:c="9"/>0.5 <text:s text:c="9"/>0.5 <text:s text:c="5"/>0.53125 <text:s text:c="9"/>0.5 <text:s text:c="9"/>0.5 <text:s text:c="9"/>0.5 <text:s text:c="9"/>0.5</text:span></text:p>
      <text:p text:style-name="P31"><text:span text:style-name="T44">000010101 <text:s text:c="10"/>0.5 <text:s text:c="5"/>0.53125 <text:s text:c="9"/>0.5 <text:s text:c="9"/>0.5 <text:s text:c="5"/>0.53125 <text:s text:c="9"/>0.5 <text:s text:c="9"/>0.5 <text:s text:c="5"/>0.53125 <text:s text:c="9"/>0.5</text:span></text:p>
      <text:p text:style-name="P31"><text:span text:style-name="T44">000010110 <text:s text:c="10"/>0.5 <text:s text:c="5"/>0.53125 <text:s text:c="9"/>0.5 <text:s text:c="9"/>0.5 <text:s text:c="5"/>0.46875 <text:s text:c="9"/>0.5 <text:s text:c="9"/>0.5 <text:s text:c="9"/>0.5 <text:s text:c="5"/>0.46875</text:span></text:p>
      <text:p text:style-name="P31"><text:span text:style-name="T44">000010111 <text:s text:c="10"/>0.5 <text:s text:c="5"/>0.53125 <text:s text:c="9"/>0.5 <text:s text:c="9"/>0.5 <text:s text:c="5"/>0.46875 <text:s text:c="9"/>0.5 <text:s text:c="9"/>0.5 <text:s text:c="5"/>0.53125 <text:s text:c="5"/>0.53125</text:span></text:p>
      <text:p text:style-name="P31"><text:span text:style-name="T44">000011000 <text:s text:c="10"/>0.5 <text:s text:c="9"/>0.5 <text:s text:c="9"/>0.5 <text:s text:c="5"/>0.53125 <text:s text:c="5"/>0.46875 <text:s text:c="9"/>0.5 <text:s text:c="9"/>0.5 <text:s text:c="9"/>0.5 <text:s text:c="9"/>0.5</text:span></text:p>
      <text:p text:style-name="P31"><text:span text:style-name="T44">000011001 <text:s text:c="10"/>0.5 <text:s text:c="9"/>0.5 <text:s text:c="9"/>0.5 <text:s text:c="5"/>0.53125 <text:s text:c="5"/>0.46875 <text:s text:c="9"/>0.5 <text:s text:c="9"/>0.5 <text:s text:c="5"/>0.53125 <text:s text:c="9"/>0.5</text:span></text:p>
      <text:p text:style-name="P31"><text:span text:style-name="T44">000011010 <text:s text:c="10"/>0.5 <text:s text:c="9"/>0.5 <text:s text:c="9"/>0.5 <text:s text:c="5"/>0.53125 <text:s text:c="5"/>0.53125 <text:s text:c="9"/>0.5 <text:s text:c="9"/>0.5 <text:s text:c="9"/>0.5 <text:s text:c="5"/>0.46875</text:span></text:p>
      <text:p text:style-name="P31"><text:span text:style-name="T44">000011011 <text:s text:c="10"/>0.5 <text:s text:c="9"/>0.5 <text:s text:c="9"/>0.5 <text:s text:c="5"/>0.46875 <text:s text:c="5"/>0.53125 <text:s text:c="9"/>0.5 <text:s text:c="9"/>0.5 <text:s text:c="5"/>0.53125 <text:s text:c="5"/>0.46875</text:span></text:p>
      <text:p text:style-name="P31"><text:span text:style-name="T44">000011100 <text:s text:c="10"/>0.5 <text:s text:c="5"/>0.46875 <text:s text:c="9"/>0.5 <text:s text:c="5"/>0.53125 <text:s text:c="5"/>0.53125 <text:s text:c="9"/>0.5 <text:s text:c="9"/>0.5 <text:s text:c="9"/>0.5 <text:s text:c="9"/>0.5</text:span></text:p>
      <text:p text:style-name="P31"><text:span text:style-name="T44">000011101 <text:s text:c="10"/>0.5 <text:s text:c="5"/>0.46875 <text:s text:c="9"/>0.5 <text:s text:c="5"/>0.46875 <text:s text:c="5"/>0.53125 <text:s text:c="9"/>0.5 <text:s text:c="9"/>0.5 <text:s text:c="5"/>0.46875 <text:s text:c="9"/>0.5</text:span></text:p>
      <text:p text:style-name="P31"><text:span text:style-name="T44">000011110 <text:s text:c="10"/>0.5 <text:s text:c="5"/>0.53125 <text:s text:c="9"/>0.5 <text:s text:c="5"/>0.46875 <text:s text:c="5"/>0.53125 <text:s text:c="9"/>0.5 <text:s text:c="9"/>0.5 <text:s text:c="9"/>0.5 <text:s text:c="5"/>0.46875</text:span></text:p>
      <text:p text:style-name="P31"><text:span text:style-name="T44">000011111 <text:s text:c="10"/>0.5 <text:s text:c="5"/>0.46875 <text:s text:c="9"/>0.5 <text:s text:c="5"/>0.46875 <text:s text:c="5"/>0.53125 <text:s text:c="9"/>0.5 <text:s text:c="9"/>0.5 <text:s text:c="5"/>0.46875 <text:s text:c="5"/>0.53125</text:span></text:p>
      <text:p text:style-name="P31"><text:span text:style-name="T44">000100000 <text:s text:c="6"/>0.46875 <text:s text:c="9"/>0.5 <text:s text:c="9"/>0.5 <text:s text:c="9"/>0.5 <text:s text:c="9"/>0.5 <text:s text:c="9"/>0.5 <text:s text:c="9"/>0.5 <text:s text:c="9"/>0.5 <text:s text:c="9"/>0.5</text:span></text:p>
      <text:p text:style-name="P31"><text:span text:style-name="T44">000100001 <text:s text:c="6"/>0.46875 <text:s text:c="9"/>0.5 <text:s text:c="9"/>0.5 <text:s text:c="9"/>0.5 <text:s text:c="9"/>0.5 <text:s text:c="9"/>0.5 <text:s text:c="9"/>0.5 <text:s text:c="5"/>0.46875 <text:s text:c="9"/>0.5</text:span></text:p>
      <text:p text:style-name="P31"><text:span text:style-name="T44">000100010 <text:s text:c="6"/>0.46875 <text:s text:c="9"/>0.5 <text:s text:c="9"/>0.5 <text:s text:c="9"/>0.5 <text:s text:c="9"/>0.5 <text:s text:c="9"/>0.5 <text:s text:c="9"/>0.5 <text:s text:c="9"/>0.5 <text:s text:c="5"/>0.53125</text:span></text:p>
      <text:p text:style-name="P31"><text:span text:style-name="T44">000100011 <text:s text:c="6"/>0.46875 <text:s text:c="9"/>0.5 <text:s text:c="9"/>0.5 <text:s text:c="9"/>0.5 <text:s text:c="9"/>0.5 <text:s text:c="9"/>0.5 <text:s text:c="9"/>0.5 <text:s text:c="5"/>0.53125 <text:s text:c="5"/>0.46875</text:span></text:p>
      <text:p text:style-name="P31"><text:span text:style-name="T44">000100100 <text:s text:c="6"/>0.46875 <text:s text:c="5"/>0.46875 <text:s text:c="9"/>0.5 <text:s text:c="9"/>0.5 <text:s text:c="9"/>0.5 <text:s text:c="9"/>0.5 <text:s text:c="9"/>0.5 <text:s text:c="9"/>0.5 <text:s text:c="9"/>0.5</text:span></text:p>
      <text:p text:style-name="P31"><text:span text:style-name="T44">000100101 <text:s text:c="6"/>0.46875 <text:s text:c="5"/>0.46875 <text:s text:c="9"/>0.5 <text:s text:c="9"/>0.5 <text:s text:c="9"/>0.5 <text:s text:c="9"/>0.5 <text:s text:c="9"/>0.5 <text:s text:c="5"/>0.46875 <text:s text:c="9"/>0.5</text:span></text:p>
      <text:p text:style-name="P31"><text:span text:style-name="T44">000100110 <text:s text:c="6"/>0.46875 <text:s text:c="5"/>0.46875 <text:s text:c="9"/>0.5 <text:s text:c="9"/>0.5 <text:s text:c="9"/>0.5 <text:s text:c="9"/>0.5 <text:s text:c="9"/>0.5 <text:s text:c="9"/>0.5 <text:s text:c="5"/>0.53125</text:span></text:p>
      <text:p text:style-name="P31"><text:span text:style-name="T44">000100111 <text:s text:c="6"/>0.46875 <text:s text:c="5"/>0.53125 <text:s text:c="9"/>0.5 <text:s text:c="9"/>0.5 <text:s text:c="9"/>0.5 <text:s text:c="9"/>0.5 <text:s text:c="9"/>0.5 <text:s text:c="5"/>0.53125 <text:s text:c="5"/>0.53125</text:span></text:p>
      <text:p text:style-name="P31"><text:span text:style-name="T44">000101000 <text:s text:c="6"/>0.46875 <text:s text:c="9"/>0.5 <text:s text:c="9"/>0.5 <text:s text:c="5"/>0.46875 <text:s text:c="9"/>0.5 <text:s text:c="9"/>0.5 <text:s text:c="9"/>0.5 <text:s text:c="9"/>0.5 <text:s text:c="9"/>0.5</text:span></text:p>
      <text:p text:style-name="P31"><text:span text:style-name="T44">000101001 <text:s text:c="6"/>0.46875 <text:s text:c="9"/>0.5 <text:s text:c="9"/>0.5 <text:s text:c="5"/>0.53125 <text:s text:c="9"/>0.5 <text:s text:c="9"/>0.5 <text:s text:c="9"/>0.5 <text:s text:c="5"/>0.46875 <text:s text:c="9"/>0.5</text:span></text:p>
      <text:p text:style-name="P31"><text:span text:style-name="T44">000101010 <text:s text:c="6"/>0.46875 <text:s text:c="9"/>0.5 <text:s text:c="9"/>0.5 <text:s text:c="5"/>0.46875 <text:s text:c="9"/>0.5 <text:s text:c="9"/>0.5 <text:s text:c="9"/>0.5 <text:s text:c="9"/>0.5 <text:s text:c="5"/>0.53125</text:span></text:p>
      <text:p text:style-name="P31"><text:soft-page-break/><text:span text:style-name="T44">000101011 <text:s text:c="6"/>0.46875 <text:s text:c="9"/>0.5 <text:s text:c="9"/>0.5 <text:s text:c="5"/>0.46875 <text:s text:c="9"/>0.5 <text:s text:c="9"/>0.5 <text:s text:c="9"/>0.5 <text:s text:c="5"/>0.53125 <text:s text:c="5"/>0.46875</text:span></text:p>
      <text:p text:style-name="P31"><text:span text:style-name="T44">000101100 <text:s text:c="6"/>0.53125 <text:s text:c="5"/>0.46875 <text:s text:c="9"/>0.5 <text:s text:c="5"/>0.46875 <text:s text:c="9"/>0.5 <text:s text:c="9"/>0.5 <text:s text:c="9"/>0.5 <text:s text:c="9"/>0.5 <text:s text:c="9"/>0.5</text:span></text:p>
      <text:p text:style-name="P31"><text:span text:style-name="T44">000101101 <text:s text:c="6"/>0.53125 <text:s text:c="5"/>0.53125 <text:s text:c="9"/>0.5 <text:s text:c="5"/>0.46875 <text:s text:c="9"/>0.5 <text:s text:c="9"/>0.5 <text:s text:c="9"/>0.5 <text:s text:c="5"/>0.46875 <text:s text:c="9"/>0.5</text:span></text:p>
      <text:p text:style-name="P31"><text:span text:style-name="T44">000101110 <text:s text:c="6"/>0.53125 <text:s text:c="5"/>0.46875 <text:s text:c="9"/>0.5 <text:s text:c="5"/>0.53125 <text:s text:c="9"/>0.5 <text:s text:c="9"/>0.5 <text:s text:c="9"/>0.5 <text:s text:c="9"/>0.5 <text:s text:c="5"/>0.46875</text:span></text:p>
      <text:p text:style-name="P31"><text:span text:style-name="T44">000101111 <text:s text:c="6"/>0.53125 <text:s text:c="5"/>0.46875 <text:s text:c="9"/>0.5 <text:s text:c="5"/>0.46875 <text:s text:c="9"/>0.5 <text:s text:c="9"/>0.5 <text:s text:c="9"/>0.5 <text:s text:c="5"/>0.53125 <text:s text:c="5"/>0.46875</text:span></text:p>
      <text:p text:style-name="P31"><text:span text:style-name="T44">000110000 <text:s text:c="6"/>0.46875 <text:s text:c="9"/>0.5 <text:s text:c="9"/>0.5 <text:s text:c="9"/>0.5 <text:s text:c="5"/>0.53125 <text:s text:c="9"/>0.5 <text:s text:c="9"/>0.5 <text:s text:c="9"/>0.5 <text:s text:c="9"/>0.5</text:span></text:p>
      <text:p text:style-name="P31"><text:span text:style-name="T44">000110001 <text:s text:c="6"/>0.53125 <text:s text:c="9"/>0.5 <text:s text:c="9"/>0.5 <text:s text:c="9"/>0.5 <text:s text:c="5"/>0.53125 <text:s text:c="9"/>0.5 <text:s text:c="9"/>0.5 <text:s text:c="5"/>0.53125 <text:s text:c="9"/>0.5</text:span></text:p>
      <text:p text:style-name="P31"><text:span text:style-name="T44">000110010 <text:s text:c="6"/>0.46875 <text:s text:c="9"/>0.5 <text:s text:c="9"/>0.5 <text:s text:c="9"/>0.5 <text:s text:c="5"/>0.53125 <text:s text:c="9"/>0.5 <text:s text:c="9"/>0.5 <text:s text:c="9"/>0.5 <text:s text:c="5"/>0.53125</text:span></text:p>
      <text:p text:style-name="P31"><text:span text:style-name="T44">000110011 <text:s text:c="6"/>0.53125 <text:s text:c="9"/>0.5 <text:s text:c="9"/>0.5 <text:s text:c="9"/>0.5 <text:s text:c="5"/>0.53125 <text:s text:c="9"/>0.5 <text:s text:c="9"/>0.5 <text:s text:c="5"/>0.46875 <text:s text:c="5"/>0.46875</text:span></text:p>
      <text:p text:style-name="P31"><text:span text:style-name="T44">000110100 <text:s text:c="6"/>0.53125 <text:s text:c="5"/>0.53125 <text:s text:c="9"/>0.5 <text:s text:c="9"/>0.5 <text:s text:c="5"/>0.53125 <text:s text:c="9"/>0.5 <text:s text:c="9"/>0.5 <text:s text:c="9"/>0.5 <text:s text:c="9"/>0.5</text:span></text:p>
      <text:p text:style-name="P31"><text:span text:style-name="T44">000110101 <text:s text:c="6"/>0.46875 <text:s text:c="5"/>0.53125 <text:s text:c="9"/>0.5 <text:s text:c="9"/>0.5 <text:s text:c="5"/>0.53125 <text:s text:c="9"/>0.5 <text:s text:c="9"/>0.5 <text:s text:c="5"/>0.53125 <text:s text:c="9"/>0.5</text:span></text:p>
      <text:p text:style-name="P31"><text:span text:style-name="T44">000110110 <text:s text:c="6"/>0.53125 <text:s text:c="5"/>0.46875 <text:s text:c="9"/>0.5 <text:s text:c="9"/>0.5 <text:s text:c="5"/>0.46875 <text:s text:c="9"/>0.5 <text:s text:c="9"/>0.5 <text:s text:c="9"/>0.5 <text:s text:c="5"/>0.46875</text:span></text:p>
      <text:p text:style-name="P31"><text:span text:style-name="T44">000110111 <text:s text:c="6"/>0.46875 <text:s text:c="5"/>0.53125 <text:s text:c="9"/>0.5 <text:s text:c="9"/>0.5 <text:s text:c="5"/>0.46875 <text:s text:c="9"/>0.5 <text:s text:c="9"/>0.5 <text:s text:c="5"/>0.46875 <text:s text:c="5"/>0.46875</text:span></text:p>
      <text:p text:style-name="P31"><text:span text:style-name="T44">000111000 <text:s text:c="6"/>0.46875 <text:s text:c="9"/>0.5 <text:s text:c="9"/>0.5 <text:s text:c="5"/>0.53125 <text:s text:c="5"/>0.53125 <text:s text:c="9"/>0.5 <text:s text:c="9"/>0.5 <text:s text:c="9"/>0.5 <text:s text:c="9"/>0.5</text:span></text:p>
      <text:p text:style-name="P31"><text:span text:style-name="T44">000111001 <text:s text:c="6"/>0.53125 <text:s text:c="9"/>0.5 <text:s text:c="9"/>0.5 <text:s text:c="5"/>0.46875 <text:s text:c="5"/>0.53125 <text:s text:c="9"/>0.5 <text:s text:c="9"/>0.5 <text:s text:c="5"/>0.46875 <text:s text:c="9"/>0.5</text:span></text:p>
      <text:p text:style-name="P31"><text:span text:style-name="T44">000111010 <text:s text:c="6"/>0.46875 <text:s text:c="9"/>0.5 <text:s text:c="9"/>0.5 <text:s text:c="5"/>0.53125 <text:s text:c="5"/>0.46875 <text:s text:c="9"/>0.5 <text:s text:c="9"/>0.5 <text:s text:c="9"/>0.5 <text:s text:c="5"/>0.53125</text:span></text:p>
      <text:p text:style-name="P31"><text:span text:style-name="T44">000111011 <text:s text:c="6"/>0.53125 <text:s text:c="9"/>0.5 <text:s text:c="9"/>0.5 <text:s text:c="5"/>0.53125 <text:s text:c="5"/>0.46875 <text:s text:c="9"/>0.5 <text:s text:c="9"/>0.5 <text:s text:c="5"/>0.53125 <text:s text:c="5"/>0.46875</text:span></text:p>
      <text:p text:style-name="P31"><text:span text:style-name="T44">000111100 <text:s text:c="6"/>0.46875 <text:s text:c="5"/>0.53125 <text:s text:c="9"/>0.5 <text:s text:c="5"/>0.46875 <text:s text:c="5"/>0.46875 <text:s text:c="9"/>0.5 <text:s text:c="9"/>0.5 <text:s text:c="9"/>0.5 <text:s text:c="9"/>0.5</text:span></text:p>
      <text:p text:style-name="P31"><text:span text:style-name="T44">000111101 <text:s text:c="6"/>0.53125 <text:s text:c="5"/>0.46875 <text:s text:c="9"/>0.5 <text:s text:c="5"/>0.46875 <text:s text:c="5"/>0.46875 <text:s text:c="9"/>0.5 <text:s text:c="9"/>0.5 <text:s text:c="5"/>0.46875 <text:s text:c="9"/>0.5</text:span></text:p>
      <text:p text:style-name="P31"><text:span text:style-name="T44">000111110 <text:s text:c="6"/>0.46875 <text:s text:c="5"/>0.46875 <text:s text:c="9"/>0.5 <text:s text:c="5"/>0.53125 <text:s text:c="5"/>0.46875 <text:s text:c="9"/>0.5 <text:s text:c="9"/>0.5 <text:s text:c="9"/>0.5 <text:s text:c="5"/>0.53125</text:span></text:p>
      <text:p text:style-name="P31"><text:span text:style-name="T44">000111111 <text:s text:c="6"/>0.53125 <text:s text:c="5"/>0.46875 <text:s text:c="9"/>0.5 <text:s text:c="5"/>0.46875 <text:s text:c="5"/>0.46875 <text:s text:c="9"/>0.5 <text:s text:c="9"/>0.5 <text:s text:c="5"/>0.53125 <text:s text:c="5"/>0.53125</text:span></text:p>
      <text:p text:style-name="P31"><text:span text:style-name="T44">001000000 <text:s text:c="10"/>0.5 <text:s text:c="9"/>0.5 <text:s text:c="9"/>0.5 <text:s text:c="9"/>0.5 <text:s text:c="9"/>0.5 <text:s text:c="5"/>0.46875 <text:s text:c="9"/>0.5 <text:s text:c="9"/>0.5 <text:s text:c="9"/>0.5</text:span></text:p>
      <text:p text:style-name="P31"><text:span text:style-name="T44">001000001 <text:s text:c="10"/>0.5 <text:s text:c="9"/>0.5 <text:s text:c="9"/>0.5 <text:s text:c="9"/>0.5 <text:s text:c="9"/>0.5 <text:s text:c="5"/>0.46875 <text:s text:c="9"/>0.5 <text:s text:c="5"/>0.46875 <text:s text:c="9"/>0.5</text:span></text:p>
      <text:p text:style-name="P31"><text:span text:style-name="T44">001000010 <text:s text:c="10"/>0.5 <text:s text:c="9"/>0.5 <text:s text:c="9"/>0.5 <text:s text:c="9"/>0.5 <text:s text:c="9"/>0.5 <text:s text:c="5"/>0.46875 <text:s text:c="9"/>0.5 <text:s text:c="9"/>0.5 <text:s text:c="5"/>0.53125</text:span></text:p>
      <text:p text:style-name="P31"><text:span text:style-name="T44">001000011 <text:s text:c="10"/>0.5 <text:s text:c="9"/>0.5 <text:s text:c="9"/>0.5 <text:s text:c="9"/>0.5 <text:s text:c="9"/>0.5 <text:s text:c="5"/>0.46875 <text:s text:c="9"/>0.5 <text:s text:c="5"/>0.53125 <text:s text:c="5"/>0.53125</text:span></text:p>
      <text:p text:style-name="P31"><text:span text:style-name="T44">001000100 <text:s text:c="10"/>0.5 <text:s text:c="5"/>0.46875 <text:s text:c="9"/>0.5 <text:s text:c="9"/>0.5 <text:s text:c="9"/>0.5 <text:s text:c="5"/>0.46875 <text:s text:c="9"/>0.5 <text:s text:c="9"/>0.5 <text:s text:c="9"/>0.5</text:span></text:p>
      <text:p text:style-name="P31"><text:span text:style-name="T44">001000101 <text:s text:c="10"/>0.5 <text:s text:c="5"/>0.46875 <text:s text:c="9"/>0.5 <text:s text:c="9"/>0.5 <text:s text:c="9"/>0.5 <text:s text:c="5"/>0.46875 <text:s text:c="9"/>0.5 <text:s text:c="5"/>0.53125 <text:s text:c="9"/>0.5</text:span></text:p>
      <text:p text:style-name="P31"><text:span text:style-name="T44">001000110 <text:s text:c="10"/>0.5 <text:s text:c="5"/>0.46875 <text:s text:c="9"/>0.5 <text:s text:c="9"/>0.5 <text:s text:c="9"/>0.5 <text:s text:c="5"/>0.46875 <text:s text:c="9"/>0.5 <text:s text:c="9"/>0.5 <text:s text:c="5"/>0.53125</text:span></text:p>
      <text:p text:style-name="P31"><text:span text:style-name="T44">001000111 <text:s text:c="10"/>0.5 <text:s text:c="5"/>0.53125 <text:s text:c="9"/>0.5 <text:s text:c="9"/>0.5 <text:s text:c="9"/>0.5 <text:s text:c="5"/>0.46875 <text:s text:c="9"/>0.5 <text:s text:c="5"/>0.46875 <text:s text:c="5"/>0.46875</text:span></text:p>
      <text:p text:style-name="P31"><text:span text:style-name="T44">001001000 <text:s text:c="10"/>0.5 <text:s text:c="9"/>0.5 <text:s text:c="9"/>0.5 <text:s text:c="5"/>0.53125 <text:s text:c="9"/>0.5 <text:s text:c="5"/>0.46875 <text:s text:c="9"/>0.5 <text:s text:c="9"/>0.5 <text:s text:c="9"/>0.5</text:span></text:p>
      <text:p text:style-name="P31"><text:span text:style-name="T44">001001001 <text:s text:c="10"/>0.5 <text:s text:c="9"/>0.5 <text:s text:c="9"/>0.5 <text:s text:c="5"/>0.46875 <text:s text:c="9"/>0.5 <text:s text:c="5"/>0.53125 <text:s text:c="9"/>0.5 <text:s text:c="5"/>0.46875 <text:s text:c="9"/>0.5</text:span></text:p>
      <text:p text:style-name="P31"><text:span text:style-name="T44">001001010 <text:s text:c="10"/>0.5 <text:s text:c="9"/>0.5 <text:s text:c="9"/>0.5 <text:s text:c="5"/>0.53125 <text:s text:c="9"/>0.5 <text:s text:c="5"/>0.46875 <text:s text:c="9"/>0.5 <text:s text:c="9"/>0.5 <text:s text:c="5"/>0.53125</text:span></text:p>
      <text:p text:style-name="P31"><text:span text:style-name="T44">001001011 <text:s text:c="10"/>0.5 <text:s text:c="9"/>0.5 <text:s text:c="9"/>0.5 <text:s text:c="5"/>0.53125 <text:s text:c="9"/>0.5 <text:s text:c="5"/>0.53125 <text:s text:c="9"/>0.5 <text:s text:c="5"/>0.53125 <text:s text:c="5"/>0.53125</text:span></text:p>
      <text:p text:style-name="P31"><text:span text:style-name="T44">001001100 <text:s text:c="10"/>0.5 <text:s text:c="5"/>0.46875 <text:s text:c="9"/>0.5 <text:s text:c="5"/>0.53125 <text:s text:c="9"/>0.5 <text:s text:c="5"/>0.46875 <text:s text:c="9"/>0.5 <text:s text:c="9"/>0.5 <text:s text:c="9"/>0.5</text:span></text:p>
      <text:p text:style-name="P31"><text:span text:style-name="T44">001001101 <text:s text:c="10"/>0.5 <text:s text:c="5"/>0.53125 <text:s text:c="9"/>0.5 <text:s text:c="5"/>0.53125 <text:s text:c="9"/>0.5 <text:s text:c="5"/>0.53125 <text:s text:c="9"/>0.5 <text:s text:c="5"/>0.53125 <text:s text:c="9"/>0.5</text:span></text:p>
      <text:p text:style-name="P31"><text:span text:style-name="T44">001001110 <text:s text:c="10"/>0.5 <text:s text:c="5"/>0.46875 <text:s text:c="9"/>0.5 <text:s text:c="5"/>0.46875 <text:s text:c="9"/>0.5 <text:s text:c="5"/>0.46875 <text:s text:c="9"/>0.5 <text:s text:c="9"/>0.5 <text:s text:c="5"/>0.46875</text:span></text:p>
      <text:p text:style-name="P31"><text:span text:style-name="T44">001001111 <text:s text:c="10"/>0.5 <text:s text:c="5"/>0.46875 <text:s text:c="9"/>0.5 <text:s text:c="5"/>0.53125 <text:s text:c="9"/>0.5 <text:s text:c="5"/>0.53125 <text:s text:c="9"/>0.5 <text:s text:c="5"/>0.46875 <text:s text:c="5"/>0.53125</text:span></text:p>
      <text:p text:style-name="P31"><text:span text:style-name="T44">001010000 <text:s text:c="10"/>0.5 <text:s text:c="9"/>0.5 <text:s text:c="9"/>0.5 <text:s text:c="9"/>0.5 <text:s text:c="5"/>0.46875 <text:s text:c="5"/>0.46875 <text:s text:c="9"/>0.5 <text:s text:c="9"/>0.5 <text:s text:c="9"/>0.5</text:span></text:p>
      <text:p text:style-name="P31"><text:span text:style-name="T44">001010001 <text:s text:c="10"/>0.5 <text:s text:c="9"/>0.5 <text:s text:c="9"/>0.5 <text:s text:c="9"/>0.5 <text:s text:c="5"/>0.53125 <text:s text:c="5"/>0.46875 <text:s text:c="9"/>0.5 <text:s text:c="5"/>0.53125 <text:s text:c="9"/>0.5</text:span></text:p>
      <text:p text:style-name="P31"><text:span text:style-name="T44">001010010 <text:s text:c="10"/>0.5 <text:s text:c="9"/>0.5 <text:s text:c="9"/>0.5 <text:s text:c="9"/>0.5 <text:s text:c="5"/>0.53125 <text:s text:c="5"/>0.46875 <text:s text:c="9"/>0.5 <text:s text:c="9"/>0.5 <text:s text:c="5"/>0.53125</text:span></text:p>
      <text:p text:style-name="P31"><text:span text:style-name="T44">001010011 <text:s text:c="10"/>0.5 <text:s text:c="9"/>0.5 <text:s text:c="9"/>0.5 <text:s text:c="9"/>0.5 <text:s text:c="5"/>0.46875 <text:s text:c="5"/>0.46875 <text:s text:c="9"/>0.5 <text:s text:c="5"/>0.46875 <text:s text:c="5"/>0.53125</text:span></text:p>
      <text:p text:style-name="P31"><text:span text:style-name="T44">001010100 <text:s text:c="10"/>0.5 <text:s text:c="5"/>0.46875 <text:s text:c="9"/>0.5 <text:s text:c="9"/>0.5 <text:s text:c="5"/>0.46875 <text:s text:c="5"/>0.46875 <text:s text:c="9"/>0.5 <text:s text:c="9"/>0.5 <text:s text:c="9"/>0.5</text:span></text:p>
      <text:p text:style-name="P31"><text:span text:style-name="T44">001010101 <text:s text:c="10"/>0.5 <text:s text:c="5"/>0.46875 <text:s text:c="9"/>0.5 <text:s text:c="9"/>0.5 <text:s text:c="5"/>0.53125 <text:s text:c="5"/>0.46875 <text:s text:c="9"/>0.5 <text:s text:c="5"/>0.46875 <text:s text:c="9"/>0.5</text:span></text:p>
      <text:p text:style-name="P31"><text:span text:style-name="T44">001010110 <text:s text:c="10"/>0.5 <text:s text:c="5"/>0.53125 <text:s text:c="9"/>0.5 <text:s text:c="9"/>0.5 <text:s text:c="5"/>0.46875 <text:s text:c="5"/>0.46875 <text:s text:c="9"/>0.5 <text:s text:c="9"/>0.5 <text:s text:c="5"/>0.46875</text:span></text:p>
      <text:p text:style-name="P31"><text:span text:style-name="T44">001010111 <text:s text:c="10"/>0.5 <text:s text:c="5"/>0.46875 <text:s text:c="9"/>0.5 <text:s text:c="9"/>0.5 <text:s text:c="5"/>0.53125 <text:s text:c="5"/>0.46875 <text:s text:c="9"/>0.5 <text:s text:c="5"/>0.53125 <text:s text:c="5"/>0.53125</text:span></text:p>
      <text:p text:style-name="P31"><text:span text:style-name="T44">001011000 <text:s text:c="10"/>0.5 <text:s text:c="9"/>0.5 <text:s text:c="9"/>0.5 <text:s text:c="5"/>0.46875 <text:s text:c="5"/>0.53125 <text:s text:c="5"/>0.46875 <text:s text:c="9"/>0.5 <text:s text:c="9"/>0.5 <text:s text:c="9"/>0.5</text:span></text:p>
      <text:p text:style-name="P31"><text:span text:style-name="T44">001011001 <text:s text:c="10"/>0.5 <text:s text:c="9"/>0.5 <text:s text:c="9"/>0.5 <text:s text:c="5"/>0.53125 <text:s text:c="5"/>0.46875 <text:s text:c="5"/>0.53125 <text:s text:c="9"/>0.5 <text:s text:c="5"/>0.46875 <text:s text:c="9"/>0.5</text:span></text:p>
      <text:p text:style-name="P31"><text:span text:style-name="T44">001011010 <text:s text:c="10"/>0.5 <text:s text:c="9"/>0.5 <text:s text:c="9"/>0.5 <text:s text:c="5"/>0.46875 <text:s text:c="5"/>0.53125 <text:s text:c="5"/>0.46875 <text:s text:c="9"/>0.5 <text:s text:c="9"/>0.5 <text:s text:c="5"/>0.53125</text:span></text:p>
      <text:p text:style-name="P31"><text:span text:style-name="T44">001011011 <text:s text:c="10"/>0.5 <text:s text:c="9"/>0.5 <text:s text:c="9"/>0.5 <text:s text:c="5"/>0.46875 <text:s text:c="5"/>0.46875 <text:s text:c="5"/>0.53125 <text:s text:c="9"/>0.5 <text:s text:c="5"/>0.53125 <text:s text:c="5"/>0.53125</text:span></text:p>
      <text:p text:style-name="P31"><text:span text:style-name="T44">001011100 <text:s text:c="10"/>0.5 <text:s text:c="5"/>0.46875 <text:s text:c="9"/>0.5 <text:s text:c="5"/>0.53125 <text:s text:c="5"/>0.46875 <text:s text:c="5"/>0.46875 <text:s text:c="9"/>0.5 <text:s text:c="9"/>0.5 <text:s text:c="9"/>0.5</text:span></text:p>
      <text:p text:style-name="P31"><text:span text:style-name="T44">001011101 <text:s text:c="10"/>0.5 <text:s text:c="5"/>0.53125 <text:s text:c="9"/>0.5 <text:s text:c="5"/>0.53125 <text:s text:c="5"/>0.53125 <text:s text:c="5"/>0.53125 <text:s text:c="9"/>0.5 <text:s text:c="5"/>0.53125 <text:s text:c="9"/>0.5</text:span></text:p>
      <text:p text:style-name="P31"><text:span text:style-name="T44">001011110 <text:s text:c="10"/>0.5 <text:s text:c="5"/>0.53125 <text:s text:c="9"/>0.5 <text:s text:c="5"/>0.46875 <text:s text:c="5"/>0.53125 <text:s text:c="5"/>0.46875 <text:s text:c="9"/>0.5 <text:s text:c="9"/>0.5 <text:s text:c="5"/>0.53125</text:span></text:p>
      <text:p text:style-name="P31"><text:span text:style-name="T44">001011111 <text:s text:c="10"/>0.5 <text:s text:c="5"/>0.53125 <text:s text:c="9"/>0.5 <text:s text:c="5"/>0.53125 <text:s text:c="5"/>0.46875 <text:s text:c="5"/>0.53125 <text:s text:c="9"/>0.5 <text:s text:c="5"/>0.46875 <text:s text:c="5"/>0.46875</text:span></text:p>
      <text:p text:style-name="P31"><text:span text:style-name="T44">001100000 <text:s text:c="6"/>0.46875 <text:s text:c="9"/>0.5 <text:s text:c="9"/>0.5 <text:s text:c="9"/>0.5 <text:s text:c="9"/>0.5 <text:s text:c="5"/>0.46875 <text:s text:c="9"/>0.5 <text:s text:c="9"/>0.5 <text:s text:c="9"/>0.5</text:span></text:p>
      <text:p text:style-name="P31"><text:span text:style-name="T44">001100001 <text:s text:c="6"/>0.46875 <text:s text:c="9"/>0.5 <text:s text:c="9"/>0.5 <text:s text:c="9"/>0.5 <text:s text:c="9"/>0.5 <text:s text:c="5"/>0.46875 <text:s text:c="9"/>0.5 <text:s text:c="5"/>0.46875 <text:s text:c="9"/>0.5</text:span></text:p>
      <text:p text:style-name="P31"><text:span text:style-name="T44">001100010 <text:s text:c="6"/>0.46875 <text:s text:c="9"/>0.5 <text:s text:c="9"/>0.5 <text:s text:c="9"/>0.5 <text:s text:c="9"/>0.5 <text:s text:c="5"/>0.53125 <text:s text:c="9"/>0.5 <text:s text:c="9"/>0.5 <text:s text:c="5"/>0.53125</text:span></text:p>
      <text:p text:style-name="P31"><text:span text:style-name="T44">001100011 <text:s text:c="6"/>0.46875 <text:s text:c="9"/>0.5 <text:s text:c="9"/>0.5 <text:s text:c="9"/>0.5 <text:s text:c="9"/>0.5 <text:s text:c="5"/>0.53125 <text:s text:c="9"/>0.5 <text:s text:c="5"/>0.46875 <text:s text:c="5"/>0.46875</text:span></text:p>
      <text:p text:style-name="P31"><text:span text:style-name="T44">001100100 <text:s text:c="6"/>0.46875 <text:s text:c="5"/>0.53125 <text:s text:c="9"/>0.5 <text:s text:c="9"/>0.5 <text:s text:c="9"/>0.5 <text:s text:c="5"/>0.46875 <text:s text:c="9"/>0.5 <text:s text:c="9"/>0.5 <text:s text:c="9"/>0.5</text:span></text:p>
      <text:p text:style-name="P31"><text:span text:style-name="T44">001100101 <text:s text:c="6"/>0.46875 <text:s text:c="5"/>0.46875 <text:s text:c="9"/>0.5 <text:s text:c="9"/>0.5 <text:s text:c="9"/>0.5 <text:s text:c="5"/>0.46875 <text:s text:c="9"/>0.5 <text:s text:c="5"/>0.46875 <text:s text:c="9"/>0.5</text:span></text:p>
      <text:p text:style-name="P31"><text:span text:style-name="T44">001100110 <text:s text:c="6"/>0.46875 <text:s text:c="5"/>0.53125 <text:s text:c="9"/>0.5 <text:s text:c="9"/>0.5 <text:s text:c="9"/>0.5 <text:s text:c="5"/>0.53125 <text:s text:c="9"/>0.5 <text:s text:c="9"/>0.5 <text:s text:c="5"/>0.53125</text:span></text:p>
      <text:p text:style-name="P31"><text:span text:style-name="T44">001100111 <text:s text:c="6"/>0.46875 <text:s text:c="5"/>0.53125 <text:s text:c="9"/>0.5 <text:s text:c="9"/>0.5 <text:s text:c="9"/>0.5 <text:s text:c="5"/>0.53125 <text:s text:c="9"/>0.5 <text:s text:c="5"/>0.46875 <text:s text:c="5"/>0.53125</text:span></text:p>
      <text:p text:style-name="P31"><text:span text:style-name="T44">001101000 <text:s text:c="6"/>0.46875 <text:s text:c="9"/>0.5 <text:s text:c="9"/>0.5 <text:s text:c="5"/>0.46875 <text:s text:c="9"/>0.5 <text:s text:c="5"/>0.53125 <text:s text:c="9"/>0.5 <text:s text:c="9"/>0.5 <text:s text:c="9"/>0.5</text:span></text:p>
      <text:p text:style-name="P31"><text:span text:style-name="T44">001101001 <text:s text:c="6"/>0.46875 <text:s text:c="9"/>0.5 <text:s text:c="9"/>0.5 <text:s text:c="5"/>0.46875 <text:s text:c="9"/>0.5 <text:s text:c="5"/>0.46875 <text:s text:c="9"/>0.5 <text:s text:c="5"/>0.46875 <text:s text:c="9"/>0.5</text:span></text:p>
      <text:p text:style-name="P31"><text:span text:style-name="T44">001101010 <text:s text:c="6"/>0.46875 <text:s text:c="9"/>0.5 <text:s text:c="9"/>0.5 <text:s text:c="5"/>0.46875 <text:s text:c="9"/>0.5 <text:s text:c="5"/>0.46875 <text:s text:c="9"/>0.5 <text:s text:c="9"/>0.5 <text:s text:c="5"/>0.46875</text:span></text:p>
      <text:p text:style-name="P31"><text:span text:style-name="T44">001101011 <text:s text:c="6"/>0.46875 <text:s text:c="9"/>0.5 <text:s text:c="9"/>0.5 <text:s text:c="5"/>0.53125 <text:s text:c="9"/>0.5 <text:s text:c="5"/>0.53125 <text:s text:c="9"/>0.5 <text:s text:c="5"/>0.46875 <text:s text:c="5"/>0.53125</text:span></text:p>
      <text:p text:style-name="P31"><text:span text:style-name="T44">001101100 <text:s text:c="6"/>0.53125 <text:s text:c="5"/>0.53125 <text:s text:c="9"/>0.5 <text:s text:c="5"/>0.53125 <text:s text:c="9"/>0.5 <text:s text:c="5"/>0.53125 <text:s text:c="9"/>0.5 <text:s text:c="9"/>0.5 <text:s text:c="9"/>0.5</text:span></text:p>
      <text:p text:style-name="P31"><text:span text:style-name="T44">001101101 <text:s text:c="6"/>0.53125 <text:s text:c="5"/>0.53125 <text:s text:c="9"/>0.5 <text:s text:c="5"/>0.46875 <text:s text:c="9"/>0.5 <text:s text:c="5"/>0.46875 <text:s text:c="9"/>0.5 <text:s text:c="5"/>0.46875 <text:s text:c="9"/>0.5</text:span></text:p>
      <text:p text:style-name="P31"><text:span text:style-name="T44">001101110 <text:s text:c="6"/>0.53125 <text:s text:c="5"/>0.53125 <text:s text:c="9"/>0.5 <text:s text:c="5"/>0.46875 <text:s text:c="9"/>0.5 <text:s text:c="5"/>0.46875 <text:s text:c="9"/>0.5 <text:s text:c="9"/>0.5 <text:s text:c="5"/>0.53125</text:span></text:p>
      <text:p text:style-name="P31"><text:span text:style-name="T44">001101111 <text:s text:c="6"/>0.53125 <text:s text:c="5"/>0.46875 <text:s text:c="9"/>0.5 <text:s text:c="5"/>0.46875 <text:s text:c="9"/>0.5 <text:s text:c="5"/>0.53125 <text:s text:c="9"/>0.5 <text:s text:c="5"/>0.46875 <text:s text:c="5"/>0.53125</text:span></text:p>
      <text:p text:style-name="P31"><text:span text:style-name="T44">001110000 <text:s text:c="6"/>0.46875 <text:s text:c="9"/>0.5 <text:s text:c="9"/>0.5 <text:s text:c="9"/>0.5 <text:s text:c="5"/>0.53125 <text:s text:c="5"/>0.46875 <text:s text:c="9"/>0.5 <text:s text:c="9"/>0.5 <text:s text:c="9"/>0.5</text:span></text:p>
      <text:p text:style-name="P31"><text:span text:style-name="T44">001110001 <text:s text:c="6"/>0.53125 <text:s text:c="9"/>0.5 <text:s text:c="9"/>0.5 <text:s text:c="9"/>0.5 <text:s text:c="5"/>0.46875 <text:s text:c="5"/>0.46875 <text:s text:c="9"/>0.5 <text:s text:c="5"/>0.46875 <text:s text:c="9"/>0.5</text:span></text:p>
      <text:p text:style-name="P31"><text:span text:style-name="T44">001110010 <text:s text:c="6"/>0.46875 <text:s text:c="9"/>0.5 <text:s text:c="9"/>0.5 <text:s text:c="9"/>0.5 <text:s text:c="5"/>0.46875 <text:s text:c="5"/>0.53125 <text:s text:c="9"/>0.5 <text:s text:c="9"/>0.5 <text:s text:c="5"/>0.53125</text:span></text:p>
      <text:p text:style-name="P31"><text:span text:style-name="T44">001110011 <text:s text:c="6"/>0.53125 <text:s text:c="9"/>0.5 <text:s text:c="9"/>0.5 <text:s text:c="9"/>0.5 <text:s text:c="5"/>0.53125 <text:s text:c="5"/>0.53125 <text:s text:c="9"/>0.5 <text:s text:c="5"/>0.46875 <text:s text:c="5"/>0.46875</text:span></text:p>
      <text:p text:style-name="P31"><text:span text:style-name="T44">001110100 <text:s text:c="6"/>0.53125 <text:s text:c="5"/>0.46875 <text:s text:c="9"/>0.5 <text:s text:c="9"/>0.5 <text:s text:c="5"/>0.53125 <text:s text:c="5"/>0.46875 <text:s text:c="9"/>0.5 <text:s text:c="9"/>0.5 <text:s text:c="9"/>0.5</text:span></text:p>
      <text:p text:style-name="P31"><text:span text:style-name="T44">001110101 <text:s text:c="6"/>0.46875 <text:s text:c="5"/>0.53125 <text:s text:c="9"/>0.5 <text:s text:c="9"/>0.5 <text:s text:c="5"/>0.46875 <text:s text:c="5"/>0.46875 <text:s text:c="9"/>0.5 <text:s text:c="5"/>0.46875 <text:s text:c="9"/>0.5</text:span></text:p>
      <text:p text:style-name="P31"><text:span text:style-name="T44">001110110 <text:s text:c="6"/>0.53125 <text:s text:c="5"/>0.53125 <text:s text:c="9"/>0.5 <text:s text:c="9"/>0.5 <text:s text:c="5"/>0.53125 <text:s text:c="5"/>0.53125 <text:s text:c="9"/>0.5 <text:s text:c="9"/>0.5 <text:s text:c="5"/>0.46875</text:span></text:p>
      <text:p text:style-name="P31"><text:span text:style-name="T44">001110111 <text:s text:c="6"/>0.46875 <text:s text:c="5"/>0.53125 <text:s text:c="9"/>0.5 <text:s text:c="9"/>0.5 <text:s text:c="5"/>0.46875 <text:s text:c="5"/>0.53125 <text:s text:c="9"/>0.5 <text:s text:c="5"/>0.46875 <text:s text:c="5"/>0.46875</text:span></text:p>
      <text:p text:style-name="P31"><text:span text:style-name="T44">001111000 <text:s text:c="6"/>0.46875 <text:s text:c="9"/>0.5 <text:s text:c="9"/>0.5 <text:s text:c="5"/>0.46875 <text:s text:c="5"/>0.53125 <text:s text:c="5"/>0.53125 <text:s text:c="9"/>0.5 <text:s text:c="9"/>0.5 <text:s text:c="9"/>0.5</text:span></text:p>
      <text:p text:style-name="P31"><text:span text:style-name="T44">001111001 <text:s text:c="6"/>0.53125 <text:s text:c="9"/>0.5 <text:s text:c="9"/>0.5 <text:s text:c="5"/>0.46875 <text:s text:c="5"/>0.46875 <text:s text:c="5"/>0.46875 <text:s text:c="9"/>0.5 <text:s text:c="5"/>0.53125 <text:s text:c="9"/>0.5</text:span></text:p>
      <text:p text:style-name="P31"><text:span text:style-name="T44">001111010 <text:s text:c="6"/>0.46875 <text:s text:c="9"/>0.5 <text:s text:c="9"/>0.5 <text:s text:c="5"/>0.46875 <text:s text:c="5"/>0.53125 <text:s text:c="5"/>0.46875 <text:s text:c="9"/>0.5 <text:s text:c="9"/>0.5 <text:s text:c="5"/>0.46875</text:span></text:p>
      <text:p text:style-name="P31"><text:span text:style-name="T44">001111011 <text:s text:c="6"/>0.53125 <text:s text:c="9"/>0.5 <text:s text:c="9"/>0.5 <text:s text:c="5"/>0.53125 <text:s text:c="5"/>0.46875 <text:s text:c="5"/>0.53125 <text:s text:c="9"/>0.5 <text:s text:c="5"/>0.53125 <text:s text:c="5"/>0.53125</text:span></text:p>
      <text:p text:style-name="P31"><text:span text:style-name="T44">001111100 <text:s text:c="6"/>0.46875 <text:s text:c="5"/>0.46875 <text:s text:c="9"/>0.5 <text:s text:c="5"/>0.46875 <text:s text:c="5"/>0.46875 <text:s text:c="5"/>0.53125 <text:s text:c="9"/>0.5 <text:s text:c="9"/>0.5 <text:s text:c="9"/>0.5</text:span></text:p>
      <text:p text:style-name="P31"><text:span text:style-name="T44">001111101 <text:s text:c="6"/>0.53125 <text:s text:c="5"/>0.46875 <text:s text:c="9"/>0.5 <text:s text:c="5"/>0.53125 <text:s text:c="5"/>0.53125 <text:s text:c="5"/>0.46875 <text:s text:c="9"/>0.5 <text:s text:c="5"/>0.53125 <text:s text:c="9"/>0.5</text:span></text:p>
      <text:p text:style-name="P31"><text:span text:style-name="T44">001111110 <text:s text:c="6"/>0.46875 <text:s text:c="5"/>0.53125 <text:s text:c="9"/>0.5 <text:s text:c="5"/>0.53125 <text:s text:c="5"/>0.53125 <text:s text:c="5"/>0.46875 <text:s text:c="9"/>0.5 <text:s text:c="9"/>0.5 <text:s text:c="5"/>0.46875</text:span></text:p>
      <text:p text:style-name="P31"><text:span text:style-name="T44">001111111 <text:s text:c="6"/>0.53125 <text:s text:c="5"/>0.46875 <text:s text:c="9"/>0.5 <text:s text:c="5"/>0.53125 <text:s text:c="5"/>0.46875 <text:s text:c="5"/>0.53125 <text:s text:c="9"/>0.5 <text:s text:c="5"/>0.53125 <text:s text:c="5"/>0.46875</text:span></text:p>
      <text:p text:style-name="P31"><text:span text:style-name="T44">010000000 <text:s text:c="10"/>0.5 <text:s text:c="9"/>0.5 <text:s text:c="5"/>0.53125 <text:s text:c="9"/>0.5 <text:s text:c="9"/>0.5 <text:s text:c="9"/>0.5 <text:s text:c="9"/>0.5 <text:s text:c="9"/>0.5 <text:s text:c="9"/>0.5</text:span></text:p>
      <text:p text:style-name="P31"><text:span text:style-name="T44">010000001 <text:s text:c="10"/>0.5 <text:s text:c="9"/>0.5 <text:s text:c="5"/>0.46875 <text:s text:c="9"/>0.5 <text:s text:c="9"/>0.5 <text:s text:c="9"/>0.5 <text:s text:c="9"/>0.5 <text:s text:c="5"/>0.46875 <text:s text:c="9"/>0.5</text:span></text:p>
      <text:p text:style-name="P31"><text:span text:style-name="T44">010000010 <text:s text:c="10"/>0.5 <text:s text:c="9"/>0.5 <text:s text:c="5"/>0.46875 <text:s text:c="9"/>0.5 <text:s text:c="9"/>0.5 <text:s text:c="9"/>0.5 <text:s text:c="9"/>0.5 <text:s text:c="9"/>0.5 <text:s text:c="5"/>0.53125</text:span></text:p>
      <text:p text:style-name="P31"><text:span text:style-name="T44">010000011 <text:s text:c="10"/>0.5 <text:s text:c="9"/>0.5 <text:s text:c="5"/>0.46875 <text:s text:c="9"/>0.5 <text:s text:c="9"/>0.5 <text:s text:c="9"/>0.5 <text:s text:c="9"/>0.5 <text:s text:c="5"/>0.46875 <text:s text:c="5"/>0.53125</text:span></text:p>
      <text:p text:style-name="P31"><text:span text:style-name="T44">010000100 <text:s text:c="10"/>0.5 <text:s text:c="5"/>0.46875 <text:s text:c="5"/>0.53125 <text:s text:c="9"/>0.5 <text:s text:c="9"/>0.5 <text:s text:c="9"/>0.5 <text:s text:c="9"/>0.5 <text:s text:c="9"/>0.5 <text:s text:c="9"/>0.5</text:span></text:p>
      <text:p text:style-name="P31"><text:span text:style-name="T44">010000101 <text:s text:c="10"/>0.5 <text:s text:c="5"/>0.46875 <text:s text:c="5"/>0.46875 <text:s text:c="9"/>0.5 <text:s text:c="9"/>0.5 <text:s text:c="9"/>0.5 <text:s text:c="9"/>0.5 <text:s text:c="5"/>0.46875 <text:s text:c="9"/>0.5</text:span></text:p>
      <text:p text:style-name="P31"><text:span text:style-name="T44">010000110 <text:s text:c="10"/>0.5 <text:s text:c="5"/>0.53125 <text:s text:c="5"/>0.46875 <text:s text:c="9"/>0.5 <text:s text:c="9"/>0.5 <text:s text:c="9"/>0.5 <text:s text:c="9"/>0.5 <text:s text:c="9"/>0.5 <text:s text:c="5"/>0.53125</text:span></text:p>
      <text:p text:style-name="P31"><text:span text:style-name="T44">010000111 <text:s text:c="10"/>0.5 <text:s text:c="5"/>0.46875 <text:s text:c="5"/>0.46875 <text:s text:c="9"/>0.5 <text:s text:c="9"/>0.5 <text:s text:c="9"/>0.5 <text:s text:c="9"/>0.5 <text:s text:c="5"/>0.46875 <text:s text:c="5"/>0.46875</text:span></text:p>
      <text:p text:style-name="P31"><text:span text:style-name="T44">010001000 <text:s text:c="10"/>0.5 <text:s text:c="9"/>0.5 <text:s text:c="5"/>0.46875 <text:s text:c="5"/>0.53125 <text:s text:c="9"/>0.5 <text:s text:c="9"/>0.5 <text:s text:c="9"/>0.5 <text:s text:c="9"/>0.5 <text:s text:c="9"/>0.5</text:span></text:p>
      <text:p text:style-name="P31"><text:span text:style-name="T44">010001001 <text:s text:c="10"/>0.5 <text:s text:c="9"/>0.5 <text:s text:c="5"/>0.46875 <text:s text:c="5"/>0.53125 <text:s text:c="9"/>0.5 <text:s text:c="9"/>0.5 <text:s text:c="9"/>0.5 <text:s text:c="5"/>0.46875 <text:s text:c="9"/>0.5</text:span></text:p>
      <text:p text:style-name="P31"><text:span text:style-name="T44">010001010 <text:s text:c="10"/>0.5 <text:s text:c="9"/>0.5 <text:s text:c="5"/>0.46875 <text:s text:c="5"/>0.53125 <text:s text:c="9"/>0.5 <text:s text:c="9"/>0.5 <text:s text:c="9"/>0.5 <text:s text:c="9"/>0.5 <text:s text:c="5"/>0.46875</text:span></text:p>
      <text:p text:style-name="P31"><text:span text:style-name="T44">010001011 <text:s text:c="10"/>0.5 <text:s text:c="9"/>0.5 <text:s text:c="5"/>0.53125 <text:s text:c="5"/>0.46875 <text:s text:c="9"/>0.5 <text:s text:c="9"/>0.5 <text:s text:c="9"/>0.5 <text:s text:c="5"/>0.46875 <text:s text:c="5"/>0.46875</text:span></text:p>
      <text:p text:style-name="P31"><text:span text:style-name="T44">010001100 <text:s text:c="10"/>0.5 <text:s text:c="5"/>0.46875 <text:s text:c="5"/>0.46875 <text:s text:c="5"/>0.53125 <text:s text:c="9"/>0.5 <text:s text:c="9"/>0.5 <text:s text:c="9"/>0.5 <text:s text:c="9"/>0.5 <text:s text:c="9"/>0.5</text:span></text:p>
      <text:p text:style-name="P31"><text:span text:style-name="T44">010001101 <text:s text:c="10"/>0.5 <text:s text:c="5"/>0.53125 <text:s text:c="5"/>0.46875 <text:s text:c="5"/>0.46875 <text:s text:c="9"/>0.5 <text:s text:c="9"/>0.5 <text:s text:c="9"/>0.5 <text:s text:c="5"/>0.46875 <text:s text:c="9"/>0.5</text:span></text:p>
      <text:p text:style-name="P31"><text:span text:style-name="T44">010001110 <text:s text:c="10"/>0.5 <text:s text:c="5"/>0.53125 <text:s text:c="5"/>0.46875 <text:s text:c="5"/>0.46875 <text:s text:c="9"/>0.5 <text:s text:c="9"/>0.5 <text:s text:c="9"/>0.5 <text:s text:c="9"/>0.5 <text:s text:c="5"/>0.53125</text:span></text:p>
      <text:p text:style-name="P31"><text:span text:style-name="T44">010001111 <text:s text:c="10"/>0.5 <text:s text:c="5"/>0.53125 <text:s text:c="5"/>0.53125 <text:s text:c="5"/>0.46875 <text:s text:c="9"/>0.5 <text:s text:c="9"/>0.5 <text:s text:c="9"/>0.5 <text:s text:c="5"/>0.46875 <text:s text:c="5"/>0.46875</text:span></text:p>
      <text:p text:style-name="P31"><text:span text:style-name="T44">010010000 <text:s text:c="10"/>0.5 <text:s text:c="9"/>0.5 <text:s text:c="5"/>0.46875 <text:s text:c="9"/>0.5 <text:s text:c="5"/>0.53125 <text:s text:c="9"/>0.5 <text:s text:c="9"/>0.5 <text:s text:c="9"/>0.5 <text:s text:c="9"/>0.5</text:span></text:p>
      <text:p text:style-name="P31"><text:span text:style-name="T44">010010001 <text:s text:c="10"/>0.5 <text:s text:c="9"/>0.5 <text:s text:c="5"/>0.46875 <text:s text:c="9"/>0.5 <text:s text:c="5"/>0.53125 <text:s text:c="9"/>0.5 <text:s text:c="9"/>0.5 <text:s text:c="5"/>0.46875 <text:s text:c="9"/>0.5</text:span></text:p>
      <text:p text:style-name="P31"><text:span text:style-name="T44">010010010 <text:s text:c="10"/>0.5 <text:s text:c="9"/>0.5 <text:s text:c="5"/>0.53125 <text:s text:c="9"/>0.5 <text:s text:c="5"/>0.46875 <text:s text:c="9"/>0.5 <text:s text:c="9"/>0.5 <text:s text:c="9"/>0.5 <text:s text:c="5"/>0.53125</text:span></text:p>
      <text:p text:style-name="P31"><text:soft-page-break/><text:span text:style-name="T44">010010011 <text:s text:c="10"/>0.5 <text:s text:c="9"/>0.5 <text:s text:c="5"/>0.46875 <text:s text:c="9"/>0.5 <text:s text:c="5"/>0.46875 <text:s text:c="9"/>0.5 <text:s text:c="9"/>0.5 <text:s text:c="5"/>0.46875 <text:s text:c="5"/>0.53125</text:span></text:p>
      <text:p text:style-name="P31"><text:span text:style-name="T44">010010100 <text:s text:c="10"/>0.5 <text:s text:c="5"/>0.46875 <text:s text:c="5"/>0.46875 <text:s text:c="9"/>0.5 <text:s text:c="5"/>0.53125 <text:s text:c="9"/>0.5 <text:s text:c="9"/>0.5 <text:s text:c="9"/>0.5 <text:s text:c="9"/>0.5</text:span></text:p>
      <text:p text:style-name="P31"><text:span text:style-name="T44">010010101 <text:s text:c="10"/>0.5 <text:s text:c="5"/>0.46875 <text:s text:c="5"/>0.46875 <text:s text:c="9"/>0.5 <text:s text:c="5"/>0.53125 <text:s text:c="9"/>0.5 <text:s text:c="9"/>0.5 <text:s text:c="5"/>0.46875 <text:s text:c="9"/>0.5</text:span></text:p>
      <text:p text:style-name="P31"><text:span text:style-name="T44">010010110 <text:s text:c="10"/>0.5 <text:s text:c="5"/>0.46875 <text:s text:c="5"/>0.53125 <text:s text:c="9"/>0.5 <text:s text:c="5"/>0.53125 <text:s text:c="9"/>0.5 <text:s text:c="9"/>0.5 <text:s text:c="9"/>0.5 <text:s text:c="5"/>0.46875</text:span></text:p>
      <text:p text:style-name="P31"><text:span text:style-name="T44">010010111 <text:s text:c="10"/>0.5 <text:s text:c="5"/>0.53125 <text:s text:c="5"/>0.46875 <text:s text:c="9"/>0.5 <text:s text:c="5"/>0.53125 <text:s text:c="9"/>0.5 <text:s text:c="9"/>0.5 <text:s text:c="5"/>0.46875 <text:s text:c="5"/>0.53125</text:span></text:p>
      <text:p text:style-name="P31"><text:span text:style-name="T44">010011000 <text:s text:c="10"/>0.5 <text:s text:c="9"/>0.5 <text:s text:c="5"/>0.53125 <text:s text:c="5"/>0.53125 <text:s text:c="5"/>0.53125 <text:s text:c="9"/>0.5 <text:s text:c="9"/>0.5 <text:s text:c="9"/>0.5 <text:s text:c="9"/>0.5</text:span></text:p>
      <text:p text:style-name="P31"><text:span text:style-name="T44">010011001 <text:s text:c="10"/>0.5 <text:s text:c="9"/>0.5 <text:s text:c="5"/>0.46875 <text:s text:c="5"/>0.53125 <text:s text:c="5"/>0.53125 <text:s text:c="9"/>0.5 <text:s text:c="9"/>0.5 <text:s text:c="5"/>0.53125 <text:s text:c="9"/>0.5</text:span></text:p>
      <text:p text:style-name="P31"><text:span text:style-name="T44">010011010 <text:s text:c="10"/>0.5 <text:s text:c="9"/>0.5 <text:s text:c="5"/>0.53125 <text:s text:c="5"/>0.53125 <text:s text:c="5"/>0.53125 <text:s text:c="9"/>0.5 <text:s text:c="9"/>0.5 <text:s text:c="9"/>0.5 <text:s text:c="5"/>0.46875</text:span></text:p>
      <text:p text:style-name="P31"><text:span text:style-name="T44">010011011 <text:s text:c="10"/>0.5 <text:s text:c="9"/>0.5 <text:s text:c="5"/>0.53125 <text:s text:c="5"/>0.46875 <text:s text:c="5"/>0.53125 <text:s text:c="9"/>0.5 <text:s text:c="9"/>0.5 <text:s text:c="5"/>0.53125 <text:s text:c="5"/>0.46875</text:span></text:p>
      <text:p text:style-name="P31"><text:span text:style-name="T44">010011100 <text:s text:c="10"/>0.5 <text:s text:c="5"/>0.46875 <text:s text:c="5"/>0.53125 <text:s text:c="5"/>0.46875 <text:s text:c="5"/>0.46875 <text:s text:c="9"/>0.5 <text:s text:c="9"/>0.5 <text:s text:c="9"/>0.5 <text:s text:c="9"/>0.5</text:span></text:p>
      <text:p text:style-name="P31"><text:span text:style-name="T44">010011101 <text:s text:c="10"/>0.5 <text:s text:c="5"/>0.53125 <text:s text:c="5"/>0.46875 <text:s text:c="5"/>0.53125 <text:s text:c="5"/>0.46875 <text:s text:c="9"/>0.5 <text:s text:c="9"/>0.5 <text:s text:c="5"/>0.53125 <text:s text:c="9"/>0.5</text:span></text:p>
      <text:p text:style-name="P31"><text:span text:style-name="T44">010011110 <text:s text:c="10"/>0.5 <text:s text:c="5"/>0.46875 <text:s text:c="5"/>0.53125 <text:s text:c="5"/>0.53125 <text:s text:c="5"/>0.53125 <text:s text:c="9"/>0.5 <text:s text:c="9"/>0.5 <text:s text:c="9"/>0.5 <text:s text:c="5"/>0.46875</text:span></text:p>
      <text:p text:style-name="P31"><text:span text:style-name="T44">010011111 <text:s text:c="10"/>0.5 <text:s text:c="5"/>0.46875 <text:s text:c="5"/>0.53125 <text:s text:c="5"/>0.53125 <text:s text:c="5"/>0.53125 <text:s text:c="9"/>0.5 <text:s text:c="9"/>0.5 <text:s text:c="5"/>0.53125 <text:s text:c="5"/>0.53125</text:span></text:p>
      <text:p text:style-name="P31"><text:span text:style-name="T44">010100000 <text:s text:c="6"/>0.53125 <text:s text:c="9"/>0.5 <text:s text:c="5"/>0.46875 <text:s text:c="9"/>0.5 <text:s text:c="9"/>0.5 <text:s text:c="9"/>0.5 <text:s text:c="9"/>0.5 <text:s text:c="9"/>0.5 <text:s text:c="9"/>0.5</text:span></text:p>
      <text:p text:style-name="P31"><text:span text:style-name="T44">010100001 <text:s text:c="6"/>0.53125 <text:s text:c="9"/>0.5 <text:s text:c="5"/>0.46875 <text:s text:c="9"/>0.5 <text:s text:c="9"/>0.5 <text:s text:c="9"/>0.5 <text:s text:c="9"/>0.5 <text:s text:c="5"/>0.46875 <text:s text:c="9"/>0.5</text:span></text:p>
      <text:p text:style-name="P31"><text:span text:style-name="T44">010100010 <text:s text:c="6"/>0.46875 <text:s text:c="9"/>0.5 <text:s text:c="5"/>0.53125 <text:s text:c="9"/>0.5 <text:s text:c="9"/>0.5 <text:s text:c="9"/>0.5 <text:s text:c="9"/>0.5 <text:s text:c="9"/>0.5 <text:s text:c="5"/>0.53125</text:span></text:p>
      <text:p text:style-name="P31"><text:span text:style-name="T44">010100011 <text:s text:c="6"/>0.46875 <text:s text:c="9"/>0.5 <text:s text:c="5"/>0.46875 <text:s text:c="9"/>0.5 <text:s text:c="9"/>0.5 <text:s text:c="9"/>0.5 <text:s text:c="9"/>0.5 <text:s text:c="5"/>0.53125 <text:s text:c="5"/>0.46875</text:span></text:p>
      <text:p text:style-name="P31"><text:span text:style-name="T44">010100100 <text:s text:c="6"/>0.46875 <text:s text:c="5"/>0.53125 <text:s text:c="5"/>0.46875 <text:s text:c="9"/>0.5 <text:s text:c="9"/>0.5 <text:s text:c="9"/>0.5 <text:s text:c="9"/>0.5 <text:s text:c="9"/>0.5 <text:s text:c="9"/>0.5</text:span></text:p>
      <text:p text:style-name="P31"><text:span text:style-name="T44">010100101 <text:s text:c="6"/>0.46875 <text:s text:c="5"/>0.46875 <text:s text:c="5"/>0.46875 <text:s text:c="9"/>0.5 <text:s text:c="9"/>0.5 <text:s text:c="9"/>0.5 <text:s text:c="9"/>0.5 <text:s text:c="5"/>0.53125 <text:s text:c="9"/>0.5</text:span></text:p>
      <text:p text:style-name="P31"><text:span text:style-name="T44">010100110 <text:s text:c="6"/>0.53125 <text:s text:c="5"/>0.46875 <text:s text:c="5"/>0.53125 <text:s text:c="9"/>0.5 <text:s text:c="9"/>0.5 <text:s text:c="9"/>0.5 <text:s text:c="9"/>0.5 <text:s text:c="9"/>0.5 <text:s text:c="5"/>0.53125</text:span></text:p>
      <text:p text:style-name="P31"><text:span text:style-name="T44">010100111 <text:s text:c="6"/>0.53125 <text:s text:c="5"/>0.46875 <text:s text:c="5"/>0.46875 <text:s text:c="9"/>0.5 <text:s text:c="9"/>0.5 <text:s text:c="9"/>0.5 <text:s text:c="9"/>0.5 <text:s text:c="5"/>0.46875 <text:s text:c="5"/>0.53125</text:span></text:p>
      <text:p text:style-name="P31"><text:span text:style-name="T44">010101000 <text:s text:c="6"/>0.53125 <text:s text:c="9"/>0.5 <text:s text:c="5"/>0.46875 <text:s text:c="5"/>0.53125 <text:s text:c="9"/>0.5 <text:s text:c="9"/>0.5 <text:s text:c="9"/>0.5 <text:s text:c="9"/>0.5 <text:s text:c="9"/>0.5</text:span></text:p>
      <text:p text:style-name="P31"><text:span text:style-name="T44">010101001 <text:s text:c="6"/>0.53125 <text:s text:c="9"/>0.5 <text:s text:c="5"/>0.53125 <text:s text:c="5"/>0.46875 <text:s text:c="9"/>0.5 <text:s text:c="9"/>0.5 <text:s text:c="9"/>0.5 <text:s text:c="5"/>0.46875 <text:s text:c="9"/>0.5</text:span></text:p>
      <text:p text:style-name="P31"><text:span text:style-name="T44">010101010 <text:s text:c="6"/>0.46875 <text:s text:c="9"/>0.5 <text:s text:c="5"/>0.46875 <text:s text:c="5"/>0.53125 <text:s text:c="9"/>0.5 <text:s text:c="9"/>0.5 <text:s text:c="9"/>0.5 <text:s text:c="9"/>0.5 <text:s text:c="5"/>0.53125</text:span></text:p>
      <text:p text:style-name="P31"><text:span text:style-name="T44">010101011 <text:s text:c="6"/>0.46875 <text:s text:c="9"/>0.5 <text:s text:c="5"/>0.46875 <text:s text:c="5"/>0.53125 <text:s text:c="9"/>0.5 <text:s text:c="9"/>0.5 <text:s text:c="9"/>0.5 <text:s text:c="5"/>0.53125 <text:s text:c="5"/>0.46875</text:span></text:p>
      <text:p text:style-name="P31"><text:span text:style-name="T44">010101100 <text:s text:c="6"/>0.53125 <text:s text:c="5"/>0.53125 <text:s text:c="5"/>0.46875 <text:s text:c="5"/>0.46875 <text:s text:c="9"/>0.5 <text:s text:c="9"/>0.5 <text:s text:c="9"/>0.5 <text:s text:c="9"/>0.5 <text:s text:c="9"/>0.5</text:span></text:p>
      <text:p text:style-name="P31"><text:span text:style-name="T44">010101101 <text:s text:c="6"/>0.53125 <text:s text:c="5"/>0.53125 <text:s text:c="5"/>0.53125 <text:s text:c="5"/>0.46875 <text:s text:c="9"/>0.5 <text:s text:c="9"/>0.5 <text:s text:c="9"/>0.5 <text:s text:c="5"/>0.53125 <text:s text:c="9"/>0.5</text:span></text:p>
      <text:p text:style-name="P31"><text:span text:style-name="T44">010101110 <text:s text:c="6"/>0.46875 <text:s text:c="5"/>0.46875 <text:s text:c="5"/>0.46875 <text:s text:c="5"/>0.53125 <text:s text:c="9"/>0.5 <text:s text:c="9"/>0.5 <text:s text:c="9"/>0.5 <text:s text:c="9"/>0.5 <text:s text:c="5"/>0.46875</text:span></text:p>
      <text:p text:style-name="P31"><text:span text:style-name="T44">010101111 <text:s text:c="6"/>0.46875 <text:s text:c="5"/>0.53125 <text:s text:c="5"/>0.46875 <text:s text:c="5"/>0.46875 <text:s text:c="9"/>0.5 <text:s text:c="9"/>0.5 <text:s text:c="9"/>0.5 <text:s text:c="5"/>0.46875 <text:s text:c="5"/>0.46875</text:span></text:p>
      <text:p text:style-name="P31"><text:span text:style-name="T44">010110000 <text:s text:c="6"/>0.46875 <text:s text:c="9"/>0.5 <text:s text:c="5"/>0.46875 <text:s text:c="9"/>0.5 <text:s text:c="5"/>0.46875 <text:s text:c="9"/>0.5 <text:s text:c="9"/>0.5 <text:s text:c="9"/>0.5 <text:s text:c="9"/>0.5</text:span></text:p>
      <text:p text:style-name="P31"><text:span text:style-name="T44">010110001 <text:s text:c="6"/>0.53125 <text:s text:c="9"/>0.5 <text:s text:c="5"/>0.53125 <text:s text:c="9"/>0.5 <text:s text:c="5"/>0.46875 <text:s text:c="9"/>0.5 <text:s text:c="9"/>0.5 <text:s text:c="5"/>0.53125 <text:s text:c="9"/>0.5</text:span></text:p>
      <text:p text:style-name="P31"><text:span text:style-name="T44">010110010 <text:s text:c="6"/>0.53125 <text:s text:c="9"/>0.5 <text:s text:c="5"/>0.53125 <text:s text:c="9"/>0.5 <text:s text:c="5"/>0.53125 <text:s text:c="9"/>0.5 <text:s text:c="9"/>0.5 <text:s text:c="9"/>0.5 <text:s text:c="5"/>0.53125</text:span></text:p>
      <text:p text:style-name="P31"><text:span text:style-name="T44">010110011 <text:s text:c="6"/>0.46875 <text:s text:c="9"/>0.5 <text:s text:c="5"/>0.53125 <text:s text:c="9"/>0.5 <text:s text:c="5"/>0.53125 <text:s text:c="9"/>0.5 <text:s text:c="9"/>0.5 <text:s text:c="5"/>0.46875 <text:s text:c="5"/>0.46875</text:span></text:p>
      <text:p text:style-name="P31"><text:span text:style-name="T44">010110100 <text:s text:c="6"/>0.46875 <text:s text:c="5"/>0.46875 <text:s text:c="5"/>0.46875 <text:s text:c="9"/>0.5 <text:s text:c="5"/>0.46875 <text:s text:c="9"/>0.5 <text:s text:c="9"/>0.5 <text:s text:c="9"/>0.5 <text:s text:c="9"/>0.5</text:span></text:p>
      <text:p text:style-name="P31"><text:span text:style-name="T44">010110101 <text:s text:c="6"/>0.53125 <text:s text:c="5"/>0.53125 <text:s text:c="5"/>0.53125 <text:s text:c="9"/>0.5 <text:s text:c="5"/>0.46875 <text:s text:c="9"/>0.5 <text:s text:c="9"/>0.5 <text:s text:c="5"/>0.46875 <text:s text:c="9"/>0.5</text:span></text:p>
      <text:p text:style-name="P31"><text:span text:style-name="T44">010110110 <text:s text:c="6"/>0.53125 <text:s text:c="5"/>0.46875 <text:s text:c="5"/>0.53125 <text:s text:c="9"/>0.5 <text:s text:c="5"/>0.46875 <text:s text:c="9"/>0.5 <text:s text:c="9"/>0.5 <text:s text:c="9"/>0.5 <text:s text:c="5"/>0.46875</text:span></text:p>
      <text:p text:style-name="P31"><text:span text:style-name="T44">010110111 <text:s text:c="6"/>0.46875 <text:s text:c="5"/>0.46875 <text:s text:c="5"/>0.53125 <text:s text:c="9"/>0.5 <text:s text:c="5"/>0.46875 <text:s text:c="9"/>0.5 <text:s text:c="9"/>0.5 <text:s text:c="5"/>0.53125 <text:s text:c="5"/>0.46875</text:span></text:p>
      <text:p text:style-name="P31"><text:span text:style-name="T44">010111000 <text:s text:c="6"/>0.46875 <text:s text:c="9"/>0.5 <text:s text:c="5"/>0.46875 <text:s text:c="5"/>0.46875 <text:s text:c="5"/>0.53125 <text:s text:c="9"/>0.5 <text:s text:c="9"/>0.5 <text:s text:c="9"/>0.5 <text:s text:c="9"/>0.5</text:span></text:p>
      <text:p text:style-name="P31"><text:span text:style-name="T44">010111001 <text:s text:c="6"/>0.53125 <text:s text:c="9"/>0.5 <text:s text:c="5"/>0.46875 <text:s text:c="5"/>0.53125 <text:s text:c="5"/>0.53125 <text:s text:c="9"/>0.5 <text:s text:c="9"/>0.5 <text:s text:c="5"/>0.46875 <text:s text:c="9"/>0.5</text:span></text:p>
      <text:p text:style-name="P31"><text:span text:style-name="T44">010111010 <text:s text:c="6"/>0.53125 <text:s text:c="9"/>0.5 <text:s text:c="5"/>0.46875 <text:s text:c="5"/>0.46875 <text:s text:c="5"/>0.53125 <text:s text:c="9"/>0.5 <text:s text:c="9"/>0.5 <text:s text:c="9"/>0.5 <text:s text:c="5"/>0.53125</text:span></text:p>
      <text:p text:style-name="P31"><text:span text:style-name="T44">010111011 <text:s text:c="6"/>0.46875 <text:s text:c="9"/>0.5 <text:s text:c="5"/>0.53125 <text:s text:c="5"/>0.46875 <text:s text:c="5"/>0.53125 <text:s text:c="9"/>0.5 <text:s text:c="9"/>0.5 <text:s text:c="5"/>0.53125 <text:s text:c="5"/>0.46875</text:span></text:p>
      <text:p text:style-name="P31"><text:span text:style-name="T44">010111100 <text:s text:c="6"/>0.53125 <text:s text:c="5"/>0.46875 <text:s text:c="5"/>0.46875 <text:s text:c="5"/>0.46875 <text:s text:c="5"/>0.46875 <text:s text:c="9"/>0.5 <text:s text:c="9"/>0.5 <text:s text:c="9"/>0.5 <text:s text:c="9"/>0.5</text:span></text:p>
      <text:p text:style-name="P31"><text:span text:style-name="T44">010111101 <text:s text:c="6"/>0.46875 <text:s text:c="5"/>0.46875 <text:s text:c="5"/>0.46875 <text:s text:c="5"/>0.46875 <text:s text:c="5"/>0.46875 <text:s text:c="9"/>0.5 <text:s text:c="9"/>0.5 <text:s text:c="5"/>0.53125 <text:s text:c="9"/>0.5</text:span></text:p>
      <text:p text:style-name="P31"><text:span text:style-name="T44">010111110 <text:s text:c="6"/>0.46875 <text:s text:c="5"/>0.46875 <text:s text:c="5"/>0.46875 <text:s text:c="5"/>0.53125 <text:s text:c="5"/>0.53125 <text:s text:c="9"/>0.5 <text:s text:c="9"/>0.5 <text:s text:c="9"/>0.5 <text:s text:c="5"/>0.53125</text:span></text:p>
      <text:p text:style-name="P31"><text:span text:style-name="T44">010111111 <text:s text:c="6"/>0.53125 <text:s text:c="5"/>0.53125 <text:s text:c="5"/>0.53125 <text:s text:c="5"/>0.46875 <text:s text:c="5"/>0.53125 <text:s text:c="9"/>0.5 <text:s text:c="9"/>0.5 <text:s text:c="5"/>0.46875 <text:s text:c="5"/>0.53125</text:span></text:p>
      <text:p text:style-name="P37"><text:span text:style-name="T44">011000000 <text:s text:c="10"/>0.5 <text:s text:c="9"/>0.5 <text:s text:c="5"/>0.46875 <text:s text:c="9"/>0.5 <text:s text:c="9"/>0.5 <text:s text:c="5"/>0.46875 <text:s text:c="9"/>0.5 <text:s text:c="9"/>0.5 <text:s text:c="9"/>0.5</text:span></text:p>
      <text:p text:style-name="P31"><text:span text:style-name="T44">011000001 <text:s text:c="10"/>0.5 <text:s text:c="9"/>0.5 <text:s text:c="5"/>0.46875 <text:s text:c="9"/>0.5 <text:s text:c="9"/>0.5 <text:s text:c="5"/>0.53125 <text:s text:c="9"/>0.5 <text:s text:c="5"/>0.46875 <text:s text:c="9"/>0.5</text:span></text:p>
      <text:p text:style-name="P31"><text:span text:style-name="T44">011000010 <text:s text:c="10"/>0.5 <text:s text:c="9"/>0.5 <text:s text:c="5"/>0.46875 <text:s text:c="9"/>0.5 <text:s text:c="9"/>0.5 <text:s text:c="5"/>0.46875 <text:s text:c="9"/>0.5 <text:s text:c="9"/>0.5 <text:s text:c="5"/>0.53125</text:span></text:p>
      <text:p text:style-name="P31"><text:span text:style-name="T44">011000011 <text:s text:c="10"/>0.5 <text:s text:c="9"/>0.5 <text:s text:c="5"/>0.53125 <text:s text:c="9"/>0.5 <text:s text:c="9"/>0.5 <text:s text:c="5"/>0.53125 <text:s text:c="9"/>0.5 <text:s text:c="5"/>0.53125 <text:s text:c="5"/>0.53125</text:span></text:p>
      <text:p text:style-name="P31"><text:span text:style-name="T44">011000100 <text:s text:c="10"/>0.5 <text:s text:c="5"/>0.46875 <text:s text:c="5"/>0.53125 <text:s text:c="9"/>0.5 <text:s text:c="9"/>0.5 <text:s text:c="5"/>0.46875 <text:s text:c="9"/>0.5 <text:s text:c="9"/>0.5 <text:s text:c="9"/>0.5</text:span></text:p>
      <text:p text:style-name="P31"><text:span text:style-name="T44">011000101 <text:s text:c="10"/>0.5 <text:s text:c="5"/>0.53125 <text:s text:c="5"/>0.53125 <text:s text:c="9"/>0.5 <text:s text:c="9"/>0.5 <text:s text:c="5"/>0.53125 <text:s text:c="9"/>0.5 <text:s text:c="5"/>0.46875 <text:s text:c="9"/>0.5</text:span></text:p>
      <text:p text:style-name="P31"><text:span text:style-name="T44">011000110 <text:s text:c="10"/>0.5 <text:s text:c="5"/>0.53125 <text:s text:c="5"/>0.53125 <text:s text:c="9"/>0.5 <text:s text:c="9"/>0.5 <text:s text:c="5"/>0.46875 <text:s text:c="9"/>0.5 <text:s text:c="9"/>0.5 <text:s text:c="5"/>0.53125</text:span></text:p>
      <text:p text:style-name="P31"><text:span text:style-name="T44">011000111 <text:s text:c="10"/>0.5 <text:s text:c="5"/>0.53125 <text:s text:c="5"/>0.46875 <text:s text:c="9"/>0.5 <text:s text:c="9"/>0.5 <text:s text:c="5"/>0.53125 <text:s text:c="9"/>0.5 <text:s text:c="5"/>0.53125 <text:s text:c="5"/>0.46875</text:span></text:p>
      <text:p text:style-name="P31"><text:span text:style-name="T44">011001000 <text:s text:c="10"/>0.5 <text:s text:c="9"/>0.5 <text:s text:c="5"/>0.53125 <text:s text:c="5"/>0.53125 <text:s text:c="9"/>0.5 <text:s text:c="5"/>0.46875 <text:s text:c="9"/>0.5 <text:s text:c="9"/>0.5 <text:s text:c="9"/>0.5</text:span></text:p>
      <text:p text:style-name="P31"><text:span text:style-name="T44">011001001 <text:s text:c="10"/>0.5 <text:s text:c="9"/>0.5 <text:s text:c="5"/>0.46875 <text:s text:c="5"/>0.46875 <text:s text:c="9"/>0.5 <text:s text:c="5"/>0.46875 <text:s text:c="9"/>0.5 <text:s text:c="5"/>0.46875 <text:s text:c="9"/>0.5</text:span></text:p>
      <text:p text:style-name="P31"><text:span text:style-name="T44">011001010 <text:s text:c="10"/>0.5 <text:s text:c="9"/>0.5 <text:s text:c="5"/>0.46875 <text:s text:c="5"/>0.53125 <text:s text:c="9"/>0.5 <text:s text:c="5"/>0.46875 <text:s text:c="9"/>0.5 <text:s text:c="9"/>0.5 <text:s text:c="5"/>0.53125</text:span></text:p>
      <text:p text:style-name="P31"><text:span text:style-name="T44">011001011 <text:s text:c="10"/>0.5 <text:s text:c="9"/>0.5 <text:s text:c="5"/>0.46875 <text:s text:c="5"/>0.53125 <text:s text:c="9"/>0.5 <text:s text:c="5"/>0.46875 <text:s text:c="9"/>0.5 <text:s text:c="5"/>0.53125 <text:s text:c="5"/>0.53125</text:span></text:p>
      <text:p text:style-name="P31"><text:span text:style-name="T44">011001100 <text:s text:c="10"/>0.5 <text:s text:c="5"/>0.46875 <text:s text:c="5"/>0.46875 <text:s text:c="5"/>0.46875 <text:s text:c="9"/>0.5 <text:s text:c="5"/>0.46875 <text:s text:c="9"/>0.5 <text:s text:c="9"/>0.5 <text:s text:c="9"/>0.5</text:span></text:p>
      <text:p text:style-name="P31"><text:span text:style-name="T44">011001101 <text:s text:c="10"/>0.5 <text:s text:c="5"/>0.46875 <text:s text:c="5"/>0.53125 <text:s text:c="5"/>0.46875 <text:s text:c="9"/>0.5 <text:s text:c="5"/>0.46875 <text:s text:c="9"/>0.5 <text:s text:c="5"/>0.46875 <text:s text:c="9"/>0.5</text:span></text:p>
      <text:p text:style-name="P31"><text:span text:style-name="T44">011001110 <text:s text:c="10"/>0.5 <text:s text:c="5"/>0.53125 <text:s text:c="5"/>0.53125 <text:s text:c="5"/>0.53125 <text:s text:c="9"/>0.5 <text:s text:c="5"/>0.46875 <text:s text:c="9"/>0.5 <text:s text:c="9"/>0.5 <text:s text:c="5"/>0.46875</text:span></text:p>
      <text:p text:style-name="P31"><text:span text:style-name="T44">011001111 <text:s text:c="10"/>0.5 <text:s text:c="5"/>0.46875 <text:s text:c="5"/>0.53125 <text:s text:c="5"/>0.46875 <text:s text:c="9"/>0.5 <text:s text:c="5"/>0.46875 <text:s text:c="9"/>0.5 <text:s text:c="5"/>0.53125 <text:s text:c="5"/>0.53125</text:span></text:p>
      <text:p text:style-name="P31"><text:span text:style-name="T44">011010000 <text:s text:c="10"/>0.5 <text:s text:c="9"/>0.5 <text:s text:c="5"/>0.46875 <text:s text:c="9"/>0.5 <text:s text:c="5"/>0.53125 <text:s text:c="5"/>0.53125 <text:s text:c="9"/>0.5 <text:s text:c="9"/>0.5 <text:s text:c="9"/>0.5</text:span></text:p>
      <text:p text:style-name="P31"><text:span text:style-name="T44">011010001 <text:s text:c="10"/>0.5 <text:s text:c="9"/>0.5 <text:s text:c="5"/>0.53125 <text:s text:c="9"/>0.5 <text:s text:c="5"/>0.46875 <text:s text:c="5"/>0.46875 <text:s text:c="9"/>0.5 <text:s text:c="5"/>0.53125 <text:s text:c="9"/>0.5</text:span></text:p>
      <text:p text:style-name="P31"><text:span text:style-name="T44">011010010 <text:s text:c="10"/>0.5 <text:s text:c="9"/>0.5 <text:s text:c="5"/>0.46875 <text:s text:c="9"/>0.5 <text:s text:c="5"/>0.53125 <text:s text:c="5"/>0.53125 <text:s text:c="9"/>0.5 <text:s text:c="9"/>0.5 <text:s text:c="5"/>0.53125</text:span></text:p>
      <text:p text:style-name="P31"><text:span text:style-name="T44">011010011 <text:s text:c="10"/>0.5 <text:s text:c="9"/>0.5 <text:s text:c="5"/>0.46875 <text:s text:c="9"/>0.5 <text:s text:c="5"/>0.46875 <text:s text:c="5"/>0.46875 <text:s text:c="9"/>0.5 <text:s text:c="5"/>0.46875 <text:s text:c="5"/>0.53125</text:span></text:p>
      <text:p text:style-name="P31"><text:span text:style-name="T44">011010100 <text:s text:c="10"/>0.5 <text:s text:c="5"/>0.46875 <text:s text:c="5"/>0.53125 <text:s text:c="9"/>0.5 <text:s text:c="5"/>0.53125 <text:s text:c="5"/>0.53125 <text:s text:c="9"/>0.5 <text:s text:c="9"/>0.5 <text:s text:c="9"/>0.5</text:span></text:p>
      <text:p text:style-name="P31"><text:span text:style-name="T44">011010101 <text:s text:c="10"/>0.5 <text:s text:c="5"/>0.53125 <text:s text:c="5"/>0.46875 <text:s text:c="9"/>0.5 <text:s text:c="5"/>0.46875 <text:s text:c="5"/>0.46875 <text:s text:c="9"/>0.5 <text:s text:c="5"/>0.53125 <text:s text:c="9"/>0.5</text:span></text:p>
      <text:p text:style-name="P31"><text:span text:style-name="T44">011010110 <text:s text:c="10"/>0.5 <text:s text:c="5"/>0.46875 <text:s text:c="5"/>0.53125 <text:s text:c="9"/>0.5 <text:s text:c="5"/>0.46875 <text:s text:c="5"/>0.53125 <text:s text:c="9"/>0.5 <text:s text:c="9"/>0.5 <text:s text:c="5"/>0.46875</text:span></text:p>
      <text:p text:style-name="P31"><text:span text:style-name="T44">011010111 <text:s text:c="10"/>0.5 <text:s text:c="5"/>0.46875 <text:s text:c="5"/>0.53125 <text:s text:c="9"/>0.5 <text:s text:c="5"/>0.53125 <text:s text:c="5"/>0.46875 <text:s text:c="9"/>0.5 <text:s text:c="5"/>0.46875 <text:s text:c="5"/>0.53125</text:span></text:p>
      <text:p text:style-name="P31"><text:span text:style-name="T44">011011000 <text:s text:c="10"/>0.5 <text:s text:c="9"/>0.5 <text:s text:c="5"/>0.53125 <text:s text:c="5"/>0.46875 <text:s text:c="5"/>0.53125 <text:s text:c="5"/>0.53125 <text:s text:c="9"/>0.5 <text:s text:c="9"/>0.5 <text:s text:c="9"/>0.5</text:span></text:p>
      <text:p text:style-name="P31"><text:span text:style-name="T44">011011001 <text:s text:c="10"/>0.5 <text:s text:c="9"/>0.5 <text:s text:c="5"/>0.53125 <text:s text:c="5"/>0.53125 <text:s text:c="5"/>0.46875 <text:s text:c="5"/>0.53125 <text:s text:c="9"/>0.5 <text:s text:c="5"/>0.46875 <text:s text:c="9"/>0.5</text:span></text:p>
      <text:p text:style-name="P31"><text:span text:style-name="T44">011011010 <text:s text:c="10"/>0.5 <text:s text:c="9"/>0.5 <text:s text:c="5"/>0.46875 <text:s text:c="5"/>0.46875 <text:s text:c="5"/>0.46875 <text:s text:c="5"/>0.53125 <text:s text:c="9"/>0.5 <text:s text:c="9"/>0.5 <text:s text:c="5"/>0.53125</text:span></text:p>
      <text:p text:style-name="P31"><text:span text:style-name="T44">011011011 <text:s text:c="10"/>0.5 <text:s text:c="9"/>0.5 <text:s text:c="5"/>0.53125 <text:s text:c="5"/>0.46875 <text:s text:c="5"/>0.53125 <text:s text:c="5"/>0.53125 <text:s text:c="9"/>0.5 <text:s text:c="5"/>0.53125 <text:s text:c="5"/>0.53125</text:span></text:p>
      <text:p text:style-name="P31"><text:span text:style-name="T44">011011100 <text:s text:c="10"/>0.5 <text:s text:c="5"/>0.46875 <text:s text:c="5"/>0.46875 <text:s text:c="5"/>0.46875 <text:s text:c="5"/>0.46875 <text:s text:c="5"/>0.53125 <text:s text:c="9"/>0.5 <text:s text:c="9"/>0.5 <text:s text:c="9"/>0.5</text:span></text:p>
      <text:p text:style-name="P31"><text:span text:style-name="T44">011011101 <text:s text:c="10"/>0.5 <text:s text:c="5"/>0.46875 <text:s text:c="5"/>0.46875 <text:s text:c="5"/>0.46875 <text:s text:c="5"/>0.53125 <text:s text:c="5"/>0.53125 <text:s text:c="9"/>0.5 <text:s text:c="5"/>0.46875 <text:s text:c="9"/>0.5</text:span></text:p>
      <text:p text:style-name="P31"><text:span text:style-name="T44">011011110 <text:s text:c="10"/>0.5 <text:s text:c="5"/>0.46875 <text:s text:c="5"/>0.53125 <text:s text:c="5"/>0.53125 <text:s text:c="5"/>0.46875 <text:s text:c="5"/>0.53125 <text:s text:c="9"/>0.5 <text:s text:c="9"/>0.5 <text:s text:c="5"/>0.53125</text:span></text:p>
      <text:p text:style-name="P31"><text:span text:style-name="T44">011011111 <text:s text:c="10"/>0.5 <text:s text:c="5"/>0.53125 <text:s text:c="5"/>0.46875 <text:s text:c="5"/>0.46875 <text:s text:c="5"/>0.53125 <text:s text:c="5"/>0.53125 <text:s text:c="9"/>0.5 <text:s text:c="5"/>0.53125 <text:s text:c="5"/>0.46875</text:span></text:p>
      <text:p text:style-name="P31"><text:span text:style-name="T44">011100000 <text:s text:c="6"/>0.46875 <text:s text:c="9"/>0.5 <text:s text:c="5"/>0.46875 <text:s text:c="9"/>0.5 <text:s text:c="9"/>0.5 <text:s text:c="5"/>0.46875 <text:s text:c="9"/>0.5 <text:s text:c="9"/>0.5 <text:s text:c="9"/>0.5</text:span></text:p>
      <text:p text:style-name="P31"><text:span text:style-name="T44">011100001 <text:s text:c="6"/>0.46875 <text:s text:c="9"/>0.5 <text:s text:c="5"/>0.53125 <text:s text:c="9"/>0.5 <text:s text:c="9"/>0.5 <text:s text:c="5"/>0.53125 <text:s text:c="9"/>0.5 <text:s text:c="5"/>0.46875 <text:s text:c="9"/>0.5</text:span></text:p>
      <text:p text:style-name="P31"><text:span text:style-name="T44">011100010 <text:s text:c="6"/>0.53125 <text:s text:c="9"/>0.5 <text:s text:c="5"/>0.46875 <text:s text:c="9"/>0.5 <text:s text:c="9"/>0.5 <text:s text:c="5"/>0.53125 <text:s text:c="9"/>0.5 <text:s text:c="9"/>0.5 <text:s text:c="5"/>0.53125</text:span></text:p>
      <text:p text:style-name="P31"><text:span text:style-name="T44">011100011 <text:s text:c="6"/>0.53125 <text:s text:c="9"/>0.5 <text:s text:c="5"/>0.46875 <text:s text:c="9"/>0.5 <text:s text:c="9"/>0.5 <text:s text:c="5"/>0.46875 <text:s text:c="9"/>0.5 <text:s text:c="5"/>0.46875 <text:s text:c="5"/>0.46875</text:span></text:p>
      <text:p text:style-name="P31"><text:span text:style-name="T44">011100100 <text:s text:c="6"/>0.53125 <text:s text:c="5"/>0.46875 <text:s text:c="5"/>0.53125 <text:s text:c="9"/>0.5 <text:s text:c="9"/>0.5 <text:s text:c="5"/>0.46875 <text:s text:c="9"/>0.5 <text:s text:c="9"/>0.5 <text:s text:c="9"/>0.5</text:span></text:p>
      <text:p text:style-name="P31"><text:span text:style-name="T44">011100101 <text:s text:c="6"/>0.53125 <text:s text:c="5"/>0.46875 <text:s text:c="5"/>0.46875 <text:s text:c="9"/>0.5 <text:s text:c="9"/>0.5 <text:s text:c="5"/>0.53125 <text:s text:c="9"/>0.5 <text:s text:c="5"/>0.53125 <text:s text:c="9"/>0.5</text:span></text:p>
      <text:p text:style-name="P31"><text:span text:style-name="T44">011100110 <text:s text:c="6"/>0.46875 <text:s text:c="5"/>0.53125 <text:s text:c="5"/>0.53125 <text:s text:c="9"/>0.5 <text:s text:c="9"/>0.5 <text:s text:c="5"/>0.53125 <text:s text:c="9"/>0.5 <text:s text:c="9"/>0.5 <text:s text:c="5"/>0.53125</text:span></text:p>
      <text:p text:style-name="P31"><text:span text:style-name="T44">011100111 <text:s text:c="6"/>0.46875 <text:s text:c="5"/>0.46875 <text:s text:c="5"/>0.53125 <text:s text:c="9"/>0.5 <text:s text:c="9"/>0.5 <text:s text:c="5"/>0.46875 <text:s text:c="9"/>0.5 <text:s text:c="5"/>0.53125 <text:s text:c="5"/>0.53125</text:span></text:p>
      <text:p text:style-name="P31"><text:span text:style-name="T44">011101000 <text:s text:c="6"/>0.46875 <text:s text:c="9"/>0.5 <text:s text:c="5"/>0.46875 <text:s text:c="5"/>0.53125 <text:s text:c="9"/>0.5 <text:s text:c="5"/>0.53125 <text:s text:c="9"/>0.5 <text:s text:c="9"/>0.5 <text:s text:c="9"/>0.5</text:span></text:p>
      <text:p text:style-name="P31"><text:span text:style-name="T44">011101001 <text:s text:c="6"/>0.46875 <text:s text:c="9"/>0.5 <text:s text:c="5"/>0.46875 <text:s text:c="5"/>0.53125 <text:s text:c="9"/>0.5 <text:s text:c="5"/>0.53125 <text:s text:c="9"/>0.5 <text:s text:c="5"/>0.46875 <text:s text:c="9"/>0.5</text:span></text:p>
      <text:p text:style-name="P31"><text:span text:style-name="T44">011101010 <text:s text:c="6"/>0.53125 <text:s text:c="9"/>0.5 <text:s text:c="5"/>0.53125 <text:s text:c="5"/>0.53125 <text:s text:c="9"/>0.5 <text:s text:c="5"/>0.46875 <text:s text:c="9"/>0.5 <text:s text:c="9"/>0.5 <text:s text:c="5"/>0.46875</text:span></text:p>
      <text:p text:style-name="P31"><text:span text:style-name="T44">011101011 <text:s text:c="6"/>0.53125 <text:s text:c="9"/>0.5 <text:s text:c="5"/>0.46875 <text:s text:c="5"/>0.46875 <text:s text:c="9"/>0.5 <text:s text:c="5"/>0.46875 <text:s text:c="9"/>0.5 <text:s text:c="5"/>0.46875 <text:s text:c="5"/>0.53125</text:span></text:p>
      <text:p text:style-name="P31"><text:span text:style-name="T44">011101100 <text:s text:c="6"/>0.46875 <text:s text:c="5"/>0.46875 <text:s text:c="5"/>0.53125 <text:s text:c="5"/>0.53125 <text:s text:c="9"/>0.5 <text:s text:c="5"/>0.53125 <text:s text:c="9"/>0.5 <text:s text:c="9"/>0.5 <text:s text:c="9"/>0.5</text:span></text:p>
      <text:p text:style-name="P31"><text:span text:style-name="T44">011101101 <text:s text:c="6"/>0.46875 <text:s text:c="5"/>0.53125 <text:s text:c="5"/>0.53125 <text:s text:c="5"/>0.46875 <text:s text:c="9"/>0.5 <text:s text:c="5"/>0.53125 <text:s text:c="9"/>0.5 <text:s text:c="5"/>0.53125 <text:s text:c="9"/>0.5</text:span></text:p>
      <text:p text:style-name="P31"><text:span text:style-name="T44">011101110 <text:s text:c="6"/>0.53125 <text:s text:c="5"/>0.53125 <text:s text:c="5"/>0.46875 <text:s text:c="5"/>0.46875 <text:s text:c="9"/>0.5 <text:s text:c="5"/>0.46875 <text:s text:c="9"/>0.5 <text:s text:c="9"/>0.5 <text:s text:c="5"/>0.53125</text:span></text:p>
      <text:p text:style-name="P31"><text:span text:style-name="T44">011101111 <text:s text:c="6"/>0.53125 <text:s text:c="5"/>0.53125 <text:s text:c="5"/>0.53125 <text:s text:c="5"/>0.46875 <text:s text:c="9"/>0.5 <text:s text:c="5"/>0.46875 <text:s text:c="9"/>0.5 <text:s text:c="5"/>0.53125 <text:s text:c="5"/>0.53125</text:span></text:p>
      <text:p text:style-name="P31"><text:span text:style-name="T44">011110000 <text:s text:c="6"/>0.53125 <text:s text:c="9"/>0.5 <text:s text:c="5"/>0.53125 <text:s text:c="9"/>0.5 <text:s text:c="5"/>0.53125 <text:s text:c="5"/>0.53125 <text:s text:c="9"/>0.5 <text:s text:c="9"/>0.5 <text:s text:c="9"/>0.5</text:span></text:p>
      <text:p text:style-name="P31"><text:span text:style-name="T44">011110001 <text:s text:c="6"/>0.46875 <text:s text:c="9"/>0.5 <text:s text:c="5"/>0.53125 <text:s text:c="9"/>0.5 <text:s text:c="5"/>0.46875 <text:s text:c="5"/>0.46875 <text:s text:c="9"/>0.5 <text:s text:c="5"/>0.46875 <text:s text:c="9"/>0.5</text:span></text:p>
      <text:p text:style-name="P31"><text:span text:style-name="T44">011110010 <text:s text:c="6"/>0.46875 <text:s text:c="9"/>0.5 <text:s text:c="5"/>0.53125 <text:s text:c="9"/>0.5 <text:s text:c="5"/>0.53125 <text:s text:c="5"/>0.46875 <text:s text:c="9"/>0.5 <text:s text:c="9"/>0.5 <text:s text:c="5"/>0.53125</text:span></text:p>
      <text:p text:style-name="P31"><text:span text:style-name="T44">011110011 <text:s text:c="6"/>0.53125 <text:s text:c="9"/>0.5 <text:s text:c="5"/>0.46875 <text:s text:c="9"/>0.5 <text:s text:c="5"/>0.46875 <text:s text:c="5"/>0.53125 <text:s text:c="9"/>0.5 <text:s text:c="5"/>0.46875 <text:s text:c="5"/>0.46875</text:span></text:p>
      <text:p text:style-name="P31"><text:span text:style-name="T44">011110100 <text:s text:c="6"/>0.53125 <text:s text:c="5"/>0.53125 <text:s text:c="5"/>0.46875 <text:s text:c="9"/>0.5 <text:s text:c="5"/>0.53125 <text:s text:c="5"/>0.53125 <text:s text:c="9"/>0.5 <text:s text:c="9"/>0.5 <text:s text:c="9"/>0.5</text:span></text:p>
      <text:p text:style-name="P31"><text:span text:style-name="T44">011110101 <text:s text:c="6"/>0.46875 <text:s text:c="5"/>0.53125 <text:s text:c="5"/>0.46875 <text:s text:c="9"/>0.5 <text:s text:c="5"/>0.46875 <text:s text:c="5"/>0.46875 <text:s text:c="9"/>0.5 <text:s text:c="5"/>0.53125 <text:s text:c="9"/>0.5</text:span></text:p>
      <text:p text:style-name="P31"><text:span text:style-name="T44">011110110 <text:s text:c="6"/>0.46875 <text:s text:c="5"/>0.53125 <text:s text:c="5"/>0.46875 <text:s text:c="9"/>0.5 <text:s text:c="5"/>0.46875 <text:s text:c="5"/>0.46875 <text:s text:c="9"/>0.5 <text:s text:c="9"/>0.5 <text:s text:c="5"/>0.46875</text:span></text:p>
      <text:p text:style-name="P31"><text:span text:style-name="T44">011110111 <text:s text:c="6"/>0.53125 <text:s text:c="5"/>0.46875 <text:s text:c="5"/>0.53125 <text:s text:c="9"/>0.5 <text:s text:c="5"/>0.53125 <text:s text:c="5"/>0.53125 <text:s text:c="9"/>0.5 <text:s text:c="5"/>0.53125 <text:s text:c="5"/>0.46875</text:span></text:p>
      <text:p text:style-name="P31"><text:span text:style-name="T44">011111000 <text:s text:c="6"/>0.53125 <text:s text:c="9"/>0.5 <text:s text:c="5"/>0.53125 <text:s text:c="5"/>0.53125 <text:s text:c="5"/>0.46875 <text:s text:c="5"/>0.46875 <text:s text:c="9"/>0.5 <text:s text:c="9"/>0.5 <text:s text:c="9"/>0.5</text:span></text:p>
      <text:p text:style-name="P31"><text:span text:style-name="T44">011111001 <text:s text:c="6"/>0.46875 <text:s text:c="9"/>0.5 <text:s text:c="5"/>0.46875 <text:s text:c="5"/>0.53125 <text:s text:c="5"/>0.53125 <text:s text:c="5"/>0.46875 <text:s text:c="9"/>0.5 <text:s text:c="5"/>0.53125 <text:s text:c="9"/>0.5</text:span></text:p>
      <text:p text:style-name="P31"><text:span text:style-name="T44">011111010 <text:s text:c="6"/>0.46875 <text:s text:c="9"/>0.5 <text:s text:c="5"/>0.46875 <text:s text:c="5"/>0.53125 <text:s text:c="5"/>0.53125 <text:s text:c="5"/>0.53125 <text:s text:c="9"/>0.5 <text:s text:c="9"/>0.5 <text:s text:c="5"/>0.46875</text:span></text:p>
      <text:p text:style-name="P31"><text:soft-page-break/><text:span text:style-name="T44">011111011 <text:s text:c="6"/>0.53125 <text:s text:c="9"/>0.5 <text:s text:c="5"/>0.46875 <text:s text:c="5"/>0.46875 <text:s text:c="5"/>0.46875 <text:s text:c="5"/>0.53125 <text:s text:c="9"/>0.5 <text:s text:c="5"/>0.53125 <text:s text:c="5"/>0.53125</text:span></text:p>
      <text:p text:style-name="P31"><text:span text:style-name="T44">011111100 <text:s text:c="6"/>0.46875 <text:s text:c="5"/>0.53125 <text:s text:c="5"/>0.46875 <text:s text:c="5"/>0.46875 <text:s text:c="5"/>0.53125 <text:s text:c="5"/>0.46875 <text:s text:c="9"/>0.5 <text:s text:c="9"/>0.5 <text:s text:c="9"/>0.5</text:span></text:p>
      <text:p text:style-name="P31"><text:span text:style-name="T44">011111101 <text:s text:c="6"/>0.53125 <text:s text:c="5"/>0.46875 <text:s text:c="5"/>0.53125 <text:s text:c="5"/>0.53125 <text:s text:c="5"/>0.46875 <text:s text:c="5"/>0.46875 <text:s text:c="9"/>0.5 <text:s text:c="5"/>0.46875 <text:s text:c="9"/>0.5</text:span></text:p>
      <text:p text:style-name="P31"><text:span text:style-name="T44">011111110 <text:s text:c="6"/>0.53125 <text:s text:c="5"/>0.53125 <text:s text:c="5"/>0.53125 <text:s text:c="5"/>0.53125 <text:s text:c="5"/>0.53125 <text:s text:c="5"/>0.53125 <text:s text:c="9"/>0.5 <text:s text:c="9"/>0.5 <text:s text:c="5"/>0.46875</text:span></text:p>
      <text:p text:style-name="P31"><text:span text:style-name="T44">011111111 <text:s text:c="6"/>0.46875 <text:s text:c="5"/>0.53125 <text:s text:c="5"/>0.53125 <text:s text:c="5"/>0.53125 <text:s text:c="5"/>0.46875 <text:s text:c="5"/>0.53125 <text:s text:c="9"/>0.5 <text:s text:c="5"/>0.46875 <text:s text:c="5"/>0.46875</text:span></text:p>
      <text:p text:style-name="P31"><text:span text:style-name="T44">100000000 <text:s text:c="10"/>0.5 <text:s text:c="9"/>0.5 <text:s text:c="9"/>0.5 <text:s text:c="9"/>0.5 <text:s text:c="9"/>0.5 <text:s text:c="9"/>0.5 <text:s text:c="5"/>0.53125 <text:s text:c="9"/>0.5 <text:s text:c="9"/>0.5</text:span></text:p>
      <text:p text:style-name="P31"><text:span text:style-name="T44">100000001 <text:s text:c="10"/>0.5 <text:s text:c="9"/>0.5 <text:s text:c="9"/>0.5 <text:s text:c="9"/>0.5 <text:s text:c="9"/>0.5 <text:s text:c="9"/>0.5 <text:s text:c="5"/>0.46875 <text:s text:c="5"/>0.46875 <text:s text:c="9"/>0.5</text:span></text:p>
      <text:p text:style-name="P31"><text:span text:style-name="T44">100000010 <text:s text:c="10"/>0.5 <text:s text:c="9"/>0.5 <text:s text:c="9"/>0.5 <text:s text:c="9"/>0.5 <text:s text:c="9"/>0.5 <text:s text:c="9"/>0.5 <text:s text:c="5"/>0.53125 <text:s text:c="9"/>0.5 <text:s text:c="5"/>0.46875</text:span></text:p>
      <text:p text:style-name="P31"><text:span text:style-name="T44">100000011 <text:s text:c="10"/>0.5 <text:s text:c="9"/>0.5 <text:s text:c="9"/>0.5 <text:s text:c="9"/>0.5 <text:s text:c="9"/>0.5 <text:s text:c="9"/>0.5 <text:s text:c="5"/>0.53125 <text:s text:c="5"/>0.53125 <text:s text:c="5"/>0.53125</text:span></text:p>
      <text:p text:style-name="P31"><text:span text:style-name="T44">100000100 <text:s text:c="10"/>0.5 <text:s text:c="5"/>0.46875 <text:s text:c="9"/>0.5 <text:s text:c="9"/>0.5 <text:s text:c="9"/>0.5 <text:s text:c="9"/>0.5 <text:s text:c="5"/>0.46875 <text:s text:c="9"/>0.5 <text:s text:c="9"/>0.5</text:span></text:p>
      <text:p text:style-name="P31"><text:span text:style-name="T44">100000101 <text:s text:c="10"/>0.5 <text:s text:c="5"/>0.46875 <text:s text:c="9"/>0.5 <text:s text:c="9"/>0.5 <text:s text:c="9"/>0.5 <text:s text:c="9"/>0.5 <text:s text:c="5"/>0.53125 <text:s text:c="5"/>0.53125 <text:s text:c="9"/>0.5</text:span></text:p>
      <text:p text:style-name="P31"><text:span text:style-name="T44">100000110 <text:s text:c="10"/>0.5 <text:s text:c="5"/>0.53125 <text:s text:c="9"/>0.5 <text:s text:c="9"/>0.5 <text:s text:c="9"/>0.5 <text:s text:c="9"/>0.5 <text:s text:c="5"/>0.53125 <text:s text:c="9"/>0.5 <text:s text:c="5"/>0.53125</text:span></text:p>
      <text:p text:style-name="P31"><text:span text:style-name="T44">100000111 <text:s text:c="10"/>0.5 <text:s text:c="5"/>0.46875 <text:s text:c="9"/>0.5 <text:s text:c="9"/>0.5 <text:s text:c="9"/>0.5 <text:s text:c="9"/>0.5 <text:s text:c="5"/>0.53125 <text:s text:c="5"/>0.46875 <text:s text:c="5"/>0.53125</text:span></text:p>
      <text:p text:style-name="P31"><text:span text:style-name="T44">100001000 <text:s text:c="10"/>0.5 <text:s text:c="9"/>0.5 <text:s text:c="9"/>0.5 <text:s text:c="5"/>0.53125 <text:s text:c="9"/>0.5 <text:s text:c="9"/>0.5 <text:s text:c="5"/>0.46875 <text:s text:c="9"/>0.5 <text:s text:c="9"/>0.5</text:span></text:p>
      <text:p text:style-name="P31"><text:span text:style-name="T44">100001001 <text:s text:c="10"/>0.5 <text:s text:c="9"/>0.5 <text:s text:c="9"/>0.5 <text:s text:c="5"/>0.53125 <text:s text:c="9"/>0.5 <text:s text:c="9"/>0.5 <text:s text:c="5"/>0.53125 <text:s text:c="5"/>0.46875 <text:s text:c="9"/>0.5</text:span></text:p>
      <text:p text:style-name="P31"><text:span text:style-name="T44">100001010 <text:s text:c="10"/>0.5 <text:s text:c="9"/>0.5 <text:s text:c="9"/>0.5 <text:s text:c="5"/>0.53125 <text:s text:c="9"/>0.5 <text:s text:c="9"/>0.5 <text:s text:c="5"/>0.53125 <text:s text:c="9"/>0.5 <text:s text:c="5"/>0.53125</text:span></text:p>
      <text:p text:style-name="P31"><text:span text:style-name="T44">100001011 <text:s text:c="10"/>0.5 <text:s text:c="9"/>0.5 <text:s text:c="9"/>0.5 <text:s text:c="5"/>0.46875 <text:s text:c="9"/>0.5 <text:s text:c="9"/>0.5 <text:s text:c="5"/>0.53125 <text:s text:c="5"/>0.53125 <text:s text:c="5"/>0.46875</text:span></text:p>
      <text:p text:style-name="P31"><text:span text:style-name="T44">100001100 <text:s text:c="10"/>0.5 <text:s text:c="5"/>0.46875 <text:s text:c="9"/>0.5 <text:s text:c="5"/>0.46875 <text:s text:c="9"/>0.5 <text:s text:c="9"/>0.5 <text:s text:c="5"/>0.53125 <text:s text:c="9"/>0.5 <text:s text:c="9"/>0.5</text:span></text:p>
      <text:p text:style-name="P31"><text:span text:style-name="T44">100001101 <text:s text:c="10"/>0.5 <text:s text:c="5"/>0.53125 <text:s text:c="9"/>0.5 <text:s text:c="5"/>0.53125 <text:s text:c="9"/>0.5 <text:s text:c="9"/>0.5 <text:s text:c="5"/>0.46875 <text:s text:c="5"/>0.53125 <text:s text:c="9"/>0.5</text:span></text:p>
      <text:p text:style-name="P31"><text:span text:style-name="T44">100001110 <text:s text:c="10"/>0.5 <text:s text:c="5"/>0.53125 <text:s text:c="9"/>0.5 <text:s text:c="5"/>0.53125 <text:s text:c="9"/>0.5 <text:s text:c="9"/>0.5 <text:s text:c="5"/>0.53125 <text:s text:c="9"/>0.5 <text:s text:c="5"/>0.53125</text:span></text:p>
      <text:p text:style-name="P31"><text:span text:style-name="T44">100001111 <text:s text:c="10"/>0.5 <text:s text:c="5"/>0.53125 <text:s text:c="9"/>0.5 <text:s text:c="5"/>0.53125 <text:s text:c="9"/>0.5 <text:s text:c="9"/>0.5 <text:s text:c="5"/>0.53125 <text:s text:c="5"/>0.46875 <text:s text:c="5"/>0.53125</text:span></text:p>
      <text:p text:style-name="P31"><text:span text:style-name="T44">100010000 <text:s text:c="10"/>0.5 <text:s text:c="9"/>0.5 <text:s text:c="9"/>0.5 <text:s text:c="9"/>0.5 <text:s text:c="5"/>0.53125 <text:s text:c="9"/>0.5 <text:s text:c="5"/>0.53125 <text:s text:c="9"/>0.5 <text:s text:c="9"/>0.5</text:span></text:p>
      <text:p text:style-name="P31"><text:span text:style-name="T44">100010001 <text:s text:c="10"/>0.5 <text:s text:c="9"/>0.5 <text:s text:c="9"/>0.5 <text:s text:c="9"/>0.5 <text:s text:c="5"/>0.53125 <text:s text:c="9"/>0.5 <text:s text:c="5"/>0.46875 <text:s text:c="5"/>0.53125 <text:s text:c="9"/>0.5</text:span></text:p>
      <text:p text:style-name="P31"><text:span text:style-name="T44">100010010 <text:s text:c="10"/>0.5 <text:s text:c="9"/>0.5 <text:s text:c="9"/>0.5 <text:s text:c="9"/>0.5 <text:s text:c="5"/>0.53125 <text:s text:c="9"/>0.5 <text:s text:c="5"/>0.53125 <text:s text:c="9"/>0.5 <text:s text:c="5"/>0.53125</text:span></text:p>
      <text:p text:style-name="P31"><text:span text:style-name="T44">100010011 <text:s text:c="10"/>0.5 <text:s text:c="9"/>0.5 <text:s text:c="9"/>0.5 <text:s text:c="9"/>0.5 <text:s text:c="5"/>0.53125 <text:s text:c="9"/>0.5 <text:s text:c="5"/>0.53125 <text:s text:c="5"/>0.46875 <text:s text:c="5"/>0.46875</text:span></text:p>
      <text:p text:style-name="P31"><text:span text:style-name="T44">100010100 <text:s text:c="10"/>0.5 <text:s text:c="5"/>0.53125 <text:s text:c="9"/>0.5 <text:s text:c="9"/>0.5 <text:s text:c="5"/>0.53125 <text:s text:c="9"/>0.5 <text:s text:c="5"/>0.53125 <text:s text:c="9"/>0.5 <text:s text:c="9"/>0.5</text:span></text:p>
      <text:p text:style-name="P31"><text:span text:style-name="T44">100010101 <text:s text:c="10"/>0.5 <text:s text:c="5"/>0.53125 <text:s text:c="9"/>0.5 <text:s text:c="9"/>0.5 <text:s text:c="5"/>0.53125 <text:s text:c="9"/>0.5 <text:s text:c="5"/>0.46875 <text:s text:c="5"/>0.46875 <text:s text:c="9"/>0.5</text:span></text:p>
      <text:p text:style-name="P31"><text:span text:style-name="T44">100010110 <text:s text:c="10"/>0.5 <text:s text:c="5"/>0.53125 <text:s text:c="9"/>0.5 <text:s text:c="9"/>0.5 <text:s text:c="5"/>0.46875 <text:s text:c="9"/>0.5 <text:s text:c="5"/>0.46875 <text:s text:c="9"/>0.5 <text:s text:c="5"/>0.53125</text:span></text:p>
      <text:p text:style-name="P31"><text:span text:style-name="T44">100010111 <text:s text:c="10"/>0.5 <text:s text:c="5"/>0.46875 <text:s text:c="9"/>0.5 <text:s text:c="9"/>0.5 <text:s text:c="5"/>0.46875 <text:s text:c="9"/>0.5 <text:s text:c="5"/>0.46875 <text:s text:c="5"/>0.53125 <text:s text:c="5"/>0.53125</text:span></text:p>
      <text:p text:style-name="P31"><text:span text:style-name="T44">100011000 <text:s text:c="10"/>0.5 <text:s text:c="9"/>0.5 <text:s text:c="9"/>0.5 <text:s text:c="5"/>0.53125 <text:s text:c="5"/>0.53125 <text:s text:c="9"/>0.5 <text:s text:c="5"/>0.46875 <text:s text:c="9"/>0.5 <text:s text:c="9"/>0.5</text:span></text:p>
      <text:p text:style-name="P31"><text:span text:style-name="T44">100011001 <text:s text:c="10"/>0.5 <text:s text:c="9"/>0.5 <text:s text:c="9"/>0.5 <text:s text:c="5"/>0.53125 <text:s text:c="5"/>0.53125 <text:s text:c="9"/>0.5 <text:s text:c="5"/>0.53125 <text:s text:c="5"/>0.46875 <text:s text:c="9"/>0.5</text:span></text:p>
      <text:p text:style-name="P31"><text:span text:style-name="T44">100011010 <text:s text:c="10"/>0.5 <text:s text:c="9"/>0.5 <text:s text:c="9"/>0.5 <text:s text:c="5"/>0.53125 <text:s text:c="5"/>0.46875 <text:s text:c="9"/>0.5 <text:s text:c="5"/>0.53125 <text:s text:c="9"/>0.5 <text:s text:c="5"/>0.46875</text:span></text:p>
      <text:p text:style-name="P31"><text:span text:style-name="T44">100011011 <text:s text:c="10"/>0.5 <text:s text:c="9"/>0.5 <text:s text:c="9"/>0.5 <text:s text:c="5"/>0.46875 <text:s text:c="5"/>0.46875 <text:s text:c="9"/>0.5 <text:s text:c="5"/>0.53125 <text:s text:c="5"/>0.53125 <text:s text:c="5"/>0.53125</text:span></text:p>
      <text:p text:style-name="P31"><text:span text:style-name="T44">100011100 <text:s text:c="10"/>0.5 <text:s text:c="5"/>0.53125 <text:s text:c="9"/>0.5 <text:s text:c="5"/>0.53125 <text:s text:c="5"/>0.46875 <text:s text:c="9"/>0.5 <text:s text:c="5"/>0.46875 <text:s text:c="9"/>0.5 <text:s text:c="9"/>0.5</text:span></text:p>
      <text:p text:style-name="P31"><text:span text:style-name="T44">100011101 <text:s text:c="10"/>0.5 <text:s text:c="5"/>0.46875 <text:s text:c="9"/>0.5 <text:s text:c="5"/>0.46875 <text:s text:c="5"/>0.46875 <text:s text:c="9"/>0.5 <text:s text:c="5"/>0.53125 <text:s text:c="5"/>0.53125 <text:s text:c="9"/>0.5</text:span></text:p>
      <text:p text:style-name="P31"><text:span text:style-name="T44">100011110 <text:s text:c="10"/>0.5 <text:s text:c="5"/>0.53125 <text:s text:c="9"/>0.5 <text:s text:c="5"/>0.46875 <text:s text:c="5"/>0.46875 <text:s text:c="9"/>0.5 <text:s text:c="5"/>0.46875 <text:s text:c="9"/>0.5 <text:s text:c="5"/>0.53125</text:span></text:p>
      <text:p text:style-name="P31"><text:span text:style-name="T44">100011111 <text:s text:c="10"/>0.5 <text:s text:c="5"/>0.53125 <text:s text:c="9"/>0.5 <text:s text:c="5"/>0.46875 <text:s text:c="5"/>0.46875 <text:s text:c="9"/>0.5 <text:s text:c="5"/>0.46875 <text:s text:c="5"/>0.46875 <text:s text:c="5"/>0.53125</text:span></text:p>
      <text:p text:style-name="P31"><text:span text:style-name="T44">100100000 <text:s text:c="6"/>0.46875 <text:s text:c="9"/>0.5 <text:s text:c="9"/>0.5 <text:s text:c="9"/>0.5 <text:s text:c="9"/>0.5 <text:s text:c="9"/>0.5 <text:s text:c="5"/>0.46875 <text:s text:c="9"/>0.5 <text:s text:c="9"/>0.5</text:span></text:p>
      <text:p text:style-name="P31"><text:span text:style-name="T44">100100001 <text:s text:c="6"/>0.46875 <text:s text:c="9"/>0.5 <text:s text:c="9"/>0.5 <text:s text:c="9"/>0.5 <text:s text:c="9"/>0.5 <text:s text:c="9"/>0.5 <text:s text:c="5"/>0.53125 <text:s text:c="5"/>0.46875 <text:s text:c="9"/>0.5</text:span></text:p>
      <text:p text:style-name="P31"><text:span text:style-name="T44">100100010 <text:s text:c="6"/>0.46875 <text:s text:c="9"/>0.5 <text:s text:c="9"/>0.5 <text:s text:c="9"/>0.5 <text:s text:c="9"/>0.5 <text:s text:c="9"/>0.5 <text:s text:c="5"/>0.53125 <text:s text:c="9"/>0.5 <text:s text:c="5"/>0.53125</text:span></text:p>
      <text:p text:style-name="P31"><text:span text:style-name="T44">100100011 <text:s text:c="6"/>0.46875 <text:s text:c="9"/>0.5 <text:s text:c="9"/>0.5 <text:s text:c="9"/>0.5 <text:s text:c="9"/>0.5 <text:s text:c="9"/>0.5 <text:s text:c="5"/>0.53125 <text:s text:c="5"/>0.46875 <text:s text:c="5"/>0.53125</text:span></text:p>
      <text:p text:style-name="P31"><text:span text:style-name="T44">100100100 <text:s text:c="6"/>0.53125 <text:s text:c="5"/>0.53125 <text:s text:c="9"/>0.5 <text:s text:c="9"/>0.5 <text:s text:c="9"/>0.5 <text:s text:c="9"/>0.5 <text:s text:c="5"/>0.53125 <text:s text:c="9"/>0.5 <text:s text:c="9"/>0.5</text:span></text:p>
      <text:p text:style-name="P31"><text:span text:style-name="T44">100100101 <text:s text:c="6"/>0.53125 <text:s text:c="5"/>0.46875 <text:s text:c="9"/>0.5 <text:s text:c="9"/>0.5 <text:s text:c="9"/>0.5 <text:s text:c="9"/>0.5 <text:s text:c="5"/>0.46875 <text:s text:c="5"/>0.46875 <text:s text:c="9"/>0.5</text:span></text:p>
      <text:p text:style-name="P31"><text:span text:style-name="T44">100100110 <text:s text:c="6"/>0.53125 <text:s text:c="5"/>0.46875 <text:s text:c="9"/>0.5 <text:s text:c="9"/>0.5 <text:s text:c="9"/>0.5 <text:s text:c="9"/>0.5 <text:s text:c="5"/>0.53125 <text:s text:c="9"/>0.5 <text:s text:c="5"/>0.46875</text:span></text:p>
      <text:p text:style-name="P31"><text:span text:style-name="T44">100100111 <text:s text:c="6"/>0.53125 <text:s text:c="5"/>0.46875 <text:s text:c="9"/>0.5 <text:s text:c="9"/>0.5 <text:s text:c="9"/>0.5 <text:s text:c="9"/>0.5 <text:s text:c="5"/>0.53125 <text:s text:c="5"/>0.46875 <text:s text:c="5"/>0.53125</text:span></text:p>
      <text:p text:style-name="P31"><text:span text:style-name="T44">100101000 <text:s text:c="6"/>0.46875 <text:s text:c="9"/>0.5 <text:s text:c="9"/>0.5 <text:s text:c="5"/>0.53125 <text:s text:c="9"/>0.5 <text:s text:c="9"/>0.5 <text:s text:c="5"/>0.53125 <text:s text:c="9"/>0.5 <text:s text:c="9"/>0.5</text:span></text:p>
      <text:p text:style-name="P31"><text:span text:style-name="T44">100101001 <text:s text:c="6"/>0.46875 <text:s text:c="9"/>0.5 <text:s text:c="9"/>0.5 <text:s text:c="5"/>0.46875 <text:s text:c="9"/>0.5 <text:s text:c="9"/>0.5 <text:s text:c="5"/>0.46875 <text:s text:c="5"/>0.46875 <text:s text:c="9"/>0.5</text:span></text:p>
      <text:p text:style-name="P31"><text:span text:style-name="T44">100101010 <text:s text:c="6"/>0.46875 <text:s text:c="9"/>0.5 <text:s text:c="9"/>0.5 <text:s text:c="5"/>0.53125 <text:s text:c="9"/>0.5 <text:s text:c="9"/>0.5 <text:s text:c="5"/>0.53125 <text:s text:c="9"/>0.5 <text:s text:c="5"/>0.53125</text:span></text:p>
      <text:p text:style-name="P31"><text:span text:style-name="T44">100101011 <text:s text:c="6"/>0.46875 <text:s text:c="9"/>0.5 <text:s text:c="9"/>0.5 <text:s text:c="5"/>0.53125 <text:s text:c="9"/>0.5 <text:s text:c="9"/>0.5 <text:s text:c="5"/>0.53125 <text:s text:c="5"/>0.46875 <text:s text:c="5"/>0.53125</text:span></text:p>
      <text:p text:style-name="P31"><text:span text:style-name="T44">100101100 <text:s text:c="6"/>0.46875 <text:s text:c="5"/>0.53125 <text:s text:c="9"/>0.5 <text:s text:c="5"/>0.53125 <text:s text:c="9"/>0.5 <text:s text:c="9"/>0.5 <text:s text:c="5"/>0.46875 <text:s text:c="9"/>0.5 <text:s text:c="9"/>0.5</text:span></text:p>
      <text:p text:style-name="P31"><text:span text:style-name="T44">100101101 <text:s text:c="6"/>0.46875 <text:s text:c="5"/>0.53125 <text:s text:c="9"/>0.5 <text:s text:c="5"/>0.53125 <text:s text:c="9"/>0.5 <text:s text:c="9"/>0.5 <text:s text:c="5"/>0.53125 <text:s text:c="5"/>0.46875 <text:s text:c="9"/>0.5</text:span></text:p>
      <text:p text:style-name="P31"><text:span text:style-name="T44">100101110 <text:s text:c="6"/>0.46875 <text:s text:c="5"/>0.46875 <text:s text:c="9"/>0.5 <text:s text:c="5"/>0.46875 <text:s text:c="9"/>0.5 <text:s text:c="9"/>0.5 <text:s text:c="5"/>0.53125 <text:s text:c="9"/>0.5 <text:s text:c="5"/>0.53125</text:span></text:p>
      <text:p text:style-name="P31"><text:span text:style-name="T44">100101111 <text:s text:c="6"/>0.46875 <text:s text:c="5"/>0.53125 <text:s text:c="9"/>0.5 <text:s text:c="5"/>0.53125 <text:s text:c="9"/>0.5 <text:s text:c="9"/>0.5 <text:s text:c="5"/>0.53125 <text:s text:c="5"/>0.46875 <text:s text:c="5"/>0.46875</text:span></text:p>
      <text:p text:style-name="P31"><text:span text:style-name="T44">100110000 <text:s text:c="6"/>0.46875 <text:s text:c="9"/>0.5 <text:s text:c="9"/>0.5 <text:s text:c="9"/>0.5 <text:s text:c="5"/>0.53125 <text:s text:c="9"/>0.5 <text:s text:c="5"/>0.46875 <text:s text:c="9"/>0.5 <text:s text:c="9"/>0.5</text:span></text:p>
      <text:p text:style-name="P31"><text:span text:style-name="T44">100110001 <text:s text:c="6"/>0.53125 <text:s text:c="9"/>0.5 <text:s text:c="9"/>0.5 <text:s text:c="9"/>0.5 <text:s text:c="5"/>0.53125 <text:s text:c="9"/>0.5 <text:s text:c="5"/>0.53125 <text:s text:c="5"/>0.46875 <text:s text:c="9"/>0.5</text:span></text:p>
      <text:p text:style-name="P31"><text:span text:style-name="T44">100110010 <text:s text:c="6"/>0.46875 <text:s text:c="9"/>0.5 <text:s text:c="9"/>0.5 <text:s text:c="9"/>0.5 <text:s text:c="5"/>0.53125 <text:s text:c="9"/>0.5 <text:s text:c="5"/>0.53125 <text:s text:c="9"/>0.5 <text:s text:c="5"/>0.46875</text:span></text:p>
      <text:p text:style-name="P31"><text:span text:style-name="T44">100110011 <text:s text:c="6"/>0.53125 <text:s text:c="9"/>0.5 <text:s text:c="9"/>0.5 <text:s text:c="9"/>0.5 <text:s text:c="5"/>0.53125 <text:s text:c="9"/>0.5 <text:s text:c="5"/>0.53125 <text:s text:c="5"/>0.46875 <text:s text:c="5"/>0.46875</text:span></text:p>
      <text:p text:style-name="P31"><text:span text:style-name="T44">100110100 <text:s text:c="6"/>0.46875 <text:s text:c="5"/>0.53125 <text:s text:c="9"/>0.5 <text:s text:c="9"/>0.5 <text:s text:c="5"/>0.53125 <text:s text:c="9"/>0.5 <text:s text:c="5"/>0.46875 <text:s text:c="9"/>0.5 <text:s text:c="9"/>0.5</text:span></text:p>
      <text:p text:style-name="P31"><text:span text:style-name="T44">100110101 <text:s text:c="6"/>0.53125 <text:s text:c="5"/>0.46875 <text:s text:c="9"/>0.5 <text:s text:c="9"/>0.5 <text:s text:c="5"/>0.53125 <text:s text:c="9"/>0.5 <text:s text:c="5"/>0.53125 <text:s text:c="5"/>0.46875 <text:s text:c="9"/>0.5</text:span></text:p>
      <text:p text:style-name="P31"><text:span text:style-name="T44">100110110 <text:s text:c="6"/>0.46875 <text:s text:c="5"/>0.53125 <text:s text:c="9"/>0.5 <text:s text:c="9"/>0.5 <text:s text:c="5"/>0.46875 <text:s text:c="9"/>0.5 <text:s text:c="5"/>0.46875 <text:s text:c="9"/>0.5 <text:s text:c="5"/>0.46875</text:span></text:p>
      <text:p text:style-name="P31"><text:span text:style-name="T44">100110111 <text:s text:c="6"/>0.53125 <text:s text:c="5"/>0.53125 <text:s text:c="9"/>0.5 <text:s text:c="9"/>0.5 <text:s text:c="5"/>0.46875 <text:s text:c="9"/>0.5 <text:s text:c="5"/>0.46875 <text:s text:c="5"/>0.46875 <text:s text:c="5"/>0.53125</text:span></text:p>
      <text:p text:style-name="P31"><text:span text:style-name="T44">100111000 <text:s text:c="6"/>0.46875 <text:s text:c="9"/>0.5 <text:s text:c="9"/>0.5 <text:s text:c="5"/>0.46875 <text:s text:c="5"/>0.46875 <text:s text:c="9"/>0.5 <text:s text:c="5"/>0.53125 <text:s text:c="9"/>0.5 <text:s text:c="9"/>0.5</text:span></text:p>
      <text:p text:style-name="P37"><text:span text:style-name="T44">100111001 <text:s text:c="6"/>0.53125 <text:s text:c="9"/>0.5 <text:s text:c="9"/>0.5 <text:s text:c="5"/>0.53125 <text:s text:c="5"/>0.46875 <text:s text:c="9"/>0.5 <text:s text:c="5"/>0.46875 <text:s text:c="5"/>0.53125 <text:s text:c="9"/>0.5</text:span></text:p>
      <text:p text:style-name="P31"><text:span text:style-name="T44">100111010 <text:s text:c="6"/>0.46875 <text:s text:c="9"/>0.5 <text:s text:c="9"/>0.5 <text:s text:c="5"/>0.46875 <text:s text:c="5"/>0.53125 <text:s text:c="9"/>0.5 <text:s text:c="5"/>0.53125 <text:s text:c="9"/>0.5 <text:s text:c="5"/>0.46875</text:span></text:p>
      <text:p text:style-name="P31"><text:span text:style-name="T44">100111011 <text:s text:c="6"/>0.53125 <text:s text:c="9"/>0.5 <text:s text:c="9"/>0.5 <text:s text:c="5"/>0.46875 <text:s text:c="5"/>0.53125 <text:s text:c="9"/>0.5 <text:s text:c="5"/>0.53125 <text:s text:c="5"/>0.53125 <text:s text:c="5"/>0.46875</text:span></text:p>
      <text:p text:style-name="P31"><text:span text:style-name="T44">100111100 <text:s text:c="6"/>0.53125 <text:s text:c="5"/>0.53125 <text:s text:c="9"/>0.5 <text:s text:c="5"/>0.53125 <text:s text:c="5"/>0.53125 <text:s text:c="9"/>0.5 <text:s text:c="5"/>0.53125 <text:s text:c="9"/>0.5 <text:s text:c="9"/>0.5</text:span></text:p>
      <text:p text:style-name="P31"><text:span text:style-name="T44">100111101 <text:s text:c="6"/>0.46875 <text:s text:c="5"/>0.53125 <text:s text:c="9"/>0.5 <text:s text:c="5"/>0.53125 <text:s text:c="5"/>0.53125 <text:s text:c="9"/>0.5 <text:s text:c="5"/>0.46875 <text:s text:c="5"/>0.53125 <text:s text:c="9"/>0.5</text:span></text:p>
      <text:p text:style-name="P31"><text:span text:style-name="T44">100111110 <text:s text:c="6"/>0.53125 <text:s text:c="5"/>0.53125 <text:s text:c="9"/>0.5 <text:s text:c="5"/>0.46875 <text:s text:c="5"/>0.53125 <text:s text:c="9"/>0.5 <text:s text:c="5"/>0.46875 <text:s text:c="9"/>0.5 <text:s text:c="5"/>0.53125</text:span></text:p>
      <text:p text:style-name="P31"><text:span text:style-name="T44">100111111 <text:s text:c="6"/>0.46875 <text:s text:c="5"/>0.46875 <text:s text:c="9"/>0.5 <text:s text:c="5"/>0.53125 <text:s text:c="5"/>0.53125 <text:s text:c="9"/>0.5 <text:s text:c="5"/>0.46875 <text:s text:c="5"/>0.53125 <text:s text:c="5"/>0.46875</text:span></text:p>
      <text:p text:style-name="P31"><text:span text:style-name="T44">101000000 <text:s text:c="10"/>0.5 <text:s text:c="9"/>0.5 <text:s text:c="9"/>0.5 <text:s text:c="9"/>0.5 <text:s text:c="9"/>0.5 <text:s text:c="5"/>0.53125 <text:s text:c="5"/>0.53125 <text:s text:c="9"/>0.5 <text:s text:c="9"/>0.5</text:span></text:p>
      <text:p text:style-name="P31"><text:span text:style-name="T44">101000001 <text:s text:c="10"/>0.5 <text:s text:c="9"/>0.5 <text:s text:c="9"/>0.5 <text:s text:c="9"/>0.5 <text:s text:c="9"/>0.5 <text:s text:c="5"/>0.46875 <text:s text:c="5"/>0.46875 <text:s text:c="5"/>0.46875 <text:s text:c="9"/>0.5</text:span></text:p>
      <text:p text:style-name="P31"><text:span text:style-name="T44">101000010 <text:s text:c="10"/>0.5 <text:s text:c="9"/>0.5 <text:s text:c="9"/>0.5 <text:s text:c="9"/>0.5 <text:s text:c="9"/>0.5 <text:s text:c="5"/>0.53125 <text:s text:c="5"/>0.53125 <text:s text:c="9"/>0.5 <text:s text:c="5"/>0.53125</text:span></text:p>
      <text:p text:style-name="P31"><text:span text:style-name="T44">101000011 <text:s text:c="10"/>0.5 <text:s text:c="9"/>0.5 <text:s text:c="9"/>0.5 <text:s text:c="9"/>0.5 <text:s text:c="9"/>0.5 <text:s text:c="5"/>0.46875 <text:s text:c="5"/>0.53125 <text:s text:c="5"/>0.46875 <text:s text:c="5"/>0.46875</text:span></text:p>
      <text:p text:style-name="P31"><text:span text:style-name="T44">101000100 <text:s text:c="10"/>0.5 <text:s text:c="5"/>0.46875 <text:s text:c="9"/>0.5 <text:s text:c="9"/>0.5 <text:s text:c="9"/>0.5 <text:s text:c="5"/>0.46875 <text:s text:c="5"/>0.46875 <text:s text:c="9"/>0.5 <text:s text:c="9"/>0.5</text:span></text:p>
      <text:p text:style-name="P31"><text:span text:style-name="T44">101000101 <text:s text:c="10"/>0.5 <text:s text:c="5"/>0.53125 <text:s text:c="9"/>0.5 <text:s text:c="9"/>0.5 <text:s text:c="9"/>0.5 <text:s text:c="5"/>0.53125 <text:s text:c="5"/>0.53125 <text:s text:c="5"/>0.53125 <text:s text:c="9"/>0.5</text:span></text:p>
      <text:p text:style-name="P31"><text:span text:style-name="T44">101000110 <text:s text:c="10"/>0.5 <text:s text:c="5"/>0.53125 <text:s text:c="9"/>0.5 <text:s text:c="9"/>0.5 <text:s text:c="9"/>0.5 <text:s text:c="5"/>0.46875 <text:s text:c="5"/>0.53125 <text:s text:c="9"/>0.5 <text:s text:c="5"/>0.46875</text:span></text:p>
      <text:p text:style-name="P31"><text:span text:style-name="T44">101000111 <text:s text:c="10"/>0.5 <text:s text:c="5"/>0.53125 <text:s text:c="9"/>0.5 <text:s text:c="9"/>0.5 <text:s text:c="9"/>0.5 <text:s text:c="5"/>0.53125 <text:s text:c="5"/>0.53125 <text:s text:c="5"/>0.53125 <text:s text:c="5"/>0.46875</text:span></text:p>
      <text:p text:style-name="P31"><text:span text:style-name="T44">101001000 <text:s text:c="10"/>0.5 <text:s text:c="9"/>0.5 <text:s text:c="9"/>0.5 <text:s text:c="5"/>0.53125 <text:s text:c="9"/>0.5 <text:s text:c="5"/>0.46875 <text:s text:c="5"/>0.46875 <text:s text:c="9"/>0.5 <text:s text:c="9"/>0.5</text:span></text:p>
      <text:p text:style-name="P31"><text:span text:style-name="T44">101001001 <text:s text:c="10"/>0.5 <text:s text:c="9"/>0.5 <text:s text:c="9"/>0.5 <text:s text:c="5"/>0.46875 <text:s text:c="9"/>0.5 <text:s text:c="5"/>0.46875 <text:s text:c="5"/>0.53125 <text:s text:c="5"/>0.46875 <text:s text:c="9"/>0.5</text:span></text:p>
      <text:p text:style-name="P31"><text:span text:style-name="T44">101001010 <text:s text:c="10"/>0.5 <text:s text:c="9"/>0.5 <text:s text:c="9"/>0.5 <text:s text:c="5"/>0.53125 <text:s text:c="9"/>0.5 <text:s text:c="5"/>0.46875 <text:s text:c="5"/>0.53125 <text:s text:c="9"/>0.5 <text:s text:c="5"/>0.53125</text:span></text:p>
      <text:p text:style-name="P31"><text:span text:style-name="T44">101001011 <text:s text:c="10"/>0.5 <text:s text:c="9"/>0.5 <text:s text:c="9"/>0.5 <text:s text:c="5"/>0.53125 <text:s text:c="9"/>0.5 <text:s text:c="5"/>0.46875 <text:s text:c="5"/>0.53125 <text:s text:c="5"/>0.46875 <text:s text:c="5"/>0.46875</text:span></text:p>
      <text:p text:style-name="P31"><text:span text:style-name="T44">101001100 <text:s text:c="10"/>0.5 <text:s text:c="5"/>0.46875 <text:s text:c="9"/>0.5 <text:s text:c="5"/>0.53125 <text:s text:c="9"/>0.5 <text:s text:c="5"/>0.53125 <text:s text:c="5"/>0.53125 <text:s text:c="9"/>0.5 <text:s text:c="9"/>0.5</text:span></text:p>
      <text:p text:style-name="P31"><text:span text:style-name="T44">101001101 <text:s text:c="10"/>0.5 <text:s text:c="5"/>0.46875 <text:s text:c="9"/>0.5 <text:s text:c="5"/>0.53125 <text:s text:c="9"/>0.5 <text:s text:c="5"/>0.53125 <text:s text:c="5"/>0.46875 <text:s text:c="5"/>0.53125 <text:s text:c="9"/>0.5</text:span></text:p>
      <text:p text:style-name="P31"><text:span text:style-name="T44">101001110 <text:s text:c="10"/>0.5 <text:s text:c="5"/>0.53125 <text:s text:c="9"/>0.5 <text:s text:c="5"/>0.46875 <text:s text:c="9"/>0.5 <text:s text:c="5"/>0.53125 <text:s text:c="5"/>0.53125 <text:s text:c="9"/>0.5 <text:s text:c="5"/>0.53125</text:span></text:p>
      <text:p text:style-name="P31"><text:span text:style-name="T44">101001111 <text:s text:c="10"/>0.5 <text:s text:c="5"/>0.46875 <text:s text:c="9"/>0.5 <text:s text:c="5"/>0.53125 <text:s text:c="9"/>0.5 <text:s text:c="5"/>0.53125 <text:s text:c="5"/>0.53125 <text:s text:c="5"/>0.53125 <text:s text:c="5"/>0.53125</text:span></text:p>
      <text:p text:style-name="P31"><text:span text:style-name="T44">101010000 <text:s text:c="10"/>0.5 <text:s text:c="9"/>0.5 <text:s text:c="9"/>0.5 <text:s text:c="9"/>0.5 <text:s text:c="5"/>0.46875 <text:s text:c="5"/>0.46875 <text:s text:c="5"/>0.46875 <text:s text:c="9"/>0.5 <text:s text:c="9"/>0.5</text:span></text:p>
      <text:p text:style-name="P31"><text:span text:style-name="T44">101010001 <text:s text:c="10"/>0.5 <text:s text:c="9"/>0.5 <text:s text:c="9"/>0.5 <text:s text:c="9"/>0.5 <text:s text:c="5"/>0.53125 <text:s text:c="5"/>0.53125 <text:s text:c="5"/>0.53125 <text:s text:c="5"/>0.46875 <text:s text:c="9"/>0.5</text:span></text:p>
      <text:p text:style-name="P31"><text:span text:style-name="T44">101010010 <text:s text:c="10"/>0.5 <text:s text:c="9"/>0.5 <text:s text:c="9"/>0.5 <text:s text:c="9"/>0.5 <text:s text:c="5"/>0.53125 <text:s text:c="5"/>0.46875 <text:s text:c="5"/>0.46875 <text:s text:c="9"/>0.5 <text:s text:c="5"/>0.46875</text:span></text:p>
      <text:p text:style-name="P31"><text:span text:style-name="T44">101010011 <text:s text:c="10"/>0.5 <text:s text:c="9"/>0.5 <text:s text:c="9"/>0.5 <text:s text:c="9"/>0.5 <text:s text:c="5"/>0.46875 <text:s text:c="5"/>0.53125 <text:s text:c="5"/>0.46875 <text:s text:c="5"/>0.46875 <text:s text:c="5"/>0.53125</text:span></text:p>
      <text:p text:style-name="P31"><text:span text:style-name="T44">101010100 <text:s text:c="10"/>0.5 <text:s text:c="5"/>0.53125 <text:s text:c="9"/>0.5 <text:s text:c="9"/>0.5 <text:s text:c="5"/>0.46875 <text:s text:c="5"/>0.53125 <text:s text:c="5"/>0.46875 <text:s text:c="9"/>0.5 <text:s text:c="9"/>0.5</text:span></text:p>
      <text:p text:style-name="P31"><text:span text:style-name="T44">101010101 <text:s text:c="10"/>0.5 <text:s text:c="5"/>0.46875 <text:s text:c="9"/>0.5 <text:s text:c="9"/>0.5 <text:s text:c="5"/>0.53125 <text:s text:c="5"/>0.46875 <text:s text:c="5"/>0.53125 <text:s text:c="5"/>0.53125 <text:s text:c="9"/>0.5</text:span></text:p>
      <text:p text:style-name="P31"><text:span text:style-name="T44">101010110 <text:s text:c="10"/>0.5 <text:s text:c="5"/>0.53125 <text:s text:c="9"/>0.5 <text:s text:c="9"/>0.5 <text:s text:c="5"/>0.46875 <text:s text:c="5"/>0.53125 <text:s text:c="5"/>0.53125 <text:s text:c="9"/>0.5 <text:s text:c="5"/>0.46875</text:span></text:p>
      <text:p text:style-name="P31"><text:span text:style-name="T44">101010111 <text:s text:c="10"/>0.5 <text:s text:c="5"/>0.53125 <text:s text:c="9"/>0.5 <text:s text:c="9"/>0.5 <text:s text:c="5"/>0.53125 <text:s text:c="5"/>0.46875 <text:s text:c="5"/>0.53125 <text:s text:c="5"/>0.53125 <text:s text:c="5"/>0.46875</text:span></text:p>
      <text:p text:style-name="P31"><text:span text:style-name="T44">101011000 <text:s text:c="10"/>0.5 <text:s text:c="9"/>0.5 <text:s text:c="9"/>0.5 <text:s text:c="5"/>0.46875 <text:s text:c="5"/>0.46875 <text:s text:c="5"/>0.53125 <text:s text:c="5"/>0.53125 <text:s text:c="9"/>0.5 <text:s text:c="9"/>0.5</text:span></text:p>
      <text:p text:style-name="P31"><text:span text:style-name="T44">101011001 <text:s text:c="10"/>0.5 <text:s text:c="9"/>0.5 <text:s text:c="9"/>0.5 <text:s text:c="5"/>0.53125 <text:s text:c="5"/>0.53125 <text:s text:c="5"/>0.53125 <text:s text:c="5"/>0.46875 <text:s text:c="5"/>0.53125 <text:s text:c="9"/>0.5</text:span></text:p>
      <text:p text:style-name="P31"><text:span text:style-name="T44">101011010 <text:s text:c="10"/>0.5 <text:s text:c="9"/>0.5 <text:s text:c="9"/>0.5 <text:s text:c="5"/>0.46875 <text:s text:c="5"/>0.46875 <text:s text:c="5"/>0.53125 <text:s text:c="5"/>0.46875 <text:s text:c="9"/>0.5 <text:s text:c="5"/>0.46875</text:span></text:p>
      <text:p text:style-name="P31"><text:span text:style-name="T44">101011011 <text:s text:c="10"/>0.5 <text:s text:c="9"/>0.5 <text:s text:c="9"/>0.5 <text:s text:c="5"/>0.46875 <text:s text:c="5"/>0.53125 <text:s text:c="5"/>0.53125 <text:s text:c="5"/>0.46875 <text:s text:c="5"/>0.53125 <text:s text:c="5"/>0.53125</text:span></text:p>
      <text:p text:style-name="P31"><text:span text:style-name="T44">101011100 <text:s text:c="10"/>0.5 <text:s text:c="5"/>0.53125 <text:s text:c="9"/>0.5 <text:s text:c="5"/>0.53125 <text:s text:c="5"/>0.53125 <text:s text:c="5"/>0.46875 <text:s text:c="5"/>0.53125 <text:s text:c="9"/>0.5 <text:s text:c="9"/>0.5</text:span></text:p>
      <text:p text:style-name="P31"><text:span text:style-name="T44">101011101 <text:s text:c="10"/>0.5 <text:s text:c="5"/>0.53125 <text:s text:c="9"/>0.5 <text:s text:c="5"/>0.53125 <text:s text:c="5"/>0.46875 <text:s text:c="5"/>0.46875 <text:s text:c="5"/>0.46875 <text:s text:c="5"/>0.46875 <text:s text:c="9"/>0.5</text:span></text:p>
      <text:p text:style-name="P31"><text:span text:style-name="T44">101011110 <text:s text:c="10"/>0.5 <text:s text:c="5"/>0.53125 <text:s text:c="9"/>0.5 <text:s text:c="5"/>0.46875 <text:s text:c="5"/>0.46875 <text:s text:c="5"/>0.46875 <text:s text:c="5"/>0.53125 <text:s text:c="9"/>0.5 <text:s text:c="5"/>0.53125</text:span></text:p>
      <text:p text:style-name="P31"><text:span text:style-name="T44">101011111 <text:s text:c="10"/>0.5 <text:s text:c="5"/>0.46875 <text:s text:c="9"/>0.5 <text:s text:c="5"/>0.53125 <text:s text:c="5"/>0.53125 <text:s text:c="5"/>0.46875 <text:s text:c="5"/>0.53125 <text:s text:c="5"/>0.46875 <text:s text:c="5"/>0.53125</text:span></text:p>
      <text:p text:style-name="P31"><text:span text:style-name="T44">101100000 <text:s text:c="6"/>0.53125 <text:s text:c="9"/>0.5 <text:s text:c="9"/>0.5 <text:s text:c="9"/>0.5 <text:s text:c="9"/>0.5 <text:s text:c="5"/>0.46875 <text:s text:c="5"/>0.53125 <text:s text:c="9"/>0.5 <text:s text:c="9"/>0.5</text:span></text:p>
      <text:p text:style-name="P31"><text:span text:style-name="T44">101100001 <text:s text:c="6"/>0.53125 <text:s text:c="9"/>0.5 <text:s text:c="9"/>0.5 <text:s text:c="9"/>0.5 <text:s text:c="9"/>0.5 <text:s text:c="5"/>0.53125 <text:s text:c="5"/>0.46875 <text:s text:c="5"/>0.46875 <text:s text:c="9"/>0.5</text:span></text:p>
      <text:p text:style-name="P31"><text:span text:style-name="T44">101100010 <text:s text:c="6"/>0.53125 <text:s text:c="9"/>0.5 <text:s text:c="9"/>0.5 <text:s text:c="9"/>0.5 <text:s text:c="9"/>0.5 <text:s text:c="5"/>0.53125 <text:s text:c="5"/>0.46875 <text:s text:c="9"/>0.5 <text:s text:c="5"/>0.46875</text:span></text:p>
      <text:p text:style-name="P31"><text:soft-page-break/><text:span text:style-name="T44">101100011 <text:s text:c="6"/>0.53125 <text:s text:c="9"/>0.5 <text:s text:c="9"/>0.5 <text:s text:c="9"/>0.5 <text:s text:c="9"/>0.5 <text:s text:c="5"/>0.46875 <text:s text:c="5"/>0.46875 <text:s text:c="5"/>0.53125 <text:s text:c="5"/>0.46875</text:span></text:p>
      <text:p text:style-name="P31"><text:span text:style-name="T44">101100100 <text:s text:c="6"/>0.46875 <text:s text:c="5"/>0.46875 <text:s text:c="9"/>0.5 <text:s text:c="9"/>0.5 <text:s text:c="9"/>0.5 <text:s text:c="5"/>0.53125 <text:s text:c="5"/>0.46875 <text:s text:c="9"/>0.5 <text:s text:c="9"/>0.5</text:span></text:p>
      <text:p text:style-name="P31"><text:span text:style-name="T44">101100101 <text:s text:c="6"/>0.46875 <text:s text:c="5"/>0.46875 <text:s text:c="9"/>0.5 <text:s text:c="9"/>0.5 <text:s text:c="9"/>0.5 <text:s text:c="5"/>0.46875 <text:s text:c="5"/>0.53125 <text:s text:c="5"/>0.46875 <text:s text:c="9"/>0.5</text:span></text:p>
      <text:p text:style-name="P31"><text:span text:style-name="T44">101100110 <text:s text:c="6"/>0.46875 <text:s text:c="5"/>0.53125 <text:s text:c="9"/>0.5 <text:s text:c="9"/>0.5 <text:s text:c="9"/>0.5 <text:s text:c="5"/>0.46875 <text:s text:c="5"/>0.46875 <text:s text:c="9"/>0.5 <text:s text:c="5"/>0.53125</text:span></text:p>
      <text:p text:style-name="P31"><text:span text:style-name="T44">101100111 <text:s text:c="6"/>0.46875 <text:s text:c="5"/>0.46875 <text:s text:c="9"/>0.5 <text:s text:c="9"/>0.5 <text:s text:c="9"/>0.5 <text:s text:c="5"/>0.53125 <text:s text:c="5"/>0.46875 <text:s text:c="5"/>0.53125 <text:s text:c="5"/>0.46875</text:span></text:p>
      <text:p text:style-name="P31"><text:span text:style-name="T44">101101000 <text:s text:c="6"/>0.53125 <text:s text:c="9"/>0.5 <text:s text:c="9"/>0.5 <text:s text:c="5"/>0.53125 <text:s text:c="9"/>0.5 <text:s text:c="5"/>0.46875 <text:s text:c="5"/>0.46875 <text:s text:c="9"/>0.5 <text:s text:c="9"/>0.5</text:span></text:p>
      <text:p text:style-name="P31"><text:span text:style-name="T44">101101001 <text:s text:c="6"/>0.53125 <text:s text:c="9"/>0.5 <text:s text:c="9"/>0.5 <text:s text:c="5"/>0.53125 <text:s text:c="9"/>0.5 <text:s text:c="5"/>0.46875 <text:s text:c="5"/>0.53125 <text:s text:c="5"/>0.46875 <text:s text:c="9"/>0.5</text:span></text:p>
      <text:p text:style-name="P31"><text:span text:style-name="T44">101101010 <text:s text:c="6"/>0.53125 <text:s text:c="9"/>0.5 <text:s text:c="9"/>0.5 <text:s text:c="5"/>0.53125 <text:s text:c="9"/>0.5 <text:s text:c="5"/>0.53125 <text:s text:c="5"/>0.46875 <text:s text:c="9"/>0.5 <text:s text:c="5"/>0.53125</text:span></text:p>
      <text:p text:style-name="P31"><text:span text:style-name="T44">101101011 <text:s text:c="6"/>0.53125 <text:s text:c="9"/>0.5 <text:s text:c="9"/>0.5 <text:s text:c="5"/>0.46875 <text:s text:c="9"/>0.5 <text:s text:c="5"/>0.53125 <text:s text:c="5"/>0.46875 <text:s text:c="5"/>0.53125 <text:s text:c="5"/>0.53125</text:span></text:p>
      <text:p text:style-name="P31"><text:span text:style-name="T44">101101100 <text:s text:c="6"/>0.53125 <text:s text:c="5"/>0.46875 <text:s text:c="9"/>0.5 <text:s text:c="5"/>0.46875 <text:s text:c="9"/>0.5 <text:s text:c="5"/>0.53125 <text:s text:c="5"/>0.53125 <text:s text:c="9"/>0.5 <text:s text:c="9"/>0.5</text:span></text:p>
      <text:p text:style-name="P31"><text:span text:style-name="T44">101101101 <text:s text:c="6"/>0.53125 <text:s text:c="5"/>0.53125 <text:s text:c="9"/>0.5 <text:s text:c="5"/>0.53125 <text:s text:c="9"/>0.5 <text:s text:c="5"/>0.53125 <text:s text:c="5"/>0.46875 <text:s text:c="5"/>0.46875 <text:s text:c="9"/>0.5</text:span></text:p>
      <text:p text:style-name="P31"><text:span text:style-name="T44">101101110 <text:s text:c="6"/>0.53125 <text:s text:c="5"/>0.53125 <text:s text:c="9"/>0.5 <text:s text:c="5"/>0.53125 <text:s text:c="9"/>0.5 <text:s text:c="5"/>0.46875 <text:s text:c="5"/>0.46875 <text:s text:c="9"/>0.5 <text:s text:c="5"/>0.53125</text:span></text:p>
      <text:p text:style-name="P31"><text:span text:style-name="T44">101101111 <text:s text:c="6"/>0.53125 <text:s text:c="5"/>0.53125 <text:s text:c="9"/>0.5 <text:s text:c="5"/>0.53125 <text:s text:c="9"/>0.5 <text:s text:c="5"/>0.46875 <text:s text:c="5"/>0.46875 <text:s text:c="5"/>0.53125 <text:s text:c="5"/>0.46875</text:span></text:p>
      <text:p text:style-name="P31"><text:span text:style-name="T44">101110000 <text:s text:c="6"/>0.53125 <text:s text:c="9"/>0.5 <text:s text:c="9"/>0.5 <text:s text:c="9"/>0.5 <text:s text:c="5"/>0.53125 <text:s text:c="5"/>0.53125 <text:s text:c="5"/>0.46875 <text:s text:c="9"/>0.5 <text:s text:c="9"/>0.5</text:span></text:p>
      <text:p text:style-name="P31"><text:span text:style-name="T44">101110001 <text:s text:c="6"/>0.46875 <text:s text:c="9"/>0.5 <text:s text:c="9"/>0.5 <text:s text:c="9"/>0.5 <text:s text:c="5"/>0.46875 <text:s text:c="5"/>0.46875 <text:s text:c="5"/>0.53125 <text:s text:c="5"/>0.53125 <text:s text:c="9"/>0.5</text:span></text:p>
      <text:p text:style-name="P31"><text:span text:style-name="T44">101110010 <text:s text:c="6"/>0.53125 <text:s text:c="9"/>0.5 <text:s text:c="9"/>0.5 <text:s text:c="9"/>0.5 <text:s text:c="5"/>0.46875 <text:s text:c="5"/>0.46875 <text:s text:c="5"/>0.53125 <text:s text:c="9"/>0.5 <text:s text:c="5"/>0.53125</text:span></text:p>
      <text:p text:style-name="P31"><text:span text:style-name="T44">101110011 <text:s text:c="6"/>0.46875 <text:s text:c="9"/>0.5 <text:s text:c="9"/>0.5 <text:s text:c="9"/>0.5 <text:s text:c="5"/>0.53125 <text:s text:c="5"/>0.53125 <text:s text:c="5"/>0.53125 <text:s text:c="5"/>0.46875 <text:s text:c="5"/>0.53125</text:span></text:p>
      <text:p text:style-name="P31"><text:span text:style-name="T44">101110100 <text:s text:c="6"/>0.53125 <text:s text:c="5"/>0.46875 <text:s text:c="9"/>0.5 <text:s text:c="9"/>0.5 <text:s text:c="5"/>0.53125 <text:s text:c="5"/>0.46875 <text:s text:c="5"/>0.46875 <text:s text:c="9"/>0.5 <text:s text:c="9"/>0.5</text:span></text:p>
      <text:p text:style-name="P31"><text:span text:style-name="T44">101110101 <text:s text:c="6"/>0.46875 <text:s text:c="5"/>0.46875 <text:s text:c="9"/>0.5 <text:s text:c="9"/>0.5 <text:s text:c="5"/>0.46875 <text:s text:c="5"/>0.53125 <text:s text:c="5"/>0.53125 <text:s text:c="5"/>0.53125 <text:s text:c="9"/>0.5</text:span></text:p>
      <text:p text:style-name="P31"><text:span text:style-name="T44">101110110 <text:s text:c="6"/>0.53125 <text:s text:c="5"/>0.46875 <text:s text:c="9"/>0.5 <text:s text:c="9"/>0.5 <text:s text:c="5"/>0.53125 <text:s text:c="5"/>0.53125 <text:s text:c="5"/>0.46875 <text:s text:c="9"/>0.5 <text:s text:c="5"/>0.53125</text:span></text:p>
      <text:p text:style-name="P31"><text:span text:style-name="T44">101110111 <text:s text:c="6"/>0.46875 <text:s text:c="5"/>0.53125 <text:s text:c="9"/>0.5 <text:s text:c="9"/>0.5 <text:s text:c="5"/>0.46875 <text:s text:c="5"/>0.46875 <text:s text:c="5"/>0.46875 <text:s text:c="5"/>0.46875 <text:s text:c="5"/>0.46875</text:span></text:p>
      <text:p text:style-name="P31"><text:span text:style-name="T44">101111000 <text:s text:c="6"/>0.53125 <text:s text:c="9"/>0.5 <text:s text:c="9"/>0.5 <text:s text:c="5"/>0.53125 <text:s text:c="5"/>0.46875 <text:s text:c="5"/>0.53125 <text:s text:c="5"/>0.53125 <text:s text:c="9"/>0.5 <text:s text:c="9"/>0.5</text:span></text:p>
      <text:p text:style-name="P31"><text:span text:style-name="T44">101111001 <text:s text:c="6"/>0.46875 <text:s text:c="9"/>0.5 <text:s text:c="9"/>0.5 <text:s text:c="5"/>0.53125 <text:s text:c="5"/>0.53125 <text:s text:c="5"/>0.53125 <text:s text:c="5"/>0.46875 <text:s text:c="5"/>0.46875 <text:s text:c="9"/>0.5</text:span></text:p>
      <text:p text:style-name="P31"><text:span text:style-name="T44">101111010 <text:s text:c="6"/>0.53125 <text:s text:c="9"/>0.5 <text:s text:c="9"/>0.5 <text:s text:c="5"/>0.53125 <text:s text:c="5"/>0.46875 <text:s text:c="5"/>0.46875 <text:s text:c="5"/>0.53125 <text:s text:c="9"/>0.5 <text:s text:c="5"/>0.46875</text:span></text:p>
      <text:p text:style-name="P31"><text:span text:style-name="T44">101111011 <text:s text:c="6"/>0.46875 <text:s text:c="9"/>0.5 <text:s text:c="9"/>0.5 <text:s text:c="5"/>0.46875 <text:s text:c="5"/>0.53125 <text:s text:c="5"/>0.46875 <text:s text:c="5"/>0.53125 <text:s text:c="5"/>0.53125 <text:s text:c="5"/>0.46875</text:span></text:p>
      <text:p text:style-name="P31"><text:span text:style-name="T44">101111100 <text:s text:c="6"/>0.46875 <text:s text:c="5"/>0.46875 <text:s text:c="9"/>0.5 <text:s text:c="5"/>0.53125 <text:s text:c="5"/>0.53125 <text:s text:c="5"/>0.46875 <text:s text:c="5"/>0.53125 <text:s text:c="9"/>0.5 <text:s text:c="9"/>0.5</text:span></text:p>
      <text:p text:style-name="P31"><text:span text:style-name="T44">101111101 <text:s text:c="6"/>0.53125 <text:s text:c="5"/>0.53125 <text:s text:c="9"/>0.5 <text:s text:c="5"/>0.46875 <text:s text:c="5"/>0.46875 <text:s text:c="5"/>0.46875 <text:s text:c="5"/>0.46875 <text:s text:c="5"/>0.46875 <text:s text:c="9"/>0.5</text:span></text:p>
      <text:p text:style-name="P31"><text:span text:style-name="T44">101111110 <text:s text:c="6"/>0.46875 <text:s text:c="5"/>0.46875 <text:s text:c="9"/>0.5 <text:s text:c="5"/>0.46875 <text:s text:c="5"/>0.46875 <text:s text:c="5"/>0.53125 <text:s text:c="5"/>0.46875 <text:s text:c="9"/>0.5 <text:s text:c="5"/>0.53125</text:span></text:p>
      <text:p text:style-name="P31"><text:span text:style-name="T44">101111111 <text:s text:c="6"/>0.53125 <text:s text:c="5"/>0.46875 <text:s text:c="9"/>0.5 <text:s text:c="5"/>0.46875 <text:s text:c="5"/>0.53125 <text:s text:c="5"/>0.53125 <text:s text:c="5"/>0.46875 <text:s text:c="5"/>0.53125 <text:s text:c="5"/>0.46875</text:span></text:p>
      <text:p text:style-name="P31"><text:span text:style-name="T44">110000000 <text:s text:c="10"/>0.5 <text:s text:c="9"/>0.5 <text:s text:c="5"/>0.46875 <text:s text:c="9"/>0.5 <text:s text:c="9"/>0.5 <text:s text:c="9"/>0.5 <text:s text:c="5"/>0.53125 <text:s text:c="9"/>0.5 <text:s text:c="9"/>0.5</text:span></text:p>
      <text:p text:style-name="P31"><text:span text:style-name="T44">110000001 <text:s text:c="10"/>0.5 <text:s text:c="9"/>0.5 <text:s text:c="5"/>0.46875 <text:s text:c="9"/>0.5 <text:s text:c="9"/>0.5 <text:s text:c="9"/>0.5 <text:s text:c="5"/>0.46875 <text:s text:c="5"/>0.53125 <text:s text:c="9"/>0.5</text:span></text:p>
      <text:p text:style-name="P31"><text:span text:style-name="T44">110000010 <text:s text:c="10"/>0.5 <text:s text:c="9"/>0.5 <text:s text:c="5"/>0.53125 <text:s text:c="9"/>0.5 <text:s text:c="9"/>0.5 <text:s text:c="9"/>0.5 <text:s text:c="5"/>0.53125 <text:s text:c="9"/>0.5 <text:s text:c="5"/>0.53125</text:span></text:p>
      <text:p text:style-name="P31"><text:span text:style-name="T44">110000011 <text:s text:c="10"/>0.5 <text:s text:c="9"/>0.5 <text:s text:c="5"/>0.46875 <text:s text:c="9"/>0.5 <text:s text:c="9"/>0.5 <text:s text:c="9"/>0.5 <text:s text:c="5"/>0.53125 <text:s text:c="5"/>0.46875 <text:s text:c="5"/>0.46875</text:span></text:p>
      <text:p text:style-name="P31"><text:span text:style-name="T44">110000100 <text:s text:c="10"/>0.5 <text:s text:c="5"/>0.46875 <text:s text:c="5"/>0.46875 <text:s text:c="9"/>0.5 <text:s text:c="9"/>0.5 <text:s text:c="9"/>0.5 <text:s text:c="5"/>0.53125 <text:s text:c="9"/>0.5 <text:s text:c="9"/>0.5</text:span></text:p>
      <text:p text:style-name="P31"><text:span text:style-name="T44">110000101 <text:s text:c="10"/>0.5 <text:s text:c="5"/>0.53125 <text:s text:c="5"/>0.46875 <text:s text:c="9"/>0.5 <text:s text:c="9"/>0.5 <text:s text:c="9"/>0.5 <text:s text:c="5"/>0.46875 <text:s text:c="5"/>0.53125 <text:s text:c="9"/>0.5</text:span></text:p>
      <text:p text:style-name="P31"><text:span text:style-name="T44">110000110 <text:s text:c="10"/>0.5 <text:s text:c="5"/>0.46875 <text:s text:c="5"/>0.53125 <text:s text:c="9"/>0.5 <text:s text:c="9"/>0.5 <text:s text:c="9"/>0.5 <text:s text:c="5"/>0.46875 <text:s text:c="9"/>0.5 <text:s text:c="5"/>0.46875</text:span></text:p>
      <text:p text:style-name="P31"><text:span text:style-name="T44">110000111 <text:s text:c="10"/>0.5 <text:s text:c="5"/>0.46875 <text:s text:c="5"/>0.46875 <text:s text:c="9"/>0.5 <text:s text:c="9"/>0.5 <text:s text:c="9"/>0.5 <text:s text:c="5"/>0.46875 <text:s text:c="5"/>0.46875 <text:s text:c="5"/>0.46875</text:span></text:p>
      <text:p text:style-name="P31"><text:span text:style-name="T44">110001000 <text:s text:c="10"/>0.5 <text:s text:c="9"/>0.5 <text:s text:c="5"/>0.53125 <text:s text:c="5"/>0.53125 <text:s text:c="9"/>0.5 <text:s text:c="9"/>0.5 <text:s text:c="5"/>0.53125 <text:s text:c="9"/>0.5 <text:s text:c="9"/>0.5</text:span></text:p>
      <text:p text:style-name="P31"><text:span text:style-name="T44">110001001 <text:s text:c="10"/>0.5 <text:s text:c="9"/>0.5 <text:s text:c="5"/>0.46875 <text:s text:c="5"/>0.53125 <text:s text:c="9"/>0.5 <text:s text:c="9"/>0.5 <text:s text:c="5"/>0.46875 <text:s text:c="5"/>0.53125 <text:s text:c="9"/>0.5</text:span></text:p>
      <text:p text:style-name="P31"><text:span text:style-name="T44">110001010 <text:s text:c="10"/>0.5 <text:s text:c="9"/>0.5 <text:s text:c="5"/>0.53125 <text:s text:c="5"/>0.53125 <text:s text:c="9"/>0.5 <text:s text:c="9"/>0.5 <text:s text:c="5"/>0.46875 <text:s text:c="9"/>0.5 <text:s text:c="5"/>0.46875</text:span></text:p>
      <text:p text:style-name="P31"><text:span text:style-name="T44">110001011 <text:s text:c="10"/>0.5 <text:s text:c="9"/>0.5 <text:s text:c="5"/>0.53125 <text:s text:c="5"/>0.46875 <text:s text:c="9"/>0.5 <text:s text:c="9"/>0.5 <text:s text:c="5"/>0.46875 <text:s text:c="5"/>0.46875 <text:s text:c="5"/>0.53125</text:span></text:p>
      <text:p text:style-name="P31"><text:span text:style-name="T44">110001100 <text:s text:c="10"/>0.5 <text:s text:c="5"/>0.46875 <text:s text:c="5"/>0.53125 <text:s text:c="5"/>0.53125 <text:s text:c="9"/>0.5 <text:s text:c="9"/>0.5 <text:s text:c="5"/>0.53125 <text:s text:c="9"/>0.5 <text:s text:c="9"/>0.5</text:span></text:p>
      <text:p text:style-name="P31"><text:span text:style-name="T44">110001101 <text:s text:c="10"/>0.5 <text:s text:c="5"/>0.46875 <text:s text:c="5"/>0.46875 <text:s text:c="5"/>0.46875 <text:s text:c="9"/>0.5 <text:s text:c="9"/>0.5 <text:s text:c="5"/>0.46875 <text:s text:c="5"/>0.53125 <text:s text:c="9"/>0.5</text:span></text:p>
      <text:p text:style-name="P31"><text:span text:style-name="T44">110001110 <text:s text:c="10"/>0.5 <text:s text:c="5"/>0.46875 <text:s text:c="5"/>0.53125 <text:s text:c="5"/>0.46875 <text:s text:c="9"/>0.5 <text:s text:c="9"/>0.5 <text:s text:c="5"/>0.53125 <text:s text:c="9"/>0.5 <text:s text:c="5"/>0.46875</text:span></text:p>
      <text:p text:style-name="P31"><text:span text:style-name="T44">110001111 <text:s text:c="10"/>0.5 <text:s text:c="5"/>0.53125 <text:s text:c="5"/>0.53125 <text:s text:c="5"/>0.46875 <text:s text:c="9"/>0.5 <text:s text:c="9"/>0.5 <text:s text:c="5"/>0.53125 <text:s text:c="5"/>0.46875 <text:s text:c="5"/>0.46875</text:span></text:p>
      <text:p text:style-name="P31"><text:span text:style-name="T44">110010000 <text:s text:c="10"/>0.5 <text:s text:c="9"/>0.5 <text:s text:c="5"/>0.53125 <text:s text:c="9"/>0.5 <text:s text:c="5"/>0.53125 <text:s text:c="9"/>0.5 <text:s text:c="5"/>0.53125 <text:s text:c="9"/>0.5 <text:s text:c="9"/>0.5</text:span></text:p>
      <text:p text:style-name="P31"><text:span text:style-name="T44">110010001 <text:s text:c="10"/>0.5 <text:s text:c="9"/>0.5 <text:s text:c="5"/>0.46875 <text:s text:c="9"/>0.5 <text:s text:c="5"/>0.53125 <text:s text:c="9"/>0.5 <text:s text:c="5"/>0.46875 <text:s text:c="5"/>0.46875 <text:s text:c="9"/>0.5</text:span></text:p>
      <text:p text:style-name="P31"><text:span text:style-name="T44">110010010 <text:s text:c="10"/>0.5 <text:s text:c="9"/>0.5 <text:s text:c="5"/>0.46875 <text:s text:c="9"/>0.5 <text:s text:c="5"/>0.46875 <text:s text:c="9"/>0.5 <text:s text:c="5"/>0.53125 <text:s text:c="9"/>0.5 <text:s text:c="5"/>0.46875</text:span></text:p>
      <text:p text:style-name="P31"><text:span text:style-name="T44">110010011 <text:s text:c="10"/>0.5 <text:s text:c="9"/>0.5 <text:s text:c="5"/>0.46875 <text:s text:c="9"/>0.5 <text:s text:c="5"/>0.46875 <text:s text:c="9"/>0.5 <text:s text:c="5"/>0.53125 <text:s text:c="5"/>0.53125 <text:s text:c="5"/>0.53125</text:span></text:p>
      <text:p text:style-name="P31"><text:span text:style-name="T44">110010100 <text:s text:c="10"/>0.5 <text:s text:c="5"/>0.53125 <text:s text:c="5"/>0.53125 <text:s text:c="9"/>0.5 <text:s text:c="5"/>0.53125 <text:s text:c="9"/>0.5 <text:s text:c="5"/>0.46875 <text:s text:c="9"/>0.5 <text:s text:c="9"/>0.5</text:span></text:p>
      <text:p text:style-name="P31"><text:span text:style-name="T44">110010101 <text:s text:c="10"/>0.5 <text:s text:c="5"/>0.46875 <text:s text:c="5"/>0.46875 <text:s text:c="9"/>0.5 <text:s text:c="5"/>0.53125 <text:s text:c="9"/>0.5 <text:s text:c="5"/>0.53125 <text:s text:c="5"/>0.46875 <text:s text:c="9"/>0.5</text:span></text:p>
      <text:p text:style-name="P31"><text:span text:style-name="T44">110010110 <text:s text:c="10"/>0.5 <text:s text:c="5"/>0.46875 <text:s text:c="5"/>0.46875 <text:s text:c="9"/>0.5 <text:s text:c="5"/>0.53125 <text:s text:c="9"/>0.5 <text:s text:c="5"/>0.53125 <text:s text:c="9"/>0.5 <text:s text:c="5"/>0.46875</text:span></text:p>
      <text:p text:style-name="P31"><text:span text:style-name="T44">110010111 <text:s text:c="10"/>0.5 <text:s text:c="5"/>0.46875 <text:s text:c="5"/>0.46875 <text:s text:c="9"/>0.5 <text:s text:c="5"/>0.53125 <text:s text:c="9"/>0.5 <text:s text:c="5"/>0.53125 <text:s text:c="5"/>0.53125 <text:s text:c="5"/>0.46875</text:span></text:p>
      <text:p text:style-name="P31"><text:span text:style-name="T44">110011000 <text:s text:c="10"/>0.5 <text:s text:c="9"/>0.5 <text:s text:c="5"/>0.46875 <text:s text:c="5"/>0.53125 <text:s text:c="5"/>0.46875 <text:s text:c="9"/>0.5 <text:s text:c="5"/>0.53125 <text:s text:c="9"/>0.5 <text:s text:c="9"/>0.5</text:span></text:p>
      <text:p text:style-name="P31"><text:span text:style-name="T44">110011001 <text:s text:c="10"/>0.5 <text:s text:c="9"/>0.5 <text:s text:c="5"/>0.46875 <text:s text:c="5"/>0.53125 <text:s text:c="5"/>0.46875 <text:s text:c="9"/>0.5 <text:s text:c="5"/>0.46875 <text:s text:c="5"/>0.53125 <text:s text:c="9"/>0.5</text:span></text:p>
      <text:p text:style-name="P31"><text:span text:style-name="T44">110011010 <text:s text:c="10"/>0.5 <text:s text:c="9"/>0.5 <text:s text:c="5"/>0.46875 <text:s text:c="5"/>0.53125 <text:s text:c="5"/>0.46875 <text:s text:c="9"/>0.5 <text:s text:c="5"/>0.46875 <text:s text:c="9"/>0.5 <text:s text:c="5"/>0.53125</text:span></text:p>
      <text:p text:style-name="P31"><text:span text:style-name="T44">110011011 <text:s text:c="10"/>0.5 <text:s text:c="9"/>0.5 <text:s text:c="5"/>0.53125 <text:s text:c="5"/>0.46875 <text:s text:c="5"/>0.46875 <text:s text:c="9"/>0.5 <text:s text:c="5"/>0.46875 <text:s text:c="5"/>0.46875 <text:s text:c="5"/>0.46875</text:span></text:p>
      <text:p text:style-name="P31"><text:span text:style-name="T44">110011100 <text:s text:c="10"/>0.5 <text:s text:c="5"/>0.53125 <text:s text:c="5"/>0.46875 <text:s text:c="5"/>0.46875 <text:s text:c="5"/>0.53125 <text:s text:c="9"/>0.5 <text:s text:c="5"/>0.46875 <text:s text:c="9"/>0.5 <text:s text:c="9"/>0.5</text:span></text:p>
      <text:p text:style-name="P31"><text:span text:style-name="T44">110011101 <text:s text:c="10"/>0.5 <text:s text:c="5"/>0.53125 <text:s text:c="5"/>0.46875 <text:s text:c="5"/>0.53125 <text:s text:c="5"/>0.53125 <text:s text:c="9"/>0.5 <text:s text:c="5"/>0.53125 <text:s text:c="5"/>0.53125 <text:s text:c="9"/>0.5</text:span></text:p>
      <text:p text:style-name="P31"><text:span text:style-name="T44">110011110 <text:s text:c="10"/>0.5 <text:s text:c="5"/>0.46875 <text:s text:c="5"/>0.46875 <text:s text:c="5"/>0.53125 <text:s text:c="5"/>0.46875 <text:s text:c="9"/>0.5 <text:s text:c="5"/>0.46875 <text:s text:c="9"/>0.5 <text:s text:c="5"/>0.46875</text:span></text:p>
      <text:p text:style-name="P31"><text:span text:style-name="T44">110011111 <text:s text:c="10"/>0.5 <text:s text:c="5"/>0.53125 <text:s text:c="5"/>0.53125 <text:s text:c="5"/>0.53125 <text:s text:c="5"/>0.46875 <text:s text:c="9"/>0.5 <text:s text:c="5"/>0.46875 <text:s text:c="5"/>0.46875 <text:s text:c="5"/>0.46875</text:span></text:p>
      <text:p text:style-name="P31"><text:span text:style-name="T44">110100000 <text:s text:c="6"/>0.46875 <text:s text:c="9"/>0.5 <text:s text:c="5"/>0.53125 <text:s text:c="9"/>0.5 <text:s text:c="9"/>0.5 <text:s text:c="9"/>0.5 <text:s text:c="5"/>0.53125 <text:s text:c="9"/>0.5 <text:s text:c="9"/>0.5</text:span></text:p>
      <text:p text:style-name="P31"><text:span text:style-name="T44">110100001 <text:s text:c="6"/>0.46875 <text:s text:c="9"/>0.5 <text:s text:c="5"/>0.46875 <text:s text:c="9"/>0.5 <text:s text:c="9"/>0.5 <text:s text:c="9"/>0.5 <text:s text:c="5"/>0.46875 <text:s text:c="5"/>0.53125 <text:s text:c="9"/>0.5</text:span></text:p>
      <text:p text:style-name="P31"><text:span text:style-name="T44">110100010 <text:s text:c="6"/>0.53125 <text:s text:c="9"/>0.5 <text:s text:c="5"/>0.46875 <text:s text:c="9"/>0.5 <text:s text:c="9"/>0.5 <text:s text:c="9"/>0.5 <text:s text:c="5"/>0.46875 <text:s text:c="9"/>0.5 <text:s text:c="5"/>0.46875</text:span></text:p>
      <text:p text:style-name="P31"><text:span text:style-name="T44">110100011 <text:s text:c="6"/>0.53125 <text:s text:c="9"/>0.5 <text:s text:c="5"/>0.46875 <text:s text:c="9"/>0.5 <text:s text:c="9"/>0.5 <text:s text:c="9"/>0.5 <text:s text:c="5"/>0.46875 <text:s text:c="5"/>0.53125 <text:s text:c="5"/>0.46875</text:span></text:p>
      <text:p text:style-name="P31"><text:span text:style-name="T44">110100100 <text:s text:c="6"/>0.46875 <text:s text:c="5"/>0.46875 <text:s text:c="5"/>0.53125 <text:s text:c="9"/>0.5 <text:s text:c="9"/>0.5 <text:s text:c="9"/>0.5 <text:s text:c="5"/>0.53125 <text:s text:c="9"/>0.5 <text:s text:c="9"/>0.5</text:span></text:p>
      <text:p text:style-name="P31"><text:span text:style-name="T44">110100101 <text:s text:c="6"/>0.46875 <text:s text:c="5"/>0.46875 <text:s text:c="5"/>0.46875 <text:s text:c="9"/>0.5 <text:s text:c="9"/>0.5 <text:s text:c="9"/>0.5 <text:s text:c="5"/>0.46875 <text:s text:c="5"/>0.46875 <text:s text:c="9"/>0.5</text:span></text:p>
      <text:p text:style-name="P31"><text:span text:style-name="T44">110100110 <text:s text:c="6"/>0.53125 <text:s text:c="5"/>0.46875 <text:s text:c="5"/>0.46875 <text:s text:c="9"/>0.5 <text:s text:c="9"/>0.5 <text:s text:c="9"/>0.5 <text:s text:c="5"/>0.53125 <text:s text:c="9"/>0.5 <text:s text:c="5"/>0.53125</text:span></text:p>
      <text:p text:style-name="P31"><text:span text:style-name="T44">110100111 <text:s text:c="6"/>0.53125 <text:s text:c="5"/>0.53125 <text:s text:c="5"/>0.46875 <text:s text:c="9"/>0.5 <text:s text:c="9"/>0.5 <text:s text:c="9"/>0.5 <text:s text:c="5"/>0.53125 <text:s text:c="5"/>0.46875 <text:s text:c="5"/>0.46875</text:span></text:p>
      <text:p text:style-name="P31"><text:span text:style-name="T44">110101000 <text:s text:c="6"/>0.46875 <text:s text:c="9"/>0.5 <text:s text:c="5"/>0.53125 <text:s text:c="5"/>0.46875 <text:s text:c="9"/>0.5 <text:s text:c="9"/>0.5 <text:s text:c="5"/>0.53125 <text:s text:c="9"/>0.5 <text:s text:c="9"/>0.5</text:span></text:p>
      <text:p text:style-name="P31"><text:span text:style-name="T44">110101001 <text:s text:c="6"/>0.46875 <text:s text:c="9"/>0.5 <text:s text:c="5"/>0.53125 <text:s text:c="5"/>0.53125 <text:s text:c="9"/>0.5 <text:s text:c="9"/>0.5 <text:s text:c="5"/>0.46875 <text:s text:c="5"/>0.53125 <text:s text:c="9"/>0.5</text:span></text:p>
      <text:p text:style-name="P31"><text:span text:style-name="T44">110101010 <text:s text:c="6"/>0.53125 <text:s text:c="9"/>0.5 <text:s text:c="5"/>0.53125 <text:s text:c="5"/>0.46875 <text:s text:c="9"/>0.5 <text:s text:c="9"/>0.5 <text:s text:c="5"/>0.53125 <text:s text:c="9"/>0.5 <text:s text:c="5"/>0.46875</text:span></text:p>
      <text:p text:style-name="P31"><text:span text:style-name="T44">110101011 <text:s text:c="6"/>0.53125 <text:s text:c="9"/>0.5 <text:s text:c="5"/>0.46875 <text:s text:c="5"/>0.46875 <text:s text:c="9"/>0.5 <text:s text:c="9"/>0.5 <text:s text:c="5"/>0.53125 <text:s text:c="5"/>0.53125 <text:s text:c="5"/>0.46875</text:span></text:p>
      <text:p text:style-name="P31"><text:span text:style-name="T44">110101100 <text:s text:c="6"/>0.53125 <text:s text:c="5"/>0.46875 <text:s text:c="5"/>0.53125 <text:s text:c="5"/>0.53125 <text:s text:c="9"/>0.5 <text:s text:c="9"/>0.5 <text:s text:c="5"/>0.53125 <text:s text:c="9"/>0.5 <text:s text:c="9"/>0.5</text:span></text:p>
      <text:p text:style-name="P31"><text:span text:style-name="T44">110101101 <text:s text:c="6"/>0.53125 <text:s text:c="5"/>0.53125 <text:s text:c="5"/>0.53125 <text:s text:c="5"/>0.53125 <text:s text:c="9"/>0.5 <text:s text:c="9"/>0.5 <text:s text:c="5"/>0.46875 <text:s text:c="5"/>0.46875 <text:s text:c="9"/>0.5</text:span></text:p>
      <text:p text:style-name="P31"><text:span text:style-name="T44">110101110 <text:s text:c="6"/>0.46875 <text:s text:c="5"/>0.46875 <text:s text:c="5"/>0.53125 <text:s text:c="5"/>0.46875 <text:s text:c="9"/>0.5 <text:s text:c="9"/>0.5 <text:s text:c="5"/>0.46875 <text:s text:c="9"/>0.5 <text:s text:c="5"/>0.46875</text:span></text:p>
      <text:p text:style-name="P31"><text:span text:style-name="T44">110101111 <text:s text:c="6"/>0.46875 <text:s text:c="5"/>0.46875 <text:s text:c="5"/>0.46875 <text:s text:c="5"/>0.53125 <text:s text:c="9"/>0.5 <text:s text:c="9"/>0.5 <text:s text:c="5"/>0.46875 <text:s text:c="5"/>0.46875 <text:s text:c="5"/>0.53125</text:span></text:p>
      <text:p text:style-name="P31"><text:span text:style-name="T44">110110000 <text:s text:c="6"/>0.53125 <text:s text:c="9"/>0.5 <text:s text:c="5"/>0.53125 <text:s text:c="9"/>0.5 <text:s text:c="5"/>0.46875 <text:s text:c="9"/>0.5 <text:s text:c="5"/>0.53125 <text:s text:c="9"/>0.5 <text:s text:c="9"/>0.5</text:span></text:p>
      <text:p text:style-name="P31"><text:span text:style-name="T44">110110001 <text:s text:c="6"/>0.46875 <text:s text:c="9"/>0.5 <text:s text:c="5"/>0.53125 <text:s text:c="9"/>0.5 <text:s text:c="5"/>0.46875 <text:s text:c="9"/>0.5 <text:s text:c="5"/>0.46875 <text:s text:c="5"/>0.53125 <text:s text:c="9"/>0.5</text:span></text:p>
      <text:p text:style-name="P31"><text:span text:style-name="T44">110110010 <text:s text:c="6"/>0.46875 <text:s text:c="9"/>0.5 <text:s text:c="5"/>0.46875 <text:s text:c="9"/>0.5 <text:s text:c="5"/>0.53125 <text:s text:c="9"/>0.5 <text:s text:c="5"/>0.46875 <text:s text:c="9"/>0.5 <text:s text:c="5"/>0.53125</text:span></text:p>
      <text:p text:style-name="P31"><text:span text:style-name="T44">110110011 <text:s text:c="6"/>0.53125 <text:s text:c="9"/>0.5 <text:s text:c="5"/>0.53125 <text:s text:c="9"/>0.5 <text:s text:c="5"/>0.53125 <text:s text:c="9"/>0.5 <text:s text:c="5"/>0.46875 <text:s text:c="5"/>0.53125 <text:s text:c="5"/>0.53125</text:span></text:p>
      <text:p text:style-name="P31"><text:span text:style-name="T44">110110100 <text:s text:c="6"/>0.46875 <text:s text:c="5"/>0.46875 <text:s text:c="5"/>0.53125 <text:s text:c="9"/>0.5 <text:s text:c="5"/>0.46875 <text:s text:c="9"/>0.5 <text:s text:c="5"/>0.46875 <text:s text:c="9"/>0.5 <text:s text:c="9"/>0.5</text:span></text:p>
      <text:p text:style-name="P31"><text:span text:style-name="T44">110110101 <text:s text:c="6"/>0.53125 <text:s text:c="5"/>0.46875 <text:s text:c="5"/>0.53125 <text:s text:c="9"/>0.5 <text:s text:c="5"/>0.46875 <text:s text:c="9"/>0.5 <text:s text:c="5"/>0.53125 <text:s text:c="5"/>0.46875 <text:s text:c="9"/>0.5</text:span></text:p>
      <text:p text:style-name="P31"><text:span text:style-name="T44">110110110 <text:s text:c="6"/>0.53125 <text:s text:c="5"/>0.53125 <text:s text:c="5"/>0.46875 <text:s text:c="9"/>0.5 <text:s text:c="5"/>0.46875 <text:s text:c="9"/>0.5 <text:s text:c="5"/>0.46875 <text:s text:c="9"/>0.5 <text:s text:c="5"/>0.53125</text:span></text:p>
      <text:p text:style-name="P31"><text:span text:style-name="T44">110110111 <text:s text:c="6"/>0.46875 <text:s text:c="5"/>0.46875 <text:s text:c="5"/>0.53125 <text:s text:c="9"/>0.5 <text:s text:c="5"/>0.46875 <text:s text:c="9"/>0.5 <text:s text:c="5"/>0.46875 <text:s text:c="5"/>0.46875 <text:s text:c="5"/>0.46875</text:span></text:p>
      <text:p text:style-name="P31"><text:span text:style-name="T44">110111000 <text:s text:c="6"/>0.53125 <text:s text:c="9"/>0.5 <text:s text:c="5"/>0.53125 <text:s text:c="5"/>0.53125 <text:s text:c="5"/>0.46875 <text:s text:c="9"/>0.5 <text:s text:c="5"/>0.53125 <text:s text:c="9"/>0.5 <text:s text:c="9"/>0.5</text:span></text:p>
      <text:p text:style-name="P31"><text:span text:style-name="T44">110111001 <text:s text:c="6"/>0.46875 <text:s text:c="9"/>0.5 <text:s text:c="5"/>0.46875 <text:s text:c="5"/>0.46875 <text:s text:c="5"/>0.46875 <text:s text:c="9"/>0.5 <text:s text:c="5"/>0.46875 <text:s text:c="5"/>0.46875 <text:s text:c="9"/>0.5</text:span></text:p>
      <text:p text:style-name="P31"><text:span text:style-name="T44">110111010 <text:s text:c="6"/>0.46875 <text:s text:c="9"/>0.5 <text:s text:c="5"/>0.53125 <text:s text:c="5"/>0.53125 <text:s text:c="5"/>0.46875 <text:s text:c="9"/>0.5 <text:s text:c="5"/>0.53125 <text:s text:c="9"/>0.5 <text:s text:c="5"/>0.53125</text:span></text:p>
      <text:p text:style-name="P31"><text:span text:style-name="T44">110111011 <text:s text:c="6"/>0.53125 <text:s text:c="9"/>0.5 <text:s text:c="5"/>0.53125 <text:s text:c="5"/>0.53125 <text:s text:c="5"/>0.46875 <text:s text:c="9"/>0.5 <text:s text:c="5"/>0.53125 <text:s text:c="5"/>0.46875 <text:s text:c="5"/>0.53125</text:span></text:p>
      <text:p text:style-name="P31"><text:span text:style-name="T44">110111100 <text:s text:c="6"/>0.53125 <text:s text:c="5"/>0.46875 <text:s text:c="5"/>0.53125 <text:s text:c="5"/>0.53125 <text:s text:c="5"/>0.53125 <text:s text:c="9"/>0.5 <text:s text:c="5"/>0.46875 <text:s text:c="9"/>0.5 <text:s text:c="9"/>0.5</text:span></text:p>
      <text:p text:style-name="P31"><text:span text:style-name="T44">110111101 <text:s text:c="6"/>0.46875 <text:s text:c="5"/>0.53125 <text:s text:c="5"/>0.46875 <text:s text:c="5"/>0.53125 <text:s text:c="5"/>0.53125 <text:s text:c="9"/>0.5 <text:s text:c="5"/>0.53125 <text:s text:c="5"/>0.53125 <text:s text:c="9"/>0.5</text:span></text:p>
      <text:p text:style-name="P31"><text:span text:style-name="T44">110111110 <text:s text:c="6"/>0.46875 <text:s text:c="5"/>0.53125 <text:s text:c="5"/>0.53125 <text:s text:c="5"/>0.46875 <text:s text:c="5"/>0.46875 <text:s text:c="9"/>0.5 <text:s text:c="5"/>0.53125 <text:s text:c="9"/>0.5 <text:s text:c="5"/>0.46875</text:span></text:p>
      <text:p text:style-name="P31"><text:span text:style-name="T44">110111111 <text:s text:c="6"/>0.53125 <text:s text:c="5"/>0.53125 <text:s text:c="5"/>0.53125 <text:s text:c="5"/>0.53125 <text:s text:c="5"/>0.46875 <text:s text:c="9"/>0.5 <text:s text:c="5"/>0.53125 <text:s text:c="5"/>0.53125 <text:s text:c="5"/>0.53125</text:span></text:p>
      <text:p text:style-name="P31"><text:span text:style-name="T44">111000000 <text:s text:c="10"/>0.5 <text:s text:c="9"/>0.5 <text:s text:c="5"/>0.53125 <text:s text:c="9"/>0.5 <text:s text:c="9"/>0.5 <text:s text:c="5"/>0.46875 <text:s text:c="5"/>0.46875 <text:s text:c="9"/>0.5 <text:s text:c="9"/>0.5</text:span></text:p>
      <text:p text:style-name="P31"><text:span text:style-name="T44">111000001 <text:s text:c="10"/>0.5 <text:s text:c="9"/>0.5 <text:s text:c="5"/>0.46875 <text:s text:c="9"/>0.5 <text:s text:c="9"/>0.5 <text:s text:c="5"/>0.46875 <text:s text:c="5"/>0.53125 <text:s text:c="5"/>0.53125 <text:s text:c="9"/>0.5</text:span></text:p>
      <text:p text:style-name="P31"><text:span text:style-name="T44">111000010 <text:s text:c="10"/>0.5 <text:s text:c="9"/>0.5 <text:s text:c="5"/>0.53125 <text:s text:c="9"/>0.5 <text:s text:c="9"/>0.5 <text:s text:c="5"/>0.46875 <text:s text:c="5"/>0.46875 <text:s text:c="9"/>0.5 <text:s text:c="5"/>0.46875</text:span></text:p>
      <text:p text:style-name="P31"><text:span text:style-name="T44">111000011 <text:s text:c="10"/>0.5 <text:s text:c="9"/>0.5 <text:s text:c="5"/>0.53125 <text:s text:c="9"/>0.5 <text:s text:c="9"/>0.5 <text:s text:c="5"/>0.46875 <text:s text:c="5"/>0.46875 <text:s text:c="5"/>0.53125 <text:s text:c="5"/>0.53125</text:span></text:p>
      <text:p text:style-name="P31"><text:span text:style-name="T44">111000100 <text:s text:c="10"/>0.5 <text:s text:c="5"/>0.46875 <text:s text:c="5"/>0.46875 <text:s text:c="9"/>0.5 <text:s text:c="9"/>0.5 <text:s text:c="5"/>0.53125 <text:s text:c="5"/>0.46875 <text:s text:c="9"/>0.5 <text:s text:c="9"/>0.5</text:span></text:p>
      <text:p text:style-name="P31"><text:span text:style-name="T44">111000101 <text:s text:c="10"/>0.5 <text:s text:c="5"/>0.46875 <text:s text:c="5"/>0.53125 <text:s text:c="9"/>0.5 <text:s text:c="9"/>0.5 <text:s text:c="5"/>0.53125 <text:s text:c="5"/>0.53125 <text:s text:c="5"/>0.53125 <text:s text:c="9"/>0.5</text:span></text:p>
      <text:p text:style-name="P31"><text:span text:style-name="T44">111000110 <text:s text:c="10"/>0.5 <text:s text:c="5"/>0.46875 <text:s text:c="5"/>0.46875 <text:s text:c="9"/>0.5 <text:s text:c="9"/>0.5 <text:s text:c="5"/>0.53125 <text:s text:c="5"/>0.53125 <text:s text:c="9"/>0.5 <text:s text:c="5"/>0.53125</text:span></text:p>
      <text:p text:style-name="P31"><text:span text:style-name="T44">111000111 <text:s text:c="10"/>0.5 <text:s text:c="5"/>0.53125 <text:s text:c="5"/>0.46875 <text:s text:c="9"/>0.5 <text:s text:c="9"/>0.5 <text:s text:c="5"/>0.53125 <text:s text:c="5"/>0.53125 <text:s text:c="5"/>0.53125 <text:s text:c="5"/>0.53125</text:span></text:p>
      <text:p text:style-name="P31"><text:span text:style-name="T44">111001000 <text:s text:c="10"/>0.5 <text:s text:c="9"/>0.5 <text:s text:c="5"/>0.46875 <text:s text:c="5"/>0.53125 <text:s text:c="9"/>0.5 <text:s text:c="5"/>0.53125 <text:s text:c="5"/>0.46875 <text:s text:c="9"/>0.5 <text:s text:c="9"/>0.5</text:span></text:p>
      <text:p text:style-name="P31"><text:span text:style-name="T44">111001001 <text:s text:c="10"/>0.5 <text:s text:c="9"/>0.5 <text:s text:c="5"/>0.46875 <text:s text:c="5"/>0.46875 <text:s text:c="9"/>0.5 <text:s text:c="5"/>0.46875 <text:s text:c="5"/>0.53125 <text:s text:c="5"/>0.53125 <text:s text:c="9"/>0.5</text:span></text:p>
      <text:p text:style-name="P31"><text:span text:style-name="T44">111001010 <text:s text:c="10"/>0.5 <text:s text:c="9"/>0.5 <text:s text:c="5"/>0.53125 <text:s text:c="5"/>0.53125 <text:s text:c="9"/>0.5 <text:s text:c="5"/>0.53125 <text:s text:c="5"/>0.53125 <text:s text:c="9"/>0.5 <text:s text:c="5"/>0.46875</text:span></text:p>
      <text:p text:style-name="P31"><text:soft-page-break/><text:span text:style-name="T44">111001011 <text:s text:c="10"/>0.5 <text:s text:c="9"/>0.5 <text:s text:c="5"/>0.46875 <text:s text:c="5"/>0.53125 <text:s text:c="9"/>0.5 <text:s text:c="5"/>0.46875 <text:s text:c="5"/>0.53125 <text:s text:c="5"/>0.53125 <text:s text:c="5"/>0.53125</text:span></text:p>
      <text:p text:style-name="P31"><text:span text:style-name="T44">111001100 <text:s text:c="10"/>0.5 <text:s text:c="5"/>0.46875 <text:s text:c="5"/>0.53125 <text:s text:c="5"/>0.46875 <text:s text:c="9"/>0.5 <text:s text:c="5"/>0.46875 <text:s text:c="5"/>0.46875 <text:s text:c="9"/>0.5 <text:s text:c="9"/>0.5</text:span></text:p>
      <text:p text:style-name="P31"><text:span text:style-name="T44">111001101 <text:s text:c="10"/>0.5 <text:s text:c="5"/>0.53125 <text:s text:c="5"/>0.53125 <text:s text:c="5"/>0.46875 <text:s text:c="9"/>0.5 <text:s text:c="5"/>0.53125 <text:s text:c="5"/>0.53125 <text:s text:c="5"/>0.53125 <text:s text:c="9"/>0.5</text:span></text:p>
      <text:p text:style-name="P31"><text:span text:style-name="T44">111001110 <text:s text:c="10"/>0.5 <text:s text:c="5"/>0.46875 <text:s text:c="5"/>0.46875 <text:s text:c="5"/>0.53125 <text:s text:c="9"/>0.5 <text:s text:c="5"/>0.46875 <text:s text:c="5"/>0.46875 <text:s text:c="9"/>0.5 <text:s text:c="5"/>0.46875</text:span></text:p>
      <text:p text:style-name="P31"><text:span text:style-name="T44">111001111 <text:s text:c="10"/>0.5 <text:s text:c="5"/>0.46875 <text:s text:c="5"/>0.53125 <text:s text:c="5"/>0.46875 <text:s text:c="9"/>0.5 <text:s text:c="5"/>0.53125 <text:s text:c="5"/>0.46875 <text:s text:c="5"/>0.53125 <text:s text:c="5"/>0.46875</text:span></text:p>
      <text:p text:style-name="P31"><text:span text:style-name="T44">111010000 <text:s text:c="10"/>0.5 <text:s text:c="9"/>0.5 <text:s text:c="5"/>0.53125 <text:s text:c="9"/>0.5 <text:s text:c="5"/>0.53125 <text:s text:c="5"/>0.46875 <text:s text:c="5"/>0.53125 <text:s text:c="9"/>0.5 <text:s text:c="9"/>0.5</text:span></text:p>
      <text:p text:style-name="P31"><text:span text:style-name="T44">111010001 <text:s text:c="10"/>0.5 <text:s text:c="9"/>0.5 <text:s text:c="5"/>0.53125 <text:s text:c="9"/>0.5 <text:s text:c="5"/>0.46875 <text:s text:c="5"/>0.46875 <text:s text:c="5"/>0.46875 <text:s text:c="5"/>0.53125 <text:s text:c="9"/>0.5</text:span></text:p>
      <text:p text:style-name="P31"><text:span text:style-name="T44">111010010 <text:s text:c="10"/>0.5 <text:s text:c="9"/>0.5 <text:s text:c="5"/>0.53125 <text:s text:c="9"/>0.5 <text:s text:c="5"/>0.53125 <text:s text:c="5"/>0.46875 <text:s text:c="5"/>0.53125 <text:s text:c="9"/>0.5 <text:s text:c="5"/>0.53125</text:span></text:p>
      <text:p text:style-name="P31"><text:span text:style-name="T44">111010011 <text:s text:c="10"/>0.5 <text:s text:c="9"/>0.5 <text:s text:c="5"/>0.46875 <text:s text:c="9"/>0.5 <text:s text:c="5"/>0.46875 <text:s text:c="5"/>0.46875 <text:s text:c="5"/>0.53125 <text:s text:c="5"/>0.53125 <text:s text:c="5"/>0.46875</text:span></text:p>
      <text:p text:style-name="P37"><text:span text:style-name="T44">111010100 <text:s text:c="10"/>0.5 <text:s text:c="5"/>0.53125 <text:s text:c="5"/>0.46875 <text:s text:c="9"/>0.5 <text:s text:c="5"/>0.53125 <text:s text:c="5"/>0.53125 <text:s text:c="5"/>0.46875 <text:s text:c="9"/>0.5 <text:s text:c="9"/>0.5</text:span></text:p>
      <text:p text:style-name="P31"><text:span text:style-name="T44">111010101 <text:s text:c="10"/>0.5 <text:s text:c="5"/>0.53125 <text:s text:c="5"/>0.46875 <text:s text:c="9"/>0.5 <text:s text:c="5"/>0.46875 <text:s text:c="5"/>0.53125 <text:s text:c="5"/>0.53125 <text:s text:c="5"/>0.53125 <text:s text:c="9"/>0.5</text:span></text:p>
      <text:p text:style-name="P31"><text:span text:style-name="T44">111010110 <text:s text:c="10"/>0.5 <text:s text:c="5"/>0.46875 <text:s text:c="5"/>0.46875 <text:s text:c="9"/>0.5 <text:s text:c="5"/>0.46875 <text:s text:c="5"/>0.53125 <text:s text:c="5"/>0.53125 <text:s text:c="9"/>0.5 <text:s text:c="5"/>0.53125</text:span></text:p>
      <text:p text:style-name="P31"><text:span text:style-name="T44">111010111 <text:s text:c="10"/>0.5 <text:s text:c="5"/>0.53125 <text:s text:c="5"/>0.53125 <text:s text:c="9"/>0.5 <text:s text:c="5"/>0.53125 <text:s text:c="5"/>0.53125 <text:s text:c="5"/>0.53125 <text:s text:c="5"/>0.53125 <text:s text:c="5"/>0.53125</text:span></text:p>
      <text:p text:style-name="P31"><text:span text:style-name="T44">111011000 <text:s text:c="10"/>0.5 <text:s text:c="9"/>0.5 <text:s text:c="5"/>0.46875 <text:s text:c="5"/>0.46875 <text:s text:c="5"/>0.46875 <text:s text:c="5"/>0.53125 <text:s text:c="5"/>0.53125 <text:s text:c="9"/>0.5 <text:s text:c="9"/>0.5</text:span></text:p>
      <text:p text:style-name="P31"><text:span text:style-name="T44">111011001 <text:s text:c="10"/>0.5 <text:s text:c="9"/>0.5 <text:s text:c="5"/>0.53125 <text:s text:c="5"/>0.53125 <text:s text:c="5"/>0.53125 <text:s text:c="5"/>0.46875 <text:s text:c="5"/>0.46875 <text:s text:c="5"/>0.46875 <text:s text:c="9"/>0.5</text:span></text:p>
      <text:p text:style-name="P31"><text:span text:style-name="T44">111011010 <text:s text:c="10"/>0.5 <text:s text:c="9"/>0.5 <text:s text:c="5"/>0.53125 <text:s text:c="5"/>0.46875 <text:s text:c="5"/>0.53125 <text:s text:c="5"/>0.53125 <text:s text:c="5"/>0.46875 <text:s text:c="9"/>0.5 <text:s text:c="5"/>0.53125</text:span></text:p>
      <text:p text:style-name="P31"><text:span text:style-name="T44">111011011 <text:s text:c="10"/>0.5 <text:s text:c="9"/>0.5 <text:s text:c="5"/>0.53125 <text:s text:c="5"/>0.46875 <text:s text:c="5"/>0.46875 <text:s text:c="5"/>0.46875 <text:s text:c="5"/>0.46875 <text:s text:c="5"/>0.46875 <text:s text:c="5"/>0.46875</text:span></text:p>
      <text:p text:style-name="P31"><text:span text:style-name="T44">111011100 <text:s text:c="10"/>0.5 <text:s text:c="5"/>0.53125 <text:s text:c="5"/>0.53125 <text:s text:c="5"/>0.46875 <text:s text:c="5"/>0.53125 <text:s text:c="5"/>0.46875 <text:s text:c="5"/>0.46875 <text:s text:c="9"/>0.5 <text:s text:c="9"/>0.5</text:span></text:p>
      <text:p text:style-name="P31"><text:span text:style-name="T44">111011101 <text:s text:c="10"/>0.5 <text:s text:c="5"/>0.46875 <text:s text:c="5"/>0.46875 <text:s text:c="5"/>0.46875 <text:s text:c="5"/>0.46875 <text:s text:c="5"/>0.53125 <text:s text:c="5"/>0.53125 <text:s text:c="5"/>0.46875 <text:s text:c="9"/>0.5</text:span></text:p>
      <text:p text:style-name="P31"><text:span text:style-name="T44">111011110 <text:s text:c="10"/>0.5 <text:s text:c="5"/>0.46875 <text:s text:c="5"/>0.46875 <text:s text:c="5"/>0.53125 <text:s text:c="5"/>0.53125 <text:s text:c="5"/>0.46875 <text:s text:c="5"/>0.46875 <text:s text:c="9"/>0.5 <text:s text:c="5"/>0.46875</text:span></text:p>
      <text:p text:style-name="P31"><text:span text:style-name="T44">111011111 <text:s text:c="10"/>0.5 <text:s text:c="5"/>0.46875 <text:s text:c="5"/>0.46875 <text:s text:c="5"/>0.46875 <text:s text:c="5"/>0.46875 <text:s text:c="5"/>0.53125 <text:s text:c="5"/>0.46875 <text:s text:c="5"/>0.46875 <text:s text:c="5"/>0.46875</text:span></text:p>
      <text:p text:style-name="P31"><text:span text:style-name="T44">111100000 <text:s text:c="6"/>0.46875 <text:s text:c="9"/>0.5 <text:s text:c="5"/>0.53125 <text:s text:c="9"/>0.5 <text:s text:c="9"/>0.5 <text:s text:c="5"/>0.53125 <text:s text:c="5"/>0.53125 <text:s text:c="9"/>0.5 <text:s text:c="9"/>0.5</text:span></text:p>
      <text:p text:style-name="P31"><text:span text:style-name="T44">111100001 <text:s text:c="6"/>0.46875 <text:s text:c="9"/>0.5 <text:s text:c="5"/>0.53125 <text:s text:c="9"/>0.5 <text:s text:c="9"/>0.5 <text:s text:c="5"/>0.53125 <text:s text:c="5"/>0.46875 <text:s text:c="5"/>0.53125 <text:s text:c="9"/>0.5</text:span></text:p>
      <text:p text:style-name="P31"><text:span text:style-name="T44">111100010 <text:s text:c="6"/>0.53125 <text:s text:c="9"/>0.5 <text:s text:c="5"/>0.53125 <text:s text:c="9"/>0.5 <text:s text:c="9"/>0.5 <text:s text:c="5"/>0.46875 <text:s text:c="5"/>0.46875 <text:s text:c="9"/>0.5 <text:s text:c="5"/>0.53125</text:span></text:p>
      <text:p text:style-name="P31"><text:span text:style-name="T44">111100011 <text:s text:c="6"/>0.53125 <text:s text:c="9"/>0.5 <text:s text:c="5"/>0.46875 <text:s text:c="9"/>0.5 <text:s text:c="9"/>0.5 <text:s text:c="5"/>0.46875 <text:s text:c="5"/>0.46875 <text:s text:c="5"/>0.46875 <text:s text:c="5"/>0.53125</text:span></text:p>
      <text:p text:style-name="P31"><text:span text:style-name="T44">111100100 <text:s text:c="6"/>0.46875 <text:s text:c="5"/>0.53125 <text:s text:c="5"/>0.46875 <text:s text:c="9"/>0.5 <text:s text:c="9"/>0.5 <text:s text:c="5"/>0.46875 <text:s text:c="5"/>0.53125 <text:s text:c="9"/>0.5 <text:s text:c="9"/>0.5</text:span></text:p>
      <text:p text:style-name="P31"><text:span text:style-name="T44">111100101 <text:s text:c="6"/>0.46875 <text:s text:c="5"/>0.46875 <text:s text:c="5"/>0.46875 <text:s text:c="9"/>0.5 <text:s text:c="9"/>0.5 <text:s text:c="5"/>0.46875 <text:s text:c="5"/>0.46875 <text:s text:c="5"/>0.46875 <text:s text:c="9"/>0.5</text:span></text:p>
      <text:p text:style-name="P31"><text:span text:style-name="T44">111100110 <text:s text:c="6"/>0.53125 <text:s text:c="5"/>0.53125 <text:s text:c="5"/>0.46875 <text:s text:c="9"/>0.5 <text:s text:c="9"/>0.5 <text:s text:c="5"/>0.53125 <text:s text:c="5"/>0.53125 <text:s text:c="9"/>0.5 <text:s text:c="5"/>0.46875</text:span></text:p>
      <text:p text:style-name="P31"><text:span text:style-name="T44">111100111 <text:s text:c="6"/>0.53125 <text:s text:c="5"/>0.53125 <text:s text:c="5"/>0.53125 <text:s text:c="9"/>0.5 <text:s text:c="9"/>0.5 <text:s text:c="5"/>0.53125 <text:s text:c="5"/>0.53125 <text:s text:c="5"/>0.53125 <text:s text:c="5"/>0.53125</text:span></text:p>
      <text:p text:style-name="P31"><text:span text:style-name="T44">111101000 <text:s text:c="6"/>0.46875 <text:s text:c="9"/>0.5 <text:s text:c="5"/>0.53125 <text:s text:c="5"/>0.46875 <text:s text:c="9"/>0.5 <text:s text:c="5"/>0.53125 <text:s text:c="5"/>0.53125 <text:s text:c="9"/>0.5 <text:s text:c="9"/>0.5</text:span></text:p>
      <text:p text:style-name="P31"><text:span text:style-name="T44">111101001 <text:s text:c="6"/>0.46875 <text:s text:c="9"/>0.5 <text:s text:c="5"/>0.46875 <text:s text:c="5"/>0.46875 <text:s text:c="9"/>0.5 <text:s text:c="5"/>0.46875 <text:s text:c="5"/>0.46875 <text:s text:c="5"/>0.53125 <text:s text:c="9"/>0.5</text:span></text:p>
      <text:p text:style-name="P31"><text:span text:style-name="T44">111101010 <text:s text:c="6"/>0.53125 <text:s text:c="9"/>0.5 <text:s text:c="5"/>0.46875 <text:s text:c="5"/>0.46875 <text:s text:c="9"/>0.5 <text:s text:c="5"/>0.46875 <text:s text:c="5"/>0.53125 <text:s text:c="9"/>0.5 <text:s text:c="5"/>0.46875</text:span></text:p>
      <text:p text:style-name="P31"><text:span text:style-name="T44">111101011 <text:s text:c="6"/>0.53125 <text:s text:c="9"/>0.5 <text:s text:c="5"/>0.46875 <text:s text:c="5"/>0.53125 <text:s text:c="9"/>0.5 <text:s text:c="5"/>0.53125 <text:s text:c="5"/>0.53125 <text:s text:c="5"/>0.46875 <text:s text:c="5"/>0.46875</text:span></text:p>
      <text:p text:style-name="P31"><text:span text:style-name="T44">111101100 <text:s text:c="6"/>0.53125 <text:s text:c="5"/>0.53125 <text:s text:c="5"/>0.46875 <text:s text:c="5"/>0.46875 <text:s text:c="9"/>0.5 <text:s text:c="5"/>0.46875 <text:s text:c="5"/>0.53125 <text:s text:c="9"/>0.5 <text:s text:c="9"/>0.5</text:span></text:p>
      <text:p text:style-name="P31"><text:span text:style-name="T44">111101101 <text:s text:c="6"/>0.53125 <text:s text:c="5"/>0.53125 <text:s text:c="5"/>0.53125 <text:s text:c="5"/>0.53125 <text:s text:c="9"/>0.5 <text:s text:c="5"/>0.53125 <text:s text:c="5"/>0.46875 <text:s text:c="5"/>0.46875 <text:s text:c="9"/>0.5</text:span></text:p>
      <text:p text:style-name="P31"><text:span text:style-name="T44">111101110 <text:s text:c="6"/>0.46875 <text:s text:c="5"/>0.53125 <text:s text:c="5"/>0.53125 <text:s text:c="5"/>0.53125 <text:s text:c="9"/>0.5 <text:s text:c="5"/>0.53125 <text:s text:c="5"/>0.46875 <text:s text:c="9"/>0.5 <text:s text:c="5"/>0.46875</text:span></text:p>
      <text:p text:style-name="P31"><text:span text:style-name="T44">111101111 <text:s text:c="6"/>0.46875 <text:s text:c="5"/>0.46875 <text:s text:c="5"/>0.53125 <text:s text:c="5"/>0.53125 <text:s text:c="9"/>0.5 <text:s text:c="5"/>0.46875 <text:s text:c="5"/>0.46875 <text:s text:c="5"/>0.53125 <text:s text:c="5"/>0.53125</text:span></text:p>
      <text:p text:style-name="P31"><text:span text:style-name="T44">111110000 <text:s text:c="6"/>0.53125 <text:s text:c="9"/>0.5 <text:s text:c="5"/>0.46875 <text:s text:c="9"/>0.5 <text:s text:c="5"/>0.53125 <text:s text:c="5"/>0.53125 <text:s text:c="5"/>0.46875 <text:s text:c="9"/>0.5 <text:s text:c="9"/>0.5</text:span></text:p>
      <text:p text:style-name="P31"><text:span text:style-name="T44">111110001 <text:s text:c="6"/>0.46875 <text:s text:c="9"/>0.5 <text:s text:c="5"/>0.53125 <text:s text:c="9"/>0.5 <text:s text:c="5"/>0.46875 <text:s text:c="5"/>0.53125 <text:s text:c="5"/>0.53125 <text:s text:c="5"/>0.46875 <text:s text:c="9"/>0.5</text:span></text:p>
      <text:p text:style-name="P31"><text:span text:style-name="T44">111110010 <text:s text:c="6"/>0.46875 <text:s text:c="9"/>0.5 <text:s text:c="5"/>0.46875 <text:s text:c="9"/>0.5 <text:s text:c="5"/>0.53125 <text:s text:c="5"/>0.46875 <text:s text:c="5"/>0.53125 <text:s text:c="9"/>0.5 <text:s text:c="5"/>0.46875</text:span></text:p>
      <text:p text:style-name="P31"><text:span text:style-name="T44">111110011 <text:s text:c="6"/>0.53125 <text:s text:c="9"/>0.5 <text:s text:c="5"/>0.46875 <text:s text:c="9"/>0.5 <text:s text:c="5"/>0.46875 <text:s text:c="5"/>0.46875 <text:s text:c="5"/>0.53125 <text:s text:c="5"/>0.53125 <text:s text:c="5"/>0.46875</text:span></text:p>
      <text:p text:style-name="P31"><text:span text:style-name="T44">111110100 <text:s text:c="6"/>0.46875 <text:s text:c="5"/>0.53125 <text:s text:c="5"/>0.53125 <text:s text:c="9"/>0.5 <text:s text:c="5"/>0.53125 <text:s text:c="5"/>0.46875 <text:s text:c="5"/>0.53125 <text:s text:c="9"/>0.5 <text:s text:c="9"/>0.5</text:span></text:p>
      <text:p text:style-name="P31"><text:span text:style-name="T44">111110101 <text:s text:c="6"/>0.53125 <text:s text:c="5"/>0.46875 <text:s text:c="5"/>0.46875 <text:s text:c="9"/>0.5 <text:s text:c="5"/>0.46875 <text:s text:c="5"/>0.46875 <text:s text:c="5"/>0.46875 <text:s text:c="5"/>0.53125 <text:s text:c="9"/>0.5</text:span></text:p>
      <text:p text:style-name="P31"><text:span text:style-name="T44">111110110 <text:s text:c="6"/>0.53125 <text:s text:c="5"/>0.46875 <text:s text:c="5"/>0.53125 <text:s text:c="9"/>0.5 <text:s text:c="5"/>0.46875 <text:s text:c="5"/>0.53125 <text:s text:c="5"/>0.53125 <text:s text:c="9"/>0.5 <text:s text:c="5"/>0.46875</text:span></text:p>
      <text:p text:style-name="P31"><text:span text:style-name="T44">111110111 <text:s text:c="6"/>0.46875 <text:s text:c="5"/>0.46875 <text:s text:c="5"/>0.53125 <text:s text:c="9"/>0.5 <text:s text:c="5"/>0.53125 <text:s text:c="5"/>0.53125 <text:s text:c="5"/>0.53125 <text:s text:c="5"/>0.46875 <text:s text:c="5"/>0.53125</text:span></text:p>
      <text:p text:style-name="P31"><text:span text:style-name="T44">111111000 <text:s text:c="6"/>0.53125 <text:s text:c="9"/>0.5 <text:s text:c="5"/>0.46875 <text:s text:c="5"/>0.46875 <text:s text:c="5"/>0.53125 <text:s text:c="5"/>0.53125 <text:s text:c="5"/>0.46875 <text:s text:c="9"/>0.5 <text:s text:c="9"/>0.5</text:span></text:p>
      <text:p text:style-name="P31"><text:span text:style-name="T44">111111001 <text:s text:c="6"/>0.46875 <text:s text:c="9"/>0.5 <text:s text:c="5"/>0.46875 <text:s text:c="5"/>0.46875 <text:s text:c="5"/>0.46875 <text:s text:c="5"/>0.46875 <text:s text:c="5"/>0.53125 <text:s text:c="5"/>0.53125 <text:s text:c="9"/>0.5</text:span></text:p>
      <text:p text:style-name="P31"><text:span text:style-name="T44">111111010 <text:s text:c="6"/>0.46875 <text:s text:c="9"/>0.5 <text:s text:c="5"/>0.53125 <text:s text:c="5"/>0.46875 <text:s text:c="5"/>0.46875 <text:s text:c="5"/>0.46875 <text:s text:c="5"/>0.46875 <text:s text:c="9"/>0.5 <text:s text:c="5"/>0.53125</text:span></text:p>
      <text:p text:style-name="P31"><text:span text:style-name="T44">111111011 <text:s text:c="6"/>0.53125 <text:s text:c="9"/>0.5 <text:s text:c="5"/>0.46875 <text:s text:c="5"/>0.53125 <text:s text:c="5"/>0.53125 <text:s text:c="5"/>0.53125 <text:s text:c="5"/>0.46875 <text:s text:c="5"/>0.46875 <text:s text:c="5"/>0.53125</text:span></text:p>
      <text:p text:style-name="P31"><text:span text:style-name="T44">111111100 <text:s text:c="6"/>0.53125 <text:s text:c="5"/>0.53125 <text:s text:c="5"/>0.53125 <text:s text:c="5"/>0.53125 <text:s text:c="5"/>0.46875 <text:s text:c="5"/>0.46875 <text:s text:c="5"/>0.53125 <text:s text:c="9"/>0.5 <text:s text:c="9"/>0.5</text:span></text:p>
      <text:p text:style-name="P31"><text:span text:style-name="T44">111111101 <text:s text:c="6"/>0.46875 <text:s text:c="5"/>0.53125 <text:s text:c="5"/>0.53125 <text:s text:c="5"/>0.46875 <text:s text:c="5"/>0.53125 <text:s text:c="5"/>0.53125 <text:s text:c="5"/>0.46875 <text:s text:c="5"/>0.46875 <text:s text:c="9"/>0.5</text:span></text:p>
      <text:p text:style-name="P31"><text:span text:style-name="T44">111111110 <text:s text:c="6"/>0.46875 <text:s text:c="5"/>0.46875 <text:s text:c="5"/>0.46875 <text:s text:c="5"/>0.46875 <text:s text:c="5"/>0.46875 <text:s text:c="5"/>0.53125 <text:s text:c="5"/>0.46875 <text:s text:c="9"/>0.5 <text:s text:c="5"/>0.46875</text:span></text:p>
      <text:p text:style-name="P31"><text:span text:style-name="T44">111111111 <text:s text:c="6"/>0.53125 <text:s text:c="5"/>0.53125 <text:s text:c="5"/>0.53125 <text:s text:c="5"/>0.46875 <text:s text:c="5"/>0.53125 <text:s text:c="5"/>0.46875 <text:s text:c="5"/>0.46875 <text:s text:c="5"/>0.53125 <text:s text:c="5"/>0.53125</text:span></text:p>
      <text:p text:style-name="P27"/>
      <text:p text:style-name="P18"/>
      <text:p text:style-name="P21"/>
      <text:p text:style-name="P19"><text:span text:style-name="T12">1.6 Коэффициенты <text:s/>Адамара-Уолша</text:span></text:p>
      <text:p text:style-name="P32"/>
      <text:p text:style-name="P32"/>
      <text:p text:style-name="P19"><text:span text:style-name="T28"><text:s text:c="8"/>y0 <text:s text:c="6"/>y1 <text:s text:c="8"/>y2 <text:s text:c="6"/>y3 <text:s text:c="7"/>y4 <text:s text:c="7"/>y5 <text:s text:c="7"/>y6 <text:s text:c="7"/>y7 <text:s text:c="7"/>y8</text:span></text:p>
      <text:p text:style-name="P32"/>
      <text:p text:style-name="P19"><text:span text:style-name="T28"><text:s text:c="7"/>0.0 <text:s text:c="6"/>0.0 <text:s text:c="6"/>0.0 <text:s text:c="6"/>0.0 <text:s text:c="6"/>0.0 <text:s text:c="6"/>0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6"/>0.0 <text:s text:c="6"/>0.0 <text:s text:c="6"/>0.0 <text:s text:c="6"/>0.0 <text:s text:c="4"/>-32.0 <text:s text:c="6"/>0.0</text:span></text:p>
      <text:p text:style-name="P19"><text:span text:style-name="T38"><text:s text:c="7"/></text:span><text:span text:style-name="T28">0.0 <text:s text:c="6"/>0.0 <text:s text:c="6"/>0.0 <text:s text:c="6"/>0.0 <text:s text:c="6"/>0.0 <text:s text:c="6"/>0.0 <text:s text:c="6"/>0.0 <text:s text:c="6"/>0.0 <text:s text:c="5"/>32.0</text:span></text:p>
      <text:p text:style-name="P19"><text:span text:style-name="T38"><text:s text:c="7"/></text:span><text:span text:style-name="T28">0.0 <text:s text:c="6"/>0.0 <text:s text:c="6"/>0.0 <text:s text:c="6"/>0.0 <text:s text:c="6"/>0.0 <text:s text:c="6"/>0.0 <text:s text:c="6"/>0.0 <text:s text:c="4"/>-32.0 <text:s text:c="5"/>32.0</text:span></text:p>
      <text:p text:style-name="P19"><text:span text:style-name="T38"><text:s text:c="7"/></text:span><text:span text:style-name="T28">0.0 <text:s text:c="4"/>-32.0 <text:s text:c="6"/>0.0 <text:s text:c="6"/>0.0 <text:s text:c="6"/>0.0 <text:s text:c="6"/>0.0 <text:s text:c="6"/>0.0 <text:s text:c="6"/>0.0 <text:s text:c="6"/>0.0</text:span></text:p>
      <text:p text:style-name="P19"><text:span text:style-name="T38"><text:s text:c="7"/></text:span><text:span text:style-name="T28">0.0 <text:s text:c="5"/>32.0 <text:s text:c="6"/>0.0 <text:s text:c="6"/>0.0 <text:s text:c="6"/>0.0 <text:s text:c="6"/>0.0 <text:s text:c="6"/>0.0 <text:s text:c="5"/>32.0 <text:s text:c="6"/>0.0</text:span></text:p>
      <text:p text:style-name="P19"><text:span text:style-name="T38"><text:s text:c="7"/></text:span><text:span text:style-name="T28">0.0 <text:s text:c="4"/>-32.0 <text:s text:c="6"/>0.0 <text:s text:c="6"/>0.0 <text:s text:c="6"/>0.0 <text:s text:c="6"/>0.0 <text:s text:c="6"/>0.0 <text:s text:c="6"/>0.0 <text:s text:c="5"/>32.0</text:span></text:p>
      <text:p text:style-name="P19"><text:span text:style-name="T38"><text:s text:c="7"/></text:span><text:span text:style-name="T28">0.0 <text:s text:c="4"/>-32.0 <text:s text:c="6"/>0.0 <text:s text:c="6"/>0.0 <text:s text:c="6"/>0.0 <text:s text:c="6"/>0.0 <text:s text:c="6"/>0.0 <text:s text:c="5"/>32.0 <text:s text:c="4"/>-32.0</text:span></text:p>
      <text:p text:style-name="P19"><text:span text:style-name="T38"><text:s text:c="7"/></text:span><text:span text:style-name="T28">0.0 <text:s text:c="6"/>0.0 <text:s text:c="6"/>0.0 <text:s text:c="5"/>32.0 <text:s text:c="6"/>0.0 <text:s text:c="6"/>0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5"/>32.0 <text:s text:c="6"/>0.0 <text:s text:c="6"/>0.0 <text:s text:c="6"/>0.0 <text:s text:c="4"/>-32.0 <text:s text:c="6"/>0.0</text:span></text:p>
      <text:p text:style-name="P19"><text:span text:style-name="T38"><text:s text:c="7"/></text:span><text:span text:style-name="T28">0.0 <text:s text:c="6"/>0.0 <text:s text:c="6"/>0.0 <text:s text:c="5"/>32.0 <text:s text:c="6"/>0.0 <text:s text:c="6"/>0.0 <text:s text:c="6"/>0.0 <text:s text:c="6"/>0.0 <text:s text:c="4"/>-32.0</text:span></text:p>
      <text:p text:style-name="P19"><text:span text:style-name="T38"><text:s text:c="7"/></text:span><text:span text:style-name="T28">0.0 <text:s text:c="6"/>0.0 <text:s text:c="6"/>0.0 <text:s text:c="4"/>-32.0 <text:s text:c="6"/>0.0 <text:s text:c="6"/>0.0 <text:s text:c="6"/>0.0 <text:s text:c="4"/>-32.0 <text:s text:c="4"/>-32.0</text:span></text:p>
      <text:p text:style-name="P19"><text:span text:style-name="T38"><text:s text:c="7"/></text:span><text:span text:style-name="T28">0.0 <text:s text:c="4"/>-32.0 <text:s text:c="6"/>0.0 <text:s text:c="4"/>-32.0 <text:s text:c="6"/>0.0 <text:s text:c="6"/>0.0 <text:s text:c="6"/>0.0 <text:s text:c="6"/>0.0 <text:s text:c="6"/>0.0</text:span></text:p>
      <text:p text:style-name="P19"><text:span text:style-name="T38"><text:s text:c="7"/></text:span><text:span text:style-name="T28">0.0 <text:s text:c="4"/>-32.0 <text:s text:c="6"/>0.0 <text:s text:c="5"/>32.0 <text:s text:c="6"/>0.0 <text:s text:c="6"/>0.0 <text:s text:c="6"/>0.0 <text:s text:c="5"/>32.0 <text:s text:c="6"/>0.0</text:span></text:p>
      <text:p text:style-name="P19"><text:span text:style-name="T38"><text:s text:c="7"/></text:span><text:span text:style-name="T28">0.0 <text:s text:c="4"/>-32.0 <text:s text:c="6"/>0.0 <text:s text:c="5"/>32.0 <text:s text:c="6"/>0.0 <text:s text:c="6"/>0.0 <text:s text:c="6"/>0.0 <text:s text:c="6"/>0.0 <text:s text:c="5"/>32.0</text:span></text:p>
      <text:p text:style-name="P19"><text:span text:style-name="T38"><text:s text:c="7"/></text:span><text:span text:style-name="T28">0.0 <text:s text:c="5"/>32.0 <text:s text:c="6"/>0.0 <text:s text:c="5"/>32.0 <text:s text:c="6"/>0.0 <text:s text:c="6"/>0.0 <text:s text:c="6"/>0.0 <text:s text:c="5"/>32.0 <text:s text:c="4"/>-32.0</text:span></text:p>
      <text:p text:style-name="P19"><text:span text:style-name="T38"><text:s text:c="7"/></text:span><text:span text:style-name="T28">0.0 <text:s text:c="6"/>0.0 <text:s text:c="6"/>0.0 <text:s text:c="6"/>0.0 <text:s text:c="5"/>32.0 <text:s text:c="6"/>0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6"/>0.0 <text:s text:c="5"/>32.0 <text:s text:c="6"/>0.0 <text:s text:c="6"/>0.0 <text:s text:c="4"/>-32.0 <text:s text:c="6"/>0.0</text:span></text:p>
      <text:p text:style-name="P19"><text:span text:style-name="T38"><text:s text:c="7"/></text:span><text:span text:style-name="T28">0.0 <text:s text:c="6"/>0.0 <text:s text:c="6"/>0.0 <text:s text:c="6"/>0.0 <text:s text:c="5"/>32.0 <text:s text:c="6"/>0.0 <text:s text:c="6"/>0.0 <text:s text:c="6"/>0.0 <text:s text:c="5"/>32.0</text:span></text:p>
      <text:p text:style-name="P19"><text:span text:style-name="T38"><text:s text:c="7"/></text:span><text:span text:style-name="T28">0.0 <text:s text:c="6"/>0.0 <text:s text:c="6"/>0.0 <text:s text:c="6"/>0.0 <text:s text:c="5"/>32.0 <text:s text:c="6"/>0.0 <text:s text:c="6"/>0.0 <text:s text:c="4"/>-32.0 <text:s text:c="5"/>32.0</text:span></text:p>
      <text:p text:style-name="P19"><text:span text:style-name="T38"><text:s text:c="7"/></text:span><text:span text:style-name="T28">0.0 <text:s text:c="4"/>-32.0 <text:s text:c="6"/>0.0 <text:s text:c="6"/>0.0 <text:s text:c="5"/>32.0 <text:s text:c="6"/>0.0 <text:s text:c="6"/>0.0 <text:s text:c="6"/>0.0 <text:s text:c="6"/>0.0</text:span></text:p>
      <text:p text:style-name="P19"><text:span text:style-name="T38"><text:s text:c="7"/></text:span><text:span text:style-name="T28">0.0 <text:s text:c="5"/>32.0 <text:s text:c="6"/>0.0 <text:s text:c="6"/>0.0 <text:s text:c="5"/>32.0 <text:s text:c="6"/>0.0 <text:s text:c="6"/>0.0 <text:s text:c="5"/>32.0 <text:s text:c="6"/>0.0</text:span></text:p>
      <text:p text:style-name="P19"><text:span text:style-name="T38"><text:s text:c="7"/></text:span><text:span text:style-name="T28">0.0 <text:s text:c="5"/>32.0 <text:s text:c="6"/>0.0 <text:s text:c="6"/>0.0 <text:s text:c="4"/>-32.0 <text:s text:c="6"/>0.0 <text:s text:c="6"/>0.0 <text:s text:c="6"/>0.0 <text:s text:c="4"/>-32.0</text:span></text:p>
      <text:p text:style-name="P19"><text:span text:style-name="T38"><text:s text:c="7"/></text:span><text:span text:style-name="T28">0.0 <text:s text:c="5"/>32.0 <text:s text:c="6"/>0.0 <text:s text:c="6"/>0.0 <text:s text:c="4"/>-32.0 <text:s text:c="6"/>0.0 <text:s text:c="6"/>0.0 <text:s text:c="5"/>32.0 <text:s text:c="5"/>32.0</text:span></text:p>
      <text:p text:style-name="P19"><text:span text:style-name="T38"><text:s text:c="7"/></text:span><text:span text:style-name="T28">0.0 <text:s text:c="6"/>0.0 <text:s text:c="6"/>0.0 <text:s text:c="5"/>32.0 <text:s text:c="4"/>-32.0 <text:s text:c="6"/>0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5"/>32.0 <text:s text:c="4"/>-32.0 <text:s text:c="6"/>0.0 <text:s text:c="6"/>0.0 <text:s text:c="5"/>32.0 <text:s text:c="6"/>0.0</text:span></text:p>
      <text:p text:style-name="P19"><text:span text:style-name="T38"><text:s text:c="7"/></text:span><text:span text:style-name="T28">0.0 <text:s text:c="6"/>0.0 <text:s text:c="6"/>0.0 <text:s text:c="5"/>32.0 <text:s text:c="5"/>32.0 <text:s text:c="6"/>0.0 <text:s text:c="6"/>0.0 <text:s text:c="6"/>0.0 <text:s text:c="4"/>-32.0</text:span></text:p>
      <text:p text:style-name="P19"><text:span text:style-name="T38"><text:s text:c="7"/></text:span><text:span text:style-name="T28">0.0 <text:s text:c="6"/>0.0 <text:s text:c="6"/>0.0 <text:s text:c="4"/>-32.0 <text:s text:c="5"/>32.0 <text:s text:c="6"/>0.0 <text:s text:c="6"/>0.0 <text:s text:c="5"/>32.0 <text:s text:c="4"/>-32.0</text:span></text:p>
      <text:p text:style-name="P19"><text:span text:style-name="T38"><text:s text:c="7"/></text:span><text:span text:style-name="T28">0.0 <text:s text:c="4"/>-32.0 <text:s text:c="6"/>0.0 <text:s text:c="5"/>32.0 <text:s text:c="5"/>32.0 <text:s text:c="6"/>0.0 <text:s text:c="6"/>0.0 <text:s text:c="6"/>0.0 <text:s text:c="6"/>0.0</text:span></text:p>
      <text:p text:style-name="P19"><text:soft-page-break/><text:span text:style-name="T38"><text:s text:c="7"/></text:span><text:span text:style-name="T28">0.0 <text:s text:c="4"/>-32.0 <text:s text:c="6"/>0.0 <text:s text:c="4"/>-32.0 <text:s text:c="5"/>32.0 <text:s text:c="6"/>0.0 <text:s text:c="6"/>0.0 <text:s text:c="4"/>-32.0 <text:s text:c="6"/>0.0</text:span></text:p>
      <text:p text:style-name="P19"><text:span text:style-name="T38"><text:s text:c="7"/></text:span><text:span text:style-name="T28">0.0 <text:s text:c="5"/>32.0 <text:s text:c="6"/>0.0 <text:s text:c="4"/>-32.0 <text:s text:c="5"/>32.0 <text:s text:c="6"/>0.0 <text:s text:c="6"/>0.0 <text:s text:c="6"/>0.0 <text:s text:c="4"/>-32.0</text:span></text:p>
      <text:p text:style-name="P19"><text:span text:style-name="T38"><text:s text:c="7"/></text:span><text:span text:style-name="T28">0.0 <text:s text:c="4"/>-32.0 <text:s text:c="6"/>0.0 <text:s text:c="4"/>-32.0 <text:s text:c="5"/>32.0 <text:s text:c="6"/>0.0 <text:s text:c="6"/>0.0 <text:s text:c="4"/>-32.0 <text:s text:c="5"/>32.0</text:span></text:p>
      <text:p text:style-name="P19"><text:span text:style-name="T38"><text:s text:c="5"/></text:span><text:span text:style-name="T28">-32.0 <text:s text:c="6"/>0.0 <text:s text:c="6"/>0.0 <text:s text:c="6"/>0.0 <text:s text:c="6"/>0.0 <text:s text:c="6"/>0.0 <text:s text:c="6"/>0.0 <text:s text:c="6"/>0.0 <text:s text:c="6"/>0.0</text:span></text:p>
      <text:p text:style-name="P19"><text:span text:style-name="T38"><text:s text:c="5"/></text:span><text:span text:style-name="T28">-32.0 <text:s text:c="6"/>0.0 <text:s text:c="6"/>0.0 <text:s text:c="6"/>0.0 <text:s text:c="6"/>0.0 <text:s text:c="6"/>0.0 <text:s text:c="6"/>0.0 <text:s text:c="4"/>-32.0 <text:s text:c="6"/>0.0</text:span></text:p>
      <text:p text:style-name="P19"><text:span text:style-name="T38"><text:s text:c="5"/></text:span><text:span text:style-name="T28">-32.0 <text:s text:c="6"/>0.0 <text:s text:c="6"/>0.0 <text:s text:c="6"/>0.0 <text:s text:c="6"/>0.0 <text:s text:c="6"/>0.0 <text:s text:c="6"/>0.0 <text:s text:c="6"/>0.0 <text:s text:c="5"/>32.0</text:span></text:p>
      <text:p text:style-name="P19"><text:span text:style-name="T38"><text:s text:c="5"/></text:span><text:span text:style-name="T28">-32.0 <text:s text:c="6"/>0.0 <text:s text:c="6"/>0.0 <text:s text:c="6"/>0.0 <text:s text:c="6"/>0.0 <text:s text:c="6"/>0.0 <text:s text:c="6"/>0.0 <text:s text:c="5"/>32.0 <text:s text:c="4"/>-32.0</text:span></text:p>
      <text:p text:style-name="P19"><text:span text:style-name="T38"><text:s text:c="5"/></text:span><text:span text:style-name="T28">-32.0 <text:s text:c="4"/>-32.0 <text:s text:c="6"/>0.0 <text:s text:c="6"/>0.0 <text:s text:c="6"/>0.0 <text:s text:c="6"/>0.0 <text:s text:c="6"/>0.0 <text:s text:c="6"/>0.0 <text:s text:c="6"/>0.0</text:span></text:p>
      <text:p text:style-name="P19"><text:span text:style-name="T38"><text:s text:c="5"/></text:span><text:span text:style-name="T28">-32.0 <text:s text:c="4"/>-32.0 <text:s text:c="6"/>0.0 <text:s text:c="6"/>0.0 <text:s text:c="6"/>0.0 <text:s text:c="6"/>0.0 <text:s text:c="6"/>0.0 <text:s text:c="4"/>-32.0 <text:s text:c="6"/>0.0</text:span></text:p>
      <text:p text:style-name="P19"><text:span text:style-name="T38"><text:s text:c="5"/></text:span><text:span text:style-name="T28">-32.0 <text:s text:c="4"/>-32.0 <text:s text:c="6"/>0.0 <text:s text:c="6"/>0.0 <text:s text:c="6"/>0.0 <text:s text:c="6"/>0.0 <text:s text:c="6"/>0.0 <text:s text:c="6"/>0.0 <text:s text:c="5"/>32.0</text:span></text:p>
      <text:p text:style-name="P19"><text:span text:style-name="T38"><text:s text:c="5"/></text:span><text:span text:style-name="T28">-32.0 <text:s text:c="5"/>32.0 <text:s text:c="6"/>0.0 <text:s text:c="6"/>0.0 <text:s text:c="6"/>0.0 <text:s text:c="6"/>0.0 <text:s text:c="6"/>0.0 <text:s text:c="5"/>32.0 <text:s text:c="5"/>32.0</text:span></text:p>
      <text:p text:style-name="P19"><text:span text:style-name="T38"><text:s text:c="5"/></text:span><text:span text:style-name="T28">-32.0 <text:s text:c="6"/>0.0 <text:s text:c="6"/>0.0 <text:s text:c="4"/>-32.0 <text:s text:c="6"/>0.0 <text:s text:c="6"/>0.0 <text:s text:c="6"/>0.0 <text:s text:c="6"/>0.0 <text:s text:c="6"/>0.0</text:span></text:p>
      <text:p text:style-name="P19"><text:span text:style-name="T38"><text:s text:c="5"/></text:span><text:span text:style-name="T28">-32.0 <text:s text:c="6"/>0.0 <text:s text:c="6"/>0.0 <text:s text:c="5"/>32.0 <text:s text:c="6"/>0.0 <text:s text:c="6"/>0.0 <text:s text:c="6"/>0.0 <text:s text:c="4"/>-32.0 <text:s text:c="6"/>0.0</text:span></text:p>
      <text:p text:style-name="P19"><text:span text:style-name="T38"><text:s text:c="5"/></text:span><text:span text:style-name="T28">-32.0 <text:s text:c="6"/>0.0 <text:s text:c="6"/>0.0 <text:s text:c="4"/>-32.0 <text:s text:c="6"/>0.0 <text:s text:c="6"/>0.0 <text:s text:c="6"/>0.0 <text:s text:c="6"/>0.0 <text:s text:c="5"/>32.0</text:span></text:p>
      <text:p text:style-name="P19"><text:span text:style-name="T38"><text:s text:c="5"/></text:span><text:span text:style-name="T28">-32.0 <text:s text:c="6"/>0.0 <text:s text:c="6"/>0.0 <text:s text:c="4"/>-32.0 <text:s text:c="6"/>0.0 <text:s text:c="6"/>0.0 <text:s text:c="6"/>0.0 <text:s text:c="5"/>32.0 <text:s text:c="4"/>-32.0</text:span></text:p>
      <text:p text:style-name="P19"><text:span text:style-name="T38"><text:s text:c="6"/></text:span><text:span text:style-name="T28">32.0 <text:s text:c="4"/>-32.0 <text:s text:c="6"/>0.0 <text:s text:c="4"/>-32.0 <text:s text:c="6"/>0.0 <text:s text:c="6"/>0.0 <text:s text:c="6"/>0.0 <text:s text:c="6"/>0.0 <text:s text:c="6"/>0.0</text:span></text:p>
      <text:p text:style-name="P19"><text:span text:style-name="T38"><text:s text:c="6"/></text:span><text:span text:style-name="T28">32.0 <text:s text:c="5"/>32.0 <text:s text:c="6"/>0.0 <text:s text:c="4"/>-32.0 <text:s text:c="6"/>0.0 <text:s text:c="6"/>0.0 <text:s text:c="6"/>0.0 <text:s text:c="4"/>-32.0 <text:s text:c="6"/>0.0</text:span></text:p>
      <text:p text:style-name="P19"><text:span text:style-name="T38"><text:s text:c="6"/></text:span><text:span text:style-name="T28">32.0 <text:s text:c="4"/>-32.0 <text:s text:c="6"/>0.0 <text:s text:c="5"/>32.0 <text:s text:c="6"/>0.0 <text:s text:c="6"/>0.0 <text:s text:c="6"/>0.0 <text:s text:c="6"/>0.0 <text:s text:c="4"/>-32.0</text:span></text:p>
      <text:p text:style-name="P19"><text:span text:style-name="T38"><text:s text:c="6"/></text:span><text:span text:style-name="T28">32.0 <text:s text:c="4"/>-32.0 <text:s text:c="6"/>0.0 <text:s text:c="4"/>-32.0 <text:s text:c="6"/>0.0 <text:s text:c="6"/>0.0 <text:s text:c="6"/>0.0 <text:s text:c="5"/>32.0 <text:s text:c="4"/>-32.0</text:span></text:p>
      <text:p text:style-name="P19"><text:span text:style-name="T38"><text:s text:c="5"/></text:span><text:span text:style-name="T28">-32.0 <text:s text:c="6"/>0.0 <text:s text:c="6"/>0.0 <text:s text:c="6"/>0.0 <text:s text:c="5"/>32.0 <text:s text:c="6"/>0.0 <text:s text:c="6"/>0.0 <text:s text:c="6"/>0.0 <text:s text:c="6"/>0.0</text:span></text:p>
      <text:p text:style-name="P19"><text:span text:style-name="T38"><text:s text:c="6"/></text:span><text:span text:style-name="T28">32.0 <text:s text:c="6"/>0.0 <text:s text:c="6"/>0.0 <text:s text:c="6"/>0.0 <text:s text:c="5"/>32.0 <text:s text:c="6"/>0.0 <text:s text:c="6"/>0.0 <text:s text:c="5"/>32.0 <text:s text:c="6"/>0.0</text:span></text:p>
      <text:p text:style-name="P19"><text:span text:style-name="T38"><text:s text:c="5"/></text:span><text:span text:style-name="T28">-32.0 <text:s text:c="6"/>0.0 <text:s text:c="6"/>0.0 <text:s text:c="6"/>0.0 <text:s text:c="5"/>32.0 <text:s text:c="6"/>0.0 <text:s text:c="6"/>0.0 <text:s text:c="6"/>0.0 <text:s text:c="5"/>32.0</text:span></text:p>
      <text:p text:style-name="P19"><text:span text:style-name="T38"><text:s text:c="6"/></text:span><text:span text:style-name="T28">32.0 <text:s text:c="6"/>0.0 <text:s text:c="6"/>0.0 <text:s text:c="6"/>0.0 <text:s text:c="5"/>32.0 <text:s text:c="6"/>0.0 <text:s text:c="6"/>0.0 <text:s text:c="4"/>-32.0 <text:s text:c="4"/>-32.0</text:span></text:p>
      <text:p text:style-name="P19"><text:span text:style-name="T38"><text:s text:c="6"/></text:span><text:span text:style-name="T28">32.0 <text:s text:c="5"/>32.0 <text:s text:c="6"/>0.0 <text:s text:c="6"/>0.0 <text:s text:c="5"/>32.0 <text:s text:c="6"/>0.0 <text:s text:c="6"/>0.0 <text:s text:c="6"/>0.0 <text:s text:c="6"/>0.0</text:span></text:p>
      <text:p text:style-name="P19"><text:span text:style-name="T38"><text:s text:c="5"/></text:span><text:span text:style-name="T28">-32.0 <text:s text:c="5"/>32.0 <text:s text:c="6"/>0.0 <text:s text:c="6"/>0.0 <text:s text:c="5"/>32.0 <text:s text:c="6"/>0.0 <text:s text:c="6"/>0.0 <text:s text:c="5"/>32.0 <text:s text:c="6"/>0.0</text:span></text:p>
      <text:p text:style-name="P19"><text:span text:style-name="T38"><text:s text:c="6"/></text:span><text:span text:style-name="T28">32.0 <text:s text:c="4"/>-32.0 <text:s text:c="6"/>0.0 <text:s text:c="6"/>0.0 <text:s text:c="4"/>-32.0 <text:s text:c="6"/>0.0 <text:s text:c="6"/>0.0 <text:s text:c="6"/>0.0 <text:s text:c="4"/>-32.0</text:span></text:p>
      <text:p text:style-name="P19"><text:span text:style-name="T38"><text:s text:c="5"/></text:span><text:span text:style-name="T28">-32.0 <text:s text:c="5"/>32.0 <text:s text:c="6"/>0.0 <text:s text:c="6"/>0.0 <text:s text:c="4"/>-32.0 <text:s text:c="6"/>0.0 <text:s text:c="6"/>0.0 <text:s text:c="4"/>-32.0 <text:s text:c="4"/>-32.0</text:span></text:p>
      <text:p text:style-name="P19"><text:span text:style-name="T38"><text:s text:c="5"/></text:span><text:span text:style-name="T28">-32.0 <text:s text:c="6"/>0.0 <text:s text:c="6"/>0.0 <text:s text:c="5"/>32.0 <text:s text:c="5"/>32.0 <text:s text:c="6"/>0.0 <text:s text:c="6"/>0.0 <text:s text:c="6"/>0.0 <text:s text:c="6"/>0.0</text:span></text:p>
      <text:p text:style-name="P19"><text:span text:style-name="T38"><text:s text:c="6"/></text:span><text:span text:style-name="T28">32.0 <text:s text:c="6"/>0.0 <text:s text:c="6"/>0.0 <text:s text:c="4"/>-32.0 <text:s text:c="5"/>32.0 <text:s text:c="6"/>0.0 <text:s text:c="6"/>0.0 <text:s text:c="4"/>-32.0 <text:s text:c="6"/>0.0</text:span></text:p>
      <text:p text:style-name="P19"><text:span text:style-name="T38"><text:s text:c="5"/></text:span><text:span text:style-name="T28">-32.0 <text:s text:c="6"/>0.0 <text:s text:c="6"/>0.0 <text:s text:c="5"/>32.0 <text:s text:c="4"/>-32.0 <text:s text:c="6"/>0.0 <text:s text:c="6"/>0.0 <text:s text:c="6"/>0.0 <text:s text:c="5"/>32.0</text:span></text:p>
      <text:p text:style-name="P19"><text:span text:style-name="T38"><text:s text:c="6"/></text:span><text:span text:style-name="T28">32.0 <text:s text:c="6"/>0.0 <text:s text:c="6"/>0.0 <text:s text:c="5"/>32.0 <text:s text:c="4"/>-32.0 <text:s text:c="6"/>0.0 <text:s text:c="6"/>0.0 <text:s text:c="5"/>32.0 <text:s text:c="4"/>-32.0</text:span></text:p>
      <text:p text:style-name="P19"><text:span text:style-name="T38"><text:s text:c="5"/></text:span><text:span text:style-name="T28">-32.0 <text:s text:c="5"/>32.0 <text:s text:c="6"/>0.0 <text:s text:c="4"/>-32.0 <text:s text:c="4"/>-32.0 <text:s text:c="6"/>0.0 <text:s text:c="6"/>0.0 <text:s text:c="6"/>0.0 <text:s text:c="6"/>0.0</text:span></text:p>
      <text:p text:style-name="P19"><text:span text:style-name="T38"><text:s text:c="6"/></text:span><text:span text:style-name="T28">32.0 <text:s text:c="4"/>-32.0 <text:s text:c="6"/>0.0 <text:s text:c="4"/>-32.0 <text:s text:c="4"/>-32.0 <text:s text:c="6"/>0.0 <text:s text:c="6"/>0.0 <text:s text:c="4"/>-32.0 <text:s text:c="6"/>0.0</text:span></text:p>
      <text:p text:style-name="P19"><text:span text:style-name="T38"><text:s text:c="5"/></text:span><text:span text:style-name="T28">-32.0 <text:s text:c="4"/>-32.0 <text:s text:c="6"/>0.0 <text:s text:c="5"/>32.0 <text:s text:c="4"/>-32.0 <text:s text:c="6"/>0.0 <text:s text:c="6"/>0.0 <text:s text:c="6"/>0.0 <text:s text:c="5"/>32.0</text:span></text:p>
      <text:p text:style-name="P19"><text:span text:style-name="T38"><text:s text:c="6"/></text:span><text:span text:style-name="T28">32.0 <text:s text:c="4"/>-32.0 <text:s text:c="6"/>0.0 <text:s text:c="4"/>-32.0 <text:s text:c="4"/>-32.0 <text:s text:c="6"/>0.0 <text:s text:c="6"/>0.0 <text:s text:c="5"/>32.0 <text:s text:c="5"/>32.0</text:span></text:p>
      <text:p text:style-name="P19"><text:span text:style-name="T38"><text:s text:c="7"/></text:span><text:span text:style-name="T28">0.0 <text:s text:c="6"/>0.0 <text:s text:c="6"/>0.0 <text:s text:c="6"/>0.0 <text:s text:c="6"/>0.0 <text:s text:c="4"/>-32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6"/>0.0 <text:s text:c="6"/>0.0 <text:s text:c="4"/>-32.0 <text:s text:c="6"/>0.0 <text:s text:c="4"/>-32.0 <text:s text:c="6"/>0.0</text:span></text:p>
      <text:p text:style-name="P19"><text:span text:style-name="T38"><text:s text:c="7"/></text:span><text:span text:style-name="T28">0.0 <text:s text:c="6"/>0.0 <text:s text:c="6"/>0.0 <text:s text:c="6"/>0.0 <text:s text:c="6"/>0.0 <text:s text:c="4"/>-32.0 <text:s text:c="6"/>0.0 <text:s text:c="6"/>0.0 <text:s text:c="5"/>32.0</text:span></text:p>
      <text:p text:style-name="P19"><text:span text:style-name="T38"><text:s text:c="7"/></text:span><text:span text:style-name="T28">0.0 <text:s text:c="6"/>0.0 <text:s text:c="6"/>0.0 <text:s text:c="6"/>0.0 <text:s text:c="6"/>0.0 <text:s text:c="4"/>-32.0 <text:s text:c="6"/>0.0 <text:s text:c="5"/>32.0 <text:s text:c="5"/>32.0</text:span></text:p>
      <text:p text:style-name="P19"><text:span text:style-name="T38"><text:s text:c="7"/></text:span><text:span text:style-name="T28">0.0 <text:s text:c="4"/>-32.0 <text:s text:c="6"/>0.0 <text:s text:c="6"/>0.0 <text:s text:c="6"/>0.0 <text:s text:c="4"/>-32.0 <text:s text:c="6"/>0.0 <text:s text:c="6"/>0.0 <text:s text:c="6"/>0.0</text:span></text:p>
      <text:p text:style-name="P19"><text:span text:style-name="T38"><text:s text:c="7"/></text:span><text:span text:style-name="T28">0.0 <text:s text:c="4"/>-32.0 <text:s text:c="6"/>0.0 <text:s text:c="6"/>0.0 <text:s text:c="6"/>0.0 <text:s text:c="4"/>-32.0 <text:s text:c="6"/>0.0 <text:s text:c="5"/>32.0 <text:s text:c="6"/>0.0</text:span></text:p>
      <text:p text:style-name="P19"><text:span text:style-name="T38"><text:s text:c="7"/></text:span><text:span text:style-name="T28">0.0 <text:s text:c="4"/>-32.0 <text:s text:c="6"/>0.0 <text:s text:c="6"/>0.0 <text:s text:c="6"/>0.0 <text:s text:c="4"/>-32.0 <text:s text:c="6"/>0.0 <text:s text:c="6"/>0.0 <text:s text:c="5"/>32.0</text:span></text:p>
      <text:p text:style-name="P19"><text:span text:style-name="T38"><text:s text:c="7"/></text:span><text:span text:style-name="T28">0.0 <text:s text:c="5"/>32.0 <text:s text:c="6"/>0.0 <text:s text:c="6"/>0.0 <text:s text:c="6"/>0.0 <text:s text:c="4"/>-32.0 <text:s text:c="6"/>0.0 <text:s text:c="4"/>-32.0 <text:s text:c="4"/>-32.0</text:span></text:p>
      <text:p text:style-name="P19"><text:span text:style-name="T38"><text:s text:c="7"/></text:span><text:span text:style-name="T28">0.0 <text:s text:c="6"/>0.0 <text:s text:c="6"/>0.0 <text:s text:c="5"/>32.0 <text:s text:c="6"/>0.0 <text:s text:c="4"/>-32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4"/>-32.0 <text:s text:c="6"/>0.0 <text:s text:c="5"/>32.0 <text:s text:c="6"/>0.0 <text:s text:c="4"/>-32.0 <text:s text:c="6"/>0.0</text:span></text:p>
      <text:p text:style-name="P19"><text:span text:style-name="T38"><text:s text:c="7"/></text:span><text:span text:style-name="T28">0.0 <text:s text:c="6"/>0.0 <text:s text:c="6"/>0.0 <text:s text:c="5"/>32.0 <text:s text:c="6"/>0.0 <text:s text:c="4"/>-32.0 <text:s text:c="6"/>0.0 <text:s text:c="6"/>0.0 <text:s text:c="5"/>32.0</text:span></text:p>
      <text:p text:style-name="P19"><text:span text:style-name="T38"><text:s text:c="7"/></text:span><text:span text:style-name="T28">0.0 <text:s text:c="6"/>0.0 <text:s text:c="6"/>0.0 <text:s text:c="5"/>32.0 <text:s text:c="6"/>0.0 <text:s text:c="5"/>32.0 <text:s text:c="6"/>0.0 <text:s text:c="5"/>32.0 <text:s text:c="5"/>32.0</text:span></text:p>
      <text:p text:style-name="P19"><text:span text:style-name="T38"><text:s text:c="7"/></text:span><text:span text:style-name="T28">0.0 <text:s text:c="4"/>-32.0 <text:s text:c="6"/>0.0 <text:s text:c="5"/>32.0 <text:s text:c="6"/>0.0 <text:s text:c="4"/>-32.0 <text:s text:c="6"/>0.0 <text:s text:c="6"/>0.0 <text:s text:c="6"/>0.0</text:span></text:p>
      <text:p text:style-name="P19"><text:span text:style-name="T38"><text:s text:c="7"/></text:span><text:span text:style-name="T28">0.0 <text:s text:c="5"/>32.0 <text:s text:c="6"/>0.0 <text:s text:c="5"/>32.0 <text:s text:c="6"/>0.0 <text:s text:c="5"/>32.0 <text:s text:c="6"/>0.0 <text:s text:c="5"/>32.0 <text:s text:c="6"/>0.0</text:span></text:p>
      <text:p text:style-name="P19"><text:span text:style-name="T38"><text:s text:c="7"/></text:span><text:span text:style-name="T28">0.0 <text:s text:c="4"/>-32.0 <text:s text:c="6"/>0.0 <text:s text:c="4"/>-32.0 <text:s text:c="6"/>0.0 <text:s text:c="4"/>-32.0 <text:s text:c="6"/>0.0 <text:s text:c="6"/>0.0 <text:s text:c="4"/>-32.0</text:span></text:p>
      <text:p text:style-name="P19"><text:span text:style-name="T38"><text:s text:c="7"/></text:span><text:span text:style-name="T28">0.0 <text:s text:c="4"/>-32.0 <text:s text:c="6"/>0.0 <text:s text:c="5"/>32.0 <text:s text:c="6"/>0.0 <text:s text:c="5"/>32.0 <text:s text:c="6"/>0.0 <text:s text:c="4"/>-32.0 <text:s text:c="5"/>32.0</text:span></text:p>
      <text:p text:style-name="P19"><text:span text:style-name="T38"><text:s text:c="7"/></text:span><text:span text:style-name="T28">0.0 <text:s text:c="6"/>0.0 <text:s text:c="6"/>0.0 <text:s text:c="6"/>0.0 <text:s text:c="4"/>-32.0 <text:s text:c="4"/>-32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6"/>0.0 <text:s text:c="5"/>32.0 <text:s text:c="4"/>-32.0 <text:s text:c="6"/>0.0 <text:s text:c="5"/>32.0 <text:s text:c="6"/>0.0</text:span></text:p>
      <text:p text:style-name="P19"><text:span text:style-name="T38"><text:s text:c="7"/></text:span><text:span text:style-name="T28">0.0 <text:s text:c="6"/>0.0 <text:s text:c="6"/>0.0 <text:s text:c="6"/>0.0 <text:s text:c="5"/>32.0 <text:s text:c="4"/>-32.0 <text:s text:c="6"/>0.0 <text:s text:c="6"/>0.0 <text:s text:c="5"/>32.0</text:span></text:p>
      <text:p text:style-name="P19"><text:span text:style-name="T38"><text:s text:c="7"/></text:span><text:span text:style-name="T28">0.0 <text:s text:c="6"/>0.0 <text:s text:c="6"/>0.0 <text:s text:c="6"/>0.0 <text:s text:c="4"/>-32.0 <text:s text:c="4"/>-32.0 <text:s text:c="6"/>0.0 <text:s text:c="4"/>-32.0 <text:s text:c="5"/>32.0</text:span></text:p>
      <text:p text:style-name="P19"><text:span text:style-name="T38"><text:s text:c="7"/></text:span><text:span text:style-name="T28">0.0 <text:s text:c="4"/>-32.0 <text:s text:c="6"/>0.0 <text:s text:c="6"/>0.0 <text:s text:c="4"/>-32.0 <text:s text:c="4"/>-32.0 <text:s text:c="6"/>0.0 <text:s text:c="6"/>0.0 <text:s text:c="6"/>0.0</text:span></text:p>
      <text:p text:style-name="P19"><text:span text:style-name="T38"><text:s text:c="7"/></text:span><text:span text:style-name="T28">0.0 <text:s text:c="4"/>-32.0 <text:s text:c="6"/>0.0 <text:s text:c="6"/>0.0 <text:s text:c="5"/>32.0 <text:s text:c="4"/>-32.0 <text:s text:c="6"/>0.0 <text:s text:c="4"/>-32.0 <text:s text:c="6"/>0.0</text:span></text:p>
      <text:p text:style-name="P19"><text:span text:style-name="T38"><text:s text:c="7"/></text:span><text:span text:style-name="T28">0.0 <text:s text:c="5"/>32.0 <text:s text:c="6"/>0.0 <text:s text:c="6"/>0.0 <text:s text:c="4"/>-32.0 <text:s text:c="4"/>-32.0 <text:s text:c="6"/>0.0 <text:s text:c="6"/>0.0 <text:s text:c="4"/>-32.0</text:span></text:p>
      <text:p text:style-name="P19"><text:span text:style-name="T38"><text:s text:c="7"/></text:span><text:span text:style-name="T28">0.0 <text:s text:c="4"/>-32.0 <text:s text:c="6"/>0.0 <text:s text:c="6"/>0.0 <text:s text:c="5"/>32.0 <text:s text:c="4"/>-32.0 <text:s text:c="6"/>0.0 <text:s text:c="5"/>32.0 <text:s text:c="5"/>32.0</text:span></text:p>
      <text:p text:style-name="P19"><text:span text:style-name="T38"><text:s text:c="7"/></text:span><text:span text:style-name="T28">0.0 <text:s text:c="6"/>0.0 <text:s text:c="6"/>0.0 <text:s text:c="4"/>-32.0 <text:s text:c="5"/>32.0 <text:s text:c="4"/>-32.0 <text:s text:c="6"/>0.0 <text:s text:c="6"/>0.0 <text:s text:c="6"/>0.0</text:span></text:p>
      <text:p text:style-name="P19"><text:span text:style-name="T38"><text:s text:c="7"/></text:span><text:span text:style-name="T28">0.0 <text:s text:c="6"/>0.0 <text:s text:c="6"/>0.0 <text:s text:c="5"/>32.0 <text:s text:c="4"/>-32.0 <text:s text:c="5"/>32.0 <text:s text:c="6"/>0.0 <text:s text:c="4"/>-32.0 <text:s text:c="6"/>0.0</text:span></text:p>
      <text:p text:style-name="P19"><text:span text:style-name="T38"><text:s text:c="7"/></text:span><text:span text:style-name="T28">0.0 <text:s text:c="6"/>0.0 <text:s text:c="6"/>0.0 <text:s text:c="4"/>-32.0 <text:s text:c="5"/>32.0 <text:s text:c="4"/>-32.0 <text:s text:c="6"/>0.0 <text:s text:c="6"/>0.0 <text:s text:c="5"/>32.0</text:span></text:p>
      <text:p text:style-name="P19"><text:span text:style-name="T38"><text:s text:c="7"/></text:span><text:span text:style-name="T28">0.0 <text:s text:c="6"/>0.0 <text:s text:c="6"/>0.0 <text:s text:c="4"/>-32.0 <text:s text:c="4"/>-32.0 <text:s text:c="5"/>32.0 <text:s text:c="6"/>0.0 <text:s text:c="5"/>32.0 <text:s text:c="5"/>32.0</text:span></text:p>
      <text:p text:style-name="P19"><text:span text:style-name="T38"><text:s text:c="7"/></text:span><text:span text:style-name="T28">0.0 <text:s text:c="4"/>-32.0 <text:s text:c="6"/>0.0 <text:s text:c="5"/>32.0 <text:s text:c="4"/>-32.0 <text:s text:c="4"/>-32.0 <text:s text:c="6"/>0.0 <text:s text:c="6"/>0.0 <text:s text:c="6"/>0.0</text:span></text:p>
      <text:p text:style-name="P19"><text:span text:style-name="T38"><text:s text:c="7"/></text:span><text:span text:style-name="T28">0.0 <text:s text:c="5"/>32.0 <text:s text:c="6"/>0.0 <text:s text:c="5"/>32.0 <text:s text:c="5"/>32.0 <text:s text:c="5"/>32.0 <text:s text:c="6"/>0.0 <text:s text:c="5"/>32.0 <text:s text:c="6"/>0.0</text:span></text:p>
      <text:p text:style-name="P19"><text:span text:style-name="T38"><text:s text:c="7"/></text:span><text:span text:style-name="T28">0.0 <text:s text:c="5"/>32.0 <text:s text:c="6"/>0.0 <text:s text:c="4"/>-32.0 <text:s text:c="5"/>32.0 <text:s text:c="4"/>-32.0 <text:s text:c="6"/>0.0 <text:s text:c="6"/>0.0 <text:s text:c="5"/>32.0</text:span></text:p>
      <text:p text:style-name="P19"><text:span text:style-name="T38"><text:s text:c="7"/></text:span><text:span text:style-name="T28">0.0 <text:s text:c="5"/>32.0 <text:s text:c="6"/>0.0 <text:s text:c="5"/>32.0 <text:s text:c="4"/>-32.0 <text:s text:c="5"/>32.0 <text:s text:c="6"/>0.0 <text:s text:c="4"/>-32.0 <text:s text:c="4"/>-32.0</text:span></text:p>
      <text:p text:style-name="P19"><text:span text:style-name="T38"><text:s text:c="5"/></text:span><text:span text:style-name="T28">-32.0 <text:s text:c="6"/>0.0 <text:s text:c="6"/>0.0 <text:s text:c="6"/>0.0 <text:s text:c="6"/>0.0 <text:s text:c="4"/>-32.0 <text:s text:c="6"/>0.0 <text:s text:c="6"/>0.0 <text:s text:c="6"/>0.0</text:span></text:p>
      <text:p text:style-name="P19"><text:span text:style-name="T38"><text:s text:c="5"/></text:span><text:span text:style-name="T28">-32.0 <text:s text:c="6"/>0.0 <text:s text:c="6"/>0.0 <text:s text:c="6"/>0.0 <text:s text:c="6"/>0.0 <text:s text:c="4"/>-32.0 <text:s text:c="6"/>0.0 <text:s text:c="4"/>-32.0 <text:s text:c="6"/>0.0</text:span></text:p>
      <text:p text:style-name="P19"><text:span text:style-name="T38"><text:s text:c="5"/></text:span><text:span text:style-name="T28">-32.0 <text:s text:c="6"/>0.0 <text:s text:c="6"/>0.0 <text:s text:c="6"/>0.0 <text:s text:c="6"/>0.0 <text:s text:c="5"/>32.0 <text:s text:c="6"/>0.0 <text:s text:c="6"/>0.0 <text:s text:c="5"/>32.0</text:span></text:p>
      <text:p text:style-name="P19"><text:span text:style-name="T38"><text:s text:c="5"/></text:span><text:span text:style-name="T28">-32.0 <text:s text:c="6"/>0.0 <text:s text:c="6"/>0.0 <text:s text:c="6"/>0.0 <text:s text:c="6"/>0.0 <text:s text:c="5"/>32.0 <text:s text:c="6"/>0.0 <text:s text:c="4"/>-32.0 <text:s text:c="4"/>-32.0</text:span></text:p>
      <text:p text:style-name="P19"><text:span text:style-name="T38"><text:s text:c="5"/></text:span><text:span text:style-name="T28">-32.0 <text:s text:c="5"/>32.0 <text:s text:c="6"/>0.0 <text:s text:c="6"/>0.0 <text:s text:c="6"/>0.0 <text:s text:c="4"/>-32.0 <text:s text:c="6"/>0.0 <text:s text:c="6"/>0.0 <text:s text:c="6"/>0.0</text:span></text:p>
      <text:p text:style-name="P19"><text:span text:style-name="T38"><text:s text:c="5"/></text:span><text:span text:style-name="T28">-32.0 <text:s text:c="4"/>-32.0 <text:s text:c="6"/>0.0 <text:s text:c="6"/>0.0 <text:s text:c="6"/>0.0 <text:s text:c="4"/>-32.0 <text:s text:c="6"/>0.0 <text:s text:c="4"/>-32.0 <text:s text:c="6"/>0.0</text:span></text:p>
      <text:p text:style-name="P19"><text:span text:style-name="T38"><text:s text:c="5"/></text:span><text:span text:style-name="T28">-32.0 <text:s text:c="5"/>32.0 <text:s text:c="6"/>0.0 <text:s text:c="6"/>0.0 <text:s text:c="6"/>0.0 <text:s text:c="5"/>32.0 <text:s text:c="6"/>0.0 <text:s text:c="6"/>0.0 <text:s text:c="5"/>32.0</text:span></text:p>
      <text:p text:style-name="P19"><text:span text:style-name="T38"><text:s text:c="5"/></text:span><text:span text:style-name="T28">-32.0 <text:s text:c="5"/>32.0 <text:s text:c="6"/>0.0 <text:s text:c="6"/>0.0 <text:s text:c="6"/>0.0 <text:s text:c="5"/>32.0 <text:s text:c="6"/>0.0 <text:s text:c="4"/>-32.0 <text:s text:c="5"/>32.0</text:span></text:p>
      <text:p text:style-name="P19"><text:span text:style-name="T38"><text:s text:c="5"/></text:span><text:span text:style-name="T28">-32.0 <text:s text:c="6"/>0.0 <text:s text:c="6"/>0.0 <text:s text:c="4"/>-32.0 <text:s text:c="6"/>0.0 <text:s text:c="5"/>32.0 <text:s text:c="6"/>0.0 <text:s text:c="6"/>0.0 <text:s text:c="6"/>0.0</text:span></text:p>
      <text:p text:style-name="P19"><text:span text:style-name="T38"><text:s text:c="5"/></text:span><text:span text:style-name="T28">-32.0 <text:s text:c="6"/>0.0 <text:s text:c="6"/>0.0 <text:s text:c="4"/>-32.0 <text:s text:c="6"/>0.0 <text:s text:c="4"/>-32.0 <text:s text:c="6"/>0.0 <text:s text:c="4"/>-32.0 <text:s text:c="6"/>0.0</text:span></text:p>
      <text:p text:style-name="P19"><text:span text:style-name="T38"><text:s text:c="5"/></text:span><text:span text:style-name="T28">-32.0 <text:s text:c="6"/>0.0 <text:s text:c="6"/>0.0 <text:s text:c="4"/>-32.0 <text:s text:c="6"/>0.0 <text:s text:c="4"/>-32.0 <text:s text:c="6"/>0.0 <text:s text:c="6"/>0.0 <text:s text:c="4"/>-32.0</text:span></text:p>
      <text:p text:style-name="P19"><text:soft-page-break/><text:span text:style-name="T38"><text:s text:c="5"/></text:span><text:span text:style-name="T28">-32.0 <text:s text:c="6"/>0.0 <text:s text:c="6"/>0.0 <text:s text:c="5"/>32.0 <text:s text:c="6"/>0.0 <text:s text:c="5"/>32.0 <text:s text:c="6"/>0.0 <text:s text:c="4"/>-32.0 <text:s text:c="5"/>32.0</text:span></text:p>
      <text:p text:style-name="P19"><text:span text:style-name="T38"><text:s text:c="6"/></text:span><text:span text:style-name="T28">32.0 <text:s text:c="5"/>32.0 <text:s text:c="6"/>0.0 <text:s text:c="5"/>32.0 <text:s text:c="6"/>0.0 <text:s text:c="5"/>32.0 <text:s text:c="6"/>0.0 <text:s text:c="6"/>0.0 <text:s text:c="6"/>0.0</text:span></text:p>
      <text:p text:style-name="P19"><text:span text:style-name="T38"><text:s text:c="6"/></text:span><text:span text:style-name="T28">32.0 <text:s text:c="5"/>32.0 <text:s text:c="6"/>0.0 <text:s text:c="4"/>-32.0 <text:s text:c="6"/>0.0 <text:s text:c="4"/>-32.0 <text:s text:c="6"/>0.0 <text:s text:c="4"/>-32.0 <text:s text:c="6"/>0.0</text:span></text:p>
      <text:p text:style-name="P19"><text:span text:style-name="T38"><text:s text:c="6"/></text:span><text:span text:style-name="T28">32.0 <text:s text:c="5"/>32.0 <text:s text:c="6"/>0.0 <text:s text:c="4"/>-32.0 <text:s text:c="6"/>0.0 <text:s text:c="4"/>-32.0 <text:s text:c="6"/>0.0 <text:s text:c="6"/>0.0 <text:s text:c="5"/>32.0</text:span></text:p>
      <text:p text:style-name="P19"><text:span text:style-name="T38"><text:s text:c="6"/></text:span><text:span text:style-name="T28">32.0 <text:s text:c="4"/>-32.0 <text:s text:c="6"/>0.0 <text:s text:c="4"/>-32.0 <text:s text:c="6"/>0.0 <text:s text:c="5"/>32.0 <text:s text:c="6"/>0.0 <text:s text:c="4"/>-32.0 <text:s text:c="5"/>32.0</text:span></text:p>
      <text:p text:style-name="P19"><text:span text:style-name="T38"><text:s text:c="5"/></text:span><text:span text:style-name="T28">-32.0 <text:s text:c="6"/>0.0 <text:s text:c="6"/>0.0 <text:s text:c="6"/>0.0 <text:s text:c="5"/>32.0 <text:s text:c="4"/>-32.0 <text:s text:c="6"/>0.0 <text:s text:c="6"/>0.0 <text:s text:c="6"/>0.0</text:span></text:p>
      <text:p text:style-name="P19"><text:span text:style-name="T38"><text:s text:c="6"/></text:span><text:span text:style-name="T28">32.0 <text:s text:c="6"/>0.0 <text:s text:c="6"/>0.0 <text:s text:c="6"/>0.0 <text:s text:c="4"/>-32.0 <text:s text:c="4"/>-32.0 <text:s text:c="6"/>0.0 <text:s text:c="4"/>-32.0 <text:s text:c="6"/>0.0</text:span></text:p>
      <text:p text:style-name="P19"><text:span text:style-name="T38"><text:s text:c="5"/></text:span><text:span text:style-name="T28">-32.0 <text:s text:c="6"/>0.0 <text:s text:c="6"/>0.0 <text:s text:c="6"/>0.0 <text:s text:c="4"/>-32.0 <text:s text:c="5"/>32.0 <text:s text:c="6"/>0.0 <text:s text:c="6"/>0.0 <text:s text:c="5"/>32.0</text:span></text:p>
      <text:p text:style-name="P19"><text:span text:style-name="T38"><text:s text:c="6"/></text:span><text:span text:style-name="T28">32.0 <text:s text:c="6"/>0.0 <text:s text:c="6"/>0.0 <text:s text:c="6"/>0.0 <text:s text:c="5"/>32.0 <text:s text:c="5"/>32.0 <text:s text:c="6"/>0.0 <text:s text:c="4"/>-32.0 <text:s text:c="4"/>-32.0</text:span></text:p>
      <text:p text:style-name="P19"><text:span text:style-name="T38"><text:s text:c="6"/></text:span><text:span text:style-name="T28">32.0 <text:s text:c="4"/>-32.0 <text:s text:c="6"/>0.0 <text:s text:c="6"/>0.0 <text:s text:c="5"/>32.0 <text:s text:c="4"/>-32.0 <text:s text:c="6"/>0.0 <text:s text:c="6"/>0.0 <text:s text:c="6"/>0.0</text:span></text:p>
      <text:p text:style-name="P19"><text:span text:style-name="T38"><text:s text:c="5"/></text:span><text:span text:style-name="T28">-32.0 <text:s text:c="5"/>32.0 <text:s text:c="6"/>0.0 <text:s text:c="6"/>0.0 <text:s text:c="4"/>-32.0 <text:s text:c="4"/>-32.0 <text:s text:c="6"/>0.0 <text:s text:c="4"/>-32.0 <text:s text:c="6"/>0.0</text:span></text:p>
      <text:p text:style-name="P19"><text:span text:style-name="T38"><text:s text:c="6"/></text:span><text:span text:style-name="T28">32.0 <text:s text:c="5"/>32.0 <text:s text:c="6"/>0.0 <text:s text:c="6"/>0.0 <text:s text:c="5"/>32.0 <text:s text:c="5"/>32.0 <text:s text:c="6"/>0.0 <text:s text:c="6"/>0.0 <text:s text:c="4"/>-32.0</text:span></text:p>
      <text:p text:style-name="P19"><text:span text:style-name="T38"><text:s text:c="5"/></text:span><text:span text:style-name="T28">-32.0 <text:s text:c="5"/>32.0 <text:s text:c="6"/>0.0 <text:s text:c="6"/>0.0 <text:s text:c="4"/>-32.0 <text:s text:c="5"/>32.0 <text:s text:c="6"/>0.0 <text:s text:c="4"/>-32.0 <text:s text:c="4"/>-32.0</text:span></text:p>
      <text:p text:style-name="P19"><text:span text:style-name="T38"><text:s text:c="5"/></text:span><text:span text:style-name="T28">-32.0 <text:s text:c="6"/>0.0 <text:s text:c="6"/>0.0 <text:s text:c="4"/>-32.0 <text:s text:c="5"/>32.0 <text:s text:c="5"/>32.0 <text:s text:c="6"/>0.0 <text:s text:c="6"/>0.0 <text:s text:c="6"/>0.0</text:span></text:p>
      <text:p text:style-name="P19"><text:span text:style-name="T38"><text:s text:c="6"/></text:span><text:span text:style-name="T28">32.0 <text:s text:c="6"/>0.0 <text:s text:c="6"/>0.0 <text:s text:c="4"/>-32.0 <text:s text:c="4"/>-32.0 <text:s text:c="4"/>-32.0 <text:s text:c="6"/>0.0 <text:s text:c="5"/>32.0 <text:s text:c="6"/>0.0</text:span></text:p>
      <text:p text:style-name="P19"><text:span text:style-name="T38"><text:s text:c="5"/></text:span><text:span text:style-name="T28">-32.0 <text:s text:c="6"/>0.0 <text:s text:c="6"/>0.0 <text:s text:c="4"/>-32.0 <text:s text:c="5"/>32.0 <text:s text:c="4"/>-32.0 <text:s text:c="6"/>0.0 <text:s text:c="6"/>0.0 <text:s text:c="4"/>-32.0</text:span></text:p>
      <text:p text:style-name="P19"><text:span text:style-name="T38"><text:s text:c="6"/></text:span><text:span text:style-name="T28">32.0 <text:s text:c="6"/>0.0 <text:s text:c="6"/>0.0 <text:s text:c="5"/>32.0 <text:s text:c="4"/>-32.0 <text:s text:c="5"/>32.0 <text:s text:c="6"/>0.0 <text:s text:c="5"/>32.0 <text:s text:c="5"/>32.0</text:span></text:p>
      <text:p text:style-name="P19"><text:span text:style-name="T38"><text:s text:c="5"/></text:span><text:span text:style-name="T28">-32.0 <text:s text:c="4"/>-32.0 <text:s text:c="6"/>0.0 <text:s text:c="4"/>-32.0 <text:s text:c="4"/>-32.0 <text:s text:c="5"/>32.0 <text:s text:c="6"/>0.0 <text:s text:c="6"/>0.0 <text:s text:c="6"/>0.0</text:span></text:p>
      <text:p text:style-name="P19"><text:span text:style-name="T38"><text:s text:c="6"/></text:span><text:span text:style-name="T28">32.0 <text:s text:c="4"/>-32.0 <text:s text:c="6"/>0.0 <text:s text:c="5"/>32.0 <text:s text:c="5"/>32.0 <text:s text:c="4"/>-32.0 <text:s text:c="6"/>0.0 <text:s text:c="5"/>32.0 <text:s text:c="6"/>0.0</text:span></text:p>
      <text:p text:style-name="P19"><text:span text:style-name="T38"><text:s text:c="5"/></text:span><text:span text:style-name="T28">-32.0 <text:s text:c="5"/>32.0 <text:s text:c="6"/>0.0 <text:s text:c="5"/>32.0 <text:s text:c="5"/>32.0 <text:s text:c="4"/>-32.0 <text:s text:c="6"/>0.0 <text:s text:c="6"/>0.0 <text:s text:c="4"/>-32.0</text:span></text:p>
      <text:p text:style-name="P19"><text:span text:style-name="T38"><text:s text:c="6"/></text:span><text:span text:style-name="T28">32.0 <text:s text:c="4"/>-32.0 <text:s text:c="6"/>0.0 <text:s text:c="5"/>32.0 <text:s text:c="4"/>-32.0 <text:s text:c="5"/>32.0 <text:s text:c="6"/>0.0 <text:s text:c="5"/>32.0 <text:s text:c="4"/>-32.0</text:span></text:p>
      <text:p text:style-name="P33"/>
      <text:p text:style-name="P19"><text:span text:style-name="T12">1.7 действительный многочлен</text:span></text:p>
      <text:p text:style-name="P34"/>
      <text:p text:style-name="P19"><text:span text:style-name="T41"><text:s text:c="2"/></text:span><text:span text:style-name="T45">y0 <text:s text:c="2"/>y1 <text:s text:c="2"/>y2 <text:s text:c="3"/>y3 <text:s/>y4 <text:s text:c="2"/>y5 <text:s text:c="2"/>y6 <text:s text:c="2"/>y7 <text:s text:c="2"/>y8</text:span></text:p>
      <text:p text:style-name="P35"/>
      <text:p text:style-name="P31"><text:span text:style-name="T48"><text:s text:c="2"/></text:span><text:span text:style-name="T45">1.0 <text:s/>1.0 <text:s/>1.0 <text:s/>0.0 <text:s/>0.0 <text:s/>1.0 <text:s/>0.0 <text:s/>1.0 <text:s/>0.0</text:span></text:p>
      <text:p text:style-name="P31"><text:span text:style-name="T48"><text:s text:c="2"/></text:span><text:span text:style-name="T45">0.0 <text:s/>0.0 -1.0 <text:s/>0.0 <text:s/>0.0 <text:s/>0.0 <text:s/>0.0 -1.0 <text:s/>0.0</text:span></text:p>
      <text:p text:style-name="P31"><text:span text:style-name="T48"><text:s text:c="2"/></text:span><text:span text:style-name="T45">0.0 <text:s/>0.0 <text:s/>0.0 <text:s/>0.0 <text:s/>0.0 <text:s/>0.0 <text:s/>1.0 <text:s/>0.0 <text:s/>1.0</text:span></text:p>
      <text:p text:style-name="P31"><text:span text:style-name="T48"><text:s/></text:span><text:span text:style-name="T45">-1.0 <text:s/>0.0 <text:s/>0.0 <text:s/>1.0 <text:s/>0.0 -1.0 -1.0 <text:s/>0.0 <text:s/>0.0</text:span></text:p>
      <text:p text:style-name="P31"><text:span text:style-name="T48"><text:s text:c="2"/></text:span><text:span text:style-name="T45">0.0 -1.0 <text:s/>0.0 <text:s/>0.0 <text:s/>0.0 <text:s/>0.0 <text:s/>0.0 <text:s/>0.0 <text:s/>0.0</text:span></text:p>
      <text:p text:style-name="P31"><text:span text:style-name="T48"><text:s text:c="2"/></text:span><text:span text:style-name="T45">0.0 <text:s/>0.0 <text:s/>0.0 <text:s/>0.0 <text:s/>0.0 -1.0 <text:s/>0.0 <text:s/>0.0 <text:s/>0.0</text:span></text:p>
      <text:p text:style-name="P31"><text:span text:style-name="T48"><text:s text:c="2"/></text:span><text:span text:style-name="T45">0.0 <text:s/>0.0 -1.0 <text:s/>0.0 <text:s/>1.0 -1.0 <text:s/>0.0 <text:s/>0.0 <text:s/>0.0</text:span></text:p>
      <text:p text:style-name="P31"><text:span text:style-name="T48"><text:s text:c="2"/></text:span><text:span text:style-name="T45">0.0 <text:s/>0.0 <text:s/>2.0 <text:s/>0.0 <text:s/>0.0 <text:s/>2.0 <text:s/>0.0 <text:s/>0.0 <text:s/>0.0</text:span></text:p>
      <text:p text:style-name="P31"><text:span text:style-name="T48"><text:s text:c="2"/></text:span><text:span text:style-name="T45">0.0 <text:s/>0.0 <text:s/>0.0 <text:s/>1.0 <text:s/>0.0 <text:s/>0.0 <text:s/>0.0 <text:s/>0.0 <text:s/>0.0</text:span></text:p>
      <text:p text:style-name="P31"><text:span text:style-name="T48"><text:s/></text:span><text:span text:style-name="T45">-1.0 -1.0 <text:s/>0.0 <text:s/>0.0 <text:s/>0.0 -1.0 <text:s/>1.0 <text:s/>0.0 <text:s/>0.0</text:span></text:p>
      <text:p text:style-name="P31"><text:span text:style-name="T48"><text:s text:c="2"/></text:span><text:span text:style-name="T45">0.0 <text:s/>0.0 -1.0 <text:s/>0.0 <text:s/>0.0 <text:s/>0.0 <text:s/>0.0 -1.0 <text:s/>0.0</text:span></text:p>
      <text:p text:style-name="P31"><text:span text:style-name="T48"><text:s text:c="2"/></text:span><text:span text:style-name="T45">2.0 <text:s/>0.0 <text:s/>2.0 -2.0 <text:s/>0.0 <text:s/>2.0 <text:s/>0.0 <text:s/>2.0 <text:s/>0.0</text:span></text:p>
      <text:p text:style-name="P31"><text:span text:style-name="T48"><text:s/></text:span><text:span text:style-name="T45">-1.0 <text:s/>0.0 -1.0 <text:s/>0.0 <text:s/>0.0 <text:s/>0.0 <text:s/>1.0 <text:s/>0.0 <text:s/>0.0</text:span></text:p>
      <text:p text:style-name="P31"><text:span text:style-name="T48"><text:s text:c="2"/></text:span><text:span text:style-name="T45">2.0 <text:s/>2.0 <text:s/>2.0 <text:s/>0.0 <text:s/>0.0 <text:s/>2.0 -2.0 <text:s/>0.0 <text:s/>0.0</text:span></text:p>
      <text:p text:style-name="P31"><text:span text:style-name="T48"><text:s text:c="2"/></text:span><text:span text:style-name="T45">0.0 <text:s/>0.0 <text:s/>2.0 <text:s/>0.0 <text:s/>0.0 <text:s/>0.0 -2.0 <text:s/>0.0 <text:s/>0.0</text:span></text:p>
      <text:p text:style-name="P31"><text:span text:style-name="T48"><text:s/></text:span><text:span text:style-name="T45">-2.0 <text:s/>0.0 -4.0 <text:s/>0.0 <text:s/>0.0 -2.0 <text:s/>2.0 <text:s/>0.0 <text:s/>0.0</text:span></text:p>
      <text:p text:style-name="P31"><text:span text:style-name="T48"><text:s text:c="2"/></text:span><text:span text:style-name="T45">0.0 <text:s/>0.0 <text:s/>0.0 <text:s/>0.0 <text:s/>1.0 <text:s/>0.0 <text:s/>0.0 <text:s/>0.0 <text:s/>0.0</text:span></text:p>
      <text:p text:style-name="P31"><text:span text:style-name="T48"><text:s/></text:span><text:span text:style-name="T45">-1.0 <text:s/>0.0 <text:s/>0.0 <text:s/>0.0 <text:s/>0.0 <text:s/>0.0 <text:s/>0.0 <text:s/>0.0 <text:s/>0.0</text:span></text:p>
      <text:p text:style-name="P31"><text:span text:style-name="T48"><text:s text:c="2"/></text:span><text:span text:style-name="T45">0.0 <text:s/>0.0 -1.0 <text:s/>1.0 <text:s/>0.0 -1.0 <text:s/>0.0 <text:s/>0.0 <text:s/>0.0</text:span></text:p>
      <text:p text:style-name="P31"><text:span text:style-name="T48"><text:s text:c="2"/></text:span><text:span text:style-name="T45">2.0 <text:s/>0.0 <text:s/>2.0 -2.0 <text:s/>0.0 <text:s/>2.0 <text:s/>0.0 <text:s/>0.0 <text:s/>0.0</text:span></text:p>
      <text:p text:style-name="P31"><text:span text:style-name="T48"><text:s text:c="2"/></text:span><text:span text:style-name="T45">0.0 <text:s/>0.0 <text:s/>0.0 <text:s/>0.0 <text:s/>0.0 <text:s/>0.0 <text:s/>1.0 <text:s/>0.0 <text:s/>1.0</text:span></text:p>
      <text:p text:style-name="P31"><text:span text:style-name="T48"><text:s text:c="2"/></text:span><text:span text:style-name="T45">0.0 <text:s/>0.0 <text:s/>0.0 <text:s/>0.0 <text:s/>0.0 <text:s/>0.0 <text:s/>0.0 <text:s/>0.0 <text:s/>0.0</text:span></text:p>
      <text:p text:style-name="P31"><text:span text:style-name="T48"><text:s text:c="2"/></text:span><text:span text:style-name="T45">0.0 <text:s/>0.0 <text:s/>2.0 <text:s/>0.0 -2.0 <text:s/>2.0 -2.0 <text:s/>0.0 -2.0</text:span></text:p>
      <text:p text:style-name="P31"><text:span text:style-name="T48"><text:s text:c="2"/></text:span><text:span text:style-name="T45">0.0 <text:s/>0.0 -4.0 <text:s/>0.0 <text:s/>0.0 -2.0 <text:s/>2.0 <text:s/>0.0 <text:s/>0.0</text:span></text:p>
      <text:p text:style-name="P31"><text:span text:style-name="T48"><text:s text:c="2"/></text:span><text:span text:style-name="T45">0.0 <text:s/>0.0 <text:s/>0.0 <text:s/>0.0 <text:s/>0.0 -1.0 <text:s/>1.0 -1.0 <text:s/>0.0</text:span></text:p>
      <text:p text:style-name="P31"><text:span text:style-name="T48"><text:s text:c="2"/></text:span><text:span text:style-name="T45">2.0 <text:s/>0.0 <text:s/>0.0 <text:s/>0.0 <text:s/>0.0 <text:s/>2.0 -2.0 <text:s/>2.0 <text:s/>0.0</text:span></text:p>
      <text:p text:style-name="P31"><text:span text:style-name="T48"><text:s text:c="2"/></text:span><text:span text:style-name="T45">0.0 <text:s/>0.0 <text:s/>2.0 -2.0 <text:s/>0.0 <text:s/>2.0 -2.0 <text:s/>2.0 <text:s/>0.0</text:span></text:p>
      <text:p text:style-name="P31"><text:span text:style-name="T48"><text:s/></text:span><text:span text:style-name="T45">-4.0 <text:s/>0.0 -4.0 <text:s/>4.0 <text:s/>0.0 -4.0 <text:s/>2.0 -4.0 <text:s/>0.0</text:span></text:p>
      <text:p text:style-name="P31"><text:span text:style-name="T48"><text:s text:c="2"/></text:span><text:span text:style-name="T45">0.0 <text:s/>0.0 <text:s/>0.0 <text:s/>0.0 <text:s/>0.0 <text:s/>0.0 -2.0 <text:s/>0.0 <text:s/>0.0</text:span></text:p>
      <text:p text:style-name="P31"><text:span text:style-name="T48"><text:s/></text:span><text:span text:style-name="T45">-2.0 <text:s/>0.0 <text:s/>0.0 <text:s/>0.0 <text:s/>0.0 -2.0 <text:s/>2.0 <text:s/>0.0 <text:s/>0.0</text:span></text:p>
      <text:p text:style-name="P31"><text:span text:style-name="T48"><text:s text:c="2"/></text:span><text:span text:style-name="T45">0.0 <text:s/>0.0 -2.0 <text:s/>0.0 <text:s/>0.0 -2.0 <text:s/>4.0 <text:s/>0.0 <text:s/>0.0</text:span></text:p>
      <text:p text:style-name="P31"><text:span text:style-name="T48"><text:s text:c="2"/></text:span><text:span text:style-name="T45">4.0 <text:s/>0.0 <text:s/>4.0 <text:s/>0.0 <text:s/>0.0 <text:s/>4.0 -4.0 <text:s/>0.0 <text:s/>0.0</text:span></text:p>
      <text:p text:style-name="P31"><text:span text:style-name="T48"><text:s/></text:span><text:span text:style-name="T45">-1.0 <text:s/>0.0 <text:s/>0.0 <text:s/>0.0 <text:s/>0.0 <text:s/>0.0 <text:s/>0.0 -1.0 <text:s/>0.0</text:span></text:p>
      <text:p text:style-name="P31"><text:span text:style-name="T48"><text:s text:c="2"/></text:span><text:span text:style-name="T45">0.0 <text:s/>0.0 <text:s/>0.0 <text:s/>0.0 <text:s/>1.0 <text:s/>0.0 <text:s/>1.0 <text:s/>2.0 <text:s/>1.0</text:span></text:p>
      <text:p text:style-name="P31"><text:span text:style-name="T48"><text:s text:c="2"/></text:span><text:span text:style-name="T45">0.0 <text:s/>0.0 <text:s/>0.0 <text:s/>0.0 <text:s/>0.0 -1.0 <text:s/>0.0 <text:s/>0.0 <text:s/>0.0</text:span></text:p>
      <text:p text:style-name="P31"><text:span text:style-name="T48"><text:s text:c="2"/></text:span><text:span text:style-name="T45">2.0 <text:s/>0.0 <text:s/>0.0 <text:s/>0.0 <text:s/>0.0 <text:s/>2.0 <text:s/>0.0 <text:s/>0.0 -2.0</text:span></text:p>
      <text:p text:style-name="P31"><text:span text:style-name="T48"><text:s text:c="2"/></text:span><text:span text:style-name="T45">0.0 <text:s/>0.0 -1.0 <text:s/>0.0 <text:s/>1.0 <text:s/>0.0 <text:s/>1.0 <text:s/>1.0 <text:s/>0.0</text:span></text:p>
      <text:p text:style-name="P31"><text:span text:style-name="T48"><text:s text:c="2"/></text:span><text:span text:style-name="T45">0.0 <text:s/>0.0 <text:s/>2.0 <text:s/>0.0 -2.0 <text:s/>0.0 -2.0 -2.0 <text:s/>0.0</text:span></text:p>
      <text:p text:style-name="P31"><text:soft-page-break/><text:span text:style-name="T48"><text:s text:c="2"/></text:span><text:span text:style-name="T45">0.0 <text:s/>0.0 <text:s/>2.0 <text:s/>0.0 -2.0 <text:s/>2.0 -2.0 <text:s/>0.0 <text:s/>0.0</text:span></text:p>
      <text:p text:style-name="P31"><text:span text:style-name="T48"><text:s text:c="2"/></text:span><text:span text:style-name="T45">0.0 <text:s/>0.0 -4.0 <text:s/>0.0 <text:s/>2.0 -2.0 <text:s/>2.0 <text:s/>0.0 <text:s/>0.0</text:span></text:p>
      <text:p text:style-name="P31"><text:span text:style-name="T48"><text:s text:c="2"/></text:span><text:span text:style-name="T45">0.0 -1.0 <text:s/>0.0 <text:s/>0.0 <text:s/>0.0 <text:s/>0.0 <text:s/>0.0 <text:s/>0.0 <text:s/>0.0</text:span></text:p>
      <text:p text:style-name="P31"><text:span text:style-name="T48"><text:s text:c="2"/></text:span><text:span text:style-name="T45">2.0 <text:s/>2.0 <text:s/>0.0 <text:s/>0.0 <text:s/>0.0 <text:s/>0.0 -2.0 <text:s/>0.0 <text:s/>0.0</text:span></text:p>
      <text:p text:style-name="P31"><text:span text:style-name="T48"><text:s text:c="2"/></text:span><text:span text:style-name="T45">0.0 <text:s/>0.0 <text:s/>0.0 <text:s/>0.0 <text:s/>0.0 <text:s/>0.0 <text:s/>0.0 <text:s/>2.0 <text:s/>0.0</text:span></text:p>
      <text:p text:style-name="P31"><text:span text:style-name="T48"><text:s/></text:span><text:span text:style-name="T45">-4.0 <text:s/>0.0 <text:s/>0.0 <text:s/>0.0 <text:s/>0.0 -2.0 <text:s/>0.0 -4.0 <text:s/>0.0</text:span></text:p>
      <text:p text:style-name="P31"><text:span text:style-name="T48"><text:s text:c="2"/></text:span><text:span text:style-name="T45">2.0 <text:s/>2.0 <text:s/>2.0 <text:s/>0.0 <text:s/>0.0 <text:s/>0.0 -2.0 <text:s/>0.0 <text:s/>0.0</text:span></text:p>
      <text:p text:style-name="P31"><text:span text:style-name="T48"><text:s/></text:span><text:span text:style-name="T45">-4.0 -4.0 -4.0 <text:s/>0.0 <text:s/>0.0 <text:s/>0.0 <text:s/>4.0 <text:s/>0.0 <text:s/>0.0</text:span></text:p>
      <text:p text:style-name="P31"><text:span text:style-name="T48"><text:s text:c="2"/></text:span><text:span text:style-name="T45">0.0 <text:s/>0.0 -2.0 <text:s/>0.0 <text:s/>0.0 <text:s/>0.0 <text:s/>4.0 -2.0 <text:s/>0.0</text:span></text:p>
      <text:p text:style-name="P31"><text:span text:style-name="T48"><text:s text:c="2"/></text:span><text:span text:style-name="T45">4.0 <text:s/>0.0 <text:s/>4.0 <text:s/>0.0 <text:s/>0.0 <text:s/>0.0 -4.0 <text:s/>4.0 <text:s/>0.0</text:span></text:p>
      <text:p text:style-name="P31"><text:span text:style-name="T48"><text:s text:c="2"/></text:span><text:span text:style-name="T45">0.0 <text:s/>0.0 -1.0 <text:s/>0.0 <text:s/>0.0 <text:s/>0.0 <text:s/>0.0 <text:s/>0.0 <text:s/>1.0</text:span></text:p>
      <text:p text:style-name="P31"><text:span text:style-name="T48"><text:s text:c="2"/></text:span><text:span text:style-name="T45">2.0 <text:s/>0.0 <text:s/>2.0 <text:s/>0.0 -2.0 <text:s/>0.0 <text:s/>0.0 <text:s/>0.0 -2.0</text:span></text:p>
      <text:p text:style-name="P31"><text:span text:style-name="T48"><text:s text:c="2"/></text:span><text:span text:style-name="T45">0.0 <text:s/>0.0 <text:s/>2.0 <text:s/>0.0 <text:s/>0.0 <text:s/>2.0 <text:s/>0.0 <text:s/>0.0 -2.0</text:span></text:p>
      <text:p text:style-name="P31"><text:span text:style-name="T48"><text:s/></text:span><text:span text:style-name="T45">-4.0 <text:s/>0.0 -4.0 <text:s/>0.0 <text:s/>0.0 -4.0 <text:s/>0.0 <text:s/>0.0 <text:s/>4.0</text:span></text:p>
      <text:p text:style-name="P31"><text:span text:style-name="T48"><text:s text:c="2"/></text:span><text:span text:style-name="T45">0.0 <text:s/>0.0 <text:s/>2.0 <text:s/>0.0 -2.0 <text:s/>0.0 -2.0 <text:s/>0.0 -2.0</text:span></text:p>
      <text:p text:style-name="P31"><text:span text:style-name="T48"><text:s text:c="2"/></text:span><text:span text:style-name="T45">0.0 <text:s/>0.0 -4.0 <text:s/>0.0 <text:s/>4.0 <text:s/>0.0 <text:s/>2.0 <text:s/>0.0 <text:s/>2.0</text:span></text:p>
      <text:p text:style-name="P31"><text:span text:style-name="T48"><text:s text:c="2"/></text:span><text:span text:style-name="T45">0.0 <text:s/>0.0 -4.0 <text:s/>0.0 <text:s/>4.0 -4.0 <text:s/>4.0 <text:s/>0.0 <text:s/>4.0</text:span></text:p>
      <text:p text:style-name="P31"><text:span text:style-name="T48"><text:s text:c="2"/></text:span><text:span text:style-name="T45">0.0 <text:s/>0.0 <text:s/>8.0 <text:s/>0.0 -4.0 <text:s/>4.0 -4.0 <text:s/>0.0 -4.0</text:span></text:p>
      <text:p text:style-name="P31"><text:span text:style-name="T48"><text:s text:c="2"/></text:span><text:span text:style-name="T45">0.0 <text:s/>0.0 <text:s/>0.0 <text:s/>0.0 <text:s/>0.0 <text:s/>0.0 <text:s/>0.0 <text:s/>2.0 <text:s/>0.0</text:span></text:p>
      <text:p text:style-name="P31"><text:span text:style-name="T48"><text:s/></text:span><text:span text:style-name="T45">-4.0 <text:s/>0.0 <text:s/>0.0 <text:s/>0.0 <text:s/>0.0 <text:s/>0.0 <text:s/>2.0 -4.0 <text:s/>0.0</text:span></text:p>
      <text:p text:style-name="P31"><text:span text:style-name="T48"><text:s text:c="2"/></text:span><text:span text:style-name="T45">0.0 <text:s/>0.0 -2.0 <text:s/>0.0 <text:s/>0.0 -2.0 <text:s/>0.0 -4.0 <text:s/>0.0</text:span></text:p>
      <text:p text:style-name="P31"><text:span text:style-name="T48"><text:s text:c="2"/></text:span><text:span text:style-name="T45">8.0 <text:s/>0.0 <text:s/>4.0 <text:s/>0.0 <text:s/>0.0 <text:s/>4.0 <text:s/>0.0 <text:s/>8.0 <text:s/>0.0</text:span></text:p>
      <text:p text:style-name="P31"><text:span text:style-name="T48"><text:s text:c="2"/></text:span><text:span text:style-name="T45">0.0 <text:s/>0.0 -2.0 <text:s/>0.0 <text:s/>0.0 <text:s/>0.0 <text:s/>2.0 -2.0 <text:s/>0.0</text:span></text:p>
      <text:p text:style-name="P31"><text:span text:style-name="T48"><text:s text:c="2"/></text:span><text:span text:style-name="T45">4.0 <text:s/>0.0 <text:s/>4.0 <text:s/>0.0 <text:s/>0.0 <text:s/>0.0 -4.0 <text:s/>4.0 <text:s/>0.0</text:span></text:p>
      <text:p text:style-name="P31"><text:span text:style-name="T48"><text:s text:c="2"/></text:span><text:span text:style-name="T45">0.0 <text:s/>0.0 <text:s/>4.0 <text:s/>0.0 <text:s/>0.0 <text:s/>4.0 -4.0 <text:s/>4.0 <text:s/>0.0</text:span></text:p>
      <text:p text:style-name="P31"><text:span text:style-name="T48"><text:s/></text:span><text:span text:style-name="T45">-8.0 <text:s/>0.0 -8.0 <text:s/>0.0 <text:s/>0.0 -4.0 <text:s/>4.0 -8.0 <text:s/>0.0</text:span></text:p>
      <text:p text:style-name="P31"><text:span text:style-name="T48"><text:s text:c="2"/></text:span><text:span text:style-name="T45">0.0 <text:s/>0.0 <text:s/>0.0 <text:s/>0.0 <text:s/>0.0 -1.0 <text:s/>0.0 <text:s/>0.0 <text:s/>1.0</text:span></text:p>
      <text:p text:style-name="P31"><text:span text:style-name="T48"><text:s text:c="2"/></text:span><text:span text:style-name="T45">0.0 <text:s/>0.0 <text:s/>0.0 <text:s/>0.0 <text:s/>1.0 <text:s/>0.0 <text:s/>0.0 <text:s/>0.0 -1.0</text:span></text:p>
      <text:p text:style-name="P31"><text:span text:style-name="T48"><text:s/></text:span><text:span text:style-name="T45">-1.0 -1.0 <text:s/>0.0 <text:s/>0.0 <text:s/>0.0 <text:s/>0.0 <text:s/>0.0 -1.0 -2.0</text:span></text:p>
      <text:p text:style-name="P31"><text:span text:style-name="T48"><text:s text:c="2"/></text:span><text:span text:style-name="T45">2.0 <text:s/>0.0 <text:s/>0.0 <text:s/>0.0 <text:s/>0.0 <text:s/>2.0 <text:s/>0.0 <text:s/>2.0 <text:s/>2.0</text:span></text:p>
      <text:p text:style-name="P31"><text:span text:style-name="T48"><text:s text:c="2"/></text:span><text:span text:style-name="T45">0.0 <text:s/>0.0 -1.0 <text:s/>0.0 <text:s/>0.0 <text:s/>0.0 <text:s/>0.0 -1.0 <text:s/>0.0</text:span></text:p>
      <text:p text:style-name="P31"><text:span text:style-name="T48"><text:s text:c="2"/></text:span><text:span text:style-name="T45">0.0 <text:s/>0.0 <text:s/>2.0 <text:s/>0.0 <text:s/>0.0 <text:s/>2.0 <text:s/>0.0 <text:s/>2.0 <text:s/>0.0</text:span></text:p>
      <text:p text:style-name="P31"><text:span text:style-name="T48"><text:s text:c="2"/></text:span><text:span text:style-name="T45">0.0 <text:s/>2.0 <text:s/>2.0 <text:s/>0.0 <text:s/>0.0 <text:s/>2.0 <text:s/>0.0 <text:s/>2.0 <text:s/>0.0</text:span></text:p>
      <text:p text:style-name="P31"><text:span text:style-name="T48"><text:s text:c="2"/></text:span><text:span text:style-name="T45">0.0 <text:s/>0.0 -4.0 <text:s/>0.0 -2.0 -4.0 <text:s/>0.0 -4.0 <text:s/>0.0</text:span></text:p>
      <text:p text:style-name="P31"><text:span text:style-name="T48"><text:s/></text:span><text:span text:style-name="T45">-1.0 <text:s/>0.0 <text:s/>0.0 <text:s/>0.0 <text:s/>0.0 <text:s/>0.0 <text:s/>1.0 <text:s/>0.0 -1.0</text:span></text:p>
      <text:p text:style-name="P31"><text:span text:style-name="T48"><text:s text:c="2"/></text:span><text:span text:style-name="T45">2.0 <text:s/>0.0 <text:s/>0.0 <text:s/>0.0 <text:s/>0.0 <text:s/>2.0 -2.0 <text:s/>0.0 <text:s/>2.0</text:span></text:p>
      <text:p text:style-name="P31"><text:span text:style-name="T48"><text:s text:c="2"/></text:span><text:span text:style-name="T45">2.0 <text:s/>0.0 <text:s/>0.0 <text:s/>0.0 <text:s/>0.0 <text:s/>0.0 -2.0 <text:s/>2.0 <text:s/>2.0</text:span></text:p>
      <text:p text:style-name="P31"><text:span text:style-name="T48"><text:s/></text:span><text:span text:style-name="T45">-4.0 <text:s/>2.0 <text:s/>0.0 <text:s/>0.0 <text:s/>0.0 -4.0 <text:s/>2.0 -4.0 -4.0</text:span></text:p>
      <text:p text:style-name="P31"><text:span text:style-name="T48"><text:s text:c="2"/></text:span><text:span text:style-name="T45">2.0 <text:s/>0.0 <text:s/>2.0 <text:s/>0.0 <text:s/>0.0 <text:s/>0.0 -2.0 <text:s/>0.0 <text:s/>0.0</text:span></text:p>
      <text:p text:style-name="P31"><text:span text:style-name="T48"><text:s/></text:span><text:span text:style-name="T45">-4.0 <text:s/>0.0 -4.0 <text:s/>0.0 <text:s/>0.0 -4.0 <text:s/>4.0 <text:s/>0.0 <text:s/>0.0</text:span></text:p>
      <text:p text:style-name="P31"><text:span text:style-name="T48"><text:s/></text:span><text:span text:style-name="T45">-2.0 <text:s/>0.0 -2.0 <text:s/>0.0 <text:s/>0.0 <text:s/>0.0 <text:s/>4.0 -2.0 <text:s/>0.0</text:span></text:p>
      <text:p text:style-name="P31"><text:span text:style-name="T48"><text:s text:c="2"/></text:span><text:span text:style-name="T45">4.0 -4.0 <text:s/>4.0 <text:s/>0.0 <text:s/>0.0 <text:s/>4.0 -4.0 <text:s/>4.0 <text:s/>0.0</text:span></text:p>
      <text:p text:style-name="P31"><text:span text:style-name="T48"><text:s text:c="2"/></text:span><text:span text:style-name="T45">0.0 <text:s/>0.0 <text:s/>0.0 <text:s/>1.0 <text:s/>0.0 <text:s/>0.0 <text:s/>0.0 <text:s/>0.0 <text:s/>0.0</text:span></text:p>
      <text:p text:style-name="P31"><text:span text:style-name="T48"><text:s text:c="2"/></text:span><text:span text:style-name="T45">0.0 <text:s/>0.0 <text:s/>0.0 <text:s/>0.0 -2.0 <text:s/>0.0 <text:s/>0.0 <text:s/>0.0 <text:s/>0.0</text:span></text:p>
      <text:p text:style-name="P31"><text:span text:style-name="T48"><text:s text:c="2"/></text:span><text:span text:style-name="T45">0.0 <text:s/>0.0 <text:s/>0.0 -2.0 <text:s/>0.0 <text:s/>2.0 <text:s/>0.0 <text:s/>0.0 <text:s/>0.0</text:span></text:p>
      <text:p text:style-name="P31"><text:span text:style-name="T48"><text:s/></text:span><text:span text:style-name="T45">-2.0 <text:s/>0.0 <text:s/>0.0 <text:s/>2.0 <text:s/>0.0 -4.0 <text:s/>0.0 <text:s/>0.0 <text:s/>0.0</text:span></text:p>
      <text:p text:style-name="P31"><text:span text:style-name="T48"><text:s text:c="2"/></text:span><text:span text:style-name="T45">0.0 <text:s/>0.0 <text:s/>0.0 <text:s/>0.0 <text:s/>0.0 <text:s/>0.0 <text:s/>0.0 <text:s/>0.0 -2.0</text:span></text:p>
      <text:p text:style-name="P31"><text:span text:style-name="T48"><text:s text:c="2"/></text:span><text:span text:style-name="T45">0.0 <text:s/>0.0 <text:s/>0.0 <text:s/>0.0 <text:s/>0.0 <text:s/>0.0 <text:s/>0.0 <text:s/>0.0 <text:s/>2.0</text:span></text:p>
      <text:p text:style-name="P31"><text:span text:style-name="T48"><text:s text:c="2"/></text:span><text:span text:style-name="T45">0.0 <text:s/>0.0 -2.0 <text:s/>0.0 <text:s/>0.0 -4.0 <text:s/>0.0 <text:s/>0.0 <text:s/>4.0</text:span></text:p>
      <text:p text:style-name="P31"><text:span text:style-name="T48"><text:s text:c="2"/></text:span><text:span text:style-name="T45">0.0 <text:s/>0.0 <text:s/>4.0 <text:s/>0.0 <text:s/>4.0 <text:s/>4.0 <text:s/>0.0 <text:s/>0.0 -4.0</text:span></text:p>
      <text:p text:style-name="P31"><text:span text:style-name="T48"><text:s text:c="2"/></text:span><text:span text:style-name="T45">0.0 <text:s/>0.0 <text:s/>0.0 -2.0 <text:s/>0.0 <text:s/>2.0 -2.0 <text:s/>0.0 <text:s/>0.0</text:span></text:p>
      <text:p text:style-name="P31"><text:span text:style-name="T48"><text:s/></text:span><text:span text:style-name="T45">-2.0 <text:s/>0.0 <text:s/>0.0 <text:s/>0.0 <text:s/>0.0 -4.0 <text:s/>4.0 <text:s/>0.0 <text:s/>0.0</text:span></text:p>
      <text:p text:style-name="P31"><text:span text:style-name="T48"><text:s text:c="2"/></text:span><text:span text:style-name="T45">0.0 <text:s/>0.0 <text:s/>0.0 <text:s/>4.0 <text:s/>0.0 -4.0 <text:s/>4.0 -2.0 <text:s/>0.0</text:span></text:p>
      <text:p text:style-name="P31"><text:span text:style-name="T48"><text:s text:c="2"/></text:span><text:span text:style-name="T45">4.0 <text:s/>0.0 <text:s/>0.0 -4.0 <text:s/>0.0 <text:s/>8.0 -4.0 <text:s/>4.0 <text:s/>0.0</text:span></text:p>
      <text:p text:style-name="P31"><text:span text:style-name="T48"><text:s text:c="2"/></text:span><text:span text:style-name="T45">0.0 <text:s/>0.0 <text:s/>0.0 <text:s/>0.0 <text:s/>0.0 <text:s/>0.0 <text:s/>2.0 <text:s/>2.0 <text:s/>2.0</text:span></text:p>
      <text:p text:style-name="P31"><text:span text:style-name="T48"><text:s text:c="2"/></text:span><text:span text:style-name="T45">4.0 <text:s/>0.0 <text:s/>0.0 <text:s/>0.0 <text:s/>0.0 <text:s/>4.0 -4.0 -4.0 -4.0</text:span></text:p>
      <text:p text:style-name="P31"><text:span text:style-name="T48"><text:s text:c="2"/></text:span><text:span text:style-name="T45">0.0 <text:s/>0.0 <text:s/>0.0 <text:s/>0.0 <text:s/>0.0 <text:s/>4.0 -4.0 <text:s/>0.0 -4.0</text:span></text:p>
      <text:p text:style-name="P31"><text:span text:style-name="T48"><text:s/></text:span><text:span text:style-name="T45">-4.0 <text:s/>0.0 <text:s/>0.0 <text:s/>0.0 <text:s/>0.0 -8.0 <text:s/>4.0 <text:s/>0.0 <text:s/>8.0</text:span></text:p>
      <text:p text:style-name="P31"><text:span text:style-name="T48"><text:s text:c="2"/></text:span><text:span text:style-name="T45">0.0 -1.0 <text:s/>0.0 <text:s/>0.0 <text:s/>0.0 <text:s/>0.0 <text:s/>1.0 <text:s/>1.0 <text:s/>0.0</text:span></text:p>
      <text:p text:style-name="P31"><text:soft-page-break/><text:span text:style-name="T48"><text:s text:c="2"/></text:span><text:span text:style-name="T45">0.0 <text:s/>0.0 <text:s/>0.0 <text:s/>0.0 -2.0 <text:s/>0.0 -2.0 -2.0 <text:s/>0.0</text:span></text:p>
      <text:p text:style-name="P31"><text:span text:style-name="T48"><text:s text:c="2"/></text:span><text:span text:style-name="T45">2.0 <text:s/>2.0 <text:s/>0.0 <text:s/>0.0 <text:s/>0.0 <text:s/>2.0 -2.0 <text:s/>0.0 <text:s/>0.0</text:span></text:p>
      <text:p text:style-name="P31"><text:span text:style-name="T48"><text:s/></text:span><text:span text:style-name="T45">-4.0 <text:s/>0.0 <text:s/>0.0 <text:s/>0.0 <text:s/>0.0 -4.0 <text:s/>2.0 <text:s/>0.0 <text:s/>0.0</text:span></text:p>
      <text:p text:style-name="P31"><text:span text:style-name="T48"><text:s text:c="2"/></text:span><text:span text:style-name="T45">0.0 <text:s/>2.0 <text:s/>2.0 <text:s/>0.0 <text:s/>0.0 <text:s/>0.0 -2.0 <text:s/>0.0 <text:s/>0.0</text:span></text:p>
      <text:p text:style-name="P31"><text:span text:style-name="T48"><text:s text:c="2"/></text:span><text:span text:style-name="T45">0.0 <text:s/>0.0 -4.0 <text:s/>0.0 <text:s/>2.0 <text:s/>0.0 <text:s/>4.0 <text:s/>0.0 <text:s/>0.0</text:span></text:p>
      <text:p text:style-name="P31"><text:span text:style-name="T48"><text:s text:c="2"/></text:span><text:span text:style-name="T45">0.0 -4.0 -4.0 <text:s/>0.0 <text:s/>0.0 -4.0 <text:s/>4.0 -2.0 <text:s/>0.0</text:span></text:p>
      <text:p text:style-name="P31"><text:span text:style-name="T48"><text:s text:c="2"/></text:span><text:span text:style-name="T45">0.0 <text:s/>0.0 <text:s/>8.0 <text:s/>0.0 <text:s/>0.0 <text:s/>4.0 -4.0 <text:s/>4.0 <text:s/>0.0</text:span></text:p>
      <text:p text:style-name="P31"><text:span text:style-name="T48"><text:s text:c="2"/></text:span><text:span text:style-name="T45">2.0 <text:s/>2.0 <text:s/>0.0 <text:s/>0.0 <text:s/>0.0 <text:s/>0.0 -2.0 <text:s/>0.0 <text:s/>0.0</text:span></text:p>
      <text:p text:style-name="P31"><text:span text:style-name="T48"><text:s/></text:span><text:span text:style-name="T45">-4.0 -2.0 <text:s/>0.0 <text:s/>0.0 <text:s/>0.0 <text:s/>0.0 <text:s/>4.0 <text:s/>0.0 -2.0</text:span></text:p>
      <text:p text:style-name="P31"><text:span text:style-name="T48"><text:s/></text:span><text:span text:style-name="T45">-4.0 -2.0 <text:s/>0.0 <text:s/>0.0 <text:s/>0.0 <text:s/>0.0 <text:s/>4.0 -2.0 <text:s/>0.0</text:span></text:p>
      <text:p text:style-name="P31"><text:span text:style-name="T48"><text:s text:c="2"/></text:span><text:span text:style-name="T45">8.0 <text:s/>0.0 <text:s/>0.0 <text:s/>0.0 <text:s/>0.0 <text:s/>4.0 -4.0 <text:s/>4.0 <text:s/>4.0</text:span></text:p>
      <text:p text:style-name="P31"><text:span text:style-name="T48"><text:s/></text:span><text:span text:style-name="T45">-4.0 -4.0 -4.0 <text:s/>0.0 <text:s/>0.0 <text:s/>0.0 <text:s/>4.0 <text:s/>0.0 <text:s/>0.0</text:span></text:p>
      <text:p text:style-name="P31"><text:span text:style-name="T48"><text:s text:c="2"/></text:span><text:span text:style-name="T45">8.0 <text:s/>4.0 <text:s/>8.0 <text:s/>0.0 <text:s/>0.0 <text:s/>0.0 -8.0 <text:s/>0.0 <text:s/>0.0</text:span></text:p>
      <text:p text:style-name="P31"><text:span text:style-name="T48"><text:s text:c="2"/></text:span><text:span text:style-name="T45">4.0 <text:s/>4.0 <text:s/>4.0 <text:s/>0.0 <text:s/>0.0 <text:s/>0.0 -8.0 <text:s/>4.0 <text:s/>0.0</text:span></text:p>
      <text:p text:style-name="P31"><text:span text:style-name="T48"><text:s/></text:span><text:span text:style-name="T45">-8.0 <text:s/>0.0 -8.0 <text:s/>0.0 <text:s/>0.0 <text:s/>0.0 <text:s/>8.0 -8.0 <text:s/>0.0</text:span></text:p>
      <text:p text:style-name="P31"><text:span text:style-name="T48"><text:s text:c="2"/></text:span><text:span text:style-name="T45">0.0 <text:s/>0.0 <text:s/>0.0 <text:s/>0.0 <text:s/>0.0 <text:s/>0.0 <text:s/>0.0 <text:s/>0.0 -2.0</text:span></text:p>
      <text:p text:style-name="P31"><text:span text:style-name="T48"><text:s text:c="2"/></text:span><text:span text:style-name="T45">0.0 <text:s/>0.0 <text:s/>0.0 <text:s/>0.0 <text:s/>4.0 <text:s/>0.0 <text:s/>0.0 <text:s/>0.0 <text:s/>2.0</text:span></text:p>
      <text:p text:style-name="P31"><text:span text:style-name="T48"><text:s text:c="2"/></text:span><text:span text:style-name="T45">0.0 <text:s/>0.0 <text:s/>0.0 <text:s/>0.0 <text:s/>0.0 -4.0 <text:s/>0.0 <text:s/>0.0 <text:s/>4.0</text:span></text:p>
      <text:p text:style-name="P31"><text:span text:style-name="T48"><text:s text:c="2"/></text:span><text:span text:style-name="T45">4.0 <text:s/>0.0 <text:s/>0.0 <text:s/>0.0 <text:s/>0.0 <text:s/>8.0 <text:s/>0.0 <text:s/>0.0 -4.0</text:span></text:p>
      <text:p text:style-name="P31"><text:span text:style-name="T48"><text:s text:c="2"/></text:span><text:span text:style-name="T45">0.0 <text:s/>0.0 -2.0 <text:s/>0.0 <text:s/>0.0 <text:s/>0.0 <text:s/>2.0 <text:s/>0.0 <text:s/>4.0</text:span></text:p>
      <text:p text:style-name="P31"><text:span text:style-name="T48"><text:s text:c="2"/></text:span><text:span text:style-name="T45">0.0 <text:s/>0.0 <text:s/>4.0 <text:s/>0.0 -4.0 <text:s/>0.0 -4.0 <text:s/>0.0 -4.0</text:span></text:p>
      <text:p text:style-name="P31"><text:span text:style-name="T48"><text:s text:c="2"/></text:span><text:span text:style-name="T45">0.0 <text:s/>0.0 <text:s/>4.0 <text:s/>0.0 <text:s/>0.0 <text:s/>8.0 -4.0 <text:s/>0.0 -8.0</text:span></text:p>
      <text:p text:style-name="P31"><text:span text:style-name="T48"><text:s text:c="2"/></text:span><text:span text:style-name="T45">0.0 <text:s/>0.0 -8.0 <text:s/>0.0 <text:s/>0.0 -8.0 <text:s/>4.0 <text:s/>0.0 <text:s/>8.0</text:span></text:p>
      <text:p text:style-name="P31"><text:span text:style-name="T48"><text:s text:c="2"/></text:span><text:span text:style-name="T45">0.0 <text:s/>0.0 <text:s/>0.0 <text:s/>0.0 <text:s/>0.0 <text:s/>0.0 <text:s/>2.0 -2.0 <text:s/>2.0</text:span></text:p>
      <text:p text:style-name="P31"><text:span text:style-name="T48"><text:s text:c="2"/></text:span><text:span text:style-name="T45">4.0 <text:s/>0.0 <text:s/>0.0 <text:s/>0.0 <text:s/>0.0 <text:s/>0.0 -4.0 <text:s/>4.0 <text:s/>0.0</text:span></text:p>
      <text:p text:style-name="P31"><text:span text:style-name="T48"><text:s text:c="2"/></text:span><text:span text:style-name="T45">0.0 <text:s/>0.0 <text:s/>0.0 <text:s/>0.0 <text:s/>0.0 <text:s/>4.0 -4.0 <text:s/>4.0 -4.0</text:span></text:p>
      <text:p text:style-name="P31"><text:span text:style-name="T48"><text:s/></text:span><text:span text:style-name="T45">-8.0 <text:s/>0.0 <text:s/>0.0 <text:s/>0.0 <text:s/>0.0 -8.0 <text:s/>4.0 -8.0 <text:s/>0.0</text:span></text:p>
      <text:p text:style-name="P31"><text:span text:style-name="T48"><text:s text:c="2"/></text:span><text:span text:style-name="T45">0.0 <text:s/>0.0 <text:s/>4.0 <text:s/>0.0 <text:s/>0.0 <text:s/>0.0 -4.0 <text:s/>0.0 -4.0</text:span></text:p>
      <text:p text:style-name="P31"><text:span text:style-name="T48"><text:s/></text:span><text:span text:style-name="T45">-8.0 <text:s/>0.0 -8.0 <text:s/>0.0 <text:s/>0.0 <text:s/>0.0 <text:s/>8.0 <text:s/>0.0 <text:s/>4.0</text:span></text:p>
      <text:p text:style-name="P31"><text:span text:style-name="T48"><text:s text:c="2"/></text:span><text:span text:style-name="T45">0.0 <text:s/>0.0 -4.0 <text:s/>0.0 <text:s/>0.0 -8.0 <text:s/>8.0 -4.0 <text:s/>8.0</text:span></text:p>
      <text:p text:style-name="P31"><text:span text:style-name="T48"><text:s text:c="2"/></text:span><text:span text:style-name="T45">8.0 <text:s/>0.0 <text:s/>8.0 <text:s/>0.0 <text:s/>0.0 <text:s/>8.0 -8.0 <text:s/>8.0 -8.0</text:span></text:p>
      <text:p text:style-name="P31"><text:span text:style-name="T48"><text:s text:c="2"/></text:span><text:span text:style-name="T45">0.0 -1.0 -1.0 <text:s/>0.0 <text:s/>0.0 <text:s/>0.0 <text:s/>0.0 <text:s/>0.0 <text:s/>0.0</text:span></text:p>
      <text:p text:style-name="P31"><text:span text:style-name="T48"><text:s text:c="2"/></text:span><text:span text:style-name="T45">0.0 <text:s/>0.0 <text:s/>2.0 <text:s/>1.0 <text:s/>1.0 <text:s/>0.0 <text:s/>1.0 <text:s/>0.0 <text:s/>0.0</text:span></text:p>
      <text:p text:style-name="P31"><text:span text:style-name="T48"><text:s/></text:span><text:span text:style-name="T45">-1.0 <text:s/>1.0 <text:s/>0.0 <text:s/>0.0 <text:s/>0.0 <text:s/>0.0 <text:s/>0.0 <text:s/>0.0 <text:s/>0.0</text:span></text:p>
      <text:p text:style-name="P31"><text:span text:style-name="T48"><text:s text:c="2"/></text:span><text:span text:style-name="T45">2.0 <text:s/>0.0 <text:s/>0.0 -2.0 <text:s/>0.0 <text:s/>0.0 <text:s/>0.0 <text:s/>0.0 <text:s/>0.0</text:span></text:p>
      <text:p text:style-name="P31"><text:span text:style-name="T48"><text:s text:c="2"/></text:span><text:span text:style-name="T45">0.0 <text:s/>2.0 <text:s/>0.0 <text:s/>1.0 <text:s/>0.0 -1.0 <text:s/>0.0 <text:s/>0.0 <text:s/>1.0</text:span></text:p>
      <text:p text:style-name="P31"><text:span text:style-name="T48"><text:s text:c="2"/></text:span><text:span text:style-name="T45">0.0 <text:s/>0.0 <text:s/>0.0 -2.0 <text:s/>0.0 <text:s/>2.0 <text:s/>0.0 <text:s/>0.0 <text:s/>0.0</text:span></text:p>
      <text:p text:style-name="P31"><text:span text:style-name="T48"><text:s text:c="2"/></text:span><text:span text:style-name="T45">0.0 -2.0 <text:s/>2.0 <text:s/>0.0 <text:s/>0.0 <text:s/>2.0 <text:s/>0.0 <text:s/>0.0 -2.0</text:span></text:p>
      <text:p text:style-name="P31"><text:span text:style-name="T48"><text:s text:c="2"/></text:span><text:span text:style-name="T45">0.0 <text:s/>0.0 -4.0 <text:s/>2.0 -2.0 -2.0 <text:s/>0.0 <text:s/>0.0 <text:s/>0.0</text:span></text:p>
      <text:p text:style-name="P31"><text:span text:style-name="T48"><text:s text:c="2"/></text:span><text:span text:style-name="T45">0.0 <text:s/>0.0 <text:s/>0.0 <text:s/>0.0 <text:s/>0.0 <text:s/>0.0 <text:s/>1.0 <text:s/>0.0 <text:s/>1.0</text:span></text:p>
      <text:p text:style-name="P31"><text:span text:style-name="T48"><text:s text:c="2"/></text:span><text:span text:style-name="T45">0.0 <text:s/>2.0 <text:s/>0.0 -2.0 <text:s/>0.0 <text:s/>0.0 -2.0 <text:s/>0.0 <text:s/>0.0</text:span></text:p>
      <text:p text:style-name="P31"><text:span text:style-name="T48"><text:s text:c="2"/></text:span><text:span text:style-name="T45">0.0 <text:s/>0.0 <text:s/>2.0 <text:s/>0.0 <text:s/>0.0 <text:s/>0.0 -2.0 <text:s/>0.0 -2.0</text:span></text:p>
      <text:p text:style-name="P31"><text:span text:style-name="T48"><text:s/></text:span><text:span text:style-name="T45">-2.0 -2.0 -4.0 <text:s/>4.0 <text:s/>0.0 <text:s/>0.0 <text:s/>2.0 <text:s/>0.0 <text:s/>0.0</text:span></text:p>
      <text:p text:style-name="P31"><text:span text:style-name="T48"><text:s text:c="2"/></text:span><text:span text:style-name="T45">0.0 <text:s/>0.0 <text:s/>2.0 -2.0 <text:s/>0.0 <text:s/>0.0 -2.0 <text:s/>0.0 -2.0</text:span></text:p>
      <text:p text:style-name="P31"><text:span text:style-name="T48"><text:s text:c="2"/></text:span><text:span text:style-name="T45">0.0 -4.0 -4.0 <text:s/>4.0 <text:s/>0.0 -2.0 <text:s/>2.0 <text:s/>0.0 <text:s/>0.0</text:span></text:p>
      <text:p text:style-name="P31"><text:span text:style-name="T48"><text:s text:c="2"/></text:span><text:span text:style-name="T45">2.0 <text:s/>0.0 -4.0 <text:s/>0.0 <text:s/>0.0 <text:s/>0.0 <text:s/>4.0 <text:s/>0.0 <text:s/>4.0</text:span></text:p>
      <text:p text:style-name="P31"><text:span text:style-name="T48"><text:s text:c="2"/></text:span><text:span text:style-name="T45">0.0 <text:s/>4.0 <text:s/>8.0 -4.0 <text:s/>0.0 <text:s/>0.0 -4.0 <text:s/>0.0 <text:s/>0.0</text:span></text:p>
      <text:p text:style-name="P31"><text:span text:style-name="T48"><text:s text:c="2"/></text:span><text:span text:style-name="T45">0.0 <text:s/>1.0 <text:s/>0.0 <text:s/>0.0 <text:s/>0.0 -1.0 <text:s/>0.0 <text:s/>0.0 <text:s/>0.0</text:span></text:p>
      <text:p text:style-name="P31"><text:span text:style-name="T48"><text:s text:c="2"/></text:span><text:span text:style-name="T45">0.0 <text:s/>0.0 <text:s/>0.0 <text:s/>0.0 -2.0 <text:s/>0.0 <text:s/>0.0 <text:s/>0.0 <text:s/>0.0</text:span></text:p>
      <text:p text:style-name="P31"><text:span text:style-name="T48"><text:s text:c="2"/></text:span><text:span text:style-name="T45">0.0 -2.0 <text:s/>2.0 <text:s/>0.0 <text:s/>0.0 <text:s/>2.0 <text:s/>0.0 <text:s/>0.0 <text:s/>0.0</text:span></text:p>
      <text:p text:style-name="P31"><text:span text:style-name="T48"><text:s/></text:span><text:span text:style-name="T45">-2.0 <text:s/>0.0 -4.0 <text:s/>2.0 <text:s/>0.0 -2.0 <text:s/>0.0 <text:s/>0.0 <text:s/>0.0</text:span></text:p>
      <text:p text:style-name="P31"><text:span text:style-name="T48"><text:s text:c="2"/></text:span><text:span text:style-name="T45">0.0 -2.0 <text:s/>0.0 <text:s/>0.0 <text:s/>0.0 <text:s/>2.0 <text:s/>0.0 <text:s/>0.0 -2.0</text:span></text:p>
      <text:p text:style-name="P31"><text:span text:style-name="T48"><text:s text:c="2"/></text:span><text:span text:style-name="T45">0.0 <text:s/>0.0 <text:s/>0.0 <text:s/>0.0 <text:s/>0.0 -2.0 -2.0 <text:s/>0.0 <text:s/>0.0</text:span></text:p>
      <text:p text:style-name="P31"><text:span text:style-name="T48"><text:s text:c="2"/></text:span><text:span text:style-name="T45">0.0 <text:s/>4.0 -4.0 -2.0 <text:s/>0.0 -4.0 <text:s/>0.0 <text:s/>0.0 <text:s/>4.0</text:span></text:p>
      <text:p text:style-name="P31"><text:span text:style-name="T48"><text:s text:c="2"/></text:span><text:span text:style-name="T45">0.0 <text:s/>0.0 <text:s/>8.0 <text:s/>0.0 <text:s/>4.0 <text:s/>4.0 <text:s/>0.0 <text:s/>0.0 <text:s/>0.0</text:span></text:p>
      <text:p text:style-name="P31"><text:span text:style-name="T48"><text:s text:c="2"/></text:span><text:span text:style-name="T45">0.0 <text:s/>0.0 <text:s/>0.0 <text:s/>0.0 <text:s/>0.0 <text:s/>2.0 -2.0 <text:s/>0.0 <text:s/>0.0</text:span></text:p>
      <text:p text:style-name="P31"><text:span text:style-name="T48"><text:s text:c="2"/></text:span><text:span text:style-name="T45">0.0 -2.0 <text:s/>0.0 <text:s/>0.0 <text:s/>0.0 -2.0 <text:s/>2.0 <text:s/>0.0 <text:s/>0.0</text:span></text:p>
      <text:p text:style-name="P31"><text:span text:style-name="T48"><text:s text:c="2"/></text:span><text:span text:style-name="T45">0.0 <text:s/>0.0 -4.0 <text:s/>0.0 <text:s/>0.0 -4.0 <text:s/>4.0 <text:s/>0.0 <text:s/>0.0</text:span></text:p>
      <text:p text:style-name="P31"><text:span text:style-name="T48"><text:s text:c="2"/></text:span><text:span text:style-name="T45">4.0 <text:s/>4.0 <text:s/>8.0 -4.0 <text:s/>0.0 <text:s/>4.0 -4.0 <text:s/>0.0 <text:s/>0.0</text:span></text:p>
      <text:p text:style-name="P31"><text:soft-page-break/><text:span text:style-name="T48"><text:s text:c="2"/></text:span><text:span text:style-name="T45">0.0 <text:s/>0.0 <text:s/>0.0 <text:s/>0.0 <text:s/>0.0 -2.0 <text:s/>2.0 <text:s/>0.0 <text:s/>2.0</text:span></text:p>
      <text:p text:style-name="P31"><text:span text:style-name="T48"><text:s text:c="2"/></text:span><text:span text:style-name="T45">0.0 <text:s/>4.0 <text:s/>0.0 <text:s/>0.0 <text:s/>0.0 <text:s/>4.0 <text:s/>0.0 <text:s/>0.0 <text:s/>0.0</text:span></text:p>
      <text:p text:style-name="P31"><text:span text:style-name="T48"><text:s text:c="2"/></text:span><text:span text:style-name="T45">0.0 <text:s/>0.0 <text:s/>4.0 <text:s/>4.0 <text:s/>0.0 <text:s/>4.0 -4.0 <text:s/>0.0 -4.0</text:span></text:p>
      <text:p text:style-name="P31"><text:span text:style-name="T48"><text:s/></text:span><text:span text:style-name="T45">-4.0 -8.0 -8.0 <text:s/>0.0 <text:s/>0.0 -4.0 <text:s/>4.0 <text:s/>0.0 <text:s/>0.0</text:span></text:p>
      <text:p text:style-name="P31"><text:span text:style-name="T48"><text:s text:c="2"/></text:span><text:span text:style-name="T45">0.0 <text:s/>0.0 <text:s/>0.0 <text:s/>0.0 <text:s/>1.0 <text:s/>0.0 <text:s/>0.0 <text:s/>0.0 <text:s/>0.0</text:span></text:p>
      <text:p text:style-name="P31"><text:span text:style-name="T48"><text:s text:c="2"/></text:span><text:span text:style-name="T45">0.0 <text:s/>0.0 <text:s/>0.0 <text:s/>0.0 -2.0 <text:s/>0.0 -2.0 <text:s/>0.0 <text:s/>0.0</text:span></text:p>
      <text:p text:style-name="P31"><text:span text:style-name="T48"><text:s text:c="2"/></text:span><text:span text:style-name="T45">2.0 <text:s/>0.0 <text:s/>0.0 <text:s/>0.0 <text:s/>0.0 <text:s/>0.0 <text:s/>0.0 <text:s/>0.0 <text:s/>0.0</text:span></text:p>
      <text:p text:style-name="P31"><text:span text:style-name="T48"><text:s/></text:span><text:span text:style-name="T45">-4.0 <text:s/>0.0 <text:s/>0.0 <text:s/>0.0 <text:s/>0.0 <text:s/>0.0 <text:s/>0.0 <text:s/>0.0 <text:s/>0.0</text:span></text:p>
      <text:p text:style-name="P31"><text:span text:style-name="T48"><text:s text:c="2"/></text:span><text:span text:style-name="T45">0.0 <text:s/>0.0 <text:s/>2.0 <text:s/>0.0 -2.0 <text:s/>0.0 <text:s/>0.0 <text:s/>0.0 <text:s/>0.0</text:span></text:p>
      <text:p text:style-name="P31"><text:span text:style-name="T48"><text:s text:c="2"/></text:span><text:span text:style-name="T45">0.0 <text:s/>0.0 -4.0 <text:s/>0.0 <text:s/>2.0 <text:s/>0.0 <text:s/>2.0 <text:s/>0.0 -2.0</text:span></text:p>
      <text:p text:style-name="P31"><text:span text:style-name="T48"><text:s text:c="2"/></text:span><text:span text:style-name="T45">0.0 <text:s/>0.0 -4.0 <text:s/>0.0 <text:s/>2.0 -2.0 <text:s/>0.0 <text:s/>0.0 <text:s/>0.0</text:span></text:p>
      <text:p text:style-name="P31"><text:span text:style-name="T48"><text:s text:c="2"/></text:span><text:span text:style-name="T45">0.0 <text:s/>0.0 <text:s/>8.0 <text:s/>0.0 <text:s/>0.0 <text:s/>0.0 <text:s/>0.0 <text:s/>0.0 <text:s/>4.0</text:span></text:p>
      <text:p text:style-name="P31"><text:span text:style-name="T48"><text:s text:c="2"/></text:span><text:span text:style-name="T45">0.0 <text:s/>2.0 <text:s/>0.0 <text:s/>0.0 <text:s/>0.0 <text:s/>0.0 <text:s/>0.0 <text:s/>0.0 <text:s/>0.0</text:span></text:p>
      <text:p text:style-name="P31"><text:span text:style-name="T48"><text:s text:c="2"/></text:span><text:span text:style-name="T45">0.0 -4.0 <text:s/>0.0 <text:s/>0.0 <text:s/>0.0 <text:s/>0.0 <text:s/>2.0 <text:s/>0.0 -2.0</text:span></text:p>
      <text:p text:style-name="P31"><text:span text:style-name="T48"><text:s text:c="2"/></text:span><text:span text:style-name="T45">0.0 -2.0 <text:s/>0.0 <text:s/>0.0 <text:s/>0.0 <text:s/>0.0 <text:s/>0.0 <text:s/>0.0 <text:s/>0.0</text:span></text:p>
      <text:p text:style-name="P31"><text:span text:style-name="T48"><text:s text:c="2"/></text:span><text:span text:style-name="T45">4.0 <text:s/>4.0 <text:s/>0.0 <text:s/>0.0 <text:s/>0.0 <text:s/>0.0 <text:s/>0.0 <text:s/>0.0 <text:s/>4.0</text:span></text:p>
      <text:p text:style-name="P31"><text:span text:style-name="T48"><text:s text:c="2"/></text:span><text:span text:style-name="T45">0.0 -4.0 -4.0 <text:s/>0.0 <text:s/>0.0 <text:s/>0.0 <text:s/>2.0 <text:s/>0.0 <text:s/>0.0</text:span></text:p>
      <text:p text:style-name="P31"><text:span text:style-name="T48"><text:s text:c="2"/></text:span><text:span text:style-name="T45">0.0 <text:s/>8.0 <text:s/>8.0 <text:s/>0.0 <text:s/>0.0 <text:s/>0.0 -4.0 <text:s/>0.0 <text:s/>4.0</text:span></text:p>
      <text:p text:style-name="P31"><text:span text:style-name="T48"><text:s/></text:span><text:span text:style-name="T45">-4.0 <text:s/>4.0 <text:s/>4.0 <text:s/>0.0 <text:s/>0.0 <text:s/>0.0 -4.0 <text:s/>0.0 <text:s/>0.0</text:span></text:p>
      <text:p text:style-name="P31"><text:span text:style-name="T48"><text:s text:c="2"/></text:span><text:span text:style-name="T45">0.0 -8.0 -8.0 <text:s/>0.0 <text:s/>0.0 <text:s/>4.0 <text:s/>4.0 <text:s/>0.0 -8.0</text:span></text:p>
      <text:p text:style-name="P31"><text:span text:style-name="T48"><text:s text:c="2"/></text:span><text:span text:style-name="T45">0.0 <text:s/>0.0 <text:s/>2.0 <text:s/>0.0 -2.0 <text:s/>0.0 <text:s/>0.0 <text:s/>0.0 <text:s/>0.0</text:span></text:p>
      <text:p text:style-name="P31"><text:span text:style-name="T48"><text:s text:c="2"/></text:span><text:span text:style-name="T45">0.0 <text:s/>0.0 -4.0 <text:s/>0.0 <text:s/>4.0 <text:s/>0.0 <text:s/>0.0 <text:s/>0.0 <text:s/>0.0</text:span></text:p>
      <text:p text:style-name="P31"><text:span text:style-name="T48"><text:s text:c="2"/></text:span><text:span text:style-name="T45">0.0 <text:s/>0.0 -4.0 <text:s/>0.0 <text:s/>0.0 -2.0 <text:s/>0.0 <text:s/>0.0 <text:s/>0.0</text:span></text:p>
      <text:p text:style-name="P31"><text:span text:style-name="T48"><text:s text:c="2"/></text:span><text:span text:style-name="T45">4.0 <text:s/>0.0 <text:s/>8.0 <text:s/>0.0 <text:s/>0.0 <text:s/>4.0 <text:s/>0.0 <text:s/>0.0 <text:s/>0.0</text:span></text:p>
      <text:p text:style-name="P31"><text:span text:style-name="T48"><text:s text:c="2"/></text:span><text:span text:style-name="T45">0.0 <text:s/>0.0 -4.0 <text:s/>0.0 <text:s/>4.0 <text:s/>0.0 <text:s/>0.0 <text:s/>0.0 <text:s/>2.0</text:span></text:p>
      <text:p text:style-name="P31"><text:span text:style-name="T48"><text:s text:c="2"/></text:span><text:span text:style-name="T45">0.0 <text:s/>0.0 <text:s/>8.0 <text:s/>0.0 -4.0 <text:s/>0.0 <text:s/>0.0 <text:s/>0.0 <text:s/>0.0</text:span></text:p>
      <text:p text:style-name="P31"><text:span text:style-name="T48"><text:s text:c="2"/></text:span><text:span text:style-name="T45">0.0 <text:s/>0.0 <text:s/>8.0 <text:s/>0.0 -4.0 <text:s/>4.0 <text:s/>0.0 <text:s/>0.0 -4.0</text:span></text:p>
      <text:p text:style-name="P31"><text:span text:style-name="T48"><text:s text:c="2"/></text:span><text:span text:style-name="T45">0.0 <text:s/>0.0-16.0 <text:s/>0.0 <text:s/>0.0 -4.0 <text:s/>0.0 <text:s/>0.0 <text:s/>0.0</text:span></text:p>
      <text:p text:style-name="P31"><text:span text:style-name="T48"><text:s text:c="2"/></text:span><text:span text:style-name="T45">0.0 -2.0 <text:s/>0.0 <text:s/>0.0 <text:s/>0.0 <text:s/>0.0 <text:s/>0.0 <text:s/>0.0 -2.0</text:span></text:p>
      <text:p text:style-name="P31"><text:span text:style-name="T48"><text:s text:c="2"/></text:span><text:span text:style-name="T45">0.0 <text:s/>4.0 <text:s/>0.0 <text:s/>0.0 <text:s/>0.0 <text:s/>0.0 <text:s/>0.0 <text:s/>0.0 <text:s/>4.0</text:span></text:p>
      <text:p text:style-name="P31"><text:span text:style-name="T48"><text:s text:c="2"/></text:span><text:span text:style-name="T45">0.0 <text:s/>4.0 <text:s/>4.0 <text:s/>0.0 <text:s/>0.0 <text:s/>4.0 <text:s/>0.0 <text:s/>0.0 <text:s/>4.0</text:span></text:p>
      <text:p text:style-name="P31"><text:span text:style-name="T48"><text:s/></text:span><text:span text:style-name="T45">-8.0 -8.0 -8.0 <text:s/>0.0 <text:s/>0.0 -4.0 <text:s/>0.0 <text:s/>0.0 -8.0</text:span></text:p>
      <text:p text:style-name="P31"><text:span text:style-name="T48"><text:s text:c="2"/></text:span><text:span text:style-name="T45">0.0 <text:s/>4.0 <text:s/>4.0 <text:s/>0.0 <text:s/>0.0 <text:s/>0.0 <text:s/>0.0 <text:s/>0.0 <text:s/>0.0</text:span></text:p>
      <text:p text:style-name="P31"><text:span text:style-name="T48"><text:s text:c="2"/></text:span><text:span text:style-name="T45">0.0 -8.0 -8.0 <text:s/>0.0 <text:s/>0.0 <text:s/>0.0 <text:s/>0.0 <text:s/>0.0 -4.0</text:span></text:p>
      <text:p text:style-name="P31"><text:span text:style-name="T48"><text:s text:c="2"/></text:span><text:span text:style-name="T45">0.0 -8.0 -8.0 <text:s/>0.0 <text:s/>0.0 -4.0 <text:s/>0.0 <text:s/>0.0 <text:s/>0.0</text:span></text:p>
      <text:p text:style-name="P31"><text:span text:style-name="T48"><text:s text:c="2"/></text:span><text:span text:style-name="T45">8.0 16.0 16.0 <text:s/>0.0 <text:s/>0.0 <text:s/>0.0 <text:s/>0.0 <text:s/>0.0 <text:s/>8.0</text:span></text:p>
      <text:p text:style-name="P31"><text:span text:style-name="T48"><text:s text:c="2"/></text:span><text:span text:style-name="T45">0.0 <text:s/>0.0 <text:s/>0.0 <text:s/>1.0 <text:s/>0.0 <text:s/>0.0 <text:s/>0.0 -1.0 -1.0</text:span></text:p>
      <text:p text:style-name="P31"><text:span text:style-name="T48"><text:s text:c="2"/></text:span><text:span text:style-name="T45">0.0 <text:s/>0.0 <text:s/>0.0 -2.0 -2.0 <text:s/>0.0 <text:s/>0.0 <text:s/>2.0 <text:s/>2.0</text:span></text:p>
      <text:p text:style-name="P31"><text:span text:style-name="T48"><text:s text:c="2"/></text:span><text:span text:style-name="T45">2.0 <text:s/>0.0 <text:s/>0.0 <text:s/>0.0 <text:s/>0.0 <text:s/>0.0 <text:s/>0.0 <text:s/>2.0 <text:s/>2.0</text:span></text:p>
      <text:p text:style-name="P31"><text:span text:style-name="T48"><text:s/></text:span><text:span text:style-name="T45">-4.0 <text:s/>0.0 <text:s/>0.0 <text:s/>2.0 <text:s/>0.0 <text:s/>0.0 <text:s/>0.0 -4.0 -4.0</text:span></text:p>
      <text:p text:style-name="P31"><text:span text:style-name="T48"><text:s text:c="2"/></text:span><text:span text:style-name="T45">0.0 <text:s/>0.0 <text:s/>2.0 -2.0 <text:s/>0.0 <text:s/>2.0 <text:s/>0.0 <text:s/>2.0 <text:s/>0.0</text:span></text:p>
      <text:p text:style-name="P31"><text:span text:style-name="T48"><text:s text:c="2"/></text:span><text:span text:style-name="T45">0.0 <text:s/>0.0 -4.0 <text:s/>4.0 <text:s/>0.0 -4.0 <text:s/>0.0 -4.0 -2.0</text:span></text:p>
      <text:p text:style-name="P31"><text:span text:style-name="T48"><text:s text:c="2"/></text:span><text:span text:style-name="T45">0.0 <text:s/>0.0 -4.0 <text:s/>0.0 <text:s/>0.0 -4.0 <text:s/>0.0 -4.0 <text:s/>0.0</text:span></text:p>
      <text:p text:style-name="P31"><text:span text:style-name="T48"><text:s text:c="2"/></text:span><text:span text:style-name="T45">0.0 <text:s/>0.0 <text:s/>8.0 -4.0 <text:s/>4.0 <text:s/>4.0 <text:s/>0.0 <text:s/>8.0 <text:s/>4.0</text:span></text:p>
      <text:p text:style-name="P31"><text:span text:style-name="T48"><text:s text:c="2"/></text:span><text:span text:style-name="T45">0.0 <text:s/>0.0 <text:s/>0.0 -2.0 <text:s/>0.0 <text:s/>0.0 -2.0 <text:s/>0.0 <text:s/>0.0</text:span></text:p>
      <text:p text:style-name="P31"><text:span text:style-name="T48"><text:s text:c="2"/></text:span><text:span text:style-name="T45">0.0 <text:s/>0.0 <text:s/>0.0 <text:s/>4.0 <text:s/>0.0 <text:s/>0.0 <text:s/>2.0 <text:s/>0.0 -2.0</text:span></text:p>
      <text:p text:style-name="P37"><text:span text:style-name="T48"><text:s/></text:span><text:span text:style-name="T45">-2.0 <text:s/>0.0 <text:s/>0.0 <text:s/>0.0 <text:s/>0.0 <text:s/>0.0 <text:s/>4.0 -2.0 <text:s/>0.0</text:span></text:p>
      <text:p text:style-name="P31"><text:span text:style-name="T48"><text:s text:c="2"/></text:span><text:span text:style-name="T45">4.0 <text:s/>0.0 <text:s/>0.0 -4.0 <text:s/>0.0 <text:s/>0.0 -4.0 <text:s/>4.0 <text:s/>4.0</text:span></text:p>
      <text:p text:style-name="P31"><text:span text:style-name="T48"><text:s text:c="2"/></text:span><text:span text:style-name="T45">0.0 <text:s/>0.0 -4.0 <text:s/>4.0 <text:s/>0.0 <text:s/>0.0 <text:s/>4.0 <text:s/>0.0 <text:s/>2.0</text:span></text:p>
      <text:p text:style-name="P31"><text:span text:style-name="T48"><text:s text:c="2"/></text:span><text:span text:style-name="T45">0.0 <text:s/>0.0 <text:s/>8.0 -8.0 <text:s/>0.0 <text:s/>4.0 -4.0 <text:s/>0.0 <text:s/>0.0</text:span></text:p>
      <text:p text:style-name="P31"><text:span text:style-name="T48"><text:s text:c="2"/></text:span><text:span text:style-name="T45">0.0 <text:s/>0.0 <text:s/>4.0 <text:s/>0.0 <text:s/>0.0 <text:s/>0.0 -8.0 <text:s/>4.0 -4.0</text:span></text:p>
      <text:p text:style-name="P31"><text:span text:style-name="T48"><text:s text:c="2"/></text:span><text:span text:style-name="T45">0.0 <text:s/>0.0 -8.0 <text:s/>8.0 <text:s/>0.0 <text:s/>0.0 <text:s/>8.0 -8.0 <text:s/>0.0</text:span></text:p>
      <text:p text:style-name="P31"><text:span text:style-name="T48"><text:s text:c="2"/></text:span><text:span text:style-name="T45">0.0 <text:s/>0.0 <text:s/>0.0 -2.0 <text:s/>0.0 <text:s/>2.0 <text:s/>0.0 <text:s/>0.0 <text:s/>0.0</text:span></text:p>
      <text:p text:style-name="P31"><text:span text:style-name="T48"><text:s text:c="2"/></text:span><text:span text:style-name="T45">0.0 <text:s/>0.0 <text:s/>0.0 <text:s/>2.0 <text:s/>4.0 <text:s/>0.0 <text:s/>0.0 <text:s/>0.0 <text:s/>0.0</text:span></text:p>
      <text:p text:style-name="P31"><text:span text:style-name="T48"><text:s text:c="2"/></text:span><text:span text:style-name="T45">0.0 <text:s/>2.0 <text:s/>0.0 <text:s/>2.0 <text:s/>0.0 -4.0 <text:s/>0.0 <text:s/>0.0 <text:s/>0.0</text:span></text:p>
      <text:p text:style-name="P31"><text:span text:style-name="T48"><text:s text:c="2"/></text:span><text:span text:style-name="T45">4.0 <text:s/>0.0 <text:s/>0.0 -4.0 <text:s/>0.0 <text:s/>4.0 <text:s/>0.0 <text:s/>0.0 <text:s/>0.0</text:span></text:p>
      <text:p text:style-name="P31"><text:span text:style-name="T48"><text:s text:c="2"/></text:span><text:span text:style-name="T45">0.0 <text:s/>0.0 <text:s/>0.0 <text:s/>2.0 <text:s/>0.0 -4.0 <text:s/>0.0 <text:s/>0.0 <text:s/>2.0</text:span></text:p>
      <text:p text:style-name="P31"><text:span text:style-name="T48"><text:s text:c="2"/></text:span><text:span text:style-name="T45">0.0 <text:s/>0.0 <text:s/>0.0 -4.0 <text:s/>0.0 <text:s/>4.0 <text:s/>0.0 <text:s/>0.0 <text:s/>0.0</text:span></text:p>
      <text:p text:style-name="P31"><text:span text:style-name="T48"><text:s text:c="2"/></text:span><text:span text:style-name="T45">0.0 -4.0 <text:s/>4.0 <text:s/>0.0 <text:s/>0.0 <text:s/>8.0 <text:s/>0.0 <text:s/>0.0 -4.0</text:span></text:p>
      <text:p text:style-name="P31"><text:soft-page-break/><text:span text:style-name="T48"><text:s text:c="2"/></text:span><text:span text:style-name="T45">0.0 <text:s/>0.0 -8.0 <text:s/>4.0 -8.0 -8.0 <text:s/>0.0 <text:s/>0.0 <text:s/>0.0</text:span></text:p>
      <text:p text:style-name="P31"><text:span text:style-name="T48"><text:s text:c="2"/></text:span><text:span text:style-name="T45">0.0 <text:s/>0.0 <text:s/>0.0 <text:s/>4.0 <text:s/>0.0 -4.0 <text:s/>4.0 <text:s/>2.0 <text:s/>0.0</text:span></text:p>
      <text:p text:style-name="P31"><text:span text:style-name="T48"><text:s text:c="2"/></text:span><text:span text:style-name="T45">0.0 <text:s/>0.0 <text:s/>0.0 -4.0 <text:s/>0.0 <text:s/>4.0 -4.0 -4.0 <text:s/>0.0</text:span></text:p>
      <text:p text:style-name="P31"><text:span text:style-name="T48"><text:s text:c="2"/></text:span><text:span text:style-name="T45">0.0 <text:s/>0.0 <text:s/>0.0 -4.0 <text:s/>0.0 <text:s/>8.0 -8.0 <text:s/>0.0 <text:s/>0.0</text:span></text:p>
      <text:p text:style-name="P31"><text:span text:style-name="T48"><text:s/></text:span><text:span text:style-name="T45">-4.0 -4.0 <text:s/>0.0 <text:s/>8.0 <text:s/>0.0 -8.0 <text:s/>8.0 <text:s/>0.0 <text:s/>0.0</text:span></text:p>
      <text:p text:style-name="P31"><text:span text:style-name="T48"><text:s text:c="2"/></text:span><text:span text:style-name="T45">0.0 <text:s/>0.0 <text:s/>0.0 -4.0 <text:s/>0.0 <text:s/>4.0 -4.0 -4.0 -4.0</text:span></text:p>
      <text:p text:style-name="P31"><text:span text:style-name="T48"><text:s text:c="2"/></text:span><text:span text:style-name="T45">0.0 <text:s/>0.0 <text:s/>0.0 <text:s/>8.0 <text:s/>0.0 -8.0 <text:s/>4.0 <text:s/>8.0 <text:s/>4.0</text:span></text:p>
      <text:p text:style-name="P31"><text:span text:style-name="T48"><text:s text:c="2"/></text:span><text:span text:style-name="T45">0.0 <text:s/>0.0 <text:s/>0.0 <text:s/>0.0 <text:s/>0.0 -8.0 <text:s/>8.0 <text:s/>0.0 <text:s/>8.0</text:span></text:p>
      <text:p text:style-name="P31"><text:span text:style-name="T48"><text:s text:c="2"/></text:span><text:span text:style-name="T45">0.0 <text:s/>8.0 <text:s/>0.0 -8.0 <text:s/>0.0 <text:s/>8.0 -8.0 <text:s/>0.0 -8.0</text:span></text:p>
      <text:p text:style-name="P31"><text:span text:style-name="T48"><text:s text:c="2"/></text:span><text:span text:style-name="T45">0.0 <text:s/>2.0 <text:s/>0.0 <text:s/>0.0 <text:s/>0.0 <text:s/>0.0 <text:s/>0.0 <text:s/>0.0 <text:s/>0.0</text:span></text:p>
      <text:p text:style-name="P31"><text:span text:style-name="T48"><text:s text:c="2"/></text:span><text:span text:style-name="T45">0.0 <text:s/>0.0 <text:s/>0.0 <text:s/>0.0 <text:s/>2.0 <text:s/>0.0 <text:s/>2.0 <text:s/>0.0 -2.0</text:span></text:p>
      <text:p text:style-name="P31"><text:span text:style-name="T48"><text:s/></text:span><text:span text:style-name="T45">-4.0 -2.0 <text:s/>0.0 <text:s/>0.0 <text:s/>0.0 <text:s/>0.0 <text:s/>0.0 <text:s/>0.0 <text:s/>0.0</text:span></text:p>
      <text:p text:style-name="P31"><text:span text:style-name="T48"><text:s text:c="2"/></text:span><text:span text:style-name="T45">8.0 <text:s/>0.0 <text:s/>0.0 <text:s/>0.0 <text:s/>0.0 <text:s/>0.0 <text:s/>0.0 <text:s/>0.0 <text:s/>4.0</text:span></text:p>
      <text:p text:style-name="P31"><text:span text:style-name="T48"><text:s text:c="2"/></text:span><text:span text:style-name="T45">0.0 -4.0 -4.0 <text:s/>0.0 <text:s/>0.0 <text:s/>0.0 <text:s/>0.0 -2.0 <text:s/>0.0</text:span></text:p>
      <text:p text:style-name="P31"><text:span text:style-name="T48"><text:s text:c="2"/></text:span><text:span text:style-name="T45">0.0 <text:s/>0.0 <text:s/>8.0 <text:s/>0.0 <text:s/>0.0 <text:s/>0.0 -4.0 <text:s/>4.0 <text:s/>4.0</text:span></text:p>
      <text:p text:style-name="P31"><text:span text:style-name="T48"><text:s text:c="2"/></text:span><text:span text:style-name="T45">0.0 <text:s/>4.0 <text:s/>8.0 <text:s/>0.0 <text:s/>0.0 <text:s/>4.0 <text:s/>0.0 <text:s/>4.0 <text:s/>0.0</text:span></text:p>
      <text:p text:style-name="P31"><text:span text:style-name="T48"><text:s text:c="2"/></text:span><text:span text:style-name="T45">0.0 <text:s/>0.0-16.0 <text:s/>0.0 -4.0 <text:s/>0.0 <text:s/>0.0 -8.0 -8.0</text:span></text:p>
      <text:p text:style-name="P31"><text:span text:style-name="T48"><text:s text:c="2"/></text:span><text:span text:style-name="T45">0.0 -4.0 <text:s/>0.0 <text:s/>0.0 <text:s/>0.0 <text:s/>0.0 <text:s/>2.0 <text:s/>0.0 <text:s/>0.0</text:span></text:p>
      <text:p text:style-name="P31"><text:span text:style-name="T48"><text:s text:c="2"/></text:span><text:span text:style-name="T45">0.0 <text:s/>4.0 <text:s/>0.0 <text:s/>0.0 <text:s/>0.0 <text:s/>0.0 -4.0 <text:s/>0.0 <text:s/>4.0</text:span></text:p>
      <text:p text:style-name="P31"><text:span text:style-name="T48"><text:s text:c="2"/></text:span><text:span text:style-name="T45">4.0 <text:s/>4.0 <text:s/>0.0 <text:s/>0.0 <text:s/>0.0 <text:s/>0.0 -4.0 <text:s/>0.0 <text:s/>0.0</text:span></text:p>
      <text:p text:style-name="P31"><text:span text:style-name="T48"><text:s/></text:span><text:span text:style-name="T45">-8.0 -4.0 <text:s/>0.0 <text:s/>0.0 <text:s/>0.0 <text:s/>0.0 <text:s/>4.0 <text:s/>0.0 -8.0</text:span></text:p>
      <text:p text:style-name="P31"><text:span text:style-name="T48"><text:s text:c="2"/></text:span><text:span text:style-name="T45">0.0 <text:s/>8.0 <text:s/>8.0 <text:s/>0.0 <text:s/>0.0 <text:s/>0.0 -4.0 <text:s/>0.0 <text:s/>0.0</text:span></text:p>
      <text:p text:style-name="P31"><text:span text:style-name="T48"><text:s text:c="2"/></text:span><text:span text:style-name="T45">0.0 -8.0-16.0 <text:s/>0.0 <text:s/>0.0 <text:s/>0.0 <text:s/>8.0 <text:s/>0.0 -4.0</text:span></text:p>
      <text:p text:style-name="P31"><text:span text:style-name="T48"><text:s text:c="2"/></text:span><text:span text:style-name="T45">0.0 -8.0 -8.0 <text:s/>0.0 <text:s/>0.0 <text:s/>0.0 <text:s/>8.0 -4.0 <text:s/>0.0</text:span></text:p>
      <text:p text:style-name="P31"><text:span text:style-name="T48"><text:s text:c="2"/></text:span><text:span text:style-name="T45">0.0 <text:s/>8.0 16.0 <text:s/>0.0 <text:s/>0.0 -8.0 -8.0 <text:s/>8.0 <text:s/>8.0</text:span></text:p>
      <text:p text:style-name="P31"><text:span text:style-name="T48"><text:s text:c="2"/></text:span><text:span text:style-name="T45">0.0 -2.0 <text:s/>0.0 <text:s/>0.0 <text:s/>0.0 <text:s/>0.0 <text:s/>0.0 <text:s/>0.0 <text:s/>2.0</text:span></text:p>
      <text:p text:style-name="P31"><text:span text:style-name="T48"><text:s text:c="2"/></text:span><text:span text:style-name="T45">0.0 <text:s/>0.0 <text:s/>0.0 <text:s/>0.0 -4.0 <text:s/>0.0 <text:s/>0.0 <text:s/>0.0 <text:s/>0.0</text:span></text:p>
      <text:p text:style-name="P31"><text:span text:style-name="T48"><text:s text:c="2"/></text:span><text:span text:style-name="T45">0.0 <text:s/>0.0 <text:s/>0.0 <text:s/>0.0 <text:s/>0.0 <text:s/>4.0 <text:s/>0.0 <text:s/>0.0 -4.0</text:span></text:p>
      <text:p text:style-name="P31"><text:span text:style-name="T48"><text:s/></text:span><text:span text:style-name="T45">-8.0 <text:s/>0.0 <text:s/>0.0 <text:s/>0.0 <text:s/>0.0 -8.0 <text:s/>0.0 <text:s/>0.0 <text:s/>0.0</text:span></text:p>
      <text:p text:style-name="P31"><text:span text:style-name="T48"><text:s text:c="2"/></text:span><text:span text:style-name="T45">0.0 <text:s/>4.0 <text:s/>4.0 <text:s/>0.0 <text:s/>0.0 <text:s/>0.0 <text:s/>0.0 <text:s/>0.0 -4.0</text:span></text:p>
      <text:p text:style-name="P31"><text:span text:style-name="T48"><text:s text:c="2"/></text:span><text:span text:style-name="T45">0.0 <text:s/>0.0 -8.0 <text:s/>0.0 <text:s/>0.0 <text:s/>0.0 <text:s/>4.0 <text:s/>0.0 <text:s/>0.0</text:span></text:p>
      <text:p text:style-name="P31"><text:span text:style-name="T48"><text:s text:c="2"/></text:span><text:span text:style-name="T45">0.0 <text:s/>0.0 -8.0 <text:s/>0.0 <text:s/>0.0 -8.0 <text:s/>0.0 <text:s/>0.0 <text:s/>8.0</text:span></text:p>
      <text:p text:style-name="P31"><text:span text:style-name="T48"><text:s text:c="2"/></text:span><text:span text:style-name="T45">0.0 <text:s/>0.0 16.0 <text:s/>0.0 <text:s/>8.0 <text:s/>8.0 <text:s/>0.0 <text:s/>0.0 <text:s/>0.0</text:span></text:p>
      <text:p text:style-name="P31"><text:span text:style-name="T48"><text:s text:c="2"/></text:span><text:span text:style-name="T45">0.0 <text:s/>4.0 <text:s/>0.0 <text:s/>0.0 <text:s/>0.0 <text:s/>0.0 -4.0 <text:s/>0.0 <text:s/>0.0</text:span></text:p>
      <text:p text:style-name="P31"><text:span text:style-name="T48"><text:s text:c="2"/></text:span><text:span text:style-name="T45">0.0 -4.0 <text:s/>0.0 <text:s/>0.0 <text:s/>0.0 <text:s/>0.0 <text:s/>4.0 <text:s/>0.0 -4.0</text:span></text:p>
      <text:p text:style-name="P31"><text:span text:style-name="T48"><text:s text:c="2"/></text:span><text:span text:style-name="T45">0.0 -4.0 <text:s/>0.0 <text:s/>0.0 <text:s/>0.0 -8.0 <text:s/>8.0 <text:s/>0.0 <text:s/>0.0</text:span></text:p>
      <text:p text:style-name="P31"><text:span text:style-name="T48"><text:s text:c="2"/></text:span><text:span text:style-name="T45">8.0 <text:s/>8.0 <text:s/>0.0 <text:s/>0.0 <text:s/>0.0 <text:s/>8.0 -8.0 <text:s/>0.0 <text:s/>8.0</text:span></text:p>
      <text:p text:style-name="P31"><text:span text:style-name="T48"><text:s text:c="2"/></text:span><text:span text:style-name="T45">0.0 -8.0 -8.0 <text:s/>0.0 <text:s/>0.0 <text:s/>0.0 <text:s/>4.0 <text:s/>4.0 <text:s/>4.0</text:span></text:p>
      <text:p text:style-name="P31"><text:span text:style-name="T48"><text:s text:c="2"/></text:span><text:span text:style-name="T45">0.0 <text:s/>8.0 16.0 <text:s/>0.0 <text:s/>0.0 <text:s/>0.0 -8.0 -8.0 <text:s/>0.0</text:span></text:p>
      <text:p text:style-name="P31"><text:span text:style-name="T48"><text:s text:c="2"/></text:span><text:span text:style-name="T45">0.0 <text:s/>8.0 <text:s/>8.0 <text:s/>0.0 <text:s/>0.0 <text:s/>8.0 -8.0 <text:s/>0.0 -8.0</text:span></text:p>
      <text:p text:style-name="P31"><text:span text:style-name="T48"><text:s text:c="2"/></text:span><text:span text:style-name="T45">0.0-16.0-16.0 <text:s/>0.0 <text:s/>0.0 <text:s/>0.0 <text:s/>8.0 <text:s/>0.0 <text:s/>0.0</text:span></text:p>
      <text:p text:style-name="P31"><text:span text:style-name="T48"><text:s text:c="2"/></text:span><text:span text:style-name="T45">0.0 <text:s/>0.0 <text:s/>0.0 <text:s/>1.0 <text:s/>0.0 <text:s/>0.0 <text:s/>1.0 <text:s/>0.0 <text:s/>0.0</text:span></text:p>
      <text:p text:style-name="P31"><text:span text:style-name="T48"><text:s text:c="2"/></text:span><text:span text:style-name="T45">0.0 <text:s/>0.0 <text:s/>1.0 -1.0 <text:s/>0.0 <text:s/>0.0 <text:s/>0.0 <text:s/>0.0 <text:s/>0.0</text:span></text:p>
      <text:p text:style-name="P31"><text:span text:style-name="T48"><text:s/></text:span><text:span text:style-name="T45">-1.0 <text:s/>0.0 <text:s/>0.0 <text:s/>0.0 <text:s/>1.0 <text:s/>0.0 -2.0 <text:s/>0.0 <text:s/>0.0</text:span></text:p>
      <text:p text:style-name="P31"><text:span text:style-name="T48"><text:s text:c="2"/></text:span><text:span text:style-name="T45">2.0 <text:s/>0.0 <text:s/>0.0 <text:s/>0.0 <text:s/>0.0 <text:s/>0.0 <text:s/>2.0 <text:s/>0.0 <text:s/>0.0</text:span></text:p>
      <text:p text:style-name="P31"><text:span text:style-name="T48"><text:s text:c="2"/></text:span><text:span text:style-name="T45">0.0 <text:s/>0.0 <text:s/>0.0 -1.0 <text:s/>0.0 -1.0 <text:s/>0.0 <text:s/>0.0 <text:s/>0.0</text:span></text:p>
      <text:p text:style-name="P31"><text:span text:style-name="T48"><text:s text:c="2"/></text:span><text:span text:style-name="T45">0.0 <text:s/>0.0 <text:s/>0.0 <text:s/>2.0 <text:s/>0.0 <text:s/>2.0 <text:s/>0.0 <text:s/>0.0 <text:s/>0.0</text:span></text:p>
      <text:p text:style-name="P31"><text:span text:style-name="T48"><text:s text:c="2"/></text:span><text:span text:style-name="T45">0.0 <text:s/>0.0 <text:s/>0.0 <text:s/>0.0 -2.0 <text:s/>2.0 <text:s/>0.0 <text:s/>0.0 <text:s/>0.0</text:span></text:p>
      <text:p text:style-name="P31"><text:span text:style-name="T48"><text:s text:c="2"/></text:span><text:span text:style-name="T45">0.0 <text:s/>0.0 -2.0 -2.0 <text:s/>0.0 -2.0 <text:s/>0.0 <text:s/>0.0 <text:s/>0.0</text:span></text:p>
      <text:p text:style-name="P31"><text:span text:style-name="T48"><text:s text:c="2"/></text:span><text:span text:style-name="T45">0.0 -1.0 -1.0 -2.0 <text:s/>1.0 <text:s/>0.0 <text:s/>0.0 <text:s/>0.0 <text:s/>0.0</text:span></text:p>
      <text:p text:style-name="P31"><text:span text:style-name="T48"><text:s text:c="2"/></text:span><text:span text:style-name="T45">0.0 <text:s/>2.0 <text:s/>0.0 <text:s/>2.0 <text:s/>0.0 <text:s/>0.0 -2.0 <text:s/>0.0 <text:s/>0.0</text:span></text:p>
      <text:p text:style-name="P31"><text:span text:style-name="T48"><text:s text:c="2"/></text:span><text:span text:style-name="T45">0.0 <text:s/>0.0 <text:s/>2.0 <text:s/>0.0 -2.0 <text:s/>0.0 <text:s/>0.0 <text:s/>0.0 <text:s/>0.0</text:span></text:p>
      <text:p text:style-name="P31"><text:span text:style-name="T48"><text:s/></text:span><text:span text:style-name="T45">-2.0 <text:s/>0.0 -2.0 <text:s/>0.0 <text:s/>0.0 <text:s/>0.0 <text:s/>0.0 <text:s/>0.0 <text:s/>0.0</text:span></text:p>
      <text:p text:style-name="P31"><text:span text:style-name="T48"><text:s text:c="2"/></text:span><text:span text:style-name="T45">0.0 <text:s/>2.0 <text:s/>2.0 <text:s/>2.0 <text:s/>0.0 <text:s/>0.0 -2.0 <text:s/>0.0 <text:s/>0.0</text:span></text:p>
      <text:p text:style-name="P31"><text:span text:style-name="T48"><text:s text:c="2"/></text:span><text:span text:style-name="T45">0.0 -4.0 -2.0 -4.0 <text:s/>0.0 -2.0 <text:s/>4.0 <text:s/>0.0 <text:s/>0.0</text:span></text:p>
      <text:p text:style-name="P31"><text:span text:style-name="T48"><text:s text:c="2"/></text:span><text:span text:style-name="T45">2.0 <text:s/>0.0 -2.0 <text:s/>0.0 <text:s/>2.0 <text:s/>0.0 <text:s/>4.0 <text:s/>0.0 <text:s/>0.0</text:span></text:p>
      <text:p text:style-name="P31"><text:span text:style-name="T48"><text:s text:c="2"/></text:span><text:span text:style-name="T45">0.0 <text:s/>0.0 <text:s/>4.0 <text:s/>4.0 <text:s/>0.0 <text:s/>0.0 -4.0 <text:s/>0.0 <text:s/>0.0</text:span></text:p>
      <text:p text:style-name="P31"><text:span text:style-name="T48"><text:s text:c="2"/></text:span><text:span text:style-name="T45">0.0 -1.0 <text:s/>0.0 <text:s/>0.0 <text:s/>0.0 <text:s/>0.0 <text:s/>0.0 <text:s/>0.0 <text:s/>0.0</text:span></text:p>
      <text:p text:style-name="P31"><text:span text:style-name="T48"><text:s text:c="2"/></text:span><text:span text:style-name="T45">0.0 <text:s/>0.0 <text:s/>0.0 <text:s/>0.0 <text:s/>0.0 <text:s/>0.0 <text:s/>0.0 <text:s/>0.0 <text:s/>0.0</text:span></text:p>
      <text:p text:style-name="P31"><text:soft-page-break/><text:span text:style-name="T48"><text:s text:c="2"/></text:span><text:span text:style-name="T45">0.0 <text:s/>0.0 <text:s/>0.0 -2.0 -2.0 <text:s/>0.0 <text:s/>0.0 <text:s/>0.0 <text:s/>0.0</text:span></text:p>
      <text:p text:style-name="P31"><text:span text:style-name="T48"><text:s/></text:span><text:span text:style-name="T45">-2.0 <text:s/>0.0 -2.0 <text:s/>2.0 <text:s/>0.0 <text:s/>0.0 <text:s/>0.0 <text:s/>0.0 <text:s/>0.0</text:span></text:p>
      <text:p text:style-name="P31"><text:span text:style-name="T48"><text:s text:c="2"/></text:span><text:span text:style-name="T45">0.0 <text:s/>2.0 <text:s/>0.0 <text:s/>0.0 <text:s/>0.0 <text:s/>0.0 -2.0 <text:s/>0.0 <text:s/>0.0</text:span></text:p>
      <text:p text:style-name="P31"><text:span text:style-name="T48"><text:s text:c="2"/></text:span><text:span text:style-name="T45">0.0 <text:s/>0.0 <text:s/>0.0 <text:s/>0.0 <text:s/>0.0 <text:s/>0.0 <text:s/>0.0 <text:s/>0.0 <text:s/>0.0</text:span></text:p>
      <text:p text:style-name="P31"><text:span text:style-name="T48"><text:s text:c="2"/></text:span><text:span text:style-name="T45">0.0 <text:s/>0.0 <text:s/>0.0 <text:s/>2.0 <text:s/>4.0 -2.0 <text:s/>4.0 <text:s/>0.0 <text:s/>0.0</text:span></text:p>
      <text:p text:style-name="P31"><text:span text:style-name="T48"><text:s text:c="2"/></text:span><text:span text:style-name="T45">0.0 <text:s/>0.0 <text:s/>4.0 <text:s/>0.0 <text:s/>0.0 <text:s/>0.0 -4.0 <text:s/>0.0 <text:s/>0.0</text:span></text:p>
      <text:p text:style-name="P31"><text:span text:style-name="T48"><text:s text:c="2"/></text:span><text:span text:style-name="T45">0.0 <text:s/>2.0 <text:s/>0.0 <text:s/>0.0 -2.0 <text:s/>0.0 -2.0 <text:s/>0.0 <text:s/>0.0</text:span></text:p>
      <text:p text:style-name="P31"><text:span text:style-name="T48"><text:s text:c="2"/></text:span><text:span text:style-name="T45">0.0 -2.0 <text:s/>0.0 <text:s/>0.0 <text:s/>0.0 <text:s/>0.0 <text:s/>4.0 <text:s/>0.0 <text:s/>0.0</text:span></text:p>
      <text:p text:style-name="P31"><text:span text:style-name="T48"><text:s text:c="2"/></text:span><text:span text:style-name="T45">0.0 <text:s/>0.0 -2.0 <text:s/>4.0 <text:s/>4.0 <text:s/>0.0 <text:s/>4.0 <text:s/>0.0 <text:s/>0.0</text:span></text:p>
      <text:p text:style-name="P31"><text:span text:style-name="T48"><text:s text:c="2"/></text:span><text:span text:style-name="T45">4.0 <text:s/>0.0 <text:s/>4.0 -4.0 <text:s/>0.0 <text:s/>0.0 -4.0 <text:s/>0.0 <text:s/>0.0</text:span></text:p>
      <text:p text:style-name="P31"><text:span text:style-name="T48"><text:s text:c="2"/></text:span><text:span text:style-name="T45">0.0 -4.0 <text:s/>0.0 <text:s/>0.0 <text:s/>0.0 <text:s/>2.0 <text:s/>4.0 <text:s/>0.0 <text:s/>0.0</text:span></text:p>
      <text:p text:style-name="P31"><text:span text:style-name="T48"><text:s text:c="2"/></text:span><text:span text:style-name="T45">0.0 <text:s/>4.0 <text:s/>0.0 <text:s/>0.0 <text:s/>0.0 <text:s/>0.0 -4.0 <text:s/>0.0 <text:s/>0.0</text:span></text:p>
      <text:p text:style-name="P31"><text:span text:style-name="T48"><text:s text:c="2"/></text:span><text:span text:style-name="T45">0.0 <text:s/>0.0 <text:s/>0.0 -4.0 -4.0 <text:s/>0.0 -8.0 <text:s/>0.0 <text:s/>0.0</text:span></text:p>
      <text:p text:style-name="P31"><text:span text:style-name="T48"><text:s/></text:span><text:span text:style-name="T45">-4.0 <text:s/>0.0 -4.0 <text:s/>0.0 <text:s/>0.0 <text:s/>0.0 <text:s/>8.0 <text:s/>0.0 <text:s/>0.0</text:span></text:p>
      <text:p text:style-name="P31"><text:span text:style-name="T48"><text:s text:c="2"/></text:span><text:span text:style-name="T45">0.0 <text:s/>0.0 -1.0 -1.0 <text:s/>0.0 <text:s/>0.0 <text:s/>0.0 <text:s/>1.0 <text:s/>0.0</text:span></text:p>
      <text:p text:style-name="P31"><text:span text:style-name="T48"><text:s text:c="2"/></text:span><text:span text:style-name="T45">0.0 <text:s/>0.0 <text:s/>0.0 <text:s/>2.0 <text:s/>0.0 <text:s/>0.0 -2.0 -2.0 <text:s/>0.0</text:span></text:p>
      <text:p text:style-name="P31"><text:span text:style-name="T48"><text:s text:c="2"/></text:span><text:span text:style-name="T45">2.0 <text:s/>0.0 <text:s/>0.0 <text:s/>0.0 <text:s/>0.0 <text:s/>0.0 <text:s/>0.0 <text:s/>0.0 <text:s/>0.0</text:span></text:p>
      <text:p text:style-name="P31"><text:span text:style-name="T48"><text:s/></text:span><text:span text:style-name="T45">-4.0 <text:s/>0.0 <text:s/>0.0 -2.0 -2.0 <text:s/>0.0 <text:s/>0.0 <text:s/>0.0 <text:s/>0.0</text:span></text:p>
      <text:p text:style-name="P31"><text:span text:style-name="T48"><text:s text:c="2"/></text:span><text:span text:style-name="T45">0.0 <text:s/>0.0 <text:s/>2.0 <text:s/>2.0 <text:s/>0.0 <text:s/>0.0 -2.0 -2.0 <text:s/>0.0</text:span></text:p>
      <text:p text:style-name="P31"><text:span text:style-name="T48"><text:s text:c="2"/></text:span><text:span text:style-name="T45">0.0 <text:s/>0.0 -2.0 -4.0 <text:s/>0.0 <text:s/>0.0 <text:s/>4.0 <text:s/>4.0 <text:s/>0.0</text:span></text:p>
      <text:p text:style-name="P31"><text:span text:style-name="T48"><text:s text:c="2"/></text:span><text:span text:style-name="T45">0.0 <text:s/>0.0 -2.0 <text:s/>0.0 <text:s/>2.0 -2.0 <text:s/>4.0 <text:s/>0.0 <text:s/>0.0</text:span></text:p>
      <text:p text:style-name="P31"><text:span text:style-name="T48"><text:s text:c="2"/></text:span><text:span text:style-name="T45">0.0 <text:s/>0.0 <text:s/>4.0 <text:s/>4.0 <text:s/>0.0 <text:s/>0.0 -4.0 <text:s/>0.0 <text:s/>0.0</text:span></text:p>
      <text:p text:style-name="P31"><text:span text:style-name="T48"><text:s text:c="2"/></text:span><text:span text:style-name="T45">0.0 <text:s/>2.0 <text:s/>2.0 <text:s/>2.0 <text:s/>0.0 <text:s/>0.0 <text:s/>0.0 <text:s/>0.0 <text:s/>0.0</text:span></text:p>
      <text:p text:style-name="P31"><text:span text:style-name="T48"><text:s text:c="2"/></text:span><text:span text:style-name="T45">0.0 -4.0 <text:s/>0.0 -4.0 -2.0 <text:s/>0.0 <text:s/>4.0 <text:s/>0.0 <text:s/>0.0</text:span></text:p>
      <text:p text:style-name="P31"><text:span text:style-name="T48"><text:s text:c="2"/></text:span><text:span text:style-name="T45">0.0 <text:s/>0.0 -2.0 <text:s/>0.0 <text:s/>0.0 <text:s/>0.0 <text:s/>0.0 -2.0 <text:s/>0.0</text:span></text:p>
      <text:p text:style-name="P31"><text:span text:style-name="T48"><text:s text:c="2"/></text:span><text:span text:style-name="T45">4.0 <text:s/>0.0 <text:s/>0.0 <text:s/>4.0 <text:s/>4.0 <text:s/>0.0 <text:s/>0.0 <text:s/>4.0 <text:s/>0.0</text:span></text:p>
      <text:p text:style-name="P31"><text:span text:style-name="T48"><text:s text:c="2"/></text:span><text:span text:style-name="T45">0.0 -4.0 -4.0 -4.0 -2.0 <text:s/>0.0 <text:s/>4.0 <text:s/>0.0 <text:s/>0.0</text:span></text:p>
      <text:p text:style-name="P31"><text:span text:style-name="T48"><text:s text:c="2"/></text:span><text:span text:style-name="T45">0.0 <text:s/>8.0 <text:s/>4.0 <text:s/>8.0 <text:s/>4.0 <text:s/>0.0 -8.0 <text:s/>0.0 <text:s/>0.0</text:span></text:p>
      <text:p text:style-name="P31"><text:span text:style-name="T48"><text:s/></text:span><text:span text:style-name="T45">-4.0 <text:s/>0.0 <text:s/>4.0 <text:s/>0.0 <text:s/>0.0 <text:s/>0.0 -8.0 <text:s/>4.0 <text:s/>0.0</text:span></text:p>
      <text:p text:style-name="P31"><text:span text:style-name="T48"><text:s text:c="2"/></text:span><text:span text:style-name="T45">0.0 <text:s/>0.0 -4.0 -8.0 -4.0 <text:s/>4.0 <text:s/>8.0 -8.0 <text:s/>0.0</text:span></text:p>
      <text:p text:style-name="P31"><text:span text:style-name="T48"><text:s text:c="2"/></text:span><text:span text:style-name="T45">0.0 <text:s/>0.0 <text:s/>2.0 <text:s/>0.0 <text:s/>0.0 <text:s/>0.0 <text:s/>0.0 <text:s/>0.0 <text:s/>0.0</text:span></text:p>
      <text:p text:style-name="P31"><text:span text:style-name="T48"><text:s text:c="2"/></text:span><text:span text:style-name="T45">0.0 <text:s/>0.0 -2.0 <text:s/>0.0 <text:s/>0.0 <text:s/>0.0 <text:s/>0.0 <text:s/>0.0 <text:s/>0.0</text:span></text:p>
      <text:p text:style-name="P31"><text:span text:style-name="T48"><text:s text:c="2"/></text:span><text:span text:style-name="T45">0.0 <text:s/>0.0 -2.0 <text:s/>2.0 <text:s/>0.0 <text:s/>0.0 <text:s/>0.0 <text:s/>0.0 <text:s/>0.0</text:span></text:p>
      <text:p text:style-name="P31"><text:span text:style-name="T48"><text:s text:c="2"/></text:span><text:span text:style-name="T45">4.0 <text:s/>0.0 <text:s/>4.0 <text:s/>0.0 <text:s/>4.0 <text:s/>0.0 <text:s/>0.0 <text:s/>0.0 <text:s/>0.0</text:span></text:p>
      <text:p text:style-name="P31"><text:span text:style-name="T48"><text:s text:c="2"/></text:span><text:span text:style-name="T45">0.0 <text:s/>0.0 -4.0 <text:s/>0.0 <text:s/>0.0 <text:s/>0.0 <text:s/>4.0 <text:s/>0.0 <text:s/>0.0</text:span></text:p>
      <text:p text:style-name="P31"><text:span text:style-name="T48"><text:s text:c="2"/></text:span><text:span text:style-name="T45">0.0 <text:s/>0.0 <text:s/>4.0 <text:s/>0.0 <text:s/>0.0 <text:s/>0.0 -4.0 <text:s/>0.0 <text:s/>0.0</text:span></text:p>
      <text:p text:style-name="P31"><text:span text:style-name="T48"><text:s text:c="2"/></text:span><text:span text:style-name="T45">0.0 <text:s/>0.0 <text:s/>4.0 -4.0 -4.0 <text:s/>4.0 -8.0 <text:s/>0.0 <text:s/>0.0</text:span></text:p>
      <text:p text:style-name="P31"><text:span text:style-name="T48"><text:s text:c="2"/></text:span><text:span text:style-name="T45">0.0 <text:s/>0.0 -8.0 <text:s/>0.0 <text:s/>0.0 <text:s/>0.0 <text:s/>8.0 <text:s/>0.0 <text:s/>0.0</text:span></text:p>
      <text:p text:style-name="P31"><text:span text:style-name="T48"><text:s text:c="2"/></text:span><text:span text:style-name="T45">0.0 -2.0 -2.0 <text:s/>0.0 <text:s/>0.0 <text:s/>0.0 <text:s/>0.0 -2.0 <text:s/>0.0</text:span></text:p>
      <text:p text:style-name="P31"><text:span text:style-name="T48"><text:s text:c="2"/></text:span><text:span text:style-name="T45">0.0 <text:s/>4.0 <text:s/>0.0 <text:s/>0.0 <text:s/>4.0 <text:s/>0.0 -4.0 <text:s/>4.0 <text:s/>0.0</text:span></text:p>
      <text:p text:style-name="P31"><text:span text:style-name="T48"><text:s text:c="2"/></text:span><text:span text:style-name="T45">0.0 <text:s/>0.0 <text:s/>4.0 -4.0 <text:s/>0.0 <text:s/>0.0 <text:s/>0.0 <text:s/>4.0 <text:s/>0.0</text:span></text:p>
      <text:p text:style-name="P31"><text:span text:style-name="T48"><text:s/></text:span><text:span text:style-name="T45">-8.0 <text:s/>0.0 -4.0 <text:s/>0.0 -8.0 <text:s/>0.0 <text:s/>0.0 -8.0 <text:s/>0.0</text:span></text:p>
      <text:p text:style-name="P31"><text:span text:style-name="T48"><text:s text:c="2"/></text:span><text:span text:style-name="T45">0.0 <text:s/>4.0 <text:s/>4.0 <text:s/>0.0 <text:s/>4.0 <text:s/>0.0 -4.0 <text:s/>4.0 <text:s/>0.0</text:span></text:p>
      <text:p text:style-name="P31"><text:span text:style-name="T48"><text:s text:c="2"/></text:span><text:span text:style-name="T45">0.0 -8.0 -4.0 <text:s/>0.0 -8.0 <text:s/>0.0 <text:s/>8.0 -8.0 <text:s/>0.0</text:span></text:p>
      <text:p text:style-name="P31"><text:span text:style-name="T48"><text:s text:c="2"/></text:span><text:span text:style-name="T45">0.0 <text:s/>0.0 -4.0 <text:s/>8.0 <text:s/>0.0 -4.0 <text:s/>8.0 -8.0 <text:s/>0.0</text:span></text:p>
      <text:p text:style-name="P31"><text:span text:style-name="T48"><text:s text:c="2"/></text:span><text:span text:style-name="T45">8.0 <text:s/>0.0 <text:s/>8.0 <text:s/>0.0 <text:s/>8.0 <text:s/>0.0 -8.0 16.0 <text:s/>0.0</text:span></text:p>
      <text:p text:style-name="P31"><text:span text:style-name="T48"><text:s/></text:span><text:span text:style-name="T45">-1.0 <text:s/>0.0 <text:s/>0.0 <text:s/>0.0 <text:s/>0.0 <text:s/>0.0 <text:s/>0.0 -1.0 <text:s/>0.0</text:span></text:p>
      <text:p text:style-name="P31"><text:span text:style-name="T48"><text:s text:c="2"/></text:span><text:span text:style-name="T45">0.0 <text:s/>0.0 <text:s/>0.0 <text:s/>0.0 <text:s/>0.0 <text:s/>0.0 <text:s/>0.0 <text:s/>2.0 <text:s/>0.0</text:span></text:p>
      <text:p text:style-name="P31"><text:span text:style-name="T48"><text:s text:c="2"/></text:span><text:span text:style-name="T45">2.0 <text:s/>0.0 <text:s/>0.0 <text:s/>0.0 <text:s/>0.0 <text:s/>0.0 <text:s/>0.0 <text:s/>2.0 <text:s/>0.0</text:span></text:p>
      <text:p text:style-name="P31"><text:span text:style-name="T48"><text:s/></text:span><text:span text:style-name="T45">-2.0 <text:s/>0.0 <text:s/>0.0 <text:s/>0.0 -2.0 <text:s/>0.0 <text:s/>0.0 -4.0 <text:s/>0.0</text:span></text:p>
      <text:p text:style-name="P31"><text:span text:style-name="T48"><text:s text:c="2"/></text:span><text:span text:style-name="T45">0.0 <text:s/>0.0 <text:s/>0.0 <text:s/>0.0 <text:s/>0.0 <text:s/>2.0 <text:s/>0.0 <text:s/>2.0 <text:s/>0.0</text:span></text:p>
      <text:p text:style-name="P31"><text:span text:style-name="T48"><text:s text:c="2"/></text:span><text:span text:style-name="T45">0.0 <text:s/>0.0 -2.0 <text:s/>0.0 <text:s/>0.0 -4.0 <text:s/>0.0 -4.0 <text:s/>0.0</text:span></text:p>
      <text:p text:style-name="P31"><text:span text:style-name="T48"><text:s text:c="2"/></text:span><text:span text:style-name="T45">0.0 <text:s/>0.0 <text:s/>0.0 <text:s/>0.0 <text:s/>0.0 -4.0 <text:s/>0.0 -4.0 <text:s/>0.0</text:span></text:p>
      <text:p text:style-name="P31"><text:span text:style-name="T48"><text:s text:c="2"/></text:span><text:span text:style-name="T45">0.0 <text:s/>0.0 <text:s/>4.0 <text:s/>0.0 <text:s/>4.0 <text:s/>4.0 <text:s/>0.0 <text:s/>8.0 <text:s/>0.0</text:span></text:p>
      <text:p text:style-name="P31"><text:span text:style-name="T48"><text:s text:c="2"/></text:span><text:span text:style-name="T45">2.0 <text:s/>0.0 <text:s/>0.0 <text:s/>0.0 <text:s/>0.0 <text:s/>0.0 -2.0 <text:s/>0.0 <text:s/>0.0</text:span></text:p>
      <text:p text:style-name="P31"><text:span text:style-name="T48"><text:s/></text:span><text:span text:style-name="T45">-2.0 <text:s/>0.0 <text:s/>0.0 <text:s/>0.0 -2.0 <text:s/>0.0 <text:s/>4.0 <text:s/>0.0 <text:s/>0.0</text:span></text:p>
      <text:p text:style-name="P31"><text:span text:style-name="T48"><text:s/></text:span><text:span text:style-name="T45">-2.0 <text:s/>2.0 <text:s/>0.0 <text:s/>0.0 <text:s/>0.0 <text:s/>0.0 <text:s/>4.0 -2.0 <text:s/>0.0</text:span></text:p>
      <text:p text:style-name="P31"><text:span text:style-name="T48"><text:s text:c="2"/></text:span><text:span text:style-name="T45">4.0 -4.0 <text:s/>0.0 <text:s/>0.0 <text:s/>4.0 <text:s/>0.0 -4.0 <text:s/>4.0 <text:s/>0.0</text:span></text:p>
      <text:p text:style-name="P31"><text:span text:style-name="T48"><text:s/></text:span><text:span text:style-name="T45">-2.0 <text:s/>0.0 -2.0 <text:s/>0.0 <text:s/>0.0 <text:s/>0.0 <text:s/>4.0 <text:s/>0.0 <text:s/>0.0</text:span></text:p>
      <text:p text:style-name="P31"><text:soft-page-break/><text:span text:style-name="T48"><text:s text:c="2"/></text:span><text:span text:style-name="T45">4.0 <text:s/>0.0 <text:s/>4.0 <text:s/>0.0 <text:s/>0.0 <text:s/>4.0 -8.0 <text:s/>0.0 <text:s/>0.0</text:span></text:p>
      <text:p text:style-name="P31"><text:span text:style-name="T48"><text:s text:c="2"/></text:span><text:span text:style-name="T45">0.0 -4.0 <text:s/>0.0 <text:s/>0.0 <text:s/>0.0 <text:s/>0.0 -8.0 <text:s/>4.0 <text:s/>0.0</text:span></text:p>
      <text:p text:style-name="P31"><text:span text:style-name="T48"><text:s/></text:span><text:span text:style-name="T45">-4.0 <text:s/>8.0 -4.0 <text:s/>0.0 -4.0 <text:s/>0.0 <text:s/>8.0 -8.0 <text:s/>0.0</text:span></text:p>
      <text:p text:style-name="P31"><text:span text:style-name="T48"><text:s text:c="2"/></text:span><text:span text:style-name="T45">0.0 <text:s/>0.0 <text:s/>0.0 -2.0 <text:s/>0.0 <text:s/>0.0 <text:s/>0.0 <text:s/>0.0 <text:s/>0.0</text:span></text:p>
      <text:p text:style-name="P31"><text:span text:style-name="T48"><text:s text:c="2"/></text:span><text:span text:style-name="T45">2.0 <text:s/>0.0 <text:s/>0.0 <text:s/>2.0 <text:s/>0.0 <text:s/>0.0 <text:s/>0.0 <text:s/>0.0 <text:s/>0.0</text:span></text:p>
      <text:p text:style-name="P31"><text:span text:style-name="T48"><text:s text:c="2"/></text:span><text:span text:style-name="T45">0.0 <text:s/>2.0 <text:s/>0.0 <text:s/>4.0 <text:s/>0.0 <text:s/>0.0 <text:s/>0.0 <text:s/>0.0 <text:s/>0.0</text:span></text:p>
      <text:p text:style-name="P31"><text:span text:style-name="T48"><text:s text:c="2"/></text:span><text:span text:style-name="T45">0.0 <text:s/>0.0 <text:s/>0.0 -4.0 <text:s/>4.0 <text:s/>0.0 <text:s/>0.0 <text:s/>0.0 <text:s/>0.0</text:span></text:p>
      <text:p text:style-name="P31"><text:span text:style-name="T48"><text:s text:c="2"/></text:span><text:span text:style-name="T45">0.0 <text:s/>0.0 <text:s/>0.0 <text:s/>2.0 <text:s/>0.0 <text:s/>0.0 <text:s/>0.0 <text:s/>0.0 <text:s/>0.0</text:span></text:p>
      <text:p text:style-name="P31"><text:span text:style-name="T48"><text:s text:c="2"/></text:span><text:span text:style-name="T45">0.0 <text:s/>0.0 <text:s/>0.0 -4.0 <text:s/>0.0 <text:s/>0.0 <text:s/>0.0 <text:s/>0.0 <text:s/>0.0</text:span></text:p>
      <text:p text:style-name="P31"><text:span text:style-name="T48"><text:s text:c="2"/></text:span><text:span text:style-name="T45">0.0 -4.0 <text:s/>0.0 -4.0 <text:s/>0.0 <text:s/>4.0 <text:s/>0.0 <text:s/>0.0 <text:s/>0.0</text:span></text:p>
      <text:p text:style-name="P31"><text:span text:style-name="T48"><text:s text:c="2"/></text:span><text:span text:style-name="T45">0.0 <text:s/>0.0 -4.0 <text:s/>4.0 -8.0 <text:s/>0.0 <text:s/>0.0 <text:s/>0.0 <text:s/>0.0</text:span></text:p>
      <text:p text:style-name="P31"><text:span text:style-name="T48"><text:s text:c="2"/></text:span><text:span text:style-name="T45">0.0 <text:s/>0.0 <text:s/>0.0 <text:s/>4.0 <text:s/>0.0 <text:s/>0.0 <text:s/>4.0 <text:s/>2.0 <text:s/>0.0</text:span></text:p>
      <text:p text:style-name="P31"><text:span text:style-name="T48"><text:s text:c="2"/></text:span><text:span text:style-name="T45">0.0 <text:s/>0.0 <text:s/>0.0 -4.0 <text:s/>4.0 <text:s/>0.0 -8.0 -4.0 <text:s/>0.0</text:span></text:p>
      <text:p text:style-name="P31"><text:span text:style-name="T48"><text:s text:c="2"/></text:span><text:span text:style-name="T45">0.0 -4.0 <text:s/>0.0 -8.0 <text:s/>0.0 <text:s/>0.0 -8.0 <text:s/>0.0 <text:s/>0.0</text:span></text:p>
      <text:p text:style-name="P31"><text:span text:style-name="T48"><text:s/></text:span><text:span text:style-name="T45">-4.0 <text:s/>4.0 <text:s/>0.0 <text:s/>8.0 -8.0 <text:s/>0.0 <text:s/>8.0 <text:s/>0.0 <text:s/>0.0</text:span></text:p>
      <text:p text:style-name="P31"><text:span text:style-name="T48"><text:s text:c="2"/></text:span><text:span text:style-name="T45">0.0 <text:s/>0.0 <text:s/>0.0 -4.0 <text:s/>0.0 -4.0 -4.0 -4.0 <text:s/>0.0</text:span></text:p>
      <text:p text:style-name="P31"><text:span text:style-name="T48"><text:s/></text:span><text:span text:style-name="T45">-4.0 <text:s/>0.0 <text:s/>0.0 <text:s/>8.0 <text:s/>0.0 <text:s/>0.0 <text:s/>8.0 <text:s/>8.0 <text:s/>0.0</text:span></text:p>
      <text:p text:style-name="P31"><text:span text:style-name="T48"><text:s text:c="2"/></text:span><text:span text:style-name="T45">0.0 <text:s/>8.0 <text:s/>4.0 <text:s/>8.0 <text:s/>0.0 <text:s/>0.0 <text:s/>8.0 <text:s/>0.0 <text:s/>0.0</text:span></text:p>
      <text:p text:style-name="P31"><text:span text:style-name="T48"><text:s text:c="2"/></text:span><text:span text:style-name="T45">8.0 -8.0 <text:s/>0.0 -8.0 <text:s/>8.0 <text:s/>0.0 -8.0 <text:s/>0.0 <text:s/>0.0</text:span></text:p>
      <text:p text:style-name="P31"><text:span text:style-name="T48"><text:s text:c="2"/></text:span><text:span text:style-name="T45">2.0 <text:s/>0.0 <text:s/>0.0 <text:s/>0.0 <text:s/>0.0 <text:s/>0.0 -2.0 <text:s/>0.0 <text:s/>0.0</text:span></text:p>
      <text:p text:style-name="P31"><text:span text:style-name="T48"><text:s text:c="2"/></text:span><text:span text:style-name="T45">0.0 <text:s/>0.0 <text:s/>0.0 <text:s/>0.0 <text:s/>0.0 <text:s/>0.0 <text:s/>4.0 <text:s/>0.0 <text:s/>0.0</text:span></text:p>
      <text:p text:style-name="P31"><text:span text:style-name="T48"><text:s/></text:span><text:span text:style-name="T45">-4.0 <text:s/>0.0 <text:s/>0.0 <text:s/>0.0 <text:s/>0.0 <text:s/>0.0 <text:s/>4.0 -2.0 <text:s/>0.0</text:span></text:p>
      <text:p text:style-name="P31"><text:span text:style-name="T48"><text:s text:c="2"/></text:span><text:span text:style-name="T45">4.0 <text:s/>0.0 <text:s/>0.0 <text:s/>0.0 <text:s/>4.0 <text:s/>0.0 -4.0 <text:s/>4.0 <text:s/>0.0</text:span></text:p>
      <text:p text:style-name="P31"><text:span text:style-name="T48"><text:s text:c="2"/></text:span><text:span text:style-name="T45">0.0 <text:s/>0.0 -2.0 <text:s/>0.0 <text:s/>0.0 <text:s/>0.0 <text:s/>4.0 <text:s/>0.0 <text:s/>0.0</text:span></text:p>
      <text:p text:style-name="P31"><text:span text:style-name="T48"><text:s text:c="2"/></text:span><text:span text:style-name="T45">0.0 <text:s/>0.0 <text:s/>4.0 <text:s/>0.0 <text:s/>0.0 <text:s/>0.0 -8.0 <text:s/>0.0 <text:s/>0.0</text:span></text:p>
      <text:p text:style-name="P31"><text:span text:style-name="T48"><text:s text:c="2"/></text:span><text:span text:style-name="T45">0.0 <text:s/>0.0 <text:s/>4.0 <text:s/>0.0 <text:s/>0.0 <text:s/>4.0 -8.0 <text:s/>4.0 <text:s/>0.0</text:span></text:p>
      <text:p text:style-name="P31"><text:span text:style-name="T48"><text:s text:c="2"/></text:span><text:span text:style-name="T45">0.0 <text:s/>0.0 -8.0 <text:s/>0.0 -4.0 <text:s/>0.0 <text:s/>8.0 -8.0 <text:s/>0.0</text:span></text:p>
      <text:p text:style-name="P31"><text:span text:style-name="T48"><text:s/></text:span><text:span text:style-name="T45">-4.0 -2.0 <text:s/>0.0 <text:s/>0.0 <text:s/>0.0 <text:s/>0.0 <text:s/>4.0 <text:s/>0.0 <text:s/>0.0</text:span></text:p>
      <text:p text:style-name="P31"><text:span text:style-name="T48"><text:s text:c="2"/></text:span><text:span text:style-name="T45">4.0 <text:s/>4.0 <text:s/>0.0 <text:s/>0.0 <text:s/>4.0 <text:s/>0.0 -8.0 <text:s/>0.0 <text:s/>0.0</text:span></text:p>
      <text:p text:style-name="P31"><text:span text:style-name="T48"><text:s text:c="2"/></text:span><text:span text:style-name="T45">4.0 <text:s/>0.0 <text:s/>0.0 <text:s/>0.0 <text:s/>0.0 <text:s/>0.0 -8.0 <text:s/>4.0 <text:s/>0.0</text:span></text:p>
      <text:p text:style-name="P31"><text:span text:style-name="T48"><text:s/></text:span><text:span text:style-name="T45">-8.0 <text:s/>0.0 <text:s/>0.0 <text:s/>0.0 -8.0 <text:s/>0.0 <text:s/>8.0 -8.0 <text:s/>0.0</text:span></text:p>
      <text:p text:style-name="P31"><text:span text:style-name="T48"><text:s text:c="2"/></text:span><text:span text:style-name="T45">4.0 <text:s/>4.0 <text:s/>4.0 <text:s/>0.0 <text:s/>0.0 <text:s/>0.0 -8.0 <text:s/>0.0 <text:s/>0.0</text:span></text:p>
      <text:p text:style-name="P31"><text:span text:style-name="T48"><text:s/></text:span><text:span text:style-name="T45">-8.0 -8.0 -8.0 <text:s/>0.0 -4.0 <text:s/>0.0 16.0 <text:s/>0.0 <text:s/>0.0</text:span></text:p>
      <text:p text:style-name="P31"><text:span text:style-name="T48"><text:s text:c="2"/></text:span><text:span text:style-name="T45">0.0 <text:s/>0.0 -4.0 <text:s/>0.0 <text:s/>0.0 <text:s/>0.0 16.0 -8.0 <text:s/>0.0</text:span></text:p>
      <text:p text:style-name="P31"><text:span text:style-name="T48"><text:s text:c="2"/></text:span><text:span text:style-name="T45">8.0 <text:s/>0.0 <text:s/>8.0 <text:s/>0.0 <text:s/>8.0 -8.0-16.0 16.0 <text:s/>0.0</text:span></text:p>
      <text:p text:style-name="P31"><text:span text:style-name="T48"><text:s text:c="2"/></text:span><text:span text:style-name="T45">0.0 <text:s/>2.0 <text:s/>0.0 <text:s/>2.0 <text:s/>0.0 <text:s/>0.0 <text:s/>0.0 <text:s/>0.0 <text:s/>0.0</text:span></text:p>
      <text:p text:style-name="P31"><text:span text:style-name="T48"><text:s/></text:span><text:span text:style-name="T45">-4.0 <text:s/>0.0 <text:s/>0.0 -4.0 <text:s/>0.0 <text:s/>0.0 <text:s/>0.0 <text:s/>0.0 <text:s/>0.0</text:span></text:p>
      <text:p text:style-name="P31"><text:span text:style-name="T48"><text:s text:c="2"/></text:span><text:span text:style-name="T45">0.0 -4.0 <text:s/>0.0 -4.0 <text:s/>0.0 <text:s/>0.0 <text:s/>0.0 <text:s/>0.0 <text:s/>0.0</text:span></text:p>
      <text:p text:style-name="P31"><text:span text:style-name="T48"><text:s text:c="2"/></text:span><text:span text:style-name="T45">0.0 <text:s/>0.0 <text:s/>0.0 <text:s/>4.0 -8.0 <text:s/>0.0 <text:s/>0.0 <text:s/>0.0 <text:s/>0.0</text:span></text:p>
      <text:p text:style-name="P31"><text:span text:style-name="T48"><text:s text:c="2"/></text:span><text:span text:style-name="T45">0.0 -4.0 <text:s/>4.0 -4.0 <text:s/>0.0 <text:s/>0.0 -4.0 <text:s/>0.0 <text:s/>0.0</text:span></text:p>
      <text:p text:style-name="P31"><text:span text:style-name="T48"><text:s text:c="2"/></text:span><text:span text:style-name="T45">0.0 <text:s/>0.0 -4.0 <text:s/>8.0 <text:s/>0.0 <text:s/>0.0 <text:s/>8.0 <text:s/>0.0 <text:s/>0.0</text:span></text:p>
      <text:p text:style-name="P31"><text:span text:style-name="T48"><text:s text:c="2"/></text:span><text:span text:style-name="T45">0.0 <text:s/>8.0 -4.0 <text:s/>8.0 <text:s/>0.0 -8.0 <text:s/>8.0 <text:s/>0.0 <text:s/>0.0</text:span></text:p>
      <text:p text:style-name="P31"><text:span text:style-name="T48"><text:s text:c="2"/></text:span><text:span text:style-name="T45">0.0 <text:s/>0.0 <text:s/>8.0 -8.0 <text:s/>8.0 <text:s/>0.0 -8.0 <text:s/>0.0 <text:s/>0.0</text:span></text:p>
      <text:p text:style-name="P31"><text:span text:style-name="T48"><text:s text:c="2"/></text:span><text:span text:style-name="T45">0.0 <text:s/>0.0 <text:s/>0.0 -4.0 <text:s/>0.0 <text:s/>0.0 -4.0 <text:s/>0.0 <text:s/>0.0</text:span></text:p>
      <text:p text:style-name="P31"><text:span text:style-name="T48"><text:s text:c="2"/></text:span><text:span text:style-name="T45">0.0 -4.0 <text:s/>0.0 <text:s/>8.0 -8.0 <text:s/>0.0 <text:s/>8.0 <text:s/>0.0 <text:s/>0.0</text:span></text:p>
      <text:p text:style-name="P31"><text:span text:style-name="T48"><text:s text:c="2"/></text:span><text:span text:style-name="T45">0.0 <text:s/>4.0 <text:s/>0.0 <text:s/>8.0 <text:s/>0.0 <text:s/>0.0 <text:s/>8.0 -4.0 <text:s/>0.0</text:span></text:p>
      <text:p text:style-name="P31"><text:span text:style-name="T48"><text:s text:c="2"/></text:span><text:span text:style-name="T45">8.0 <text:s/>0.0 <text:s/>0.0 -8.0 16.0 <text:s/>0.0 -8.0 <text:s/>8.0 <text:s/>0.0</text:span></text:p>
      <text:p text:style-name="P31"><text:span text:style-name="T48"><text:s text:c="2"/></text:span><text:span text:style-name="T45">0.0 <text:s/>0.0 -4.0 <text:s/>8.0 <text:s/>0.0 <text:s/>0.0 <text:s/>8.0 <text:s/>0.0 <text:s/>0.0</text:span></text:p>
      <text:p text:style-name="P31"><text:span text:style-name="T48"><text:s text:c="2"/></text:span><text:span text:style-name="T45">8.0 <text:s/>8.0 <text:s/>8.0-16.0 <text:s/>8.0 <text:s/>0.0-16.0 <text:s/>0.0 <text:s/>0.0</text:span></text:p>
      <text:p text:style-name="P31"><text:span text:style-name="T48"><text:s text:c="2"/></text:span><text:span text:style-name="T45">0.0 -8.0 <text:s/>0.0-16.0 <text:s/>0.0 <text:s/>8.0-16.0 <text:s/>8.0 <text:s/>0.0</text:span></text:p>
      <text:p text:style-name="P31"><text:span text:style-name="T45">-16.0 <text:s/>0.0 -8.0 16.0-16.0 <text:s/>0.0 16.0-16.0 <text:s/>0.0</text:span></text:p>
      <text:p text:style-name="P31"><text:span text:style-name="T48"><text:s text:c="2"/></text:span><text:span text:style-name="T45">0.0 <text:s/>1.0 <text:s/>0.0 <text:s/>0.0 <text:s/>1.0 <text:s/>0.0 <text:s/>0.0 -1.0 <text:s/>1.0</text:span></text:p>
      <text:p text:style-name="P31"><text:span text:style-name="T48"><text:s text:c="2"/></text:span><text:span text:style-name="T45">0.0 <text:s/>0.0 -2.0 <text:s/>0.0 -2.0 <text:s/>0.0 -2.0 <text:s/>2.0 <text:s/>0.0</text:span></text:p>
      <text:p text:style-name="P31"><text:span text:style-name="T48"><text:s text:c="2"/></text:span><text:span text:style-name="T45">2.0 -2.0 <text:s/>0.0 <text:s/>0.0 -2.0 <text:s/>0.0 <text:s/>0.0 <text:s/>0.0 -2.0</text:span></text:p>
      <text:p text:style-name="P31"><text:span text:style-name="T48"><text:s/></text:span><text:span text:style-name="T45">-4.0 <text:s/>0.0 <text:s/>0.0 <text:s/>0.0 <text:s/>2.0 <text:s/>0.0 <text:s/>0.0 <text:s/>0.0 <text:s/>0.0</text:span></text:p>
      <text:p text:style-name="P31"><text:span text:style-name="T48"><text:s text:c="2"/></text:span><text:span text:style-name="T45">0.0 -2.0 <text:s/>0.0 <text:s/>0.0 <text:s/>0.0 <text:s/>2.0 <text:s/>0.0 <text:s/>0.0 -2.0</text:span></text:p>
      <text:p text:style-name="P31"><text:span text:style-name="T48"><text:s text:c="2"/></text:span><text:span text:style-name="T45">0.0 <text:s/>0.0 <text:s/>0.0 <text:s/>0.0 <text:s/>0.0 -4.0 <text:s/>0.0 <text:s/>0.0 <text:s/>0.0</text:span></text:p>
      <text:p text:style-name="P31"><text:span text:style-name="T48"><text:s text:c="2"/></text:span><text:span text:style-name="T45">0.0 <text:s/>4.0 <text:s/>0.0 <text:s/>0.0 <text:s/>2.0 -4.0 <text:s/>0.0 <text:s/>0.0 <text:s/>4.0</text:span></text:p>
      <text:p text:style-name="P31"><text:span text:style-name="T48"><text:s text:c="2"/></text:span><text:span text:style-name="T45">0.0 <text:s/>0.0 <text:s/>4.0 <text:s/>0.0 <text:s/>0.0 <text:s/>4.0 <text:s/>0.0 <text:s/>0.0 <text:s/>0.0</text:span></text:p>
      <text:p text:style-name="P31"><text:soft-page-break/><text:span text:style-name="T48"><text:s text:c="2"/></text:span><text:span text:style-name="T45">0.0 <text:s/>0.0 <text:s/>2.0 <text:s/>0.0 -2.0 <text:s/>0.0 -2.0 <text:s/>0.0 -2.0</text:span></text:p>
      <text:p text:style-name="P31"><text:span text:style-name="T48"><text:s text:c="2"/></text:span><text:span text:style-name="T45">0.0 -2.0 <text:s/>0.0 <text:s/>0.0 <text:s/>2.0 <text:s/>0.0 <text:s/>4.0 <text:s/>0.0 <text:s/>0.0</text:span></text:p>
      <text:p text:style-name="P31"><text:span text:style-name="T48"><text:s text:c="2"/></text:span><text:span text:style-name="T45">0.0 <text:s/>2.0 -4.0 <text:s/>0.0 <text:s/>4.0 <text:s/>0.0 <text:s/>4.0 <text:s/>2.0 <text:s/>4.0</text:span></text:p>
      <text:p text:style-name="P31"><text:span text:style-name="T48"><text:s text:c="2"/></text:span><text:span text:style-name="T45">4.0 <text:s/>0.0 <text:s/>4.0 <text:s/>0.0 -4.0 <text:s/>0.0 -4.0 -4.0 <text:s/>0.0</text:span></text:p>
      <text:p text:style-name="P31"><text:span text:style-name="T48"><text:s text:c="2"/></text:span><text:span text:style-name="T45">0.0 <text:s/>0.0 -4.0 <text:s/>0.0 <text:s/>0.0 <text:s/>0.0 <text:s/>4.0 <text:s/>0.0 <text:s/>4.0</text:span></text:p>
      <text:p text:style-name="P31"><text:span text:style-name="T48"><text:s text:c="2"/></text:span><text:span text:style-name="T45">0.0 <text:s/>4.0 <text:s/>4.0 <text:s/>0.0 <text:s/>0.0 <text:s/>4.0 -4.0 <text:s/>0.0 <text:s/>0.0</text:span></text:p>
      <text:p text:style-name="P31"><text:span text:style-name="T48"><text:s/></text:span><text:span text:style-name="T45">-4.0 -4.0 <text:s/>4.0 <text:s/>0.0 -4.0 <text:s/>0.0 -8.0 <text:s/>0.0 -8.0</text:span></text:p>
      <text:p text:style-name="P31"><text:span text:style-name="T48"><text:s text:c="2"/></text:span><text:span text:style-name="T45">0.0 <text:s/>0.0 -8.0 <text:s/>0.0 <text:s/>4.0 <text:s/>0.0 <text:s/>8.0 <text:s/>0.0 <text:s/>0.0</text:span></text:p>
      <text:p text:style-name="P31"><text:span text:style-name="T48"><text:s text:c="2"/></text:span><text:span text:style-name="T45">0.0 <text:s/>0.0 <text:s/>0.0 <text:s/>0.0 -2.0 <text:s/>0.0 <text:s/>0.0 <text:s/>0.0 <text:s/>0.0</text:span></text:p>
      <text:p text:style-name="P31"><text:span text:style-name="T48"><text:s text:c="2"/></text:span><text:span text:style-name="T45">0.0 <text:s/>0.0 <text:s/>0.0 <text:s/>0.0 <text:s/>4.0 <text:s/>0.0 <text:s/>0.0 <text:s/>0.0 <text:s/>0.0</text:span></text:p>
      <text:p text:style-name="P31"><text:span text:style-name="T48"><text:s text:c="2"/></text:span><text:span text:style-name="T45">0.0 <text:s/>2.0 <text:s/>0.0 <text:s/>0.0 <text:s/>4.0 <text:s/>0.0 <text:s/>0.0 <text:s/>0.0 <text:s/>0.0</text:span></text:p>
      <text:p text:style-name="P31"><text:span text:style-name="T48"><text:s text:c="2"/></text:span><text:span text:style-name="T45">4.0 <text:s/>0.0 <text:s/>4.0 <text:s/>0.0 -4.0 <text:s/>0.0 <text:s/>0.0 <text:s/>0.0 <text:s/>0.0</text:span></text:p>
      <text:p text:style-name="P31"><text:span text:style-name="T48"><text:s text:c="2"/></text:span><text:span text:style-name="T45">0.0 <text:s/>0.0 <text:s/>0.0 <text:s/>0.0 <text:s/>0.0 -2.0 <text:s/>0.0 <text:s/>0.0 <text:s/>2.0</text:span></text:p>
      <text:p text:style-name="P31"><text:span text:style-name="T48"><text:s text:c="2"/></text:span><text:span text:style-name="T45">0.0 <text:s/>0.0 <text:s/>0.0 <text:s/>0.0 <text:s/>0.0 <text:s/>4.0 <text:s/>4.0 <text:s/>0.0 <text:s/>0.0</text:span></text:p>
      <text:p text:style-name="P31"><text:span text:style-name="T48"><text:s text:c="2"/></text:span><text:span text:style-name="T45">0.0 -4.0 <text:s/>0.0 <text:s/>0.0 -4.0 <text:s/>4.0 <text:s/>0.0 <text:s/>0.0 -4.0</text:span></text:p>
      <text:p text:style-name="P31"><text:span text:style-name="T48"><text:s text:c="2"/></text:span><text:span text:style-name="T45">0.0 <text:s/>0.0 -8.0 <text:s/>0.0 <text:s/>0.0 -4.0 <text:s/>0.0 <text:s/>0.0 <text:s/>0.0</text:span></text:p>
      <text:p text:style-name="P31"><text:span text:style-name="T48"><text:s text:c="2"/></text:span><text:span text:style-name="T45">0.0 -2.0 <text:s/>0.0 <text:s/>0.0 <text:s/>4.0 <text:s/>0.0 <text:s/>4.0 <text:s/>2.0 <text:s/>0.0</text:span></text:p>
      <text:p text:style-name="P31"><text:span text:style-name="T48"><text:s text:c="2"/></text:span><text:span text:style-name="T45">0.0 <text:s/>4.0 <text:s/>0.0 <text:s/>0.0 -4.0 <text:s/>0.0 -4.0 -4.0 <text:s/>0.0</text:span></text:p>
      <text:p text:style-name="P31"><text:span text:style-name="T48"><text:s text:c="2"/></text:span><text:span text:style-name="T45">0.0 <text:s/>0.0 <text:s/>4.0 <text:s/>0.0 -8.0 <text:s/>0.0 -8.0 -4.0 <text:s/>0.0</text:span></text:p>
      <text:p text:style-name="P31"><text:span text:style-name="T48"><text:s/></text:span><text:span text:style-name="T45">-8.0 -4.0 -8.0 <text:s/>0.0 <text:s/>8.0 <text:s/>0.0 <text:s/>8.0 <text:s/>8.0 <text:s/>0.0</text:span></text:p>
      <text:p text:style-name="P31"><text:span text:style-name="T48"><text:s text:c="2"/></text:span><text:span text:style-name="T45">0.0 <text:s/>4.0 <text:s/>0.0 <text:s/>0.0 <text:s/>0.0 <text:s/>0.0 -4.0 <text:s/>0.0 -4.0</text:span></text:p>
      <text:p text:style-name="P31"><text:span text:style-name="T48"><text:s text:c="2"/></text:span><text:span text:style-name="T45">0.0 -8.0 <text:s/>0.0 <text:s/>0.0 <text:s/>0.0 -4.0 <text:s/>0.0 <text:s/>0.0 <text:s/>0.0</text:span></text:p>
      <text:p text:style-name="P31"><text:span text:style-name="T48"><text:s text:c="2"/></text:span><text:span text:style-name="T45">0.0 <text:s/>0.0 <text:s/>0.0 <text:s/>0.0 <text:s/>8.0 <text:s/>0.0 <text:s/>8.0 <text:s/>0.0 <text:s/>8.0</text:span></text:p>
      <text:p text:style-name="P31"><text:span text:style-name="T48"><text:s text:c="2"/></text:span><text:span text:style-name="T45">8.0 <text:s/>8.0 <text:s/>8.0 <text:s/>0.0 -8.0 <text:s/>0.0 -8.0 <text:s/>0.0 <text:s/>0.0</text:span></text:p>
      <text:p text:style-name="P31"><text:span text:style-name="T48"><text:s text:c="2"/></text:span><text:span text:style-name="T45">0.0 <text:s/>0.0 <text:s/>2.0 <text:s/>0.0 -2.0 <text:s/>0.0 <text:s/>0.0 <text:s/>0.0 <text:s/>0.0</text:span></text:p>
      <text:p text:style-name="P31"><text:span text:style-name="T48"><text:s text:c="2"/></text:span><text:span text:style-name="T45">0.0 <text:s/>0.0 <text:s/>0.0 -2.0 <text:s/>2.0 <text:s/>0.0 <text:s/>4.0 <text:s/>0.0 -2.0</text:span></text:p>
      <text:p text:style-name="P31"><text:span text:style-name="T48"><text:s/></text:span><text:span text:style-name="T45">-4.0 <text:s/>0.0 <text:s/>0.0 <text:s/>0.0 <text:s/>2.0 <text:s/>0.0 <text:s/>0.0 <text:s/>0.0 <text:s/>0.0</text:span></text:p>
      <text:p text:style-name="P31"><text:span text:style-name="T48"><text:s text:c="2"/></text:span><text:span text:style-name="T45">8.0 <text:s/>0.0 <text:s/>0.0 <text:s/>4.0 <text:s/>0.0 <text:s/>0.0 <text:s/>0.0 <text:s/>0.0 <text:s/>4.0</text:span></text:p>
      <text:p text:style-name="P31"><text:span text:style-name="T48"><text:s text:c="2"/></text:span><text:span text:style-name="T45">0.0 <text:s/>0.0 -4.0 -2.0 <text:s/>2.0 <text:s/>0.0 <text:s/>0.0 <text:s/>2.0 <text:s/>0.0</text:span></text:p>
      <text:p text:style-name="P31"><text:span text:style-name="T48"><text:s text:c="2"/></text:span><text:span text:style-name="T45">0.0 <text:s/>0.0 <text:s/>4.0 <text:s/>4.0 <text:s/>0.0 <text:s/>0.0 -4.0 -4.0 <text:s/>4.0</text:span></text:p>
      <text:p text:style-name="P31"><text:span text:style-name="T48"><text:s text:c="2"/></text:span><text:span text:style-name="T45">0.0 <text:s/>0.0 <text:s/>4.0 <text:s/>0.0 -4.0 <text:s/>4.0 <text:s/>0.0 <text:s/>0.0 <text:s/>0.0</text:span></text:p>
      <text:p text:style-name="P31"><text:span text:style-name="T48"><text:s text:c="2"/></text:span><text:span text:style-name="T45">0.0 <text:s/>0.0 -8.0 -4.0 <text:s/>0.0 <text:s/>0.0 <text:s/>0.0 <text:s/>0.0 -8.0</text:span></text:p>
      <text:p text:style-name="P31"><text:span text:style-name="T48"><text:s text:c="2"/></text:span><text:span text:style-name="T45">0.0 -2.0 -4.0 <text:s/>0.0 <text:s/>2.0 <text:s/>0.0 <text:s/>0.0 <text:s/>0.0 <text:s/>0.0</text:span></text:p>
      <text:p text:style-name="P31"><text:span text:style-name="T48"><text:s text:c="2"/></text:span><text:span text:style-name="T45">0.0 <text:s/>4.0 <text:s/>0.0 <text:s/>4.0 <text:s/>0.0 <text:s/>0.0 -4.0 <text:s/>0.0 <text:s/>4.0</text:span></text:p>
      <text:p text:style-name="P31"><text:span text:style-name="T48"><text:s text:c="2"/></text:span><text:span text:style-name="T45">0.0 <text:s/>0.0 <text:s/>4.0 <text:s/>0.0 -4.0 <text:s/>0.0 <text:s/>0.0 <text:s/>0.0 <text:s/>0.0</text:span></text:p>
      <text:p text:style-name="P31"><text:span text:style-name="T48"><text:s/></text:span><text:span text:style-name="T45">-8.0 <text:s/>0.0 <text:s/>0.0 -8.0 <text:s/>0.0 <text:s/>0.0 <text:s/>0.0 <text:s/>0.0 -8.0</text:span></text:p>
      <text:p text:style-name="P31"><text:span text:style-name="T48"><text:s text:c="2"/></text:span><text:span text:style-name="T45">0.0 <text:s/>4.0 <text:s/>8.0 <text:s/>4.0 <text:s/>0.0 <text:s/>0.0 -4.0 <text:s/>0.0 <text:s/>0.0</text:span></text:p>
      <text:p text:style-name="P31"><text:span text:style-name="T48"><text:s text:c="2"/></text:span><text:span text:style-name="T45">0.0 -8.0 -8.0 -8.0 -4.0 <text:s/>0.0 <text:s/>8.0 <text:s/>0.0 -8.0</text:span></text:p>
      <text:p text:style-name="P31"><text:span text:style-name="T48"><text:s text:c="2"/></text:span><text:span text:style-name="T45">8.0 <text:s/>0.0 -8.0 <text:s/>0.0 <text:s/>4.0 <text:s/>0.0 <text:s/>8.0 -4.0 <text:s/>0.0</text:span></text:p>
      <text:p text:style-name="P31"><text:span text:style-name="T48"><text:s text:c="2"/></text:span><text:span text:style-name="T45">0.0 <text:s/>0.0 <text:s/>8.0 <text:s/>8.0 <text:s/>0.0 -8.0 -8.0 <text:s/>8.0 16.0</text:span></text:p>
      <text:p text:style-name="P31"><text:span text:style-name="T48"><text:s text:c="2"/></text:span><text:span text:style-name="T45">0.0 <text:s/>0.0 -4.0 <text:s/>0.0 <text:s/>4.0 <text:s/>0.0 <text:s/>0.0 <text:s/>0.0 -2.0</text:span></text:p>
      <text:p text:style-name="P31"><text:span text:style-name="T48"><text:s text:c="2"/></text:span><text:span text:style-name="T45">0.0 <text:s/>0.0 <text:s/>4.0 <text:s/>0.0 -4.0 <text:s/>0.0 <text:s/>0.0 <text:s/>0.0 <text:s/>4.0</text:span></text:p>
      <text:p text:style-name="P31"><text:span text:style-name="T48"><text:s text:c="2"/></text:span><text:span text:style-name="T45">0.0 <text:s/>0.0 <text:s/>4.0 <text:s/>0.0 -4.0 <text:s/>0.0 <text:s/>0.0 <text:s/>0.0 <text:s/>4.0</text:span></text:p>
      <text:p text:style-name="P31"><text:span text:style-name="T48"><text:s/></text:span><text:span text:style-name="T45">-8.0 <text:s/>0.0 -8.0 -4.0 <text:s/>0.0 <text:s/>0.0 <text:s/>0.0 <text:s/>0.0 -8.0</text:span></text:p>
      <text:p text:style-name="P31"><text:span text:style-name="T48"><text:s text:c="2"/></text:span><text:span text:style-name="T45">0.0 <text:s/>0.0 <text:s/>8.0 <text:s/>0.0 -4.0 <text:s/>0.0 <text:s/>0.0 <text:s/>0.0 <text:s/>0.0</text:span></text:p>
      <text:p text:style-name="P31"><text:span text:style-name="T48"><text:s text:c="2"/></text:span><text:span text:style-name="T45">0.0 <text:s/>0.0 -8.0 <text:s/>0.0 <text:s/>0.0 <text:s/>0.0 <text:s/>0.0 <text:s/>0.0 -4.0</text:span></text:p>
      <text:p text:style-name="P31"><text:span text:style-name="T48"><text:s text:c="2"/></text:span><text:span text:style-name="T45">0.0 <text:s/>0.0 -8.0 <text:s/>4.0 <text:s/>8.0 -4.0 <text:s/>0.0 <text:s/>0.0 <text:s/>0.0</text:span></text:p>
      <text:p text:style-name="P31"><text:span text:style-name="T48"><text:s text:c="2"/></text:span><text:span text:style-name="T45">0.0 <text:s/>0.0 16.0 <text:s/>0.0 <text:s/>0.0 <text:s/>0.0 <text:s/>0.0 <text:s/>0.0 <text:s/>8.0</text:span></text:p>
      <text:p text:style-name="P31"><text:span text:style-name="T48"><text:s text:c="2"/></text:span><text:span text:style-name="T45">0.0 <text:s/>4.0 <text:s/>4.0 <text:s/>0.0 -4.0 <text:s/>0.0 <text:s/>0.0 <text:s/>0.0 <text:s/>4.0</text:span></text:p>
      <text:p text:style-name="P31"><text:span text:style-name="T48"><text:s text:c="2"/></text:span><text:span text:style-name="T45">0.0 -8.0 <text:s/>0.0 <text:s/>0.0 <text:s/>0.0 <text:s/>0.0 <text:s/>0.0 <text:s/>0.0 -8.0</text:span></text:p>
      <text:p text:style-name="P31"><text:span text:style-name="T48"><text:s text:c="2"/></text:span><text:span text:style-name="T45">0.0 -4.0 -8.0 <text:s/>0.0 <text:s/>8.0 <text:s/>0.0 <text:s/>0.0 <text:s/>0.0 -8.0</text:span></text:p>
      <text:p text:style-name="P31"><text:span text:style-name="T48"><text:s/></text:span><text:span text:style-name="T45">16.0 <text:s/>8.0 <text:s/>8.0 <text:s/>8.0 <text:s/>0.0 <text:s/>0.0 <text:s/>0.0 <text:s/>0.0 16.0</text:span></text:p>
      <text:p text:style-name="P31"><text:span text:style-name="T48"><text:s text:c="2"/></text:span><text:span text:style-name="T45">0.0 -8.0 -8.0 <text:s/>0.0 <text:s/>0.0 <text:s/>0.0 <text:s/>0.0 -4.0 <text:s/>0.0</text:span></text:p>
      <text:p text:style-name="P31"><text:span text:style-name="T48"><text:s text:c="2"/></text:span><text:span text:style-name="T45">0.0 16.0 <text:s/>8.0 <text:s/>0.0 <text:s/>8.0 <text:s/>0.0 <text:s/>0.0 <text:s/>8.0 <text:s/>8.0</text:span></text:p>
      <text:p text:style-name="P31"><text:span text:style-name="T48"><text:s text:c="2"/></text:span><text:span text:style-name="T45">0.0 <text:s/>8.0 <text:s/>8.0 -8.0 -8.0 <text:s/>0.0 <text:s/>0.0 <text:s/>8.0 <text:s/>0.0</text:span></text:p>
      <text:p text:style-name="P31"><text:span text:style-name="T45">-16.0-16.0-16.0 <text:s/>0.0 <text:s/>0.0 <text:s/>8.0 <text:s/>0.0-16.0-16.0</text:span></text:p>
      <text:p text:style-name="P31"><text:span text:style-name="T48"><text:s text:c="2"/></text:span><text:span text:style-name="T45">0.0 <text:s/>0.0 <text:s/>0.0 -2.0 <text:s/>0.0 <text:s/>0.0 <text:s/>0.0 <text:s/>2.0 <text:s/>0.0</text:span></text:p>
      <text:p text:style-name="P31"><text:span text:style-name="T48"><text:s text:c="2"/></text:span><text:span text:style-name="T45">0.0 <text:s/>0.0 <text:s/>0.0 <text:s/>2.0 <text:s/>2.0 <text:s/>0.0 <text:s/>0.0 -4.0 -2.0</text:span></text:p>
      <text:p text:style-name="P31"><text:span text:style-name="T48"><text:s/></text:span><text:span text:style-name="T45">-2.0 <text:s/>2.0 <text:s/>0.0 <text:s/>0.0 <text:s/>0.0 <text:s/>0.0 <text:s/>0.0 -2.0 <text:s/>0.0</text:span></text:p>
      <text:p text:style-name="P31"><text:soft-page-break/><text:span text:style-name="T48"><text:s text:c="2"/></text:span><text:span text:style-name="T45">4.0 <text:s/>0.0 <text:s/>0.0 <text:s/>0.0 <text:s/>0.0 <text:s/>0.0 <text:s/>0.0 <text:s/>4.0 <text:s/>4.0</text:span></text:p>
      <text:p text:style-name="P31"><text:span text:style-name="T48"><text:s text:c="2"/></text:span><text:span text:style-name="T45">0.0 <text:s/>0.0 <text:s/>0.0 <text:s/>2.0 <text:s/>0.0 -4.0 <text:s/>0.0 -2.0 <text:s/>0.0</text:span></text:p>
      <text:p text:style-name="P31"><text:span text:style-name="T48"><text:s text:c="2"/></text:span><text:span text:style-name="T45">0.0 <text:s/>0.0 <text:s/>4.0 -4.0 <text:s/>0.0 <text:s/>8.0 <text:s/>0.0 <text:s/>4.0 <text:s/>4.0</text:span></text:p>
      <text:p text:style-name="P31"><text:span text:style-name="T48"><text:s text:c="2"/></text:span><text:span text:style-name="T45">0.0 -4.0 <text:s/>0.0 <text:s/>0.0 <text:s/>0.0 <text:s/>8.0 <text:s/>0.0 <text:s/>4.0 <text:s/>0.0</text:span></text:p>
      <text:p text:style-name="P31"><text:span text:style-name="T48"><text:s text:c="2"/></text:span><text:span text:style-name="T45">0.0 <text:s/>0.0 -8.0 <text:s/>4.0 -4.0 -8.0 <text:s/>0.0 -8.0 -8.0</text:span></text:p>
      <text:p text:style-name="P31"><text:span text:style-name="T48"><text:s text:c="2"/></text:span><text:span text:style-name="T45">0.0 <text:s/>0.0 <text:s/>0.0 <text:s/>4.0 <text:s/>0.0 <text:s/>0.0 <text:s/>4.0 <text:s/>0.0 <text:s/>2.0</text:span></text:p>
      <text:p text:style-name="P31"><text:span text:style-name="T48"><text:s text:c="2"/></text:span><text:span text:style-name="T45">0.0 <text:s/>0.0 <text:s/>0.0 -4.0 <text:s/>0.0 <text:s/>0.0 -4.0 <text:s/>0.0 <text:s/>0.0</text:span></text:p>
      <text:p text:style-name="P31"><text:span text:style-name="T48"><text:s text:c="2"/></text:span><text:span text:style-name="T45">0.0 -4.0 <text:s/>0.0 <text:s/>0.0 <text:s/>0.0 <text:s/>0.0 -8.0 <text:s/>0.0 -4.0</text:span></text:p>
      <text:p text:style-name="P31"><text:span text:style-name="T48"><text:s/></text:span><text:span text:style-name="T45">-4.0 <text:s/>4.0 <text:s/>0.0 <text:s/>0.0 <text:s/>0.0 <text:s/>0.0 <text:s/>8.0 <text:s/>0.0 <text:s/>0.0</text:span></text:p>
      <text:p text:style-name="P31"><text:span text:style-name="T48"><text:s text:c="2"/></text:span><text:span text:style-name="T45">0.0 <text:s/>0.0 <text:s/>4.0 -4.0 <text:s/>0.0 <text:s/>0.0 -8.0 <text:s/>0.0 -4.0</text:span></text:p>
      <text:p text:style-name="P31"><text:span text:style-name="T48"><text:s text:c="2"/></text:span><text:span text:style-name="T45">0.0 <text:s/>0.0 -8.0 <text:s/>8.0 <text:s/>0.0 -8.0 <text:s/>8.0 <text:s/>0.0 <text:s/>0.0</text:span></text:p>
      <text:p text:style-name="P31"><text:span text:style-name="T48"><text:s text:c="2"/></text:span><text:span text:style-name="T45">4.0 <text:s/>8.0 <text:s/>0.0 <text:s/>0.0 <text:s/>0.0 <text:s/>0.0 16.0 -4.0 <text:s/>8.0</text:span></text:p>
      <text:p text:style-name="P31"><text:span text:style-name="T48"><text:s text:c="2"/></text:span><text:span text:style-name="T45">0.0 -8.0 <text:s/>8.0 -8.0 <text:s/>0.0 <text:s/>0.0-16.0 <text:s/>8.0 <text:s/>0.0</text:span></text:p>
      <text:p text:style-name="P31"><text:span text:style-name="T48"><text:s text:c="2"/></text:span><text:span text:style-name="T45">0.0 <text:s/>0.0 <text:s/>0.0 <text:s/>4.0 <text:s/>0.0 <text:s/>0.0 <text:s/>0.0 <text:s/>0.0 <text:s/>0.0</text:span></text:p>
      <text:p text:style-name="P31"><text:span text:style-name="T48"><text:s text:c="2"/></text:span><text:span text:style-name="T45">0.0 <text:s/>0.0 <text:s/>0.0 -4.0 -4.0 <text:s/>0.0 <text:s/>0.0 <text:s/>0.0 <text:s/>0.0</text:span></text:p>
      <text:p text:style-name="P31"><text:span text:style-name="T48"><text:s text:c="2"/></text:span><text:span text:style-name="T45">0.0 -4.0 <text:s/>0.0 -4.0 <text:s/>0.0 <text:s/>0.0 <text:s/>0.0 <text:s/>0.0 <text:s/>0.0</text:span></text:p>
      <text:p text:style-name="P31"><text:span text:style-name="T48"><text:s/></text:span><text:span text:style-name="T45">-4.0 <text:s/>0.0 <text:s/>0.0 <text:s/>4.0 <text:s/>0.0 <text:s/>0.0 <text:s/>0.0 <text:s/>0.0 <text:s/>0.0</text:span></text:p>
      <text:p text:style-name="P31"><text:span text:style-name="T48"><text:s text:c="2"/></text:span><text:span text:style-name="T45">0.0 <text:s/>0.0 <text:s/>0.0 -4.0 <text:s/>0.0 <text:s/>4.0 <text:s/>0.0 <text:s/>0.0 <text:s/>0.0</text:span></text:p>
      <text:p text:style-name="P31"><text:span text:style-name="T48"><text:s text:c="2"/></text:span><text:span text:style-name="T45">0.0 <text:s/>0.0 <text:s/>0.0 <text:s/>8.0 <text:s/>0.0 -8.0 <text:s/>0.0 <text:s/>0.0 -4.0</text:span></text:p>
      <text:p text:style-name="P31"><text:span text:style-name="T48"><text:s text:c="2"/></text:span><text:span text:style-name="T45">0.0 <text:s/>8.0 <text:s/>0.0 <text:s/>4.0 <text:s/>0.0 -8.0 <text:s/>0.0 <text:s/>0.0 <text:s/>0.0</text:span></text:p>
      <text:p text:style-name="P31"><text:span text:style-name="T48"><text:s text:c="2"/></text:span><text:span text:style-name="T45">0.0 <text:s/>0.0 <text:s/>8.0 -8.0 <text:s/>8.0 <text:s/>8.0 <text:s/>0.0 <text:s/>0.0 <text:s/>8.0</text:span></text:p>
      <text:p text:style-name="P31"><text:span text:style-name="T48"><text:s text:c="2"/></text:span><text:span text:style-name="T45">0.0 <text:s/>0.0 <text:s/>0.0 -8.0 <text:s/>0.0 <text:s/>0.0 -8.0 -4.0 <text:s/>0.0</text:span></text:p>
      <text:p text:style-name="P31"><text:span text:style-name="T48"><text:s text:c="2"/></text:span><text:span text:style-name="T45">0.0 <text:s/>0.0 <text:s/>0.0 <text:s/>8.0 <text:s/>0.0 <text:s/>0.0 <text:s/>8.0 <text:s/>8.0 <text:s/>0.0</text:span></text:p>
      <text:p text:style-name="P31"><text:span text:style-name="T48"><text:s text:c="2"/></text:span><text:span text:style-name="T45">0.0 <text:s/>4.0 <text:s/>0.0 <text:s/>8.0 <text:s/>0.0 <text:s/>0.0 16.0 <text:s/>4.0 <text:s/>0.0</text:span></text:p>
      <text:p text:style-name="P31"><text:span text:style-name="T48"><text:s text:c="2"/></text:span><text:span text:style-name="T45">8.0 <text:s/>0.0 <text:s/>0.0 -8.0 <text:s/>0.0 <text:s/>0.0-16.0 -8.0 <text:s/>0.0</text:span></text:p>
      <text:p text:style-name="P31"><text:span text:style-name="T48"><text:s text:c="2"/></text:span><text:span text:style-name="T45">0.0 <text:s/>0.0 <text:s/>0.0 <text:s/>8.0 <text:s/>0.0 <text:s/>0.0 <text:s/>8.0 <text:s/>4.0 <text:s/>4.0</text:span></text:p>
      <text:p text:style-name="P31"><text:span text:style-name="T48"><text:s text:c="2"/></text:span><text:span text:style-name="T45">0.0 <text:s/>0.0 <text:s/>0.0-16.0 <text:s/>0.0 <text:s/>8.0 -8.0 -8.0 <text:s/>0.0</text:span></text:p>
      <text:p text:style-name="P31"><text:span text:style-name="T48"><text:s text:c="2"/></text:span><text:span text:style-name="T45">0.0 -8.0 -8.0 -8.0 <text:s/>0.0 <text:s/>0.0-16.0 <text:s/>0.0 -8.0</text:span></text:p>
      <text:p text:style-name="P31"><text:span text:style-name="T48"><text:s/></text:span><text:span text:style-name="T45">-8.0 <text:s/>0.0 <text:s/>0.0 16.0 <text:s/>0.0 <text:s/>0.0 16.0 <text:s/>0.0 <text:s/>0.0</text:span></text:p>
      <text:p text:style-name="P31"><text:span text:style-name="T48"><text:s text:c="2"/></text:span><text:span text:style-name="T45">0.0 -2.0 <text:s/>0.0 <text:s/>2.0 <text:s/>0.0 <text:s/>0.0 <text:s/>0.0 <text:s/>0.0 <text:s/>0.0</text:span></text:p>
      <text:p text:style-name="P31"><text:span text:style-name="T48"><text:s text:c="2"/></text:span><text:span text:style-name="T45">0.0 <text:s/>0.0 <text:s/>0.0 <text:s/>0.0 <text:s/>0.0 <text:s/>0.0 -4.0 <text:s/>0.0 <text:s/>4.0</text:span></text:p>
      <text:p text:style-name="P31"><text:span text:style-name="T48"><text:s text:c="2"/></text:span><text:span text:style-name="T45">4.0 <text:s/>0.0 <text:s/>0.0 <text:s/>0.0 <text:s/>0.0 <text:s/>0.0 <text:s/>0.0 <text:s/>0.0 <text:s/>0.0</text:span></text:p>
      <text:p text:style-name="P31"><text:span text:style-name="T48"><text:s/></text:span><text:span text:style-name="T45">-8.0 <text:s/>0.0 <text:s/>0.0 -4.0 -4.0 <text:s/>0.0 <text:s/>0.0 <text:s/>0.0 -8.0</text:span></text:p>
      <text:p text:style-name="P31"><text:span text:style-name="T48"><text:s text:c="2"/></text:span><text:span text:style-name="T45">0.0 <text:s/>4.0 <text:s/>4.0 <text:s/>0.0 <text:s/>0.0 <text:s/>0.0 <text:s/>0.0 <text:s/>0.0 <text:s/>0.0</text:span></text:p>
      <text:p text:style-name="P31"><text:span text:style-name="T48"><text:s text:c="2"/></text:span><text:span text:style-name="T45">0.0 <text:s/>0.0 -8.0 <text:s/>0.0 -4.0 <text:s/>0.0 <text:s/>8.0 <text:s/>0.0 -8.0</text:span></text:p>
      <text:p text:style-name="P31"><text:span text:style-name="T48"><text:s text:c="2"/></text:span><text:span text:style-name="T45">0.0 <text:s/>0.0 -8.0 <text:s/>0.0 <text:s/>0.0 -8.0 <text:s/>0.0 -4.0 <text:s/>0.0</text:span></text:p>
      <text:p text:style-name="P31"><text:span text:style-name="T48"><text:s text:c="2"/></text:span><text:span text:style-name="T45">0.0 <text:s/>0.0 16.0 <text:s/>0.0 <text:s/>8.0 <text:s/>0.0 <text:s/>0.0 <text:s/>8.0 16.0</text:span></text:p>
      <text:p text:style-name="P31"><text:span text:style-name="T48"><text:s text:c="2"/></text:span><text:span text:style-name="T45">0.0 <text:s/>4.0 <text:s/>0.0 -4.0 <text:s/>0.0 <text:s/>0.0 -4.0 <text:s/>0.0 <text:s/>0.0</text:span></text:p>
      <text:p text:style-name="P31"><text:span text:style-name="T48"><text:s text:c="2"/></text:span><text:span text:style-name="T45">0.0 -4.0 <text:s/>0.0 <text:s/>0.0 -4.0 <text:s/>0.0 <text:s/>8.0 <text:s/>0.0 -4.0</text:span></text:p>
      <text:p text:style-name="P31"><text:span text:style-name="T48"><text:s text:c="2"/></text:span><text:span text:style-name="T45">0.0 <text:s/>0.0 <text:s/>0.0 <text:s/>0.0 <text:s/>0.0 <text:s/>0.0 <text:s/>8.0 <text:s/>0.0 <text:s/>0.0</text:span></text:p>
      <text:p text:style-name="P31"><text:span text:style-name="T48"><text:s text:c="2"/></text:span><text:span text:style-name="T45">8.0 <text:s/>0.0 <text:s/>0.0 <text:s/>8.0 <text:s/>8.0 <text:s/>0.0 -8.0 <text:s/>0.0 <text:s/>8.0</text:span></text:p>
      <text:p text:style-name="P31"><text:span text:style-name="T48"><text:s text:c="2"/></text:span><text:span text:style-name="T45">0.0 -8.0 -8.0 <text:s/>0.0 <text:s/>0.0 <text:s/>0.0 <text:s/>8.0 <text:s/>0.0 <text:s/>0.0</text:span></text:p>
      <text:p text:style-name="P31"><text:span text:style-name="T48"><text:s text:c="2"/></text:span><text:span text:style-name="T45">0.0 <text:s/>8.0 16.0 <text:s/>0.0 <text:s/>8.0 <text:s/>0.0-16.0 <text:s/>0.0 <text:s/>8.0</text:span></text:p>
      <text:p text:style-name="P31"><text:span text:style-name="T48"><text:s/></text:span><text:span text:style-name="T45">-8.0 <text:s/>0.0 <text:s/>8.0 <text:s/>0.0 <text:s/>0.0 <text:s/>0.0-16.0 <text:s/>8.0 <text:s/>0.0</text:span></text:p>
      <text:p text:style-name="P31"><text:span text:style-name="T48"><text:s text:c="2"/></text:span><text:span text:style-name="T45">0.0 <text:s/>0.0-16.0 <text:s/>0.0 -8.0 16.0 16.0-16.0-16.0</text:span></text:p>
      <text:p text:style-name="P31"><text:span text:style-name="T48"><text:s text:c="2"/></text:span><text:span text:style-name="T45">0.0 <text:s/>0.0 <text:s/>0.0 -4.0 <text:s/>0.0 <text:s/>0.0 <text:s/>0.0 <text:s/>0.0 <text:s/>0.0</text:span></text:p>
      <text:p text:style-name="P31"><text:span text:style-name="T48"><text:s text:c="2"/></text:span><text:span text:style-name="T45">0.0 <text:s/>0.0 <text:s/>0.0 <text:s/>4.0 <text:s/>0.0 <text:s/>0.0 <text:s/>0.0 <text:s/>0.0 -4.0</text:span></text:p>
      <text:p text:style-name="P31"><text:span text:style-name="T48"><text:s text:c="2"/></text:span><text:span text:style-name="T45">0.0 <text:s/>4.0 <text:s/>0.0 <text:s/>4.0 <text:s/>0.0 <text:s/>0.0 <text:s/>0.0 <text:s/>0.0 <text:s/>0.0</text:span></text:p>
      <text:p text:style-name="P31"><text:span text:style-name="T48"><text:s text:c="2"/></text:span><text:span text:style-name="T45">8.0 <text:s/>0.0 <text:s/>0.0 <text:s/>0.0 <text:s/>8.0 <text:s/>0.0 <text:s/>0.0 <text:s/>0.0 <text:s/>8.0</text:span></text:p>
      <text:p text:style-name="P31"><text:span text:style-name="T48"><text:s text:c="2"/></text:span><text:span text:style-name="T45">0.0 <text:s/>0.0 -8.0 <text:s/>4.0 <text:s/>0.0 <text:s/>0.0 <text:s/>0.0 <text:s/>0.0 <text:s/>0.0</text:span></text:p>
      <text:p text:style-name="P31"><text:span text:style-name="T48"><text:s text:c="2"/></text:span><text:span text:style-name="T45">0.0 <text:s/>0.0 <text:s/>8.0 -8.0 <text:s/>8.0 <text:s/>0.0 -8.0 <text:s/>0.0 <text:s/>8.0</text:span></text:p>
      <text:p text:style-name="P31"><text:span text:style-name="T48"><text:s text:c="2"/></text:span><text:span text:style-name="T45">0.0 -8.0 <text:s/>8.0 -8.0 <text:s/>0.0 <text:s/>8.0 <text:s/>0.0 <text:s/>0.0 <text:s/>0.0</text:span></text:p>
      <text:p text:style-name="P31"><text:span text:style-name="T48"><text:s text:c="2"/></text:span><text:span text:style-name="T45">0.0 <text:s/>0.0-16.0 <text:s/>8.0-16.0 <text:s/>0.0 <text:s/>0.0 <text:s/>0.0-16.0</text:span></text:p>
      <text:p text:style-name="P31"><text:span text:style-name="T48"><text:s text:c="2"/></text:span><text:span text:style-name="T45">0.0 -4.0 <text:s/>0.0 <text:s/>8.0 <text:s/>0.0 <text:s/>0.0 <text:s/>8.0 <text:s/>0.0 -4.0</text:span></text:p>
      <text:p text:style-name="P31"><text:span text:style-name="T48"><text:s text:c="2"/></text:span><text:span text:style-name="T45">0.0 <text:s/>8.0 <text:s/>0.0 -8.0 <text:s/>8.0 <text:s/>0.0 -8.0 <text:s/>0.0 <text:s/>8.0</text:span></text:p>
      <text:p text:style-name="P31"><text:span text:style-name="T48"><text:s text:c="2"/></text:span><text:span text:style-name="T45">0.0 <text:s/>0.0 <text:s/>0.0 -8.0 <text:s/>0.0 <text:s/>0.0-16.0 <text:s/>0.0 <text:s/>8.0</text:span></text:p>
      <text:p text:style-name="P31"><text:span text:style-name="T45">-16.0 -8.0 <text:s/>0.0 <text:s/>0.0-16.0 <text:s/>0.0 16.0 <text:s/>0.0-16.0</text:span></text:p>
      <text:p text:style-name="P31"><text:span text:style-name="T48"><text:s text:c="2"/></text:span><text:span text:style-name="T45">0.0 <text:s/>8.0 <text:s/>8.0 -8.0 <text:s/>0.0 <text:s/>0.0 -8.0 <text:s/>0.0 <text:s/>0.0</text:span></text:p>
      <text:p text:style-name="P31"><text:span text:style-name="T48"><text:s text:c="2"/></text:span><text:span text:style-name="T45">0.0-16.0-16.0 16.0-16.0 <text:s/>0.0 16.0 <text:s/>0.0 -8.0</text:span></text:p>
      <text:p text:style-name="P31"><text:soft-page-break/><text:span text:style-name="T48"><text:s text:c="2"/></text:span><text:span text:style-name="T45">0.0 <text:s/>0.0 <text:s/>0.0 16.0 <text:s/>0.0 <text:s/>0.0 16.0 -8.0 <text:s/>0.0</text:span></text:p>
      <text:p text:style-name="P31"><text:span text:style-name="T48"><text:s/></text:span><text:span text:style-name="T45">16.0 16.0 16.0-16.0 16.0-16.0-16.0 16.0 16.0</text:span></text:p>
      <text:p text:style-name="P34"/>
      <text:p text:style-name="P19"><text:span text:style-name="T12">1.8 Степени действительного многочлена</text:span></text:p>
      <text:p text:style-name="P19"><text:span text:style-name="T26">y0: 152</text:span></text:p>
      <text:p text:style-name="P19"><text:span text:style-name="T25">y1: 172</text:span></text:p>
      <text:p text:style-name="P19"><text:span text:style-name="T25">y2: 256</text:span></text:p>
      <text:p text:style-name="P19"><text:span text:style-name="T25">y3: 175</text:span></text:p>
      <text:p text:style-name="P19"><text:span text:style-name="T25">y4: 147</text:span></text:p>
      <text:p text:style-name="P19"><text:span text:style-name="T25">y5: 174</text:span></text:p>
      <text:p text:style-name="P19"><text:span text:style-name="T25">y6: 281</text:span></text:p>
      <text:p text:style-name="P20"/>
      <text:p text:style-name="P19"><text:span text:style-name="T31">1.9 Число мономов: </text:span></text:p>
      <text:p text:style-name="P22"/>
      <text:p text:style-name="P19"><text:span text:style-name="T25">Число мономов y0: 10</text:span></text:p>
      <text:p text:style-name="P19"><text:span text:style-name="T25">Число мономов y1: 10</text:span></text:p>
      <text:p text:style-name="P19"><text:span text:style-name="T25">Число мономов y2: 10</text:span></text:p>
      <text:p text:style-name="P19"><text:span text:style-name="T25">Число мономов y3: 10</text:span></text:p>
      <text:p text:style-name="P19"><text:span text:style-name="T25">Число мономов y4: 9</text:span></text:p>
      <text:p text:style-name="P19"><text:span text:style-name="T25">Число мономов y5: 10</text:span></text:p>
      <text:p text:style-name="P19"><text:span text:style-name="T25">Число мономов y6: 10</text:span></text:p>
      <text:p text:style-name="P19"/>
      <text:p text:style-name="P19"><text:span text:style-name="T31">1.10 Число мономов во всех действительных многочленах: 10</text:span></text:p>
      <text:p text:style-name="P29"/>
      <text:p text:style-name="P29"/>
      <text:p text:style-name="P19"><text:span text:style-name="T36">2. Линейные комбинации разрядных функций</text:span></text:p>
      <text:p text:style-name="P24"/>
      <text:p text:style-name="P19"><text:span text:style-name="T31">2.1 Вес всех линейных комбинаций разрядных функций получился равным 256</text:span></text:p>
      <text:p text:style-name="P24"/>
      <text:p text:style-name="P19"><text:span text:style-name="T31">2.2 Число мономов для многочлена Жегалкина</text:span></text:p>
      <text:p text:style-name="P20"/>
      <text:p text:style-name="P19"><text:span text:style-name="T26">y8: <text:s text:c="22"/>11</text:span></text:p>
      <text:p text:style-name="P19"><text:span text:style-name="T25">y7: <text:s text:c="22"/>13</text:span></text:p>
      <text:p text:style-name="P19"><text:span text:style-name="T25">y7⊕y8: <text:s text:c="19"/>22</text:span></text:p>
      <text:p text:style-name="P19"><text:span text:style-name="T25">y6: <text:s text:c="22"/>13</text:span></text:p>
      <text:p text:style-name="P19"><text:span text:style-name="T25">y6⊕y8: <text:s text:c="19"/>18</text:span></text:p>
      <text:p text:style-name="P19"><text:span text:style-name="T25">y6⊕y7: <text:s text:c="19"/>22</text:span></text:p>
      <text:p text:style-name="P19"><text:span text:style-name="T25">y6⊕y7⊕y8: <text:s text:c="16"/>26</text:span></text:p>
      <text:p text:style-name="P19"><text:span text:style-name="T25">y5: <text:s text:c="22"/>12</text:span></text:p>
      <text:p text:style-name="P19"><text:span text:style-name="T25">y5⊕y8: <text:s text:c="19"/>20</text:span></text:p>
      <text:p text:style-name="P19"><text:span text:style-name="T25">y5⊕y7: <text:s text:c="19"/>23</text:span></text:p>
      <text:p text:style-name="P19"><text:span text:style-name="T25">y5⊕y7⊕y8: <text:s text:c="16"/>29</text:span></text:p>
      <text:p text:style-name="P19"><text:span text:style-name="T25">y5⊕y6: <text:s text:c="19"/>21</text:span></text:p>
      <text:p text:style-name="P19"><text:span text:style-name="T25">y5⊕y6⊕y8: <text:s text:c="16"/>25</text:span></text:p>
      <text:p text:style-name="P19"><text:span text:style-name="T25">y5⊕y6⊕y7: <text:s text:c="16"/>31</text:span></text:p>
      <text:p text:style-name="P19"><text:span text:style-name="T25">y5⊕y6⊕y7⊕y8: <text:s text:c="13"/>33</text:span></text:p>
      <text:p text:style-name="P19"><text:span text:style-name="T25">y4: <text:s text:c="22"/>10</text:span></text:p>
      <text:p text:style-name="P19"><text:span text:style-name="T25">y4⊕y8: <text:s text:c="19"/>19</text:span></text:p>
      <text:p text:style-name="P19"><text:span text:style-name="T25">y4⊕y7: <text:s text:c="19"/>21</text:span></text:p>
      <text:p text:style-name="P19"><text:span text:style-name="T25">y4⊕y7⊕y8: <text:s text:c="16"/>29</text:span></text:p>
      <text:p text:style-name="P19"><text:span text:style-name="T25">y4⊕y6: <text:s text:c="19"/>20</text:span></text:p>
      <text:p text:style-name="P19"><text:span text:style-name="T25">y4⊕y6⊕y8: <text:s text:c="16"/>24</text:span></text:p>
      <text:p text:style-name="P19"><text:span text:style-name="T25">y4⊕y6⊕y7: <text:s text:c="16"/>29</text:span></text:p>
      <text:p text:style-name="P19"><text:span text:style-name="T25">y4⊕y6⊕y7⊕y8: <text:s text:c="13"/>32</text:span></text:p>
      <text:p text:style-name="P19"><text:span text:style-name="T25">y4⊕y5: <text:s text:c="19"/>20</text:span></text:p>
      <text:p text:style-name="P19"><text:span text:style-name="T25">y4⊕y5⊕y8: <text:s text:c="16"/>28</text:span></text:p>
      <text:p text:style-name="P19"><text:span text:style-name="T25">y4⊕y5⊕y7: <text:s text:c="16"/>30</text:span></text:p>
      <text:p text:style-name="P19"><text:soft-page-break/><text:span text:style-name="T25">y4⊕y5⊕y7⊕y8: <text:s text:c="13"/>36</text:span></text:p>
      <text:p text:style-name="P19"><text:span text:style-name="T25">y4⊕y5⊕y6: <text:s text:c="16"/>27</text:span></text:p>
      <text:p text:style-name="P19"><text:span text:style-name="T25">y4⊕y5⊕y6⊕y8: <text:s text:c="13"/>31</text:span></text:p>
      <text:p text:style-name="P19"><text:span text:style-name="T25">y4⊕y5⊕y6⊕y7: <text:s text:c="13"/>37</text:span></text:p>
      <text:p text:style-name="P19"><text:span text:style-name="T25">y4⊕y5⊕y6⊕y7⊕y8: <text:s text:c="10"/>39</text:span></text:p>
      <text:p text:style-name="P19"><text:span text:style-name="T25">y3: <text:s text:c="22"/>11</text:span></text:p>
      <text:p text:style-name="P19"><text:span text:style-name="T25">y3⊕y8: <text:s text:c="19"/>19</text:span></text:p>
      <text:p text:style-name="P19"><text:span text:style-name="T25">y3⊕y7: <text:s text:c="19"/>21</text:span></text:p>
      <text:p text:style-name="P19"><text:span text:style-name="T25">y3⊕y7⊕y8: <text:s text:c="16"/>29</text:span></text:p>
      <text:p text:style-name="P19"><text:span text:style-name="T25">y3⊕y6: <text:s text:c="19"/>22</text:span></text:p>
      <text:p text:style-name="P19"><text:span text:style-name="T25">y3⊕y6⊕y8: <text:s text:c="16"/>25</text:span></text:p>
      <text:p text:style-name="P19"><text:span text:style-name="T25">y3⊕y6⊕y7: <text:s text:c="16"/>29</text:span></text:p>
      <text:p text:style-name="P19"><text:span text:style-name="T25">y3⊕y6⊕y7⊕y8: <text:s text:c="13"/>32</text:span></text:p>
      <text:p text:style-name="P19"><text:span text:style-name="T25">y3⊕y5: <text:s text:c="19"/>19</text:span></text:p>
      <text:p text:style-name="P19"><text:span text:style-name="T25">y3⊕y5⊕y8: <text:s text:c="16"/>27</text:span></text:p>
      <text:p text:style-name="P19"><text:span text:style-name="T25">y3⊕y5⊕y7: <text:s text:c="16"/>28</text:span></text:p>
      <text:p text:style-name="P19"><text:span text:style-name="T25">y3⊕y5⊕y7⊕y8: <text:s text:c="13"/>35</text:span></text:p>
      <text:p text:style-name="P19"><text:span text:style-name="T25">y3⊕y5⊕y6: <text:s text:c="16"/>27</text:span></text:p>
      <text:p text:style-name="P19"><text:span text:style-name="T25">y3⊕y5⊕y6⊕y8: <text:s text:c="13"/>31</text:span></text:p>
      <text:p text:style-name="P19"><text:span text:style-name="T25">y3⊕y5⊕y6⊕y7: <text:s text:c="13"/>35</text:span></text:p>
      <text:p text:style-name="P19"><text:span text:style-name="T25">y3⊕y5⊕y6⊕y7⊕y8: <text:s text:c="10"/>38</text:span></text:p>
      <text:p text:style-name="P19"><text:span text:style-name="T25">y3⊕y4: <text:s text:c="19"/>19</text:span></text:p>
      <text:p text:style-name="P19"><text:span text:style-name="T25">y3⊕y4⊕y8: <text:s text:c="16"/>26</text:span></text:p>
      <text:p text:style-name="P19"><text:span text:style-name="T25">y3⊕y4⊕y7: <text:s text:c="16"/>28</text:span></text:p>
      <text:p text:style-name="P19"><text:span text:style-name="T25">y3⊕y4⊕y7⊕y8: <text:s text:c="13"/>35</text:span></text:p>
      <text:p text:style-name="P19"><text:span text:style-name="T25">y3⊕y4⊕y6: <text:s text:c="16"/>29</text:span></text:p>
      <text:p text:style-name="P19"><text:span text:style-name="T25">y3⊕y4⊕y6⊕y8: <text:s text:c="13"/>30</text:span></text:p>
      <text:p text:style-name="P19"><text:span text:style-name="T25">y3⊕y4⊕y6⊕y7: <text:s text:c="13"/>35</text:span></text:p>
      <text:p text:style-name="P19"><text:span text:style-name="T25">y3⊕y4⊕y6⊕y7⊕y8: <text:s text:c="10"/>37</text:span></text:p>
      <text:p text:style-name="P19"><text:span text:style-name="T25">y3⊕y4⊕y5: <text:s text:c="16"/>26</text:span></text:p>
      <text:p text:style-name="P19"><text:span text:style-name="T25">y3⊕y4⊕y5⊕y8: <text:s text:c="13"/>33</text:span></text:p>
      <text:p text:style-name="P19"><text:span text:style-name="T25">y3⊕y4⊕y5⊕y7: <text:s text:c="13"/>34</text:span></text:p>
      <text:p text:style-name="P19"><text:span text:style-name="T25">y3⊕y4⊕y5⊕y7⊕y8: <text:s text:c="10"/>40</text:span></text:p>
      <text:p text:style-name="P19"><text:span text:style-name="T25">y3⊕y4⊕y5⊕y6: <text:s text:c="13"/>33</text:span></text:p>
      <text:p text:style-name="P19"><text:span text:style-name="T25">y3⊕y4⊕y5⊕y6⊕y8: <text:s text:c="10"/>35</text:span></text:p>
      <text:p text:style-name="P19"><text:span text:style-name="T25">y3⊕y4⊕y5⊕y6⊕y7: <text:s text:c="10"/>40</text:span></text:p>
      <text:p text:style-name="P19"><text:span text:style-name="T25">y3⊕y4⊕y5⊕y6⊕y7⊕y8: <text:s text:c="7"/>42</text:span></text:p>
      <text:p text:style-name="P19"><text:span text:style-name="T25">y2: <text:s text:c="22"/>13</text:span></text:p>
      <text:p text:style-name="P19"><text:span text:style-name="T25">y2⊕y8: <text:s text:c="19"/>22</text:span></text:p>
      <text:p text:style-name="P19"><text:span text:style-name="T25">y2⊕y7: <text:s text:c="19"/>20</text:span></text:p>
      <text:p text:style-name="P19"><text:span text:style-name="T25">y2⊕y7⊕y8: <text:s text:c="16"/>27</text:span></text:p>
      <text:p text:style-name="P19"><text:span text:style-name="T25">y2⊕y6: <text:s text:c="19"/>23</text:span></text:p>
      <text:p text:style-name="P19"><text:span text:style-name="T25">y2⊕y6⊕y8: <text:s text:c="16"/>27</text:span></text:p>
      <text:p text:style-name="P19"><text:span text:style-name="T25">y2⊕y6⊕y7: <text:s text:c="16"/>28</text:span></text:p>
      <text:p text:style-name="P19"><text:span text:style-name="T25">y2⊕y6⊕y7⊕y8: <text:s text:c="13"/>31</text:span></text:p>
      <text:p text:style-name="P19"><text:span text:style-name="T25">y2⊕y5: <text:s text:c="19"/>22</text:span></text:p>
      <text:p text:style-name="P19"><text:span text:style-name="T25">y2⊕y5⊕y8: <text:s text:c="16"/>30</text:span></text:p>
      <text:p text:style-name="P19"><text:span text:style-name="T25">y2⊕y5⊕y7: <text:s text:c="16"/>28</text:span></text:p>
      <text:p text:style-name="P19"><text:span text:style-name="T25">y2⊕y5⊕y7⊕y8: <text:s text:c="13"/>34</text:span></text:p>
      <text:p text:style-name="P19"><text:span text:style-name="T25">y2⊕y5⊕y6: <text:s text:c="16"/>29</text:span></text:p>
      <text:p text:style-name="P19"><text:span text:style-name="T25">y2⊕y5⊕y6⊕y8: <text:s text:c="13"/>33</text:span></text:p>
      <text:p text:style-name="P19"><text:span text:style-name="T25">y2⊕y5⊕y6⊕y7: <text:s text:c="13"/>35</text:span></text:p>
      <text:p text:style-name="P19"><text:span text:style-name="T25">y2⊕y5⊕y6⊕y7⊕y8: <text:s text:c="10"/>37</text:span></text:p>
      <text:p text:style-name="P19"><text:span text:style-name="T25">y2⊕y4: <text:s text:c="19"/>19</text:span></text:p>
      <text:p text:style-name="P19"><text:span text:style-name="T25">y2⊕y4⊕y8: <text:s text:c="16"/>27</text:span></text:p>
      <text:p text:style-name="P19"><text:span text:style-name="T25">y2⊕y4⊕y7: <text:s text:c="16"/>26</text:span></text:p>
      <text:p text:style-name="P19"><text:span text:style-name="T25">y2⊕y4⊕y7⊕y8: <text:s text:c="13"/>32</text:span></text:p>
      <text:p text:style-name="P19"><text:span text:style-name="T25">y2⊕y4⊕y6: <text:s text:c="16"/>28</text:span></text:p>
      <text:p text:style-name="P19"><text:span text:style-name="T25">y2⊕y4⊕y6⊕y8: <text:s text:c="13"/>31</text:span></text:p>
      <text:p text:style-name="P19"><text:soft-page-break/><text:span text:style-name="T25">y2⊕y4⊕y6⊕y7: <text:s text:c="13"/>33</text:span></text:p>
      <text:p text:style-name="P19"><text:span text:style-name="T25">y2⊕y4⊕y6⊕y7⊕y8: <text:s text:c="10"/>34</text:span></text:p>
      <text:p text:style-name="P19"><text:span text:style-name="T25">y2⊕y4⊕y5: <text:s text:c="16"/>28</text:span></text:p>
      <text:p text:style-name="P19"><text:span text:style-name="T25">y2⊕y4⊕y5⊕y8: <text:s text:c="13"/>34</text:span></text:p>
      <text:p text:style-name="P19"><text:span text:style-name="T25">y2⊕y4⊕y5⊕y7: <text:s text:c="13"/>33</text:span></text:p>
      <text:p text:style-name="P19"><text:span text:style-name="T25">y2⊕y4⊕y5⊕y7⊕y8: <text:s text:c="10"/>38</text:span></text:p>
      <text:p text:style-name="P19"><text:span text:style-name="T25">y2⊕y4⊕y5⊕y6: <text:s text:c="13"/>34</text:span></text:p>
      <text:p text:style-name="P19"><text:span text:style-name="T25">y2⊕y4⊕y5⊕y6⊕y8: <text:s text:c="10"/>37</text:span></text:p>
      <text:p text:style-name="P19"><text:span text:style-name="T25">y2⊕y4⊕y5⊕y6⊕y7: <text:s text:c="10"/>40</text:span></text:p>
      <text:p text:style-name="P19"><text:span text:style-name="T25">y2⊕y4⊕y5⊕y6⊕y7⊕y8: <text:s text:c="7"/>40</text:span></text:p>
      <text:p text:style-name="P19"><text:span text:style-name="T25">y2⊕y3: <text:s text:c="19"/>20</text:span></text:p>
      <text:p text:style-name="P19"><text:span text:style-name="T25">y2⊕y3⊕y8: <text:s text:c="16"/>27</text:span></text:p>
      <text:p text:style-name="P19"><text:span text:style-name="T25">y2⊕y3⊕y7: <text:s text:c="16"/>26</text:span></text:p>
      <text:p text:style-name="P19"><text:span text:style-name="T25">y2⊕y3⊕y7⊕y8: <text:s text:c="13"/>33</text:span></text:p>
      <text:p text:style-name="P19"><text:span text:style-name="T25">y2⊕y3⊕y6: <text:s text:c="16"/>29</text:span></text:p>
      <text:p text:style-name="P19"><text:span text:style-name="T25">y2⊕y3⊕y6⊕y8: <text:s text:c="13"/>31</text:span></text:p>
      <text:p text:style-name="P19"><text:span text:style-name="T25">y2⊕y3⊕y6⊕y7: <text:s text:c="13"/>33</text:span></text:p>
      <text:p text:style-name="P19"><text:span text:style-name="T25">y2⊕y3⊕y6⊕y7⊕y8: <text:s text:c="10"/>35</text:span></text:p>
      <text:p text:style-name="P19"><text:span text:style-name="T25">y2⊕y3⊕y5: <text:s text:c="16"/>27</text:span></text:p>
      <text:p text:style-name="P19"><text:span text:style-name="T25">y2⊕y3⊕y5⊕y8: <text:s text:c="13"/>34</text:span></text:p>
      <text:p text:style-name="P19"><text:span text:style-name="T25">y2⊕y3⊕y5⊕y7: <text:s text:c="13"/>32</text:span></text:p>
      <text:p text:style-name="P19"><text:span text:style-name="T25">y2⊕y3⊕y5⊕y7⊕y8: <text:s text:c="10"/>38</text:span></text:p>
      <text:p text:style-name="P19"><text:span text:style-name="T25">y2⊕y3⊕y5⊕y6: <text:s text:c="13"/>32</text:span></text:p>
      <text:p text:style-name="P19"><text:span text:style-name="T25">y2⊕y3⊕y5⊕y6⊕y8: <text:s text:c="10"/>35</text:span></text:p>
      <text:p text:style-name="P19"><text:span text:style-name="T25">y2⊕y3⊕y5⊕y6⊕y7: <text:s text:c="10"/>37</text:span></text:p>
      <text:p text:style-name="P19"><text:span text:style-name="T25">y2⊕y3⊕y5⊕y6⊕y7⊕y8: <text:s text:c="7"/>39</text:span></text:p>
      <text:p text:style-name="P19"><text:span text:style-name="T25">y2⊕y3⊕y4: <text:s text:c="16"/>25</text:span></text:p>
      <text:p text:style-name="P19"><text:span text:style-name="T25">y2⊕y3⊕y4⊕y8: <text:s text:c="13"/>31</text:span></text:p>
      <text:p text:style-name="P19"><text:span text:style-name="T25">y2⊕y3⊕y4⊕y7: <text:s text:c="13"/>31</text:span></text:p>
      <text:p text:style-name="P19"><text:span text:style-name="T25">y2⊕y3⊕y4⊕y7⊕y8: <text:s text:c="10"/>37</text:span></text:p>
      <text:p text:style-name="P19"><text:span text:style-name="T25">y2⊕y3⊕y4⊕y6: <text:s text:c="13"/>34</text:span></text:p>
      <text:p text:style-name="P19"><text:span text:style-name="T25">y2⊕y3⊕y4⊕y6⊕y8: <text:s text:c="10"/>34</text:span></text:p>
      <text:p text:style-name="P19"><text:span text:style-name="T25">y2⊕y3⊕y4⊕y6⊕y7: <text:s text:c="10"/>37</text:span></text:p>
      <text:p text:style-name="P19"><text:span text:style-name="T25">y2⊕y3⊕y4⊕y6⊕y7⊕y8: <text:s text:c="7"/>38</text:span></text:p>
      <text:p text:style-name="P19"><text:span text:style-name="T25">y2⊕y3⊕y4⊕y5: <text:s text:c="13"/>32</text:span></text:p>
      <text:p text:style-name="P19"><text:span text:style-name="T25">y2⊕y3⊕y4⊕y5⊕y8: <text:s text:c="10"/>38</text:span></text:p>
      <text:p text:style-name="P19"><text:span text:style-name="T25">y2⊕y3⊕y4⊕y5⊕y7: <text:s text:c="10"/>37</text:span></text:p>
      <text:p text:style-name="P19"><text:span text:style-name="T25">y2⊕y3⊕y4⊕y5⊕y7⊕y8: <text:s text:c="7"/>42</text:span></text:p>
      <text:p text:style-name="P19"><text:span text:style-name="T25">y2⊕y3⊕y4⊕y5⊕y6: <text:s text:c="10"/>37</text:span></text:p>
      <text:p text:style-name="P19"><text:span text:style-name="T25">y2⊕y3⊕y4⊕y5⊕y6⊕y8: <text:s text:c="7"/>38</text:span></text:p>
      <text:p text:style-name="P19"><text:span text:style-name="T25">y2⊕y3⊕y4⊕y5⊕y6⊕y7: <text:s text:c="7"/>41</text:span></text:p>
      <text:p text:style-name="P19"><text:span text:style-name="T25">y2⊕y3⊕y4⊕y5⊕y6⊕y7⊕y8: <text:s text:c="4"/>42</text:span></text:p>
      <text:p text:style-name="P19"><text:span text:style-name="T25">y1: <text:s text:c="22"/>12</text:span></text:p>
      <text:p text:style-name="P19"><text:span text:style-name="T25">y1⊕y8: <text:s text:c="19"/>22</text:span></text:p>
      <text:p text:style-name="P19"><text:span text:style-name="T25">y1⊕y7: <text:s text:c="19"/>22</text:span></text:p>
      <text:p text:style-name="P19"><text:span text:style-name="T25">y1⊕y7⊕y8: <text:s text:c="16"/>30</text:span></text:p>
      <text:p text:style-name="P19"><text:span text:style-name="T25">y1⊕y6: <text:s text:c="19"/>22</text:span></text:p>
      <text:p text:style-name="P19"><text:span text:style-name="T25">y1⊕y6⊕y8: <text:s text:c="16"/>27</text:span></text:p>
      <text:p text:style-name="P19"><text:span text:style-name="T25">y1⊕y6⊕y7: <text:s text:c="16"/>30</text:span></text:p>
      <text:p text:style-name="P19"><text:span text:style-name="T25">y1⊕y6⊕y7⊕y8: <text:s text:c="13"/>34</text:span></text:p>
      <text:p text:style-name="P19"><text:span text:style-name="T25">y1⊕y5: <text:s text:c="19"/>21</text:span></text:p>
      <text:p text:style-name="P19"><text:span text:style-name="T25">y1⊕y5⊕y8: <text:s text:c="16"/>30</text:span></text:p>
      <text:p text:style-name="P19"><text:span text:style-name="T25">y1⊕y5⊕y7: <text:s text:c="16"/>30</text:span></text:p>
      <text:p text:style-name="P19"><text:span text:style-name="T25">y1⊕y5⊕y7⊕y8: <text:s text:c="13"/>37</text:span></text:p>
      <text:p text:style-name="P19"><text:span text:style-name="T25">y1⊕y5⊕y6: <text:s text:c="16"/>29</text:span></text:p>
      <text:p text:style-name="P19"><text:span text:style-name="T25">y1⊕y5⊕y6⊕y8: <text:s text:c="13"/>34</text:span></text:p>
      <text:p text:style-name="P19"><text:span text:style-name="T25">y1⊕y5⊕y6⊕y7: <text:s text:c="13"/>38</text:span></text:p>
      <text:p text:style-name="P19"><text:span text:style-name="T25">y1⊕y5⊕y6⊕y7⊕y8: <text:s text:c="10"/>41</text:span></text:p>
      <text:p text:style-name="P19"><text:span text:style-name="T25">y1⊕y4: <text:s text:c="19"/>20</text:span></text:p>
      <text:p text:style-name="P19"><text:soft-page-break/><text:span text:style-name="T25">y1⊕y4⊕y8: <text:s text:c="16"/>29</text:span></text:p>
      <text:p text:style-name="P19"><text:span text:style-name="T25">y1⊕y4⊕y7: <text:s text:c="16"/>29</text:span></text:p>
      <text:p text:style-name="P19"><text:span text:style-name="T25">y1⊕y4⊕y7⊕y8: <text:s text:c="13"/>36</text:span></text:p>
      <text:p text:style-name="P19"><text:span text:style-name="T25">y1⊕y4⊕y6: <text:s text:c="16"/>28</text:span></text:p>
      <text:p text:style-name="P19"><text:span text:style-name="T25">y1⊕y4⊕y6⊕y8: <text:s text:c="13"/>32</text:span></text:p>
      <text:p text:style-name="P19"><text:span text:style-name="T25">y1⊕y4⊕y6⊕y7: <text:s text:c="13"/>36</text:span></text:p>
      <text:p text:style-name="P19"><text:span text:style-name="T25">y1⊕y4⊕y6⊕y7⊕y8: <text:s text:c="10"/>38</text:span></text:p>
      <text:p text:style-name="P19"><text:span text:style-name="T25">y1⊕y4⊕y5: <text:s text:c="16"/>28</text:span></text:p>
      <text:p text:style-name="P19"><text:span text:style-name="T25">y1⊕y4⊕y5⊕y8: <text:s text:c="13"/>35</text:span></text:p>
      <text:p text:style-name="P19"><text:span text:style-name="T25">y1⊕y4⊕y5⊕y7: <text:s text:c="13"/>35</text:span></text:p>
      <text:p text:style-name="P19"><text:span text:style-name="T25">y1⊕y4⊕y5⊕y7⊕y8: <text:s text:c="10"/>41</text:span></text:p>
      <text:p text:style-name="P19"><text:span text:style-name="T25">y1⊕y4⊕y5⊕y6: <text:s text:c="13"/>34</text:span></text:p>
      <text:p text:style-name="P19"><text:span text:style-name="T25">y1⊕y4⊕y5⊕y6⊕y8: <text:s text:c="10"/>38</text:span></text:p>
      <text:p text:style-name="P19"><text:span text:style-name="T25">y1⊕y4⊕y5⊕y6⊕y7: <text:s text:c="10"/>43</text:span></text:p>
      <text:p text:style-name="P19"><text:span text:style-name="T25">y1⊕y4⊕y5⊕y6⊕y7⊕y8: <text:s text:c="7"/>44</text:span></text:p>
      <text:p text:style-name="P19"><text:span text:style-name="T25">y1⊕y3: <text:s text:c="19"/>22</text:span></text:p>
      <text:p text:style-name="P19"><text:span text:style-name="T25">y1⊕y3⊕y8: <text:s text:c="16"/>30</text:span></text:p>
      <text:p text:style-name="P19"><text:span text:style-name="T25">y1⊕y3⊕y7: <text:s text:c="16"/>30</text:span></text:p>
      <text:p text:style-name="P19"><text:span text:style-name="T25">y1⊕y3⊕y7⊕y8: <text:s text:c="13"/>38</text:span></text:p>
      <text:p text:style-name="P19"><text:span text:style-name="T25">y1⊕y3⊕y6: <text:s text:c="16"/>31</text:span></text:p>
      <text:p text:style-name="P19"><text:span text:style-name="T25">y1⊕y3⊕y6⊕y8: <text:s text:c="13"/>34</text:span></text:p>
      <text:p text:style-name="P19"><text:span text:style-name="T25">y1⊕y3⊕y6⊕y7: <text:s text:c="13"/>37</text:span></text:p>
      <text:p text:style-name="P19"><text:span text:style-name="T25">y1⊕y3⊕y6⊕y7⊕y8: <text:s text:c="10"/>40</text:span></text:p>
      <text:p text:style-name="P19"><text:span text:style-name="T25">y1⊕y3⊕y5: <text:s text:c="16"/>28</text:span></text:p>
      <text:p text:style-name="P19"><text:span text:style-name="T25">y1⊕y3⊕y5⊕y8: <text:s text:c="13"/>36</text:span></text:p>
      <text:p text:style-name="P19"><text:span text:style-name="T25">y1⊕y3⊕y5⊕y7: <text:s text:c="13"/>35</text:span></text:p>
      <text:p text:style-name="P19"><text:span text:style-name="T25">y1⊕y3⊕y5⊕y7⊕y8: <text:s text:c="10"/>42</text:span></text:p>
      <text:p text:style-name="P19"><text:span text:style-name="T25">y1⊕y3⊕y5⊕y6: <text:s text:c="13"/>34</text:span></text:p>
      <text:p text:style-name="P19"><text:span text:style-name="T25">y1⊕y3⊕y5⊕y6⊕y8: <text:s text:c="10"/>38</text:span></text:p>
      <text:p text:style-name="P19"><text:span text:style-name="T25">y1⊕y3⊕y5⊕y6⊕y7: <text:s text:c="10"/>41</text:span></text:p>
      <text:p text:style-name="P19"><text:span text:style-name="T25">y1⊕y3⊕y5⊕y6⊕y7⊕y8: <text:s text:c="7"/>44</text:span></text:p>
      <text:p text:style-name="P19"><text:span text:style-name="T25">y1⊕y3⊕y4: <text:s text:c="16"/>29</text:span></text:p>
      <text:p text:style-name="P19"><text:span text:style-name="T25">y1⊕y3⊕y4⊕y8: <text:s text:c="13"/>36</text:span></text:p>
      <text:p text:style-name="P19"><text:span text:style-name="T25">y1⊕y3⊕y4⊕y7: <text:s text:c="13"/>36</text:span></text:p>
      <text:p text:style-name="P19"><text:span text:style-name="T25">y1⊕y3⊕y4⊕y7⊕y8: <text:s text:c="10"/>43</text:span></text:p>
      <text:p text:style-name="P19"><text:span text:style-name="T25">y1⊕y3⊕y4⊕y6: <text:s text:c="13"/>37</text:span></text:p>
      <text:p text:style-name="P19"><text:span text:style-name="T25">y1⊕y3⊕y4⊕y6⊕y8: <text:s text:c="10"/>38</text:span></text:p>
      <text:p text:style-name="P19"><text:span text:style-name="T25">y1⊕y3⊕y4⊕y6⊕y7: <text:s text:c="10"/>42</text:span></text:p>
      <text:p text:style-name="P19"><text:span text:style-name="T25">y1⊕y3⊕y4⊕y6⊕y7⊕y8: <text:s text:c="7"/>44</text:span></text:p>
      <text:p text:style-name="P19"><text:span text:style-name="T25">y1⊕y3⊕y4⊕y5: <text:s text:c="13"/>34</text:span></text:p>
      <text:p text:style-name="P19"><text:span text:style-name="T25">y1⊕y3⊕y4⊕y5⊕y8: <text:s text:c="10"/>41</text:span></text:p>
      <text:p text:style-name="P19"><text:span text:style-name="T25">y1⊕y3⊕y4⊕y5⊕y7: <text:s text:c="10"/>40</text:span></text:p>
      <text:p text:style-name="P19"><text:span text:style-name="T25">y1⊕y3⊕y4⊕y5⊕y7⊕y8: <text:s text:c="7"/>46</text:span></text:p>
      <text:p text:style-name="P19"><text:span text:style-name="T25">y1⊕y3⊕y4⊕y5⊕y6: <text:s text:c="10"/>39</text:span></text:p>
      <text:p text:style-name="P19"><text:span text:style-name="T25">y1⊕y3⊕y4⊕y5⊕y6⊕y8: <text:s text:c="7"/>41</text:span></text:p>
      <text:p text:style-name="P19"><text:span text:style-name="T25">y1⊕y3⊕y4⊕y5⊕y6⊕y7: <text:s text:c="7"/>45</text:span></text:p>
      <text:p text:style-name="P19"><text:span text:style-name="T25">y1⊕y3⊕y4⊕y5⊕y6⊕y7⊕y8: <text:s text:c="4"/>47</text:span></text:p>
      <text:p text:style-name="P19"><text:span text:style-name="T25">y1⊕y2: <text:s text:c="19"/>23</text:span></text:p>
      <text:p text:style-name="P19"><text:span text:style-name="T25">y1⊕y2⊕y8: <text:s text:c="16"/>32</text:span></text:p>
      <text:p text:style-name="P19"><text:span text:style-name="T25">y1⊕y2⊕y7: <text:s text:c="16"/>28</text:span></text:p>
      <text:p text:style-name="P19"><text:span text:style-name="T25">y1⊕y2⊕y7⊕y8: <text:s text:c="13"/>35</text:span></text:p>
      <text:p text:style-name="P19"><text:span text:style-name="T25">y1⊕y2⊕y6: <text:s text:c="16"/>31</text:span></text:p>
      <text:p text:style-name="P19"><text:span text:style-name="T25">y1⊕y2⊕y6⊕y8: <text:s text:c="13"/>35</text:span></text:p>
      <text:p text:style-name="P19"><text:span text:style-name="T25">y1⊕y2⊕y6⊕y7: <text:s text:c="13"/>35</text:span></text:p>
      <text:p text:style-name="P19"><text:span text:style-name="T25">y1⊕y2⊕y6⊕y7⊕y8: <text:s text:c="10"/>38</text:span></text:p>
      <text:p text:style-name="P19"><text:span text:style-name="T25">y1⊕y2⊕y5: <text:s text:c="16"/>30</text:span></text:p>
      <text:p text:style-name="P19"><text:span text:style-name="T25">y1⊕y2⊕y5⊕y8: <text:s text:c="13"/>38</text:span></text:p>
      <text:p text:style-name="P19"><text:span text:style-name="T25">y1⊕y2⊕y5⊕y7: <text:s text:c="13"/>34</text:span></text:p>
      <text:p text:style-name="P19"><text:span text:style-name="T25">y1⊕y2⊕y5⊕y7⊕y8: <text:s text:c="10"/>40</text:span></text:p>
      <text:p text:style-name="P19"><text:soft-page-break/><text:span text:style-name="T25">y1⊕y2⊕y5⊕y6: <text:s text:c="13"/>36</text:span></text:p>
      <text:p text:style-name="P19"><text:span text:style-name="T25">y1⊕y2⊕y5⊕y6⊕y8: <text:s text:c="10"/>40</text:span></text:p>
      <text:p text:style-name="P19"><text:span text:style-name="T25">y1⊕y2⊕y5⊕y6⊕y7: <text:s text:c="10"/>41</text:span></text:p>
      <text:p text:style-name="P19"><text:span text:style-name="T25">y1⊕y2⊕y5⊕y6⊕y7⊕y8: <text:s text:c="7"/>43</text:span></text:p>
      <text:p text:style-name="P19"><text:span text:style-name="T25">y1⊕y2⊕y4: <text:s text:c="16"/>29</text:span></text:p>
      <text:p text:style-name="P19"><text:span text:style-name="T25">y1⊕y2⊕y4⊕y8: <text:s text:c="13"/>37</text:span></text:p>
      <text:p text:style-name="P19"><text:span text:style-name="T25">y1⊕y2⊕y4⊕y7: <text:s text:c="13"/>34</text:span></text:p>
      <text:p text:style-name="P19"><text:span text:style-name="T25">y1⊕y2⊕y4⊕y7⊕y8: <text:s text:c="10"/>40</text:span></text:p>
      <text:p text:style-name="P19"><text:span text:style-name="T25">y1⊕y2⊕y4⊕y6: <text:s text:c="13"/>36</text:span></text:p>
      <text:p text:style-name="P19"><text:span text:style-name="T25">y1⊕y2⊕y4⊕y6⊕y8: <text:s text:c="10"/>39</text:span></text:p>
      <text:p text:style-name="P19"><text:span text:style-name="T25">y1⊕y2⊕y4⊕y6⊕y7: <text:s text:c="10"/>40</text:span></text:p>
      <text:p text:style-name="P19"><text:span text:style-name="T25">y1⊕y2⊕y4⊕y6⊕y7⊕y8: <text:s text:c="7"/>41</text:span></text:p>
      <text:p text:style-name="P19"><text:span text:style-name="T25">y1⊕y2⊕y4⊕y5: <text:s text:c="13"/>36</text:span></text:p>
      <text:p text:style-name="P19"><text:span text:style-name="T25">y1⊕y2⊕y4⊕y5⊕y8: <text:s text:c="10"/>42</text:span></text:p>
      <text:p text:style-name="P19"><text:span text:style-name="T25">y1⊕y2⊕y4⊕y5⊕y7: <text:s text:c="10"/>39</text:span></text:p>
      <text:p text:style-name="P19"><text:span text:style-name="T25">y1⊕y2⊕y4⊕y5⊕y7⊕y8: <text:s text:c="7"/>44</text:span></text:p>
      <text:p text:style-name="P19"><text:span text:style-name="T25">y1⊕y2⊕y4⊕y5⊕y6: <text:s text:c="10"/>41</text:span></text:p>
      <text:p text:style-name="P19"><text:span text:style-name="T25">y1⊕y2⊕y4⊕y5⊕y6⊕y8: <text:s text:c="7"/>44</text:span></text:p>
      <text:p text:style-name="P19"><text:span text:style-name="T25">y1⊕y2⊕y4⊕y5⊕y6⊕y7: <text:s text:c="7"/>46</text:span></text:p>
      <text:p text:style-name="P19"><text:span text:style-name="T25">y1⊕y2⊕y4⊕y5⊕y6⊕y7⊕y8: <text:s text:c="4"/>46</text:span></text:p>
      <text:p text:style-name="P19"><text:span text:style-name="T25">y1⊕y2⊕y3: <text:s text:c="16"/>30</text:span></text:p>
      <text:p text:style-name="P19"><text:span text:style-name="T25">y1⊕y2⊕y3⊕y8: <text:s text:c="13"/>37</text:span></text:p>
      <text:p text:style-name="P19"><text:span text:style-name="T25">y1⊕y2⊕y3⊕y7: <text:s text:c="13"/>34</text:span></text:p>
      <text:p text:style-name="P19"><text:span text:style-name="T25">y1⊕y2⊕y3⊕y7⊕y8: <text:s text:c="10"/>41</text:span></text:p>
      <text:p text:style-name="P19"><text:span text:style-name="T25">y1⊕y2⊕y3⊕y6: <text:s text:c="13"/>37</text:span></text:p>
      <text:p text:style-name="P19"><text:span text:style-name="T25">y1⊕y2⊕y3⊕y6⊕y8: <text:s text:c="10"/>39</text:span></text:p>
      <text:p text:style-name="P19"><text:span text:style-name="T25">y1⊕y2⊕y3⊕y6⊕y7: <text:s text:c="10"/>40</text:span></text:p>
      <text:p text:style-name="P19"><text:span text:style-name="T25">y1⊕y2⊕y3⊕y6⊕y7⊕y8: <text:s text:c="7"/>42</text:span></text:p>
      <text:p text:style-name="P19"><text:span text:style-name="T25">y1⊕y2⊕y3⊕y5: <text:s text:c="13"/>35</text:span></text:p>
      <text:p text:style-name="P19"><text:span text:style-name="T25">y1⊕y2⊕y3⊕y5⊕y8: <text:s text:c="10"/>42</text:span></text:p>
      <text:p text:style-name="P19"><text:span text:style-name="T25">y1⊕y2⊕y3⊕y5⊕y7: <text:s text:c="10"/>38</text:span></text:p>
      <text:p text:style-name="P19"><text:span text:style-name="T25">y1⊕y2⊕y3⊕y5⊕y7⊕y8: <text:s text:c="7"/>44</text:span></text:p>
      <text:p text:style-name="P19"><text:span text:style-name="T25">y1⊕y2⊕y3⊕y5⊕y6: <text:s text:c="10"/>39</text:span></text:p>
      <text:p text:style-name="P19"><text:span text:style-name="T25">y1⊕y2⊕y3⊕y5⊕y6⊕y8: <text:s text:c="7"/>42</text:span></text:p>
      <text:p text:style-name="P19"><text:span text:style-name="T25">y1⊕y2⊕y3⊕y5⊕y6⊕y7: <text:s text:c="7"/>43</text:span></text:p>
      <text:p text:style-name="P19"><text:span text:style-name="T25">y1⊕y2⊕y3⊕y5⊕y6⊕y7⊕y8: <text:s text:c="4"/>45</text:span></text:p>
      <text:p text:style-name="P19"><text:span text:style-name="T25">y1⊕y2⊕y3⊕y4: <text:s text:c="13"/>35</text:span></text:p>
      <text:p text:style-name="P19"><text:span text:style-name="T25">y1⊕y2⊕y3⊕y4⊕y8: <text:s text:c="10"/>41</text:span></text:p>
      <text:p text:style-name="P19"><text:span text:style-name="T25">y1⊕y2⊕y3⊕y4⊕y7: <text:s text:c="10"/>39</text:span></text:p>
      <text:p text:style-name="P19"><text:span text:style-name="T25">y1⊕y2⊕y3⊕y4⊕y7⊕y8: <text:s text:c="7"/>45</text:span></text:p>
      <text:p text:style-name="P19"><text:span text:style-name="T25">y1⊕y2⊕y3⊕y4⊕y6: <text:s text:c="10"/>42</text:span></text:p>
      <text:p text:style-name="P19"><text:span text:style-name="T25">y1⊕y2⊕y3⊕y4⊕y6⊕y8: <text:s text:c="7"/>42</text:span></text:p>
      <text:p text:style-name="P19"><text:span text:style-name="T25">y1⊕y2⊕y3⊕y4⊕y6⊕y7: <text:s text:c="7"/>44</text:span></text:p>
      <text:p text:style-name="P19"><text:span text:style-name="T25">y1⊕y2⊕y3⊕y4⊕y6⊕y7⊕y8: <text:s text:c="4"/>45</text:span></text:p>
      <text:p text:style-name="P19"><text:span text:style-name="T25">y1⊕y2⊕y3⊕y4⊕y5: <text:s text:c="10"/>40</text:span></text:p>
      <text:p text:style-name="P19"><text:span text:style-name="T25">y1⊕y2⊕y3⊕y4⊕y5⊕y8: <text:s text:c="7"/>46</text:span></text:p>
      <text:p text:style-name="P19"><text:span text:style-name="T25">y1⊕y2⊕y3⊕y4⊕y5⊕y7: <text:s text:c="7"/>43</text:span></text:p>
      <text:p text:style-name="P19"><text:span text:style-name="T25">y1⊕y2⊕y3⊕y4⊕y5⊕y7⊕y8: <text:s text:c="4"/>48</text:span></text:p>
      <text:p text:style-name="P19"><text:span text:style-name="T25">y1⊕y2⊕y3⊕y4⊕y5⊕y6: <text:s text:c="7"/>44</text:span></text:p>
      <text:p text:style-name="P19"><text:span text:style-name="T25">y1⊕y2⊕y3⊕y4⊕y5⊕y6⊕y8: <text:s text:c="4"/>45</text:span></text:p>
      <text:p text:style-name="P19"><text:span text:style-name="T25">y1⊕y2⊕y3⊕y4⊕y5⊕y6⊕y7: <text:s text:c="4"/>47</text:span></text:p>
      <text:p text:style-name="P19"><text:span text:style-name="T25">y1⊕y2⊕y3⊕y4⊕y5⊕y6⊕y7⊕y8: <text:s/>48</text:span></text:p>
      <text:p text:style-name="P19"><text:span text:style-name="T25">y0: <text:s text:c="22"/>11</text:span></text:p>
      <text:p text:style-name="P19"><text:span text:style-name="T25">y0⊕y8: <text:s text:c="19"/>20</text:span></text:p>
      <text:p text:style-name="P19"><text:span text:style-name="T25">y0⊕y7: <text:s text:c="19"/>20</text:span></text:p>
      <text:p text:style-name="P19"><text:span text:style-name="T25">y0⊕y7⊕y8: <text:s text:c="16"/>27</text:span></text:p>
      <text:p text:style-name="P19"><text:span text:style-name="T25">y0⊕y6: <text:s text:c="19"/>19</text:span></text:p>
      <text:p text:style-name="P19"><text:span text:style-name="T25">y0⊕y6⊕y8: <text:s text:c="16"/>25</text:span></text:p>
      <text:p text:style-name="P19"><text:span text:style-name="T25">y0⊕y6⊕y7: <text:s text:c="16"/>26</text:span></text:p>
      <text:p text:style-name="P19"><text:soft-page-break/><text:span text:style-name="T25">y0⊕y6⊕y7⊕y8: <text:s text:c="13"/>30</text:span></text:p>
      <text:p text:style-name="P19"><text:span text:style-name="T25">y0⊕y5: <text:s text:c="19"/>20</text:span></text:p>
      <text:p text:style-name="P19"><text:span text:style-name="T25">y0⊕y5⊕y8: <text:s text:c="16"/>28</text:span></text:p>
      <text:p text:style-name="P19"><text:span text:style-name="T25">y0⊕y5⊕y7: <text:s text:c="16"/>28</text:span></text:p>
      <text:p text:style-name="P19"><text:span text:style-name="T25">y0⊕y5⊕y7⊕y8: <text:s text:c="13"/>34</text:span></text:p>
      <text:p text:style-name="P19"><text:span text:style-name="T25">y0⊕y5⊕y6: <text:s text:c="16"/>27</text:span></text:p>
      <text:p text:style-name="P19"><text:span text:style-name="T25">y0⊕y5⊕y6⊕y8: <text:s text:c="13"/>32</text:span></text:p>
      <text:p text:style-name="P19"><text:span text:style-name="T25">y0⊕y5⊕y6⊕y7: <text:s text:c="13"/>34</text:span></text:p>
      <text:p text:style-name="P19"><text:span text:style-name="T25">y0⊕y5⊕y6⊕y7⊕y8: <text:s text:c="10"/>37</text:span></text:p>
      <text:p text:style-name="P19"><text:span text:style-name="T25">y0⊕y4: <text:s text:c="19"/>19</text:span></text:p>
      <text:p text:style-name="P19"><text:span text:style-name="T25">y0⊕y4⊕y8: <text:s text:c="16"/>27</text:span></text:p>
      <text:p text:style-name="P19"><text:span text:style-name="T25">y0⊕y4⊕y7: <text:s text:c="16"/>27</text:span></text:p>
      <text:p text:style-name="P19"><text:span text:style-name="T25">y0⊕y4⊕y7⊕y8: <text:s text:c="13"/>33</text:span></text:p>
      <text:p text:style-name="P19"><text:span text:style-name="T25">y0⊕y4⊕y6: <text:s text:c="16"/>25</text:span></text:p>
      <text:p text:style-name="P19"><text:span text:style-name="T25">y0⊕y4⊕y6⊕y8: <text:s text:c="13"/>30</text:span></text:p>
      <text:p text:style-name="P19"><text:span text:style-name="T25">y0⊕y4⊕y6⊕y7: <text:s text:c="13"/>32</text:span></text:p>
      <text:p text:style-name="P19"><text:span text:style-name="T25">y0⊕y4⊕y6⊕y7⊕y8: <text:s text:c="10"/>34</text:span></text:p>
      <text:p text:style-name="P19"><text:span text:style-name="T25">y0⊕y4⊕y5: <text:s text:c="16"/>27</text:span></text:p>
      <text:p text:style-name="P19"><text:span text:style-name="T25">y0⊕y4⊕y5⊕y8: <text:s text:c="13"/>33</text:span></text:p>
      <text:p text:style-name="P19"><text:span text:style-name="T25">y0⊕y4⊕y5⊕y7: <text:s text:c="13"/>33</text:span></text:p>
      <text:p text:style-name="P19"><text:span text:style-name="T25">y0⊕y4⊕y5⊕y7⊕y8: <text:s text:c="10"/>38</text:span></text:p>
      <text:p text:style-name="P19"><text:span text:style-name="T25">y0⊕y4⊕y5⊕y6: <text:s text:c="13"/>32</text:span></text:p>
      <text:p text:style-name="P19"><text:span text:style-name="T25">y0⊕y4⊕y5⊕y6⊕y8: <text:s text:c="10"/>36</text:span></text:p>
      <text:p text:style-name="P19"><text:span text:style-name="T25">y0⊕y4⊕y5⊕y6⊕y7: <text:s text:c="10"/>39</text:span></text:p>
      <text:p text:style-name="P19"><text:span text:style-name="T25">y0⊕y4⊕y5⊕y6⊕y7⊕y8: <text:s text:c="7"/>40</text:span></text:p>
      <text:p text:style-name="P19"><text:span text:style-name="T25">y0⊕y3: <text:s text:c="19"/>20</text:span></text:p>
      <text:p text:style-name="P19"><text:span text:style-name="T25">y0⊕y3⊕y8: <text:s text:c="16"/>28</text:span></text:p>
      <text:p text:style-name="P19"><text:span text:style-name="T25">y0⊕y3⊕y7: <text:s text:c="16"/>28</text:span></text:p>
      <text:p text:style-name="P19"><text:span text:style-name="T25">y0⊕y3⊕y7⊕y8: <text:s text:c="13"/>35</text:span></text:p>
      <text:p text:style-name="P19"><text:span text:style-name="T25">y0⊕y3⊕y6: <text:s text:c="16"/>28</text:span></text:p>
      <text:p text:style-name="P19"><text:span text:style-name="T25">y0⊕y3⊕y6⊕y8: <text:s text:c="13"/>32</text:span></text:p>
      <text:p text:style-name="P19"><text:span text:style-name="T25">y0⊕y3⊕y6⊕y7: <text:s text:c="13"/>33</text:span></text:p>
      <text:p text:style-name="P19"><text:span text:style-name="T25">y0⊕y3⊕y6⊕y7⊕y8: <text:s text:c="10"/>36</text:span></text:p>
      <text:p text:style-name="P19"><text:span text:style-name="T25">y0⊕y3⊕y5: <text:s text:c="16"/>27</text:span></text:p>
      <text:p text:style-name="P19"><text:span text:style-name="T25">y0⊕y3⊕y5⊕y8: <text:s text:c="13"/>34</text:span></text:p>
      <text:p text:style-name="P19"><text:span text:style-name="T25">y0⊕y3⊕y5⊕y7: <text:s text:c="13"/>33</text:span></text:p>
      <text:p text:style-name="P19"><text:span text:style-name="T25">y0⊕y3⊕y5⊕y7⊕y8: <text:s text:c="10"/>39</text:span></text:p>
      <text:p text:style-name="P19"><text:span text:style-name="T25">y0⊕y3⊕y5⊕y6: <text:s text:c="13"/>32</text:span></text:p>
      <text:p text:style-name="P19"><text:span text:style-name="T25">y0⊕y3⊕y5⊕y6⊕y8: <text:s text:c="10"/>36</text:span></text:p>
      <text:p text:style-name="P19"><text:span text:style-name="T25">y0⊕y3⊕y5⊕y6⊕y7: <text:s text:c="10"/>37</text:span></text:p>
      <text:p text:style-name="P19"><text:span text:style-name="T25">y0⊕y3⊕y5⊕y6⊕y7⊕y8: <text:s text:c="7"/>40</text:span></text:p>
      <text:p text:style-name="P19"><text:span text:style-name="T25">y0⊕y3⊕y4: <text:s text:c="16"/>28</text:span></text:p>
      <text:p text:style-name="P19"><text:span text:style-name="T25">y0⊕y3⊕y4⊕y8: <text:s text:c="13"/>34</text:span></text:p>
      <text:p text:style-name="P19"><text:span text:style-name="T25">y0⊕y3⊕y4⊕y7: <text:s text:c="13"/>34</text:span></text:p>
      <text:p text:style-name="P19"><text:span text:style-name="T25">y0⊕y3⊕y4⊕y7⊕y8: <text:s text:c="10"/>40</text:span></text:p>
      <text:p text:style-name="P19"><text:span text:style-name="T25">y0⊕y3⊕y4⊕y6: <text:s text:c="13"/>34</text:span></text:p>
      <text:p text:style-name="P19"><text:span text:style-name="T25">y0⊕y3⊕y4⊕y6⊕y8: <text:s text:c="10"/>36</text:span></text:p>
      <text:p text:style-name="P19"><text:span text:style-name="T25">y0⊕y3⊕y4⊕y6⊕y7: <text:s text:c="10"/>38</text:span></text:p>
      <text:p text:style-name="P19"><text:span text:style-name="T25">y0⊕y3⊕y4⊕y6⊕y7⊕y8: <text:s text:c="7"/>40</text:span></text:p>
      <text:p text:style-name="P19"><text:span text:style-name="T25">y0⊕y3⊕y4⊕y5: <text:s text:c="13"/>33</text:span></text:p>
      <text:p text:style-name="P19"><text:span text:style-name="T25">y0⊕y3⊕y4⊕y5⊕y8: <text:s text:c="10"/>39</text:span></text:p>
      <text:p text:style-name="P19"><text:span text:style-name="T25">y0⊕y3⊕y4⊕y5⊕y7: <text:s text:c="10"/>38</text:span></text:p>
      <text:p text:style-name="P19"><text:span text:style-name="T25">y0⊕y3⊕y4⊕y5⊕y7⊕y8: <text:s text:c="7"/>43</text:span></text:p>
      <text:p text:style-name="P19"><text:span text:style-name="T25">y0⊕y3⊕y4⊕y5⊕y6: <text:s text:c="10"/>37</text:span></text:p>
      <text:p text:style-name="P19"><text:span text:style-name="T25">y0⊕y3⊕y4⊕y5⊕y6⊕y8: <text:s text:c="7"/>39</text:span></text:p>
      <text:p text:style-name="P19"><text:span text:style-name="T25">y0⊕y3⊕y4⊕y5⊕y6⊕y7: <text:s text:c="7"/>41</text:span></text:p>
      <text:p text:style-name="P19"><text:span text:style-name="T25">y0⊕y3⊕y4⊕y5⊕y6⊕y7⊕y8: <text:s text:c="4"/>43</text:span></text:p>
      <text:p text:style-name="P19"><text:span text:style-name="T25">y0⊕y2: <text:s text:c="19"/>22</text:span></text:p>
      <text:p text:style-name="P19"><text:span text:style-name="T25">y0⊕y2⊕y8: <text:s text:c="16"/>30</text:span></text:p>
      <text:p text:style-name="P19"><text:soft-page-break/><text:span text:style-name="T25">y0⊕y2⊕y7: <text:s text:c="16"/>26</text:span></text:p>
      <text:p text:style-name="P19"><text:span text:style-name="T25">y0⊕y2⊕y7⊕y8: <text:s text:c="13"/>32</text:span></text:p>
      <text:p text:style-name="P19"><text:span text:style-name="T25">y0⊕y2⊕y6: <text:s text:c="16"/>29</text:span></text:p>
      <text:p text:style-name="P19"><text:span text:style-name="T25">y0⊕y2⊕y6⊕y8: <text:s text:c="13"/>34</text:span></text:p>
      <text:p text:style-name="P19"><text:span text:style-name="T25">y0⊕y2⊕y6⊕y7: <text:s text:c="13"/>32</text:span></text:p>
      <text:p text:style-name="P19"><text:span text:style-name="T25">y0⊕y2⊕y6⊕y7⊕y8: <text:s text:c="10"/>35</text:span></text:p>
      <text:p text:style-name="P19"><text:span text:style-name="T25">y0⊕y2⊕y5: <text:s text:c="16"/>29</text:span></text:p>
      <text:p text:style-name="P19"><text:span text:style-name="T25">y0⊕y2⊕y5⊕y8: <text:s text:c="13"/>36</text:span></text:p>
      <text:p text:style-name="P19"><text:span text:style-name="T25">y0⊕y2⊕y5⊕y7: <text:s text:c="13"/>32</text:span></text:p>
      <text:p text:style-name="P19"><text:span text:style-name="T25">y0⊕y2⊕y5⊕y7⊕y8: <text:s text:c="10"/>37</text:span></text:p>
      <text:p text:style-name="P19"><text:span text:style-name="T25">y0⊕y2⊕y5⊕y6: <text:s text:c="13"/>35</text:span></text:p>
      <text:p text:style-name="P19"><text:span text:style-name="T25">y0⊕y2⊕y5⊕y6⊕y8: <text:s text:c="10"/>39</text:span></text:p>
      <text:p text:style-name="P19"><text:span text:style-name="T25">y0⊕y2⊕y5⊕y6⊕y7: <text:s text:c="10"/>38</text:span></text:p>
      <text:p text:style-name="P19"><text:span text:style-name="T25">y0⊕y2⊕y5⊕y6⊕y7⊕y8: <text:s text:c="7"/>40</text:span></text:p>
      <text:p text:style-name="P19"><text:span text:style-name="T25">y0⊕y2⊕y4: <text:s text:c="16"/>27</text:span></text:p>
      <text:p text:style-name="P19"><text:span text:style-name="T25">y0⊕y2⊕y4⊕y8: <text:s text:c="13"/>34</text:span></text:p>
      <text:p text:style-name="P19"><text:span text:style-name="T25">y0⊕y2⊕y4⊕y7: <text:s text:c="13"/>31</text:span></text:p>
      <text:p text:style-name="P19"><text:span text:style-name="T25">y0⊕y2⊕y4⊕y7⊕y8: <text:s text:c="10"/>36</text:span></text:p>
      <text:p text:style-name="P19"><text:span text:style-name="T25">y0⊕y2⊕y4⊕y6: <text:s text:c="13"/>33</text:span></text:p>
      <text:p text:style-name="P19"><text:span text:style-name="T25">y0⊕y2⊕y4⊕y6⊕y8: <text:s text:c="10"/>37</text:span></text:p>
      <text:p text:style-name="P19"><text:span text:style-name="T25">y0⊕y2⊕y4⊕y6⊕y7: <text:s text:c="10"/>36</text:span></text:p>
      <text:p text:style-name="P19"><text:span text:style-name="T25">y0⊕y2⊕y4⊕y6⊕y7⊕y8: <text:s text:c="7"/>37</text:span></text:p>
      <text:p text:style-name="P19"><text:span text:style-name="T25">y0⊕y2⊕y4⊕y5: <text:s text:c="13"/>34</text:span></text:p>
      <text:p text:style-name="P19"><text:span text:style-name="T25">y0⊕y2⊕y4⊕y5⊕y8: <text:s text:c="10"/>39</text:span></text:p>
      <text:p text:style-name="P19"><text:span text:style-name="T25">y0⊕y2⊕y4⊕y5⊕y7: <text:s text:c="10"/>36</text:span></text:p>
      <text:p text:style-name="P19"><text:span text:style-name="T25">y0⊕y2⊕y4⊕y5⊕y7⊕y8: <text:s text:c="7"/>40</text:span></text:p>
      <text:p text:style-name="P19"><text:span text:style-name="T25">y0⊕y2⊕y4⊕y5⊕y6: <text:s text:c="10"/>39</text:span></text:p>
      <text:p text:style-name="P19"><text:span text:style-name="T25">y0⊕y2⊕y4⊕y5⊕y6⊕y8: <text:s text:c="7"/>42</text:span></text:p>
      <text:p text:style-name="P19"><text:span text:style-name="T25">y0⊕y2⊕y4⊕y5⊕y6⊕y7: <text:s text:c="7"/>42</text:span></text:p>
      <text:p text:style-name="P19"><text:span text:style-name="T25">y0⊕y2⊕y4⊕y5⊕y6⊕y7⊕y8: <text:s text:c="4"/>42</text:span></text:p>
      <text:p text:style-name="P19"><text:span text:style-name="T25">y0⊕y2⊕y3: <text:s text:c="16"/>28</text:span></text:p>
      <text:p text:style-name="P19"><text:span text:style-name="T25">y0⊕y2⊕y3⊕y8: <text:s text:c="13"/>35</text:span></text:p>
      <text:p text:style-name="P19"><text:span text:style-name="T25">y0⊕y2⊕y3⊕y7: <text:s text:c="13"/>32</text:span></text:p>
      <text:p text:style-name="P19"><text:span text:style-name="T25">y0⊕y2⊕y3⊕y7⊕y8: <text:s text:c="10"/>38</text:span></text:p>
      <text:p text:style-name="P19"><text:span text:style-name="T25">y0⊕y2⊕y3⊕y6: <text:s text:c="13"/>35</text:span></text:p>
      <text:p text:style-name="P19"><text:span text:style-name="T25">y0⊕y2⊕y3⊕y6⊕y8: <text:s text:c="10"/>38</text:span></text:p>
      <text:p text:style-name="P19"><text:span text:style-name="T25">y0⊕y2⊕y3⊕y6⊕y7: <text:s text:c="10"/>37</text:span></text:p>
      <text:p text:style-name="P19"><text:span text:style-name="T25">y0⊕y2⊕y3⊕y6⊕y7⊕y8: <text:s text:c="7"/>39</text:span></text:p>
      <text:p text:style-name="P19"><text:span text:style-name="T25">y0⊕y2⊕y3⊕y5: <text:s text:c="13"/>34</text:span></text:p>
      <text:p text:style-name="P19"><text:span text:style-name="T25">y0⊕y2⊕y3⊕y5⊕y8: <text:s text:c="10"/>40</text:span></text:p>
      <text:p text:style-name="P19"><text:span text:style-name="T25">y0⊕y2⊕y3⊕y5⊕y7: <text:s text:c="10"/>36</text:span></text:p>
      <text:p text:style-name="P19"><text:span text:style-name="T25">y0⊕y2⊕y3⊕y5⊕y7⊕y8: <text:s text:c="7"/>41</text:span></text:p>
      <text:p text:style-name="P19"><text:span text:style-name="T25">y0⊕y2⊕y3⊕y5⊕y6: <text:s text:c="10"/>38</text:span></text:p>
      <text:p text:style-name="P19"><text:span text:style-name="T25">y0⊕y2⊕y3⊕y5⊕y6⊕y8: <text:s text:c="7"/>41</text:span></text:p>
      <text:p text:style-name="P19"><text:span text:style-name="T25">y0⊕y2⊕y3⊕y5⊕y6⊕y7: <text:s text:c="7"/>40</text:span></text:p>
      <text:p text:style-name="P19"><text:span text:style-name="T25">y0⊕y2⊕y3⊕y5⊕y6⊕y7⊕y8: <text:s text:c="4"/>42</text:span></text:p>
      <text:p text:style-name="P19"><text:span text:style-name="T25">y0⊕y2⊕y3⊕y4: <text:s text:c="13"/>33</text:span></text:p>
      <text:p text:style-name="P19"><text:span text:style-name="T25">y0⊕y2⊕y3⊕y4⊕y8: <text:s text:c="10"/>38</text:span></text:p>
      <text:p text:style-name="P19"><text:span text:style-name="T25">y0⊕y2⊕y3⊕y4⊕y7: <text:s text:c="10"/>36</text:span></text:p>
      <text:p text:style-name="P19"><text:span text:style-name="T25">y0⊕y2⊕y3⊕y4⊕y7⊕y8: <text:s text:c="7"/>41</text:span></text:p>
      <text:p text:style-name="P19"><text:span text:style-name="T25">y0⊕y2⊕y3⊕y4⊕y6: <text:s text:c="10"/>39</text:span></text:p>
      <text:p text:style-name="P19"><text:span text:style-name="T25">y0⊕y2⊕y3⊕y4⊕y6⊕y8: <text:s text:c="7"/>40</text:span></text:p>
      <text:p text:style-name="P19"><text:span text:style-name="T25">y0⊕y2⊕y3⊕y4⊕y6⊕y7: <text:s text:c="7"/>40</text:span></text:p>
      <text:p text:style-name="P19"><text:span text:style-name="T25">y0⊕y2⊕y3⊕y4⊕y6⊕y7⊕y8: <text:s text:c="4"/>41</text:span></text:p>
      <text:p text:style-name="P19"><text:span text:style-name="T25">y0⊕y2⊕y3⊕y4⊕y5: <text:s text:c="10"/>38</text:span></text:p>
      <text:p text:style-name="P19"><text:span text:style-name="T25">y0⊕y2⊕y3⊕y4⊕y5⊕y8: <text:s text:c="7"/>43</text:span></text:p>
      <text:p text:style-name="P19"><text:span text:style-name="T25">y0⊕y2⊕y3⊕y4⊕y5⊕y7: <text:s text:c="7"/>40</text:span></text:p>
      <text:p text:style-name="P19"><text:span text:style-name="T25">y0⊕y2⊕y3⊕y4⊕y5⊕y7⊕y8: <text:s text:c="4"/>44</text:span></text:p>
      <text:p text:style-name="P19"><text:span text:style-name="T25">y0⊕y2⊕y3⊕y4⊕y5⊕y6: <text:s text:c="7"/>42</text:span></text:p>
      <text:p text:style-name="P19"><text:soft-page-break/><text:span text:style-name="T25">y0⊕y2⊕y3⊕y4⊕y5⊕y6⊕y8: <text:s text:c="4"/>43</text:span></text:p>
      <text:p text:style-name="P19"><text:span text:style-name="T25">y0⊕y2⊕y3⊕y4⊕y5⊕y6⊕y7: <text:s text:c="4"/>43</text:span></text:p>
      <text:p text:style-name="P19"><text:span text:style-name="T25">y0⊕y2⊕y3⊕y4⊕y5⊕y6⊕y7⊕y8: <text:s/>44</text:span></text:p>
      <text:p text:style-name="P19"><text:span text:style-name="T25">y0⊕y1: <text:s text:c="19"/>19</text:span></text:p>
      <text:p text:style-name="P19"><text:span text:style-name="T25">y0⊕y1⊕y8: <text:s text:c="16"/>28</text:span></text:p>
      <text:p text:style-name="P19"><text:span text:style-name="T25">y0⊕y1⊕y7: <text:s text:c="16"/>27</text:span></text:p>
      <text:p text:style-name="P19"><text:span text:style-name="T25">y0⊕y1⊕y7⊕y8: <text:s text:c="13"/>34</text:span></text:p>
      <text:p text:style-name="P19"><text:span text:style-name="T25">y0⊕y1⊕y6: <text:s text:c="16"/>26</text:span></text:p>
      <text:p text:style-name="P19"><text:span text:style-name="T25">y0⊕y1⊕y6⊕y8: <text:s text:c="13"/>32</text:span></text:p>
      <text:p text:style-name="P19"><text:span text:style-name="T25">y0⊕y1⊕y6⊕y7: <text:s text:c="13"/>33</text:span></text:p>
      <text:p text:style-name="P19"><text:span text:style-name="T25">y0⊕y1⊕y6⊕y7⊕y8: <text:s text:c="10"/>37</text:span></text:p>
      <text:p text:style-name="P19"><text:span text:style-name="T25">y0⊕y1⊕y5: <text:s text:c="16"/>27</text:span></text:p>
      <text:p text:style-name="P19"><text:span text:style-name="T25">y0⊕y1⊕y5⊕y8: <text:s text:c="13"/>35</text:span></text:p>
      <text:p text:style-name="P19"><text:span text:style-name="T25">y0⊕y1⊕y5⊕y7: <text:s text:c="13"/>34</text:span></text:p>
      <text:p text:style-name="P19"><text:span text:style-name="T25">y0⊕y1⊕y5⊕y7⊕y8: <text:s text:c="10"/>40</text:span></text:p>
      <text:p text:style-name="P19"><text:span text:style-name="T25">y0⊕y1⊕y5⊕y6: <text:s text:c="13"/>33</text:span></text:p>
      <text:p text:style-name="P19"><text:span text:style-name="T25">y0⊕y1⊕y5⊕y6⊕y8: <text:s text:c="10"/>38</text:span></text:p>
      <text:p text:style-name="P19"><text:span text:style-name="T25">y0⊕y1⊕y5⊕y6⊕y7: <text:s text:c="10"/>40</text:span></text:p>
      <text:p text:style-name="P19"><text:span text:style-name="T25">y0⊕y1⊕y5⊕y6⊕y7⊕y8: <text:s text:c="7"/>43</text:span></text:p>
      <text:p text:style-name="P19"><text:span text:style-name="T25">y0⊕y1⊕y4: <text:s text:c="16"/>26</text:span></text:p>
      <text:p text:style-name="P19"><text:span text:style-name="T25">y0⊕y1⊕y4⊕y8: <text:s text:c="13"/>34</text:span></text:p>
      <text:p text:style-name="P19"><text:span text:style-name="T25">y0⊕y1⊕y4⊕y7: <text:s text:c="13"/>33</text:span></text:p>
      <text:p text:style-name="P19"><text:span text:style-name="T25">y0⊕y1⊕y4⊕y7⊕y8: <text:s text:c="10"/>39</text:span></text:p>
      <text:p text:style-name="P19"><text:span text:style-name="T25">y0⊕y1⊕y4⊕y6: <text:s text:c="13"/>31</text:span></text:p>
      <text:p text:style-name="P19"><text:span text:style-name="T25">y0⊕y1⊕y4⊕y6⊕y8: <text:s text:c="10"/>36</text:span></text:p>
      <text:p text:style-name="P19"><text:span text:style-name="T25">y0⊕y1⊕y4⊕y6⊕y7: <text:s text:c="10"/>38</text:span></text:p>
      <text:p text:style-name="P19"><text:span text:style-name="T25">y0⊕y1⊕y4⊕y6⊕y7⊕y8: <text:s text:c="7"/>40</text:span></text:p>
      <text:p text:style-name="P19"><text:span text:style-name="T25">y0⊕y1⊕y4⊕y5: <text:s text:c="13"/>33</text:span></text:p>
      <text:p text:style-name="P19"><text:span text:style-name="T25">y0⊕y1⊕y4⊕y5⊕y8: <text:s text:c="10"/>39</text:span></text:p>
      <text:p text:style-name="P19"><text:span text:style-name="T25">y0⊕y1⊕y4⊕y5⊕y7: <text:s text:c="10"/>38</text:span></text:p>
      <text:p text:style-name="P19"><text:span text:style-name="T25">y0⊕y1⊕y4⊕y5⊕y7⊕y8: <text:s text:c="7"/>43</text:span></text:p>
      <text:p text:style-name="P19"><text:span text:style-name="T25">y0⊕y1⊕y4⊕y5⊕y6: <text:s text:c="10"/>37</text:span></text:p>
      <text:p text:style-name="P19"><text:span text:style-name="T25">y0⊕y1⊕y4⊕y5⊕y6⊕y8: <text:s text:c="7"/>41</text:span></text:p>
      <text:p text:style-name="P19"><text:span text:style-name="T25">y0⊕y1⊕y4⊕y5⊕y6⊕y7: <text:s text:c="7"/>44</text:span></text:p>
      <text:p text:style-name="P19"><text:span text:style-name="T25">y0⊕y1⊕y4⊕y5⊕y6⊕y7⊕y8: <text:s text:c="4"/>45</text:span></text:p>
      <text:p text:style-name="P19"><text:span text:style-name="T25">y0⊕y1⊕y3: <text:s text:c="16"/>28</text:span></text:p>
      <text:p text:style-name="P19"><text:span text:style-name="T25">y0⊕y1⊕y3⊕y8: <text:s text:c="13"/>36</text:span></text:p>
      <text:p text:style-name="P19"><text:span text:style-name="T25">y0⊕y1⊕y3⊕y7: <text:s text:c="13"/>35</text:span></text:p>
      <text:p text:style-name="P19"><text:span text:style-name="T25">y0⊕y1⊕y3⊕y7⊕y8: <text:s text:c="10"/>42</text:span></text:p>
      <text:p text:style-name="P19"><text:span text:style-name="T25">y0⊕y1⊕y3⊕y6: <text:s text:c="13"/>35</text:span></text:p>
      <text:p text:style-name="P19"><text:span text:style-name="T25">y0⊕y1⊕y3⊕y6⊕y8: <text:s text:c="10"/>39</text:span></text:p>
      <text:p text:style-name="P19"><text:span text:style-name="T25">y0⊕y1⊕y3⊕y6⊕y7: <text:s text:c="10"/>40</text:span></text:p>
      <text:p text:style-name="P19"><text:span text:style-name="T25">y0⊕y1⊕y3⊕y6⊕y7⊕y8: <text:s text:c="7"/>43</text:span></text:p>
      <text:p text:style-name="P19"><text:span text:style-name="T25">y0⊕y1⊕y3⊕y5: <text:s text:c="13"/>34</text:span></text:p>
      <text:p text:style-name="P19"><text:span text:style-name="T25">y0⊕y1⊕y3⊕y5⊕y8: <text:s text:c="10"/>41</text:span></text:p>
      <text:p text:style-name="P19"><text:span text:style-name="T25">y0⊕y1⊕y3⊕y5⊕y7: <text:s text:c="10"/>39</text:span></text:p>
      <text:p text:style-name="P19"><text:span text:style-name="T25">y0⊕y1⊕y3⊕y5⊕y7⊕y8: <text:s text:c="7"/>45</text:span></text:p>
      <text:p text:style-name="P19"><text:span text:style-name="T25">y0⊕y1⊕y3⊕y5⊕y6: <text:s text:c="10"/>38</text:span></text:p>
      <text:p text:style-name="P19"><text:span text:style-name="T25">y0⊕y1⊕y3⊕y5⊕y6⊕y8: <text:s text:c="7"/>42</text:span></text:p>
      <text:p text:style-name="P19"><text:span text:style-name="T25">y0⊕y1⊕y3⊕y5⊕y6⊕y7: <text:s text:c="7"/>43</text:span></text:p>
      <text:p text:style-name="P19"><text:span text:style-name="T25">y0⊕y1⊕y3⊕y5⊕y6⊕y7⊕y8: <text:s text:c="4"/>46</text:span></text:p>
      <text:p text:style-name="P19"><text:span text:style-name="T25">y0⊕y1⊕y3⊕y4: <text:s text:c="13"/>35</text:span></text:p>
      <text:p text:style-name="P19"><text:span text:style-name="T25">y0⊕y1⊕y3⊕y4⊕y8: <text:s text:c="10"/>41</text:span></text:p>
      <text:p text:style-name="P19"><text:span text:style-name="T25">y0⊕y1⊕y3⊕y4⊕y7: <text:s text:c="10"/>40</text:span></text:p>
      <text:p text:style-name="P19"><text:span text:style-name="T25">y0⊕y1⊕y3⊕y4⊕y7⊕y8: <text:s text:c="7"/>46</text:span></text:p>
      <text:p text:style-name="P19"><text:span text:style-name="T25">y0⊕y1⊕y3⊕y4⊕y6: <text:s text:c="10"/>40</text:span></text:p>
      <text:p text:style-name="P19"><text:span text:style-name="T25">y0⊕y1⊕y3⊕y4⊕y6⊕y8: <text:s text:c="7"/>42</text:span></text:p>
      <text:p text:style-name="P19"><text:span text:style-name="T25">y0⊕y1⊕y3⊕y4⊕y6⊕y7: <text:s text:c="7"/>44</text:span></text:p>
      <text:p text:style-name="P19"><text:span text:style-name="T25">y0⊕y1⊕y3⊕y4⊕y6⊕y7⊕y8: <text:s text:c="4"/>46</text:span></text:p>
      <text:p text:style-name="P19"><text:soft-page-break/><text:span text:style-name="T25">y0⊕y1⊕y3⊕y4⊕y5: <text:s text:c="10"/>39</text:span></text:p>
      <text:p text:style-name="P19"><text:span text:style-name="T25">y0⊕y1⊕y3⊕y4⊕y5⊕y8: <text:s text:c="7"/>45</text:span></text:p>
      <text:p text:style-name="P19"><text:span text:style-name="T25">y0⊕y1⊕y3⊕y4⊕y5⊕y7: <text:s text:c="7"/>43</text:span></text:p>
      <text:p text:style-name="P19"><text:span text:style-name="T25">y0⊕y1⊕y3⊕y4⊕y5⊕y7⊕y8: <text:s text:c="4"/>48</text:span></text:p>
      <text:p text:style-name="P19"><text:span text:style-name="T25">y0⊕y1⊕y3⊕y4⊕y5⊕y6: <text:s text:c="7"/>42</text:span></text:p>
      <text:p text:style-name="P19"><text:span text:style-name="T25">y0⊕y1⊕y3⊕y4⊕y5⊕y6⊕y8: <text:s text:c="4"/>44</text:span></text:p>
      <text:p text:style-name="P19"><text:span text:style-name="T25">y0⊕y1⊕y3⊕y4⊕y5⊕y6⊕y7: <text:s text:c="4"/>46</text:span></text:p>
      <text:p text:style-name="P19"><text:span text:style-name="T25">y0⊕y1⊕y3⊕y4⊕y5⊕y6⊕y7⊕y8: <text:s/>48</text:span></text:p>
      <text:p text:style-name="P19"><text:span text:style-name="T25">y0⊕y1⊕y2: <text:s text:c="16"/>28</text:span></text:p>
      <text:p text:style-name="P19"><text:span text:style-name="T25">y0⊕y1⊕y2⊕y8: <text:s text:c="13"/>36</text:span></text:p>
      <text:p text:style-name="P19"><text:span text:style-name="T25">y0⊕y1⊕y2⊕y7: <text:s text:c="13"/>31</text:span></text:p>
      <text:p text:style-name="P19"><text:span text:style-name="T25">y0⊕y1⊕y2⊕y7⊕y8: <text:s text:c="10"/>37</text:span></text:p>
      <text:p text:style-name="P19"><text:span text:style-name="T25">y0⊕y1⊕y2⊕y6: <text:s text:c="13"/>34</text:span></text:p>
      <text:p text:style-name="P19"><text:span text:style-name="T25">y0⊕y1⊕y2⊕y6⊕y8: <text:s text:c="10"/>39</text:span></text:p>
      <text:p text:style-name="P19"><text:span text:style-name="T25">y0⊕y1⊕y2⊕y6⊕y7: <text:s text:c="10"/>37</text:span></text:p>
      <text:p text:style-name="P19"><text:span text:style-name="T25">y0⊕y1⊕y2⊕y6⊕y7⊕y8: <text:s text:c="7"/>40</text:span></text:p>
      <text:p text:style-name="P19"><text:span text:style-name="T25">y0⊕y1⊕y2⊕y5: <text:s text:c="13"/>34</text:span></text:p>
      <text:p text:style-name="P19"><text:span text:style-name="T25">y0⊕y1⊕y2⊕y5⊕y8: <text:s text:c="10"/>41</text:span></text:p>
      <text:p text:style-name="P19"><text:span text:style-name="T25">y0⊕y1⊕y2⊕y5⊕y7: <text:s text:c="10"/>36</text:span></text:p>
      <text:p text:style-name="P19"><text:span text:style-name="T25">y0⊕y1⊕y2⊕y5⊕y7⊕y8: <text:s text:c="7"/>41</text:span></text:p>
      <text:p text:style-name="P19"><text:span text:style-name="T25">y0⊕y1⊕y2⊕y5⊕y6: <text:s text:c="10"/>39</text:span></text:p>
      <text:p text:style-name="P19"><text:span text:style-name="T25">y0⊕y1⊕y2⊕y5⊕y6⊕y8: <text:s text:c="7"/>43</text:span></text:p>
      <text:p text:style-name="P19"><text:span text:style-name="T25">y0⊕y1⊕y2⊕y5⊕y6⊕y7: <text:s text:c="7"/>42</text:span></text:p>
      <text:p text:style-name="P19"><text:span text:style-name="T25">y0⊕y1⊕y2⊕y5⊕y6⊕y7⊕y8: <text:s text:c="4"/>44</text:span></text:p>
      <text:p text:style-name="P19"><text:span text:style-name="T25">y0⊕y1⊕y2⊕y4: <text:s text:c="13"/>33</text:span></text:p>
      <text:p text:style-name="P19"><text:span text:style-name="T25">y0⊕y1⊕y2⊕y4⊕y8: <text:s text:c="10"/>40</text:span></text:p>
      <text:p text:style-name="P19"><text:span text:style-name="T25">y0⊕y1⊕y2⊕y4⊕y7: <text:s text:c="10"/>36</text:span></text:p>
      <text:p text:style-name="P19"><text:span text:style-name="T25">y0⊕y1⊕y2⊕y4⊕y7⊕y8: <text:s text:c="7"/>41</text:span></text:p>
      <text:p text:style-name="P19"><text:span text:style-name="T25">y0⊕y1⊕y2⊕y4⊕y6: <text:s text:c="10"/>38</text:span></text:p>
      <text:p text:style-name="P19"><text:span text:style-name="T25">y0⊕y1⊕y2⊕y4⊕y6⊕y8: <text:s text:c="7"/>42</text:span></text:p>
      <text:p text:style-name="P19"><text:span text:style-name="T25">y0⊕y1⊕y2⊕y4⊕y6⊕y7: <text:s text:c="7"/>41</text:span></text:p>
      <text:p text:style-name="P19"><text:span text:style-name="T25">y0⊕y1⊕y2⊕y4⊕y6⊕y7⊕y8: <text:s text:c="4"/>42</text:span></text:p>
      <text:p text:style-name="P19"><text:span text:style-name="T25">y0⊕y1⊕y2⊕y4⊕y5: <text:s text:c="10"/>39</text:span></text:p>
      <text:p text:style-name="P19"><text:span text:style-name="T25">y0⊕y1⊕y2⊕y4⊕y5⊕y8: <text:s text:c="7"/>44</text:span></text:p>
      <text:p text:style-name="P19"><text:span text:style-name="T25">y0⊕y1⊕y2⊕y4⊕y5⊕y7: <text:s text:c="7"/>40</text:span></text:p>
      <text:p text:style-name="P19"><text:span text:style-name="T25">y0⊕y1⊕y2⊕y4⊕y5⊕y7⊕y8: <text:s text:c="4"/>44</text:span></text:p>
      <text:p text:style-name="P19"><text:span text:style-name="T25">y0⊕y1⊕y2⊕y4⊕y5⊕y6: <text:s text:c="7"/>43</text:span></text:p>
      <text:p text:style-name="P19"><text:span text:style-name="T25">y0⊕y1⊕y2⊕y4⊕y5⊕y6⊕y8: <text:s text:c="4"/>46</text:span></text:p>
      <text:p text:style-name="P19"><text:span text:style-name="T25">y0⊕y1⊕y2⊕y4⊕y5⊕y6⊕y7: <text:s text:c="4"/>46</text:span></text:p>
      <text:p text:style-name="P19"><text:span text:style-name="T25">y0⊕y1⊕y2⊕y4⊕y5⊕y6⊕y7⊕y8: <text:s/>46</text:span></text:p>
      <text:p text:style-name="P19"><text:span text:style-name="T25">y0⊕y1⊕y2⊕y3: <text:s text:c="13"/>34</text:span></text:p>
      <text:p text:style-name="P19"><text:span text:style-name="T25">y0⊕y1⊕y2⊕y3⊕y8: <text:s text:c="10"/>41</text:span></text:p>
      <text:p text:style-name="P19"><text:span text:style-name="T25">y0⊕y1⊕y2⊕y3⊕y7: <text:s text:c="10"/>37</text:span></text:p>
      <text:p text:style-name="P19"><text:span text:style-name="T25">y0⊕y1⊕y2⊕y3⊕y7⊕y8: <text:s text:c="7"/>43</text:span></text:p>
      <text:p text:style-name="P19"><text:span text:style-name="T25">y0⊕y1⊕y2⊕y3⊕y6: <text:s text:c="10"/>40</text:span></text:p>
      <text:p text:style-name="P19"><text:span text:style-name="T25">y0⊕y1⊕y2⊕y3⊕y6⊕y8: <text:s text:c="7"/>43</text:span></text:p>
      <text:p text:style-name="P19"><text:span text:style-name="T25">y0⊕y1⊕y2⊕y3⊕y6⊕y7: <text:s text:c="7"/>42</text:span></text:p>
      <text:p text:style-name="P19"><text:span text:style-name="T25">y0⊕y1⊕y2⊕y3⊕y6⊕y7⊕y8: <text:s text:c="4"/>44</text:span></text:p>
      <text:p text:style-name="P19"><text:span text:style-name="T25">y0⊕y1⊕y2⊕y3⊕y5: <text:s text:c="10"/>39</text:span></text:p>
      <text:p text:style-name="P19"><text:span text:style-name="T25">y0⊕y1⊕y2⊕y3⊕y5⊕y8: <text:s text:c="7"/>45</text:span></text:p>
      <text:p text:style-name="P19"><text:span text:style-name="T25">y0⊕y1⊕y2⊕y3⊕y5⊕y7: <text:s text:c="7"/>40</text:span></text:p>
      <text:p text:style-name="P19"><text:span text:style-name="T25">y0⊕y1⊕y2⊕y3⊕y5⊕y7⊕y8: <text:s text:c="4"/>45</text:span></text:p>
      <text:p text:style-name="P19"><text:span text:style-name="T25">y0⊕y1⊕y2⊕y3⊕y5⊕y6: <text:s text:c="7"/>42</text:span></text:p>
      <text:p text:style-name="P19"><text:span text:style-name="T25">y0⊕y1⊕y2⊕y3⊕y5⊕y6⊕y8: <text:s text:c="4"/>45</text:span></text:p>
      <text:p text:style-name="P19"><text:span text:style-name="T25">y0⊕y1⊕y2⊕y3⊕y5⊕y6⊕y7: <text:s text:c="4"/>44</text:span></text:p>
      <text:p text:style-name="P19"><text:span text:style-name="T25">y0⊕y1⊕y2⊕y3⊕y5⊕y6⊕y7⊕y8: <text:s/>46</text:span></text:p>
      <text:p text:style-name="P19"><text:span text:style-name="T25">y0⊕y1⊕y2⊕y3⊕y4: <text:s text:c="10"/>39</text:span></text:p>
      <text:p text:style-name="P19"><text:span text:style-name="T25">y0⊕y1⊕y2⊕y3⊕y4⊕y8: <text:s text:c="7"/>44</text:span></text:p>
      <text:p text:style-name="P19"><text:span text:style-name="T25">y0⊕y1⊕y2⊕y3⊕y4⊕y7: <text:s text:c="7"/>41</text:span></text:p>
      <text:p text:style-name="P19"><text:soft-page-break/><text:span text:style-name="T25">y0⊕y1⊕y2⊕y3⊕y4⊕y7⊕y8: <text:s text:c="4"/>46</text:span></text:p>
      <text:p text:style-name="P19"><text:span text:style-name="T25">y0⊕y1⊕y2⊕y3⊕y4⊕y6: <text:s text:c="7"/>44</text:span></text:p>
      <text:p text:style-name="P19"><text:span text:style-name="T25">y0⊕y1⊕y2⊕y3⊕y4⊕y6⊕y8: <text:s text:c="4"/>45</text:span></text:p>
      <text:p text:style-name="P19"><text:span text:style-name="T25">y0⊕y1⊕y2⊕y3⊕y4⊕y6⊕y7: <text:s text:c="4"/>45</text:span></text:p>
      <text:p text:style-name="P19"><text:span text:style-name="T25">y0⊕y1⊕y2⊕y3⊕y4⊕y6⊕y7⊕y8: <text:s/>46</text:span></text:p>
      <text:p text:style-name="P19"><text:span text:style-name="T25">y0⊕y1⊕y2⊕y3⊕y4⊕y5: <text:s text:c="7"/>43</text:span></text:p>
      <text:p text:style-name="P19"><text:span text:style-name="T25">y0⊕y1⊕y2⊕y3⊕y4⊕y5⊕y8: <text:s text:c="4"/>48</text:span></text:p>
      <text:p text:style-name="P19"><text:span text:style-name="T25">y0⊕y1⊕y2⊕y3⊕y4⊕y5⊕y7: <text:s text:c="4"/>44</text:span></text:p>
      <text:p text:style-name="P19"><text:span text:style-name="T25">y0⊕y1⊕y2⊕y3⊕y4⊕y5⊕y7⊕y8: <text:s/>48</text:span></text:p>
      <text:p text:style-name="P19"><text:span text:style-name="T25">y0⊕y1⊕y2⊕y3⊕y4⊕y5⊕y6: <text:s text:c="4"/>46</text:span></text:p>
      <text:p text:style-name="P19"><text:span text:style-name="T25">y0⊕y1⊕y2⊕y3⊕y4⊕y5⊕y6⊕y8: <text:s/>47</text:span></text:p>
      <text:p text:style-name="P19"><text:span text:style-name="T25">y0⊕y1⊕y2⊕y3⊕y4⊕y5⊕y6⊕y7: <text:s/>47</text:span></text:p>
      <text:p text:style-name="P19"><text:span text:style-name="T25">y0⊕y1⊕y2⊕y3⊕y4⊕y5⊕y6⊕y7⊕y8: 48</text:span></text:p>
      <text:p text:style-name="P19"><text:span text:style-name="T25">1⊕y8: <text:s text:c="20"/>12</text:span></text:p>
      <text:p text:style-name="P19"><text:span text:style-name="T25">1⊕y7: <text:s text:c="20"/>13</text:span></text:p>
      <text:p text:style-name="P19"><text:span text:style-name="T25">1⊕y7⊕y8: <text:s text:c="17"/>23</text:span></text:p>
      <text:p text:style-name="P19"><text:span text:style-name="T25">1⊕y6: <text:s text:c="20"/>14</text:span></text:p>
      <text:p text:style-name="P19"><text:span text:style-name="T25">1⊕y6⊕y8: <text:s text:c="17"/>19</text:span></text:p>
      <text:p text:style-name="P19"><text:span text:style-name="T25">1⊕y6⊕y7: <text:s text:c="17"/>22</text:span></text:p>
      <text:p text:style-name="P19"><text:span text:style-name="T25">1⊕y6⊕y7⊕y8: <text:s text:c="14"/>27</text:span></text:p>
      <text:p text:style-name="P19"><text:span text:style-name="T25">1⊕y5: <text:s text:c="20"/>12</text:span></text:p>
      <text:p text:style-name="P19"><text:span text:style-name="T25">1⊕y5⊕y8: <text:s text:c="17"/>21</text:span></text:p>
      <text:p text:style-name="P19"><text:span text:style-name="T25">1⊕y5⊕y7: <text:s text:c="17"/>23</text:span></text:p>
      <text:p text:style-name="P19"><text:span text:style-name="T25">1⊕y5⊕y7⊕y8: <text:s text:c="14"/>30</text:span></text:p>
      <text:p text:style-name="P19"><text:span text:style-name="T25">1⊕y5⊕y6: <text:s text:c="17"/>22</text:span></text:p>
      <text:p text:style-name="P19"><text:span text:style-name="T25">1⊕y5⊕y6⊕y8: <text:s text:c="14"/>26</text:span></text:p>
      <text:p text:style-name="P19"><text:span text:style-name="T25">1⊕y5⊕y6⊕y7: <text:s text:c="14"/>31</text:span></text:p>
      <text:p text:style-name="P19"><text:span text:style-name="T25">1⊕y5⊕y6⊕y7⊕y8: <text:s text:c="11"/>34</text:span></text:p>
      <text:p text:style-name="P19"><text:span text:style-name="T25">1⊕y4: <text:s text:c="20"/>11</text:span></text:p>
      <text:p text:style-name="P19"><text:span text:style-name="T25">1⊕y4⊕y8: <text:s text:c="17"/>20</text:span></text:p>
      <text:p text:style-name="P19"><text:span text:style-name="T25">1⊕y4⊕y7: <text:s text:c="17"/>21</text:span></text:p>
      <text:p text:style-name="P19"><text:span text:style-name="T25">1⊕y4⊕y7⊕y8: <text:s text:c="14"/>30</text:span></text:p>
      <text:p text:style-name="P19"><text:span text:style-name="T25">1⊕y4⊕y6: <text:s text:c="17"/>21</text:span></text:p>
      <text:p text:style-name="P19"><text:span text:style-name="T25">1⊕y4⊕y6⊕y8: <text:s text:c="14"/>25</text:span></text:p>
      <text:p text:style-name="P19"><text:span text:style-name="T25">1⊕y4⊕y6⊕y7: <text:s text:c="14"/>29</text:span></text:p>
      <text:p text:style-name="P19"><text:span text:style-name="T25">1⊕y4⊕y6⊕y7⊕y8: <text:s text:c="11"/>33</text:span></text:p>
      <text:p text:style-name="P19"><text:span text:style-name="T25">1⊕y4⊕y5: <text:s text:c="17"/>20</text:span></text:p>
      <text:p text:style-name="P19"><text:span text:style-name="T25">1⊕y4⊕y5⊕y8: <text:s text:c="14"/>29</text:span></text:p>
      <text:p text:style-name="P19"><text:span text:style-name="T25">1⊕y4⊕y5⊕y7: <text:s text:c="14"/>30</text:span></text:p>
      <text:p text:style-name="P19"><text:span text:style-name="T25">1⊕y4⊕y5⊕y7⊕y8: <text:s text:c="11"/>37</text:span></text:p>
      <text:p text:style-name="P19"><text:span text:style-name="T25">1⊕y4⊕y5⊕y6: <text:s text:c="14"/>28</text:span></text:p>
      <text:p text:style-name="P19"><text:span text:style-name="T25">1⊕y4⊕y5⊕y6⊕y8: <text:s text:c="11"/>32</text:span></text:p>
      <text:p text:style-name="P19"><text:span text:style-name="T25">1⊕y4⊕y5⊕y6⊕y7: <text:s text:c="11"/>37</text:span></text:p>
      <text:p text:style-name="P19"><text:span text:style-name="T25">1⊕y4⊕y5⊕y6⊕y7⊕y8: <text:s text:c="8"/>40</text:span></text:p>
      <text:p text:style-name="P19"><text:span text:style-name="T25">1⊕y3: <text:s text:c="20"/>12</text:span></text:p>
      <text:p text:style-name="P19"><text:span text:style-name="T25">1⊕y3⊕y8: <text:s text:c="17"/>20</text:span></text:p>
      <text:p text:style-name="P19"><text:span text:style-name="T25">1⊕y3⊕y7: <text:s text:c="17"/>21</text:span></text:p>
      <text:p text:style-name="P19"><text:span text:style-name="T25">1⊕y3⊕y7⊕y8: <text:s text:c="14"/>30</text:span></text:p>
      <text:p text:style-name="P19"><text:span text:style-name="T25">1⊕y3⊕y6: <text:s text:c="17"/>23</text:span></text:p>
      <text:p text:style-name="P19"><text:span text:style-name="T25">1⊕y3⊕y6⊕y8: <text:s text:c="14"/>26</text:span></text:p>
      <text:p text:style-name="P19"><text:span text:style-name="T25">1⊕y3⊕y6⊕y7: <text:s text:c="14"/>29</text:span></text:p>
      <text:p text:style-name="P19"><text:span text:style-name="T25">1⊕y3⊕y6⊕y7⊕y8: <text:s text:c="11"/>33</text:span></text:p>
      <text:p text:style-name="P19"><text:span text:style-name="T25">1⊕y3⊕y5: <text:s text:c="17"/>19</text:span></text:p>
      <text:p text:style-name="P19"><text:span text:style-name="T25">1⊕y3⊕y5⊕y8: <text:s text:c="14"/>28</text:span></text:p>
      <text:p text:style-name="P19"><text:span text:style-name="T25">1⊕y3⊕y5⊕y7: <text:s text:c="14"/>28</text:span></text:p>
      <text:p text:style-name="P19"><text:span text:style-name="T25">1⊕y3⊕y5⊕y7⊕y8: <text:s text:c="11"/>36</text:span></text:p>
      <text:p text:style-name="P19"><text:span text:style-name="T25">1⊕y3⊕y5⊕y6: <text:s text:c="14"/>28</text:span></text:p>
      <text:p text:style-name="P19"><text:span text:style-name="T25">1⊕y3⊕y5⊕y6⊕y8: <text:s text:c="11"/>32</text:span></text:p>
      <text:p text:style-name="P19"><text:span text:style-name="T25">1⊕y3⊕y5⊕y6⊕y7: <text:s text:c="11"/>35</text:span></text:p>
      <text:p text:style-name="P19"><text:soft-page-break/><text:span text:style-name="T25">1⊕y3⊕y5⊕y6⊕y7⊕y8: <text:s text:c="8"/>39</text:span></text:p>
      <text:p text:style-name="P19"><text:span text:style-name="T25">1⊕y3⊕y4: <text:s text:c="17"/>20</text:span></text:p>
      <text:p text:style-name="P19"><text:span text:style-name="T25">1⊕y3⊕y4⊕y8: <text:s text:c="14"/>27</text:span></text:p>
      <text:p text:style-name="P19"><text:span text:style-name="T25">1⊕y3⊕y4⊕y7: <text:s text:c="14"/>28</text:span></text:p>
      <text:p text:style-name="P19"><text:span text:style-name="T25">1⊕y3⊕y4⊕y7⊕y8: <text:s text:c="11"/>36</text:span></text:p>
      <text:p text:style-name="P19"><text:span text:style-name="T25">1⊕y3⊕y4⊕y6: <text:s text:c="14"/>30</text:span></text:p>
      <text:p text:style-name="P19"><text:span text:style-name="T25">1⊕y3⊕y4⊕y6⊕y8: <text:s text:c="11"/>31</text:span></text:p>
      <text:p text:style-name="P19"><text:span text:style-name="T25">1⊕y3⊕y4⊕y6⊕y7: <text:s text:c="11"/>35</text:span></text:p>
      <text:p text:style-name="P19"><text:span text:style-name="T25">1⊕y3⊕y4⊕y6⊕y7⊕y8: <text:s text:c="8"/>38</text:span></text:p>
      <text:p text:style-name="P19"><text:span text:style-name="T25">1⊕y3⊕y4⊕y5: <text:s text:c="14"/>26</text:span></text:p>
      <text:p text:style-name="P19"><text:span text:style-name="T25">1⊕y3⊕y4⊕y5⊕y8: <text:s text:c="11"/>34</text:span></text:p>
      <text:p text:style-name="P19"><text:span text:style-name="T25">1⊕y3⊕y4⊕y5⊕y7: <text:s text:c="11"/>34</text:span></text:p>
      <text:p text:style-name="P19"><text:span text:style-name="T25">1⊕y3⊕y4⊕y5⊕y7⊕y8: <text:s text:c="8"/>41</text:span></text:p>
      <text:p text:style-name="P19"><text:span text:style-name="T25">1⊕y3⊕y4⊕y5⊕y6: <text:s text:c="11"/>34</text:span></text:p>
      <text:p text:style-name="P19"><text:span text:style-name="T25">1⊕y3⊕y4⊕y5⊕y6⊕y8: <text:s text:c="8"/>36</text:span></text:p>
      <text:p text:style-name="P19"><text:span text:style-name="T25">1⊕y3⊕y4⊕y5⊕y6⊕y7: <text:s text:c="8"/>40</text:span></text:p>
      <text:p text:style-name="P19"><text:span text:style-name="T25">1⊕y3⊕y4⊕y5⊕y6⊕y7⊕y8: <text:s text:c="5"/>43</text:span></text:p>
      <text:p text:style-name="P19"><text:span text:style-name="T25">1⊕y2: <text:s text:c="20"/>13</text:span></text:p>
      <text:p text:style-name="P19"><text:span text:style-name="T25">1⊕y2⊕y8: <text:s text:c="17"/>23</text:span></text:p>
      <text:p text:style-name="P19"><text:span text:style-name="T25">1⊕y2⊕y7: <text:s text:c="17"/>20</text:span></text:p>
      <text:p text:style-name="P19"><text:span text:style-name="T25">1⊕y2⊕y7⊕y8: <text:s text:c="14"/>28</text:span></text:p>
      <text:p text:style-name="P19"><text:span text:style-name="T25">1⊕y2⊕y6: <text:s text:c="17"/>24</text:span></text:p>
      <text:p text:style-name="P19"><text:span text:style-name="T25">1⊕y2⊕y6⊕y8: <text:s text:c="14"/>28</text:span></text:p>
      <text:p text:style-name="P19"><text:span text:style-name="T25">1⊕y2⊕y6⊕y7: <text:s text:c="14"/>28</text:span></text:p>
      <text:p text:style-name="P19"><text:span text:style-name="T25">1⊕y2⊕y6⊕y7⊕y8: <text:s text:c="11"/>32</text:span></text:p>
      <text:p text:style-name="P19"><text:span text:style-name="T25">1⊕y2⊕y5: <text:s text:c="17"/>22</text:span></text:p>
      <text:p text:style-name="P19"><text:span text:style-name="T25">1⊕y2⊕y5⊕y8: <text:s text:c="14"/>31</text:span></text:p>
      <text:p text:style-name="P19"><text:span text:style-name="T25">1⊕y2⊕y5⊕y7: <text:s text:c="14"/>28</text:span></text:p>
      <text:p text:style-name="P19"><text:span text:style-name="T25">1⊕y2⊕y5⊕y7⊕y8: <text:s text:c="11"/>35</text:span></text:p>
      <text:p text:style-name="P19"><text:span text:style-name="T25">1⊕y2⊕y5⊕y6: <text:s text:c="14"/>30</text:span></text:p>
      <text:p text:style-name="P19"><text:span text:style-name="T25">1⊕y2⊕y5⊕y6⊕y8: <text:s text:c="11"/>34</text:span></text:p>
      <text:p text:style-name="P19"><text:span text:style-name="T25">1⊕y2⊕y5⊕y6⊕y7: <text:s text:c="11"/>35</text:span></text:p>
      <text:p text:style-name="P19"><text:span text:style-name="T25">1⊕y2⊕y5⊕y6⊕y7⊕y8: <text:s text:c="8"/>38</text:span></text:p>
      <text:p text:style-name="P19"><text:span text:style-name="T25">1⊕y2⊕y4: <text:s text:c="17"/>20</text:span></text:p>
      <text:p text:style-name="P19"><text:span text:style-name="T25">1⊕y2⊕y4⊕y8: <text:s text:c="14"/>28</text:span></text:p>
      <text:p text:style-name="P19"><text:span text:style-name="T25">1⊕y2⊕y4⊕y7: <text:s text:c="14"/>26</text:span></text:p>
      <text:p text:style-name="P19"><text:span text:style-name="T25">1⊕y2⊕y4⊕y7⊕y8: <text:s text:c="11"/>33</text:span></text:p>
      <text:p text:style-name="P19"><text:span text:style-name="T25">1⊕y2⊕y4⊕y6: <text:s text:c="14"/>29</text:span></text:p>
      <text:p text:style-name="P19"><text:span text:style-name="T25">1⊕y2⊕y4⊕y6⊕y8: <text:s text:c="11"/>32</text:span></text:p>
      <text:p text:style-name="P19"><text:span text:style-name="T25">1⊕y2⊕y4⊕y6⊕y7: <text:s text:c="11"/>33</text:span></text:p>
      <text:p text:style-name="P19"><text:span text:style-name="T25">1⊕y2⊕y4⊕y6⊕y7⊕y8: <text:s text:c="8"/>35</text:span></text:p>
      <text:p text:style-name="P19"><text:span text:style-name="T25">1⊕y2⊕y4⊕y5: <text:s text:c="14"/>28</text:span></text:p>
      <text:p text:style-name="P19"><text:span text:style-name="T25">1⊕y2⊕y4⊕y5⊕y8: <text:s text:c="11"/>35</text:span></text:p>
      <text:p text:style-name="P19"><text:span text:style-name="T25">1⊕y2⊕y4⊕y5⊕y7: <text:s text:c="11"/>33</text:span></text:p>
      <text:p text:style-name="P19"><text:span text:style-name="T25">1⊕y2⊕y4⊕y5⊕y7⊕y8: <text:s text:c="8"/>39</text:span></text:p>
      <text:p text:style-name="P19"><text:span text:style-name="T25">1⊕y2⊕y4⊕y5⊕y6: <text:s text:c="11"/>35</text:span></text:p>
      <text:p text:style-name="P19"><text:span text:style-name="T25">1⊕y2⊕y4⊕y5⊕y6⊕y8: <text:s text:c="8"/>38</text:span></text:p>
      <text:p text:style-name="P19"><text:span text:style-name="T25">1⊕y2⊕y4⊕y5⊕y6⊕y7: <text:s text:c="8"/>40</text:span></text:p>
      <text:p text:style-name="P19"><text:span text:style-name="T25">1⊕y2⊕y4⊕y5⊕y6⊕y7⊕y8: <text:s text:c="5"/>41</text:span></text:p>
      <text:p text:style-name="P19"><text:span text:style-name="T25">1⊕y2⊕y3: <text:s text:c="17"/>21</text:span></text:p>
      <text:p text:style-name="P19"><text:span text:style-name="T25">1⊕y2⊕y3⊕y8: <text:s text:c="14"/>28</text:span></text:p>
      <text:p text:style-name="P19"><text:span text:style-name="T25">1⊕y2⊕y3⊕y7: <text:s text:c="14"/>26</text:span></text:p>
      <text:p text:style-name="P19"><text:span text:style-name="T25">1⊕y2⊕y3⊕y7⊕y8: <text:s text:c="11"/>34</text:span></text:p>
      <text:p text:style-name="P19"><text:span text:style-name="T25">1⊕y2⊕y3⊕y6: <text:s text:c="14"/>30</text:span></text:p>
      <text:p text:style-name="P19"><text:span text:style-name="T25">1⊕y2⊕y3⊕y6⊕y8: <text:s text:c="11"/>32</text:span></text:p>
      <text:p text:style-name="P19"><text:span text:style-name="T25">1⊕y2⊕y3⊕y6⊕y7: <text:s text:c="11"/>33</text:span></text:p>
      <text:p text:style-name="P19"><text:span text:style-name="T25">1⊕y2⊕y3⊕y6⊕y7⊕y8: <text:s text:c="8"/>36</text:span></text:p>
      <text:p text:style-name="P19"><text:span text:style-name="T25">1⊕y2⊕y3⊕y5: <text:s text:c="14"/>27</text:span></text:p>
      <text:p text:style-name="P19"><text:span text:style-name="T25">1⊕y2⊕y3⊕y5⊕y8: <text:s text:c="11"/>35</text:span></text:p>
      <text:p text:style-name="P19"><text:soft-page-break/><text:span text:style-name="T25">1⊕y2⊕y3⊕y5⊕y7: <text:s text:c="11"/>32</text:span></text:p>
      <text:p text:style-name="P19"><text:span text:style-name="T25">1⊕y2⊕y3⊕y5⊕y7⊕y8: <text:s text:c="8"/>39</text:span></text:p>
      <text:p text:style-name="P19"><text:span text:style-name="T25">1⊕y2⊕y3⊕y5⊕y6: <text:s text:c="11"/>33</text:span></text:p>
      <text:p text:style-name="P19"><text:span text:style-name="T25">1⊕y2⊕y3⊕y5⊕y6⊕y8: <text:s text:c="8"/>36</text:span></text:p>
      <text:p text:style-name="P19"><text:span text:style-name="T25">1⊕y2⊕y3⊕y5⊕y6⊕y7: <text:s text:c="8"/>37</text:span></text:p>
      <text:p text:style-name="P19"><text:span text:style-name="T25">1⊕y2⊕y3⊕y5⊕y6⊕y7⊕y8: <text:s text:c="5"/>40</text:span></text:p>
      <text:p text:style-name="P19"><text:span text:style-name="T25">1⊕y2⊕y3⊕y4: <text:s text:c="14"/>26</text:span></text:p>
      <text:p text:style-name="P19"><text:span text:style-name="T25">1⊕y2⊕y3⊕y4⊕y8: <text:s text:c="11"/>32</text:span></text:p>
      <text:p text:style-name="P19"><text:span text:style-name="T25">1⊕y2⊕y3⊕y4⊕y7: <text:s text:c="11"/>31</text:span></text:p>
      <text:p text:style-name="P19"><text:span text:style-name="T25">1⊕y2⊕y3⊕y4⊕y7⊕y8: <text:s text:c="8"/>38</text:span></text:p>
      <text:p text:style-name="P19"><text:span text:style-name="T25">1⊕y2⊕y3⊕y4⊕y6: <text:s text:c="11"/>35</text:span></text:p>
      <text:p text:style-name="P19"><text:span text:style-name="T25">1⊕y2⊕y3⊕y4⊕y6⊕y8: <text:s text:c="8"/>35</text:span></text:p>
      <text:p text:style-name="P19"><text:span text:style-name="T25">1⊕y2⊕y3⊕y4⊕y6⊕y7: <text:s text:c="8"/>37</text:span></text:p>
      <text:p text:style-name="P19"><text:span text:style-name="T25">1⊕y2⊕y3⊕y4⊕y6⊕y7⊕y8: <text:s text:c="5"/>39</text:span></text:p>
      <text:p text:style-name="P19"><text:span text:style-name="T25">1⊕y2⊕y3⊕y4⊕y5: <text:s text:c="11"/>32</text:span></text:p>
      <text:p text:style-name="P19"><text:span text:style-name="T25">1⊕y2⊕y3⊕y4⊕y5⊕y8: <text:s text:c="8"/>39</text:span></text:p>
      <text:p text:style-name="P19"><text:span text:style-name="T25">1⊕y2⊕y3⊕y4⊕y5⊕y7: <text:s text:c="8"/>37</text:span></text:p>
      <text:p text:style-name="P19"><text:span text:style-name="T25">1⊕y2⊕y3⊕y4⊕y5⊕y7⊕y8: <text:s text:c="5"/>43</text:span></text:p>
      <text:p text:style-name="P19"><text:span text:style-name="T25">1⊕y2⊕y3⊕y4⊕y5⊕y6: <text:s text:c="8"/>38</text:span></text:p>
      <text:p text:style-name="P19"><text:span text:style-name="T25">1⊕y2⊕y3⊕y4⊕y5⊕y6⊕y8: <text:s text:c="5"/>39</text:span></text:p>
      <text:p text:style-name="P19"><text:span text:style-name="T25">1⊕y2⊕y3⊕y4⊕y5⊕y6⊕y7: <text:s text:c="5"/>41</text:span></text:p>
      <text:p text:style-name="P19"><text:span text:style-name="T25">1⊕y2⊕y3⊕y4⊕y5⊕y6⊕y7⊕y8: <text:s text:c="2"/>43</text:span></text:p>
      <text:p text:style-name="P19"><text:span text:style-name="T25">1⊕y1: <text:s text:c="20"/>12</text:span></text:p>
      <text:p text:style-name="P19"><text:span text:style-name="T25">1⊕y1⊕y8: <text:s text:c="17"/>23</text:span></text:p>
      <text:p text:style-name="P19"><text:span text:style-name="T25">1⊕y1⊕y7: <text:s text:c="17"/>22</text:span></text:p>
      <text:p text:style-name="P19"><text:span text:style-name="T25">1⊕y1⊕y7⊕y8: <text:s text:c="14"/>31</text:span></text:p>
      <text:p text:style-name="P19"><text:span text:style-name="T25">1⊕y1⊕y6: <text:s text:c="17"/>23</text:span></text:p>
      <text:p text:style-name="P19"><text:span text:style-name="T25">1⊕y1⊕y6⊕y8: <text:s text:c="14"/>28</text:span></text:p>
      <text:p text:style-name="P19"><text:span text:style-name="T25">1⊕y1⊕y6⊕y7: <text:s text:c="14"/>30</text:span></text:p>
      <text:p text:style-name="P19"><text:span text:style-name="T25">1⊕y1⊕y6⊕y7⊕y8: <text:s text:c="11"/>35</text:span></text:p>
      <text:p text:style-name="P19"><text:span text:style-name="T25">1⊕y1⊕y5: <text:s text:c="17"/>21</text:span></text:p>
      <text:p text:style-name="P19"><text:span text:style-name="T25">1⊕y1⊕y5⊕y8: <text:s text:c="14"/>31</text:span></text:p>
      <text:p text:style-name="P19"><text:span text:style-name="T25">1⊕y1⊕y5⊕y7: <text:s text:c="14"/>30</text:span></text:p>
      <text:p text:style-name="P19"><text:span text:style-name="T25">1⊕y1⊕y5⊕y7⊕y8: <text:s text:c="11"/>38</text:span></text:p>
      <text:p text:style-name="P19"><text:span text:style-name="T25">1⊕y1⊕y5⊕y6: <text:s text:c="14"/>30</text:span></text:p>
      <text:p text:style-name="P19"><text:span text:style-name="T25">1⊕y1⊕y5⊕y6⊕y8: <text:s text:c="11"/>35</text:span></text:p>
      <text:p text:style-name="P19"><text:span text:style-name="T25">1⊕y1⊕y5⊕y6⊕y7: <text:s text:c="11"/>38</text:span></text:p>
      <text:p text:style-name="P19"><text:span text:style-name="T25">1⊕y1⊕y5⊕y6⊕y7⊕y8: <text:s text:c="8"/>42</text:span></text:p>
      <text:p text:style-name="P19"><text:span text:style-name="T25">1⊕y1⊕y4: <text:s text:c="17"/>21</text:span></text:p>
      <text:p text:style-name="P19"><text:span text:style-name="T25">1⊕y1⊕y4⊕y8: <text:s text:c="14"/>30</text:span></text:p>
      <text:p text:style-name="P19"><text:span text:style-name="T25">1⊕y1⊕y4⊕y7: <text:s text:c="14"/>29</text:span></text:p>
      <text:p text:style-name="P19"><text:span text:style-name="T25">1⊕y1⊕y4⊕y7⊕y8: <text:s text:c="11"/>37</text:span></text:p>
      <text:p text:style-name="P19"><text:span text:style-name="T25">1⊕y1⊕y4⊕y6: <text:s text:c="14"/>29</text:span></text:p>
      <text:p text:style-name="P19"><text:span text:style-name="T25">1⊕y1⊕y4⊕y6⊕y8: <text:s text:c="11"/>33</text:span></text:p>
      <text:p text:style-name="P19"><text:span text:style-name="T25">1⊕y1⊕y4⊕y6⊕y7: <text:s text:c="11"/>36</text:span></text:p>
      <text:p text:style-name="P19"><text:span text:style-name="T25">1⊕y1⊕y4⊕y6⊕y7⊕y8: <text:s text:c="8"/>39</text:span></text:p>
      <text:p text:style-name="P19"><text:span text:style-name="T25">1⊕y1⊕y4⊕y5: <text:s text:c="14"/>28</text:span></text:p>
      <text:p text:style-name="P19"><text:span text:style-name="T25">1⊕y1⊕y4⊕y5⊕y8: <text:s text:c="11"/>36</text:span></text:p>
      <text:p text:style-name="P19"><text:span text:style-name="T25">1⊕y1⊕y4⊕y5⊕y7: <text:s text:c="11"/>35</text:span></text:p>
      <text:p text:style-name="P19"><text:span text:style-name="T25">1⊕y1⊕y4⊕y5⊕y7⊕y8: <text:s text:c="8"/>42</text:span></text:p>
      <text:p text:style-name="P19"><text:span text:style-name="T25">1⊕y1⊕y4⊕y5⊕y6: <text:s text:c="11"/>35</text:span></text:p>
      <text:p text:style-name="P19"><text:span text:style-name="T25">1⊕y1⊕y4⊕y5⊕y6⊕y8: <text:s text:c="8"/>39</text:span></text:p>
      <text:p text:style-name="P19"><text:span text:style-name="T25">1⊕y1⊕y4⊕y5⊕y6⊕y7: <text:s text:c="8"/>43</text:span></text:p>
      <text:p text:style-name="P19"><text:span text:style-name="T25">1⊕y1⊕y4⊕y5⊕y6⊕y7⊕y8: <text:s text:c="5"/>45</text:span></text:p>
      <text:p text:style-name="P19"><text:span text:style-name="T25">1⊕y1⊕y3: <text:s text:c="17"/>23</text:span></text:p>
      <text:p text:style-name="P19"><text:span text:style-name="T25">1⊕y1⊕y3⊕y8: <text:s text:c="14"/>31</text:span></text:p>
      <text:p text:style-name="P19"><text:span text:style-name="T25">1⊕y1⊕y3⊕y7: <text:s text:c="14"/>30</text:span></text:p>
      <text:p text:style-name="P19"><text:span text:style-name="T25">1⊕y1⊕y3⊕y7⊕y8: <text:s text:c="11"/>39</text:span></text:p>
      <text:p text:style-name="P19"><text:span text:style-name="T25">1⊕y1⊕y3⊕y6: <text:s text:c="14"/>32</text:span></text:p>
      <text:p text:style-name="P19"><text:soft-page-break/><text:span text:style-name="T25">1⊕y1⊕y3⊕y6⊕y8: <text:s text:c="11"/>35</text:span></text:p>
      <text:p text:style-name="P19"><text:span text:style-name="T25">1⊕y1⊕y3⊕y6⊕y7: <text:s text:c="11"/>37</text:span></text:p>
      <text:p text:style-name="P19"><text:span text:style-name="T25">1⊕y1⊕y3⊕y6⊕y7⊕y8: <text:s text:c="8"/>41</text:span></text:p>
      <text:p text:style-name="P19"><text:span text:style-name="T25">1⊕y1⊕y3⊕y5: <text:s text:c="14"/>28</text:span></text:p>
      <text:p text:style-name="P19"><text:span text:style-name="T25">1⊕y1⊕y3⊕y5⊕y8: <text:s text:c="11"/>37</text:span></text:p>
      <text:p text:style-name="P19"><text:span text:style-name="T25">1⊕y1⊕y3⊕y5⊕y7: <text:s text:c="11"/>35</text:span></text:p>
      <text:p text:style-name="P19"><text:span text:style-name="T25">1⊕y1⊕y3⊕y5⊕y7⊕y8: <text:s text:c="8"/>43</text:span></text:p>
      <text:p text:style-name="P19"><text:span text:style-name="T25">1⊕y1⊕y3⊕y5⊕y6: <text:s text:c="11"/>35</text:span></text:p>
      <text:p text:style-name="P19"><text:span text:style-name="T25">1⊕y1⊕y3⊕y5⊕y6⊕y8: <text:s text:c="8"/>39</text:span></text:p>
      <text:p text:style-name="P19"><text:span text:style-name="T25">1⊕y1⊕y3⊕y5⊕y6⊕y7: <text:s text:c="8"/>41</text:span></text:p>
      <text:p text:style-name="P19"><text:span text:style-name="T25">1⊕y1⊕y3⊕y5⊕y6⊕y7⊕y8: <text:s text:c="5"/>45</text:span></text:p>
      <text:p text:style-name="P19"><text:span text:style-name="T25">1⊕y1⊕y3⊕y4: <text:s text:c="14"/>30</text:span></text:p>
      <text:p text:style-name="P19"><text:span text:style-name="T25">1⊕y1⊕y3⊕y4⊕y8: <text:s text:c="11"/>37</text:span></text:p>
      <text:p text:style-name="P19"><text:span text:style-name="T25">1⊕y1⊕y3⊕y4⊕y7: <text:s text:c="11"/>36</text:span></text:p>
      <text:p text:style-name="P19"><text:span text:style-name="T25">1⊕y1⊕y3⊕y4⊕y7⊕y8: <text:s text:c="8"/>44</text:span></text:p>
      <text:p text:style-name="P19"><text:span text:style-name="T25">1⊕y1⊕y3⊕y4⊕y6: <text:s text:c="11"/>38</text:span></text:p>
      <text:p text:style-name="P19"><text:span text:style-name="T25">1⊕y1⊕y3⊕y4⊕y6⊕y8: <text:s text:c="8"/>39</text:span></text:p>
      <text:p text:style-name="P19"><text:span text:style-name="T25">1⊕y1⊕y3⊕y4⊕y6⊕y7: <text:s text:c="8"/>42</text:span></text:p>
      <text:p text:style-name="P19"><text:span text:style-name="T25">1⊕y1⊕y3⊕y4⊕y6⊕y7⊕y8: <text:s text:c="5"/>45</text:span></text:p>
      <text:p text:style-name="P19"><text:span text:style-name="T25">1⊕y1⊕y3⊕y4⊕y5: <text:s text:c="11"/>34</text:span></text:p>
      <text:p text:style-name="P19"><text:span text:style-name="T25">1⊕y1⊕y3⊕y4⊕y5⊕y8: <text:s text:c="8"/>42</text:span></text:p>
      <text:p text:style-name="P19"><text:span text:style-name="T25">1⊕y1⊕y3⊕y4⊕y5⊕y7: <text:s text:c="8"/>40</text:span></text:p>
      <text:p text:style-name="P19"><text:span text:style-name="T25">1⊕y1⊕y3⊕y4⊕y5⊕y7⊕y8: <text:s text:c="5"/>47</text:span></text:p>
      <text:p text:style-name="P19"><text:span text:style-name="T25">1⊕y1⊕y3⊕y4⊕y5⊕y6: <text:s text:c="8"/>40</text:span></text:p>
      <text:p text:style-name="P19"><text:span text:style-name="T25">1⊕y1⊕y3⊕y4⊕y5⊕y6⊕y8: <text:s text:c="5"/>42</text:span></text:p>
      <text:p text:style-name="P19"><text:span text:style-name="T25">1⊕y1⊕y3⊕y4⊕y5⊕y6⊕y7: <text:s text:c="5"/>45</text:span></text:p>
      <text:p text:style-name="P19"><text:span text:style-name="T25">1⊕y1⊕y3⊕y4⊕y5⊕y6⊕y7⊕y8: <text:s text:c="2"/>48</text:span></text:p>
      <text:p text:style-name="P19"><text:span text:style-name="T25">1⊕y1⊕y2: <text:s text:c="17"/>23</text:span></text:p>
      <text:p text:style-name="P19"><text:span text:style-name="T25">1⊕y1⊕y2⊕y8: <text:s text:c="14"/>33</text:span></text:p>
      <text:p text:style-name="P19"><text:span text:style-name="T25">1⊕y1⊕y2⊕y7: <text:s text:c="14"/>28</text:span></text:p>
      <text:p text:style-name="P19"><text:span text:style-name="T25">1⊕y1⊕y2⊕y7⊕y8: <text:s text:c="11"/>36</text:span></text:p>
      <text:p text:style-name="P19"><text:span text:style-name="T25">1⊕y1⊕y2⊕y6: <text:s text:c="14"/>32</text:span></text:p>
      <text:p text:style-name="P19"><text:span text:style-name="T25">1⊕y1⊕y2⊕y6⊕y8: <text:s text:c="11"/>36</text:span></text:p>
      <text:p text:style-name="P19"><text:span text:style-name="T25">1⊕y1⊕y2⊕y6⊕y7: <text:s text:c="11"/>35</text:span></text:p>
      <text:p text:style-name="P19"><text:span text:style-name="T25">1⊕y1⊕y2⊕y6⊕y7⊕y8: <text:s text:c="8"/>39</text:span></text:p>
      <text:p text:style-name="P19"><text:span text:style-name="T25">1⊕y1⊕y2⊕y5: <text:s text:c="14"/>30</text:span></text:p>
      <text:p text:style-name="P19"><text:span text:style-name="T25">1⊕y1⊕y2⊕y5⊕y8: <text:s text:c="11"/>39</text:span></text:p>
      <text:p text:style-name="P19"><text:span text:style-name="T25">1⊕y1⊕y2⊕y5⊕y7: <text:s text:c="11"/>34</text:span></text:p>
      <text:p text:style-name="P19"><text:span text:style-name="T25">1⊕y1⊕y2⊕y5⊕y7⊕y8: <text:s text:c="8"/>41</text:span></text:p>
      <text:p text:style-name="P19"><text:span text:style-name="T25">1⊕y1⊕y2⊕y5⊕y6: <text:s text:c="11"/>37</text:span></text:p>
      <text:p text:style-name="P19"><text:span text:style-name="T25">1⊕y1⊕y2⊕y5⊕y6⊕y8: <text:s text:c="8"/>41</text:span></text:p>
      <text:p text:style-name="P19"><text:span text:style-name="T25">1⊕y1⊕y2⊕y5⊕y6⊕y7: <text:s text:c="8"/>41</text:span></text:p>
      <text:p text:style-name="P19"><text:span text:style-name="T25">1⊕y1⊕y2⊕y5⊕y6⊕y7⊕y8: <text:s text:c="5"/>44</text:span></text:p>
      <text:p text:style-name="P19"><text:span text:style-name="T25">1⊕y1⊕y2⊕y4: <text:s text:c="14"/>30</text:span></text:p>
      <text:p text:style-name="P19"><text:span text:style-name="T25">1⊕y1⊕y2⊕y4⊕y8: <text:s text:c="11"/>38</text:span></text:p>
      <text:p text:style-name="P19"><text:span text:style-name="T25">1⊕y1⊕y2⊕y4⊕y7: <text:s text:c="11"/>34</text:span></text:p>
      <text:p text:style-name="P19"><text:span text:style-name="T25">1⊕y1⊕y2⊕y4⊕y7⊕y8: <text:s text:c="8"/>41</text:span></text:p>
      <text:p text:style-name="P19"><text:span text:style-name="T25">1⊕y1⊕y2⊕y4⊕y6: <text:s text:c="11"/>37</text:span></text:p>
      <text:p text:style-name="P19"><text:span text:style-name="T25">1⊕y1⊕y2⊕y4⊕y6⊕y8: <text:s text:c="8"/>40</text:span></text:p>
      <text:p text:style-name="P19"><text:span text:style-name="T25">1⊕y1⊕y2⊕y4⊕y6⊕y7: <text:s text:c="8"/>40</text:span></text:p>
      <text:p text:style-name="P19"><text:span text:style-name="T25">1⊕y1⊕y2⊕y4⊕y6⊕y7⊕y8: <text:s text:c="5"/>42</text:span></text:p>
      <text:p text:style-name="P19"><text:span text:style-name="T25">1⊕y1⊕y2⊕y4⊕y5: <text:s text:c="11"/>36</text:span></text:p>
      <text:p text:style-name="P19"><text:span text:style-name="T25">1⊕y1⊕y2⊕y4⊕y5⊕y8: <text:s text:c="8"/>43</text:span></text:p>
      <text:p text:style-name="P19"><text:span text:style-name="T25">1⊕y1⊕y2⊕y4⊕y5⊕y7: <text:s text:c="8"/>39</text:span></text:p>
      <text:p text:style-name="P19"><text:span text:style-name="T25">1⊕y1⊕y2⊕y4⊕y5⊕y7⊕y8: <text:s text:c="5"/>45</text:span></text:p>
      <text:p text:style-name="P19"><text:span text:style-name="T25">1⊕y1⊕y2⊕y4⊕y5⊕y6: <text:s text:c="8"/>42</text:span></text:p>
      <text:p text:style-name="P19"><text:span text:style-name="T25">1⊕y1⊕y2⊕y4⊕y5⊕y6⊕y8: <text:s text:c="5"/>45</text:span></text:p>
      <text:p text:style-name="P19"><text:span text:style-name="T25">1⊕y1⊕y2⊕y4⊕y5⊕y6⊕y7: <text:s text:c="5"/>46</text:span></text:p>
      <text:p text:style-name="P19"><text:span text:style-name="T25">1⊕y1⊕y2⊕y4⊕y5⊕y6⊕y7⊕y8: <text:s text:c="2"/>47</text:span></text:p>
      <text:p text:style-name="P19"><text:soft-page-break/><text:span text:style-name="T25">1⊕y1⊕y2⊕y3: <text:s text:c="14"/>31</text:span></text:p>
      <text:p text:style-name="P19"><text:span text:style-name="T25">1⊕y1⊕y2⊕y3⊕y8: <text:s text:c="11"/>38</text:span></text:p>
      <text:p text:style-name="P19"><text:span text:style-name="T25">1⊕y1⊕y2⊕y3⊕y7: <text:s text:c="11"/>34</text:span></text:p>
      <text:p text:style-name="P19"><text:span text:style-name="T25">1⊕y1⊕y2⊕y3⊕y7⊕y8: <text:s text:c="8"/>42</text:span></text:p>
      <text:p text:style-name="P19"><text:span text:style-name="T25">1⊕y1⊕y2⊕y3⊕y6: <text:s text:c="11"/>38</text:span></text:p>
      <text:p text:style-name="P19"><text:span text:style-name="T25">1⊕y1⊕y2⊕y3⊕y6⊕y8: <text:s text:c="8"/>40</text:span></text:p>
      <text:p text:style-name="P19"><text:span text:style-name="T25">1⊕y1⊕y2⊕y3⊕y6⊕y7: <text:s text:c="8"/>40</text:span></text:p>
      <text:p text:style-name="P19"><text:span text:style-name="T25">1⊕y1⊕y2⊕y3⊕y6⊕y7⊕y8: <text:s text:c="5"/>43</text:span></text:p>
      <text:p text:style-name="P19"><text:span text:style-name="T25">1⊕y1⊕y2⊕y3⊕y5: <text:s text:c="11"/>35</text:span></text:p>
      <text:p text:style-name="P19"><text:span text:style-name="T25">1⊕y1⊕y2⊕y3⊕y5⊕y8: <text:s text:c="8"/>43</text:span></text:p>
      <text:p text:style-name="P19"><text:span text:style-name="T25">1⊕y1⊕y2⊕y3⊕y5⊕y7: <text:s text:c="8"/>38</text:span></text:p>
      <text:p text:style-name="P19"><text:span text:style-name="T25">1⊕y1⊕y2⊕y3⊕y5⊕y7⊕y8: <text:s text:c="5"/>45</text:span></text:p>
      <text:p text:style-name="P19"><text:span text:style-name="T25">1⊕y1⊕y2⊕y3⊕y5⊕y6: <text:s text:c="8"/>40</text:span></text:p>
      <text:p text:style-name="P19"><text:span text:style-name="T25">1⊕y1⊕y2⊕y3⊕y5⊕y6⊕y8: <text:s text:c="5"/>43</text:span></text:p>
      <text:p text:style-name="P19"><text:span text:style-name="T25">1⊕y1⊕y2⊕y3⊕y5⊕y6⊕y7: <text:s text:c="5"/>43</text:span></text:p>
      <text:p text:style-name="P19"><text:span text:style-name="T25">1⊕y1⊕y2⊕y3⊕y5⊕y6⊕y7⊕y8: <text:s text:c="2"/>46</text:span></text:p>
      <text:p text:style-name="P19"><text:span text:style-name="T25">1⊕y1⊕y2⊕y3⊕y4: <text:s text:c="11"/>36</text:span></text:p>
      <text:p text:style-name="P19"><text:span text:style-name="T25">1⊕y1⊕y2⊕y3⊕y4⊕y8: <text:s text:c="8"/>42</text:span></text:p>
      <text:p text:style-name="P19"><text:span text:style-name="T25">1⊕y1⊕y2⊕y3⊕y4⊕y7: <text:s text:c="8"/>39</text:span></text:p>
      <text:p text:style-name="P19"><text:span text:style-name="T25">1⊕y1⊕y2⊕y3⊕y4⊕y7⊕y8: <text:s text:c="5"/>46</text:span></text:p>
      <text:p text:style-name="P19"><text:span text:style-name="T25">1⊕y1⊕y2⊕y3⊕y4⊕y6: <text:s text:c="8"/>43</text:span></text:p>
      <text:p text:style-name="P19"><text:span text:style-name="T25">1⊕y1⊕y2⊕y3⊕y4⊕y6⊕y8: <text:s text:c="5"/>43</text:span></text:p>
      <text:p text:style-name="P19"><text:span text:style-name="T25">1⊕y1⊕y2⊕y3⊕y4⊕y6⊕y7: <text:s text:c="5"/>44</text:span></text:p>
      <text:p text:style-name="P19"><text:span text:style-name="T25">1⊕y1⊕y2⊕y3⊕y4⊕y6⊕y7⊕y8: <text:s text:c="2"/>46</text:span></text:p>
      <text:p text:style-name="P19"><text:span text:style-name="T25">1⊕y1⊕y2⊕y3⊕y4⊕y5: <text:s text:c="8"/>40</text:span></text:p>
      <text:p text:style-name="P19"><text:span text:style-name="T25">1⊕y1⊕y2⊕y3⊕y4⊕y5⊕y8: <text:s text:c="5"/>47</text:span></text:p>
      <text:p text:style-name="P19"><text:span text:style-name="T25">1⊕y1⊕y2⊕y3⊕y4⊕y5⊕y7: <text:s text:c="5"/>43</text:span></text:p>
      <text:p text:style-name="P19"><text:span text:style-name="T25">1⊕y1⊕y2⊕y3⊕y4⊕y5⊕y7⊕y8: <text:s text:c="2"/>49</text:span></text:p>
      <text:p text:style-name="P19"><text:span text:style-name="T25">1⊕y1⊕y2⊕y3⊕y4⊕y5⊕y6: <text:s text:c="5"/>45</text:span></text:p>
      <text:p text:style-name="P19"><text:span text:style-name="T25">1⊕y1⊕y2⊕y3⊕y4⊕y5⊕y6⊕y8: <text:s text:c="2"/>46</text:span></text:p>
      <text:p text:style-name="P19"><text:span text:style-name="T25">1⊕y1⊕y2⊕y3⊕y4⊕y5⊕y6⊕y7: <text:s text:c="2"/>47</text:span></text:p>
      <text:p text:style-name="P19"><text:span text:style-name="T25">1⊕y1⊕y2⊕y3⊕y4⊕y5⊕y6⊕y7⊕y8: 49</text:span></text:p>
      <text:p text:style-name="P19"><text:span text:style-name="T25">1⊕y0: <text:s text:c="20"/>11</text:span></text:p>
      <text:p text:style-name="P19"><text:span text:style-name="T25">1⊕y0⊕y8: <text:s text:c="17"/>21</text:span></text:p>
      <text:p text:style-name="P19"><text:span text:style-name="T25">1⊕y0⊕y7: <text:s text:c="17"/>20</text:span></text:p>
      <text:p text:style-name="P19"><text:span text:style-name="T25">1⊕y0⊕y7⊕y8: <text:s text:c="14"/>28</text:span></text:p>
      <text:p text:style-name="P19"><text:span text:style-name="T25">1⊕y0⊕y6: <text:s text:c="17"/>20</text:span></text:p>
      <text:p text:style-name="P19"><text:span text:style-name="T25">1⊕y0⊕y6⊕y8: <text:s text:c="14"/>26</text:span></text:p>
      <text:p text:style-name="P19"><text:span text:style-name="T25">1⊕y0⊕y6⊕y7: <text:s text:c="14"/>26</text:span></text:p>
      <text:p text:style-name="P19"><text:span text:style-name="T25">1⊕y0⊕y6⊕y7⊕y8: <text:s text:c="11"/>31</text:span></text:p>
      <text:p text:style-name="P19"><text:span text:style-name="T25">1⊕y0⊕y5: <text:s text:c="17"/>20</text:span></text:p>
      <text:p text:style-name="P19"><text:span text:style-name="T25">1⊕y0⊕y5⊕y8: <text:s text:c="14"/>29</text:span></text:p>
      <text:p text:style-name="P19"><text:span text:style-name="T25">1⊕y0⊕y5⊕y7: <text:s text:c="14"/>28</text:span></text:p>
      <text:p text:style-name="P19"><text:span text:style-name="T25">1⊕y0⊕y5⊕y7⊕y8: <text:s text:c="11"/>35</text:span></text:p>
      <text:p text:style-name="P19"><text:span text:style-name="T25">1⊕y0⊕y5⊕y6: <text:s text:c="14"/>28</text:span></text:p>
      <text:p text:style-name="P19"><text:span text:style-name="T25">1⊕y0⊕y5⊕y6⊕y8: <text:s text:c="11"/>33</text:span></text:p>
      <text:p text:style-name="P19"><text:span text:style-name="T25">1⊕y0⊕y5⊕y6⊕y7: <text:s text:c="11"/>34</text:span></text:p>
      <text:p text:style-name="P19"><text:span text:style-name="T25">1⊕y0⊕y5⊕y6⊕y7⊕y8: <text:s text:c="8"/>38</text:span></text:p>
      <text:p text:style-name="P19"><text:span text:style-name="T25">1⊕y0⊕y4: <text:s text:c="17"/>20</text:span></text:p>
      <text:p text:style-name="P19"><text:span text:style-name="T25">1⊕y0⊕y4⊕y8: <text:s text:c="14"/>28</text:span></text:p>
      <text:p text:style-name="P19"><text:span text:style-name="T25">1⊕y0⊕y4⊕y7: <text:s text:c="14"/>27</text:span></text:p>
      <text:p text:style-name="P19"><text:span text:style-name="T25">1⊕y0⊕y4⊕y7⊕y8: <text:s text:c="11"/>34</text:span></text:p>
      <text:p text:style-name="P19"><text:span text:style-name="T25">1⊕y0⊕y4⊕y6: <text:s text:c="14"/>26</text:span></text:p>
      <text:p text:style-name="P19"><text:span text:style-name="T25">1⊕y0⊕y4⊕y6⊕y8: <text:s text:c="11"/>31</text:span></text:p>
      <text:p text:style-name="P19"><text:span text:style-name="T25">1⊕y0⊕y4⊕y6⊕y7: <text:s text:c="11"/>32</text:span></text:p>
      <text:p text:style-name="P19"><text:span text:style-name="T25">1⊕y0⊕y4⊕y6⊕y7⊕y8: <text:s text:c="8"/>35</text:span></text:p>
      <text:p text:style-name="P19"><text:span text:style-name="T25">1⊕y0⊕y4⊕y5: <text:s text:c="14"/>27</text:span></text:p>
      <text:p text:style-name="P19"><text:span text:style-name="T25">1⊕y0⊕y4⊕y5⊕y8: <text:s text:c="11"/>34</text:span></text:p>
      <text:p text:style-name="P19"><text:span text:style-name="T25">1⊕y0⊕y4⊕y5⊕y7: <text:s text:c="11"/>33</text:span></text:p>
      <text:p text:style-name="P19"><text:soft-page-break/><text:span text:style-name="T25">1⊕y0⊕y4⊕y5⊕y7⊕y8: <text:s text:c="8"/>39</text:span></text:p>
      <text:p text:style-name="P19"><text:span text:style-name="T25">1⊕y0⊕y4⊕y5⊕y6: <text:s text:c="11"/>33</text:span></text:p>
      <text:p text:style-name="P19"><text:span text:style-name="T25">1⊕y0⊕y4⊕y5⊕y6⊕y8: <text:s text:c="8"/>37</text:span></text:p>
      <text:p text:style-name="P19"><text:span text:style-name="T25">1⊕y0⊕y4⊕y5⊕y6⊕y7: <text:s text:c="8"/>39</text:span></text:p>
      <text:p text:style-name="P19"><text:span text:style-name="T25">1⊕y0⊕y4⊕y5⊕y6⊕y7⊕y8: <text:s text:c="5"/>41</text:span></text:p>
      <text:p text:style-name="P19"><text:span text:style-name="T25">1⊕y0⊕y3: <text:s text:c="17"/>21</text:span></text:p>
      <text:p text:style-name="P19"><text:span text:style-name="T25">1⊕y0⊕y3⊕y8: <text:s text:c="14"/>29</text:span></text:p>
      <text:p text:style-name="P19"><text:span text:style-name="T25">1⊕y0⊕y3⊕y7: <text:s text:c="14"/>28</text:span></text:p>
      <text:p text:style-name="P19"><text:span text:style-name="T25">1⊕y0⊕y3⊕y7⊕y8: <text:s text:c="11"/>36</text:span></text:p>
      <text:p text:style-name="P19"><text:span text:style-name="T25">1⊕y0⊕y3⊕y6: <text:s text:c="14"/>29</text:span></text:p>
      <text:p text:style-name="P19"><text:span text:style-name="T25">1⊕y0⊕y3⊕y6⊕y8: <text:s text:c="11"/>33</text:span></text:p>
      <text:p text:style-name="P19"><text:span text:style-name="T25">1⊕y0⊕y3⊕y6⊕y7: <text:s text:c="11"/>33</text:span></text:p>
      <text:p text:style-name="P19"><text:span text:style-name="T25">1⊕y0⊕y3⊕y6⊕y7⊕y8: <text:s text:c="8"/>37</text:span></text:p>
      <text:p text:style-name="P19"><text:span text:style-name="T25">1⊕y0⊕y3⊕y5: <text:s text:c="14"/>27</text:span></text:p>
      <text:p text:style-name="P19"><text:span text:style-name="T25">1⊕y0⊕y3⊕y5⊕y8: <text:s text:c="11"/>35</text:span></text:p>
      <text:p text:style-name="P19"><text:span text:style-name="T25">1⊕y0⊕y3⊕y5⊕y7: <text:s text:c="11"/>33</text:span></text:p>
      <text:p text:style-name="P19"><text:span text:style-name="T25">1⊕y0⊕y3⊕y5⊕y7⊕y8: <text:s text:c="8"/>40</text:span></text:p>
      <text:p text:style-name="P19"><text:span text:style-name="T25">1⊕y0⊕y3⊕y5⊕y6: <text:s text:c="11"/>33</text:span></text:p>
      <text:p text:style-name="P19"><text:span text:style-name="T25">1⊕y0⊕y3⊕y5⊕y6⊕y8: <text:s text:c="8"/>37</text:span></text:p>
      <text:p text:style-name="P19"><text:span text:style-name="T25">1⊕y0⊕y3⊕y5⊕y6⊕y7: <text:s text:c="8"/>37</text:span></text:p>
      <text:p text:style-name="P19"><text:span text:style-name="T25">1⊕y0⊕y3⊕y5⊕y6⊕y7⊕y8: <text:s text:c="5"/>41</text:span></text:p>
      <text:p text:style-name="P19"><text:span text:style-name="T25">1⊕y0⊕y3⊕y4: <text:s text:c="14"/>29</text:span></text:p>
      <text:p text:style-name="P19"><text:span text:style-name="T25">1⊕y0⊕y3⊕y4⊕y8: <text:s text:c="11"/>35</text:span></text:p>
      <text:p text:style-name="P19"><text:span text:style-name="T25">1⊕y0⊕y3⊕y4⊕y7: <text:s text:c="11"/>34</text:span></text:p>
      <text:p text:style-name="P19"><text:span text:style-name="T25">1⊕y0⊕y3⊕y4⊕y7⊕y8: <text:s text:c="8"/>41</text:span></text:p>
      <text:p text:style-name="P19"><text:span text:style-name="T25">1⊕y0⊕y3⊕y4⊕y6: <text:s text:c="11"/>35</text:span></text:p>
      <text:p text:style-name="P19"><text:span text:style-name="T25">1⊕y0⊕y3⊕y4⊕y6⊕y8: <text:s text:c="8"/>37</text:span></text:p>
      <text:p text:style-name="P19"><text:span text:style-name="T25">1⊕y0⊕y3⊕y4⊕y6⊕y7: <text:s text:c="8"/>38</text:span></text:p>
      <text:p text:style-name="P19"><text:span text:style-name="T25">1⊕y0⊕y3⊕y4⊕y6⊕y7⊕y8: <text:s text:c="5"/>41</text:span></text:p>
      <text:p text:style-name="P19"><text:span text:style-name="T25">1⊕y0⊕y3⊕y4⊕y5: <text:s text:c="11"/>33</text:span></text:p>
      <text:p text:style-name="P19"><text:span text:style-name="T25">1⊕y0⊕y3⊕y4⊕y5⊕y8: <text:s text:c="8"/>40</text:span></text:p>
      <text:p text:style-name="P19"><text:span text:style-name="T25">1⊕y0⊕y3⊕y4⊕y5⊕y7: <text:s text:c="8"/>38</text:span></text:p>
      <text:p text:style-name="P19"><text:span text:style-name="T25">1⊕y0⊕y3⊕y4⊕y5⊕y7⊕y8: <text:s text:c="5"/>44</text:span></text:p>
      <text:p text:style-name="P19"><text:span text:style-name="T25">1⊕y0⊕y3⊕y4⊕y5⊕y6: <text:s text:c="8"/>38</text:span></text:p>
      <text:p text:style-name="P19"><text:span text:style-name="T25">1⊕y0⊕y3⊕y4⊕y5⊕y6⊕y8: <text:s text:c="5"/>40</text:span></text:p>
      <text:p text:style-name="P19"><text:span text:style-name="T25">1⊕y0⊕y3⊕y4⊕y5⊕y6⊕y7: <text:s text:c="5"/>41</text:span></text:p>
      <text:p text:style-name="P19"><text:span text:style-name="T25">1⊕y0⊕y3⊕y4⊕y5⊕y6⊕y7⊕y8: <text:s text:c="2"/>44</text:span></text:p>
      <text:p text:style-name="P19"><text:span text:style-name="T25">1⊕y0⊕y2: <text:s text:c="17"/>22</text:span></text:p>
      <text:p text:style-name="P19"><text:span text:style-name="T25">1⊕y0⊕y2⊕y8: <text:s text:c="14"/>31</text:span></text:p>
      <text:p text:style-name="P19"><text:span text:style-name="T25">1⊕y0⊕y2⊕y7: <text:s text:c="14"/>26</text:span></text:p>
      <text:p text:style-name="P19"><text:span text:style-name="T25">1⊕y0⊕y2⊕y7⊕y8: <text:s text:c="11"/>33</text:span></text:p>
      <text:p text:style-name="P19"><text:span text:style-name="T25">1⊕y0⊕y2⊕y6: <text:s text:c="14"/>30</text:span></text:p>
      <text:p text:style-name="P19"><text:span text:style-name="T25">1⊕y0⊕y2⊕y6⊕y8: <text:s text:c="11"/>35</text:span></text:p>
      <text:p text:style-name="P19"><text:span text:style-name="T25">1⊕y0⊕y2⊕y6⊕y7: <text:s text:c="11"/>32</text:span></text:p>
      <text:p text:style-name="P19"><text:span text:style-name="T25">1⊕y0⊕y2⊕y6⊕y7⊕y8: <text:s text:c="8"/>36</text:span></text:p>
      <text:p text:style-name="P19"><text:span text:style-name="T25">1⊕y0⊕y2⊕y5: <text:s text:c="14"/>29</text:span></text:p>
      <text:p text:style-name="P19"><text:span text:style-name="T25">1⊕y0⊕y2⊕y5⊕y8: <text:s text:c="11"/>37</text:span></text:p>
      <text:p text:style-name="P19"><text:span text:style-name="T25">1⊕y0⊕y2⊕y5⊕y7: <text:s text:c="11"/>32</text:span></text:p>
      <text:p text:style-name="P19"><text:span text:style-name="T25">1⊕y0⊕y2⊕y5⊕y7⊕y8: <text:s text:c="8"/>38</text:span></text:p>
      <text:p text:style-name="P19"><text:span text:style-name="T25">1⊕y0⊕y2⊕y5⊕y6: <text:s text:c="11"/>36</text:span></text:p>
      <text:p text:style-name="P19"><text:span text:style-name="T25">1⊕y0⊕y2⊕y5⊕y6⊕y8: <text:s text:c="8"/>40</text:span></text:p>
      <text:p text:style-name="P19"><text:span text:style-name="T25">1⊕y0⊕y2⊕y5⊕y6⊕y7: <text:s text:c="8"/>38</text:span></text:p>
      <text:p text:style-name="P19"><text:span text:style-name="T25">1⊕y0⊕y2⊕y5⊕y6⊕y7⊕y8: <text:s text:c="5"/>41</text:span></text:p>
      <text:p text:style-name="P19"><text:span text:style-name="T25">1⊕y0⊕y2⊕y4: <text:s text:c="14"/>28</text:span></text:p>
      <text:p text:style-name="P19"><text:span text:style-name="T25">1⊕y0⊕y2⊕y4⊕y8: <text:s text:c="11"/>35</text:span></text:p>
      <text:p text:style-name="P19"><text:span text:style-name="T25">1⊕y0⊕y2⊕y4⊕y7: <text:s text:c="11"/>31</text:span></text:p>
      <text:p text:style-name="P19"><text:span text:style-name="T25">1⊕y0⊕y2⊕y4⊕y7⊕y8: <text:s text:c="8"/>37</text:span></text:p>
      <text:p text:style-name="P19"><text:span text:style-name="T25">1⊕y0⊕y2⊕y4⊕y6: <text:s text:c="11"/>34</text:span></text:p>
      <text:p text:style-name="P19"><text:span text:style-name="T25">1⊕y0⊕y2⊕y4⊕y6⊕y8: <text:s text:c="8"/>38</text:span></text:p>
      <text:p text:style-name="P19"><text:soft-page-break/><text:span text:style-name="T25">1⊕y0⊕y2⊕y4⊕y6⊕y7: <text:s text:c="8"/>36</text:span></text:p>
      <text:p text:style-name="P19"><text:span text:style-name="T25">1⊕y0⊕y2⊕y4⊕y6⊕y7⊕y8: <text:s text:c="5"/>38</text:span></text:p>
      <text:p text:style-name="P19"><text:span text:style-name="T25">1⊕y0⊕y2⊕y4⊕y5: <text:s text:c="11"/>34</text:span></text:p>
      <text:p text:style-name="P19"><text:span text:style-name="T25">1⊕y0⊕y2⊕y4⊕y5⊕y8: <text:s text:c="8"/>40</text:span></text:p>
      <text:p text:style-name="P19"><text:span text:style-name="T25">1⊕y0⊕y2⊕y4⊕y5⊕y7: <text:s text:c="8"/>36</text:span></text:p>
      <text:p text:style-name="P19"><text:span text:style-name="T25">1⊕y0⊕y2⊕y4⊕y5⊕y7⊕y8: <text:s text:c="5"/>41</text:span></text:p>
      <text:p text:style-name="P19"><text:span text:style-name="T25">1⊕y0⊕y2⊕y4⊕y5⊕y6: <text:s text:c="8"/>40</text:span></text:p>
      <text:p text:style-name="P19"><text:span text:style-name="T25">1⊕y0⊕y2⊕y4⊕y5⊕y6⊕y8: <text:s text:c="5"/>43</text:span></text:p>
      <text:p text:style-name="P19"><text:span text:style-name="T25">1⊕y0⊕y2⊕y4⊕y5⊕y6⊕y7: <text:s text:c="5"/>42</text:span></text:p>
      <text:p text:style-name="P19"><text:span text:style-name="T25">1⊕y0⊕y2⊕y4⊕y5⊕y6⊕y7⊕y8: <text:s text:c="2"/>43</text:span></text:p>
      <text:p text:style-name="P19"><text:span text:style-name="T25">1⊕y0⊕y2⊕y3: <text:s text:c="14"/>29</text:span></text:p>
      <text:p text:style-name="P19"><text:span text:style-name="T25">1⊕y0⊕y2⊕y3⊕y8: <text:s text:c="11"/>36</text:span></text:p>
      <text:p text:style-name="P19"><text:span text:style-name="T25">1⊕y0⊕y2⊕y3⊕y7: <text:s text:c="11"/>32</text:span></text:p>
      <text:p text:style-name="P19"><text:span text:style-name="T25">1⊕y0⊕y2⊕y3⊕y7⊕y8: <text:s text:c="8"/>39</text:span></text:p>
      <text:p text:style-name="P19"><text:span text:style-name="T25">1⊕y0⊕y2⊕y3⊕y6: <text:s text:c="11"/>36</text:span></text:p>
      <text:p text:style-name="P19"><text:span text:style-name="T25">1⊕y0⊕y2⊕y3⊕y6⊕y8: <text:s text:c="8"/>39</text:span></text:p>
      <text:p text:style-name="P19"><text:span text:style-name="T25">1⊕y0⊕y2⊕y3⊕y6⊕y7: <text:s text:c="8"/>37</text:span></text:p>
      <text:p text:style-name="P19"><text:span text:style-name="T25">1⊕y0⊕y2⊕y3⊕y6⊕y7⊕y8: <text:s text:c="5"/>40</text:span></text:p>
      <text:p text:style-name="P19"><text:span text:style-name="T25">1⊕y0⊕y2⊕y3⊕y5: <text:s text:c="11"/>34</text:span></text:p>
      <text:p text:style-name="P19"><text:span text:style-name="T25">1⊕y0⊕y2⊕y3⊕y5⊕y8: <text:s text:c="8"/>41</text:span></text:p>
      <text:p text:style-name="P19"><text:span text:style-name="T25">1⊕y0⊕y2⊕y3⊕y5⊕y7: <text:s text:c="8"/>36</text:span></text:p>
      <text:p text:style-name="P19"><text:span text:style-name="T25">1⊕y0⊕y2⊕y3⊕y5⊕y7⊕y8: <text:s text:c="5"/>42</text:span></text:p>
      <text:p text:style-name="P19"><text:span text:style-name="T25">1⊕y0⊕y2⊕y3⊕y5⊕y6: <text:s text:c="8"/>39</text:span></text:p>
      <text:p text:style-name="P19"><text:span text:style-name="T25">1⊕y0⊕y2⊕y3⊕y5⊕y6⊕y8: <text:s text:c="5"/>42</text:span></text:p>
      <text:p text:style-name="P19"><text:span text:style-name="T25">1⊕y0⊕y2⊕y3⊕y5⊕y6⊕y7: <text:s text:c="5"/>40</text:span></text:p>
      <text:p text:style-name="P19"><text:span text:style-name="T25">1⊕y0⊕y2⊕y3⊕y5⊕y6⊕y7⊕y8: <text:s text:c="2"/>43</text:span></text:p>
      <text:p text:style-name="P19"><text:span text:style-name="T25">1⊕y0⊕y2⊕y3⊕y4: <text:s text:c="11"/>34</text:span></text:p>
      <text:p text:style-name="P19"><text:span text:style-name="T25">1⊕y0⊕y2⊕y3⊕y4⊕y8: <text:s text:c="8"/>39</text:span></text:p>
      <text:p text:style-name="P19"><text:span text:style-name="T25">1⊕y0⊕y2⊕y3⊕y4⊕y7: <text:s text:c="8"/>36</text:span></text:p>
      <text:p text:style-name="P19"><text:span text:style-name="T25">1⊕y0⊕y2⊕y3⊕y4⊕y7⊕y8: <text:s text:c="5"/>42</text:span></text:p>
      <text:p text:style-name="P19"><text:span text:style-name="T25">1⊕y0⊕y2⊕y3⊕y4⊕y6: <text:s text:c="8"/>40</text:span></text:p>
      <text:p text:style-name="P19"><text:span text:style-name="T25">1⊕y0⊕y2⊕y3⊕y4⊕y6⊕y8: <text:s text:c="5"/>41</text:span></text:p>
      <text:p text:style-name="P19"><text:span text:style-name="T25">1⊕y0⊕y2⊕y3⊕y4⊕y6⊕y7: <text:s text:c="5"/>40</text:span></text:p>
      <text:p text:style-name="P19"><text:span text:style-name="T25">1⊕y0⊕y2⊕y3⊕y4⊕y6⊕y7⊕y8: <text:s text:c="2"/>42</text:span></text:p>
      <text:p text:style-name="P19"><text:span text:style-name="T25">1⊕y0⊕y2⊕y3⊕y4⊕y5: <text:s text:c="8"/>38</text:span></text:p>
      <text:p text:style-name="P19"><text:span text:style-name="T25">1⊕y0⊕y2⊕y3⊕y4⊕y5⊕y8: <text:s text:c="5"/>44</text:span></text:p>
      <text:p text:style-name="P19"><text:span text:style-name="T25">1⊕y0⊕y2⊕y3⊕y4⊕y5⊕y7: <text:s text:c="5"/>40</text:span></text:p>
      <text:p text:style-name="P19"><text:span text:style-name="T25">1⊕y0⊕y2⊕y3⊕y4⊕y5⊕y7⊕y8: <text:s text:c="2"/>45</text:span></text:p>
      <text:p text:style-name="P19"><text:span text:style-name="T25">1⊕y0⊕y2⊕y3⊕y4⊕y5⊕y6: <text:s text:c="5"/>43</text:span></text:p>
      <text:p text:style-name="P19"><text:span text:style-name="T25">1⊕y0⊕y2⊕y3⊕y4⊕y5⊕y6⊕y8: <text:s text:c="2"/>44</text:span></text:p>
      <text:p text:style-name="P19"><text:span text:style-name="T25">1⊕y0⊕y2⊕y3⊕y4⊕y5⊕y6⊕y7: <text:s text:c="2"/>43</text:span></text:p>
      <text:p text:style-name="P19"><text:span text:style-name="T25">1⊕y0⊕y2⊕y3⊕y4⊕y5⊕y6⊕y7⊕y8: 45</text:span></text:p>
      <text:p text:style-name="P19"><text:span text:style-name="T25">1⊕y0⊕y1: <text:s text:c="17"/>19</text:span></text:p>
      <text:p text:style-name="P19"><text:span text:style-name="T25">1⊕y0⊕y1⊕y8: <text:s text:c="14"/>29</text:span></text:p>
      <text:p text:style-name="P19"><text:span text:style-name="T25">1⊕y0⊕y1⊕y7: <text:s text:c="14"/>27</text:span></text:p>
      <text:p text:style-name="P19"><text:span text:style-name="T25">1⊕y0⊕y1⊕y7⊕y8: <text:s text:c="11"/>35</text:span></text:p>
      <text:p text:style-name="P19"><text:span text:style-name="T25">1⊕y0⊕y1⊕y6: <text:s text:c="14"/>27</text:span></text:p>
      <text:p text:style-name="P19"><text:span text:style-name="T25">1⊕y0⊕y1⊕y6⊕y8: <text:s text:c="11"/>33</text:span></text:p>
      <text:p text:style-name="P19"><text:span text:style-name="T25">1⊕y0⊕y1⊕y6⊕y7: <text:s text:c="11"/>33</text:span></text:p>
      <text:p text:style-name="P19"><text:span text:style-name="T25">1⊕y0⊕y1⊕y6⊕y7⊕y8: <text:s text:c="8"/>38</text:span></text:p>
      <text:p text:style-name="P19"><text:span text:style-name="T25">1⊕y0⊕y1⊕y5: <text:s text:c="14"/>27</text:span></text:p>
      <text:p text:style-name="P19"><text:span text:style-name="T25">1⊕y0⊕y1⊕y5⊕y8: <text:s text:c="11"/>36</text:span></text:p>
      <text:p text:style-name="P19"><text:span text:style-name="T25">1⊕y0⊕y1⊕y5⊕y7: <text:s text:c="11"/>34</text:span></text:p>
      <text:p text:style-name="P19"><text:span text:style-name="T25">1⊕y0⊕y1⊕y5⊕y7⊕y8: <text:s text:c="8"/>41</text:span></text:p>
      <text:p text:style-name="P19"><text:span text:style-name="T25">1⊕y0⊕y1⊕y5⊕y6: <text:s text:c="11"/>34</text:span></text:p>
      <text:p text:style-name="P19"><text:span text:style-name="T25">1⊕y0⊕y1⊕y5⊕y6⊕y8: <text:s text:c="8"/>39</text:span></text:p>
      <text:p text:style-name="P19"><text:span text:style-name="T25">1⊕y0⊕y1⊕y5⊕y6⊕y7: <text:s text:c="8"/>40</text:span></text:p>
      <text:p text:style-name="P19"><text:span text:style-name="T25">1⊕y0⊕y1⊕y5⊕y6⊕y7⊕y8: <text:s text:c="5"/>44</text:span></text:p>
      <text:p text:style-name="P19"><text:span text:style-name="T25">1⊕y0⊕y1⊕y4: <text:s text:c="14"/>27</text:span></text:p>
      <text:p text:style-name="P19"><text:soft-page-break/><text:span text:style-name="T25">1⊕y0⊕y1⊕y4⊕y8: <text:s text:c="11"/>35</text:span></text:p>
      <text:p text:style-name="P19"><text:span text:style-name="T25">1⊕y0⊕y1⊕y4⊕y7: <text:s text:c="11"/>33</text:span></text:p>
      <text:p text:style-name="P19"><text:span text:style-name="T25">1⊕y0⊕y1⊕y4⊕y7⊕y8: <text:s text:c="8"/>40</text:span></text:p>
      <text:p text:style-name="P19"><text:span text:style-name="T25">1⊕y0⊕y1⊕y4⊕y6: <text:s text:c="11"/>32</text:span></text:p>
      <text:p text:style-name="P19"><text:span text:style-name="T25">1⊕y0⊕y1⊕y4⊕y6⊕y8: <text:s text:c="8"/>37</text:span></text:p>
      <text:p text:style-name="P19"><text:span text:style-name="T25">1⊕y0⊕y1⊕y4⊕y6⊕y7: <text:s text:c="8"/>38</text:span></text:p>
      <text:p text:style-name="P19"><text:span text:style-name="T25">1⊕y0⊕y1⊕y4⊕y6⊕y7⊕y8: <text:s text:c="5"/>41</text:span></text:p>
      <text:p text:style-name="P19"><text:span text:style-name="T25">1⊕y0⊕y1⊕y4⊕y5: <text:s text:c="11"/>33</text:span></text:p>
      <text:p text:style-name="P19"><text:span text:style-name="T25">1⊕y0⊕y1⊕y4⊕y5⊕y8: <text:s text:c="8"/>40</text:span></text:p>
      <text:p text:style-name="P19"><text:span text:style-name="T25">1⊕y0⊕y1⊕y4⊕y5⊕y7: <text:s text:c="8"/>38</text:span></text:p>
      <text:p text:style-name="P19"><text:span text:style-name="T25">1⊕y0⊕y1⊕y4⊕y5⊕y7⊕y8: <text:s text:c="5"/>44</text:span></text:p>
      <text:p text:style-name="P19"><text:span text:style-name="T25">1⊕y0⊕y1⊕y4⊕y5⊕y6: <text:s text:c="8"/>38</text:span></text:p>
      <text:p text:style-name="P19"><text:span text:style-name="T25">1⊕y0⊕y1⊕y4⊕y5⊕y6⊕y8: <text:s text:c="5"/>42</text:span></text:p>
      <text:p text:style-name="P19"><text:span text:style-name="T25">1⊕y0⊕y1⊕y4⊕y5⊕y6⊕y7: <text:s text:c="5"/>44</text:span></text:p>
      <text:p text:style-name="P19"><text:span text:style-name="T25">1⊕y0⊕y1⊕y4⊕y5⊕y6⊕y7⊕y8: <text:s text:c="2"/>46</text:span></text:p>
      <text:p text:style-name="P19"><text:span text:style-name="T25">1⊕y0⊕y1⊕y3: <text:s text:c="14"/>29</text:span></text:p>
      <text:p text:style-name="P19"><text:span text:style-name="T25">1⊕y0⊕y1⊕y3⊕y8: <text:s text:c="11"/>37</text:span></text:p>
      <text:p text:style-name="P19"><text:span text:style-name="T25">1⊕y0⊕y1⊕y3⊕y7: <text:s text:c="11"/>35</text:span></text:p>
      <text:p text:style-name="P19"><text:span text:style-name="T25">1⊕y0⊕y1⊕y3⊕y7⊕y8: <text:s text:c="8"/>43</text:span></text:p>
      <text:p text:style-name="P19"><text:span text:style-name="T25">1⊕y0⊕y1⊕y3⊕y6: <text:s text:c="11"/>36</text:span></text:p>
      <text:p text:style-name="P19"><text:span text:style-name="T25">1⊕y0⊕y1⊕y3⊕y6⊕y8: <text:s text:c="8"/>40</text:span></text:p>
      <text:p text:style-name="P19"><text:span text:style-name="T25">1⊕y0⊕y1⊕y3⊕y6⊕y7: <text:s text:c="8"/>40</text:span></text:p>
      <text:p text:style-name="P19"><text:span text:style-name="T25">1⊕y0⊕y1⊕y3⊕y6⊕y7⊕y8: <text:s text:c="5"/>44</text:span></text:p>
      <text:p text:style-name="P19"><text:span text:style-name="T25">1⊕y0⊕y1⊕y3⊕y5: <text:s text:c="11"/>34</text:span></text:p>
      <text:p text:style-name="P19"><text:span text:style-name="T25">1⊕y0⊕y1⊕y3⊕y5⊕y8: <text:s text:c="8"/>42</text:span></text:p>
      <text:p text:style-name="P19"><text:span text:style-name="T25">1⊕y0⊕y1⊕y3⊕y5⊕y7: <text:s text:c="8"/>39</text:span></text:p>
      <text:p text:style-name="P19"><text:span text:style-name="T25">1⊕y0⊕y1⊕y3⊕y5⊕y7⊕y8: <text:s text:c="5"/>46</text:span></text:p>
      <text:p text:style-name="P19"><text:span text:style-name="T25">1⊕y0⊕y1⊕y3⊕y5⊕y6: <text:s text:c="8"/>39</text:span></text:p>
      <text:p text:style-name="P19"><text:span text:style-name="T25">1⊕y0⊕y1⊕y3⊕y5⊕y6⊕y8: <text:s text:c="5"/>43</text:span></text:p>
      <text:p text:style-name="P19"><text:span text:style-name="T25">1⊕y0⊕y1⊕y3⊕y5⊕y6⊕y7: <text:s text:c="5"/>43</text:span></text:p>
      <text:p text:style-name="P19"><text:span text:style-name="T25">1⊕y0⊕y1⊕y3⊕y5⊕y6⊕y7⊕y8: <text:s text:c="2"/>47</text:span></text:p>
      <text:p text:style-name="P19"><text:span text:style-name="T25">1⊕y0⊕y1⊕y3⊕y4: <text:s text:c="11"/>36</text:span></text:p>
      <text:p text:style-name="P19"><text:span text:style-name="T25">1⊕y0⊕y1⊕y3⊕y4⊕y8: <text:s text:c="8"/>42</text:span></text:p>
      <text:p text:style-name="P19"><text:span text:style-name="T25">1⊕y0⊕y1⊕y3⊕y4⊕y7: <text:s text:c="8"/>40</text:span></text:p>
      <text:p text:style-name="P19"><text:span text:style-name="T25">1⊕y0⊕y1⊕y3⊕y4⊕y7⊕y8: <text:s text:c="5"/>47</text:span></text:p>
      <text:p text:style-name="P19"><text:span text:style-name="T25">1⊕y0⊕y1⊕y3⊕y4⊕y6: <text:s text:c="8"/>41</text:span></text:p>
      <text:p text:style-name="P19"><text:span text:style-name="T25">1⊕y0⊕y1⊕y3⊕y4⊕y6⊕y8: <text:s text:c="5"/>43</text:span></text:p>
      <text:p text:style-name="P19"><text:span text:style-name="T25">1⊕y0⊕y1⊕y3⊕y4⊕y6⊕y7: <text:s text:c="5"/>44</text:span></text:p>
      <text:p text:style-name="P19"><text:span text:style-name="T25">1⊕y0⊕y1⊕y3⊕y4⊕y6⊕y7⊕y8: <text:s text:c="2"/>47</text:span></text:p>
      <text:p text:style-name="P19"><text:span text:style-name="T25">1⊕y0⊕y1⊕y3⊕y4⊕y5: <text:s text:c="8"/>39</text:span></text:p>
      <text:p text:style-name="P19"><text:span text:style-name="T25">1⊕y0⊕y1⊕y3⊕y4⊕y5⊕y8: <text:s text:c="5"/>46</text:span></text:p>
      <text:p text:style-name="P19"><text:span text:style-name="T25">1⊕y0⊕y1⊕y3⊕y4⊕y5⊕y7: <text:s text:c="5"/>43</text:span></text:p>
      <text:p text:style-name="P19"><text:span text:style-name="T25">1⊕y0⊕y1⊕y3⊕y4⊕y5⊕y7⊕y8: <text:s text:c="2"/>49</text:span></text:p>
      <text:p text:style-name="P19"><text:span text:style-name="T25">1⊕y0⊕y1⊕y3⊕y4⊕y5⊕y6: <text:s text:c="5"/>43</text:span></text:p>
      <text:p text:style-name="P19"><text:span text:style-name="T25">1⊕y0⊕y1⊕y3⊕y4⊕y5⊕y6⊕y8: <text:s text:c="2"/>45</text:span></text:p>
      <text:p text:style-name="P19"><text:span text:style-name="T25">1⊕y0⊕y1⊕y3⊕y4⊕y5⊕y6⊕y7: <text:s text:c="2"/>46</text:span></text:p>
      <text:p text:style-name="P19"><text:span text:style-name="T25">1⊕y0⊕y1⊕y3⊕y4⊕y5⊕y6⊕y7⊕y8: 49</text:span></text:p>
      <text:p text:style-name="P19"><text:span text:style-name="T25">1⊕y0⊕y1⊕y2: <text:s text:c="14"/>28</text:span></text:p>
      <text:p text:style-name="P19"><text:span text:style-name="T25">1⊕y0⊕y1⊕y2⊕y8: <text:s text:c="11"/>37</text:span></text:p>
      <text:p text:style-name="P19"><text:span text:style-name="T25">1⊕y0⊕y1⊕y2⊕y7: <text:s text:c="11"/>31</text:span></text:p>
      <text:p text:style-name="P19"><text:span text:style-name="T25">1⊕y0⊕y1⊕y2⊕y7⊕y8: <text:s text:c="8"/>38</text:span></text:p>
      <text:p text:style-name="P19"><text:span text:style-name="T25">1⊕y0⊕y1⊕y2⊕y6: <text:s text:c="11"/>35</text:span></text:p>
      <text:p text:style-name="P19"><text:span text:style-name="T25">1⊕y0⊕y1⊕y2⊕y6⊕y8: <text:s text:c="8"/>40</text:span></text:p>
      <text:p text:style-name="P19"><text:span text:style-name="T25">1⊕y0⊕y1⊕y2⊕y6⊕y7: <text:s text:c="8"/>37</text:span></text:p>
      <text:p text:style-name="P19"><text:span text:style-name="T25">1⊕y0⊕y1⊕y2⊕y6⊕y7⊕y8: <text:s text:c="5"/>41</text:span></text:p>
      <text:p text:style-name="P19"><text:span text:style-name="T25">1⊕y0⊕y1⊕y2⊕y5: <text:s text:c="11"/>34</text:span></text:p>
      <text:p text:style-name="P19"><text:span text:style-name="T25">1⊕y0⊕y1⊕y2⊕y5⊕y8: <text:s text:c="8"/>42</text:span></text:p>
      <text:p text:style-name="P19"><text:span text:style-name="T25">1⊕y0⊕y1⊕y2⊕y5⊕y7: <text:s text:c="8"/>36</text:span></text:p>
      <text:p text:style-name="P19"><text:span text:style-name="T25">1⊕y0⊕y1⊕y2⊕y5⊕y7⊕y8: <text:s text:c="5"/>42</text:span></text:p>
      <text:p text:style-name="P19"><text:soft-page-break/><text:span text:style-name="T25">1⊕y0⊕y1⊕y2⊕y5⊕y6: <text:s text:c="8"/>40</text:span></text:p>
      <text:p text:style-name="P19"><text:span text:style-name="T25">1⊕y0⊕y1⊕y2⊕y5⊕y6⊕y8: <text:s text:c="5"/>44</text:span></text:p>
      <text:p text:style-name="P19"><text:span text:style-name="T25">1⊕y0⊕y1⊕y2⊕y5⊕y6⊕y7: <text:s text:c="5"/>42</text:span></text:p>
      <text:p text:style-name="P19"><text:span text:style-name="T25">1⊕y0⊕y1⊕y2⊕y5⊕y6⊕y7⊕y8: <text:s text:c="2"/>45</text:span></text:p>
      <text:p text:style-name="P19"><text:span text:style-name="T25">1⊕y0⊕y1⊕y2⊕y4: <text:s text:c="11"/>34</text:span></text:p>
      <text:p text:style-name="P19"><text:span text:style-name="T25">1⊕y0⊕y1⊕y2⊕y4⊕y8: <text:s text:c="8"/>41</text:span></text:p>
      <text:p text:style-name="P19"><text:span text:style-name="T25">1⊕y0⊕y1⊕y2⊕y4⊕y7: <text:s text:c="8"/>36</text:span></text:p>
      <text:p text:style-name="P19"><text:span text:style-name="T25">1⊕y0⊕y1⊕y2⊕y4⊕y7⊕y8: <text:s text:c="5"/>42</text:span></text:p>
      <text:p text:style-name="P19"><text:span text:style-name="T25">1⊕y0⊕y1⊕y2⊕y4⊕y6: <text:s text:c="8"/>39</text:span></text:p>
      <text:p text:style-name="P19"><text:span text:style-name="T25">1⊕y0⊕y1⊕y2⊕y4⊕y6⊕y8: <text:s text:c="5"/>43</text:span></text:p>
      <text:p text:style-name="P19"><text:span text:style-name="T25">1⊕y0⊕y1⊕y2⊕y4⊕y6⊕y7: <text:s text:c="5"/>41</text:span></text:p>
      <text:p text:style-name="P19"><text:span text:style-name="T25">1⊕y0⊕y1⊕y2⊕y4⊕y6⊕y7⊕y8: <text:s text:c="2"/>43</text:span></text:p>
      <text:p text:style-name="P19"><text:span text:style-name="T25">1⊕y0⊕y1⊕y2⊕y4⊕y5: <text:s text:c="8"/>39</text:span></text:p>
      <text:p text:style-name="P19"><text:span text:style-name="T25">1⊕y0⊕y1⊕y2⊕y4⊕y5⊕y8: <text:s text:c="5"/>45</text:span></text:p>
      <text:p text:style-name="P19"><text:span text:style-name="T25">1⊕y0⊕y1⊕y2⊕y4⊕y5⊕y7: <text:s text:c="5"/>40</text:span></text:p>
      <text:p text:style-name="P19"><text:span text:style-name="T25">1⊕y0⊕y1⊕y2⊕y4⊕y5⊕y7⊕y8: <text:s text:c="2"/>45</text:span></text:p>
      <text:p text:style-name="P19"><text:span text:style-name="T25">1⊕y0⊕y1⊕y2⊕y4⊕y5⊕y6: <text:s text:c="5"/>44</text:span></text:p>
      <text:p text:style-name="P19"><text:span text:style-name="T25">1⊕y0⊕y1⊕y2⊕y4⊕y5⊕y6⊕y8: <text:s text:c="2"/>47</text:span></text:p>
      <text:p text:style-name="P19"><text:span text:style-name="T25">1⊕y0⊕y1⊕y2⊕y4⊕y5⊕y6⊕y7: <text:s text:c="2"/>46</text:span></text:p>
      <text:p text:style-name="P19"><text:span text:style-name="T25">1⊕y0⊕y1⊕y2⊕y4⊕y5⊕y6⊕y7⊕y8: 47</text:span></text:p>
      <text:p text:style-name="P19"><text:span text:style-name="T25">1⊕y0⊕y1⊕y2⊕y3: <text:s text:c="11"/>35</text:span></text:p>
      <text:p text:style-name="P19"><text:span text:style-name="T25">1⊕y0⊕y1⊕y2⊕y3⊕y8: <text:s text:c="8"/>42</text:span></text:p>
      <text:p text:style-name="P19"><text:span text:style-name="T25">1⊕y0⊕y1⊕y2⊕y3⊕y7: <text:s text:c="8"/>37</text:span></text:p>
      <text:p text:style-name="P19"><text:span text:style-name="T25">1⊕y0⊕y1⊕y2⊕y3⊕y7⊕y8: <text:s text:c="5"/>44</text:span></text:p>
      <text:p text:style-name="P19"><text:span text:style-name="T25">1⊕y0⊕y1⊕y2⊕y3⊕y6: <text:s text:c="8"/>41</text:span></text:p>
      <text:p text:style-name="P19"><text:span text:style-name="T25">1⊕y0⊕y1⊕y2⊕y3⊕y6⊕y8: <text:s text:c="5"/>44</text:span></text:p>
      <text:p text:style-name="P19"><text:span text:style-name="T25">1⊕y0⊕y1⊕y2⊕y3⊕y6⊕y7: <text:s text:c="5"/>42</text:span></text:p>
      <text:p text:style-name="P19"><text:span text:style-name="T25">1⊕y0⊕y1⊕y2⊕y3⊕y6⊕y7⊕y8: <text:s text:c="2"/>45</text:span></text:p>
      <text:p text:style-name="P19"><text:span text:style-name="T25">1⊕y0⊕y1⊕y2⊕y3⊕y5: <text:s text:c="8"/>39</text:span></text:p>
      <text:p text:style-name="P19"><text:span text:style-name="T25">1⊕y0⊕y1⊕y2⊕y3⊕y5⊕y8: <text:s text:c="5"/>46</text:span></text:p>
      <text:p text:style-name="P19"><text:span text:style-name="T25">1⊕y0⊕y1⊕y2⊕y3⊕y5⊕y7: <text:s text:c="5"/>40</text:span></text:p>
      <text:p text:style-name="P19"><text:span text:style-name="T25">1⊕y0⊕y1⊕y2⊕y3⊕y5⊕y7⊕y8: <text:s text:c="2"/>46</text:span></text:p>
      <text:p text:style-name="P19"><text:span text:style-name="T25">1⊕y0⊕y1⊕y2⊕y3⊕y5⊕y6: <text:s text:c="5"/>43</text:span></text:p>
      <text:p text:style-name="P19"><text:span text:style-name="T25">1⊕y0⊕y1⊕y2⊕y3⊕y5⊕y6⊕y8: <text:s text:c="2"/>46</text:span></text:p>
      <text:p text:style-name="P19"><text:span text:style-name="T25">1⊕y0⊕y1⊕y2⊕y3⊕y5⊕y6⊕y7: <text:s text:c="2"/>44</text:span></text:p>
      <text:p text:style-name="P19"><text:span text:style-name="T25">1⊕y0⊕y1⊕y2⊕y3⊕y5⊕y6⊕y7⊕y8: 47</text:span></text:p>
      <text:p text:style-name="P19"><text:span text:style-name="T25">1⊕y0⊕y1⊕y2⊕y3⊕y4: <text:s text:c="8"/>40</text:span></text:p>
      <text:p text:style-name="P19"><text:span text:style-name="T25">1⊕y0⊕y1⊕y2⊕y3⊕y4⊕y8: <text:s text:c="5"/>45</text:span></text:p>
      <text:p text:style-name="P19"><text:span text:style-name="T25">1⊕y0⊕y1⊕y2⊕y3⊕y4⊕y7: <text:s text:c="5"/>41</text:span></text:p>
      <text:p text:style-name="P19"><text:span text:style-name="T25">1⊕y0⊕y1⊕y2⊕y3⊕y4⊕y7⊕y8: <text:s text:c="2"/>47</text:span></text:p>
      <text:p text:style-name="P19"><text:span text:style-name="T25">1⊕y0⊕y1⊕y2⊕y3⊕y4⊕y6: <text:s text:c="5"/>45</text:span></text:p>
      <text:p text:style-name="P19"><text:span text:style-name="T25">1⊕y0⊕y1⊕y2⊕y3⊕y4⊕y6⊕y8: <text:s text:c="2"/>46</text:span></text:p>
      <text:p text:style-name="P19"><text:span text:style-name="T25">1⊕y0⊕y1⊕y2⊕y3⊕y4⊕y6⊕y7: <text:s text:c="2"/>45</text:span></text:p>
      <text:p text:style-name="P19"><text:span text:style-name="T25">1⊕y0⊕y1⊕y2⊕y3⊕y4⊕y6⊕y7⊕y8: 47</text:span></text:p>
      <text:p text:style-name="P19"><text:span text:style-name="T25">1⊕y0⊕y1⊕y2⊕y3⊕y4⊕y5: <text:s text:c="5"/>43</text:span></text:p>
      <text:p text:style-name="P19"><text:span text:style-name="T25">1⊕y0⊕y1⊕y2⊕y3⊕y4⊕y5⊕y8: <text:s text:c="2"/>49</text:span></text:p>
      <text:p text:style-name="P19"><text:span text:style-name="T25">1⊕y0⊕y1⊕y2⊕y3⊕y4⊕y5⊕y7: <text:s text:c="2"/>44</text:span></text:p>
      <text:p text:style-name="P19"><text:span text:style-name="T25">1⊕y0⊕y1⊕y2⊕y3⊕y4⊕y5⊕y7⊕y8: 49</text:span></text:p>
      <text:p text:style-name="P19"><text:span text:style-name="T25">1⊕y0⊕y1⊕y2⊕y3⊕y4⊕y5⊕y6: <text:s text:c="2"/>47</text:span></text:p>
      <text:p text:style-name="P19"><text:span text:style-name="T25">1⊕y0⊕y1⊕y2⊕y3⊕y4⊕y5⊕y6⊕y8: 48</text:span></text:p>
      <text:p text:style-name="P19"><text:span text:style-name="T25">1⊕y0⊕y1⊕y2⊕y3⊕y4⊕y5⊕y6⊕y7: 47</text:span></text:p>
      <text:p text:style-name="P19"><text:span text:style-name="T25">1⊕y0⊕y1⊕y2⊕y3⊕y4⊕y5⊕y6⊕y7⊕y8: 49</text:span></text:p>
      <text:p text:style-name="P20"/>
      <text:p text:style-name="P19"><text:span text:style-name="T31">2.3 Коэффициенты Фурье </text:span><text:bookmark-start text:name="__DdeLink__70355_1818085154"/><text:span text:style-name="T32">(В связи с большим объёмом приведена</text:span><text:bookmark-end text:name="__DdeLink__70355_1818085154"/><text:span text:style-name="T32"> лишь часть коэф, взятая из начала и конца)</text:span></text:p>
      <text:p text:style-name="P19"><text:span text:style-name="T26">y8 [256. <text:s text:c="2"/>0. -16. -16. <text:s text:c="2"/>0. <text:s text:c="2"/>0. -16. <text:s/>16. <text:s text:c="2"/>0. <text:s text:c="2"/>0. <text:s/>16. <text:s/>16. <text:s text:c="2"/>0. <text:s text:c="2"/>0.</text:span></text:p>
      <text:p text:style-name="P19"><text:span text:style-name="T37"><text:s/></text:span><text:span text:style-name="T25">-16. <text:s/>16. <text:s text:c="2"/>0. <text:s text:c="2"/>0. -16. -16. <text:s text:c="2"/>0. <text:s text:c="2"/>0. <text:s/>16. -16. <text:s text:c="2"/>0. <text:s text:c="2"/>0. <text:s/>16. <text:s/>16.</text:span></text:p>
      <text:p text:style-name="P19"><text:span text:style-name="T37"><text:s text:c="3"/></text:span><text:span text:style-name="T25">0. <text:s text:c="2"/>0. <text:s/>16. -16. <text:s text:c="2"/>0. <text:s text:c="2"/>0. -16. <text:s/>16. <text:s text:c="2"/>0. <text:s text:c="2"/>0. -16. -16. <text:s text:c="2"/>0. <text:s text:c="2"/>0.</text:span></text:p>
      <text:p text:style-name="P19"><text:span text:style-name="T37"><text:s/></text:span><text:span text:style-name="T25">-16. <text:s/>16. <text:s text:c="2"/>0. <text:s text:c="2"/>0. <text:s/>16. <text:s/>16. <text:s text:c="2"/>0. <text:s text:c="2"/>0. -16. <text:s/>16. <text:s text:c="2"/>0. <text:s text:c="2"/>0. <text:s/>16. <text:s/>16.</text:span></text:p>
      <text:p text:style-name="P19"><text:soft-page-break/><text:span text:style-name="T37"><text:s text:c="3"/></text:span><text:span text:style-name="T25">0. <text:s text:c="2"/>0. -16. <text:s/>16. <text:s text:c="2"/>0. <text:s text:c="2"/>0. -16. -16. <text:s text:c="2"/>0. <text:s text:c="2"/>0. -16. -16. <text:s text:c="2"/>0. <text:s text:c="2"/>0.</text:span></text:p>
      <text:p text:style-name="P19"><text:span text:style-name="T37"><text:s/></text:span><text:span text:style-name="T25">-16. <text:s/>16. <text:s text:c="2"/>0. <text:s text:c="2"/>0. -16. -16. <text:s text:c="2"/>0. <text:s text:c="2"/>0. <text:s/>16. -16. <text:s text:c="2"/>0. <text:s text:c="2"/>0. -16. -16.</text:span></text:p>
      <text:p text:style-name="P19"><text:span text:style-name="T37"><text:s text:c="3"/></text:span><text:span text:style-name="T25">0. <text:s text:c="2"/>0. <text:s/>16. -16. <text:s text:c="2"/>0. <text:s text:c="2"/>0. -16. -16. <text:s text:c="2"/>0. <text:s text:c="2"/>0. -16. <text:s/>16. <text:s text:c="2"/>0. <text:s text:c="2"/>0.</text:span></text:p>
      <text:p text:style-name="P19"><text:span text:style-name="T37"><text:s/></text:span><text:span text:style-name="T25">-16. <text:s/>16. <text:s text:c="2"/>0. <text:s text:c="2"/>0. -16. -16. <text:s text:c="2"/>0. <text:s text:c="2"/>0. <text:s/>16. -16. <text:s text:c="2"/>0. <text:s text:c="2"/>0. -16. -16.</text:span></text:p>
      <text:p text:style-name="P19"><text:span text:style-name="T37"><text:s text:c="3"/></text:span><text:span text:style-name="T25">0. <text:s text:c="2"/>0. -16. <text:s/>16. <text:s text:c="2"/>0. <text:s text:c="2"/>0. <text:s/>16. <text:s/>16. <text:s text:c="2"/>0. <text:s text:c="2"/>0. <text:s/>16. -16. <text:s text:c="2"/>0. <text:s text:c="2"/>0.</text:span></text:p>
      <text:p text:style-name="P19"><text:span text:style-name="T37"><text:s text:c="2"/></text:span><text:span text:style-name="T25">16. <text:s/>16. <text:s text:c="2"/>0. <text:s text:c="2"/>0. -16. -16. <text:s text:c="2"/>0. <text:s text:c="2"/>0. -16. <text:s/>16. <text:s text:c="2"/>0. <text:s text:c="2"/>0. <text:s/>16. <text:s/>16.</text:span></text:p>
      <text:p text:style-name="P19"><text:span text:style-name="T37"><text:s text:c="3"/></text:span><text:span text:style-name="T25">0. <text:s text:c="2"/>0. -16. <text:s/>16. <text:s text:c="2"/>0. <text:s text:c="2"/>0. -16. -16. <text:s text:c="2"/>0. <text:s text:c="2"/>0. <text:s/>16. -16. <text:s text:c="2"/>0. <text:s text:c="2"/>0.</text:span></text:p>
      <text:p text:style-name="P19"><text:span text:style-name="T37"><text:s text:c="2"/></text:span><text:span text:style-name="T25">16. <text:s/>16. <text:s text:c="2"/>0. <text:s text:c="2"/>0. <text:s/>16. -16. <text:s text:c="2"/>0. <text:s text:c="2"/>0. -16. <text:s/>16. <text:s text:c="2"/>0. <text:s text:c="2"/>0. -16. -16.</text:span></text:p>
      <text:p text:style-name="P19"><text:span text:style-name="T37"><text:s text:c="3"/></text:span><text:span text:style-name="T25">0. <text:s text:c="2"/>0. -16. <text:s/>16. <text:s text:c="2"/>0. <text:s text:c="2"/>0. <text:s/>16. <text:s/>16. <text:s text:c="2"/>0. <text:s text:c="2"/>0. -16. <text:s/>16. <text:s text:c="2"/>0. <text:s text:c="2"/>0.</text:span></text:p>
      <text:p text:style-name="P19"><text:span text:style-name="T37"><text:s text:c="2"/></text:span><text:span text:style-name="T25">16. <text:s/>16. <text:s text:c="2"/>0. <text:s text:c="2"/>0. -16. <text:s/>16. <text:s text:c="2"/>0. <text:s text:c="2"/>0. -16. -16. <text:s text:c="2"/>0. <text:s text:c="2"/>0. -16. -16.</text:span></text:p>
      <text:p text:style-name="P19"><text:span text:style-name="T37"><text:s text:c="3"/></text:span><text:span text:style-name="T25">0. <text:s text:c="2"/>0. -16. <text:s/>16. <text:s text:c="2"/>0. <text:s text:c="2"/>0. -16. -16. <text:s text:c="2"/>0. <text:s text:c="2"/>0. <text:s/>16. -16. <text:s text:c="2"/>0. <text:s text:c="2"/>0.</text:span></text:p>
      <text:p text:style-name="P19"><text:span text:style-name="T37"><text:s/></text:span><text:span text:style-name="T25">-16. -16. <text:s text:c="2"/>0. <text:s text:c="2"/>0. <text:s/>16. -16. <text:s text:c="2"/>0. <text:s text:c="2"/>0. -16. -16. <text:s text:c="2"/>0. <text:s text:c="2"/>0. -16. <text:s/>16.</text:span></text:p>
      <text:p text:style-name="P19"><text:span text:style-name="T37"><text:s text:c="3"/></text:span><text:span text:style-name="T25">0. <text:s text:c="2"/>0. -16. <text:s/>16. <text:s text:c="2"/>0. <text:s text:c="2"/>0. -16. -16. <text:s text:c="2"/>0. <text:s text:c="2"/>0. <text:s/>16. -16. <text:s text:c="2"/>0. <text:s text:c="2"/>0.</text:span></text:p>
      <text:p text:style-name="P19"><text:span text:style-name="T37"><text:s/></text:span><text:span text:style-name="T25">-16. -16. <text:s text:c="2"/>0. <text:s text:c="2"/>0. -16. <text:s/>16. <text:s text:c="2"/>0. <text:s text:c="2"/>0. <text:s/>16. <text:s/>16. <text:s text:c="2"/>0. <text:s text:c="2"/>0. <text:s/>16. -16.</text:span></text:p>
      <text:p text:style-name="P19"><text:span text:style-name="T37"><text:s text:c="3"/></text:span><text:span text:style-name="T25">0. <text:s text:c="2"/>0. <text:s/>16. <text:s/>16. <text:s text:c="2"/>0. <text:s text:c="2"/>0. <text:s/>16. -16. <text:s text:c="2"/>0. <text:s text:c="2"/>0. -16. -16. <text:s text:c="2"/>0. <text:s text:c="2"/>0.</text:span></text:p>
      <text:p text:style-name="P19"><text:span text:style-name="T37"><text:s/></text:span><text:span text:style-name="T25">-16. <text:s/>16. <text:s text:c="2"/>0. <text:s text:c="2"/>0. -16. -16. <text:s text:c="2"/>0. <text:s text:c="2"/>0. -16. <text:s/>16. <text:s text:c="2"/>0. <text:s text:c="2"/>0. -16. -16.</text:span></text:p>
      <text:p text:style-name="P19"><text:span text:style-name="T37"><text:s text:c="3"/></text:span><text:span text:style-name="T25">0. <text:s text:c="2"/>0. <text:s/>16. -16. <text:s text:c="2"/>0. <text:s text:c="2"/>0. -16. -16. <text:s text:c="2"/>0. <text:s text:c="2"/>0. -16. -16. <text:s text:c="2"/>0. <text:s text:c="2"/>0.</text:span></text:p>
      <text:p text:style-name="P19"><text:span text:style-name="T37"><text:s text:c="2"/></text:span><text:span text:style-name="T25">16. -16. <text:s text:c="2"/>0. <text:s text:c="2"/>0. -16. -16. <text:s text:c="2"/>0. <text:s text:c="2"/>0. -16. <text:s/>16. <text:s text:c="2"/>0. <text:s text:c="2"/>0. <text:s/>16. <text:s/>16.</text:span></text:p>
      <text:p text:style-name="P19"><text:span text:style-name="T37"><text:s text:c="3"/></text:span><text:span text:style-name="T25">0. <text:s text:c="2"/>0. <text:s/>16. -16. <text:s text:c="2"/>0. <text:s text:c="2"/>0. <text:s/>16. <text:s/>16. <text:s text:c="2"/>0. <text:s text:c="2"/>0. -16. <text:s/>16. <text:s text:c="2"/>0. <text:s text:c="2"/>0.</text:span></text:p>
      <text:p text:style-name="P19"><text:span text:style-name="T37"><text:s/></text:span><text:span text:style-name="T25">-16. <text:s/>16. <text:s text:c="2"/>0. <text:s text:c="2"/>0. <text:s/>16. <text:s/>16. <text:s text:c="2"/>0. <text:s text:c="2"/>0. -16. <text:s/>16. <text:s text:c="2"/>0. <text:s text:c="2"/>0. -16. -16.</text:span></text:p>
      <text:p text:style-name="P19"><text:span text:style-name="T37"><text:s text:c="3"/></text:span><text:span text:style-name="T25">0. <text:s text:c="2"/>0. <text:s/>16. -16. <text:s text:c="2"/>0. <text:s text:c="2"/>0. <text:s/>16. <text:s/>16. <text:s text:c="2"/>0. <text:s text:c="2"/>0. <text:s/>16. -16. <text:s text:c="2"/>0. <text:s text:c="2"/>0.</text:span></text:p>
      <text:p text:style-name="P19"><text:span text:style-name="T37"><text:s/></text:span><text:span text:style-name="T25">-16. -16. <text:s text:c="2"/>0. <text:s text:c="2"/>0. <text:s/>16. <text:s/>16. <text:s text:c="2"/>0. <text:s text:c="2"/>0. -16. <text:s/>16. <text:s text:c="2"/>0. <text:s text:c="2"/>0. -16. -16.</text:span></text:p>
      <text:p text:style-name="P19"><text:span text:style-name="T37"><text:s text:c="3"/></text:span><text:span text:style-name="T25">0. <text:s text:c="2"/>0. -16. <text:s/>16. <text:s text:c="2"/>0. <text:s text:c="2"/>0. -16. -16. <text:s text:c="2"/>0. <text:s text:c="2"/>0. -16. <text:s/>16. <text:s text:c="2"/>0. <text:s text:c="2"/>0.</text:span></text:p>
      <text:p text:style-name="P19"><text:span text:style-name="T37"><text:s text:c="2"/></text:span><text:span text:style-name="T25">16. <text:s/>16. <text:s text:c="2"/>0. <text:s text:c="2"/>0. -16. <text:s/>16. <text:s text:c="2"/>0. <text:s text:c="2"/>0. -16. <text:s/>16. <text:s text:c="2"/>0. <text:s text:c="2"/>0. <text:s/>16. <text:s/>16.</text:span></text:p>
      <text:p text:style-name="P19"><text:span text:style-name="T37"><text:s text:c="3"/></text:span><text:span text:style-name="T25">0. <text:s text:c="2"/>0. <text:s/>16. -16. <text:s text:c="2"/>0. <text:s text:c="2"/>0. <text:s/>16. <text:s/>16. <text:s text:c="2"/>0. <text:s text:c="2"/>0. <text:s/>16. -16. <text:s text:c="2"/>0. <text:s text:c="2"/>0.</text:span></text:p>
      <text:p text:style-name="P19"><text:span text:style-name="T37"><text:s text:c="2"/></text:span><text:span text:style-name="T25">16. <text:s/>16. <text:s text:c="2"/>0. <text:s text:c="2"/>0. -16. <text:s/>16. <text:s text:c="2"/>0. <text:s text:c="2"/>0. <text:s/>16. <text:s/>16. <text:s text:c="2"/>0. <text:s text:c="2"/>0. <text:s/>16. <text:s/>16.</text:span></text:p>
      <text:p text:style-name="P19"><text:span text:style-name="T37"><text:s text:c="3"/></text:span><text:span text:style-name="T25">0. <text:s text:c="2"/>0. -16. <text:s/>16. <text:s text:c="2"/>0. <text:s text:c="2"/>0. <text:s/>16. <text:s/>16. <text:s text:c="2"/>0. <text:s text:c="2"/>0. <text:s/>16. -16. <text:s text:c="2"/>0. <text:s text:c="2"/>0.</text:span></text:p>
      <text:p text:style-name="P19"><text:span text:style-name="T37"><text:s/></text:span><text:span text:style-name="T25">-16. -16. <text:s text:c="2"/>0. <text:s text:c="2"/>0. -16. <text:s/>16. <text:s text:c="2"/>0. <text:s text:c="2"/>0. -16. -16. <text:s text:c="2"/>0. <text:s text:c="2"/>0. <text:s/>16. -16.</text:span></text:p>
      <text:p text:style-name="P19"><text:span text:style-name="T37"><text:s text:c="3"/></text:span><text:span text:style-name="T25">0. <text:s text:c="2"/>0. <text:s/>16. -16. <text:s text:c="2"/>0. <text:s text:c="2"/>0. -16. -16. <text:s text:c="2"/>0. <text:s text:c="2"/>0. <text:s/>16. -16. <text:s text:c="2"/>0. <text:s text:c="2"/>0.</text:span></text:p>
      <text:p text:style-name="P19"><text:span text:style-name="T37"><text:s text:c="2"/></text:span><text:span text:style-name="T25">16. <text:s/>16. <text:s text:c="2"/>0. <text:s text:c="2"/>0. -16. <text:s/>16. <text:s text:c="2"/>0. <text:s text:c="2"/>0. -16. -16. <text:s text:c="2"/>0. <text:s text:c="2"/>0. -16. <text:s/>16.</text:span></text:p>
      <text:p text:style-name="P19"><text:span text:style-name="T37"><text:s text:c="3"/></text:span><text:span text:style-name="T25">0. <text:s text:c="2"/>0. <text:s/>16. <text:s/>16. <text:s text:c="2"/>0. <text:s text:c="2"/>0. -16. -16. <text:s text:c="2"/>0. <text:s text:c="2"/>0. <text:s/>16. -16. <text:s text:c="2"/>0. <text:s text:c="2"/>0.</text:span></text:p>
      <text:p text:style-name="P19"><text:span text:style-name="T37"><text:s text:c="2"/></text:span><text:span text:style-name="T25">16. <text:s/>16. <text:s text:c="2"/>0. <text:s text:c="2"/>0. <text:s/>16. -16. <text:s text:c="2"/>0. <text:s text:c="2"/>0. <text:s/>16. <text:s/>16. <text:s text:c="2"/>0. <text:s text:c="2"/>0. <text:s/>16. -16.</text:span></text:p>
      <text:p text:style-name="P19"><text:span text:style-name="T37"><text:s text:c="3"/></text:span><text:span text:style-name="T25">0. <text:s text:c="2"/>0. -16. -16. <text:s text:c="2"/>0. <text:s text:c="2"/>0. <text:s/>16. -16.]</text:span></text:p>
      <text:p text:style-name="P19"><text:span text:style-name="T25">y7 [256. <text:s/>16. <text:s text:c="2"/>0. <text:s/>16. <text:s text:c="2"/>0. -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-16. <text:s text:c="2"/>0. -16. <text:s text:c="2"/>0. -16. <text:s text:c="2"/>0. -16.</text:span></text:p>
      <text:p text:style-name="P19"><text:span text:style-name="T37"><text:s text:c="3"/></text:span><text:span text:style-name="T25">0. <text:s/>16. <text:s text:c="2"/>0. <text:s/>16. <text:s text:c="2"/>0. <text:s/>16. <text:s text:c="2"/>0. -16. <text:s text:c="2"/>0. <text:s/>16. <text:s text:c="2"/>0. -16. <text:s text:c="2"/>0. <text:s/>16.</text:span></text:p>
      <text:p text:style-name="P19"><text:span text:style-name="T37"><text:s text:c="3"/></text:span><text:span text:style-name="T25">0. -16. <text:s text:c="2"/>0. <text:s/>16. <text:s text:c="2"/>0. -16. <text:s text:c="2"/>0. -16. <text:s text:c="2"/>0. <text:s/>16. <text:s text:c="2"/>0. -16. <text:s text:c="2"/>0. <text:s/>16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<text:s/>16. <text:s text:c="2"/>0. -16. <text:s text:c="2"/>0. -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<text:s/>16. <text:s text:c="2"/>0. -16. <text:s text:c="2"/>0. <text:s/>16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 text:c="2"/>0. -16. <text:s text:c="2"/>0. -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 text:c="2"/>0. <text:s/>16. <text:s text:c="2"/>0. <text:s/>16. <text:s text:c="2"/>0. -16.</text:span></text:p>
      <text:p text:style-name="P19"><text:span text:style-name="T37"><text:s text:c="3"/></text:span><text:span text:style-name="T25">0. -16. <text:s text:c="2"/>0. -16. <text:s text:c="2"/>0. -16. <text:s text:c="2"/>0. <text:s/>16. <text:s text:c="2"/>0. -16. <text:s text:c="2"/>0. -16. <text:s text:c="2"/>0. <text:s/>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-16. <text:s text:c="2"/>0. <text:s/>16. <text:s text:c="2"/>0. -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<text:s/>16. <text:s text:c="2"/>0. -16. <text:s text:c="2"/>0. -16.</text:span></text:p>
      <text:p text:style-name="P19"><text:span text:style-name="T37"><text:s text:c="3"/></text:span><text:span text:style-name="T25">0. <text:s/>16. <text:s text:c="2"/>0. -16. <text:s text:c="2"/>0. <text:s/>16. <text:s text:c="2"/>0. <text:s/>16. <text:s text:c="2"/>0. -16. <text:s text:c="2"/>0. <text:s/>16. <text:s text:c="2"/>0. -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-16. <text:s text:c="2"/>0. -16. <text:s text:c="2"/>0. -16. <text:s text:c="2"/>0. -16.</text:span></text:p>
      <text:p text:style-name="P19"><text:span text:style-name="T37"><text:s text:c="3"/></text:span><text:span text:style-name="T25">0. <text:s/>16. <text:s text:c="2"/>0. <text:s/>16. <text:s text:c="2"/>0. <text:s/>16. <text:s text:c="2"/>0. -16. <text:s text:c="2"/>0. -16. <text:s text:c="2"/>0. <text:s/>16. <text:s text:c="2"/>0. <text:s/>16.</text:span></text:p>
      <text:p text:style-name="P19"><text:span text:style-name="T37"><text:s text:c="3"/></text:span><text:span text:style-name="T25">0. -16. <text:s text:c="2"/>0. -16. <text:s text:c="2"/>0. <text:s/>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-16. <text:s text:c="2"/>0. -16. <text:s text:c="2"/>0. <text:s/>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<text:s/>16. <text:s text:c="2"/>0. -16. <text:s text:c="2"/>0. -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-16. <text:s text:c="2"/>0. -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 text:c="2"/>0. <text:s/>16. <text:s text:c="2"/>0. -16. <text:s text:c="2"/>0. <text:s/>16. <text:s text:c="2"/>0. -16.</text:span></text:p>
      <text:p text:style-name="P19"><text:soft-page-break/><text:span text:style-name="T37"><text:s text:c="3"/></text:span><text:span text:style-name="T25">0. <text:s/>16. <text:s text:c="2"/>0. -16. <text:s text:c="2"/>0. -16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-16. <text:s text:c="2"/>0. <text:s/>16. <text:s text:c="2"/>0. -16. <text:s text:c="2"/>0. -16. <text:s text:c="2"/>0. <text:s/>16. <text:s text:c="2"/>0. -16. <text:s text:c="2"/>0. <text:s/>16.</text:span></text:p>
      <text:p text:style-name="P19"><text:span text:style-name="T37"><text:s text:c="3"/></text:span><text:span text:style-name="T25">0. -16. <text:s text:c="2"/>0. <text:s/>16. <text:s text:c="2"/>0. -16. <text:s text:c="2"/>0. <text:s/>16. <text:s text:c="2"/>0. <text:s/>16. <text:s text:c="2"/>0. -16. <text:s text:c="2"/>0. <text:s/>16.</text:span></text:p>
      <text:p text:style-name="P19"><text:span text:style-name="T37"><text:s text:c="3"/></text:span><text:span text:style-name="T25">0. -16. <text:s text:c="2"/>0. -16. <text:s text:c="2"/>0. <text:s/>16. <text:s text:c="2"/>0. -16. <text:s text:c="2"/>0. <text:s/>16. <text:s text:c="2"/>0. -16. <text:s text:c="2"/>0. -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<text:s/>16. <text:s text:c="2"/>0. <text:s/>16. <text:s text:c="2"/>0. -16. <text:s text:c="2"/>0. -16.</text:span></text:p>
      <text:p text:style-name="P19"><text:span text:style-name="T37"><text:s text:c="3"/></text:span><text:span text:style-name="T25">0. -16. <text:s text:c="2"/>0. -16. <text:s text:c="2"/>0. -16. <text:s text:c="2"/>0. -16. <text:s text:c="2"/>0. -16. <text:s text:c="2"/>0. -16. <text:s text:c="2"/>0. -16.</text:span></text:p>
      <text:p text:style-name="P19"><text:span text:style-name="T37"><text:s text:c="3"/></text:span><text:span text:style-name="T25">0. -16. <text:s text:c="2"/>0. -16. <text:s text:c="2"/>0. -16. <text:s text:c="2"/>0. -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 text:c="2"/>0. <text:s/>16. <text:s text:c="2"/>0. <text:s/>16. <text:s text:c="2"/>0. -16. <text:s text:c="2"/>0. -16.</text:span></text:p>
      <text:p text:style-name="P19"><text:span text:style-name="T37"><text:s text:c="3"/></text:span><text:span text:style-name="T25">0. <text:s/>16. <text:s text:c="2"/>0. <text:s/>16. <text:s text:c="2"/>0. -16. <text:s text:c="2"/>0. <text:s/>16. <text:s text:c="2"/>0. -16. <text:s text:c="2"/>0. -16. <text:s text:c="2"/>0. <text:s/>16.</text:span></text:p>
      <text:p text:style-name="P19"><text:span text:style-name="T37"><text:s text:c="3"/></text:span><text:span text:style-name="T25">0. -16. <text:s text:c="2"/>0. <text:s/>16. <text:s text:c="2"/>0. <text:s/>16. <text:s text:c="2"/>0. -16.]</text:span></text:p>
      <text:p text:style-name="P19"><text:span text:style-name="T25">y7⊕y8 [256. <text:s/>16. <text:s text:c="2"/>0. <text:s/>16. <text:s text:c="2"/>0. -16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-16. <text:s text:c="2"/>0. -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<text:s/>16. <text:s text:c="2"/>0. -16. <text:s text:c="2"/>0. <text:s/>16. <text:s text:c="2"/>0. -16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<text:s/>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-16. <text:s text:c="2"/>0. <text:s/>16. <text:s text:c="2"/>0. <text:s/>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 text:c="2"/>0. <text:s/>16. <text:s text:c="2"/>0. -16. <text:s text:c="2"/>0. <text:s/>16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<text:s/>16. <text:s text:c="2"/>0. <text:s/>16. <text:s text:c="2"/>0. <text:s/>16.</text:span></text:p>
      <text:p text:style-name="P19"><text:span text:style-name="T37"><text:s text:c="3"/></text:span><text:span text:style-name="T25">0. -16. <text:s text:c="2"/>0. <text:s/>16. <text:s text:c="2"/>0. -16. <text:s text:c="2"/>0. -16. <text:s text:c="2"/>0. -16. <text:s text:c="2"/>0. -16. <text:s text:c="2"/>0. -16.</text:span></text:p>
      <text:p text:style-name="P19"><text:span text:style-name="T37"><text:s text:c="3"/></text:span><text:span text:style-name="T25">0. <text:s/>16. <text:s text:c="2"/>0. -16. <text:s text:c="2"/>0. <text:s/>16. <text:s text:c="2"/>0. <text:s/>16. <text:s text:c="2"/>0. <text:s/>16. <text:s text:c="2"/>0. -16. <text:s text:c="2"/>0. -16.</text:span></text:p>
      <text:p text:style-name="P19"><text:span text:style-name="T37"><text:s text:c="3"/></text:span><text:span text:style-name="T25">0. <text:s/>16. <text:s text:c="2"/>0. -16. <text:s text:c="2"/>0. <text:s/>16. <text:s text:c="2"/>0. <text:s/>16. <text:s text:c="2"/>0. <text:s/>16. <text:s text:c="2"/>0. -16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-16. <text:s text:c="2"/>0. -16. <text:s text:c="2"/>0. -16.</text:span></text:p>
      <text:p text:style-name="P19"><text:span text:style-name="T37"><text:s text:c="3"/></text:span><text:span text:style-name="T25">0. <text:s/>16. <text:s text:c="2"/>0. <text:s/>16. <text:s text:c="2"/>0. -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-16. <text:s text:c="2"/>0. -16. <text:s text:c="2"/>0. <text:s/>16. <text:s text:c="2"/>0. -16. <text:s text:c="2"/>0. -16. <text:s text:c="2"/>0. <text:s/>16. <text:s text:c="2"/>0. -16.</text:span></text:p>
      <text:p text:style-name="P19"><text:span text:style-name="T37"><text:s text:c="3"/></text:span><text:span text:style-name="T25">0. -16. <text:s text:c="2"/>0. -16. <text:s text:c="2"/>0. <text:s/>16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<text:s/>16. <text:s text:c="2"/>0. -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<text:s/>16. <text:s text:c="2"/>0. -16. <text:s text:c="2"/>0. -16. <text:s text:c="2"/>0. <text:s/>16.</text:span></text:p>
      <text:p text:style-name="P19"><text:span text:style-name="T37"><text:s text:c="3"/></text:span><text:span text:style-name="T25">0. -16. <text:s text:c="2"/>0. <text:s/>16. <text:s text:c="2"/>0. <text:s/>16. <text:s text:c="2"/>0. <text:s/>16. <text:s text:c="2"/>0. -16. <text:s text:c="2"/>0. -16. <text:s text:c="2"/>0. <text:s/>16.</text:span></text:p>
      <text:p text:style-name="P19"><text:span text:style-name="T37"><text:s text:c="3"/></text:span><text:span text:style-name="T25">0. -16. <text:s text:c="2"/>0. -16. -16. <text:s text:c="2"/>0. -16. <text:s text:c="2"/>0. -16. <text:s text:c="2"/>0. <text:s/>16. <text:s text:c="2"/>0. -16. <text:s text:c="2"/>0.</text:span></text:p>
      <text:p text:style-name="P19"><text:span text:style-name="T37"><text:s text:c="2"/></text:span><text:span text:style-name="T25">16. <text:s text:c="2"/>0. -16. <text:s text:c="2"/>0. -16. <text:s text:c="2"/>0. <text:s/>16. <text:s text:c="2"/>0. -16. <text:s text:c="2"/>0. -16. <text:s text:c="2"/>0. -16. <text:s text:c="2"/>0.</text:span></text:p>
      <text:p text:style-name="P19"><text:span text:style-name="T37"><text:s/></text:span><text:span text:style-name="T25">-16. <text:s text:c="2"/>0. -16. <text:s text:c="2"/>0. <text:s/>16. <text:s text:c="2"/>0. -16. <text:s text:c="2"/>0. -16. <text:s text:c="2"/>0. -16. <text:s text:c="2"/>0. -16. <text:s text:c="2"/>0.</text:span></text:p>
      <text:p text:style-name="P19"><text:span text:style-name="T37"><text:s text:c="2"/></text:span><text:span text:style-name="T25">16. <text:s text:c="2"/>0. -16. <text:s text:c="2"/>0. <text:s/>16. <text:s text:c="2"/>0. -16. <text:s text:c="2"/>0. -16. <text:s text:c="2"/>0. -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<text:s/>16. <text:s text:c="2"/>0. -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/>16. <text:s text:c="2"/>0. -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-16. <text:s text:c="2"/>0. -16. <text:s text:c="2"/>0. -16. <text:s text:c="2"/>0. -16. <text:s text:c="2"/>0. <text:s/>16. <text:s text:c="2"/>0.</text:span></text:p>
      <text:p text:style-name="P19"><text:span text:style-name="T37"><text:s/></text:span><text:span text:style-name="T25">-16. <text:s text:c="2"/>0. <text:s/>16. <text:s text:c="2"/>0. <text:s/>16. <text:s text:c="2"/>0. <text:s/>16. <text:s text:c="2"/>0. -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/>16. <text:s text:c="2"/>0. <text:s/>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<text:s/>16. <text:s text:c="2"/>0. -16. <text:s text:c="2"/>0. <text:s/>16. <text:s text:c="2"/>0. -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-16. <text:s text:c="2"/>0. <text:s/>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/>16. <text:s text:c="2"/>0. -16. <text:s text:c="2"/>0. -16. <text:s text:c="2"/>0. -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/>16. <text:s text:c="2"/>0. -16. <text:s text:c="2"/>0. -16. <text:s text:c="2"/>0. -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<text:s/>16. <text:s text:c="2"/>0. <text:s/>16. <text:s text:c="2"/>0. -16. <text:s text:c="2"/>0. -16. <text:s text:c="2"/>0. -16. <text:s text:c="2"/>0.</text:span></text:p>
      <text:p text:style-name="P19"><text:span text:style-name="T37"><text:s/></text:span><text:span text:style-name="T25">-16. <text:s text:c="2"/>0. <text:s/>16. <text:s text:c="2"/>0. -16. <text:s text:c="2"/>0. -16. <text:s text:c="2"/>0. <text:s/>16. <text:s text:c="2"/>0. <text:s/>16. <text:s text:c="2"/>0. <text:s/>16. <text:s text:c="2"/>0.</text:span></text:p>
      <text:p text:style-name="P19"><text:span text:style-name="T37"><text:s/></text:span><text:span text:style-name="T25">-16. <text:s text:c="2"/>0. -16. <text:s text:c="2"/>0. -16. <text:s text:c="2"/>0. <text:s/>16. <text:s text:c="2"/>0. -16. <text:s text:c="2"/>0. -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-16. <text:s text:c="2"/>0. <text:s/>16. <text:s text:c="2"/>0. <text:s/>16. <text:s text:c="2"/>0. -16. <text:s text:c="2"/>0.</text:span></text:p>
      <text:p text:style-name="P19"><text:span text:style-name="T37"><text:s/></text:span><text:span text:style-name="T25">-16. <text:s text:c="2"/>0. -16. <text:s text:c="2"/>0. <text:s/>16. <text:s text:c="2"/>0. -16. <text:s text:c="2"/>0. -16. <text:s text:c="2"/>0. <text:s/>16. <text:s text:c="2"/>0. -16. <text:s text:c="2"/>0.</text:span></text:p>
      <text:p text:style-name="P19"><text:span text:style-name="T37"><text:s/></text:span><text:span text:style-name="T25">-16. <text:s text:c="2"/>0. <text:s/>16. <text:s text:c="2"/>0. <text:s/>16. <text:s text:c="2"/>0. <text:s/>16. <text:s text:c="2"/>0.]</text:span></text:p>
      <text:p text:style-name="P19"><text:span text:style-name="T25">y6 [256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oft-page-break/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-16. -16. <text:s/>16. -16. -16. -16. <text:s/>16. -16.</text:span></text:p>
      <text:p text:style-name="P19"><text:span text:style-name="T37"><text:s/></text:span><text:span text:style-name="T25">-16. -16. -16. <text:s/>16. -16. -16. -16. <text:s/>16. -16. -16. -16. <text:s/>16. <text:s/>16. <text:s/>16.</text:span></text:p>
      <text:p text:style-name="P19"><text:span text:style-name="T37"><text:s text:c="2"/></text:span><text:span text:style-name="T25">16. -16. -16. -16. <text:s/>16. -16. <text:s/>16. <text:s/>16. <text:s/>16. -16. -16. -16. -16. <text:s/>16.</text:span></text:p>
      <text:p text:style-name="P19"><text:span text:style-name="T37"><text:s/></text:span><text:span text:style-name="T25">-16. -16. -16. <text:s/>16. -16. -16. <text:s/>16. -16. -16. -16. <text:s/>16. -16. -16. -16.</text:span></text:p>
      <text:p text:style-name="P19"><text:span text:style-name="T37"><text:s text:c="2"/></text:span><text:span text:style-name="T25">16. -16. <text:s/>16. <text:s/>16. -16. <text:s/>16. -16. -16. -16. <text:s/>16. <text:s/>16. <text:s/>16. -16. <text:s/>16.</text:span></text:p>
      <text:p text:style-name="P19"><text:span text:style-name="T37"><text:s/></text:span><text:span text:style-name="T25">-16. -16. <text:s/>16. -16. -16. -16. <text:s/>16. -16. -16. -16. -16. <text:s/>16. -16. -16.</text:span></text:p>
      <text:p text:style-name="P19"><text:span text:style-name="T37"><text:s text:c="2"/></text:span><text:span text:style-name="T25">16. -16. <text:s/>16. <text:s/>16. <text:s/>16. -16. -16. -16. -16. <text:s/>16. <text:s/>16. <text:s/>16. -16. <text:s/>16.</text:span></text:p>
      <text:p text:style-name="P19"><text:span text:style-name="T37"><text:s/></text:span><text:span text:style-name="T25">-16. -16. -16. <text:s/>16. <text:s/>16. <text:s/>16. <text:s/>16. -16. <text:s/>16. <text:s/>16. <text:s/>16. -16. <text:s/>16. <text:s/>16.</text:span></text:p>
      <text:p text:style-name="P19"><text:span text:style-name="T37"><text:s/></text:span><text:span text:style-name="T25">-16. <text:s/>16. <text:s/>16. <text:s/>16. <text:s/>16. -16. -16. -16. <text:s/>16. -16. <text:s/>16. <text:s/>16. -16. <text:s/>16.</text:span></text:p>
      <text:p text:style-name="P19"><text:span text:style-name="T37"><text:s/></text:span><text:span text:style-name="T25">-16. -16. -16. <text:s/>16. <text:s/>16. <text:s/>16. -16. <text:s/>16. -16. -16. -16. <text:s/>16. <text:s/>16. <text:s/>16.</text:span></text:p>
      <text:p text:style-name="P19"><text:span text:style-name="T37"><text:s/></text:span><text:span text:style-name="T25">-16. <text:s/>16. <text:s/>16. <text:s/>16. -16. <text:s/>16. -16. -16. -16. <text:s/>16. -16. -16. <text:s/>16. -16.</text:span></text:p>
      <text:p text:style-name="P19"><text:span text:style-name="T37"><text:s/></text:span><text:span text:style-name="T25">-16. -16. -16. <text:s/>16. <text:s/>16. <text:s/>16. <text:s/>16. -16. <text:s/>16. <text:s/>16. -16. <text:s/>16. <text:s/>16. <text:s/>16.</text:span></text:p>
      <text:p text:style-name="P19"><text:span text:style-name="T37"><text:s/></text:span><text:span text:style-name="T25">-16. <text:s/>16. -16. -16. -16. <text:s/>16. -16. -16. -16. <text:s/>16. <text:s/>16. <text:s/>16. -16. <text:s/>16.</text:span></text:p>
      <text:p text:style-name="P19"><text:span text:style-name="T37"><text:s text:c="2"/></text:span><text:span text:style-name="T25">16. <text:s/>16. <text:s/>16. -16. <text:s/>16. <text:s/>16. -16. <text:s/>16. -16. -16. <text:s/>16. -16. -16. -16.</text:span></text:p>
      <text:p text:style-name="P19"><text:span text:style-name="T37"><text:s text:c="2"/></text:span><text:span text:style-name="T25">16. -16. <text:s/>16. <text:s/>16. <text:s/>16. -16. -16. -16. <text:s/>16. -16. -16. -16. <text:s/>16. -16.</text:span></text:p>
      <text:p text:style-name="P19"><text:span text:style-name="T37"><text:s text:c="2"/></text:span><text:span text:style-name="T25">16. <text:s/>16. -16. <text:s/>16. -16. -16. <text:s/>16. -16. -16. -16. -16. <text:s/>16. <text:s/>16. <text:s/>16.</text:span></text:p>
      <text:p text:style-name="P19"><text:span text:style-name="T37"><text:s text:c="2"/></text:span><text:span text:style-name="T25">16. -16. <text:s/>16. <text:s/>16. -16. <text:s/>16. <text:s/>16. <text:s/>16. -16. <text:s/>16. -16. -16. -16. <text:s/>16.</text:span></text:p>
      <text:p text:style-name="P19"><text:span text:style-name="T37"><text:s/></text:span><text:span text:style-name="T25">-16. -16. -16. <text:s/>16. <text:s/>16. <text:s/>16. <text:s/>16. -16. -16. -16. -16. <text:s/>16. -16. -16.</text:span></text:p>
      <text:p text:style-name="P19"><text:span text:style-name="T37"><text:s text:c="2"/></text:span><text:span text:style-name="T25">16. -16. <text:s/>16. <text:s/>16. -16. <text:s/>16. <text:s/>16. <text:s/>16.]</text:span></text:p>
      <text:p text:style-name="P19"><text:span text:style-name="T25">y6⊕y8 [256. <text:s text:c="2"/>0. <text:s text:c="2"/>0. <text:s text:c="2"/>0. -16. -16. -16. <text:s/>16. <text:s text:c="2"/>0. <text:s text:c="2"/>0. <text:s text:c="2"/>0. <text:s text:c="2"/>0. -16. -16.</text:span></text:p>
      <text:p text:style-name="P19"><text:span text:style-name="T37"><text:s text:c="2"/></text:span><text:span text:style-name="T25">16. -16. -16. -16. <text:s/>16. -16. <text:s text:c="2"/>0. <text:s text:c="2"/>0. <text:s text:c="2"/>0. <text:s text:c="2"/>0. <text:s/>16. <text:s/>16. <text:s/>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-16. <text:s text:c="2"/>0. <text:s text:c="2"/>0.</text:span></text:p>
      <text:p text:style-name="P19"><text:span text:style-name="T37"><text:s text:c="3"/></text:span><text:span text:style-name="T25">0. <text:s text:c="2"/>0. -16. -16. -16. <text:s/>16. -16. -16. -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<text:s text:c="2"/>0. <text:s text:c="2"/>0. <text:s/>16. <text:s/>16. <text:s/>16. -16. -16. -16. -16. <text:s/>16.</text:span></text:p>
      <text:p text:style-name="P19"><text:span text:style-name="T37"><text:s text:c="3"/></text:span><text:span text:style-name="T25">0. <text:s text:c="2"/>0. <text:s text:c="2"/>0. <text:s text:c="2"/>0. -16. -16. <text:s/>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<text:s/>16. <text:s/>16. -16. <text:s text:c="2"/>0. <text:s text:c="2"/>0. <text:s text:c="2"/>0. <text:s text:c="2"/>0. -16. -16. <text:s/>16. -16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<text:s/>16. <text:s/>16. <text:s/>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<text:s/>16. <text:s/>16. -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/>16. <text:s/>16. -16. <text:s/>16. <text:s text:c="2"/>0. <text:s text:c="2"/>0. <text:s text:c="2"/>0. <text:s text:c="2"/>0. -16. -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<text:s/>16. <text:s/>16. -16. <text:s/>16.</text:span></text:p>
      <text:p text:style-name="P19"><text:span text:style-name="T37"><text:s text:c="3"/></text:span><text:span text:style-name="T25">0. <text:s text:c="2"/>0. <text:s text:c="2"/>0. <text:s text:c="2"/>0. <text:s/>16. <text:s/>16. <text:s/>16. -16. <text:s/>16. <text:s/>16. <text:s/>16. -16. <text:s text:c="2"/>0. <text:s text:c="2"/>0.</text:span></text:p>
      <text:p text:style-name="P19"><text:span text:style-name="T37"><text:s text:c="3"/></text:span><text:span text:style-name="T25">0. <text:s text:c="2"/>0. -16. -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-16. -16. -16. <text:s/>16. <text:s/>16. <text:s/>16.</text:span></text:p>
      <text:p text:style-name="P19"><text:span text:style-name="T37"><text:s text:c="2"/></text:span><text:span text:style-name="T25">16. -16. <text:s text:c="2"/>0. <text:s text:c="2"/>0. <text:s text:c="2"/>0. <text:s text:c="2"/>0. <text:s/>16. <text:s/>16. -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<text:s/>16. <text:s/>16.</text:span></text:p>
      <text:p text:style-name="P19"><text:span text:style-name="T37"><text:s/></text:span><text:span text:style-name="T25">-16. <text:s/>16. -16. -16. <text:s/>16. -16. <text:s text:c="2"/>0. <text:s text:c="2"/>0. <text:s text:c="2"/>0. <text:s text:c="2"/>0. -16. -16. -16. <text:s/>16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<text:s/>16. <text:s/>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-16. -16. <text:s/>16. -16.</text:span></text:p>
      <text:p text:style-name="P19"><text:span text:style-name="T37"><text:s text:c="3"/></text:span><text:span text:style-name="T25">0. <text:s text:c="2"/>0. <text:s text:c="2"/>0. <text:s text:c="2"/>0. -16. -16. -16. <text:s/>16. <text:s/>16. <text:s/>16. -16. <text:s/>16. <text:s text:c="2"/>0. <text:s text:c="2"/>0.</text:span></text:p>
      <text:p text:style-name="P19"><text:span text:style-name="T37"><text:s text:c="3"/></text:span><text:span text:style-name="T25">0. <text:s text:c="2"/>0. -16. -16. -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<text:s/>16. -16. <text:s text:c="2"/>0. <text:s text:c="2"/>0. <text:s text:c="2"/>0. <text:s text:c="2"/>0. <text:s/>16. <text:s/>16. -16. <text:s/>16. -16. -16.</text:span></text:p>
      <text:p text:style-name="P19"><text:span text:style-name="T37"><text:s text:c="2"/></text:span><text:span text:style-name="T25">16. -16. <text:s text:c="2"/>0. <text:s text:c="2"/>0. <text:s text:c="2"/>0. <text:s text:c="2"/>0. -16. -16. -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<text:s/>16. <text:s/>16.</text:span></text:p>
      <text:p text:style-name="P19"><text:span text:style-name="T37"><text:s/></text:span><text:span text:style-name="T25">-16. <text:s/>16. -16. -16. -16. <text:s/>16. <text:s text:c="2"/>0. <text:s text:c="2"/>0. <text:s text:c="2"/>0. <text:s text:c="2"/>0. -16. -16. <text:s/>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-16. <text:s text:c="2"/>0. <text:s text:c="2"/>0.</text:span></text:p>
      <text:p text:style-name="P19"><text:span text:style-name="T37"><text:s text:c="3"/></text:span><text:span text:style-name="T25">0. <text:s text:c="2"/>0. <text:s/>16. <text:s/>16. <text:s/>16. -16. -16. -16. -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<text:s text:c="2"/>0. <text:s text:c="2"/>0. -16. -16. -16. <text:s/>16. <text:s/>16. <text:s/>16. -16. <text:s/>16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<text:s/>16. <text:s/>16. -16. <text:s text:c="2"/>0. <text:s text:c="2"/>0. <text:s text:c="2"/>0. <text:s text:c="2"/>0. <text:s/>16. <text:s/>16. -16. <text:s/>16.</text:span></text:p>
      <text:p text:style-name="P19"><text:span text:style-name="T37"><text:s/></text:span><text:span text:style-name="T25">-16. -16. <text:s/>16. -16. <text:s text:c="2"/>0. <text:s text:c="2"/>0. <text:s text:c="2"/>0. <text:s text:c="2"/>0. -16. -16. -16. <text:s/>16. <text:s text:c="2"/>0. <text:s text:c="2"/>0.</text:span></text:p>
      <text:p text:style-name="P19"><text:soft-page-break/><text:span text:style-name="T37"><text:s text:c="3"/></text:span><text:span text:style-name="T25">0. <text:s text:c="2"/>0. <text:s text:c="2"/>0. <text:s text:c="2"/>0. <text:s text:c="2"/>0. <text:s text:c="2"/>0. -16. -16. -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-16. -16. -16. <text:s/>16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-16. -16. <text:s/>16. -16.</text:span></text:p>
      <text:p text:style-name="P19"><text:span text:style-name="T37"><text:s text:c="3"/></text:span><text:span text:style-name="T25">0. <text:s text:c="2"/>0. <text:s text:c="2"/>0. <text:s text:c="2"/>0. <text:s/>16. <text:s/>16. <text:s/>16. -16.]</text:span></text:p>
      <text:p text:style-name="P19"><text:span text:style-name="T25">y6⊕y7 [256. <text:s text:c="2"/>0. <text:s text:c="2"/>0. <text:s text:c="2"/>0. <text:s text:c="2"/>0. <text:s text:c="2"/>0. <text:s text:c="2"/>0. <text:s text:c="2"/>0. <text:s/>16. <text:s/>16. -16. <text:s/>16. <text:s/>16. <text:s/>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-16. -16. <text:s/>16. -16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<text:s text:c="2"/>0. <text:s text:c="2"/>0. <text:s text:c="2"/>0. <text:s text:c="2"/>0. <text:s/>16. -16.</text:span></text:p>
      <text:p text:style-name="P19"><text:span text:style-name="T37"><text:s text:c="2"/></text:span><text:span text:style-name="T25">16. <text:s/>16. <text:s/>16. -16. <text:s/>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-16. <text:s/>16. -16. -16. -16. -16. <text:s/>16. -16. -16. -16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<text:s/>16. <text:s/>16. -16. <text:s/>16.</text:span></text:p>
      <text:p text:style-name="P19"><text:span text:style-name="T37"><text:s/></text:span><text:span text:style-name="T25">-16. -16. <text:s/>16. -16. <text:s text:c="2"/>0. <text:s text:c="2"/>0. <text:s text:c="2"/>0. <text:s text:c="2"/>0. <text:s text:c="2"/>0. <text:s text:c="2"/>0. <text:s text:c="2"/>0. <text:s text:c="2"/>0. <text:s/>16. -16.</text:span></text:p>
      <text:p text:style-name="P19"><text:span text:style-name="T37"><text:s text:c="2"/></text:span><text:span text:style-name="T25">16. <text:s/>16. <text:s/>16. -16. <text:s/>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-16. <text:s/>16. -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<text:s/>16. -16. -16. -16. <text:s/>16. -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-16. -16. <text:s/>16. -16. <text:s/>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<text:s/>16. -16. <text:s/>16. <text:s/>16. <text:s/>16. -16. <text:s/>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-16. <text:s/>16. <text:s/>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-16. -16. -16. <text:s/>16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<text:s/>16. -16. -16. <text:s/>16. -16. <text:s/>16. <text:s/>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-16. -16. -16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<text:s/>16. <text:s/>16. -16. <text:s/>16.</text:span></text:p>
      <text:p text:style-name="P19"><text:span text:style-name="T37"><text:s/></text:span><text:span text:style-name="T25">-16. -16. <text:s/>16. -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/></text:span><text:span text:style-name="T25">-16. <text:s/>16. -16. -16. -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<text:s/>16. -16. -16. -16. -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<text:s/>16. <text:s/>16. <text:s/>16. -16. <text:s/>16. <text:s/>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<text:s/>16. <text:s/>16. <text:s/>16. -16. -16. -16. <text:s/>16. <text:s/>16.</text:span></text:p>
      <text:p text:style-name="P19"><text:span text:style-name="T37"><text:s text:c="2"/></text:span><text:span text:style-name="T25">16. -16. <text:s/>16. <text:s/>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16. -16. -16. <text:s/>16. <text:s/>16. <text:s/>16. <text:s/>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<text:s/>16. <text:s/>16. <text:s/>16. -16. <text:s/>16. <text:s/>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<text:s/>16. <text:s/>16. <text:s/>16. -16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<text:s/>16. <text:s/>16. <text:s/>16. -16. <text:s/>16. <text:s/>16. <text:s/>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<text:s/>16. <text:s/>16. <text:s/>16. <text:s/>16. -16.</text:span></text:p>
      <text:p text:style-name="P19"><text:span text:style-name="T37"><text:s/></text:span><text:span text:style-name="T25">-16. -16. <text:s text:c="2"/>0. <text:s text:c="2"/>0. <text:s text:c="2"/>0. <text:s text:c="2"/>0. <text:s text:c="2"/>0. <text:s text:c="2"/>0. <text:s text:c="2"/>0. <text:s text:c="2"/>0. <text:s/>16. <text:s/>16. <text:s/>16. -16.</text:span></text:p>
      <text:p text:style-name="P19"><text:span text:style-name="T37"><text:s text:c="2"/></text:span><text:span text:style-name="T25">16. <text:s/>16. <text:s/>16. -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/></text:span><text:span text:style-name="T25">-16. <text:s/>16. <text:s/>16. <text:s/>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<text:s/>16. <text:s/>16. <text:s/>16. -16. <text:s/>16.</text:span></text:p>
      <text:p text:style-name="P19"><text:span text:style-name="T37"><text:s text:c="2"/></text:span><text:span text:style-name="T25">16. <text:s/>16. <text:s text:c="2"/>0. <text:s text:c="2"/>0. <text:s text:c="2"/>0. <text:s text:c="2"/>0. <text:s text:c="2"/>0. <text:s text:c="2"/>0. <text:s text:c="2"/>0. <text:s text:c="2"/>0. -16. <text:s/>16. <text:s/>16. <text:s/>16.</text:span></text:p>
      <text:p text:style-name="P19"><text:span text:style-name="T37"><text:s text:c="2"/></text:span><text:span text:style-name="T25">16. -16. -16. -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/></text:span><text:span text:style-name="T25">-16. <text:s/>16. -16. -16. -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<text:s/>16. -16. -16. -16. -16. <text:s/>16.]</text:span></text:p>
      <text:p text:style-name="P19"><text:span text:style-name="T25">y6⊕y7⊕y8 [256. -16. <text:s text:c="2"/>0. -16. -16. <text:s text:c="2"/>0. -16. <text:s text:c="2"/>0. <text:s/>16. <text:s text:c="2"/>0. -16. <text:s text:c="2"/>0. <text:s text:c="2"/>0. <text:s/>16.</text:span></text:p>
      <text:p text:style-name="P19"><text:span text:style-name="T37"><text:s text:c="3"/></text:span><text:span text:style-name="T25">0. -16. <text:s text:c="2"/>0. -16. <text:s text:c="2"/>0. -16. -16. <text:s text:c="2"/>0. -16. <text:s text:c="2"/>0. -16. <text:s text:c="2"/>0. <text:s/>16. <text:s text:c="2"/>0.</text:span></text:p>
      <text:p text:style-name="P19"><text:span text:style-name="T37"><text:s text:c="3"/></text:span><text:span text:style-name="T25">0. -16. <text:s text:c="2"/>0. <text:s/>16. <text:s text:c="2"/>0. -16. <text:s text:c="2"/>0. -16. -16. <text:s text:c="2"/>0. -16. <text:s text:c="2"/>0. <text:s/>16. <text:s text:c="2"/>0.</text:span></text:p>
      <text:p text:style-name="P19"><text:span text:style-name="T37"><text:s/></text:span><text:span text:style-name="T25">-16. <text:s text:c="2"/>0. <text:s text:c="2"/>0. <text:s/>16. <text:s text:c="2"/>0. -16. <text:s text:c="2"/>0. <text:s/>16. <text:s text:c="2"/>0. <text:s/>16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<text:s text:c="2"/>0. <text:s/>16. <text:s text:c="2"/>0. -16. <text:s text:c="2"/>0. <text:s/>16. <text:s text:c="2"/>0. <text:s/>16. <text:s/>16. <text:s text:c="2"/>0.</text:span></text:p>
      <text:p text:style-name="P19"><text:span text:style-name="T37"><text:s text:c="2"/></text:span><text:span text:style-name="T25">16. <text:s text:c="2"/>0. -16. <text:s text:c="2"/>0. <text:s/>16. <text:s text:c="2"/>0. <text:s text:c="2"/>0. -16. <text:s text:c="2"/>0. <text:s/>16. <text:s text:c="2"/>0. -16. <text:s text:c="2"/>0. -16.</text:span></text:p>
      <text:p text:style-name="P19"><text:span text:style-name="T37"><text:s/></text:span><text:span text:style-name="T25">-16. <text:s text:c="2"/>0. -16. <text:s text:c="2"/>0. -16. <text:s text:c="2"/>0. <text:s/>16. <text:s text:c="2"/>0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/>16. <text:s text:c="2"/>0. <text:s/>16. <text:s text:c="2"/>0. -16. <text:s text:c="2"/>0. <text:s/>16. <text:s text:c="2"/>0. <text:s text:c="2"/>0. -16. <text:s text:c="2"/>0. <text:s/>16.</text:span></text:p>
      <text:p text:style-name="P19"><text:span text:style-name="T37"><text:s text:c="3"/></text:span><text:span text:style-name="T25">0. <text:s/>16. <text:s text:c="2"/>0. <text:s/>16. <text:s/>16. <text:s text:c="2"/>0. <text:s/>16. <text:s text:c="2"/>0. <text:s/>16. <text:s text:c="2"/>0. -16. <text:s text:c="2"/>0. <text:s text:c="2"/>0. <text:s/>16.</text:span></text:p>
      <text:p text:style-name="P19"><text:span text:style-name="T37"><text:s text:c="3"/></text:span><text:span text:style-name="T25">0. -16. -16. <text:s text:c="2"/>0. <text:s/>16. <text:s text:c="2"/>0. <text:s text:c="2"/>0. <text:s/>16. <text:s text:c="2"/>0. -16. <text:s text:c="2"/>0. <text:s/>16. <text:s text:c="2"/>0. <text:s/>16.</text:span></text:p>
      <text:p text:style-name="P19"><text:span text:style-name="T37"><text:s/></text:span><text:span text:style-name="T25">-16. <text:s text:c="2"/>0. -16. <text:s text:c="2"/>0. -16. <text:s text:c="2"/>0. <text:s/>16. <text:s text:c="2"/>0. <text:s text:c="2"/>0. <text:s/>16. <text:s text:c="2"/>0. -16. <text:s text:c="2"/>0. -16.</text:span></text:p>
      <text:p text:style-name="P19"><text:span text:style-name="T37"><text:s text:c="3"/></text:span><text:span text:style-name="T25">0. -16. <text:s/>16. <text:s text:c="2"/>0. <text:s/>16. <text:s text:c="2"/>0. -16. <text:s text:c="2"/>0. <text:s/>16. <text:s text:c="2"/>0. <text:s text:c="2"/>0. <text:s/>16. <text:s text:c="2"/>0. -16.</text:span></text:p>
      <text:p text:style-name="P19"><text:span text:style-name="T37"><text:s text:c="3"/></text:span><text:span text:style-name="T25">0. <text:s/>16. <text:s text:c="2"/>0. <text:s/>16. -16. <text:s text:c="2"/>0. -16. <text:s text:c="2"/>0. <text:s/>16. <text:s text:c="2"/>0. -16. <text:s text:c="2"/>0. <text:s text:c="2"/>0. -16.</text:span></text:p>
      <text:p text:style-name="P19"><text:span text:style-name="T37"><text:s text:c="3"/></text:span><text:span text:style-name="T25">0. <text:s/>16. <text:s text:c="2"/>0. <text:s/>16. <text:s text:c="2"/>0. <text:s/>16. -16. <text:s text:c="2"/>0. -16. <text:s text:c="2"/>0. <text:s/>16. <text:s text:c="2"/>0. -16. <text:s text:c="2"/>0.</text:span></text:p>
      <text:p text:style-name="P19"><text:span text:style-name="T37"><text:s text:c="3"/></text:span><text:span text:style-name="T25">0. -16. <text:s text:c="2"/>0. <text:s/>16. <text:s text:c="2"/>0. -16. <text:s text:c="2"/>0. -16. <text:s/>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 text:c="2"/>0. <text:s/>16. <text:s text:c="2"/>0. -16. <text:s text:c="2"/>0. -16. <text:s text:c="2"/>0. -16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<text:s text:c="2"/>0. -16. <text:s text:c="2"/>0. <text:s/>16. <text:s text:c="2"/>0. -16. <text:s text:c="2"/>0. -16. <text:s/>16. <text:s text:c="2"/>0.</text:span></text:p>
      <text:p text:style-name="P19"><text:soft-page-break/><text:span text:style-name="T37"><text:s text:c="2"/></text:span><text:span text:style-name="T25">16. <text:s text:c="2"/>0. <text:s/>16. <text:s text:c="2"/>0. -16. <text:s text:c="2"/>0. <text:s text:c="2"/>0. -16. <text:s text:c="2"/>0. <text:s/>16. <text:s text:c="2"/>0. <text:s/>16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 text:c="2"/>0. <text:s/>16. <text:s/>16. <text:s text:c="2"/>0. <text:s/>16. <text:s text:c="2"/>0. <text:s/>16. <text:s text:c="2"/>0.</text:span></text:p>
      <text:p text:style-name="P19"><text:span text:style-name="T37"><text:s/></text:span><text:span text:style-name="T25">-16. <text:s text:c="2"/>0. <text:s text:c="2"/>0. <text:s/>16. <text:s text:c="2"/>0. -16. <text:s text:c="2"/>0. <text:s/>16. <text:s text:c="2"/>0. <text:s/>16. <text:s/>16. <text:s text:c="2"/>0. <text:s/>16. <text:s text:c="2"/>0.</text:span></text:p>
      <text:p text:style-name="P19"><text:span text:style-name="T37"><text:s/></text:span><text:span text:style-name="T25">-16. <text:s text:c="2"/>0. <text:s/>16. <text:s text:c="2"/>0. <text:s text:c="2"/>0. -16. <text:s text:c="2"/>0. <text:s/>16. <text:s text:c="2"/>0. <text:s/>16. <text:s text:c="2"/>0. <text:s/>16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 text:c="2"/>0. <text:s/>16. <text:s text:c="2"/>0. -16. <text:s text:c="2"/>0. -16. <text:s text:c="2"/>0. -16.</text:span></text:p>
      <text:p text:style-name="P19"><text:span text:style-name="T37"><text:s/></text:span><text:span text:style-name="T25">-16. <text:s text:c="2"/>0. -16. <text:s text:c="2"/>0. <text:s/>16. <text:s text:c="2"/>0. -16. <text:s text:c="2"/>0. <text:s text:c="2"/>0. <text:s/>16. <text:s text:c="2"/>0. -16. <text:s text:c="2"/>0. <text:s/>16.</text:span></text:p>
      <text:p text:style-name="P19"><text:span text:style-name="T37"><text:s text:c="3"/></text:span><text:span text:style-name="T25">0. <text:s/>16. <text:s/>16. <text:s text:c="2"/>0. <text:s/>16. <text:s text:c="2"/>0. <text:s/>16. <text:s text:c="2"/>0. -16. <text:s text:c="2"/>0. <text:s text:c="2"/>0. <text:s/>16. <text:s text:c="2"/>0. -16.</text:span></text:p>
      <text:p text:style-name="P19"><text:span text:style-name="T37"><text:s text:c="3"/></text:span><text:span text:style-name="T25">0. -16. <text:s text:c="2"/>0. -16. -16. <text:s text:c="2"/>0. -16. <text:s text:c="2"/>0. <text:s/>16. <text:s text:c="2"/>0. -16. <text:s text:c="2"/>0. <text:s text:c="2"/>0. <text:s/>16.</text:span></text:p>
      <text:p text:style-name="P19"><text:span text:style-name="T37"><text:s text:c="3"/></text:span><text:span text:style-name="T25">0. -16. <text:s text:c="2"/>0. <text:s/>16. <text:s text:c="2"/>0. <text:s/>16. <text:s/>16. <text:s text:c="2"/>0. <text:s/>16. <text:s text:c="2"/>0. <text:s/>16. <text:s text:c="2"/>0. -16. <text:s text:c="2"/>0.</text:span></text:p>
      <text:p text:style-name="P19"><text:span text:style-name="T37"><text:s text:c="3"/></text:span><text:span text:style-name="T25">0. <text:s/>16. <text:s text:c="2"/>0. -16. <text:s text:c="2"/>0. <text:s/>16. <text:s text:c="2"/>0. <text:s/>16. <text:s/>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/>16. <text:s text:c="2"/>0. -16. <text:s text:c="2"/>0. <text:s text:c="2"/>0. -16. <text:s text:c="2"/>0. <text:s/>16.</text:span></text:p>
      <text:p text:style-name="P19"><text:span text:style-name="T37"><text:s text:c="3"/></text:span><text:span text:style-name="T25">0. <text:s/>16. <text:s text:c="2"/>0. <text:s/>16. -16. <text:s text:c="2"/>0. -16. <text:s text:c="2"/>0. <text:s/>16. <text:s text:c="2"/>0. -16. <text:s text:c="2"/>0. <text:s text:c="2"/>0. -16.</text:span></text:p>
      <text:p text:style-name="P19"><text:span text:style-name="T37"><text:s text:c="3"/></text:span><text:span text:style-name="T25">0. <text:s/>16. <text:s text:c="2"/>0. -16. <text:s text:c="2"/>0. -16. <text:s/>16. <text:s text:c="2"/>0. <text:s/>16. <text:s text:c="2"/>0. <text:s/>16. <text:s text:c="2"/>0. -16. <text:s text:c="2"/>0.</text:span></text:p>
      <text:p text:style-name="P19"><text:span text:style-name="T37"><text:s text:c="3"/></text:span><text:span text:style-name="T25">0. -16. <text:s text:c="2"/>0. <text:s/>16. <text:s text:c="2"/>0. <text:s/>16. <text:s text:c="2"/>0. <text:s/>16. -16. <text:s text:c="2"/>0. -16. <text:s text:c="2"/>0. -16. <text:s text:c="2"/>0.</text:span></text:p>
      <text:p text:style-name="P19"><text:span text:style-name="T37"><text:s text:c="2"/></text:span><text:span text:style-name="T25">16. <text:s text:c="2"/>0. <text:s text:c="2"/>0. <text:s/>16. <text:s text:c="2"/>0. -16. <text:s text:c="2"/>0. <text:s/>16. <text:s text:c="2"/>0. <text:s/>16. -16. <text:s text:c="2"/>0. -16. <text:s text:c="2"/>0.</text:span></text:p>
      <text:p text:style-name="P19"><text:span text:style-name="T37"><text:s text:c="2"/></text:span><text:span text:style-name="T25">16. <text:s text:c="2"/>0. -16. <text:s text:c="2"/>0. <text:s text:c="2"/>0. -16. <text:s text:c="2"/>0. <text:s/>16. <text:s text:c="2"/>0. <text:s/>16. <text:s text:c="2"/>0. <text:s/>16. -16. <text:s text:c="2"/>0.</text:span></text:p>
      <text:p text:style-name="P19"><text:span text:style-name="T37"><text:s/></text:span><text:span text:style-name="T25">-16. <text:s text:c="2"/>0. -16. <text:s text:c="2"/>0. <text:s/>16. <text:s text:c="2"/>0. <text:s text:c="2"/>0. <text:s/>16. <text:s text:c="2"/>0. -16. <text:s text:c="2"/>0. <text:s/>16. <text:s text:c="2"/>0. <text:s/>16.</text:span></text:p>
      <text:p text:style-name="P19"><text:span text:style-name="T37"><text:s/></text:span><text:span text:style-name="T25">-16. <text:s text:c="2"/>0. -16. <text:s text:c="2"/>0. <text:s/>16. <text:s text:c="2"/>0. -16. <text:s text:c="2"/>0. <text:s text:c="2"/>0. -16. <text:s text:c="2"/>0. <text:s/>16. <text:s text:c="2"/>0. <text:s/>16.</text:span></text:p>
      <text:p text:style-name="P19"><text:span text:style-name="T37"><text:s text:c="3"/></text:span><text:span text:style-name="T25">0. <text:s/>16. -16. <text:s text:c="2"/>0. -16. <text:s text:c="2"/>0. <text:s/>16. <text:s text:c="2"/>0. -16. <text:s text:c="2"/>0. <text:s text:c="2"/>0. -16. <text:s text:c="2"/>0. <text:s/>16.</text:span></text:p>
      <text:p text:style-name="P19"><text:span text:style-name="T37"><text:s text:c="3"/></text:span><text:span text:style-name="T25">0. -16. <text:s text:c="2"/>0. -16. <text:s/>16. <text:s text:c="2"/>0. <text:s/>16. <text:s text:c="2"/>0.]</text:span></text:p>
      <text:p text:style-name="P19"><text:span text:style-name="T25">y5 [256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16. <text:s/>16. <text:s/>16. <text:s/>16. <text:s/>16. <text:s/>16.</text:span></text:p>
      <text:p text:style-name="P19"><text:span text:style-name="T37"><text:s text:c="2"/></text:span><text:span text:style-name="T25">16. <text:s/>16. <text:s/>16. -16. <text:s/>16. -16. <text:s/>16. -16. <text:s/>16. -16. <text:s/>16. <text:s/>16. <text:s/>16. <text:s/>16.</text:span></text:p>
      <text:p text:style-name="P19"><text:span text:style-name="T37"><text:s text:c="2"/></text:span><text:span text:style-name="T25">16. <text:s/>16. <text:s/>16. <text:s/>16. <text:s/>16. -16. <text:s/>16. -16. <text:s/>16. -16. <text:s/>16. -16. <text:s/>16. <text:s/>16.</text:span></text:p>
      <text:p text:style-name="P19"><text:span text:style-name="T37"><text:s/></text:span><text:span text:style-name="T25">-16. -16. <text:s/>16. <text:s/>16. -16. -16. -16. <text:s/>16. <text:s/>16. -16. -16. <text:s/>16. <text:s/>16. -16.</text:span></text:p>
      <text:p text:style-name="P19"><text:span text:style-name="T37"><text:s text:c="2"/></text:span><text:span text:style-name="T25">16. <text:s/>16. -16. -16. <text:s/>16. <text:s/>16. -16. -16. -16. <text:s/>16. <text:s/>16. -16. -16. <text:s/>16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/>16. -16. <text:s/>16. -16.</text:span></text:p>
      <text:p text:style-name="P19"><text:span text:style-name="T37"><text:s text:c="2"/></text:span><text:span text:style-name="T25">16. -16. <text:s/>16. -16. <text:s/>16. <text:s/>16. <text:s/>16. <text:s/>16. <text:s/>16. <text:s/>16. <text:s/>16. <text:s/>16. -16. <text:s/>16.</text:span></text:p>
      <text:p text:style-name="P19"><text:span text:style-name="T37"><text:s/></text:span><text:span text:style-name="T25">-16. <text:s/>16. -16. <text:s/>16. -16. <text:s/>16. -16. -16. -16. -16. -16. -16. -16. -16.</text:span></text:p>
      <text:p text:style-name="P19"><text:span text:style-name="T37"><text:s text:c="2"/></text:span><text:span text:style-name="T25">16. -16. -16. <text:s/>16. <text:s/>16. -16. -16. <text:s/>16. -16. -16. <text:s/>16. <text:s/>16. -16. -16.</text:span></text:p>
      <text:p text:style-name="P19"><text:span text:style-name="T37"><text:s text:c="2"/></text:span><text:span text:style-name="T25">16. <text:s/>16. -16. <text:s/>16. <text:s/>16. -16. -16. <text:s/>16. <text:s/>16. -16. <text:s/>16. <text:s/>16. -16. -16.</text:span></text:p>
      <text:p text:style-name="P19"><text:span text:style-name="T37"><text:s text:c="2"/></text:span><text:span text:style-name="T25">16. <text:s/>16. -16. -16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-16. <text:s/>16.</text:span></text:p>
      <text:p text:style-name="P19"><text:span text:style-name="T37"><text:s/></text:span><text:span text:style-name="T25">-16. <text:s/>16. <text:s/>16. -16. <text:s/>16. -16. <text:s/>16. <text:s/>16. <text:s/>16. <text:s/>16. -16. -16. -16. -16.</text:span></text:p>
      <text:p text:style-name="P19"><text:span text:style-name="T37"><text:s text:c="2"/></text:span><text:span text:style-name="T25">16. -16. <text:s/>16. -16. -16. <text:s/>16. -16. <text:s/>16. -16. -16. -16. -16. <text:s/>16. <text:s/>16.</text:span></text:p>
      <text:p text:style-name="P19"><text:span text:style-name="T37"><text:s text:c="2"/></text:span><text:span text:style-name="T25">16. <text:s/>16. <text:s/>16. -16. -16. <text:s/>16. -16. <text:s/>16. <text:s/>16. -16. <text:s/>16. <text:s/>16. -16. -16.</text:span></text:p>
      <text:p text:style-name="P19"><text:span text:style-name="T37"><text:s/></text:span><text:span text:style-name="T25">-16. -16. <text:s/>16. <text:s/>16. -16. <text:s/>16. <text:s/>16. -16. <text:s/>16. -16. -16. <text:s/>16. -16. -16.</text:span></text:p>
      <text:p text:style-name="P19"><text:span text:style-name="T37"><text:s text:c="2"/></text:span><text:span text:style-name="T25">16. <text:s/>16. <text:s/>16. <text:s/>16. -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<text:s/>16. <text:s/>16. -16. -16. -16. -16. -16. <text:s/>16. -16. <text:s/>16. <text:s/>16. -16.</text:span></text:p>
      <text:p text:style-name="P19"><text:span text:style-name="T37"><text:s text:c="2"/></text:span><text:span text:style-name="T25">16. -16. <text:s/>16. <text:s/>16. <text:s/>16. <text:s/>16. -16. -16. -16. -16. -16. <text:s/>16. -16. <text:s/>16.</text:span></text:p>
      <text:p text:style-name="P19"><text:span text:style-name="T37"><text:s text:c="2"/></text:span><text:span text:style-name="T25">16. -16. <text:s/>16. -16. -16. -16. <text:s/>16. <text:s/>16. <text:s/>16. <text:s/>16. -16. -16. -16. <text:s/>16.</text:span></text:p>
      <text:p text:style-name="P19"><text:span text:style-name="T37"><text:s text:c="2"/></text:span><text:span text:style-name="T25">16. -16. <text:s/>16. -16. -16. <text:s/>16. -16. -16. <text:s/>16. <text:s/>16. <text:s/>16. <text:s/>16. -16. -16.</text:span></text:p>
      <text:p text:style-name="P19"><text:span text:style-name="T37"><text:s/></text:span><text:span text:style-name="T25">-16. <text:s/>16. <text:s/>16. -16. <text:s/>16. -16. -16. <text:s/>16.]</text:span></text:p>
      <text:p text:style-name="P19"><text:span text:style-name="T25">y5⊕y8 [256. <text:s text:c="2"/>0. <text:s text:c="2"/>0. <text:s text:c="2"/>0. <text:s/>16. <text:s/>16. <text:s/>16. -16. <text:s/>16. <text:s/>16. -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<text:s/>16. <text:s/>16. <text:s/>16. <text:s/>16. -16. <text:s/>16. <text:s/>16.</text:span></text:p>
      <text:p text:style-name="P19"><text:soft-page-break/><text:span text:style-name="T37"><text:s text:c="3"/></text:span><text:span text:style-name="T25">0. <text:s text:c="2"/>0. <text:s text:c="2"/>0. <text:s text:c="2"/>0. -16. <text:s/>16. <text:s/>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-16. <text:s/>16. <text:s/>16. -16. -16. -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-16. <text:s/>16. -16. <text:s/>16. -16. <text:s/>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-16. -16. -16. <text:s/>16. <text:s/>16. -16. <text:s/>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-16. <text:s/>16. <text:s text:c="2"/>0. <text:s text:c="2"/>0.</text:span></text:p>
      <text:p text:style-name="P19"><text:span text:style-name="T37"><text:s text:c="3"/></text:span><text:span text:style-name="T25">0. <text:s text:c="2"/>0. -16. -16. <text:s/>16. -16. <text:s/>16. <text:s/>16. <text:s/>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16. -16. <text:s/>16. <text:s/>16. <text:s/>16. -16. -16. -16. <text:s text:c="2"/>0. <text:s text:c="2"/>0.</text:span></text:p>
      <text:p text:style-name="P19"><text:span text:style-name="T37"><text:s text:c="3"/></text:span><text:span text:style-name="T25">0. <text:s text:c="2"/>0. <text:s/>16. <text:s/>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-16. <text:s/>16. <text:s/>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-16. <text:s/>16. <text:s/>16. <text:s text:c="2"/>0. <text:s text:c="2"/>0. <text:s text:c="2"/>0. <text:s text:c="2"/>0. -16. <text:s/>16. <text:s/>16. <text:s/>16.</text:span></text:p>
      <text:p text:style-name="P19"><text:span text:style-name="T37"><text:s text:c="2"/></text:span><text:span text:style-name="T25">16. -16. <text:s/>16. <text:s/>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/></text:span><text:span text:style-name="T25">-16. <text:s/>16. -16. -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<text:s/>16. -16. -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<text:s/>16. -16. <text:s/>16. -16. -16. -16. <text:s/>16. <text:s text:c="2"/>0. <text:s text:c="2"/>0. <text:s text:c="2"/>0. <text:s text:c="2"/>0.</text:span></text:p>
      <text:p text:style-name="P19"><text:span text:style-name="T37"><text:s/></text:span><text:span text:style-name="T25">-16. -16. <text:s/>16. -16. <text:s text:c="2"/>0. <text:s text:c="2"/>0. <text:s text:c="2"/>0. <text:s text:c="2"/>0. <text:s text:c="2"/>0. <text:s text:c="2"/>0. <text:s text:c="2"/>0. <text:s text:c="2"/>0. <text:s/>16. <text:s/>16.</text:span></text:p>
      <text:p text:style-name="P19"><text:span text:style-name="T37"><text:s text:c="2"/></text:span><text:span text:style-name="T25">16. -16. <text:s/>16. -16. <text:s/>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-16. -16. <text:s text:c="2"/>0. <text:s text:c="2"/>0. <text:s text:c="2"/>0. <text:s text:c="2"/>0. -16. -16. -16. <text:s/>16. <text:s/>16. <text:s/>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<text:s/>16. -16. -16. -16.</text:span></text:p>
      <text:p text:style-name="P19"><text:span text:style-name="T37"><text:s text:c="2"/></text:span><text:span text:style-name="T25">16. -16. <text:s/>16. <text:s/>16. <text:s text:c="2"/>0. <text:s text:c="2"/>0. <text:s text:c="2"/>0. <text:s text:c="2"/>0. <text:s/>16. -16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-16. <text:s/>16. <text:s/>16. <text:s/>16. <text:s/>16. <text:s/>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-16. <text:s/>16. -16.</text:span></text:p>
      <text:p text:style-name="P19"><text:span text:style-name="T37"><text:s text:c="2"/></text:span><text:span text:style-name="T25">16. <text:s/>16. <text:s text:c="2"/>0. <text:s text:c="2"/>0. <text:s text:c="2"/>0. <text:s text:c="2"/>0. <text:s text:c="2"/>0. <text:s text:c="2"/>0. <text:s text:c="2"/>0. <text:s text:c="2"/>0. -16. <text:s/>16. <text:s/>16. <text:s/>16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<text:s text:c="2"/>0. <text:s text:c="2"/>0. <text:s text:c="2"/>0. <text:s text:c="2"/>0. <text:s/>16. <text:s/>16.</text:span></text:p>
      <text:p text:style-name="P19"><text:span text:style-name="T37"><text:s text:c="2"/></text:span><text:span text:style-name="T25">16. -16. <text:s text:c="2"/>0. <text:s text:c="2"/>0. <text:s text:c="2"/>0. <text:s text:c="2"/>0. -16. -16. <text:s/>16. -16. -16. -16. -16. <text:s/>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16. -16. <text:s/>16. <text:s/>16. -16. <text:s/>16.</text:span></text:p>
      <text:p text:style-name="P19"><text:span text:style-name="T37"><text:s text:c="2"/></text:span><text:span text:style-name="T25">16. <text:s/>16. <text:s text:c="2"/>0. <text:s text:c="2"/>0. <text:s text:c="2"/>0. <text:s text:c="2"/>0. <text:s/>16. <text:s/>16. <text:s/>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-16. <text:s/>16. -16. -16. <text:s/>16. <text:s/>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<text:s/>16. -16. -16. <text:s text:c="2"/>0. <text:s text:c="2"/>0. <text:s text:c="2"/>0. <text:s text:c="2"/>0.</text:span></text:p>
      <text:p text:style-name="P19"><text:span text:style-name="T37"><text:s/></text:span><text:span text:style-name="T25">-16. <text:s/>16. <text:s/>16. <text:s/>16. -16. <text:s/>16. -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-16. <text:s/>16. <text:s/>16. <text:s/>16. -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-16. -16. <text:s/>16. -16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-16. <text:s/>16. -16. -16. -16. -16. <text:s/>16.</text:span></text:p>
      <text:p text:style-name="P19"><text:span text:style-name="T37"><text:s text:c="3"/></text:span><text:span text:style-name="T25">0. <text:s text:c="2"/>0. <text:s text:c="2"/>0. <text:s text:c="2"/>0. <text:s/>16. <text:s/>16. -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<text:s/>16. <text:s/>16. -16. -16. <text:s/>16. -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16. -16. -16. -16.]</text:span></text:p>
      <text:p text:style-name="P19"><text:span text:style-name="T25">y5⊕y7 [256. -16. -16. <text:s text:c="2"/>0. <text:s text:c="2"/>0. <text:s/>16. <text:s/>16. <text:s text:c="2"/>0. -16. <text:s text:c="2"/>0. <text:s text:c="2"/>0. <text:s/>16. <text:s/>16. <text:s text:c="2"/>0.</text:span></text:p>
      <text:p text:style-name="P19"><text:span text:style-name="T37"><text:s text:c="3"/></text:span><text:span text:style-name="T25">0. -16. <text:s/>16. <text:s text:c="2"/>0. <text:s text:c="2"/>0. <text:s/>16. -16. <text:s text:c="2"/>0. <text:s text:c="2"/>0. -16. <text:s text:c="2"/>0. -16. <text:s/>16. <text:s text:c="2"/>0.</text:span></text:p>
      <text:p text:style-name="P19"><text:span text:style-name="T37"><text:s text:c="3"/></text:span><text:span text:style-name="T25">0. <text:s/>16. -16. <text:s text:c="2"/>0. <text:s text:c="2"/>0. -16. -16. <text:s text:c="2"/>0. <text:s text:c="2"/>0. -16. -16. <text:s text:c="2"/>0. <text:s/>16. <text:s text:c="2"/>0.</text:span></text:p>
      <text:p text:style-name="P19"><text:span text:style-name="T37"><text:s text:c="3"/></text:span><text:span text:style-name="T25">0. -16. <text:s/>16. <text:s text:c="2"/>0. <text:s text:c="2"/>0. -16. -16. <text:s text:c="2"/>0. <text:s text:c="2"/>0. -16. -16. <text:s text:c="2"/>0. <text:s text:c="2"/>0. -16.</text:span></text:p>
      <text:p text:style-name="P19"><text:span text:style-name="T37"><text:s text:c="3"/></text:span><text:span text:style-name="T25">0. -16. <text:s/>16. <text:s text:c="2"/>0. <text:s text:c="2"/>0. -16. <text:s/>16. <text:s text:c="2"/>0. -16. <text:s text:c="2"/>0. <text:s text:c="2"/>0. -16. -16. <text:s text:c="2"/>0.</text:span></text:p>
      <text:p text:style-name="P19"><text:span text:style-name="T37"><text:s text:c="3"/></text:span><text:span text:style-name="T25">0. -16. <text:s text:c="2"/>0. -16. <text:s/>16. <text:s text:c="2"/>0. <text:s text:c="2"/>0. -16. <text:s/>16. <text:s text:c="2"/>0. <text:s text:c="2"/>0. <text:s/>16. <text:s/>16. <text:s text:c="2"/>0.</text:span></text:p>
      <text:p text:style-name="P19"><text:span text:style-name="T37"><text:s text:c="3"/></text:span><text:span text:style-name="T25">0. <text:s/>16. <text:s/>16. <text:s text:c="2"/>0. -16. <text:s text:c="2"/>0. <text:s text:c="2"/>0. <text:s/>16. -16. <text:s text:c="2"/>0. <text:s text:c="2"/>0. <text:s/>16. <text:s/>16. <text:s text:c="2"/>0.</text:span></text:p>
      <text:p text:style-name="P19"><text:span text:style-name="T37"><text:s text:c="3"/></text:span><text:span text:style-name="T25">0. <text:s/>16. -16. <text:s text:c="2"/>0. <text:s text:c="2"/>0. -16. <text:s text:c="2"/>0. -16. <text:s/>16. <text:s text:c="2"/>0. <text:s text:c="2"/>0. <text:s/>16. -16. <text:s text:c="2"/>0.</text:span></text:p>
      <text:p text:style-name="P19"><text:span text:style-name="T37"><text:s text:c="3"/></text:span><text:span text:style-name="T25">0. <text:s/>16. <text:s/>16. <text:s text:c="2"/>0. <text:s text:c="2"/>0. -16. -16. <text:s text:c="2"/>0. <text:s/>16. <text:s text:c="2"/>0. <text:s text:c="2"/>0. -16. -16. <text:s text:c="2"/>0.</text:span></text:p>
      <text:p text:style-name="P19"><text:span text:style-name="T37"><text:s text:c="3"/></text:span><text:span text:style-name="T25">0. <text:s/>16. -16. <text:s text:c="2"/>0. <text:s text:c="2"/>0. -16. <text:s/>16. <text:s text:c="2"/>0. <text:s text:c="2"/>0. <text:s/>16. <text:s text:c="2"/>0. <text:s/>16. -16. <text:s text:c="2"/>0.</text:span></text:p>
      <text:p text:style-name="P19"><text:span text:style-name="T37"><text:s text:c="3"/></text:span><text:span text:style-name="T25">0. -16. <text:s/>16. <text:s text:c="2"/>0. <text:s text:c="2"/>0. -16. -16. <text:s text:c="2"/>0. <text:s text:c="2"/>0. <text:s/>16. <text:s/>16. <text:s text:c="2"/>0. -16. <text:s text:c="2"/>0.</text:span></text:p>
      <text:p text:style-name="P19"><text:span text:style-name="T37"><text:s text:c="3"/></text:span><text:span text:style-name="T25">0. <text:s/>16. <text:s/>16. <text:s text:c="2"/>0. <text:s text:c="2"/>0. -16. -16. <text:s text:c="2"/>0. <text:s text:c="2"/>0. -16. -16. <text:s text:c="2"/>0. <text:s text:c="2"/>0. -16.</text:span></text:p>
      <text:p text:style-name="P19"><text:span text:style-name="T37"><text:s text:c="3"/></text:span><text:span text:style-name="T25">0. -16. <text:s/>16. <text:s text:c="2"/>0. <text:s text:c="2"/>0. -16. <text:s/>16. <text:s text:c="2"/>0. <text:s text:c="2"/>0. <text:s/>16. <text:s/>16. <text:s text:c="2"/>0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-16. <text:s text:c="2"/>0. <text:s text:c="2"/>0. <text:s/>16. <text:s text:c="2"/>0. -16. -16. <text:s text:c="2"/>0.</text:span></text:p>
      <text:p text:style-name="P19"><text:span text:style-name="T37"><text:s text:c="3"/></text:span><text:span text:style-name="T25">0. -16. -16. <text:s text:c="2"/>0. <text:s/>16. <text:s text:c="2"/>0. <text:s text:c="2"/>0. -16. <text:s/>16. <text:s text:c="2"/>0. <text:s text:c="2"/>0. -16. -16. <text:s text:c="2"/>0.</text:span></text:p>
      <text:p text:style-name="P19"><text:span text:style-name="T37"><text:s text:c="3"/></text:span><text:span text:style-name="T25">0. -16. -16. <text:s text:c="2"/>0. <text:s text:c="2"/>0. -16. <text:s text:c="2"/>0. -16. <text:s/>16. <text:s text:c="2"/>0. <text:s text:c="2"/>0. -16. <text:s/>16. <text:s text:c="2"/>0.</text:span></text:p>
      <text:p text:style-name="P19"><text:span text:style-name="T37"><text:s text:c="3"/></text:span><text:span text:style-name="T25">0. <text:s/>16. <text:s/>16. <text:s text:c="2"/>0. <text:s text:c="2"/>0. -16. -16. <text:s text:c="2"/>0. <text:s/>16. <text:s text:c="2"/>0. <text:s text:c="2"/>0. -16. -16. <text:s text:c="2"/>0.</text:span></text:p>
      <text:p text:style-name="P19"><text:span text:style-name="T37"><text:s text:c="3"/></text:span><text:span text:style-name="T25">0. <text:s/>16. -16. <text:s text:c="2"/>0. <text:s text:c="2"/>0. -16. <text:s/>16. <text:s text:c="2"/>0. <text:s text:c="2"/>0. <text:s/>16. <text:s text:c="2"/>0. <text:s/>16. -16. <text:s text:c="2"/>0.</text:span></text:p>
      <text:p text:style-name="P19"><text:span text:style-name="T37"><text:s text:c="3"/></text:span><text:span text:style-name="T25">0. -16. <text:s/>16. <text:s text:c="2"/>0. <text:s text:c="2"/>0. <text:s/>16. <text:s/>16. <text:s text:c="2"/>0. <text:s text:c="2"/>0. <text:s/>16. <text:s/>16. <text:s text:c="2"/>0. -16. <text:s text:c="2"/>0.</text:span></text:p>
      <text:p text:style-name="P19"><text:span text:style-name="T37"><text:s text:c="3"/></text:span><text:span text:style-name="T25">0. <text:s/>16. -16. <text:s text:c="2"/>0. <text:s text:c="2"/>0. <text:s/>16. -16. <text:s text:c="2"/>0. <text:s text:c="2"/>0. -16. -16. <text:s text:c="2"/>0. <text:s text:c="2"/>0. -16.</text:span></text:p>
      <text:p text:style-name="P19"><text:span text:style-name="T37"><text:s text:c="3"/></text:span><text:span text:style-name="T25">0. -16. <text:s/>16. <text:s text:c="2"/>0. <text:s text:c="2"/>0. -16. <text:s/>16. <text:s text:c="2"/>0. <text:s text:c="2"/>0. -16. -16. <text:s text:c="2"/>0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<text:s/>16. <text:s text:c="2"/>0. <text:s text:c="2"/>0. -16. -16. <text:s text:c="2"/>0. <text:s text:c="2"/>0. -16.</text:span></text:p>
      <text:p text:style-name="P19"><text:span text:style-name="T37"><text:s text:c="2"/></text:span><text:span text:style-name="T25">16. <text:s text:c="2"/>0. <text:s text:c="2"/>0. <text:s/>16. <text:s text:c="2"/>0. <text:s/>16. -16. <text:s text:c="2"/>0. <text:s text:c="2"/>0. -16. <text:s/>16. <text:s text:c="2"/>0. -16. <text:s text:c="2"/>0.</text:span></text:p>
      <text:p text:style-name="P19"><text:span text:style-name="T37"><text:s text:c="3"/></text:span><text:span text:style-name="T25">0. -16. <text:s/>16. <text:s text:c="2"/>0. <text:s text:c="2"/>0. <text:s/>16. <text:s text:c="2"/>0. <text:s/>16. -16. <text:s text:c="2"/>0. <text:s text:c="2"/>0. -16. <text:s/>16. <text:s text:c="2"/>0.</text:span></text:p>
      <text:p text:style-name="P19"><text:soft-page-break/><text:span text:style-name="T37"><text:s text:c="3"/></text:span><text:span text:style-name="T25">0. <text:s/>16. <text:s/>16. <text:s text:c="2"/>0. <text:s text:c="2"/>0. -16. -16. <text:s text:c="2"/>0. <text:s/>16. <text:s text:c="2"/>0. <text:s text:c="2"/>0. -16. -16. <text:s text:c="2"/>0.</text:span></text:p>
      <text:p text:style-name="P19"><text:span text:style-name="T37"><text:s text:c="3"/></text:span><text:span text:style-name="T25">0. <text:s/>16. -16. <text:s text:c="2"/>0. <text:s text:c="2"/>0. -16. -16. <text:s text:c="2"/>0. <text:s text:c="2"/>0. -16. <text:s text:c="2"/>0. -16. <text:s/>16. <text:s text:c="2"/>0.</text:span></text:p>
      <text:p text:style-name="P19"><text:span text:style-name="T37"><text:s text:c="3"/></text:span><text:span text:style-name="T25">0. -16. <text:s/>16. <text:s text:c="2"/>0. <text:s text:c="2"/>0. -16. -16. <text:s text:c="2"/>0. <text:s text:c="2"/>0. -16. -16. <text:s text:c="2"/>0. <text:s/>16. <text:s text:c="2"/>0.</text:span></text:p>
      <text:p text:style-name="P19"><text:span text:style-name="T37"><text:s text:c="3"/></text:span><text:span text:style-name="T25">0. -16. <text:s/>16. <text:s text:c="2"/>0. <text:s text:c="2"/>0. -16. <text:s/>16. <text:s text:c="2"/>0. <text:s text:c="2"/>0. <text:s/>16. <text:s/>16. <text:s text:c="2"/>0. <text:s text:c="2"/>0. <text:s/>16.</text:span></text:p>
      <text:p text:style-name="P19"><text:span text:style-name="T37"><text:s text:c="3"/></text:span><text:span text:style-name="T25">0. <text:s/>16. -16. <text:s text:c="2"/>0. <text:s text:c="2"/>0. <text:s/>16. -16. <text:s text:c="2"/>0. <text:s text:c="2"/>0. <text:s/>16. <text:s/>16. <text:s text:c="2"/>0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-16. <text:s text:c="2"/>0. <text:s text:c="2"/>0. <text:s/>16. -16. <text:s text:c="2"/>0. <text:s text:c="2"/>0. -16.</text:span></text:p>
      <text:p text:style-name="P19"><text:span text:style-name="T37"><text:s text:c="2"/></text:span><text:span text:style-name="T25">16. <text:s text:c="2"/>0. <text:s text:c="2"/>0. <text:s/>16. <text:s text:c="2"/>0. <text:s/>16. -16. <text:s text:c="2"/>0. <text:s text:c="2"/>0. -16. <text:s/>16. <text:s text:c="2"/>0. <text:s text:c="2"/>0. <text:s/>16.</text:span></text:p>
      <text:p text:style-name="P19"><text:span text:style-name="T37"><text:s text:c="2"/></text:span><text:span text:style-name="T25">16. <text:s text:c="2"/>0. <text:s text:c="2"/>0. -16. -16. <text:s text:c="2"/>0. <text:s/>16. <text:s text:c="2"/>0. <text:s text:c="2"/>0. -16. -16. <text:s text:c="2"/>0. <text:s text:c="2"/>0. <text:s/>16.</text:span></text:p>
      <text:p text:style-name="P19"><text:span text:style-name="T37"><text:s text:c="3"/></text:span><text:span text:style-name="T25">0. -16. -16. <text:s text:c="2"/>0. <text:s text:c="2"/>0. <text:s/>16. <text:s/>16. <text:s text:c="2"/>0. -16. <text:s text:c="2"/>0. <text:s text:c="2"/>0. <text:s/>16. <text:s/>16. <text:s text:c="2"/>0.</text:span></text:p>
      <text:p text:style-name="P19"><text:span text:style-name="T37"><text:s text:c="3"/></text:span><text:span text:style-name="T25">0. -16. -16. <text:s text:c="2"/>0. <text:s text:c="2"/>0. -16. <text:s/>16. <text:s text:c="2"/>0. <text:s text:c="2"/>0. <text:s/>16. <text:s text:c="2"/>0. <text:s/>16. -16. <text:s text:c="2"/>0.</text:span></text:p>
      <text:p text:style-name="P19"><text:span text:style-name="T37"><text:s text:c="3"/></text:span><text:span text:style-name="T25">0. -16. <text:s/>16. <text:s text:c="2"/>0. <text:s text:c="2"/>0. -16. -16. <text:s text:c="2"/>0. <text:s text:c="2"/>0. -16. -16. <text:s text:c="2"/>0. <text:s/>16. <text:s text:c="2"/>0.</text:span></text:p>
      <text:p text:style-name="P19"><text:span text:style-name="T37"><text:s text:c="3"/></text:span><text:span text:style-name="T25">0. -16. <text:s/>16. <text:s text:c="2"/>0. <text:s text:c="2"/>0. -16. <text:s/>16. <text:s text:c="2"/>0. <text:s text:c="2"/>0. <text:s/>16. <text:s/>16. <text:s text:c="2"/>0. <text:s text:c="2"/>0. <text:s/>16.</text:span></text:p>
      <text:p text:style-name="P19"><text:span text:style-name="T37"><text:s text:c="3"/></text:span><text:span text:style-name="T25">0. <text:s/>16. -16. <text:s text:c="2"/>0. <text:s text:c="2"/>0. <text:s/>16. -16. <text:s text:c="2"/>0.]</text:span></text:p>
      <text:p text:style-name="P19"><text:span text:style-name="T25">y5⊕y7⊕y8 [256. <text:s text:c="2"/>0. -16. -16. <text:s text:c="2"/>0. <text:s text:c="2"/>0. -16. -16. <text:s/>16. -16. <text:s text:c="2"/>0. <text:s text:c="2"/>0. <text:s/>16. -16.</text:span></text:p>
      <text:p text:style-name="P19"><text:span text:style-name="T37"><text:s text:c="3"/></text:span><text:span text:style-name="T25">0. <text:s text:c="2"/>0. <text:s/>16. -16. <text:s text:c="2"/>0. <text:s text:c="2"/>0. <text:s/>16. -16. <text:s text:c="2"/>0. <text:s text:c="2"/>0. <text:s text:c="2"/>0. <text:s text:c="2"/>0. -16. -16.</text:span></text:p>
      <text:p text:style-name="P19"><text:span text:style-name="T37"><text:s text:c="3"/></text:span><text:span text:style-name="T25">0. <text:s text:c="2"/>0. -16. -16. <text:s text:c="2"/>0. <text:s text:c="2"/>0. <text:s/>16. <text:s/>16. <text:s text:c="2"/>0. <text:s text:c="2"/>0. -16. -16. -16. <text:s/>16.</text:span></text:p>
      <text:p text:style-name="P19"><text:span text:style-name="T37"><text:s text:c="3"/></text:span><text:span text:style-name="T25">0. <text:s text:c="2"/>0. <text:s/>16. -16. <text:s text:c="2"/>0. <text:s text:c="2"/>0. -16. <text:s/>16. <text:s text:c="2"/>0. <text:s text:c="2"/>0. <text:s/>16. -16. <text:s text:c="2"/>0. <text:s text:c="2"/>0.</text:span></text:p>
      <text:p text:style-name="P19"><text:span text:style-name="T37"><text:s text:c="3"/></text:span><text:span text:style-name="T25">0. <text:s text:c="2"/>0. <text:s/>16. <text:s/>16. <text:s text:c="2"/>0. <text:s text:c="2"/>0. -16. -16. <text:s text:c="2"/>0. <text:s text:c="2"/>0. -16. -16. <text:s text:c="2"/>0. <text:s text:c="2"/>0.</text:span></text:p>
      <text:p text:style-name="P19"><text:span text:style-name="T37"><text:s text:c="2"/></text:span><text:span text:style-name="T25">16. <text:s/>16. <text:s/>16. -16. <text:s text:c="2"/>0. <text:s text:c="2"/>0. -16. <text:s/>16. <text:s text:c="2"/>0. <text:s text:c="2"/>0. <text:s/>16. -16. <text:s text:c="2"/>0. <text:s text:c="2"/>0.</text:span></text:p>
      <text:p text:style-name="P19"><text:span text:style-name="T37"><text:s/></text:span><text:span text:style-name="T25">-16. <text:s/>16. <text:s text:c="2"/>0. <text:s text:c="2"/>0. <text:s text:c="2"/>0. <text:s text:c="2"/>0. -16. -16. <text:s text:c="2"/>0. <text:s text:c="2"/>0. <text:s/>16. <text:s/>16. <text:s text:c="2"/>0. <text:s text:c="2"/>0.</text:span></text:p>
      <text:p text:style-name="P19"><text:span text:style-name="T37"><text:s/></text:span><text:span text:style-name="T25">-16. -16. <text:s text:c="2"/>0. <text:s text:c="2"/>0. -16. -16. <text:s/>16. -16. <text:s text:c="2"/>0. <text:s text:c="2"/>0. <text:s/>16. -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 text:c="2"/>0. <text:s text:c="2"/>0. <text:s text:c="2"/>0. <text:s text:c="2"/>0. -16. -16. <text:s text:c="2"/>0. <text:s text:c="2"/>0.</text:span></text:p>
      <text:p text:style-name="P19"><text:span text:style-name="T37"><text:s/></text:span><text:span text:style-name="T25">-16. -16. -16. -16. <text:s text:c="2"/>0. <text:s text:c="2"/>0. <text:s/>16. <text:s/>16. <text:s text:c="2"/>0. <text:s text:c="2"/>0. <text:s text:c="2"/>0. <text:s text:c="2"/>0. <text:s/>16. -16.</text:span></text:p>
      <text:p text:style-name="P19"><text:span text:style-name="T37"><text:s text:c="3"/></text:span><text:span text:style-name="T25">0. <text:s text:c="2"/>0. -16. <text:s/>16. <text:s text:c="2"/>0. <text:s text:c="2"/>0. -16. <text:s/>16. <text:s text:c="2"/>0. <text:s text:c="2"/>0. <text:s/>16. -16. <text:s/>16. <text:s/>16.</text:span></text:p>
      <text:p text:style-name="P19"><text:span text:style-name="T37"><text:s text:c="3"/></text:span><text:span text:style-name="T25">0. <text:s text:c="2"/>0. -16. -16. <text:s text:c="2"/>0. <text:s text:c="2"/>0. -16. -16. <text:s text:c="2"/>0. <text:s text:c="2"/>0. -16. -16. <text:s text:c="2"/>0. <text:s text:c="2"/>0.</text:span></text:p>
      <text:p text:style-name="P19"><text:span text:style-name="T37"><text:s text:c="3"/></text:span><text:span text:style-name="T25">0. <text:s text:c="2"/>0. <text:s/>16. -16. <text:s text:c="2"/>0. <text:s text:c="2"/>0. <text:s/>16. -16. <text:s text:c="2"/>0. <text:s text:c="2"/>0. -16. <text:s/>16. <text:s text:c="2"/>0. <text:s text:c="2"/>0.</text:span></text:p>
      <text:p text:style-name="P19"><text:span text:style-name="T37"><text:s/></text:span><text:span text:style-name="T25">-16. <text:s/>16. <text:s/>16. <text:s/>16. <text:s text:c="2"/>0. <text:s text:c="2"/>0. <text:s/>16. <text:s/>16. <text:s text:c="2"/>0. <text:s text:c="2"/>0. -16. -16. <text:s text:c="2"/>0. <text:s text:c="2"/>0.</text:span></text:p>
      <text:p text:style-name="P19"><text:span text:style-name="T37"><text:s/></text:span><text:span text:style-name="T25">-16. -16. <text:s text:c="2"/>0. <text:s text:c="2"/>0. <text:s text:c="2"/>0. <text:s text:c="2"/>0. <text:s/>16. -16. <text:s text:c="2"/>0. <text:s text:c="2"/>0. <text:s/>16. -16. <text:s text:c="2"/>0. <text:s text:c="2"/>0.</text:span></text:p>
      <text:p text:style-name="P19"><text:span text:style-name="T37"><text:s/></text:span><text:span text:style-name="T25">-16. <text:s/>16. <text:s text:c="2"/>0. <text:s text:c="2"/>0. -16. <text:s/>16. <text:s/>16. <text:s/>16. <text:s text:c="2"/>0. <text:s text:c="2"/>0. <text:s/>16. <text:s/>16. <text:s text:c="2"/>0. <text:s text:c="2"/>0.</text:span></text:p>
      <text:p text:style-name="P19"><text:span text:style-name="T37"><text:s text:c="2"/></text:span><text:span text:style-name="T25">16. <text:s/>16. <text:s text:c="2"/>0. <text:s text:c="2"/>0. -16. -16. <text:s text:c="2"/>0. <text:s text:c="2"/>0. <text:s text:c="2"/>0. <text:s text:c="2"/>0. -16. <text:s/>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 text:c="2"/>0. <text:s text:c="2"/>0. -16. <text:s/>16. -16. -16. <text:s text:c="2"/>0. <text:s text:c="2"/>0.</text:span></text:p>
      <text:p text:style-name="P19"><text:span text:style-name="T37"><text:s text:c="2"/></text:span><text:span text:style-name="T25">16. <text:s/>16. <text:s text:c="2"/>0. <text:s text:c="2"/>0. <text:s text:c="2"/>0. <text:s text:c="2"/>0. -16. <text:s/>16. <text:s text:c="2"/>0. <text:s text:c="2"/>0. <text:s/>16. -16. -16. -16.</text:span></text:p>
      <text:p text:style-name="P19"><text:span text:style-name="T37"><text:s text:c="3"/></text:span><text:span text:style-name="T25">0. <text:s text:c="2"/>0. <text:s/>16. <text:s/>16. <text:s text:c="2"/>0. <text:s text:c="2"/>0. -16. -16. <text:s text:c="2"/>0. <text:s text:c="2"/>0. <text:s/>16. <text:s/>16. <text:s text:c="2"/>0. <text:s text:c="2"/>0.</text:span></text:p>
      <text:p text:style-name="P19"><text:span text:style-name="T37"><text:s text:c="3"/></text:span><text:span text:style-name="T25">0. <text:s text:c="2"/>0. -16. <text:s/>16. <text:s text:c="2"/>0. <text:s text:c="2"/>0. <text:s/>16. -16. <text:s text:c="2"/>0. <text:s text:c="2"/>0. -16. <text:s/>16. <text:s text:c="2"/>0. <text:s text:c="2"/>0.</text:span></text:p>
      <text:p text:style-name="P19"><text:span text:style-name="T37"><text:s/></text:span><text:span text:style-name="T25">-16. <text:s/>16. -16. -16. <text:s text:c="2"/>0. <text:s text:c="2"/>0. -16. -16. <text:s text:c="2"/>0. <text:s text:c="2"/>0. -16. -16. <text:s text:c="2"/>0. <text:s text:c="2"/>0.</text:span></text:p>
      <text:p text:style-name="P19"><text:span text:style-name="T37"><text:s/></text:span><text:span text:style-name="T25">-16. -16. <text:s text:c="2"/>0. <text:s text:c="2"/>0. <text:s text:c="2"/>0. <text:s text:c="2"/>0. -16. <text:s/>16. <text:s text:c="2"/>0. <text:s text:c="2"/>0. -16. <text:s/>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/>16. <text:s/>16. <text:s text:c="2"/>0. <text:s text:c="2"/>0. <text:s/>16. <text:s/>16. <text:s text:c="2"/>0. <text:s text:c="2"/>0.</text:span></text:p>
      <text:p text:style-name="P19"><text:span text:style-name="T37"><text:s text:c="2"/></text:span><text:span text:style-name="T25">16. <text:s/>16. <text:s text:c="2"/>0. <text:s text:c="2"/>0. <text:s/>16. <text:s/>16. <text:s text:c="2"/>0. <text:s text:c="2"/>0. <text:s text:c="2"/>0. <text:s text:c="2"/>0. <text:s/>16. -16. <text:s text:c="2"/>0. <text:s text:c="2"/>0.</text:span></text:p>
      <text:p text:style-name="P19"><text:span text:style-name="T37"><text:s text:c="2"/></text:span><text:span text:style-name="T25">16. -16. <text:s text:c="2"/>0. <text:s text:c="2"/>0. -16. <text:s/>16. <text:s text:c="2"/>0. <text:s text:c="2"/>0. <text:s/>16. -16. -16. -16. <text:s text:c="2"/>0. <text:s text:c="2"/>0.</text:span></text:p>
      <text:p text:style-name="P19"><text:span text:style-name="T37"><text:s text:c="2"/></text:span><text:span text:style-name="T25">16. <text:s/>16. <text:s text:c="2"/>0. <text:s text:c="2"/>0. -16. -16. <text:s text:c="2"/>0. <text:s text:c="2"/>0. <text:s/>16. <text:s/>16. <text:s text:c="2"/>0. <text:s text:c="2"/>0. <text:s text:c="2"/>0. <text:s text:c="2"/>0.</text:span></text:p>
      <text:p text:style-name="P19"><text:span text:style-name="T37"><text:s/></text:span><text:span text:style-name="T25">-16. <text:s/>16. <text:s text:c="2"/>0. <text:s text:c="2"/>0. <text:s/>16. -16. -16. <text:s/>16. <text:s text:c="2"/>0. <text:s text:c="2"/>0. -16. <text:s/>16. <text:s text:c="2"/>0. <text:s text:c="2"/>0.</text:span></text:p>
      <text:p text:style-name="P19"><text:span text:style-name="T37"><text:s text:c="3"/></text:span><text:span text:style-name="T25">0. <text:s text:c="2"/>0. -16. -16. <text:s text:c="2"/>0. <text:s text:c="2"/>0. -16. -16. <text:s text:c="2"/>0. <text:s text:c="2"/>0. <text:s/>16. <text:s/>16. <text:s text:c="2"/>0. <text:s text:c="2"/>0.</text:span></text:p>
      <text:p text:style-name="P19"><text:span text:style-name="T37"><text:s text:c="2"/></text:span><text:span text:style-name="T25">16. <text:s/>16. <text:s/>16. -16. <text:s text:c="2"/>0. <text:s text:c="2"/>0. <text:s/>16. -16. <text:s text:c="2"/>0. <text:s text:c="2"/>0. <text:s/>16. -16. <text:s text:c="2"/>0. <text:s text:c="2"/>0.</text:span></text:p>
      <text:p text:style-name="P19"><text:span text:style-name="T37"><text:s/></text:span><text:span text:style-name="T25">-16. <text:s/>16. <text:s text:c="2"/>0. <text:s text:c="2"/>0. <text:s text:c="2"/>0. <text:s text:c="2"/>0. <text:s/>16. <text:s/>16. <text:s text:c="2"/>0. <text:s text:c="2"/>0. -16. -16. <text:s text:c="2"/>0. <text:s text:c="2"/>0.</text:span></text:p>
      <text:p text:style-name="P19"><text:span text:style-name="T37"><text:s/></text:span><text:span text:style-name="T25">-16. -16. <text:s text:c="2"/>0. <text:s text:c="2"/>0. <text:s/>16. <text:s/>16. -16. <text:s/>16. <text:s text:c="2"/>0. <text:s text:c="2"/>0. <text:s/>16. -16. <text:s text:c="2"/>0. <text:s text:c="2"/>0.</text:span></text:p>
      <text:p text:style-name="P19"><text:span text:style-name="T37"><text:s text:c="2"/></text:span><text:span text:style-name="T25">16. -16. <text:s text:c="2"/>0. <text:s text:c="2"/>0. -16. <text:s/>16. <text:s text:c="2"/>0. <text:s text:c="2"/>0. <text:s text:c="2"/>0. <text:s text:c="2"/>0. <text:s/>16. <text:s/>16. <text:s text:c="2"/>0. <text:s text:c="2"/>0.</text:span></text:p>
      <text:p text:style-name="P19"><text:span text:style-name="T37"><text:s/></text:span><text:span text:style-name="T25">-16. -16. <text:s text:c="2"/>0. <text:s text:c="2"/>0. -16. -16. <text:s text:c="2"/>0. <text:s text:c="2"/>0. <text:s/>16. <text:s/>16. -16. <text:s/>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 text:c="2"/>0. <text:s text:c="2"/>0. <text:s/>16. -16. <text:s text:c="2"/>0. <text:s text:c="2"/>0. <text:s text:c="2"/>0. <text:s text:c="2"/>0.</text:span></text:p>
      <text:p text:style-name="P19"><text:span text:style-name="T37"><text:s text:c="2"/></text:span><text:span text:style-name="T25">16. <text:s/>16. <text:s text:c="2"/>0. <text:s text:c="2"/>0. <text:s/>16. <text:s/>16. <text:s text:c="2"/>0. <text:s text:c="2"/>0. -16. -16. <text:s text:c="2"/>0. <text:s text:c="2"/>0. -16. -16.</text:span></text:p>
      <text:p text:style-name="P19"><text:span text:style-name="T37"><text:s/></text:span><text:span text:style-name="T25">-16. <text:s/>16. <text:s text:c="2"/>0. <text:s text:c="2"/>0. -16. <text:s/>16. <text:s text:c="2"/>0. <text:s text:c="2"/>0.]</text:span></text:p>
      <text:p text:style-name="P19"><text:span text:style-name="T25">y5⊕y6 [256. <text:s text:c="2"/>0. -16. <text:s/>16. <text:s text:c="2"/>0. <text:s text:c="2"/>0. <text:s/>16. -16. <text:s/>16. <text:s/>16. <text:s text:c="2"/>0. <text:s text:c="2"/>0. -16. -16.</text:span></text:p>
      <text:p text:style-name="P19"><text:span text:style-name="T37"><text:s text:c="3"/></text:span><text:span text:style-name="T25">0. <text:s text:c="2"/>0. -16. -16. <text:s text:c="2"/>0. <text:s text:c="2"/>0. <text:s/>16. <text:s/>16. <text:s text:c="2"/>0. <text:s text:c="2"/>0. <text:s text:c="2"/>0. <text:s text:c="2"/>0. -16. <text:s/>16.</text:span></text:p>
      <text:p text:style-name="P19"><text:span text:style-name="T37"><text:s text:c="3"/></text:span><text:span text:style-name="T25">0. <text:s text:c="2"/>0. <text:s/>16. -16. -16. -16. <text:s text:c="2"/>0. <text:s text:c="2"/>0. <text:s/>16. <text:s/>16. <text:s text:c="2"/>0. <text:s text:c="2"/>0. <text:s text:c="2"/>0. <text:s text:c="2"/>0.</text:span></text:p>
      <text:p text:style-name="P19"><text:span text:style-name="T37"><text:s text:c="2"/></text:span><text:span text:style-name="T25">16. -16. <text:s text:c="2"/>0. <text:s text:c="2"/>0. -16. <text:s/>16. <text:s text:c="2"/>0. <text:s text:c="2"/>0. <text:s/>16. -16. <text:s text:c="2"/>0. <text:s text:c="2"/>0. -16. <text:s/>16.</text:span></text:p>
      <text:p text:style-name="P19"><text:span text:style-name="T37"><text:s text:c="2"/></text:span><text:span text:style-name="T25">16. <text:s/>16. <text:s text:c="2"/>0. <text:s text:c="2"/>0. -16. -16. <text:s text:c="2"/>0. <text:s text:c="2"/>0. -16. <text:s/>16. <text:s text:c="2"/>0. <text:s text:c="2"/>0. <text:s/>16. -16.</text:span></text:p>
      <text:p text:style-name="P19"><text:span text:style-name="T37"><text:s text:c="3"/></text:span><text:span text:style-name="T25">0. <text:s text:c="2"/>0. <text:s text:c="2"/>0. <text:s text:c="2"/>0. -16. -16. <text:s text:c="2"/>0. <text:s text:c="2"/>0. <text:s/>16. <text:s/>16. <text:s text:c="2"/>0. <text:s text:c="2"/>0. <text:s/>16. <text:s/>16.</text:span></text:p>
      <text:p text:style-name="P19"><text:span text:style-name="T37"><text:s text:c="3"/></text:span><text:span text:style-name="T25">0. <text:s text:c="2"/>0. -16. -16. -16. <text:s/>16. <text:s text:c="2"/>0. <text:s text:c="2"/>0. <text:s/>16. -16. <text:s text:c="2"/>0. <text:s text:c="2"/>0. <text:s text:c="2"/>0. <text:s text:c="2"/>0.</text:span></text:p>
      <text:p text:style-name="P19"><text:span text:style-name="T37"><text:s/></text:span><text:span text:style-name="T25">-16. -16. <text:s text:c="2"/>0. <text:s text:c="2"/>0. <text:s/>16. <text:s/>16. -16. <text:s/>16. <text:s text:c="2"/>0. <text:s text:c="2"/>0. <text:s/>16. -16. <text:s text:c="2"/>0. <text:s text:c="2"/>0.</text:span></text:p>
      <text:p text:style-name="P19"><text:soft-page-break/><text:span text:style-name="T37"><text:s/></text:span><text:span text:style-name="T25">-16. <text:s/>16. <text:s text:c="2"/>0. <text:s text:c="2"/>0. <text:s/>16. -16. <text:s text:c="2"/>0. <text:s text:c="2"/>0. <text:s text:c="2"/>0. <text:s text:c="2"/>0. <text:s/>16. <text:s/>16. <text:s text:c="2"/>0. <text:s text:c="2"/>0.</text:span></text:p>
      <text:p text:style-name="P19"><text:span text:style-name="T37"><text:s/></text:span><text:span text:style-name="T25">-16. -16. <text:s/>16. -16. <text:s text:c="2"/>0. <text:s text:c="2"/>0. -16. <text:s/>16. <text:s text:c="2"/>0. <text:s text:c="2"/>0. <text:s text:c="2"/>0. <text:s text:c="2"/>0. -16. -16.</text:span></text:p>
      <text:p text:style-name="P19"><text:span text:style-name="T37"><text:s text:c="3"/></text:span><text:span text:style-name="T25">0. <text:s text:c="2"/>0. <text:s/>16. <text:s/>16. <text:s text:c="2"/>0. <text:s text:c="2"/>0. -16. -16. <text:s text:c="2"/>0. <text:s text:c="2"/>0. <text:s/>16. <text:s/>16. -16. <text:s/>16.</text:span></text:p>
      <text:p text:style-name="P19"><text:span text:style-name="T37"><text:s text:c="3"/></text:span><text:span text:style-name="T25">0. <text:s text:c="2"/>0. <text:s/>16. -16. <text:s text:c="2"/>0. <text:s text:c="2"/>0. <text:s text:c="2"/>0. <text:s text:c="2"/>0. <text:s/>16. <text:s/>16. <text:s text:c="2"/>0. <text:s text:c="2"/>0. -16. -16.</text:span></text:p>
      <text:p text:style-name="P19"><text:span text:style-name="T37"><text:s/></text:span><text:span text:style-name="T25">-16. <text:s/>16. <text:s text:c="2"/>0. <text:s text:c="2"/>0. <text:s/>16. -16. <text:s text:c="2"/>0. <text:s text:c="2"/>0. <text:s/>16. -16. <text:s text:c="2"/>0. <text:s text:c="2"/>0. -16. <text:s/>16.</text:span></text:p>
      <text:p text:style-name="P19"><text:span text:style-name="T37"><text:s text:c="3"/></text:span><text:span text:style-name="T25">0. <text:s text:c="2"/>0. <text:s text:c="2"/>0. <text:s text:c="2"/>0. <text:s/>16. <text:s/>16. <text:s text:c="2"/>0. <text:s text:c="2"/>0. -16. -16. <text:s text:c="2"/>0. <text:s text:c="2"/>0. <text:s/>16. -16.</text:span></text:p>
      <text:p text:style-name="P19"><text:span text:style-name="T37"><text:s text:c="3"/></text:span><text:span text:style-name="T25">0. <text:s text:c="2"/>0. -16. <text:s/>16. <text:s/>16. <text:s/>16. <text:s text:c="2"/>0. <text:s text:c="2"/>0. -16. -16. <text:s text:c="2"/>0. <text:s text:c="2"/>0. <text:s/>16. <text:s/>16.</text:span></text:p>
      <text:p text:style-name="P19"><text:span text:style-name="T37"><text:s text:c="3"/></text:span><text:span text:style-name="T25">0. <text:s text:c="2"/>0. -16. -16. <text:s text:c="2"/>0. <text:s text:c="2"/>0. <text:s text:c="2"/>0. <text:s text:c="2"/>0. -16. <text:s/>16. <text:s text:c="2"/>0. <text:s text:c="2"/>0. <text:s/>16. -16.</text:span></text:p>
      <text:p text:style-name="P19"><text:span text:style-name="T37"><text:s text:c="2"/></text:span><text:span text:style-name="T25">16. <text:s/>16. <text:s text:c="2"/>0. <text:s text:c="2"/>0. -16. -16. <text:s text:c="2"/>0. <text:s text:c="2"/>0. <text:s text:c="2"/>0. <text:s text:c="2"/>0. <text:s/>16. -16. <text:s text:c="2"/>0. <text:s text:c="2"/>0.</text:span></text:p>
      <text:p text:style-name="P19"><text:span text:style-name="T37"><text:s/></text:span><text:span text:style-name="T25">-16. <text:s/>16. <text:s text:c="2"/>0. <text:s text:c="2"/>0. -16. <text:s/>16. <text:s text:c="2"/>0. <text:s text:c="2"/>0. <text:s/>16. -16. <text:s/>16. <text:s/>16. <text:s text:c="2"/>0. <text:s text:c="2"/>0.</text:span></text:p>
      <text:p text:style-name="P19"><text:span text:style-name="T37"><text:s/></text:span><text:span text:style-name="T25">-16. -16. <text:s text:c="2"/>0. <text:s text:c="2"/>0. <text:s/>16. <text:s/>16. <text:s text:c="2"/>0. <text:s text:c="2"/>0. <text:s/>16. <text:s/>16. <text:s text:c="2"/>0. <text:s text:c="2"/>0. <text:s text:c="2"/>0. <text:s text:c="2"/>0.</text:span></text:p>
      <text:p text:style-name="P19"><text:span text:style-name="T37"><text:s/></text:span><text:span text:style-name="T25">-16. <text:s/>16. <text:s text:c="2"/>0. <text:s text:c="2"/>0. -16. <text:s/>16. <text:s text:c="2"/>0. <text:s text:c="2"/>0. <text:s/>16. -16. <text:s text:c="2"/>0. <text:s text:c="2"/>0. <text:s/>16. -16.</text:span></text:p>
      <text:p text:style-name="P19"><text:span text:style-name="T37"><text:s text:c="2"/></text:span><text:span text:style-name="T25">16. <text:s/>16. <text:s text:c="2"/>0. <text:s text:c="2"/>0. <text:s/>16. <text:s/>16. <text:s text:c="2"/>0. <text:s text:c="2"/>0. <text:s text:c="2"/>0. <text:s text:c="2"/>0. <text:s/>16. -16. <text:s text:c="2"/>0. <text:s text:c="2"/>0.</text:span></text:p>
      <text:p text:style-name="P19"><text:span text:style-name="T37"><text:s text:c="2"/></text:span><text:span text:style-name="T25">16. -16. -16. -16. <text:s text:c="2"/>0. <text:s text:c="2"/>0. -16. -16. <text:s text:c="2"/>0. <text:s text:c="2"/>0. -16. -16. <text:s text:c="2"/>0. <text:s text:c="2"/>0.</text:span></text:p>
      <text:p text:style-name="P19"><text:span text:style-name="T37"><text:s/></text:span><text:span text:style-name="T25">-16. -16. <text:s text:c="2"/>0. <text:s text:c="2"/>0. <text:s text:c="2"/>0. <text:s text:c="2"/>0. -16. <text:s/>16. <text:s text:c="2"/>0. <text:s text:c="2"/>0. -16. <text:s/>16. <text:s text:c="2"/>0. <text:s text:c="2"/>0.</text:span></text:p>
      <text:p text:style-name="P19"><text:span text:style-name="T37"><text:s text:c="2"/></text:span><text:span text:style-name="T25">16. <text:s/>16. <text:s text:c="2"/>0. <text:s text:c="2"/>0. <text:s/>16. <text:s/>16. <text:s/>16. -16. <text:s text:c="2"/>0. <text:s text:c="2"/>0. <text:s/>16. -16. <text:s text:c="2"/>0. <text:s text:c="2"/>0.</text:span></text:p>
      <text:p text:style-name="P19"><text:span text:style-name="T37"><text:s/></text:span><text:span text:style-name="T25">-16. <text:s/>16. <text:s text:c="2"/>0. <text:s text:c="2"/>0. -16. <text:s/>16. <text:s text:c="2"/>0. <text:s text:c="2"/>0. <text:s text:c="2"/>0. <text:s text:c="2"/>0. <text:s/>16. <text:s/>16. <text:s text:c="2"/>0. <text:s text:c="2"/>0.</text:span></text:p>
      <text:p text:style-name="P19"><text:span text:style-name="T37"><text:s text:c="2"/></text:span><text:span text:style-name="T25">16. <text:s/>16. <text:s/>16. -16. <text:s text:c="2"/>0. <text:s text:c="2"/>0. <text:s/>16. -16. <text:s text:c="2"/>0. <text:s text:c="2"/>0. <text:s text:c="2"/>0. <text:s text:c="2"/>0. <text:s/>16. <text:s/>16.</text:span></text:p>
      <text:p text:style-name="P19"><text:span text:style-name="T37"><text:s text:c="3"/></text:span><text:span text:style-name="T25">0. <text:s text:c="2"/>0. <text:s/>16. <text:s/>16. <text:s text:c="2"/>0. <text:s text:c="2"/>0. <text:s/>16. <text:s/>16. <text:s text:c="2"/>0. <text:s text:c="2"/>0. <text:s/>16. <text:s/>16. -16. <text:s/>16.</text:span></text:p>
      <text:p text:style-name="P19"><text:span text:style-name="T37"><text:s text:c="3"/></text:span><text:span text:style-name="T25">0. <text:s text:c="2"/>0. -16. <text:s/>16. <text:s text:c="2"/>0. <text:s text:c="2"/>0. <text:s text:c="2"/>0. <text:s text:c="2"/>0. <text:s/>16. <text:s/>16. <text:s text:c="2"/>0. <text:s text:c="2"/>0. <text:s/>16. <text:s/>16.</text:span></text:p>
      <text:p text:style-name="P19"><text:span text:style-name="T37"><text:s/></text:span><text:span text:style-name="T25">-16. <text:s/>16. <text:s text:c="2"/>0. <text:s text:c="2"/>0. -16. <text:s/>16. <text:s text:c="2"/>0. <text:s text:c="2"/>0. -16. <text:s/>16. <text:s text:c="2"/>0. <text:s text:c="2"/>0. -16. <text:s/>16.</text:span></text:p>
      <text:p text:style-name="P19"><text:span text:style-name="T37"><text:s text:c="3"/></text:span><text:span text:style-name="T25">0. <text:s text:c="2"/>0. <text:s text:c="2"/>0. <text:s text:c="2"/>0. -16. -16. <text:s text:c="2"/>0. <text:s text:c="2"/>0. -16. -16. <text:s/>16. -16. <text:s text:c="2"/>0. <text:s text:c="2"/>0.</text:span></text:p>
      <text:p text:style-name="P19"><text:span text:style-name="T37"><text:s text:c="2"/></text:span><text:span text:style-name="T25">16. -16. <text:s text:c="2"/>0. <text:s text:c="2"/>0. <text:s text:c="2"/>0. <text:s text:c="2"/>0. -16. -16. <text:s text:c="2"/>0. <text:s text:c="2"/>0. -16. -16. <text:s text:c="2"/>0. <text:s text:c="2"/>0.</text:span></text:p>
      <text:p text:style-name="P19"><text:span text:style-name="T37"><text:s text:c="2"/></text:span><text:span text:style-name="T25">16. <text:s/>16. <text:s text:c="2"/>0. <text:s text:c="2"/>0. <text:s/>16. <text:s/>16. <text:s/>16. -16. <text:s text:c="2"/>0. <text:s text:c="2"/>0. <text:s/>16. -16. <text:s text:c="2"/>0. <text:s text:c="2"/>0.</text:span></text:p>
      <text:p text:style-name="P19"><text:span text:style-name="T37"><text:s text:c="2"/></text:span><text:span text:style-name="T25">16. <text:s/>16. <text:s text:c="2"/>0. <text:s text:c="2"/>0. <text:s/>16. <text:s/>16. <text:s text:c="2"/>0. <text:s text:c="2"/>0. <text:s text:c="2"/>0. <text:s text:c="2"/>0. <text:s/>16. -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 text:c="2"/>0. <text:s text:c="2"/>0. <text:s/>16. -16. -16. -16. <text:s text:c="2"/>0. <text:s text:c="2"/>0.</text:span></text:p>
      <text:p text:style-name="P19"><text:span text:style-name="T37"><text:s/></text:span><text:span text:style-name="T25">-16. -16. <text:s text:c="2"/>0. <text:s text:c="2"/>0. <text:s text:c="2"/>0. <text:s text:c="2"/>0. <text:s/>16. -16. <text:s text:c="2"/>0. <text:s text:c="2"/>0. <text:s/>16. -16. <text:s/>16. <text:s/>16.</text:span></text:p>
      <text:p text:style-name="P19"><text:span text:style-name="T37"><text:s text:c="3"/></text:span><text:span text:style-name="T25">0. <text:s text:c="2"/>0. <text:s/>16. <text:s/>16. <text:s text:c="2"/>0. <text:s text:c="2"/>0. -16. -16. <text:s text:c="2"/>0. <text:s text:c="2"/>0. -16. -16. <text:s text:c="2"/>0. <text:s text:c="2"/>0.</text:span></text:p>
      <text:p text:style-name="P19"><text:span text:style-name="T37"><text:s text:c="3"/></text:span><text:span text:style-name="T25">0. <text:s text:c="2"/>0. <text:s/>16. -16. <text:s text:c="2"/>0. <text:s text:c="2"/>0. <text:s/>16. -16.]</text:span></text:p>
      <text:p text:style-name="P19"><text:span text:style-name="T25">y5⊕y6⊕y8 [256. <text:s/>16. <text:s/>16. <text:s text:c="2"/>0. <text:s text:c="2"/>0. <text:s/>16. <text:s/>16. <text:s text:c="2"/>0. <text:s/>16. <text:s text:c="2"/>0. <text:s text:c="2"/>0. <text:s/>16. -16. <text:s text:c="2"/>0.</text:span></text:p>
      <text:p text:style-name="P19"><text:span text:style-name="T37"><text:s text:c="3"/></text:span><text:span text:style-name="T25">0. -16. -16. <text:s text:c="2"/>0. <text:s text:c="2"/>0. <text:s/>16. -16. <text:s text:c="2"/>0. <text:s text:c="2"/>0. <text:s/>16. <text:s text:c="2"/>0. -16. <text:s/>16. <text:s text:c="2"/>0.</text:span></text:p>
      <text:p text:style-name="P19"><text:span text:style-name="T37"><text:s text:c="3"/></text:span><text:span text:style-name="T25">0. <text:s/>16. -16. <text:s text:c="2"/>0. -16. <text:s text:c="2"/>0. <text:s text:c="2"/>0. -16. -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 text:c="2"/>0. -16. -16. <text:s text:c="2"/>0. <text:s text:c="2"/>0. <text:s/>16. -16. <text:s text:c="2"/>0. <text:s text:c="2"/>0. <text:s/>16. -16. <text:s text:c="2"/>0.</text:span></text:p>
      <text:p text:style-name="P19"><text:span text:style-name="T37"><text:s/></text:span><text:span text:style-name="T25">-16. <text:s text:c="2"/>0. <text:s text:c="2"/>0. <text:s/>16. <text:s/>16. <text:s text:c="2"/>0. <text:s text:c="2"/>0. -16. <text:s text:c="2"/>0. <text:s/>16. -16. <text:s text:c="2"/>0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/>16. <text:s text:c="2"/>0. <text:s text:c="2"/>0. -16. <text:s/>16. <text:s text:c="2"/>0. <text:s text:c="2"/>0. <text:s/>16.</text:span></text:p>
      <text:p text:style-name="P19"><text:span text:style-name="T37"><text:s text:c="2"/></text:span><text:span text:style-name="T25">16. <text:s text:c="2"/>0. <text:s text:c="2"/>0. <text:s/>16. <text:s text:c="2"/>0. -16. -16. <text:s text:c="2"/>0. <text:s text:c="2"/>0. <text:s/>16. <text:s/>16. <text:s text:c="2"/>0. <text:s/>16. <text:s text:c="2"/>0.</text:span></text:p>
      <text:p text:style-name="P19"><text:span text:style-name="T37"><text:s text:c="3"/></text:span><text:span text:style-name="T25">0. -16. <text:s/>16. <text:s text:c="2"/>0. <text:s text:c="2"/>0. -16. <text:s text:c="2"/>0. <text:s/>16. -16. <text:s text:c="2"/>0. <text:s text:c="2"/>0. -16. <text:s/>16. <text:s text:c="2"/>0.</text:span></text:p>
      <text:p text:style-name="P19"><text:span text:style-name="T37"><text:s text:c="3"/></text:span><text:span text:style-name="T25">0. <text:s/>16. <text:s/>16. <text:s text:c="2"/>0. <text:s text:c="2"/>0. <text:s/>16. <text:s/>16. <text:s text:c="2"/>0. <text:s/>16. <text:s text:c="2"/>0. <text:s text:c="2"/>0. <text:s/>16. -16. <text:s text:c="2"/>0.</text:span></text:p>
      <text:p text:style-name="P19"><text:span text:style-name="T37"><text:s text:c="3"/></text:span><text:span text:style-name="T25">0. -16. <text:s text:c="2"/>0. -16. -16. <text:s text:c="2"/>0. <text:s text:c="2"/>0. -16. -16. <text:s text:c="2"/>0. <text:s/>16. <text:s text:c="2"/>0. <text:s text:c="2"/>0. <text:s/>16.</text:span></text:p>
      <text:p text:style-name="P19"><text:span text:style-name="T37"><text:s/></text:span><text:span text:style-name="T25">-16. <text:s text:c="2"/>0. <text:s text:c="2"/>0. -16. <text:s/>16. <text:s text:c="2"/>0. <text:s text:c="2"/>0. -16. <text:s/>16. <text:s text:c="2"/>0. <text:s text:c="2"/>0. -16. <text:s text:c="2"/>0. -16.</text:span></text:p>
      <text:p text:style-name="P19"><text:span text:style-name="T37"><text:s text:c="2"/></text:span><text:span text:style-name="T25">16. <text:s text:c="2"/>0. <text:s text:c="2"/>0. <text:s/>16. -16. <text:s text:c="2"/>0. <text:s/>16. <text:s text:c="2"/>0. <text:s text:c="2"/>0. <text:s/>16. <text:s/>16. <text:s text:c="2"/>0. <text:s text:c="2"/>0. <text:s/>16.</text:span></text:p>
      <text:p text:style-name="P19"><text:span text:style-name="T37"><text:s text:c="3"/></text:span><text:span text:style-name="T25">0. <text:s/>16. <text:s/>16. <text:s text:c="2"/>0. <text:s text:c="2"/>0. -16. -16. <text:s text:c="2"/>0. <text:s text:c="2"/>0. -16. <text:s/>16. <text:s text:c="2"/>0. <text:s text:c="2"/>0. -16.</text:span></text:p>
      <text:p text:style-name="P19"><text:span text:style-name="T37"><text:s text:c="2"/></text:span><text:span text:style-name="T25">16. <text:s text:c="2"/>0. -16. <text:s text:c="2"/>0. <text:s text:c="2"/>0. <text:s/>16. <text:s/>16. <text:s text:c="2"/>0. <text:s text:c="2"/>0. -16. <text:s text:c="2"/>0. -16. <text:s/>16. <text:s text:c="2"/>0.</text:span></text:p>
      <text:p text:style-name="P19"><text:span text:style-name="T37"><text:s text:c="3"/></text:span><text:span text:style-name="T25">0. -16. <text:s/>16. <text:s text:c="2"/>0. -16. <text:s text:c="2"/>0. <text:s text:c="2"/>0. <text:s/>16. <text:s/>16. <text:s text:c="2"/>0. <text:s text:c="2"/>0. -16. -16. <text:s text:c="2"/>0.</text:span></text:p>
      <text:p text:style-name="P19"><text:span text:style-name="T37"><text:s text:c="3"/></text:span><text:span text:style-name="T25">0. -16. -16. <text:s text:c="2"/>0. <text:s text:c="2"/>0. -16. <text:s text:c="2"/>0. -16. -16. <text:s text:c="2"/>0. <text:s text:c="2"/>0. <text:s/>16. <text:s/>16. <text:s text:c="2"/>0.</text:span></text:p>
      <text:p text:style-name="P19"><text:span text:style-name="T37"><text:s/></text:span><text:span text:style-name="T25">-16. <text:s text:c="2"/>0. <text:s text:c="2"/>0. <text:s/>16. -16. <text:s text:c="2"/>0. <text:s text:c="2"/>0. <text:s/>16. <text:s text:c="2"/>0. <text:s/>16. -16. <text:s text:c="2"/>0. <text:s text:c="2"/>0. -16.</text:span></text:p>
      <text:p text:style-name="P19"><text:span text:style-name="T37"><text:s text:c="2"/></text:span><text:span text:style-name="T25">16. <text:s text:c="2"/>0. <text:s text:c="2"/>0. -16. -16. <text:s text:c="2"/>0. <text:s text:c="2"/>0. -16. -16. <text:s text:c="2"/>0. <text:s/>16. <text:s text:c="2"/>0. <text:s text:c="2"/>0. <text:s/>16.</text:span></text:p>
      <text:p text:style-name="P19"><text:span text:style-name="T37"><text:s/></text:span><text:span text:style-name="T25">-16. <text:s text:c="2"/>0. <text:s text:c="2"/>0. -16. <text:s text:c="2"/>0. <text:s/>16. <text:s/>16. <text:s text:c="2"/>0. <text:s text:c="2"/>0. <text:s/>16. <text:s/>16. <text:s text:c="2"/>0. -16. <text:s text:c="2"/>0.</text:span></text:p>
      <text:p text:style-name="P19"><text:span text:style-name="T37"><text:s text:c="3"/></text:span><text:span text:style-name="T25">0. -16. <text:s/>16. <text:s text:c="2"/>0. <text:s text:c="2"/>0. <text:s/>16. <text:s/>16. <text:s text:c="2"/>0. <text:s text:c="2"/>0. -16. <text:s/>16. <text:s text:c="2"/>0. <text:s text:c="2"/>0. -16.</text:span></text:p>
      <text:p text:style-name="P19"><text:span text:style-name="T37"><text:s text:c="3"/></text:span><text:span text:style-name="T25">0. -16. <text:s/>16. <text:s text:c="2"/>0. <text:s text:c="2"/>0. <text:s/>16. -16. <text:s text:c="2"/>0. <text:s/>16. <text:s text:c="2"/>0. <text:s text:c="2"/>0. <text:s/>16. <text:s/>16. <text:s text:c="2"/>0.</text:span></text:p>
      <text:p text:style-name="P19"><text:span text:style-name="T37"><text:s text:c="3"/></text:span><text:span text:style-name="T25">0. <text:s/>16. <text:s text:c="2"/>0. <text:s/>16. <text:s/>16. <text:s text:c="2"/>0. <text:s text:c="2"/>0. -16. -16. <text:s text:c="2"/>0. <text:s text:c="2"/>0. <text:s/>16. -16. <text:s text:c="2"/>0.</text:span></text:p>
      <text:p text:style-name="P19"><text:span text:style-name="T37"><text:s text:c="3"/></text:span><text:span text:style-name="T25">0. <text:s/>16. -16. <text:s text:c="2"/>0. <text:s/>16. <text:s text:c="2"/>0. <text:s text:c="2"/>0. -16. -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 text:c="2"/>0. -16. <text:s/>16. <text:s text:c="2"/>0. -16. <text:s text:c="2"/>0. <text:s text:c="2"/>0. <text:s/>16. <text:s/>16. <text:s text:c="2"/>0. <text:s text:c="2"/>0. -16.</text:span></text:p>
      <text:p text:style-name="P19"><text:span text:style-name="T37"><text:s text:c="2"/></text:span><text:span text:style-name="T25">16. <text:s text:c="2"/>0. <text:s text:c="2"/>0. <text:s/>16. <text:s/>16. <text:s text:c="2"/>0. <text:s text:c="2"/>0. <text:s/>16. <text:s text:c="2"/>0. <text:s/>16. <text:s/>16. <text:s text:c="2"/>0. <text:s text:c="2"/>0. -16.</text:span></text:p>
      <text:p text:style-name="P19"><text:span text:style-name="T37"><text:s/></text:span><text:span text:style-name="T25">-16. <text:s text:c="2"/>0. <text:s/>16. <text:s text:c="2"/>0. <text:s text:c="2"/>0. -16. <text:s/>16. <text:s text:c="2"/>0. <text:s text:c="2"/>0. -16. <text:s text:c="2"/>0. -16. <text:s/>16. <text:s text:c="2"/>0.</text:span></text:p>
      <text:p text:style-name="P19"><text:span text:style-name="T37"><text:s text:c="3"/></text:span><text:span text:style-name="T25">0. <text:s/>16. -16. <text:s text:c="2"/>0. <text:s text:c="2"/>0. -16. -16. <text:s text:c="2"/>0. <text:s text:c="2"/>0. -16. -16. <text:s text:c="2"/>0. <text:s/>16. <text:s text:c="2"/>0.</text:span></text:p>
      <text:p text:style-name="P19"><text:span text:style-name="T37"><text:s text:c="3"/></text:span><text:span text:style-name="T25">0. <text:s/>16. -16. <text:s text:c="2"/>0. <text:s text:c="2"/>0. -16. <text:s text:c="2"/>0. <text:s/>16. <text:s/>16. <text:s text:c="2"/>0. <text:s text:c="2"/>0. <text:s/>16. <text:s/>16. <text:s text:c="2"/>0.</text:span></text:p>
      <text:p text:style-name="P19"><text:span text:style-name="T37"><text:s text:c="2"/></text:span><text:span text:style-name="T25">16. <text:s text:c="2"/>0. <text:s text:c="2"/>0. <text:s/>16. -16. <text:s text:c="2"/>0. <text:s text:c="2"/>0. -16. <text:s/>16. <text:s text:c="2"/>0. <text:s text:c="2"/>0. -16. <text:s/>16. <text:s text:c="2"/>0.</text:span></text:p>
      <text:p text:style-name="P19"><text:soft-page-break/><text:span text:style-name="T37"><text:s text:c="3"/></text:span><text:span text:style-name="T25">0. -16. <text:s text:c="2"/>0. <text:s/>16. -16. <text:s text:c="2"/>0. <text:s text:c="2"/>0. -16. <text:s/>16. <text:s text:c="2"/>0. <text:s/>16. <text:s text:c="2"/>0. <text:s text:c="2"/>0. <text:s/>16.</text:span></text:p>
      <text:p text:style-name="P19"><text:span text:style-name="T37"><text:s text:c="2"/></text:span><text:span text:style-name="T25">16. <text:s text:c="2"/>0. <text:s text:c="2"/>0. <text:s/>16. <text:s text:c="2"/>0. -16. -16. <text:s text:c="2"/>0. <text:s text:c="2"/>0. <text:s/>16. <text:s/>16. <text:s text:c="2"/>0. <text:s text:c="2"/>0. <text:s/>16.</text:span></text:p>
      <text:p text:style-name="P19"><text:span text:style-name="T37"><text:s/></text:span><text:span text:style-name="T25">-16. <text:s text:c="2"/>0. <text:s text:c="2"/>0. <text:s/>16. -16. <text:s text:c="2"/>0. -16. <text:s text:c="2"/>0. <text:s text:c="2"/>0. <text:s/>16. <text:s/>16. <text:s text:c="2"/>0. <text:s text:c="2"/>0. -16.</text:span></text:p>
      <text:p text:style-name="P19"><text:span text:style-name="T37"><text:s text:c="3"/></text:span><text:span text:style-name="T25">0. -16. <text:s/>16. <text:s text:c="2"/>0. <text:s text:c="2"/>0. -16. <text:s/>16. <text:s text:c="2"/>0. <text:s/>16. <text:s text:c="2"/>0. <text:s text:c="2"/>0. -16. -16. <text:s text:c="2"/>0.</text:span></text:p>
      <text:p text:style-name="P19"><text:span text:style-name="T37"><text:s text:c="3"/></text:span><text:span text:style-name="T25">0. <text:s/>16. <text:s/>16. <text:s text:c="2"/>0. <text:s text:c="2"/>0. <text:s/>16. <text:s/>16. <text:s text:c="2"/>0. <text:s text:c="2"/>0. <text:s/>16. <text:s text:c="2"/>0. -16. -16. <text:s text:c="2"/>0.</text:span></text:p>
      <text:p text:style-name="P19"><text:span text:style-name="T37"><text:s text:c="3"/></text:span><text:span text:style-name="T25">0. <text:s/>16. <text:s/>16. <text:s text:c="2"/>0. <text:s/>16. <text:s text:c="2"/>0. <text:s text:c="2"/>0. -16. <text:s/>16. <text:s text:c="2"/>0. <text:s text:c="2"/>0. -16. <text:s text:c="2"/>0. <text:s/>16.</text:span></text:p>
      <text:p text:style-name="P19"><text:span text:style-name="T37"><text:s/></text:span><text:span text:style-name="T25">-16. <text:s text:c="2"/>0. <text:s text:c="2"/>0. -16. <text:s/>16. <text:s text:c="2"/>0. <text:s text:c="2"/>0. -16. -16. <text:s text:c="2"/>0. <text:s text:c="2"/>0. -16. -16. <text:s text:c="2"/>0.</text:span></text:p>
      <text:p text:style-name="P19"><text:span text:style-name="T37"><text:s/></text:span><text:span text:style-name="T25">-16. <text:s text:c="2"/>0. <text:s text:c="2"/>0. -16. <text:s/>16. <text:s text:c="2"/>0. <text:s text:c="2"/>0. <text:s/>16.]</text:span></text:p>
      <text:p text:style-name="P19"><text:span text:style-name="T25">y5⊕y6⊕y7 [256. <text:s/>16. <text:s/>16. <text:s text:c="2"/>0. <text:s/>16. <text:s text:c="2"/>0. <text:s text:c="2"/>0. <text:s/>16. <text:s text:c="2"/>0. -16. -16. <text:s text:c="2"/>0. <text:s/>16. <text:s text:c="2"/>0.</text:span></text:p>
      <text:p text:style-name="P19"><text:span text:style-name="T37"><text:s text:c="3"/></text:span><text:span text:style-name="T25">0. <text:s/>16. <text:s text:c="2"/>0. <text:s/>16. -16. <text:s text:c="2"/>0. <text:s/>16. <text:s text:c="2"/>0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<text:s/>16. <text:s/>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<text:s/>16. <text:s text:c="2"/>0. <text:s/>16. -16. <text:s text:c="2"/>0. -16. <text:s text:c="2"/>0. <text:s text:c="2"/>0. -16. <text:s text:c="2"/>0. -16. -16. <text:s text:c="2"/>0.</text:span></text:p>
      <text:p text:style-name="P19"><text:span text:style-name="T37"><text:s/></text:span><text:span text:style-name="T25">-16. <text:s text:c="2"/>0. <text:s text:c="2"/>0. -16. <text:s text:c="2"/>0. <text:s/>16. <text:s/>16. <text:s text:c="2"/>0. <text:s text:c="2"/>0. -16. <text:s/>16. <text:s text:c="2"/>0. <text:s/>16. <text:s text:c="2"/>0.</text:span></text:p>
      <text:p text:style-name="P19"><text:span text:style-name="T37"><text:s text:c="3"/></text:span><text:span text:style-name="T25">0. -16. <text:s text:c="2"/>0. <text:s/>16. -16. <text:s text:c="2"/>0. <text:s/>16. <text:s text:c="2"/>0. <text:s text:c="2"/>0. -16. <text:s text:c="2"/>0. -16. -16. <text:s text:c="2"/>0.</text:span></text:p>
      <text:p text:style-name="P19"><text:span text:style-name="T37"><text:s text:c="2"/></text:span><text:span text:style-name="T25">16. <text:s text:c="2"/>0. <text:s text:c="2"/>0. <text:s/>16. <text:s text:c="2"/>0. -16. -16. <text:s text:c="2"/>0. -16. <text:s text:c="2"/>0. <text:s text:c="2"/>0. -16. <text:s/>16. <text:s text:c="2"/>0.</text:span></text:p>
      <text:p text:style-name="P19"><text:span text:style-name="T37"><text:s text:c="3"/></text:span><text:span text:style-name="T25">0. <text:s/>16. <text:s text:c="2"/>0. -16. -16. <text:s text:c="2"/>0. -16. <text:s text:c="2"/>0. <text:s text:c="2"/>0. -16. <text:s text:c="2"/>0. -16. -16. <text:s text:c="2"/>0.</text:span></text:p>
      <text:p text:style-name="P19"><text:span text:style-name="T37"><text:s/></text:span><text:span text:style-name="T25">-16. <text:s text:c="2"/>0. <text:s text:c="2"/>0. <text:s/>16. <text:s text:c="2"/>0. <text:s/>16. -16. <text:s text:c="2"/>0. -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 text:c="2"/>0. <text:s/>16. <text:s/>16. <text:s text:c="2"/>0. -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-16. <text:s/>16. <text:s text:c="2"/>0. <text:s/>16. <text:s text:c="2"/>0. <text:s text:c="2"/>0. -16. <text:s text:c="2"/>0. <text:s/>16.</text:span></text:p>
      <text:p text:style-name="P19"><text:span text:style-name="T37"><text:s/></text:span><text:span text:style-name="T25">-16. <text:s text:c="2"/>0. <text:s/>16. <text:s text:c="2"/>0. <text:s text:c="2"/>0. -16. -16. <text:s text:c="2"/>0. <text:s text:c="2"/>0. <text:s/>16. <text:s text:c="2"/>0. <text:s/>16. -16. <text:s text:c="2"/>0.</text:span></text:p>
      <text:p text:style-name="P19"><text:span text:style-name="T37"><text:s/></text:span><text:span text:style-name="T25">-16. <text:s text:c="2"/>0. <text:s text:c="2"/>0. <text:s/>16. <text:s text:c="2"/>0. -16. <text:s/>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<text:s/>16. <text:s text:c="2"/>0. <text:s/>16. <text:s/>16. <text:s text:c="2"/>0. <text:s text:c="2"/>0. -16. <text:s/>16. <text:s text:c="2"/>0.</text:span></text:p>
      <text:p text:style-name="P19"><text:span text:style-name="T37"><text:s/></text:span><text:span text:style-name="T25">-16. <text:s text:c="2"/>0. <text:s text:c="2"/>0. <text:s/>16. <text:s text:c="2"/>0. -16. <text:s/>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<text:s/>16. <text:s text:c="2"/>0. -16. -16. <text:s text:c="2"/>0. <text:s/>16. <text:s text:c="2"/>0. <text:s text:c="2"/>0. <text:s/>16.</text:span></text:p>
      <text:p text:style-name="P19"><text:span text:style-name="T37"><text:s/></text:span><text:span text:style-name="T25">-16. <text:s text:c="2"/>0. <text:s text:c="2"/>0. -16. <text:s text:c="2"/>0. -16. -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<text:s text:c="2"/>0. -16. <text:s/>16. <text:s text:c="2"/>0. <text:s/>16. <text:s text:c="2"/>0. <text:s text:c="2"/>0. -16.</text:span></text:p>
      <text:p text:style-name="P19"><text:span text:style-name="T37"><text:s text:c="3"/></text:span><text:span text:style-name="T25">0. -16. <text:s/>16. <text:s text:c="2"/>0. <text:s text:c="2"/>0. -16. -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-16. <text:s text:c="2"/>0. <text:s text:c="2"/>0. -16. <text:s text:c="2"/>0. <text:s/>16. -16. <text:s text:c="2"/>0. <text:s/>16. <text:s text:c="2"/>0. <text:s text:c="2"/>0. -16.</text:span></text:p>
      <text:p text:style-name="P19"><text:span text:style-name="T37"><text:s text:c="3"/></text:span><text:span text:style-name="T25">0. <text:s/>16. -16. <text:s text:c="2"/>0. -16. <text:s text:c="2"/>0. <text:s text:c="2"/>0. <text:s/>16. -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/>16. <text:s text:c="2"/>0. <text:s text:c="2"/>0. -16. <text:s text:c="2"/>0. -16. <text:s/>16. <text:s text:c="2"/>0. -16. <text:s text:c="2"/>0. <text:s text:c="2"/>0. -16.</text:span></text:p>
      <text:p text:style-name="P19"><text:span text:style-name="T37"><text:s text:c="3"/></text:span><text:span text:style-name="T25">0. -16. -16. <text:s text:c="2"/>0. -16. <text:s text:c="2"/>0. <text:s text:c="2"/>0. -16. <text:s text:c="2"/>0. <text:s/>16. <text:s/>16. <text:s text:c="2"/>0. <text:s text:c="2"/>0. -16.</text:span></text:p>
      <text:p text:style-name="P19"><text:span text:style-name="T37"><text:s text:c="2"/></text:span><text:span text:style-name="T25">16. <text:s text:c="2"/>0. <text:s/>16. <text:s text:c="2"/>0. <text:s text:c="2"/>0. -16. <text:s text:c="2"/>0. <text:s/>16. -16. <text:s text:c="2"/>0. <text:s/>16. <text:s text:c="2"/>0. <text:s text:c="2"/>0. -16.</text:span></text:p>
      <text:p text:style-name="P19"><text:span text:style-name="T37"><text:s text:c="3"/></text:span><text:span text:style-name="T25">0. <text:s/>16. <text:s/>16. <text:s text:c="2"/>0. -16. <text:s text:c="2"/>0. <text:s text:c="2"/>0. -16. <text:s text:c="2"/>0. <text:s/>16. <text:s/>16. <text:s text:c="2"/>0. <text:s/>16. <text:s text:c="2"/>0.</text:span></text:p>
      <text:p text:style-name="P19"><text:span text:style-name="T37"><text:s text:c="3"/></text:span><text:span text:style-name="T25">0. <text:s/>16. <text:s/>16. <text:s text:c="2"/>0. <text:s text:c="2"/>0. <text:s/>16. <text:s text:c="2"/>0. -16. -16. <text:s text:c="2"/>0. -16. <text:s text:c="2"/>0. <text:s text:c="2"/>0. -16.</text:span></text:p>
      <text:p text:style-name="P19"><text:span text:style-name="T37"><text:s text:c="3"/></text:span><text:span text:style-name="T25">0. -16. -16. <text:s text:c="2"/>0. <text:s/>16. <text:s text:c="2"/>0. <text:s text:c="2"/>0. -16. <text:s text:c="2"/>0. -16. <text:s/>16. <text:s text:c="2"/>0. <text:s/>16. <text:s text:c="2"/>0.</text:span></text:p>
      <text:p text:style-name="P19"><text:span text:style-name="T37"><text:s text:c="3"/></text:span><text:span text:style-name="T25">0. -16. <text:s text:c="2"/>0. <text:s/>16. -16. <text:s text:c="2"/>0. <text:s text:c="2"/>0. -16. -16. <text:s text:c="2"/>0. <text:s/>16. <text:s text:c="2"/>0. <text:s text:c="2"/>0. <text:s/>16.</text:span></text:p>
      <text:p text:style-name="P19"><text:span text:style-name="T37"><text:s text:c="3"/></text:span><text:span text:style-name="T25">0. -16. -16. <text:s text:c="2"/>0. -16. <text:s text:c="2"/>0. <text:s text:c="2"/>0. -16. <text:s text:c="2"/>0. -16. <text:s/>16. <text:s text:c="2"/>0. <text:s/>16. <text:s text:c="2"/>0.</text:span></text:p>
      <text:p text:style-name="P19"><text:span text:style-name="T37"><text:s text:c="3"/></text:span><text:span text:style-name="T25">0. -16. <text:s text:c="2"/>0. <text:s/>16. -16. <text:s text:c="2"/>0. <text:s/>16. <text:s text:c="2"/>0. <text:s text:c="2"/>0. -16. <text:s/>16. <text:s text:c="2"/>0. <text:s text:c="2"/>0. -16.</text:span></text:p>
      <text:p text:style-name="P19"><text:span text:style-name="T37"><text:s text:c="3"/></text:span><text:span text:style-name="T25">0. -16. <text:s/>16. <text:s text:c="2"/>0. <text:s/>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-16. <text:s text:c="2"/>0. <text:s/>16. <text:s/>16. <text:s text:c="2"/>0. <text:s/>16. <text:s text:c="2"/>0. <text:s text:c="2"/>0. <text:s/>16. <text:s text:c="2"/>0. <text:s/>16. <text:s/>16. <text:s text:c="2"/>0.</text:span></text:p>
      <text:p text:style-name="P19"><text:span text:style-name="T37"><text:s text:c="3"/></text:span><text:span text:style-name="T25">0. -16. <text:s/>16. <text:s text:c="2"/>0. -16. <text:s text:c="2"/>0. <text:s text:c="2"/>0. <text:s/>16. <text:s text:c="2"/>0. -16. <text:s/>16. <text:s text:c="2"/>0. <text:s/>16. <text:s text:c="2"/>0.</text:span></text:p>
      <text:p text:style-name="P19"><text:span text:style-name="T37"><text:s text:c="3"/></text:span><text:span text:style-name="T25">0. -16. <text:s text:c="2"/>0. -16. -16. <text:s text:c="2"/>0. -16. <text:s text:c="2"/>0. <text:s text:c="2"/>0. -16. <text:s text:c="2"/>0. <text:s/>16. <text:s/>16. <text:s text:c="2"/>0.</text:span></text:p>
      <text:p text:style-name="P19"><text:span text:style-name="T37"><text:s/></text:span><text:span text:style-name="T25">-16. <text:s text:c="2"/>0. <text:s text:c="2"/>0. -16. -16. <text:s text:c="2"/>0. <text:s text:c="2"/>0. -16. <text:s text:c="2"/>0. -16. -16. <text:s text:c="2"/>0. -16. <text:s text:c="2"/>0.</text:span></text:p>
      <text:p text:style-name="P19"><text:span text:style-name="T37"><text:s text:c="3"/></text:span><text:span text:style-name="T25">0. -16. <text:s text:c="2"/>0. <text:s/>16. <text:s/>16. <text:s text:c="2"/>0. <text:s/>16. <text:s text:c="2"/>0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<text:s/>16. <text:s text:c="2"/>0. <text:s/>16. -16. <text:s text:c="2"/>0.]</text:span></text:p>
      <text:p text:style-name="P19"><text:span text:style-name="T25">y5⊕y6⊕y7⊕y8 [256. <text:s/>16. -16. <text:s text:c="2"/>0. <text:s text:c="2"/>0. -16. <text:s/>16. <text:s text:c="2"/>0. -16. <text:s text:c="2"/>0. <text:s text:c="2"/>0. -16. <text:s/>16. <text:s text:c="2"/>0.</text:span></text:p>
      <text:p text:style-name="P19"><text:span text:style-name="T37"><text:s text:c="3"/></text:span><text:span text:style-name="T25">0. <text:s/>16. <text:s/>16. <text:s text:c="2"/>0. <text:s text:c="2"/>0. -16. -16. <text:s text:c="2"/>0. <text:s text:c="2"/>0. <text:s/>16. <text:s text:c="2"/>0. -16. -16. <text:s text:c="2"/>0.</text:span></text:p>
      <text:p text:style-name="P19"><text:span text:style-name="T37"><text:s text:c="3"/></text:span><text:span text:style-name="T25">0. <text:s/>16. <text:s/>16. <text:s text:c="2"/>0. -16. <text:s text:c="2"/>0. <text:s text:c="2"/>0. -16. -16. <text:s text:c="2"/>0. <text:s text:c="2"/>0. -16. <text:s text:c="2"/>0. <text:s/>16.</text:span></text:p>
      <text:p text:style-name="P19"><text:span text:style-name="T37"><text:s/></text:span><text:span text:style-name="T25">-16. <text:s text:c="2"/>0. <text:s text:c="2"/>0. <text:s/>16. -16. <text:s text:c="2"/>0. <text:s text:c="2"/>0. -16. -16. <text:s text:c="2"/>0. <text:s text:c="2"/>0. -16. -16. <text:s text:c="2"/>0.</text:span></text:p>
      <text:p text:style-name="P19"><text:span text:style-name="T37"><text:s text:c="2"/></text:span><text:span text:style-name="T25">16. <text:s text:c="2"/>0. <text:s text:c="2"/>0. -16. <text:s/>16. <text:s text:c="2"/>0. <text:s text:c="2"/>0. -16. <text:s/>16. <text:s text:c="2"/>0. <text:s text:c="2"/>0. <text:s/>16. <text:s/>16. <text:s text:c="2"/>0.</text:span></text:p>
      <text:p text:style-name="P19"><text:span text:style-name="T37"><text:s text:c="3"/></text:span><text:span text:style-name="T25">0. <text:s/>16. <text:s text:c="2"/>0. -16. <text:s/>16. <text:s text:c="2"/>0. <text:s text:c="2"/>0. -16. <text:s/>16. <text:s text:c="2"/>0. <text:s text:c="2"/>0. <text:s/>16. <text:s/>16. <text:s text:c="2"/>0.</text:span></text:p>
      <text:p text:style-name="P19"><text:span text:style-name="T37"><text:s text:c="3"/></text:span><text:span text:style-name="T25">0. <text:s/>16. <text:s/>16. <text:s text:c="2"/>0. -16. <text:s text:c="2"/>0. <text:s text:c="2"/>0. <text:s/>16. -16. <text:s text:c="2"/>0. <text:s text:c="2"/>0. <text:s/>16. <text:s text:c="2"/>0. <text:s/>16.</text:span></text:p>
      <text:p text:style-name="P19"><text:span text:style-name="T37"><text:s/></text:span><text:span text:style-name="T25">-16. <text:s text:c="2"/>0. <text:s text:c="2"/>0. -16. <text:s/>16. <text:s text:c="2"/>0. -16. <text:s text:c="2"/>0. <text:s text:c="2"/>0. -16. <text:s/>16. <text:s text:c="2"/>0. <text:s text:c="2"/>0. <text:s/>16.</text:span></text:p>
      <text:p text:style-name="P19"><text:span text:style-name="T37"><text:s text:c="2"/></text:span><text:span text:style-name="T25">16. <text:s text:c="2"/>0. <text:s text:c="2"/>0. -16. -16. <text:s text:c="2"/>0. <text:s text:c="2"/>0. <text:s/>16. <text:s text:c="2"/>0. -16. -16. <text:s text:c="2"/>0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-16. <text:s text:c="2"/>0. <text:s text:c="2"/>0. <text:s/>16. <text:s text:c="2"/>0. -16. -16. <text:s text:c="2"/>0.</text:span></text:p>
      <text:p text:style-name="P19"><text:span text:style-name="T37"><text:s text:c="3"/></text:span><text:span text:style-name="T25">0. -16. -16. <text:s text:c="2"/>0. <text:s text:c="2"/>0. <text:s/>16. -16. <text:s text:c="2"/>0. <text:s text:c="2"/>0. <text:s/>16. -16. <text:s text:c="2"/>0. <text:s/>16. <text:s text:c="2"/>0.</text:span></text:p>
      <text:p text:style-name="P19"><text:span text:style-name="T37"><text:s text:c="3"/></text:span><text:span text:style-name="T25">0. <text:s/>16. <text:s/>16. <text:s text:c="2"/>0. <text:s text:c="2"/>0. <text:s/>16. <text:s text:c="2"/>0. -16. -16. <text:s text:c="2"/>0. <text:s text:c="2"/>0. <text:s/>16. <text:s/>16. <text:s text:c="2"/>0.</text:span></text:p>
      <text:p text:style-name="P19"><text:soft-page-break/><text:span text:style-name="T37"><text:s/></text:span><text:span text:style-name="T25">-16. <text:s text:c="2"/>0. <text:s text:c="2"/>0. <text:s/>16. <text:s/>16. <text:s text:c="2"/>0. <text:s text:c="2"/>0. -16. <text:s/>16. <text:s text:c="2"/>0. <text:s text:c="2"/>0. <text:s/>16. -16. <text:s text:c="2"/>0.</text:span></text:p>
      <text:p text:style-name="P19"><text:span text:style-name="T37"><text:s text:c="3"/></text:span><text:span text:style-name="T25">0. -16. <text:s text:c="2"/>0. <text:s/>16. -16. <text:s text:c="2"/>0. <text:s text:c="2"/>0. -16. <text:s/>16. <text:s text:c="2"/>0. <text:s text:c="2"/>0. -16. -16. <text:s text:c="2"/>0.</text:span></text:p>
      <text:p text:style-name="P19"><text:span text:style-name="T37"><text:s text:c="3"/></text:span><text:span text:style-name="T25">0. <text:s/>16. <text:s/>16. <text:s text:c="2"/>0. -16. <text:s text:c="2"/>0. <text:s text:c="2"/>0. <text:s/>16. <text:s/>16. <text:s text:c="2"/>0. <text:s text:c="2"/>0. -16. <text:s/>16. <text:s text:c="2"/>0.</text:span></text:p>
      <text:p text:style-name="P19"><text:span text:style-name="T37"><text:s text:c="3"/></text:span><text:span text:style-name="T25">0. <text:s/>16. -16. <text:s text:c="2"/>0. <text:s text:c="2"/>0. -16. <text:s text:c="2"/>0. <text:s/>16. -16. <text:s text:c="2"/>0. <text:s text:c="2"/>0. -16. <text:s/>16. <text:s text:c="2"/>0.</text:span></text:p>
      <text:p text:style-name="P19"><text:span text:style-name="T37"><text:s text:c="2"/></text:span><text:span text:style-name="T25">16. <text:s text:c="2"/>0. <text:s text:c="2"/>0. -16. <text:s/>16. <text:s text:c="2"/>0. <text:s text:c="2"/>0. -16. <text:s text:c="2"/>0. <text:s/>16. <text:s/>16. <text:s text:c="2"/>0. <text:s text:c="2"/>0. <text:s/>16.</text:span></text:p>
      <text:p text:style-name="P19"><text:span text:style-name="T37"><text:s text:c="2"/></text:span><text:span text:style-name="T25">16. <text:s text:c="2"/>0. <text:s text:c="2"/>0. -16. <text:s/>16. <text:s text:c="2"/>0. <text:s text:c="2"/>0. -16. <text:s/>16. <text:s text:c="2"/>0. -16. <text:s text:c="2"/>0. <text:s text:c="2"/>0. -16.</text:span></text:p>
      <text:p text:style-name="P19"><text:span text:style-name="T37"><text:s/></text:span><text:span text:style-name="T25">-16. <text:s text:c="2"/>0. <text:s text:c="2"/>0. -16. <text:s text:c="2"/>0. <text:s/>16. -16. <text:s text:c="2"/>0. <text:s text:c="2"/>0. -16. <text:s/>16. <text:s text:c="2"/>0. <text:s/>16. <text:s text:c="2"/>0.</text:span></text:p>
      <text:p text:style-name="P19"><text:span text:style-name="T37"><text:s text:c="3"/></text:span><text:span text:style-name="T25">0. <text:s/>16. -16. <text:s text:c="2"/>0. <text:s text:c="2"/>0. -16. <text:s/>16. <text:s text:c="2"/>0. <text:s text:c="2"/>0. -16. -16. <text:s text:c="2"/>0. <text:s text:c="2"/>0. <text:s/>16.</text:span></text:p>
      <text:p text:style-name="P19"><text:span text:style-name="T37"><text:s text:c="3"/></text:span><text:span text:style-name="T25">0. <text:s/>16. <text:s/>16. <text:s text:c="2"/>0. <text:s text:c="2"/>0. -16. -16. <text:s text:c="2"/>0. -16. <text:s text:c="2"/>0. <text:s text:c="2"/>0. -16. -16. <text:s text:c="2"/>0.</text:span></text:p>
      <text:p text:style-name="P19"><text:span text:style-name="T37"><text:s text:c="3"/></text:span><text:span text:style-name="T25">0. -16. <text:s text:c="2"/>0. -16. <text:s/>16. <text:s text:c="2"/>0. <text:s text:c="2"/>0. -16. <text:s/>16. <text:s text:c="2"/>0. <text:s text:c="2"/>0. -16. -16. <text:s text:c="2"/>0.</text:span></text:p>
      <text:p text:style-name="P19"><text:span text:style-name="T37"><text:s text:c="3"/></text:span><text:span text:style-name="T25">0. -16. -16. <text:s text:c="2"/>0. -16. <text:s text:c="2"/>0. <text:s text:c="2"/>0. <text:s/>16. -16. <text:s text:c="2"/>0. <text:s text:c="2"/>0. <text:s/>16. -16. <text:s text:c="2"/>0.</text:span></text:p>
      <text:p text:style-name="P19"><text:span text:style-name="T37"><text:s text:c="3"/></text:span><text:span text:style-name="T25">0. -16. -16. <text:s text:c="2"/>0. <text:s text:c="2"/>0. -16. <text:s text:c="2"/>0. -16. <text:s/>16. <text:s text:c="2"/>0. <text:s text:c="2"/>0. -16. <text:s/>16. <text:s text:c="2"/>0.</text:span></text:p>
      <text:p text:style-name="P19"><text:span text:style-name="T37"><text:s text:c="3"/></text:span><text:span text:style-name="T25">0. -16. -16. <text:s text:c="2"/>0. <text:s text:c="2"/>0. -16. -16. <text:s text:c="2"/>0. -16. <text:s text:c="2"/>0. <text:s text:c="2"/>0. <text:s/>16. -16. <text:s text:c="2"/>0.</text:span></text:p>
      <text:p text:style-name="P19"><text:span text:style-name="T37"><text:s text:c="3"/></text:span><text:span text:style-name="T25">0. <text:s/>16. <text:s text:c="2"/>0. -16. <text:s/>16. <text:s text:c="2"/>0. <text:s text:c="2"/>0. <text:s/>16. -16. <text:s text:c="2"/>0. -16. <text:s text:c="2"/>0. <text:s text:c="2"/>0. -16.</text:span></text:p>
      <text:p text:style-name="P19"><text:span text:style-name="T37"><text:s text:c="2"/></text:span><text:span text:style-name="T25">16. <text:s text:c="2"/>0. <text:s text:c="2"/>0. <text:s/>16. -16. <text:s text:c="2"/>0. <text:s text:c="2"/>0. <text:s/>16. <text:s/>16. <text:s text:c="2"/>0. <text:s text:c="2"/>0. -16. <text:s text:c="2"/>0. -16.</text:span></text:p>
      <text:p text:style-name="P19"><text:span text:style-name="T37"><text:s/></text:span><text:span text:style-name="T25">-16. <text:s text:c="2"/>0. <text:s text:c="2"/>0. <text:s/>16. <text:s/>16. <text:s text:c="2"/>0. <text:s/>16. <text:s text:c="2"/>0. <text:s text:c="2"/>0. -16. <text:s/>16. <text:s text:c="2"/>0. <text:s text:c="2"/>0. -16.</text:span></text:p>
      <text:p text:style-name="P19"><text:span text:style-name="T37"><text:s text:c="3"/></text:span><text:span text:style-name="T25">0. -16. -16. <text:s text:c="2"/>0. <text:s text:c="2"/>0. -16. -16. <text:s text:c="2"/>0. <text:s text:c="2"/>0. -16. <text:s/>16. <text:s text:c="2"/>0. <text:s text:c="2"/>0. -16.</text:span></text:p>
      <text:p text:style-name="P19"><text:span text:style-name="T37"><text:s text:c="2"/></text:span><text:span text:style-name="T25">16. <text:s text:c="2"/>0. <text:s/>16. <text:s text:c="2"/>0. <text:s text:c="2"/>0. <text:s/>16. <text:s/>16. <text:s text:c="2"/>0. <text:s text:c="2"/>0. <text:s/>16. <text:s text:c="2"/>0. <text:s/>16. <text:s/>16. <text:s text:c="2"/>0.</text:span></text:p>
      <text:p text:style-name="P19"><text:span text:style-name="T37"><text:s text:c="3"/></text:span><text:span text:style-name="T25">0. -16. -16. <text:s text:c="2"/>0. -16. <text:s text:c="2"/>0. <text:s text:c="2"/>0. <text:s/>16. <text:s/>16. <text:s text:c="2"/>0. <text:s text:c="2"/>0. -16. -16. <text:s text:c="2"/>0.</text:span></text:p>
      <text:p text:style-name="P19"><text:span text:style-name="T37"><text:s text:c="3"/></text:span><text:span text:style-name="T25">0. -16. <text:s/>16. <text:s text:c="2"/>0. <text:s text:c="2"/>0. <text:s/>16. <text:s text:c="2"/>0. <text:s/>16. -16. <text:s text:c="2"/>0. <text:s text:c="2"/>0. -16. <text:s/>16. <text:s text:c="2"/>0.</text:span></text:p>
      <text:p text:style-name="P19"><text:span text:style-name="T37"><text:s text:c="3"/></text:span><text:span text:style-name="T25">0. -16. -16. <text:s text:c="2"/>0. <text:s text:c="2"/>0. <text:s/>16. <text:s/>16. <text:s text:c="2"/>0. <text:s/>16. <text:s text:c="2"/>0. <text:s text:c="2"/>0. -16. -16. <text:s text:c="2"/>0.</text:span></text:p>
      <text:p text:style-name="P19"><text:span text:style-name="T37"><text:s text:c="3"/></text:span><text:span text:style-name="T25">0. <text:s/>16. <text:s/>16. <text:s text:c="2"/>0. <text:s text:c="2"/>0. <text:s/>16. -16. <text:s text:c="2"/>0. <text:s text:c="2"/>0. -16. <text:s text:c="2"/>0. -16. <text:s/>16. <text:s text:c="2"/>0.</text:span></text:p>
      <text:p text:style-name="P19"><text:span text:style-name="T37"><text:s text:c="3"/></text:span><text:span text:style-name="T25">0. <text:s/>16. -16. <text:s text:c="2"/>0. <text:s/>16. <text:s text:c="2"/>0. <text:s text:c="2"/>0. -16. <text:s/>16. <text:s text:c="2"/>0. <text:s text:c="2"/>0. -16. <text:s text:c="2"/>0. -16.</text:span></text:p>
      <text:p text:style-name="P19"><text:span text:style-name="T37"><text:s/></text:span><text:span text:style-name="T25">-16. <text:s text:c="2"/>0. <text:s text:c="2"/>0. -16. -16. <text:s text:c="2"/>0. <text:s text:c="2"/>0. -16. <text:s/>16. <text:s text:c="2"/>0. <text:s text:c="2"/>0. -16. <text:s/>16. <text:s text:c="2"/>0.</text:span></text:p>
      <text:p text:style-name="P19"><text:span text:style-name="T37"><text:s text:c="2"/></text:span><text:span text:style-name="T25">16. <text:s text:c="2"/>0. <text:s text:c="2"/>0. <text:s/>16. <text:s/>16. <text:s text:c="2"/>0. <text:s text:c="2"/>0. <text:s/>16.]</text:span></text:p>
      <text:p text:style-name="P19"><text:span text:style-name="T25">y4 [256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-16. -16. -16. -16. <text:s/>16. <text:s/>16. <text:s/>16. <text:s/>16. -16. -16.</text:span></text:p>
      <text:p text:style-name="P19"><text:span text:style-name="T37"><text:s/></text:span><text:span text:style-name="T25">-16. -16. -16. -16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-16. -16. -16. -16. -16. <text:s/>16. <text:s/>16.</text:span></text:p>
      <text:p text:style-name="P19"><text:span text:style-name="T37"><text:s/></text:span><text:span text:style-name="T25">-16. -16. <text:s/>16. <text:s/>16. <text:s/>16. <text:s/>16. <text:s/>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/>16. -16. -16. <text:s/>16.</text:span></text:p>
      <text:p text:style-name="P19"><text:span text:style-name="T37"><text:s text:c="2"/></text:span><text:span text:style-name="T25">16. -16. <text:s/>16. -16. -16. <text:s/>16. -16. <text:s/>16. <text:s/>16. -16. -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16. <text:s/>16. <text:s/>16. -16. -16. <text:s/>16. -16. <text:s/>16. -16. <text:s/>16. -16. <text:s/>16. <text:s/>16. -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-16. <text:s/>16. <text:s/>16. -16. -16. -16. -16. -16. -16.</text:span></text:p>
      <text:p text:style-name="P19"><text:span text:style-name="T37"><text:s/></text:span><text:span text:style-name="T25">-16. -16. <text:s/>16. <text:s/>16. -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16. <text:s/>16. -16. -16. <text:s/>16. <text:s/>16.</text:span></text:p>
      <text:p text:style-name="P19"><text:span text:style-name="T37"><text:s text:c="2"/></text:span><text:span text:style-name="T25">16. <text:s/>16. -16. -16. -16. -16. <text:s/>16. <text:s/>16. -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-16. <text:s/>16.</text:span></text:p>
      <text:p text:style-name="P19"><text:span text:style-name="T37"><text:s/></text:span><text:span text:style-name="T25">-16. <text:s/>16. -16. <text:s/>16. <text:s/>16. -16. -16. <text:s/>16. <text:s/>16. -16. <text:s/>16. -16. <text:s/>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<text:s/>16. -16. <text:s/>16. -16. <text:s/>16. <text:s/>16. -16. <text:s/>16. -16. -16. <text:s/>16.</text:span></text:p>
      <text:p text:style-name="P19"><text:span text:style-name="T37"><text:s/></text:span><text:span text:style-name="T25">-16. <text:s/>16. -16. <text:s/>16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-16. -16. -16. -16. -16. <text:s/>16. <text:s/>16.</text:span></text:p>
      <text:p text:style-name="P19"><text:span text:style-name="T37"><text:s/></text:span><text:span text:style-name="T25">-16. -16. <text:s/>16. <text:s/>16. <text:s/>16. <text:s/>16. <text:s/>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-16. -16. -16. -16.</text:span></text:p>
      <text:p text:style-name="P19"><text:span text:style-name="T37"><text:s/></text:span><text:span text:style-name="T25">-16. -16. <text:s/>16. <text:s/>16. <text:s/>16. <text:s/>16. -16. -16. -16. -16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-16. <text:s/>16. <text:s/>16. -16. <text:s/>16. -16. <text:s/>16. -16. <text:s/>16. -16. -16. <text:s/>16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<text:s/>16. -16. -16. <text:s/>16. -16. <text:s/>16. <text:s/>16. -16.</text:span></text:p>
      <text:p text:style-name="P19"><text:span text:style-name="T37"><text:s text:c="2"/></text:span><text:span text:style-name="T25">16. -16. -16. <text:s/>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<text:s/>16. -16. -16.</text:span></text:p>
      <text:p text:style-name="P19"><text:span text:style-name="T37"><text:s/></text:span><text:span text:style-name="T25">-16. -16. <text:s/>16. <text:s/>16. <text:s/>16. <text:s/>16. -16. -16. <text:s/>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/>16. <text:s/>16.</text:span></text:p>
      <text:p text:style-name="P19"><text:span text:style-name="T37"><text:s/></text:span><text:span text:style-name="T25">-16. -16. <text:s/>16. <text:s/>16. <text:s/>16. <text:s/>16. <text:s/>16. <text:s/>16. <text:s/>16. <text:s/>16. -16. -16. <text:s/>16. <text:s/>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<text:s/>16. -16. <text:s/>16. -16. <text:s/>16. <text:s/>16. -16. <text:s/>16. -16. -16. <text:s/>16.</text:span></text:p>
      <text:p text:style-name="P19"><text:soft-page-break/><text:span text:style-name="T37"><text:s/></text:span><text:span text:style-name="T25">-16. <text:s/>16. -16. <text:s/>16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<text:s/>16. -16. <text:s/>16. -16. <text:s/>16. <text:s/>16. -16.</text:span></text:p>
      <text:p text:style-name="P19"><text:span text:style-name="T37"><text:s/></text:span><text:span text:style-name="T25">-16. <text:s/>16. <text:s/>16. -16. <text:s/>16. -16. <text:s/>16. -16.]</text:span></text:p>
      <text:p text:style-name="P19"><text:span text:style-name="T25">y4⊕y8 [256. <text:s/>16. <text:s text:c="2"/>0. <text:s/>16. <text:s/>16. <text:s text:c="2"/>0. -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 text:c="2"/>0. -16. <text:s text:c="2"/>0. -16. -16. <text:s text:c="2"/>0. <text:s/>16. <text:s text:c="2"/>0.</text:span></text:p>
      <text:p text:style-name="P19"><text:span text:style-name="T37"><text:s text:c="3"/></text:span><text:span text:style-name="T25">0. -16. <text:s text:c="2"/>0. -16. -16. <text:s text:c="2"/>0. <text:s/>16. <text:s text:c="2"/>0. <text:s text:c="2"/>0. -16. <text:s text:c="2"/>0. -16. <text:s/>16. <text:s text:c="2"/>0.</text:span></text:p>
      <text:p text:style-name="P19"><text:span text:style-name="T37"><text:s/></text:span><text:span text:style-name="T25">-16. <text:s text:c="2"/>0. <text:s text:c="2"/>0. -16. <text:s text:c="2"/>0. -16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-16. <text:s text:c="2"/>0. -16. -16. <text:s text:c="2"/>0. <text:s/>16. <text:s text:c="2"/>0. -16. <text:s text:c="2"/>0. -16. <text:s text:c="2"/>0. <text:s text:c="2"/>0. <text:s/>16.</text:span></text:p>
      <text:p text:style-name="P19"><text:span text:style-name="T37"><text:s text:c="3"/></text:span><text:span text:style-name="T25">0. -16. -16. <text:s text:c="2"/>0. -16. <text:s text:c="2"/>0. <text:s text:c="2"/>0. -16. <text:s text:c="2"/>0. <text:s/>16. <text:s text:c="2"/>0. -16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 text:c="2"/>0. -16. -16. <text:s text:c="2"/>0. -16. <text:s text:c="2"/>0. <text:s text:c="2"/>0. -16.</text:span></text:p>
      <text:p text:style-name="P19"><text:span text:style-name="T37"><text:s text:c="3"/></text:span><text:span text:style-name="T25">0. <text:s/>16. <text:s/>16. <text:s text:c="2"/>0. <text:s/>16. <text:s text:c="2"/>0. <text:s text:c="2"/>0. <text:s/>16. <text:s text:c="2"/>0. -16. <text:s/>16. <text:s text:c="2"/>0. <text:s/>16. <text:s text:c="2"/>0.</text:span></text:p>
      <text:p text:style-name="P19"><text:span text:style-name="T37"><text:s/></text:span><text:span text:style-name="T25">-16. <text:s text:c="2"/>0. -16. <text:s text:c="2"/>0. <text:s text:c="2"/>0. -16. <text:s text:c="2"/>0. <text:s/>16. -16. <text:s text:c="2"/>0. -16. <text:s text:c="2"/>0. <text:s text:c="2"/>0. <text:s/>16.</text:span></text:p>
      <text:p text:style-name="P19"><text:span text:style-name="T37"><text:s text:c="3"/></text:span><text:span text:style-name="T25">0. -16. <text:s text:c="2"/>0. -16. <text:s text:c="2"/>0. -16. <text:s/>16. <text:s text:c="2"/>0. -16. <text:s text:c="2"/>0. <text:s text:c="2"/>0. -16. <text:s text:c="2"/>0. -16.</text:span></text:p>
      <text:p text:style-name="P19"><text:span text:style-name="T37"><text:s/></text:span><text:span text:style-name="T25">-16. <text:s text:c="2"/>0. <text:s/>16. <text:s text:c="2"/>0. <text:s/>16. <text:s text:c="2"/>0. -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-16. <text:s text:c="2"/>0. <text:s/>16. <text:s text:c="2"/>0. <text:s text:c="2"/>0. <text:s/>16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<text:s text:c="2"/>0. <text:s/>16. <text:s text:c="2"/>0. <text:s/>16. <text:s text:c="2"/>0. <text:s/>16. <text:s/>16. <text:s text:c="2"/>0.</text:span></text:p>
      <text:p text:style-name="P19"><text:span text:style-name="T37"><text:s/></text:span><text:span text:style-name="T25">-16. <text:s text:c="2"/>0. <text:s text:c="2"/>0. <text:s/>16. <text:s text:c="2"/>0. <text:s/>16. -16. <text:s text:c="2"/>0. <text:s/>16. <text:s text:c="2"/>0. -16. <text:s text:c="2"/>0. -16. <text:s text:c="2"/>0.</text:span></text:p>
      <text:p text:style-name="P19"><text:span text:style-name="T37"><text:s text:c="3"/></text:span><text:span text:style-name="T25">0. -16. <text:s text:c="2"/>0. <text:s/>16. -16. <text:s text:c="2"/>0. -16. <text:s text:c="2"/>0. <text:s text:c="2"/>0. <text:s/>16. <text:s text:c="2"/>0. -16. <text:s text:c="2"/>0. <text:s/>16.</text:span></text:p>
      <text:p text:style-name="P19"><text:span text:style-name="T37"><text:s text:c="3"/></text:span><text:span text:style-name="T25">0. -16. -16. <text:s text:c="2"/>0. -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<text:s/>16. <text:s text:c="2"/>0. -16. <text:s/>16. <text:s text:c="2"/>0. <text:s/>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-16. <text:s text:c="2"/>0. -16. <text:s text:c="2"/>0. <text:s text:c="2"/>0. <text:s/>16. <text:s text:c="2"/>0. -16. -16. <text:s text:c="2"/>0. -16. <text:s text:c="2"/>0.</text:span></text:p>
      <text:p text:style-name="P19"><text:span text:style-name="T37"><text:s text:c="3"/></text:span><text:span text:style-name="T25">0. -16. <text:s text:c="2"/>0. <text:s/>16. -16. <text:s text:c="2"/>0. -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 text:c="2"/>0. <text:s/>16. <text:s text:c="2"/>0. -16. -16. <text:s text:c="2"/>0. -16. <text:s text:c="2"/>0.</text:span></text:p>
      <text:p text:style-name="P19"><text:span text:style-name="T37"><text:s text:c="3"/></text:span><text:span text:style-name="T25">0. <text:s/>16. <text:s text:c="2"/>0. -16. <text:s/>16. <text:s text:c="2"/>0. <text:s/>16. <text:s text:c="2"/>0. <text:s text:c="2"/>0. <text:s/>16. <text:s text:c="2"/>0. -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-16. -16. <text:s text:c="2"/>0. -16. <text:s text:c="2"/>0. -16. <text:s text:c="2"/>0. -16. <text:s text:c="2"/>0.</text:span></text:p>
      <text:p text:style-name="P19"><text:span text:style-name="T37"><text:s text:c="3"/></text:span><text:span text:style-name="T25">0. <text:s/>16. <text:s text:c="2"/>0. -16. <text:s/>16. <text:s text:c="2"/>0. <text:s/>16. <text:s text:c="2"/>0. <text:s text:c="2"/>0. <text:s/>16. <text:s text:c="2"/>0. -16. <text:s text:c="2"/>0. -16.</text:span></text:p>
      <text:p text:style-name="P19"><text:span text:style-name="T37"><text:s text:c="3"/></text:span><text:span text:style-name="T25">0. -16. <text:s/>16. <text:s text:c="2"/>0. -16. <text:s text:c="2"/>0. <text:s text:c="2"/>0. <text:s/>16. <text:s text:c="2"/>0. <text:s/>16. <text:s/>16. <text:s text:c="2"/>0. -16. <text:s text:c="2"/>0.</text:span></text:p>
      <text:p text:style-name="P19"><text:span text:style-name="T37"><text:s text:c="2"/></text:span><text:span text:style-name="T25">16. <text:s text:c="2"/>0. -16. <text:s text:c="2"/>0. <text:s text:c="2"/>0. <text:s/>16. <text:s text:c="2"/>0. <text:s/>16. <text:s/>16. <text:s text:c="2"/>0. -16. <text:s text:c="2"/>0. <text:s text:c="2"/>0. -16.</text:span></text:p>
      <text:p text:style-name="P19"><text:span text:style-name="T37"><text:s text:c="3"/></text:span><text:span text:style-name="T25">0. -16. -16. <text:s text:c="2"/>0. <text:s/>16. <text:s text:c="2"/>0. <text:s text:c="2"/>0. <text:s/>16. <text:s text:c="2"/>0. <text:s/>16. -16. <text:s text:c="2"/>0. <text:s/>16. <text:s text:c="2"/>0.</text:span></text:p>
      <text:p text:style-name="P19"><text:span text:style-name="T37"><text:s text:c="3"/></text:span><text:span text:style-name="T25">0. -16. <text:s text:c="2"/>0. -16. <text:s text:c="2"/>0. <text:s/>16. <text:s text:c="2"/>0. <text:s/>16. <text:s/>16. <text:s text:c="2"/>0. -16. <text:s text:c="2"/>0. <text:s text:c="2"/>0. -16.</text:span></text:p>
      <text:p text:style-name="P19"><text:span text:style-name="T37"><text:s text:c="3"/></text:span><text:span text:style-name="T25">0. -16. <text:s/>16. <text:s text:c="2"/>0. -16. <text:s text:c="2"/>0. -16. <text:s text:c="2"/>0. -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/>16. <text:s text:c="2"/>0. <text:s text:c="2"/>0. <text:s/>16. <text:s text:c="2"/>0. -16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-16. <text:s text:c="2"/>0. <text:s/>16. <text:s/>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-16. <text:s text:c="2"/>0. <text:s/>16. -16. <text:s text:c="2"/>0. -16. <text:s text:c="2"/>0. -16. <text:s text:c="2"/>0.</text:span></text:p>
      <text:p text:style-name="P19"><text:span text:style-name="T37"><text:s/></text:span><text:span text:style-name="T25">-16. <text:s text:c="2"/>0. <text:s text:c="2"/>0. -16. <text:s text:c="2"/>0. <text:s/>16. <text:s/>16. <text:s text:c="2"/>0. <text:s/>16. <text:s text:c="2"/>0. <text:s text:c="2"/>0. -16. <text:s text:c="2"/>0. <text:s/>16.</text:span></text:p>
      <text:p text:style-name="P19"><text:span text:style-name="T37"><text:s text:c="3"/></text:span><text:span text:style-name="T25">0. <text:s/>16. <text:s text:c="2"/>0. <text:s/>16. <text:s/>16. <text:s text:c="2"/>0. -16. <text:s text:c="2"/>0. <text:s text:c="2"/>0. -16. <text:s text:c="2"/>0. -16. <text:s/>16. <text:s text:c="2"/>0.</text:span></text:p>
      <text:p text:style-name="P19"><text:span text:style-name="T37"><text:s/></text:span><text:span text:style-name="T25">-16. <text:s text:c="2"/>0. <text:s/>16. <text:s text:c="2"/>0. -16. <text:s text:c="2"/>0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<text:s/>16. <text:s text:c="2"/>0. <text:s/>16. -16. <text:s text:c="2"/>0. <text:s/>16. <text:s text:c="2"/>0. <text:s text:c="2"/>0. -16. <text:s text:c="2"/>0. -16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<text:s/>16. <text:s text:c="2"/>0. <text:s/>16. <text:s/>16. <text:s text:c="2"/>0. -16. <text:s text:c="2"/>0.]</text:span></text:p>
      <text:p text:style-name="P19"><text:span text:style-name="T25">y4⊕y7 [256. <text:s/>16. -16. <text:s text:c="2"/>0. <text:s text:c="2"/>0. -16. <text:s/>16. <text:s text:c="2"/>0. <text:s text:c="2"/>0. -16. <text:s/>16. <text:s text:c="2"/>0. <text:s text:c="2"/>0. <text:s/>16.</text:span></text:p>
      <text:p text:style-name="P19"><text:span text:style-name="T37"><text:s/></text:span><text:span text:style-name="T25">-16. <text:s text:c="2"/>0. <text:s text:c="2"/>0. <text:s/>16. <text:s/>16. <text:s text:c="2"/>0. <text:s text:c="2"/>0. <text:s/>16. <text:s/>16. <text:s text:c="2"/>0. <text:s text:c="2"/>0. <text:s/>16. <text:s/>16. <text:s text:c="2"/>0.</text:span></text:p>
      <text:p text:style-name="P19"><text:span text:style-name="T37"><text:s text:c="3"/></text:span><text:span text:style-name="T25">0. <text:s/>16. <text:s/>16. <text:s text:c="2"/>0. <text:s text:c="2"/>0. -16. <text:s/>16. <text:s text:c="2"/>0. <text:s text:c="2"/>0. -16. <text:s/>16. <text:s text:c="2"/>0. <text:s text:c="2"/>0. <text:s/>16.</text:span></text:p>
      <text:p text:style-name="P19"><text:span text:style-name="T37"><text:s/></text:span><text:span text:style-name="T25">-16. <text:s text:c="2"/>0. <text:s text:c="2"/>0. <text:s/>16. -16. <text:s text:c="2"/>0. <text:s text:c="2"/>0. <text:s/>16. <text:s/>16. <text:s text:c="2"/>0. <text:s text:c="2"/>0. -16. -16. <text:s text:c="2"/>0.</text:span></text:p>
      <text:p text:style-name="P19"><text:span text:style-name="T37"><text:s text:c="3"/></text:span><text:span text:style-name="T25">0. <text:s/>16. <text:s/>16. <text:s text:c="2"/>0. <text:s text:c="2"/>0. -16. -16. <text:s text:c="2"/>0. -16. <text:s text:c="2"/>0. <text:s text:c="2"/>0. <text:s/>16. -16. <text:s text:c="2"/>0.</text:span></text:p>
      <text:p text:style-name="P19"><text:span text:style-name="T37"><text:s text:c="3"/></text:span><text:span text:style-name="T25">0. <text:s/>16. <text:s/>16. <text:s text:c="2"/>0. <text:s text:c="2"/>0. -16. <text:s/>16. <text:s text:c="2"/>0. <text:s text:c="2"/>0. -16. <text:s/>16. <text:s text:c="2"/>0. <text:s text:c="2"/>0. <text:s/>16.</text:span></text:p>
      <text:p text:style-name="P19"><text:span text:style-name="T37"><text:s/></text:span><text:span text:style-name="T25">-16. <text:s text:c="2"/>0. <text:s text:c="2"/>0. -16. <text:s/>16. <text:s text:c="2"/>0. <text:s text:c="2"/>0. <text:s/>16. -16. <text:s text:c="2"/>0. <text:s text:c="2"/>0. -16. <text:s/>16. <text:s text:c="2"/>0.</text:span></text:p>
      <text:p text:style-name="P19"><text:span text:style-name="T37"><text:s text:c="3"/></text:span><text:span text:style-name="T25">0. -16. -16. <text:s text:c="2"/>0. <text:s text:c="2"/>0. <text:s/>16. -16. <text:s text:c="2"/>0. <text:s text:c="2"/>0. <text:s/>16. <text:s/>16. <text:s text:c="2"/>0. <text:s text:c="2"/>0. -16.</text:span></text:p>
      <text:p text:style-name="P19"><text:span text:style-name="T37"><text:s text:c="2"/></text:span><text:span text:style-name="T25">16. <text:s text:c="2"/>0. <text:s text:c="2"/>0. <text:s/>16. <text:s/>16. <text:s text:c="2"/>0. <text:s text:c="2"/>0. <text:s/>16. <text:s/>16. <text:s text:c="2"/>0. <text:s text:c="2"/>0. <text:s/>16. <text:s/>16. <text:s text:c="2"/>0.</text:span></text:p>
      <text:p text:style-name="P19"><text:span text:style-name="T37"><text:s text:c="3"/></text:span><text:span text:style-name="T25">0. <text:s/>16. -16. <text:s text:c="2"/>0. <text:s text:c="2"/>0. -16. <text:s/>16. <text:s text:c="2"/>0. <text:s text:c="2"/>0. <text:s/>16. <text:s/>16. <text:s text:c="2"/>0. <text:s text:c="2"/>0. <text:s/>16.</text:span></text:p>
      <text:p text:style-name="P19"><text:span text:style-name="T37"><text:s/></text:span><text:span text:style-name="T25">-16. <text:s text:c="2"/>0. <text:s text:c="2"/>0. -16. -16. <text:s text:c="2"/>0. <text:s text:c="2"/>0. <text:s/>16. -16. <text:s text:c="2"/>0. <text:s text:c="2"/>0. <text:s/>16. -16. <text:s text:c="2"/>0.</text:span></text:p>
      <text:p text:style-name="P19"><text:span text:style-name="T37"><text:s text:c="3"/></text:span><text:span text:style-name="T25">0. <text:s/>16. -16. <text:s text:c="2"/>0. <text:s text:c="2"/>0. <text:s/>16. <text:s/>16. <text:s text:c="2"/>0. <text:s text:c="2"/>0. <text:s/>16. <text:s/>16. <text:s text:c="2"/>0. <text:s text:c="2"/>0. <text:s/>16.</text:span></text:p>
      <text:p text:style-name="P19"><text:span text:style-name="T37"><text:s/></text:span><text:span text:style-name="T25">-16. <text:s text:c="2"/>0. <text:s text:c="2"/>0. -16. -16. <text:s text:c="2"/>0. <text:s text:c="2"/>0. -16. -16. <text:s text:c="2"/>0. <text:s text:c="2"/>0. <text:s/>16. <text:s/>16. <text:s text:c="2"/>0.</text:span></text:p>
      <text:p text:style-name="P19"><text:span text:style-name="T37"><text:s text:c="3"/></text:span><text:span text:style-name="T25">0. -16. -16. <text:s text:c="2"/>0. <text:s text:c="2"/>0. <text:s/>16. <text:s/>16. <text:s text:c="2"/>0. <text:s text:c="2"/>0. -16. <text:s text:c="2"/>0. -16. -16. <text:s text:c="2"/>0.</text:span></text:p>
      <text:p text:style-name="P19"><text:span text:style-name="T37"><text:s text:c="3"/></text:span><text:span text:style-name="T25">0. -16. -16. <text:s text:c="2"/>0. <text:s text:c="2"/>0. <text:s/>16. <text:s/>16. <text:s text:c="2"/>0. <text:s text:c="2"/>0. <text:s/>16. <text:s/>16. <text:s text:c="2"/>0. <text:s text:c="2"/>0. <text:s/>16.</text:span></text:p>
      <text:p text:style-name="P19"><text:span text:style-name="T37"><text:s/></text:span><text:span text:style-name="T25">-16. <text:s text:c="2"/>0. <text:s text:c="2"/>0. -16. <text:s/>16. <text:s text:c="2"/>0. <text:s text:c="2"/>0. <text:s/>16. -16. <text:s text:c="2"/>0. <text:s text:c="2"/>0. -16. <text:s/>16. <text:s text:c="2"/>0.</text:span></text:p>
      <text:p text:style-name="P19"><text:span text:style-name="T37"><text:s text:c="3"/></text:span><text:span text:style-name="T25">0. <text:s/>16. <text:s/>16. <text:s text:c="2"/>0. <text:s text:c="2"/>0. -16. -16. <text:s text:c="2"/>0. <text:s text:c="2"/>0. -16. -16. <text:s text:c="2"/>0. <text:s text:c="2"/>0. <text:s/>16.</text:span></text:p>
      <text:p text:style-name="P19"><text:span text:style-name="T37"><text:s text:c="2"/></text:span><text:span text:style-name="T25">16. <text:s text:c="2"/>0. <text:s text:c="2"/>0. <text:s/>16. -16. <text:s text:c="2"/>0. <text:s text:c="2"/>0. <text:s/>16. -16. <text:s text:c="2"/>0. <text:s text:c="2"/>0. <text:s/>16. -16. <text:s text:c="2"/>0.</text:span></text:p>
      <text:p text:style-name="P19"><text:span text:style-name="T37"><text:s text:c="3"/></text:span><text:span text:style-name="T25">0. <text:s/>16. -16. <text:s text:c="2"/>0. <text:s/>16. <text:s text:c="2"/>0. <text:s text:c="2"/>0. <text:s/>16. <text:s/>16. <text:s text:c="2"/>0. <text:s text:c="2"/>0. <text:s/>16. -16. <text:s text:c="2"/>0.</text:span></text:p>
      <text:p text:style-name="P19"><text:soft-page-break/><text:span text:style-name="T37"><text:s text:c="3"/></text:span><text:span text:style-name="T25">0. -16. -16. <text:s text:c="2"/>0. <text:s text:c="2"/>0. -16. -16. <text:s text:c="2"/>0. <text:s text:c="2"/>0. <text:s/>16. <text:s/>16. <text:s text:c="2"/>0. <text:s text:c="2"/>0. -16.</text:span></text:p>
      <text:p text:style-name="P19"><text:span text:style-name="T37"><text:s/></text:span><text:span text:style-name="T25">-16. <text:s text:c="2"/>0. <text:s text:c="2"/>0. <text:s/>16. <text:s/>16. <text:s text:c="2"/>0. <text:s text:c="2"/>0. -16. <text:s/>16. <text:s text:c="2"/>0. <text:s text:c="2"/>0. <text:s/>16. -16. <text:s text:c="2"/>0.</text:span></text:p>
      <text:p text:style-name="P19"><text:span text:style-name="T37"><text:s text:c="3"/></text:span><text:span text:style-name="T25">0. -16. -16. <text:s text:c="2"/>0. <text:s text:c="2"/>0. -16. <text:s/>16. <text:s text:c="2"/>0. <text:s text:c="2"/>0. <text:s/>16. <text:s/>16. <text:s text:c="2"/>0. <text:s text:c="2"/>0. -16.</text:span></text:p>
      <text:p text:style-name="P19"><text:span text:style-name="T37"><text:s text:c="2"/></text:span><text:span text:style-name="T25">16. <text:s text:c="2"/>0. <text:s text:c="2"/>0. -16. <text:s/>16. <text:s text:c="2"/>0. <text:s text:c="2"/>0. -16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 text:c="2"/>0. -16. -16. <text:s text:c="2"/>0. <text:s text:c="2"/>0. -16. -16. <text:s text:c="2"/>0. <text:s text:c="2"/>0. <text:s/>16. <text:s/>16. <text:s text:c="2"/>0.</text:span></text:p>
      <text:p text:style-name="P19"><text:span text:style-name="T37"><text:s text:c="3"/></text:span><text:span text:style-name="T25">0. <text:s/>16. -16. <text:s text:c="2"/>0. <text:s text:c="2"/>0. <text:s/>16. -16. <text:s text:c="2"/>0. <text:s text:c="2"/>0. <text:s/>16. -16. <text:s text:c="2"/>0. <text:s text:c="2"/>0. <text:s/>16.</text:span></text:p>
      <text:p text:style-name="P19"><text:span text:style-name="T37"><text:s/></text:span><text:span text:style-name="T25">-16. <text:s text:c="2"/>0. <text:s text:c="2"/>0. <text:s/>16. <text:s/>16. <text:s text:c="2"/>0. <text:s text:c="2"/>0. <text:s/>16. <text:s/>16. <text:s text:c="2"/>0. <text:s text:c="2"/>0. -16. -16. <text:s text:c="2"/>0.</text:span></text:p>
      <text:p text:style-name="P19"><text:span text:style-name="T37"><text:s text:c="3"/></text:span><text:span text:style-name="T25">0. -16. -16. <text:s text:c="2"/>0. <text:s text:c="2"/>0. -16. <text:s/>16. <text:s text:c="2"/>0. <text:s text:c="2"/>0. <text:s/>16. -16. <text:s text:c="2"/>0. <text:s text:c="2"/>0. -16.</text:span></text:p>
      <text:p text:style-name="P19"><text:span text:style-name="T37"><text:s text:c="2"/></text:span><text:span text:style-name="T25">16. <text:s text:c="2"/>0. <text:s text:c="2"/>0. <text:s/>16. -16. <text:s text:c="2"/>0. <text:s text:c="2"/>0. <text:s/>16. -16. <text:s text:c="2"/>0. <text:s text:c="2"/>0. <text:s/>16. -16. <text:s text:c="2"/>0.</text:span></text:p>
      <text:p text:style-name="P19"><text:span text:style-name="T37"><text:s text:c="3"/></text:span><text:span text:style-name="T25">0. -16. <text:s/>16. <text:s text:c="2"/>0. <text:s text:c="2"/>0. -16. <text:s/>16. <text:s text:c="2"/>0. <text:s text:c="2"/>0. -16. -16. <text:s text:c="2"/>0. <text:s text:c="2"/>0. <text:s/>16.</text:span></text:p>
      <text:p text:style-name="P19"><text:span text:style-name="T37"><text:s text:c="2"/></text:span><text:span text:style-name="T25">16. <text:s text:c="2"/>0. <text:s text:c="2"/>0. -16. -16. <text:s text:c="2"/>0. <text:s text:c="2"/>0. <text:s/>16. <text:s/>16. <text:s text:c="2"/>0. <text:s text:c="2"/>0. <text:s/>16. -16. <text:s text:c="2"/>0.</text:span></text:p>
      <text:p text:style-name="P19"><text:span text:style-name="T37"><text:s text:c="3"/></text:span><text:span text:style-name="T25">0. -16. <text:s/>16. <text:s text:c="2"/>0. <text:s text:c="2"/>0. -16. <text:s/>16. <text:s text:c="2"/>0. <text:s text:c="2"/>0. <text:s/>16. -16. <text:s text:c="2"/>0. <text:s text:c="2"/>0. <text:s/>16.</text:span></text:p>
      <text:p text:style-name="P19"><text:span text:style-name="T37"><text:s text:c="2"/></text:span><text:span text:style-name="T25">16. <text:s text:c="2"/>0. <text:s text:c="2"/>0. <text:s/>16. <text:s/>16. <text:s text:c="2"/>0. <text:s text:c="2"/>0. <text:s/>16. <text:s/>16. <text:s text:c="2"/>0. <text:s text:c="2"/>0. <text:s/>16. <text:s/>16. <text:s text:c="2"/>0.</text:span></text:p>
      <text:p text:style-name="P19"><text:span text:style-name="T37"><text:s/></text:span><text:span text:style-name="T25">-16. <text:s text:c="2"/>0. <text:s text:c="2"/>0. <text:s/>16. <text:s/>16. <text:s text:c="2"/>0. <text:s text:c="2"/>0. -16. <text:s/>16. <text:s text:c="2"/>0. <text:s text:c="2"/>0. -16. -16. <text:s text:c="2"/>0.</text:span></text:p>
      <text:p text:style-name="P19"><text:span text:style-name="T37"><text:s text:c="3"/></text:span><text:span text:style-name="T25">0. <text:s/>16. -16. <text:s text:c="2"/>0. <text:s text:c="2"/>0. -16. -16. <text:s text:c="2"/>0. <text:s text:c="2"/>0. -16. -16. <text:s text:c="2"/>0. <text:s text:c="2"/>0. -16.</text:span></text:p>
      <text:p text:style-name="P19"><text:span text:style-name="T37"><text:s/></text:span><text:span text:style-name="T25">-16. <text:s text:c="2"/>0. <text:s text:c="2"/>0. -16. -16. <text:s text:c="2"/>0. <text:s text:c="2"/>0. <text:s/>16. -16. <text:s text:c="2"/>0. <text:s text:c="2"/>0. <text:s/>16. <text:s/>16. <text:s text:c="2"/>0.</text:span></text:p>
      <text:p text:style-name="P19"><text:span text:style-name="T37"><text:s text:c="3"/></text:span><text:span text:style-name="T25">0. -16. <text:s/>16. <text:s text:c="2"/>0. <text:s text:c="2"/>0. -16. <text:s/>16. <text:s text:c="2"/>0. <text:s text:c="2"/>0. <text:s/>16. -16. <text:s text:c="2"/>0. <text:s text:c="2"/>0. -16.</text:span></text:p>
      <text:p text:style-name="P19"><text:span text:style-name="T37"><text:s text:c="2"/></text:span><text:span text:style-name="T25">16. <text:s text:c="2"/>0. <text:s text:c="2"/>0. <text:s/>16. -16. <text:s text:c="2"/>0. <text:s text:c="2"/>0. -16.]</text:span></text:p>
      <text:p text:style-name="P19"><text:span text:style-name="T25">y4⊕y7⊕y8 [256. <text:s text:c="2"/>0. <text:s text:c="2"/>0. <text:s text:c="2"/>0. <text:s/>16. <text:s/>16. -16. -16. <text:s text:c="2"/>0. <text:s text:c="2"/>0. <text:s text:c="2"/>0. <text:s text:c="2"/>0. <text:s/>16. -16.</text:span></text:p>
      <text:p text:style-name="P19"><text:span text:style-name="T37"><text:s text:c="2"/></text:span><text:span text:style-name="T25">16. -16. -16. -16. <text:s/>16. <text:s/>16. <text:s text:c="2"/>0. <text:s text:c="2"/>0. <text:s text:c="2"/>0. <text:s text:c="2"/>0. -16. <text:s/>16. -16. <text:s/>16.</text:span></text:p>
      <text:p text:style-name="P19"><text:span text:style-name="T37"><text:s text:c="3"/></text:span><text:span text:style-name="T25">0. <text:s text:c="2"/>0. <text:s text:c="2"/>0. <text:s text:c="2"/>0. -16. <text:s/>16. -16. <text:s/>16. <text:s text:c="2"/>0. <text:s text:c="2"/>0. <text:s text:c="2"/>0. <text:s text:c="2"/>0. -16. -16.</text:span></text:p>
      <text:p text:style-name="P19"><text:span text:style-name="T37"><text:s text:c="2"/></text:span><text:span text:style-name="T25">16. <text:s/>16. <text:s text:c="2"/>0. <text:s text:c="2"/>0. <text:s text:c="2"/>0. <text:s text:c="2"/>0. <text:s text:c="2"/>0. <text:s text:c="2"/>0. <text:s text:c="2"/>0. <text:s text:c="2"/>0. -16. <text:s/>16. -16. <text:s/>16.</text:span></text:p>
      <text:p text:style-name="P19"><text:span text:style-name="T37"><text:s text:c="3"/></text:span><text:span text:style-name="T25">0. <text:s text:c="2"/>0. <text:s text:c="2"/>0. <text:s text:c="2"/>0. -16. -16. <text:s/>16. <text:s/>16. -16. <text:s/>16. <text:s/>16. -16. <text:s text:c="2"/>0. <text:s text:c="2"/>0.</text:span></text:p>
      <text:p text:style-name="P19"><text:span text:style-name="T37"><text:s text:c="3"/></text:span><text:span text:style-name="T25">0. <text:s text:c="2"/>0. <text:s/>16. <text:s/>16. <text:s/>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16. <text:s/>16. <text:s/>16. -16. <text:s text:c="2"/>0. <text:s text:c="2"/>0. <text:s text:c="2"/>0. <text:s text:c="2"/>0. <text:s/>16. <text:s/>16. <text:s/>16. <text:s/>16. <text:s text:c="2"/>0. <text:s text:c="2"/>0.</text:span></text:p>
      <text:p text:style-name="P19"><text:span text:style-name="T37"><text:s text:c="3"/></text:span><text:span text:style-name="T25">0. <text:s text:c="2"/>0. -16. -16. -16. -16. <text:s text:c="2"/>0. <text:s text:c="2"/>0. <text:s text:c="2"/>0. <text:s text:c="2"/>0. <text:s/>16. -16. -16. <text:s/>16.</text:span></text:p>
      <text:p text:style-name="P19"><text:span text:style-name="T37"><text:s text:c="2"/></text:span><text:span text:style-name="T25">16. <text:s/>16. <text:s/>16. <text:s/>16. <text:s text:c="2"/>0. <text:s text:c="2"/>0. <text:s text:c="2"/>0. <text:s text:c="2"/>0. -16. <text:s/>16. <text:s/>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<text:s/>16. <text:s/>16. -16. <text:s text:c="2"/>0. <text:s text:c="2"/>0. <text:s text:c="2"/>0. <text:s text:c="2"/>0.</text:span></text:p>
      <text:p text:style-name="P19"><text:span text:style-name="T37"><text:s/></text:span><text:span text:style-name="T25">-16. -16. -16. -16. <text:s/>16. -16. -16. <text:s/>16. <text:s text:c="2"/>0. <text:s text:c="2"/>0. <text:s text:c="2"/>0. <text:s text:c="2"/>0. <text:s/>16. <text:s/>16.</text:span></text:p>
      <text:p text:style-name="P19"><text:span text:style-name="T37"><text:s text:c="2"/></text:span><text:span text:style-name="T25">16. <text:s/>16. <text:s text:c="2"/>0. <text:s text:c="2"/>0. <text:s text:c="2"/>0. <text:s text:c="2"/>0. <text:s/>16. <text:s/>16. <text:s/>16. <text:s/>16. <text:s text:c="2"/>0. <text:s text:c="2"/>0. <text:s text:c="2"/>0. <text:s text:c="2"/>0.</text:span></text:p>
      <text:p text:style-name="P19"><text:span text:style-name="T37"><text:s text:c="2"/></text:span><text:span text:style-name="T25">16. -16. -16. <text:s/>16. <text:s text:c="2"/>0. <text:s text:c="2"/>0. <text:s text:c="2"/>0. <text:s text:c="2"/>0. <text:s text:c="2"/>0. <text:s text:c="2"/>0. <text:s text:c="2"/>0. <text:s text:c="2"/>0. <text:s/>16. <text:s/>16.</text:span></text:p>
      <text:p text:style-name="P19"><text:span text:style-name="T37"><text:s text:c="2"/></text:span><text:span text:style-name="T25">16. <text:s/>16. <text:s text:c="2"/>0. <text:s text:c="2"/>0. <text:s text:c="2"/>0. <text:s text:c="2"/>0. <text:s/>16. -16. -16. <text:s/>16. <text:s/>16. <text:s/>16. -16. -16.</text:span></text:p>
      <text:p text:style-name="P19"><text:span text:style-name="T37"><text:s text:c="3"/></text:span><text:span text:style-name="T25">0. <text:s text:c="2"/>0. <text:s text:c="2"/>0. <text:s text:c="2"/>0. -16. <text:s/>16. -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<text:s/>16. -16. -16. <text:s text:c="2"/>0. <text:s text:c="2"/>0. <text:s text:c="2"/>0. <text:s text:c="2"/>0. -16. <text:s/>16. -16. <text:s/>16.</text:span></text:p>
      <text:p text:style-name="P19"><text:span text:style-name="T37"><text:s text:c="3"/></text:span><text:span text:style-name="T25">0. <text:s text:c="2"/>0. <text:s text:c="2"/>0. <text:s text:c="2"/>0. <text:s/>16. -16. <text:s/>16. -16. <text:s text:c="2"/>0. <text:s text:c="2"/>0. <text:s text:c="2"/>0. <text:s text:c="2"/>0. -16. -16.</text:span></text:p>
      <text:p text:style-name="P19"><text:span text:style-name="T37"><text:s text:c="2"/></text:span><text:span text:style-name="T25">16. <text:s/>16. -16. <text:s/>16. -16. <text:s/>16. <text:s text:c="2"/>0. <text:s text:c="2"/>0. <text:s text:c="2"/>0. <text:s text:c="2"/>0. <text:s/>16. <text:s/>16. -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<text:s/>16. <text:s text:c="2"/>0. <text:s text:c="2"/>0.</text:span></text:p>
      <text:p text:style-name="P19"><text:span text:style-name="T37"><text:s text:c="3"/></text:span><text:span text:style-name="T25">0. <text:s text:c="2"/>0. <text:s/>16. -16. <text:s/>16. -16. -16. -16. <text:s/>16. <text:s/>16. <text:s text:c="2"/>0. <text:s text:c="2"/>0. <text:s text:c="2"/>0. <text:s text:c="2"/>0.</text:span></text:p>
      <text:p text:style-name="P19"><text:span text:style-name="T37"><text:s text:c="2"/></text:span><text:span text:style-name="T25">16. -16. <text:s/>16. -16. <text:s text:c="2"/>0. <text:s text:c="2"/>0. <text:s text:c="2"/>0. <text:s text:c="2"/>0. -16. <text:s/>16. -16. <text:s/>16. <text:s text:c="2"/>0. <text:s text:c="2"/>0.</text:span></text:p>
      <text:p text:style-name="P19"><text:span text:style-name="T37"><text:s text:c="3"/></text:span><text:span text:style-name="T25">0. <text:s text:c="2"/>0. <text:s/>16. <text:s/>16. -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<text:s/>16. -16. <text:s text:c="2"/>0. <text:s text:c="2"/>0. <text:s text:c="2"/>0. <text:s text:c="2"/>0. -16. -16. <text:s/>16. <text:s/>16. -16. <text:s/>16.</text:span></text:p>
      <text:p text:style-name="P19"><text:span text:style-name="T37"><text:s text:c="2"/></text:span><text:span text:style-name="T25">16. -16. <text:s text:c="2"/>0. <text:s text:c="2"/>0. <text:s text:c="2"/>0. <text:s text:c="2"/>0. -16. -16. -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16. -16. -16. <text:s/>16. <text:s text:c="2"/>0. <text:s text:c="2"/>0. <text:s text:c="2"/>0. <text:s text:c="2"/>0. <text:s/>16. <text:s/>16.</text:span></text:p>
      <text:p text:style-name="P19"><text:span text:style-name="T37"><text:s text:c="2"/></text:span><text:span text:style-name="T25">16. <text:s/>16. <text:s text:c="2"/>0. <text:s text:c="2"/>0. <text:s text:c="2"/>0. <text:s text:c="2"/>0. <text:s/>16. <text:s/>16. <text:s/>16. <text:s/>16. <text:s text:c="2"/>0. <text:s text:c="2"/>0. <text:s text:c="2"/>0. <text:s text:c="2"/>0.</text:span></text:p>
      <text:p text:style-name="P19"><text:span text:style-name="T37"><text:s text:c="2"/></text:span><text:span text:style-name="T25">16. -16. -16. <text:s/>16. <text:s/>16. <text:s/>16. <text:s/>16. <text:s/>16. <text:s text:c="2"/>0. <text:s text:c="2"/>0. <text:s text:c="2"/>0. <text:s text:c="2"/>0. <text:s/>16. -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<text:s/>16. -16. -16. <text:s/>16.</text:span></text:p>
      <text:p text:style-name="P19"><text:span text:style-name="T37"><text:s text:c="3"/></text:span><text:span text:style-name="T25">0. <text:s text:c="2"/>0. <text:s text:c="2"/>0. <text:s text:c="2"/>0. -16. -16. -16. -16. <text:s/>16. -16. -16. <text:s/>16. <text:s text:c="2"/>0. <text:s text:c="2"/>0.</text:span></text:p>
      <text:p text:style-name="P19"><text:span text:style-name="T37"><text:s text:c="3"/></text:span><text:span text:style-name="T25">0. <text:s text:c="2"/>0. -16. -16. -16. -16. <text:s text:c="2"/>0. <text:s text:c="2"/>0. <text:s text:c="2"/>0. <text:s text:c="2"/>0. <text:s/>16. <text:s/>16. <text:s/>16. <text:s/>16.</text:span></text:p>
      <text:p text:style-name="P19"><text:span text:style-name="T37"><text:s text:c="3"/></text:span><text:span text:style-name="T25">0. <text:s text:c="2"/>0. <text:s text:c="2"/>0. <text:s text:c="2"/>0. -16. <text:s/>16. <text:s/>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-16. -16. <text:s text:c="2"/>0. <text:s text:c="2"/>0. <text:s text:c="2"/>0. <text:s text:c="2"/>0. <text:s/>16. -16. -16. <text:s/>16.</text:span></text:p>
      <text:p text:style-name="P19"><text:span text:style-name="T37"><text:s text:c="2"/></text:span><text:span text:style-name="T25">16. <text:s/>16. -16. -16. <text:s text:c="2"/>0. <text:s text:c="2"/>0. <text:s text:c="2"/>0. <text:s text:c="2"/>0. <text:s/>16. -16. <text:s/>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-16. <text:s/>16. <text:s/>16. <text:s text:c="2"/>0. <text:s text:c="2"/>0. <text:s text:c="2"/>0. <text:s text:c="2"/>0.</text:span></text:p>
      <text:p text:style-name="P19"><text:span text:style-name="T37"><text:s/></text:span><text:span text:style-name="T25">-16. <text:s/>16. -16. <text:s/>16. <text:s text:c="2"/>0. <text:s text:c="2"/>0. <text:s text:c="2"/>0. <text:s text:c="2"/>0. -16. <text:s/>16. -16. <text:s/>16. <text:s text:c="2"/>0. <text:s text:c="2"/>0.</text:span></text:p>
      <text:p text:style-name="P19"><text:span text:style-name="T37"><text:s text:c="3"/></text:span><text:span text:style-name="T25">0. <text:s text:c="2"/>0. -16. -16. <text:s/>16. <text:s/>16. -16. <text:s/>16. -16. <text:s/>16. <text:s text:c="2"/>0. <text:s text:c="2"/>0. <text:s text:c="2"/>0. <text:s text:c="2"/>0.</text:span></text:p>
      <text:p text:style-name="P19"><text:span text:style-name="T37"><text:s/></text:span><text:span text:style-name="T25">-16. -16. <text:s/>16. <text:s/>16. <text:s text:c="2"/>0. <text:s text:c="2"/>0. <text:s text:c="2"/>0. <text:s text:c="2"/>0.]</text:span></text:p>
      <text:p text:style-name="P19"><text:span text:style-name="T25">y4⊕y6 [256. -16. <text:s text:c="2"/>0. -16. <text:s text:c="2"/>0. <text:s/>16. <text:s text:c="2"/>0. -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-16. <text:s text:c="2"/>0. -16. <text:s text:c="2"/>0. -16.</text:span></text:p>
      <text:p text:style-name="P19"><text:span text:style-name="T37"><text:s text:c="3"/></text:span><text:span text:style-name="T25">0. <text:s/>16. <text:s text:c="2"/>0. -16. -16. <text:s text:c="2"/>0. <text:s/>16. <text:s text:c="2"/>0. <text:s/>16. <text:s text:c="2"/>0. <text:s/>16. <text:s text:c="2"/>0. -16. <text:s text:c="2"/>0.</text:span></text:p>
      <text:p text:style-name="P19"><text:soft-page-break/><text:span text:style-name="T37"><text:s/></text:span><text:span text:style-name="T25">-16. <text:s text:c="2"/>0. <text:s/>16. <text:s text:c="2"/>0. -16. <text:s text:c="2"/>0. -16. <text:s text:c="2"/>0. -16. <text:s text:c="2"/>0. <text:s/>16. <text:s text:c="2"/>0. -16. <text:s text:c="2"/>0.</text:span></text:p>
      <text:p text:style-name="P19"><text:span text:style-name="T37"><text:s text:c="2"/></text:span><text:span text:style-name="T25">16. <text:s text:c="2"/>0. -16. <text:s text:c="2"/>0. -16. <text:s text:c="2"/>0. -16. <text:s text:c="2"/>0. <text:s text:c="2"/>0. -16. <text:s text:c="2"/>0. <text:s/>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<text:s/>16. <text:s text:c="2"/>0. <text:s/>16. -16. <text:s text:c="2"/>0.</text:span></text:p>
      <text:p text:style-name="P19"><text:span text:style-name="T37"><text:s/></text:span><text:span text:style-name="T25">-16. <text:s text:c="2"/>0. -16. <text:s text:c="2"/>0. <text:s/>16. <text:s text:c="2"/>0. <text:s/>16. <text:s text:c="2"/>0. -16. <text:s text:c="2"/>0. <text:s/>16. <text:s text:c="2"/>0. <text:s/>16. <text:s text:c="2"/>0.</text:span></text:p>
      <text:p text:style-name="P19"><text:span text:style-name="T37"><text:s/></text:span><text:span text:style-name="T25">-16. <text:s text:c="2"/>0. <text:s/>16. <text:s text:c="2"/>0. -16. <text:s text:c="2"/>0. -16. <text:s text:c="2"/>0. -16. <text:s text:c="2"/>0. -16. <text:s text:c="2"/>0. -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 text:c="2"/>0. -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-16. <text:s text:c="2"/>0. <text:s/>16. <text:s text:c="2"/>0. <text:s/>16. <text:s text:c="2"/>0. <text:s/>16. <text:s text:c="2"/>0. -16. <text:s text:c="2"/>0. <text:s/>16.</text:span></text:p>
      <text:p text:style-name="P19"><text:span text:style-name="T37"><text:s text:c="3"/></text:span><text:span text:style-name="T25">0. -16. <text:s text:c="2"/>0. <text:s/>16. <text:s text:c="2"/>0. <text:s/>16. <text:s/>16. <text:s text:c="2"/>0. <text:s/>16. <text:s text:c="2"/>0. <text:s/>16. <text:s text:c="2"/>0. -16. <text:s text:c="2"/>0.</text:span></text:p>
      <text:p text:style-name="P19"><text:span text:style-name="T37"><text:s/></text:span><text:span text:style-name="T25">-16. <text:s text:c="2"/>0. <text:s/>16. <text:s text:c="2"/>0. -16. <text:s text:c="2"/>0. -16. <text:s text:c="2"/>0. <text:s/>16. <text:s text:c="2"/>0. -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<text:s/>16. <text:s text:c="2"/>0. -16. <text:s text:c="2"/>0. <text:s text:c="2"/>0. -16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-16. <text:s text:c="2"/>0. -16. <text:s text:c="2"/>0. -16. <text:s text:c="2"/>0. -16. <text:s text:c="2"/>0. -16. <text:s text:c="2"/>0. <text:s/>16. <text:s text:c="2"/>0. -16.</text:span></text:p>
      <text:p text:style-name="P19"><text:span text:style-name="T37"><text:s text:c="2"/></text:span><text:span text:style-name="T25">16. <text:s text:c="2"/>0. -16. <text:s text:c="2"/>0. -16. <text:s text:c="2"/>0. -16. <text:s text:c="2"/>0. <text:s/>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-16. <text:s text:c="2"/>0. <text:s/>16. <text:s text:c="2"/>0. -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-16. <text:s text:c="2"/>0. <text:s/>16. <text:s text:c="2"/>0. -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<text:s/>16. <text:s text:c="2"/>0. -16. <text:s text:c="2"/>0. -16. <text:s text:c="2"/>0. -16. <text:s text:c="2"/>0.</text:span></text:p>
      <text:p text:style-name="P19"><text:span text:style-name="T37"><text:s/></text:span><text:span text:style-name="T25">-16. <text:s text:c="2"/>0. -16. <text:s text:c="2"/>0. <text:s/>16. <text:s text:c="2"/>0. -16. <text:s text:c="2"/>0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-16. <text:s text:c="2"/>0. -16. <text:s text:c="2"/>0. -16.</text:span></text:p>
      <text:p text:style-name="P19"><text:span text:style-name="T37"><text:s text:c="3"/></text:span><text:span text:style-name="T25">0. <text:s/>16. <text:s text:c="2"/>0. -16. <text:s text:c="2"/>0. <text:s/>16. <text:s text:c="2"/>0. -16. <text:s text:c="2"/>0. -16. <text:s text:c="2"/>0. -16. <text:s/>16. <text:s text:c="2"/>0.</text:span></text:p>
      <text:p text:style-name="P19"><text:span text:style-name="T37"><text:s/></text:span><text:span text:style-name="T25">-16. <text:s text:c="2"/>0. <text:s/>16. <text:s text:c="2"/>0. <text:s/>16. <text:s text:c="2"/>0. -16. <text:s text:c="2"/>0. -16. <text:s text:c="2"/>0. -16. <text:s text:c="2"/>0. <text:s/>16. <text:s text:c="2"/>0.</text:span></text:p>
      <text:p text:style-name="P19"><text:span text:style-name="T37"><text:s/></text:span><text:span text:style-name="T25">-16. <text:s text:c="2"/>0. -16. <text:s text:c="2"/>0. -16. <text:s text:c="2"/>0. <text:s/>16. <text:s text:c="2"/>0. -16. <text:s text:c="2"/>0. <text:s/>16. <text:s text:c="2"/>0. -16. <text:s text:c="2"/>0.</text:span></text:p>
      <text:p text:style-name="P19"><text:span text:style-name="T37"><text:s/></text:span><text:span text:style-name="T25">-16. <text:s text:c="2"/>0. <text:s text:c="2"/>0. <text:s/>16. <text:s text:c="2"/>0. <text:s/>16. <text:s text:c="2"/>0. <text:s/>16. <text:s text:c="2"/>0. -16. <text:s text:c="2"/>0. -16. <text:s text:c="2"/>0. <text:s/>16.</text:span></text:p>
      <text:p text:style-name="P19"><text:span text:style-name="T37"><text:s text:c="3"/></text:span><text:span text:style-name="T25">0. -16. <text:s text:c="2"/>0. -16. <text:s text:c="2"/>0. <text:s/>16. <text:s text:c="2"/>0. -16. <text:s text:c="2"/>0. <text:s/>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/>16. <text:s text:c="2"/>0. -16. <text:s text:c="2"/>0. <text:s/>16. <text:s text:c="2"/>0. <text:s/>16. <text:s text:c="2"/>0.</text:span></text:p>
      <text:p text:style-name="P19"><text:span text:style-name="T37"><text:s/></text:span><text:span text:style-name="T25">-16. <text:s text:c="2"/>0. -16. <text:s text:c="2"/>0. -16. <text:s text:c="2"/>0. <text:s/>16. <text:s text:c="2"/>0. -16. <text:s text:c="2"/>0. -16. <text:s text:c="2"/>0. -16. <text:s text:c="2"/>0.</text:span></text:p>
      <text:p text:style-name="P19"><text:span text:style-name="T37"><text:s text:c="2"/></text:span><text:span text:style-name="T25">16. <text:s text:c="2"/>0. -16. <text:s text:c="2"/>0. <text:s/>16. <text:s text:c="2"/>0. -16. <text:s text:c="2"/>0. -16. <text:s text:c="2"/>0. <text:s text:c="2"/>0. -16. <text:s text:c="2"/>0. -16.</text:span></text:p>
      <text:p text:style-name="P19"><text:span text:style-name="T37"><text:s text:c="3"/></text:span><text:span text:style-name="T25">0. -16. <text:s text:c="2"/>0. <text:s/>16. <text:s text:c="2"/>0. <text:s/>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-16. <text:s text:c="2"/>0. -16. <text:s text:c="2"/>0. -16. <text:s text:c="2"/>0. <text:s/>16.</text:span></text:p>
      <text:p text:style-name="P19"><text:span text:style-name="T37"><text:s/></text:span><text:span text:style-name="T25">-16. <text:s text:c="2"/>0. -16. <text:s text:c="2"/>0. <text:s/>16. <text:s text:c="2"/>0. -16. <text:s text:c="2"/>0. -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-16. <text:s text:c="2"/>0. -16. <text:s text:c="2"/>0. -16. <text:s text:c="2"/>0. -16. <text:s text:c="2"/>0.</text:span></text:p>
      <text:p text:style-name="P19"><text:span text:style-name="T37"><text:s text:c="2"/></text:span><text:span text:style-name="T25">16. <text:s text:c="2"/>0. -16. <text:s text:c="2"/>0. <text:s text:c="2"/>0. <text:s/>16. <text:s text:c="2"/>0. -16. <text:s text:c="2"/>0. -16. <text:s text:c="2"/>0. -16. <text:s text:c="2"/>0. <text:s/>16.</text:span></text:p>
      <text:p text:style-name="P19"><text:span text:style-name="T37"><text:s text:c="3"/></text:span><text:span text:style-name="T25">0. <text:s/>16. <text:s text:c="2"/>0. -16. <text:s text:c="2"/>0. <text:s/>16. <text:s text:c="2"/>0. <text:s/>16. <text:s text:c="2"/>0. <text:s/>16. <text:s text:c="2"/>0. -16. <text:s text:c="2"/>0. <text:s/>16.</text:span></text:p>
      <text:p text:style-name="P19"><text:span text:style-name="T37"><text:s text:c="3"/></text:span><text:span text:style-name="T25">0. -16. <text:s text:c="2"/>0. <text:s/>16. <text:s text:c="2"/>0. <text:s/>16. <text:s text:c="2"/>0. <text:s/>16.]</text:span></text:p>
      <text:p text:style-name="P19"><text:span text:style-name="T25">y4⊕y6⊕y8 [256. -16. <text:s text:c="2"/>0. -16. -16. <text:s text:c="2"/>0. <text:s/>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<text:s/>16. -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-16. <text:s text:c="2"/>0. -16. <text:s/>16. <text:s text:c="2"/>0. -16. <text:s text:c="2"/>0. <text:s text:c="2"/>0. <text:s/>16.</text:span></text:p>
      <text:p text:style-name="P19"><text:span text:style-name="T37"><text:s text:c="3"/></text:span><text:span text:style-name="T25">0. <text:s/>16. <text:s/>16. <text:s text:c="2"/>0. -16. <text:s text:c="2"/>0. <text:s text:c="2"/>0. -16. <text:s text:c="2"/>0. <text:s/>16. <text:s/>16. <text:s text:c="2"/>0. <text:s/>16. <text:s text:c="2"/>0.</text:span></text:p>
      <text:p text:style-name="P19"><text:span text:style-name="T37"><text:s text:c="3"/></text:span><text:span text:style-name="T25">0. -16. <text:s text:c="2"/>0. <text:s/>16. -16. <text:s text:c="2"/>0. -16. <text:s text:c="2"/>0. <text:s/>16. <text:s text:c="2"/>0. -16. <text:s text:c="2"/>0. <text:s text:c="2"/>0. -16.</text:span></text:p>
      <text:p text:style-name="P19"><text:span text:style-name="T37"><text:s text:c="3"/></text:span><text:span text:style-name="T25">0. -16. <text:s/>16. <text:s text:c="2"/>0. -16. <text:s text:c="2"/>0. <text:s text:c="2"/>0. <text:s/>16. <text:s text:c="2"/>0. <text:s/>16. <text:s/>16. <text:s text:c="2"/>0. <text:s/>16. <text:s text:c="2"/>0.</text:span></text:p>
      <text:p text:style-name="P19"><text:span text:style-name="T37"><text:s text:c="3"/></text:span><text:span text:style-name="T25">0. -16. <text:s text:c="2"/>0. <text:s/>16. -16. <text:s text:c="2"/>0. -16. <text:s text:c="2"/>0. <text:s text:c="2"/>0. -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-16. -16. <text:s text:c="2"/>0. <text:s/>16. <text:s text:c="2"/>0. <text:s text:c="2"/>0. <text:s/>16. <text:s text:c="2"/>0. <text:s/>16.</text:span></text:p>
      <text:p text:style-name="P19"><text:span text:style-name="T37"><text:s/></text:span><text:span text:style-name="T25">-16. <text:s text:c="2"/>0. -16. <text:s text:c="2"/>0. <text:s text:c="2"/>0. -16. <text:s text:c="2"/>0. <text:s/>16. <text:s/>16. <text:s text:c="2"/>0. <text:s/>16. <text:s text:c="2"/>0. <text:s text:c="2"/>0. -16.</text:span></text:p>
      <text:p text:style-name="P19"><text:span text:style-name="T37"><text:s text:c="3"/></text:span><text:span text:style-name="T25">0. <text:s/>16. <text:s text:c="2"/>0. <text:s/>16. <text:s text:c="2"/>0. <text:s/>16. -16. <text:s text:c="2"/>0. <text:s/>16. <text:s text:c="2"/>0. <text:s text:c="2"/>0. -16. <text:s text:c="2"/>0. -16.</text:span></text:p>
      <text:p text:style-name="P19"><text:span text:style-name="T37"><text:s/></text:span><text:span text:style-name="T25">-16. <text:s text:c="2"/>0. <text:s/>16. <text:s text:c="2"/>0. <text:s text:c="2"/>0. <text:s/>16. <text:s text:c="2"/>0. -16. -16. <text:s text:c="2"/>0. -16. <text:s text:c="2"/>0. <text:s text:c="2"/>0. <text:s/>16.</text:span></text:p>
      <text:p text:style-name="P19"><text:span text:style-name="T37"><text:s text:c="3"/></text:span><text:span text:style-name="T25">0. -16. <text:s/>16. <text:s text:c="2"/>0. <text:s/>16. <text:s text:c="2"/>0. <text:s text:c="2"/>0. <text:s/>16. <text:s text:c="2"/>0. <text:s/>16. <text:s/>16. <text:s text:c="2"/>0. -16. <text:s text:c="2"/>0.</text:span></text:p>
      <text:p text:style-name="P19"><text:span text:style-name="T37"><text:s text:c="3"/></text:span><text:span text:style-name="T25">0. -16. <text:s text:c="2"/>0. -16. <text:s/>16. <text:s text:c="2"/>0. -16. <text:s text:c="2"/>0. <text:s text:c="2"/>0. <text:s/>16. <text:s text:c="2"/>0. -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-16. -16. <text:s text:c="2"/>0. -16. <text:s text:c="2"/>0. -16. <text:s text:c="2"/>0. <text:s/>16. <text:s text:c="2"/>0.</text:span></text:p>
      <text:p text:style-name="P19"><text:span text:style-name="T37"><text:s text:c="3"/></text:span><text:span text:style-name="T25">0. -16. <text:s text:c="2"/>0. -16. -16. <text:s text:c="2"/>0. <text:s/>16. <text:s text:c="2"/>0. <text:s text:c="2"/>0. <text:s/>16. <text:s text:c="2"/>0. <text:s/>16. -16. <text:s text:c="2"/>0.</text:span></text:p>
      <text:p text:style-name="P19"><text:span text:style-name="T37"><text:s/></text:span><text:span text:style-name="T25">-16. <text:s text:c="2"/>0. <text:s text:c="2"/>0. -16. <text:s text:c="2"/>0. <text:s/>16. <text:s/>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-16. <text:s text:c="2"/>0. <text:s text:c="2"/>0. -16. <text:s text:c="2"/>0. -16. <text:s/>16. <text:s text:c="2"/>0. -16. <text:s text:c="2"/>0. <text:s text:c="2"/>0. <text:s/>16.</text:span></text:p>
      <text:p text:style-name="P19"><text:span text:style-name="T37"><text:s text:c="3"/></text:span><text:span text:style-name="T25">0. <text:s/>16. <text:s/>16. <text:s text:c="2"/>0. <text:s/>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-16. <text:s text:c="2"/>0. <text:s/>16. <text:s text:c="2"/>0. -16. <text:s text:c="2"/>0. -16. -16. <text:s text:c="2"/>0. <text:s/>16. <text:s text:c="2"/>0. <text:s text:c="2"/>0. -16.</text:span></text:p>
      <text:p text:style-name="P19"><text:span text:style-name="T37"><text:s text:c="3"/></text:span><text:span text:style-name="T25">0. -16. <text:s/>16. <text:s text:c="2"/>0. -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<text:s/>16. <text:s text:c="2"/>0. -16. -16. <text:s text:c="2"/>0. -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/>16. <text:s text:c="2"/>0. -16. <text:s text:c="2"/>0. <text:s text:c="2"/>0. <text:s/>16. <text:s text:c="2"/>0. -16.</text:span></text:p>
      <text:p text:style-name="P19"><text:span text:style-name="T37"><text:s/></text:span><text:span text:style-name="T25">-16. <text:s text:c="2"/>0. -16. <text:s text:c="2"/>0. <text:s text:c="2"/>0. -16. <text:s text:c="2"/>0. <text:s/>16. -16. <text:s text:c="2"/>0. -16. <text:s text:c="2"/>0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/>16. <text:s text:c="2"/>0. -16. <text:s text:c="2"/>0. <text:s text:c="2"/>0. <text:s/>16. <text:s text:c="2"/>0. <text:s/>16.</text:span></text:p>
      <text:p text:style-name="P19"><text:soft-page-break/><text:span text:style-name="T37"><text:s/></text:span><text:span text:style-name="T25">-16. <text:s text:c="2"/>0. -16. <text:s text:c="2"/>0. <text:s text:c="2"/>0. <text:s/>16. <text:s text:c="2"/>0. -16. -16. <text:s text:c="2"/>0. -16. <text:s text:c="2"/>0. <text:s text:c="2"/>0. -16.</text:span></text:p>
      <text:p text:style-name="P19"><text:span text:style-name="T37"><text:s text:c="3"/></text:span><text:span text:style-name="T25">0. <text:s/>16. -16. <text:s text:c="2"/>0. <text:s/>16. <text:s text:c="2"/>0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-16. <text:s text:c="2"/>0. -16. -16. <text:s text:c="2"/>0. -16. <text:s text:c="2"/>0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<text:s/>16. <text:s text:c="2"/>0. -16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-16. <text:s text:c="2"/>0. -16. -16. <text:s text:c="2"/>0. <text:s/>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-16. <text:s/>16. <text:s text:c="2"/>0. <text:s/>16. <text:s text:c="2"/>0. <text:s text:c="2"/>0. <text:s/>16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<text:s text:c="2"/>0. <text:s/>16. -16. <text:s text:c="2"/>0. <text:s/>16. <text:s text:c="2"/>0. <text:s text:c="2"/>0. <text:s/>16.</text:span></text:p>
      <text:p text:style-name="P19"><text:span text:style-name="T37"><text:s text:c="3"/></text:span><text:span text:style-name="T25">0. -16. <text:s/>16. <text:s text:c="2"/>0. <text:s/>16. <text:s text:c="2"/>0. <text:s text:c="2"/>0. -16. <text:s text:c="2"/>0. <text:s/>16. <text:s/>16. <text:s text:c="2"/>0. <text:s/>16. <text:s text:c="2"/>0.</text:span></text:p>
      <text:p text:style-name="P19"><text:span text:style-name="T37"><text:s/></text:span><text:span text:style-name="T25">-16. <text:s text:c="2"/>0. <text:s/>16. <text:s text:c="2"/>0. <text:s text:c="2"/>0. -16. <text:s text:c="2"/>0. -16. <text:s/>16. <text:s text:c="2"/>0. -16. <text:s text:c="2"/>0. <text:s text:c="2"/>0. -16.</text:span></text:p>
      <text:p text:style-name="P19"><text:span text:style-name="T37"><text:s text:c="3"/></text:span><text:span text:style-name="T25">0. -16. -16. <text:s text:c="2"/>0. -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<text:s/>16. <text:s text:c="2"/>0. -16. -16. <text:s text:c="2"/>0. <text:s/>16. <text:s text:c="2"/>0. <text:s text:c="2"/>0. <text:s/>16. <text:s text:c="2"/>0. <text:s/>16. <text:s/>16. <text:s text:c="2"/>0.</text:span></text:p>
      <text:p text:style-name="P19"><text:span text:style-name="T37"><text:s/></text:span><text:span text:style-name="T25">-16. <text:s text:c="2"/>0. <text:s text:c="2"/>0. <text:s/>16. <text:s text:c="2"/>0. <text:s/>16. -16. <text:s text:c="2"/>0. -16. <text:s text:c="2"/>0. <text:s text:c="2"/>0. <text:s/>16. <text:s text:c="2"/>0. -16.</text:span></text:p>
      <text:p text:style-name="P19"><text:span text:style-name="T37"><text:s/></text:span><text:span text:style-name="T25">-16. <text:s text:c="2"/>0. -16. <text:s text:c="2"/>0. <text:s text:c="2"/>0. -16. <text:s text:c="2"/>0. <text:s/>16.]</text:span></text:p>
      <text:p text:style-name="P19"><text:span text:style-name="T25">y4⊕y6⊕y7 [256. <text:s/>16. <text:s text:c="2"/>0. -16. <text:s text:c="2"/>0. -16. <text:s text:c="2"/>0. <text:s/>16. <text:s/>16. <text:s text:c="2"/>0. -16. <text:s text:c="2"/>0. -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 text:c="2"/>0. -16. <text:s text:c="2"/>0. <text:s/>16. -16. <text:s text:c="2"/>0. <text:s/>16. <text:s text:c="2"/>0.</text:span></text:p>
      <text:p text:style-name="P19"><text:span text:style-name="T37"><text:s/></text:span><text:span text:style-name="T25">-16. <text:s text:c="2"/>0. <text:s/>16. <text:s text:c="2"/>0. <text:s text:c="2"/>0. -16. <text:s text:c="2"/>0. <text:s/>16. <text:s text:c="2"/>0. <text:s/>16. <text:s text:c="2"/>0. -16. <text:s/>16. <text:s text:c="2"/>0.</text:span></text:p>
      <text:p text:style-name="P19"><text:span text:style-name="T37"><text:s/></text:span><text:span text:style-name="T25">-16. <text:s text:c="2"/>0. -16. <text:s text:c="2"/>0. <text:s/>16. <text:s text:c="2"/>0. <text:s text:c="2"/>0. <text:s/>16. <text:s text:c="2"/>0. -16. <text:s text:c="2"/>0. <text:s/>16. <text:s text:c="2"/>0. -16.</text:span></text:p>
      <text:p text:style-name="P19"><text:span text:style-name="T37"><text:s/></text:span><text:span text:style-name="T25">-16. <text:s text:c="2"/>0. <text:s/>16. <text:s text:c="2"/>0. -16. <text:s text:c="2"/>0. <text:s/>16. <text:s text:c="2"/>0. <text:s/>16. <text:s text:c="2"/>0. -16. <text:s text:c="2"/>0. -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 text:c="2"/>0. <text:s/>16. <text:s text:c="2"/>0. -16. -16. <text:s text:c="2"/>0. <text:s/>16. <text:s text:c="2"/>0.</text:span></text:p>
      <text:p text:style-name="P19"><text:span text:style-name="T37"><text:s/></text:span><text:span text:style-name="T25">-16. <text:s text:c="2"/>0. <text:s/>16. <text:s text:c="2"/>0. <text:s text:c="2"/>0. <text:s/>16. <text:s text:c="2"/>0. -16. <text:s text:c="2"/>0. <text:s/>16. <text:s text:c="2"/>0. -16. <text:s/>16. <text:s text:c="2"/>0.</text:span></text:p>
      <text:p text:style-name="P19"><text:span text:style-name="T37"><text:s/></text:span><text:span text:style-name="T25">-16. <text:s text:c="2"/>0. -16. <text:s text:c="2"/>0. <text:s/>16. <text:s text:c="2"/>0. <text:s text:c="2"/>0. <text:s/>16. <text:s text:c="2"/>0. -16. <text:s text:c="2"/>0. -16. <text:s text:c="2"/>0. <text:s/>16.</text:span></text:p>
      <text:p text:style-name="P19"><text:span text:style-name="T37"><text:s/></text:span><text:span text:style-name="T25">-16. <text:s text:c="2"/>0. <text:s/>16. <text:s text:c="2"/>0. -16. <text:s text:c="2"/>0. <text:s/>16. <text:s text:c="2"/>0. <text:s text:c="2"/>0. -16. <text:s text:c="2"/>0. <text:s/>16. <text:s text:c="2"/>0. -16.</text:span></text:p>
      <text:p text:style-name="P19"><text:span text:style-name="T37"><text:s text:c="3"/></text:span><text:span text:style-name="T25">0. <text:s/>16. -16. <text:s text:c="2"/>0. -16. <text:s text:c="2"/>0. <text:s/>16. <text:s text:c="2"/>0. <text:s/>16. <text:s text:c="2"/>0. <text:s text:c="2"/>0. <text:s/>16. <text:s text:c="2"/>0. <text:s/>16.</text:span></text:p>
      <text:p text:style-name="P19"><text:span text:style-name="T37"><text:s text:c="3"/></text:span><text:span text:style-name="T25">0. -16. <text:s text:c="2"/>0. -16. <text:s/>16. <text:s text:c="2"/>0. <text:s/>16. <text:s text:c="2"/>0. <text:s/>16. <text:s text:c="2"/>0. <text:s/>16. <text:s text:c="2"/>0. <text:s text:c="2"/>0. -16.</text:span></text:p>
      <text:p text:style-name="P19"><text:span text:style-name="T37"><text:s text:c="3"/></text:span><text:span text:style-name="T25">0. -16. <text:s text:c="2"/>0. -16. <text:s text:c="2"/>0. -16. -16. <text:s text:c="2"/>0. -16. <text:s text:c="2"/>0. <text:s/>16. <text:s text:c="2"/>0. <text:s/>16. <text:s text:c="2"/>0.</text:span></text:p>
      <text:p text:style-name="P19"><text:span text:style-name="T37"><text:s text:c="3"/></text:span><text:span text:style-name="T25">0. -16. <text:s text:c="2"/>0. -16. <text:s text:c="2"/>0. <text:s/>16. <text:s text:c="2"/>0. <text:s/>16. <text:s/>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-16. <text:s text:c="2"/>0. -16. <text:s/>16. <text:s text:c="2"/>0. <text:s/>16. <text:s text:c="2"/>0. -16. <text:s text:c="2"/>0. -16. <text:s text:c="2"/>0. <text:s text:c="2"/>0. -16.</text:span></text:p>
      <text:p text:style-name="P19"><text:span text:style-name="T37"><text:s text:c="3"/></text:span><text:span text:style-name="T25">0. -16. <text:s text:c="2"/>0. -16. <text:s text:c="2"/>0. -16. -16. <text:s text:c="2"/>0. -16. <text:s text:c="2"/>0. -16. <text:s text:c="2"/>0. -16. <text:s text:c="2"/>0.</text:span></text:p>
      <text:p text:style-name="P19"><text:span text:style-name="T37"><text:s text:c="3"/></text:span><text:span text:style-name="T25">0. -16. <text:s text:c="2"/>0. -16. <text:s text:c="2"/>0. <text:s/>16. <text:s text:c="2"/>0. <text:s/>16. <text:s/>16. <text:s text:c="2"/>0. <text:s/>16. <text:s text:c="2"/>0. -16. <text:s text:c="2"/>0.</text:span></text:p>
      <text:p text:style-name="P19"><text:span text:style-name="T37"><text:s/></text:span><text:span text:style-name="T25">-16. <text:s text:c="2"/>0. <text:s text:c="2"/>0. <text:s/>16. <text:s text:c="2"/>0. <text:s/>16. <text:s text:c="2"/>0. <text:s/>16. <text:s text:c="2"/>0. <text:s/>16. -16. <text:s text:c="2"/>0. -16. <text:s text:c="2"/>0.</text:span></text:p>
      <text:p text:style-name="P19"><text:span text:style-name="T37"><text:s/></text:span><text:span text:style-name="T25">-16. <text:s text:c="2"/>0. -16. <text:s text:c="2"/>0. -16. <text:s text:c="2"/>0. -16. <text:s text:c="2"/>0. <text:s/>16. <text:s text:c="2"/>0. <text:s/>16. <text:s text:c="2"/>0. <text:s text:c="2"/>0. <text:s/>16.</text:span></text:p>
      <text:p text:style-name="P19"><text:span text:style-name="T37"><text:s text:c="3"/></text:span><text:span text:style-name="T25">0. <text:s/>16. <text:s text:c="2"/>0. -16. <text:s text:c="2"/>0. -16. -16. <text:s text:c="2"/>0. -16. <text:s text:c="2"/>0. -16. <text:s text:c="2"/>0. -16. <text:s text:c="2"/>0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/>16. <text:s text:c="2"/>0. <text:s/>16. <text:s text:c="2"/>0. -16. <text:s text:c="2"/>0.</text:span></text:p>
      <text:p text:style-name="P19"><text:span text:style-name="T37"><text:s/></text:span><text:span text:style-name="T25">-16. <text:s text:c="2"/>0. <text:s text:c="2"/>0. <text:s/>16. <text:s text:c="2"/>0. <text:s/>16. <text:s text:c="2"/>0. -16. <text:s text:c="2"/>0. -16. <text:s/>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<text:s text:c="2"/>0. <text:s/>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<text:s/>16. <text:s text:c="2"/>0. -16. <text:s text:c="2"/>0. -16. <text:s/>16. <text:s text:c="2"/>0. <text:s/>16. <text:s text:c="2"/>0. -16. <text:s text:c="2"/>0. -16. <text:s text:c="2"/>0.</text:span></text:p>
      <text:p text:style-name="P19"><text:span text:style-name="T37"><text:s text:c="3"/></text:span><text:span text:style-name="T25">0. <text:s/>16. <text:s text:c="2"/>0. <text:s/>16. <text:s text:c="2"/>0. <text:s/>16. <text:s text:c="2"/>0. <text:s/>16. <text:s/>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 text:c="2"/>0. -16. <text:s text:c="2"/>0. -16. -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 text:c="2"/>0. <text:s/>16. <text:s text:c="2"/>0. <text:s/>16. <text:s text:c="2"/>0. <text:s/>16. <text:s text:c="2"/>0. <text:s/>16. -16. <text:s text:c="2"/>0.</text:span></text:p>
      <text:p text:style-name="P19"><text:span text:style-name="T37"><text:s/></text:span><text:span text:style-name="T25">-16. <text:s text:c="2"/>0. -16. <text:s text:c="2"/>0. -16. <text:s text:c="2"/>0. <text:s text:c="2"/>0. <text:s/>16. <text:s text:c="2"/>0. -16. <text:s text:c="2"/>0. -16. <text:s text:c="2"/>0. <text:s/>16.</text:span></text:p>
      <text:p text:style-name="P19"><text:span text:style-name="T37"><text:s text:c="2"/></text:span><text:span text:style-name="T25">16. <text:s text:c="2"/>0. -16. <text:s text:c="2"/>0. -16. <text:s text:c="2"/>0. <text:s/>16. <text:s text:c="2"/>0. <text:s text:c="2"/>0. <text:s/>16. <text:s text:c="2"/>0. -16. <text:s text:c="2"/>0. <text:s/>16.</text:span></text:p>
      <text:p text:style-name="P19"><text:span text:style-name="T37"><text:s text:c="3"/></text:span><text:span text:style-name="T25">0. -16. <text:s/>16. <text:s text:c="2"/>0. -16. <text:s text:c="2"/>0. <text:s/>16. <text:s text:c="2"/>0. -16. <text:s text:c="2"/>0. <text:s text:c="2"/>0. <text:s/>16. <text:s text:c="2"/>0. -16.</text:span></text:p>
      <text:p text:style-name="P19"><text:span text:style-name="T37"><text:s text:c="3"/></text:span><text:span text:style-name="T25">0. -16. <text:s text:c="2"/>0. <text:s/>16. -16. <text:s text:c="2"/>0. <text:s/>16. <text:s text:c="2"/>0. <text:s/>16. <text:s text:c="2"/>0. -16. <text:s text:c="2"/>0. <text:s text:c="2"/>0. <text:s/>16.</text:span></text:p>
      <text:p text:style-name="P19"><text:span text:style-name="T37"><text:s text:c="3"/></text:span><text:span text:style-name="T25">0. -16. <text:s text:c="2"/>0. <text:s/>16. <text:s text:c="2"/>0. -16. -16. <text:s text:c="2"/>0. <text:s/>16. <text:s text:c="2"/>0. -16. <text:s text:c="2"/>0. <text:s/>16. <text:s text:c="2"/>0.</text:span></text:p>
      <text:p text:style-name="P19"><text:span text:style-name="T37"><text:s text:c="2"/></text:span><text:span text:style-name="T25">16. <text:s text:c="2"/>0. -16. <text:s text:c="2"/>0. -16. <text:s text:c="2"/>0. <text:s/>16. <text:s text:c="2"/>0. <text:s text:c="2"/>0. -16. <text:s text:c="2"/>0. <text:s/>16. <text:s text:c="2"/>0. <text:s/>16.</text:span></text:p>
      <text:p text:style-name="P19"><text:span text:style-name="T37"><text:s text:c="3"/></text:span><text:span text:style-name="T25">0. -16. <text:s/>16. <text:s text:c="2"/>0. -16. <text:s text:c="2"/>0. <text:s/>16. <text:s text:c="2"/>0. -16. <text:s text:c="2"/>0. <text:s text:c="2"/>0. -16. <text:s text:c="2"/>0. <text:s/>16.</text:span></text:p>
      <text:p text:style-name="P19"><text:span text:style-name="T37"><text:s text:c="3"/></text:span><text:span text:style-name="T25">0. -16. <text:s text:c="2"/>0. <text:s/>16. -16. <text:s text:c="2"/>0. <text:s/>16. <text:s text:c="2"/>0. <text:s/>16. <text:s text:c="2"/>0. -16. <text:s text:c="2"/>0. <text:s text:c="2"/>0. -16.</text:span></text:p>
      <text:p text:style-name="P19"><text:span text:style-name="T37"><text:s text:c="3"/></text:span><text:span text:style-name="T25">0. <text:s/>16. <text:s text:c="2"/>0. <text:s/>16. <text:s text:c="2"/>0. -16. -16. <text:s text:c="2"/>0. <text:s/>16. <text:s text:c="2"/>0. -16. <text:s text:c="2"/>0. <text:s/>16. <text:s text:c="2"/>0.</text:span></text:p>
      <text:p text:style-name="P19"><text:span text:style-name="T37"><text:s text:c="3"/></text:span><text:span text:style-name="T25">0. -16. <text:s text:c="2"/>0. <text:s/>16. <text:s text:c="2"/>0. -16. <text:s text:c="2"/>0. <text:s/>16.]</text:span></text:p>
      <text:p text:style-name="P19"><text:span text:style-name="T25">y4⊕y6⊕y7⊕y8 [256. <text:s text:c="2"/>0. <text:s text:c="2"/>0. <text:s text:c="2"/>0. -16. <text:s/>16. -16. <text:s/>16. <text:s text:c="2"/>0. <text:s text:c="2"/>0. <text:s text:c="2"/>0. <text:s text:c="2"/>0. -16. -16.</text:span></text:p>
      <text:p text:style-name="P19"><text:span text:style-name="T37"><text:s/></text:span><text:span text:style-name="T25">-16. -16. <text:s text:c="2"/>0. <text:s text:c="2"/>0. <text:s text:c="2"/>0. <text:s text:c="2"/>0. <text:s/>16. -16. -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-16. -16. <text:s text:c="2"/>0. <text:s text:c="2"/>0. <text:s text:c="2"/>0. <text:s text:c="2"/>0. <text:s/>16. -16. <text:s/>16. -16. <text:s text:c="2"/>0. <text:s text:c="2"/>0.</text:span></text:p>
      <text:p text:style-name="P19"><text:span text:style-name="T37"><text:s text:c="3"/></text:span><text:span text:style-name="T25">0. <text:s text:c="2"/>0. <text:s/>16. <text:s/>16. <text:s/>16. <text:s/>16. <text:s text:c="2"/>0. <text:s text:c="2"/>0. <text:s text:c="2"/>0. <text:s text:c="2"/>0. <text:s/>16. -16. -16. <text:s/>16.</text:span></text:p>
      <text:p text:style-name="P19"><text:span text:style-name="T37"><text:s text:c="3"/></text:span><text:span text:style-name="T25">0. <text:s text:c="2"/>0. <text:s text:c="2"/>0. <text:s text:c="2"/>0. <text:s/>16. <text:s/>16. -16. -16. <text:s text:c="2"/>0. <text:s text:c="2"/>0. <text:s text:c="2"/>0. <text:s text:c="2"/>0. <text:s/>16. <text:s/>16.</text:span></text:p>
      <text:p text:style-name="P19"><text:span text:style-name="T37"><text:s/></text:span><text:span text:style-name="T25">-16. -16. <text:s text:c="2"/>0. <text:s text:c="2"/>0. <text:s text:c="2"/>0. <text:s text:c="2"/>0. -16. <text:s/>16. <text:s/>16. -16. <text:s text:c="2"/>0. <text:s text:c="2"/>0. <text:s text:c="2"/>0. <text:s text:c="2"/>0.</text:span></text:p>
      <text:p text:style-name="P19"><text:span text:style-name="T37"><text:s text:c="2"/></text:span><text:span text:style-name="T25">16. <text:s/>16. <text:s/>16. <text:s/>16. <text:s text:c="2"/>0. <text:s text:c="2"/>0. <text:s text:c="2"/>0. <text:s text:c="2"/>0. -16. <text:s/>16. -16. <text:s/>16. <text:s text:c="2"/>0. <text:s text:c="2"/>0.</text:span></text:p>
      <text:p text:style-name="P19"><text:soft-page-break/><text:span text:style-name="T37"><text:s text:c="3"/></text:span><text:span text:style-name="T25">0. <text:s text:c="2"/>0. -16. -16. <text:s/>16. <text:s/>16. <text:s text:c="2"/>0. <text:s text:c="2"/>0. <text:s text:c="2"/>0. <text:s text:c="2"/>0. <text:s/>16. -16. -16. <text:s/>16.</text:span></text:p>
      <text:p text:style-name="P19"><text:span text:style-name="T37"><text:s text:c="3"/></text:span><text:span text:style-name="T25">0. <text:s text:c="2"/>0. <text:s text:c="2"/>0. <text:s text:c="2"/>0. <text:s/>16. <text:s/>16. <text:s/>16. <text:s/>16. <text:s text:c="2"/>0. <text:s text:c="2"/>0. <text:s text:c="2"/>0. <text:s text:c="2"/>0. -16. <text:s/>16.</text:span></text:p>
      <text:p text:style-name="P19"><text:span text:style-name="T37"><text:s/></text:span><text:span text:style-name="T25">-16. <text:s/>16. <text:s text:c="2"/>0. <text:s text:c="2"/>0. <text:s text:c="2"/>0. <text:s text:c="2"/>0. <text:s/>16. -16. -16. <text:s/>16. <text:s text:c="2"/>0. <text:s text:c="2"/>0. <text:s text:c="2"/>0. <text:s text:c="2"/>0.</text:span></text:p>
      <text:p text:style-name="P19"><text:span text:style-name="T37"><text:s/></text:span><text:span text:style-name="T25">-16. -16. <text:s/>16. <text:s/>16. <text:s text:c="2"/>0. <text:s text:c="2"/>0. <text:s text:c="2"/>0. <text:s text:c="2"/>0. <text:s/>16. -16. <text:s/>16. -16. <text:s text:c="2"/>0. <text:s text:c="2"/>0.</text:span></text:p>
      <text:p text:style-name="P19"><text:span text:style-name="T37"><text:s text:c="3"/></text:span><text:span text:style-name="T25">0. <text:s text:c="2"/>0. -16. -16. -16. -16. <text:s text:c="2"/>0. <text:s text:c="2"/>0. <text:s text:c="2"/>0. <text:s text:c="2"/>0. -16. <text:s/>16. <text:s/>16. -16.</text:span></text:p>
      <text:p text:style-name="P19"><text:span text:style-name="T37"><text:s text:c="3"/></text:span><text:span text:style-name="T25">0. <text:s text:c="2"/>0. <text:s text:c="2"/>0. <text:s text:c="2"/>0. <text:s/>16. <text:s/>16. -16. -16. <text:s text:c="2"/>0. <text:s text:c="2"/>0. <text:s text:c="2"/>0. <text:s text:c="2"/>0. <text:s/>16. -16.</text:span></text:p>
      <text:p text:style-name="P19"><text:span text:style-name="T37"><text:s text:c="2"/></text:span><text:span text:style-name="T25">16. -16. <text:s text:c="2"/>0. <text:s text:c="2"/>0. <text:s text:c="2"/>0. <text:s text:c="2"/>0. -16. -16. -16. -16. <text:s text:c="2"/>0. <text:s text:c="2"/>0. <text:s text:c="2"/>0. <text:s text:c="2"/>0.</text:span></text:p>
      <text:p text:style-name="P19"><text:span text:style-name="T37"><text:s/></text:span><text:span text:style-name="T25">-16. -16. -16. -16. <text:s text:c="2"/>0. <text:s text:c="2"/>0. <text:s text:c="2"/>0. <text:s text:c="2"/>0. -16. <text:s/>16. -16. <text:s/>16. <text:s text:c="2"/>0. <text:s text:c="2"/>0.</text:span></text:p>
      <text:p text:style-name="P19"><text:span text:style-name="T37"><text:s text:c="3"/></text:span><text:span text:style-name="T25">0. <text:s text:c="2"/>0. <text:s/>16. <text:s/>16. -16. -16. <text:s text:c="2"/>0. <text:s text:c="2"/>0. <text:s text:c="2"/>0. <text:s text:c="2"/>0. <text:s/>16. -16. -16. <text:s/>16.</text:span></text:p>
      <text:p text:style-name="P19"><text:span text:style-name="T37"><text:s text:c="3"/></text:span><text:span text:style-name="T25">0. <text:s text:c="2"/>0. <text:s text:c="2"/>0. <text:s text:c="2"/>0. <text:s/>16. <text:s/>16. <text:s/>16. <text:s/>16. <text:s text:c="2"/>0. <text:s text:c="2"/>0. <text:s text:c="2"/>0. <text:s text:c="2"/>0. <text:s/>16. -16.</text:span></text:p>
      <text:p text:style-name="P19"><text:span text:style-name="T37"><text:s text:c="2"/></text:span><text:span text:style-name="T25">16. -16. <text:s text:c="2"/>0. <text:s text:c="2"/>0. <text:s text:c="2"/>0. <text:s text:c="2"/>0. <text:s/>16. <text:s/>16. -16. -16. <text:s text:c="2"/>0. <text:s text:c="2"/>0. <text:s text:c="2"/>0. <text:s text:c="2"/>0.</text:span></text:p>
      <text:p text:style-name="P19"><text:span text:style-name="T37"><text:s text:c="2"/></text:span><text:span text:style-name="T25">16. -16. -16. <text:s/>16. <text:s/>16. -16. <text:s/>16. -16. <text:s text:c="2"/>0. <text:s text:c="2"/>0. <text:s text:c="2"/>0. <text:s text:c="2"/>0. <text:s/>16. <text:s/>16.</text:span></text:p>
      <text:p text:style-name="P19"><text:span text:style-name="T37"><text:s text:c="2"/></text:span><text:span text:style-name="T25">16. <text:s/>16. <text:s text:c="2"/>0. <text:s text:c="2"/>0. <text:s text:c="2"/>0. <text:s text:c="2"/>0. <text:s/>16. -16. -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-16. -16. <text:s text:c="2"/>0. <text:s text:c="2"/>0. <text:s text:c="2"/>0. <text:s text:c="2"/>0. -16. <text:s/>16. -16. <text:s/>16. <text:s text:c="2"/>0. <text:s text:c="2"/>0.</text:span></text:p>
      <text:p text:style-name="P19"><text:span text:style-name="T37"><text:s text:c="3"/></text:span><text:span text:style-name="T25">0. <text:s text:c="2"/>0. -16. -16. -16. -16. <text:s text:c="2"/>0. <text:s text:c="2"/>0. <text:s text:c="2"/>0. <text:s text:c="2"/>0. <text:s/>16. -16. -16. <text:s/>16.</text:span></text:p>
      <text:p text:style-name="P19"><text:span text:style-name="T37"><text:s text:c="3"/></text:span><text:span text:style-name="T25">0. <text:s text:c="2"/>0. <text:s text:c="2"/>0. <text:s text:c="2"/>0. <text:s/>16. <text:s/>16. -16. -16. <text:s text:c="2"/>0. <text:s text:c="2"/>0. <text:s text:c="2"/>0. <text:s text:c="2"/>0. -16. -16.</text:span></text:p>
      <text:p text:style-name="P19"><text:span text:style-name="T37"><text:s text:c="2"/></text:span><text:span text:style-name="T25">16. <text:s/>16. <text:s text:c="2"/>0. <text:s text:c="2"/>0. <text:s text:c="2"/>0. <text:s text:c="2"/>0. <text:s/>16. -16. -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<text:s/>16. <text:s/>16. <text:s text:c="2"/>0. <text:s text:c="2"/>0. <text:s text:c="2"/>0. <text:s text:c="2"/>0. -16. <text:s/>16. -16. <text:s/>16. <text:s text:c="2"/>0. <text:s text:c="2"/>0.</text:span></text:p>
      <text:p text:style-name="P19"><text:span text:style-name="T37"><text:s text:c="3"/></text:span><text:span text:style-name="T25">0. <text:s text:c="2"/>0. <text:s/>16. <text:s/>16. -16. -16. <text:s text:c="2"/>0. <text:s text:c="2"/>0. <text:s text:c="2"/>0. <text:s text:c="2"/>0. -16. <text:s/>16. <text:s/>16. -16.</text:span></text:p>
      <text:p text:style-name="P19"><text:span text:style-name="T37"><text:s text:c="3"/></text:span><text:span text:style-name="T25">0. <text:s text:c="2"/>0. <text:s text:c="2"/>0. <text:s text:c="2"/>0. <text:s/>16. <text:s/>16. <text:s/>16. <text:s/>16. <text:s text:c="2"/>0. <text:s text:c="2"/>0. <text:s text:c="2"/>0. <text:s text:c="2"/>0. -16. <text:s/>16.</text:span></text:p>
      <text:p text:style-name="P19"><text:span text:style-name="T37"><text:s/></text:span><text:span text:style-name="T25">-16. <text:s/>16. <text:s text:c="2"/>0. <text:s text:c="2"/>0. <text:s text:c="2"/>0. <text:s text:c="2"/>0. <text:s/>16. -16. -16. <text:s/>16. <text:s text:c="2"/>0. <text:s text:c="2"/>0. <text:s text:c="2"/>0. <text:s text:c="2"/>0.</text:span></text:p>
      <text:p text:style-name="P19"><text:span text:style-name="T37"><text:s/></text:span><text:span text:style-name="T25">-16. -16. <text:s/>16. <text:s/>16. <text:s text:c="2"/>0. <text:s text:c="2"/>0. <text:s text:c="2"/>0. <text:s text:c="2"/>0. -16. <text:s/>16. -16. <text:s/>16. <text:s text:c="2"/>0. <text:s text:c="2"/>0.</text:span></text:p>
      <text:p text:style-name="P19"><text:span text:style-name="T37"><text:s text:c="3"/></text:span><text:span text:style-name="T25">0. <text:s text:c="2"/>0. <text:s/>16. <text:s/>16. <text:s/>16. <text:s/>16. <text:s text:c="2"/>0. <text:s text:c="2"/>0. <text:s text:c="2"/>0. <text:s text:c="2"/>0. -16. <text:s/>16. <text:s/>16. -16.</text:span></text:p>
      <text:p text:style-name="P19"><text:span text:style-name="T37"><text:s text:c="3"/></text:span><text:span text:style-name="T25">0. <text:s text:c="2"/>0. <text:s text:c="2"/>0. <text:s text:c="2"/>0. <text:s/>16. <text:s/>16. -16. -16. <text:s text:c="2"/>0. <text:s text:c="2"/>0. <text:s text:c="2"/>0. <text:s text:c="2"/>0. -16. <text:s/>16.</text:span></text:p>
      <text:p text:style-name="P19"><text:span text:style-name="T37"><text:s/></text:span><text:span text:style-name="T25">-16. <text:s/>16. <text:s text:c="2"/>0. <text:s text:c="2"/>0. <text:s text:c="2"/>0. <text:s text:c="2"/>0. <text:s/>16. <text:s/>16. <text:s/>16. <text:s/>16. <text:s text:c="2"/>0. <text:s text:c="2"/>0. <text:s text:c="2"/>0. <text:s text:c="2"/>0.</text:span></text:p>
      <text:p text:style-name="P19"><text:span text:style-name="T37"><text:s/></text:span><text:span text:style-name="T25">-16. -16. -16. -16. <text:s text:c="2"/>0. <text:s text:c="2"/>0. <text:s text:c="2"/>0. <text:s text:c="2"/>0. -16. <text:s/>16. -16. <text:s/>16. <text:s text:c="2"/>0. <text:s text:c="2"/>0.</text:span></text:p>
      <text:p text:style-name="P19"><text:span text:style-name="T37"><text:s text:c="3"/></text:span><text:span text:style-name="T25">0. <text:s text:c="2"/>0. -16. -16. <text:s/>16. <text:s/>16. <text:s text:c="2"/>0. <text:s text:c="2"/>0. <text:s text:c="2"/>0. <text:s text:c="2"/>0. -16. <text:s/>16. <text:s/>16. -16.</text:span></text:p>
      <text:p text:style-name="P19"><text:span text:style-name="T37"><text:s text:c="3"/></text:span><text:span text:style-name="T25">0. <text:s text:c="2"/>0. <text:s text:c="2"/>0. <text:s text:c="2"/>0. <text:s/>16. <text:s/>16. <text:s/>16. <text:s/>16. <text:s text:c="2"/>0. <text:s text:c="2"/>0. <text:s text:c="2"/>0. <text:s text:c="2"/>0. <text:s/>16. -16.</text:span></text:p>
      <text:p text:style-name="P19"><text:span text:style-name="T37"><text:s text:c="2"/></text:span><text:span text:style-name="T25">16. -16. <text:s text:c="2"/>0. <text:s text:c="2"/>0. <text:s text:c="2"/>0. <text:s text:c="2"/>0. -16. -16. <text:s/>16. <text:s/>16. <text:s text:c="2"/>0. <text:s text:c="2"/>0. <text:s text:c="2"/>0. <text:s text:c="2"/>0.</text:span></text:p>
      <text:p text:style-name="P19"><text:span text:style-name="T37"><text:s/></text:span><text:span text:style-name="T25">-16. <text:s/>16. <text:s/>16. -16. <text:s text:c="2"/>0. <text:s text:c="2"/>0. <text:s text:c="2"/>0. <text:s text:c="2"/>0.]</text:span></text:p>
      <text:p text:style-name="P19"><text:span text:style-name="T25">y4⊕y5 [256. <text:s text:c="2"/>0. <text:s/>16. -16. <text:s text:c="2"/>0. <text:s text:c="2"/>0. -16. <text:s/>16. <text:s text:c="2"/>0. <text:s text:c="2"/>0. -16. <text:s/>16. <text:s text:c="2"/>0. <text:s text:c="2"/>0.</text:span></text:p>
      <text:p text:style-name="P19"><text:span text:style-name="T37"><text:s text:c="2"/></text:span><text:span text:style-name="T25">16. -16. <text:s/>16. -16. <text:s text:c="2"/>0. <text:s text:c="2"/>0. <text:s/>16. -16. <text:s text:c="2"/>0. <text:s text:c="2"/>0. -16. <text:s/>16. <text:s text:c="2"/>0. <text:s text:c="2"/>0.</text:span></text:p>
      <text:p text:style-name="P19"><text:span text:style-name="T37"><text:s/></text:span><text:span text:style-name="T25">-16. <text:s/>16. <text:s text:c="2"/>0. <text:s text:c="2"/>0. <text:s text:c="2"/>0. <text:s text:c="2"/>0. -16. <text:s/>16. <text:s text:c="2"/>0. <text:s text:c="2"/>0. <text:s/>16. -16. <text:s text:c="2"/>0. <text:s text:c="2"/>0.</text:span></text:p>
      <text:p text:style-name="P19"><text:span text:style-name="T37"><text:s/></text:span><text:span text:style-name="T25">-16. <text:s/>16. <text:s text:c="2"/>0. <text:s text:c="2"/>0. <text:s/>16. -16. <text:s/>16. -16. <text:s text:c="2"/>0. <text:s text:c="2"/>0. <text:s/>16. -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 text:c="2"/>0. <text:s text:c="2"/>0. <text:s text:c="2"/>0. <text:s text:c="2"/>0. -16. -16. <text:s text:c="2"/>0. <text:s text:c="2"/>0.</text:span></text:p>
      <text:p text:style-name="P19"><text:span text:style-name="T37"><text:s text:c="2"/></text:span><text:span text:style-name="T25">16. <text:s/>16. <text:s text:c="2"/>0. <text:s text:c="2"/>0. -16. -16. <text:s text:c="2"/>0. <text:s text:c="2"/>0. <text:s/>16. <text:s/>16. <text:s/>16. <text:s/>16. <text:s text:c="2"/>0. <text:s text:c="2"/>0.</text:span></text:p>
      <text:p text:style-name="P19"><text:span text:style-name="T37"><text:s text:c="2"/></text:span><text:span text:style-name="T25">16. <text:s/>16. <text:s text:c="2"/>0. <text:s text:c="2"/>0. <text:s/>16. <text:s/>16. <text:s text:c="2"/>0. <text:s text:c="2"/>0. <text:s/>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<text:s text:c="2"/>0. <text:s text:c="2"/>0. -16. -16. <text:s text:c="2"/>0. <text:s text:c="2"/>0. -16. -16. <text:s text:c="2"/>0. <text:s text:c="2"/>0. <text:s/>16. <text:s/>16.</text:span></text:p>
      <text:p text:style-name="P19"><text:span text:style-name="T37"><text:s text:c="2"/></text:span><text:span text:style-name="T25">16. <text:s/>16. <text:s text:c="2"/>0. <text:s text:c="2"/>0. <text:s/>16. <text:s/>16. <text:s text:c="2"/>0. <text:s text:c="2"/>0. -16. -16. <text:s text:c="2"/>0. <text:s text:c="2"/>0. -16. -16.</text:span></text:p>
      <text:p text:style-name="P19"><text:span text:style-name="T37"><text:s text:c="3"/></text:span><text:span text:style-name="T25">0. <text:s text:c="2"/>0. <text:s/>16. -16. <text:s text:c="2"/>0. <text:s text:c="2"/>0. -16. <text:s/>16. <text:s text:c="2"/>0. <text:s text:c="2"/>0. -16. <text:s/>16. <text:s text:c="2"/>0. <text:s text:c="2"/>0.</text:span></text:p>
      <text:p text:style-name="P19"><text:span text:style-name="T37"><text:s text:c="2"/></text:span><text:span text:style-name="T25">16. -16. <text:s text:c="2"/>0. <text:s text:c="2"/>0. <text:s text:c="2"/>0. <text:s text:c="2"/>0. -16. <text:s/>16. <text:s text:c="2"/>0. <text:s text:c="2"/>0. -16. <text:s/>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/>16. -16. <text:s text:c="2"/>0. <text:s text:c="2"/>0. -16. <text:s/>16. <text:s text:c="2"/>0. <text:s text:c="2"/>0.</text:span></text:p>
      <text:p text:style-name="P19"><text:span text:style-name="T37"><text:s text:c="2"/></text:span><text:span text:style-name="T25">16. -16. <text:s text:c="2"/>0. <text:s text:c="2"/>0. -16. <text:s/>16. <text:s text:c="2"/>0. <text:s text:c="2"/>0. <text:s text:c="2"/>0. <text:s text:c="2"/>0. <text:s/>16. -16. <text:s text:c="2"/>0. <text:s text:c="2"/>0.</text:span></text:p>
      <text:p text:style-name="P19"><text:span text:style-name="T37"><text:s text:c="2"/></text:span><text:span text:style-name="T25">16. -16. <text:s text:c="2"/>0. <text:s text:c="2"/>0. <text:s/>16. -16. <text:s text:c="2"/>0. <text:s text:c="2"/>0. <text:s/>16. -16. <text:s/>16. <text:s/>16. <text:s text:c="2"/>0. <text:s text:c="2"/>0.</text:span></text:p>
      <text:p text:style-name="P19"><text:span text:style-name="T37"><text:s/></text:span><text:span text:style-name="T25">-16. -16. <text:s text:c="2"/>0. <text:s text:c="2"/>0. <text:s/>16. <text:s/>16. <text:s text:c="2"/>0. <text:s text:c="2"/>0. -16. -16. <text:s text:c="2"/>0. <text:s text:c="2"/>0. <text:s text:c="2"/>0. <text:s text:c="2"/>0.</text:span></text:p>
      <text:p text:style-name="P19"><text:span text:style-name="T37"><text:s text:c="2"/></text:span><text:span text:style-name="T25">16. <text:s/>16. <text:s text:c="2"/>0. <text:s text:c="2"/>0. <text:s/>16. <text:s/>16. <text:s text:c="2"/>0. <text:s text:c="2"/>0. <text:s/>16. <text:s/>16. <text:s text:c="2"/>0. <text:s text:c="2"/>0. <text:s/>16. <text:s/>16.</text:span></text:p>
      <text:p text:style-name="P19"><text:span text:style-name="T37"><text:s text:c="2"/></text:span><text:span text:style-name="T25">16. <text:s/>16. <text:s text:c="2"/>0. <text:s text:c="2"/>0. -16. -16. <text:s text:c="2"/>0. <text:s text:c="2"/>0. -16. -16. <text:s text:c="2"/>0. <text:s text:c="2"/>0. <text:s/>16. <text:s/>16.</text:span></text:p>
      <text:p text:style-name="P19"><text:span text:style-name="T37"><text:s text:c="3"/></text:span><text:span text:style-name="T25">0. <text:s text:c="2"/>0. <text:s text:c="2"/>0. <text:s text:c="2"/>0. -16. -16. <text:s text:c="2"/>0. <text:s text:c="2"/>0. -16. -16. <text:s text:c="2"/>0. <text:s text:c="2"/>0. <text:s/>16. <text:s/>16.</text:span></text:p>
      <text:p text:style-name="P19"><text:span text:style-name="T37"><text:s text:c="3"/></text:span><text:span text:style-name="T25">0. <text:s text:c="2"/>0. <text:s/>16. <text:s/>16. -16. <text:s/>16. <text:s text:c="2"/>0. <text:s text:c="2"/>0. -16. <text:s/>16. <text:s text:c="2"/>0. <text:s text:c="2"/>0. -16. <text:s/>16.</text:span></text:p>
      <text:p text:style-name="P19"><text:span text:style-name="T37"><text:s text:c="3"/></text:span><text:span text:style-name="T25">0. <text:s text:c="2"/>0. -16. <text:s/>16. <text:s text:c="2"/>0. <text:s text:c="2"/>0. <text:s text:c="2"/>0. <text:s text:c="2"/>0. -16. <text:s/>16. <text:s text:c="2"/>0. <text:s text:c="2"/>0. <text:s/>16. -16.</text:span></text:p>
      <text:p text:style-name="P19"><text:span text:style-name="T37"><text:s text:c="3"/></text:span><text:span text:style-name="T25">0. <text:s text:c="2"/>0. -16. <text:s/>16. <text:s text:c="2"/>0. <text:s text:c="2"/>0. <text:s/>16. -16. -16. <text:s/>16. <text:s text:c="2"/>0. <text:s text:c="2"/>0. -16. <text:s/>16.</text:span></text:p>
      <text:p text:style-name="P19"><text:span text:style-name="T37"><text:s text:c="3"/></text:span><text:span text:style-name="T25">0. <text:s text:c="2"/>0. <text:s/>16. -16. <text:s text:c="2"/>0. <text:s text:c="2"/>0. <text:s/>16. -16. <text:s text:c="2"/>0. <text:s text:c="2"/>0. <text:s text:c="2"/>0. <text:s text:c="2"/>0. <text:s/>16. -16.</text:span></text:p>
      <text:p text:style-name="P19"><text:span text:style-name="T37"><text:s text:c="3"/></text:span><text:span text:style-name="T25">0. <text:s text:c="2"/>0. -16. <text:s/>16. <text:s text:c="2"/>0. <text:s text:c="2"/>0. -16. <text:s/>16. <text:s text:c="2"/>0. <text:s text:c="2"/>0. <text:s/>16. -16. <text:s/>16. <text:s/>16.</text:span></text:p>
      <text:p text:style-name="P19"><text:span text:style-name="T37"><text:s text:c="3"/></text:span><text:span text:style-name="T25">0. <text:s text:c="2"/>0. <text:s/>16. <text:s/>16. <text:s text:c="2"/>0. <text:s text:c="2"/>0. -16. -16. <text:s text:c="2"/>0. <text:s text:c="2"/>0. -16. -16. <text:s text:c="2"/>0. <text:s text:c="2"/>0.</text:span></text:p>
      <text:p text:style-name="P19"><text:span text:style-name="T37"><text:s text:c="3"/></text:span><text:span text:style-name="T25">0. <text:s text:c="2"/>0. -16. -16. <text:s text:c="2"/>0. <text:s text:c="2"/>0. <text:s/>16. <text:s/>16. <text:s text:c="2"/>0. <text:s text:c="2"/>0. <text:s/>16. <text:s/>16. <text:s text:c="2"/>0. <text:s text:c="2"/>0.</text:span></text:p>
      <text:p text:style-name="P19"><text:span text:style-name="T37"><text:s/></text:span><text:span text:style-name="T25">-16. -16. <text:s/>16. <text:s/>16. <text:s text:c="2"/>0. <text:s text:c="2"/>0. <text:s/>16. <text:s/>16. <text:s text:c="2"/>0. <text:s text:c="2"/>0. <text:s/>16. <text:s/>16. <text:s text:c="2"/>0. <text:s text:c="2"/>0.</text:span></text:p>
      <text:p text:style-name="P19"><text:span text:style-name="T37"><text:s text:c="2"/></text:span><text:span text:style-name="T25">16. <text:s/>16. <text:s text:c="2"/>0. <text:s text:c="2"/>0. <text:s text:c="2"/>0. <text:s text:c="2"/>0. <text:s/>16. <text:s/>16. <text:s text:c="2"/>0. <text:s text:c="2"/>0. -16. -16. <text:s text:c="2"/>0. <text:s text:c="2"/>0.</text:span></text:p>
      <text:p text:style-name="P19"><text:span text:style-name="T37"><text:s text:c="2"/></text:span><text:span text:style-name="T25">16. <text:s/>16. <text:s text:c="2"/>0. <text:s text:c="2"/>0. -16. -16. <text:s text:c="2"/>0. <text:s text:c="2"/>0. <text:s/>16. -16. <text:s text:c="2"/>0. <text:s text:c="2"/>0. <text:s/>16. -16.</text:span></text:p>
      <text:p text:style-name="P19"><text:span text:style-name="T37"><text:s text:c="3"/></text:span><text:span text:style-name="T25">0. <text:s text:c="2"/>0. <text:s/>16. -16. <text:s text:c="2"/>0. <text:s text:c="2"/>0. <text:s/>16. -16. -16. <text:s/>16. <text:s text:c="2"/>0. <text:s text:c="2"/>0. <text:s/>16. -16.</text:span></text:p>
      <text:p text:style-name="P19"><text:soft-page-break/><text:span text:style-name="T37"><text:s text:c="3"/></text:span><text:span text:style-name="T25">0. <text:s text:c="2"/>0. -16. <text:s/>16. <text:s text:c="2"/>0. <text:s text:c="2"/>0. <text:s/>16. -16. <text:s text:c="2"/>0. <text:s text:c="2"/>0. <text:s text:c="2"/>0. <text:s text:c="2"/>0. -16. <text:s/>16.</text:span></text:p>
      <text:p text:style-name="P19"><text:span text:style-name="T37"><text:s text:c="3"/></text:span><text:span text:style-name="T25">0. <text:s text:c="2"/>0. -16. <text:s/>16. <text:s text:c="2"/>0. <text:s text:c="2"/>0. <text:s/>16. -16. <text:s text:c="2"/>0. <text:s text:c="2"/>0. <text:s/>16. -16. -16. <text:s/>16.</text:span></text:p>
      <text:p text:style-name="P19"><text:span text:style-name="T37"><text:s text:c="3"/></text:span><text:span text:style-name="T25">0. <text:s text:c="2"/>0. <text:s/>16. -16. <text:s text:c="2"/>0. <text:s text:c="2"/>0. <text:s/>16. -16. <text:s text:c="2"/>0. <text:s text:c="2"/>0. -16. <text:s/>16. <text:s text:c="2"/>0. <text:s text:c="2"/>0.</text:span></text:p>
      <text:p text:style-name="P19"><text:span text:style-name="T37"><text:s text:c="3"/></text:span><text:span text:style-name="T25">0. <text:s text:c="2"/>0. <text:s/>16. <text:s/>16. <text:s text:c="2"/>0. <text:s text:c="2"/>0. <text:s/>16. <text:s/>16. <text:s text:c="2"/>0. <text:s text:c="2"/>0. -16. -16. <text:s text:c="2"/>0. <text:s text:c="2"/>0.</text:span></text:p>
      <text:p text:style-name="P19"><text:span text:style-name="T37"><text:s/></text:span><text:span text:style-name="T25">-16. -16. <text:s/>16. <text:s/>16. <text:s text:c="2"/>0. <text:s text:c="2"/>0. -16. -16. <text:s text:c="2"/>0. <text:s text:c="2"/>0. -16. -16. <text:s text:c="2"/>0. <text:s text:c="2"/>0.</text:span></text:p>
      <text:p text:style-name="P19"><text:span text:style-name="T37"><text:s text:c="2"/></text:span><text:span text:style-name="T25">16. <text:s/>16. <text:s text:c="2"/>0. <text:s text:c="2"/>0. <text:s text:c="2"/>0. <text:s text:c="2"/>0. -16. -16. <text:s text:c="2"/>0. <text:s text:c="2"/>0. -16. -16. <text:s text:c="2"/>0. <text:s text:c="2"/>0.</text:span></text:p>
      <text:p text:style-name="P19"><text:span text:style-name="T37"><text:s/></text:span><text:span text:style-name="T25">-16. -16. <text:s text:c="2"/>0. <text:s text:c="2"/>0. -16. -16. <text:s/>16. <text:s/>16. <text:s text:c="2"/>0. <text:s text:c="2"/>0. -16. -16. <text:s text:c="2"/>0. <text:s text:c="2"/>0.</text:span></text:p>
      <text:p text:style-name="P19"><text:span text:style-name="T37"><text:s text:c="2"/></text:span><text:span text:style-name="T25">16. <text:s/>16. <text:s text:c="2"/>0. <text:s text:c="2"/>0. -16. -16. <text:s text:c="2"/>0. <text:s text:c="2"/>0.]</text:span></text:p>
      <text:p text:style-name="P19"><text:span text:style-name="T25">y4⊕y5⊕y8 [256. <text:s text:c="2"/>0. <text:s/>16. -16. <text:s/>16. <text:s/>16. <text:s text:c="2"/>0. <text:s text:c="2"/>0. <text:s text:c="2"/>0. <text:s text:c="2"/>0. <text:s/>16. <text:s/>16. <text:s/>16. -16.</text:span></text:p>
      <text:p text:style-name="P19"><text:span text:style-name="T37"><text:s text:c="3"/></text:span><text:span text:style-name="T25">0. <text:s text:c="2"/>0. <text:s text:c="2"/>0. <text:s text:c="2"/>0. <text:s/>16. -16. <text:s/>16. <text:s/>16. <text:s text:c="2"/>0. <text:s text:c="2"/>0. <text:s text:c="2"/>0. <text:s text:c="2"/>0. <text:s/>16. <text:s/>16.</text:span></text:p>
      <text:p text:style-name="P19"><text:span text:style-name="T37"><text:s text:c="2"/></text:span><text:span text:style-name="T25">16. -16. <text:s text:c="2"/>0. <text:s text:c="2"/>0. <text:s text:c="2"/>0. <text:s text:c="2"/>0. -16. -16. -16. <text:s/>16. <text:s text:c="2"/>0. <text:s text:c="2"/>0. <text:s text:c="2"/>0. <text:s text:c="2"/>0.</text:span></text:p>
      <text:p text:style-name="P19"><text:span text:style-name="T37"><text:s/></text:span><text:span text:style-name="T25">-16. <text:s/>16. -16. -16. <text:s text:c="2"/>0. <text:s text:c="2"/>0. <text:s text:c="2"/>0. <text:s text:c="2"/>0. <text:s/>16. <text:s/>16. <text:s/>16. -16. <text:s text:c="2"/>0. <text:s text:c="2"/>0.</text:span></text:p>
      <text:p text:style-name="P19"><text:span text:style-name="T37"><text:s text:c="3"/></text:span><text:span text:style-name="T25">0. <text:s text:c="2"/>0. <text:s/>16. -16. <text:s/>16. <text:s/>16. <text:s text:c="2"/>0. <text:s text:c="2"/>0. <text:s text:c="2"/>0. <text:s text:c="2"/>0. -16. <text:s/>16. <text:s/>16. <text:s/>16.</text:span></text:p>
      <text:p text:style-name="P19"><text:span text:style-name="T37"><text:s text:c="3"/></text:span><text:span text:style-name="T25">0. <text:s text:c="2"/>0. <text:s text:c="2"/>0. <text:s text:c="2"/>0. <text:s/>16. <text:s/>16. -16. <text:s/>16. <text:s text:c="2"/>0. <text:s text:c="2"/>0. <text:s text:c="2"/>0. <text:s text:c="2"/>0. <text:s/>16. -16.</text:span></text:p>
      <text:p text:style-name="P19"><text:span text:style-name="T37"><text:s/></text:span><text:span text:style-name="T25">-16. -16. <text:s text:c="2"/>0. <text:s text:c="2"/>0. <text:s text:c="2"/>0. <text:s text:c="2"/>0. -16. -16. <text:s/>16. -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-16. <text:s/>16. <text:s/>16. <text:s/>16. <text:s text:c="2"/>0. <text:s text:c="2"/>0.</text:span></text:p>
      <text:p text:style-name="P19"><text:span text:style-name="T37"><text:s text:c="3"/></text:span><text:span text:style-name="T25">0. <text:s text:c="2"/>0. <text:s/>16. <text:s/>16. -16. <text:s/>16. <text:s text:c="2"/>0. <text:s text:c="2"/>0. <text:s text:c="2"/>0. <text:s text:c="2"/>0. -16. <text:s/>16. <text:s/>16. <text:s/>16.</text:span></text:p>
      <text:p text:style-name="P19"><text:span text:style-name="T37"><text:s text:c="3"/></text:span><text:span text:style-name="T25">0. <text:s text:c="2"/>0. <text:s text:c="2"/>0. <text:s text:c="2"/>0. <text:s/>16. <text:s/>16. <text:s/>16. -16. <text:s text:c="2"/>0. <text:s text:c="2"/>0. <text:s text:c="2"/>0. <text:s text:c="2"/>0. <text:s/>16. -16.</text:span></text:p>
      <text:p text:style-name="P19"><text:span text:style-name="T37"><text:s text:c="2"/></text:span><text:span text:style-name="T25">16. <text:s/>16. <text:s text:c="2"/>0. <text:s text:c="2"/>0. <text:s text:c="2"/>0. <text:s text:c="2"/>0. <text:s/>16. <text:s/>16. <text:s/>16. -16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<text:s text:c="2"/>0. <text:s text:c="2"/>0. <text:s text:c="2"/>0. <text:s text:c="2"/>0. -16. <text:s/>16. -16. -16. <text:s text:c="2"/>0. <text:s text:c="2"/>0.</text:span></text:p>
      <text:p text:style-name="P19"><text:span text:style-name="T37"><text:s text:c="3"/></text:span><text:span text:style-name="T25">0. <text:s text:c="2"/>0. -16. -16. -16. <text:s/>16. <text:s text:c="2"/>0. <text:s text:c="2"/>0. <text:s text:c="2"/>0. <text:s text:c="2"/>0. <text:s/>16. -16. <text:s/>16. <text:s/>16.</text:span></text:p>
      <text:p text:style-name="P19"><text:span text:style-name="T37"><text:s text:c="3"/></text:span><text:span text:style-name="T25">0. <text:s text:c="2"/>0. <text:s text:c="2"/>0. <text:s text:c="2"/>0. <text:s/>16. <text:s/>16. <text:s/>16. -16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<text:s text:c="2"/>0. <text:s text:c="2"/>0. <text:s/>16. -16. -16. -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-16. <text:s/>16. <text:s/>16. <text:s/>16. <text:s text:c="2"/>0. <text:s text:c="2"/>0.</text:span></text:p>
      <text:p text:style-name="P19"><text:span text:style-name="T37"><text:s text:c="3"/></text:span><text:span text:style-name="T25">0. <text:s text:c="2"/>0. <text:s/>16. -16. -16. -16. <text:s text:c="2"/>0. <text:s text:c="2"/>0. <text:s text:c="2"/>0. <text:s text:c="2"/>0. -16. -16. <text:s/>16. -16.</text:span></text:p>
      <text:p text:style-name="P19"><text:span text:style-name="T37"><text:s text:c="3"/></text:span><text:span text:style-name="T25">0. <text:s text:c="2"/>0. <text:s text:c="2"/>0. <text:s text:c="2"/>0. <text:s/>16. -16. -16. -16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<text:s text:c="2"/>0. <text:s text:c="2"/>0. <text:s/>16. <text:s/>16. <text:s/>16. -16. <text:s text:c="2"/>0. <text:s text:c="2"/>0. <text:s text:c="2"/>0. <text:s text:c="2"/>0.</text:span></text:p>
      <text:p text:style-name="P19"><text:span text:style-name="T37"><text:s/></text:span><text:span text:style-name="T25">-16. <text:s/>16. -16. -16. <text:s text:c="2"/>0. <text:s text:c="2"/>0. <text:s text:c="2"/>0. <text:s text:c="2"/>0. -16. -16. -16. <text:s/>16. <text:s text:c="2"/>0. <text:s text:c="2"/>0.</text:span></text:p>
      <text:p text:style-name="P19"><text:span text:style-name="T37"><text:s text:c="3"/></text:span><text:span text:style-name="T25">0. <text:s text:c="2"/>0. <text:s/>16. -16. <text:s/>16. <text:s/>16. <text:s text:c="2"/>0. <text:s text:c="2"/>0. <text:s text:c="2"/>0. <text:s text:c="2"/>0. -16. <text:s/>16. -16. -16.</text:span></text:p>
      <text:p text:style-name="P19"><text:span text:style-name="T37"><text:s text:c="3"/></text:span><text:span text:style-name="T25">0. <text:s text:c="2"/>0. <text:s text:c="2"/>0. <text:s text:c="2"/>0. <text:s/>16. <text:s/>16. <text:s/>16. -16. <text:s text:c="2"/>0. <text:s text:c="2"/>0. <text:s text:c="2"/>0. <text:s text:c="2"/>0. -16. <text:s/>16.</text:span></text:p>
      <text:p text:style-name="P19"><text:span text:style-name="T37"><text:s/></text:span><text:span text:style-name="T25">-16. -16. <text:s text:c="2"/>0. <text:s text:c="2"/>0. <text:s text:c="2"/>0. <text:s text:c="2"/>0. <text:s/>16. <text:s/>16. <text:s/>16. -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<text:s/>16. -16. -16. -16. <text:s text:c="2"/>0. <text:s text:c="2"/>0.</text:span></text:p>
      <text:p text:style-name="P19"><text:span text:style-name="T37"><text:s text:c="3"/></text:span><text:span text:style-name="T25">0. <text:s text:c="2"/>0. <text:s/>16. <text:s/>16. -16. <text:s/>16. <text:s text:c="2"/>0. <text:s text:c="2"/>0. <text:s text:c="2"/>0. <text:s text:c="2"/>0. <text:s/>16. -16. -16. -16.</text:span></text:p>
      <text:p text:style-name="P19"><text:span text:style-name="T37"><text:s text:c="3"/></text:span><text:span text:style-name="T25">0. <text:s text:c="2"/>0. <text:s text:c="2"/>0. <text:s text:c="2"/>0. -16. <text:s/>16. <text:s/>16. <text:s/>16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<text:s text:c="2"/>0. <text:s text:c="2"/>0. <text:s/>16. -16. -16. -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-16. <text:s/>16. -16. -16. <text:s text:c="2"/>0. <text:s text:c="2"/>0.</text:span></text:p>
      <text:p text:style-name="P19"><text:span text:style-name="T37"><text:s text:c="3"/></text:span><text:span text:style-name="T25">0. <text:s text:c="2"/>0. <text:s/>16. <text:s/>16. <text:s/>16. -16. <text:s text:c="2"/>0. <text:s text:c="2"/>0. <text:s text:c="2"/>0. <text:s text:c="2"/>0. <text:s/>16. -16. <text:s/>16. <text:s/>16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<text:s/>16. <text:s/>16.</text:span></text:p>
      <text:p text:style-name="P19"><text:span text:style-name="T37"><text:s text:c="2"/></text:span><text:span text:style-name="T25">16. -16. <text:s text:c="2"/>0. <text:s text:c="2"/>0. <text:s text:c="2"/>0. <text:s text:c="2"/>0. -16. <text:s/>16. -16. -16. <text:s text:c="2"/>0. <text:s text:c="2"/>0. <text:s text:c="2"/>0. <text:s text:c="2"/>0.</text:span></text:p>
      <text:p text:style-name="P19"><text:span text:style-name="T37"><text:s text:c="2"/></text:span><text:span text:style-name="T25">16. <text:s/>16. <text:s/>16. -16. <text:s text:c="2"/>0. <text:s text:c="2"/>0. <text:s text:c="2"/>0. <text:s text:c="2"/>0. -16. <text:s/>16. -16. -16. <text:s text:c="2"/>0. <text:s text:c="2"/>0.</text:span></text:p>
      <text:p text:style-name="P19"><text:span text:style-name="T37"><text:s text:c="3"/></text:span><text:span text:style-name="T25">0. <text:s text:c="2"/>0. -16. <text:s/>16. <text:s/>16. <text:s/>16. <text:s text:c="2"/>0. <text:s text:c="2"/>0. <text:s text:c="2"/>0. <text:s text:c="2"/>0. -16. -16. <text:s/>16. -16.</text:span></text:p>
      <text:p text:style-name="P19"><text:span text:style-name="T37"><text:s text:c="3"/></text:span><text:span text:style-name="T25">0. <text:s text:c="2"/>0. <text:s text:c="2"/>0. <text:s text:c="2"/>0. -16. <text:s/>16. <text:s/>16. <text:s/>16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<text:s text:c="2"/>0. <text:s text:c="2"/>0. <text:s/>16. <text:s/>16. -16. <text:s/>16. <text:s text:c="2"/>0. <text:s text:c="2"/>0. <text:s text:c="2"/>0. <text:s text:c="2"/>0.</text:span></text:p>
      <text:p text:style-name="P19"><text:span text:style-name="T37"><text:s text:c="2"/></text:span><text:span text:style-name="T25">16. -16. -16. -16. <text:s text:c="2"/>0. <text:s text:c="2"/>0. <text:s text:c="2"/>0. <text:s text:c="2"/>0. -16. -16. <text:s/>16. -16. <text:s text:c="2"/>0. <text:s text:c="2"/>0.</text:span></text:p>
      <text:p text:style-name="P19"><text:span text:style-name="T37"><text:s text:c="3"/></text:span><text:span text:style-name="T25">0. <text:s text:c="2"/>0. -16. <text:s/>16. <text:s/>16. <text:s/>16. <text:s text:c="2"/>0. <text:s text:c="2"/>0.]</text:span></text:p>
      <text:p text:style-name="P19"><text:span text:style-name="T25">y4⊕y5⊕y7 [256. -16. <text:s text:c="2"/>0. <text:s/>16. -16. <text:s text:c="2"/>0. -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 text:c="2"/>0. <text:s/>16. <text:s text:c="2"/>0. <text:s/>16. <text:s/>16. <text:s text:c="2"/>0. -16. <text:s text:c="2"/>0.</text:span></text:p>
      <text:p text:style-name="P19"><text:span text:style-name="T37"><text:s text:c="3"/></text:span><text:span text:style-name="T25">0. -16. <text:s text:c="2"/>0. -16. -16. <text:s text:c="2"/>0. -16. <text:s text:c="2"/>0. <text:s text:c="2"/>0. <text:s/>16. <text:s text:c="2"/>0. -16. -16. <text:s text:c="2"/>0.</text:span></text:p>
      <text:p text:style-name="P19"><text:span text:style-name="T37"><text:s/></text:span><text:span text:style-name="T25">-16. <text:s text:c="2"/>0. <text:s text:c="2"/>0. -16. <text:s text:c="2"/>0. <text:s/>16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-16. <text:s text:c="2"/>0. -16. -16. <text:s text:c="2"/>0. <text:s/>16. <text:s text:c="2"/>0. <text:s text:c="2"/>0. <text:s/>16. <text:s text:c="2"/>0. -16. -16. <text:s text:c="2"/>0.</text:span></text:p>
      <text:p text:style-name="P19"><text:span text:style-name="T37"><text:s/></text:span><text:span text:style-name="T25">-16. <text:s text:c="2"/>0. <text:s text:c="2"/>0. -16. <text:s text:c="2"/>0. <text:s/>16. -16. <text:s text:c="2"/>0. -16. <text:s text:c="2"/>0. <text:s/>16. <text:s text:c="2"/>0. -16. <text:s text:c="2"/>0.</text:span></text:p>
      <text:p text:style-name="P19"><text:span text:style-name="T37"><text:s text:c="3"/></text:span><text:span text:style-name="T25">0. -16. <text:s text:c="2"/>0. -16. -16. <text:s text:c="2"/>0. <text:s/>16. <text:s text:c="2"/>0. <text:s text:c="2"/>0. -16. <text:s text:c="2"/>0. -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-16. -16. <text:s text:c="2"/>0. -16. <text:s text:c="2"/>0. <text:s text:c="2"/>0. <text:s/>16. <text:s text:c="2"/>0. -16.</text:span></text:p>
      <text:p text:style-name="P19"><text:span text:style-name="T37"><text:s text:c="3"/></text:span><text:span text:style-name="T25">0. -16. <text:s text:c="2"/>0. -16. -16. <text:s text:c="2"/>0. <text:s/>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/>16. <text:s text:c="2"/>0. <text:s/>16. <text:s text:c="2"/>0. <text:s text:c="2"/>0. -16. <text:s text:c="2"/>0. <text:s/>16.</text:span></text:p>
      <text:p text:style-name="P19"><text:span text:style-name="T37"><text:s/></text:span><text:span text:style-name="T25">-16. <text:s text:c="2"/>0. -16. <text:s text:c="2"/>0. -16. <text:s text:c="2"/>0. <text:s/>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-16. <text:s/>16. <text:s text:c="2"/>0. <text:s/>16. <text:s text:c="2"/>0. <text:s text:c="2"/>0. <text:s/>16. <text:s text:c="2"/>0. -16.</text:span></text:p>
      <text:p text:style-name="P19"><text:soft-page-break/><text:span text:style-name="T37"><text:s text:c="2"/></text:span><text:span text:style-name="T25">16. <text:s text:c="2"/>0. <text:s/>16. <text:s text:c="2"/>0. <text:s text:c="2"/>0. -16. <text:s text:c="2"/>0. <text:s/>16. <text:s text:c="2"/>0. -16. <text:s text:c="2"/>0. -16. -16. <text:s text:c="2"/>0.</text:span></text:p>
      <text:p text:style-name="P19"><text:span text:style-name="T37"><text:s text:c="2"/></text:span><text:span text:style-name="T25">16. <text:s text:c="2"/>0. <text:s text:c="2"/>0. -16. <text:s text:c="2"/>0. -16. <text:s/>16. <text:s text:c="2"/>0. -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/>16. <text:s text:c="2"/>0. <text:s text:c="2"/>0. -16. <text:s text:c="2"/>0. <text:s/>16. <text:s/>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 text:c="2"/>0. -16. <text:s text:c="2"/>0. -16. <text:s/>16. <text:s text:c="2"/>0. -16. <text:s text:c="2"/>0. <text:s text:c="2"/>0. -16. <text:s text:c="2"/>0. -16.</text:span></text:p>
      <text:p text:style-name="P19"><text:span text:style-name="T37"><text:s/></text:span><text:span text:style-name="T25">-16. <text:s text:c="2"/>0. -16. <text:s text:c="2"/>0. <text:s text:c="2"/>0. <text:s/>16. <text:s text:c="2"/>0. -16. <text:s/>16. <text:s text:c="2"/>0. <text:s/>16. <text:s text:c="2"/>0. <text:s text:c="2"/>0. <text:s/>16.</text:span></text:p>
      <text:p text:style-name="P19"><text:span text:style-name="T37"><text:s text:c="3"/></text:span><text:span text:style-name="T25">0. -16. <text:s text:c="2"/>0. -16. <text:s text:c="2"/>0. -16. <text:s/>16. <text:s text:c="2"/>0. -16. <text:s text:c="2"/>0. <text:s text:c="2"/>0. <text:s/>16. <text:s text:c="2"/>0. <text:s/>16.</text:span></text:p>
      <text:p text:style-name="P19"><text:span text:style-name="T37"><text:s text:c="2"/></text:span><text:span text:style-name="T25">16. <text:s text:c="2"/>0. -16. <text:s text:c="2"/>0. <text:s/>16. <text:s text:c="2"/>0. -16. <text:s text:c="2"/>0. <text:s text:c="2"/>0. -16. <text:s text:c="2"/>0. -16. -16. <text:s text:c="2"/>0.</text:span></text:p>
      <text:p text:style-name="P19"><text:span text:style-name="T37"><text:s text:c="2"/></text:span><text:span text:style-name="T25">16. <text:s text:c="2"/>0. <text:s text:c="2"/>0. -16. <text:s text:c="2"/>0. -16. <text:s text:c="2"/>0. -16. <text:s text:c="2"/>0. <text:s/>16. <text:s/>16. <text:s text:c="2"/>0. <text:s/>16. <text:s text:c="2"/>0.</text:span></text:p>
      <text:p text:style-name="P19"><text:span text:style-name="T37"><text:s text:c="3"/></text:span><text:span text:style-name="T25">0. <text:s/>16. <text:s text:c="2"/>0. -16. <text:s/>16. <text:s text:c="2"/>0. <text:s/>16. <text:s text:c="2"/>0. <text:s text:c="2"/>0. -16. <text:s text:c="2"/>0. -16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-16. <text:s text:c="2"/>0. <text:s/>16. <text:s text:c="2"/>0. -16. <text:s text:c="2"/>0. -16. <text:s text:c="2"/>0.</text:span></text:p>
      <text:p text:style-name="P19"><text:span text:style-name="T37"><text:s text:c="3"/></text:span><text:span text:style-name="T25">0. -16. <text:s text:c="2"/>0. <text:s/>16. <text:s/>16. <text:s text:c="2"/>0. <text:s/>16. <text:s text:c="2"/>0. <text:s text:c="2"/>0. -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-16. -16. <text:s text:c="2"/>0. <text:s/>16. <text:s text:c="2"/>0. <text:s text:c="2"/>0. <text:s/>16. <text:s text:c="2"/>0. <text:s/>16.</text:span></text:p>
      <text:p text:style-name="P19"><text:span text:style-name="T37"><text:s text:c="3"/></text:span><text:span text:style-name="T25">0. -16. <text:s text:c="2"/>0. <text:s/>16. -16. <text:s text:c="2"/>0. -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-16. <text:s text:c="2"/>0. <text:s/>16. <text:s text:c="2"/>0. <text:s text:c="2"/>0. <text:s/>16. <text:s text:c="2"/>0. <text:s/>16.</text:span></text:p>
      <text:p text:style-name="P19"><text:span text:style-name="T37"><text:s text:c="2"/></text:span><text:span text:style-name="T25">16. <text:s text:c="2"/>0. -16. <text:s text:c="2"/>0. -16. <text:s text:c="2"/>0. -16. <text:s text:c="2"/>0. <text:s text:c="2"/>0. <text:s/>16. <text:s text:c="2"/>0. -16. -16. <text:s text:c="2"/>0.</text:span></text:p>
      <text:p text:style-name="P19"><text:span text:style-name="T37"><text:s/></text:span><text:span text:style-name="T25">-16. <text:s text:c="2"/>0. <text:s text:c="2"/>0. -16. <text:s text:c="2"/>0. <text:s/>16. <text:s/>16. <text:s text:c="2"/>0. -16. <text:s text:c="2"/>0. <text:s text:c="2"/>0. <text:s/>16. <text:s text:c="2"/>0. <text:s/>16.</text:span></text:p>
      <text:p text:style-name="P19"><text:span text:style-name="T37"><text:s/></text:span><text:span text:style-name="T25">-16. <text:s text:c="2"/>0. <text:s/>16. <text:s text:c="2"/>0. <text:s text:c="2"/>0. <text:s/>16. <text:s text:c="2"/>0. <text:s/>16. <text:s text:c="2"/>0. <text:s/>16. <text:s text:c="2"/>0. -16. <text:s/>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/>16. <text:s text:c="2"/>0. <text:s/>16. <text:s text:c="2"/>0. <text:s text:c="2"/>0. <text:s/>16. <text:s text:c="2"/>0. <text:s/>16.</text:span></text:p>
      <text:p text:style-name="P19"><text:span text:style-name="T37"><text:s/></text:span><text:span text:style-name="T25">-16. <text:s text:c="2"/>0. <text:s/>16. <text:s text:c="2"/>0. <text:s text:c="2"/>0. -16. <text:s text:c="2"/>0. -16. -16. <text:s text:c="2"/>0. <text:s/>16. <text:s text:c="2"/>0. -16. <text:s text:c="2"/>0.</text:span></text:p>
      <text:p text:style-name="P19"><text:span text:style-name="T37"><text:s/></text:span><text:span text:style-name="T25">-16. <text:s text:c="2"/>0. <text:s text:c="2"/>0. <text:s/>16. <text:s text:c="2"/>0. -16. <text:s/>16. <text:s text:c="2"/>0. <text:s/>16. <text:s text:c="2"/>0. <text:s text:c="2"/>0. <text:s/>16. <text:s text:c="2"/>0. -16.</text:span></text:p>
      <text:p text:style-name="P19"><text:span text:style-name="T37"><text:s/></text:span><text:span text:style-name="T25">-16. <text:s text:c="2"/>0. <text:s/>16. <text:s text:c="2"/>0. <text:s text:c="2"/>0. <text:s/>16. <text:s text:c="2"/>0. <text:s/>16. -16. <text:s text:c="2"/>0. <text:s/>16. <text:s text:c="2"/>0. <text:s text:c="2"/>0. -16.</text:span></text:p>
      <text:p text:style-name="P19"><text:span text:style-name="T37"><text:s text:c="3"/></text:span><text:span text:style-name="T25">0. -16. <text:s text:c="2"/>0. <text:s/>16. <text:s text:c="2"/>0. -16. -16. <text:s text:c="2"/>0. -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/>16. <text:s text:c="2"/>0. <text:s text:c="2"/>0. -16. <text:s text:c="2"/>0. -16. -16. <text:s text:c="2"/>0. <text:s/>16. <text:s text:c="2"/>0. <text:s text:c="2"/>0. -16.</text:span></text:p>
      <text:p text:style-name="P19"><text:span text:style-name="T37"><text:s text:c="3"/></text:span><text:span text:style-name="T25">0. -16. <text:s/>16. <text:s text:c="2"/>0. -16. <text:s text:c="2"/>0. -16. <text:s text:c="2"/>0. -16. <text:s text:c="2"/>0. <text:s text:c="2"/>0. -16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 text:c="2"/>0. -16.]</text:span></text:p>
      <text:p text:style-name="P19"><text:span text:style-name="T25">y4⊕y5⊕y7⊕y8 [256. -16. <text:s/>16. <text:s text:c="2"/>0. -16. <text:s text:c="2"/>0. <text:s text:c="2"/>0. <text:s/>16. <text:s text:c="2"/>0. -16. -16. <text:s text:c="2"/>0. -16. <text:s text:c="2"/>0.</text:span></text:p>
      <text:p text:style-name="P19"><text:span text:style-name="T37"><text:s text:c="3"/></text:span><text:span text:style-name="T25">0. -16. <text:s/>16. <text:s text:c="2"/>0. <text:s text:c="2"/>0. -16. <text:s text:c="2"/>0. <text:s/>16. -16. <text:s text:c="2"/>0. -16. <text:s text:c="2"/>0. <text:s text:c="2"/>0. -16.</text:span></text:p>
      <text:p text:style-name="P19"><text:span text:style-name="T37"><text:s text:c="3"/></text:span><text:span text:style-name="T25">0. -16. -16. <text:s text:c="2"/>0. <text:s text:c="2"/>0. <text:s/>16. -16. <text:s text:c="2"/>0. -16. <text:s text:c="2"/>0. <text:s text:c="2"/>0. <text:s/>16. <text:s text:c="2"/>0. <text:s/>16.</text:span></text:p>
      <text:p text:style-name="P19"><text:span text:style-name="T37"><text:s text:c="2"/></text:span><text:span text:style-name="T25">16. <text:s text:c="2"/>0. -16. <text:s text:c="2"/>0. <text:s text:c="2"/>0. -16. <text:s/>16. <text:s text:c="2"/>0. <text:s text:c="2"/>0. -16. <text:s text:c="2"/>0. -16. <text:s/>16. <text:s text:c="2"/>0.</text:span></text:p>
      <text:p text:style-name="P19"><text:span text:style-name="T37"><text:s/></text:span><text:span text:style-name="T25">-16. <text:s text:c="2"/>0. <text:s text:c="2"/>0. -16. <text:s text:c="2"/>0. <text:s/>16. <text:s/>16. <text:s text:c="2"/>0. <text:s text:c="2"/>0. <text:s/>16. <text:s/>16. <text:s text:c="2"/>0. <text:s/>16. <text:s text:c="2"/>0.</text:span></text:p>
      <text:p text:style-name="P19"><text:span text:style-name="T37"><text:s text:c="3"/></text:span><text:span text:style-name="T25">0. <text:s/>16. <text:s text:c="2"/>0. <text:s/>16. -16. <text:s text:c="2"/>0. <text:s/>16. <text:s text:c="2"/>0. <text:s text:c="2"/>0. -16. -16. <text:s text:c="2"/>0. <text:s text:c="2"/>0. -16.</text:span></text:p>
      <text:p text:style-name="P19"><text:span text:style-name="T37"><text:s text:c="3"/></text:span><text:span text:style-name="T25">0. -16. -16. <text:s text:c="2"/>0. <text:s/>16. <text:s text:c="2"/>0. <text:s text:c="2"/>0. -16. <text:s text:c="2"/>0. <text:s/>16. -16. <text:s text:c="2"/>0. <text:s text:c="2"/>0. -16.</text:span></text:p>
      <text:p text:style-name="P19"><text:span text:style-name="T37"><text:s/></text:span><text:span text:style-name="T25">-16. <text:s text:c="2"/>0. <text:s/>16. <text:s text:c="2"/>0. <text:s text:c="2"/>0. <text:s/>16. <text:s text:c="2"/>0. -16. <text:s/>16. <text:s text:c="2"/>0. <text:s/>16. <text:s text:c="2"/>0. <text:s text:c="2"/>0. -16.</text:span></text:p>
      <text:p text:style-name="P19"><text:span text:style-name="T37"><text:s/></text:span><text:span text:style-name="T25">-16. <text:s text:c="2"/>0. <text:s text:c="2"/>0. -16. <text:s text:c="2"/>0. <text:s/>16. <text:s/>16. <text:s text:c="2"/>0. <text:s/>16. <text:s text:c="2"/>0. <text:s text:c="2"/>0. -16. <text:s text:c="2"/>0. -16.</text:span></text:p>
      <text:p text:style-name="P19"><text:span text:style-name="T37"><text:s text:c="2"/></text:span><text:span text:style-name="T25">16. <text:s text:c="2"/>0. <text:s text:c="2"/>0. -16. <text:s/>16. <text:s text:c="2"/>0. <text:s/>16. <text:s text:c="2"/>0. <text:s text:c="2"/>0. -16. <text:s text:c="2"/>0. <text:s/>16. <text:s/>16. <text:s text:c="2"/>0.</text:span></text:p>
      <text:p text:style-name="P19"><text:span text:style-name="T37"><text:s/></text:span><text:span text:style-name="T25">-16. <text:s text:c="2"/>0. <text:s text:c="2"/>0. -16. <text:s/>16. <text:s text:c="2"/>0. <text:s text:c="2"/>0. -16. <text:s text:c="2"/>0. -16. <text:s/>16. <text:s text:c="2"/>0. <text:s/>16. <text:s text:c="2"/>0.</text:span></text:p>
      <text:p text:style-name="P19"><text:span text:style-name="T37"><text:s text:c="3"/></text:span><text:span text:style-name="T25">0. <text:s/>16. <text:s text:c="2"/>0. -16. -16. <text:s text:c="2"/>0. <text:s text:c="2"/>0. -16. <text:s/>16. <text:s text:c="2"/>0. -16. <text:s text:c="2"/>0. <text:s text:c="2"/>0. <text:s/>16.</text:span></text:p>
      <text:p text:style-name="P19"><text:span text:style-name="T37"><text:s text:c="3"/></text:span><text:span text:style-name="T25">0. <text:s/>16. <text:s/>16. <text:s text:c="2"/>0. <text:s/>16. <text:s text:c="2"/>0. <text:s text:c="2"/>0. <text:s/>16. -16. <text:s text:c="2"/>0. <text:s text:c="2"/>0. <text:s/>16. <text:s text:c="2"/>0. -16.</text:span></text:p>
      <text:p text:style-name="P19"><text:span text:style-name="T37"><text:s text:c="2"/></text:span><text:span text:style-name="T25">16. <text:s text:c="2"/>0. -16. <text:s text:c="2"/>0. <text:s text:c="2"/>0. -16. <text:s text:c="2"/>0. -16. -16. <text:s text:c="2"/>0. <text:s text:c="2"/>0. -16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-16. <text:s text:c="2"/>0. -16. <text:s text:c="2"/>0. <text:s text:c="2"/>0. <text:s/>16. <text:s/>16. <text:s text:c="2"/>0.</text:span></text:p>
      <text:p text:style-name="P19"><text:span text:style-name="T37"><text:s text:c="3"/></text:span><text:span text:style-name="T25">0. <text:s/>16. <text:s text:c="2"/>0. -16. -16. <text:s text:c="2"/>0. <text:s/>16. <text:s text:c="2"/>0. <text:s text:c="2"/>0. -16. <text:s text:c="2"/>0. -16. <text:s/>16. <text:s text:c="2"/>0.</text:span></text:p>
      <text:p text:style-name="P19"><text:span text:style-name="T37"><text:s text:c="3"/></text:span><text:span text:style-name="T25">0. -16. -16. <text:s text:c="2"/>0. -16. <text:s text:c="2"/>0. <text:s text:c="2"/>0. -16. <text:s text:c="2"/>0. <text:s/>16. -16. <text:s text:c="2"/>0. <text:s/>16. <text:s text:c="2"/>0.</text:span></text:p>
      <text:p text:style-name="P19"><text:span text:style-name="T37"><text:s text:c="3"/></text:span><text:span text:style-name="T25">0. -16. -16. <text:s text:c="2"/>0. <text:s text:c="2"/>0. -16. <text:s text:c="2"/>0. -16. -16. <text:s text:c="2"/>0. -16. <text:s text:c="2"/>0. <text:s text:c="2"/>0. <text:s/>16.</text:span></text:p>
      <text:p text:style-name="P19"><text:span text:style-name="T37"><text:s text:c="3"/></text:span><text:span text:style-name="T25">0. -16. <text:s/>16. <text:s text:c="2"/>0. <text:s text:c="2"/>0. -16. -16. <text:s text:c="2"/>0. <text:s/>16. <text:s text:c="2"/>0. <text:s text:c="2"/>0. <text:s/>16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/>16. <text:s text:c="2"/>0. <text:s text:c="2"/>0. <text:s/>16. <text:s text:c="2"/>0. -16. -16. <text:s text:c="2"/>0.</text:span></text:p>
      <text:p text:style-name="P19"><text:span text:style-name="T37"><text:s text:c="2"/></text:span><text:span text:style-name="T25">16. <text:s text:c="2"/>0. <text:s text:c="2"/>0. -16. <text:s text:c="2"/>0. -16. <text:s/>16. <text:s text:c="2"/>0. <text:s text:c="2"/>0. -16. -16. <text:s text:c="2"/>0. -16. <text:s text:c="2"/>0.</text:span></text:p>
      <text:p text:style-name="P19"><text:span text:style-name="T37"><text:s text:c="3"/></text:span><text:span text:style-name="T25">0. -16. <text:s text:c="2"/>0. <text:s/>16. -16. <text:s text:c="2"/>0. <text:s/>16. <text:s text:c="2"/>0. <text:s text:c="2"/>0. -16. -16. <text:s text:c="2"/>0. <text:s text:c="2"/>0. -16.</text:span></text:p>
      <text:p text:style-name="P19"><text:span text:style-name="T37"><text:s text:c="3"/></text:span><text:span text:style-name="T25">0. -16. -16. <text:s text:c="2"/>0. -16. <text:s text:c="2"/>0. <text:s text:c="2"/>0. <text:s/>16. <text:s text:c="2"/>0. -16. <text:s/>16. <text:s text:c="2"/>0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 text:c="2"/>0. -16. -16. <text:s text:c="2"/>0. <text:s/>16. <text:s text:c="2"/>0. <text:s text:c="2"/>0. <text:s/>16.</text:span></text:p>
      <text:p text:style-name="P19"><text:span text:style-name="T37"><text:s/></text:span><text:span text:style-name="T25">-16. <text:s text:c="2"/>0. <text:s text:c="2"/>0. <text:s/>16. <text:s text:c="2"/>0. <text:s/>16. -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 text:c="2"/>0. <text:s/>16. -16. <text:s text:c="2"/>0. <text:s/>16. <text:s text:c="2"/>0. <text:s text:c="2"/>0. -16. <text:s text:c="2"/>0. -16. -16. <text:s text:c="2"/>0.</text:span></text:p>
      <text:p text:style-name="P19"><text:span text:style-name="T37"><text:s/></text:span><text:span text:style-name="T25">-16. <text:s text:c="2"/>0. <text:s text:c="2"/>0. -16. <text:s/>16. <text:s text:c="2"/>0. <text:s text:c="2"/>0. -16. <text:s text:c="2"/>0. <text:s/>16. -16. <text:s text:c="2"/>0. <text:s/>16. <text:s text:c="2"/>0.</text:span></text:p>
      <text:p text:style-name="P19"><text:span text:style-name="T37"><text:s text:c="3"/></text:span><text:span text:style-name="T25">0. <text:s/>16. <text:s text:c="2"/>0. <text:s/>16. <text:s/>16. <text:s text:c="2"/>0. <text:s text:c="2"/>0. <text:s/>16. <text:s/>16. <text:s text:c="2"/>0. <text:s/>16. <text:s text:c="2"/>0. <text:s text:c="2"/>0. <text:s/>16.</text:span></text:p>
      <text:p text:style-name="P19"><text:span text:style-name="T37"><text:s text:c="3"/></text:span><text:span text:style-name="T25">0. <text:s/>16. -16. <text:s text:c="2"/>0. <text:s/>16. <text:s text:c="2"/>0. <text:s text:c="2"/>0. -16. -16. <text:s text:c="2"/>0. <text:s text:c="2"/>0. -16. <text:s text:c="2"/>0. -16.</text:span></text:p>
      <text:p text:style-name="P19"><text:span text:style-name="T37"><text:s/></text:span><text:span text:style-name="T25">-16. <text:s text:c="2"/>0. <text:s/>16. <text:s text:c="2"/>0. <text:s text:c="2"/>0. -16. <text:s text:c="2"/>0. <text:s/>16. -16. <text:s text:c="2"/>0. <text:s text:c="2"/>0. -16. -16. <text:s text:c="2"/>0.</text:span></text:p>
      <text:p text:style-name="P19"><text:span text:style-name="T37"><text:s text:c="2"/></text:span><text:span text:style-name="T25">16. <text:s text:c="2"/>0. <text:s text:c="2"/>0. <text:s/>16. <text:s text:c="2"/>0. -16. <text:s/>16. <text:s text:c="2"/>0. <text:s/>16. <text:s text:c="2"/>0. <text:s text:c="2"/>0. -16. -16. <text:s text:c="2"/>0.</text:span></text:p>
      <text:p text:style-name="P19"><text:span text:style-name="T37"><text:s text:c="3"/></text:span><text:span text:style-name="T25">0. -16. <text:s text:c="2"/>0. <text:s/>16. <text:s/>16. <text:s text:c="2"/>0. <text:s/>16. <text:s text:c="2"/>0. <text:s text:c="2"/>0. -16. <text:s text:c="2"/>0. -16. <text:s/>16. <text:s text:c="2"/>0.</text:span></text:p>
      <text:p text:style-name="P19"><text:span text:style-name="T37"><text:s text:c="3"/></text:span><text:span text:style-name="T25">0. <text:s/>16. -16. <text:s text:c="2"/>0. <text:s/>16. <text:s text:c="2"/>0. <text:s text:c="2"/>0. -16. <text:s text:c="2"/>0. <text:s/>16. <text:s/>16. <text:s text:c="2"/>0. <text:s/>16. <text:s text:c="2"/>0.</text:span></text:p>
      <text:p text:style-name="P19"><text:soft-page-break/><text:span text:style-name="T37"><text:s text:c="3"/></text:span><text:span text:style-name="T25">0. <text:s/>16. -16. <text:s text:c="2"/>0. <text:s text:c="2"/>0. <text:s/>16. <text:s text:c="2"/>0. -16. <text:s/>16. <text:s text:c="2"/>0. <text:s/>16. <text:s text:c="2"/>0. <text:s text:c="2"/>0. <text:s/>16.</text:span></text:p>
      <text:p text:style-name="P19"><text:span text:style-name="T37"><text:s text:c="3"/></text:span><text:span text:style-name="T25">0. <text:s/>16. <text:s/>16. <text:s text:c="2"/>0. <text:s text:c="2"/>0. -16. <text:s/>16. <text:s text:c="2"/>0. <text:s/>16. <text:s text:c="2"/>0. <text:s text:c="2"/>0. -16. <text:s text:c="2"/>0. -16.</text:span></text:p>
      <text:p text:style-name="P19"><text:span text:style-name="T37"><text:s/></text:span><text:span text:style-name="T25">-16. <text:s text:c="2"/>0. <text:s/>16. <text:s text:c="2"/>0. <text:s text:c="2"/>0. <text:s/>16. -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<text:s/>16. <text:s text:c="2"/>0. -16. -16. <text:s text:c="2"/>0.]</text:span></text:p>
      <text:p text:style-name="P19"><text:span text:style-name="T25">y4⊕y5⊕y6 [256. <text:s/>16. <text:s text:c="2"/>0. -16. <text:s text:c="2"/>0. -16. <text:s text:c="2"/>0. -16. <text:s text:c="2"/>0. <text:s/>16. <text:s text:c="2"/>0. -16. <text:s text:c="2"/>0. -16.</text:span></text:p>
      <text:p text:style-name="P19"><text:span text:style-name="T37"><text:s text:c="3"/></text:span><text:span text:style-name="T25">0. -16. <text:s/>16. <text:s text:c="2"/>0. -16. <text:s text:c="2"/>0. <text:s/>16. <text:s text:c="2"/>0. <text:s/>16. <text:s text:c="2"/>0. -16. <text:s text:c="2"/>0. <text:s/>16. <text:s text:c="2"/>0.</text:span></text:p>
      <text:p text:style-name="P19"><text:span text:style-name="T37"><text:s/></text:span><text:span text:style-name="T25">-16. <text:s text:c="2"/>0. -16. <text:s text:c="2"/>0. -16. <text:s text:c="2"/>0. <text:s/>16. <text:s text:c="2"/>0. <text:s/>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-16. <text:s text:c="2"/>0. <text:s/>16. <text:s text:c="2"/>0. -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<text:s/>16. <text:s text:c="2"/>0. <text:s/>16. <text:s text:c="2"/>0. -16. <text:s text:c="2"/>0. <text:s/>16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-16. <text:s text:c="2"/>0. -16. <text:s text:c="2"/>0. -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<text:s/>16. <text:s text:c="2"/>0. <text:s/>16. <text:s text:c="2"/>0. <text:s/>16. <text:s text:c="2"/>0. -16. <text:s text:c="2"/>0. <text:s/>16. <text:s text:c="2"/>0.</text:span></text:p>
      <text:p text:style-name="P19"><text:span text:style-name="T37"><text:s text:c="3"/></text:span><text:span text:style-name="T25">0. -16. <text:s text:c="2"/>0. -16. <text:s text:c="2"/>0. -16. <text:s text:c="2"/>0. <text:s/>16. <text:s text:c="2"/>0. <text:s/>16. <text:s text:c="2"/>0. <text:s/>16. <text:s text:c="2"/>0. <text:s/>16.</text:span></text:p>
      <text:p text:style-name="P19"><text:span text:style-name="T37"><text:s text:c="3"/></text:span><text:span text:style-name="T25">0. -16. <text:s text:c="2"/>0. <text:s/>16. <text:s text:c="2"/>0. <text:s/>16. <text:s text:c="2"/>0. <text:s/>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-16. <text:s/>16. <text:s text:c="2"/>0. <text:s/>16. <text:s text:c="2"/>0. -16. <text:s text:c="2"/>0. <text:s/>16. <text:s text:c="2"/>0. -16. <text:s text:c="2"/>0.</text:span></text:p>
      <text:p text:style-name="P19"><text:span text:style-name="T37"><text:s/></text:span><text:span text:style-name="T25">-16. <text:s text:c="2"/>0. <text:s/>16. <text:s text:c="2"/>0. -16. <text:s text:c="2"/>0. -16. <text:s text:c="2"/>0. -16. <text:s text:c="2"/>0. -16. <text:s text:c="2"/>0. <text:s/>16. <text:s text:c="2"/>0.</text:span></text:p>
      <text:p text:style-name="P19"><text:span text:style-name="T37"><text:s/></text:span><text:span text:style-name="T25">-16. <text:s text:c="2"/>0. -16. <text:s text:c="2"/>0. -16. <text:s text:c="2"/>0. <text:s/>16. <text:s text:c="2"/>0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<text:s/>16. <text:s text:c="2"/>0. -16. <text:s text:c="2"/>0. -16. <text:s text:c="2"/>0. <text:s/>16.</text:span></text:p>
      <text:p text:style-name="P19"><text:span text:style-name="T37"><text:s text:c="3"/></text:span><text:span text:style-name="T25">0. -16. <text:s text:c="2"/>0. -16. <text:s text:c="2"/>0. -16. <text:s text:c="2"/>0. <text:s/>16. <text:s text:c="2"/>0. -16. <text:s text:c="2"/>0. -16. -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<text:s/>16. <text:s text:c="2"/>0. -16. <text:s text:c="2"/>0. -16. <text:s text:c="2"/>0. -16. <text:s text:c="2"/>0.</text:span></text:p>
      <text:p text:style-name="P19"><text:span text:style-name="T37"><text:s/></text:span><text:span text:style-name="T25">-16. <text:s text:c="2"/>0. <text:s/>16. <text:s text:c="2"/>0. -16. <text:s text:c="2"/>0. -16. <text:s text:c="2"/>0. -16. <text:s text:c="2"/>0. <text:s/>16. <text:s text:c="2"/>0. -16. <text:s text:c="2"/>0.</text:span></text:p>
      <text:p text:style-name="P19"><text:span text:style-name="T37"><text:s/></text:span><text:span text:style-name="T25">-16. <text:s text:c="2"/>0. <text:s text:c="2"/>0. <text:s/>16. <text:s text:c="2"/>0. -16. <text:s text:c="2"/>0. -16. <text:s text:c="2"/>0. -16. <text:s text:c="2"/>0. -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 text:c="2"/>0. -16. <text:s text:c="2"/>0. -16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<text:s text:c="2"/>0. -16. <text:s/>16. <text:s text:c="2"/>0. <text:s/>16. <text:s text:c="2"/>0. -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/>16. <text:s text:c="2"/>0. -16. <text:s text:c="2"/>0. -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<text:s/>16. <text:s text:c="2"/>0. -16. <text:s text:c="2"/>0. <text:s text:c="2"/>0. -16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-16. <text:s text:c="2"/>0. <text:s/>16. <text:s text:c="2"/>0. -16. <text:s text:c="2"/>0. <text:s/>16.</text:span></text:p>
      <text:p text:style-name="P19"><text:span text:style-name="T37"><text:s text:c="3"/></text:span><text:span text:style-name="T25">0. -16. <text:s text:c="2"/>0. <text:s/>16. <text:s text:c="2"/>0. <text:s/>16. <text:s text:c="2"/>0. -16. <text:s text:c="2"/>0. <text:s/>16. <text:s text:c="2"/>0. -16. <text:s text:c="2"/>0. -16.</text:span></text:p>
      <text:p text:style-name="P19"><text:span text:style-name="T37"><text:s/></text:span><text:span text:style-name="T25">-16. <text:s text:c="2"/>0. <text:s/>16. <text:s text:c="2"/>0. <text:s/>16. <text:s text:c="2"/>0. <text:s/>16. <text:s text:c="2"/>0. -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<text:s/>16. <text:s text:c="2"/>0. -16. <text:s text:c="2"/>0. -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 text:c="2"/>0. -16. <text:s text:c="2"/>0. <text:s/>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<text:s/>16. <text:s text:c="2"/>0. <text:s/>16. <text:s text:c="2"/>0. -16. <text:s text:c="2"/>0. <text:s/>16. <text:s text:c="2"/>0. <text:s/>16. <text:s text:c="2"/>0. <text:s/>16.</text:span></text:p>
      <text:p text:style-name="P19"><text:span text:style-name="T37"><text:s text:c="3"/></text:span><text:span text:style-name="T25">0. <text:s/>16. <text:s text:c="2"/>0. -16. <text:s text:c="2"/>0. -16. <text:s text:c="2"/>0. -16. <text:s/>16. <text:s text:c="2"/>0. -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/>16. <text:s text:c="2"/>0. <text:s/>16. <text:s text:c="2"/>0. -16. <text:s text:c="2"/>0. <text:s/>16. <text:s text:c="2"/>0.</text:span></text:p>
      <text:p text:style-name="P19"><text:span text:style-name="T37"><text:s text:c="2"/></text:span><text:span text:style-name="T25">16. <text:s text:c="2"/>0. <text:s/>16. <text:s text:c="2"/>0. <text:s/>16. <text:s text:c="2"/>0. -16. <text:s text:c="2"/>0. -16. <text:s text:c="2"/>0. -16. <text:s text:c="2"/>0. <text:s text:c="2"/>0. -16.</text:span></text:p>
      <text:p text:style-name="P19"><text:span text:style-name="T37"><text:s text:c="3"/></text:span><text:span text:style-name="T25">0. <text:s/>16. <text:s text:c="2"/>0. -16. <text:s text:c="2"/>0. -16. <text:s text:c="2"/>0. -16. <text:s text:c="2"/>0. <text:s/>16. <text:s text:c="2"/>0. -16. <text:s text:c="2"/>0. -16.</text:span></text:p>
      <text:p text:style-name="P19"><text:span text:style-name="T37"><text:s text:c="3"/></text:span><text:span text:style-name="T25">0. -16. <text:s text:c="2"/>0. -16. <text:s text:c="2"/>0. <text:s/>16. <text:s text:c="2"/>0. -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/>16. <text:s text:c="2"/>0. <text:s/>16. <text:s text:c="2"/>0. <text:s/>16. <text:s text:c="2"/>0. -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-16. <text:s text:c="2"/>0. <text:s/>16. <text:s text:c="2"/>0. <text:s/>16. <text:s text:c="2"/>0. -16. <text:s text:c="2"/>0. <text:s/>16. <text:s text:c="2"/>0. -16. <text:s text:c="2"/>0.</text:span></text:p>
      <text:p text:style-name="P19"><text:span text:style-name="T37"><text:s/></text:span><text:span text:style-name="T25">-16. <text:s text:c="2"/>0. <text:s/>16. <text:s text:c="2"/>0. -16. <text:s text:c="2"/>0. <text:s text:c="2"/>0. <text:s/>16. <text:s text:c="2"/>0. <text:s/>16. <text:s text:c="2"/>0. <text:s/>16. <text:s text:c="2"/>0. -16.</text:span></text:p>
      <text:p text:style-name="P19"><text:span text:style-name="T37"><text:s text:c="3"/></text:span><text:span text:style-name="T25">0. <text:s/>16. <text:s text:c="2"/>0. <text:s/>16. <text:s text:c="2"/>0. <text:s/>16. <text:s text:c="2"/>0. -16.]</text:span></text:p>
      <text:p text:style-name="P19"><text:span text:style-name="T25">y4⊕y5⊕y6⊕y8 [256. <text:s text:c="2"/>0. <text:s text:c="2"/>0. <text:s text:c="2"/>0. <text:s/>16. <text:s/>16. -16. -16. <text:s/>16. <text:s/>16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-16. <text:s/>16. -16. -16. <text:s/>16. -16. <text:s/>16.</text:span></text:p>
      <text:p text:style-name="P19"><text:span text:style-name="T37"><text:s text:c="3"/></text:span><text:span text:style-name="T25">0. <text:s text:c="2"/>0. <text:s text:c="2"/>0. <text:s text:c="2"/>0. <text:s/>16. -16. -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-16. -16. <text:s/>16. <text:s/>16. <text:s/>16. <text:s/>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-16. -16. -16. <text:s/>16. <text:s/>16. <text:s/>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-16. -16. -16. <text:s/>16. -16. -16. <text:s/>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16. -16. -16. <text:s/>16. <text:s text:c="2"/>0. <text:s text:c="2"/>0.</text:span></text:p>
      <text:p text:style-name="P19"><text:span text:style-name="T37"><text:s text:c="3"/></text:span><text:span text:style-name="T25">0. <text:s text:c="2"/>0. <text:s/>16. -16. <text:s/>16. -16. -16. <text:s/>16. -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16. <text:s/>16. -16. -16. <text:s/>16. <text:s/>16. -16. -16. <text:s text:c="2"/>0. <text:s text:c="2"/>0.</text:span></text:p>
      <text:p text:style-name="P19"><text:span text:style-name="T37"><text:s text:c="3"/></text:span><text:span text:style-name="T25">0. <text:s text:c="2"/>0. <text:s/>16. -16. -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-16. <text:s/>16. <text:s/>16. <text:s/>16. <text:s/>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-16. -16. <text:s text:c="2"/>0. <text:s text:c="2"/>0. <text:s text:c="2"/>0. <text:s text:c="2"/>0. <text:s/>16. <text:s/>16. -16. -16.</text:span></text:p>
      <text:p text:style-name="P19"><text:span text:style-name="T37"><text:s text:c="2"/></text:span><text:span text:style-name="T25">16. <text:s/>16. -16. -16. <text:s text:c="2"/>0. <text:s text:c="2"/>0. <text:s text:c="2"/>0. <text:s text:c="2"/>0. <text:s text:c="2"/>0. <text:s text:c="2"/>0. <text:s text:c="2"/>0. <text:s text:c="2"/>0. <text:s/>16. -16.</text:span></text:p>
      <text:p text:style-name="P19"><text:span text:style-name="T37"><text:s text:c="2"/></text:span><text:span text:style-name="T25">16. -16. -16. <text:s/>16. -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16. <text:s/>16. -16. <text:s/>16. <text:s/>16. -16. <text:s/>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<text:s/>16. <text:s/>16. -16. -16. <text:s/>16. <text:s/>16. <text:s text:c="2"/>0. <text:s text:c="2"/>0. <text:s text:c="2"/>0. <text:s text:c="2"/>0.</text:span></text:p>
      <text:p text:style-name="P19"><text:soft-page-break/><text:span text:style-name="T37"><text:s/></text:span><text:span text:style-name="T25">-16. -16. -16. -16. <text:s text:c="2"/>0. <text:s text:c="2"/>0. <text:s text:c="2"/>0. <text:s text:c="2"/>0. <text:s text:c="2"/>0. <text:s text:c="2"/>0. <text:s text:c="2"/>0. <text:s text:c="2"/>0. <text:s/>16. <text:s/>16.</text:span></text:p>
      <text:p text:style-name="P19"><text:span text:style-name="T37"><text:s text:c="2"/></text:span><text:span text:style-name="T25">16. <text:s/>16. -16. <text:s/>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16. <text:s/>16. <text:s/>16. -16. <text:s/>16. <text:s/>16. -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<text:s/>16. <text:s/>16. <text:s/>16. -16. <text:s/>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16. -16. <text:s/>16. -16. <text:s text:c="2"/>0. <text:s text:c="2"/>0. <text:s text:c="2"/>0. <text:s text:c="2"/>0. <text:s/>16. -16.</text:span></text:p>
      <text:p text:style-name="P19"><text:span text:style-name="T37"><text:s/></text:span><text:span text:style-name="T25">-16. <text:s/>16. -16. <text:s/>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<text:s/>16. <text:s/>16. <text:s/>16. <text:s/>16. <text:s/>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<text:s/>16. <text:s/>16. <text:s/>16. <text:s/>16. <text:s/>16. <text:s/>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16. -16. -16. <text:s/>16. -16. <text:s/>16. <text:s/>16. -16. <text:s text:c="2"/>0. <text:s text:c="2"/>0.</text:span></text:p>
      <text:p text:style-name="P19"><text:span text:style-name="T37"><text:s text:c="3"/></text:span><text:span text:style-name="T25">0. <text:s text:c="2"/>0. <text:s/>16. -16. <text:s/>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<text:s/>16. -16. <text:s/>16. <text:s/>16. -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<text:s/>16. <text:s/>16. <text:s text:c="2"/>0. <text:s text:c="2"/>0. <text:s text:c="2"/>0. <text:s text:c="2"/>0. <text:s/>16. -16. -16. <text:s/>16.</text:span></text:p>
      <text:p text:style-name="P19"><text:span text:style-name="T37"><text:s/></text:span><text:span text:style-name="T25">-16. <text:s/>16. <text:s/>16. -16. <text:s text:c="2"/>0. <text:s text:c="2"/>0. <text:s text:c="2"/>0. <text:s text:c="2"/>0. <text:s text:c="2"/>0. <text:s text:c="2"/>0. <text:s text:c="2"/>0. <text:s text:c="2"/>0. <text:s/>16. <text:s/>16.</text:span></text:p>
      <text:p text:style-name="P19"><text:span text:style-name="T37"><text:s text:c="2"/></text:span><text:span text:style-name="T25">16. <text:s/>16. <text:s/>16. <text:s/>16. <text:s/>16. <text:s/>16. <text:s text:c="2"/>0. <text:s text:c="2"/>0. <text:s text:c="2"/>0. <text:s text:c="2"/>0. <text:s/>16. <text:s/>16. -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<text:s/>16. <text:s/>16. -16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<text:s/>16. -16. <text:s/>16. -16.</text:span></text:p>
      <text:p text:style-name="P19"><text:span text:style-name="T37"><text:s/></text:span><text:span text:style-name="T25">-16. <text:s/>16. -16. <text:s/>16. <text:s text:c="2"/>0. <text:s text:c="2"/>0. <text:s text:c="2"/>0. <text:s text:c="2"/>0. <text:s text:c="2"/>0. <text:s text:c="2"/>0. <text:s text:c="2"/>0. <text:s text:c="2"/>0. -16. <text:s/>16.</text:span></text:p>
      <text:p text:style-name="P19"><text:span text:style-name="T37"><text:s/></text:span><text:span text:style-name="T25">-16. <text:s/>16. -16. -16. <text:s/>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<text:s/>16. -16. -16. <text:s text:c="2"/>0. <text:s text:c="2"/>0. <text:s text:c="2"/>0. <text:s text:c="2"/>0. -16. -16. -16. -16. -16. -16.</text:span></text:p>
      <text:p text:style-name="P19"><text:span text:style-name="T37"><text:s/></text:span><text:span text:style-name="T25">-16. -16. <text:s text:c="2"/>0. <text:s text:c="2"/>0. <text:s text:c="2"/>0. <text:s text:c="2"/>0. <text:s text:c="2"/>0. <text:s text:c="2"/>0. <text:s text:c="2"/>0. <text:s text:c="2"/>0. -16. <text:s/>16. <text:s/>16. -16.</text:span></text:p>
      <text:p text:style-name="P19"><text:span text:style-name="T37"><text:s text:c="2"/></text:span><text:span text:style-name="T25">16. -16. -16. <text:s/>16. <text:s text:c="2"/>0. <text:s text:c="2"/>0. <text:s text:c="2"/>0. <text:s text:c="2"/>0.]</text:span></text:p>
      <text:p text:style-name="P20"/>
      <text:p text:style-name="P19"><text:span text:style-name="T26">. . . . . </text:span></text:p>
      <text:p text:style-name="P20"/>
      <text:p text:style-name="P19"><text:span text:style-name="T26">1⊕y0⊕y1⊕y2⊕y3⊕y4⊕y5⊕y7⊕y8 [256. <text:s text:c="2"/>0. -16. <text:s/>16. <text:s/>16. <text:s/>16. <text:s text:c="2"/>0. <text:s text:c="2"/>0. <text:s text:c="2"/>0. <text:s text:c="2"/>0. -16. -16. -16. <text:s/>16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<text:s/>16. -16.</text:span></text:p>
      <text:p text:style-name="P19"><text:span text:style-name="T37"><text:s/></text:span><text:span text:style-name="T25">-16. -16. <text:s text:c="2"/>0. <text:s text:c="2"/>0. <text:s text:c="2"/>0. <text:s text:c="2"/>0. -16. <text:s/>16. <text:s/>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<text:s/>16. -16. <text:s text:c="2"/>0. <text:s text:c="2"/>0. <text:s text:c="2"/>0. <text:s text:c="2"/>0. <text:s/>16. <text:s/>16. <text:s/>16. -16. <text:s text:c="2"/>0. <text:s text:c="2"/>0.</text:span></text:p>
      <text:p text:style-name="P19"><text:span text:style-name="T37"><text:s text:c="3"/></text:span><text:span text:style-name="T25">0. <text:s text:c="2"/>0. <text:s/>16. -16. -16. -16. <text:s text:c="2"/>0. <text:s text:c="2"/>0. <text:s/>16. -16. <text:s text:c="2"/>0. <text:s text:c="2"/>0. <text:s text:c="2"/>0. <text:s text:c="2"/>0.</text:span></text:p>
      <text:p text:style-name="P19"><text:span text:style-name="T37"><text:s text:c="2"/></text:span><text:span text:style-name="T25">16. <text:s/>16. <text:s/>16. <text:s/>16. <text:s text:c="2"/>0. <text:s text:c="2"/>0. <text:s text:c="2"/>0. <text:s text:c="2"/>0. -16. <text:s/>16. -16. -16. <text:s text:c="2"/>0. <text:s text:c="2"/>0.</text:span></text:p>
      <text:p text:style-name="P19"><text:span text:style-name="T37"><text:s text:c="3"/></text:span><text:span text:style-name="T25">0. <text:s text:c="2"/>0. <text:s/>16. -16. <text:s/>16. -16. <text:s text:c="2"/>0. <text:s text:c="2"/>0. <text:s text:c="2"/>0. <text:s text:c="2"/>0. <text:s/>16. <text:s/>16. -16. <text:s/>16.</text:span></text:p>
      <text:p text:style-name="P19"><text:span text:style-name="T37"><text:s text:c="3"/></text:span><text:span text:style-name="T25">0. <text:s text:c="2"/>0. <text:s text:c="2"/>0. <text:s text:c="2"/>0. -16. -16. <text:s/>16. <text:s/>16. <text:s text:c="2"/>0. <text:s text:c="2"/>0. <text:s text:c="2"/>0. <text:s text:c="2"/>0. -16. <text:s/>16.</text:span></text:p>
      <text:p text:style-name="P19"><text:span text:style-name="T37"><text:s/></text:span><text:span text:style-name="T25">-16. -16. <text:s text:c="2"/>0. <text:s text:c="2"/>0. <text:s text:c="2"/>0. <text:s text:c="2"/>0. <text:s/>16. -16. -16. <text:s/>16. <text:s text:c="2"/>0. <text:s text:c="2"/>0. <text:s text:c="2"/>0. <text:s text:c="2"/>0.</text:span></text:p>
      <text:p text:style-name="P19"><text:span text:style-name="T37"><text:s/></text:span><text:span text:style-name="T25">-16. -16. -16. -16. <text:s text:c="2"/>0. <text:s text:c="2"/>0. <text:s text:c="2"/>0. <text:s text:c="2"/>0. -16. <text:s/>16. <text:s/>16. -16. <text:s text:c="2"/>0. <text:s text:c="2"/>0.</text:span></text:p>
      <text:p text:style-name="P19"><text:span text:style-name="T37"><text:s text:c="3"/></text:span><text:span text:style-name="T25">0. <text:s text:c="2"/>0. -16. -16. -16. <text:s/>16. <text:s text:c="2"/>0. <text:s text:c="2"/>0. <text:s text:c="2"/>0. <text:s text:c="2"/>0. <text:s/>16. <text:s/>16. -16. -16.</text:span></text:p>
      <text:p text:style-name="P19"><text:span text:style-name="T37"><text:s text:c="3"/></text:span><text:span text:style-name="T25">0. <text:s text:c="2"/>0. <text:s text:c="2"/>0. <text:s text:c="2"/>0. -16. <text:s/>16. <text:s/>16. <text:s/>16. <text:s text:c="2"/>0. <text:s text:c="2"/>0. <text:s text:c="2"/>0. <text:s text:c="2"/>0. <text:s/>16. -16.</text:span></text:p>
      <text:p text:style-name="P19"><text:span text:style-name="T37"><text:s text:c="2"/></text:span><text:span text:style-name="T25">16. -16. <text:s text:c="2"/>0. <text:s text:c="2"/>0. <text:s text:c="2"/>0. <text:s text:c="2"/>0. -16. -16. -16. <text:s/>16. <text:s text:c="2"/>0. <text:s text:c="2"/>0. <text:s text:c="2"/>0. <text:s text:c="2"/>0.</text:span></text:p>
      <text:p text:style-name="P19"><text:span text:style-name="T37"><text:s text:c="2"/></text:span><text:span text:style-name="T25">16. <text:s/>16. <text:s/>16. <text:s/>16. <text:s text:c="2"/>0. <text:s text:c="2"/>0. <text:s text:c="2"/>0. <text:s text:c="2"/>0. <text:s/>16. -16. <text:s text:c="2"/>0. <text:s text:c="2"/>0. <text:s/>16. <text:s/>16.</text:span></text:p>
      <text:p text:style-name="P19"><text:span text:style-name="T37"><text:s/></text:span><text:span text:style-name="T25">-16. <text:s/>16. <text:s text:c="2"/>0. <text:s text:c="2"/>0. <text:s text:c="2"/>0. <text:s text:c="2"/>0. -16. <text:s/>16. -16. -16. <text:s text:c="2"/>0. <text:s text:c="2"/>0. <text:s text:c="2"/>0. <text:s text:c="2"/>0.</text:span></text:p>
      <text:p text:style-name="P19"><text:span text:style-name="T37"><text:s/></text:span><text:span text:style-name="T25">-16. <text:s/>16. -16. -16. <text:s text:c="2"/>0. <text:s text:c="2"/>0. <text:s text:c="2"/>0. <text:s text:c="2"/>0. -16. -16. <text:s/>16. -16. <text:s text:c="2"/>0. <text:s text:c="2"/>0.</text:span></text:p>
      <text:p text:style-name="P19"><text:span text:style-name="T37"><text:s text:c="3"/></text:span><text:span text:style-name="T25">0. <text:s text:c="2"/>0. <text:s/>16. <text:s/>16. -16. <text:s/>16. <text:s text:c="2"/>0. <text:s text:c="2"/>0. <text:s text:c="2"/>0. <text:s text:c="2"/>0. <text:s/>16. -16. <text:s/>16. <text:s/>16.</text:span></text:p>
      <text:p text:style-name="P19"><text:span text:style-name="T37"><text:s text:c="3"/></text:span><text:span text:style-name="T25">0. <text:s text:c="2"/>0. <text:s text:c="2"/>0. <text:s text:c="2"/>0. <text:s/>16. -16. <text:s/>16. <text:s/>16. <text:s text:c="2"/>0. <text:s text:c="2"/>0. <text:s text:c="2"/>0. <text:s text:c="2"/>0. -16. -16.</text:span></text:p>
      <text:p text:style-name="P19"><text:span text:style-name="T37"><text:s text:c="2"/></text:span><text:span text:style-name="T25">16. -16. <text:s text:c="2"/>0. <text:s text:c="2"/>0. -16. -16. <text:s text:c="2"/>0. <text:s text:c="2"/>0. <text:s text:c="2"/>0. <text:s text:c="2"/>0. <text:s/>16. -16. -16. <text:s/>16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-16. -16.</text:span></text:p>
      <text:p text:style-name="P19"><text:span text:style-name="T37"><text:s text:c="2"/></text:span><text:span text:style-name="T25">16. <text:s/>16. <text:s text:c="2"/>0. <text:s text:c="2"/>0. <text:s text:c="2"/>0. <text:s text:c="2"/>0. -16. <text:s/>16. <text:s/>16. <text:s/>16. <text:s text:c="2"/>0. <text:s text:c="2"/>0. <text:s text:c="2"/>0. <text:s text:c="2"/>0.</text:span></text:p>
      <text:p text:style-name="P19"><text:span text:style-name="T37"><text:s/></text:span><text:span text:style-name="T25">-16. <text:s/>16. -16. <text:s/>16. <text:s text:c="2"/>0. <text:s text:c="2"/>0. <text:s text:c="2"/>0. <text:s text:c="2"/>0. -16. -16. -16. <text:s/>16. <text:s text:c="2"/>0. <text:s text:c="2"/>0.</text:span></text:p>
      <text:p text:style-name="P19"><text:span text:style-name="T37"><text:s text:c="3"/></text:span><text:span text:style-name="T25">0. <text:s text:c="2"/>0. -16. -16. -16. -16. <text:s text:c="2"/>0. <text:s text:c="2"/>0. <text:s text:c="2"/>0. <text:s text:c="2"/>0. <text:s/>16. -16. <text:s text:c="2"/>0. <text:s text:c="2"/>0.</text:span></text:p>
      <text:p text:style-name="P19"><text:span text:style-name="T37"><text:s/></text:span><text:span text:style-name="T25">-16. -16. -16. <text:s/>16. <text:s text:c="2"/>0. <text:s text:c="2"/>0. <text:s text:c="2"/>0. <text:s text:c="2"/>0. -16. <text:s/>16. <text:s/>16. <text:s/>16. <text:s text:c="2"/>0. <text:s text:c="2"/>0.</text:span></text:p>
      <text:p text:style-name="P19"><text:span text:style-name="T37"><text:s text:c="3"/></text:span><text:span text:style-name="T25">0. <text:s text:c="2"/>0. <text:s/>16. -16. -16. -16. <text:s text:c="2"/>0. <text:s text:c="2"/>0. <text:s text:c="2"/>0. <text:s text:c="2"/>0. -16. -16. -16. <text:s/>16.</text:span></text:p>
      <text:p text:style-name="P19"><text:span text:style-name="T37"><text:s text:c="3"/></text:span><text:span text:style-name="T25">0. <text:s text:c="2"/>0. <text:s text:c="2"/>0. <text:s text:c="2"/>0. -16. -16. -16. <text:s/>16. <text:s text:c="2"/>0. <text:s text:c="2"/>0. <text:s text:c="2"/>0. <text:s text:c="2"/>0. <text:s/>16. -16.</text:span></text:p>
      <text:p text:style-name="P19"><text:span text:style-name="T37"><text:s/></text:span><text:span text:style-name="T25">-16. -16. <text:s text:c="2"/>0. <text:s text:c="2"/>0. <text:s text:c="2"/>0. <text:s text:c="2"/>0. -16. <text:s/>16. <text:s/>16. <text:s/>16. <text:s text:c="2"/>0. <text:s text:c="2"/>0. <text:s text:c="2"/>0. <text:s text:c="2"/>0.</text:span></text:p>
      <text:p text:style-name="P19"><text:span text:style-name="T37"><text:s/></text:span><text:span text:style-name="T25">-16. -16. -16. <text:s/>16. <text:s text:c="2"/>0. <text:s text:c="2"/>0. <text:s text:c="2"/>0. <text:s text:c="2"/>0. -16. <text:s/>16. -16. -16. <text:s text:c="2"/>0. <text:s text:c="2"/>0.</text:span></text:p>
      <text:p text:style-name="P19"><text:span text:style-name="T37"><text:s text:c="3"/></text:span><text:span text:style-name="T25">0. <text:s text:c="2"/>0. <text:s/>16. <text:s/>16. -16. <text:s/>16. <text:s text:c="2"/>0. <text:s text:c="2"/>0. <text:s text:c="2"/>0. <text:s text:c="2"/>0. -16. -16. <text:s/>16. -16.</text:span></text:p>
      <text:p text:style-name="P19"><text:span text:style-name="T37"><text:s text:c="3"/></text:span><text:span text:style-name="T25">0. <text:s text:c="2"/>0. <text:s text:c="2"/>0. <text:s text:c="2"/>0. -16. <text:s/>16. -16. -16. <text:s text:c="2"/>0. <text:s text:c="2"/>0. <text:s text:c="2"/>0. <text:s text:c="2"/>0. -16. <text:s/>16.</text:span></text:p>
      <text:p text:style-name="P19"><text:span text:style-name="T37"><text:s/></text:span><text:span text:style-name="T25">-16. -16. <text:s text:c="2"/>0. <text:s text:c="2"/>0. <text:s text:c="2"/>0. <text:s text:c="2"/>0. -16. -16. <text:s/>16. -16. <text:s text:c="2"/>0. <text:s text:c="2"/>0. <text:s text:c="2"/>0. <text:s text:c="2"/>0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-16. <text:s/>16. -16. -16. <text:s text:c="2"/>0. <text:s text:c="2"/>0.</text:span></text:p>
      <text:p text:style-name="P19"><text:span text:style-name="T37"><text:s/></text:span><text:span text:style-name="T25">-16. <text:s/>16. <text:s text:c="2"/>0. <text:s text:c="2"/>0. <text:s text:c="2"/>0. <text:s text:c="2"/>0. <text:s/>16. <text:s/>16. <text:s/>16. <text:s/>16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<text:s text:c="2"/>0. <text:s text:c="2"/>0. <text:s text:c="2"/>0. <text:s text:c="2"/>0. <text:s/>16. -16. <text:s/>16. -16. <text:s text:c="2"/>0. <text:s text:c="2"/>0.</text:span></text:p>
      <text:p text:style-name="P19"><text:soft-page-break/><text:span text:style-name="T37"><text:s text:c="3"/></text:span><text:span text:style-name="T25">0. <text:s text:c="2"/>0. -16. -16. <text:s/>16. -16. <text:s text:c="2"/>0. <text:s text:c="2"/>0. <text:s text:c="2"/>0. <text:s text:c="2"/>0. -16. -16. <text:s/>16. <text:s/>16.</text:span></text:p>
      <text:p text:style-name="P19"><text:span text:style-name="T37"><text:s text:c="3"/></text:span><text:span text:style-name="T25">0. <text:s text:c="2"/>0. <text:s text:c="2"/>0. <text:s text:c="2"/>0. <text:s/>16. -16. <text:s/>16. <text:s/>16. <text:s text:c="2"/>0. <text:s text:c="2"/>0. <text:s text:c="2"/>0. <text:s text:c="2"/>0. <text:s/>16. -16.</text:span></text:p>
      <text:p text:style-name="P19"><text:span text:style-name="T37"><text:s/></text:span><text:span text:style-name="T25">-16. <text:s/>16. <text:s text:c="2"/>0. <text:s text:c="2"/>0. <text:s text:c="2"/>0. <text:s text:c="2"/>0. <text:s/>16. <text:s/>16.]</text:span></text:p>
      <text:p text:style-name="P19"><text:span text:style-name="T25">1⊕y0⊕y1⊕y2⊕y3⊕y4⊕y5⊕y6 [256. -16. <text:s text:c="2"/>0. -16. <text:s/>16. <text:s text:c="2"/>0. <text:s/>16. <text:s text:c="2"/>0. <text:s text:c="2"/>0. -16. <text:s text:c="2"/>0. <text:s/>16. <text:s/>16. <text:s text:c="2"/>0.</text:span></text:p>
      <text:p text:style-name="P19"><text:span text:style-name="T37"><text:s/></text:span><text:span text:style-name="T25">-16. <text:s text:c="2"/>0. <text:s text:c="2"/>0. <text:s/>16. <text:s text:c="2"/>0. <text:s/>16. <text:s/>16. <text:s text:c="2"/>0. <text:s/>16. <text:s text:c="2"/>0. <text:s text:c="2"/>0. -16. <text:s text:c="2"/>0. <text:s/>16.</text:span></text:p>
      <text:p text:style-name="P19"><text:span text:style-name="T37"><text:s/></text:span><text:span text:style-name="T25">-16. <text:s text:c="2"/>0. <text:s/>16. <text:s text:c="2"/>0. <text:s/>16. <text:s text:c="2"/>0. <text:s/>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<text:s/>16. -16. <text:s text:c="2"/>0. -16. <text:s text:c="2"/>0. <text:s text:c="2"/>0. <text:s/>16. <text:s text:c="2"/>0. <text:s/>16.</text:span></text:p>
      <text:p text:style-name="P19"><text:span text:style-name="T37"><text:s/></text:span><text:span text:style-name="T25">-16. <text:s text:c="2"/>0. <text:s/>16. <text:s text:c="2"/>0. <text:s text:c="2"/>0. <text:s/>16. <text:s text:c="2"/>0. -16. <text:s text:c="2"/>0. -16. <text:s text:c="2"/>0. <text:s/>16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/>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-16. <text:s text:c="2"/>0. <text:s text:c="2"/>0. -16. <text:s text:c="2"/>0. -16. <text:s/>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 text:c="2"/>0. <text:s/>16. <text:s text:c="2"/>0. -16. -16. <text:s text:c="2"/>0. -16. <text:s text:c="2"/>0. <text:s text:c="2"/>0. <text:s/>16. <text:s text:c="2"/>0. <text:s/>16.</text:span></text:p>
      <text:p text:style-name="P19"><text:span text:style-name="T37"><text:s/></text:span><text:span text:style-name="T25">-16. <text:s text:c="2"/>0. <text:s/>16. <text:s text:c="2"/>0. <text:s text:c="2"/>0. -16. <text:s text:c="2"/>0. <text:s/>16. <text:s/>16. <text:s text:c="2"/>0. <text:s/>16. <text:s text:c="2"/>0. <text:s text:c="2"/>0. <text:s/>16.</text:span></text:p>
      <text:p text:style-name="P19"><text:span text:style-name="T37"><text:s text:c="3"/></text:span><text:span text:style-name="T25">0. <text:s/>16. -16. <text:s text:c="2"/>0. <text:s/>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-16. <text:s text:c="2"/>0. -16. <text:s/>16. <text:s text:c="2"/>0. -16. <text:s text:c="2"/>0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<text:s/>16. <text:s text:c="2"/>0. <text:s/>16. <text:s text:c="2"/>0. -16. <text:s text:c="2"/>0. <text:s/>16. <text:s/>16. <text:s text:c="2"/>0. -16. <text:s text:c="2"/>0.</text:span></text:p>
      <text:p text:style-name="P19"><text:span text:style-name="T37"><text:s text:c="3"/></text:span><text:span text:style-name="T25">0. <text:s/>16. <text:s text:c="2"/>0. <text:s/>16. -16. <text:s text:c="2"/>0. -16. <text:s text:c="2"/>0. <text:s text:c="2"/>0. <text:s/>16. <text:s text:c="2"/>0. -16. <text:s/>16. <text:s text:c="2"/>0.</text:span></text:p>
      <text:p text:style-name="P19"><text:span text:style-name="T37"><text:s/></text:span><text:span text:style-name="T25">-16. <text:s text:c="2"/>0. <text:s text:c="2"/>0. <text:s/>16. <text:s text:c="2"/>0. <text:s/>16. <text:s/>16. <text:s text:c="2"/>0. <text:s/>16. <text:s text:c="2"/>0. -16. <text:s text:c="2"/>0. -16. <text:s text:c="2"/>0.</text:span></text:p>
      <text:p text:style-name="P19"><text:span text:style-name="T37"><text:s text:c="3"/></text:span><text:span text:style-name="T25">0. <text:s/>16. <text:s text:c="2"/>0. <text:s/>16. <text:s/>16. <text:s text:c="2"/>0. -16. <text:s text:c="2"/>0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-16. <text:s text:c="2"/>0. -16. -16. <text:s text:c="2"/>0. <text:s/>16. <text:s text:c="2"/>0. <text:s text:c="2"/>0. -16. <text:s text:c="2"/>0. <text:s/>16.</text:span></text:p>
      <text:p text:style-name="P19"><text:span text:style-name="T37"><text:s text:c="3"/></text:span><text:span text:style-name="T25">0. <text:s/>16. <text:s text:c="2"/>0. <text:s/>16. <text:s/>16. <text:s text:c="2"/>0. <text:s/>16. <text:s text:c="2"/>0. <text:s text:c="2"/>0. <text:s/>16. <text:s text:c="2"/>0. -16. <text:s/>16. <text:s text:c="2"/>0.</text:span></text:p>
      <text:p text:style-name="P19"><text:span text:style-name="T37"><text:s/></text:span><text:span text:style-name="T25">-16. <text:s text:c="2"/>0. <text:s text:c="2"/>0. <text:s/>16. <text:s text:c="2"/>0. <text:s/>16. -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-16. <text:s text:c="2"/>0. <text:s/>16. <text:s text:c="2"/>0. -16. <text:s text:c="2"/>0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<text:s/>16. <text:s text:c="2"/>0. <text:s/>16. <text:s/>16. <text:s text:c="2"/>0. -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/>16. <text:s text:c="2"/>0. <text:s text:c="2"/>0. <text:s/>16. <text:s text:c="2"/>0. <text:s/>16. <text:s text:c="2"/>0. -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-16. -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-16. <text:s text:c="2"/>0. <text:s text:c="2"/>0. <text:s/>16. <text:s text:c="2"/>0. <text:s/>16. -16. <text:s text:c="2"/>0. -16. <text:s text:c="2"/>0. -16. <text:s text:c="2"/>0.</text:span></text:p>
      <text:p text:style-name="P19"><text:span text:style-name="T37"><text:s/></text:span><text:span text:style-name="T25">-16. <text:s text:c="2"/>0. <text:s text:c="2"/>0. -16. <text:s text:c="2"/>0. -16. -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-16. <text:s text:c="2"/>0. -16. -16. <text:s text:c="2"/>0. <text:s/>16. <text:s text:c="2"/>0. <text:s text:c="2"/>0. <text:s/>16.</text:span></text:p>
      <text:p text:style-name="P19"><text:span text:style-name="T37"><text:s text:c="3"/></text:span><text:span text:style-name="T25">0. -16. <text:s text:c="2"/>0. -16. <text:s text:c="2"/>0. -16. <text:s/>16. <text:s text:c="2"/>0. <text:s/>16. <text:s text:c="2"/>0. <text:s text:c="2"/>0. <text:s/>16. <text:s text:c="2"/>0. -16.</text:span></text:p>
      <text:p text:style-name="P19"><text:span text:style-name="T37"><text:s/></text:span><text:span text:style-name="T25">-16. <text:s text:c="2"/>0. <text:s/>16. <text:s text:c="2"/>0. <text:s text:c="2"/>0. <text:s/>16. <text:s text:c="2"/>0. <text:s/>16. <text:s/>16. <text:s text:c="2"/>0. <text:s/>16. <text:s text:c="2"/>0. <text:s text:c="2"/>0. <text:s/>16.</text:span></text:p>
      <text:p text:style-name="P19"><text:span text:style-name="T37"><text:s text:c="3"/></text:span><text:span text:style-name="T25">0. -16. <text:s/>16. <text:s text:c="2"/>0. -16. <text:s text:c="2"/>0. <text:s text:c="2"/>0. -16. <text:s text:c="2"/>0. -16. -16. <text:s text:c="2"/>0. -16. <text:s text:c="2"/>0.</text:span></text:p>
      <text:p text:style-name="P19"><text:span text:style-name="T37"><text:s text:c="3"/></text:span><text:span text:style-name="T25">0. <text:s/>16. <text:s text:c="2"/>0. -16. <text:s/>16. <text:s text:c="2"/>0. -16. <text:s text:c="2"/>0. <text:s text:c="2"/>0. -16. <text:s text:c="2"/>0. -16. <text:s/>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/>16. <text:s text:c="2"/>0. -16. <text:s text:c="2"/>0. -16. <text:s text:c="2"/>0. -16. <text:s text:c="2"/>0.</text:span></text:p>
      <text:p text:style-name="P19"><text:span text:style-name="T37"><text:s text:c="3"/></text:span><text:span text:style-name="T25">0. <text:s/>16. <text:s text:c="2"/>0. <text:s/>16. -16. <text:s text:c="2"/>0. <text:s/>16. <text:s text:c="2"/>0. <text:s text:c="2"/>0. <text:s/>16. <text:s text:c="2"/>0. -16. -16. <text:s text:c="2"/>0.</text:span></text:p>
      <text:p text:style-name="P19"><text:span text:style-name="T37"><text:s/></text:span><text:span text:style-name="T25">-16. <text:s text:c="2"/>0. <text:s text:c="2"/>0. -16. <text:s text:c="2"/>0. -16. <text:s/>16. <text:s text:c="2"/>0. -16. <text:s text:c="2"/>0. <text:s text:c="2"/>0. <text:s/>16. <text:s text:c="2"/>0. -16.</text:span></text:p>
      <text:p text:style-name="P19"><text:span text:style-name="T37"><text:s text:c="3"/></text:span><text:span text:style-name="T25">0. <text:s/>16. <text:s text:c="2"/>0. -16. -16. <text:s text:c="2"/>0. <text:s/>16. <text:s text:c="2"/>0. <text:s text:c="2"/>0. <text:s/>16. <text:s text:c="2"/>0. <text:s/>16. -16. <text:s text:c="2"/>0.</text:span></text:p>
      <text:p text:style-name="P19"><text:span text:style-name="T37"><text:s/></text:span><text:span text:style-name="T25">-16. <text:s text:c="2"/>0. <text:s text:c="2"/>0. -16. <text:s text:c="2"/>0. <text:s/>16. -16. <text:s text:c="2"/>0. <text:s/>16. <text:s text:c="2"/>0. <text:s text:c="2"/>0. <text:s/>16. <text:s text:c="2"/>0. <text:s/>16.</text:span></text:p>
      <text:p text:style-name="P19"><text:span text:style-name="T37"><text:s text:c="2"/></text:span><text:span text:style-name="T25">16. <text:s text:c="2"/>0. <text:s/>16. <text:s text:c="2"/>0. -16. <text:s text:c="2"/>0. <text:s/>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<text:s/>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-16. <text:s text:c="2"/>0. -16.]</text:span></text:p>
      <text:p text:style-name="P19"><text:span text:style-name="T25">1⊕y0⊕y1⊕y2⊕y3⊕y4⊕y5⊕y6⊕y8 [256. <text:s/>16. <text:s text:c="2"/>0. <text:s/>16. <text:s/>16. <text:s text:c="2"/>0. -16. <text:s text:c="2"/>0. <text:s text:c="2"/>0. -16. <text:s text:c="2"/>0. -16. -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 text:c="2"/>0. <text:s/>16. <text:s text:c="2"/>0. <text:s/>16. <text:s/>16. <text:s text:c="2"/>0. -16. <text:s text:c="2"/>0.</text:span></text:p>
      <text:p text:style-name="P19"><text:span text:style-name="T37"><text:s text:c="3"/></text:span><text:span text:style-name="T25">0. <text:s/>16. <text:s text:c="2"/>0. <text:s/>16. <text:s text:c="2"/>0. <text:s/>16. <text:s text:c="2"/>0. -16. <text:s/>16. <text:s text:c="2"/>0. <text:s/>16. <text:s text:c="2"/>0. <text:s text:c="2"/>0. <text:s/>16.</text:span></text:p>
      <text:p text:style-name="P19"><text:span text:style-name="T37"><text:s text:c="3"/></text:span><text:span text:style-name="T25">0. -16. <text:s/>16. <text:s text:c="2"/>0. <text:s/>16. <text:s text:c="2"/>0. -16. <text:s text:c="2"/>0. -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<text:s/>16. <text:s text:c="2"/>0. -16. -16. <text:s text:c="2"/>0. -16. <text:s text:c="2"/>0. <text:s text:c="2"/>0. <text:s/>16.</text:span></text:p>
      <text:p text:style-name="P19"><text:span text:style-name="T37"><text:s text:c="3"/></text:span><text:span text:style-name="T25">0. -16. -16. <text:s text:c="2"/>0. -16. <text:s text:c="2"/>0. <text:s text:c="2"/>0. <text:s/>16. <text:s text:c="2"/>0. -16. <text:s text:c="2"/>0. <text:s/>16. <text:s text:c="2"/>0. -16.</text:span></text:p>
      <text:p text:style-name="P19"><text:span text:style-name="T37"><text:s/></text:span><text:span text:style-name="T25">-16. <text:s text:c="2"/>0. -16. <text:s text:c="2"/>0. <text:s text:c="2"/>0. -16. <text:s text:c="2"/>0. <text:s/>16. <text:s/>16. <text:s text:c="2"/>0. <text:s/>16. <text:s text:c="2"/>0. <text:s/>16. <text:s text:c="2"/>0.</text:span></text:p>
      <text:p text:style-name="P19"><text:span text:style-name="T37"><text:s/></text:span><text:span text:style-name="T25">-16. <text:s text:c="2"/>0. <text:s text:c="2"/>0. -16. <text:s text:c="2"/>0. -16. -16. <text:s text:c="2"/>0. <text:s/>16. <text:s text:c="2"/>0. <text:s text:c="2"/>0. <text:s/>16. <text:s text:c="2"/>0. <text:s/>16.</text:span></text:p>
      <text:p text:style-name="P19"><text:span text:style-name="T37"><text:s text:c="3"/></text:span><text:span text:style-name="T25">0. <text:s/>16. <text:s text:c="2"/>0. <text:s/>16. -16. <text:s text:c="2"/>0. <text:s/>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-16. <text:s text:c="2"/>0. <text:s/>16. <text:s/>16. <text:s text:c="2"/>0. <text:s/>16. <text:s text:c="2"/>0. <text:s text:c="2"/>0. <text:s/>16. <text:s text:c="2"/>0. -16.</text:span></text:p>
      <text:p text:style-name="P19"><text:span text:style-name="T37"><text:s/></text:span><text:span text:style-name="T25">-16. <text:s text:c="2"/>0. -16. <text:s text:c="2"/>0. -16. <text:s text:c="2"/>0. -16. <text:s text:c="2"/>0. <text:s text:c="2"/>0. <text:s/>16. <text:s text:c="2"/>0. -16. -16. <text:s text:c="2"/>0.</text:span></text:p>
      <text:p text:style-name="P19"><text:span text:style-name="T37"><text:s/></text:span><text:span text:style-name="T25">-16. <text:s text:c="2"/>0. <text:s text:c="2"/>0. <text:s/>16. <text:s text:c="2"/>0. -16. <text:s text:c="2"/>0. <text:s/>16. <text:s text:c="2"/>0. <text:s/>16. -16. <text:s text:c="2"/>0. <text:s/>16. <text:s text:c="2"/>0.</text:span></text:p>
      <text:p text:style-name="P19"><text:span text:style-name="T37"><text:s text:c="3"/></text:span><text:span text:style-name="T25">0. <text:s/>16. <text:s text:c="2"/>0. <text:s/>16. -16. <text:s text:c="2"/>0. <text:s/>16. <text:s text:c="2"/>0. -16. <text:s text:c="2"/>0. <text:s/>16. <text:s text:c="2"/>0. <text:s text:c="2"/>0. <text:s/>16.</text:span></text:p>
      <text:p text:style-name="P19"><text:span text:style-name="T37"><text:s text:c="3"/></text:span><text:span text:style-name="T25">0. <text:s/>16. <text:s/>16. <text:s text:c="2"/>0. -16. <text:s text:c="2"/>0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<text:s/>16. <text:s text:c="2"/>0. <text:s/>16. <text:s/>16. <text:s text:c="2"/>0. -16. <text:s text:c="2"/>0. <text:s text:c="2"/>0. <text:s/>16. <text:s text:c="2"/>0. <text:s/>16. <text:s text:c="2"/>0. -16.</text:span></text:p>
      <text:p text:style-name="P19"><text:span text:style-name="T37"><text:s text:c="3"/></text:span><text:span text:style-name="T25">0. -16. -16. <text:s text:c="2"/>0. <text:s/>16. <text:s text:c="2"/>0. <text:s text:c="2"/>0. <text:s/>16. <text:s text:c="2"/>0. <text:s/>16. <text:s/>16. <text:s text:c="2"/>0. -16. <text:s text:c="2"/>0.</text:span></text:p>
      <text:p text:style-name="P19"><text:span text:style-name="T37"><text:s text:c="2"/></text:span><text:span text:style-name="T25">16. <text:s text:c="2"/>0. <text:s/>16. <text:s text:c="2"/>0. <text:s text:c="2"/>0. <text:s/>16. <text:s text:c="2"/>0. -16. -16. <text:s text:c="2"/>0. -16. <text:s text:c="2"/>0. <text:s text:c="2"/>0. -16.</text:span></text:p>
      <text:p text:style-name="P19"><text:soft-page-break/><text:span text:style-name="T37"><text:s text:c="3"/></text:span><text:span text:style-name="T25">0. <text:s/>16. <text:s text:c="2"/>0. <text:s/>16. <text:s text:c="2"/>0. -16. <text:s/>16. <text:s text:c="2"/>0. <text:s/>16. <text:s text:c="2"/>0. <text:s text:c="2"/>0. <text:s/>16. <text:s text:c="2"/>0. -16.</text:span></text:p>
      <text:p text:style-name="P19"><text:span text:style-name="T37"><text:s text:c="2"/></text:span><text:span text:style-name="T25">16. <text:s text:c="2"/>0. <text:s/>16. <text:s text:c="2"/>0. <text:s text:c="2"/>0. <text:s/>16. <text:s text:c="2"/>0. <text:s/>16. <text:s/>16. <text:s text:c="2"/>0. -16. <text:s text:c="2"/>0. <text:s text:c="2"/>0. <text:s/>16.</text:span></text:p>
      <text:p text:style-name="P19"><text:span text:style-name="T37"><text:s text:c="3"/></text:span><text:span text:style-name="T25">0. <text:s/>16. <text:s/>16. <text:s text:c="2"/>0. -16. <text:s text:c="2"/>0. -16. <text:s text:c="2"/>0. <text:s/>16. <text:s text:c="2"/>0. <text:s text:c="2"/>0. -16. <text:s text:c="2"/>0. -16.</text:span></text:p>
      <text:p text:style-name="P19"><text:span text:style-name="T37"><text:s text:c="2"/></text:span><text:span text:style-name="T25">16. <text:s text:c="2"/>0. -16. <text:s text:c="2"/>0. <text:s text:c="2"/>0. <text:s/>16. <text:s text:c="2"/>0. <text:s/>16. <text:s text:c="2"/>0. <text:s/>16. <text:s text:c="2"/>0. -16. <text:s/>16. <text:s text:c="2"/>0.</text:span></text:p>
      <text:p text:style-name="P19"><text:span text:style-name="T37"><text:s text:c="2"/></text:span><text:span text:style-name="T25">16. <text:s text:c="2"/>0. <text:s text:c="2"/>0. -16. <text:s text:c="2"/>0. <text:s/>16. -16. <text:s text:c="2"/>0. -16. <text:s text:c="2"/>0. <text:s/>16. <text:s text:c="2"/>0. <text:s/>16. <text:s text:c="2"/>0.</text:span></text:p>
      <text:p text:style-name="P19"><text:span text:style-name="T37"><text:s text:c="3"/></text:span><text:span text:style-name="T25">0. <text:s/>16. <text:s text:c="2"/>0. -16. <text:s/>16. <text:s text:c="2"/>0. <text:s/>16. <text:s text:c="2"/>0. <text:s text:c="2"/>0. <text:s/>16. <text:s text:c="2"/>0. -16. -16. <text:s text:c="2"/>0.</text:span></text:p>
      <text:p text:style-name="P19"><text:span text:style-name="T37"><text:s/></text:span><text:span text:style-name="T25">-16. <text:s text:c="2"/>0. <text:s text:c="2"/>0. <text:s/>16. <text:s text:c="2"/>0. -16. <text:s/>16. <text:s text:c="2"/>0. <text:s/>16. <text:s text:c="2"/>0. <text:s text:c="2"/>0. -16. <text:s text:c="2"/>0. <text:s/>16.</text:span></text:p>
      <text:p text:style-name="P19"><text:span text:style-name="T37"><text:s text:c="3"/></text:span><text:span text:style-name="T25">0. -16. <text:s text:c="2"/>0. <text:s/>16. <text:s/>16. <text:s text:c="2"/>0. <text:s/>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/>16. <text:s text:c="2"/>0. -16. <text:s text:c="2"/>0. <text:s text:c="2"/>0. -16. <text:s text:c="2"/>0. -16. <text:s/>16. <text:s text:c="2"/>0. -16. <text:s text:c="2"/>0.</text:span></text:p>
      <text:p text:style-name="P19"><text:span text:style-name="T37"><text:s text:c="3"/></text:span><text:span text:style-name="T25">0. -16. <text:s text:c="2"/>0. -16. <text:s text:c="2"/>0. -16. <text:s text:c="2"/>0. -16. <text:s/>16. <text:s text:c="2"/>0. -16. <text:s text:c="2"/>0. <text:s text:c="2"/>0. <text:s/>16.</text:span></text:p>
      <text:p text:style-name="P19"><text:span text:style-name="T37"><text:s text:c="3"/></text:span><text:span text:style-name="T25">0. <text:s/>16. -16. <text:s text:c="2"/>0. <text:s/>16. <text:s text:c="2"/>0. <text:s text:c="2"/>0. <text:s/>16. <text:s text:c="2"/>0. -16. -16. <text:s text:c="2"/>0. -16. <text:s text:c="2"/>0.</text:span></text:p>
      <text:p text:style-name="P19"><text:span text:style-name="T37"><text:s text:c="3"/></text:span><text:span text:style-name="T25">0. <text:s/>16. <text:s text:c="2"/>0. -16. -16. <text:s text:c="2"/>0. -16. <text:s text:c="2"/>0. -16. <text:s text:c="2"/>0. -16. <text:s text:c="2"/>0. <text:s text:c="2"/>0. <text:s/>16.</text:span></text:p>
      <text:p text:style-name="P19"><text:span text:style-name="T37"><text:s text:c="3"/></text:span><text:span text:style-name="T25">0. -16. <text:s/>16. <text:s text:c="2"/>0. <text:s/>16. <text:s text:c="2"/>0. <text:s text:c="2"/>0. -16. <text:s text:c="2"/>0. <text:s/>16. <text:s text:c="2"/>0. -16. <text:s text:c="2"/>0. -16.</text:span></text:p>
      <text:p text:style-name="P19"><text:span text:style-name="T37"><text:s text:c="2"/></text:span><text:span text:style-name="T25">16. <text:s text:c="2"/>0. -16. <text:s text:c="2"/>0. <text:s text:c="2"/>0. <text:s/>16. <text:s text:c="2"/>0. <text:s/>16. -16. <text:s text:c="2"/>0. <text:s/>16. <text:s text:c="2"/>0. -16. <text:s text:c="2"/>0.</text:span></text:p>
      <text:p text:style-name="P19"><text:span text:style-name="T37"><text:s text:c="2"/></text:span><text:span text:style-name="T25">16. <text:s text:c="2"/>0. <text:s text:c="2"/>0. <text:s/>16. <text:s text:c="2"/>0. <text:s/>16. -16. <text:s text:c="2"/>0. <text:s/>16. <text:s text:c="2"/>0. <text:s text:c="2"/>0. <text:s/>16. <text:s text:c="2"/>0. <text:s/>16.</text:span></text:p>
      <text:p text:style-name="P19"><text:span text:style-name="T37"><text:s/></text:span><text:span text:style-name="T25">-16. <text:s text:c="2"/>0. <text:s/>16. <text:s text:c="2"/>0. <text:s text:c="2"/>0. -16. <text:s text:c="2"/>0. -16. <text:s/>16. <text:s text:c="2"/>0. -16. <text:s text:c="2"/>0. <text:s text:c="2"/>0. <text:s/>16.</text:span></text:p>
      <text:p text:style-name="P19"><text:span text:style-name="T37"><text:s text:c="3"/></text:span><text:span text:style-name="T25">0. <text:s/>16. <text:s text:c="2"/>0. -16. <text:s text:c="2"/>0. -16. -16. <text:s text:c="2"/>0. <text:s/>16. <text:s text:c="2"/>0. <text:s text:c="2"/>0. -16. <text:s text:c="2"/>0. -16.</text:span></text:p>
      <text:p text:style-name="P19"><text:span text:style-name="T37"><text:s/></text:span><text:span text:style-name="T25">-16. <text:s text:c="2"/>0. <text:s/>16. <text:s text:c="2"/>0. -16. <text:s text:c="2"/>0. -16. <text:s text:c="2"/>0. <text:s text:c="2"/>0. -16. <text:s text:c="2"/>0. <text:s/>16. -16. <text:s text:c="2"/>0.</text:span></text:p>
      <text:p text:style-name="P19"><text:span text:style-name="T37"><text:s/></text:span><text:span text:style-name="T25">-16. <text:s text:c="2"/>0. <text:s text:c="2"/>0. -16. <text:s text:c="2"/>0. <text:s/>16. <text:s text:c="2"/>0. <text:s/>16. <text:s text:c="2"/>0. -16. <text:s/>16. <text:s text:c="2"/>0. <text:s/>16. <text:s text:c="2"/>0.</text:span></text:p>
      <text:p text:style-name="P19"><text:span text:style-name="T37"><text:s text:c="3"/></text:span><text:span text:style-name="T25">0. -16. <text:s text:c="2"/>0. <text:s/>16. -16. <text:s text:c="2"/>0. -16. <text:s text:c="2"/>0.]</text:span></text:p>
      <text:p text:style-name="P19"><text:span text:style-name="T25">1⊕y0⊕y1⊕y2⊕y3⊕y4⊕y5⊕y6⊕y7 [256. <text:s text:c="2"/>0. <text:s text:c="2"/>0. <text:s text:c="2"/>0. <text:s/>16. <text:s/>16. <text:s/>16. -16. <text:s/>16. <text:s/>16. -16. <text:s/>16. <text:s text:c="2"/>0. <text:s text:c="2"/>0.</text:span></text:p>
      <text:p text:style-name="P19"><text:span text:style-name="T37"><text:s text:c="3"/></text:span><text:span text:style-name="T25">0. <text:s text:c="2"/>0. -16. <text:s/>16. -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16. <text:s/>16. <text:s/>16. <text:s/>16. <text:s/>16. <text:s/>16. -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-16. <text:s/>16. <text:s text:c="2"/>0. <text:s text:c="2"/>0. <text:s text:c="2"/>0. <text:s text:c="2"/>0. <text:s/>16. -16. -16. -16.</text:span></text:p>
      <text:p text:style-name="P19"><text:span text:style-name="T37"><text:s/></text:span><text:span text:style-name="T25">-16. <text:s/>16. -16. -16. <text:s text:c="2"/>0. <text:s text:c="2"/>0. <text:s text:c="2"/>0. <text:s text:c="2"/>0. -16. <text:s/>16. -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-16. -16. -16. <text:s text:c="2"/>0. <text:s text:c="2"/>0. <text:s text:c="2"/>0. <text:s text:c="2"/>0.</text:span></text:p>
      <text:p text:style-name="P19"><text:span text:style-name="T37"><text:s/></text:span><text:span text:style-name="T25">-16. -16. -16. <text:s/>16. <text:s/>16. <text:s/>16. -16. <text:s/>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-16. -16. -16. <text:s/>16. -16. <text:s/>16. <text:s/>16. <text:s text:c="2"/>0. <text:s text:c="2"/>0. <text:s text:c="2"/>0. <text:s text:c="2"/>0.</text:span></text:p>
      <text:p text:style-name="P19"><text:span text:style-name="T37"><text:s/></text:span><text:span text:style-name="T25">-16. -16. <text:s/>16. -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/></text:span><text:span text:style-name="T25">-16. <text:s/>16. -16. <text:s/>16. -16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-16. -16. <text:s text:c="2"/>0. <text:s text:c="2"/>0. <text:s text:c="2"/>0. <text:s text:c="2"/>0. -16. -16. -16. <text:s/>16. <text:s/>16. <text:s/>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-16. <text:s/>16. <text:s/>16. <text:s/>16.</text:span></text:p>
      <text:p text:style-name="P19"><text:span text:style-name="T37"><text:s/></text:span><text:span text:style-name="T25">-16. <text:s/>16. -16. -16. <text:s text:c="2"/>0. <text:s text:c="2"/>0. <text:s text:c="2"/>0. <text:s text:c="2"/>0. <text:s/>16. <text:s/>16. -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<text:s/>16. <text:s/>16. -16. <text:s text:c="2"/>0. <text:s text:c="2"/>0. <text:s text:c="2"/>0. <text:s text:c="2"/>0.</text:span></text:p>
      <text:p text:style-name="P19"><text:span text:style-name="T37"><text:s/></text:span><text:span text:style-name="T25">-16. -16. -16. <text:s/>16. -16. -16. <text:s/>16. -16. <text:s text:c="2"/>0. <text:s text:c="2"/>0. <text:s text:c="2"/>0. <text:s text:c="2"/>0. <text:s/>16. -16.</text:span></text:p>
      <text:p text:style-name="P19"><text:span text:style-name="T37"><text:s text:c="2"/></text:span><text:span text:style-name="T25">16. <text:s/>16. <text:s text:c="2"/>0. <text:s text:c="2"/>0. <text:s text:c="2"/>0. <text:s text:c="2"/>0. <text:s text:c="2"/>0. <text:s text:c="2"/>0. <text:s text:c="2"/>0. <text:s text:c="2"/>0. <text:s/>16. -16. -16. -16.</text:span></text:p>
      <text:p text:style-name="P19"><text:span text:style-name="T37"><text:s text:c="2"/></text:span><text:span text:style-name="T25">16. <text:s/>16. -16. <text:s/>16. <text:s text:c="2"/>0. <text:s text:c="2"/>0. <text:s text:c="2"/>0. <text:s text:c="2"/>0. <text:s text:c="2"/>0. <text:s text:c="2"/>0. <text:s text:c="2"/>0. <text:s text:c="2"/>0. -16. -16.</text:span></text:p>
      <text:p text:style-name="P19"><text:span text:style-name="T37"><text:s/></text:span><text:span text:style-name="T25">-16. <text:s/>16. <text:s text:c="2"/>0. <text:s text:c="2"/>0. <text:s text:c="2"/>0. <text:s text:c="2"/>0. <text:s/>16. -16. -16. -16. -16. <text:s/>16. -16. -16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-16. -16. <text:s/>16. -16. <text:s/>16. <text:s/>16.</text:span></text:p>
      <text:p text:style-name="P19"><text:span text:style-name="T37"><text:s text:c="2"/></text:span><text:span text:style-name="T25">16. -16. <text:s text:c="2"/>0. <text:s text:c="2"/>0. <text:s text:c="2"/>0. <text:s text:c="2"/>0. <text:s/>16. -16. -16. -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-16. -16. <text:s/>16. <text:s/>16. <text:s/>16. -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16. <text:s/>16. -16. <text:s/>16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<text:s/>16. -16. -16. -16. <text:s text:c="2"/>0. <text:s text:c="2"/>0. <text:s text:c="2"/>0. <text:s text:c="2"/>0. -16. <text:s/>16.</text:span></text:p>
      <text:p text:style-name="P19"><text:span text:style-name="T37"><text:s text:c="2"/></text:span><text:span text:style-name="T25">16. <text:s/>16. <text:s text:c="2"/>0. <text:s text:c="2"/>0. <text:s text:c="2"/>0. <text:s text:c="2"/>0. <text:s text:c="2"/>0. <text:s text:c="2"/>0. <text:s text:c="2"/>0. <text:s text:c="2"/>0. -16. <text:s/>16. -16. -16.</text:span></text:p>
      <text:p text:style-name="P19"><text:span text:style-name="T37"><text:s text:c="3"/></text:span><text:span text:style-name="T25">0. <text:s text:c="2"/>0. <text:s text:c="2"/>0. <text:s text:c="2"/>0. -16. -16. <text:s/>16. -16. -16. -16. -16. <text:s/>16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16. <text:s/>16. -16. -16. <text:s/>16. -16. -16. -16.</text:span></text:p>
      <text:p text:style-name="P19"><text:span text:style-name="T37"><text:s text:c="3"/></text:span><text:span text:style-name="T25">0. <text:s text:c="2"/>0. <text:s text:c="2"/>0. <text:s text:c="2"/>0. <text:s/>16. <text:s/>16. <text:s/>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16. -16. <text:s/>16. -16. -16. <text:s/>16. <text:s/>16. <text:s/>16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-16. <text:s/>16. -16. -16. <text:s text:c="2"/>0. <text:s text:c="2"/>0. <text:s text:c="2"/>0. <text:s text:c="2"/>0. -16. -16.</text:span></text:p>
      <text:p text:style-name="P19"><text:span text:style-name="T37"><text:s text:c="2"/></text:span><text:span text:style-name="T25">16. -16. -16. -16. -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-16. <text:s/>16. <text:s/>16. <text:s/>16. <text:s text:c="2"/>0. <text:s text:c="2"/>0. <text:s text:c="2"/>0. <text:s text:c="2"/>0. -16. -16.</text:span></text:p>
      <text:p text:style-name="P19"><text:span text:style-name="T37"><text:s/></text:span><text:span text:style-name="T25">-16. <text:s/>16. <text:s text:c="2"/>0. <text:s text:c="2"/>0. <text:s text:c="2"/>0. <text:s text:c="2"/>0. <text:s text:c="2"/>0. <text:s text:c="2"/>0. <text:s text:c="2"/>0. <text:s text:c="2"/>0. <text:s/>16. <text:s/>16. -16. <text:s/>16.</text:span></text:p>
      <text:p text:style-name="P19"><text:span text:style-name="T37"><text:s text:c="3"/></text:span><text:span text:style-name="T25">0. <text:s text:c="2"/>0. <text:s text:c="2"/>0. <text:s text:c="2"/>0. <text:s/>16. <text:s/>16. -16. <text:s/>16. -16. -16. -16. <text:s/>16. <text:s text:c="2"/>0. <text:s text:c="2"/>0.</text:span></text:p>
      <text:p text:style-name="P19"><text:span text:style-name="T37"><text:s text:c="3"/></text:span><text:span text:style-name="T25">0. <text:s text:c="2"/>0. -16. <text:s/>16. <text:s/>16. <text:s/>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16. -16. <text:s/>16. <text:s/>16. <text:s/>16. <text:s/>16. <text:s/>16. -16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16. <text:s/>16. -16. <text:s/>16. <text:s text:c="2"/>0. <text:s text:c="2"/>0. <text:s text:c="2"/>0. <text:s text:c="2"/>0. <text:s/>16. -16. <text:s/>16. <text:s/>16.</text:span></text:p>
      <text:p text:style-name="P19"><text:span text:style-name="T37"><text:s text:c="2"/></text:span><text:span text:style-name="T25">16. -16. -16. -16. <text:s text:c="2"/>0. <text:s text:c="2"/>0. <text:s text:c="2"/>0. <text:s text:c="2"/>0.]</text:span></text:p>
      <text:p text:style-name="P19"><text:soft-page-break/><text:span text:style-name="T25">1⊕y0⊕y1⊕y2⊕y3⊕y4⊕y5⊕y6⊕y7⊕y8 [256. -16. <text:s text:c="2"/>0. <text:s/>16. -16. <text:s text:c="2"/>0. <text:s/>16. <text:s text:c="2"/>0. <text:s/>16. <text:s text:c="2"/>0. -16. <text:s text:c="2"/>0. <text:s text:c="2"/>0. -16.</text:span></text:p>
      <text:p text:style-name="P19"><text:span text:style-name="T37"><text:s text:c="3"/></text:span><text:span text:style-name="T25">0. <text:s/>16. -16. <text:s text:c="2"/>0. -16. <text:s text:c="2"/>0. <text:s text:c="2"/>0. -16. <text:s text:c="2"/>0. -16. <text:s text:c="2"/>0. <text:s/>16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 text:c="2"/>0. <text:s/>16. -16. <text:s text:c="2"/>0. -16. <text:s text:c="2"/>0. -16. <text:s text:c="2"/>0.</text:span></text:p>
      <text:p text:style-name="P19"><text:span text:style-name="T37"><text:s/></text:span><text:span text:style-name="T25">-16. <text:s text:c="2"/>0. <text:s text:c="2"/>0. -16. <text:s text:c="2"/>0. -16. <text:s/>16. <text:s text:c="2"/>0. -16. <text:s text:c="2"/>0. <text:s text:c="2"/>0. -16. <text:s text:c="2"/>0. <text:s/>16.</text:span></text:p>
      <text:p text:style-name="P19"><text:span text:style-name="T37"><text:s text:c="3"/></text:span><text:span text:style-name="T25">0. -16. <text:s text:c="2"/>0. <text:s/>16. -16. <text:s text:c="2"/>0. <text:s/>16. <text:s text:c="2"/>0. <text:s text:c="2"/>0. -16. <text:s text:c="2"/>0. -16. <text:s/>16. <text:s text:c="2"/>0.</text:span></text:p>
      <text:p text:style-name="P19"><text:span text:style-name="T37"><text:s text:c="2"/></text:span><text:span text:style-name="T25">16. <text:s text:c="2"/>0. -16. <text:s text:c="2"/>0. -16. <text:s text:c="2"/>0. <text:s text:c="2"/>0. -16. <text:s text:c="2"/>0. -16. -16. <text:s text:c="2"/>0. <text:s/>16. <text:s text:c="2"/>0.</text:span></text:p>
      <text:p text:style-name="P19"><text:span text:style-name="T37"><text:s text:c="3"/></text:span><text:span text:style-name="T25">0. <text:s/>16. <text:s text:c="2"/>0. -16. <text:s text:c="2"/>0. -16. <text:s text:c="2"/>0. <text:s/>16. -16. <text:s text:c="2"/>0. <text:s/>16. <text:s text:c="2"/>0. <text:s text:c="2"/>0. -16.</text:span></text:p>
      <text:p text:style-name="P19"><text:span text:style-name="T37"><text:s text:c="3"/></text:span><text:span text:style-name="T25">0. <text:s/>16. -16. <text:s text:c="2"/>0. <text:s/>16. <text:s text:c="2"/>0. -16. <text:s text:c="2"/>0. <text:s/>16. <text:s text:c="2"/>0. <text:s text:c="2"/>0. <text:s/>16. <text:s text:c="2"/>0. -16.</text:span></text:p>
      <text:p text:style-name="P19"><text:span text:style-name="T37"><text:s/></text:span><text:span text:style-name="T25">-16. <text:s text:c="2"/>0. -16. <text:s text:c="2"/>0. <text:s text:c="2"/>0. -16. <text:s text:c="2"/>0. -16. <text:s text:c="2"/>0. -16. <text:s text:c="2"/>0. -16. <text:s/>16. <text:s text:c="2"/>0.</text:span></text:p>
      <text:p text:style-name="P19"><text:span text:style-name="T37"><text:s text:c="2"/></text:span><text:span text:style-name="T25">16. <text:s text:c="2"/>0. <text:s text:c="2"/>0. <text:s/>16. <text:s text:c="2"/>0. -16. <text:s/>16. <text:s text:c="2"/>0. -16. <text:s text:c="2"/>0. -16. <text:s text:c="2"/>0. <text:s/>16. <text:s text:c="2"/>0.</text:span></text:p>
      <text:p text:style-name="P19"><text:span text:style-name="T37"><text:s text:c="3"/></text:span><text:span text:style-name="T25">0. <text:s/>16. <text:s text:c="2"/>0. -16. -16. <text:s text:c="2"/>0. -16. <text:s text:c="2"/>0. <text:s text:c="2"/>0. -16. <text:s text:c="2"/>0. -16. <text:s text:c="2"/>0. <text:s/>16.</text:span></text:p>
      <text:p text:style-name="P19"><text:span text:style-name="T37"><text:s text:c="3"/></text:span><text:span text:style-name="T25">0. <text:s/>16. -16. <text:s text:c="2"/>0. -16. <text:s text:c="2"/>0. <text:s text:c="2"/>0. <text:s/>16. <text:s text:c="2"/>0. <text:s/>16. -16. <text:s text:c="2"/>0. -16. <text:s text:c="2"/>0.</text:span></text:p>
      <text:p text:style-name="P19"><text:span text:style-name="T37"><text:s/></text:span><text:span text:style-name="T25">-16. <text:s text:c="2"/>0. -16. <text:s text:c="2"/>0. <text:s text:c="2"/>0. -16. <text:s text:c="2"/>0. -16. -16. <text:s text:c="2"/>0. <text:s/>16. <text:s text:c="2"/>0. <text:s text:c="2"/>0. <text:s/>16.</text:span></text:p>
      <text:p text:style-name="P19"><text:span text:style-name="T37"><text:s text:c="3"/></text:span><text:span text:style-name="T25">0. -16. <text:s text:c="2"/>0. <text:s/>16. <text:s text:c="2"/>0. -16. <text:s/>16. <text:s text:c="2"/>0. -16. <text:s text:c="2"/>0. <text:s text:c="2"/>0. <text:s/>16. <text:s text:c="2"/>0. <text:s/>16.</text:span></text:p>
      <text:p text:style-name="P19"><text:span text:style-name="T37"><text:s/></text:span><text:span text:style-name="T25">-16. <text:s text:c="2"/>0. -16. <text:s text:c="2"/>0. <text:s/>16. <text:s text:c="2"/>0. <text:s/>16. <text:s text:c="2"/>0. <text:s text:c="2"/>0. <text:s/>16. <text:s text:c="2"/>0. <text:s/>16. -16. <text:s text:c="2"/>0.</text:span></text:p>
      <text:p text:style-name="P19"><text:span text:style-name="T37"><text:s text:c="2"/></text:span><text:span text:style-name="T25">16. <text:s text:c="2"/>0. <text:s text:c="2"/>0. <text:s/>16. <text:s text:c="2"/>0. -16. <text:s text:c="2"/>0. -16. <text:s text:c="2"/>0. <text:s/>16. -16. <text:s text:c="2"/>0. <text:s/>16. <text:s text:c="2"/>0.</text:span></text:p>
      <text:p text:style-name="P19"><text:span text:style-name="T37"><text:s text:c="3"/></text:span><text:span text:style-name="T25">0. -16. <text:s text:c="2"/>0. <text:s/>16. -16. <text:s text:c="2"/>0. <text:s/>16. <text:s text:c="2"/>0. -16. <text:s text:c="2"/>0. <text:s/>16. <text:s text:c="2"/>0. <text:s text:c="2"/>0. <text:s/>16.</text:span></text:p>
      <text:p text:style-name="P19"><text:span text:style-name="T37"><text:s text:c="3"/></text:span><text:span text:style-name="T25">0. -16. <text:s/>16. <text:s text:c="2"/>0. <text:s/>16. <text:s text:c="2"/>0. <text:s text:c="2"/>0. <text:s/>16. <text:s text:c="2"/>0. <text:s/>16. <text:s text:c="2"/>0. <text:s/>16. <text:s text:c="2"/>0. <text:s/>16.</text:span></text:p>
      <text:p text:style-name="P19"><text:span text:style-name="T37"><text:s/></text:span><text:span text:style-name="T25">-16. <text:s text:c="2"/>0. -16. <text:s text:c="2"/>0. <text:s text:c="2"/>0. <text:s/>16. <text:s text:c="2"/>0. <text:s/>16. <text:s/>16. <text:s text:c="2"/>0. <text:s/>16. <text:s text:c="2"/>0. <text:s/>16. <text:s text:c="2"/>0.</text:span></text:p>
      <text:p text:style-name="P19"><text:span text:style-name="T37"><text:s text:c="2"/></text:span><text:span text:style-name="T25">16. <text:s text:c="2"/>0. <text:s text:c="2"/>0. -16. <text:s text:c="2"/>0. -16. <text:s/>16. <text:s text:c="2"/>0. -16. <text:s text:c="2"/>0. <text:s text:c="2"/>0. <text:s/>16. <text:s text:c="2"/>0. -16.</text:span></text:p>
      <text:p text:style-name="P19"><text:span text:style-name="T37"><text:s text:c="3"/></text:span><text:span text:style-name="T25">0. <text:s/>16. <text:s text:c="2"/>0. -16. -16. <text:s text:c="2"/>0. <text:s/>16. <text:s text:c="2"/>0. <text:s text:c="2"/>0. -16. <text:s text:c="2"/>0. <text:s/>16. <text:s/>16. <text:s text:c="2"/>0.</text:span></text:p>
      <text:p text:style-name="P19"><text:span text:style-name="T37"><text:s/></text:span><text:span text:style-name="T25">-16. <text:s text:c="2"/>0. -16. <text:s text:c="2"/>0. <text:s/>16. <text:s text:c="2"/>0. <text:s text:c="2"/>0. -16. <text:s text:c="2"/>0. <text:s/>16. -16. <text:s text:c="2"/>0. -16. <text:s text:c="2"/>0.</text:span></text:p>
      <text:p text:style-name="P19"><text:span text:style-name="T37"><text:s text:c="3"/></text:span><text:span text:style-name="T25">0. <text:s/>16. <text:s text:c="2"/>0. <text:s/>16. <text:s text:c="2"/>0. -16. <text:s text:c="2"/>0. -16. -16. <text:s text:c="2"/>0. -16. <text:s text:c="2"/>0. <text:s text:c="2"/>0. <text:s/>16.</text:span></text:p>
      <text:p text:style-name="P19"><text:span text:style-name="T37"><text:s text:c="3"/></text:span><text:span text:style-name="T25">0. -16. -16. <text:s text:c="2"/>0. <text:s/>16. <text:s text:c="2"/>0. -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<text:s/>16. <text:s text:c="2"/>0. <text:s text:c="2"/>0. -16. <text:s text:c="2"/>0. -16. <text:s text:c="2"/>0. -16. <text:s text:c="2"/>0. -16. -16. <text:s text:c="2"/>0.</text:span></text:p>
      <text:p text:style-name="P19"><text:span text:style-name="T37"><text:s/></text:span><text:span text:style-name="T25">-16. <text:s text:c="2"/>0. <text:s text:c="2"/>0. <text:s/>16. <text:s text:c="2"/>0. <text:s/>16. <text:s/>16. <text:s text:c="2"/>0. <text:s/>16. <text:s text:c="2"/>0. -16. <text:s text:c="2"/>0. -16. <text:s text:c="2"/>0.</text:span></text:p>
      <text:p text:style-name="P19"><text:span text:style-name="T37"><text:s text:c="3"/></text:span><text:span text:style-name="T25">0. <text:s/>16. <text:s text:c="2"/>0. <text:s/>16. <text:s/>16. <text:s text:c="2"/>0. -16. <text:s text:c="2"/>0. <text:s text:c="2"/>0. <text:s/>16. <text:s text:c="2"/>0. -16. <text:s text:c="2"/>0. -16.</text:span></text:p>
      <text:p text:style-name="P19"><text:span text:style-name="T37"><text:s text:c="3"/></text:span><text:span text:style-name="T25">0. <text:s/>16. <text:s/>16. <text:s text:c="2"/>0. -16. <text:s text:c="2"/>0. <text:s text:c="2"/>0. -16. <text:s text:c="2"/>0. -16. -16. <text:s text:c="2"/>0. -16. <text:s text:c="2"/>0.</text:span></text:p>
      <text:p text:style-name="P19"><text:span text:style-name="T37"><text:s/></text:span><text:span text:style-name="T25">-16. <text:s text:c="2"/>0. -16. <text:s text:c="2"/>0. <text:s text:c="2"/>0. <text:s/>16. <text:s text:c="2"/>0. <text:s/>16. <text:s/>16. <text:s text:c="2"/>0. -16. <text:s text:c="2"/>0. <text:s text:c="2"/>0. <text:s/>16.</text:span></text:p>
      <text:p text:style-name="P19"><text:span text:style-name="T37"><text:s text:c="3"/></text:span><text:span text:style-name="T25">0. -16. <text:s text:c="2"/>0. <text:s/>16. <text:s text:c="2"/>0. -16. -16. <text:s text:c="2"/>0. <text:s/>16. <text:s text:c="2"/>0. <text:s text:c="2"/>0. -16. <text:s text:c="2"/>0. <text:s/>16.</text:span></text:p>
      <text:p text:style-name="P19"><text:span text:style-name="T37"><text:s text:c="2"/></text:span><text:span text:style-name="T25">16. <text:s text:c="2"/>0. -16. <text:s text:c="2"/>0. -16. <text:s text:c="2"/>0. <text:s/>16. <text:s text:c="2"/>0. <text:s text:c="2"/>0. -16. <text:s text:c="2"/>0. <text:s/>16. <text:s/>16. <text:s text:c="2"/>0.</text:span></text:p>
      <text:p text:style-name="P19"><text:span text:style-name="T37"><text:s text:c="2"/></text:span><text:span text:style-name="T25">16. <text:s text:c="2"/>0. <text:s text:c="2"/>0. -16. <text:s text:c="2"/>0. -16. <text:s text:c="2"/>0. <text:s/>16. <text:s text:c="2"/>0. <text:s/>16. <text:s/>16. <text:s text:c="2"/>0. <text:s/>16. <text:s text:c="2"/>0.</text:span></text:p>
      <text:p text:style-name="P19"><text:span text:style-name="T37"><text:s text:c="3"/></text:span><text:span text:style-name="T25">0. -16. <text:s text:c="2"/>0. <text:s/>16. <text:s/>16. <text:s text:c="2"/>0. -16. <text:s text:c="2"/>0. <text:s/>16. <text:s text:c="2"/>0. -16. <text:s text:c="2"/>0. <text:s text:c="2"/>0. <text:s/>16.</text:span></text:p>
      <text:p text:style-name="P19"><text:span text:style-name="T37"><text:s text:c="3"/></text:span><text:span text:style-name="T25">0. -16. <text:s/>16. <text:s text:c="2"/>0. <text:s/>16. <text:s text:c="2"/>0. <text:s text:c="2"/>0. -16. <text:s text:c="2"/>0. -16. <text:s text:c="2"/>0. -16. <text:s text:c="2"/>0. -16.</text:span></text:p>
      <text:p text:style-name="P19"><text:span text:style-name="T37"><text:s/></text:span><text:span text:style-name="T25">-16. <text:s text:c="2"/>0. -16. <text:s text:c="2"/>0. <text:s text:c="2"/>0. <text:s/>16. <text:s text:c="2"/>0. <text:s/>16. <text:s/>16. <text:s text:c="2"/>0. <text:s/>16. <text:s text:c="2"/>0. -16. <text:s text:c="2"/>0.</text:span></text:p>
      <text:p text:style-name="P19"><text:span text:style-name="T37"><text:s/></text:span><text:span text:style-name="T25">-16. <text:s text:c="2"/>0. <text:s text:c="2"/>0. <text:s/>16. <text:s text:c="2"/>0. <text:s/>16. -16. <text:s text:c="2"/>0. <text:s/>16. <text:s text:c="2"/>0. <text:s text:c="2"/>0. -16. <text:s text:c="2"/>0. <text:s/>16.</text:span></text:p>
      <text:p text:style-name="P19"><text:span text:style-name="T37"><text:s text:c="3"/></text:span><text:span text:style-name="T25">0. <text:s/>16. <text:s text:c="2"/>0. -16. -16. <text:s text:c="2"/>0. <text:s/>16. <text:s text:c="2"/>0.]</text:span></text:p>
      <text:p text:style-name="P20"/>
      <text:p text:style-name="P24"/>
      <text:p text:style-name="P19"><text:span text:style-name="T31">2.4 С</text:span><text:span text:style-name="T32">писок <text:s/>линейных аналогов и соответствующих вероятностей совпадения разрядной функции с линейной(В связи с большим объёмом приведена лишь часть коэф, взятая из начала и конца)</text:span></text:p>
      <text:p text:style-name="P23"/>
      <text:p text:style-name="P19"><text:span text:style-name="T32">y8 [0. <text:s text:c="5"/>0.5 <text:s text:c="4"/>0.53125 0.53125 0.5 <text:s text:c="4"/>0.5 <text:s text:c="4"/>0.53125 0.46875 0.5</text:span></text:p>
      <text:p text:style-name="P19"><text:span text:style-name="T37"><text:s/></text:span><text:span text:style-name="T25">0.5 <text:s text:c="4"/>0.46875 0.46875 0.5 <text:s text:c="4"/>0.5 <text:s text:c="4"/>0.53125 0.46875 0.5 <text:s text:c="4"/>0.5</text:span></text:p>
      <text:p text:style-name="P19"><text:span text:style-name="T37"><text:s/></text:span><text:span text:style-name="T25">0.53125 0.53125 0.5 <text:s text:c="4"/>0.5 <text:s text:c="4"/>0.46875 0.53125 0.5 <text:s text:c="4"/>0.5 <text:s text:c="4"/>0.46875</text:span></text:p>
      <text:p text:style-name="P19"><text:span text:style-name="T37"><text:s/></text:span><text:span text:style-name="T25">0.46875 0.5 <text:s text:c="4"/>0.5 <text:s text:c="4"/>0.46875 0.53125 0.5 <text:s text:c="4"/>0.5 <text:s text:c="4"/>0.53125 0.46875</text:span></text:p>
      <text:p text:style-name="P19"><text:span text:style-name="T37"><text:s/></text:span><text:span text:style-name="T25">0.5 <text:s text:c="4"/>0.5 <text:s text:c="4"/>0.53125 0.53125 0.5 <text:s text:c="4"/>0.5 <text:s text:c="4"/>0.53125 0.46875 0.5</text:span></text:p>
      <text:p text:style-name="P19"><text:span text:style-name="T37"><text:s/></text:span><text:span text:style-name="T25">0.5 <text:s text:c="4"/>0.46875 0.46875 0.5 <text:s text:c="4"/>0.5 <text:s text:c="4"/>0.53125 0.46875 0.5 <text:s text:c="4"/>0.5</text:span></text:p>
      <text:p text:style-name="P19"><text:span text:style-name="T37"><text:s/></text:span><text:span text:style-name="T25">0.46875 0.46875 0.5 <text:s text:c="4"/>0.5 <text:s text:c="4"/>0.53125 0.46875 0.5 <text:s text:c="4"/>0.5 <text:s text:c="4"/>0.53125</text:span></text:p>
      <text:p text:style-name="P19"><text:span text:style-name="T37"><text:s/></text:span><text:span text:style-name="T25">0.53125 0.5 <text:s text:c="4"/>0.5 <text:s text:c="4"/>0.53125 0.53125 0.5 <text:s text:c="4"/>0.5 <text:s text:c="4"/>0.53125 0.46875</text:span></text:p>
      <text:p text:style-name="P19"><text:span text:style-name="T37"><text:s/></text:span><text:span text:style-name="T25">0.5 <text:s text:c="4"/>0.5 <text:s text:c="4"/>0.53125 0.53125 0.5 <text:s text:c="4"/>0.5 <text:s text:c="4"/>0.46875 0.53125 0.5</text:span></text:p>
      <text:p text:style-name="P19"><text:span text:style-name="T37"><text:s/></text:span><text:span text:style-name="T25">0.5 <text:s text:c="4"/>0.53125 0.53125 0.5 <text:s text:c="4"/>0.5 <text:s text:c="4"/>0.46875 0.53125 0.5 <text:s text:c="4"/>0.5</text:span></text:p>
      <text:p text:style-name="P19"><text:span text:style-name="T37"><text:s/></text:span><text:span text:style-name="T25">0.53125 0.53125 0.5 <text:s text:c="4"/>0.5 <text:s text:c="4"/>0.53125 0.46875 0.5 <text:s text:c="4"/>0.5 <text:s text:c="4"/>0.53125</text:span></text:p>
      <text:p text:style-name="P19"><text:span text:style-name="T37"><text:s/></text:span><text:span text:style-name="T25">0.46875 0.5 <text:s text:c="4"/>0.5 <text:s text:c="4"/>0.53125 0.53125 0.5 <text:s text:c="4"/>0.5 <text:s text:c="4"/>0.46875 0.53125</text:span></text:p>
      <text:p text:style-name="P19"><text:span text:style-name="T37"><text:s/></text:span><text:span text:style-name="T25">0.5 <text:s text:c="4"/>0.5 <text:s text:c="4"/>0.53125 0.53125 0.5 <text:s text:c="4"/>0.5 <text:s text:c="4"/>0.53125 0.46875 0.5</text:span></text:p>
      <text:p text:style-name="P19"><text:span text:style-name="T37"><text:s/></text:span><text:span text:style-name="T25">0.5 <text:s text:c="4"/>0.46875 0.46875 0.5 <text:s text:c="4"/>0.5 <text:s text:c="4"/>0.46875 0.53125 0.5 <text:s text:c="4"/>0.5</text:span></text:p>
      <text:p text:style-name="P19"><text:soft-page-break/><text:span text:style-name="T37"><text:s/></text:span><text:span text:style-name="T25">0.46875 0.46875 0.5 <text:s text:c="4"/>0.5 <text:s text:c="4"/>0.53125 0.53125 0.5 <text:s text:c="4"/>0.5 <text:s text:c="4"/>0.53125</text:span></text:p>
      <text:p text:style-name="P19"><text:span text:style-name="T37"><text:s/></text:span><text:span text:style-name="T25">0.46875 0.5 <text:s text:c="4"/>0.5 <text:s text:c="4"/>0.46875 0.46875 0.5 <text:s text:c="4"/>0.5 <text:s text:c="4"/>0.53125 0.46875</text:span></text:p>
      <text:p text:style-name="P19"><text:span text:style-name="T37"><text:s/></text:span><text:span text:style-name="T25">0.5 <text:s text:c="4"/>0.5 <text:s text:c="4"/>0.53125 0.53125 0.5 <text:s text:c="4"/>0.5 <text:s text:c="4"/>0.46875 0.53125 0.5</text:span></text:p>
      <text:p text:style-name="P19"><text:span text:style-name="T37"><text:s/></text:span><text:span text:style-name="T25">0.5 <text:s text:c="4"/>0.46875 0.46875 0.5 <text:s text:c="4"/>0.5 <text:s text:c="4"/>0.46875 0.53125 0.5 <text:s text:c="4"/>0.5</text:span></text:p>
      <text:p text:style-name="P19"><text:span text:style-name="T37"><text:s/></text:span><text:span text:style-name="T25">0.53125 0.46875 0.5 <text:s text:c="4"/>0.5 <text:s text:c="4"/>0.53125 0.53125 0.5 <text:s text:c="4"/>0.5 <text:s text:c="4"/>0.53125</text:span></text:p>
      <text:p text:style-name="P19"><text:span text:style-name="T37"><text:s/></text:span><text:span text:style-name="T25">0.46875 0.5 <text:s text:c="4"/>0.5 <text:s text:c="4"/>0.46875 0.46875 0.5 <text:s text:c="4"/>0.5 <text:s text:c="4"/>0.53125 0.46875</text:span></text:p>
      <text:p text:style-name="P19"><text:span text:style-name="T37"><text:s/></text:span><text:span text:style-name="T25">0.5 <text:s text:c="4"/>0.5 <text:s text:c="4"/>0.46875 0.46875 0.5 <text:s text:c="4"/>0.5 <text:s text:c="4"/>0.53125 0.46875 0.5</text:span></text:p>
      <text:p text:style-name="P19"><text:span text:style-name="T37"><text:s/></text:span><text:span text:style-name="T25">0.5 <text:s text:c="4"/>0.53125 0.53125 0.5 <text:s text:c="4"/>0.5 <text:s text:c="4"/>0.53125 0.53125 0.5 <text:s text:c="4"/>0.5</text:span></text:p>
      <text:p text:style-name="P19"><text:span text:style-name="T37"><text:s/></text:span><text:span text:style-name="T25">0.53125 0.46875 0.5 <text:s text:c="4"/>0.5 <text:s text:c="4"/>0.53125 0.53125 0.5 <text:s text:c="4"/>0.5 <text:s text:c="4"/>0.46875</text:span></text:p>
      <text:p text:style-name="P19"><text:span text:style-name="T37"><text:s/></text:span><text:span text:style-name="T25">0.53125 0.5 <text:s text:c="4"/>0.5 <text:s text:c="4"/>0.53125 0.53125 0.5 <text:s text:c="4"/>0.5 <text:s text:c="4"/>0.46875 0.53125</text:span></text:p>
      <text:p text:style-name="P19"><text:span text:style-name="T37"><text:s/></text:span><text:span text:style-name="T25">0.5 <text:s text:c="4"/>0.5 <text:s text:c="4"/>0.53125 0.53125 0.5 <text:s text:c="4"/>0.5 <text:s text:c="4"/>0.53125 0.46875 0.5</text:span></text:p>
      <text:p text:style-name="P19"><text:span text:style-name="T37"><text:s/></text:span><text:span text:style-name="T25">0.5 <text:s text:c="4"/>0.53125 0.46875 0.5 <text:s text:c="4"/>0.5 <text:s text:c="4"/>0.53125 0.53125 0.5 <text:s text:c="4"/>0.5</text:span></text:p>
      <text:p text:style-name="P19"><text:span text:style-name="T37"><text:s/></text:span><text:span text:style-name="T25">0.46875 0.53125 0.5 <text:s text:c="4"/>0.5 <text:s text:c="4"/>0.53125 0.53125 0.5 <text:s text:c="4"/>0.5 <text:s text:c="4"/>0.53125</text:span></text:p>
      <text:p text:style-name="P19"><text:span text:style-name="T37"><text:s/></text:span><text:span text:style-name="T25">0.46875 0.5 <text:s text:c="4"/>0.5 <text:s text:c="4"/>0.46875 0.46875 0.5 <text:s text:c="4"/>0.5 <text:s text:c="4"/>0.46875 0.53125</text:span></text:p>
      <text:p text:style-name="P19"><text:span text:style-name="T37"><text:s/></text:span><text:span text:style-name="T25">0.5 <text:s text:c="4"/>0.5 <text:s text:c="4"/>0.46875 0.46875 0.5 <text:s text:c="4"/>0.5 <text:s text:c="4"/>0.46875 0.53125 0.5</text:span></text:p>
      <text:p text:style-name="P19"><text:span text:style-name="T37"><text:s/></text:span><text:span text:style-name="T25">0.5 <text:s text:c="4"/>0.53125 0.53125 0.5 <text:s text:c="4"/>0.5 <text:s text:c="4"/>0.53125 0.46875 0.5 <text:s text:c="4"/>0.5</text:span></text:p>
      <text:p text:style-name="P19"><text:span text:style-name="T37"><text:s/></text:span><text:span text:style-name="T25">0.53125 0.53125 0.5 <text:s text:c="4"/>0.5 <text:s text:c="4"/>0.53125 0.46875 0.5 <text:s text:c="4"/>0.5 <text:s text:c="4"/>0.53125</text:span></text:p>
      <text:p text:style-name="P19"><text:span text:style-name="T37"><text:s/></text:span><text:span text:style-name="T25">0.53125 0.5 <text:s text:c="4"/>0.5 <text:s text:c="4"/>0.46875 0.53125 0.5 <text:s text:c="4"/>0.5 <text:s text:c="4"/>0.53125 0.53125</text:span></text:p>
      <text:p text:style-name="P19"><text:span text:style-name="T37"><text:s/></text:span><text:span text:style-name="T25">0.5 <text:s text:c="4"/>0.5 <text:s text:c="4"/>0.53125 0.53125 0.5 <text:s text:c="4"/>0.5 <text:s text:c="4"/>0.46875 0.53125 0.5</text:span></text:p>
      <text:p text:style-name="P19"><text:span text:style-name="T37"><text:s/></text:span><text:span text:style-name="T25">0.5 <text:s text:c="4"/>0.53125 0.53125 0.5 <text:s text:c="4"/>0.5 <text:s text:c="4"/>0.53125 0.46875 0.5 <text:s text:c="4"/>0.5</text:span></text:p>
      <text:p text:style-name="P19"><text:span text:style-name="T37"><text:s/></text:span><text:span text:style-name="T25">0.46875 0.46875 0.5 <text:s text:c="4"/>0.5 <text:s text:c="4"/>0.46875 0.53125 0.5 <text:s text:c="4"/>0.5 <text:s text:c="4"/>0.46875</text:span></text:p>
      <text:p text:style-name="P19"><text:span text:style-name="T37"><text:s/></text:span><text:span text:style-name="T25">0.46875 0.5 <text:s text:c="4"/>0.5 <text:s text:c="4"/>0.53125 0.46875 0.5 <text:s text:c="4"/>0.5 <text:s text:c="4"/>0.53125 0.46875</text:span></text:p>
      <text:p text:style-name="P19"><text:span text:style-name="T37"><text:s/></text:span><text:span text:style-name="T25">0.5 <text:s text:c="4"/>0.5 <text:s text:c="4"/>0.46875 0.46875 0.5 <text:s text:c="4"/>0.5 <text:s text:c="4"/>0.53125 0.46875 0.5</text:span></text:p>
      <text:p text:style-name="P19"><text:span text:style-name="T37"><text:s/></text:span><text:span text:style-name="T25">0.5 <text:s text:c="4"/>0.53125 0.53125 0.5 <text:s text:c="4"/>0.5 <text:s text:c="4"/>0.46875 0.53125 0.5 <text:s text:c="4"/>0.5</text:span></text:p>
      <text:p text:style-name="P19"><text:span text:style-name="T37"><text:s/></text:span><text:span text:style-name="T25">0.46875 0.46875 0.5 <text:s text:c="4"/>0.5 <text:s text:c="4"/>0.46875 0.53125 0.5 <text:s text:c="4"/>0.5 <text:s text:c="4"/>0.53125</text:span></text:p>
      <text:p text:style-name="P19"><text:span text:style-name="T37"><text:s/></text:span><text:span text:style-name="T25">0.53125 0.5 <text:s text:c="4"/>0.5 <text:s text:c="4"/>0.46875 0.46875 0.5 <text:s text:c="4"/>0.5 <text:s text:c="4"/>0.53125 0.46875</text:span></text:p>
      <text:p text:style-name="P19"><text:span text:style-name="T37"><text:s/></text:span><text:span text:style-name="T25">0.5 <text:s text:c="4"/>0.5 <text:s text:c="4"/>0.53125 0.53125 0.5 <text:s text:c="4"/>0.5 <text:s text:c="4"/>0.53125 0.46875 0.5</text:span></text:p>
      <text:p text:style-name="P19"><text:span text:style-name="T37"><text:s/></text:span><text:span text:style-name="T25">0.5 <text:s text:c="4"/>0.53125 0.53125 0.5 <text:s text:c="4"/>0.5 <text:s text:c="4"/>0.53125 0.46875 0.5 <text:s text:c="4"/>0.5</text:span></text:p>
      <text:p text:style-name="P19"><text:span text:style-name="T37"><text:s/></text:span><text:span text:style-name="T25">0.46875 0.46875 0.5 <text:s text:c="4"/>0.5 <text:s text:c="4"/>0.53125 0.46875 0.5 <text:s text:c="4"/>0.5 <text:s text:c="4"/>0.53125</text:span></text:p>
      <text:p text:style-name="P19"><text:span text:style-name="T37"><text:s/></text:span><text:span text:style-name="T25">0.46875 0.5 <text:s text:c="4"/>0.5 <text:s text:c="4"/>0.46875 0.46875 0.5 <text:s text:c="4"/>0.5 <text:s text:c="4"/>0.46875 0.53125</text:span></text:p>
      <text:p text:style-name="P19"><text:span text:style-name="T37"><text:s/></text:span><text:span text:style-name="T25">0.5 <text:s text:c="4"/>0.5 <text:s text:c="4"/>0.46875 0.46875 0.5 <text:s text:c="4"/>0.5 <text:s text:c="4"/>0.46875 0.53125 0.5</text:span></text:p>
      <text:p text:style-name="P19"><text:span text:style-name="T37"><text:s/></text:span><text:span text:style-name="T25">0.5 <text:s text:c="4"/>0.46875 0.46875 0.5 <text:s text:c="4"/>0.5 <text:s text:c="4"/>0.53125 0.46875 0.5 <text:s text:c="4"/>0.5</text:span></text:p>
      <text:p text:style-name="P19"><text:span text:style-name="T37"><text:s/></text:span><text:span text:style-name="T25">0.46875 0.46875 0.5 <text:s text:c="4"/>0.5 <text:s text:c="4"/>0.46875 0.46875 0.5 <text:s text:c="4"/>0.5 <text:s text:c="4"/>0.53125</text:span></text:p>
      <text:p text:style-name="P19"><text:span text:style-name="T37"><text:s/></text:span><text:span text:style-name="T25">0.46875 0.5 <text:s text:c="4"/>0.5 <text:s text:c="4"/>0.46875 0.46875 0.5 <text:s text:c="4"/>0.5 <text:s text:c="4"/>0.46875 0.53125</text:span></text:p>
      <text:p text:style-name="P19"><text:span text:style-name="T37"><text:s/></text:span><text:span text:style-name="T25">0.5 <text:s text:c="4"/>0.5 <text:s text:c="4"/>0.53125 0.53125 0.5 <text:s text:c="4"/>0.5 <text:s text:c="4"/>0.53125 0.46875 0.5</text:span></text:p>
      <text:p text:style-name="P19"><text:span text:style-name="T37"><text:s/></text:span><text:span text:style-name="T25">0.5 <text:s text:c="4"/>0.53125 0.53125 0.5 <text:s text:c="4"/>0.5 <text:s text:c="4"/>0.46875 0.53125 0.5 <text:s text:c="4"/>0.5</text:span></text:p>
      <text:p text:style-name="P19"><text:span text:style-name="T37"><text:s/></text:span><text:span text:style-name="T25">0.46875 0.53125 0.5 <text:s text:c="4"/>0.5 <text:s text:c="4"/>0.53125 0.53125 0.5 <text:s text:c="4"/>0.5 <text:s text:c="4"/>0.46875</text:span></text:p>
      <text:p text:style-name="P19"><text:span text:style-name="T37"><text:s/></text:span><text:span text:style-name="T25">0.53125 0.5 <text:s text:c="4"/>0.5 <text:s text:c="4"/>0.46875 0.46875 0.5 <text:s text:c="4"/>0.5 <text:s text:c="4"/>0.53125 0.46875</text:span></text:p>
      <text:p text:style-name="P19"><text:span text:style-name="T37"><text:s/></text:span><text:span text:style-name="T25">0.5 <text:s text:c="4"/>0.5 <text:s text:c="4"/>0.53125 0.53125 0.5 <text:s text:c="4"/>0.5 <text:s text:c="4"/>0.53125 0.46875 0.5</text:span></text:p>
      <text:p text:style-name="P19"><text:span text:style-name="T37"><text:s/></text:span><text:span text:style-name="T25">0.5 <text:s text:c="4"/>0.46875 0.46875 0.5 <text:s text:c="4"/>0.5 <text:s text:c="4"/>0.53125 0.53125 0.5 <text:s text:c="4"/>0.5</text:span></text:p>
      <text:p text:style-name="P19"><text:span text:style-name="T37"><text:s/></text:span><text:span text:style-name="T25">0.46875 0.53125 0.5 <text:s text:c="4"/>0.5 <text:s text:c="4"/>0.46875 0.46875 0.5 <text:s text:c="4"/>0.5 <text:s text:c="4"/>0.46875</text:span></text:p>
      <text:p text:style-name="P19"><text:span text:style-name="T37"><text:s/></text:span><text:span text:style-name="T25">0.53125 0.5 <text:s text:c="4"/>0.5 <text:s text:c="4"/>0.46875 0.46875 0.5 <text:s text:c="4"/>0.5 <text:s text:c="4"/>0.46875 0.53125</text:span></text:p>
      <text:p text:style-name="P19"><text:span text:style-name="T37"><text:s/></text:span><text:span text:style-name="T25">0.5 <text:s text:c="4"/>0.5 <text:s text:c="4"/>0.53125 0.53125 0.5 <text:s text:c="4"/>0.5 <text:s text:c="4"/>0.46875 0.53125]</text:span></text:p>
      <text:p text:style-name="P19"><text:span text:style-name="T25">y7 [0. <text:s text:c="5"/>0.46875 0.5 <text:s text:c="4"/>0.46875 0.5 <text:s text:c="4"/>0.53125 0.5 <text:s text:c="4"/>0.53125 0.5</text:span></text:p>
      <text:p text:style-name="P19"><text:span text:style-name="T37"><text:s/></text:span><text:span text:style-name="T25">0.46875 0.5 <text:s text:c="4"/>0.46875 0.5 <text:s text:c="4"/>0.53125 0.5 <text:s text:c="4"/>0.53125 0.5 <text:s text:c="4"/>0.46875</text:span></text:p>
      <text:p text:style-name="P19"><text:span text:style-name="T37"><text:s/></text:span><text:span text:style-name="T25">0.5 <text:s text:c="4"/>0.46875 0.5 <text:s text:c="4"/>0.53125 0.5 <text:s text:c="4"/>0.53125 0.5 <text:s text:c="4"/>0.53125 0.5</text:span></text:p>
      <text:p text:style-name="P19"><text:span text:style-name="T37"><text:s/></text:span><text:span text:style-name="T25">0.53125 0.5 <text:s text:c="4"/>0.46875 0.5 <text:s text:c="4"/>0.46875 0.5 <text:s text:c="4"/>0.46875 0.5 <text:s text:c="4"/>0.53125</text:span></text:p>
      <text:p text:style-name="P19"><text:span text:style-name="T37"><text:s/></text:span><text:span text:style-name="T25">0.5 <text:s text:c="4"/>0.46875 0.5 <text:s text:c="4"/>0.53125 0.5 <text:s text:c="4"/>0.46875 0.5 <text:s text:c="4"/>0.53125 0.5</text:span></text:p>
      <text:p text:style-name="P19"><text:span text:style-name="T37"><text:s/></text:span><text:span text:style-name="T25">0.46875 0.5 <text:s text:c="4"/>0.53125 0.5 <text:s text:c="4"/>0.53125 0.5 <text:s text:c="4"/>0.46875 0.5 <text:s text:c="4"/>0.53125</text:span></text:p>
      <text:p text:style-name="P19"><text:span text:style-name="T37"><text:s/></text:span><text:span text:style-name="T25">0.5 <text:s text:c="4"/>0.46875 0.5 <text:s text:c="4"/>0.46875 0.5 <text:s text:c="4"/>0.53125 0.5 <text:s text:c="4"/>0.46875 0.5</text:span></text:p>
      <text:p text:style-name="P19"><text:span text:style-name="T37"><text:s/></text:span><text:span text:style-name="T25">0.53125 0.5 <text:s text:c="4"/>0.46875 0.5 <text:s text:c="4"/>0.53125 0.5 <text:s text:c="4"/>0.53125 0.5 <text:s text:c="4"/>0.46875</text:span></text:p>
      <text:p text:style-name="P19"><text:span text:style-name="T37"><text:s/></text:span><text:span text:style-name="T25">0.5 <text:s text:c="4"/>0.46875 0.5 <text:s text:c="4"/>0.53125 0.5 <text:s text:c="4"/>0.53125 0.5 <text:s text:c="4"/>0.46875 0.5</text:span></text:p>
      <text:p text:style-name="P19"><text:span text:style-name="T37"><text:s/></text:span><text:span text:style-name="T25">0.53125 0.5 <text:s text:c="4"/>0.46875 0.5 <text:s text:c="4"/>0.46875 0.5 <text:s text:c="4"/>0.53125 0.5 <text:s text:c="4"/>0.46875</text:span></text:p>
      <text:p text:style-name="P19"><text:span text:style-name="T37"><text:s/></text:span><text:span text:style-name="T25">0.5 <text:s text:c="4"/>0.53125 0.5 <text:s text:c="4"/>0.53125 0.5 <text:s text:c="4"/>0.46875 0.5 <text:s text:c="4"/>0.46875 0.5</text:span></text:p>
      <text:p text:style-name="P19"><text:span text:style-name="T37"><text:s/></text:span><text:span text:style-name="T25">0.46875 0.5 <text:s text:c="4"/>0.46875 0.5 <text:s text:c="4"/>0.46875 0.5 <text:s text:c="4"/>0.46875 0.5 <text:s text:c="4"/>0.46875</text:span></text:p>
      <text:p text:style-name="P19"><text:span text:style-name="T37"><text:s/></text:span><text:span text:style-name="T25">0.5 <text:s text:c="4"/>0.46875 0.5 <text:s text:c="4"/>0.46875 0.5 <text:s text:c="4"/>0.46875 0.5 <text:s text:c="4"/>0.46875 0.5</text:span></text:p>
      <text:p text:style-name="P19"><text:span text:style-name="T37"><text:s/></text:span><text:span text:style-name="T25">0.46875 0.5 <text:s text:c="4"/>0.46875 0.5 <text:s text:c="4"/>0.53125 0.5 <text:s text:c="4"/>0.53125 0.5 <text:s text:c="4"/>0.53125</text:span></text:p>
      <text:p text:style-name="P19"><text:span text:style-name="T37"><text:s/></text:span><text:span text:style-name="T25">0.5 <text:s text:c="4"/>0.53125 0.5 <text:s text:c="4"/>0.46875 0.5 <text:s text:c="4"/>0.46875 0.5 <text:s text:c="4"/>0.46875 0.5</text:span></text:p>
      <text:p text:style-name="P19"><text:span text:style-name="T37"><text:s/></text:span><text:span text:style-name="T25">0.46875 0.5 <text:s text:c="4"/>0.46875 0.5 <text:s text:c="4"/>0.46875 0.5 <text:s text:c="4"/>0.46875 0.5 <text:s text:c="4"/>0.46875</text:span></text:p>
      <text:p text:style-name="P19"><text:soft-page-break/><text:span text:style-name="T37"><text:s/></text:span><text:span text:style-name="T25">0.5 <text:s text:c="4"/>0.46875 0.5 <text:s text:c="4"/>0.46875 0.5 <text:s text:c="4"/>0.46875 0.5 <text:s text:c="4"/>0.46875 0.5</text:span></text:p>
      <text:p text:style-name="P19"><text:span text:style-name="T37"><text:s/></text:span><text:span text:style-name="T25">0.53125 0.5 <text:s text:c="4"/>0.53125 0.5 <text:s text:c="4"/>0.53125 0.5 <text:s text:c="4"/>0.53125 0.5 <text:s text:c="4"/>0.46875</text:span></text:p>
      <text:p text:style-name="P19"><text:span text:style-name="T37"><text:s/></text:span><text:span text:style-name="T25">0.5 <text:s text:c="4"/>0.53125 0.5 <text:s text:c="4"/>0.53125 0.5 <text:s text:c="4"/>0.46875 0.5 <text:s text:c="4"/>0.46875 0.5</text:span></text:p>
      <text:p text:style-name="P19"><text:span text:style-name="T37"><text:s/></text:span><text:span text:style-name="T25">0.53125 0.5 <text:s text:c="4"/>0.53125 0.5 <text:s text:c="4"/>0.46875 0.5 <text:s text:c="4"/>0.53125 0.5 <text:s text:c="4"/>0.46875</text:span></text:p>
      <text:p text:style-name="P19"><text:span text:style-name="T37"><text:s/></text:span><text:span text:style-name="T25">0.5 <text:s text:c="4"/>0.46875 0.5 <text:s text:c="4"/>0.53125 0.5 <text:s text:c="4"/>0.46875 0.5 <text:s text:c="4"/>0.53125 0.5</text:span></text:p>
      <text:p text:style-name="P19"><text:span text:style-name="T37"><text:s/></text:span><text:span text:style-name="T25">0.53125 0.5 <text:s text:c="4"/>0.46875 0.5 <text:s text:c="4"/>0.46875 0.5 <text:s text:c="4"/>0.53125 0.5 <text:s text:c="4"/>0.46875</text:span></text:p>
      <text:p text:style-name="P19"><text:span text:style-name="T37"><text:s/></text:span><text:span text:style-name="T25">0.5 <text:s text:c="4"/>0.53125 0.5 <text:s text:c="4"/>0.46875 0.5 <text:s text:c="4"/>0.53125 0.5 <text:s text:c="4"/>0.46875 0.5</text:span></text:p>
      <text:p text:style-name="P19"><text:span text:style-name="T37"><text:s/></text:span><text:span text:style-name="T25">0.53125 0.5 <text:s text:c="4"/>0.53125 0.5 <text:s text:c="4"/>0.46875 0.5 <text:s text:c="4"/>0.53125 0.5 <text:s text:c="4"/>0.46875</text:span></text:p>
      <text:p text:style-name="P19"><text:span text:style-name="T37"><text:s/></text:span><text:span text:style-name="T25">0.5 <text:s text:c="4"/>0.46875 0.5 <text:s text:c="4"/>0.53125 0.5 <text:s text:c="4"/>0.46875 0.5 <text:s text:c="4"/>0.53125 0.5</text:span></text:p>
      <text:p text:style-name="P19"><text:span text:style-name="T37"><text:s/></text:span><text:span text:style-name="T25">0.46875 0.5 <text:s text:c="4"/>0.46875 0.5 <text:s text:c="4"/>0.53125 0.5 <text:s text:c="4"/>0.53125 0.5 <text:s text:c="4"/>0.46875</text:span></text:p>
      <text:p text:style-name="P19"><text:span text:style-name="T37"><text:s/></text:span><text:span text:style-name="T25">0.5 <text:s text:c="4"/>0.46875 0.5 <text:s text:c="4"/>0.53125 0.5 <text:s text:c="4"/>0.53125 0.5 <text:s text:c="4"/>0.46875 0.5</text:span></text:p>
      <text:p text:style-name="P19"><text:span text:style-name="T37"><text:s/></text:span><text:span text:style-name="T25">0.46875 0.5 <text:s text:c="4"/>0.53125 0.5 <text:s text:c="4"/>0.53125 0.5 <text:s text:c="4"/>0.53125 0.5 <text:s text:c="4"/>0.53125</text:span></text:p>
      <text:p text:style-name="P19"><text:span text:style-name="T37"><text:s/></text:span><text:span text:style-name="T25">0.5 <text:s text:c="4"/>0.46875 0.5 <text:s text:c="4"/>0.46875 0.5 <text:s text:c="4"/>0.46875 0.5 <text:s text:c="4"/>0.53125 0.5</text:span></text:p>
      <text:p text:style-name="P19"><text:span text:style-name="T37"><text:s/></text:span><text:span text:style-name="T25">0.53125 0.5 <text:s text:c="4"/>0.46875 0.5 <text:s text:c="4"/>0.46875 0.5 <text:s text:c="4"/>0.53125 0.5 <text:s text:c="4"/>0.53125</text:span></text:p>
      <text:p text:style-name="P19"><text:span text:style-name="T37"><text:s/></text:span><text:span text:style-name="T25">0.5 <text:s text:c="4"/>0.46875 0.5 <text:s text:c="4"/>0.53125 0.5 <text:s text:c="4"/>0.46875 0.5 <text:s text:c="4"/>0.46875 0.5</text:span></text:p>
      <text:p text:style-name="P19"><text:span text:style-name="T37"><text:s/></text:span><text:span text:style-name="T25">0.53125 0.5 <text:s text:c="4"/>0.46875 0.5 <text:s text:c="4"/>0.53125 0.5 <text:s text:c="4"/>0.53125 0.5 <text:s text:c="4"/>0.46875</text:span></text:p>
      <text:p text:style-name="P19"><text:span text:style-name="T37"><text:s/></text:span><text:span text:style-name="T25">0.5 <text:s text:c="4"/>0.46875 0.5 <text:s text:c="4"/>0.46875 0.5 <text:s text:c="4"/>0.46875 0.5 <text:s text:c="4"/>0.46875 0.5</text:span></text:p>
      <text:p text:style-name="P19"><text:span text:style-name="T37"><text:s/></text:span><text:span text:style-name="T25">0.46875 0.5 <text:s text:c="4"/>0.46875 0.5 <text:s text:c="4"/>0.46875 0.5 <text:s text:c="4"/>0.46875 0.5 <text:s text:c="4"/>0.46875</text:span></text:p>
      <text:p text:style-name="P19"><text:span text:style-name="T37"><text:s/></text:span><text:span text:style-name="T25">0.5 <text:s text:c="4"/>0.46875 0.5 <text:s text:c="4"/>0.46875 0.5 <text:s text:c="4"/>0.46875 0.5 <text:s text:c="4"/>0.53125 0.5</text:span></text:p>
      <text:p text:style-name="P19"><text:span text:style-name="T37"><text:s/></text:span><text:span text:style-name="T25">0.53125 0.5 <text:s text:c="4"/>0.53125 0.5 <text:s text:c="4"/>0.53125 0.5 <text:s text:c="4"/>0.46875 0.5 <text:s text:c="4"/>0.46875</text:span></text:p>
      <text:p text:style-name="P19"><text:span text:style-name="T37"><text:s/></text:span><text:span text:style-name="T25">0.5 <text:s text:c="4"/>0.53125 0.5 <text:s text:c="4"/>0.53125 0.5 <text:s text:c="4"/>0.46875 0.5 <text:s text:c="4"/>0.46875 0.5</text:span></text:p>
      <text:p text:style-name="P19"><text:span text:style-name="T37"><text:s/></text:span><text:span text:style-name="T25">0.53125 0.5 <text:s text:c="4"/>0.53125 0.5 <text:s text:c="4"/>0.46875 0.5 <text:s text:c="4"/>0.46875 0.5 <text:s text:c="4"/>0.53125</text:span></text:p>
      <text:p text:style-name="P19"><text:span text:style-name="T37"><text:s/></text:span><text:span text:style-name="T25">0.5 <text:s text:c="4"/>0.53125 0.5 <text:s text:c="4"/>0.53125 0.5 <text:s text:c="4"/>0.53125 0.5 <text:s text:c="4"/>0.46875 0.5</text:span></text:p>
      <text:p text:style-name="P19"><text:span text:style-name="T37"><text:s/></text:span><text:span text:style-name="T25">0.46875 0.5 <text:s text:c="4"/>0.46875 0.5 <text:s text:c="4"/>0.53125 0.5 <text:s text:c="4"/>0.46875 0.5 <text:s text:c="4"/>0.53125</text:span></text:p>
      <text:p text:style-name="P19"><text:span text:style-name="T37"><text:s/></text:span><text:span text:style-name="T25">0.5 <text:s text:c="4"/>0.46875 0.5 <text:s text:c="4"/>0.53125 0.5 <text:s text:c="4"/>0.46875 0.5 <text:s text:c="4"/>0.53125 0.5</text:span></text:p>
      <text:p text:style-name="P19"><text:span text:style-name="T37"><text:s/></text:span><text:span text:style-name="T25">0.53125 0.5 <text:s text:c="4"/>0.46875 0.5 <text:s text:c="4"/>0.53125 0.5 <text:s text:c="4"/>0.46875 0.5 <text:s text:c="4"/>0.46875</text:span></text:p>
      <text:p text:style-name="P19"><text:span text:style-name="T37"><text:s/></text:span><text:span text:style-name="T25">0.5 <text:s text:c="4"/>0.53125 0.5 <text:s text:c="4"/>0.46875 0.5 <text:s text:c="4"/>0.53125 0.5 <text:s text:c="4"/>0.53125 0.5</text:span></text:p>
      <text:p text:style-name="P19"><text:span text:style-name="T37"><text:s/></text:span><text:span text:style-name="T25">0.46875 0.5 <text:s text:c="4"/>0.53125 0.5 <text:s text:c="4"/>0.46875 0.5 <text:s text:c="4"/>0.53125 0.5 <text:s text:c="4"/>0.46875</text:span></text:p>
      <text:p text:style-name="P19"><text:span text:style-name="T37"><text:s/></text:span><text:span text:style-name="T25">0.5 <text:s text:c="4"/>0.53125 0.5 <text:s text:c="4"/>0.46875 0.5 <text:s text:c="4"/>0.46875 0.5 <text:s text:c="4"/>0.53125 0.5</text:span></text:p>
      <text:p text:style-name="P19"><text:span text:style-name="T37"><text:s/></text:span><text:span text:style-name="T25">0.46875 0.5 <text:s text:c="4"/>0.53125 0.5 <text:s text:c="4"/>0.53125 0.5 <text:s text:c="4"/>0.46875 0.5 <text:s text:c="4"/>0.53125</text:span></text:p>
      <text:p text:style-name="P19"><text:span text:style-name="T37"><text:s/></text:span><text:span text:style-name="T25">0.5 <text:s text:c="4"/>0.46875 0.5 <text:s text:c="4"/>0.53125 0.5 <text:s text:c="4"/>0.53125 0.5 <text:s text:c="4"/>0.46875 0.5</text:span></text:p>
      <text:p text:style-name="P19"><text:span text:style-name="T37"><text:s/></text:span><text:span text:style-name="T25">0.46875 0.5 <text:s text:c="4"/>0.53125 0.5 <text:s text:c="4"/>0.53125 0.5 <text:s text:c="4"/>0.46875 0.5 <text:s text:c="4"/>0.46875</text:span></text:p>
      <text:p text:style-name="P19"><text:span text:style-name="T37"><text:s/></text:span><text:span text:style-name="T25">0.5 <text:s text:c="4"/>0.53125 0.5 <text:s text:c="4"/>0.53125 0.5 <text:s text:c="4"/>0.46875 0.5 <text:s text:c="4"/>0.46875 0.5</text:span></text:p>
      <text:p text:style-name="P19"><text:span text:style-name="T37"><text:s/></text:span><text:span text:style-name="T25">0.46875 0.5 <text:s text:c="4"/>0.46875 0.5 <text:s text:c="4"/>0.53125 0.5 <text:s text:c="4"/>0.53125 0.5 <text:s text:c="4"/>0.53125</text:span></text:p>
      <text:p text:style-name="P19"><text:span text:style-name="T37"><text:s/></text:span><text:span text:style-name="T25">0.5 <text:s text:c="4"/>0.53125 0.5 <text:s text:c="4"/>0.53125 0.5 <text:s text:c="4"/>0.53125 0.5 <text:s text:c="4"/>0.53125 0.5</text:span></text:p>
      <text:p text:style-name="P19"><text:span text:style-name="T37"><text:s/></text:span><text:span text:style-name="T25">0.53125 0.5 <text:s text:c="4"/>0.53125 0.5 <text:s text:c="4"/>0.53125 0.5 <text:s text:c="4"/>0.53125 0.5 <text:s text:c="4"/>0.53125</text:span></text:p>
      <text:p text:style-name="P19"><text:span text:style-name="T37"><text:s/></text:span><text:span text:style-name="T25">0.5 <text:s text:c="4"/>0.53125 0.5 <text:s text:c="4"/>0.53125 0.5 <text:s text:c="4"/>0.46875 0.5 <text:s text:c="4"/>0.46875 0.5</text:span></text:p>
      <text:p text:style-name="P19"><text:span text:style-name="T37"><text:s/></text:span><text:span text:style-name="T25">0.46875 0.5 <text:s text:c="4"/>0.46875 0.5 <text:s text:c="4"/>0.53125 0.5 <text:s text:c="4"/>0.46875 0.5 <text:s text:c="4"/>0.46875</text:span></text:p>
      <text:p text:style-name="P19"><text:span text:style-name="T37"><text:s/></text:span><text:span text:style-name="T25">0.5 <text:s text:c="4"/>0.53125 0.5 <text:s text:c="4"/>0.53125 0.5 <text:s text:c="4"/>0.46875 0.5 <text:s text:c="4"/>0.46875 0.5</text:span></text:p>
      <text:p text:style-name="P19"><text:span text:style-name="T37"><text:s/></text:span><text:span text:style-name="T25">0.53125 0.5 <text:s text:c="4"/>0.46875 0.5 <text:s text:c="4"/>0.53125 0.5 <text:s text:c="4"/>0.53125 0.5 <text:s text:c="4"/>0.46875</text:span></text:p>
      <text:p text:style-name="P19"><text:span text:style-name="T37"><text:s/></text:span><text:span text:style-name="T25">0.5 <text:s text:c="4"/>0.53125 0.5 <text:s text:c="4"/>0.46875 0.5 <text:s text:c="4"/>0.46875 0.5 <text:s text:c="4"/>0.53125]</text:span></text:p>
      <text:p text:style-name="P19"><text:span text:style-name="T25">y7⊕y8 [0. <text:s text:c="5"/>0.46875 0.5 <text:s text:c="4"/>0.46875 0.5 <text:s text:c="4"/>0.53125 0.5 <text:s text:c="4"/>0.46875 0.5</text:span></text:p>
      <text:p text:style-name="P19"><text:span text:style-name="T37"><text:s/></text:span><text:span text:style-name="T25">0.53125 0.5 <text:s text:c="4"/>0.46875 0.5 <text:s text:c="4"/>0.46875 0.5 <text:s text:c="4"/>0.46875 0.5 <text:s text:c="4"/>0.53125</text:span></text:p>
      <text:p text:style-name="P19"><text:span text:style-name="T37"><text:s/></text:span><text:span text:style-name="T25">0.5 <text:s text:c="4"/>0.46875 0.5 <text:s text:c="4"/>0.53125 0.5 <text:s text:c="4"/>0.53125 0.5 <text:s text:c="4"/>0.53125 0.5</text:span></text:p>
      <text:p text:style-name="P19"><text:span text:style-name="T37"><text:s/></text:span><text:span text:style-name="T25">0.53125 0.5 <text:s text:c="4"/>0.53125 0.5 <text:s text:c="4"/>0.46875 0.5 <text:s text:c="4"/>0.46875 0.5 <text:s text:c="4"/>0.46875</text:span></text:p>
      <text:p text:style-name="P19"><text:span text:style-name="T37"><text:s/></text:span><text:span text:style-name="T25">0.5 <text:s text:c="4"/>0.53125 0.5 <text:s text:c="4"/>0.46875 0.5 <text:s text:c="4"/>0.53125 0.5 <text:s text:c="4"/>0.46875 0.5</text:span></text:p>
      <text:p text:style-name="P19"><text:span text:style-name="T37"><text:s/></text:span><text:span text:style-name="T25">0.46875 0.5 <text:s text:c="4"/>0.46875 0.5 <text:s text:c="4"/>0.46875 0.5 <text:s text:c="4"/>0.53125 0.5 <text:s text:c="4"/>0.46875</text:span></text:p>
      <text:p text:style-name="P19"><text:span text:style-name="T37"><text:s/></text:span><text:span text:style-name="T25">0.5 <text:s text:c="4"/>0.46875 0.5 <text:s text:c="4"/>0.46875 0.5 <text:s text:c="4"/>0.46875 0.5 <text:s text:c="4"/>0.46875 0.5</text:span></text:p>
      <text:p text:style-name="P19"><text:span text:style-name="T37"><text:s/></text:span><text:span text:style-name="T25">0.53125 0.5 <text:s text:c="4"/>0.46875 0.5 <text:s text:c="4"/>0.46875 0.5 <text:s text:c="4"/>0.53125 0.5 <text:s text:c="4"/>0.46875</text:span></text:p>
      <text:p text:style-name="P19"><text:span text:style-name="T37"><text:s/></text:span><text:span text:style-name="T25">0.5 <text:s text:c="4"/>0.53125 0.5 <text:s text:c="4"/>0.46875 0.5 <text:s text:c="4"/>0.46875 0.5 <text:s text:c="4"/>0.46875 0.5</text:span></text:p>
      <text:p text:style-name="P19"><text:span text:style-name="T37"><text:s/></text:span><text:span text:style-name="T25">0.46875 0.5 <text:s text:c="4"/>0.53125 0.5 <text:s text:c="4"/>0.46875 0.5 <text:s text:c="4"/>0.46875 0.5 <text:s text:c="4"/>0.46875</text:span></text:p>
      <text:p text:style-name="P19"><text:span text:style-name="T37"><text:s/></text:span><text:span text:style-name="T25">0.5 <text:s text:c="4"/>0.46875 0.5 <text:s text:c="4"/>0.46875 0.5 <text:s text:c="4"/>0.53125 0.5 <text:s text:c="4"/>0.46875 0.5</text:span></text:p>
      <text:p text:style-name="P19"><text:span text:style-name="T37"><text:s/></text:span><text:span text:style-name="T25">0.46875 0.5 <text:s text:c="4"/>0.53125 0.5 <text:s text:c="4"/>0.46875 0.5 <text:s text:c="4"/>0.53125 0.5 <text:s text:c="4"/>0.46875</text:span></text:p>
      <text:p text:style-name="P19"><text:span text:style-name="T37"><text:s/></text:span><text:span text:style-name="T25">0.5 <text:s text:c="4"/>0.46875 0.5 <text:s text:c="4"/>0.46875 0.5 <text:s text:c="4"/>0.53125 0.5 <text:s text:c="4"/>0.46875 0.5</text:span></text:p>
      <text:p text:style-name="P19"><text:span text:style-name="T37"><text:s/></text:span><text:span text:style-name="T25">0.53125 0.5 <text:s text:c="4"/>0.53125 0.5 <text:s text:c="4"/>0.53125 0.5 <text:s text:c="4"/>0.53125 0.5 <text:s text:c="4"/>0.53125</text:span></text:p>
      <text:p text:style-name="P19"><text:span text:style-name="T37"><text:s/></text:span><text:span text:style-name="T25">0.5 <text:s text:c="4"/>0.46875 0.5 <text:s text:c="4"/>0.53125 0.5 <text:s text:c="4"/>0.46875 0.5 <text:s text:c="4"/>0.46875 0.5</text:span></text:p>
      <text:p text:style-name="P19"><text:span text:style-name="T37"><text:s/></text:span><text:span text:style-name="T25">0.46875 0.5 <text:s text:c="4"/>0.53125 0.5 <text:s text:c="4"/>0.53125 0.5 <text:s text:c="4"/>0.46875 0.5 <text:s text:c="4"/>0.53125</text:span></text:p>
      <text:p text:style-name="P19"><text:span text:style-name="T37"><text:s/></text:span><text:span text:style-name="T25">0.5 <text:s text:c="4"/>0.46875 0.5 <text:s text:c="4"/>0.46875 0.5 <text:s text:c="4"/>0.46875 0.5 <text:s text:c="4"/>0.53125 0.5</text:span></text:p>
      <text:p text:style-name="P19"><text:span text:style-name="T37"><text:s/></text:span><text:span text:style-name="T25">0.53125 0.5 <text:s text:c="4"/>0.46875 0.5 <text:s text:c="4"/>0.53125 0.5 <text:s text:c="4"/>0.53125 0.5 <text:s text:c="4"/>0.46875</text:span></text:p>
      <text:p text:style-name="P19"><text:soft-page-break/><text:span text:style-name="T37"><text:s/></text:span><text:span text:style-name="T25">0.5 <text:s text:c="4"/>0.53125 0.5 <text:s text:c="4"/>0.53125 0.5 <text:s text:c="4"/>0.53125 0.5 <text:s text:c="4"/>0.46875 0.5</text:span></text:p>
      <text:p text:style-name="P19"><text:span text:style-name="T37"><text:s/></text:span><text:span text:style-name="T25">0.46875 0.5 <text:s text:c="4"/>0.53125 0.5 <text:s text:c="4"/>0.46875 0.5 <text:s text:c="4"/>0.46875 0.5 <text:s text:c="4"/>0.46875</text:span></text:p>
      <text:p text:style-name="P19"><text:span text:style-name="T37"><text:s/></text:span><text:span text:style-name="T25">0.5 <text:s text:c="4"/>0.46875 0.5 <text:s text:c="4"/>0.53125 0.5 <text:s text:c="4"/>0.53125 0.5 <text:s text:c="4"/>0.46875 0.5</text:span></text:p>
      <text:p text:style-name="P19"><text:span text:style-name="T37"><text:s/></text:span><text:span text:style-name="T25">0.53125 0.5 <text:s text:c="4"/>0.53125 0.5 <text:s text:c="4"/>0.46875 0.5 <text:s text:c="4"/>0.53125 0.5 <text:s text:c="4"/>0.53125</text:span></text:p>
      <text:p text:style-name="P19"><text:span text:style-name="T37"><text:s/></text:span><text:span text:style-name="T25">0.5 <text:s text:c="4"/>0.53125 0.5 <text:s text:c="4"/>0.46875 0.5 <text:s text:c="4"/>0.46875 0.5 <text:s text:c="4"/>0.53125 0.5</text:span></text:p>
      <text:p text:style-name="P19"><text:span text:style-name="T37"><text:s/></text:span><text:span text:style-name="T25">0.46875 0.5 <text:s text:c="4"/>0.46875 0.5 <text:s text:c="4"/>0.46875 0.5 <text:s text:c="4"/>0.46875 0.5 <text:s text:c="4"/>0.53125</text:span></text:p>
      <text:p text:style-name="P19"><text:span text:style-name="T37"><text:s/></text:span><text:span text:style-name="T25">0.5 <text:s text:c="4"/>0.53125 0.5 <text:s text:c="4"/>0.46875 0.5 <text:s text:c="4"/>0.53125 0.5 <text:s text:c="4"/>0.53125 0.5</text:span></text:p>
      <text:p text:style-name="P19"><text:span text:style-name="T37"><text:s/></text:span><text:span text:style-name="T25">0.53125 0.5 <text:s text:c="4"/>0.46875 0.5 <text:s text:c="4"/>0.46875 0.5 <text:s text:c="4"/>0.46875 0.5 <text:s text:c="4"/>0.53125</text:span></text:p>
      <text:p text:style-name="P19"><text:span text:style-name="T37"><text:s/></text:span><text:span text:style-name="T25">0.5 <text:s text:c="4"/>0.53125 0.5 <text:s text:c="4"/>0.46875 0.5 <text:s text:c="4"/>0.53125 0.5 <text:s text:c="4"/>0.46875 0.5</text:span></text:p>
      <text:p text:style-name="P19"><text:span text:style-name="T37"><text:s/></text:span><text:span text:style-name="T25">0.46875 0.5 <text:s text:c="4"/>0.46875 0.5 <text:s text:c="4"/>0.53125 0.5 <text:s text:c="4"/>0.53125 0.5 <text:s text:c="4"/>0.46875</text:span></text:p>
      <text:p text:style-name="P19"><text:span text:style-name="T37"><text:s/></text:span><text:span text:style-name="T25">0.5 <text:s text:c="4"/>0.53125 0.5 <text:s text:c="4"/>0.53125 0.53125 0.5 <text:s text:c="4"/>0.53125 0.5 <text:s text:c="4"/>0.53125</text:span></text:p>
      <text:p text:style-name="P19"><text:span text:style-name="T37"><text:s/></text:span><text:span text:style-name="T25">0.5 <text:s text:c="4"/>0.46875 0.5 <text:s text:c="4"/>0.53125 0.5 <text:s text:c="4"/>0.46875 0.5 <text:s text:c="4"/>0.53125 0.5</text:span></text:p>
      <text:p text:style-name="P19"><text:span text:style-name="T37"><text:s/></text:span><text:span text:style-name="T25">0.53125 0.5 <text:s text:c="4"/>0.46875 0.5 <text:s text:c="4"/>0.53125 0.5 <text:s text:c="4"/>0.53125 0.5 <text:s text:c="4"/>0.53125</text:span></text:p>
      <text:p text:style-name="P19"><text:span text:style-name="T37"><text:s/></text:span><text:span text:style-name="T25">0.5 <text:s text:c="4"/>0.53125 0.5 <text:s text:c="4"/>0.53125 0.5 <text:s text:c="4"/>0.46875 0.5 <text:s text:c="4"/>0.53125 0.5</text:span></text:p>
      <text:p text:style-name="P19"><text:span text:style-name="T37"><text:s/></text:span><text:span text:style-name="T25">0.53125 0.5 <text:s text:c="4"/>0.53125 0.5 <text:s text:c="4"/>0.53125 0.5 <text:s text:c="4"/>0.46875 0.5 <text:s text:c="4"/>0.53125</text:span></text:p>
      <text:p text:style-name="P19"><text:span text:style-name="T37"><text:s/></text:span><text:span text:style-name="T25">0.5 <text:s text:c="4"/>0.46875 0.5 <text:s text:c="4"/>0.53125 0.5 <text:s text:c="4"/>0.53125 0.5 <text:s text:c="4"/>0.53125 0.5</text:span></text:p>
      <text:p text:style-name="P19"><text:span text:style-name="T37"><text:s/></text:span><text:span text:style-name="T25">0.46875 0.5 <text:s text:c="4"/>0.46875 0.5 <text:s text:c="4"/>0.46875 0.5 <text:s text:c="4"/>0.46875 0.5 <text:s text:c="4"/>0.46875</text:span></text:p>
      <text:p text:style-name="P19"><text:span text:style-name="T37"><text:s/></text:span><text:span text:style-name="T25">0.5 <text:s text:c="4"/>0.53125 0.5 <text:s text:c="4"/>0.46875 0.5 <text:s text:c="4"/>0.46875 0.5 <text:s text:c="4"/>0.46875 0.5</text:span></text:p>
      <text:p text:style-name="P19"><text:span text:style-name="T37"><text:s/></text:span><text:span text:style-name="T25">0.46875 0.5 <text:s text:c="4"/>0.53125 0.5 <text:s text:c="4"/>0.46875 0.5 <text:s text:c="4"/>0.53125 0.5 <text:s text:c="4"/>0.46875</text:span></text:p>
      <text:p text:style-name="P19"><text:span text:style-name="T37"><text:s/></text:span><text:span text:style-name="T25">0.5 <text:s text:c="4"/>0.46875 0.5 <text:s text:c="4"/>0.46875 0.5 <text:s text:c="4"/>0.53125 0.5 <text:s text:c="4"/>0.53125 0.5</text:span></text:p>
      <text:p text:style-name="P19"><text:span text:style-name="T37"><text:s/></text:span><text:span text:style-name="T25">0.53125 0.5 <text:s text:c="4"/>0.53125 0.5 <text:s text:c="4"/>0.53125 0.5 <text:s text:c="4"/>0.46875 0.5 <text:s text:c="4"/>0.53125</text:span></text:p>
      <text:p text:style-name="P19"><text:span text:style-name="T37"><text:s/></text:span><text:span text:style-name="T25">0.5 <text:s text:c="4"/>0.46875 0.5 <text:s text:c="4"/>0.46875 0.5 <text:s text:c="4"/>0.46875 0.5 <text:s text:c="4"/>0.53125 0.5</text:span></text:p>
      <text:p text:style-name="P19"><text:span text:style-name="T37"><text:s/></text:span><text:span text:style-name="T25">0.46875 0.5 <text:s text:c="4"/>0.53125 0.5 <text:s text:c="4"/>0.46875 0.5 <text:s text:c="4"/>0.46875 0.5 <text:s text:c="4"/>0.53125</text:span></text:p>
      <text:p text:style-name="P19"><text:span text:style-name="T37"><text:s/></text:span><text:span text:style-name="T25">0.5 <text:s text:c="4"/>0.46875 0.5 <text:s text:c="4"/>0.46875 0.5 <text:s text:c="4"/>0.46875 0.5 <text:s text:c="4"/>0.46875 0.5</text:span></text:p>
      <text:p text:style-name="P19"><text:span text:style-name="T37"><text:s/></text:span><text:span text:style-name="T25">0.46875 0.5 <text:s text:c="4"/>0.53125 0.5 <text:s text:c="4"/>0.46875 0.5 <text:s text:c="4"/>0.53125 0.5 <text:s text:c="4"/>0.46875</text:span></text:p>
      <text:p text:style-name="P19"><text:span text:style-name="T37"><text:s/></text:span><text:span text:style-name="T25">0.5 <text:s text:c="4"/>0.53125 0.5 <text:s text:c="4"/>0.53125 0.5 <text:s text:c="4"/>0.46875 0.5 <text:s text:c="4"/>0.46875 0.5</text:span></text:p>
      <text:p text:style-name="P19"><text:span text:style-name="T37"><text:s/></text:span><text:span text:style-name="T25">0.46875 0.5 <text:s text:c="4"/>0.53125 0.5 <text:s text:c="4"/>0.46875 0.5 <text:s text:c="4"/>0.46875 0.5 <text:s text:c="4"/>0.53125</text:span></text:p>
      <text:p text:style-name="P19"><text:span text:style-name="T37"><text:s/></text:span><text:span text:style-name="T25">0.5 <text:s text:c="4"/>0.46875 0.5 <text:s text:c="4"/>0.46875 0.5 <text:s text:c="4"/>0.53125 0.5 <text:s text:c="4"/>0.53125 0.5</text:span></text:p>
      <text:p text:style-name="P19"><text:span text:style-name="T37"><text:s/></text:span><text:span text:style-name="T25">0.53125 0.5 <text:s text:c="4"/>0.46875 0.5 <text:s text:c="4"/>0.53125 0.5 <text:s text:c="4"/>0.46875 0.5 <text:s text:c="4"/>0.46875</text:span></text:p>
      <text:p text:style-name="P19"><text:span text:style-name="T37"><text:s/></text:span><text:span text:style-name="T25">0.5 <text:s text:c="4"/>0.53125 0.5 <text:s text:c="4"/>0.53125 0.5 <text:s text:c="4"/>0.53125 0.5 <text:s text:c="4"/>0.46875 0.5</text:span></text:p>
      <text:p text:style-name="P19"><text:span text:style-name="T37"><text:s/></text:span><text:span text:style-name="T25">0.46875 0.5 <text:s text:c="4"/>0.46875 0.5 <text:s text:c="4"/>0.53125 0.5 <text:s text:c="4"/>0.46875 0.5 <text:s text:c="4"/>0.46875</text:span></text:p>
      <text:p text:style-name="P19"><text:span text:style-name="T37"><text:s/></text:span><text:span text:style-name="T25">0.5 <text:s text:c="4"/>0.53125 0.5 <text:s text:c="4"/>0.53125 0.5 <text:s text:c="4"/>0.53125 0.5 <text:s text:c="4"/>0.53125 0.5</text:span></text:p>
      <text:p text:style-name="P19"><text:span text:style-name="T37"><text:s/></text:span><text:span text:style-name="T25">0.46875 0.5 <text:s text:c="4"/>0.53125 0.5 <text:s text:c="4"/>0.53125 0.5 <text:s text:c="4"/>0.46875 0.5 <text:s text:c="4"/>0.46875</text:span></text:p>
      <text:p text:style-name="P19"><text:span text:style-name="T37"><text:s/></text:span><text:span text:style-name="T25">0.5 <text:s text:c="4"/>0.46875 0.5 <text:s text:c="4"/>0.53125 0.5 <text:s text:c="4"/>0.53125 0.5 <text:s text:c="4"/>0.53125 0.5</text:span></text:p>
      <text:p text:style-name="P19"><text:span text:style-name="T37"><text:s/></text:span><text:span text:style-name="T25">0.46875 0.5 <text:s text:c="4"/>0.53125 0.5 <text:s text:c="4"/>0.53125 0.5 <text:s text:c="4"/>0.46875 0.5 <text:s text:c="4"/>0.46875</text:span></text:p>
      <text:p text:style-name="P19"><text:span text:style-name="T37"><text:s/></text:span><text:span text:style-name="T25">0.5 <text:s text:c="4"/>0.46875 0.5 <text:s text:c="4"/>0.46875 0.5 <text:s text:c="4"/>0.53125 0.5 <text:s text:c="4"/>0.46875 0.5</text:span></text:p>
      <text:p text:style-name="P19"><text:span text:style-name="T37"><text:s/></text:span><text:span text:style-name="T25">0.46875 0.5 <text:s text:c="4"/>0.53125 0.5 <text:s text:c="4"/>0.53125 0.5 <text:s text:c="4"/>0.53125 0.5 <text:s text:c="4"/>0.46875</text:span></text:p>
      <text:p text:style-name="P19"><text:span text:style-name="T37"><text:s/></text:span><text:span text:style-name="T25">0.5 <text:s text:c="4"/>0.53125 0.5 <text:s text:c="4"/>0.53125 0.5 <text:s text:c="4"/>0.46875 0.5 <text:s text:c="4"/>0.53125 0.5</text:span></text:p>
      <text:p text:style-name="P19"><text:span text:style-name="T37"><text:s/></text:span><text:span text:style-name="T25">0.53125 0.5 <text:s text:c="4"/>0.46875 0.5 <text:s text:c="4"/>0.46875 0.5 <text:s text:c="4"/>0.46875 0.5 <text:s text:c="3"/>]</text:span></text:p>
      <text:p text:style-name="P19"><text:span text:style-name="T25">y6 [0. <text:s text:c="5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oft-page-break/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3125 0.46875 0.53125 0.53125 0.46875</text:span></text:p>
      <text:p text:style-name="P19"><text:span text:style-name="T37"><text:s/></text:span><text:span text:style-name="T25">0.53125 0.53125 0.53125 0.46875 0.53125 0.53125 0.53125 0.53125 0.46875</text:span></text:p>
      <text:p text:style-name="P19"><text:span text:style-name="T37"><text:s/></text:span><text:span text:style-name="T25">0.53125 0.53125 0.53125 0.46875 0.53125 0.53125 0.53125 0.46875 0.46875</text:span></text:p>
      <text:p text:style-name="P19"><text:span text:style-name="T37"><text:s/></text:span><text:span text:style-name="T25">0.46875 0.46875 0.53125 0.53125 0.53125 0.46875 0.53125 0.46875 0.46875</text:span></text:p>
      <text:p text:style-name="P19"><text:span text:style-name="T37"><text:s/></text:span><text:span text:style-name="T25">0.46875 0.53125 0.53125 0.53125 0.53125 0.46875 0.53125 0.53125 0.53125</text:span></text:p>
      <text:p text:style-name="P19"><text:span text:style-name="T37"><text:s/></text:span><text:span text:style-name="T25">0.46875 0.53125 0.53125 0.46875 0.53125 0.53125 0.53125 0.46875 0.53125</text:span></text:p>
      <text:p text:style-name="P19"><text:span text:style-name="T37"><text:s/></text:span><text:span text:style-name="T25">0.53125 0.53125 0.46875 0.53125 0.46875 0.46875 0.53125 0.46875 0.53125</text:span></text:p>
      <text:p text:style-name="P19"><text:span text:style-name="T37"><text:s/></text:span><text:span text:style-name="T25">0.53125 0.53125 0.46875 0.46875 0.46875 0.53125 0.46875 0.53125 0.53125</text:span></text:p>
      <text:p text:style-name="P19"><text:span text:style-name="T37"><text:s/></text:span><text:span text:style-name="T25">0.46875 0.53125 0.53125 0.53125 0.46875 0.53125 0.53125 0.53125 0.53125</text:span></text:p>
      <text:p text:style-name="P19"><text:span text:style-name="T37"><text:s/></text:span><text:span text:style-name="T25">0.46875 0.53125 0.53125 0.46875 0.53125 0.46875 0.46875 0.46875 0.53125</text:span></text:p>
      <text:p text:style-name="P19"><text:span text:style-name="T37"><text:s/></text:span><text:span text:style-name="T25">0.53125 0.53125 0.53125 0.46875 0.46875 0.46875 0.53125 0.46875 0.53125</text:span></text:p>
      <text:p text:style-name="P19"><text:span text:style-name="T37"><text:s/></text:span><text:span text:style-name="T25">0.53125 0.53125 0.46875 0.46875 0.46875 0.46875 0.53125 0.46875 0.46875</text:span></text:p>
      <text:p text:style-name="P19"><text:span text:style-name="T37"><text:s/></text:span><text:span text:style-name="T25">0.46875 0.53125 0.46875 0.46875 0.53125 0.46875 0.46875 0.46875 0.46875</text:span></text:p>
      <text:p text:style-name="P19"><text:span text:style-name="T37"><text:s/></text:span><text:span text:style-name="T25">0.53125 0.53125 0.53125 0.46875 0.53125 0.46875 0.46875 0.53125 0.46875</text:span></text:p>
      <text:p text:style-name="P19"><text:span text:style-name="T37"><text:s/></text:span><text:span text:style-name="T25">0.53125 0.53125 0.53125 0.46875 0.46875 0.46875 0.53125 0.46875 0.53125</text:span></text:p>
      <text:p text:style-name="P19"><text:span text:style-name="T37"><text:s/></text:span><text:span text:style-name="T25">0.53125 0.53125 0.46875 0.46875 0.46875 0.53125 0.46875 0.46875 0.46875</text:span></text:p>
      <text:p text:style-name="P19"><text:span text:style-name="T37"><text:s/></text:span><text:span text:style-name="T25">0.53125 0.46875 0.53125 0.53125 0.53125 0.46875 0.53125 0.53125 0.46875</text:span></text:p>
      <text:p text:style-name="P19"><text:span text:style-name="T37"><text:s/></text:span><text:span text:style-name="T25">0.53125 0.53125 0.53125 0.53125 0.46875 0.46875 0.46875 0.46875 0.53125</text:span></text:p>
      <text:p text:style-name="P19"><text:span text:style-name="T37"><text:s/></text:span><text:span text:style-name="T25">0.46875 0.46875 0.53125 0.46875 0.46875 0.46875 0.53125 0.46875 0.53125</text:span></text:p>
      <text:p text:style-name="P19"><text:span text:style-name="T37"><text:s/></text:span><text:span text:style-name="T25">0.53125 0.53125 0.46875 0.53125 0.53125 0.53125 0.46875 0.46875 0.46875</text:span></text:p>
      <text:p text:style-name="P19"><text:span text:style-name="T37"><text:s/></text:span><text:span text:style-name="T25">0.53125 0.46875 0.46875 0.46875 0.46875 0.53125 0.46875 0.46875 0.53125</text:span></text:p>
      <text:p text:style-name="P19"><text:span text:style-name="T37"><text:s/></text:span><text:span text:style-name="T25">0.46875 0.53125 0.53125 0.46875 0.53125 0.53125 0.53125 0.46875 0.53125</text:span></text:p>
      <text:p text:style-name="P19"><text:span text:style-name="T37"><text:s/></text:span><text:span text:style-name="T25">0.46875 0.46875 0.46875 0.53125 0.53125 0.53125 0.46875 0.53125 0.53125</text:span></text:p>
      <text:p text:style-name="P19"><text:span text:style-name="T37"><text:s/></text:span><text:span text:style-name="T25">0.53125 0.46875 0.53125 0.46875 0.46875 0.53125 0.46875 0.53125 0.53125</text:span></text:p>
      <text:p text:style-name="P19"><text:span text:style-name="T37"><text:s/></text:span><text:span text:style-name="T25">0.46875 0.53125 0.53125 0.53125 0.53125 0.46875 0.46875 0.46875 0.46875</text:span></text:p>
      <text:p text:style-name="P19"><text:span text:style-name="T37"><text:s/></text:span><text:span text:style-name="T25">0.53125 0.46875 0.46875 0.53125 0.46875 0.46875 0.46875 0.53125 0.46875</text:span></text:p>
      <text:p text:style-name="P19"><text:span text:style-name="T37"><text:s/></text:span><text:span text:style-name="T25">0.53125 0.53125 0.53125 0.46875 0.53125 0.53125 0.53125 0.46875 0.46875</text:span></text:p>
      <text:p text:style-name="P19"><text:span text:style-name="T37"><text:s/></text:span><text:span text:style-name="T25">0.46875 0.46875 0.53125 0.53125 0.53125 0.53125 0.46875 0.53125 0.53125</text:span></text:p>
      <text:p text:style-name="P19"><text:span text:style-name="T37"><text:s/></text:span><text:span text:style-name="T25">0.46875 0.53125 0.46875 0.46875 0.53125 0.46875 0.46875 0.46875]</text:span></text:p>
      <text:p text:style-name="P19"><text:span text:style-name="T25">y6⊕y8 [0. <text:s text:c="5"/>0.5 <text:s text:c="4"/>0.5 <text:s text:c="4"/>0.5 <text:s text:c="4"/>0.53125 0.53125 0.53125 0.46875 0.5</text:span></text:p>
      <text:p text:style-name="P19"><text:span text:style-name="T37"><text:s/></text:span><text:span text:style-name="T25">0.5 <text:s text:c="4"/>0.5 <text:s text:c="4"/>0.5 <text:s text:c="4"/>0.53125 0.53125 0.46875 0.53125 0.53125 0.53125</text:span></text:p>
      <text:p text:style-name="P19"><text:span text:style-name="T37"><text:s/></text:span><text:span text:style-name="T25">0.46875 0.53125 0.5 <text:s text:c="4"/>0.5 <text:s text:c="4"/>0.5 <text:s text:c="4"/>0.5 <text:s text:c="4"/>0.46875 0.46875 0.46875</text:span></text:p>
      <text:p text:style-name="P19"><text:span text:style-name="T37"><text:s/></text:span><text:span text:style-name="T25">0.53125 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3125 0.53125 0.46875 0.53125 0.5 <text:s text:c="4"/>0.5 <text:s text:c="4"/>0.5 <text:s text:c="4"/>0.5 <text:s text:c="4"/>0.53125</text:span></text:p>
      <text:p text:style-name="P19"><text:span text:style-name="T37"><text:s/></text:span><text:span text:style-name="T25">0.53125 0.53125 0.46875 0.53125 0.53125 0.53125 0.46875 0.5 <text:s text:c="4"/>0.5</text:span></text:p>
      <text:p text:style-name="P19"><text:span text:style-name="T37"><text:s/></text:span><text:span text:style-name="T25">0.5 <text:s text:c="4"/>0.5 <text:s text:c="4"/>0.46875 0.46875 0.53125 0.46875 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3125 0.53125 0.46875 0.53125</text:span></text:p>
      <text:p text:style-name="P19"><text:span text:style-name="T37"><text:s/></text:span><text:span text:style-name="T25">0.5 <text:s text:c="4"/>0.5 <text:s text:c="4"/>0.5 <text:s text:c="4"/>0.5 <text:s text:c="4"/>0.46875 0.46875 0.46875 0.53125 0.53125</text:span></text:p>
      <text:p text:style-name="P19"><text:span text:style-name="T37"><text:s/></text:span><text:span text:style-name="T25">0.53125 0.53125 0.46875 0.5 <text:s text:c="4"/>0.5 <text:s text:c="4"/>0.5 <text:s text:c="4"/>0.5 <text:s text:c="4"/>0.53125 0.53125</text:span></text:p>
      <text:p text:style-name="P19"><text:span text:style-name="T37"><text:s/></text:span><text:span text:style-name="T25">0.46875 0.53125 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46875 0.46875 0.46875 0.53125 0.5 <text:s text:c="4"/>0.5 <text:s text:c="4"/>0.5 <text:s text:c="4"/>0.5</text:span></text:p>
      <text:p text:style-name="P19"><text:span text:style-name="T37"><text:s/></text:span><text:span text:style-name="T25">0.53125 0.53125 0.46875 0.53125 0.46875 0.46875 0.53125 0.46875 0.5</text:span></text:p>
      <text:p text:style-name="P19"><text:span text:style-name="T37"><text:s/></text:span><text:span text:style-name="T25">0.5 <text:s text:c="4"/>0.5 <text:s text:c="4"/>0.5 <text:s text:c="4"/>0.46875 0.46875 0.46875 0.53125 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46875 0.46875 0.46875</text:span></text:p>
      <text:p text:style-name="P19"><text:span text:style-name="T37"><text:s/></text:span><text:span text:style-name="T25">0.53125 0.5 <text:s text:c="4"/>0.5 <text:s text:c="4"/>0.5 <text:s text:c="4"/>0.5 <text:s text:c="4"/>0.46875 0.46875 0.53125 0.46875</text:span></text:p>
      <text:p text:style-name="P19"><text:span text:style-name="T37"><text:s/></text:span><text:span text:style-name="T25">0.46875 0.46875 0.53125 0.46875 0.5 <text:s text:c="4"/>0.5 <text:s text:c="4"/>0.5 <text:s text:c="4"/>0.5 <text:s text:c="4"/>0.53125</text:span></text:p>
      <text:p text:style-name="P19"><text:span text:style-name="T37"><text:s/></text:span><text:span text:style-name="T25">0.53125 0.53125 0.46875 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46875 0.46875 0.53125 0.46875 0.5 <text:s text:c="4"/>0.5 <text:s text:c="4"/>0.5</text:span></text:p>
      <text:p text:style-name="P19"><text:span text:style-name="T37"><text:s/></text:span><text:span text:style-name="T25">0.5 <text:s text:c="4"/>0.46875 0.46875 0.46875 0.53125 0.46875 0.46875 0.46875 0.53125</text:span></text:p>
      <text:p text:style-name="P19"><text:span text:style-name="T37"><text:s/></text:span><text:span text:style-name="T25">0.5 <text:s text:c="4"/>0.5 <text:s text:c="4"/>0.5 <text:s text:c="4"/>0.5 <text:s text:c="4"/>0.53125 0.53125 0.46875 0.53125 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46875 0.46875</text:span></text:p>
      <text:p text:style-name="P19"><text:soft-page-break/><text:span text:style-name="T37"><text:s/></text:span><text:span text:style-name="T25">0.53125 0.46875 0.5 <text:s text:c="4"/>0.5 <text:s text:c="4"/>0.5 <text:s text:c="4"/>0.5 <text:s text:c="4"/>0.53125 0.53125 0.53125</text:span></text:p>
      <text:p text:style-name="P19"><text:span text:style-name="T37"><text:s/></text:span><text:span text:style-name="T25">0.46875 0.46875 0.46875 0.46875 0.53125 0.5 <text:s text:c="4"/>0.5 <text:s text:c="4"/>0.5 <text:s text:c="4"/>0.5</text:span></text:p>
      <text:p text:style-name="P19"><text:span text:style-name="T37"><text:s/></text:span><text:span text:style-name="T25">0.46875 0.46875 0.53125 0.46875 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3125 0.53125 0.53125 0.46875 0.5 <text:s text:c="4"/>0.5</text:span></text:p>
      <text:p text:style-name="P19"><text:span text:style-name="T37"><text:s/></text:span><text:span text:style-name="T25">0.5 <text:s text:c="4"/>0.5 <text:s text:c="4"/>0.46875 0.46875 0.53125 0.46875 0.53125 0.53125 0.46875</text:span></text:p>
      <text:p text:style-name="P19"><text:span text:style-name="T37"><text:s/></text:span><text:span text:style-name="T25">0.53125 0.5 <text:s text:c="4"/>0.5 <text:s text:c="4"/>0.5 <text:s text:c="4"/>0.5 <text:s text:c="4"/>0.53125 0.53125 0.53125 0.46875</text:span></text:p>
      <text:p text:style-name="P19"><text:span text:style-name="T37"><text:s/></text:span><text:span text:style-name="T25">0.5 <text:s text:c="4"/>0.5 <text:s text:c="4"/>0.5 <text:s text:c="4"/>0.5 <text:s text:c="4"/>0.53125 0.53125 0.53125 0.46875 0.5</text:span></text:p>
      <text:p text:style-name="P19"><text:span text:style-name="T37"><text:s/></text:span><text:span text:style-name="T25">0.5 <text:s text:c="4"/>0.5 <text:s text:c="4"/>0.5 <text:s text:c="4"/>0.46875 0.46875 0.53125 0.46875 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3125 0.53125 0.46875</text:span></text:p>
      <text:p text:style-name="P19"><text:span text:style-name="T37"><text:s/></text:span><text:span text:style-name="T25">0.53125 0.5 <text:s text:c="4"/>0.5 <text:s text:c="4"/>0.5 <text:s text:c="4"/>0.5 <text:s text:c="4"/>0.53125 0.53125 0.53125 0.46875</text:span></text:p>
      <text:p text:style-name="P19"><text:span text:style-name="T37"><text:s/></text:span><text:span text:style-name="T25">0.46875 0.46875 0.53125 0.46875 0.5 <text:s text:c="4"/>0.5 <text:s text:c="4"/>0.5 <text:s text:c="4"/>0.5 <text:s text:c="4"/>0.53125</text:span></text:p>
      <text:p text:style-name="P19"><text:span text:style-name="T37"><text:s/></text:span><text:span text:style-name="T25">0.53125 0.53125 0.46875 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46875 0.46875 0.46875 0.53125 0.5 <text:s text:c="4"/>0.5 <text:s text:c="4"/>0.5</text:span></text:p>
      <text:p text:style-name="P19"><text:span text:style-name="T37"><text:s/></text:span><text:span text:style-name="T25">0.5 <text:s text:c="4"/>0.46875 0.46875 0.53125 0.46875 0.53125 0.53125 0.46875 0.53125</text:span></text:p>
      <text:p text:style-name="P19"><text:span text:style-name="T37"><text:s/></text:span><text:span text:style-name="T25">0.5 <text:s text:c="4"/>0.5 <text:s text:c="4"/>0.5 <text:s text:c="4"/>0.5 <text:s text:c="4"/>0.53125 0.53125 0.53125 0.46875 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3125 0.53125</text:span></text:p>
      <text:p text:style-name="P19"><text:span text:style-name="T37"><text:s/></text:span><text:span text:style-name="T25">0.53125 0.46875 0.5 <text:s text:c="4"/>0.5 <text:s text:c="4"/>0.5 <text:s text:c="4"/>0.5 <text:s text:c="4"/>0.46875 0.46875 0.53125</text:span></text:p>
      <text:p text:style-name="P19"><text:span text:style-name="T37"><text:s/></text:span><text:span text:style-name="T25">0.46875 0.53125 0.53125 0.53125 0.46875 0.5 <text:s text:c="4"/>0.5 <text:s text:c="4"/>0.5 <text:s text:c="4"/>0.5</text:span></text:p>
      <text:p text:style-name="P19"><text:span text:style-name="T37"><text:s/></text:span><text:span text:style-name="T25">0.53125 0.53125 0.46875 0.53125 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3125 0.53125 0.46875 0.53125 0.5 <text:s text:c="4"/>0.5</text:span></text:p>
      <text:p text:style-name="P19"><text:span text:style-name="T37"><text:s/></text:span><text:span text:style-name="T25">0.5 <text:s text:c="4"/>0.5 <text:s text:c="4"/>0.46875 0.46875 0.46875 0.53125 0.53125 0.53125 0.53125</text:span></text:p>
      <text:p text:style-name="P19"><text:span text:style-name="T37"><text:s/></text:span><text:span text:style-name="T25">0.46875 0.5 <text:s text:c="4"/>0.5 <text:s text:c="4"/>0.5 <text:s text:c="4"/>0.5 <text:s text:c="4"/>0.46875 0.46875 0.53125 0.4687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3125</text:span></text:p>
      <text:p text:style-name="P19"><text:span text:style-name="T37"><text:s/></text:span><text:span text:style-name="T25">0.53125 0.46875 0.53125 0.5 <text:s text:c="4"/>0.5 <text:s text:c="4"/>0.5 <text:s text:c="4"/>0.5 <text:s text:c="4"/>0.53125 0.53125</text:span></text:p>
      <text:p text:style-name="P19"><text:span text:style-name="T37"><text:s/></text:span><text:span text:style-name="T25">0.53125 0.46875 0.46875 0.46875 0.53125 0.46875 0.5 <text:s text:c="4"/>0.5 <text:s text:c="4"/>0.5</text:span></text:p>
      <text:p text:style-name="P19"><text:span text:style-name="T37"><text:s/></text:span><text:span text:style-name="T25">0.5 <text:s text:c="4"/>0.53125 0.53125 0.53125 0.46875 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46875 0.46875 0.46875 0.53125 0.5</text:span></text:p>
      <text:p text:style-name="P19"><text:span text:style-name="T37"><text:s/></text:span><text:span text:style-name="T25">0.5 <text:s text:c="4"/>0.5 <text:s text:c="4"/>0.5 <text:s text:c="4"/>0.46875 0.46875 0.53125 0.46875 0.53125 0.53125</text:span></text:p>
      <text:p text:style-name="P19"><text:span text:style-name="T37"><text:s/></text:span><text:span text:style-name="T25">0.46875 0.53125 0.5 <text:s text:c="4"/>0.5 <text:s text:c="4"/>0.5 <text:s text:c="4"/>0.5 <text:s text:c="4"/>0.53125 0.53125 0.53125</text:span></text:p>
      <text:p text:style-name="P19"><text:span text:style-name="T37"><text:s/></text:span><text:span text:style-name="T25">0.46875 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3125 0.53125 0.53125 0.46875 0.5 <text:s text:c="4"/>0.5 <text:s text:c="4"/>0.5 <text:s text:c="4"/>0.5 <text:s text:c="4"/>0.46875</text:span></text:p>
      <text:p text:style-name="P19"><text:span text:style-name="T37"><text:s/></text:span><text:span text:style-name="T25">0.46875 0.53125 0.46875 0.53125 0.53125 0.53125 0.46875 0.5 <text:s text:c="4"/>0.5</text:span></text:p>
      <text:p text:style-name="P19"><text:span text:style-name="T37"><text:s/></text:span><text:span text:style-name="T25">0.5 <text:s text:c="4"/>0.5 <text:s text:c="4"/>0.53125 0.53125 0.46875 0.53125 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3125 0.53125 0.46875 0.53125</text:span></text:p>
      <text:p text:style-name="P19"><text:span text:style-name="T37"><text:s/></text:span><text:span text:style-name="T25">0.5 <text:s text:c="4"/>0.5 <text:s text:c="4"/>0.5 <text:s text:c="4"/>0.5 <text:s text:c="4"/>0.46875 0.46875 0.46875 0.53125]</text:span></text:p>
      <text:p text:style-name="P23"/>
      <text:p text:style-name="P19"><text:span text:style-name="T32">. . . . . . . . . . </text:span></text:p>
      <text:p text:style-name="P23"/>
      <text:p text:style-name="P34"/>
      <text:p text:style-name="P20"/>
      <text:p text:style-name="P19"><text:span text:style-name="T26">1⊕y0⊕y1⊕y2⊕y3⊕y4⊕y5⊕y6⊕y8 [0. <text:s text:c="5"/>0.46875 0.5 <text:s text:c="4"/>0.46875 0.46875 0.5 <text:s text:c="4"/>0.53125 0.5 <text:s text:c="4"/>0.5</text:span></text:p>
      <text:p text:style-name="P19"><text:span text:style-name="T37"><text:s/></text:span><text:span text:style-name="T25">0.53125 0.5 <text:s text:c="4"/>0.53125 0.53125 0.5 <text:s text:c="4"/>0.46875 0.5 <text:s text:c="4"/>0.46875 0.5</text:span></text:p>
      <text:p text:style-name="P19"><text:span text:style-name="T37"><text:s/></text:span><text:span text:style-name="T25">0.53125 0.5 <text:s text:c="4"/>0.5 <text:s text:c="4"/>0.46875 0.5 <text:s text:c="4"/>0.46875 0.46875 0.5 <text:s text:c="4"/>0.53125</text:span></text:p>
      <text:p text:style-name="P19"><text:span text:style-name="T37"><text:s/></text:span><text:span text:style-name="T25">0.5 <text:s text:c="4"/>0.5 <text:s text:c="4"/>0.46875 0.5 <text:s text:c="4"/>0.46875 0.5 <text:s text:c="4"/>0.46875 0.5 <text:s text:c="4"/>0.53125</text:span></text:p>
      <text:p text:style-name="P19"><text:span text:style-name="T37"><text:s/></text:span><text:span text:style-name="T25">0.46875 0.5 <text:s text:c="4"/>0.46875 0.5 <text:s text:c="4"/>0.5 <text:s text:c="4"/>0.46875 0.5 <text:s text:c="4"/>0.53125 0.46875</text:span></text:p>
      <text:p text:style-name="P19"><text:span text:style-name="T37"><text:s/></text:span><text:span text:style-name="T25">0.5 <text:s text:c="4"/>0.46875 0.5 <text:s text:c="4"/>0.53125 0.5 <text:s text:c="4"/>0.53125 0.5 <text:s text:c="4"/>0.5 <text:s text:c="4"/>0.53125</text:span></text:p>
      <text:p text:style-name="P19"><text:span text:style-name="T37"><text:s/></text:span><text:span text:style-name="T25">0.5 <text:s text:c="4"/>0.46875 0.46875 0.5 <text:s text:c="4"/>0.46875 0.5 <text:s text:c="4"/>0.5 <text:s text:c="4"/>0.46875 0.5</text:span></text:p>
      <text:p text:style-name="P19"><text:span text:style-name="T37"><text:s/></text:span><text:span text:style-name="T25">0.53125 0.53125 0.5 <text:s text:c="4"/>0.53125 0.5 <text:s text:c="4"/>0.5 <text:s text:c="4"/>0.46875 0.5 <text:s text:c="4"/>0.53125</text:span></text:p>
      <text:p text:style-name="P19"><text:span text:style-name="T37"><text:s/></text:span><text:span text:style-name="T25">0.53125 0.5 <text:s text:c="4"/>0.53125 0.5 <text:s text:c="4"/>0.5 <text:s text:c="4"/>0.46875 0.5 <text:s text:c="4"/>0.53125 0.5</text:span></text:p>
      <text:p text:style-name="P19"><text:span text:style-name="T37"><text:s/></text:span><text:span text:style-name="T25">0.46875 0.5 <text:s text:c="4"/>0.53125 0.53125 0.5 <text:s text:c="4"/>0.53125 0.5 <text:s text:c="4"/>0.5 <text:s text:c="4"/>0.53125</text:span></text:p>
      <text:p text:style-name="P19"><text:span text:style-name="T37"><text:s/></text:span><text:span text:style-name="T25">0.5 <text:s text:c="4"/>0.46875 0.46875 0.5 <text:s text:c="4"/>0.46875 0.5 <text:s text:c="4"/>0.46875 0.5 <text:s text:c="4"/>0.53125</text:span></text:p>
      <text:p text:style-name="P19"><text:span text:style-name="T37"><text:s/></text:span><text:span text:style-name="T25">0.5 <text:s text:c="4"/>0.5 <text:s text:c="4"/>0.53125 0.5 <text:s text:c="4"/>0.53125 0.53125 0.5 <text:s text:c="4"/>0.46875 0.5</text:span></text:p>
      <text:p text:style-name="P19"><text:span text:style-name="T37"><text:s/></text:span><text:span text:style-name="T25">0.5 <text:s text:c="4"/>0.46875 0.5 <text:s text:c="4"/>0.46875 0.5 <text:s text:c="4"/>0.46875 0.5 <text:s text:c="4"/>0.46875 0.53125</text:span></text:p>
      <text:p text:style-name="P19"><text:span text:style-name="T37"><text:s/></text:span><text:span text:style-name="T25">0.5 <text:s text:c="4"/>0.46875 0.5 <text:s text:c="4"/>0.5 <text:s text:c="4"/>0.46875 0.5 <text:s text:c="4"/>0.46875 0.53125 0.5</text:span></text:p>
      <text:p text:style-name="P19"><text:span text:style-name="T37"><text:s/></text:span><text:span text:style-name="T25">0.46875 0.5 <text:s text:c="4"/>0.5 <text:s text:c="4"/>0.53125 0.5 <text:s text:c="4"/>0.46875 0.46875 0.5 <text:s text:c="4"/>0.46875</text:span></text:p>
      <text:p text:style-name="P19"><text:span text:style-name="T37"><text:s/></text:span><text:span text:style-name="T25">0.5 <text:s text:c="4"/>0.5 <text:s text:c="4"/>0.46875 0.5 <text:s text:c="4"/>0.53125 0.53125 0.5 <text:s text:c="4"/>0.53125 0.5</text:span></text:p>
      <text:p text:style-name="P19"><text:span text:style-name="T37"><text:s/></text:span><text:span text:style-name="T25">0.53125 0.5 <text:s text:c="4"/>0.53125 0.5 <text:s text:c="4"/>0.5 <text:s text:c="4"/>0.46875 0.5 <text:s text:c="4"/>0.53125 0.53125</text:span></text:p>
      <text:p text:style-name="P19"><text:soft-page-break/><text:span text:style-name="T37"><text:s/></text:span><text:span text:style-name="T25">0.5 <text:s text:c="4"/>0.53125 0.5 <text:s text:c="4"/>0.5 <text:s text:c="4"/>0.46875 0.5 <text:s text:c="4"/>0.53125 0.5 <text:s text:c="4"/>0.46875</text:span></text:p>
      <text:p text:style-name="P19"><text:span text:style-name="T37"><text:s/></text:span><text:span text:style-name="T25">0.5 <text:s text:c="4"/>0.46875 0.53125 0.5 <text:s text:c="4"/>0.46875 0.5 <text:s text:c="4"/>0.5 <text:s text:c="4"/>0.46875 0.5</text:span></text:p>
      <text:p text:style-name="P19"><text:span text:style-name="T37"><text:s/></text:span><text:span text:style-name="T25">0.46875 0.53125 0.5 <text:s text:c="4"/>0.46875 0.5 <text:s text:c="4"/>0.53125 0.5 <text:s text:c="4"/>0.46875 0.5</text:span></text:p>
      <text:p text:style-name="P19"><text:span text:style-name="T37"><text:s/></text:span><text:span text:style-name="T25">0.5 <text:s text:c="4"/>0.46875 0.5 <text:s text:c="4"/>0.46875 0.46875 0.5 <text:s text:c="4"/>0.53125 0.5 <text:s text:c="4"/>0.5</text:span></text:p>
      <text:p text:style-name="P19"><text:span text:style-name="T37"><text:s/></text:span><text:span text:style-name="T25">0.53125 0.5 <text:s text:c="4"/>0.53125 0.46875 0.5 <text:s text:c="4"/>0.53125 0.5 <text:s text:c="4"/>0.5 <text:s text:c="4"/>0.46875</text:span></text:p>
      <text:p text:style-name="P19"><text:span text:style-name="T37"><text:s/></text:span><text:span text:style-name="T25">0.5 <text:s text:c="4"/>0.46875 0.46875 0.5 <text:s text:c="4"/>0.53125 0.5 <text:s text:c="4"/>0.5 <text:s text:c="4"/>0.46875 0.5</text:span></text:p>
      <text:p text:style-name="P19"><text:span text:style-name="T37"><text:s/></text:span><text:span text:style-name="T25">0.46875 0.5 <text:s text:c="4"/>0.53125 0.5 <text:s text:c="4"/>0.53125 0.53125 0.5 <text:s text:c="4"/>0.46875 0.5</text:span></text:p>
      <text:p text:style-name="P19"><text:span text:style-name="T37"><text:s/></text:span><text:span text:style-name="T25">0.5 <text:s text:c="4"/>0.46875 0.5 <text:s text:c="4"/>0.46875 0.46875 0.5 <text:s text:c="4"/>0.53125 0.5 <text:s text:c="4"/>0.46875</text:span></text:p>
      <text:p text:style-name="P19"><text:span text:style-name="T37"><text:s/></text:span><text:span text:style-name="T25">0.5 <text:s text:c="4"/>0.46875 0.5 <text:s text:c="4"/>0.5 <text:s text:c="4"/>0.46875 0.5 <text:s text:c="4"/>0.53125 0.53125 0.5</text:span></text:p>
      <text:p text:style-name="P19"><text:span text:style-name="T37"><text:s/></text:span><text:span text:style-name="T25">0.53125 0.5 <text:s text:c="4"/>0.5 <text:s text:c="4"/>0.53125 0.5 <text:s text:c="4"/>0.46875 0.5 <text:s text:c="4"/>0.46875 0.5</text:span></text:p>
      <text:p text:style-name="P19"><text:span text:style-name="T37"><text:s/></text:span><text:span text:style-name="T25">0.53125 0.46875 0.5 <text:s text:c="4"/>0.46875 0.5 <text:s text:c="4"/>0.5 <text:s text:c="4"/>0.46875 0.5 <text:s text:c="4"/>0.53125</text:span></text:p>
      <text:p text:style-name="P19"><text:span text:style-name="T37"><text:s/></text:span><text:span text:style-name="T25">0.46875 0.5 <text:s text:c="4"/>0.46875 0.5 <text:s text:c="4"/>0.5 <text:s text:c="4"/>0.46875 0.5 <text:s text:c="4"/>0.46875 0.46875</text:span></text:p>
      <text:p text:style-name="P19"><text:span text:style-name="T37"><text:s/></text:span><text:span text:style-name="T25">0.5 <text:s text:c="4"/>0.53125 0.5 <text:s text:c="4"/>0.5 <text:s text:c="4"/>0.46875 0.5 <text:s text:c="4"/>0.46875 0.46875 0.5</text:span></text:p>
      <text:p text:style-name="P19"><text:span text:style-name="T37"><text:s/></text:span><text:span text:style-name="T25">0.53125 0.5 <text:s text:c="4"/>0.53125 0.5 <text:s text:c="4"/>0.46875 0.5 <text:s text:c="4"/>0.5 <text:s text:c="4"/>0.53125 0.5</text:span></text:p>
      <text:p text:style-name="P19"><text:span text:style-name="T37"><text:s/></text:span><text:span text:style-name="T25">0.53125 0.46875 0.5 <text:s text:c="4"/>0.53125 0.5 <text:s text:c="4"/>0.5 <text:s text:c="4"/>0.46875 0.5 <text:s text:c="4"/>0.46875</text:span></text:p>
      <text:p text:style-name="P19"><text:span text:style-name="T37"><text:s/></text:span><text:span text:style-name="T25">0.5 <text:s text:c="4"/>0.46875 0.5 <text:s text:c="4"/>0.53125 0.46875 0.5 <text:s text:c="4"/>0.46875 0.5 <text:s text:c="4"/>0.5</text:span></text:p>
      <text:p text:style-name="P19"><text:span text:style-name="T37"><text:s/></text:span><text:span text:style-name="T25">0.53125 0.5 <text:s text:c="4"/>0.46875 0.53125 0.5 <text:s text:c="4"/>0.53125 0.5 <text:s text:c="4"/>0.46875 0.5</text:span></text:p>
      <text:p text:style-name="P19"><text:span text:style-name="T37"><text:s/></text:span><text:span text:style-name="T25">0.46875 0.5 <text:s text:c="4"/>0.5 <text:s text:c="4"/>0.46875 0.5 <text:s text:c="4"/>0.53125 0.46875 0.5 <text:s text:c="4"/>0.46875</text:span></text:p>
      <text:p text:style-name="P19"><text:span text:style-name="T37"><text:s/></text:span><text:span text:style-name="T25">0.5 <text:s text:c="4"/>0.5 <text:s text:c="4"/>0.46875 0.5 <text:s text:c="4"/>0.53125 0.53125 0.5 <text:s text:c="4"/>0.53125 0.5</text:span></text:p>
      <text:p text:style-name="P19"><text:span text:style-name="T37"><text:s/></text:span><text:span text:style-name="T25">0.5 <text:s text:c="4"/>0.46875 0.5 <text:s text:c="4"/>0.53125 0.46875 0.5 <text:s text:c="4"/>0.46875 0.5 <text:s text:c="4"/>0.5</text:span></text:p>
      <text:p text:style-name="P19"><text:span text:style-name="T37"><text:s/></text:span><text:span text:style-name="T25">0.53125 0.5 <text:s text:c="4"/>0.46875 0.5 <text:s text:c="4"/>0.53125 0.5 <text:s text:c="4"/>0.46875 0.46875 0.5</text:span></text:p>
      <text:p text:style-name="P19"><text:span text:style-name="T37"><text:s/></text:span><text:span text:style-name="T25">0.46875 0.5 <text:s text:c="4"/>0.5 <text:s text:c="4"/>0.53125 0.5 <text:s text:c="4"/>0.46875 0.46875 0.5 <text:s text:c="4"/>0.46875</text:span></text:p>
      <text:p text:style-name="P19"><text:span text:style-name="T37"><text:s/></text:span><text:span text:style-name="T25">0.5 <text:s text:c="4"/>0.46875 0.5 <text:s text:c="4"/>0.53125 0.5 <text:s text:c="4"/>0.5 <text:s text:c="4"/>0.53125 0.5 <text:s text:c="4"/>0.53125</text:span></text:p>
      <text:p text:style-name="P19"><text:span text:style-name="T37"><text:s/></text:span><text:span text:style-name="T25">0.46875 0.5 <text:s text:c="4"/>0.53125 0.5 <text:s text:c="4"/>0.5 <text:s text:c="4"/>0.53125 0.5 <text:s text:c="4"/>0.53125 0.5</text:span></text:p>
      <text:p text:style-name="P19"><text:span text:style-name="T37"><text:s/></text:span><text:span text:style-name="T25">0.53125 0.5 <text:s text:c="4"/>0.53125 0.46875 0.5 <text:s text:c="4"/>0.53125 0.5 <text:s text:c="4"/>0.5 <text:s text:c="4"/>0.46875</text:span></text:p>
      <text:p text:style-name="P19"><text:span text:style-name="T37"><text:s/></text:span><text:span text:style-name="T25">0.5 <text:s text:c="4"/>0.46875 0.53125 0.5 <text:s text:c="4"/>0.46875 0.5 <text:s text:c="4"/>0.5 <text:s text:c="4"/>0.46875 0.5</text:span></text:p>
      <text:p text:style-name="P19"><text:span text:style-name="T37"><text:s/></text:span><text:span text:style-name="T25">0.53125 0.53125 0.5 <text:s text:c="4"/>0.53125 0.5 <text:s text:c="4"/>0.5 <text:s text:c="4"/>0.46875 0.5 <text:s text:c="4"/>0.53125</text:span></text:p>
      <text:p text:style-name="P19"><text:span text:style-name="T37"><text:s/></text:span><text:span text:style-name="T25">0.53125 0.5 <text:s text:c="4"/>0.53125 0.5 <text:s text:c="4"/>0.53125 0.5 <text:s text:c="4"/>0.53125 0.5 <text:s text:c="4"/>0.5</text:span></text:p>
      <text:p text:style-name="P19"><text:span text:style-name="T37"><text:s/></text:span><text:span text:style-name="T25">0.46875 0.5 <text:s text:c="4"/>0.53125 0.46875 0.5 <text:s text:c="4"/>0.46875 0.5 <text:s text:c="4"/>0.5 <text:s text:c="4"/>0.53125</text:span></text:p>
      <text:p text:style-name="P19"><text:span text:style-name="T37"><text:s/></text:span><text:span text:style-name="T25">0.5 <text:s text:c="4"/>0.46875 0.5 <text:s text:c="4"/>0.53125 0.5 <text:s text:c="4"/>0.53125 0.46875 0.5 <text:s text:c="4"/>0.53125</text:span></text:p>
      <text:p text:style-name="P19"><text:span text:style-name="T37"><text:s/></text:span><text:span text:style-name="T25">0.5 <text:s text:c="4"/>0.5 <text:s text:c="4"/>0.46875 0.5 <text:s text:c="4"/>0.46875 0.53125 0.5 <text:s text:c="4"/>0.46875 0.5</text:span></text:p>
      <text:p text:style-name="P19"><text:span text:style-name="T37"><text:s/></text:span><text:span text:style-name="T25">0.53125 0.5 <text:s text:c="4"/>0.46875 0.5 <text:s text:c="4"/>0.5 <text:s text:c="4"/>0.46875 0.5 <text:s text:c="4"/>0.46875 0.53125</text:span></text:p>
      <text:p text:style-name="P19"><text:span text:style-name="T37"><text:s/></text:span><text:span text:style-name="T25">0.5 <text:s text:c="4"/>0.46875 0.5 <text:s text:c="4"/>0.5 <text:s text:c="4"/>0.46875 0.5 <text:s text:c="4"/>0.46875 0.53125 0.5</text:span></text:p>
      <text:p text:style-name="P19"><text:span text:style-name="T37"><text:s/></text:span><text:span text:style-name="T25">0.46875 0.5 <text:s text:c="4"/>0.5 <text:s text:c="4"/>0.53125 0.5 <text:s text:c="4"/>0.53125 0.46875 0.5 <text:s text:c="4"/>0.53125</text:span></text:p>
      <text:p text:style-name="P19"><text:span text:style-name="T37"><text:s/></text:span><text:span text:style-name="T25">0.5 <text:s text:c="4"/>0.5 <text:s text:c="4"/>0.46875 0.5 <text:s text:c="4"/>0.46875 0.5 <text:s text:c="4"/>0.53125 0.5 <text:s text:c="4"/>0.53125</text:span></text:p>
      <text:p text:style-name="P19"><text:span text:style-name="T37"><text:s/></text:span><text:span text:style-name="T25">0.53125 0.5 <text:s text:c="4"/>0.46875 0.5 <text:s text:c="4"/>0.5 <text:s text:c="4"/>0.53125 0.5 <text:s text:c="4"/>0.53125 0.53125</text:span></text:p>
      <text:p text:style-name="P19"><text:span text:style-name="T37"><text:s/></text:span><text:span text:style-name="T25">0.5 <text:s text:c="4"/>0.46875 0.5 <text:s text:c="4"/>0.53125 0.5 <text:s text:c="4"/>0.53125 0.5 <text:s text:c="4"/>0.5 <text:s text:c="4"/>0.53125</text:span></text:p>
      <text:p text:style-name="P19"><text:span text:style-name="T37"><text:s/></text:span><text:span text:style-name="T25">0.5 <text:s text:c="4"/>0.46875 0.53125 0.5 <text:s text:c="4"/>0.53125 0.5 <text:s text:c="4"/>0.5 <text:s text:c="4"/>0.53125 0.5</text:span></text:p>
      <text:p text:style-name="P19"><text:span text:style-name="T37"><text:s/></text:span><text:span text:style-name="T25">0.46875 0.5 <text:s text:c="4"/>0.46875 0.5 <text:s text:c="4"/>0.53125 0.46875 0.5 <text:s text:c="4"/>0.46875 0.5</text:span></text:p>
      <text:p text:style-name="P19"><text:span text:style-name="T37"><text:s/></text:span><text:span text:style-name="T25">0.5 <text:s text:c="4"/>0.53125 0.5 <text:s text:c="4"/>0.46875 0.53125 0.5 <text:s text:c="4"/>0.53125 0.5 <text:s text:c="3"/>]</text:span></text:p>
      <text:p text:style-name="P19"><text:span text:style-name="T25">1⊕y0⊕y1⊕y2⊕y3⊕y4⊕y5⊕y6⊕y7 [0. <text:s text:c="5"/>0.5 <text:s text:c="4"/>0.5 <text:s text:c="4"/>0.5 <text:s text:c="4"/>0.46875 0.46875 0.46875 0.53125 0.46875</text:span></text:p>
      <text:p text:style-name="P19"><text:span text:style-name="T37"><text:s/></text:span><text:span text:style-name="T25">0.46875 0.53125 0.46875 0.5 <text:s text:c="4"/>0.5 <text:s text:c="4"/>0.5 <text:s text:c="4"/>0.5 <text:s text:c="4"/>0.53125 0.46875</text:span></text:p>
      <text:p text:style-name="P19"><text:span text:style-name="T37"><text:s/></text:span><text:span text:style-name="T25">0.53125 0.53125 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3125 0.46875 0.46875 0.46875 0.46875 0.46875 0.53125 0.4687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3125</text:span></text:p>
      <text:p text:style-name="P19"><text:span text:style-name="T37"><text:s/></text:span><text:span text:style-name="T25">0.53125 0.53125 0.46875 0.5 <text:s text:c="4"/>0.5 <text:s text:c="4"/>0.5 <text:s text:c="4"/>0.5 <text:s text:c="4"/>0.46875 0.53125</text:span></text:p>
      <text:p text:style-name="P19"><text:span text:style-name="T37"><text:s/></text:span><text:span text:style-name="T25">0.53125 0.53125 0.53125 0.46875 0.53125 0.53125 0.5 <text:s text:c="4"/>0.5 <text:s text:c="4"/>0.5</text:span></text:p>
      <text:p text:style-name="P19"><text:span text:style-name="T37"><text:s/></text:span><text:span text:style-name="T25">0.5 <text:s text:c="4"/>0.53125 0.46875 0.53125 0.53125 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46875 0.53125 0.53125 0.53125 0.5</text:span></text:p>
      <text:p text:style-name="P19"><text:span text:style-name="T37"><text:s/></text:span><text:span text:style-name="T25">0.5 <text:s text:c="4"/>0.5 <text:s text:c="4"/>0.5 <text:s text:c="4"/>0.53125 0.53125 0.53125 0.46875 0.46875 0.46875</text:span></text:p>
      <text:p text:style-name="P19"><text:span text:style-name="T37"><text:s/></text:span><text:span text:style-name="T25">0.53125 0.46875 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46875 0.53125 0.53125 0.53125 0.46875 0.53125 0.46875 0.46875</text:span></text:p>
      <text:p text:style-name="P19"><text:span text:style-name="T37"><text:s/></text:span><text:span text:style-name="T25">0.5 <text:s text:c="4"/>0.5 <text:s text:c="4"/>0.5 <text:s text:c="4"/>0.5 <text:s text:c="4"/>0.53125 0.53125 0.46875 0.53125 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3125 0.53125</text:span></text:p>
      <text:p text:style-name="P19"><text:span text:style-name="T37"><text:s/></text:span><text:span text:style-name="T25">0.53125 0.46875 0.53125 0.46875 0.53125 0.53125 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46875 0.53125 0.53125 0.53125</text:span></text:p>
      <text:p text:style-name="P19"><text:span text:style-name="T37"><text:s/></text:span><text:span text:style-name="T25">0.5 <text:s text:c="4"/>0.5 <text:s text:c="4"/>0.5 <text:s text:c="4"/>0.5 <text:s text:c="4"/>0.53125 0.53125 0.53125 0.46875 0.46875</text:span></text:p>
      <text:p text:style-name="P19"><text:span text:style-name="T37"><text:s/></text:span><text:span text:style-name="T25">0.46875 0.53125 0.46875 0.5 <text:s text:c="4"/>0.5 <text:s text:c="4"/>0.5 <text:s text:c="4"/>0.5 <text:s text:c="4"/>0.5 <text:s text:c="4"/>0.5</text:span></text:p>
      <text:p text:style-name="P19"><text:soft-page-break/><text:span text:style-name="T37"><text:s/></text:span><text:span text:style-name="T25">0.5 <text:s text:c="4"/>0.5 <text:s text:c="4"/>0.53125 0.46875 0.46875 0.46875 0.53125 0.46875 0.53125</text:span></text:p>
      <text:p text:style-name="P19"><text:span text:style-name="T37"><text:s/></text:span><text:span text:style-name="T25">0.53125 0.5 <text:s text:c="4"/>0.5 <text:s text:c="4"/>0.5 <text:s text:c="4"/>0.5 <text:s text:c="4"/>0.46875 0.46875 0.53125 0.4687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46875</text:span></text:p>
      <text:p text:style-name="P19"><text:span text:style-name="T37"><text:s/></text:span><text:span text:style-name="T25">0.46875 0.46875 0.53125 0.5 <text:s text:c="4"/>0.5 <text:s text:c="4"/>0.5 <text:s text:c="4"/>0.5 <text:s text:c="4"/>0.53125 0.53125</text:span></text:p>
      <text:p text:style-name="P19"><text:span text:style-name="T37"><text:s/></text:span><text:span text:style-name="T25">0.53125 0.46875 0.53125 0.53125 0.46875 0.53125 0.5 <text:s text:c="4"/>0.5 <text:s text:c="4"/>0.5</text:span></text:p>
      <text:p text:style-name="P19"><text:span text:style-name="T37"><text:s/></text:span><text:span text:style-name="T25">0.5 <text:s text:c="4"/>0.46875 0.53125 0.46875 0.46875 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46875 0.53125 0.53125 0.53125 0.46875</text:span></text:p>
      <text:p text:style-name="P19"><text:span text:style-name="T37"><text:s/></text:span><text:span text:style-name="T25">0.46875 0.53125 0.46875 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3125 0.53125 0.53125 0.46875 0.5 <text:s text:c="4"/>0.5 <text:s text:c="4"/>0.5</text:span></text:p>
      <text:p text:style-name="P19"><text:span text:style-name="T37"><text:s/></text:span><text:span text:style-name="T25">0.5 <text:s text:c="4"/>0.46875 0.53125 0.53125 0.53125 0.53125 0.46875 0.53125 0.5312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3125</text:span></text:p>
      <text:p text:style-name="P19"><text:span text:style-name="T37"><text:s/></text:span><text:span text:style-name="T25">0.53125 0.46875 0.53125 0.46875 0.46875 0.46875 0.53125 0.5 <text:s text:c="4"/>0.5</text:span></text:p>
      <text:p text:style-name="P19"><text:span text:style-name="T37"><text:s/></text:span><text:span text:style-name="T25">0.5 <text:s text:c="4"/>0.5 <text:s text:c="4"/>0.46875 0.53125 0.53125 0.53125 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3125 0.46875 0.53125 0.53125</text:span></text:p>
      <text:p text:style-name="P19"><text:span text:style-name="T37"><text:s/></text:span><text:span text:style-name="T25">0.46875 0.46875 0.46875 0.53125 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46875 0.46875 0.53125 0.46875 0.5 <text:s text:c="4"/>0.5</text:span></text:p>
      <text:p text:style-name="P19"><text:span text:style-name="T37"><text:s/></text:span><text:span text:style-name="T25">0.5 <text:s text:c="4"/>0.5 <text:s text:c="4"/>0.46875 0.53125 0.46875 0.46875 0.46875 0.53125 0.53125</text:span></text:p>
      <text:p text:style-name="P19"><text:span text:style-name="T37"><text:s/></text:span><text:span text:style-name="T25">0.53125 0.5 <text:s text:c="4"/>0.5 <text:s text:c="4"/>0.5 <text:s text:c="4"/>0.5 <text:s text:c="4"/>0.53125 0.46875 0.46875 0.4687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53125</text:span></text:p>
      <text:p text:style-name="P19"><text:span text:style-name="T37"><text:s/></text:span><text:span text:style-name="T25">0.46875 0.53125 0.53125 0.5 <text:s text:c="4"/>0.5 <text:s text:c="4"/>0.5 <text:s text:c="4"/>0.5 <text:s text:c="4"/>0.53125 0.53125</text:span></text:p>
      <text:p text:style-name="P19"><text:span text:style-name="T37"><text:s/></text:span><text:span text:style-name="T25">0.46875 0.53125 0.53125 0.53125 0.53125 0.46875 0.5 <text:s text:c="4"/>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3125 0.46875 0.53125 0.53125</text:span></text:p>
      <text:p text:style-name="P19"><text:span text:style-name="T37"><text:s/></text:span><text:span text:style-name="T25">0.46875 0.53125 0.53125 0.53125 0.5 <text:s text:c="4"/>0.5 <text:s text:c="4"/>0.5 <text:s text:c="4"/>0.5 <text:s text:c="4"/>0.46875</text:span></text:p>
      <text:p text:style-name="P19"><text:span text:style-name="T37"><text:s/></text:span><text:span text:style-name="T25">0.46875 0.46875 0.53125 0.5 <text:s text:c="4"/>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3125 0.53125 0.46875 0.53125 0.53125 0.46875 0.46875</text:span></text:p>
      <text:p text:style-name="P19"><text:span text:style-name="T37"><text:s/></text:span><text:span text:style-name="T25">0.46875 0.5 <text:s text:c="4"/>0.5 <text:s text:c="4"/>0.5 <text:s text:c="4"/>0.5 <text:s text:c="4"/>0.5 <text:s text:c="4"/>0.5 <text:s text:c="4"/>0.5 <text:s text:c="4"/>0.5</text:span></text:p>
      <text:p text:style-name="P19"><text:span text:style-name="T37"><text:s/></text:span><text:span text:style-name="T25">0.53125 0.46875 0.53125 0.53125 0.5 <text:s text:c="4"/>0.5 <text:s text:c="4"/>0.5 <text:s text:c="4"/>0.5 <text:s text:c="4"/>0.53125</text:span></text:p>
      <text:p text:style-name="P19"><text:span text:style-name="T37"><text:s/></text:span><text:span text:style-name="T25">0.53125 0.46875 0.53125 0.53125 0.53125 0.53125 0.46875 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46875 0.53125 0.46875</text:span></text:p>
      <text:p text:style-name="P19"><text:span text:style-name="T37"><text:s/></text:span><text:span text:style-name="T25">0.46875 0.53125 0.46875 0.46875 0.46875 0.5 <text:s text:c="4"/>0.5 <text:s text:c="4"/>0.5 <text:s text:c="4"/>0.5</text:span></text:p>
      <text:p text:style-name="P19"><text:span text:style-name="T37"><text:s/></text:span><text:span text:style-name="T25">0.53125 0.53125 0.53125 0.46875 0.5 <text:s text:c="4"/>0.5 <text:s text:c="4"/>0.5 <text:s text:c="4"/>0.5 <text:s text:c="4"/>0.5</text:span></text:p>
      <text:p text:style-name="P19"><text:span text:style-name="T37"><text:s/></text:span><text:span text:style-name="T25">0.5 <text:s text:c="4"/>0.5 <text:s text:c="4"/>0.5 <text:s text:c="4"/>0.46875 0.46875 0.53125 0.46875 0.5 <text:s text:c="4"/>0.5</text:span></text:p>
      <text:p text:style-name="P19"><text:span text:style-name="T37"><text:s/></text:span><text:span text:style-name="T25">0.5 <text:s text:c="4"/>0.5 <text:s text:c="4"/>0.46875 0.46875 0.53125 0.46875 0.53125 0.53125 0.53125</text:span></text:p>
      <text:p text:style-name="P19"><text:span text:style-name="T37"><text:s/></text:span><text:span text:style-name="T25">0.46875 0.5 <text:s text:c="4"/>0.5 <text:s text:c="4"/>0.5 <text:s text:c="4"/>0.5 <text:s text:c="4"/>0.53125 0.46875 0.46875 0.4687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5 <text:s text:c="4"/>0.5 <text:s text:c="4"/>0.46875</text:span></text:p>
      <text:p text:style-name="P19"><text:span text:style-name="T37"><text:s/></text:span><text:span text:style-name="T25">0.53125 0.46875 0.46875 0.46875 0.46875 0.46875 0.53125 0.5 <text:s text:c="4"/>0.5</text:span></text:p>
      <text:p text:style-name="P19"><text:span text:style-name="T37"><text:s/></text:span><text:span text:style-name="T25">0.5 <text:s text:c="4"/>0.5 <text:s text:c="4"/>0.5 <text:s text:c="4"/>0.5 <text:s text:c="4"/>0.5 <text:s text:c="4"/>0.5 <text:s text:c="4"/>0.46875 0.46875 0.53125</text:span></text:p>
      <text:p text:style-name="P19"><text:span text:style-name="T37"><text:s/></text:span><text:span text:style-name="T25">0.46875 0.5 <text:s text:c="4"/>0.5 <text:s text:c="4"/>0.5 <text:s text:c="4"/>0.5 <text:s text:c="4"/>0.46875 0.53125 0.46875 0.46875</text:span></text:p>
      <text:p text:style-name="P19"><text:span text:style-name="T37"><text:s/></text:span><text:span text:style-name="T25">0.46875 0.53125 0.53125 0.53125 0.5 <text:s text:c="4"/>0.5 <text:s text:c="4"/>0.5 <text:s text:c="4"/>0.5 <text:s text:c="3"/>]</text:span></text:p>
      <text:p text:style-name="P19"><text:span text:style-name="T25">1⊕y0⊕y1⊕y2⊕y3⊕y4⊕y5⊕y6⊕y7⊕y8 [0. <text:s text:c="5"/>0.53125 0.5 <text:s text:c="4"/>0.46875 0.53125 0.5 <text:s text:c="4"/>0.46875 0.5 <text:s text:c="4"/>0.46875</text:span></text:p>
      <text:p text:style-name="P19"><text:span text:style-name="T37"><text:s/></text:span><text:span text:style-name="T25">0.5 <text:s text:c="4"/>0.53125 0.5 <text:s text:c="4"/>0.5 <text:s text:c="4"/>0.53125 0.5 <text:s text:c="4"/>0.46875 0.53125 0.5</text:span></text:p>
      <text:p text:style-name="P19"><text:span text:style-name="T37"><text:s/></text:span><text:span text:style-name="T25">0.53125 0.5 <text:s text:c="4"/>0.5 <text:s text:c="4"/>0.53125 0.5 <text:s text:c="4"/>0.53125 0.5 <text:s text:c="4"/>0.46875 0.5</text:span></text:p>
      <text:p text:style-name="P19"><text:span text:style-name="T37"><text:s/></text:span><text:span text:style-name="T25">0.46875 0.53125 0.5 <text:s text:c="4"/>0.53125 0.5 <text:s text:c="4"/>0.5 <text:s text:c="4"/>0.46875 0.5 <text:s text:c="4"/>0.46875</text:span></text:p>
      <text:p text:style-name="P19"><text:span text:style-name="T37"><text:s/></text:span><text:span text:style-name="T25">0.53125 0.5 <text:s text:c="4"/>0.53125 0.5 <text:s text:c="4"/>0.53125 0.5 <text:s text:c="4"/>0.53125 0.5 <text:s text:c="4"/>0.5</text:span></text:p>
      <text:p text:style-name="P19"><text:span text:style-name="T37"><text:s/></text:span><text:span text:style-name="T25">0.53125 0.5 <text:s text:c="4"/>0.53125 0.46875 0.5 <text:s text:c="4"/>0.53125 0.5 <text:s text:c="4"/>0.5 <text:s text:c="4"/>0.53125</text:span></text:p>
      <text:p text:style-name="P19"><text:span text:style-name="T37"><text:s/></text:span><text:span text:style-name="T25">0.5 <text:s text:c="4"/>0.46875 0.5 <text:s text:c="4"/>0.53125 0.5 <text:s text:c="4"/>0.46875 0.53125 0.5 <text:s text:c="4"/>0.46875</text:span></text:p>
      <text:p text:style-name="P19"><text:span text:style-name="T37"><text:s/></text:span><text:span text:style-name="T25">0.5 <text:s text:c="4"/>0.5 <text:s text:c="4"/>0.53125 0.5 <text:s text:c="4"/>0.53125 0.46875 0.5 <text:s text:c="4"/>0.46875 0.5</text:span></text:p>
      <text:p text:style-name="P19"><text:span text:style-name="T37"><text:s/></text:span><text:span text:style-name="T25">0.53125 0.5 <text:s text:c="4"/>0.53125 0.5 <text:s text:c="4"/>0.5 <text:s text:c="4"/>0.53125 0.5 <text:s text:c="4"/>0.53125 0.53125</text:span></text:p>
      <text:p text:style-name="P19"><text:span text:style-name="T37"><text:s/></text:span><text:span text:style-name="T25">0.5 <text:s text:c="4"/>0.46875 0.5 <text:s text:c="4"/>0.5 <text:s text:c="4"/>0.46875 0.5 <text:s text:c="4"/>0.53125 0.5 <text:s text:c="4"/>0.53125</text:span></text:p>
      <text:p text:style-name="P19"><text:span text:style-name="T37"><text:s/></text:span><text:span text:style-name="T25">0.5 <text:s text:c="4"/>0.46875 0.53125 0.5 <text:s text:c="4"/>0.46875 0.5 <text:s text:c="4"/>0.5 <text:s text:c="4"/>0.53125 0.5</text:span></text:p>
      <text:p text:style-name="P19"><text:span text:style-name="T37"><text:s/></text:span><text:span text:style-name="T25">0.46875 0.53125 0.5 <text:s text:c="4"/>0.46875 0.5 <text:s text:c="4"/>0.53125 0.5 <text:s text:c="4"/>0.46875 0.5</text:span></text:p>
      <text:p text:style-name="P19"><text:span text:style-name="T37"><text:s/></text:span><text:span text:style-name="T25">0.5 <text:s text:c="4"/>0.46875 0.5 <text:s text:c="4"/>0.53125 0.53125 0.5 <text:s text:c="4"/>0.53125 0.5 <text:s text:c="4"/>0.5</text:span></text:p>
      <text:p text:style-name="P19"><text:span text:style-name="T37"><text:s/></text:span><text:span text:style-name="T25">0.53125 0.5 <text:s text:c="4"/>0.53125 0.5 <text:s text:c="4"/>0.53125 0.5 <text:s text:c="4"/>0.53125 0.46875 0.5</text:span></text:p>
      <text:p text:style-name="P19"><text:span text:style-name="T37"><text:s/></text:span><text:span text:style-name="T25">0.46875 0.5 <text:s text:c="4"/>0.5 <text:s text:c="4"/>0.46875 0.5 <text:s text:c="4"/>0.53125 0.46875 0.5 <text:s text:c="4"/>0.53125</text:span></text:p>
      <text:p text:style-name="P19"><text:span text:style-name="T37"><text:s/></text:span><text:span text:style-name="T25">0.5 <text:s text:c="4"/>0.53125 0.5 <text:s text:c="4"/>0.46875 0.5 <text:s text:c="4"/>0.5 <text:s text:c="4"/>0.46875 0.5 <text:s text:c="4"/>0.53125</text:span></text:p>
      <text:p text:style-name="P19"><text:span text:style-name="T37"><text:s/></text:span><text:span text:style-name="T25">0.53125 0.5 <text:s text:c="4"/>0.53125 0.5 <text:s text:c="4"/>0.5 <text:s text:c="4"/>0.53125 0.5 <text:s text:c="4"/>0.53125 0.5</text:span></text:p>
      <text:p text:style-name="P19"><text:span text:style-name="T37"><text:s/></text:span><text:span text:style-name="T25">0.46875 0.5 <text:s text:c="4"/>0.46875 0.53125 0.5 <text:s text:c="4"/>0.53125 0.5 <text:s text:c="4"/>0.5 <text:s text:c="4"/>0.46875</text:span></text:p>
      <text:p text:style-name="P19"><text:span text:style-name="T37"><text:s/></text:span><text:span text:style-name="T25">0.5 <text:s text:c="4"/>0.46875 0.53125 0.5 <text:s text:c="4"/>0.53125 0.5 <text:s text:c="4"/>0.53125 0.5 <text:s text:c="4"/>0.53125</text:span></text:p>
      <text:p text:style-name="P19"><text:soft-page-break/><text:span text:style-name="T37"><text:s/></text:span><text:span text:style-name="T25">0.5 <text:s text:c="4"/>0.5 <text:s text:c="4"/>0.53125 0.5 <text:s text:c="4"/>0.53125 0.53125 0.5 <text:s text:c="4"/>0.46875 0.5</text:span></text:p>
      <text:p text:style-name="P19"><text:span text:style-name="T37"><text:s/></text:span><text:span text:style-name="T25">0.5 <text:s text:c="4"/>0.46875 0.5 <text:s text:c="4"/>0.53125 0.5 <text:s text:c="4"/>0.46875 0.5 <text:s text:c="4"/>0.53125 0.46875</text:span></text:p>
      <text:p text:style-name="P19"><text:span text:style-name="T37"><text:s/></text:span><text:span text:style-name="T25">0.5 <text:s text:c="4"/>0.53125 0.5 <text:s text:c="4"/>0.5 <text:s text:c="4"/>0.46875 0.5 <text:s text:c="4"/>0.46875 0.53125 0.5</text:span></text:p>
      <text:p text:style-name="P19"><text:span text:style-name="T37"><text:s/></text:span><text:span text:style-name="T25">0.53125 0.5 <text:s text:c="4"/>0.46875 0.5 <text:s text:c="4"/>0.46875 0.5 <text:s text:c="4"/>0.5 <text:s text:c="4"/>0.46875 0.5</text:span></text:p>
      <text:p text:style-name="P19"><text:span text:style-name="T37"><text:s/></text:span><text:span text:style-name="T25">0.46875 0.53125 0.5 <text:s text:c="4"/>0.46875 0.5 <text:s text:c="4"/>0.5 <text:s text:c="4"/>0.46875 0.5 <text:s text:c="4"/>0.53125</text:span></text:p>
      <text:p text:style-name="P19"><text:span text:style-name="T37"><text:s/></text:span><text:span text:style-name="T25">0.5 <text:s text:c="4"/>0.53125 0.5 <text:s text:c="4"/>0.46875 0.53125 0.5 <text:s text:c="4"/>0.46875 0.5 <text:s text:c="4"/>0.5</text:span></text:p>
      <text:p text:style-name="P19"><text:span text:style-name="T37"><text:s/></text:span><text:span text:style-name="T25">0.53125 0.5 <text:s text:c="4"/>0.46875 0.53125 0.5 <text:s text:c="4"/>0.46875 0.5 <text:s text:c="4"/>0.53125 0.5</text:span></text:p>
      <text:p text:style-name="P19"><text:span text:style-name="T37"><text:s/></text:span><text:span text:style-name="T25">0.46875 0.5 <text:s text:c="4"/>0.5 <text:s text:c="4"/>0.46875 0.5 <text:s text:c="4"/>0.53125 0.46875 0.5 <text:s text:c="4"/>0.46875</text:span></text:p>
      <text:p text:style-name="P19"><text:span text:style-name="T37"><text:s/></text:span><text:span text:style-name="T25">0.5 <text:s text:c="4"/>0.5 <text:s text:c="4"/>0.46875 0.5 <text:s text:c="4"/>0.46875 0.5 <text:s text:c="4"/>0.46875 0.5 <text:s text:c="4"/>0.46875</text:span></text:p>
      <text:p text:style-name="P19"><text:span text:style-name="T37"><text:s/></text:span><text:span text:style-name="T25">0.53125 0.5 <text:s text:c="4"/>0.53125 0.5 <text:s text:c="4"/>0.5 <text:s text:c="4"/>0.46875 0.5 <text:s text:c="4"/>0.46875 0.46875</text:span></text:p>
      <text:p text:style-name="P19"><text:span text:style-name="T37"><text:s/></text:span><text:span text:style-name="T25">0.5 <text:s text:c="4"/>0.46875 0.5 <text:s text:c="4"/>0.46875 0.5 <text:s text:c="4"/>0.46875 0.5 <text:s text:c="4"/>0.5 <text:s text:c="4"/>0.53125</text:span></text:p>
      <text:p text:style-name="P19"><text:span text:style-name="T37"><text:s/></text:span><text:span text:style-name="T25">0.5 <text:s text:c="4"/>0.53125 0.46875 0.5 <text:s text:c="4"/>0.53125 0.5 <text:s text:c="4"/>0.5 <text:s text:c="4"/>0.46875 0.5</text:span></text:p>
      <text:p text:style-name="P19"><text:span text:style-name="T37"><text:s/></text:span><text:span text:style-name="T25">0.53125 0.5 <text:s text:c="4"/>0.46875 0.5 <text:s text:c="4"/>0.53125 0.53125 0.5 <text:s text:c="4"/>0.46875 0.5</text:span></text:p>
      <text:p text:style-name="P19"><text:span text:style-name="T37"><text:s/></text:span><text:span text:style-name="T25">0.5 <text:s text:c="4"/>0.53125 0.5 <text:s text:c="4"/>0.46875 0.46875 0.5 <text:s text:c="4"/>0.53125 0.5 <text:s text:c="4"/>0.53125</text:span></text:p>
      <text:p text:style-name="P19"><text:span text:style-name="T37"><text:s/></text:span><text:span text:style-name="T25">0.5 <text:s text:c="4"/>0.46875 0.5 <text:s text:c="4"/>0.5 <text:s text:c="4"/>0.53125 0.5 <text:s text:c="4"/>0.46875 0.53125 0.5</text:span></text:p>
      <text:p text:style-name="P19"><text:span text:style-name="T37"><text:s/></text:span><text:span text:style-name="T25">0.53125 0.5 <text:s text:c="4"/>0.5 <text:s text:c="4"/>0.46875 0.5 <text:s text:c="4"/>0.46875 0.5 <text:s text:c="4"/>0.53125 0.5</text:span></text:p>
      <text:p text:style-name="P19"><text:span text:style-name="T37"><text:s/></text:span><text:span text:style-name="T25">0.53125 0.53125 0.5 <text:s text:c="4"/>0.53125 0.5 <text:s text:c="4"/>0.5 <text:s text:c="4"/>0.46875 0.5 <text:s text:c="4"/>0.53125</text:span></text:p>
      <text:p text:style-name="P19"><text:span text:style-name="T37"><text:s/></text:span><text:span text:style-name="T25">0.53125 0.5 <text:s text:c="4"/>0.46875 0.5 <text:s text:c="4"/>0.53125 0.5 <text:s text:c="4"/>0.46875 0.5 <text:s text:c="4"/>0.5</text:span></text:p>
      <text:p text:style-name="P19"><text:span text:style-name="T37"><text:s/></text:span><text:span text:style-name="T25">0.53125 0.5 <text:s text:c="4"/>0.46875 0.46875 0.5 <text:s text:c="4"/>0.46875 0.5 <text:s text:c="4"/>0.5 <text:s text:c="4"/>0.53125</text:span></text:p>
      <text:p text:style-name="P19"><text:span text:style-name="T37"><text:s/></text:span><text:span text:style-name="T25">0.5 <text:s text:c="4"/>0.53125 0.5 <text:s text:c="4"/>0.53125 0.5 <text:s text:c="4"/>0.53125 0.53125 0.5 <text:s text:c="4"/>0.53125</text:span></text:p>
      <text:p text:style-name="P19"><text:span text:style-name="T37"><text:s/></text:span><text:span text:style-name="T25">0.5 <text:s text:c="4"/>0.5 <text:s text:c="4"/>0.46875 0.5 <text:s text:c="4"/>0.46875 0.46875 0.5 <text:s text:c="4"/>0.46875 0.5</text:span></text:p>
      <text:p text:style-name="P19"><text:span text:style-name="T37"><text:s/></text:span><text:span text:style-name="T25">0.53125 0.5 <text:s text:c="4"/>0.53125 0.5 <text:s text:c="4"/>0.5 <text:s text:c="4"/>0.46875 0.5 <text:s text:c="4"/>0.46875 0.46875</text:span></text:p>
      <text:p text:style-name="P19"><text:span text:style-name="T37"><text:s/></text:span><text:span text:style-name="T25">0.5 <text:s text:c="4"/>0.53125 0.5 <text:s text:c="4"/>0.5 <text:s text:c="4"/>0.46875 0.5 <text:s text:c="4"/>0.53125 0.5 <text:s text:c="4"/>0.53125</text:span></text:p>
      <text:p text:style-name="P19"><text:span text:style-name="T37"><text:s/></text:span><text:span text:style-name="T25">0.5 <text:s text:c="4"/>0.46875 0.46875 0.5 <text:s text:c="4"/>0.53125 0.5 <text:s text:c="4"/>0.5 <text:s text:c="4"/>0.53125 0.5</text:span></text:p>
      <text:p text:style-name="P19"><text:span text:style-name="T37"><text:s/></text:span><text:span text:style-name="T25">0.53125 0.53125 0.5 <text:s text:c="4"/>0.53125 0.5 <text:s text:c="4"/>0.53125 0.5 <text:s text:c="4"/>0.53125 0.5</text:span></text:p>
      <text:p text:style-name="P19"><text:span text:style-name="T37"><text:s/></text:span><text:span text:style-name="T25">0.5 <text:s text:c="4"/>0.46875 0.5 <text:s text:c="4"/>0.46875 0.46875 0.5 <text:s text:c="4"/>0.53125 0.5 <text:s text:c="4"/>0.5</text:span></text:p>
      <text:p text:style-name="P19"><text:span text:style-name="T37"><text:s/></text:span><text:span text:style-name="T25">0.46875 0.5 <text:s text:c="4"/>0.53125 0.5 <text:s text:c="4"/>0.46875 0.5 <text:s text:c="4"/>0.53125 0.53125 0.5</text:span></text:p>
      <text:p text:style-name="P19"><text:span text:style-name="T37"><text:s/></text:span><text:span text:style-name="T25">0.46875 0.5 <text:s text:c="4"/>0.5 <text:s text:c="4"/>0.53125 0.5 <text:s text:c="4"/>0.46875 0.46875 0.5 <text:s text:c="4"/>0.53125</text:span></text:p>
      <text:p text:style-name="P19"><text:span text:style-name="T37"><text:s/></text:span><text:span text:style-name="T25">0.5 <text:s text:c="4"/>0.53125 0.5 <text:s text:c="4"/>0.46875 0.5 <text:s text:c="4"/>0.5 <text:s text:c="4"/>0.53125 0.5 <text:s text:c="4"/>0.46875</text:span></text:p>
      <text:p text:style-name="P19"><text:span text:style-name="T37"><text:s/></text:span><text:span text:style-name="T25">0.46875 0.5 <text:s text:c="4"/>0.46875 0.5 <text:s text:c="4"/>0.5 <text:s text:c="4"/>0.53125 0.5 <text:s text:c="4"/>0.53125 0.5</text:span></text:p>
      <text:p text:style-name="P19"><text:span text:style-name="T37"><text:s/></text:span><text:span text:style-name="T25">0.46875 0.5 <text:s text:c="4"/>0.46875 0.46875 0.5 <text:s text:c="4"/>0.46875 0.5 <text:s text:c="4"/>0.5 <text:s text:c="4"/>0.53125</text:span></text:p>
      <text:p text:style-name="P19"><text:span text:style-name="T37"><text:s/></text:span><text:span text:style-name="T25">0.5 <text:s text:c="4"/>0.46875 0.46875 0.5 <text:s text:c="4"/>0.53125 0.5 <text:s text:c="4"/>0.46875 0.5 <text:s text:c="4"/>0.53125</text:span></text:p>
      <text:p text:style-name="P19"><text:span text:style-name="T37"><text:s/></text:span><text:span text:style-name="T25">0.5 <text:s text:c="4"/>0.5 <text:s text:c="4"/>0.46875 0.5 <text:s text:c="4"/>0.53125 0.46875 0.5 <text:s text:c="4"/>0.46875 0.5</text:span></text:p>
      <text:p text:style-name="P19"><text:span text:style-name="T37"><text:s/></text:span><text:span text:style-name="T25">0.5 <text:s text:c="4"/>0.53125 0.5 <text:s text:c="4"/>0.53125 0.5 <text:s text:c="4"/>0.53125 0.5 <text:s text:c="4"/>0.53125 0.53125</text:span></text:p>
      <text:p text:style-name="P19"><text:span text:style-name="T37"><text:s/></text:span><text:span text:style-name="T25">0.5 <text:s text:c="4"/>0.53125 0.5 <text:s text:c="4"/>0.5 <text:s text:c="4"/>0.46875 0.5 <text:s text:c="4"/>0.46875 0.46875 0.5</text:span></text:p>
      <text:p text:style-name="P19"><text:span text:style-name="T37"><text:s/></text:span><text:span text:style-name="T25">0.46875 0.5 <text:s text:c="4"/>0.53125 0.5 <text:s text:c="4"/>0.53125 0.5 <text:s text:c="4"/>0.5 <text:s text:c="4"/>0.46875 0.5</text:span></text:p>
      <text:p text:style-name="P19"><text:span text:style-name="T37"><text:s/></text:span><text:span text:style-name="T25">0.46875 0.53125 0.5 <text:s text:c="4"/>0.46875 0.5 <text:s text:c="4"/>0.5 <text:s text:c="4"/>0.53125 0.5 <text:s text:c="4"/>0.46875</text:span></text:p>
      <text:p text:style-name="P19"><text:span text:style-name="T37"><text:s/></text:span><text:span text:style-name="T25">0.5 <text:s text:c="4"/>0.46875 0.5 <text:s text:c="4"/>0.53125 0.53125 0.5 <text:s text:c="4"/>0.46875 0.5 <text:s text:c="3"/>]</text:span></text:p>
      <text:p text:style-name="P24"/>
      <text:p text:style-name="P19"><text:span text:style-name="T31">2.5 Коффициенты <text:s/>Адамара-Уолша</text:span><text:span text:style-name="T32">(В связи с большим объёмом приведена лишь часть коэф, взятая из начала и конца)</text:span></text:p>
      <text:p text:style-name="P19"><text:span text:style-name="T26">y8 [ <text:s/>0. <text:s text:c="2"/>0. <text:s/>32. <text:s/>32. <text:s text:c="2"/>0. <text:s text:c="2"/>0. <text:s/>32. -32. <text:s text:c="2"/>0. <text:s text:c="2"/>0. -32. -32. <text:s text:c="2"/>0. <text:s text:c="2"/>0.</text:span></text:p>
      <text:p text:style-name="P19"><text:span text:style-name="T37"><text:s text:c="2"/></text:span><text:span text:style-name="T25">32. -32. <text:s text:c="2"/>0. <text:s text:c="2"/>0. <text:s/>32. <text:s/>32. <text:s text:c="2"/>0. <text:s text:c="2"/>0. -32. <text:s/>32. <text:s text:c="2"/>0. <text:s text:c="2"/>0. -32. -32.</text:span></text:p>
      <text:p text:style-name="P19"><text:span text:style-name="T37"><text:s text:c="3"/></text:span><text:span text:style-name="T25">0. <text:s text:c="2"/>0. -32. <text:s/>32. <text:s text:c="2"/>0. <text:s text:c="2"/>0. <text:s/>32. -32. <text:s text:c="2"/>0. <text:s text:c="2"/>0. <text:s/>32. <text:s/>32. <text:s text:c="2"/>0. <text:s text:c="2"/>0.</text:span></text:p>
      <text:p text:style-name="P19"><text:span text:style-name="T37"><text:s text:c="2"/></text:span><text:span text:style-name="T25">32. -32. <text:s text:c="2"/>0. <text:s text:c="2"/>0. -32. -32. <text:s text:c="2"/>0. <text:s text:c="2"/>0. <text:s/>32. -32. <text:s text:c="2"/>0. <text:s text:c="2"/>0. -32. -32.</text:span></text:p>
      <text:p text:style-name="P19"><text:span text:style-name="T37"><text:s text:c="3"/></text:span><text:span text:style-name="T25">0. <text:s text:c="2"/>0. <text:s/>32. -32. <text:s text:c="2"/>0. <text:s text:c="2"/>0. <text:s/>32. <text:s/>32. <text:s text:c="2"/>0. <text:s text:c="2"/>0. <text:s/>32. <text:s/>32. <text:s text:c="2"/>0. <text:s text:c="2"/>0.</text:span></text:p>
      <text:p text:style-name="P19"><text:span text:style-name="T37"><text:s text:c="2"/></text:span><text:span text:style-name="T25">32. -32. <text:s text:c="2"/>0. <text:s text:c="2"/>0. <text:s/>32. <text:s/>32. <text:s text:c="2"/>0. <text:s text:c="2"/>0. -32. <text:s/>32. <text:s text:c="2"/>0. <text:s text:c="2"/>0. <text:s/>32. <text:s/>32.</text:span></text:p>
      <text:p text:style-name="P19"><text:span text:style-name="T37"><text:s text:c="3"/></text:span><text:span text:style-name="T25">0. <text:s text:c="2"/>0. -32. <text:s/>32. <text:s text:c="2"/>0. <text:s text:c="2"/>0. <text:s/>32. <text:s/>32. <text:s text:c="2"/>0. <text:s text:c="2"/>0. <text:s/>32. -32. <text:s text:c="2"/>0. <text:s text:c="2"/>0.</text:span></text:p>
      <text:p text:style-name="P19"><text:span text:style-name="T37"><text:s text:c="2"/></text:span><text:span text:style-name="T25">32. -32. <text:s text:c="2"/>0. <text:s text:c="2"/>0. <text:s/>32. <text:s/>32. <text:s text:c="2"/>0. <text:s text:c="2"/>0. -32. <text:s/>32. <text:s text:c="2"/>0. <text:s text:c="2"/>0. <text:s/>32. <text:s/>32.</text:span></text:p>
      <text:p text:style-name="P19"><text:span text:style-name="T37"><text:s text:c="3"/></text:span><text:span text:style-name="T25">0. <text:s text:c="2"/>0. <text:s/>32. -32. <text:s text:c="2"/>0. <text:s text:c="2"/>0. -32. -32. <text:s text:c="2"/>0. <text:s text:c="2"/>0. -32. <text:s/>32. <text:s text:c="2"/>0. <text:s text:c="2"/>0.</text:span></text:p>
      <text:p text:style-name="P19"><text:span text:style-name="T37"><text:s/></text:span><text:span text:style-name="T25">-32. -32. <text:s text:c="2"/>0. <text:s text:c="2"/>0. <text:s/>32. <text:s/>32. <text:s text:c="2"/>0. <text:s text:c="2"/>0. <text:s/>32. -32. <text:s text:c="2"/>0. <text:s text:c="2"/>0. -32. -32.</text:span></text:p>
      <text:p text:style-name="P19"><text:span text:style-name="T37"><text:s text:c="3"/></text:span><text:span text:style-name="T25">0. <text:s text:c="2"/>0. <text:s/>32. -32. <text:s text:c="2"/>0. <text:s text:c="2"/>0. <text:s/>32. <text:s/>32. <text:s text:c="2"/>0. <text:s text:c="2"/>0. -32. <text:s/>32. <text:s text:c="2"/>0. <text:s text:c="2"/>0.</text:span></text:p>
      <text:p text:style-name="P19"><text:span text:style-name="T37"><text:s/></text:span><text:span text:style-name="T25">-32. -32. <text:s text:c="2"/>0. <text:s text:c="2"/>0. -32. <text:s/>32. <text:s text:c="2"/>0. <text:s text:c="2"/>0. <text:s/>32. -32. <text:s text:c="2"/>0. <text:s text:c="2"/>0. <text:s/>32. <text:s/>32.</text:span></text:p>
      <text:p text:style-name="P19"><text:span text:style-name="T37"><text:s text:c="3"/></text:span><text:span text:style-name="T25">0. <text:s text:c="2"/>0. <text:s/>32. -32. <text:s text:c="2"/>0. <text:s text:c="2"/>0. -32. -32. <text:s text:c="2"/>0. <text:s text:c="2"/>0. <text:s/>32. -32. <text:s text:c="2"/>0. <text:s text:c="2"/>0.</text:span></text:p>
      <text:p text:style-name="P19"><text:span text:style-name="T37"><text:s/></text:span><text:span text:style-name="T25">-32. -32. <text:s text:c="2"/>0. <text:s text:c="2"/>0. <text:s/>32. -32. <text:s text:c="2"/>0. <text:s text:c="2"/>0. <text:s/>32. <text:s/>32. <text:s text:c="2"/>0. <text:s text:c="2"/>0. <text:s/>32. <text:s/>32.</text:span></text:p>
      <text:p text:style-name="P19"><text:span text:style-name="T37"><text:s text:c="3"/></text:span><text:span text:style-name="T25">0. <text:s text:c="2"/>0. <text:s/>32. -32. <text:s text:c="2"/>0. <text:s text:c="2"/>0. <text:s/>32. <text:s/>32. <text:s text:c="2"/>0. <text:s text:c="2"/>0. -32. <text:s/>32. <text:s text:c="2"/>0. <text:s text:c="2"/>0.</text:span></text:p>
      <text:p text:style-name="P19"><text:span text:style-name="T37"><text:s text:c="2"/></text:span><text:span text:style-name="T25">32. <text:s/>32. <text:s text:c="2"/>0. <text:s text:c="2"/>0. -32. <text:s/>32. <text:s text:c="2"/>0. <text:s text:c="2"/>0. <text:s/>32. <text:s/>32. <text:s text:c="2"/>0. <text:s text:c="2"/>0. <text:s/>32. -32.</text:span></text:p>
      <text:p text:style-name="P19"><text:span text:style-name="T37"><text:s text:c="3"/></text:span><text:span text:style-name="T25">0. <text:s text:c="2"/>0. <text:s/>32. -32. <text:s text:c="2"/>0. <text:s text:c="2"/>0. <text:s/>32. <text:s/>32. <text:s text:c="2"/>0. <text:s text:c="2"/>0. -32. <text:s/>32. <text:s text:c="2"/>0. <text:s text:c="2"/>0.</text:span></text:p>
      <text:p text:style-name="P19"><text:span text:style-name="T37"><text:s text:c="2"/></text:span><text:span text:style-name="T25">32. <text:s/>32. <text:s text:c="2"/>0. <text:s text:c="2"/>0. <text:s/>32. -32. <text:s text:c="2"/>0. <text:s text:c="2"/>0. -32. -32. <text:s text:c="2"/>0. <text:s text:c="2"/>0. -32. <text:s/>32.</text:span></text:p>
      <text:p text:style-name="P19"><text:soft-page-break/><text:span text:style-name="T37"><text:s text:c="3"/></text:span><text:span text:style-name="T25">0. <text:s text:c="2"/>0. -32. -32. <text:s text:c="2"/>0. <text:s text:c="2"/>0. -32. <text:s/>32. <text:s text:c="2"/>0. <text:s text:c="2"/>0. <text:s/>32. <text:s/>32. <text:s text:c="2"/>0. <text:s text:c="2"/>0.</text:span></text:p>
      <text:p text:style-name="P19"><text:span text:style-name="T37"><text:s text:c="2"/></text:span><text:span text:style-name="T25">32. -32. <text:s text:c="2"/>0. <text:s text:c="2"/>0. <text:s/>32. <text:s/>32. <text:s text:c="2"/>0. <text:s text:c="2"/>0. <text:s/>32. -32. <text:s text:c="2"/>0. <text:s text:c="2"/>0. <text:s/>32. <text:s/>32.</text:span></text:p>
      <text:p text:style-name="P19"><text:span text:style-name="T37"><text:s text:c="3"/></text:span><text:span text:style-name="T25">0. <text:s text:c="2"/>0. -32. <text:s/>32. <text:s text:c="2"/>0. <text:s text:c="2"/>0. <text:s/>32. <text:s/>32. <text:s text:c="2"/>0. <text:s text:c="2"/>0. <text:s/>32. <text:s/>32. <text:s text:c="2"/>0. <text:s text:c="2"/>0.</text:span></text:p>
      <text:p text:style-name="P19"><text:span text:style-name="T37"><text:s/></text:span><text:span text:style-name="T25">-32. <text:s/>32. <text:s text:c="2"/>0. <text:s text:c="2"/>0. <text:s/>32. <text:s/>32. <text:s text:c="2"/>0. <text:s text:c="2"/>0. <text:s/>32. -32. <text:s text:c="2"/>0. <text:s text:c="2"/>0. -32. -32.</text:span></text:p>
      <text:p text:style-name="P19"><text:span text:style-name="T37"><text:s text:c="3"/></text:span><text:span text:style-name="T25">0. <text:s text:c="2"/>0. -32. <text:s/>32. <text:s text:c="2"/>0. <text:s text:c="2"/>0. -32. -32. <text:s text:c="2"/>0. <text:s text:c="2"/>0. <text:s/>32. -32. <text:s text:c="2"/>0. <text:s text:c="2"/>0.</text:span></text:p>
      <text:p text:style-name="P19"><text:span text:style-name="T37"><text:s text:c="2"/></text:span><text:span text:style-name="T25">32. -32. <text:s text:c="2"/>0. <text:s text:c="2"/>0. -32. -32. <text:s text:c="2"/>0. <text:s text:c="2"/>0. <text:s/>32. -32. <text:s text:c="2"/>0. <text:s text:c="2"/>0. <text:s/>32. <text:s/>32.</text:span></text:p>
      <text:p text:style-name="P19"><text:span text:style-name="T37"><text:s text:c="3"/></text:span><text:span text:style-name="T25">0. <text:s text:c="2"/>0. -32. <text:s/>32. <text:s text:c="2"/>0. <text:s text:c="2"/>0. -32. -32. <text:s text:c="2"/>0. <text:s text:c="2"/>0. -32. <text:s/>32. <text:s text:c="2"/>0. <text:s text:c="2"/>0.</text:span></text:p>
      <text:p text:style-name="P19"><text:span text:style-name="T37"><text:s text:c="2"/></text:span><text:span text:style-name="T25">32. <text:s/>32. <text:s text:c="2"/>0. <text:s text:c="2"/>0. -32. -32. <text:s text:c="2"/>0. <text:s text:c="2"/>0. <text:s/>32. -32. <text:s text:c="2"/>0. <text:s text:c="2"/>0. <text:s/>32. <text:s/>32.</text:span></text:p>
      <text:p text:style-name="P19"><text:span text:style-name="T37"><text:s text:c="3"/></text:span><text:span text:style-name="T25">0. <text:s text:c="2"/>0. <text:s/>32. -32. <text:s text:c="2"/>0. <text:s text:c="2"/>0. <text:s/>32. <text:s/>32. <text:s text:c="2"/>0. <text:s text:c="2"/>0. <text:s/>32. -32. <text:s text:c="2"/>0. <text:s text:c="2"/>0.</text:span></text:p>
      <text:p text:style-name="P19"><text:span text:style-name="T37"><text:s/></text:span><text:span text:style-name="T25">-32. -32. <text:s text:c="2"/>0. <text:s text:c="2"/>0. <text:s/>32. -32. <text:s text:c="2"/>0. <text:s text:c="2"/>0. <text:s/>32. -32. <text:s text:c="2"/>0. <text:s text:c="2"/>0. -32. -32.</text:span></text:p>
      <text:p text:style-name="P19"><text:span text:style-name="T37"><text:s text:c="3"/></text:span><text:span text:style-name="T25">0. <text:s text:c="2"/>0. -32. <text:s/>32. <text:s text:c="2"/>0. <text:s text:c="2"/>0. -32. -32. <text:s text:c="2"/>0. <text:s text:c="2"/>0. -32. <text:s/>32. <text:s text:c="2"/>0. <text:s text:c="2"/>0.</text:span></text:p>
      <text:p text:style-name="P19"><text:span text:style-name="T37"><text:s/></text:span><text:span text:style-name="T25">-32. -32. <text:s text:c="2"/>0. <text:s text:c="2"/>0. <text:s/>32. -32. <text:s text:c="2"/>0. <text:s text:c="2"/>0. -32. -32. <text:s text:c="2"/>0. <text:s text:c="2"/>0. -32. -32.</text:span></text:p>
      <text:p text:style-name="P19"><text:span text:style-name="T37"><text:s text:c="3"/></text:span><text:span text:style-name="T25">0. <text:s text:c="2"/>0. <text:s/>32. -32. <text:s text:c="2"/>0. <text:s text:c="2"/>0. -32. -32. <text:s text:c="2"/>0. <text:s text:c="2"/>0. -32. <text:s/>32. <text:s text:c="2"/>0. <text:s text:c="2"/>0.</text:span></text:p>
      <text:p text:style-name="P19"><text:span text:style-name="T37"><text:s text:c="2"/></text:span><text:span text:style-name="T25">32. <text:s/>32. <text:s text:c="2"/>0. <text:s text:c="2"/>0. <text:s/>32. -32. <text:s text:c="2"/>0. <text:s text:c="2"/>0. <text:s/>32. <text:s/>32. <text:s text:c="2"/>0. <text:s text:c="2"/>0. -32. <text:s/>32.</text:span></text:p>
      <text:p text:style-name="P19"><text:span text:style-name="T37"><text:s text:c="3"/></text:span><text:span text:style-name="T25">0. <text:s text:c="2"/>0. -32. <text:s/>32. <text:s text:c="2"/>0. <text:s text:c="2"/>0. <text:s/>32. <text:s/>32. <text:s text:c="2"/>0. <text:s text:c="2"/>0. -32. <text:s/>32. <text:s text:c="2"/>0. <text:s text:c="2"/>0.</text:span></text:p>
      <text:p text:style-name="P19"><text:span text:style-name="T37"><text:s/></text:span><text:span text:style-name="T25">-32. -32. <text:s text:c="2"/>0. <text:s text:c="2"/>0. <text:s/>32. -32. <text:s text:c="2"/>0. <text:s text:c="2"/>0. <text:s/>32. <text:s/>32. <text:s text:c="2"/>0. <text:s text:c="2"/>0. <text:s/>32. -32.</text:span></text:p>
      <text:p text:style-name="P19"><text:span text:style-name="T37"><text:s text:c="3"/></text:span><text:span text:style-name="T25">0. <text:s text:c="2"/>0. -32. -32. <text:s text:c="2"/>0. <text:s text:c="2"/>0. <text:s/>32. <text:s/>32. <text:s text:c="2"/>0. <text:s text:c="2"/>0. -32. <text:s/>32. <text:s text:c="2"/>0. <text:s text:c="2"/>0.</text:span></text:p>
      <text:p text:style-name="P19"><text:span text:style-name="T37"><text:s/></text:span><text:span text:style-name="T25">-32. -32. <text:s text:c="2"/>0. <text:s text:c="2"/>0. -32. <text:s/>32. <text:s text:c="2"/>0. <text:s text:c="2"/>0. -32. -32. <text:s text:c="2"/>0. <text:s text:c="2"/>0. -32. <text:s/>32.</text:span></text:p>
      <text:p text:style-name="P19"><text:span text:style-name="T37"><text:s text:c="3"/></text:span><text:span text:style-name="T25">0. <text:s text:c="2"/>0. <text:s/>32. <text:s/>32. <text:s text:c="2"/>0. <text:s text:c="2"/>0. -32. <text:s/>32.]</text:span></text:p>
      <text:p text:style-name="P19"><text:span text:style-name="T25">y7 [ <text:s/>0. -32. <text:s text:c="2"/>0. -32. <text:s text:c="2"/>0. <text:s/>32. <text:s text:c="2"/>0. <text:s/>32. <text:s text:c="2"/>0. -32. <text:s text:c="2"/>0. -32. <text:s text:c="2"/>0. <text:s/>32.</text:span></text:p>
      <text:p text:style-name="P19"><text:span text:style-name="T37"><text:s text:c="3"/></text:span><text:span text:style-name="T25">0. <text:s/>32. <text:s text:c="2"/>0. -32. <text:s text:c="2"/>0. -32. <text:s text:c="2"/>0. <text:s/>32. <text:s text:c="2"/>0. <text:s/>32. <text:s text:c="2"/>0. <text:s/>32. <text:s text:c="2"/>0. <text:s/>32.</text:span></text:p>
      <text:p text:style-name="P19"><text:span text:style-name="T37"><text:s text:c="3"/></text:span><text:span text:style-name="T25">0. -32. <text:s text:c="2"/>0. -32. <text:s text:c="2"/>0. -32. <text:s text:c="2"/>0. <text:s/>32. <text:s text:c="2"/>0. -32. <text:s text:c="2"/>0. <text:s/>32. <text:s text:c="2"/>0. -32.</text:span></text:p>
      <text:p text:style-name="P19"><text:span text:style-name="T37"><text:s text:c="3"/></text:span><text:span text:style-name="T25">0. <text:s/>32. <text:s text:c="2"/>0. -32. <text:s text:c="2"/>0. <text:s/>32. <text:s text:c="2"/>0. <text:s/>32. <text:s text:c="2"/>0. -32. <text:s text:c="2"/>0. <text:s/>32. <text:s text:c="2"/>0. -32.</text:span></text:p>
      <text:p text:style-name="P19"><text:span text:style-name="T37"><text:s text:c="3"/></text:span><text:span text:style-name="T25">0. -32. <text:s text:c="2"/>0. <text:s/>32. <text:s text:c="2"/>0. -32. <text:s text:c="2"/>0. <text:s/>32. <text:s text:c="2"/>0. -32. <text:s text:c="2"/>0. <text:s/>32. <text:s text:c="2"/>0. <text:s/>32.</text:span></text:p>
      <text:p text:style-name="P19"><text:span text:style-name="T37"><text:s text:c="3"/></text:span><text:span text:style-name="T25">0. -32. <text:s text:c="2"/>0. -32. <text:s text:c="2"/>0. <text:s/>32. <text:s text:c="2"/>0. <text:s/>32. <text:s text:c="2"/>0. -32. <text:s text:c="2"/>0. <text:s/>32. <text:s text:c="2"/>0. -32.</text:span></text:p>
      <text:p text:style-name="P19"><text:span text:style-name="T37"><text:s text:c="3"/></text:span><text:span text:style-name="T25">0. -32. <text:s text:c="2"/>0. <text:s/>32. <text:s text:c="2"/>0. -32. <text:s text:c="2"/>0. <text:s/>32. <text:s text:c="2"/>0. <text:s/>32. <text:s text:c="2"/>0. -32. <text:s text:c="2"/>0. -32.</text:span></text:p>
      <text:p text:style-name="P19"><text:span text:style-name="T37"><text:s text:c="3"/></text:span><text:span text:style-name="T25">0. -32. <text:s text:c="2"/>0. -32. <text:s text:c="2"/>0. -32. <text:s text:c="2"/>0. -32. <text:s text:c="2"/>0. -32. <text:s text:c="2"/>0. -32. <text:s text:c="2"/>0. -32.</text:span></text:p>
      <text:p text:style-name="P19"><text:span text:style-name="T37"><text:s text:c="3"/></text:span><text:span text:style-name="T25">0. -32. <text:s text:c="2"/>0. -32. <text:s text:c="2"/>0. -32. <text:s text:c="2"/>0. -32. <text:s text:c="2"/>0. <text:s/>32. <text:s text:c="2"/>0. <text:s/>32. <text:s text:c="2"/>0. <text:s/>32.</text:span></text:p>
      <text:p text:style-name="P19"><text:span text:style-name="T37"><text:s text:c="3"/></text:span><text:span text:style-name="T25">0. <text:s/>32. <text:s text:c="2"/>0. -32. <text:s text:c="2"/>0. -32. <text:s text:c="2"/>0. -32. <text:s text:c="2"/>0. -32. <text:s text:c="2"/>0. -32. <text:s text:c="2"/>0. -32.</text:span></text:p>
      <text:p text:style-name="P19"><text:span text:style-name="T37"><text:s text:c="3"/></text:span><text:span text:style-name="T25">0. -32. <text:s text:c="2"/>0. -32. <text:s text:c="2"/>0. -32. <text:s text:c="2"/>0. -32. <text:s text:c="2"/>0. -32. <text:s text:c="2"/>0. -32. <text:s text:c="2"/>0. <text:s/>32.</text:span></text:p>
      <text:p text:style-name="P19"><text:span text:style-name="T37"><text:s text:c="3"/></text:span><text:span text:style-name="T25">0. <text:s/>32. <text:s text:c="2"/>0. <text:s/>32. <text:s text:c="2"/>0. <text:s/>32. <text:s text:c="2"/>0. -32. <text:s text:c="2"/>0. <text:s/>32. <text:s text:c="2"/>0. <text:s/>32. <text:s text:c="2"/>0. -32.</text:span></text:p>
      <text:p text:style-name="P19"><text:span text:style-name="T37"><text:s text:c="3"/></text:span><text:span text:style-name="T25">0. -32. <text:s text:c="2"/>0. <text:s/>32. <text:s text:c="2"/>0. <text:s/>32. <text:s text:c="2"/>0. -32. <text:s text:c="2"/>0. <text:s/>32. <text:s text:c="2"/>0. -32. <text:s text:c="2"/>0. -32.</text:span></text:p>
      <text:p text:style-name="P19"><text:span text:style-name="T37"><text:s text:c="3"/></text:span><text:span text:style-name="T25">0. <text:s/>32. <text:s text:c="2"/>0. -32. <text:s text:c="2"/>0. <text:s/>32. <text:s text:c="2"/>0. <text:s/>32. <text:s text:c="2"/>0. -32. <text:s text:c="2"/>0. -32. <text:s text:c="2"/>0. <text:s/>32.</text:span></text:p>
      <text:p text:style-name="P19"><text:span text:style-name="T37"><text:s text:c="3"/></text:span><text:span text:style-name="T25">0. -32. <text:s text:c="2"/>0. <text:s/>32. <text:s text:c="2"/>0. -32. <text:s text:c="2"/>0. <text:s/>32. <text:s text:c="2"/>0. -32. <text:s text:c="2"/>0. <text:s/>32. <text:s text:c="2"/>0. <text:s/>32.</text:span></text:p>
      <text:p text:style-name="P19"><text:span text:style-name="T37"><text:s text:c="3"/></text:span><text:span text:style-name="T25">0. -32. <text:s text:c="2"/>0. <text:s/>32. <text:s text:c="2"/>0. -32. <text:s text:c="2"/>0. -32. <text:s text:c="2"/>0. <text:s/>32. <text:s text:c="2"/>0. -32. <text:s text:c="2"/>0. <text:s/>32.</text:span></text:p>
      <text:p text:style-name="P19"><text:span text:style-name="T37"><text:s text:c="3"/></text:span><text:span text:style-name="T25">0. -32. <text:s text:c="2"/>0. -32. <text:s text:c="2"/>0. <text:s/>32. <text:s text:c="2"/>0. <text:s/>32. <text:s text:c="2"/>0. -32. <text:s text:c="2"/>0. -32. <text:s text:c="2"/>0. <text:s/>32.</text:span></text:p>
      <text:p text:style-name="P19"><text:span text:style-name="T37"><text:s text:c="3"/></text:span><text:span text:style-name="T25">0. <text:s/>32. <text:s text:c="2"/>0. -32. <text:s text:c="2"/>0. -32. <text:s text:c="2"/>0. <text:s/>32. <text:s text:c="2"/>0. <text:s/>32. <text:s text:c="2"/>0. <text:s/>32. <text:s text:c="2"/>0. <text:s/>32.</text:span></text:p>
      <text:p text:style-name="P19"><text:span text:style-name="T37"><text:s text:c="3"/></text:span><text:span text:style-name="T25">0. -32. <text:s text:c="2"/>0. -32. <text:s text:c="2"/>0. -32. <text:s text:c="2"/>0. <text:s/>32. <text:s text:c="2"/>0. <text:s/>32. <text:s text:c="2"/>0. -32. <text:s text:c="2"/>0. -32.</text:span></text:p>
      <text:p text:style-name="P19"><text:span text:style-name="T37"><text:s text:c="3"/></text:span><text:span text:style-name="T25">0. <text:s/>32. <text:s text:c="2"/>0. <text:s/>32. <text:s text:c="2"/>0. -32. <text:s text:c="2"/>0. <text:s/>32. <text:s text:c="2"/>0. -32. <text:s text:c="2"/>0. -32. <text:s text:c="2"/>0. <text:s/>32.</text:span></text:p>
      <text:p text:style-name="P19"><text:span text:style-name="T37"><text:s text:c="3"/></text:span><text:span text:style-name="T25">0. -32. <text:s text:c="2"/>0. <text:s/>32. <text:s text:c="2"/>0. <text:s/>32. <text:s text:c="2"/>0. -32. <text:s text:c="2"/>0. -32. <text:s text:c="2"/>0. -32. <text:s text:c="2"/>0. -32.</text:span></text:p>
      <text:p text:style-name="P19"><text:span text:style-name="T37"><text:s text:c="3"/></text:span><text:span text:style-name="T25">0. -32. <text:s text:c="2"/>0. -32. <text:s text:c="2"/>0. -32. <text:s text:c="2"/>0. -32. <text:s text:c="2"/>0. -32. <text:s text:c="2"/>0. -32. <text:s text:c="2"/>0. -32.</text:span></text:p>
      <text:p text:style-name="P19"><text:span text:style-name="T37"><text:s text:c="3"/></text:span><text:span text:style-name="T25">0. -32. <text:s text:c="2"/>0. -32. <text:s text:c="2"/>0. <text:s/>32. <text:s text:c="2"/>0. <text:s/>32. <text:s text:c="2"/>0. <text:s/>32. <text:s text:c="2"/>0. <text:s/>32. <text:s text:c="2"/>0. -32.</text:span></text:p>
      <text:p text:style-name="P19"><text:span text:style-name="T37"><text:s text:c="3"/></text:span><text:span text:style-name="T25">0. -32. <text:s text:c="2"/>0. <text:s/>32. <text:s text:c="2"/>0. <text:s/>32. <text:s text:c="2"/>0. -32. <text:s text:c="2"/>0. -32. <text:s text:c="2"/>0. <text:s/>32. <text:s text:c="2"/>0. <text:s/>32.</text:span></text:p>
      <text:p text:style-name="P19"><text:span text:style-name="T37"><text:s text:c="3"/></text:span><text:span text:style-name="T25">0. -32. <text:s text:c="2"/>0. -32. <text:s text:c="2"/>0. <text:s/>32. <text:s text:c="2"/>0. <text:s/>32. <text:s text:c="2"/>0. <text:s/>32. <text:s text:c="2"/>0. <text:s/>32. <text:s text:c="2"/>0. -32.</text:span></text:p>
      <text:p text:style-name="P19"><text:span text:style-name="T37"><text:s text:c="3"/></text:span><text:span text:style-name="T25">0. -32. <text:s text:c="2"/>0. -32. <text:s text:c="2"/>0. <text:s/>32. <text:s text:c="2"/>0. -32. <text:s text:c="2"/>0. <text:s/>32. <text:s text:c="2"/>0. -32. <text:s text:c="2"/>0. <text:s/>32.</text:span></text:p>
      <text:p text:style-name="P19"><text:span text:style-name="T37"><text:s text:c="3"/></text:span><text:span text:style-name="T25">0. -32. <text:s text:c="2"/>0. <text:s/>32. <text:s text:c="2"/>0. <text:s/>32. <text:s text:c="2"/>0. -32. <text:s text:c="2"/>0. <text:s/>32. <text:s text:c="2"/>0. -32. <text:s text:c="2"/>0. -32.</text:span></text:p>
      <text:p text:style-name="P19"><text:span text:style-name="T37"><text:s text:c="3"/></text:span><text:span text:style-name="T25">0. <text:s/>32. <text:s text:c="2"/>0. -32. <text:s text:c="2"/>0. <text:s/>32. <text:s text:c="2"/>0. <text:s/>32. <text:s text:c="2"/>0. -32. <text:s text:c="2"/>0. <text:s/>32. <text:s text:c="2"/>0. -32.</text:span></text:p>
      <text:p text:style-name="P19"><text:span text:style-name="T37"><text:s text:c="3"/></text:span><text:span text:style-name="T25">0. <text:s/>32. <text:s text:c="2"/>0. -32. <text:s text:c="2"/>0. <text:s/>32. <text:s text:c="2"/>0. -32. <text:s text:c="2"/>0. -32. <text:s text:c="2"/>0. <text:s/>32. <text:s text:c="2"/>0. -32.</text:span></text:p>
      <text:p text:style-name="P19"><text:span text:style-name="T37"><text:s text:c="3"/></text:span><text:span text:style-name="T25">0. <text:s/>32. <text:s text:c="2"/>0. <text:s/>32. <text:s text:c="2"/>0. -32. <text:s text:c="2"/>0. <text:s/>32. <text:s text:c="2"/>0. -32. <text:s text:c="2"/>0. <text:s/>32. <text:s text:c="2"/>0. <text:s/>32.</text:span></text:p>
      <text:p text:style-name="P19"><text:span text:style-name="T37"><text:s text:c="3"/></text:span><text:span text:style-name="T25">0. -32. <text:s text:c="2"/>0. -32. <text:s text:c="2"/>0. <text:s/>32. <text:s text:c="2"/>0. <text:s/>32. <text:s text:c="2"/>0. -32. <text:s text:c="2"/>0. -32. <text:s text:c="2"/>0. <text:s/>32.</text:span></text:p>
      <text:p text:style-name="P19"><text:span text:style-name="T37"><text:s text:c="3"/></text:span><text:span text:style-name="T25">0. <text:s/>32. <text:s text:c="2"/>0. -32. <text:s text:c="2"/>0. -32. <text:s text:c="2"/>0. -32. <text:s text:c="2"/>0. -32. <text:s text:c="2"/>0. <text:s/>32. <text:s text:c="2"/>0. <text:s/>32.</text:span></text:p>
      <text:p text:style-name="P19"><text:span text:style-name="T37"><text:s text:c="3"/></text:span><text:span text:style-name="T25">0. <text:s/>32. <text:s text:c="2"/>0. <text:s/>32. <text:s text:c="2"/>0. <text:s/>32. <text:s text:c="2"/>0. <text:s/>32. <text:s text:c="2"/>0. <text:s/>32. <text:s text:c="2"/>0. <text:s/>32. <text:s text:c="2"/>0. <text:s/>32.</text:span></text:p>
      <text:p text:style-name="P19"><text:span text:style-name="T37"><text:s text:c="3"/></text:span><text:span text:style-name="T25">0. <text:s/>32. <text:s text:c="2"/>0. <text:s/>32. <text:s text:c="2"/>0. <text:s/>32. <text:s text:c="2"/>0. <text:s/>32. <text:s text:c="2"/>0. <text:s/>32. <text:s text:c="2"/>0. -32. <text:s text:c="2"/>0. -32.</text:span></text:p>
      <text:p text:style-name="P19"><text:span text:style-name="T37"><text:s text:c="3"/></text:span><text:span text:style-name="T25">0. -32. <text:s text:c="2"/>0. -32. <text:s text:c="2"/>0. <text:s/>32. <text:s text:c="2"/>0. -32. <text:s text:c="2"/>0. -32. <text:s text:c="2"/>0. <text:s/>32. <text:s text:c="2"/>0. <text:s/>32.</text:span></text:p>
      <text:p text:style-name="P19"><text:span text:style-name="T37"><text:s text:c="3"/></text:span><text:span text:style-name="T25">0. -32. <text:s text:c="2"/>0. -32. <text:s text:c="2"/>0. <text:s/>32. <text:s text:c="2"/>0. -32. <text:s text:c="2"/>0. <text:s/>32. <text:s text:c="2"/>0. <text:s/>32. <text:s text:c="2"/>0. -32.</text:span></text:p>
      <text:p text:style-name="P19"><text:span text:style-name="T37"><text:s text:c="3"/></text:span><text:span text:style-name="T25">0. <text:s/>32. <text:s text:c="2"/>0. -32. <text:s text:c="2"/>0. -32. <text:s text:c="2"/>0. <text:s/>32.]</text:span></text:p>
      <text:p text:style-name="P19"><text:span text:style-name="T25">y7⊕y8 [ <text:s/>0. -32. <text:s text:c="2"/>0. -32. <text:s text:c="2"/>0. <text:s/>32. <text:s text:c="2"/>0. -32. <text:s text:c="2"/>0. <text:s/>32. <text:s text:c="2"/>0. -32. <text:s text:c="2"/>0. -32.</text:span></text:p>
      <text:p text:style-name="P19"><text:span text:style-name="T37"><text:s text:c="3"/></text:span><text:span text:style-name="T25">0. -32. <text:s text:c="2"/>0. <text:s/>32. <text:s text:c="2"/>0. -32. <text:s text:c="2"/>0. <text:s/>32. <text:s text:c="2"/>0. <text:s/>32. <text:s text:c="2"/>0. <text:s/>32. <text:s text:c="2"/>0. <text:s/>32.</text:span></text:p>
      <text:p text:style-name="P19"><text:span text:style-name="T37"><text:s text:c="3"/></text:span><text:span text:style-name="T25">0. <text:s/>32. <text:s text:c="2"/>0. -32. <text:s text:c="2"/>0. -32. <text:s text:c="2"/>0. -32. <text:s text:c="2"/>0. <text:s/>32. <text:s text:c="2"/>0. -32. <text:s text:c="2"/>0. <text:s/>32.</text:span></text:p>
      <text:p text:style-name="P19"><text:soft-page-break/><text:span text:style-name="T37"><text:s text:c="3"/></text:span><text:span text:style-name="T25">0. -32. <text:s text:c="2"/>0. -32. <text:s text:c="2"/>0. -32. <text:s text:c="2"/>0. -32. <text:s text:c="2"/>0. <text:s/>32. <text:s text:c="2"/>0. -32. <text:s text:c="2"/>0. -32.</text:span></text:p>
      <text:p text:style-name="P19"><text:span text:style-name="T37"><text:s text:c="3"/></text:span><text:span text:style-name="T25">0. -32. <text:s text:c="2"/>0. -32. <text:s text:c="2"/>0. -32. <text:s text:c="2"/>0. <text:s/>32. <text:s text:c="2"/>0. -32. <text:s text:c="2"/>0. -32. <text:s text:c="2"/>0. <text:s/>32.</text:span></text:p>
      <text:p text:style-name="P19"><text:span text:style-name="T37"><text:s text:c="3"/></text:span><text:span text:style-name="T25">0. -32. <text:s text:c="2"/>0. <text:s/>32. <text:s text:c="2"/>0. -32. <text:s text:c="2"/>0. -32. <text:s text:c="2"/>0. -32. <text:s text:c="2"/>0. -32. <text:s text:c="2"/>0. <text:s/>32.</text:span></text:p>
      <text:p text:style-name="P19"><text:span text:style-name="T37"><text:s text:c="3"/></text:span><text:span text:style-name="T25">0. -32. <text:s text:c="2"/>0. -32. <text:s text:c="2"/>0. -32. <text:s text:c="2"/>0. -32. <text:s text:c="2"/>0. -32. <text:s text:c="2"/>0. <text:s/>32. <text:s text:c="2"/>0. -32.</text:span></text:p>
      <text:p text:style-name="P19"><text:span text:style-name="T37"><text:s text:c="3"/></text:span><text:span text:style-name="T25">0. -32. <text:s text:c="2"/>0. <text:s/>32. <text:s text:c="2"/>0. -32. <text:s text:c="2"/>0. <text:s/>32. <text:s text:c="2"/>0. -32. <text:s text:c="2"/>0. -32. <text:s text:c="2"/>0. -32.</text:span></text:p>
      <text:p text:style-name="P19"><text:span text:style-name="T37"><text:s text:c="3"/></text:span><text:span text:style-name="T25">0. <text:s/>32. <text:s text:c="2"/>0. -32. <text:s text:c="2"/>0. <text:s/>32. <text:s text:c="2"/>0. <text:s/>32. <text:s text:c="2"/>0. <text:s/>32. <text:s text:c="2"/>0. <text:s/>32. <text:s text:c="2"/>0. <text:s/>32.</text:span></text:p>
      <text:p text:style-name="P19"><text:span text:style-name="T37"><text:s text:c="3"/></text:span><text:span text:style-name="T25">0. -32. <text:s text:c="2"/>0. <text:s/>32. <text:s text:c="2"/>0. -32. <text:s text:c="2"/>0. -32. <text:s text:c="2"/>0. -32. <text:s text:c="2"/>0. <text:s/>32. <text:s text:c="2"/>0. <text:s/>32.</text:span></text:p>
      <text:p text:style-name="P19"><text:span text:style-name="T37"><text:s text:c="3"/></text:span><text:span text:style-name="T25">0. -32. <text:s text:c="2"/>0. <text:s/>32. <text:s text:c="2"/>0. -32. <text:s text:c="2"/>0. -32. <text:s text:c="2"/>0. -32. <text:s text:c="2"/>0. <text:s/>32. <text:s text:c="2"/>0. <text:s/>32.</text:span></text:p>
      <text:p text:style-name="P19"><text:span text:style-name="T37"><text:s text:c="3"/></text:span><text:span text:style-name="T25">0. -32. <text:s text:c="2"/>0. <text:s/>32. <text:s text:c="2"/>0. <text:s/>32. <text:s text:c="2"/>0. -32. <text:s text:c="2"/>0. <text:s/>32. <text:s text:c="2"/>0. <text:s/>32. <text:s text:c="2"/>0. <text:s/>32.</text:span></text:p>
      <text:p text:style-name="P19"><text:span text:style-name="T37"><text:s text:c="3"/></text:span><text:span text:style-name="T25">0. -32. <text:s text:c="2"/>0. -32. <text:s text:c="2"/>0. <text:s/>32. <text:s text:c="2"/>0. -32. <text:s text:c="2"/>0. -32. <text:s text:c="2"/>0. -32. <text:s text:c="2"/>0. -32.</text:span></text:p>
      <text:p text:style-name="P19"><text:span text:style-name="T37"><text:s text:c="3"/></text:span><text:span text:style-name="T25">0. <text:s/>32. <text:s text:c="2"/>0. <text:s/>32. <text:s text:c="2"/>0. -32. <text:s text:c="2"/>0. <text:s/>32. <text:s text:c="2"/>0. <text:s/>32. <text:s text:c="2"/>0. -32. <text:s text:c="2"/>0. <text:s/>32.</text:span></text:p>
      <text:p text:style-name="P19"><text:span text:style-name="T37"><text:s text:c="3"/></text:span><text:span text:style-name="T25">0. <text:s/>32. <text:s text:c="2"/>0. <text:s/>32. <text:s text:c="2"/>0. -32. <text:s text:c="2"/>0. -32. <text:s text:c="2"/>0. <text:s/>32. <text:s text:c="2"/>0. -32. <text:s text:c="2"/>0. -32.</text:span></text:p>
      <text:p text:style-name="P19"><text:span text:style-name="T37"><text:s text:c="3"/></text:span><text:span text:style-name="T25">0. -32. <text:s text:c="2"/>0. -32. <text:s text:c="2"/>0. <text:s/>32. <text:s text:c="2"/>0. <text:s/>32. <text:s text:c="2"/>0. -32. <text:s text:c="2"/>0. <text:s/>32. <text:s text:c="2"/>0. <text:s/>32.</text:span></text:p>
      <text:p text:style-name="P19"><text:span text:style-name="T37"><text:s text:c="3"/></text:span><text:span text:style-name="T25">0. <text:s/>32. <text:s text:c="2"/>0. -32. <text:s text:c="2"/>0. -32. <text:s text:c="2"/>0. -32. <text:s text:c="2"/>0. <text:s/>32. <text:s text:c="2"/>0. <text:s/>32. <text:s text:c="2"/>0. -32.</text:span></text:p>
      <text:p text:style-name="P19"><text:span text:style-name="T37"><text:s text:c="3"/></text:span><text:span text:style-name="T25">0. <text:s/>32. <text:s text:c="2"/>0. -32. <text:s text:c="2"/>0. -32. <text:s text:c="2"/>0. -32. <text:s text:c="2"/>0. <text:s/>32. <text:s text:c="2"/>0. <text:s/>32. <text:s text:c="2"/>0. -32.</text:span></text:p>
      <text:p text:style-name="P19"><text:span text:style-name="T37"><text:s text:c="3"/></text:span><text:span text:style-name="T25">0. <text:s/>32. <text:s text:c="2"/>0. <text:s/>32. <text:s/>32. <text:s text:c="2"/>0. <text:s/>32. <text:s text:c="2"/>0. <text:s/>32. <text:s text:c="2"/>0. -32. <text:s text:c="2"/>0. <text:s/>32. <text:s text:c="2"/>0.</text:span></text:p>
      <text:p text:style-name="P19"><text:span text:style-name="T37"><text:s/></text:span><text:span text:style-name="T25">-32. <text:s text:c="2"/>0. <text:s/>32. <text:s text:c="2"/>0. <text:s/>32. <text:s text:c="2"/>0. -32. <text:s text:c="2"/>0. <text:s/>32. <text:s text:c="2"/>0. <text:s/>32. <text:s text:c="2"/>0. <text:s/>32. <text:s text:c="2"/>0.</text:span></text:p>
      <text:p text:style-name="P19"><text:span text:style-name="T37"><text:s text:c="2"/></text:span><text:span text:style-name="T25">32. <text:s text:c="2"/>0. <text:s/>32. <text:s text:c="2"/>0. -32. <text:s text:c="2"/>0. <text:s/>32. <text:s text:c="2"/>0. <text:s/>32. <text:s text:c="2"/>0. <text:s/>32. <text:s text:c="2"/>0. <text:s/>32. <text:s text:c="2"/>0.</text:span></text:p>
      <text:p text:style-name="P19"><text:span text:style-name="T37"><text:s/></text:span><text:span text:style-name="T25">-32. <text:s text:c="2"/>0. <text:s/>32. <text:s text:c="2"/>0. -32. <text:s text:c="2"/>0. <text:s/>32. <text:s text:c="2"/>0. <text:s/>32. <text:s text:c="2"/>0. <text:s/>32. <text:s text:c="2"/>0. -32. <text:s text:c="2"/>0.</text:span></text:p>
      <text:p text:style-name="P19"><text:span text:style-name="T37"><text:s/></text:span><text:span text:style-name="T25">-32. <text:s text:c="2"/>0. -32. <text:s text:c="2"/>0. -32. <text:s text:c="2"/>0. -32. <text:s text:c="2"/>0. <text:s/>32. <text:s text:c="2"/>0. -32. <text:s text:c="2"/>0. -32. <text:s text:c="2"/>0.</text:span></text:p>
      <text:p text:style-name="P19"><text:span text:style-name="T37"><text:s/></text:span><text:span text:style-name="T25">-32. <text:s text:c="2"/>0. -32. <text:s text:c="2"/>0. <text:s/>32. <text:s text:c="2"/>0. -32. <text:s text:c="2"/>0. <text:s/>32. <text:s text:c="2"/>0. -32. <text:s text:c="2"/>0. -32. <text:s text:c="2"/>0.</text:span></text:p>
      <text:p text:style-name="P19"><text:span text:style-name="T37"><text:s/></text:span><text:span text:style-name="T25">-32. <text:s text:c="2"/>0. <text:s/>32. <text:s text:c="2"/>0. <text:s/>32. <text:s text:c="2"/>0. <text:s/>32. <text:s text:c="2"/>0. <text:s/>32. <text:s text:c="2"/>0. <text:s/>32. <text:s text:c="2"/>0. -32. <text:s text:c="2"/>0.</text:span></text:p>
      <text:p text:style-name="P19"><text:span text:style-name="T37"><text:s text:c="2"/></text:span><text:span text:style-name="T25">32. <text:s text:c="2"/>0. -32. <text:s text:c="2"/>0. -32. <text:s text:c="2"/>0. -32. <text:s text:c="2"/>0. <text:s/>32. <text:s text:c="2"/>0. -32. <text:s text:c="2"/>0. <text:s/>32. <text:s text:c="2"/>0.</text:span></text:p>
      <text:p text:style-name="P19"><text:span text:style-name="T37"><text:s/></text:span><text:span text:style-name="T25">-32. <text:s text:c="2"/>0. -32. <text:s text:c="2"/>0. <text:s/>32. <text:s text:c="2"/>0. -32. <text:s text:c="2"/>0. -32. <text:s text:c="2"/>0. -32. <text:s text:c="2"/>0. -32. <text:s text:c="2"/>0.</text:span></text:p>
      <text:p text:style-name="P19"><text:span text:style-name="T37"><text:s/></text:span><text:span text:style-name="T25">-32. <text:s text:c="2"/>0. <text:s/>32. <text:s text:c="2"/>0. -32. <text:s text:c="2"/>0. <text:s/>32. <text:s text:c="2"/>0. -32. <text:s text:c="2"/>0. <text:s/>32. <text:s text:c="2"/>0. <text:s/>32. <text:s text:c="2"/>0.</text:span></text:p>
      <text:p text:style-name="P19"><text:span text:style-name="T37"><text:s/></text:span><text:span text:style-name="T25">-32. <text:s text:c="2"/>0. -32. <text:s text:c="2"/>0. -32. <text:s text:c="2"/>0. <text:s/>32. <text:s text:c="2"/>0. -32. <text:s text:c="2"/>0. -32. <text:s text:c="2"/>0. <text:s/>32. <text:s text:c="2"/>0.</text:span></text:p>
      <text:p text:style-name="P19"><text:span text:style-name="T37"><text:s/></text:span><text:span text:style-name="T25">-32. <text:s text:c="2"/>0. -32. <text:s text:c="2"/>0. <text:s/>32. <text:s text:c="2"/>0. <text:s/>32. <text:s text:c="2"/>0. <text:s/>32. <text:s text:c="2"/>0. -32. <text:s text:c="2"/>0. <text:s/>32. <text:s text:c="2"/>0.</text:span></text:p>
      <text:p text:style-name="P19"><text:span text:style-name="T37"><text:s/></text:span><text:span text:style-name="T25">-32. <text:s text:c="2"/>0. -32. <text:s text:c="2"/>0. <text:s/>32. <text:s text:c="2"/>0. <text:s/>32. <text:s text:c="2"/>0. <text:s/>32. <text:s text:c="2"/>0. -32. <text:s text:c="2"/>0. -32. <text:s text:c="2"/>0.</text:span></text:p>
      <text:p text:style-name="P19"><text:span text:style-name="T37"><text:s/></text:span><text:span text:style-name="T25">-32. <text:s text:c="2"/>0. <text:s/>32. <text:s text:c="2"/>0. -32. <text:s text:c="2"/>0. -32. <text:s text:c="2"/>0. <text:s/>32. <text:s text:c="2"/>0. <text:s/>32. <text:s text:c="2"/>0. <text:s/>32. <text:s text:c="2"/>0.</text:span></text:p>
      <text:p text:style-name="P19"><text:span text:style-name="T37"><text:s text:c="2"/></text:span><text:span text:style-name="T25">32. <text:s text:c="2"/>0. -32. <text:s text:c="2"/>0. <text:s/>32. <text:s text:c="2"/>0. <text:s/>32. <text:s text:c="2"/>0. -32. <text:s text:c="2"/>0. -32. <text:s text:c="2"/>0. -32. <text:s text:c="2"/>0.</text:span></text:p>
      <text:p text:style-name="P19"><text:span text:style-name="T37"><text:s text:c="2"/></text:span><text:span text:style-name="T25">32. <text:s text:c="2"/>0. <text:s/>32. <text:s text:c="2"/>0. <text:s/>32. <text:s text:c="2"/>0. -32. <text:s text:c="2"/>0. <text:s/>32. <text:s text:c="2"/>0. <text:s/>32. <text:s text:c="2"/>0. -32. <text:s text:c="2"/>0.</text:span></text:p>
      <text:p text:style-name="P19"><text:span text:style-name="T37"><text:s/></text:span><text:span text:style-name="T25">-32. <text:s text:c="2"/>0. -32. <text:s text:c="2"/>0. -32. <text:s text:c="2"/>0. <text:s/>32. <text:s text:c="2"/>0. -32. <text:s text:c="2"/>0. -32. <text:s text:c="2"/>0. <text:s/>32. <text:s text:c="2"/>0.</text:span></text:p>
      <text:p text:style-name="P19"><text:span text:style-name="T37"><text:s text:c="2"/></text:span><text:span text:style-name="T25">32. <text:s text:c="2"/>0. <text:s/>32. <text:s text:c="2"/>0. -32. <text:s text:c="2"/>0. <text:s/>32. <text:s text:c="2"/>0. <text:s/>32. <text:s text:c="2"/>0. -32. <text:s text:c="2"/>0. <text:s/>32. <text:s text:c="2"/>0.</text:span></text:p>
      <text:p text:style-name="P19"><text:span text:style-name="T37"><text:s text:c="2"/></text:span><text:span text:style-name="T25">32. <text:s text:c="2"/>0. -32. <text:s text:c="2"/>0. -32. <text:s text:c="2"/>0. -32. <text:s text:c="2"/>0.]</text:span></text:p>
      <text:p text:style-name="P19"><text:span text:style-name="T25">y6 [ <text:s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-32. <text:s/>32. <text:s/>32. -32. <text:s/>32. <text:s/>32. <text:s/>32. -32. <text:s/>32.</text:span></text:p>
      <text:p text:style-name="P19"><text:span text:style-name="T37"><text:s text:c="2"/></text:span><text:span text:style-name="T25">32. <text:s/>32. <text:s/>32. -32. <text:s/>32. <text:s/>32. <text:s/>32. -32. <text:s/>32. <text:s/>32. <text:s/>32. -32. -32. -32.</text:span></text:p>
      <text:p text:style-name="P19"><text:span text:style-name="T37"><text:s/></text:span><text:span text:style-name="T25">-32. <text:s/>32. <text:s/>32. <text:s/>32. -32. <text:s/>32. -32. -32. -32. <text:s/>32. <text:s/>32. <text:s/>32. <text:s/>32. -32.</text:span></text:p>
      <text:p text:style-name="P19"><text:span text:style-name="T37"><text:s text:c="2"/></text:span><text:span text:style-name="T25">32. <text:s/>32. <text:s/>32. -32. <text:s/>32. <text:s/>32. -32. <text:s/>32. <text:s/>32. <text:s/>32. -32. <text:s/>32. <text:s/>32. <text:s/>32.</text:span></text:p>
      <text:p text:style-name="P19"><text:span text:style-name="T37"><text:s/></text:span><text:span text:style-name="T25">-32. <text:s/>32. -32. -32. <text:s/>32. -32. <text:s/>32. <text:s/>32. <text:s/>32. -32. -32. -32. <text:s/>32. -32.</text:span></text:p>
      <text:p text:style-name="P19"><text:span text:style-name="T37"><text:s text:c="2"/></text:span><text:span text:style-name="T25">32. <text:s/>32. -32. <text:s/>32. <text:s/>32. <text:s/>32. -32. <text:s/>32. <text:s/>32. <text:s/>32. <text:s/>32. -32. <text:s/>32. <text:s/>32.</text:span></text:p>
      <text:p text:style-name="P19"><text:span text:style-name="T37"><text:s/></text:span><text:span text:style-name="T25">-32. <text:s/>32. -32. -32. -32. <text:s/>32. <text:s/>32. <text:s/>32. <text:s/>32. -32. -32. -32. <text:s/>32. -32.</text:span></text:p>
      <text:p text:style-name="P19"><text:soft-page-break/><text:span text:style-name="T37"><text:s text:c="2"/></text:span><text:span text:style-name="T25">32. <text:s/>32. <text:s/>32. -32. -32. -32. -32. <text:s/>32. -32. -32. -32. <text:s/>32. -32. -32.</text:span></text:p>
      <text:p text:style-name="P19"><text:span text:style-name="T37"><text:s text:c="2"/></text:span><text:span text:style-name="T25">32. -32. -32. -32. -32. <text:s/>32. <text:s/>32. <text:s/>32. -32. <text:s/>32. -32. -32. <text:s/>32. -32.</text:span></text:p>
      <text:p text:style-name="P19"><text:span text:style-name="T37"><text:s text:c="2"/></text:span><text:span text:style-name="T25">32. <text:s/>32. <text:s/>32. -32. -32. -32. <text:s/>32. -32. <text:s/>32. <text:s/>32. <text:s/>32. -32. -32. -32.</text:span></text:p>
      <text:p text:style-name="P19"><text:span text:style-name="T37"><text:s text:c="2"/></text:span><text:span text:style-name="T25">32. -32. -32. -32. <text:s/>32. -32. <text:s/>32. <text:s/>32. <text:s/>32. -32. <text:s/>32. <text:s/>32. -32. <text:s/>32.</text:span></text:p>
      <text:p text:style-name="P19"><text:span text:style-name="T37"><text:s text:c="2"/></text:span><text:span text:style-name="T25">32. <text:s/>32. <text:s/>32. -32. -32. -32. -32. <text:s/>32. -32. -32. <text:s/>32. -32. -32. -32.</text:span></text:p>
      <text:p text:style-name="P19"><text:span text:style-name="T37"><text:s text:c="2"/></text:span><text:span text:style-name="T25">32. -32. <text:s/>32. <text:s/>32. <text:s/>32. -32. <text:s/>32. <text:s/>32. <text:s/>32. -32. -32. -32. <text:s/>32. -32.</text:span></text:p>
      <text:p text:style-name="P19"><text:span text:style-name="T37"><text:s/></text:span><text:span text:style-name="T25">-32. -32. -32. <text:s/>32. -32. -32. <text:s/>32. -32. <text:s/>32. <text:s/>32. -32. <text:s/>32. <text:s/>32. <text:s/>32.</text:span></text:p>
      <text:p text:style-name="P19"><text:span text:style-name="T37"><text:s/></text:span><text:span text:style-name="T25">-32. <text:s/>32. -32. -32. -32. <text:s/>32. <text:s/>32. <text:s/>32. -32. <text:s/>32. <text:s/>32. <text:s/>32. -32. <text:s/>32.</text:span></text:p>
      <text:p text:style-name="P19"><text:span text:style-name="T37"><text:s/></text:span><text:span text:style-name="T25">-32. -32. <text:s/>32. -32. <text:s/>32. <text:s/>32. -32. <text:s/>32. <text:s/>32. <text:s/>32. <text:s/>32. -32. -32. -32.</text:span></text:p>
      <text:p text:style-name="P19"><text:span text:style-name="T37"><text:s/></text:span><text:span text:style-name="T25">-32. <text:s/>32. -32. -32. <text:s/>32. -32. -32. -32. <text:s/>32. -32. <text:s/>32. <text:s/>32. <text:s/>32. -32.</text:span></text:p>
      <text:p text:style-name="P19"><text:span text:style-name="T37"><text:s text:c="2"/></text:span><text:span text:style-name="T25">32. <text:s/>32. <text:s/>32. -32. -32. -32. -32. <text:s/>32. <text:s/>32. <text:s/>32. <text:s/>32. -32. <text:s/>32. <text:s/>32.</text:span></text:p>
      <text:p text:style-name="P19"><text:span text:style-name="T37"><text:s/></text:span><text:span text:style-name="T25">-32. <text:s/>32. -32. -32. <text:s/>32. -32. -32. -32.]</text:span></text:p>
      <text:p text:style-name="P19"><text:span text:style-name="T25">y6⊕y8 [ <text:s/>0. <text:s text:c="2"/>0. <text:s text:c="2"/>0. <text:s text:c="2"/>0. <text:s/>32. <text:s/>32. <text:s/>32. -32. <text:s text:c="2"/>0. <text:s text:c="2"/>0. <text:s text:c="2"/>0. <text:s text:c="2"/>0. <text:s/>32. <text:s/>32.</text:span></text:p>
      <text:p text:style-name="P19"><text:span text:style-name="T37"><text:s/></text:span><text:span text:style-name="T25">-32. <text:s/>32. <text:s/>32. <text:s/>32. -32. <text:s/>32. <text:s text:c="2"/>0. <text:s text:c="2"/>0. <text:s text:c="2"/>0. <text:s text:c="2"/>0. -32. -32. -32. <text:s/>32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32. <text:s/>32. -32. <text:s/>32. <text:s text:c="2"/>0. <text:s text:c="2"/>0.</text:span></text:p>
      <text:p text:style-name="P19"><text:span text:style-name="T37"><text:s text:c="3"/></text:span><text:span text:style-name="T25">0. <text:s text:c="2"/>0. <text:s/>32. <text:s/>32. <text:s/>32. -32. <text:s/>32. <text:s/>32. <text:s/>32. -32. <text:s text:c="2"/>0. <text:s text:c="2"/>0. <text:s text:c="2"/>0. <text:s text:c="2"/>0.</text:span></text:p>
      <text:p text:style-name="P19"><text:span text:style-name="T37"><text:s/></text:span><text:span text:style-name="T25">-32. -32. <text:s/>32. -32. <text:s text:c="2"/>0. <text:s text:c="2"/>0. <text:s text:c="2"/>0. <text:s text:c="2"/>0. <text:s text:c="2"/>0. <text:s text:c="2"/>0. <text:s text:c="2"/>0. <text:s text:c="2"/>0. <text:s/>32. <text:s/>32.</text:span></text:p>
      <text:p text:style-name="P19"><text:span text:style-name="T37"><text:s/></text:span><text:span text:style-name="T25">-32. <text:s/>32. <text:s text:c="2"/>0. <text:s text:c="2"/>0. <text:s text:c="2"/>0. <text:s text:c="2"/>0. -32. -32. -32. <text:s/>32. <text:s/>32. <text:s/>32. <text:s/>32. -32.</text:span></text:p>
      <text:p text:style-name="P19"><text:span text:style-name="T37"><text:s text:c="3"/></text:span><text:span text:style-name="T25">0. <text:s text:c="2"/>0. <text:s text:c="2"/>0. <text:s text:c="2"/>0. <text:s/>32. <text:s/>32. -32. <text:s/>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32. -32. -32. <text:s/>32. <text:s text:c="2"/>0. <text:s text:c="2"/>0. <text:s text:c="2"/>0. <text:s text:c="2"/>0. <text:s/>32. <text:s/>32. -32. <text:s/>32.</text:span></text:p>
      <text:p text:style-name="P19"><text:span text:style-name="T37"><text:s/></text:span><text:span text:style-name="T25">-32. -32. <text:s/>32. -32. <text:s text:c="2"/>0. <text:s text:c="2"/>0. <text:s text:c="2"/>0. <text:s text:c="2"/>0. -32. -32. -32. <text:s/>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32. -32. -32. <text:s/>32. <text:s text:c="2"/>0. <text:s text:c="2"/>0. <text:s text:c="2"/>0. <text:s text:c="2"/>0.</text:span></text:p>
      <text:p text:style-name="P19"><text:span text:style-name="T37"><text:s/></text:span><text:span text:style-name="T25">-32. -32. <text:s/>32. -32. -32. -32. <text:s/>32. -32. <text:s text:c="2"/>0. <text:s text:c="2"/>0. <text:s text:c="2"/>0. <text:s text:c="2"/>0. <text:s/>32. <text:s/>32.</text:span></text:p>
      <text:p text:style-name="P19"><text:span text:style-name="T37"><text:s text:c="2"/></text:span><text:span text:style-name="T25">32. -32. <text:s text:c="2"/>0. <text:s text:c="2"/>0. <text:s text:c="2"/>0. <text:s text:c="2"/>0. <text:s text:c="2"/>0. <text:s text:c="2"/>0. <text:s text:c="2"/>0. <text:s text:c="2"/>0. -32. -32. <text:s/>32. -32.</text:span></text:p>
      <text:p text:style-name="P19"><text:span text:style-name="T37"><text:s text:c="3"/></text:span><text:span text:style-name="T25">0. <text:s text:c="2"/>0. <text:s text:c="2"/>0. <text:s text:c="2"/>0. -32. -32. -32. <text:s/>32. -32. -32. -32. <text:s/>32. <text:s text:c="2"/>0. <text:s text:c="2"/>0.</text:span></text:p>
      <text:p text:style-name="P19"><text:span text:style-name="T37"><text:s text:c="3"/></text:span><text:span text:style-name="T25">0. <text:s text:c="2"/>0. <text:s/>32. <text:s/>32. -32. <text:s/>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-32. <text:s/>32. -32. <text:s text:c="2"/>0. <text:s text:c="2"/>0. <text:s text:c="2"/>0. <text:s text:c="2"/>0. <text:s/>32. <text:s/>32. <text:s/>32. -32. -32. -32.</text:span></text:p>
      <text:p text:style-name="P19"><text:span text:style-name="T37"><text:s/></text:span><text:span text:style-name="T25">-32. <text:s/>32. <text:s text:c="2"/>0. <text:s text:c="2"/>0. <text:s text:c="2"/>0. <text:s text:c="2"/>0. -32. -32. <text:s/>32. -32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<text:s/>32. <text:s/>32. -32. <text:s text:c="2"/>0. <text:s text:c="2"/>0. <text:s text:c="2"/>0. <text:s text:c="2"/>0. -32. -32.</text:span></text:p>
      <text:p text:style-name="P19"><text:span text:style-name="T37"><text:s text:c="2"/></text:span><text:span text:style-name="T25">32. -32. <text:s/>32. <text:s/>32. -32. <text:s/>32. <text:s text:c="2"/>0. <text:s text:c="2"/>0. <text:s text:c="2"/>0. <text:s text:c="2"/>0. <text:s/>32. <text:s/>32. <text:s/>32. -32.</text:span></text:p>
      <text:p text:style-name="P19"><text:span text:style-name="T37"><text:s text:c="3"/></text:span><text:span text:style-name="T25">0. <text:s text:c="2"/>0. <text:s text:c="2"/>0. <text:s text:c="2"/>0. <text:s/>32. <text:s/>32. <text:s/>32. -32. <text:s text:c="2"/>0. <text:s text:c="2"/>0. <text:s text:c="2"/>0. <text:s text:c="2"/>0. -32. -32.</text:span></text:p>
      <text:p text:style-name="P19"><text:span text:style-name="T37"><text:s text:c="2"/></text:span><text:span text:style-name="T25">32. -32. <text:s text:c="2"/>0. <text:s text:c="2"/>0. <text:s text:c="2"/>0. <text:s text:c="2"/>0. <text:s text:c="2"/>0. <text:s text:c="2"/>0. <text:s text:c="2"/>0. <text:s text:c="2"/>0. <text:s/>32. <text:s/>32. -32. <text:s/>32.</text:span></text:p>
      <text:p text:style-name="P19"><text:span text:style-name="T37"><text:s text:c="3"/></text:span><text:span text:style-name="T25">0. <text:s text:c="2"/>0. <text:s text:c="2"/>0. <text:s text:c="2"/>0. <text:s/>32. <text:s/>32. <text:s/>32. -32. -32. -32. <text:s/>32. -32. <text:s text:c="2"/>0. <text:s text:c="2"/>0.</text:span></text:p>
      <text:p text:style-name="P19"><text:span text:style-name="T37"><text:s text:c="3"/></text:span><text:span text:style-name="T25">0. <text:s text:c="2"/>0. <text:s/>32. <text:s/>32. <text:s/>32. -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-32. -32. <text:s/>32. <text:s text:c="2"/>0. <text:s text:c="2"/>0. <text:s text:c="2"/>0. <text:s text:c="2"/>0. -32. -32. <text:s/>32. -32. <text:s/>32. <text:s/>32.</text:span></text:p>
      <text:p text:style-name="P19"><text:span text:style-name="T37"><text:s/></text:span><text:span text:style-name="T25">-32. <text:s/>32. <text:s text:c="2"/>0. <text:s text:c="2"/>0. <text:s text:c="2"/>0. <text:s text:c="2"/>0. <text:s/>32. <text:s/>32. <text:s/>32. -32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<text:s/>32. <text:s/>32. -32. <text:s text:c="2"/>0. <text:s text:c="2"/>0. <text:s text:c="2"/>0. <text:s text:c="2"/>0. -32. -32.</text:span></text:p>
      <text:p text:style-name="P19"><text:span text:style-name="T37"><text:s text:c="2"/></text:span><text:span text:style-name="T25">32. -32. <text:s/>32. <text:s/>32. <text:s/>32. -32. <text:s text:c="2"/>0. <text:s text:c="2"/>0. <text:s text:c="2"/>0. <text:s text:c="2"/>0. <text:s/>32. <text:s/>32. -32. <text:s/>32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32. <text:s/>32. -32. <text:s/>32. <text:s text:c="2"/>0. <text:s text:c="2"/>0.</text:span></text:p>
      <text:p text:style-name="P19"><text:span text:style-name="T37"><text:s text:c="3"/></text:span><text:span text:style-name="T25">0. <text:s text:c="2"/>0. -32. -32. -32. <text:s/>32. <text:s/>32. <text:s/>32. <text:s/>32. -32. <text:s text:c="2"/>0. <text:s text:c="2"/>0. <text:s text:c="2"/>0. <text:s text:c="2"/>0.</text:span></text:p>
      <text:p text:style-name="P19"><text:span text:style-name="T37"><text:s/></text:span><text:span text:style-name="T25">-32. -32. <text:s/>32. -32. <text:s text:c="2"/>0. <text:s text:c="2"/>0. <text:s text:c="2"/>0. <text:s text:c="2"/>0. <text:s text:c="2"/>0. <text:s text:c="2"/>0. <text:s text:c="2"/>0. <text:s text:c="2"/>0. <text:s/>32. <text:s/>32.</text:span></text:p>
      <text:p text:style-name="P19"><text:span text:style-name="T37"><text:s/></text:span><text:span text:style-name="T25">-32. <text:s/>32. <text:s text:c="2"/>0. <text:s text:c="2"/>0. <text:s text:c="2"/>0. <text:s text:c="2"/>0. <text:s/>32. <text:s/>32. <text:s/>32. -32. -32. -32. <text:s/>32. -32.</text:span></text:p>
      <text:p text:style-name="P19"><text:span text:style-name="T37"><text:s text:c="3"/></text:span><text:span text:style-name="T25">0. <text:s text:c="2"/>0. <text:s text:c="2"/>0. <text:s text:c="2"/>0. <text:s/>32. <text:s/>32. <text:s/>32. -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32. -32. -32. <text:s/>32. <text:s text:c="2"/>0. <text:s text:c="2"/>0. <text:s text:c="2"/>0. <text:s text:c="2"/>0. -32. -32. <text:s/>32. -32.</text:span></text:p>
      <text:p text:style-name="P19"><text:span text:style-name="T37"><text:s text:c="2"/></text:span><text:span text:style-name="T25">32. <text:s/>32. -32. <text:s/>32. <text:s text:c="2"/>0. <text:s text:c="2"/>0. <text:s text:c="2"/>0. <text:s text:c="2"/>0. <text:s/>32. <text:s/>32. <text:s/>32. -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32. <text:s/>32. <text:s/>32. -32. <text:s text:c="2"/>0. <text:s text:c="2"/>0. <text:s text:c="2"/>0. <text:s text:c="2"/>0.</text:span></text:p>
      <text:p text:style-name="P19"><text:span text:style-name="T37"><text:s/></text:span><text:span text:style-name="T25">-32. -32. <text:s/>32. -32. <text:s/>32. <text:s/>32. <text:s/>32. -32. <text:s text:c="2"/>0. <text:s text:c="2"/>0. <text:s text:c="2"/>0. <text:s text:c="2"/>0. <text:s/>32. <text:s/>32.</text:span></text:p>
      <text:p text:style-name="P19"><text:span text:style-name="T37"><text:s/></text:span><text:span text:style-name="T25">-32. <text:s/>32. <text:s text:c="2"/>0. <text:s text:c="2"/>0. <text:s text:c="2"/>0. <text:s text:c="2"/>0. <text:s text:c="2"/>0. <text:s text:c="2"/>0. <text:s text:c="2"/>0. <text:s text:c="2"/>0. <text:s/>32. <text:s/>32. -32. <text:s/>32.</text:span></text:p>
      <text:p text:style-name="P19"><text:span text:style-name="T37"><text:s text:c="3"/></text:span><text:span text:style-name="T25">0. <text:s text:c="2"/>0. <text:s text:c="2"/>0. <text:s text:c="2"/>0. -32. -32. -32. <text:s/>32.]</text:span></text:p>
      <text:p text:style-name="P19"><text:span text:style-name="T25">y6⊕y7 [ <text:s/>0. <text:s text:c="2"/>0. <text:s text:c="2"/>0. <text:s text:c="2"/>0. <text:s text:c="2"/>0. <text:s text:c="2"/>0. <text:s text:c="2"/>0. <text:s text:c="2"/>0. -32. -32. <text:s/>32. -32. -32. -32.</text:span></text:p>
      <text:p text:style-name="P19"><text:span text:style-name="T37"><text:s text:c="2"/></text:span><text:span text:style-name="T25">32. -32. <text:s text:c="2"/>0. <text:s text:c="2"/>0. <text:s text:c="2"/>0. <text:s text:c="2"/>0. <text:s text:c="2"/>0. <text:s text:c="2"/>0. <text:s text:c="2"/>0. <text:s text:c="2"/>0. <text:s/>32. <text:s/>32. -32. <text:s/>32.</text:span></text:p>
      <text:p text:style-name="P19"><text:span text:style-name="T37"><text:s/></text:span><text:span text:style-name="T25">-32. -32. <text:s/>32. -32. <text:s text:c="2"/>0. <text:s text:c="2"/>0. <text:s text:c="2"/>0. <text:s text:c="2"/>0. <text:s text:c="2"/>0. <text:s text:c="2"/>0. <text:s text:c="2"/>0. <text:s text:c="2"/>0. -32. <text:s/>32.</text:span></text:p>
      <text:p text:style-name="P19"><text:span text:style-name="T37"><text:s/></text:span><text:span text:style-name="T25">-32. -32. -32. <text:s/>32. -32. -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<text:s/>32. -32. -32. <text:s/>32. -32. <text:s/>32. <text:s/>32. <text:s/>32. <text:s/>32. -32. <text:s/>32. <text:s/>32. <text:s/>32.</text:span></text:p>
      <text:p text:style-name="P19"><text:span text:style-name="T37"><text:s/></text:span><text:span text:style-name="T25">-32. <text:s/>32. <text:s text:c="2"/>0. <text:s text:c="2"/>0. <text:s text:c="2"/>0. <text:s text:c="2"/>0. <text:s text:c="2"/>0. <text:s text:c="2"/>0. <text:s text:c="2"/>0. <text:s text:c="2"/>0. -32. -32. <text:s/>32. -32.</text:span></text:p>
      <text:p text:style-name="P19"><text:span text:style-name="T37"><text:s text:c="2"/></text:span><text:span text:style-name="T25">32. <text:s/>32. -32. <text:s/>32. <text:s text:c="2"/>0. <text:s text:c="2"/>0. <text:s text:c="2"/>0. <text:s text:c="2"/>0. <text:s text:c="2"/>0. <text:s text:c="2"/>0. <text:s text:c="2"/>0. <text:s text:c="2"/>0. -32. <text:s/>32.</text:span></text:p>
      <text:p text:style-name="P19"><text:span text:style-name="T37"><text:s/></text:span><text:span text:style-name="T25">-32. -32. -32. <text:s/>32. -32. -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<text:s/>32. -32. -32. <text:s/>32. -32. <text:s/>32. <text:s/>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32. -32. <text:s/>32. <text:s/>32. <text:s/>32. -32. <text:s/>32. <text:s/>32. <text:s text:c="2"/>0. <text:s text:c="2"/>0. <text:s text:c="2"/>0. <text:s text:c="2"/>0.</text:span></text:p>
      <text:p text:style-name="P19"><text:soft-page-break/><text:span text:style-name="T37"><text:s text:c="3"/></text:span><text:span text:style-name="T25">0. <text:s text:c="2"/>0. <text:s text:c="2"/>0. <text:s text:c="2"/>0. <text:s/>32. -32. <text:s/>32. <text:s/>32. -32. <text:s/>32. -32. -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32. -32. <text:s/>32. -32. -32. -32. <text:s/>32. -32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32. <text:s/>32. -32. <text:s/>32. -32. -32.</text:span></text:p>
      <text:p text:style-name="P19"><text:span text:style-name="T37"><text:s text:c="2"/></text:span><text:span text:style-name="T25">32. -32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-32. <text:s/>32. <text:s/>32. <text:s/>32. -32. <text:s/>32. <text:s/>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32. -32. <text:s/>32. <text:s/>32. -32. <text:s/>32. -32. -32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32. <text:s/>32. -32. <text:s/>32. <text:s/>32. <text:s/>32.</text:span></text:p>
      <text:p text:style-name="P19"><text:span text:style-name="T37"><text:s/></text:span><text:span text:style-name="T25">-32. <text:s/>32. <text:s text:c="2"/>0. <text:s text:c="2"/>0. <text:s text:c="2"/>0. <text:s text:c="2"/>0. <text:s text:c="2"/>0. <text:s text:c="2"/>0. <text:s text:c="2"/>0. <text:s text:c="2"/>0. -32. -32. <text:s/>32. -32.</text:span></text:p>
      <text:p text:style-name="P19"><text:span text:style-name="T37"><text:s text:c="2"/></text:span><text:span text:style-name="T25">32. <text:s/>32. -32. <text:s/>32. <text:s text:c="2"/>0. <text:s text:c="2"/>0. <text:s text:c="2"/>0. <text:s text:c="2"/>0. <text:s text:c="2"/>0. <text:s text:c="2"/>0. <text:s text:c="2"/>0. <text:s text:c="2"/>0. <text:s/>32. <text:s/>32.</text:span></text:p>
      <text:p text:style-name="P19"><text:span text:style-name="T37"><text:s text:c="2"/></text:span><text:span text:style-name="T25">32. -32. <text:s/>32. <text:s/>32. <text:s/>32. -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-32. -32. <text:s/>32. <text:s/>32. <text:s/>32. <text:s/>32. -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32. -32. -32. -32. <text:s/>32. -32. -32. -32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-32. -32. -32. -32. <text:s/>32. <text:s/>32. <text:s/>32. -32. -32.</text:span></text:p>
      <text:p text:style-name="P19"><text:span text:style-name="T37"><text:s/></text:span><text:span text:style-name="T25">-32. <text:s/>32. -32. -32. -32. <text:s/>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32. <text:s/>32. <text:s/>32. -32. -32. -32. -32. <text:s/>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32. -32. -32. -32. <text:s/>32. -32. -32. -32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-32. -32. -32. -32. <text:s/>32. <text:s/>32. <text:s/>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32. -32. -32. -32. <text:s/>32. -32. -32. -32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32. -32. -32. -32. -32. <text:s/>32.</text:span></text:p>
      <text:p text:style-name="P19"><text:span text:style-name="T37"><text:s text:c="2"/></text:span><text:span text:style-name="T25">32. <text:s/>32. <text:s text:c="2"/>0. <text:s text:c="2"/>0. <text:s text:c="2"/>0. <text:s text:c="2"/>0. <text:s text:c="2"/>0. <text:s text:c="2"/>0. <text:s text:c="2"/>0. <text:s text:c="2"/>0. -32. -32. -32. <text:s/>32.</text:span></text:p>
      <text:p text:style-name="P19"><text:span text:style-name="T37"><text:s/></text:span><text:span text:style-name="T25">-32. -32. -32. <text:s/>32. <text:s text:c="2"/>0. <text:s text:c="2"/>0. <text:s text:c="2"/>0. <text:s text:c="2"/>0. <text:s text:c="2"/>0. <text:s text:c="2"/>0. <text:s text:c="2"/>0. <text:s text:c="2"/>0. <text:s/>32. <text:s/>32.</text:span></text:p>
      <text:p text:style-name="P19"><text:span text:style-name="T37"><text:s text:c="2"/></text:span><text:span text:style-name="T25">32. -32. -32. -32. -32. <text:s/>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32. -32. -32. -32. <text:s/>32. -32.</text:span></text:p>
      <text:p text:style-name="P19"><text:span text:style-name="T37"><text:s/></text:span><text:span text:style-name="T25">-32. -32. <text:s text:c="2"/>0. <text:s text:c="2"/>0. <text:s text:c="2"/>0. <text:s text:c="2"/>0. <text:s text:c="2"/>0. <text:s text:c="2"/>0. <text:s text:c="2"/>0. <text:s text:c="2"/>0. <text:s/>32. -32. -32. -32.</text:span></text:p>
      <text:p text:style-name="P19"><text:span text:style-name="T37"><text:s/></text:span><text:span text:style-name="T25">-32. <text:s/>32. <text:s/>32. <text:s/>32. <text:s text:c="2"/>0. <text:s text:c="2"/>0. <text:s text:c="2"/>0. <text:s text:c="2"/>0. <text:s text:c="2"/>0. <text:s text:c="2"/>0. <text:s text:c="2"/>0. <text:s text:c="2"/>0. <text:s/>32. <text:s/>32.</text:span></text:p>
      <text:p text:style-name="P19"><text:span text:style-name="T37"><text:s text:c="2"/></text:span><text:span text:style-name="T25">32. -32. <text:s/>32. <text:s/>32. <text:s/>32. -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-32. -32. <text:s/>32. <text:s/>32. <text:s/>32. <text:s/>32. -32.]</text:span></text:p>
      <text:p text:style-name="P19"><text:span text:style-name="T25">y6⊕y7⊕y8 [ <text:s/>0. <text:s/>32. <text:s text:c="2"/>0. <text:s/>32. <text:s/>32. <text:s text:c="2"/>0. <text:s/>32. <text:s text:c="2"/>0. -32. <text:s text:c="2"/>0. <text:s/>32. <text:s text:c="2"/>0. <text:s text:c="2"/>0. -32.</text:span></text:p>
      <text:p text:style-name="P19"><text:span text:style-name="T37"><text:s text:c="3"/></text:span><text:span text:style-name="T25">0. <text:s/>32. <text:s text:c="2"/>0. <text:s/>32. <text:s text:c="2"/>0. <text:s/>32. <text:s/>32. <text:s text:c="2"/>0. <text:s/>32. <text:s text:c="2"/>0. <text:s/>32. <text:s text:c="2"/>0. -32. <text:s text:c="2"/>0.</text:span></text:p>
      <text:p text:style-name="P19"><text:span text:style-name="T37"><text:s text:c="3"/></text:span><text:span text:style-name="T25">0. <text:s/>32. <text:s text:c="2"/>0. -32. <text:s text:c="2"/>0. <text:s/>32. <text:s text:c="2"/>0. <text:s/>32. <text:s/>32. <text:s text:c="2"/>0. <text:s/>32. <text:s text:c="2"/>0. -32. <text:s text:c="2"/>0.</text:span></text:p>
      <text:p text:style-name="P19"><text:span text:style-name="T37"><text:s text:c="2"/></text:span><text:span text:style-name="T25">32. <text:s text:c="2"/>0. <text:s text:c="2"/>0. -32. <text:s text:c="2"/>0. <text:s/>32. <text:s text:c="2"/>0. -32. <text:s text:c="2"/>0. -32. -32. <text:s text:c="2"/>0. -32. <text:s text:c="2"/>0.</text:span></text:p>
      <text:p text:style-name="P19"><text:span text:style-name="T37"><text:s/></text:span><text:span text:style-name="T25">-32. <text:s text:c="2"/>0. <text:s/>32. <text:s text:c="2"/>0. <text:s text:c="2"/>0. -32. <text:s text:c="2"/>0. <text:s/>32. <text:s text:c="2"/>0. -32. <text:s text:c="2"/>0. -32. -32. <text:s text:c="2"/>0.</text:span></text:p>
      <text:p text:style-name="P19"><text:span text:style-name="T37"><text:s/></text:span><text:span text:style-name="T25">-32. <text:s text:c="2"/>0. <text:s/>32. <text:s text:c="2"/>0. -32. <text:s text:c="2"/>0. <text:s text:c="2"/>0. <text:s/>32. <text:s text:c="2"/>0. -32. <text:s text:c="2"/>0. <text:s/>32. <text:s text:c="2"/>0. <text:s/>32.</text:span></text:p>
      <text:p text:style-name="P19"><text:span text:style-name="T37"><text:s text:c="2"/></text:span><text:span text:style-name="T25">32. <text:s text:c="2"/>0. <text:s/>32. <text:s text:c="2"/>0. <text:s/>32. <text:s text:c="2"/>0. -32. <text:s text:c="2"/>0. <text:s text:c="2"/>0. <text:s/>32. <text:s text:c="2"/>0. -32. <text:s text:c="2"/>0. -32.</text:span></text:p>
      <text:p text:style-name="P19"><text:span text:style-name="T37"><text:s text:c="3"/></text:span><text:span text:style-name="T25">0. -32. -32. <text:s text:c="2"/>0. -32. <text:s text:c="2"/>0. <text:s/>32. <text:s text:c="2"/>0. -32. <text:s text:c="2"/>0. <text:s text:c="2"/>0. <text:s/>32. <text:s text:c="2"/>0. -32.</text:span></text:p>
      <text:p text:style-name="P19"><text:span text:style-name="T37"><text:s text:c="3"/></text:span><text:span text:style-name="T25">0. -32. <text:s text:c="2"/>0. -32. -32. <text:s text:c="2"/>0. -32. <text:s text:c="2"/>0. -32. <text:s text:c="2"/>0. <text:s/>32. <text:s text:c="2"/>0. <text:s text:c="2"/>0. -32.</text:span></text:p>
      <text:p text:style-name="P19"><text:span text:style-name="T37"><text:s text:c="3"/></text:span><text:span text:style-name="T25">0. <text:s/>32. <text:s/>32. <text:s text:c="2"/>0. -32. <text:s text:c="2"/>0. <text:s text:c="2"/>0. -32. <text:s text:c="2"/>0. <text:s/>32. <text:s text:c="2"/>0. -32. <text:s text:c="2"/>0. -32.</text:span></text:p>
      <text:p text:style-name="P19"><text:span text:style-name="T37"><text:s text:c="2"/></text:span><text:span text:style-name="T25">32. <text:s text:c="2"/>0. <text:s/>32. <text:s text:c="2"/>0. <text:s/>32. <text:s text:c="2"/>0. -32. <text:s text:c="2"/>0. <text:s text:c="2"/>0. -32. <text:s text:c="2"/>0. <text:s/>32. <text:s text:c="2"/>0. <text:s/>32.</text:span></text:p>
      <text:p text:style-name="P19"><text:span text:style-name="T37"><text:s text:c="3"/></text:span><text:span text:style-name="T25">0. <text:s/>32. -32. <text:s text:c="2"/>0. -32. <text:s text:c="2"/>0. <text:s/>32. <text:s text:c="2"/>0. -32. <text:s text:c="2"/>0. <text:s text:c="2"/>0. -32. <text:s text:c="2"/>0. <text:s/>32.</text:span></text:p>
      <text:p text:style-name="P19"><text:span text:style-name="T37"><text:s text:c="3"/></text:span><text:span text:style-name="T25">0. -32. <text:s text:c="2"/>0. -32. <text:s/>32. <text:s text:c="2"/>0. <text:s/>32. <text:s text:c="2"/>0. -32. <text:s text:c="2"/>0. <text:s/>32. <text:s text:c="2"/>0. <text:s text:c="2"/>0. <text:s/>32.</text:span></text:p>
      <text:p text:style-name="P19"><text:span text:style-name="T37"><text:s text:c="3"/></text:span><text:span text:style-name="T25">0. -32. <text:s text:c="2"/>0. -32. <text:s text:c="2"/>0. -32. <text:s/>32. <text:s text:c="2"/>0. <text:s/>32. <text:s text:c="2"/>0. -32. <text:s text:c="2"/>0. <text:s/>32. <text:s text:c="2"/>0.</text:span></text:p>
      <text:p text:style-name="P19"><text:span text:style-name="T37"><text:s text:c="3"/></text:span><text:span text:style-name="T25">0. <text:s/>32. <text:s text:c="2"/>0. -32. <text:s text:c="2"/>0. <text:s/>32. <text:s text:c="2"/>0. <text:s/>32. -32. <text:s text:c="2"/>0. -32. <text:s text:c="2"/>0. <text:s/>32. <text:s text:c="2"/>0.</text:span></text:p>
      <text:p text:style-name="P19"><text:span text:style-name="T37"><text:s/></text:span><text:span text:style-name="T25">-32. <text:s text:c="2"/>0. <text:s text:c="2"/>0. -32. <text:s text:c="2"/>0. <text:s/>32. <text:s text:c="2"/>0. <text:s/>32. <text:s text:c="2"/>0. <text:s/>32. -32. <text:s text:c="2"/>0. -32. <text:s text:c="2"/>0.</text:span></text:p>
      <text:p text:style-name="P19"><text:span text:style-name="T37"><text:s/></text:span><text:span text:style-name="T25">-32. <text:s text:c="2"/>0. <text:s/>32. <text:s text:c="2"/>0. <text:s text:c="2"/>0. <text:s/>32. <text:s text:c="2"/>0. -32. <text:s text:c="2"/>0. <text:s/>32. <text:s text:c="2"/>0. <text:s/>32. -32. <text:s text:c="2"/>0.</text:span></text:p>
      <text:p text:style-name="P19"><text:span text:style-name="T37"><text:s/></text:span><text:span text:style-name="T25">-32. <text:s text:c="2"/>0. -32. <text:s text:c="2"/>0. <text:s/>32. <text:s text:c="2"/>0. <text:s text:c="2"/>0. <text:s/>32. <text:s text:c="2"/>0. -32. <text:s text:c="2"/>0. -32. <text:s text:c="2"/>0. -32.</text:span></text:p>
      <text:p text:style-name="P19"><text:span text:style-name="T37"><text:s text:c="2"/></text:span><text:span text:style-name="T25">32. <text:s text:c="2"/>0. <text:s/>32. <text:s text:c="2"/>0. <text:s text:c="2"/>0. -32. <text:s text:c="2"/>0. -32. -32. <text:s text:c="2"/>0. -32. <text:s text:c="2"/>0. -32. <text:s text:c="2"/>0.</text:span></text:p>
      <text:p text:style-name="P19"><text:span text:style-name="T37"><text:s text:c="2"/></text:span><text:span text:style-name="T25">32. <text:s text:c="2"/>0. <text:s text:c="2"/>0. -32. <text:s text:c="2"/>0. <text:s/>32. <text:s text:c="2"/>0. -32. <text:s text:c="2"/>0. -32. -32. <text:s text:c="2"/>0. -32. <text:s text:c="2"/>0.</text:span></text:p>
      <text:p text:style-name="P19"><text:span text:style-name="T37"><text:s text:c="2"/></text:span><text:span text:style-name="T25">32. <text:s text:c="2"/>0. -32. <text:s text:c="2"/>0. <text:s text:c="2"/>0. <text:s/>32. <text:s text:c="2"/>0. -32. <text:s text:c="2"/>0. -32. <text:s text:c="2"/>0. -32. -32. <text:s text:c="2"/>0.</text:span></text:p>
      <text:p text:style-name="P19"><text:span text:style-name="T37"><text:s/></text:span><text:span text:style-name="T25">-32. <text:s text:c="2"/>0. -32. <text:s text:c="2"/>0. <text:s/>32. <text:s text:c="2"/>0. <text:s text:c="2"/>0. -32. <text:s text:c="2"/>0. <text:s/>32. <text:s text:c="2"/>0. <text:s/>32. <text:s text:c="2"/>0. <text:s/>32.</text:span></text:p>
      <text:p text:style-name="P19"><text:span text:style-name="T37"><text:s text:c="2"/></text:span><text:span text:style-name="T25">32. <text:s text:c="2"/>0. <text:s/>32. <text:s text:c="2"/>0. -32. <text:s text:c="2"/>0. <text:s/>32. <text:s text:c="2"/>0. <text:s text:c="2"/>0. -32. <text:s text:c="2"/>0. <text:s/>32. <text:s text:c="2"/>0. -32.</text:span></text:p>
      <text:p text:style-name="P19"><text:span text:style-name="T37"><text:s text:c="3"/></text:span><text:span text:style-name="T25">0. -32. -32. <text:s text:c="2"/>0. -32. <text:s text:c="2"/>0. -32. <text:s text:c="2"/>0. <text:s/>32. <text:s text:c="2"/>0. <text:s text:c="2"/>0. -32. <text:s text:c="2"/>0. <text:s/>32.</text:span></text:p>
      <text:p text:style-name="P19"><text:span text:style-name="T37"><text:s text:c="3"/></text:span><text:span text:style-name="T25">0. <text:s/>32. <text:s text:c="2"/>0. <text:s/>32. <text:s/>32. <text:s text:c="2"/>0. <text:s/>32. <text:s text:c="2"/>0. -32. <text:s text:c="2"/>0. <text:s/>32. <text:s text:c="2"/>0. <text:s text:c="2"/>0. -32.</text:span></text:p>
      <text:p text:style-name="P19"><text:span text:style-name="T37"><text:s text:c="3"/></text:span><text:span text:style-name="T25">0. <text:s/>32. <text:s text:c="2"/>0. -32. <text:s text:c="2"/>0. -32. -32. <text:s text:c="2"/>0. -32. <text:s text:c="2"/>0. -32. <text:s text:c="2"/>0. <text:s/>32. <text:s text:c="2"/>0.</text:span></text:p>
      <text:p text:style-name="P19"><text:span text:style-name="T37"><text:s text:c="3"/></text:span><text:span text:style-name="T25">0. -32. <text:s text:c="2"/>0. <text:s/>32. <text:s text:c="2"/>0. -32. <text:s text:c="2"/>0. -32. -32. <text:s text:c="2"/>0. -32. <text:s text:c="2"/>0. <text:s/>32. <text:s text:c="2"/>0.</text:span></text:p>
      <text:p text:style-name="P19"><text:span text:style-name="T37"><text:s/></text:span><text:span text:style-name="T25">-32. <text:s text:c="2"/>0. <text:s text:c="2"/>0. <text:s/>32. <text:s text:c="2"/>0. -32. -32. <text:s text:c="2"/>0. <text:s/>32. <text:s text:c="2"/>0. <text:s text:c="2"/>0. <text:s/>32. <text:s text:c="2"/>0. -32.</text:span></text:p>
      <text:p text:style-name="P19"><text:span text:style-name="T37"><text:s text:c="3"/></text:span><text:span text:style-name="T25">0. -32. <text:s text:c="2"/>0. -32. <text:s/>32. <text:s text:c="2"/>0. <text:s/>32. <text:s text:c="2"/>0. -32. <text:s text:c="2"/>0. <text:s/>32. <text:s text:c="2"/>0. <text:s text:c="2"/>0. <text:s/>32.</text:span></text:p>
      <text:p text:style-name="P19"><text:span text:style-name="T37"><text:s text:c="3"/></text:span><text:span text:style-name="T25">0. -32. <text:s text:c="2"/>0. <text:s/>32. <text:s text:c="2"/>0. <text:s/>32. -32. <text:s text:c="2"/>0. -32. <text:s text:c="2"/>0. -32. <text:s text:c="2"/>0. <text:s/>32. <text:s text:c="2"/>0.</text:span></text:p>
      <text:p text:style-name="P19"><text:span text:style-name="T37"><text:s text:c="3"/></text:span><text:span text:style-name="T25">0. <text:s/>32. <text:s text:c="2"/>0. -32. <text:s text:c="2"/>0. -32. <text:s text:c="2"/>0. -32. <text:s/>32. <text:s text:c="2"/>0. <text:s/>32. <text:s text:c="2"/>0. <text:s/>32. <text:s text:c="2"/>0.</text:span></text:p>
      <text:p text:style-name="P19"><text:soft-page-break/><text:span text:style-name="T37"><text:s/></text:span><text:span text:style-name="T25">-32. <text:s text:c="2"/>0. <text:s text:c="2"/>0. -32. <text:s text:c="2"/>0. <text:s/>32. <text:s text:c="2"/>0. -32. <text:s text:c="2"/>0. -32. <text:s/>32. <text:s text:c="2"/>0. <text:s/>32. <text:s text:c="2"/>0.</text:span></text:p>
      <text:p text:style-name="P19"><text:span text:style-name="T37"><text:s/></text:span><text:span text:style-name="T25">-32. <text:s text:c="2"/>0. <text:s/>32. <text:s text:c="2"/>0. <text:s text:c="2"/>0. <text:s/>32. <text:s text:c="2"/>0. -32. <text:s text:c="2"/>0. -32. <text:s text:c="2"/>0. -32. <text:s/>32. <text:s text:c="2"/>0.</text:span></text:p>
      <text:p text:style-name="P19"><text:span text:style-name="T37"><text:s text:c="2"/></text:span><text:span text:style-name="T25">32. <text:s text:c="2"/>0. <text:s/>32. <text:s text:c="2"/>0. -32. <text:s text:c="2"/>0. <text:s text:c="2"/>0. -32. <text:s text:c="2"/>0. <text:s/>32. <text:s text:c="2"/>0. -32. <text:s text:c="2"/>0. -32.</text:span></text:p>
      <text:p text:style-name="P19"><text:span text:style-name="T37"><text:s text:c="2"/></text:span><text:span text:style-name="T25">32. <text:s text:c="2"/>0. <text:s/>32. <text:s text:c="2"/>0. -32. <text:s text:c="2"/>0. <text:s/>32. <text:s text:c="2"/>0. <text:s text:c="2"/>0. <text:s/>32. <text:s text:c="2"/>0. -32. <text:s text:c="2"/>0. -32.</text:span></text:p>
      <text:p text:style-name="P19"><text:span text:style-name="T37"><text:s text:c="3"/></text:span><text:span text:style-name="T25">0. -32. <text:s/>32. <text:s text:c="2"/>0. <text:s/>32. <text:s text:c="2"/>0. -32. <text:s text:c="2"/>0. <text:s/>32. <text:s text:c="2"/>0. <text:s text:c="2"/>0. <text:s/>32. <text:s text:c="2"/>0. -32.</text:span></text:p>
      <text:p text:style-name="P19"><text:span text:style-name="T37"><text:s text:c="3"/></text:span><text:span text:style-name="T25">0. <text:s/>32. <text:s text:c="2"/>0. <text:s/>32. -32. <text:s text:c="2"/>0. -32. <text:s text:c="2"/>0.]</text:span></text:p>
      <text:p text:style-name="P20"/>
      <text:p text:style-name="P19"><text:span text:style-name="T26">. . . . . . . </text:span></text:p>
      <text:p text:style-name="P20"/>
      <text:p text:style-name="P19"><text:span text:style-name="T26">1⊕y0⊕y1⊕y2⊕y3⊕y4⊕y5⊕y7⊕y8 [ <text:s/>0. <text:s text:c="2"/>0. <text:s/>32. -32. -32. -32. <text:s text:c="2"/>0. <text:s text:c="2"/>0. <text:s text:c="2"/>0. <text:s text:c="2"/>0. <text:s/>32. <text:s/>32. <text:s/>32. -32.</text:span></text:p>
      <text:p text:style-name="P19"><text:span text:style-name="T37"><text:s text:c="3"/></text:span><text:span text:style-name="T25">0. <text:s text:c="2"/>0. <text:s text:c="2"/>0. <text:s text:c="2"/>0. <text:s/>32. <text:s/>32. <text:s/>32. -32. <text:s text:c="2"/>0. <text:s text:c="2"/>0. <text:s text:c="2"/>0. <text:s text:c="2"/>0. -32. <text:s/>32.</text:span></text:p>
      <text:p text:style-name="P19"><text:span text:style-name="T37"><text:s text:c="2"/></text:span><text:span text:style-name="T25">32. <text:s/>32. <text:s text:c="2"/>0. <text:s text:c="2"/>0. <text:s text:c="2"/>0. <text:s text:c="2"/>0. <text:s/>32. -32. -32. -32. <text:s text:c="2"/>0. <text:s text:c="2"/>0. <text:s text:c="2"/>0. <text:s text:c="2"/>0.</text:span></text:p>
      <text:p text:style-name="P19"><text:span text:style-name="T37"><text:s/></text:span><text:span text:style-name="T25">-32. -32. -32. <text:s/>32. <text:s text:c="2"/>0. <text:s text:c="2"/>0. <text:s text:c="2"/>0. <text:s text:c="2"/>0. -32. -32. -32. <text:s/>32. <text:s text:c="2"/>0. <text:s text:c="2"/>0.</text:span></text:p>
      <text:p text:style-name="P19"><text:span text:style-name="T37"><text:s text:c="3"/></text:span><text:span text:style-name="T25">0. <text:s text:c="2"/>0. -32. <text:s/>32. <text:s/>32. <text:s/>32. <text:s text:c="2"/>0. <text:s text:c="2"/>0. -32. <text:s/>32. <text:s text:c="2"/>0. <text:s text:c="2"/>0. <text:s text:c="2"/>0. <text:s text:c="2"/>0.</text:span></text:p>
      <text:p text:style-name="P19"><text:span text:style-name="T37"><text:s/></text:span><text:span text:style-name="T25">-32. -32. -32. -32. <text:s text:c="2"/>0. <text:s text:c="2"/>0. <text:s text:c="2"/>0. <text:s text:c="2"/>0. <text:s/>32. -32. <text:s/>32. <text:s/>32. <text:s text:c="2"/>0. <text:s text:c="2"/>0.</text:span></text:p>
      <text:p text:style-name="P19"><text:span text:style-name="T37"><text:s text:c="3"/></text:span><text:span text:style-name="T25">0. <text:s text:c="2"/>0. -32. <text:s/>32. -32. <text:s/>32. <text:s text:c="2"/>0. <text:s text:c="2"/>0. <text:s text:c="2"/>0. <text:s text:c="2"/>0. -32. -32. <text:s/>32. -32.</text:span></text:p>
      <text:p text:style-name="P19"><text:span text:style-name="T37"><text:s text:c="3"/></text:span><text:span text:style-name="T25">0. <text:s text:c="2"/>0. <text:s text:c="2"/>0. <text:s text:c="2"/>0. <text:s/>32. <text:s/>32. -32. -32. <text:s text:c="2"/>0. <text:s text:c="2"/>0. <text:s text:c="2"/>0. <text:s text:c="2"/>0. <text:s/>32. -32.</text:span></text:p>
      <text:p text:style-name="P19"><text:span text:style-name="T37"><text:s text:c="2"/></text:span><text:span text:style-name="T25">32. <text:s/>32. <text:s text:c="2"/>0. <text:s text:c="2"/>0. <text:s text:c="2"/>0. <text:s text:c="2"/>0. -32. <text:s/>32. <text:s/>32. -32. <text:s text:c="2"/>0. <text:s text:c="2"/>0. <text:s text:c="2"/>0. <text:s text:c="2"/>0.</text:span></text:p>
      <text:p text:style-name="P19"><text:span text:style-name="T37"><text:s text:c="2"/></text:span><text:span text:style-name="T25">32. <text:s/>32. <text:s/>32. <text:s/>32. <text:s text:c="2"/>0. <text:s text:c="2"/>0. <text:s text:c="2"/>0. <text:s text:c="2"/>0. <text:s/>32. -32. -32. <text:s/>32. <text:s text:c="2"/>0. <text:s text:c="2"/>0.</text:span></text:p>
      <text:p text:style-name="P19"><text:span text:style-name="T37"><text:s text:c="3"/></text:span><text:span text:style-name="T25">0. <text:s text:c="2"/>0. <text:s/>32. <text:s/>32. <text:s/>32. -32. <text:s text:c="2"/>0. <text:s text:c="2"/>0. <text:s text:c="2"/>0. <text:s text:c="2"/>0. -32. -32. <text:s/>32. <text:s/>32.</text:span></text:p>
      <text:p text:style-name="P19"><text:span text:style-name="T37"><text:s text:c="3"/></text:span><text:span text:style-name="T25">0. <text:s text:c="2"/>0. <text:s text:c="2"/>0. <text:s text:c="2"/>0. <text:s/>32. -32. -32. -32. <text:s text:c="2"/>0. <text:s text:c="2"/>0. <text:s text:c="2"/>0. <text:s text:c="2"/>0. -32. <text:s/>32.</text:span></text:p>
      <text:p text:style-name="P19"><text:span text:style-name="T37"><text:s/></text:span><text:span text:style-name="T25">-32. <text:s/>32. <text:s text:c="2"/>0. <text:s text:c="2"/>0. <text:s text:c="2"/>0. <text:s text:c="2"/>0. <text:s/>32. <text:s/>32. <text:s/>32. -32. <text:s text:c="2"/>0. <text:s text:c="2"/>0. <text:s text:c="2"/>0. <text:s text:c="2"/>0.</text:span></text:p>
      <text:p text:style-name="P19"><text:span text:style-name="T37"><text:s/></text:span><text:span text:style-name="T25">-32. -32. -32. -32. <text:s text:c="2"/>0. <text:s text:c="2"/>0. <text:s text:c="2"/>0. <text:s text:c="2"/>0. -32. <text:s/>32. <text:s text:c="2"/>0. <text:s text:c="2"/>0. -32. -32.</text:span></text:p>
      <text:p text:style-name="P19"><text:span text:style-name="T37"><text:s text:c="2"/></text:span><text:span text:style-name="T25">32. -32. <text:s text:c="2"/>0. <text:s text:c="2"/>0. <text:s text:c="2"/>0. <text:s text:c="2"/>0. <text:s/>32. -32. <text:s/>32. <text:s/>32. <text:s text:c="2"/>0. <text:s text:c="2"/>0. <text:s text:c="2"/>0. <text:s text:c="2"/>0.</text:span></text:p>
      <text:p text:style-name="P19"><text:span text:style-name="T37"><text:s text:c="2"/></text:span><text:span text:style-name="T25">32. -32. <text:s/>32. <text:s/>32. <text:s text:c="2"/>0. <text:s text:c="2"/>0. <text:s text:c="2"/>0. <text:s text:c="2"/>0. <text:s/>32. <text:s/>32. -32. <text:s/>32. <text:s text:c="2"/>0. <text:s text:c="2"/>0.</text:span></text:p>
      <text:p text:style-name="P19"><text:span text:style-name="T37"><text:s text:c="3"/></text:span><text:span text:style-name="T25">0. <text:s text:c="2"/>0. -32. -32. <text:s/>32. -32. <text:s text:c="2"/>0. <text:s text:c="2"/>0. <text:s text:c="2"/>0. <text:s text:c="2"/>0. -32. <text:s/>32. -32. -32.</text:span></text:p>
      <text:p text:style-name="P19"><text:span text:style-name="T37"><text:s text:c="3"/></text:span><text:span text:style-name="T25">0. <text:s text:c="2"/>0. <text:s text:c="2"/>0. <text:s text:c="2"/>0. -32. <text:s/>32. -32. -32. <text:s text:c="2"/>0. <text:s text:c="2"/>0. <text:s text:c="2"/>0. <text:s text:c="2"/>0. <text:s/>32. <text:s/>32.</text:span></text:p>
      <text:p text:style-name="P19"><text:span text:style-name="T37"><text:s/></text:span><text:span text:style-name="T25">-32. <text:s/>32. <text:s text:c="2"/>0. <text:s text:c="2"/>0. <text:s/>32. <text:s/>32. <text:s text:c="2"/>0. <text:s text:c="2"/>0. <text:s text:c="2"/>0. <text:s text:c="2"/>0. -32. <text:s/>32. <text:s/>32. -32.</text:span></text:p>
      <text:p text:style-name="P19"><text:span text:style-name="T37"><text:s text:c="3"/></text:span><text:span text:style-name="T25">0. <text:s text:c="2"/>0. <text:s text:c="2"/>0. <text:s text:c="2"/>0. <text:s/>32. <text:s/>32. <text:s/>32. -32. <text:s text:c="2"/>0. <text:s text:c="2"/>0. <text:s text:c="2"/>0. <text:s text:c="2"/>0. <text:s/>32. <text:s/>32.</text:span></text:p>
      <text:p text:style-name="P19"><text:span text:style-name="T37"><text:s/></text:span><text:span text:style-name="T25">-32. -32. <text:s text:c="2"/>0. <text:s text:c="2"/>0. <text:s text:c="2"/>0. <text:s text:c="2"/>0. <text:s/>32. -32. -32. -32. <text:s text:c="2"/>0. <text:s text:c="2"/>0. <text:s text:c="2"/>0. <text:s text:c="2"/>0.</text:span></text:p>
      <text:p text:style-name="P19"><text:span text:style-name="T37"><text:s text:c="2"/></text:span><text:span text:style-name="T25">32. -32. <text:s/>32. -32. <text:s text:c="2"/>0. <text:s text:c="2"/>0. <text:s text:c="2"/>0. <text:s text:c="2"/>0. <text:s/>32. <text:s/>32. <text:s/>32. -32. <text:s text:c="2"/>0. <text:s text:c="2"/>0.</text:span></text:p>
      <text:p text:style-name="P19"><text:span text:style-name="T37"><text:s text:c="3"/></text:span><text:span text:style-name="T25">0. <text:s text:c="2"/>0. <text:s/>32. <text:s/>32. <text:s/>32. <text:s/>32. <text:s text:c="2"/>0. <text:s text:c="2"/>0. <text:s text:c="2"/>0. <text:s text:c="2"/>0. -32. <text:s/>32. <text:s text:c="2"/>0. <text:s text:c="2"/>0.</text:span></text:p>
      <text:p text:style-name="P19"><text:span text:style-name="T37"><text:s text:c="2"/></text:span><text:span text:style-name="T25">32. <text:s/>32. <text:s/>32. -32. <text:s text:c="2"/>0. <text:s text:c="2"/>0. <text:s text:c="2"/>0. <text:s text:c="2"/>0. <text:s/>32. -32. -32. -32. <text:s text:c="2"/>0. <text:s text:c="2"/>0.</text:span></text:p>
      <text:p text:style-name="P19"><text:span text:style-name="T37"><text:s text:c="3"/></text:span><text:span text:style-name="T25">0. <text:s text:c="2"/>0. -32. <text:s/>32. <text:s/>32. <text:s/>32. <text:s text:c="2"/>0. <text:s text:c="2"/>0. <text:s text:c="2"/>0. <text:s text:c="2"/>0. <text:s/>32. <text:s/>32. <text:s/>32. -32.</text:span></text:p>
      <text:p text:style-name="P19"><text:span text:style-name="T37"><text:s text:c="3"/></text:span><text:span text:style-name="T25">0. <text:s text:c="2"/>0. <text:s text:c="2"/>0. <text:s text:c="2"/>0. <text:s/>32. <text:s/>32. <text:s/>32. -32. <text:s text:c="2"/>0. <text:s text:c="2"/>0. <text:s text:c="2"/>0. <text:s text:c="2"/>0. -32. <text:s/>32.</text:span></text:p>
      <text:p text:style-name="P19"><text:span text:style-name="T37"><text:s text:c="2"/></text:span><text:span text:style-name="T25">32. <text:s/>32. <text:s text:c="2"/>0. <text:s text:c="2"/>0. <text:s text:c="2"/>0. <text:s text:c="2"/>0. <text:s/>32. -32. -32. -32. <text:s text:c="2"/>0. <text:s text:c="2"/>0. <text:s text:c="2"/>0. <text:s text:c="2"/>0.</text:span></text:p>
      <text:p text:style-name="P19"><text:span text:style-name="T37"><text:s text:c="2"/></text:span><text:span text:style-name="T25">32. <text:s/>32. <text:s/>32. -32. <text:s text:c="2"/>0. <text:s text:c="2"/>0. <text:s text:c="2"/>0. <text:s text:c="2"/>0. <text:s/>32. -32. <text:s/>32. <text:s/>32. <text:s text:c="2"/>0. <text:s text:c="2"/>0.</text:span></text:p>
      <text:p text:style-name="P19"><text:span text:style-name="T37"><text:s text:c="3"/></text:span><text:span text:style-name="T25">0. <text:s text:c="2"/>0. -32. -32. <text:s/>32. -32. <text:s text:c="2"/>0. <text:s text:c="2"/>0. <text:s text:c="2"/>0. <text:s text:c="2"/>0. <text:s/>32. <text:s/>32. -32. <text:s/>32.</text:span></text:p>
      <text:p text:style-name="P19"><text:span text:style-name="T37"><text:s text:c="3"/></text:span><text:span text:style-name="T25">0. <text:s text:c="2"/>0. <text:s text:c="2"/>0. <text:s text:c="2"/>0. <text:s/>32. -32. <text:s/>32. <text:s/>32. <text:s text:c="2"/>0. <text:s text:c="2"/>0. <text:s text:c="2"/>0. <text:s text:c="2"/>0. <text:s/>32. -32.</text:span></text:p>
      <text:p text:style-name="P19"><text:span text:style-name="T37"><text:s text:c="2"/></text:span><text:span text:style-name="T25">32. <text:s/>32. <text:s text:c="2"/>0. <text:s text:c="2"/>0. <text:s text:c="2"/>0. <text:s text:c="2"/>0. <text:s/>32. <text:s/>32. -32. <text:s/>32. <text:s text:c="2"/>0. <text:s text:c="2"/>0. <text:s text:c="2"/>0. <text:s text:c="2"/>0.</text:span></text:p>
      <text:p text:style-name="P19"><text:span text:style-name="T37"><text:s/></text:span><text:span text:style-name="T25">-32. -32. <text:s/>32. -32. <text:s text:c="2"/>0. <text:s text:c="2"/>0. <text:s text:c="2"/>0. <text:s text:c="2"/>0. <text:s/>32. -32. <text:s/>32. <text:s/>32. <text:s text:c="2"/>0. <text:s text:c="2"/>0.</text:span></text:p>
      <text:p text:style-name="P19"><text:span text:style-name="T37"><text:s text:c="2"/></text:span><text:span text:style-name="T25">32. -32. <text:s text:c="2"/>0. <text:s text:c="2"/>0. <text:s text:c="2"/>0. <text:s text:c="2"/>0. -32. -32. -32. -32. <text:s text:c="2"/>0. <text:s text:c="2"/>0. <text:s text:c="2"/>0. <text:s text:c="2"/>0.</text:span></text:p>
      <text:p text:style-name="P19"><text:span text:style-name="T37"><text:s/></text:span><text:span text:style-name="T25">-32. <text:s/>32. -32. -32. <text:s text:c="2"/>0. <text:s text:c="2"/>0. <text:s text:c="2"/>0. <text:s text:c="2"/>0. -32. <text:s/>32. -32. <text:s/>32. <text:s text:c="2"/>0. <text:s text:c="2"/>0.</text:span></text:p>
      <text:p text:style-name="P19"><text:span text:style-name="T37"><text:s text:c="3"/></text:span><text:span text:style-name="T25">0. <text:s text:c="2"/>0. <text:s/>32. <text:s/>32. -32. <text:s/>32. <text:s text:c="2"/>0. <text:s text:c="2"/>0. <text:s text:c="2"/>0. <text:s text:c="2"/>0. <text:s/>32. <text:s/>32. -32. -32.</text:span></text:p>
      <text:p text:style-name="P19"><text:span text:style-name="T37"><text:s text:c="3"/></text:span><text:span text:style-name="T25">0. <text:s text:c="2"/>0. <text:s text:c="2"/>0. <text:s text:c="2"/>0. -32. <text:s/>32. -32. -32. <text:s text:c="2"/>0. <text:s text:c="2"/>0. <text:s text:c="2"/>0. <text:s text:c="2"/>0. -32. <text:s/>32.</text:span></text:p>
      <text:p text:style-name="P19"><text:span text:style-name="T37"><text:s text:c="2"/></text:span><text:span text:style-name="T25">32. -32. <text:s text:c="2"/>0. <text:s text:c="2"/>0. <text:s text:c="2"/>0. <text:s text:c="2"/>0. -32. -32.]</text:span></text:p>
      <text:p text:style-name="P19"><text:span text:style-name="T25">1⊕y0⊕y1⊕y2⊕y3⊕y4⊕y5⊕y6 [ <text:s/>0. <text:s/>32. <text:s text:c="2"/>0. <text:s/>32. -32. <text:s text:c="2"/>0. -32. <text:s text:c="2"/>0. <text:s text:c="2"/>0. <text:s/>32. <text:s text:c="2"/>0. -32. -32. <text:s text:c="2"/>0.</text:span></text:p>
      <text:p text:style-name="P19"><text:span text:style-name="T37"><text:s text:c="2"/></text:span><text:span text:style-name="T25">32. <text:s text:c="2"/>0. <text:s text:c="2"/>0. -32. <text:s text:c="2"/>0. -32. -32. <text:s text:c="2"/>0. -32. <text:s text:c="2"/>0. <text:s text:c="2"/>0. <text:s/>32. <text:s text:c="2"/>0. -32.</text:span></text:p>
      <text:p text:style-name="P19"><text:span text:style-name="T37"><text:s text:c="2"/></text:span><text:span text:style-name="T25">32. <text:s text:c="2"/>0. -32. <text:s text:c="2"/>0. -32. <text:s text:c="2"/>0. -32. <text:s text:c="2"/>0. <text:s text:c="2"/>0. -32. <text:s text:c="2"/>0. -32. <text:s/>32. <text:s text:c="2"/>0.</text:span></text:p>
      <text:p text:style-name="P19"><text:span text:style-name="T37"><text:s/></text:span><text:span text:style-name="T25">-32. <text:s text:c="2"/>0. <text:s text:c="2"/>0. <text:s/>32. <text:s text:c="2"/>0. -32. <text:s/>32. <text:s text:c="2"/>0. <text:s/>32. <text:s text:c="2"/>0. <text:s text:c="2"/>0. -32. <text:s text:c="2"/>0. -32.</text:span></text:p>
      <text:p text:style-name="P19"><text:span text:style-name="T37"><text:s text:c="2"/></text:span><text:span text:style-name="T25">32. <text:s text:c="2"/>0. -32. <text:s text:c="2"/>0. <text:s text:c="2"/>0. -32. <text:s text:c="2"/>0. <text:s/>32. <text:s text:c="2"/>0. <text:s/>32. <text:s text:c="2"/>0. -32. <text:s/>32. <text:s text:c="2"/>0.</text:span></text:p>
      <text:p text:style-name="P19"><text:span text:style-name="T37"><text:s/></text:span><text:span text:style-name="T25">-32. <text:s text:c="2"/>0. <text:s text:c="2"/>0. -32. <text:s text:c="2"/>0. -32. -32. <text:s text:c="2"/>0. -32. <text:s text:c="2"/>0. <text:s text:c="2"/>0. <text:s/>32. <text:s text:c="2"/>0. -32.</text:span></text:p>
      <text:p text:style-name="P19"><text:span text:style-name="T37"><text:s/></text:span><text:span text:style-name="T25">-32. <text:s text:c="2"/>0. <text:s/>32. <text:s text:c="2"/>0. <text:s text:c="2"/>0. <text:s/>32. <text:s text:c="2"/>0. <text:s/>32. -32. <text:s text:c="2"/>0. -32. <text:s text:c="2"/>0. <text:s/>32. <text:s text:c="2"/>0.</text:span></text:p>
      <text:p text:style-name="P19"><text:span text:style-name="T37"><text:s/></text:span><text:span text:style-name="T25">-32. <text:s text:c="2"/>0. <text:s text:c="2"/>0. -32. <text:s text:c="2"/>0. <text:s/>32. <text:s/>32. <text:s text:c="2"/>0. <text:s/>32. <text:s text:c="2"/>0. <text:s text:c="2"/>0. -32. <text:s text:c="2"/>0. -32.</text:span></text:p>
      <text:p text:style-name="P19"><text:span text:style-name="T37"><text:s text:c="2"/></text:span><text:span text:style-name="T25">32. <text:s text:c="2"/>0. -32. <text:s text:c="2"/>0. <text:s text:c="2"/>0. <text:s/>32. <text:s text:c="2"/>0. -32. -32. <text:s text:c="2"/>0. -32. <text:s text:c="2"/>0. <text:s text:c="2"/>0. -32.</text:span></text:p>
      <text:p text:style-name="P19"><text:span text:style-name="T37"><text:s text:c="3"/></text:span><text:span text:style-name="T25">0. -32. <text:s/>32. <text:s text:c="2"/>0. -32. <text:s text:c="2"/>0. <text:s text:c="2"/>0. <text:s/>32. <text:s text:c="2"/>0. -32. <text:s/>32. <text:s text:c="2"/>0. <text:s/>32. <text:s text:c="2"/>0.</text:span></text:p>
      <text:p text:style-name="P19"><text:span text:style-name="T37"><text:s text:c="3"/></text:span><text:span text:style-name="T25">0. <text:s/>32. <text:s text:c="2"/>0. <text:s/>32. -32. <text:s text:c="2"/>0. <text:s/>32. <text:s text:c="2"/>0. <text:s text:c="2"/>0. <text:s/>32. <text:s text:c="2"/>0. -32. <text:s/>32. <text:s text:c="2"/>0.</text:span></text:p>
      <text:p text:style-name="P19"><text:soft-page-break/><text:span text:style-name="T37"><text:s text:c="2"/></text:span><text:span text:style-name="T25">32. <text:s text:c="2"/>0. <text:s text:c="2"/>0. -32. <text:s text:c="2"/>0. -32. <text:s text:c="2"/>0. <text:s/>32. <text:s text:c="2"/>0. -32. -32. <text:s text:c="2"/>0. <text:s/>32. <text:s text:c="2"/>0.</text:span></text:p>
      <text:p text:style-name="P19"><text:span text:style-name="T37"><text:s text:c="3"/></text:span><text:span text:style-name="T25">0. -32. <text:s text:c="2"/>0. -32. <text:s/>32. <text:s text:c="2"/>0. <text:s/>32. <text:s text:c="2"/>0. <text:s text:c="2"/>0. -32. <text:s text:c="2"/>0. <text:s/>32. -32. <text:s text:c="2"/>0.</text:span></text:p>
      <text:p text:style-name="P19"><text:span text:style-name="T37"><text:s text:c="2"/></text:span><text:span text:style-name="T25">32. <text:s text:c="2"/>0. <text:s text:c="2"/>0. -32. <text:s text:c="2"/>0. -32. -32. <text:s text:c="2"/>0. -32. <text:s text:c="2"/>0. <text:s/>32. <text:s text:c="2"/>0. <text:s/>32. <text:s text:c="2"/>0.</text:span></text:p>
      <text:p text:style-name="P19"><text:span text:style-name="T37"><text:s text:c="3"/></text:span><text:span text:style-name="T25">0. -32. <text:s text:c="2"/>0. -32. -32. <text:s text:c="2"/>0. <text:s/>32. <text:s text:c="2"/>0. <text:s text:c="2"/>0. <text:s/>32. <text:s text:c="2"/>0. -32. <text:s/>32. <text:s text:c="2"/>0.</text:span></text:p>
      <text:p text:style-name="P19"><text:span text:style-name="T37"><text:s text:c="2"/></text:span><text:span text:style-name="T25">32. <text:s text:c="2"/>0. <text:s text:c="2"/>0. <text:s/>32. <text:s text:c="2"/>0. <text:s/>32. <text:s/>32. <text:s text:c="2"/>0. -32. <text:s text:c="2"/>0. <text:s text:c="2"/>0. <text:s/>32. <text:s text:c="2"/>0. -32.</text:span></text:p>
      <text:p text:style-name="P19"><text:span text:style-name="T37"><text:s text:c="3"/></text:span><text:span text:style-name="T25">0. -32. <text:s text:c="2"/>0. -32. -32. <text:s text:c="2"/>0. -32. <text:s text:c="2"/>0. <text:s text:c="2"/>0. -32. <text:s text:c="2"/>0. <text:s/>32. -32. <text:s text:c="2"/>0.</text:span></text:p>
      <text:p text:style-name="P19"><text:span text:style-name="T37"><text:s text:c="2"/></text:span><text:span text:style-name="T25">32. <text:s text:c="2"/>0. <text:s text:c="2"/>0. -32. <text:s text:c="2"/>0. -32. <text:s/>32. <text:s text:c="2"/>0. <text:s/>32. <text:s text:c="2"/>0. <text:s text:c="2"/>0. <text:s/>32. <text:s text:c="2"/>0. -32.</text:span></text:p>
      <text:p text:style-name="P19"><text:span text:style-name="T37"><text:s/></text:span><text:span text:style-name="T25">-32. <text:s text:c="2"/>0. <text:s/>32. <text:s text:c="2"/>0. -32. <text:s text:c="2"/>0. <text:s/>32. <text:s text:c="2"/>0. <text:s text:c="2"/>0. <text:s/>32. <text:s text:c="2"/>0. -32. <text:s/>32. <text:s text:c="2"/>0.</text:span></text:p>
      <text:p text:style-name="P19"><text:span text:style-name="T37"><text:s text:c="2"/></text:span><text:span text:style-name="T25">32. <text:s text:c="2"/>0. <text:s text:c="2"/>0. -32. <text:s text:c="2"/>0. -32. -32. <text:s text:c="2"/>0. <text:s/>32. <text:s text:c="2"/>0. <text:s text:c="2"/>0. -32. <text:s text:c="2"/>0. <text:s/>32.</text:span></text:p>
      <text:p text:style-name="P19"><text:span text:style-name="T37"><text:s/></text:span><text:span text:style-name="T25">-32. <text:s text:c="2"/>0. -32. <text:s text:c="2"/>0. <text:s text:c="2"/>0. -32. <text:s text:c="2"/>0. -32. <text:s text:c="2"/>0. <text:s/>32. <text:s text:c="2"/>0. -32. <text:s/>32. <text:s text:c="2"/>0.</text:span></text:p>
      <text:p text:style-name="P19"><text:span text:style-name="T37"><text:s/></text:span><text:span text:style-name="T25">-32. <text:s text:c="2"/>0. <text:s text:c="2"/>0. <text:s/>32. <text:s text:c="2"/>0. <text:s/>32. <text:s/>32. <text:s text:c="2"/>0. <text:s/>32. <text:s text:c="2"/>0. <text:s text:c="2"/>0. <text:s/>32. <text:s text:c="2"/>0. -32.</text:span></text:p>
      <text:p text:style-name="P19"><text:span text:style-name="T37"><text:s/></text:span><text:span text:style-name="T25">-32. <text:s text:c="2"/>0. <text:s/>32. <text:s text:c="2"/>0. <text:s text:c="2"/>0. -32. <text:s text:c="2"/>0. -32. <text:s/>32. <text:s text:c="2"/>0. <text:s/>32. <text:s text:c="2"/>0. <text:s/>32. <text:s text:c="2"/>0.</text:span></text:p>
      <text:p text:style-name="P19"><text:span text:style-name="T37"><text:s text:c="2"/></text:span><text:span text:style-name="T25">32. <text:s text:c="2"/>0. <text:s text:c="2"/>0. <text:s/>32. <text:s text:c="2"/>0. <text:s/>32. <text:s/>32. <text:s text:c="2"/>0. -32. <text:s text:c="2"/>0. <text:s text:c="2"/>0. <text:s/>32. <text:s text:c="2"/>0. -32.</text:span></text:p>
      <text:p text:style-name="P19"><text:span text:style-name="T37"><text:s/></text:span><text:span text:style-name="T25">-32. <text:s text:c="2"/>0. -32. <text:s text:c="2"/>0. <text:s text:c="2"/>0. <text:s/>32. <text:s text:c="2"/>0. <text:s/>32. <text:s/>32. <text:s text:c="2"/>0. -32. <text:s text:c="2"/>0. <text:s text:c="2"/>0. -32.</text:span></text:p>
      <text:p text:style-name="P19"><text:span text:style-name="T37"><text:s text:c="3"/></text:span><text:span text:style-name="T25">0. <text:s/>32. <text:s text:c="2"/>0. <text:s/>32. <text:s text:c="2"/>0. <text:s/>32. -32. <text:s text:c="2"/>0. -32. <text:s text:c="2"/>0. <text:s text:c="2"/>0. -32. <text:s text:c="2"/>0. <text:s/>32.</text:span></text:p>
      <text:p text:style-name="P19"><text:span text:style-name="T37"><text:s text:c="2"/></text:span><text:span text:style-name="T25">32. <text:s text:c="2"/>0. -32. <text:s text:c="2"/>0. <text:s text:c="2"/>0. -32. <text:s text:c="2"/>0. -32. -32. <text:s text:c="2"/>0. -32. <text:s text:c="2"/>0. <text:s text:c="2"/>0. -32.</text:span></text:p>
      <text:p text:style-name="P19"><text:span text:style-name="T37"><text:s text:c="3"/></text:span><text:span text:style-name="T25">0. <text:s/>32. -32. <text:s text:c="2"/>0. <text:s/>32. <text:s text:c="2"/>0. <text:s text:c="2"/>0. <text:s/>32. <text:s text:c="2"/>0. <text:s/>32. <text:s/>32. <text:s text:c="2"/>0. <text:s/>32. <text:s text:c="2"/>0.</text:span></text:p>
      <text:p text:style-name="P19"><text:span text:style-name="T37"><text:s text:c="3"/></text:span><text:span text:style-name="T25">0. -32. <text:s text:c="2"/>0. <text:s/>32. -32. <text:s text:c="2"/>0. <text:s/>32. <text:s text:c="2"/>0. <text:s text:c="2"/>0. <text:s/>32. <text:s text:c="2"/>0. <text:s/>32. -32. <text:s text:c="2"/>0.</text:span></text:p>
      <text:p text:style-name="P19"><text:span text:style-name="T37"><text:s/></text:span><text:span text:style-name="T25">-32. <text:s text:c="2"/>0. <text:s text:c="2"/>0. <text:s/>32. <text:s text:c="2"/>0. -32. -32. <text:s text:c="2"/>0. <text:s/>32. <text:s text:c="2"/>0. <text:s/>32. <text:s text:c="2"/>0. <text:s/>32. <text:s text:c="2"/>0.</text:span></text:p>
      <text:p text:style-name="P19"><text:span text:style-name="T37"><text:s text:c="3"/></text:span><text:span text:style-name="T25">0. -32. <text:s text:c="2"/>0. -32. <text:s/>32. <text:s text:c="2"/>0. -32. <text:s text:c="2"/>0. <text:s text:c="2"/>0. -32. <text:s text:c="2"/>0. <text:s/>32. <text:s/>32. <text:s text:c="2"/>0.</text:span></text:p>
      <text:p text:style-name="P19"><text:span text:style-name="T37"><text:s text:c="2"/></text:span><text:span text:style-name="T25">32. <text:s text:c="2"/>0. <text:s text:c="2"/>0. <text:s/>32. <text:s text:c="2"/>0. <text:s/>32. -32. <text:s text:c="2"/>0. <text:s/>32. <text:s text:c="2"/>0. <text:s text:c="2"/>0. -32. <text:s text:c="2"/>0. <text:s/>32.</text:span></text:p>
      <text:p text:style-name="P19"><text:span text:style-name="T37"><text:s text:c="3"/></text:span><text:span text:style-name="T25">0. -32. <text:s text:c="2"/>0. <text:s/>32. <text:s/>32. <text:s text:c="2"/>0. -32. <text:s text:c="2"/>0. <text:s text:c="2"/>0. -32. <text:s text:c="2"/>0. -32. <text:s/>32. <text:s text:c="2"/>0.</text:span></text:p>
      <text:p text:style-name="P19"><text:span text:style-name="T37"><text:s text:c="2"/></text:span><text:span text:style-name="T25">32. <text:s text:c="2"/>0. <text:s text:c="2"/>0. <text:s/>32. <text:s text:c="2"/>0. -32. <text:s/>32. <text:s text:c="2"/>0. -32. <text:s text:c="2"/>0. <text:s text:c="2"/>0. -32. <text:s text:c="2"/>0. -32.</text:span></text:p>
      <text:p text:style-name="P19"><text:span text:style-name="T37"><text:s/></text:span><text:span text:style-name="T25">-32. <text:s text:c="2"/>0. -32. <text:s text:c="2"/>0. <text:s/>32. <text:s text:c="2"/>0. -32. <text:s text:c="2"/>0. <text:s text:c="2"/>0. <text:s/>32. <text:s text:c="2"/>0. -32. -32. <text:s text:c="2"/>0.</text:span></text:p>
      <text:p text:style-name="P19"><text:span text:style-name="T37"><text:s/></text:span><text:span text:style-name="T25">-32. <text:s text:c="2"/>0. <text:s text:c="2"/>0. -32. <text:s text:c="2"/>0. -32. -32. <text:s text:c="2"/>0. <text:s/>32. <text:s text:c="2"/>0. <text:s text:c="2"/>0. <text:s/>32. <text:s text:c="2"/>0. -32.</text:span></text:p>
      <text:p text:style-name="P19"><text:span text:style-name="T37"><text:s/></text:span><text:span text:style-name="T25">-32. <text:s text:c="2"/>0. -32. <text:s text:c="2"/>0. <text:s text:c="2"/>0. <text:s/>32. <text:s text:c="2"/>0. <text:s/>32.]</text:span></text:p>
      <text:p text:style-name="P19"><text:span text:style-name="T25">1⊕y0⊕y1⊕y2⊕y3⊕y4⊕y5⊕y6⊕y8 [ <text:s/>0. -32. <text:s text:c="2"/>0. -32. -32. <text:s text:c="2"/>0. <text:s/>32. <text:s text:c="2"/>0. <text:s text:c="2"/>0. <text:s/>32. <text:s text:c="2"/>0. <text:s/>32. <text:s/>32. <text:s text:c="2"/>0.</text:span></text:p>
      <text:p text:style-name="P19"><text:span text:style-name="T37"><text:s/></text:span><text:span text:style-name="T25">-32. <text:s text:c="2"/>0. -32. <text:s text:c="2"/>0. <text:s/>32. <text:s text:c="2"/>0. <text:s text:c="2"/>0. -32. <text:s text:c="2"/>0. -32. -32. <text:s text:c="2"/>0. <text:s/>32. <text:s text:c="2"/>0.</text:span></text:p>
      <text:p text:style-name="P19"><text:span text:style-name="T37"><text:s text:c="3"/></text:span><text:span text:style-name="T25">0. -32. <text:s text:c="2"/>0. -32. <text:s text:c="2"/>0. -32. <text:s text:c="2"/>0. <text:s/>32. -32. <text:s text:c="2"/>0. -32. <text:s text:c="2"/>0. <text:s text:c="2"/>0. -32.</text:span></text:p>
      <text:p text:style-name="P19"><text:span text:style-name="T37"><text:s text:c="3"/></text:span><text:span text:style-name="T25">0. <text:s/>32. -32. <text:s text:c="2"/>0. -32. <text:s text:c="2"/>0. <text:s/>32. <text:s text:c="2"/>0. <text:s/>32. <text:s text:c="2"/>0. <text:s text:c="2"/>0. <text:s/>32. <text:s text:c="2"/>0. -32.</text:span></text:p>
      <text:p text:style-name="P19"><text:span text:style-name="T37"><text:s/></text:span><text:span text:style-name="T25">-32. <text:s text:c="2"/>0. -32. <text:s text:c="2"/>0. <text:s text:c="2"/>0. -32. <text:s text:c="2"/>0. <text:s/>32. <text:s/>32. <text:s text:c="2"/>0. <text:s/>32. <text:s text:c="2"/>0. <text:s text:c="2"/>0. -32.</text:span></text:p>
      <text:p text:style-name="P19"><text:span text:style-name="T37"><text:s text:c="3"/></text:span><text:span text:style-name="T25">0. <text:s/>32. <text:s/>32. <text:s text:c="2"/>0. <text:s/>32. <text:s text:c="2"/>0. <text:s text:c="2"/>0. -32. <text:s text:c="2"/>0. <text:s/>32. <text:s text:c="2"/>0. -32. <text:s text:c="2"/>0. <text:s/>32.</text:span></text:p>
      <text:p text:style-name="P19"><text:span text:style-name="T37"><text:s text:c="2"/></text:span><text:span text:style-name="T25">32. <text:s text:c="2"/>0. <text:s/>32. <text:s text:c="2"/>0. <text:s text:c="2"/>0. <text:s/>32. <text:s text:c="2"/>0. -32. -32. <text:s text:c="2"/>0. -32. <text:s text:c="2"/>0. -32. <text:s text:c="2"/>0.</text:span></text:p>
      <text:p text:style-name="P19"><text:span text:style-name="T37"><text:s text:c="2"/></text:span><text:span text:style-name="T25">32. <text:s text:c="2"/>0. <text:s text:c="2"/>0. <text:s/>32. <text:s text:c="2"/>0. <text:s/>32. <text:s/>32. <text:s text:c="2"/>0. -32. <text:s text:c="2"/>0. <text:s text:c="2"/>0. -32. <text:s text:c="2"/>0. -32.</text:span></text:p>
      <text:p text:style-name="P19"><text:span text:style-name="T37"><text:s text:c="3"/></text:span><text:span text:style-name="T25">0. -32. <text:s text:c="2"/>0. -32. <text:s/>32. <text:s text:c="2"/>0. -32. <text:s text:c="2"/>0. <text:s text:c="2"/>0. -32. <text:s text:c="2"/>0. -32. <text:s/>32. <text:s text:c="2"/>0.</text:span></text:p>
      <text:p text:style-name="P19"><text:span text:style-name="T37"><text:s/></text:span><text:span text:style-name="T25">-32. <text:s text:c="2"/>0. <text:s text:c="2"/>0. <text:s/>32. <text:s text:c="2"/>0. -32. -32. <text:s text:c="2"/>0. -32. <text:s text:c="2"/>0. <text:s text:c="2"/>0. -32. <text:s text:c="2"/>0. <text:s/>32.</text:span></text:p>
      <text:p text:style-name="P19"><text:span text:style-name="T37"><text:s text:c="2"/></text:span><text:span text:style-name="T25">32. <text:s text:c="2"/>0. <text:s/>32. <text:s text:c="2"/>0. <text:s/>32. <text:s text:c="2"/>0. <text:s/>32. <text:s text:c="2"/>0. <text:s text:c="2"/>0. -32. <text:s text:c="2"/>0. <text:s/>32. <text:s/>32. <text:s text:c="2"/>0.</text:span></text:p>
      <text:p text:style-name="P19"><text:span text:style-name="T37"><text:s text:c="2"/></text:span><text:span text:style-name="T25">32. <text:s text:c="2"/>0. <text:s text:c="2"/>0. -32. <text:s text:c="2"/>0. <text:s/>32. <text:s text:c="2"/>0. -32. <text:s text:c="2"/>0. -32. <text:s/>32. <text:s text:c="2"/>0. -32. <text:s text:c="2"/>0.</text:span></text:p>
      <text:p text:style-name="P19"><text:span text:style-name="T37"><text:s text:c="3"/></text:span><text:span text:style-name="T25">0. -32. <text:s text:c="2"/>0. -32. <text:s/>32. <text:s text:c="2"/>0. -32. <text:s text:c="2"/>0. <text:s/>32. <text:s text:c="2"/>0. -32. <text:s text:c="2"/>0. <text:s text:c="2"/>0. -32.</text:span></text:p>
      <text:p text:style-name="P19"><text:span text:style-name="T37"><text:s text:c="3"/></text:span><text:span text:style-name="T25">0. -32. -32. <text:s text:c="2"/>0. <text:s/>32. <text:s text:c="2"/>0. <text:s text:c="2"/>0. <text:s/>32. <text:s text:c="2"/>0. <text:s/>32. -32. <text:s text:c="2"/>0. <text:s/>32. <text:s text:c="2"/>0.</text:span></text:p>
      <text:p text:style-name="P19"><text:span text:style-name="T37"><text:s text:c="3"/></text:span><text:span text:style-name="T25">0. -32. <text:s text:c="2"/>0. -32. -32. <text:s text:c="2"/>0. <text:s/>32. <text:s text:c="2"/>0. <text:s text:c="2"/>0. -32. <text:s text:c="2"/>0. -32. <text:s text:c="2"/>0. <text:s/>32.</text:span></text:p>
      <text:p text:style-name="P19"><text:span text:style-name="T37"><text:s text:c="3"/></text:span><text:span text:style-name="T25">0. <text:s/>32. <text:s/>32. <text:s text:c="2"/>0. -32. <text:s text:c="2"/>0. <text:s text:c="2"/>0. -32. <text:s text:c="2"/>0. -32. -32. <text:s text:c="2"/>0. <text:s/>32. <text:s text:c="2"/>0.</text:span></text:p>
      <text:p text:style-name="P19"><text:span text:style-name="T37"><text:s/></text:span><text:span text:style-name="T25">-32. <text:s text:c="2"/>0. -32. <text:s text:c="2"/>0. <text:s text:c="2"/>0. -32. <text:s text:c="2"/>0. <text:s/>32. <text:s/>32. <text:s text:c="2"/>0. <text:s/>32. <text:s text:c="2"/>0. <text:s text:c="2"/>0. <text:s/>32.</text:span></text:p>
      <text:p text:style-name="P19"><text:span text:style-name="T37"><text:s text:c="3"/></text:span><text:span text:style-name="T25">0. -32. <text:s text:c="2"/>0. -32. <text:s text:c="2"/>0. <text:s/>32. -32. <text:s text:c="2"/>0. -32. <text:s text:c="2"/>0. <text:s text:c="2"/>0. -32. <text:s text:c="2"/>0. <text:s/>32.</text:span></text:p>
      <text:p text:style-name="P19"><text:span text:style-name="T37"><text:s/></text:span><text:span text:style-name="T25">-32. <text:s text:c="2"/>0. -32. <text:s text:c="2"/>0. <text:s text:c="2"/>0. -32. <text:s text:c="2"/>0. -32. -32. <text:s text:c="2"/>0. <text:s/>32. <text:s text:c="2"/>0. <text:s text:c="2"/>0. -32.</text:span></text:p>
      <text:p text:style-name="P19"><text:span text:style-name="T37"><text:s text:c="3"/></text:span><text:span text:style-name="T25">0. -32. -32. <text:s text:c="2"/>0. <text:s/>32. <text:s text:c="2"/>0. <text:s/>32. <text:s text:c="2"/>0. -32. <text:s text:c="2"/>0. <text:s text:c="2"/>0. <text:s/>32. <text:s text:c="2"/>0. <text:s/>32.</text:span></text:p>
      <text:p text:style-name="P19"><text:span text:style-name="T37"><text:s/></text:span><text:span text:style-name="T25">-32. <text:s text:c="2"/>0. <text:s/>32. <text:s text:c="2"/>0. <text:s text:c="2"/>0. -32. <text:s text:c="2"/>0. -32. <text:s text:c="2"/>0. -32. <text:s text:c="2"/>0. <text:s/>32. -32. <text:s text:c="2"/>0.</text:span></text:p>
      <text:p text:style-name="P19"><text:span text:style-name="T37"><text:s/></text:span><text:span text:style-name="T25">-32. <text:s text:c="2"/>0. <text:s text:c="2"/>0. <text:s/>32. <text:s text:c="2"/>0. -32. <text:s/>32. <text:s text:c="2"/>0. <text:s/>32. <text:s text:c="2"/>0. -32. <text:s text:c="2"/>0. -32. <text:s text:c="2"/>0.</text:span></text:p>
      <text:p text:style-name="P19"><text:span text:style-name="T37"><text:s text:c="3"/></text:span><text:span text:style-name="T25">0. -32. <text:s text:c="2"/>0. <text:s/>32. -32. <text:s text:c="2"/>0. -32. <text:s text:c="2"/>0. <text:s text:c="2"/>0. -32. <text:s text:c="2"/>0. <text:s/>32. <text:s/>32. <text:s text:c="2"/>0.</text:span></text:p>
      <text:p text:style-name="P19"><text:span text:style-name="T37"><text:s text:c="2"/></text:span><text:span text:style-name="T25">32. <text:s text:c="2"/>0. <text:s text:c="2"/>0. -32. <text:s text:c="2"/>0. <text:s/>32. -32. <text:s text:c="2"/>0. -32. <text:s text:c="2"/>0. <text:s text:c="2"/>0. <text:s/>32. <text:s text:c="2"/>0. -32.</text:span></text:p>
      <text:p text:style-name="P19"><text:span text:style-name="T37"><text:s text:c="3"/></text:span><text:span text:style-name="T25">0. <text:s/>32. <text:s text:c="2"/>0. -32. -32. <text:s text:c="2"/>0. -32. <text:s text:c="2"/>0. <text:s text:c="2"/>0. <text:s/>32. <text:s text:c="2"/>0. -32. -32. <text:s text:c="2"/>0.</text:span></text:p>
      <text:p text:style-name="P19"><text:span text:style-name="T37"><text:s/></text:span><text:span text:style-name="T25">-32. <text:s text:c="2"/>0. -32. <text:s text:c="2"/>0. <text:s/>32. <text:s text:c="2"/>0. <text:s text:c="2"/>0. <text:s/>32. <text:s text:c="2"/>0. <text:s/>32. -32. <text:s text:c="2"/>0. <text:s/>32. <text:s text:c="2"/>0.</text:span></text:p>
      <text:p text:style-name="P19"><text:span text:style-name="T37"><text:s text:c="3"/></text:span><text:span text:style-name="T25">0. <text:s/>32. <text:s text:c="2"/>0. <text:s/>32. <text:s text:c="2"/>0. <text:s/>32. <text:s text:c="2"/>0. <text:s/>32. -32. <text:s text:c="2"/>0. <text:s/>32. <text:s text:c="2"/>0. <text:s text:c="2"/>0. -32.</text:span></text:p>
      <text:p text:style-name="P19"><text:span text:style-name="T37"><text:s text:c="3"/></text:span><text:span text:style-name="T25">0. -32. <text:s/>32. <text:s text:c="2"/>0. -32. <text:s text:c="2"/>0. <text:s text:c="2"/>0. -32. <text:s text:c="2"/>0. <text:s/>32. <text:s/>32. <text:s text:c="2"/>0. <text:s/>32. <text:s text:c="2"/>0.</text:span></text:p>
      <text:p text:style-name="P19"><text:span text:style-name="T37"><text:s text:c="3"/></text:span><text:span text:style-name="T25">0. -32. <text:s text:c="2"/>0. <text:s/>32. <text:s/>32. <text:s text:c="2"/>0. <text:s/>32. <text:s text:c="2"/>0. <text:s/>32. <text:s text:c="2"/>0. <text:s/>32. <text:s text:c="2"/>0. <text:s text:c="2"/>0. -32.</text:span></text:p>
      <text:p text:style-name="P19"><text:span text:style-name="T37"><text:s text:c="3"/></text:span><text:span text:style-name="T25">0. <text:s/>32. -32. <text:s text:c="2"/>0. -32. <text:s text:c="2"/>0. <text:s text:c="2"/>0. <text:s/>32. <text:s text:c="2"/>0. -32. <text:s text:c="2"/>0. <text:s/>32. <text:s text:c="2"/>0. <text:s/>32.</text:span></text:p>
      <text:p text:style-name="P19"><text:span text:style-name="T37"><text:s/></text:span><text:span text:style-name="T25">-32. <text:s text:c="2"/>0. <text:s/>32. <text:s text:c="2"/>0. <text:s text:c="2"/>0. -32. <text:s text:c="2"/>0. -32. <text:s/>32. <text:s text:c="2"/>0. -32. <text:s text:c="2"/>0. <text:s/>32. <text:s text:c="2"/>0.</text:span></text:p>
      <text:p text:style-name="P19"><text:span text:style-name="T37"><text:s/></text:span><text:span text:style-name="T25">-32. <text:s text:c="2"/>0. <text:s text:c="2"/>0. -32. <text:s text:c="2"/>0. -32. <text:s/>32. <text:s text:c="2"/>0. -32. <text:s text:c="2"/>0. <text:s text:c="2"/>0. -32. <text:s text:c="2"/>0. -32.</text:span></text:p>
      <text:p text:style-name="P19"><text:soft-page-break/><text:span text:style-name="T37"><text:s text:c="2"/></text:span><text:span text:style-name="T25">32. <text:s text:c="2"/>0. -32. <text:s text:c="2"/>0. <text:s text:c="2"/>0. <text:s/>32. <text:s text:c="2"/>0. <text:s/>32. -32. <text:s text:c="2"/>0. <text:s/>32. <text:s text:c="2"/>0. <text:s text:c="2"/>0. -32.</text:span></text:p>
      <text:p text:style-name="P19"><text:span text:style-name="T37"><text:s text:c="3"/></text:span><text:span text:style-name="T25">0. -32. <text:s text:c="2"/>0. <text:s/>32. <text:s text:c="2"/>0. <text:s/>32. <text:s/>32. <text:s text:c="2"/>0. -32. <text:s text:c="2"/>0. <text:s text:c="2"/>0. <text:s/>32. <text:s text:c="2"/>0. <text:s/>32.</text:span></text:p>
      <text:p text:style-name="P19"><text:span text:style-name="T37"><text:s text:c="2"/></text:span><text:span text:style-name="T25">32. <text:s text:c="2"/>0. -32. <text:s text:c="2"/>0. <text:s/>32. <text:s text:c="2"/>0. <text:s/>32. <text:s text:c="2"/>0. <text:s text:c="2"/>0. <text:s/>32. <text:s text:c="2"/>0. -32. <text:s/>32. <text:s text:c="2"/>0.</text:span></text:p>
      <text:p text:style-name="P19"><text:span text:style-name="T37"><text:s text:c="2"/></text:span><text:span text:style-name="T25">32. <text:s text:c="2"/>0. <text:s text:c="2"/>0. <text:s/>32. <text:s text:c="2"/>0. -32. <text:s text:c="2"/>0. -32. <text:s text:c="2"/>0. <text:s/>32. -32. <text:s text:c="2"/>0. -32. <text:s text:c="2"/>0.</text:span></text:p>
      <text:p text:style-name="P19"><text:span text:style-name="T37"><text:s text:c="3"/></text:span><text:span text:style-name="T25">0. <text:s/>32. <text:s text:c="2"/>0. -32. <text:s/>32. <text:s text:c="2"/>0. <text:s/>32. <text:s text:c="2"/>0.]</text:span></text:p>
      <text:p text:style-name="P19"><text:span text:style-name="T25">1⊕y0⊕y1⊕y2⊕y3⊕y4⊕y5⊕y6⊕y7 [ <text:s/>0. <text:s text:c="2"/>0. <text:s text:c="2"/>0. <text:s text:c="2"/>0. -32. -32. -32. <text:s/>32. -32. -32. <text:s/>32. -32. <text:s text:c="2"/>0. <text:s text:c="2"/>0.</text:span></text:p>
      <text:p text:style-name="P19"><text:span text:style-name="T37"><text:s text:c="3"/></text:span><text:span text:style-name="T25">0. <text:s text:c="2"/>0. <text:s/>32. -32. <text:s/>32. <text:s/>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32. -32. -32. -32. -32. -32. <text:s/>32. -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32. <text:s/>32. <text:s/>32. -32. <text:s text:c="2"/>0. <text:s text:c="2"/>0. <text:s text:c="2"/>0. <text:s text:c="2"/>0. -32. <text:s/>32. <text:s/>32. <text:s/>32.</text:span></text:p>
      <text:p text:style-name="P19"><text:span text:style-name="T37"><text:s text:c="2"/></text:span><text:span text:style-name="T25">32. -32. <text:s/>32. <text:s/>32. <text:s text:c="2"/>0. <text:s text:c="2"/>0. <text:s text:c="2"/>0. <text:s text:c="2"/>0. <text:s/>32. -32. <text:s/>32. <text:s/>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32. <text:s/>32. <text:s/>32. <text:s/>32. <text:s text:c="2"/>0. <text:s text:c="2"/>0. <text:s text:c="2"/>0. <text:s text:c="2"/>0.</text:span></text:p>
      <text:p text:style-name="P19"><text:span text:style-name="T37"><text:s text:c="2"/></text:span><text:span text:style-name="T25">32. <text:s/>32. <text:s/>32. -32. -32. -32. <text:s/>32. -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32. <text:s/>32. <text:s/>32. <text:s/>32. -32. <text:s/>32. -32. -32. <text:s text:c="2"/>0. <text:s text:c="2"/>0. <text:s text:c="2"/>0. <text:s text:c="2"/>0.</text:span></text:p>
      <text:p text:style-name="P19"><text:span text:style-name="T37"><text:s text:c="2"/></text:span><text:span text:style-name="T25">32. <text:s/>32. -32. <text:s/>32. <text:s text:c="2"/>0. <text:s text:c="2"/>0. <text:s text:c="2"/>0. <text:s text:c="2"/>0. <text:s text:c="2"/>0. <text:s text:c="2"/>0. <text:s text:c="2"/>0. <text:s text:c="2"/>0. <text:s/>32. <text:s/>32.</text:span></text:p>
      <text:p text:style-name="P19"><text:span text:style-name="T37"><text:s text:c="2"/></text:span><text:span text:style-name="T25">32. -32. <text:s/>32. -32. <text:s/>32. <text:s/>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<text:s/>32. <text:s/>32. <text:s/>32. <text:s text:c="2"/>0. <text:s text:c="2"/>0. <text:s text:c="2"/>0. <text:s text:c="2"/>0. <text:s/>32. <text:s/>32. <text:s/>32. -32. -32. -32.</text:span></text:p>
      <text:p text:style-name="P19"><text:span text:style-name="T37"><text:s text:c="2"/></text:span><text:span text:style-name="T25">32. -32. <text:s text:c="2"/>0. <text:s text:c="2"/>0. <text:s text:c="2"/>0. <text:s text:c="2"/>0. <text:s text:c="2"/>0. <text:s text:c="2"/>0. <text:s text:c="2"/>0. <text:s text:c="2"/>0. <text:s/>32. -32. -32. -32.</text:span></text:p>
      <text:p text:style-name="P19"><text:span text:style-name="T37"><text:s text:c="2"/></text:span><text:span text:style-name="T25">32. -32. <text:s/>32. <text:s/>32. <text:s text:c="2"/>0. <text:s text:c="2"/>0. <text:s text:c="2"/>0. <text:s text:c="2"/>0. -32. -32. <text:s/>32. -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32. -32. -32. <text:s/>32. <text:s text:c="2"/>0. <text:s text:c="2"/>0. <text:s text:c="2"/>0. <text:s text:c="2"/>0.</text:span></text:p>
      <text:p text:style-name="P19"><text:span text:style-name="T37"><text:s text:c="2"/></text:span><text:span text:style-name="T25">32. <text:s/>32. <text:s/>32. -32. <text:s/>32. <text:s/>32. -32. <text:s/>32. <text:s text:c="2"/>0. <text:s text:c="2"/>0. <text:s text:c="2"/>0. <text:s text:c="2"/>0. -32. <text:s/>32.</text:span></text:p>
      <text:p text:style-name="P19"><text:span text:style-name="T37"><text:s/></text:span><text:span text:style-name="T25">-32. -32. <text:s text:c="2"/>0. <text:s text:c="2"/>0. <text:s text:c="2"/>0. <text:s text:c="2"/>0. <text:s text:c="2"/>0. <text:s text:c="2"/>0. <text:s text:c="2"/>0. <text:s text:c="2"/>0. -32. <text:s/>32. <text:s/>32. <text:s/>32.</text:span></text:p>
      <text:p text:style-name="P19"><text:span text:style-name="T37"><text:s/></text:span><text:span text:style-name="T25">-32. -32. <text:s/>32. -32. <text:s text:c="2"/>0. <text:s text:c="2"/>0. <text:s text:c="2"/>0. <text:s text:c="2"/>0. <text:s text:c="2"/>0. <text:s text:c="2"/>0. <text:s text:c="2"/>0. <text:s text:c="2"/>0. <text:s/>32. <text:s/>32.</text:span></text:p>
      <text:p text:style-name="P19"><text:span text:style-name="T37"><text:s text:c="2"/></text:span><text:span text:style-name="T25">32. -32. <text:s text:c="2"/>0. <text:s text:c="2"/>0. <text:s text:c="2"/>0. <text:s text:c="2"/>0. -32. <text:s/>32. <text:s/>32. <text:s/>32. <text:s/>32. -32. <text:s/>32. <text:s/>32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32. <text:s/>32. -32. <text:s/>32. -32. -32.</text:span></text:p>
      <text:p text:style-name="P19"><text:span text:style-name="T37"><text:s/></text:span><text:span text:style-name="T25">-32. <text:s/>32. <text:s text:c="2"/>0. <text:s text:c="2"/>0. <text:s text:c="2"/>0. <text:s text:c="2"/>0. -32. <text:s/>32. <text:s/>32. <text:s/>32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-32. <text:s/>32. <text:s/>32. -32. -32. -32. <text:s/>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-32. -32. <text:s/>32. -32. <text:s text:c="2"/>0. <text:s text:c="2"/>0. <text:s text:c="2"/>0. <text:s text:c="2"/>0.</text:span></text:p>
      <text:p text:style-name="P19"><text:span text:style-name="T37"><text:s/></text:span><text:span text:style-name="T25">-32. <text:s/>32. -32. -32. -32. <text:s/>32. <text:s/>32. <text:s/>32. <text:s text:c="2"/>0. <text:s text:c="2"/>0. <text:s text:c="2"/>0. <text:s text:c="2"/>0. <text:s/>32. -32.</text:span></text:p>
      <text:p text:style-name="P19"><text:span text:style-name="T37"><text:s/></text:span><text:span text:style-name="T25">-32. -32. <text:s text:c="2"/>0. <text:s text:c="2"/>0. <text:s text:c="2"/>0. <text:s text:c="2"/>0. <text:s text:c="2"/>0. <text:s text:c="2"/>0. <text:s text:c="2"/>0. <text:s text:c="2"/>0. <text:s/>32. -32. <text:s/>32. <text:s/>32.</text:span></text:p>
      <text:p text:style-name="P19"><text:span text:style-name="T37"><text:s text:c="3"/></text:span><text:span text:style-name="T25">0. <text:s text:c="2"/>0. <text:s text:c="2"/>0. <text:s text:c="2"/>0. <text:s/>32. <text:s/>32. -32. <text:s/>32. <text:s/>32. <text:s/>32. <text:s/>32. -3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32. -32. <text:s/>32. <text:s/>32. -32. <text:s/>32. <text:s/>32. <text:s/>32.</text:span></text:p>
      <text:p text:style-name="P19"><text:span text:style-name="T37"><text:s text:c="3"/></text:span><text:span text:style-name="T25">0. <text:s text:c="2"/>0. <text:s text:c="2"/>0. <text:s text:c="2"/>0. -32. -32. -32. <text:s/>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32. <text:s/>32. -32. <text:s/>32. <text:s/>32. -32. -32. -32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32. -32. <text:s/>32. <text:s/>32. <text:s text:c="2"/>0. <text:s text:c="2"/>0. <text:s text:c="2"/>0. <text:s text:c="2"/>0. <text:s/>32. <text:s/>32.</text:span></text:p>
      <text:p text:style-name="P19"><text:span text:style-name="T37"><text:s/></text:span><text:span text:style-name="T25">-32. <text:s/>32. <text:s/>32. <text:s/>32. <text:s/>32. -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<text:s/>32. -32. -32. <text:s/>32. -32. -32. -32. <text:s text:c="2"/>0. <text:s text:c="2"/>0. <text:s text:c="2"/>0. <text:s text:c="2"/>0. <text:s/>32. <text:s/>32.</text:span></text:p>
      <text:p text:style-name="P19"><text:span text:style-name="T37"><text:s text:c="2"/></text:span><text:span text:style-name="T25">32. -32. <text:s text:c="2"/>0. <text:s text:c="2"/>0. <text:s text:c="2"/>0. <text:s text:c="2"/>0. <text:s text:c="2"/>0. <text:s text:c="2"/>0. <text:s text:c="2"/>0. <text:s text:c="2"/>0. -32. -32. <text:s/>32. -32.</text:span></text:p>
      <text:p text:style-name="P19"><text:span text:style-name="T37"><text:s text:c="3"/></text:span><text:span text:style-name="T25">0. <text:s text:c="2"/>0. <text:s text:c="2"/>0. <text:s text:c="2"/>0. -32. -32. <text:s/>32. -32. <text:s/>32. <text:s/>32. <text:s/>32. -32. <text:s text:c="2"/>0. <text:s text:c="2"/>0.</text:span></text:p>
      <text:p text:style-name="P19"><text:span text:style-name="T37"><text:s text:c="3"/></text:span><text:span text:style-name="T25">0. <text:s text:c="2"/>0. <text:s/>32. -32. -32. -32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/></text:span><text:span text:style-name="T25">-32. <text:s/>32. -32. -32. -32. -32. -32. <text:s/>3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-32. -32. <text:s/>32. -32. <text:s text:c="2"/>0. <text:s text:c="2"/>0. <text:s text:c="2"/>0. <text:s text:c="2"/>0. -32. <text:s/>32. -32. -32.</text:span></text:p>
      <text:p text:style-name="P19"><text:span text:style-name="T37"><text:s/></text:span><text:span text:style-name="T25">-32. <text:s/>32. <text:s/>32. <text:s/>32. <text:s text:c="2"/>0. <text:s text:c="2"/>0. <text:s text:c="2"/>0. <text:s text:c="2"/>0.]</text:span></text:p>
      <text:p text:style-name="P19"><text:span text:style-name="T25">1⊕y0⊕y1⊕y2⊕y3⊕y4⊕y5⊕y6⊕y7⊕y8 [ <text:s/>0. <text:s/>32. <text:s text:c="2"/>0. -32. <text:s/>32. <text:s text:c="2"/>0. -32. <text:s text:c="2"/>0. -32. <text:s text:c="2"/>0. <text:s/>32. <text:s text:c="2"/>0. <text:s text:c="2"/>0. <text:s/>32.</text:span></text:p>
      <text:p text:style-name="P19"><text:span text:style-name="T37"><text:s text:c="3"/></text:span><text:span text:style-name="T25">0. -32. <text:s/>32. <text:s text:c="2"/>0. <text:s/>32. <text:s text:c="2"/>0. <text:s text:c="2"/>0. <text:s/>32. <text:s text:c="2"/>0. <text:s/>32. <text:s text:c="2"/>0. -32. <text:s text:c="2"/>0. -32.</text:span></text:p>
      <text:p text:style-name="P19"><text:span text:style-name="T37"><text:s text:c="2"/></text:span><text:span text:style-name="T25">32. <text:s text:c="2"/>0. <text:s/>32. <text:s text:c="2"/>0. <text:s text:c="2"/>0. -32. <text:s text:c="2"/>0. -32. <text:s/>32. <text:s text:c="2"/>0. <text:s/>32. <text:s text:c="2"/>0. <text:s/>32. <text:s text:c="2"/>0.</text:span></text:p>
      <text:p text:style-name="P19"><text:span text:style-name="T37"><text:s text:c="2"/></text:span><text:span text:style-name="T25">32. <text:s text:c="2"/>0. <text:s text:c="2"/>0. <text:s/>32. <text:s text:c="2"/>0. <text:s/>32. -32. <text:s text:c="2"/>0. <text:s/>32. <text:s text:c="2"/>0. <text:s text:c="2"/>0. <text:s/>32. <text:s text:c="2"/>0. -32.</text:span></text:p>
      <text:p text:style-name="P19"><text:span text:style-name="T37"><text:s text:c="3"/></text:span><text:span text:style-name="T25">0. <text:s/>32. <text:s text:c="2"/>0. -32. <text:s/>32. <text:s text:c="2"/>0. -32. <text:s text:c="2"/>0. <text:s text:c="2"/>0. <text:s/>32. <text:s text:c="2"/>0. <text:s/>32. -32. <text:s text:c="2"/>0.</text:span></text:p>
      <text:p text:style-name="P19"><text:span text:style-name="T37"><text:s/></text:span><text:span text:style-name="T25">-32. <text:s text:c="2"/>0. <text:s/>32. <text:s text:c="2"/>0. <text:s/>32. <text:s text:c="2"/>0. <text:s text:c="2"/>0. <text:s/>32. <text:s text:c="2"/>0. <text:s/>32. <text:s/>32. <text:s text:c="2"/>0. -32. <text:s text:c="2"/>0.</text:span></text:p>
      <text:p text:style-name="P19"><text:span text:style-name="T37"><text:s text:c="3"/></text:span><text:span text:style-name="T25">0. -32. <text:s text:c="2"/>0. <text:s/>32. <text:s text:c="2"/>0. <text:s/>32. <text:s text:c="2"/>0. -32. <text:s/>32. <text:s text:c="2"/>0. -32. <text:s text:c="2"/>0. <text:s text:c="2"/>0. <text:s/>32.</text:span></text:p>
      <text:p text:style-name="P19"><text:span text:style-name="T37"><text:s text:c="3"/></text:span><text:span text:style-name="T25">0. -32. <text:s/>32. <text:s text:c="2"/>0. -32. <text:s text:c="2"/>0. <text:s/>32. <text:s text:c="2"/>0. -32. <text:s text:c="2"/>0. <text:s text:c="2"/>0. -32. <text:s text:c="2"/>0. <text:s/>32.</text:span></text:p>
      <text:p text:style-name="P19"><text:span text:style-name="T37"><text:s text:c="2"/></text:span><text:span text:style-name="T25">32. <text:s text:c="2"/>0. <text:s/>32. <text:s text:c="2"/>0. <text:s text:c="2"/>0. <text:s/>32. <text:s text:c="2"/>0. <text:s/>32. <text:s text:c="2"/>0. <text:s/>32. <text:s text:c="2"/>0. <text:s/>32. -32. <text:s text:c="2"/>0.</text:span></text:p>
      <text:p text:style-name="P19"><text:span text:style-name="T37"><text:s/></text:span><text:span text:style-name="T25">-32. <text:s text:c="2"/>0. <text:s text:c="2"/>0. -32. <text:s text:c="2"/>0. <text:s/>32. -32. <text:s text:c="2"/>0. <text:s/>32. <text:s text:c="2"/>0. <text:s/>32. <text:s text:c="2"/>0. -32. <text:s text:c="2"/>0.</text:span></text:p>
      <text:p text:style-name="P19"><text:span text:style-name="T37"><text:s text:c="3"/></text:span><text:span text:style-name="T25">0. -32. <text:s text:c="2"/>0. <text:s/>32. <text:s/>32. <text:s text:c="2"/>0. <text:s/>32. <text:s text:c="2"/>0. <text:s text:c="2"/>0. <text:s/>32. <text:s text:c="2"/>0. <text:s/>32. <text:s text:c="2"/>0. -32.</text:span></text:p>
      <text:p text:style-name="P19"><text:span text:style-name="T37"><text:s text:c="3"/></text:span><text:span text:style-name="T25">0. -32. <text:s/>32. <text:s text:c="2"/>0. <text:s/>32. <text:s text:c="2"/>0. <text:s text:c="2"/>0. -32. <text:s text:c="2"/>0. -32. <text:s/>32. <text:s text:c="2"/>0. <text:s/>32. <text:s text:c="2"/>0.</text:span></text:p>
      <text:p text:style-name="P19"><text:span text:style-name="T37"><text:s text:c="2"/></text:span><text:span text:style-name="T25">32. <text:s text:c="2"/>0. <text:s/>32. <text:s text:c="2"/>0. <text:s text:c="2"/>0. <text:s/>32. <text:s text:c="2"/>0. <text:s/>32. <text:s/>32. <text:s text:c="2"/>0. -32. <text:s text:c="2"/>0. <text:s text:c="2"/>0. -32.</text:span></text:p>
      <text:p text:style-name="P19"><text:span text:style-name="T37"><text:s text:c="3"/></text:span><text:span text:style-name="T25">0. <text:s/>32. <text:s text:c="2"/>0. -32. <text:s text:c="2"/>0. <text:s/>32. -32. <text:s text:c="2"/>0. <text:s/>32. <text:s text:c="2"/>0. <text:s text:c="2"/>0. -32. <text:s text:c="2"/>0. -32.</text:span></text:p>
      <text:p text:style-name="P19"><text:span text:style-name="T37"><text:s text:c="2"/></text:span><text:span text:style-name="T25">32. <text:s text:c="2"/>0. <text:s/>32. <text:s text:c="2"/>0. -32. <text:s text:c="2"/>0. -32. <text:s text:c="2"/>0. <text:s text:c="2"/>0. -32. <text:s text:c="2"/>0. -32. <text:s/>32. <text:s text:c="2"/>0.</text:span></text:p>
      <text:p text:style-name="P19"><text:soft-page-break/><text:span text:style-name="T37"><text:s/></text:span><text:span text:style-name="T25">-32. <text:s text:c="2"/>0. <text:s text:c="2"/>0. -32. <text:s text:c="2"/>0. <text:s/>32. <text:s text:c="2"/>0. <text:s/>32. <text:s text:c="2"/>0. -32. <text:s/>32. <text:s text:c="2"/>0. -32. <text:s text:c="2"/>0.</text:span></text:p>
      <text:p text:style-name="P19"><text:span text:style-name="T37"><text:s text:c="3"/></text:span><text:span text:style-name="T25">0. <text:s/>32. <text:s text:c="2"/>0. -32. <text:s/>32. <text:s text:c="2"/>0. -32. <text:s text:c="2"/>0. <text:s/>32. <text:s text:c="2"/>0. -32. <text:s text:c="2"/>0. <text:s text:c="2"/>0. -32.</text:span></text:p>
      <text:p text:style-name="P19"><text:span text:style-name="T37"><text:s text:c="3"/></text:span><text:span text:style-name="T25">0. <text:s/>32. -32. <text:s text:c="2"/>0. -32. <text:s text:c="2"/>0. <text:s text:c="2"/>0. -32. <text:s text:c="2"/>0. -32. <text:s text:c="2"/>0. -32. <text:s text:c="2"/>0. -32.</text:span></text:p>
      <text:p text:style-name="P19"><text:span text:style-name="T37"><text:s text:c="2"/></text:span><text:span text:style-name="T25">32. <text:s text:c="2"/>0. <text:s/>32. <text:s text:c="2"/>0. <text:s text:c="2"/>0. -32. <text:s text:c="2"/>0. -32. -32. <text:s text:c="2"/>0. -32. <text:s text:c="2"/>0. -32. <text:s text:c="2"/>0.</text:span></text:p>
      <text:p text:style-name="P19"><text:span text:style-name="T37"><text:s/></text:span><text:span text:style-name="T25">-32. <text:s text:c="2"/>0. <text:s text:c="2"/>0. <text:s/>32. <text:s text:c="2"/>0. <text:s/>32. -32. <text:s text:c="2"/>0. <text:s/>32. <text:s text:c="2"/>0. <text:s text:c="2"/>0. -32. <text:s text:c="2"/>0. <text:s/>32.</text:span></text:p>
      <text:p text:style-name="P19"><text:span text:style-name="T37"><text:s text:c="3"/></text:span><text:span text:style-name="T25">0. -32. <text:s text:c="2"/>0. <text:s/>32. <text:s/>32. <text:s text:c="2"/>0. -32. <text:s text:c="2"/>0. <text:s text:c="2"/>0. <text:s/>32. <text:s text:c="2"/>0. -32. -32. <text:s text:c="2"/>0.</text:span></text:p>
      <text:p text:style-name="P19"><text:span text:style-name="T37"><text:s text:c="2"/></text:span><text:span text:style-name="T25">32. <text:s text:c="2"/>0. <text:s/>32. <text:s text:c="2"/>0. -32. <text:s text:c="2"/>0. <text:s text:c="2"/>0. <text:s/>32. <text:s text:c="2"/>0. -32. <text:s/>32. <text:s text:c="2"/>0. <text:s/>32. <text:s text:c="2"/>0.</text:span></text:p>
      <text:p text:style-name="P19"><text:span text:style-name="T37"><text:s text:c="3"/></text:span><text:span text:style-name="T25">0. -32. <text:s text:c="2"/>0. -32. <text:s text:c="2"/>0. <text:s/>32. <text:s text:c="2"/>0. <text:s/>32. <text:s/>32. <text:s text:c="2"/>0. <text:s/>32. <text:s text:c="2"/>0. <text:s text:c="2"/>0. -32.</text:span></text:p>
      <text:p text:style-name="P19"><text:span text:style-name="T37"><text:s text:c="3"/></text:span><text:span text:style-name="T25">0. <text:s/>32. <text:s/>32. <text:s text:c="2"/>0. -32. <text:s text:c="2"/>0. <text:s/>32. <text:s text:c="2"/>0. -32. <text:s text:c="2"/>0. <text:s text:c="2"/>0. <text:s/>32. <text:s text:c="2"/>0. -32.</text:span></text:p>
      <text:p text:style-name="P19"><text:span text:style-name="T37"><text:s/></text:span><text:span text:style-name="T25">-32. <text:s text:c="2"/>0. -32. <text:s text:c="2"/>0. <text:s text:c="2"/>0. <text:s/>32. <text:s text:c="2"/>0. <text:s/>32. <text:s text:c="2"/>0. <text:s/>32. <text:s text:c="2"/>0. <text:s/>32. <text:s/>32. <text:s text:c="2"/>0.</text:span></text:p>
      <text:p text:style-name="P19"><text:span text:style-name="T37"><text:s text:c="2"/></text:span><text:span text:style-name="T25">32. <text:s text:c="2"/>0. <text:s text:c="2"/>0. -32. <text:s text:c="2"/>0. -32. -32. <text:s text:c="2"/>0. -32. <text:s text:c="2"/>0. <text:s/>32. <text:s text:c="2"/>0. <text:s/>32. <text:s text:c="2"/>0.</text:span></text:p>
      <text:p text:style-name="P19"><text:span text:style-name="T37"><text:s text:c="3"/></text:span><text:span text:style-name="T25">0. -32. <text:s text:c="2"/>0. -32. -32. <text:s text:c="2"/>0. <text:s/>32. <text:s text:c="2"/>0. <text:s text:c="2"/>0. -32. <text:s text:c="2"/>0. <text:s/>32. <text:s text:c="2"/>0. <text:s/>32.</text:span></text:p>
      <text:p text:style-name="P19"><text:span text:style-name="T37"><text:s text:c="3"/></text:span><text:span text:style-name="T25">0. -32. -32. <text:s text:c="2"/>0. <text:s/>32. <text:s text:c="2"/>0. <text:s text:c="2"/>0. <text:s/>32. <text:s text:c="2"/>0. <text:s/>32. <text:s/>32. <text:s text:c="2"/>0. <text:s/>32. <text:s text:c="2"/>0.</text:span></text:p>
      <text:p text:style-name="P19"><text:span text:style-name="T37"><text:s text:c="2"/></text:span><text:span text:style-name="T25">32. <text:s text:c="2"/>0. <text:s/>32. <text:s text:c="2"/>0. <text:s text:c="2"/>0. -32. <text:s text:c="2"/>0. -32. -32. <text:s text:c="2"/>0. <text:s/>32. <text:s text:c="2"/>0. <text:s text:c="2"/>0. -32.</text:span></text:p>
      <text:p text:style-name="P19"><text:span text:style-name="T37"><text:s text:c="3"/></text:span><text:span text:style-name="T25">0. <text:s/>32. <text:s text:c="2"/>0. -32. <text:s text:c="2"/>0. <text:s/>32. <text:s/>32. <text:s text:c="2"/>0. -32. <text:s text:c="2"/>0. <text:s text:c="2"/>0. <text:s/>32. <text:s text:c="2"/>0. -32.</text:span></text:p>
      <text:p text:style-name="P19"><text:span text:style-name="T37"><text:s/></text:span><text:span text:style-name="T25">-32. <text:s text:c="2"/>0. <text:s/>32. <text:s text:c="2"/>0. <text:s/>32. <text:s text:c="2"/>0. -32. <text:s text:c="2"/>0. <text:s text:c="2"/>0. <text:s/>32. <text:s text:c="2"/>0. -32. -32. <text:s text:c="2"/>0.</text:span></text:p>
      <text:p text:style-name="P19"><text:span text:style-name="T37"><text:s/></text:span><text:span text:style-name="T25">-32. <text:s text:c="2"/>0. <text:s text:c="2"/>0. <text:s/>32. <text:s text:c="2"/>0. <text:s/>32. <text:s text:c="2"/>0. -32. <text:s text:c="2"/>0. -32. -32. <text:s text:c="2"/>0. -32. <text:s text:c="2"/>0.</text:span></text:p>
      <text:p text:style-name="P19"><text:span text:style-name="T37"><text:s text:c="3"/></text:span><text:span text:style-name="T25">0. <text:s/>32. <text:s text:c="2"/>0. -32. -32. <text:s text:c="2"/>0. <text:s/>32. <text:s text:c="2"/>0. -32. <text:s text:c="2"/>0. <text:s/>32. <text:s text:c="2"/>0. <text:s text:c="2"/>0. -32.</text:span></text:p>
      <text:p text:style-name="P19"><text:span text:style-name="T37"><text:s text:c="3"/></text:span><text:span text:style-name="T25">0. <text:s/>32. -32. <text:s text:c="2"/>0. -32. <text:s text:c="2"/>0. <text:s text:c="2"/>0. <text:s/>32. <text:s text:c="2"/>0. <text:s/>32. <text:s text:c="2"/>0. <text:s/>32. <text:s text:c="2"/>0. <text:s/>32.</text:span></text:p>
      <text:p text:style-name="P19"><text:span text:style-name="T37"><text:s text:c="2"/></text:span><text:span text:style-name="T25">32. <text:s text:c="2"/>0. <text:s/>32. <text:s text:c="2"/>0. <text:s text:c="2"/>0. -32. <text:s text:c="2"/>0. -32. -32. <text:s text:c="2"/>0. -32. <text:s text:c="2"/>0. <text:s/>32. <text:s text:c="2"/>0.</text:span></text:p>
      <text:p text:style-name="P19"><text:span text:style-name="T37"><text:s text:c="2"/></text:span><text:span text:style-name="T25">32. <text:s text:c="2"/>0. <text:s text:c="2"/>0. -32. <text:s text:c="2"/>0. -32. <text:s/>32. <text:s text:c="2"/>0. -32. <text:s text:c="2"/>0. <text:s text:c="2"/>0. <text:s/>32. <text:s text:c="2"/>0. -32.</text:span></text:p>
      <text:p text:style-name="P19"><text:span text:style-name="T37"><text:s text:c="3"/></text:span><text:span text:style-name="T25">0. -32. <text:s text:c="2"/>0. <text:s/>32. <text:s/>32. <text:s text:c="2"/>0. -32. <text:s text:c="2"/>0.]</text:span></text:p>
      <text:p text:style-name="P20"/>
      <text:p text:style-name="P19"><text:span text:style-name="T31">2.6 Действительный многочлен</text:span><text:span text:style-name="T32">(В связи с большим объёмом приведена лишь часть коэф, взятая из начала и конца)</text:span></text:p>
      <text:p text:style-name="P19"><text:span text:style-name="T26">y8 [ <text:s/>0. <text:s text:c="2"/>0. <text:s text:c="2"/>1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1. <text:s text:c="2"/>0. <text:s/>-2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1. <text:s text:c="2"/>0. <text:s/>-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1. <text:s/>-2. <text:s/>-2. <text:s text:c="2"/>4. <text:s/>-2. <text:s text:c="2"/>2. <text:s text:c="2"/>4. <text:s/>-4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1. <text:s/>-1. <text:s/>-2. <text:s text:c="2"/>2. <text:s text:c="2"/>0. <text:s text:c="2"/>0.</text:span></text:p>
      <text:p text:style-name="P19"><text:span text:style-name="T37"><text:s text:c="3"/></text:span><text:span text:style-name="T25">0. <text:s text:c="2"/>0. <text:s/>-1. <text:s text:c="2"/>2. <text:s text:c="2"/>2. <text:s/>-4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2. <text:s text:c="2"/>2. <text:s text:c="2"/>4. <text:s/>-4. <text:s text:c="2"/>0. <text:s text:c="2"/>0. <text:s text:c="2"/>0. <text:s text:c="2"/>0. <text:s text:c="2"/>2. <text:s/>-4. <text:s/>-4. <text:s text:c="2"/>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/>-2. <text:s text:c="2"/>0. <text:s text:c="2"/>4. <text:s text:c="2"/>0. <text:s text:c="2"/>0. <text:s text:c="2"/>0. <text:s text:c="2"/>0.</text:span></text:p>
      <text:p text:style-name="P19"><text:span text:style-name="T37"><text:s text:c="2"/></text:span><text:span text:style-name="T25">-2. <text:s text:c="2"/>2. <text:s text:c="2"/>4. <text:s/>-4. <text:s text:c="2"/>4. <text:s/>-4. <text:s/>-8. <text:s text:c="2"/>8. <text:s text:c="2"/>2. <text:s text:c="2"/>0. <text:s/>-4. <text:s text:c="2"/>0. <text:s/>-4. <text:s text:c="2"/>4.</text:span></text:p>
      <text:p text:style-name="P19"><text:span text:style-name="T37"><text:s text:c="3"/></text:span><text:span text:style-name="T25">8. <text:s/>-8. <text:s text:c="2"/>0. <text:s text:c="2"/>0. <text:s text:c="2"/>0. <text:s text:c="2"/>0. <text:s text:c="2"/>1. <text:s text:c="2"/>0. <text:s/>-2. <text:s text:c="2"/>0. <text:s text:c="2"/>1. <text:s text:c="2"/>0. <text:s/>-2. <text:s text:c="2"/>0.</text:span></text:p>
      <text:p text:style-name="P19"><text:span text:style-name="T37"><text:s text:c="2"/></text:span><text:span text:style-name="T25">-2. <text:s text:c="2"/>0. <text:s text:c="2"/>4. <text:s text:c="2"/>0. <text:s text:c="2"/>0. <text:s text:c="2"/>0. <text:s text:c="2"/>0. <text:s text:c="2"/>0. <text:s/>-2. <text:s text:c="2"/>0. <text:s text:c="2"/>4. <text:s text:c="2"/>0. <text:s text:c="2"/>0. <text:s text:c="2"/>0.</text:span></text:p>
      <text:p text:style-name="P19"><text:span text:style-name="T37"><text:s text:c="3"/></text:span><text:span text:style-name="T25">0. <text:s text:c="2"/>0. <text:s text:c="2"/>2. <text:s text:c="2"/>0. <text:s/>-4. <text:s text:c="2"/>0. <text:s text:c="2"/>0. <text:s text:c="2"/>0. <text:s text:c="2"/>0. <text:s text:c="2"/>0. <text:s text:c="2"/>0. <text:s/>-2. <text:s text:c="2"/>0. <text:s text:c="2"/>4.</text:span></text:p>
      <text:p text:style-name="P19"><text:span text:style-name="T37"><text:s text:c="3"/></text:span><text:span text:style-name="T25">0. <text:s/>-2. <text:s text:c="2"/>0. <text:s text:c="2"/>4. <text:s text:c="2"/>0. <text:s text:c="2"/>4. <text:s text:c="2"/>0. <text:s/>-8. <text:s text:c="2"/>0. <text:s text:c="2"/>0. <text:s text:c="2"/>0. <text:s text:c="2"/>0. <text:s text:c="2"/>2. <text:s text:c="2"/>0.</text:span></text:p>
      <text:p text:style-name="P19"><text:span text:style-name="T37"><text:s text:c="2"/></text:span><text:span text:style-name="T25">-4. <text:s text:c="2"/>0. <text:s/>-2. <text:s text:c="2"/>4. <text:s text:c="2"/>4. <text:s/>-8. <text:s text:c="2"/>0. <text:s/>-4. <text:s text:c="2"/>0. <text:s text:c="2"/>8. <text:s/>-1. <text:s text:c="2"/>2. <text:s text:c="2"/>2. <text:s/>-4.</text:span></text:p>
      <text:p text:style-name="P19"><text:span text:style-name="T37"><text:s text:c="3"/></text:span><text:span text:style-name="T25">0. <text:s/>-2. <text:s text:c="2"/>0. <text:s text:c="2"/>4. <text:s text:c="2"/>0. <text:s/>-2. <text:s text:c="2"/>0. <text:s text:c="2"/>4. <text:s text:c="2"/>2. <text:s text:c="2"/>0. <text:s/>-4. <text:s text:c="2"/>0. <text:s text:c="2"/>0. <text:s text:c="2"/>0.</text:span></text:p>
      <text:p text:style-name="P19"><text:span text:style-name="T37"><text:s text:c="3"/></text:span><text:span text:style-name="T25">0. <text:s text:c="2"/>0. <text:s text:c="2"/>2. <text:s text:c="2"/>0. <text:s/>-4. <text:s text:c="2"/>0. <text:s text:c="2"/>0. <text:s text:c="2"/>0. <text:s text:c="2"/>0. <text:s text:c="2"/>0. <text:s/>-4. <text:s text:c="2"/>4. <text:s text:c="2"/>8. <text:s/>-8.</text:span></text:p>
      <text:p text:style-name="P19"><text:span text:style-name="T37"><text:s text:c="3"/></text:span><text:span text:style-name="T25">0. <text:s/>-2. <text:s text:c="2"/>0. <text:s text:c="2"/>4. <text:s text:c="2"/>0. <text:s text:c="2"/>4. <text:s text:c="2"/>0. <text:s/>-8. <text:s text:c="2"/>0. <text:s text:c="2"/>4. <text:s text:c="2"/>0. <text:s/>-8. <text:s text:c="2"/>0. <text:s/>-4.</text:span></text:p>
      <text:p text:style-name="P19"><text:span text:style-name="T37"><text:s text:c="3"/></text:span><text:span text:style-name="T25">0. <text:s text:c="2"/>8. <text:s text:c="2"/>2. <text:s text:c="2"/>0. <text:s/>-4. <text:s text:c="2"/>0. <text:s/>-4. <text:s text:c="2"/>0. <text:s text:c="2"/>8. <text:s text:c="2"/>0. <text:s text:c="2"/>0. <text:s/>-4. <text:s text:c="2"/>0. <text:s text:c="2"/>8.</text:span></text:p>
      <text:p text:style-name="P19"><text:span text:style-name="T37"><text:s text:c="3"/></text:span><text:span text:style-name="T25">4. <text:s text:c="2"/>0. <text:s/>-8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1. <text:s text:c="2"/>0. <text:s/>-2. <text:s text:c="2"/>0. <text:s/>-2. <text:s text:c="2"/>0. <text:s text:c="2"/>4. <text:s text:c="2"/>0.</text:span></text:p>
      <text:p text:style-name="P19"><text:span text:style-name="T37"><text:s text:c="2"/></text:span><text:span text:style-name="T25">-2. <text:s text:c="2"/>0. <text:s text:c="2"/>4. <text:s text:c="2"/>0. <text:s text:c="2"/>4. <text:s text:c="2"/>0. <text:s/>-8. <text:s text:c="2"/>0. <text:s text:c="2"/>0. <text:s text:c="2"/>0. <text:s text:c="2"/>0. <text:s text:c="2"/>0. <text:s text:c="2"/>2. <text:s text:c="2"/>0.</text:span></text:p>
      <text:p text:style-name="P19"><text:span text:style-name="T37"><text:s text:c="2"/></text:span><text:span text:style-name="T25">-4. <text:s text:c="2"/>0. <text:s text:c="2"/>0. <text:s text:c="2"/>0. <text:s text:c="2"/>0. <text:s text:c="2"/>0. <text:s/>-4. <text:s text:c="2"/>0. <text:s text:c="2"/>8. <text:s text:c="2"/>0. <text:s text:c="2"/>0. <text:s/>-2. <text:s text:c="2"/>0. <text:s text:c="2"/>4.</text:span></text:p>
      <text:p text:style-name="P19"><text:span text:style-name="T37"><text:s text:c="3"/></text:span><text:span text:style-name="T25">0. <text:s text:c="2"/>4. <text:s text:c="2"/>0. <text:s/>-8. <text:s text:c="2"/>0. <text:s text:c="2"/>4. <text:s text:c="2"/>0. <text:s/>-8. <text:s text:c="2"/>0. <text:s/>-8. <text:s text:c="2"/>0. <text:s/>16. <text:s/>-2. <text:s text:c="2"/>4.</text:span></text:p>
      <text:p text:style-name="P19"><text:span text:style-name="T37"><text:s text:c="3"/></text:span><text:span text:style-name="T25">4. <text:s/>-8. <text:s text:c="2"/>0. <text:s/>-4. <text:s text:c="2"/>0. <text:s text:c="2"/>8. <text:s text:c="2"/>4. <text:s/>-8. <text:s/>-8. <text:s/>16. <text:s text:c="2"/>0. <text:s text:c="2"/>8. <text:s text:c="2"/>0. -16.</text:span></text:p>
      <text:p text:style-name="P19"><text:span text:style-name="T37"><text:s text:c="3"/></text:span><text:span text:style-name="T25">0. <text:s/>-2. <text:s text:c="2"/>0. <text:s text:c="2"/>4. <text:s text:c="2"/>0. <text:s text:c="2"/>4. <text:s text:c="2"/>0. <text:s/>-8. <text:s text:c="2"/>2. <text:s text:c="2"/>0. <text:s/>-4. <text:s text:c="2"/>0. <text:s/>-4. <text:s text:c="2"/>0.</text:span></text:p>
      <text:p text:style-name="P19"><text:span text:style-name="T37"><text:s text:c="3"/></text:span><text:span text:style-name="T25">8. <text:s text:c="2"/>0. <text:s text:c="2"/>0. <text:s text:c="2"/>0. <text:s text:c="2"/>0. <text:s text:c="2"/>0. <text:s text:c="2"/>0. <text:s/>-4. <text:s text:c="2"/>0. <text:s text:c="2"/>8. <text:s text:c="2"/>0. <text:s text:c="2"/>0. <text:s text:c="2"/>0. <text:s text:c="2"/>0.</text:span></text:p>
      <text:p text:style-name="P19"><text:soft-page-break/><text:span text:style-name="T37"><text:s text:c="3"/></text:span><text:span text:style-name="T25">4. <text:s text:c="2"/>0. <text:s/>-8. <text:s text:c="2"/>0. <text:s text:c="2"/>0. <text:s text:c="2"/>4. <text:s text:c="2"/>0. <text:s/>-8. <text:s text:c="2"/>0. <text:s/>-8. <text:s text:c="2"/>0. <text:s/>16. <text:s text:c="2"/>0. <text:s/>-4.</text:span></text:p>
      <text:p text:style-name="P19"><text:span text:style-name="T37"><text:s text:c="3"/></text:span><text:span text:style-name="T25">0. <text:s text:c="2"/>8. <text:s text:c="2"/>0. <text:s text:c="2"/>8. <text:s text:c="2"/>0. -16. <text:s text:c="2"/>0. <text:s/>-4. <text:s text:c="2"/>0. <text:s text:c="2"/>8. <text:s text:c="2"/>0. <text:s text:c="2"/>8. <text:s text:c="2"/>0. -16.</text:span></text:p>
      <text:p text:style-name="P19"><text:span text:style-name="T37"><text:s text:c="2"/></text:span><text:span text:style-name="T25">-4. <text:s text:c="2"/>8. <text:s text:c="2"/>8. -16. <text:s text:c="2"/>0. <text:s/>-8. <text:s text:c="2"/>0. <text:s/>16.]</text:span></text:p>
      <text:p text:style-name="P19"><text:span text:style-name="T25">y7 [ <text:s/>1. <text:s/>-1. <text:s text:c="2"/>0. <text:s text:c="2"/>0. <text:s text:c="2"/>0. <text:s text:c="2"/>0. <text:s text:c="2"/>0. <text:s text:c="2"/>0. <text:s text:c="2"/>0. <text:s text:c="2"/>0. <text:s/>-1. <text:s text:c="2"/>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/>-1. <text:s text:c="2"/>2. <text:s text:c="2"/>2. <text:s/>-4.</text:span></text:p>
      <text:p text:style-name="P19"><text:span text:style-name="T37"><text:s text:c="3"/></text:span><text:span text:style-name="T25">0. <text:s text:c="2"/>0. <text:s text:c="2"/>0. <text:s text:c="2"/>0. <text:s/>-1. <text:s text:c="2"/>2. <text:s text:c="2"/>0. <text:s text:c="2"/>0. <text:s text:c="2"/>1. <text:s/>-2. <text:s text:c="2"/>0. <text:s text:c="2"/>0. <text:s text:c="2"/>0. <text:s text:c="2"/>0.</text:span></text:p>
      <text:p text:style-name="P19"><text:span text:style-name="T37"><text:s text:c="3"/></text:span><text:span text:style-name="T25">2. <text:s/>-4. <text:s text:c="2"/>0. <text:s text:c="2"/>0. <text:s/>-2. <text:s text:c="2"/>4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2. <text:s/>-4. <text:s/>-4. <text:s text:c="2"/>8. <text:s/>-2. <text:s text:c="2"/>4. <text:s text:c="2"/>4. <text:s/>-8. <text:s text:c="2"/>0. <text:s text:c="2"/>0. <text:s/>-1. <text:s text:c="2"/>2. <text:s/>-1. <text:s text:c="2"/>2.</text:span></text:p>
      <text:p text:style-name="P19"><text:span text:style-name="T37"><text:s text:c="3"/></text:span><text:span text:style-name="T25">2. <text:s/>-4. <text:s text:c="2"/>0. <text:s text:c="2"/>0. <text:s text:c="2"/>2. <text:s/>-4. <text:s text:c="2"/>0. <text:s text:c="2"/>0. <text:s/>-2. <text:s text:c="2"/>4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-2. <text:s text:c="2"/>4. <text:s text:c="2"/>2. <text:s/>-4. <text:s text:c="2"/>0. <text:s text:c="2"/>0. <text:s text:c="2"/>1. <text:s/>-2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0. <text:s text:c="2"/>0. <text:s/>-2. <text:s text:c="2"/>4. <text:s text:c="2"/>0. <text:s text:c="2"/>0. <text:s text:c="2"/>4. <text:s/>-8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/>-2. <text:s text:c="2"/>4. <text:s text:c="2"/>4. <text:s/>-8. <text:s text:c="2"/>0. <text:s text:c="2"/>0.</text:span></text:p>
      <text:p text:style-name="P19"><text:span text:style-name="T37"><text:s text:c="2"/></text:span><text:span text:style-name="T25">-4. <text:s text:c="2"/>8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/>-1. <text:s text:c="2"/>2. <text:s text:c="2"/>2. <text:s/>-4.</text:span></text:p>
      <text:p text:style-name="P19"><text:span text:style-name="T37"><text:s text:c="3"/></text:span><text:span text:style-name="T25">2. <text:s/>-4. <text:s/>-4. <text:s text:c="2"/>8. <text:s text:c="2"/>0. <text:s text:c="2"/>0. <text:s/>-2. <text:s text:c="2"/>4. <text:s text:c="2"/>0. <text:s text:c="2"/>0. <text:s text:c="2"/>4. <text:s/>-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2. <text:s/>-4. <text:s text:c="2"/>0. <text:s text:c="2"/>0. <text:s/>-4. <text:s text:c="2"/>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4. <text:s/>-8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4. <text:s text:c="2"/>8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4. <text:s/>-8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1. <text:s/>-2. <text:s text:c="2"/>0. <text:s text:c="2"/>0. <text:s/>-2. <text:s text:c="2"/>4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0. <text:s text:c="2"/>0. <text:s text:c="2"/>4. <text:s/>-8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4. <text:s/>-8. <text:s text:c="2"/>4. <text:s/>-8. <text:s/>-8. <text:s/>16. <text:s/>-1. <text:s text:c="2"/>2.</text:span></text:p>
      <text:p text:style-name="P19"><text:span text:style-name="T37"><text:s text:c="3"/></text:span><text:span text:style-name="T25">2. <text:s/>-4. <text:s text:c="2"/>2. <text:s/>-4. <text:s/>-4. <text:s text:c="2"/>8. <text:s text:c="2"/>0. <text:s text:c="2"/>0. <text:s/>-2. <text:s text:c="2"/>4. <text:s text:c="2"/>0. <text:s text:c="2"/>0. <text:s text:c="2"/>4. <text:s/>-8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2. <text:s/>-4. <text:s text:c="2"/>0. <text:s text:c="2"/>0. <text:s/>-4. <text:s text:c="2"/>8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0. <text:s text:c="2"/>0. <text:s text:c="2"/>4. <text:s/>-8. <text:s text:c="2"/>0. <text:s text:c="2"/>0. <text:s text:c="2"/>4. <text:s/>-8.</text:span></text:p>
      <text:p text:style-name="P19"><text:span text:style-name="T37"><text:s text:c="3"/></text:span><text:span text:style-name="T25">0. <text:s text:c="2"/>0. <text:s/>-8. <text:s/>16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4. <text:s text:c="2"/>8. <text:s text:c="2"/>0. <text:s text:c="2"/>0. <text:s text:c="2"/>8. -16. <text:s/>-1. <text:s text:c="2"/>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2. <text:s/>-4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2. <text:s/>-4. <text:s/>-4. <text:s text:c="2"/>8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2. <text:s/>-4. <text:s text:c="2"/>0. <text:s text:c="2"/>0. <text:s text:c="2"/>0. <text:s text:c="2"/>0. <text:s text:c="2"/>0. <text:s text:c="2"/>0. <text:s text:c="2"/>0. <text:s text:c="2"/>0. <text:s/>-4. <text:s text:c="2"/>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/>-4. <text:s text:c="2"/>8. <text:s text:c="2"/>8. -16.</text:span></text:p>
      <text:p text:style-name="P19"><text:span text:style-name="T37"><text:s text:c="3"/></text:span><text:span text:style-name="T25">2. <text:s/>-4. <text:s/>-2. <text:s text:c="2"/>4. <text:s/>-2. <text:s text:c="2"/>4. <text:s text:c="2"/>4. <text:s/>-8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4. <text:s text:c="2"/>8. <text:s text:c="2"/>0. <text:s text:c="2"/>0. <text:s text:c="2"/>0. <text:s text:c="2"/>0. <text:s text:c="2"/>0. <text:s text:c="2"/>0. <text:s text:c="2"/>0. <text:s text:c="2"/>0. <text:s/>-4. <text:s text:c="2"/>8. <text:s text:c="2"/>4. <text:s/>-8.</text:span></text:p>
      <text:p text:style-name="P19"><text:span text:style-name="T37"><text:s text:c="3"/></text:span><text:span text:style-name="T25">4. <text:s/>-8. <text:s text:c="2"/>0. <text:s text:c="2"/>0. <text:s text:c="2"/>0. <text:s text:c="2"/>0. <text:s text:c="2"/>0. <text:s text:c="2"/>0. <text:s text:c="2"/>0. <text:s text:c="2"/>0. <text:s/>-4. <text:s text:c="2"/>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8. -16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-8. <text:s/>16.]</text:span></text:p>
      <text:p text:style-name="P19"><text:span text:style-name="T25">y7⊕y8 [ 1. -1. -1. <text:s/>2. <text:s/>0. <text:s/>0. <text:s/>0. <text:s/>0. <text:s/>0. <text:s/>0. <text:s/>1. -2. <text:s/>0. <text:s/>0. <text:s/>0. <text:s/>0. <text:s/>0. <text:s/>0.</text:span></text:p>
      <text:p text:style-name="P19"><text:span text:style-name="T37"><text:s text:c="2"/></text:span><text:span text:style-name="T25">0. <text:s/>0. -1. <text:s/>2. <text:s/>2. -4. -1. <text:s/>2. <text:s/>0. <text:s/>0. <text:s/>2. -4. -2. <text:s/>4. -1. <text:s/>1. <text:s/>2. -2.</text:span></text:p>
      <text:p text:style-name="P19"><text:span text:style-name="T37"><text:s text:c="2"/></text:span><text:span text:style-name="T25">1. <text:s/>0. -2. <text:s/>0. <text:s/>0. <text:s/>0. -2. <text:s/>2. <text:s/>0. <text:s/>0. <text:s/>2. <text:s/>0. <text:s/>1. <text:s/>0. -2. <text:s/>0. <text:s/>0. -2.</text:span></text:p>
      <text:p text:style-name="P19"><text:span text:style-name="T37"><text:s text:c="2"/></text:span><text:span text:style-name="T25">0. <text:s/>4. <text:s/>0. -2. <text:s/>2. <text:s/>0. -2. <text:s/>4. <text:s/>0. -4. -1. <text:s/>1. <text:s/>1. -2. <text:s/>1. <text:s/>0. <text:s/>0. <text:s/>0.</text:span></text:p>
      <text:p text:style-name="P19"><text:span text:style-name="T37"><text:s text:c="2"/></text:span><text:span text:style-name="T25">1. <text:s/>0. -2. <text:s/>2. -2. <text:s/>0. <text:s/>2. <text:s/>0. <text:s/>0. <text:s/>0. <text:s/>0. <text:s/>0. <text:s/>0. -2. -2. <text:s/>4. <text:s/>0. -2.</text:span></text:p>
      <text:p text:style-name="P19"><text:span text:style-name="T37"><text:s text:c="2"/></text:span><text:span text:style-name="T25">2. <text:s/>0. <text:s/>0. <text:s/>4. <text:s/>0. -4. <text:s/>1. <text:s/>0. -2. <text:s/>2. -2. <text:s/>0. <text:s/>2. <text:s/>0. <text:s/>0. -2. <text:s/>2. <text:s/>0.</text:span></text:p>
      <text:p text:style-name="P19"><text:span text:style-name="T37"><text:s text:c="2"/></text:span><text:span text:style-name="T25">2. <text:s/>0. -4. <text:s/>0. <text:s/>0. -2. <text:s/>2. <text:s/>0. <text:s/>0. <text:s/>4. <text:s/>0. -4. <text:s/>0. <text:s/>4. -4. <text:s/>0. <text:s/>0. -4.</text:span></text:p>
      <text:p text:style-name="P19"><text:span text:style-name="T37"><text:s text:c="2"/></text:span><text:span text:style-name="T25">4. <text:s/>0. <text:s/>0. <text:s/>0. <text:s/>0. <text:s/>0. -1. <text:s/>2. <text:s/>2. -4. -1. <text:s/>2. <text:s/>0. <text:s/>0. <text:s/>2. -4. -2. <text:s/>4.</text:span></text:p>
      <text:p text:style-name="P19"><text:span text:style-name="T37"><text:s text:c="2"/></text:span><text:span text:style-name="T25">0. <text:s/>0. <text:s/>0. <text:s/>0. <text:s/>2. -4. -4. <text:s/>8. <text:s/>2. -4. <text:s/>0. <text:s/>0. -4. <text:s/>8. <text:s/>4. -8. <text:s/>0. <text:s/>0.</text:span></text:p>
      <text:p text:style-name="P19"><text:span text:style-name="T37"><text:s text:c="2"/></text:span><text:span text:style-name="T25">0. <text:s/>0. <text:s/>0. -2. <text:s/>0. <text:s/>4. <text:s/>2. -2. <text:s/>0. <text:s/>0. -2. <text:s/>4. <text:s/>0. -4. <text:s/>0. <text:s/>0. <text:s/>0. <text:s/>0.</text:span></text:p>
      <text:p text:style-name="P19"><text:span text:style-name="T37"><text:s/></text:span><text:span text:style-name="T25">-2. <text:s/>4. <text:s/>4. -8. -2. <text:s/>4. <text:s/>0. <text:s/>0. <text:s/>4. -8. -4. <text:s/>8. <text:s/>0. <text:s/>0. <text:s/>0. <text:s/>0. <text:s/>0. -2.</text:span></text:p>
      <text:p text:style-name="P19"><text:span text:style-name="T37"><text:s/></text:span><text:span text:style-name="T25">-2. <text:s/>4. <text:s/>0. -2. <text:s/>2. <text:s/>0. <text:s/>0. <text:s/>4. <text:s/>0. -4. <text:s/>0. <text:s/>0. <text:s/>0. <text:s/>0. <text:s/>0. <text:s/>4. <text:s/>4. -8.</text:span></text:p>
      <text:p text:style-name="P19"><text:span text:style-name="T37"><text:s text:c="2"/></text:span><text:span text:style-name="T25">0. <text:s/>4. -4. <text:s/>0. <text:s/>0. -8. <text:s/>0. <text:s/>8. <text:s/>0. <text:s/>0. <text:s/>0. <text:s/>0. <text:s/>2. <text:s/>0. <text:s/>0. -4. -2. <text:s/>4.</text:span></text:p>
      <text:p text:style-name="P19"><text:span text:style-name="T37"><text:s text:c="2"/></text:span><text:span text:style-name="T25">0. -4. <text:s/>0. -4. <text:s/>0. <text:s/>8. <text:s/>0. <text:s/>0. <text:s/>0. <text:s/>0. <text:s/>0. -4. -4. <text:s/>8. <text:s/>0. -4. <text:s/>4. <text:s/>0.</text:span></text:p>
      <text:p text:style-name="P19"><text:span text:style-name="T37"><text:s text:c="2"/></text:span><text:span text:style-name="T25">0. <text:s/>8. <text:s/>0. -8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1. <text:s/>0. -2. <text:s/>0. -2. <text:s/>0. <text:s/>4. <text:s/>0. <text:s/>0. <text:s/>0. <text:s/>2. <text:s/>0. <text:s/>0. <text:s/>0. -4. <text:s/>0. -2. <text:s/>0.</text:span></text:p>
      <text:p text:style-name="P19"><text:span text:style-name="T37"><text:s text:c="2"/></text:span><text:span text:style-name="T25">4. <text:s/>0. <text:s/>2. <text:s/>0. -4. <text:s/>0. <text:s/>2. <text:s/>0. -4. <text:s/>0. <text:s/>0. <text:s/>0. <text:s/>4. <text:s/>0. <text:s/>1. <text:s/>0. <text:s/>0. <text:s/>0.</text:span></text:p>
      <text:p text:style-name="P19"><text:soft-page-break/><text:span text:style-name="T37"><text:s/></text:span><text:span text:style-name="T25">-2. <text:s/>0. <text:s/>0. <text:s/>0. -2. <text:s/>0. <text:s/>2. <text:s/>0. <text:s/>4. <text:s/>0. -4. <text:s/>0. <text:s/>0. <text:s/>0. <text:s/>0. <text:s/>0. <text:s/>2. <text:s/>0.</text:span></text:p>
      <text:p text:style-name="P19"><text:span text:style-name="T37"><text:s text:c="2"/></text:span><text:span text:style-name="T25">0. <text:s/>0. <text:s/>2. <text:s/>0. -4. <text:s/>0. -4. <text:s/>0. <text:s/>4. <text:s/>0. -2. <text:s/>0. <text:s/>2. <text:s/>0. <text:s/>4. <text:s/>0. -4. <text:s/>0.</text:span></text:p>
      <text:p text:style-name="P19"><text:span text:style-name="T37"><text:s text:c="2"/></text:span><text:span text:style-name="T25">2. <text:s/>0. -4. <text:s/>0. -4. <text:s/>0. <text:s/>8. <text:s/>0. <text:s/>2. <text:s/>0. -4. <text:s/>0. -4. <text:s/>0. <text:s/>4. <text:s/>0. -4. <text:s/>0.</text:span></text:p>
      <text:p text:style-name="P19"><text:span text:style-name="T37"><text:s text:c="2"/></text:span><text:span text:style-name="T25">8. <text:s/>0. <text:s/>4. <text:s/>0. -8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2. <text:s/>0. -4. <text:s/>0. -2. <text:s/>0. <text:s/>0. <text:s/>0. <text:s/>0. <text:s/>0. <text:s/>4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2. <text:s/>0. <text:s/>0. <text:s/>0. <text:s/>2. <text:s/>0. -4. <text:s/>0. -4. <text:s/>0. <text:s/>4. <text:s/>0. <text:s/>0. <text:s/>0. <text:s/>0. <text:s/>0.</text:span></text:p>
      <text:p text:style-name="P19"><text:span text:style-name="T37"><text:s/></text:span><text:span text:style-name="T25">-4. <text:s/>0. <text:s/>0. <text:s/>0. -4. <text:s/>0. <text:s/>8. <text:s/>0. <text:s/>8. <text:s/>0. -8. <text:s/>0. <text:s/>0. <text:s/>0. <text:s/>0. <text:s/>0. -4. <text:s/>0.</text:span></text:p>
      <text:p text:style-name="P19"><text:span text:style-name="T37"><text:s text:c="2"/></text:span><text:span text:style-name="T25">4. <text:s/>0. <text:s/>0. <text:s/>0. <text:s/>4. <text:s/>0. <text:s/>4. <text:s/>0. -8. <text:s/>0. <text:s/>0. <text:s/>0. <text:s/>0. <text:s/>0. <text:s/>4. <text:s/>0. <text:s/>0. <text:s/>0.</text:span></text:p>
      <text:p text:style-name="P19"><text:span text:style-name="T37"><text:s text:c="2"/></text:span><text:span text:style-name="T25">4. <text:s/>0. -8. <text:s/>0. -8. <text:s/>0. <text:s/>8. <text:s/>0.]</text:span></text:p>
      <text:p text:style-name="P19"><text:span text:style-name="T25">y6 [ <text:s/>0. <text:s text:c="2"/>0. <text:s text:c="2"/>1. <text:s/>-1. <text:s text:c="2"/>0. <text:s text:c="2"/>0. <text:s text:c="2"/>0. <text:s text:c="2"/>0. <text:s text:c="2"/>0. <text:s text:c="2"/>1. <text:s text:c="2"/>0. <text:s text:c="2"/>0. <text:s text:c="2"/>1. <text:s/>-2.</text:span></text:p>
      <text:p text:style-name="P19"><text:span text:style-name="T37"><text:s text:c="2"/></text:span><text:span text:style-name="T25">-2. <text:s text:c="2"/>2. <text:s text:c="2"/>0. <text:s text:c="2"/>0. <text:s text:c="2"/>0. <text:s text:c="2"/>0. <text:s text:c="2"/>1. <text:s text:c="2"/>0. <text:s/>-2. <text:s text:c="2"/>2. <text:s text:c="2"/>1. <text:s/>-2. <text:s/>-2. <text:s text:c="2"/>2.</text:span></text:p>
      <text:p text:style-name="P19"><text:span text:style-name="T37"><text:s text:c="2"/></text:span><text:span text:style-name="T25">-2. <text:s text:c="2"/>2. <text:s text:c="2"/>4. <text:s/>-4. <text:s text:c="2"/>0. <text:s text:c="2"/>1. <text:s text:c="2"/>0. <text:s text:c="2"/>0. <text:s text:c="2"/>1. <text:s/>-2. <text:s/>-2. <text:s text:c="2"/>2. <text:s text:c="2"/>0. <text:s/>-2.</text:span></text:p>
      <text:p text:style-name="P19"><text:span text:style-name="T37"><text:s text:c="3"/></text:span><text:span text:style-name="T25">0. <text:s text:c="2"/>0. <text:s/>-2. <text:s text:c="2"/>4. <text:s text:c="2"/>4. <text:s/>-4. <text:s text:c="2"/>0. <text:s text:c="2"/>0. <text:s text:c="2"/>0. <text:s text:c="2"/>0. <text:s/>-2. <text:s text:c="2"/>2. <text:s text:c="2"/>4. <text:s/>-4.</text:span></text:p>
      <text:p text:style-name="P19"><text:span text:style-name="T37"><text:s text:c="3"/></text:span><text:span text:style-name="T25">0. <text:s text:c="2"/>2. <text:s text:c="2"/>0. <text:s text:c="2"/>0. <text:s text:c="2"/>2. <text:s/>-4. <text:s/>-4. <text:s text:c="2"/>4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1. <text:s/>-2. <text:s/>-2. <text:s text:c="2"/>2. <text:s/>-2. <text:s text:c="2"/>4. <text:s text:c="2"/>4. <text:s/>-4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4. <text:s/>-4. <text:s text:c="2"/>2. <text:s/>-4. <text:s/>-4. <text:s text:c="2"/>4. <text:s text:c="2"/>1. <text:s/>-2.</text:span></text:p>
      <text:p text:style-name="P19"><text:span text:style-name="T37"><text:s text:c="2"/></text:span><text:span text:style-name="T25">-2. <text:s text:c="2"/>2. <text:s/>-2. <text:s text:c="2"/>4. <text:s text:c="2"/>4. <text:s/>-4. <text:s/>-2. <text:s text:c="2"/>4. <text:s text:c="2"/>4. <text:s/>-4. <text:s text:c="2"/>4. <text:s/>-8. <text:s/>-8. <text:s text:c="2"/>8.</text:span></text:p>
      <text:p text:style-name="P19"><text:span text:style-name="T37"><text:s text:c="3"/></text:span><text:span text:style-name="T25">0. <text:s text:c="2"/>0. <text:s text:c="2"/>0. <text:s text:c="2"/>0. <text:s text:c="2"/>2. <text:s/>-4. <text:s/>-4. <text:s text:c="2"/>4. <text:s text:c="2"/>2. <text:s/>-4. <text:s/>-4. <text:s text:c="2"/>4. <text:s/>-4. <text:s text:c="2"/>8.</text:span></text:p>
      <text:p text:style-name="P19"><text:span text:style-name="T37"><text:s text:c="3"/></text:span><text:span text:style-name="T25">8. <text:s/>-8. <text:s text:c="2"/>0. <text:s text:c="2"/>1. <text:s text:c="2"/>0. <text:s text:c="2"/>0. <text:s text:c="2"/>0. <text:s text:c="2"/>0. <text:s text:c="2"/>0. <text:s text:c="2"/>0. <text:s text:c="2"/>1. <text:s/>-2. <text:s/>-2. <text:s text:c="2"/>2.</text:span></text:p>
      <text:p text:style-name="P19"><text:span text:style-name="T37"><text:s text:c="2"/></text:span><text:span text:style-name="T25">-2. <text:s text:c="2"/>2. <text:s text:c="2"/>4. <text:s/>-4. <text:s text:c="2"/>0. <text:s text:c="2"/>0. <text:s text:c="2"/>0. <text:s text:c="2"/>0. <text:s text:c="2"/>0. <text:s/>-2. <text:s text:c="2"/>0. <text:s text:c="2"/>0. <text:s/>-2. <text:s text:c="2"/>2.</text:span></text:p>
      <text:p text:style-name="P19"><text:span text:style-name="T37"><text:s text:c="3"/></text:span><text:span text:style-name="T25">4. <text:s/>-4. <text:s text:c="2"/>2. <text:s text:c="2"/>0. <text:s/>-4. <text:s text:c="2"/>4. <text:s text:c="2"/>0. <text:s/>-2. <text:s text:c="2"/>0. <text:s text:c="2"/>0. <text:s text:c="2"/>0. <text:s text:c="2"/>2. <text:s text:c="2"/>0. <text:s text:c="2"/>0.</text:span></text:p>
      <text:p text:style-name="P19"><text:span text:style-name="T37"><text:s text:c="3"/></text:span><text:span text:style-name="T25">0. <text:s text:c="2"/>2. <text:s text:c="2"/>0. <text:s text:c="2"/>0. <text:s text:c="2"/>2. <text:s/>-4. <text:s/>-4. <text:s text:c="2"/>4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2. <text:s text:c="2"/>2. <text:s text:c="2"/>4. <text:s/>-4. <text:s text:c="2"/>4. <text:s/>-4. <text:s/>-8. <text:s text:c="2"/>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4. <text:s/>-4. <text:s/>-8. <text:s text:c="2"/>8. <text:s/>-4. <text:s text:c="2"/>4. <text:s text:c="2"/>8. <text:s/>-8.</text:span></text:p>
      <text:p text:style-name="P19"><text:span text:style-name="T37"><text:s text:c="3"/></text:span><text:span text:style-name="T25">0. <text:s text:c="2"/>2. <text:s text:c="2"/>0. <text:s text:c="2"/>0. <text:s text:c="2"/>0. <text:s/>-4. <text:s text:c="2"/>0. <text:s text:c="2"/>0. <text:s text:c="2"/>2. <text:s/>-4. <text:s/>-4. <text:s text:c="2"/>4. <text:s/>-4. <text:s text:c="2"/>8.</text:span></text:p>
      <text:p text:style-name="P19"><text:span text:style-name="T37"><text:s text:c="3"/></text:span><text:span text:style-name="T25">8. <text:s/>-8. <text:s text:c="2"/>0. <text:s text:c="2"/>0. <text:s text:c="2"/>0. <text:s text:c="2"/>0. <text:s text:c="2"/>0. <text:s text:c="2"/>4. <text:s text:c="2"/>0. <text:s text:c="2"/>0. <text:s/>-4. <text:s text:c="2"/>4. <text:s text:c="2"/>8. <text:s/>-8.</text:span></text:p>
      <text:p text:style-name="P19"><text:span text:style-name="T37"><text:s text:c="3"/></text:span><text:span text:style-name="T25">4. <text:s/>-8. <text:s/>-8. <text:s text:c="2"/>8. <text:s text:c="2"/>1. <text:s text:c="2"/>0. <text:s/>-2. <text:s text:c="2"/>2. <text:s text:c="2"/>0. <text:s text:c="2"/>0. <text:s text:c="2"/>0. <text:s text:c="2"/>0. <text:s text:c="2"/>0. <text:s/>-2.</text:span></text:p>
      <text:p text:style-name="P19"><text:span text:style-name="T37"><text:s text:c="3"/></text:span><text:span text:style-name="T25">0. <text:s text:c="2"/>0. <text:s/>-2. <text:s text:c="2"/>4. <text:s text:c="2"/>4. <text:s/>-4. <text:s text:c="2"/>0. <text:s text:c="2"/>0. <text:s text:c="2"/>0. <text:s text:c="2"/>0. <text:s/>-2. <text:s text:c="2"/>0. <text:s text:c="2"/>4. <text:s/>-4.</text:span></text:p>
      <text:p text:style-name="P19"><text:span text:style-name="T37"><text:s text:c="2"/></text:span><text:span text:style-name="T25">-2. <text:s text:c="2"/>4. <text:s text:c="2"/>4. <text:s/>-4. <text:s text:c="2"/>4. <text:s/>-4. <text:s/>-8. <text:s text:c="2"/>8. <text:s text:c="2"/>0. <text:s/>-2. <text:s text:c="2"/>0. <text:s text:c="2"/>0. <text:s/>-2. <text:s text:c="2"/>4.</text:span></text:p>
      <text:p text:style-name="P19"><text:span text:style-name="T37"><text:s text:c="3"/></text:span><text:span text:style-name="T25">4. <text:s/>-4. <text:s text:c="2"/>0. <text:s text:c="2"/>4. <text:s text:c="2"/>0. <text:s text:c="2"/>0. <text:s text:c="2"/>4. <text:s/>-8. <text:s/>-8. <text:s text:c="2"/>8. <text:s text:c="2"/>0. <text:s text:c="2"/>0. <text:s text:c="2"/>0. <text:s text:c="2"/>0.</text:span></text:p>
      <text:p text:style-name="P19"><text:span text:style-name="T37"><text:s text:c="3"/></text:span><text:span text:style-name="T25">4. <text:s/>-4. <text:s/>-8. <text:s text:c="2"/>8. <text:s text:c="2"/>0. <text:s/>-4. <text:s text:c="2"/>0. <text:s text:c="2"/>0. <text:s/>-4. <text:s text:c="2"/>8. <text:s text:c="2"/>8. <text:s/>-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-2. <text:s text:c="2"/>4. <text:s text:c="2"/>4. <text:s/>-4. <text:s text:c="2"/>4. <text:s/>-8. <text:s/>-8. <text:s text:c="2"/>8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4. <text:s/>-8. <text:s/>-8. <text:s text:c="2"/>8. <text:s/>-4. <text:s text:c="2"/>8.</text:span></text:p>
      <text:p text:style-name="P19"><text:span text:style-name="T37"><text:s text:c="3"/></text:span><text:span text:style-name="T25">8. <text:s/>-8. <text:s/>-2. <text:s text:c="2"/>4. <text:s text:c="2"/>4. <text:s/>-4. <text:s text:c="2"/>4. <text:s/>-8. <text:s/>-8. <text:s text:c="2"/>8. <text:s text:c="2"/>4. <text:s/>-8. <text:s/>-8. <text:s text:c="2"/>8.</text:span></text:p>
      <text:p text:style-name="P19"><text:span text:style-name="T37"><text:s text:c="2"/></text:span><text:span text:style-name="T25">-8. <text:s/>16. <text:s/>16. -16. <text:s text:c="2"/>0. <text:s text:c="2"/>0. <text:s text:c="2"/>0. <text:s text:c="2"/>0. <text:s/>-4. <text:s text:c="2"/>8. <text:s text:c="2"/>8. <text:s/>-8. <text:s/>-4. <text:s text:c="2"/>8.</text:span></text:p>
      <text:p text:style-name="P19"><text:span text:style-name="T37"><text:s text:c="3"/></text:span><text:span text:style-name="T25">8. <text:s/>-8. <text:s text:c="2"/>8. -16. -16. <text:s/>16. <text:s text:c="2"/>0. <text:s/>-2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2. <text:s text:c="2"/>4. <text:s text:c="2"/>4. <text:s/>-4. <text:s text:c="2"/>4. <text:s/>-4. <text:s/>-8. <text:s text:c="2"/>8. <text:s text:c="2"/>0. <text:s text:c="2"/>0. <text:s text:c="2"/>0. <text:s text:c="2"/>0. <text:s text:c="2"/>0. <text:s text:c="2"/>4.</text:span></text:p>
      <text:p text:style-name="P19"><text:span text:style-name="T37"><text:s text:c="3"/></text:span><text:span text:style-name="T25">0. <text:s text:c="2"/>0. <text:s text:c="2"/>4. <text:s/>-4. <text:s/>-8. <text:s text:c="2"/>8. <text:s/>-4. <text:s text:c="2"/>0. <text:s text:c="2"/>8. <text:s/>-8. <text:s text:c="2"/>0. <text:s text:c="2"/>4. <text:s text:c="2"/>0. <text:s text:c="2"/>0.</text:span></text:p>
      <text:p text:style-name="P19"><text:span text:style-name="T37"><text:s text:c="3"/></text:span><text:span text:style-name="T25">0. <text:s/>-4. <text:s text:c="2"/>0. <text:s text:c="2"/>0. <text:s text:c="2"/>0. <text:s/>-4. <text:s text:c="2"/>0. <text:s text:c="2"/>0. <text:s/>-4. <text:s text:c="2"/>8. <text:s text:c="2"/>8. <text:s/>-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4. <text:s/>-4. <text:s/>-8. <text:s text:c="2"/>8. <text:s/>-8. <text:s text:c="2"/>8.</text:span></text:p>
      <text:p text:style-name="P19"><text:span text:style-name="T37"><text:s text:c="2"/></text:span><text:span text:style-name="T25">16. -16. <text:s text:c="2"/>0. <text:s text:c="2"/>0. <text:s text:c="2"/>0. <text:s text:c="2"/>0. <text:s text:c="2"/>0. <text:s text:c="2"/>0. <text:s text:c="2"/>0. <text:s text:c="2"/>0. <text:s/>-8. <text:s text:c="2"/>8. <text:s/>16. -16.</text:span></text:p>
      <text:p text:style-name="P19"><text:span text:style-name="T37"><text:s text:c="3"/></text:span><text:span text:style-name="T25">8. <text:s/>-8. -16. <text:s/>16. <text:s text:c="2"/>0. <text:s/>-4. <text:s text:c="2"/>0. <text:s text:c="2"/>0. <text:s text:c="2"/>0. <text:s text:c="2"/>8. <text:s text:c="2"/>0. <text:s text:c="2"/>0. <text:s/>-4. <text:s text:c="2"/>8.</text:span></text:p>
      <text:p text:style-name="P19"><text:span text:style-name="T37"><text:s text:c="3"/></text:span><text:span text:style-name="T25">8. <text:s/>-8. <text:s text:c="2"/>8. -16. -16. <text:s/>16. <text:s text:c="2"/>0. <text:s text:c="2"/>0. <text:s text:c="2"/>0. <text:s text:c="2"/>0. <text:s text:c="2"/>0. <text:s/>-8. <text:s text:c="2"/>0. <text:s text:c="2"/>0.</text:span></text:p>
      <text:p text:style-name="P19"><text:span text:style-name="T37"><text:s text:c="3"/></text:span><text:span text:style-name="T25">8. <text:s/>-8. -16. <text:s/>16. <text:s/>-8. <text:s/>16. <text:s/>16. -16.]</text:span></text:p>
      <text:p text:style-name="P19"><text:span text:style-name="T25">y6⊕y8 [ <text:s/>0. <text:s text:c="2"/>0. <text:s text:c="2"/>0. <text:s text:c="2"/>1. <text:s text:c="2"/>0. <text:s text:c="2"/>0. <text:s text:c="2"/>0. <text:s text:c="2"/>0. <text:s text:c="2"/>0. <text:s text:c="2"/>1. <text:s text:c="2"/>0. <text:s/>-2. <text:s text:c="2"/>1. <text:s/>-2.</text:span></text:p>
      <text:p text:style-name="P19"><text:span text:style-name="T37"><text:s text:c="3"/></text:span><text:span text:style-name="T25">0. <text:s text:c="2"/>2. <text:s text:c="2"/>0. <text:s text:c="2"/>0. <text:s text:c="2"/>0. <text:s text:c="2"/>0. <text:s text:c="2"/>0. <text:s text:c="2"/>0. <text:s text:c="2"/>0. <text:s text:c="2"/>0. <text:s text:c="2"/>1. <text:s/>-2. <text:s text:c="2"/>0. <text:s text:c="2"/>2.</text:span></text:p>
      <text:p text:style-name="P19"><text:span text:style-name="T37"><text:s text:c="2"/></text:span><text:span text:style-name="T25">-2. <text:s text:c="2"/>4. <text:s text:c="2"/>0. <text:s/>-4. <text:s text:c="2"/>0. <text:s text:c="2"/>0. <text:s text:c="2"/>0. <text:s text:c="2"/>0. <text:s text:c="2"/>1. <text:s text:c="2"/>0. <text:s text:c="2"/>0. <text:s/>-2. <text:s text:c="2"/>0. <text:s text:c="2"/>0.</text:span></text:p>
      <text:p text:style-name="P19"><text:span text:style-name="T37"><text:s text:c="3"/></text:span><text:span text:style-name="T25">0. <text:s text:c="2"/>0. <text:s/>-2. <text:s text:c="2"/>2. <text:s text:c="2"/>0. <text:s text:c="2"/>0. <text:s text:c="2"/>1. <text:s text:c="2"/>0. <text:s text:c="2"/>0. <text:s/>-2. <text:s/>-2. <text:s text:c="2"/>0. <text:s text:c="2"/>0. <text:s text:c="2"/>4.</text:span></text:p>
      <text:p text:style-name="P19"><text:span text:style-name="T37"><text:s text:c="2"/></text:span><text:span text:style-name="T25">-2. <text:s text:c="2"/>2. <text:s text:c="2"/>0. <text:s text:c="2"/>0. <text:s text:c="2"/>4. <text:s/>-4. <text:s text:c="2"/>0. <text:s text:c="2"/>0. <text:s text:c="2"/>1. <text:s/>-1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-2. <text:s text:c="2"/>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2. <text:s text:c="2"/>2. <text:s text:c="2"/>0. <text:s text:c="2"/>0. <text:s text:c="2"/>4. <text:s/>-4. <text:s text:c="2"/>0. <text:s text:c="2"/>0. <text:s/>-1. <text:s text:c="2"/>2.</text:span></text:p>
      <text:p text:style-name="P19"><text:span text:style-name="T37"><text:s text:c="3"/></text:span><text:span text:style-name="T25">0. <text:s/>-2. <text:s text:c="2"/>0. <text:s/>-2. <text:s text:c="2"/>0. <text:s text:c="2"/>4. <text:s text:c="2"/>0. <text:s/>-2. <text:s text:c="2"/>0. <text:s text:c="2"/>4. <text:s text:c="2"/>2. <text:s text:c="2"/>0. <text:s text:c="2"/>0. <text:s/>-4.</text:span></text:p>
      <text:p text:style-name="P19"><text:span text:style-name="T37"><text:s text:c="3"/></text:span><text:span text:style-name="T25">0. <text:s/>-2. <text:s text:c="2"/>0. <text:s text:c="2"/>4. <text:s text:c="2"/>0. <text:s text:c="2"/>4. <text:s text:c="2"/>0. <text:s/>-8. <text:s text:c="2"/>2. <text:s text:c="2"/>0. <text:s text:c="2"/>0. <text:s/>-4. <text:s/>-4. <text:s text:c="2"/>0.</text:span></text:p>
      <text:p text:style-name="P19"><text:span text:style-name="T37"><text:s text:c="3"/></text:span><text:span text:style-name="T25">0. <text:s text:c="2"/>8. <text:s text:c="2"/>0. <text:s text:c="2"/>1. <text:s text:c="2"/>0. <text:s/>-2. <text:s text:c="2"/>1. <text:s/>-2. <text:s text:c="2"/>0. <text:s text:c="2"/>2. <text:s text:c="2"/>0. <text:s/>-2. <text:s text:c="2"/>0. <text:s text:c="2"/>4.</text:span></text:p>
      <text:p text:style-name="P19"><text:span text:style-name="T37"><text:s text:c="2"/></text:span><text:span text:style-name="T25">-2. <text:s text:c="2"/>4. <text:s text:c="2"/>0. <text:s/>-4. <text:s text:c="2"/>0. <text:s text:c="2"/>0. <text:s text:c="2"/>0. <text:s text:c="2"/>0. <text:s text:c="2"/>0. <text:s text:c="2"/>0. <text:s text:c="2"/>0. <text:s text:c="2"/>0. <text:s text:c="2"/>0. <text:s text:c="2"/>2.</text:span></text:p>
      <text:p text:style-name="P19"><text:soft-page-break/><text:span text:style-name="T37"><text:s text:c="3"/></text:span><text:span text:style-name="T25">0. <text:s/>-4. <text:s text:c="2"/>2. <text:s/>-4. <text:s text:c="2"/>0. <text:s text:c="2"/>4. <text:s text:c="2"/>0. <text:s text:c="2"/>0. <text:s text:c="2"/>0. <text:s text:c="2"/>0. <text:s/>-2. <text:s text:c="2"/>2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4. <text:s/>-4. <text:s text:c="2"/>0. <text:s text:c="2"/>0. <text:s text:c="2"/>0. <text:s/>-2. <text:s text:c="2"/>0. <text:s text:c="2"/>4. <text:s text:c="2"/>2. <text:s text:c="2"/>0.</text:span></text:p>
      <text:p text:style-name="P19"><text:span text:style-name="T37"><text:s text:c="3"/></text:span><text:span text:style-name="T25">0. <text:s/>-4. <text:s text:c="2"/>0. <text:s text:c="2"/>0. <text:s text:c="2"/>0. <text:s text:c="2"/>0. <text:s/>-4. <text:s text:c="2"/>4. <text:s text:c="2"/>0. <text:s text:c="2"/>0. <text:s/>-1. <text:s text:c="2"/>0. <text:s text:c="2"/>0. <text:s text:c="2"/>2.</text:span></text:p>
      <text:p text:style-name="P19"><text:span text:style-name="T37"><text:s text:c="3"/></text:span><text:span text:style-name="T25">0. <text:s text:c="2"/>2. <text:s text:c="2"/>0. <text:s/>-4. <text:s text:c="2"/>0. <text:s text:c="2"/>2. <text:s text:c="2"/>0. <text:s/>-4. <text:s text:c="2"/>2. <text:s/>-4. <text:s text:c="2"/>0. <text:s text:c="2"/>4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2. <text:s/>-4. <text:s text:c="2"/>0. <text:s text:c="2"/>4. <text:s/>-4. <text:s text:c="2"/>4. <text:s text:c="2"/>0. <text:s text:c="2"/>0.</text:span></text:p>
      <text:p text:style-name="P19"><text:span text:style-name="T37"><text:s text:c="3"/></text:span><text:span text:style-name="T25">2. <text:s/>-2. <text:s text:c="2"/>0. <text:s text:c="2"/>0. <text:s text:c="2"/>0. <text:s text:c="2"/>0. <text:s text:c="2"/>0. <text:s text:c="2"/>0. <text:s text:c="2"/>0. <text:s text:c="2"/>0. <text:s text:c="2"/>0. <text:s text:c="2"/>0. <text:s/>-4. <text:s text:c="2"/>4.</text:span></text:p>
      <text:p text:style-name="P19"><text:span text:style-name="T37"><text:s text:c="3"/></text:span><text:span text:style-name="T25">0. <text:s text:c="2"/>0. <text:s/>-2. <text:s text:c="2"/>4. <text:s text:c="2"/>0. <text:s/>-4. <text:s text:c="2"/>0. <text:s/>-4. <text:s text:c="2"/>0. <text:s text:c="2"/>8. <text:s text:c="2"/>0. <text:s text:c="2"/>0. <text:s text:c="2"/>0. <text:s text:c="2"/>0.</text:span></text:p>
      <text:p text:style-name="P19"><text:span text:style-name="T37"><text:s text:c="3"/></text:span><text:span text:style-name="T25">4. <text:s text:c="2"/>0. <text:s text:c="2"/>0. <text:s/>-8. <text:s text:c="2"/>1. <text:s text:c="2"/>0. <text:s text:c="2"/>0. <text:s/>-2. <text:s text:c="2"/>0. <text:s text:c="2"/>0. <text:s text:c="2"/>0. <text:s text:c="2"/>0. <text:s text:c="2"/>0. <text:s/>-2.</text:span></text:p>
      <text:p text:style-name="P19"><text:span text:style-name="T37"><text:s text:c="3"/></text:span><text:span text:style-name="T25">0. <text:s text:c="2"/>4. <text:s/>-2. <text:s text:c="2"/>4. <text:s text:c="2"/>0. <text:s/>-4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2. <text:s text:c="2"/>4. <text:s text:c="2"/>0. <text:s/>-4. <text:s text:c="2"/>4. <text:s/>-8. <text:s text:c="2"/>0. <text:s text:c="2"/>8. <text:s text:c="2"/>0. <text:s text:c="2"/>0. <text:s text:c="2"/>0. <text:s text:c="2"/>0. <text:s/>-2. <text:s text:c="2"/>0.</text:span></text:p>
      <text:p text:style-name="P19"><text:span text:style-name="T37"><text:s text:c="3"/></text:span><text:span text:style-name="T25">0. <text:s text:c="2"/>4. <text:s text:c="2"/>0. <text:s text:c="2"/>0. <text:s text:c="2"/>0. <text:s text:c="2"/>0. <text:s text:c="2"/>4. <text:s/>-4. <text:s text:c="2"/>0. <text:s text:c="2"/>0. <text:s/>-2. <text:s text:c="2"/>0. <text:s text:c="2"/>0. <text:s text:c="2"/>4.</text:span></text:p>
      <text:p text:style-name="P19"><text:span text:style-name="T37"><text:s text:c="3"/></text:span><text:span text:style-name="T25">4. <text:s text:c="2"/>0. <text:s text:c="2"/>0. <text:s/>-8. <text:s text:c="2"/>4. <text:s/>-4. <text:s text:c="2"/>0. <text:s text:c="2"/>0. <text:s/>-8. <text:s text:c="2"/>8. <text:s text:c="2"/>0. <text:s text:c="2"/>0. <text:s/>-2. <text:s text:c="2"/>2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 text:c="2"/>4. <text:s/>-4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4. <text:s/>-4. <text:s text:c="2"/>0. <text:s text:c="2"/>0. <text:s/>-8. <text:s text:c="2"/>8.</text:span></text:p>
      <text:p text:style-name="P19"><text:span text:style-name="T37"><text:s text:c="3"/></text:span><text:span text:style-name="T25">0. <text:s text:c="2"/>0. <text:s text:c="2"/>2. <text:s/>-4. <text:s text:c="2"/>0. <text:s text:c="2"/>4. <text:s text:c="2"/>0. <text:s text:c="2"/>4. <text:s text:c="2"/>0. <text:s/>-8. <text:s text:c="2"/>0. <text:s text:c="2"/>4. <text:s text:c="2"/>0. <text:s/>-8.</text:span></text:p>
      <text:p text:style-name="P19"><text:span text:style-name="T37"><text:s text:c="2"/></text:span><text:span text:style-name="T25">-4. <text:s text:c="2"/>0. <text:s text:c="2"/>0. <text:s text:c="2"/>8. <text:s text:c="2"/>0. <text:s text:c="2"/>4. <text:s text:c="2"/>0. <text:s/>-8. <text:s text:c="2"/>0. <text:s/>-8. <text:s text:c="2"/>0. <text:s/>16. <text:s/>-4. <text:s text:c="2"/>0.</text:span></text:p>
      <text:p text:style-name="P19"><text:span text:style-name="T37"><text:s text:c="3"/></text:span><text:span text:style-name="T25">0. <text:s text:c="2"/>8. <text:s text:c="2"/>8. <text:s text:c="2"/>0. <text:s text:c="2"/>0. -16. <text:s/>-1. <text:s text:c="2"/>0. <text:s text:c="2"/>0. <text:s text:c="2"/>2. <text:s text:c="2"/>0. <text:s text:c="2"/>0. <text:s text:c="2"/>0. <text:s text:c="2"/>0.</text:span></text:p>
      <text:p text:style-name="P19"><text:span text:style-name="T37"><text:s text:c="3"/></text:span><text:span text:style-name="T25">0. <text:s text:c="2"/>2. <text:s text:c="2"/>0. <text:s/>-4. <text:s text:c="2"/>2. <text:s/>-4. <text:s text:c="2"/>0. <text:s text:c="2"/>4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2. <text:s/>-4. <text:s text:c="2"/>0. <text:s text:c="2"/>4. <text:s/>-4. <text:s text:c="2"/>8. <text:s text:c="2"/>0. <text:s/>-8. <text:s text:c="2"/>0. <text:s text:c="2"/>0. <text:s text:c="2"/>0. <text:s text:c="2"/>0.</text:span></text:p>
      <text:p text:style-name="P19"><text:span text:style-name="T37"><text:s text:c="3"/></text:span><text:span text:style-name="T25">2. <text:s text:c="2"/>0. <text:s text:c="2"/>0. <text:s/>-4. <text:s text:c="2"/>0. <text:s text:c="2"/>0. <text:s text:c="2"/>0. <text:s text:c="2"/>0. <text:s/>-4. <text:s text:c="2"/>4. <text:s text:c="2"/>0. <text:s text:c="2"/>0. <text:s text:c="2"/>2. <text:s text:c="2"/>0.</text:span></text:p>
      <text:p text:style-name="P19"><text:span text:style-name="T37"><text:s text:c="3"/></text:span><text:span text:style-name="T25">0. <text:s/>-4. <text:s/>-4. <text:s text:c="2"/>0. <text:s text:c="2"/>0. <text:s text:c="2"/>8. <text:s/>-4. <text:s text:c="2"/>4. <text:s text:c="2"/>0. <text:s text:c="2"/>0. <text:s text:c="2"/>8. <text:s/>-8. <text:s text:c="2"/>0. <text:s text:c="2"/>0.</text:span></text:p>
      <text:p text:style-name="P19"><text:span text:style-name="T37"><text:s text:c="3"/></text:span><text:span text:style-name="T25">2. <text:s/>-2. <text:s text:c="2"/>0. <text:s text:c="2"/>0. <text:s text:c="2"/>0. <text:s text:c="2"/>0. <text:s text:c="2"/>0. <text:s text:c="2"/>0. <text:s text:c="2"/>0. <text:s text:c="2"/>0. <text:s text:c="2"/>0. <text:s text:c="2"/>0. <text:s/>-4. <text:s text:c="2"/>4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/>-4. <text:s text:c="2"/>4. <text:s text:c="2"/>0. <text:s text:c="2"/>0.</text:span></text:p>
      <text:p text:style-name="P19"><text:span text:style-name="T37"><text:s text:c="3"/></text:span><text:span text:style-name="T25">8. <text:s/>-8. <text:s text:c="2"/>0. <text:s text:c="2"/>0. <text:s/>-2. <text:s text:c="2"/>4. <text:s text:c="2"/>0. <text:s/>-4. <text:s text:c="2"/>0. <text:s/>-4. <text:s text:c="2"/>0. <text:s text:c="2"/>8. <text:s text:c="2"/>0. <text:s/>-4.</text:span></text:p>
      <text:p text:style-name="P19"><text:span text:style-name="T37"><text:s text:c="3"/></text:span><text:span text:style-name="T25">0. <text:s text:c="2"/>8. <text:s text:c="2"/>4. <text:s text:c="2"/>0. <text:s text:c="2"/>0. <text:s/>-8. <text:s text:c="2"/>0. <text:s/>-4. <text:s text:c="2"/>0. <text:s text:c="2"/>8. <text:s text:c="2"/>0. <text:s text:c="2"/>8. <text:s text:c="2"/>0. -16.</text:span></text:p>
      <text:p text:style-name="P19"><text:span text:style-name="T37"><text:s text:c="3"/></text:span><text:span text:style-name="T25">4. <text:s text:c="2"/>0. <text:s text:c="2"/>0. <text:s/>-8. <text:s/>-8. <text:s text:c="2"/>0. <text:s text:c="2"/>0. <text:s/>16.]</text:span></text:p>
      <text:p text:style-name="P19"><text:span text:style-name="T25">y6⊕y7 [ <text:s/>1. <text:s/>-1. <text:s/>-1. <text:s text:c="2"/>1. <text:s text:c="2"/>0. <text:s text:c="2"/>0. <text:s text:c="2"/>0. <text:s text:c="2"/>0. <text:s text:c="2"/>0. <text:s text:c="2"/>1. <text:s text:c="2"/>1. <text:s/>-2. <text:s/>-1. <text:s text:c="2"/>0.</text:span></text:p>
      <text:p text:style-name="P19"><text:span text:style-name="T37"><text:s text:c="3"/></text:span><text:span text:style-name="T25">0. <text:s text:c="2"/>2. <text:s text:c="2"/>0. <text:s text:c="2"/>0. <text:s text:c="2"/>0. <text:s text:c="2"/>0. <text:s/>-1. <text:s text:c="2"/>2. <text:s text:c="2"/>2. <text:s/>-2. <text:s text:c="2"/>0. <text:s text:c="2"/>0. <text:s text:c="2"/>0. <text:s text:c="2"/>0.</text:span></text:p>
      <text:p text:style-name="P19"><text:span text:style-name="T37"><text:s text:c="3"/></text:span><text:span text:style-name="T25">2. <text:s/>-2. <text:s/>-2. <text:s text:c="2"/>0. <text:s/>-1. <text:s text:c="2"/>1. <text:s text:c="2"/>2. <text:s/>-2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2. <text:s text:c="2"/>2. <text:s text:c="2"/>2. <text:s/>-2. <text:s text:c="2"/>0. <text:s text:c="2"/>0. <text:s text:c="2"/>0. <text:s text:c="2"/>0. <text:s text:c="2"/>0. <text:s text:c="2"/>0. <text:s text:c="2"/>2. <text:s/>-2. <text:s/>-4. <text:s text:c="2"/>4.</text:span></text:p>
      <text:p text:style-name="P19"><text:span text:style-name="T37"><text:s text:c="3"/></text:span><text:span text:style-name="T25">0. <text:s text:c="2"/>0. <text:s text:c="2"/>0. <text:s text:c="2"/>0. <text:s/>-4. <text:s text:c="2"/>4. <text:s text:c="2"/>4. <text:s/>-4. <text:s text:c="2"/>0. <text:s text:c="2"/>0. <text:s text:c="2"/>1. <text:s text:c="2"/>0. <text:s/>-1. <text:s text:c="2"/>2.</text:span></text:p>
      <text:p text:style-name="P19"><text:span text:style-name="T37"><text:s text:c="3"/></text:span><text:span text:style-name="T25">0. <text:s/>-2. <text:s/>-1. <text:s text:c="2"/>0. <text:s text:c="2"/>0. <text:s text:c="2"/>0. <text:s text:c="2"/>2. <text:s/>-2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2. <text:s/>-4. <text:s/>-2. <text:s text:c="2"/>4. <text:s text:c="2"/>0. <text:s text:c="2"/>0. <text:s text:c="2"/>0. <text:s text:c="2"/>0. <text:s/>-2. <text:s text:c="2"/>4. <text:s text:c="2"/>0. <text:s text:c="2"/>0. <text:s text:c="2"/>0. <text:s text:c="2"/>0.</text:span></text:p>
      <text:p text:style-name="P19"><text:span text:style-name="T37"><text:s text:c="2"/></text:span><text:span text:style-name="T25">-2. <text:s text:c="2"/>2. <text:s text:c="2"/>2. <text:s/>-2. <text:s text:c="2"/>0. <text:s text:c="2"/>0. <text:s text:c="2"/>2. <text:s/>-2. <text:s text:c="2"/>0. <text:s text:c="2"/>0. <text:s/>-4. <text:s text:c="2"/>4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4. <text:s text:c="2"/>4. <text:s text:c="2"/>4. <text:s/>-4. <text:s text:c="2"/>0. <text:s text:c="2"/>0. <text:s text:c="2"/>0. <text:s text:c="2"/>0. <text:s text:c="2"/>4. <text:s/>-4.</text:span></text:p>
      <text:p text:style-name="P19"><text:span text:style-name="T37"><text:s text:c="3"/></text:span><text:span text:style-name="T25">0. <text:s text:c="2"/>0. <text:s text:c="2"/>0. <text:s text:c="2"/>1. <text:s text:c="2"/>0. <text:s text:c="2"/>0. <text:s text:c="2"/>0. <text:s text:c="2"/>0. <text:s text:c="2"/>0. <text:s text:c="2"/>0. <text:s/>-1. <text:s text:c="2"/>0. <text:s text:c="2"/>0. <text:s text:c="2"/>0.</text:span></text:p>
      <text:p text:style-name="P19"><text:span text:style-name="T37"><text:s text:c="3"/></text:span><text:span text:style-name="T25">2. <text:s/>-2. <text:s text:c="2"/>0. <text:s text:c="2"/>0. <text:s text:c="2"/>0. <text:s text:c="2"/>0. <text:s text:c="2"/>0. <text:s text:c="2"/>0. <text:s text:c="2"/>0. <text:s/>-2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-2. <text:s text:c="2"/>4. <text:s text:c="2"/>0. <text:s text:c="2"/>0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2. <text:s/>-2. <text:s text:c="2"/>0. <text:s text:c="2"/>0. <text:s/>-4. <text:s text:c="2"/>4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4. <text:s/>-4. <text:s text:c="2"/>0. <text:s text:c="2"/>0. <text:s/>-1. <text:s text:c="2"/>0. <text:s text:c="2"/>0. <text:s text:c="2"/>0.</text:span></text:p>
      <text:p text:style-name="P19"><text:span text:style-name="T37"><text:s text:c="3"/></text:span><text:span text:style-name="T25">2. <text:s/>-2. <text:s text:c="2"/>0. <text:s text:c="2"/>0. <text:s text:c="2"/>2. <text:s text:c="2"/>0. <text:s text:c="2"/>0. <text:s text:c="2"/>0. <text:s/>-4. <text:s text:c="2"/>4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-2. <text:s text:c="2"/>4. <text:s text:c="2"/>0. <text:s text:c="2"/>0. <text:s text:c="2"/>0. <text:s text:c="2"/>0. <text:s text:c="2"/>0. <text:s text:c="2"/>0. <text:s text:c="2"/>4. <text:s/>-8. <text:s text:c="2"/>0. <text:s text:c="2"/>0.</text:span></text:p>
      <text:p text:style-name="P19"><text:span text:style-name="T37"><text:s text:c="3"/></text:span><text:span text:style-name="T25">2. <text:s/>-2. <text:s text:c="2"/>0. <text:s text:c="2"/>0. <text:s/>-4. <text:s text:c="2"/>4. <text:s text:c="2"/>0. <text:s text:c="2"/>0. <text:s/>-4. <text:s text:c="2"/>4. <text:s text:c="2"/>0. <text:s text:c="2"/>0. <text:s text:c="2"/>8. <text:s/>-8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4. <text:s/>-4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8. <text:s text:c="2"/>8. <text:s text:c="2"/>0. <text:s text:c="2"/>0. <text:s/>-1. <text:s text:c="2"/>2. <text:s text:c="2"/>2. <text:s/>-2. <text:s text:c="2"/>0. <text:s text:c="2"/>0. <text:s text:c="2"/>0. <text:s text:c="2"/>0. <text:s text:c="2"/>0. <text:s/>-2.</text:span></text:p>
      <text:p text:style-name="P19"><text:span text:style-name="T37"><text:s text:c="2"/></text:span><text:span text:style-name="T25">-2. <text:s text:c="2"/>4. <text:s text:c="2"/>2. <text:s text:c="2"/>0. <text:s text:c="2"/>0. <text:s/>-4. <text:s text:c="2"/>0. <text:s text:c="2"/>0. <text:s text:c="2"/>0. <text:s text:c="2"/>0. <text:s text:c="2"/>2. <text:s/>-4. <text:s/>-4. <text:s text:c="2"/>4.</text:span></text:p>
      <text:p text:style-name="P19"><text:span text:style-name="T37"><text:s text:c="3"/></text:span><text:span text:style-name="T25">0. <text:s text:c="2"/>0. <text:s text:c="2"/>0. <text:s text:c="2"/>0. <text:s/>-4. <text:s text:c="2"/>4. <text:s text:c="2"/>4. <text:s text:c="2"/>0. <text:s text:c="2"/>1. <text:s/>-2. <text:s/>-2. <text:s text:c="2"/>2. <text:s text:c="2"/>0. <text:s text:c="2"/>0.</text:span></text:p>
      <text:p text:style-name="P19"><text:span text:style-name="T37"><text:s text:c="3"/></text:span><text:span text:style-name="T25">0. <text:s text:c="2"/>0. <text:s text:c="2"/>0. <text:s text:c="2"/>2. <text:s text:c="2"/>2. <text:s/>-4. <text:s/>-2. <text:s text:c="2"/>0. <text:s text:c="2"/>0. <text:s text:c="2"/>4. <text:s text:c="2"/>0. <text:s text:c="2"/>0. <text:s text:c="2"/>0. <text:s text:c="2"/>0.</text:span></text:p>
      <text:p text:style-name="P19"><text:span text:style-name="T37"><text:s text:c="2"/></text:span><text:span text:style-name="T25">-2. <text:s text:c="2"/>4. <text:s text:c="2"/>4. <text:s/>-4. <text:s text:c="2"/>0. <text:s text:c="2"/>0. <text:s text:c="2"/>0. <text:s text:c="2"/>0. <text:s text:c="2"/>4. <text:s/>-4. <text:s/>-4. <text:s text:c="2"/>0. <text:s text:c="2"/>1. <text:s/>-2.</text:span></text:p>
      <text:p text:style-name="P19"><text:span text:style-name="T37"><text:s text:c="2"/></text:span><text:span text:style-name="T25">-2. <text:s text:c="2"/>2. <text:s text:c="2"/>0. <text:s text:c="2"/>0. <text:s text:c="2"/>0. <text:s text:c="2"/>0. <text:s text:c="2"/>0. <text:s text:c="2"/>2. <text:s text:c="2"/>2. <text:s/>-4. <text:s/>-2. <text:s text:c="2"/>0. <text:s text:c="2"/>0. <text:s text:c="2"/>4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4. <text:s/>-4. <text:s text:c="2"/>0. <text:s text:c="2"/>0. <text:s text:c="2"/>0. <text:s text:c="2"/>0. <text:s text:c="2"/>4. <text:s/>-4.</text:span></text:p>
      <text:p text:style-name="P19"><text:span text:style-name="T37"><text:s text:c="2"/></text:span><text:span text:style-name="T25">-4. <text:s text:c="2"/>0. <text:s text:c="2"/>0. <text:s text:c="2"/>2. <text:s text:c="2"/>2. <text:s/>-4. <text:s/>-2. <text:s text:c="2"/>0. <text:s text:c="2"/>0. <text:s text:c="2"/>4. <text:s/>-2. <text:s text:c="2"/>0. <text:s text:c="2"/>0. <text:s text:c="2"/>4.</text:span></text:p>
      <text:p text:style-name="P19"><text:span text:style-name="T37"><text:s text:c="3"/></text:span><text:span text:style-name="T25">4. <text:s text:c="2"/>0. <text:s text:c="2"/>0. <text:s/>-8. <text:s text:c="2"/>0. <text:s text:c="2"/>0. <text:s text:c="2"/>0. <text:s text:c="2"/>0. <text:s text:c="2"/>4. <text:s/>-4. <text:s/>-4. <text:s text:c="2"/>0. <text:s text:c="2"/>0. <text:s text:c="2"/>0.</text:span></text:p>
      <text:p text:style-name="P19"><text:span text:style-name="T37"><text:s text:c="3"/></text:span><text:span text:style-name="T25">0. <text:s text:c="2"/>0. <text:s/>-4. <text:s text:c="2"/>0. <text:s text:c="2"/>0. <text:s text:c="2"/>8. <text:s text:c="2"/>1. <text:s/>-2. <text:s/>-2. <text:s text:c="2"/>2. <text:s text:c="2"/>0. <text:s text:c="2"/>0. <text:s text:c="2"/>0. <text:s text:c="2"/>0.</text:span></text:p>
      <text:p text:style-name="P19"><text:span text:style-name="T37"><text:s text:c="3"/></text:span><text:span text:style-name="T25">0. <text:s text:c="2"/>2. <text:s text:c="2"/>2. <text:s/>-4. <text:s/>-2. <text:s text:c="2"/>0. <text:s text:c="2"/>0. <text:s text:c="2"/>4. <text:s text:c="2"/>0. <text:s text:c="2"/>0. <text:s text:c="2"/>0. <text:s text:c="2"/>0. <text:s/>-2. <text:s text:c="2"/>4.</text:span></text:p>
      <text:p text:style-name="P19"><text:span text:style-name="T37"><text:s text:c="3"/></text:span><text:span text:style-name="T25">4. <text:s/>-4. <text:s text:c="2"/>0. <text:s text:c="2"/>0. <text:s text:c="2"/>0. <text:s text:c="2"/>0. <text:s text:c="2"/>4. <text:s/>-4. <text:s/>-4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2. <text:s text:c="2"/>0. <text:s text:c="2"/>0. <text:s text:c="2"/>4. <text:s text:c="2"/>4. <text:s text:c="2"/>0. <text:s text:c="2"/>0. <text:s/>-8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 text:c="2"/>0. <text:s text:c="2"/>0. <text:s text:c="2"/>0. <text:s text:c="2"/>0. <text:s/>-4. <text:s text:c="2"/>0. <text:s text:c="2"/>0. <text:s text:c="2"/>8.</text:span></text:p>
      <text:p text:style-name="P19"><text:span text:style-name="T37"><text:s text:c="3"/></text:span><text:span text:style-name="T25">0. <text:s text:c="2"/>2. <text:s text:c="2"/>2. <text:s/>-4. <text:s/>-2. <text:s text:c="2"/>0. <text:s text:c="2"/>0. <text:s text:c="2"/>4. <text:s text:c="2"/>0. <text:s/>-4. <text:s/>-4. <text:s text:c="2"/>8. <text:s text:c="2"/>4. <text:s text:c="2"/>0.</text:span></text:p>
      <text:p text:style-name="P19"><text:soft-page-break/><text:span text:style-name="T37"><text:s text:c="3"/></text:span><text:span text:style-name="T25">0. <text:s/>-8. <text:s text:c="2"/>0. <text:s text:c="2"/>0. <text:s text:c="2"/>0. <text:s text:c="2"/>0. <text:s text:c="2"/>4. <text:s/>-4. <text:s/>-4. <text:s text:c="2"/>0. <text:s text:c="2"/>0. <text:s text:c="2"/>0. <text:s text:c="2"/>0. <text:s text:c="2"/>0.</text:span></text:p>
      <text:p text:style-name="P19"><text:span text:style-name="T37"><text:s text:c="2"/></text:span><text:span text:style-name="T25">-8. <text:s text:c="2"/>8. <text:s text:c="2"/>8. <text:s text:c="2"/>0. <text:s/>-2. <text:s text:c="2"/>0. <text:s text:c="2"/>0. <text:s text:c="2"/>4. <text:s text:c="2"/>4. <text:s text:c="2"/>0. <text:s text:c="2"/>0. <text:s/>-8. <text:s text:c="2"/>4. <text:s text:c="2"/>0.</text:span></text:p>
      <text:p text:style-name="P19"><text:span text:style-name="T37"><text:s text:c="3"/></text:span><text:span text:style-name="T25">0. <text:s/>-8. <text:s/>-8. <text:s text:c="2"/>0. <text:s text:c="2"/>0. <text:s/>16. <text:s text:c="2"/>0. <text:s text:c="2"/>0. <text:s text:c="2"/>0. <text:s text:c="2"/>0. <text:s/>-4. <text:s text:c="2"/>0. <text:s text:c="2"/>0. <text:s text:c="2"/>8.</text:span></text:p>
      <text:p text:style-name="P19"><text:span text:style-name="T37"><text:s text:c="3"/></text:span><text:span text:style-name="T25">0. <text:s text:c="2"/>0. <text:s text:c="2"/>0. <text:s text:c="2"/>0. <text:s text:c="2"/>8. <text:s text:c="2"/>0. <text:s text:c="2"/>0. -16.]</text:span></text:p>
      <text:p text:style-name="P19"><text:span text:style-name="T25">y6⊕y7⊕y8 [ 1. -1. <text:s/>0. <text:s/>1. <text:s/>0. <text:s/>0. <text:s/>0. <text:s/>0. <text:s/>0. <text:s/>1. -1. <text:s/>0. -1. <text:s/>0. <text:s/>2. -2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-1. <text:s/>2. <text:s/>0. -2.</text:span></text:p>
      <text:p text:style-name="P19"><text:span text:style-name="T37"><text:s text:c="2"/></text:span><text:span text:style-name="T25">0. <text:s/>0. <text:s/>0. <text:s/>0. <text:s/>0. -2. <text:s/>2. <text:s/>0. <text:s/>2. <text:s/>0. -4. <text:s/>4. <text:s/>1. -2. <text:s/>0. <text:s/>2. <text:s/>0. <text:s/>0.</text:span></text:p>
      <text:p text:style-name="P19"><text:span text:style-name="T37"><text:s text:c="2"/></text:span><text:span text:style-name="T25">0. <text:s/>0. <text:s/>0. <text:s/>2. -2. <text:s/>0. -2. <text:s/>0. <text:s/>4. -4. -1. <text:s/>1. <text:s/>1. -2. <text:s/>1. <text:s/>0. -2. <text:s/>2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2. -2. -2. <text:s/>4. -2. <text:s/>0. <text:s/>4. -4. <text:s/>0. <text:s/>0. <text:s/>0. <text:s/>0.</text:span></text:p>
      <text:p text:style-name="P19"><text:span text:style-name="T37"><text:s text:c="2"/></text:span><text:span text:style-name="T25">0. <text:s/>0. <text:s/>0. <text:s/>0. -2. <text:s/>2. <text:s/>2. -4. <text:s/>2. <text:s/>0. -4. <text:s/>4. <text:s/>0. <text:s/>0. <text:s/>0. <text:s/>0. <text:s/>0. <text:s/>0.</text:span></text:p>
      <text:p text:style-name="P19"><text:span text:style-name="T37"><text:s text:c="2"/></text:span><text:span text:style-name="T25">0. <text:s/>0. <text:s/>0. <text:s/>1. <text:s/>0. -2. -1. <text:s/>0. <text:s/>0. <text:s/>2. <text:s/>0. -2. <text:s/>0. <text:s/>2. <text:s/>2. <text:s/>0. -2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-2.</text:span></text:p>
      <text:p text:style-name="P19"><text:span text:style-name="T37"><text:s text:c="2"/></text:span><text:span text:style-name="T25">0. <text:s/>4. <text:s/>2. <text:s/>0. <text:s/>0. -4. <text:s/>0. <text:s/>4. <text:s/>0. -4. -4. <text:s/>0. <text:s/>4. <text:s/>0. <text:s/>0. <text:s/>2. <text:s/>0. -4.</text:span></text:p>
      <text:p text:style-name="P19"><text:span text:style-name="T37"><text:s/></text:span><text:span text:style-name="T25">-2. <text:s/>0. <text:s/>0. <text:s/>4. <text:s/>0. -4. <text:s/>0. <text:s/>4. <text:s/>4. <text:s/>0. -4. <text:s/>0. <text:s/>0. <text:s/>0. <text:s/>0. <text:s/>2. <text:s/>0. <text:s/>0.</text:span></text:p>
      <text:p text:style-name="P19"><text:span text:style-name="T37"><text:s text:c="2"/></text:span><text:span text:style-name="T25">2. -4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-4. <text:s/>0. <text:s/>0. -4. <text:s/>8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4. <text:s/>0. <text:s/>0. <text:s/>4. -8. <text:s/>0. <text:s/>0. <text:s/>0. <text:s/>0.</text:span></text:p>
      <text:p text:style-name="P19"><text:span text:style-name="T37"><text:s text:c="2"/></text:span><text:span text:style-name="T25">0. <text:s/>0. <text:s/>0. <text:s/>0. -1. <text:s/>2. <text:s/>0. -2. <text:s/>0. <text:s/>0. <text:s/>0. <text:s/>0. <text:s/>0. -2. <text:s/>2. <text:s/>0. <text:s/>2. <text:s/>0.</text:span></text:p>
      <text:p text:style-name="P19"><text:span text:style-name="T37"><text:s/></text:span><text:span text:style-name="T25">-4. <text:s/>4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1. -2. <text:s/>0. <text:s/>2. <text:s/>0. <text:s/>0. <text:s/>0. <text:s/>0. <text:s/>0. <text:s/>2. -2. <text:s/>0. -2. <text:s/>0. <text:s/>4. -4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1. -2. <text:s/>0. <text:s/>2.</text:span></text:p>
      <text:p text:style-name="P19"><text:span text:style-name="T37"><text:s text:c="2"/></text:span><text:span text:style-name="T25">0. <text:s/>0. <text:s/>0. <text:s/>0. <text:s/>0. <text:s/>2. -2. <text:s/>0. -2. <text:s/>0. <text:s/>4. -4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-2. <text:s/>2. <text:s/>2. -4. <text:s/>2. <text:s/>0. -4. <text:s/>4.</text:span></text:p>
      <text:p text:style-name="P19"><text:span text:style-name="T37"><text:s text:c="2"/></text:span><text:span text:style-name="T25">0. <text:s/>0. <text:s/>0. <text:s/>0. <text:s/>0. <text:s/>0. <text:s/>0. <text:s/>0. <text:s/>2. <text:s/>0. -4. <text:s/>4. -4. <text:s/>0. <text:s/>8. -8. <text:s/>0. -4.</text:span></text:p>
      <text:p text:style-name="P19"><text:span text:style-name="T37"><text:s text:c="2"/></text:span><text:span text:style-name="T25">4. <text:s/>0. <text:s/>4. <text:s/>0. -8. <text:s/>8. <text:s/>0. -2. <text:s/>0. <text:s/>4. <text:s/>2. <text:s/>0. <text:s/>0. -4. <text:s/>0. <text:s/>4. <text:s/>0. -4.</text:span></text:p>
      <text:p text:style-name="P19"><text:span text:style-name="T37"><text:s/></text:span><text:span text:style-name="T25">-4. <text:s/>0. <text:s/>4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2. <text:s/>0. -4. -2. <text:s/>0. <text:s/>0. <text:s/>4. <text:s/>0. -4. <text:s/>0. <text:s/>4. <text:s/>4. <text:s/>0. -4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<text:s/>2.</text:span></text:p>
      <text:p text:style-name="P19"><text:span text:style-name="T37"><text:s text:c="2"/></text:span><text:span text:style-name="T25">0. -4. -2. <text:s/>0. <text:s/>0. <text:s/>4. <text:s/>0. -4. <text:s/>0. <text:s/>4. <text:s/>4. <text:s/>0. -4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4. <text:s/>0. <text:s/>0.</text:span></text:p>
      <text:p text:style-name="P19"><text:span text:style-name="T37"><text:s text:c="2"/></text:span><text:span text:style-name="T25">4. -8. <text:s/>0. <text:s/>0. <text:s/>0. <text:s/>0. <text:s/>0. <text:s/>0. <text:s/>0. <text:s/>0. <text:s/>0. -4. <text:s/>0. <text:s/>0. <text:s/>4. <text:s/>0. -8. <text:s/>8.</text:span></text:p>
      <text:p text:style-name="P19"><text:span text:style-name="T37"><text:s text:c="2"/></text:span><text:span text:style-name="T25">0. <text:s/>8. <text:s/>0. -8. -8. <text:s/>0. <text:s/>8. <text:s/>0.]</text:span></text:p>
      <text:p text:style-name="P20"/>
      <text:p text:style-name="P19"><text:span text:style-name="T26">. . . . . . </text:span></text:p>
      <text:p text:style-name="P20"/>
      <text:p text:style-name="P19"><text:span text:style-name="T26">1⊕y0⊕y1⊕y2⊕y3⊕y4⊕y5⊕y7 [ 0. <text:s/>0. <text:s/>0. <text:s/>1. <text:s/>1. -1. -1. <text:s/>0. <text:s/>1. -1. <text:s/>0. <text:s/>0. -2. <text:s/>2. <text:s/>2. -2. <text:s/>1. -1.</text:span></text:p>
      <text:p text:style-name="P19"><text:span text:style-name="T37"><text:s/></text:span><text:span text:style-name="T25">-1. <text:s/>0. -2. <text:s/>2. <text:s/>2. <text:s/>0. -2. <text:s/>2. <text:s/>2. -2. <text:s/>4. -4. -4. <text:s/>4. <text:s/>0. <text:s/>1. <text:s/>1. -2.</text:span></text:p>
      <text:p text:style-name="P19"><text:span text:style-name="T37"><text:s/></text:span><text:span text:style-name="T25">-1. <text:s/>0. <text:s/>0. <text:s/>2. -1. <text:s/>0. <text:s/>0. <text:s/>0. <text:s/>2. <text:s/>0. -2. <text:s/>0. -1. <text:s/>0. <text:s/>0. <text:s/>2. <text:s/>2. <text:s/>0.</text:span></text:p>
      <text:p text:style-name="P19"><text:span text:style-name="T37"><text:s text:c="2"/></text:span><text:span text:style-name="T25">0. -4. <text:s/>2. <text:s/>0. -2. <text:s/>0. -4. <text:s/>0. <text:s/>4. <text:s/>0. <text:s/>1. -1. -1. <text:s/>0. -2. <text:s/>2. <text:s/>2. <text:s/>0.</text:span></text:p>
      <text:p text:style-name="P19"><text:span text:style-name="T37"><text:s/></text:span><text:span text:style-name="T25">-1. <text:s/>2. <text:s/>0. <text:s/>0. <text:s/>2. -2. -2. <text:s/>0. -1. <text:s/>2. <text:s/>2. -2. <text:s/>2. -2. -2. <text:s/>0. <text:s/>2. -4.</text:span></text:p>
      <text:p text:style-name="P19"><text:span text:style-name="T37"><text:s/></text:span><text:span text:style-name="T25">-2. <text:s/>4. -4. <text:s/>4. <text:s/>4. -4. <text:s/>0. <text:s/>0. <text:s/>0. <text:s/>0. <text:s/>2. -2. -2. <text:s/>0. <text:s/>0. <text:s/>0. <text:s/>0. <text:s/>0.</text:span></text:p>
      <text:p text:style-name="P19"><text:span text:style-name="T37"><text:s/></text:span><text:span text:style-name="T25">-2. <text:s/>0. <text:s/>4. <text:s/>0. <text:s/>0. <text:s/>0. <text:s/>0. <text:s/>0. -2. <text:s/>0. <text:s/>0. <text:s/>4. <text:s/>0. <text:s/>0. <text:s/>0. <text:s/>0. <text:s/>4. <text:s/>0.</text:span></text:p>
      <text:p text:style-name="P19"><text:span text:style-name="T37"><text:s/></text:span><text:span text:style-name="T25">-4. <text:s/>0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1. -2.</text:span></text:p>
      <text:p text:style-name="P19"><text:span text:style-name="T37"><text:s/></text:span><text:span text:style-name="T25">-2. <text:s/>2. <text:s/>0. <text:s/>2. <text:s/>2. -4. <text:s/>0. <text:s/>2. <text:s/>0. <text:s/>0. <text:s/>0. -4. <text:s/>0. <text:s/>4. <text:s/>0. <text:s/>2. <text:s/>2. -4.</text:span></text:p>
      <text:p text:style-name="P19"><text:span text:style-name="T37"><text:s text:c="2"/></text:span><text:span text:style-name="T25">0. -4. -4. <text:s/>8. <text:s/>0. -4. <text:s/>0. <text:s/>4. <text:s/>0. <text:s/>8. <text:s/>0. -8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-2. <text:s/>2. <text:s/>2. <text:s/>0. <text:s/>0. <text:s/>0. <text:s/>0. <text:s/>0. <text:s/>2. -4.</text:span></text:p>
      <text:p text:style-name="P19"><text:span text:style-name="T37"><text:s text:c="2"/></text:span><text:span text:style-name="T25">0. <text:s/>0. <text:s/>0. <text:s/>4. -4. <text:s/>0. <text:s/>2. -4. -4. <text:s/>4. <text:s/>0. <text:s/>4. <text:s/>4. -8. -4. <text:s/>8. <text:s/>4. -8.</text:span></text:p>
      <text:p text:style-name="P19"><text:span text:style-name="T37"><text:s text:c="2"/></text:span><text:span text:style-name="T25">0. -8. <text:s/>0. <text:s/>8. <text:s/>1. <text:s/>0. <text:s/>0. -2. -2. <text:s/>2. <text:s/>2. <text:s/>0. -1. <text:s/>0. <text:s/>0. <text:s/>2. <text:s/>2. -2.</text:span></text:p>
      <text:p text:style-name="P19"><text:span text:style-name="T37"><text:s/></text:span><text:span text:style-name="T25">-2. <text:s/>0. -1. <text:s/>0. <text:s/>0. <text:s/>2. <text:s/>2. -2. -2. <text:s/>0. <text:s/>2. <text:s/>0. -2. <text:s/>0. -4. <text:s/>4. <text:s/>4. -4.</text:span></text:p>
      <text:p text:style-name="P19"><text:span text:style-name="T37"><text:s/></text:span><text:span text:style-name="T25">-1. <text:s/>0. <text:s/>0. <text:s/>2. <text:s/>2. -2. -2. <text:s/>0. <text:s/>2. <text:s/>0. -2. <text:s/>0. -2. <text:s/>0. <text:s/>4. <text:s/>0. <text:s/>2. <text:s/>0.</text:span></text:p>
      <text:p text:style-name="P19"><text:span text:style-name="T37"><text:s text:c="2"/></text:span><text:span text:style-name="T25">0. -4. -2. <text:s/>0. <text:s/>0. <text:s/>4. -4. <text:s/>0. <text:s/>4. <text:s/>0. <text:s/>4. <text:s/>0. -4. <text:s/>0. -2. <text:s/>2. <text:s/>2. <text:s/>0.</text:span></text:p>
      <text:p text:style-name="P19"><text:span text:style-name="T37"><text:s text:c="2"/></text:span><text:span text:style-name="T25">4. -4. -4. <text:s/>0. <text:s/>2. -2. -2. <text:s/>0. -4. <text:s/>4. <text:s/>4. <text:s/>0. <text:s/>2. -2. -2. <text:s/>0. -4. <text:s/>4.</text:span></text:p>
      <text:p text:style-name="P19"><text:span text:style-name="T37"><text:s text:c="2"/></text:span><text:span text:style-name="T25">4. <text:s/>0. -4. <text:s/>4. <text:s/>4. -4. <text:s/>8. -8. -8. <text:s/>8. <text:s/>2. -2. -2. <text:s/>0. -4. <text:s/>4. <text:s/>4. <text:s/>0.</text:span></text:p>
      <text:p text:style-name="P19"><text:span text:style-name="T37"><text:s/></text:span><text:span text:style-name="T25">-2. <text:s/>0. <text:s/>4. <text:s/>0. <text:s/>4. <text:s/>0. -8. <text:s/>0. -2. <text:s/>0. <text:s/>0. <text:s/>4. <text:s/>4. <text:s/>0. <text:s/>0. -8. <text:s/>4. <text:s/>0.</text:span></text:p>
      <text:p text:style-name="P19"><text:soft-page-break/><text:span text:style-name="T37"><text:s/></text:span><text:span text:style-name="T25">-4. <text:s/>0. -8. <text:s/>0. <text:s/>8. <text:s/>0. -1. <text:s/>0. <text:s/>0. <text:s/>2. <text:s/>2. -2. -2. <text:s/>0. <text:s/>0. <text:s/>2. <text:s/>0. -4.</text:span></text:p>
      <text:p text:style-name="P19"><text:span text:style-name="T37"><text:s text:c="2"/></text:span><text:span text:style-name="T25">0. <text:s/>0. <text:s/>0. <text:s/>4. <text:s/>0. <text:s/>2. <text:s/>2. -4. <text:s/>0. <text:s/>0. <text:s/>0. <text:s/>0. <text:s/>0. -4. <text:s/>0. <text:s/>4. <text:s/>0. <text:s/>0.</text:span></text:p>
      <text:p text:style-name="P19"><text:span text:style-name="T37"><text:s text:c="2"/></text:span><text:span text:style-name="T25">0. <text:s/>0. <text:s/>0. <text:s/>2. <text:s/>2. -4. -2. <text:s/>0. <text:s/>0. <text:s/>4. <text:s/>0. -4. <text:s/>0. <text:s/>4. <text:s/>0. <text:s/>4. <text:s/>0. -8.</text:span></text:p>
      <text:p text:style-name="P19"><text:span text:style-name="T37"><text:s text:c="2"/></text:span><text:span text:style-name="T25">0. -4. -4. <text:s/>8. <text:s/>0. <text:s/>4. <text:s/>4. -8. <text:s/>0. <text:s/>8. <text:s/>0. -8. <text:s/>0. -8. <text:s/>0. <text:s/>8. <text:s/>2. -2.</text:span></text:p>
      <text:p text:style-name="P19"><text:span text:style-name="T37"><text:s/></text:span><text:span text:style-name="T25">-2. <text:s/>0. -4. <text:s/>4. <text:s/>4. <text:s/>0. -2. <text:s/>0. <text:s/>4. <text:s/>0. <text:s/>4. -4. -4. <text:s/>0. -2. <text:s/>0. <text:s/>0. <text:s/>4.</text:span></text:p>
      <text:p text:style-name="P19"><text:span text:style-name="T37"><text:s text:c="2"/></text:span><text:span text:style-name="T25">4. -4. -4. <text:s/>0. <text:s/>4. <text:s/>0. -4. <text:s/>0. -8. <text:s/>8. <text:s/>8. -8. <text:s/>0. <text:s/>0. <text:s/>0. <text:s/>0. <text:s/>4. -4.</text:span></text:p>
      <text:p text:style-name="P19"><text:span text:style-name="T37"><text:s/></text:span><text:span text:style-name="T25">-4. <text:s/>0. <text:s/>0. <text:s/>4. -4. <text:s/>0. -4. <text:s/>0. <text:s/>8. <text:s/>0. <text:s/>0. <text:s/>4. <text:s/>4. -8. -4. <text:s/>0. <text:s/>0. <text:s/>8.</text:span></text:p>
      <text:p text:style-name="P19"><text:span text:style-name="T37"><text:s text:c="2"/></text:span><text:span text:style-name="T25">0. -8. <text:s/>0. <text:s/>8. <text:s/>8. <text:s/>0. -8. <text:s/>0.]</text:span></text:p>
      <text:p text:style-name="P19"><text:span text:style-name="T25">1⊕y0⊕y1⊕y2⊕y3⊕y4⊕y5⊕y7⊕y8 [ <text:s/>0. <text:s text:c="2"/>0. <text:s text:c="2"/>1. <text:s/>-1. <text:s text:c="2"/>1. <text:s/>-1. <text:s/>-1. <text:s text:c="2"/>2. <text:s text:c="2"/>1. <text:s/>-1. <text:s/>-2. <text:s text:c="2"/>2. <text:s/>-2. <text:s text:c="2"/>2.</text:span></text:p>
      <text:p text:style-name="P19"><text:span text:style-name="T37"><text:s text:c="3"/></text:span><text:span text:style-name="T25">2. <text:s/>-2. <text:s text:c="2"/>1. <text:s/>-1. <text:s/>-1. <text:s text:c="2"/>2. <text:s/>-1. <text:s text:c="2"/>2. <text:s text:c="2"/>0. <text:s/>-2. <text:s/>-2. <text:s text:c="2"/>2. <text:s text:c="2"/>2. <text:s/>-2.</text:span></text:p>
      <text:p text:style-name="P19"><text:span text:style-name="T37"><text:s text:c="3"/></text:span><text:span text:style-name="T25">2. <text:s/>-2. <text:s text:c="2"/>0. <text:s text:c="2"/>0. <text:s text:c="2"/>0. <text:s text:c="2"/>0. <text:s/>-1. <text:s text:c="2"/>2. <text:s/>-1. <text:s text:c="2"/>2. <text:s text:c="2"/>2. <text:s/>-4. <text:s/>-1. <text:s text:c="2"/>2.</text:span></text:p>
      <text:p text:style-name="P19"><text:span text:style-name="T37"><text:s text:c="3"/></text:span><text:span text:style-name="T25">2. <text:s/>-4. <text:s text:c="2"/>2. <text:s/>-4. <text:s/>-2. <text:s text:c="2"/>4. <text:s text:c="2"/>0. <text:s text:c="2"/>0. <text:s text:c="2"/>0. <text:s/>-2. <text:s text:c="2"/>0. <text:s/>-2. <text:s text:c="2"/>0. <text:s text:c="2"/>4.</text:span></text:p>
      <text:p text:style-name="P19"><text:span text:style-name="T37"><text:s text:c="3"/></text:span><text:span text:style-name="T25">2. <text:s/>-2. <text:s/>-2. <text:s text:c="2"/>4. <text:s/>-2. <text:s text:c="2"/>4. <text:s text:c="2"/>0. <text:s/>-4. <text:s text:c="2"/>0. <text:s text:c="2"/>0. <text:s/>-1. <text:s text:c="2"/>2. <text:s text:c="2"/>0. <text:s text:c="2"/>0.</text:span></text:p>
      <text:p text:style-name="P19"><text:span text:style-name="T37"><text:s text:c="3"/></text:span><text:span text:style-name="T25">0. <text:s/>-2. <text:s text:c="2"/>0. <text:s text:c="2"/>0. <text:s text:c="2"/>2. <text:s/>-2. <text:s text:c="2"/>0. <text:s text:c="2"/>0. <text:s text:c="2"/>0. <text:s text:c="2"/>0. <text:s/>-1. <text:s text:c="2"/>2. <text:s text:c="2"/>2. <text:s/>-4.</text:span></text:p>
      <text:p text:style-name="P19"><text:span text:style-name="T37"><text:s text:c="3"/></text:span><text:span text:style-name="T25">0. <text:s/>-2. <text:s text:c="2"/>0. <text:s text:c="2"/>4. <text:s text:c="2"/>2. <text:s/>-2. <text:s/>-4. <text:s text:c="2"/>4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2. <text:s/>-4. <text:s text:c="2"/>0. <text:s text:c="2"/>0. <text:s/>-2. <text:s text:c="2"/>4. <text:s text:c="2"/>0. <text:s text:c="2"/>0. <text:s/>-2. <text:s text:c="2"/>4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/>-2. <text:s text:c="2"/>4. <text:s text:c="2"/>2. <text:s text:c="2"/>0. <text:s text:c="2"/>0. <text:s/>-4. <text:s/>-2. <text:s text:c="2"/>0. <text:s text:c="2"/>4. <text:s/>-4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0. <text:s text:c="2"/>0. <text:s/>-1. <text:s text:c="2"/>2. <text:s text:c="2"/>0. <text:s/>-2. <text:s/>-1. <text:s text:c="2"/>2. <text:s text:c="2"/>2. <text:s/>-2.</text:span></text:p>
      <text:p text:style-name="P19"><text:span text:style-name="T37"><text:s text:c="3"/></text:span><text:span text:style-name="T25">2. <text:s/>-4. <text:s/>-2. <text:s text:c="2"/>4. <text:s text:c="2"/>0. <text:s text:c="2"/>0. <text:s text:c="2"/>0. <text:s text:c="2"/>0. <text:s text:c="2"/>0. <text:s/>-2. <text:s text:c="2"/>2. <text:s text:c="2"/>0. <text:s text:c="2"/>2. <text:s/>-2.</text:span></text:p>
      <text:p text:style-name="P19"><text:span text:style-name="T37"><text:s text:c="2"/></text:span><text:span text:style-name="T25">-2. <text:s text:c="2"/>0. <text:s/>-2. <text:s text:c="2"/>4. <text:s text:c="2"/>0. <text:s text:c="2"/>0. <text:s text:c="2"/>1. <text:s text:c="2"/>0. <text:s text:c="2"/>0. <text:s/>-2. <text:s text:c="2"/>0. <text:s/>-2. <text:s text:c="2"/>0. <text:s text:c="2"/>4.</text:span></text:p>
      <text:p text:style-name="P19"><text:span text:style-name="T37"><text:s text:c="3"/></text:span><text:span text:style-name="T25">0. <text:s/>-2. <text:s/>-2. <text:s text:c="2"/>4. <text:s text:c="2"/>0. <text:s text:c="2"/>4. <text:s text:c="2"/>0. <text:s/>-4. <text:s/>-2. <text:s text:c="2"/>2. <text:s text:c="2"/>2. <text:s text:c="2"/>0. <text:s text:c="2"/>2. <text:s text:c="2"/>0.</text:span></text:p>
      <text:p text:style-name="P19"><text:span text:style-name="T37"><text:s text:c="2"/></text:span><text:span text:style-name="T25">-4. <text:s text:c="2"/>0. <text:s text:c="2"/>0. <text:s text:c="2"/>0. <text:s text:c="2"/>0. <text:s text:c="2"/>0. <text:s text:c="2"/>0. <text:s/>-4. <text:s text:c="2"/>4. <text:s text:c="2"/>0. <text:s text:c="2"/>1. <text:s text:c="2"/>0. <text:s text:c="2"/>0. <text:s/>-2.</text:span></text:p>
      <text:p text:style-name="P19"><text:span text:style-name="T37"><text:s text:c="3"/></text:span><text:span text:style-name="T25">0. <text:s/>-2. <text:s text:c="2"/>0. <text:s text:c="2"/>4. <text:s text:c="2"/>0. <text:s/>-2. <text:s/>-2. <text:s text:c="2"/>4. <text:s text:c="2"/>0. <text:s text:c="2"/>4. <text:s text:c="2"/>0. <text:s/>-4. <text:s text:c="2"/>0. <text:s/>-2.</text:span></text:p>
      <text:p text:style-name="P19"><text:span text:style-name="T37"><text:s text:c="2"/></text:span><text:span text:style-name="T25">-2. <text:s text:c="2"/>4. <text:s text:c="2"/>0. <text:s text:c="2"/>4. <text:s text:c="2"/>0. <text:s/>-4. <text:s/>-2. <text:s text:c="2"/>4. <text:s text:c="2"/>4. <text:s/>-4. <text:s text:c="2"/>0. <text:s/>-4. <text:s text:c="2"/>0. <text:s text:c="2"/>0.</text:span></text:p>
      <text:p text:style-name="P19"><text:span text:style-name="T37"><text:s text:c="2"/></text:span><text:span text:style-name="T25">-2. <text:s text:c="2"/>0. <text:s text:c="2"/>0. <text:s text:c="2"/>4. <text:s text:c="2"/>2. <text:s text:c="2"/>0. <text:s text:c="2"/>0. <text:s/>-4. <text:s text:c="2"/>2. <text:s text:c="2"/>0. <text:s text:c="2"/>0. <text:s/>-4. <text:s/>-4. <text:s text:c="2"/>0.</text:span></text:p>
      <text:p text:style-name="P19"><text:span text:style-name="T37"><text:s text:c="3"/></text:span><text:span text:style-name="T25">4. <text:s text:c="2"/>0. <text:s text:c="2"/>2. <text:s text:c="2"/>0. <text:s text:c="2"/>0. <text:s/>-4. <text:s/>-4. <text:s text:c="2"/>0. <text:s text:c="2"/>4. <text:s text:c="2"/>0. <text:s text:c="2"/>0. <text:s text:c="2"/>0. <text:s text:c="2"/>0. <text:s text:c="2"/>0.</text:span></text:p>
      <text:p text:style-name="P19"><text:span text:style-name="T37"><text:s text:c="3"/></text:span><text:span text:style-name="T25">4. <text:s text:c="2"/>0. <text:s/>-8. <text:s text:c="2"/>8. <text:s text:c="2"/>1. <text:s text:c="2"/>0. <text:s/>-2. <text:s text:c="2"/>2. <text:s/>-2. <text:s text:c="2"/>2. <text:s text:c="2"/>2. <text:s/>-4. <text:s/>-1. <text:s text:c="2"/>0.</text:span></text:p>
      <text:p text:style-name="P19"><text:span text:style-name="T37"><text:s text:c="3"/></text:span><text:span text:style-name="T25">2. <text:s/>-2. <text:s text:c="2"/>2. <text:s/>-2. <text:s/>-2. <text:s text:c="2"/>4. <text:s/>-1. <text:s text:c="2"/>0. <text:s text:c="2"/>2. <text:s/>-2. <text:s text:c="2"/>2. <text:s/>-2. <text:s/>-2. <text:s text:c="2"/>4.</text:span></text:p>
      <text:p text:style-name="P19"><text:span text:style-name="T37"><text:s text:c="3"/></text:span><text:span text:style-name="T25">2. <text:s text:c="2"/>0. <text:s/>-2. <text:s text:c="2"/>0. <text:s/>-2. <text:s text:c="2"/>0. <text:s text:c="2"/>0. <text:s text:c="2"/>0. <text:s/>-1. <text:s text:c="2"/>0. <text:s text:c="2"/>2. <text:s/>-2. <text:s text:c="2"/>2. <text:s/>-2.</text:span></text:p>
      <text:p text:style-name="P19"><text:span text:style-name="T37"><text:s text:c="2"/></text:span><text:span text:style-name="T25">-2. <text:s text:c="2"/>4. <text:s text:c="2"/>2. <text:s/>-2. <text:s/>-2. <text:s text:c="2"/>4. <text:s/>-2. <text:s text:c="2"/>4. <text:s text:c="2"/>0. <text:s/>-4. <text:s text:c="2"/>0. <text:s text:c="2"/>2. <text:s text:c="2"/>0. <text:s text:c="2"/>0.</text:span></text:p>
      <text:p text:style-name="P19"><text:span text:style-name="T37"><text:s text:c="3"/></text:span><text:span text:style-name="T25">0. <text:s text:c="2"/>0. <text:s text:c="2"/>0. <text:s/>-4. <text:s/>-2. <text:s text:c="2"/>0. <text:s text:c="2"/>0. <text:s text:c="2"/>0. <text:s text:c="2"/>0. <text:s text:c="2"/>0. <text:s text:c="2"/>4. <text:s text:c="2"/>0. <text:s text:c="2"/>0. <text:s text:c="2"/>0.</text:span></text:p>
      <text:p text:style-name="P19"><text:span text:style-name="T37"><text:s text:c="3"/></text:span><text:span text:style-name="T25">2. <text:s/>-4. <text:s text:c="2"/>0. <text:s text:c="2"/>0. <text:s text:c="2"/>0. <text:s text:c="2"/>4. <text:s text:c="2"/>0. <text:s text:c="2"/>0. <text:s/>-2. <text:s text:c="2"/>4. <text:s text:c="2"/>0. <text:s text:c="2"/>0. <text:s text:c="2"/>0. <text:s/>-4.</text:span></text:p>
      <text:p text:style-name="P19"><text:span text:style-name="T37"><text:s text:c="3"/></text:span><text:span text:style-name="T25">0. <text:s text:c="2"/>0. <text:s/>-2. <text:s text:c="2"/>4. <text:s text:c="2"/>0. <text:s text:c="2"/>0. <text:s text:c="2"/>0. <text:s/>-4. <text:s/>-2. <text:s text:c="2"/>0. <text:s text:c="2"/>4. <text:s/>-4. <text:s text:c="2"/>0. <text:s text:c="2"/>4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0. <text:s text:c="2"/>0. <text:s text:c="2"/>0. <text:s/>-4. <text:s text:c="2"/>0. <text:s text:c="2"/>0. <text:s text:c="2"/>0. <text:s/>-4.</text:span></text:p>
      <text:p text:style-name="P19"><text:span text:style-name="T37"><text:s text:c="3"/></text:span><text:span text:style-name="T25">0. <text:s text:c="2"/>0. <text:s text:c="2"/>4. <text:s text:c="2"/>0. <text:s text:c="2"/>2. <text:s/>-4. <text:s text:c="2"/>0. <text:s text:c="2"/>0. <text:s/>-4. <text:s text:c="2"/>4. <text:s text:c="2"/>4. <text:s text:c="2"/>0. <text:s text:c="2"/>0. <text:s text:c="2"/>4.</text:span></text:p>
      <text:p text:style-name="P19"><text:span text:style-name="T37"><text:s text:c="3"/></text:span><text:span text:style-name="T25">0. <text:s text:c="2"/>0. <text:s text:c="2"/>4. <text:s/>-8. <text:s/>-8. <text:s text:c="2"/>8. <text:s text:c="2"/>0. <text:s text:c="2"/>0. <text:s text:c="2"/>0. <text:s text:c="2"/>0. <text:s text:c="2"/>2. <text:s/>-4. <text:s text:c="2"/>0. <text:s text:c="2"/>4.</text:span></text:p>
      <text:p text:style-name="P19"><text:span text:style-name="T37"><text:s text:c="3"/></text:span><text:span text:style-name="T25">0. <text:s text:c="2"/>0. <text:s text:c="2"/>0. <text:s text:c="2"/>0. <text:s/>-2. <text:s text:c="2"/>4. <text:s text:c="2"/>0. <text:s/>-4. <text:s text:c="2"/>0. <text:s text:c="2"/>0. <text:s text:c="2"/>0. <text:s text:c="2"/>0. <text:s/>-2. <text:s text:c="2"/>4.</text:span></text:p>
      <text:p text:style-name="P19"><text:span text:style-name="T37"><text:s text:c="3"/></text:span><text:span text:style-name="T25">0. <text:s/>-4. <text:s/>-2. <text:s text:c="2"/>0. <text:s text:c="2"/>0. <text:s text:c="2"/>4. <text:s text:c="2"/>4. <text:s/>-4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2. <text:s text:c="2"/>4. <text:s text:c="2"/>0. <text:s/>-4. <text:s text:c="2"/>0. <text:s text:c="2"/>0. <text:s text:c="2"/>0. <text:s text:c="2"/>0. <text:s text:c="2"/>0. <text:s/>-4. <text:s text:c="2"/>4. <text:s text:c="2"/>0. <text:s text:c="2"/>2. <text:s/>-4.</text:span></text:p>
      <text:p text:style-name="P19"><text:span text:style-name="T37"><text:s text:c="2"/></text:span><text:span text:style-name="T25">-4. <text:s text:c="2"/>4. <text:s text:c="2"/>0. <text:s text:c="2"/>0. <text:s text:c="2"/>4. <text:s text:c="2"/>0. <text:s text:c="2"/>0. <text:s text:c="2"/>4. <text:s text:c="2"/>4. <text:s/>-8. <text:s text:c="2"/>0. <text:s text:c="2"/>0. <text:s/>-8. <text:s text:c="2"/>8.</text:span></text:p>
      <text:p text:style-name="P19"><text:span text:style-name="T37"><text:s text:c="2"/></text:span><text:span text:style-name="T25">-2. <text:s text:c="2"/>0. <text:s text:c="2"/>0. <text:s text:c="2"/>4. <text:s text:c="2"/>0. <text:s text:c="2"/>4. <text:s text:c="2"/>0. <text:s/>-8. <text:s text:c="2"/>2. <text:s text:c="2"/>0. <text:s text:c="2"/>0. <text:s/>-4. <text:s text:c="2"/>0. <text:s/>-4.</text:span></text:p>
      <text:p text:style-name="P19"><text:span text:style-name="T37"><text:s text:c="3"/></text:span><text:span text:style-name="T25">0. <text:s text:c="2"/>8. <text:s text:c="2"/>2. <text:s text:c="2"/>0. <text:s text:c="2"/>0. <text:s/>-4. <text:s text:c="2"/>0. <text:s/>-4. <text:s text:c="2"/>0. <text:s text:c="2"/>8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2. <text:s text:c="2"/>0. <text:s text:c="2"/>0. <text:s/>-4. <text:s text:c="2"/>0. <text:s/>-4. <text:s text:c="2"/>0. <text:s text:c="2"/>8. <text:s/>-4. <text:s text:c="2"/>4.</text:span></text:p>
      <text:p text:style-name="P19"><text:span text:style-name="T37"><text:s text:c="3"/></text:span><text:span text:style-name="T25">4. <text:s text:c="2"/>0. <text:s text:c="2"/>4. <text:s text:c="2"/>0. <text:s/>-8. <text:s text:c="2"/>0. <text:s/>-4. <text:s text:c="2"/>4. <text:s text:c="2"/>4. <text:s text:c="2"/>0. <text:s text:c="2"/>4. <text:s text:c="2"/>0. <text:s/>-8. <text:s text:c="2"/>0.</text:span></text:p>
      <text:p text:style-name="P19"><text:span text:style-name="T37"><text:s text:c="3"/></text:span><text:span text:style-name="T25">4. <text:s/>-8. <text:s/>-8. <text:s text:c="2"/>8. <text:s/>-8. <text:s text:c="2"/>8. <text:s/>16. -16.]</text:span></text:p>
      <text:p text:style-name="P19"><text:span text:style-name="T25">1⊕y0⊕y1⊕y2⊕y3⊕y4⊕y5⊕y6 [ <text:s/>1. <text:s/>-1. <text:s/>-1. <text:s text:c="2"/>2. <text:s/>-1. <text:s text:c="2"/>1. <text:s text:c="2"/>1. <text:s/>-2. <text:s/>-1. <text:s text:c="2"/>2. <text:s text:c="2"/>1. <text:s/>-2. <text:s text:c="2"/>1. <text:s/>-2.</text:span></text:p>
      <text:p text:style-name="P19"><text:span text:style-name="T37"><text:s text:c="3"/></text:span><text:span text:style-name="T25">0. <text:s text:c="2"/>2. <text:s/>-1. <text:s text:c="2"/>1. <text:s text:c="2"/>1. <text:s/>-2. <text:s text:c="2"/>1. <text:s text:c="2"/>0. <text:s text:c="2"/>0. <text:s text:c="2"/>0. <text:s text:c="2"/>2. <text:s/>-2. <text:s/>-2. <text:s text:c="2"/>2.</text:span></text:p>
      <text:p text:style-name="P19"><text:span text:style-name="T37"><text:s text:c="2"/></text:span><text:span text:style-name="T25">-2. <text:s text:c="2"/>2. <text:s text:c="2"/>0. <text:s text:c="2"/>0. <text:s/>-1. <text:s text:c="2"/>2. <text:s text:c="2"/>1. <text:s/>-2. <text:s text:c="2"/>1. <text:s/>-2. <text:s text:c="2"/>0. <text:s text:c="2"/>2. <text:s text:c="2"/>1. <text:s/>-2.</text:span></text:p>
      <text:p text:style-name="P19"><text:span text:style-name="T37"><text:s text:c="3"/></text:span><text:span text:style-name="T25">0. <text:s text:c="2"/>0. <text:s text:c="2"/>0. <text:s text:c="2"/>2. <text:s/>-2. <text:s text:c="2"/>0. <text:s text:c="2"/>1. <text:s/>-2. <text:s text:c="2"/>0. <text:s text:c="2"/>2. <text:s text:c="2"/>0. <text:s text:c="2"/>0. <text:s/>-2. <text:s text:c="2"/>0.</text:span></text:p>
      <text:p text:style-name="P19"><text:span text:style-name="T37"><text:s text:c="2"/></text:span><text:span text:style-name="T25">-2. <text:s text:c="2"/>2. <text:s text:c="2"/>0. <text:s text:c="2"/>0. <text:s text:c="2"/>0. <text:s text:c="2"/>0. <text:s text:c="2"/>4. <text:s/>-4. <text:s/>-1. <text:s text:c="2"/>1. <text:s text:c="2"/>2. <text:s/>-2. <text:s text:c="2"/>1. <text:s text:c="2"/>0.</text:span></text:p>
      <text:p text:style-name="P19"><text:span text:style-name="T37"><text:s text:c="2"/></text:span><text:span text:style-name="T25">-2. <text:s text:c="2"/>2. <text:s text:c="2"/>2. <text:s/>-2. <text:s/>-2. <text:s text:c="2"/>2. <text:s/>-2. <text:s text:c="2"/>2. <text:s text:c="2"/>2. <text:s/>-4. <text:s text:c="2"/>1. <text:s text:c="2"/>0. <text:s/>-2. <text:s text:c="2"/>2.</text:span></text:p>
      <text:p text:style-name="P19"><text:span text:style-name="T37"><text:s text:c="3"/></text:span><text:span text:style-name="T25">0. <text:s/>-2. <text:s text:c="2"/>0. <text:s text:c="2"/>0. <text:s/>-2. <text:s text:c="2"/>0. <text:s text:c="2"/>2. <text:s text:c="2"/>0. <text:s text:c="2"/>2. <text:s text:c="2"/>0. <text:s text:c="2"/>0. <text:s text:c="2"/>0. <text:s text:c="2"/>2. <text:s/>-2.</text:span></text:p>
      <text:p text:style-name="P19"><text:span text:style-name="T37"><text:s text:c="2"/></text:span><text:span text:style-name="T25">-2. <text:s text:c="2"/>2. <text:s/>-2. <text:s text:c="2"/>2. <text:s text:c="2"/>2. <text:s/>-4. <text:s/>-2. <text:s text:c="2"/>2. <text:s text:c="2"/>0. <text:s text:c="2"/>0. <text:s text:c="2"/>2. <text:s/>-4. <text:s text:c="2"/>0. <text:s text:c="2"/>4.</text:span></text:p>
      <text:p text:style-name="P19"><text:span text:style-name="T37"><text:s text:c="2"/></text:span><text:span text:style-name="T25">-2. <text:s text:c="2"/>2. <text:s text:c="2"/>2. <text:s/>-4. <text:s text:c="2"/>0. <text:s text:c="2"/>0. <text:s text:c="2"/>0. <text:s text:c="2"/>4. <text:s text:c="2"/>2. <text:s text:c="2"/>0. <text:s text:c="2"/>0. <text:s text:c="2"/>0. <text:s text:c="2"/>0. <text:s text:c="2"/>0.</text:span></text:p>
      <text:p text:style-name="P19"><text:span text:style-name="T37"><text:s text:c="2"/></text:span><text:span text:style-name="T25">-4. <text:s text:c="2"/>0. <text:s text:c="2"/>0. <text:s text:c="2"/>1. <text:s text:c="2"/>0. <text:s/>-2. <text:s text:c="2"/>0. <text:s text:c="2"/>0. <text:s text:c="2"/>0. <text:s text:c="2"/>2. <text:s text:c="2"/>1. <text:s/>-2. <text:s text:c="2"/>0. <text:s text:c="2"/>2.</text:span></text:p>
      <text:p text:style-name="P19"><text:span text:style-name="T37"><text:s text:c="3"/></text:span><text:span text:style-name="T25">0. <text:s text:c="2"/>0. <text:s/>-2. <text:s text:c="2"/>0. <text:s text:c="2"/>0. <text:s text:c="2"/>0. <text:s text:c="2"/>0. <text:s text:c="2"/>2. <text:s text:c="2"/>0. <text:s/>-2. <text:s text:c="2"/>0. <text:s text:c="2"/>0. <text:s/>-2. <text:s text:c="2"/>2.</text:span></text:p>
      <text:p text:style-name="P19"><text:span text:style-name="T37"><text:s text:c="3"/></text:span><text:span text:style-name="T25">2. <text:s/>-4. <text:s text:c="2"/>2. <text:s text:c="2"/>0. <text:s text:c="2"/>0. <text:s text:c="2"/>0. <text:s text:c="2"/>1. <text:s/>-2. <text:s text:c="2"/>0. <text:s text:c="2"/>2. <text:s text:c="2"/>0. <text:s text:c="2"/>0. <text:s/>-2. <text:s text:c="2"/>0.</text:span></text:p>
      <text:p text:style-name="P19"><text:soft-page-break/><text:span text:style-name="T37"><text:s text:c="2"/></text:span><text:span text:style-name="T25">-2. <text:s text:c="2"/>2. <text:s text:c="2"/>0. <text:s text:c="2"/>0. <text:s text:c="2"/>0. <text:s text:c="2"/>0. <text:s text:c="2"/>4. <text:s/>-4. <text:s text:c="2"/>0. <text:s text:c="2"/>0. <text:s/>-2. <text:s text:c="2"/>0. <text:s/>-2. <text:s text:c="2"/>4.</text:span></text:p>
      <text:p text:style-name="P19"><text:span text:style-name="T37"><text:s text:c="3"/></text:span><text:span text:style-name="T25">4. <text:s/>-4. <text:s text:c="2"/>2. <text:s text:c="2"/>0. <text:s text:c="2"/>0. <text:s text:c="2"/>0. <text:s text:c="2"/>0. <text:s/>-4. <text:s/>-4. <text:s text:c="2"/>8. <text:s text:c="2"/>1. <text:s/>-2. <text:s/>-2. <text:s text:c="2"/>4.</text:span></text:p>
      <text:p text:style-name="P19"><text:span text:style-name="T37"><text:s text:c="3"/></text:span><text:span text:style-name="T25">0. <text:s text:c="2"/>0. <text:s text:c="2"/>2. <text:s/>-4. <text:s/>-2. <text:s text:c="2"/>2. <text:s text:c="2"/>2. <text:s/>-4. <text:s text:c="2"/>0. <text:s text:c="2"/>0. <text:s text:c="2"/>0. <text:s text:c="2"/>4. <text:s text:c="2"/>0. <text:s text:c="2"/>0.</text:span></text:p>
      <text:p text:style-name="P19"><text:span text:style-name="T37"><text:s text:c="3"/></text:span><text:span text:style-name="T25">2. <text:s/>-4. <text:s/>-2. <text:s text:c="2"/>4. <text:s text:c="2"/>0. <text:s text:c="2"/>0. <text:s text:c="2"/>2. <text:s text:c="2"/>0. <text:s/>-4. <text:s text:c="2"/>4. <text:s text:c="2"/>0. <text:s/>-4. <text:s text:c="2"/>0. <text:s text:c="2"/>0.</text:span></text:p>
      <text:p text:style-name="P19"><text:span text:style-name="T37"><text:s text:c="2"/></text:span><text:span text:style-name="T25">-2. <text:s text:c="2"/>2. <text:s text:c="2"/>2. <text:s/>-4. <text:s text:c="2"/>0. <text:s text:c="2"/>0. <text:s text:c="2"/>0. <text:s text:c="2"/>4. <text:s text:c="2"/>2. <text:s text:c="2"/>0. <text:s text:c="2"/>0. <text:s text:c="2"/>0. <text:s text:c="2"/>0. <text:s text:c="2"/>0.</text:span></text:p>
      <text:p text:style-name="P19"><text:span text:style-name="T37"><text:s text:c="2"/></text:span><text:span text:style-name="T25">-4. <text:s text:c="2"/>0. <text:s text:c="2"/>0. <text:s text:c="2"/>0. <text:s text:c="2"/>0. <text:s text:c="2"/>4. <text:s text:c="2"/>4. <text:s/>-4. <text:s/>-4. <text:s text:c="2"/>0. <text:s text:c="2"/>0. <text:s/>-4. <text:s text:c="2"/>0. <text:s text:c="2"/>0.</text:span></text:p>
      <text:p text:style-name="P19"><text:span text:style-name="T37"><text:s text:c="2"/></text:span><text:span text:style-name="T25">-4. <text:s text:c="2"/>8. <text:s text:c="2"/>8. <text:s/>-8. <text:s text:c="2"/>0. <text:s text:c="2"/>0. <text:s text:c="2"/>0. <text:s text:c="2"/>0. <text:s text:c="2"/>0. <text:s text:c="2"/>0. <text:s text:c="2"/>0. <text:s text:c="2"/>0. <text:s text:c="2"/>1. <text:s/>-2.</text:span></text:p>
      <text:p text:style-name="P19"><text:span text:style-name="T37"><text:s text:c="3"/></text:span><text:span text:style-name="T25">0. <text:s text:c="2"/>0. <text:s text:c="2"/>0. <text:s text:c="2"/>2. <text:s/>-2. <text:s text:c="2"/>0. <text:s text:c="2"/>1. <text:s text:c="2"/>0. <text:s text:c="2"/>0. <text:s text:c="2"/>0. <text:s text:c="2"/>0. <text:s/>-2. <text:s/>-2. <text:s text:c="2"/>4.</text:span></text:p>
      <text:p text:style-name="P19"><text:span text:style-name="T37"><text:s text:c="2"/></text:span><text:span text:style-name="T25">-2. <text:s text:c="2"/>2. <text:s text:c="2"/>0. <text:s text:c="2"/>0. <text:s text:c="2"/>0. <text:s text:c="2"/>0. <text:s text:c="2"/>4. <text:s/>-4. <text:s text:c="2"/>0. <text:s text:c="2"/>0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/>-2. <text:s text:c="2"/>4. <text:s/>-2. <text:s text:c="2"/>0. <text:s text:c="2"/>4. <text:s/>-4. <text:s text:c="2"/>0. <text:s text:c="2"/>0. <text:s/>-2. <text:s text:c="2"/>0.</text:span></text:p>
      <text:p text:style-name="P19"><text:span text:style-name="T37"><text:s text:c="2"/></text:span><text:span text:style-name="T25">-2. <text:s text:c="2"/>4. <text:s text:c="2"/>4. <text:s/>-4. <text:s text:c="2"/>0. <text:s text:c="2"/>0. <text:s text:c="2"/>4. <text:s/>-4. <text:s text:c="2"/>4. <text:s/>-4. <text:s/>-8. <text:s text:c="2"/>8. <text:s text:c="2"/>1. <text:s text:c="2"/>0.</text:span></text:p>
      <text:p text:style-name="P19"><text:span text:style-name="T37"><text:s text:c="2"/></text:span><text:span text:style-name="T25">-2. <text:s text:c="2"/>0. <text:s text:c="2"/>0. <text:s/>-2. <text:s text:c="2"/>2. <text:s text:c="2"/>0. <text:s/>-2. <text:s text:c="2"/>2. <text:s text:c="2"/>2. <text:s text:c="2"/>0. <text:s text:c="2"/>0. <text:s text:c="2"/>0. <text:s text:c="2"/>0. <text:s text:c="2"/>0.</text:span></text:p>
      <text:p text:style-name="P19"><text:span text:style-name="T37"><text:s text:c="2"/></text:span><text:span text:style-name="T25">-2. <text:s text:c="2"/>0. <text:s text:c="2"/>2. <text:s text:c="2"/>0. <text:s text:c="2"/>0. <text:s text:c="2"/>4. <text:s text:c="2"/>0. <text:s/>-4. <text:s text:c="2"/>2. <text:s text:c="2"/>0. <text:s text:c="2"/>0. <text:s/>-4. <text:s text:c="2"/>0. <text:s/>-4.</text:span></text:p>
      <text:p text:style-name="P19"><text:span text:style-name="T37"><text:s text:c="2"/></text:span><text:span text:style-name="T25">-4. <text:s text:c="2"/>8. <text:s/>-2. <text:s text:c="2"/>0. <text:s text:c="2"/>2. <text:s text:c="2"/>0. <text:s text:c="2"/>2. <text:s text:c="2"/>0. <text:s/>-4. <text:s text:c="2"/>4. <text:s text:c="2"/>2. <text:s text:c="2"/>0. <text:s text:c="2"/>0. <text:s/>-4.</text:span></text:p>
      <text:p text:style-name="P19"><text:span text:style-name="T37"><text:s text:c="3"/></text:span><text:span text:style-name="T25">0. <text:s text:c="2"/>0. <text:s text:c="2"/>0. <text:s text:c="2"/>0. <text:s text:c="2"/>2. <text:s text:c="2"/>0. <text:s text:c="2"/>0. <text:s text:c="2"/>0. <text:s text:c="2"/>0. <text:s/>-4. <text:s text:c="2"/>0. <text:s text:c="2"/>0. <text:s text:c="2"/>0. <text:s/>-4.</text:span></text:p>
      <text:p text:style-name="P19"><text:span text:style-name="T37"><text:s text:c="2"/></text:span><text:span text:style-name="T25">-4. <text:s text:c="2"/>8. <text:s/>-4. <text:s text:c="2"/>8. <text:s text:c="2"/>8. <text:s/>-8. <text:s text:c="2"/>0. <text:s text:c="2"/>0. <text:s text:c="2"/>0. <text:s text:c="2"/>0. <text:s text:c="2"/>0. <text:s text:c="2"/>0. <text:s text:c="2"/>0. <text:s text:c="2"/>0.</text:span></text:p>
      <text:p text:style-name="P19"><text:span text:style-name="T37"><text:s text:c="2"/></text:span><text:span text:style-name="T25">-2. <text:s text:c="2"/>2. <text:s text:c="2"/>0. <text:s text:c="2"/>0. <text:s text:c="2"/>0. <text:s text:c="2"/>0. <text:s text:c="2"/>4. <text:s/>-4. <text:s text:c="2"/>0. <text:s/>-2. <text:s text:c="2"/>0. <text:s text:c="2"/>0. <text:s text:c="2"/>0. <text:s text:c="2"/>4.</text:span></text:p>
      <text:p text:style-name="P19"><text:span text:style-name="T37"><text:s text:c="3"/></text:span><text:span text:style-name="T25">0. <text:s/>-4. <text:s text:c="2"/>2. <text:s text:c="2"/>0. <text:s text:c="2"/>0. <text:s text:c="2"/>0. <text:s text:c="2"/>0. <text:s/>-4. <text:s/>-4. <text:s text:c="2"/>8. <text:s text:c="2"/>0. <text:s text:c="2"/>0. <text:s text:c="2"/>0. <text:s text:c="2"/>0.</text:span></text:p>
      <text:p text:style-name="P19"><text:span text:style-name="T37"><text:s text:c="3"/></text:span><text:span text:style-name="T25">0. <text:s text:c="2"/>0. <text:s text:c="2"/>0. <text:s text:c="2"/>0. <text:s text:c="2"/>2. <text:s text:c="2"/>0. <text:s text:c="2"/>0. <text:s/>-4. <text:s text:c="2"/>0. <text:s text:c="2"/>0. <text:s/>-4. <text:s text:c="2"/>8. <text:s/>-2. <text:s text:c="2"/>4.</text:span></text:p>
      <text:p text:style-name="P19"><text:span text:style-name="T37"><text:s text:c="3"/></text:span><text:span text:style-name="T25">4. <text:s/>-4. <text:s text:c="2"/>4. <text:s/>-8. <text:s/>-4. <text:s text:c="2"/>8. <text:s text:c="2"/>0. <text:s/>-4. <text:s/>-4. <text:s text:c="2"/>8. <text:s/>-4. <text:s text:c="2"/>8. <text:s text:c="2"/>8. -16.</text:span></text:p>
      <text:p text:style-name="P19"><text:span text:style-name="T37"><text:s text:c="2"/></text:span><text:span text:style-name="T25">-2. <text:s text:c="2"/>2. <text:s text:c="2"/>4. <text:s/>-4. <text:s text:c="2"/>0. <text:s text:c="2"/>0. <text:s/>-4. <text:s text:c="2"/>4. <text:s text:c="2"/>4. <text:s/>-4. <text:s/>-4. <text:s text:c="2"/>4. <text:s text:c="2"/>0. <text:s text:c="2"/>0.</text:span></text:p>
      <text:p text:style-name="P19"><text:span text:style-name="T37"><text:s text:c="3"/></text:span><text:span text:style-name="T25">0. <text:s text:c="2"/>0. <text:s text:c="2"/>2. <text:s text:c="2"/>0. <text:s/>-4. <text:s text:c="2"/>4. <text:s text:c="2"/>0. <text:s/>-4. <text:s text:c="2"/>4. <text:s text:c="2"/>0. <text:s/>-4. <text:s text:c="2"/>0. <text:s text:c="2"/>4. <text:s text:c="2"/>0.</text:span></text:p>
      <text:p text:style-name="P19"><text:span text:style-name="T37"><text:s text:c="3"/></text:span><text:span text:style-name="T25">0. <text:s text:c="2"/>8. <text:s text:c="2"/>0. <text:s/>-8. <text:s text:c="2"/>2. <text:s text:c="2"/>0. <text:s/>-4. <text:s text:c="2"/>4. <text:s text:c="2"/>0. <text:s text:c="2"/>0. <text:s text:c="2"/>4. <text:s/>-8. <text:s/>-4. <text:s text:c="2"/>0.</text:span></text:p>
      <text:p text:style-name="P19"><text:span text:style-name="T37"><text:s text:c="3"/></text:span><text:span text:style-name="T25">4. <text:s text:c="2"/>0. <text:s text:c="2"/>0. <text:s text:c="2"/>0. <text:s text:c="2"/>0. <text:s text:c="2"/>0. <text:s text:c="2"/>0. <text:s/>-4. <text:s text:c="2"/>0. <text:s text:c="2"/>0. <text:s/>-4. <text:s text:c="2"/>8. <text:s text:c="2"/>0. <text:s text:c="2"/>0.</text:span></text:p>
      <text:p text:style-name="P19"><text:span text:style-name="T37"><text:s text:c="3"/></text:span><text:span text:style-name="T25">0. <text:s text:c="2"/>8. <text:s text:c="2"/>0. <text:s/>-8. <text:s text:c="2"/>8. -16. <text:s/>-8. <text:s/>16.]</text:span></text:p>
      <text:p text:style-name="P19"><text:span text:style-name="T25">1⊕y0⊕y1⊕y2⊕y3⊕y4⊕y5⊕y6⊕y8 [ 1. -1. <text:s/>0. <text:s/>0. -1. <text:s/>1. <text:s/>1. <text:s/>0. -1. <text:s/>2. <text:s/>1. -2. <text:s/>1. -2. -2. <text:s/>2. -1. <text:s/>1.</text:span></text:p>
      <text:p text:style-name="P19"><text:span text:style-name="T37"><text:s text:c="2"/></text:span><text:span text:style-name="T25">1. <text:s/>0. <text:s/>2. -2. -2. <text:s/>0. <text:s/>2. -2. -2. <text:s/>2. -2. <text:s/>2. <text:s/>2. <text:s/>0. -1. <text:s/>1. <text:s/>1. <text:s/>0.</text:span></text:p>
      <text:p text:style-name="P19"><text:span text:style-name="T37"><text:s text:c="2"/></text:span><text:span text:style-name="T25">1. <text:s/>0. -2. <text:s/>0. <text:s/>1. -2. -2. <text:s/>2. <text:s/>0. <text:s/>0. <text:s/>2. <text:s/>0. <text:s/>2. -2. -2. <text:s/>0. -2. <text:s/>2.</text:span></text:p>
      <text:p text:style-name="P19"><text:span text:style-name="T37"><text:s text:c="2"/></text:span><text:span text:style-name="T25">2. <text:s/>0. -2. <text:s/>2. <text:s/>2. <text:s/>0. <text:s/>0. <text:s/>0. <text:s/>0. -4. <text:s/>0. <text:s/>0. <text:s/>0. <text:s/>0. <text:s/>1. <text:s/>0. -2. <text:s/>0.</text:span></text:p>
      <text:p text:style-name="P19"><text:span text:style-name="T37"><text:s text:c="2"/></text:span><text:span text:style-name="T25">1. -2. -2. <text:s/>4. -2. <text:s/>2. <text:s/>4. -4. <text:s/>1. <text:s/>0. -2. <text:s/>0. -2. <text:s/>0. <text:s/>4. <text:s/>0. -2. <text:s/>2.</text:span></text:p>
      <text:p text:style-name="P19"><text:span text:style-name="T37"><text:s text:c="2"/></text:span><text:span text:style-name="T25">4. -4. <text:s/>2. <text:s/>0. -4. <text:s/>0. <text:s/>0. <text:s/>0. <text:s/>0. <text:s/>0. <text:s/>0. -2. <text:s/>2. <text:s/>0. <text:s/>0. <text:s/>2. <text:s/>2. -4.</text:span></text:p>
      <text:p text:style-name="P19"><text:span text:style-name="T37"><text:s text:c="2"/></text:span><text:span text:style-name="T25">0. <text:s/>0. -4. <text:s/>4. -2. <text:s/>2. <text:s/>2. <text:s/>0. <text:s/>2. <text:s/>0. -4. <text:s/>0. <text:s/>2. -4. -4. <text:s/>4. <text:s/>0. <text:s/>0.</text:span></text:p>
      <text:p text:style-name="P19"><text:span text:style-name="T37"><text:s text:c="2"/></text:span><text:span text:style-name="T25">4. <text:s/>0. <text:s/>0. <text:s/>1. <text:s/>0. <text:s/>0. <text:s/>1. -2. -2. <text:s/>2. <text:s/>0. -2. <text:s/>0. <text:s/>2. <text:s/>0. <text:s/>2. <text:s/>2. -4.</text:span></text:p>
      <text:p text:style-name="P19"><text:span text:style-name="T37"><text:s text:c="2"/></text:span><text:span text:style-name="T25">0. <text:s/>0. <text:s/>0. -2. -2. <text:s/>2. <text:s/>2. <text:s/>0. <text:s/>0. <text:s/>0. <text:s/>0. <text:s/>0. <text:s/>0. <text:s/>0. <text:s/>0. <text:s/>0. <text:s/>1. -2.</text:span></text:p>
      <text:p text:style-name="P19"><text:span text:style-name="T37"><text:s/></text:span><text:span text:style-name="T25">-2. <text:s/>2. -2. <text:s/>2. <text:s/>4. -4. <text:s/>0. <text:s/>2. <text:s/>2. -4. <text:s/>0. <text:s/>0. -4. <text:s/>4. -2. <text:s/>2. <text:s/>2. <text:s/>0.</text:span></text:p>
      <text:p text:style-name="P19"><text:span text:style-name="T37"><text:s text:c="2"/></text:span><text:span text:style-name="T25">4. -4. -4. <text:s/>4. <text:s/>0. <text:s/>0. <text:s/>0. <text:s/>0. <text:s/>0. <text:s/>0. <text:s/>0. <text:s/>0. <text:s/>0. <text:s/>0. <text:s/>0. <text:s/>0. -2. <text:s/>2.</text:span></text:p>
      <text:p text:style-name="P19"><text:span text:style-name="T37"><text:s text:c="2"/></text:span><text:span text:style-name="T25">4. -4. <text:s/>0. <text:s/>2. <text:s/>0. -4. <text:s/>2. -4. -4. <text:s/>8. <text:s/>0. -2. <text:s/>0. <text:s/>4. <text:s/>2. <text:s/>0. -4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2. <text:s/>0. -4. <text:s/>4. -2. <text:s/>0.</text:span></text:p>
      <text:p text:style-name="P19"><text:span text:style-name="T37"><text:s text:c="2"/></text:span><text:span text:style-name="T25">0. <text:s/>4. <text:s/>0. <text:s/>0. <text:s/>4. -8. <text:s/>2. <text:s/>0. <text:s/>0. -4. -4. <text:s/>0. <text:s/>4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1. -2. -2. <text:s/>4. <text:s/>0. <text:s/>2.</text:span></text:p>
      <text:p text:style-name="P19"><text:span text:style-name="T37"><text:s text:c="2"/></text:span><text:span text:style-name="T25">2. -4. <text:s/>1. <text:s/>0. -2. <text:s/>0. -2. <text:s/>2. <text:s/>2. <text:s/>0. -2. <text:s/>2. <text:s/>4. -4. <text:s/>2. -4. -4. <text:s/>4.</text:span></text:p>
      <text:p text:style-name="P19"><text:span text:style-name="T37"><text:s text:c="2"/></text:span><text:span text:style-name="T25">0. <text:s/>0. <text:s/>0. <text:s/>0. <text:s/>0. <text:s/>0. <text:s/>0. <text:s/>0. <text:s/>0. <text:s/>2. <text:s/>2. -4. -2. <text:s/>0. <text:s/>0. <text:s/>0. -2. <text:s/>2.</text:span></text:p>
      <text:p text:style-name="P19"><text:span text:style-name="T37"><text:s text:c="2"/></text:span><text:span text:style-name="T25">2. <text:s/>0. <text:s/>2. -4. <text:s/>0. <text:s/>0. <text:s/>2. -4. -4. <text:s/>4. <text:s/>0. <text:s/>4. <text:s/>0. <text:s/>0. -1. <text:s/>2. <text:s/>0. <text:s/>0.</text:span></text:p>
      <text:p text:style-name="P19"><text:span text:style-name="T37"><text:s text:c="2"/></text:span><text:span text:style-name="T25">0. -2. <text:s/>2. <text:s/>0. <text:s/>0. <text:s/>0. <text:s/>2. -4. <text:s/>0. <text:s/>0. -4. <text:s/>4. <text:s/>0. -2. <text:s/>2. <text:s/>0. <text:s/>2. <text:s/>0.</text:span></text:p>
      <text:p text:style-name="P19"><text:span text:style-name="T37"><text:s/></text:span><text:span text:style-name="T25">-4. <text:s/>0. <text:s/>0. <text:s/>0. -4. <text:s/>4. <text:s/>0. <text:s/>0. <text:s/>4. <text:s/>0. <text:s/>2. -2. -2. <text:s/>0. -2. <text:s/>4. <text:s/>0. <text:s/>0.</text:span></text:p>
      <text:p text:style-name="P19"><text:span text:style-name="T37"><text:s/></text:span><text:span text:style-name="T25">-2. <text:s/>0. <text:s/>0. <text:s/>4. <text:s/>4. -4. <text:s/>0. <text:s/>0. <text:s/>0. <text:s/>0. <text:s/>0. <text:s/>0. <text:s/>0. <text:s/>0. <text:s/>0. <text:s/>0. <text:s/>0. <text:s/>4.</text:span></text:p>
      <text:p text:style-name="P19"><text:span text:style-name="T37"><text:s text:c="2"/></text:span><text:span text:style-name="T25">4. -8. -4. <text:s/>0. <text:s/>0. <text:s/>0. -1. <text:s/>0. <text:s/>0. <text:s/>0. <text:s/>0. <text:s/>2. <text:s/>2. -4. <text:s/>0. <text:s/>2. <text:s/>2. -4.</text:span></text:p>
      <text:p text:style-name="P19"><text:span text:style-name="T37"><text:s text:c="2"/></text:span><text:span text:style-name="T25">0. -4. -4. <text:s/>8. <text:s/>0. <text:s/>0. <text:s/>2. <text:s/>0. <text:s/>2. -4. -4. <text:s/>4. <text:s/>0. <text:s/>0. -4. <text:s/>4. <text:s/>0. <text:s/>4.</text:span></text:p>
      <text:p text:style-name="P19"><text:span text:style-name="T37"><text:s text:c="2"/></text:span><text:span text:style-name="T25">4. -8. <text:s/>0. <text:s/>2. <text:s/>2. -4. <text:s/>2. -4. -4. <text:s/>8. <text:s/>0. -4. -4. <text:s/>8. <text:s/>0. <text:s/>4. <text:s/>4. -8.</text:span></text:p>
      <text:p text:style-name="P19"><text:span text:style-name="T37"><text:s text:c="2"/></text:span><text:span text:style-name="T25">2. -4. -4. <text:s/>4. -4. <text:s/>8. <text:s/>4. -8. <text:s/>0. <text:s/>4. <text:s/>4. -8. <text:s/>0. -8. <text:s/>0. <text:s/>8. <text:s/>2. -2.</text:span></text:p>
      <text:p text:style-name="P19"><text:span text:style-name="T37"><text:s text:c="2"/></text:span><text:span text:style-name="T25">0. <text:s/>0. <text:s/>0. <text:s/>0. -4. <text:s/>4. -2. <text:s/>0. <text:s/>0. <text:s/>4. <text:s/>0. <text:s/>4. <text:s/>4. -8. -2. <text:s/>4. <text:s/>0. -4.</text:span></text:p>
      <text:p text:style-name="P19"><text:span text:style-name="T37"><text:s text:c="2"/></text:span><text:span text:style-name="T25">0. <text:s/>0. <text:s/>4. <text:s/>0. <text:s/>4. -4. <text:s/>0. <text:s/>0. -4. <text:s/>0. <text:s/>0. <text:s/>0. -2. <text:s/>0. <text:s/>0. <text:s/>4. <text:s/>0. <text:s/>0.</text:span></text:p>
      <text:p text:style-name="P19"><text:span text:style-name="T37"><text:s text:c="2"/></text:span><text:span text:style-name="T25">4. -8. <text:s/>4. <text:s/>0. <text:s/>0. -8. -4. <text:s/>0. <text:s/>0. <text:s/>8. <text:s/>0. <text:s/>0. <text:s/>0. <text:s/>0. <text:s/>0. <text:s/>0. <text:s/>0. <text:s/>0.</text:span></text:p>
      <text:p text:style-name="P19"><text:span text:style-name="T37"><text:s/></text:span><text:span text:style-name="T25">-4. <text:s/>0. <text:s/>0. <text:s/>8. <text:s/>8. <text:s/>0. -8. <text:s/>0.]</text:span></text:p>
      <text:p text:style-name="P19"><text:span text:style-name="T25">1⊕y0⊕y1⊕y2⊕y3⊕y4⊕y5⊕y6⊕y7 [ 0. <text:s/>0. <text:s/>1. <text:s/>0. <text:s/>1. -1. -1. <text:s/>0. <text:s/>1. <text:s/>0. -2. <text:s/>0. -1. <text:s/>0. <text:s/>2. <text:s/>0. <text:s/>1. -1.</text:span></text:p>
      <text:p text:style-name="P19"><text:span text:style-name="T37"><text:s/></text:span><text:span text:style-name="T25">-1. <text:s/>0. -1. <text:s/>2. <text:s/>0. <text:s/>0. -1. <text:s/>0. <text:s/>2. <text:s/>0. <text:s/>0. <text:s/>0. <text:s/>0. <text:s/>0. <text:s/>0. <text:s/>0. -1. <text:s/>0.</text:span></text:p>
      <text:p text:style-name="P19"><text:span text:style-name="T37"><text:s text:c="2"/></text:span><text:span text:style-name="T25">0. <text:s/>0. <text:s/>0. <text:s/>2. -1. <text:s/>0. <text:s/>2. <text:s/>0. <text:s/>0. <text:s/>2. <text:s/>0. -4. -1. <text:s/>2. <text:s/>2. -2. <text:s/>0. -2.</text:span></text:p>
      <text:p text:style-name="P19"><text:soft-page-break/><text:span text:style-name="T37"><text:s text:c="2"/></text:span><text:span text:style-name="T25">0. <text:s/>0. <text:s/>2. -2. -4. <text:s/>4. <text:s/>0. <text:s/>0. <text:s/>0. <text:s/>0. <text:s/>1. -1. -1. <text:s/>0. -2. <text:s/>2. <text:s/>2. <text:s/>0.</text:span></text:p>
      <text:p text:style-name="P19"><text:span text:style-name="T37"><text:s/></text:span><text:span text:style-name="T25">-2. <text:s/>2. <text:s/>2. <text:s/>0. <text:s/>2. -2. -2. <text:s/>0. -1. <text:s/>2. <text:s/>0. <text:s/>0. <text:s/>2. -4. <text:s/>0. <text:s/>0. <text:s/>2. -2.</text:span></text:p>
      <text:p text:style-name="P19"><text:span text:style-name="T37"><text:s/></text:span><text:span text:style-name="T25">-2. <text:s/>0. -2. <text:s/>4. <text:s/>0. <text:s/>0. -1. <text:s/>2. <text:s/>2. -2. <text:s/>2. -2. -2. <text:s/>0. <text:s/>2. -2. -2. <text:s/>0.</text:span></text:p>
      <text:p text:style-name="P19"><text:span text:style-name="T37"><text:s/></text:span><text:span text:style-name="T25">-2. <text:s/>0. <text:s/>0. <text:s/>4. <text:s/>2. -4. -2. <text:s/>4. -2. <text:s/>4. <text:s/>0. <text:s/>0. -4. <text:s/>4. <text:s/>4. -4. <text:s/>4. -4.</text:span></text:p>
      <text:p text:style-name="P19"><text:span text:style-name="T37"><text:s text:c="2"/></text:span><text:span text:style-name="T25">0. <text:s/>0. <text:s/>0. <text:s/>1. <text:s/>0. -2. <text:s/>0. <text:s/>0. <text:s/>0. <text:s/>2. -1. <text:s/>0. <text:s/>2. <text:s/>0. <text:s/>0. <text:s/>0. -2. <text:s/>0.</text:span></text:p>
      <text:p text:style-name="P19"><text:span text:style-name="T37"><text:s text:c="2"/></text:span><text:span text:style-name="T25">0. <text:s/>0. <text:s/>0. <text:s/>2. <text:s/>0. -2. <text:s/>0. <text:s/>0. <text:s/>0. <text:s/>0. -2. <text:s/>0. <text:s/>2. <text:s/>0. <text:s/>0. <text:s/>0. <text:s/>1. -2.</text:span></text:p>
      <text:p text:style-name="P19"><text:span text:style-name="T37"><text:s text:c="2"/></text:span><text:span text:style-name="T25">0. <text:s/>2. -2. <text:s/>2. <text:s/>2. -4. <text:s/>0. <text:s/>2. -2. <text:s/>0. <text:s/>2. -4. <text:s/>0. <text:s/>4. <text:s/>0. <text:s/>0. -2. <text:s/>0.</text:span></text:p>
      <text:p text:style-name="P19"><text:span text:style-name="T37"><text:s text:c="2"/></text:span><text:span text:style-name="T25">2. <text:s/>0. <text:s/>0. <text:s/>0. <text:s/>0. <text:s/>0. <text:s/>4. -4. -4. <text:s/>4. <text:s/>0. <text:s/>0. <text:s/>0. <text:s/>0. <text:s/>0. <text:s/>2. <text:s/>0. <text:s/>0.</text:span></text:p>
      <text:p text:style-name="P19"><text:span text:style-name="T37"><text:s text:c="2"/></text:span><text:span text:style-name="T25">0. -4. <text:s/>2. -2. -2. <text:s/>0. <text:s/>0. <text:s/>0. <text:s/>0. <text:s/>4. <text:s/>0. -2. <text:s/>0. <text:s/>0. <text:s/>0. <text:s/>4. <text:s/>0. <text:s/>0.</text:span></text:p>
      <text:p text:style-name="P19"><text:span text:style-name="T37"><text:s/></text:span><text:span text:style-name="T25">-2. <text:s/>4. <text:s/>4. -4. <text:s/>0. -4. <text:s/>0. <text:s/>0. <text:s/>0. <text:s/>0. -2. <text:s/>0. <text:s/>0. <text:s/>0. <text:s/>0. <text:s/>4. -2. <text:s/>0.</text:span></text:p>
      <text:p text:style-name="P19"><text:span text:style-name="T37"><text:s text:c="2"/></text:span><text:span text:style-name="T25">4. <text:s/>0. <text:s/>0. <text:s/>4. <text:s/>0. -8. -2. <text:s/>4. <text:s/>4. -4. <text:s/>0. -4. <text:s/>0. <text:s/>0. <text:s/>4. -4. -8. <text:s/>8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-1. <text:s/>0. <text:s/>2. <text:s/>0. <text:s/>0. <text:s/>2.</text:span></text:p>
      <text:p text:style-name="P19"><text:span text:style-name="T37"><text:s/></text:span><text:span text:style-name="T25">-2. <text:s/>0. -1. <text:s/>2. <text:s/>0. <text:s/>0. <text:s/>0. -2. <text:s/>2. <text:s/>0. <text:s/>2. -2. -2. <text:s/>0. <text:s/>0. <text:s/>0. <text:s/>0. <text:s/>0.</text:span></text:p>
      <text:p text:style-name="P19"><text:span text:style-name="T37"><text:s text:c="2"/></text:span><text:span text:style-name="T25">1. <text:s/>0. <text:s/>0. <text:s/>0. -2. <text:s/>2. <text:s/>2. -4. <text:s/>0. <text:s/>0. -2. <text:s/>0. <text:s/>2. -4. <text:s/>0. <text:s/>4. <text:s/>0. -2.</text:span></text:p>
      <text:p text:style-name="P19"><text:span text:style-name="T37"><text:s text:c="2"/></text:span><text:span text:style-name="T25">0. <text:s/>0. <text:s/>2. <text:s/>0. -4. <text:s/>4. -2. <text:s/>4. <text:s/>4. -4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2. -2. -2. <text:s/>0. <text:s/>0. <text:s/>0. <text:s/>0. <text:s/>0. <text:s/>0. -2. <text:s/>2. <text:s/>0. <text:s/>0. <text:s/>4.</text:span></text:p>
      <text:p text:style-name="P19"><text:span text:style-name="T37"><text:s/></text:span><text:span text:style-name="T25">-4. <text:s/>0. -2. <text:s/>4. <text:s/>0. <text:s/>0. <text:s/>0. -4. <text:s/>4. <text:s/>0. <text:s/>0. -2. -2. <text:s/>4. <text:s/>0. <text:s/>0. <text:s/>0. <text:s/>0.</text:span></text:p>
      <text:p text:style-name="P19"><text:span text:style-name="T37"><text:s/></text:span><text:span text:style-name="T25">-2. <text:s/>4. <text:s/>4. -4. <text:s/>0. <text:s/>0. <text:s/>0. <text:s/>0. <text:s/>0. <text:s/>4. <text:s/>0. -4. <text:s/>0. -4. <text:s/>4. <text:s/>0. <text:s/>4. -8.</text:span></text:p>
      <text:p text:style-name="P19"><text:span text:style-name="T37"><text:s/></text:span><text:span text:style-name="T25">-4. <text:s/>8. -4. <text:s/>8. <text:s/>0. -8. <text:s/>1. -2. -2. <text:s/>4. -2. <text:s/>2. <text:s/>2. -4. <text:s/>0. <text:s/>2. <text:s/>0. -4.</text:span></text:p>
      <text:p text:style-name="P19"><text:span text:style-name="T37"><text:s text:c="2"/></text:span><text:span text:style-name="T25">2. -4. <text:s/>0. <text:s/>4. <text:s/>0. <text:s/>0. <text:s/>2. -4. <text:s/>2. <text:s/>0. -4. <text:s/>4. <text:s/>0. <text:s/>0. <text:s/>0. <text:s/>4. -4. <text:s/>4.</text:span></text:p>
      <text:p text:style-name="P19"><text:span text:style-name="T37"><text:s text:c="2"/></text:span><text:span text:style-name="T25">4. -8. -2. <text:s/>2. <text:s/>2. -4. <text:s/>4. -4. -4. <text:s/>8. <text:s/>2. -4. <text:s/>0. <text:s/>4. -4. <text:s/>8. <text:s/>0. -8.</text:span></text:p>
      <text:p text:style-name="P19"><text:span text:style-name="T37"><text:s text:c="2"/></text:span><text:span text:style-name="T25">0. <text:s/>0. <text:s/>0. <text:s/>4. -4. <text:s/>4. <text:s/>4. -8. <text:s/>0. <text:s/>0. -4. <text:s/>0. <text:s/>4. -8. <text:s/>0. <text:s/>8. -2. <text:s/>2.</text:span></text:p>
      <text:p text:style-name="P19"><text:span text:style-name="T37"><text:s text:c="2"/></text:span><text:span text:style-name="T25">2. -4. <text:s/>4. -4. -4. <text:s/>8. <text:s/>0. <text:s/>0. <text:s/>0. <text:s/>4. -4. <text:s/>4. <text:s/>4. -8. <text:s/>2. <text:s/>0. -4. <text:s/>4.</text:span></text:p>
      <text:p text:style-name="P19"><text:span text:style-name="T37"><text:s/></text:span><text:span text:style-name="T25">-4. <text:s/>0. <text:s/>8. -8. <text:s/>0. -4. <text:s/>0. <text:s/>0. <text:s/>4. <text:s/>0. -8. <text:s/>8. <text:s/>2. <text:s/>0. <text:s/>0. <text:s/>0. -4. <text:s/>4.</text:span></text:p>
      <text:p text:style-name="P19"><text:span text:style-name="T37"><text:s text:c="2"/></text:span><text:span text:style-name="T25">4. -8. <text:s/>0. <text:s/>0. -4. <text:s/>0. <text:s/>4. -8. <text:s/>0. <text:s/>8. <text:s/>0. -4. <text:s/>0. <text:s/>0. <text:s/>4. <text:s/>0. -8. <text:s/>8.</text:span></text:p>
      <text:p text:style-name="P19"><text:span text:style-name="T37"><text:s/></text:span><text:span text:style-name="T25">-4. <text:s/>8. <text:s/>8. -8. <text:s/>0. <text:s/>0. <text:s/>0. <text:s/>0.]</text:span></text:p>
      <text:p text:style-name="P19"><text:span text:style-name="T25">1⊕y0⊕y1⊕y2⊕y3⊕y4⊕y5⊕y6⊕y7⊕y8 [ 0. <text:s/>0. <text:s/>0. <text:s/>0. <text:s/>1. -1. -1. <text:s/>2. <text:s/>1. <text:s/>0. <text:s/>0. <text:s/>0. -1. <text:s/>0. <text:s/>0. <text:s/>0. <text:s/>1. -1.</text:span></text:p>
      <text:p text:style-name="P19"><text:span text:style-name="T37"><text:s/></text:span><text:span text:style-name="T25">-1. <text:s/>2. -2. <text:s/>2. <text:s/>2. -4. -1. <text:s/>0. <text:s/>0. <text:s/>0. <text:s/>2. <text:s/>0. <text:s/>0. <text:s/>0. <text:s/>0. <text:s/>1. <text:s/>1. -2.</text:span></text:p>
      <text:p text:style-name="P19"><text:span text:style-name="T37"><text:s text:c="2"/></text:span><text:span text:style-name="T25">0. <text:s/>0. <text:s/>0. <text:s/>0. -1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1. <text:s/>0. <text:s/>0. <text:s/>0. <text:s/>0. -2.</text:span></text:p>
      <text:p text:style-name="P19"><text:span text:style-name="T37"><text:s/></text:span><text:span text:style-name="T25">-1. <text:s/>0. <text:s/>0. <text:s/>0. <text:s/>0. <text:s/>2. <text:s/>0. <text:s/>0. -1. <text:s/>2. <text:s/>0. -2. <text:s/>2. -2. -2. <text:s/>4. <text:s/>2. -2.</text:span></text:p>
      <text:p text:style-name="P19"><text:span text:style-name="T37"><text:s text:c="2"/></text:span><text:span text:style-name="T25">0. <text:s/>0. -2. <text:s/>0. <text:s/>0. <text:s/>0. <text:s/>1. -2. -2. <text:s/>2. -2. <text:s/>2. <text:s/>2. <text:s/>0. <text:s/>0. <text:s/>2. <text:s/>0. <text:s/>0.</text:span></text:p>
      <text:p text:style-name="P19"><text:span text:style-name="T37"><text:s text:c="2"/></text:span><text:span text:style-name="T25">2. -4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1. <text:s/>0. <text:s/>0. -1. <text:s/>0. <text:s/>2. -2. <text:s/>0. -2. <text:s/>0. <text:s/>0. <text:s/>0. <text:s/>2. <text:s/>0. <text:s/>0.</text:span></text:p>
      <text:p text:style-name="P19"><text:span text:style-name="T37"><text:s text:c="2"/></text:span><text:span text:style-name="T25">0. <text:s/>0. <text:s/>0. -2. <text:s/>2. -2. -2. <text:s/>4. <text:s/>0. <text:s/>2. <text:s/>0. <text:s/>0. -2. <text:s/>0. <text:s/>0. <text:s/>0. <text:s/>1. -2.</text:span></text:p>
      <text:p text:style-name="P19"><text:span text:style-name="T37"><text:s/></text:span><text:span text:style-name="T25">-2. <text:s/>2. <text:s/>0. <text:s/>0. <text:s/>0. <text:s/>0. <text:s/>0. <text:s/>2. <text:s/>0. <text:s/>0. <text:s/>0. <text:s/>0. <text:s/>0. <text:s/>0. -2. <text:s/>2. <text:s/>2. <text:s/>0.</text:span></text:p>
      <text:p text:style-name="P19"><text:span text:style-name="T37"><text:s text:c="2"/></text:span><text:span text:style-name="T25">0. <text:s/>0. <text:s/>0. <text:s/>0. <text:s/>2. -4. <text:s/>0. <text:s/>0. <text:s/>0. <text:s/>0. <text:s/>0. <text:s/>0. <text:s/>1. -2. -2. <text:s/>2. <text:s/>0. <text:s/>2.</text:span></text:p>
      <text:p text:style-name="P19"><text:span text:style-name="T37"><text:s text:c="2"/></text:span><text:span text:style-name="T25">0. <text:s/>0. <text:s/>0. <text:s/>2. <text:s/>0. <text:s/>0. <text:s/>0. -4. <text:s/>0. <text:s/>0. <text:s/>0. <text:s/>0. <text:s/>2. <text:s/>0. -2. <text:s/>0. <text:s/>0. <text:s/>0.</text:span></text:p>
      <text:p text:style-name="P19"><text:span text:style-name="T37"><text:s/></text:span><text:span text:style-name="T25">-2. <text:s/>0. <text:s/>0. <text:s/>0. <text:s/>4. <text:s/>0. <text:s/>0. <text:s/>0. -2. <text:s/>4. <text:s/>4. -4. <text:s/>2. -4. -4. <text:s/>4. <text:s/>0. -4.</text:span></text:p>
      <text:p text:style-name="P19"><text:span text:style-name="T37"><text:s text:c="2"/></text:span><text:span text:style-name="T25">0. <text:s/>0. <text:s/>0. <text:s/>4. <text:s/>0. <text:s/>0. <text:s/>2. -4. -4. <text:s/>4. <text:s/>0. <text:s/>4. <text:s/>4. -8. <text:s/>0. <text:s/>4. <text:s/>0. <text:s/>0.</text:span></text:p>
      <text:p text:style-name="P19"><text:span text:style-name="T37"><text:s/></text:span><text:span text:style-name="T25">-4. <text:s/>0. <text:s/>0. <text:s/>0. <text:s/>0. <text:s/>0. <text:s/>0. <text:s/>0. <text:s/>0. <text:s/>0. <text:s/>0. <text:s/>0. -1. <text:s/>0. <text:s/>0. <text:s/>0. <text:s/>0. <text:s/>2.</text:span></text:p>
      <text:p text:style-name="P19"><text:span text:style-name="T37"><text:s text:c="2"/></text:span><text:span text:style-name="T25">2. -4. -1. <text:s/>2. <text:s/>2. -4. <text:s/>2. -2. -2. <text:s/>4. <text:s/>2. -2. -2. <text:s/>4. -2. <text:s/>0. <text:s/>0. <text:s/>0.</text:span></text:p>
      <text:p text:style-name="P19"><text:span text:style-name="T37"><text:s text:c="2"/></text:span><text:span text:style-name="T25">1. -2. -2. <text:s/>4. -2. <text:s/>2. <text:s/>2. -4. <text:s/>0. <text:s/>2. <text:s/>2. -4. <text:s/>2. -4. -4. <text:s/>8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2. <text:s/>0. -2. <text:s/>0. <text:s/>0. -4. <text:s/>0. <text:s/>4. <text:s/>2. -4. -2. <text:s/>4. -4. <text:s/>4.</text:span></text:p>
      <text:p text:style-name="P19"><text:span text:style-name="T37"><text:s text:c="2"/></text:span><text:span text:style-name="T25">4. -4. -4. <text:s/>4. <text:s/>4. -4. <text:s/>4. <text:s/>0. -4. <text:s/>0. -2. <text:s/>4. <text:s/>2. -4. <text:s/>4. -4. -4. <text:s/>4.</text:span></text:p>
      <text:p text:style-name="P19"><text:span text:style-name="T37"><text:s text:c="2"/></text:span><text:span text:style-name="T25">0. -4. <text:s/>0. <text:s/>4. -4. <text:s/>8. <text:s/>4. -8. <text:s/>0. <text:s/>0. <text:s/>0. <text:s/>0. <text:s/>0. <text:s/>0. <text:s/>0. <text:s/>0. <text:s/>0. <text:s/>0.</text:span></text:p>
      <text:p text:style-name="P19"><text:span text:style-name="T37"><text:s text:c="2"/></text:span><text:span text:style-name="T25">0. <text:s/>0. <text:s/>0. <text:s/>0. <text:s/>0. <text:s/>0. <text:s/>0. <text:s/>0. <text:s/>0. <text:s/>0. <text:s/>0. <text:s/>0. <text:s/>0. <text:s/>0. <text:s/>0. <text:s/>2. <text:s/>0. <text:s/>0.</text:span></text:p>
      <text:p text:style-name="P19"><text:span text:style-name="T37"><text:s text:c="2"/></text:span><text:span text:style-name="T25">2. -4. -4. <text:s/>4. <text:s/>0. -2. <text:s/>0. <text:s/>4. -2. <text:s/>4. <text:s/>0. -4. <text:s/>0. <text:s/>0. <text:s/>0. -4. <text:s/>0. <text:s/>0.</text:span></text:p>
      <text:p text:style-name="P19"><text:span text:style-name="T37"><text:s text:c="2"/></text:span><text:span text:style-name="T25">4. <text:s/>0. -2. <text:s/>2. <text:s/>4. -4. <text:s/>2. <text:s/>0. -4. <text:s/>4. <text:s/>2. -4. -4. <text:s/>4. -4. <text:s/>4. <text:s/>8. -8.</text:span></text:p>
      <text:p text:style-name="P19"><text:span text:style-name="T37"><text:s text:c="2"/></text:span><text:span text:style-name="T25">2. <text:s/>0. -4. <text:s/>0. <text:s/>0. -4. <text:s/>4. <text:s/>0. -4. <text:s/>4. <text:s/>4. <text:s/>0. <text:s/>4. <text:s/>0. -8. <text:s/>0. <text:s/>0. <text:s/>0.</text:span></text:p>
      <text:p text:style-name="P19"><text:span text:style-name="T37"><text:s text:c="2"/></text:span><text:span text:style-name="T25">0. <text:s/>0. <text:s/>0. <text:s/>0. <text:s/>0. <text:s/>0. -2. <text:s/>0. <text:s/>4. -4. <text:s/>0. <text:s/>4. <text:s/>0. <text:s/>0. -2. <text:s/>4. <text:s/>0. -4.</text:span></text:p>
      <text:p text:style-name="P19"><text:span text:style-name="T37"><text:s text:c="2"/></text:span><text:span text:style-name="T25">4. -4. <text:s/>0. <text:s/>0. <text:s/>4. -4. -4. <text:s/>8. -4. <text:s/>0. <text:s/>0. <text:s/>0. <text:s/>2. -4. -4. <text:s/>4. -4. <text:s/>4.</text:span></text:p>
      <text:p text:style-name="P19"><text:span text:style-name="T37"><text:s text:c="2"/></text:span><text:span text:style-name="T25">8. -8. <text:s/>0. <text:s/>4. <text:s/>0. <text:s/>0. <text:s/>4. -8. -8. <text:s/>8. <text:s/>0. <text:s/>0. <text:s/>4. <text:s/>0. <text:s/>0. <text:s/>0. -8. <text:s/>8.</text:span></text:p>
      <text:p text:style-name="P19"><text:span text:style-name="T37"><text:s text:c="2"/></text:span><text:span text:style-name="T25">0. <text:s/>0. <text:s/>0. -8. <text:s/>0. <text:s/>0. <text:s/>8. <text:s/>0.]</text:span></text:p>
      <text:p text:style-name="P20"/>
      <text:p text:style-name="P20"/>
      <text:p text:style-name="P19"><text:span text:style-name="T31">2.7 Степень и число мономов действительного многочлена лин комбинации</text:span></text:p>
      <text:p text:style-name="P24"><text:soft-page-break/></text:p>
      <text:p text:style-name="P19"><text:span text:style-name="T31">Линейная комбинация | <text:s/>Степень <text:s/>|Число мономов</text:span></text:p>
      <text:p text:style-name="P19"><text:span text:style-name="T26">y8 <text:s text:c="28"/>163 <text:s text:c="2"/>11</text:span></text:p>
      <text:p text:style-name="P31"><text:span text:style-name="T42">y7 <text:s text:c="29"/>158 <text:s text:c="2"/>11</text:span></text:p>
      <text:p text:style-name="P31"><text:span text:style-name="T42">y7⊕y8 <text:s text:c="26"/>197 <text:s text:c="3"/>9</text:span></text:p>
      <text:p text:style-name="P31"><text:span text:style-name="T42">y6 <text:s text:c="29"/>281 <text:s text:c="2"/>11</text:span></text:p>
      <text:p text:style-name="P31"><text:span text:style-name="T42">y6⊕y8 <text:s text:c="26"/>199 <text:s text:c="2"/>11</text:span></text:p>
      <text:p text:style-name="P31"><text:span text:style-name="T42">y6⊕y7 <text:s text:c="26"/>206 <text:s text:c="2"/>11</text:span></text:p>
      <text:p text:style-name="P31"><text:span text:style-name="T42">y6⊕y7⊕y8 <text:s text:c="23"/>155 <text:s text:c="3"/>9</text:span></text:p>
      <text:p text:style-name="P31"><text:span text:style-name="T42">y5 <text:s text:c="29"/>174 <text:s text:c="2"/>11</text:span></text:p>
      <text:p text:style-name="P31"><text:span text:style-name="T42">y5⊕y8 <text:s text:c="26"/>315 <text:s text:c="2"/>11</text:span></text:p>
      <text:p text:style-name="P31"><text:span text:style-name="T42">y5⊕y7 <text:s text:c="26"/>244 <text:s text:c="3"/>9</text:span></text:p>
      <text:p text:style-name="P31"><text:span text:style-name="T42">y5⊕y7⊕y8 <text:s text:c="23"/>221 <text:s text:c="3"/>9</text:span></text:p>
      <text:p text:style-name="P31"><text:span text:style-name="T42">y5⊕y6 <text:s text:c="26"/>274 <text:s text:c="2"/>11</text:span></text:p>
      <text:p text:style-name="P31"><text:span text:style-name="T42">y5⊕y6⊕y8 <text:s text:c="23"/>192 <text:s text:c="2"/>10</text:span></text:p>
      <text:p text:style-name="P31"><text:span text:style-name="T42">y5⊕y6⊕y7 <text:s text:c="23"/>265 <text:s text:c="3"/>9</text:span></text:p>
      <text:p text:style-name="P31"><text:span text:style-name="T42">y5⊕y6⊕y7⊕y8 <text:s text:c="20"/>261 <text:s text:c="2"/>11</text:span></text:p>
      <text:p text:style-name="P31"><text:span text:style-name="T42">y4 <text:s text:c="29"/>147 <text:s text:c="2"/>10</text:span></text:p>
      <text:p text:style-name="P31"><text:span text:style-name="T42">y4⊕y8 <text:s text:c="26"/>207 <text:s text:c="3"/>9</text:span></text:p>
      <text:p text:style-name="P31"><text:span text:style-name="T42">y4⊕y7 <text:s text:c="26"/>289 <text:s text:c="2"/>11</text:span></text:p>
      <text:p text:style-name="P31"><text:span text:style-name="T42">y4⊕y7⊕y8 <text:s text:c="23"/>307 <text:s text:c="3"/>9</text:span></text:p>
      <text:p text:style-name="P31"><text:span text:style-name="T42">y4⊕y6 <text:s text:c="26"/>272 <text:s text:c="2"/>11</text:span></text:p>
      <text:p text:style-name="P31"><text:span text:style-name="T42">y4⊕y6⊕y8 <text:s text:c="23"/>228 <text:s text:c="2"/>11</text:span></text:p>
      <text:p text:style-name="P31"><text:span text:style-name="T42">y4⊕y6⊕y7 <text:s text:c="23"/>276 <text:s text:c="2"/>11</text:span></text:p>
      <text:p text:style-name="P31"><text:span text:style-name="T42">y4⊕y6⊕y7⊕y8 <text:s text:c="20"/>194 <text:s text:c="3"/>9</text:span></text:p>
      <text:p text:style-name="P31"><text:span text:style-name="T42">y4⊕y5 <text:s text:c="26"/>290 <text:s text:c="3"/>9</text:span></text:p>
      <text:p text:style-name="P31"><text:span text:style-name="T42">y4⊕y5⊕y8 <text:s text:c="23"/>173 <text:s text:c="3"/>9</text:span></text:p>
      <text:p text:style-name="P31"><text:span text:style-name="T42">y4⊕y5⊕y7 <text:s text:c="23"/>250 <text:s text:c="2"/>11</text:span></text:p>
      <text:p text:style-name="P31"><text:span text:style-name="T42">y4⊕y5⊕y7⊕y8 <text:s text:c="20"/>230 <text:s text:c="3"/>9</text:span></text:p>
      <text:p text:style-name="P31"><text:span text:style-name="T42">y4⊕y5⊕y6 <text:s text:c="23"/>271 <text:s text:c="2"/>11</text:span></text:p>
      <text:p text:style-name="P31"><text:span text:style-name="T42">y4⊕y5⊕y6⊕y8 <text:s text:c="20"/>182 <text:s text:c="3"/>9</text:span></text:p>
      <text:p text:style-name="P31"><text:span text:style-name="T42">y4⊕y5⊕y6⊕y7 <text:s text:c="20"/>289 <text:s text:c="3"/>9</text:span></text:p>
      <text:p text:style-name="P31"><text:span text:style-name="T42">y4⊕y5⊕y6⊕y7⊕y8 <text:s text:c="17"/>321 <text:s text:c="2"/>11</text:span></text:p>
      <text:p text:style-name="P31"><text:span text:style-name="T42">y3 <text:s text:c="29"/>175 <text:s text:c="2"/>11</text:span></text:p>
      <text:p text:style-name="P31"><text:span text:style-name="T42">y3⊕y8 <text:s text:c="26"/>286 <text:s text:c="2"/>11</text:span></text:p>
      <text:p text:style-name="P31"><text:span text:style-name="T42">y3⊕y7 <text:s text:c="26"/>263 <text:s text:c="2"/>10</text:span></text:p>
      <text:p text:style-name="P31"><text:span text:style-name="T42">y3⊕y7⊕y8 <text:s text:c="23"/>260 <text:s text:c="3"/>9</text:span></text:p>
      <text:p text:style-name="P31"><text:span text:style-name="T42">y3⊕y6 <text:s text:c="26"/>284 <text:s text:c="3"/>9</text:span></text:p>
      <text:p text:style-name="P31"><text:span text:style-name="T42">y3⊕y6⊕y8 <text:s text:c="23"/>168 <text:s text:c="2"/>10</text:span></text:p>
      <text:p text:style-name="P31"><text:span text:style-name="T42">y3⊕y6⊕y7 <text:s text:c="23"/>237 <text:s text:c="3"/>9</text:span></text:p>
      <text:p text:style-name="P31"><text:span text:style-name="T42">y3⊕y6⊕y7⊕y8 <text:s text:c="20"/>205 <text:s text:c="3"/>9</text:span></text:p>
      <text:p text:style-name="P31"><text:span text:style-name="T42">y3⊕y5 <text:s text:c="26"/>194 <text:s text:c="3"/>9</text:span></text:p>
      <text:p text:style-name="P31"><text:span text:style-name="T42">y3⊕y5⊕y8 <text:s text:c="23"/>280 <text:s text:c="3"/>9</text:span></text:p>
      <text:p text:style-name="P31"><text:span text:style-name="T42">y3⊕y5⊕y7 <text:s text:c="23"/>245 <text:s text:c="2"/>10</text:span></text:p>
      <text:p text:style-name="P31"><text:span text:style-name="T42">y3⊕y5⊕y7⊕y8 <text:s text:c="20"/>279 <text:s text:c="3"/>9</text:span></text:p>
      <text:p text:style-name="P31"><text:span text:style-name="T42">y3⊕y5⊕y6 <text:s text:c="23"/>180 <text:s text:c="3"/>9</text:span></text:p>
      <text:p text:style-name="P31"><text:span text:style-name="T42">y3⊕y5⊕y6⊕y8 <text:s text:c="20"/>321 <text:s text:c="2"/>11</text:span></text:p>
      <text:p text:style-name="P31"><text:span text:style-name="T42">y3⊕y5⊕y6⊕y7 <text:s text:c="20"/>280 <text:s text:c="2"/>11</text:span></text:p>
      <text:p text:style-name="P31"><text:span text:style-name="T42">y3⊕y5⊕y6⊕y7⊕y8 <text:s text:c="17"/>265 <text:s text:c="2"/>11</text:span></text:p>
      <text:p text:style-name="P31"><text:span text:style-name="T42">y3⊕y4 <text:s text:c="26"/>279 <text:s text:c="3"/>9</text:span></text:p>
      <text:p text:style-name="P31"><text:span text:style-name="T42">y3⊕y4⊕y8 <text:s text:c="23"/>232 <text:s text:c="3"/>9</text:span></text:p>
      <text:p text:style-name="P31"><text:span text:style-name="T42">y3⊕y4⊕y7 <text:s text:c="23"/>279 <text:s text:c="2"/>11</text:span></text:p>
      <text:p text:style-name="P31"><text:span text:style-name="T42">y3⊕y4⊕y7⊕y8 <text:s text:c="20"/>256 <text:s text:c="2"/>11</text:span></text:p>
      <text:p text:style-name="P31"><text:span text:style-name="T42">y3⊕y4⊕y6 <text:s text:c="23"/>298 <text:s text:c="3"/>9</text:span></text:p>
      <text:p text:style-name="P31"><text:span text:style-name="T42">y3⊕y4⊕y6⊕y8 <text:s text:c="20"/>216 <text:s text:c="3"/>9</text:span></text:p>
      <text:p text:style-name="P31"><text:span text:style-name="T42">y3⊕y4⊕y6⊕y7 <text:s text:c="20"/>352 <text:s text:c="3"/>9</text:span></text:p>
      <text:p text:style-name="P31"><text:span text:style-name="T42">y3⊕y4⊕y6⊕y7⊕y8 <text:s text:c="17"/>272 <text:s text:c="3"/>9</text:span></text:p>
      <text:p text:style-name="P31"><text:span text:style-name="T42">y3⊕y4⊕y5 <text:s text:c="23"/>255 <text:s text:c="3"/>9</text:span></text:p>
      <text:p text:style-name="P31"><text:span text:style-name="T42">y3⊕y4⊕y5⊕y8 <text:s text:c="20"/>264 <text:s text:c="3"/>9</text:span></text:p>
      <text:p text:style-name="P31"><text:span text:style-name="T42">y3⊕y4⊕y5⊕y7 <text:s text:c="20"/>217 <text:s text:c="2"/>11</text:span></text:p>
      <text:p text:style-name="P31"><text:span text:style-name="T42">y3⊕y4⊕y5⊕y7⊕y8 <text:s text:c="17"/>284 <text:s text:c="3"/>9</text:span></text:p>
      <text:p text:style-name="P31"><text:span text:style-name="T42">y3⊕y4⊕y5⊕y6 <text:s text:c="20"/>272 <text:s text:c="2"/>11</text:span></text:p>
      <text:p text:style-name="P31"><text:soft-page-break/><text:span text:style-name="T42">y3⊕y4⊕y5⊕y6⊕y8 <text:s text:c="17"/>275 <text:s text:c="3"/>9</text:span></text:p>
      <text:p text:style-name="P31"><text:span text:style-name="T42">y3⊕y4⊕y5⊕y6⊕y7 <text:s text:c="17"/>335 <text:s text:c="3"/>9</text:span></text:p>
      <text:p text:style-name="P31"><text:span text:style-name="T42">y3⊕y4⊕y5⊕y6⊕y7⊕y8 <text:s text:c="14"/>240 <text:s text:c="3"/>9</text:span></text:p>
      <text:p text:style-name="P31"><text:span text:style-name="T42">y2 <text:s text:c="29"/>256 <text:s text:c="2"/>11</text:span></text:p>
      <text:p text:style-name="P31"><text:span text:style-name="T42">y2⊕y8 <text:s text:c="26"/>257 <text:s text:c="3"/>9</text:span></text:p>
      <text:p text:style-name="P31"><text:span text:style-name="T42">y2⊕y7 <text:s text:c="26"/>189 <text:s text:c="2"/>11</text:span></text:p>
      <text:p text:style-name="P31"><text:span text:style-name="T42">y2⊕y7⊕y8 <text:s text:c="23"/>214 <text:s text:c="2"/>10</text:span></text:p>
      <text:p text:style-name="P31"><text:span text:style-name="T42">y2⊕y6 <text:s text:c="26"/>286 <text:s text:c="3"/>9</text:span></text:p>
      <text:p text:style-name="P31"><text:span text:style-name="T42">y2⊕y6⊕y8 <text:s text:c="23"/>245 <text:s text:c="2"/>11</text:span></text:p>
      <text:p text:style-name="P31"><text:span text:style-name="T42">y2⊕y6⊕y7 <text:s text:c="23"/>308 <text:s text:c="3"/>9</text:span></text:p>
      <text:p text:style-name="P31"><text:span text:style-name="T42">y2⊕y6⊕y7⊕y8 <text:s text:c="20"/>212 <text:s text:c="2"/>11</text:span></text:p>
      <text:p text:style-name="P31"><text:span text:style-name="T42">y2⊕y5 <text:s text:c="26"/>308 <text:s text:c="2"/>11</text:span></text:p>
      <text:p text:style-name="P31"><text:span text:style-name="T42">y2⊕y5⊕y8 <text:s text:c="23"/>263 <text:s text:c="3"/>9</text:span></text:p>
      <text:p text:style-name="P31"><text:span text:style-name="T42">y2⊕y5⊕y7 <text:s text:c="23"/>223 <text:s text:c="3"/>9</text:span></text:p>
      <text:p text:style-name="P31"><text:span text:style-name="T42">y2⊕y5⊕y7⊕y8 <text:s text:c="20"/>282 <text:s text:c="3"/>9</text:span></text:p>
      <text:p text:style-name="P31"><text:span text:style-name="T42">y2⊕y5⊕y6 <text:s text:c="23"/>345 <text:s text:c="2"/>11</text:span></text:p>
      <text:p text:style-name="P31"><text:span text:style-name="T42">y2⊕y5⊕y6⊕y8 <text:s text:c="20"/>146 <text:s text:c="3"/>9</text:span></text:p>
      <text:p text:style-name="P31"><text:span text:style-name="T42">y2⊕y5⊕y6⊕y7 <text:s text:c="20"/>299 <text:s text:c="3"/>9</text:span></text:p>
      <text:p text:style-name="P31"><text:span text:style-name="T42">y2⊕y5⊕y6⊕y7⊕y8 <text:s text:c="17"/>251 <text:s text:c="2"/>11</text:span></text:p>
      <text:p text:style-name="P31"><text:span text:style-name="T42">y2⊕y4 <text:s text:c="26"/>222 <text:s text:c="2"/>11</text:span></text:p>
      <text:p text:style-name="P31"><text:span text:style-name="T42">y2⊕y4⊕y8 <text:s text:c="23"/>218 <text:s text:c="3"/>9</text:span></text:p>
      <text:p text:style-name="P31"><text:span text:style-name="T42">y2⊕y4⊕y7 <text:s text:c="23"/>199 <text:s text:c="2"/>11</text:span></text:p>
      <text:p text:style-name="P31"><text:span text:style-name="T42">y2⊕y4⊕y7⊕y8 <text:s text:c="20"/>251 <text:s text:c="3"/>9</text:span></text:p>
      <text:p text:style-name="P31"><text:span text:style-name="T42">y2⊕y4⊕y6 <text:s text:c="23"/>290 <text:s text:c="2"/>11</text:span></text:p>
      <text:p text:style-name="P31"><text:span text:style-name="T42">y2⊕y4⊕y6⊕y8 <text:s text:c="20"/>323 <text:s text:c="3"/>9</text:span></text:p>
      <text:p text:style-name="P31"><text:span text:style-name="T42">y2⊕y4⊕y6⊕y7 <text:s text:c="20"/>219 <text:s text:c="2"/>11</text:span></text:p>
      <text:p text:style-name="P31"><text:span text:style-name="T42">y2⊕y4⊕y6⊕y7⊕y8 <text:s text:c="17"/>186 <text:s text:c="2"/>11</text:span></text:p>
      <text:p text:style-name="P31"><text:span text:style-name="T42">y2⊕y4⊕y5 <text:s text:c="23"/>268 <text:s text:c="2"/>11</text:span></text:p>
      <text:p text:style-name="P31"><text:span text:style-name="T42">y2⊕y4⊕y5⊕y8 <text:s text:c="20"/>208 <text:s text:c="3"/>9</text:span></text:p>
      <text:p text:style-name="P31"><text:span text:style-name="T42">y2⊕y4⊕y5⊕y7 <text:s text:c="20"/>232 <text:s text:c="3"/>9</text:span></text:p>
      <text:p text:style-name="P31"><text:span text:style-name="T42">y2⊕y4⊕y5⊕y7⊕y8 <text:s text:c="17"/>241 <text:s text:c="3"/>9</text:span></text:p>
      <text:p text:style-name="P31"><text:span text:style-name="T42">y2⊕y4⊕y5⊕y6 <text:s text:c="20"/>392 <text:s text:c="2"/>11</text:span></text:p>
      <text:p text:style-name="P31"><text:span text:style-name="T42">y2⊕y4⊕y5⊕y6⊕y8 <text:s text:c="17"/>219 <text:s text:c="2"/>11</text:span></text:p>
      <text:p text:style-name="P31"><text:span text:style-name="T42">y2⊕y4⊕y5⊕y6⊕y7 <text:s text:c="17"/>251 <text:s text:c="2"/>11</text:span></text:p>
      <text:p text:style-name="P31"><text:span text:style-name="T42">y2⊕y4⊕y5⊕y6⊕y7⊕y8 <text:s text:c="14"/>221 <text:s text:c="2"/>11</text:span></text:p>
      <text:p text:style-name="P31"><text:span text:style-name="T42">y2⊕y3 <text:s text:c="26"/>229 <text:s text:c="3"/>9</text:span></text:p>
      <text:p text:style-name="P31"><text:span text:style-name="T42">y2⊕y3⊕y8 <text:s text:c="23"/>268 <text:s text:c="2"/>11</text:span></text:p>
      <text:p text:style-name="P31"><text:span text:style-name="T42">y2⊕y3⊕y7 <text:s text:c="23"/>240 <text:s text:c="3"/>9</text:span></text:p>
      <text:p text:style-name="P31"><text:span text:style-name="T42">y2⊕y3⊕y7⊕y8 <text:s text:c="20"/>266 <text:s text:c="2"/>10</text:span></text:p>
      <text:p text:style-name="P31"><text:span text:style-name="T42">y2⊕y3⊕y6 <text:s text:c="23"/>162 <text:s text:c="3"/>9</text:span></text:p>
      <text:p text:style-name="P31"><text:span text:style-name="T42">y2⊕y3⊕y6⊕y8 <text:s text:c="20"/>178 <text:s text:c="3"/>9</text:span></text:p>
      <text:p text:style-name="P31"><text:span text:style-name="T42">y2⊕y3⊕y6⊕y7 <text:s text:c="20"/>266 <text:s text:c="3"/>9</text:span></text:p>
      <text:p text:style-name="P31"><text:span text:style-name="T42">y2⊕y3⊕y6⊕y7⊕y8 <text:s text:c="17"/>185 <text:s text:c="3"/>9</text:span></text:p>
      <text:p text:style-name="P31"><text:span text:style-name="T42">y2⊕y3⊕y5 <text:s text:c="23"/>277 <text:s text:c="2"/>11</text:span></text:p>
      <text:p text:style-name="P31"><text:span text:style-name="T42">y2⊕y3⊕y5⊕y8 <text:s text:c="20"/>249 <text:s text:c="2"/>11</text:span></text:p>
      <text:p text:style-name="P31"><text:span text:style-name="T42">y2⊕y3⊕y5⊕y7 <text:s text:c="20"/>291 <text:s text:c="2"/>11</text:span></text:p>
      <text:p text:style-name="P31"><text:span text:style-name="T42">y2⊕y3⊕y5⊕y7⊕y8 <text:s text:c="17"/>281 <text:s text:c="2"/>10</text:span></text:p>
      <text:p text:style-name="P31"><text:span text:style-name="T42">y2⊕y3⊕y5⊕y6 <text:s text:c="20"/>223 <text:s text:c="2"/>11</text:span></text:p>
      <text:p text:style-name="P31"><text:span text:style-name="T42">y2⊕y3⊕y5⊕y6⊕y8 <text:s text:c="17"/>219 <text:s text:c="2"/>11</text:span></text:p>
      <text:p text:style-name="P31"><text:span text:style-name="T42">y2⊕y3⊕y5⊕y6⊕y7 <text:s text:c="17"/>280 <text:s text:c="3"/>9</text:span></text:p>
      <text:p text:style-name="P31"><text:span text:style-name="T42">y2⊕y3⊕y5⊕y6⊕y7⊕y8 <text:s text:c="14"/>263 <text:s text:c="3"/>9</text:span></text:p>
      <text:p text:style-name="P31"><text:span text:style-name="T42">y2⊕y3⊕y4 <text:s text:c="23"/>390 <text:s text:c="2"/>11</text:span></text:p>
      <text:p text:style-name="P31"><text:span text:style-name="T42">y2⊕y3⊕y4⊕y8 <text:s text:c="20"/>319 <text:s text:c="3"/>9</text:span></text:p>
      <text:p text:style-name="P31"><text:span text:style-name="T42">y2⊕y3⊕y4⊕y7 <text:s text:c="20"/>246 <text:s text:c="3"/>9</text:span></text:p>
      <text:p text:style-name="P31"><text:span text:style-name="T42">y2⊕y3⊕y4⊕y7⊕y8 <text:s text:c="17"/>271 <text:s text:c="2"/>11</text:span></text:p>
      <text:p text:style-name="P31"><text:span text:style-name="T42">y2⊕y3⊕y4⊕y6 <text:s text:c="20"/>286 <text:s text:c="2"/>11</text:span></text:p>
      <text:p text:style-name="P31"><text:span text:style-name="T42">y2⊕y3⊕y4⊕y6⊕y8 <text:s text:c="17"/>256 <text:s text:c="3"/>9</text:span></text:p>
      <text:p text:style-name="P31"><text:span text:style-name="T42">y2⊕y3⊕y4⊕y6⊕y7 <text:s text:c="17"/>230 <text:s text:c="3"/>9</text:span></text:p>
      <text:p text:style-name="P31"><text:span text:style-name="T42">y2⊕y3⊕y4⊕y6⊕y7⊕y8 <text:s text:c="14"/>226 <text:s text:c="2"/>11</text:span></text:p>
      <text:p text:style-name="P31"><text:span text:style-name="T42">y2⊕y3⊕y4⊕y5 <text:s text:c="20"/>277 <text:s text:c="2"/>11</text:span></text:p>
      <text:p text:style-name="P31"><text:span text:style-name="T42">y2⊕y3⊕y4⊕y5⊕y8 <text:s text:c="17"/>236 <text:s text:c="2"/>11</text:span></text:p>
      <text:p text:style-name="P31"><text:span text:style-name="T42">y2⊕y3⊕y4⊕y5⊕y7 <text:s text:c="17"/>308 <text:s text:c="3"/>9</text:span></text:p>
      <text:p text:style-name="P31"><text:soft-page-break/><text:span text:style-name="T42">y2⊕y3⊕y4⊕y5⊕y7⊕y8 <text:s text:c="14"/>362 <text:s text:c="2"/>11</text:span></text:p>
      <text:p text:style-name="P31"><text:span text:style-name="T42">y2⊕y3⊕y4⊕y5⊕y6 <text:s text:c="17"/>245 <text:s text:c="3"/>9</text:span></text:p>
      <text:p text:style-name="P31"><text:span text:style-name="T42">y2⊕y3⊕y4⊕y5⊕y6⊕y8 <text:s text:c="14"/>167 <text:s text:c="3"/>9</text:span></text:p>
      <text:p text:style-name="P31"><text:span text:style-name="T42">y2⊕y3⊕y4⊕y5⊕y6⊕y7 <text:s text:c="14"/>265 <text:s text:c="2"/>11</text:span></text:p>
      <text:p text:style-name="P31"><text:span text:style-name="T42">y2⊕y3⊕y4⊕y5⊕y6⊕y7⊕y8 <text:s text:c="11"/>199 <text:s text:c="3"/>9</text:span></text:p>
      <text:p text:style-name="P31"><text:span text:style-name="T42">y1 <text:s text:c="29"/>172 <text:s text:c="2"/>11</text:span></text:p>
      <text:p text:style-name="P31"><text:span text:style-name="T42">y1⊕y8 <text:s text:c="26"/>286 <text:s text:c="2"/>11</text:span></text:p>
      <text:p text:style-name="P31"><text:span text:style-name="T42">y1⊕y7 <text:s text:c="26"/>252 <text:s text:c="2"/>11</text:span></text:p>
      <text:p text:style-name="P31"><text:span text:style-name="T42">y1⊕y7⊕y8 <text:s text:c="23"/>277 <text:s text:c="2"/>11</text:span></text:p>
      <text:p text:style-name="P31"><text:span text:style-name="T42">y1⊕y6 <text:s text:c="26"/>256 <text:s text:c="2"/>11</text:span></text:p>
      <text:p text:style-name="P31"><text:span text:style-name="T42">y1⊕y6⊕y8 <text:s text:c="23"/>223 <text:s text:c="3"/>9</text:span></text:p>
      <text:p text:style-name="P31"><text:span text:style-name="T42">y1⊕y6⊕y7 <text:s text:c="23"/>354 <text:s text:c="3"/>9</text:span></text:p>
      <text:p text:style-name="P31"><text:span text:style-name="T42">y1⊕y6⊕y7⊕y8 <text:s text:c="20"/>339 <text:s text:c="2"/>11</text:span></text:p>
      <text:p text:style-name="P31"><text:span text:style-name="T42">y1⊕y5 <text:s text:c="26"/>233 <text:s text:c="3"/>9</text:span></text:p>
      <text:p text:style-name="P31"><text:span text:style-name="T42">y1⊕y5⊕y8 <text:s text:c="23"/>257 <text:s text:c="3"/>9</text:span></text:p>
      <text:p text:style-name="P31"><text:span text:style-name="T42">y1⊕y5⊕y7 <text:s text:c="23"/>256 <text:s text:c="3"/>9</text:span></text:p>
      <text:p text:style-name="P31"><text:span text:style-name="T42">y1⊕y5⊕y7⊕y8 <text:s text:c="20"/>257 <text:s text:c="2"/>11</text:span></text:p>
      <text:p text:style-name="P31"><text:span text:style-name="T42">y1⊕y5⊕y6 <text:s text:c="23"/>231 <text:s text:c="2"/>10</text:span></text:p>
      <text:p text:style-name="P31"><text:span text:style-name="T42">y1⊕y5⊕y6⊕y8 <text:s text:c="20"/>229 <text:s text:c="2"/>10</text:span></text:p>
      <text:p text:style-name="P31"><text:span text:style-name="T42">y1⊕y5⊕y6⊕y7 <text:s text:c="20"/>406 <text:s text:c="2"/>11</text:span></text:p>
      <text:p text:style-name="P31"><text:span text:style-name="T42">y1⊕y5⊕y6⊕y7⊕y8 <text:s text:c="17"/>307 <text:s text:c="3"/>9</text:span></text:p>
      <text:p text:style-name="P31"><text:span text:style-name="T42">y1⊕y4 <text:s text:c="26"/>213 <text:s text:c="2"/>11</text:span></text:p>
      <text:p text:style-name="P31"><text:span text:style-name="T42">y1⊕y4⊕y8 <text:s text:c="23"/>236 <text:s text:c="2"/>11</text:span></text:p>
      <text:p text:style-name="P31"><text:span text:style-name="T42">y1⊕y4⊕y7 <text:s text:c="23"/>278 <text:s text:c="2"/>11</text:span></text:p>
      <text:p text:style-name="P31"><text:span text:style-name="T42">y1⊕y4⊕y7⊕y8 <text:s text:c="20"/>377 <text:s text:c="3"/>9</text:span></text:p>
      <text:p text:style-name="P31"><text:span text:style-name="T42">y1⊕y4⊕y6 <text:s text:c="23"/>229 <text:s text:c="3"/>9</text:span></text:p>
      <text:p text:style-name="P31"><text:span text:style-name="T42">y1⊕y4⊕y6⊕y8 <text:s text:c="20"/>261 <text:s text:c="3"/>9</text:span></text:p>
      <text:p text:style-name="P31"><text:span text:style-name="T42">y1⊕y4⊕y6⊕y7 <text:s text:c="20"/>336 <text:s text:c="2"/>11</text:span></text:p>
      <text:p text:style-name="P31"><text:span text:style-name="T42">y1⊕y4⊕y6⊕y7⊕y8 <text:s text:c="17"/>258 <text:s text:c="3"/>9</text:span></text:p>
      <text:p text:style-name="P31"><text:span text:style-name="T42">y1⊕y4⊕y5 <text:s text:c="23"/>279 <text:s text:c="3"/>9</text:span></text:p>
      <text:p text:style-name="P31"><text:span text:style-name="T42">y1⊕y4⊕y5⊕y8 <text:s text:c="20"/>327 <text:s text:c="3"/>9</text:span></text:p>
      <text:p text:style-name="P31"><text:span text:style-name="T42">y1⊕y4⊕y5⊕y7 <text:s text:c="20"/>250 <text:s text:c="2"/>11</text:span></text:p>
      <text:p text:style-name="P31"><text:span text:style-name="T42">y1⊕y4⊕y5⊕y7⊕y8 <text:s text:c="17"/>283 <text:s text:c="3"/>9</text:span></text:p>
      <text:p text:style-name="P31"><text:span text:style-name="T42">y1⊕y4⊕y5⊕y6 <text:s text:c="20"/>303 <text:s text:c="2"/>11</text:span></text:p>
      <text:p text:style-name="P31"><text:span text:style-name="T42">y1⊕y4⊕y5⊕y6⊕y8 <text:s text:c="17"/>243 <text:s text:c="2"/>11</text:span></text:p>
      <text:p text:style-name="P31"><text:span text:style-name="T42">y1⊕y4⊕y5⊕y6⊕y7 <text:s text:c="17"/>320 <text:s text:c="2"/>11</text:span></text:p>
      <text:p text:style-name="P31"><text:span text:style-name="T42">y1⊕y4⊕y5⊕y6⊕y7⊕y8 <text:s text:c="14"/>314 <text:s text:c="3"/>9</text:span></text:p>
      <text:p text:style-name="P31"><text:span text:style-name="T42">y1⊕y3 <text:s text:c="26"/>274 <text:s text:c="3"/>9</text:span></text:p>
      <text:p text:style-name="P31"><text:span text:style-name="T42">y1⊕y3⊕y8 <text:s text:c="23"/>384 <text:s text:c="2"/>11</text:span></text:p>
      <text:p text:style-name="P31"><text:span text:style-name="T42">y1⊕y3⊕y7 <text:s text:c="23"/>276 <text:s text:c="2"/>11</text:span></text:p>
      <text:p text:style-name="P31"><text:span text:style-name="T42">y1⊕y3⊕y7⊕y8 <text:s text:c="20"/>332 <text:s text:c="2"/>11</text:span></text:p>
      <text:p text:style-name="P31"><text:span text:style-name="T42">y1⊕y3⊕y6 <text:s text:c="23"/>268 <text:s text:c="2"/>11</text:span></text:p>
      <text:p text:style-name="P31"><text:span text:style-name="T42">y1⊕y3⊕y6⊕y8 <text:s text:c="20"/>276 <text:s text:c="3"/>9</text:span></text:p>
      <text:p text:style-name="P31"><text:span text:style-name="T42">y1⊕y3⊕y6⊕y7 <text:s text:c="20"/>268 <text:s text:c="2"/>11</text:span></text:p>
      <text:p text:style-name="P31"><text:span text:style-name="T42">y1⊕y3⊕y6⊕y7⊕y8 <text:s text:c="17"/>351 <text:s text:c="3"/>9</text:span></text:p>
      <text:p text:style-name="P31"><text:span text:style-name="T42">y1⊕y3⊕y5 <text:s text:c="23"/>327 <text:s text:c="3"/>9</text:span></text:p>
      <text:p text:style-name="P31"><text:span text:style-name="T42">y1⊕y3⊕y5⊕y8 <text:s text:c="20"/>234 <text:s text:c="3"/>9</text:span></text:p>
      <text:p text:style-name="P31"><text:span text:style-name="T42">y1⊕y3⊕y5⊕y7 <text:s text:c="20"/>361 <text:s text:c="2"/>11</text:span></text:p>
      <text:p text:style-name="P31"><text:span text:style-name="T42">y1⊕y3⊕y5⊕y7⊕y8 <text:s text:c="17"/>266 <text:s text:c="2"/>10</text:span></text:p>
      <text:p text:style-name="P31"><text:span text:style-name="T42">y1⊕y3⊕y5⊕y6 <text:s text:c="20"/>273 <text:s text:c="3"/>9</text:span></text:p>
      <text:p text:style-name="P31"><text:span text:style-name="T42">y1⊕y3⊕y5⊕y6⊕y8 <text:s text:c="17"/>286 <text:s text:c="3"/>9</text:span></text:p>
      <text:p text:style-name="P31"><text:span text:style-name="T42">y1⊕y3⊕y5⊕y6⊕y7 <text:s text:c="17"/>264 <text:s text:c="3"/>9</text:span></text:p>
      <text:p text:style-name="P31"><text:span text:style-name="T42">y1⊕y3⊕y5⊕y6⊕y7⊕y8 <text:s text:c="14"/>351 <text:s text:c="2"/>11</text:span></text:p>
      <text:p text:style-name="P31"><text:span text:style-name="T42">y1⊕y3⊕y4 <text:s text:c="23"/>344 <text:s text:c="2"/>11</text:span></text:p>
      <text:p text:style-name="P31"><text:span text:style-name="T42">y1⊕y3⊕y4⊕y8 <text:s text:c="20"/>289 <text:s text:c="2"/>11</text:span></text:p>
      <text:p text:style-name="P31"><text:span text:style-name="T42">y1⊕y3⊕y4⊕y7 <text:s text:c="20"/>411 <text:s text:c="2"/>11</text:span></text:p>
      <text:p text:style-name="P31"><text:span text:style-name="T42">y1⊕y3⊕y4⊕y7⊕y8 <text:s text:c="17"/>322 <text:s text:c="3"/>9</text:span></text:p>
      <text:p text:style-name="P31"><text:span text:style-name="T42">y1⊕y3⊕y4⊕y6 <text:s text:c="20"/>241 <text:s text:c="3"/>9</text:span></text:p>
      <text:p text:style-name="P31"><text:span text:style-name="T42">y1⊕y3⊕y4⊕y6⊕y8 <text:s text:c="17"/>293 <text:s text:c="3"/>9</text:span></text:p>
      <text:p text:style-name="P31"><text:span text:style-name="T42">y1⊕y3⊕y4⊕y6⊕y7 <text:s text:c="17"/>292 <text:s text:c="2"/>10</text:span></text:p>
      <text:p text:style-name="P31"><text:span text:style-name="T42">y1⊕y3⊕y4⊕y6⊕y7⊕y8 <text:s text:c="14"/>297 <text:s text:c="2"/>11</text:span></text:p>
      <text:p text:style-name="P31"><text:span text:style-name="T42">y1⊕y3⊕y4⊕y5 <text:s text:c="20"/>360 <text:s text:c="3"/>9</text:span></text:p>
      <text:p text:style-name="P31"><text:soft-page-break/><text:span text:style-name="T42">y1⊕y3⊕y4⊕y5⊕y8 <text:s text:c="17"/>335 <text:s text:c="2"/>11</text:span></text:p>
      <text:p text:style-name="P31"><text:span text:style-name="T42">y1⊕y3⊕y4⊕y5⊕y7 <text:s text:c="17"/>431 <text:s text:c="2"/>11</text:span></text:p>
      <text:p text:style-name="P31"><text:span text:style-name="T42">y1⊕y3⊕y4⊕y5⊕y7⊕y8 <text:s text:c="14"/>352 <text:s text:c="2"/>10</text:span></text:p>
      <text:p text:style-name="P31"><text:span text:style-name="T42">y1⊕y3⊕y4⊕y5⊕y6 <text:s text:c="17"/>346 <text:s text:c="2"/>11</text:span></text:p>
      <text:p text:style-name="P31"><text:span text:style-name="T42">y1⊕y3⊕y4⊕y5⊕y6⊕y8 <text:s text:c="14"/>277 <text:s text:c="2"/>11</text:span></text:p>
      <text:p text:style-name="P31"><text:span text:style-name="T42">y1⊕y3⊕y4⊕y5⊕y6⊕y7 <text:s text:c="14"/>282 <text:s text:c="3"/>9</text:span></text:p>
      <text:p text:style-name="P31"><text:span text:style-name="T42">y1⊕y3⊕y4⊕y5⊕y6⊕y7⊕y8 <text:s text:c="11"/>271 <text:s text:c="3"/>9</text:span></text:p>
      <text:p text:style-name="P31"><text:span text:style-name="T42">y1⊕y2 <text:s text:c="26"/>322 <text:s text:c="2"/>11</text:span></text:p>
      <text:p text:style-name="P31"><text:span text:style-name="T42">y1⊕y2⊕y8 <text:s text:c="23"/>293 <text:s text:c="3"/>9</text:span></text:p>
      <text:p text:style-name="P31"><text:span text:style-name="T42">y1⊕y2⊕y7 <text:s text:c="23"/>242 <text:s text:c="3"/>9</text:span></text:p>
      <text:p text:style-name="P31"><text:span text:style-name="T42">y1⊕y2⊕y7⊕y8 <text:s text:c="20"/>294 <text:s text:c="3"/>9</text:span></text:p>
      <text:p text:style-name="P31"><text:span text:style-name="T42">y1⊕y2⊕y6 <text:s text:c="23"/>272 <text:s text:c="2"/>11</text:span></text:p>
      <text:p text:style-name="P31"><text:span text:style-name="T42">y1⊕y2⊕y6⊕y8 <text:s text:c="20"/>263 <text:s text:c="2"/>11</text:span></text:p>
      <text:p text:style-name="P31"><text:span text:style-name="T42">y1⊕y2⊕y6⊕y7 <text:s text:c="20"/>286 <text:s text:c="3"/>9</text:span></text:p>
      <text:p text:style-name="P31"><text:span text:style-name="T42">y1⊕y2⊕y6⊕y7⊕y8 <text:s text:c="17"/>199 <text:s text:c="2"/>11</text:span></text:p>
      <text:p text:style-name="P31"><text:span text:style-name="T42">y1⊕y2⊕y5 <text:s text:c="23"/>177 <text:s text:c="3"/>9</text:span></text:p>
      <text:p text:style-name="P31"><text:span text:style-name="T42">y1⊕y2⊕y5⊕y8 <text:s text:c="20"/>264 <text:s text:c="3"/>9</text:span></text:p>
      <text:p text:style-name="P31"><text:span text:style-name="T42">y1⊕y2⊕y5⊕y7 <text:s text:c="20"/>272 <text:s text:c="2"/>11</text:span></text:p>
      <text:p text:style-name="P31"><text:span text:style-name="T42">y1⊕y2⊕y5⊕y7⊕y8 <text:s text:c="17"/>237 <text:s text:c="2"/>11</text:span></text:p>
      <text:p text:style-name="P31"><text:span text:style-name="T42">y1⊕y2⊕y5⊕y6 <text:s text:c="20"/>287 <text:s text:c="3"/>9</text:span></text:p>
      <text:p text:style-name="P31"><text:span text:style-name="T42">y1⊕y2⊕y5⊕y6⊕y8 <text:s text:c="17"/>239 <text:s text:c="2"/>11</text:span></text:p>
      <text:p text:style-name="P31"><text:span text:style-name="T42">y1⊕y2⊕y5⊕y6⊕y7 <text:s text:c="17"/>259 <text:s text:c="2"/>11</text:span></text:p>
      <text:p text:style-name="P31"><text:span text:style-name="T42">y1⊕y2⊕y5⊕y6⊕y7⊕y8 <text:s text:c="14"/>183 <text:s text:c="3"/>9</text:span></text:p>
      <text:p text:style-name="P31"><text:span text:style-name="T42">y1⊕y2⊕y4 <text:s text:c="23"/>285 <text:s text:c="3"/>9</text:span></text:p>
      <text:p text:style-name="P31"><text:span text:style-name="T42">y1⊕y2⊕y4⊕y8 <text:s text:c="20"/>275 <text:s text:c="2"/>11</text:span></text:p>
      <text:p text:style-name="P31"><text:span text:style-name="T42">y1⊕y2⊕y4⊕y7 <text:s text:c="20"/>276 <text:s text:c="3"/>9</text:span></text:p>
      <text:p text:style-name="P31"><text:span text:style-name="T42">y1⊕y2⊕y4⊕y7⊕y8 <text:s text:c="17"/>280 <text:s text:c="3"/>9</text:span></text:p>
      <text:p text:style-name="P31"><text:span text:style-name="T42">y1⊕y2⊕y4⊕y6 <text:s text:c="20"/>249 <text:s text:c="2"/>11</text:span></text:p>
      <text:p text:style-name="P31"><text:span text:style-name="T42">y1⊕y2⊕y4⊕y6⊕y8 <text:s text:c="17"/>287 <text:s text:c="3"/>9</text:span></text:p>
      <text:p text:style-name="P31"><text:span text:style-name="T42">y1⊕y2⊕y4⊕y6⊕y7 <text:s text:c="17"/>290 <text:s text:c="3"/>9</text:span></text:p>
      <text:p text:style-name="P31"><text:span text:style-name="T42">y1⊕y2⊕y4⊕y6⊕y7⊕y8 <text:s text:c="14"/>230 <text:s text:c="3"/>9</text:span></text:p>
      <text:p text:style-name="P31"><text:span text:style-name="T42">y1⊕y2⊕y4⊕y5 <text:s text:c="20"/>209 <text:s text:c="3"/>9</text:span></text:p>
      <text:p text:style-name="P31"><text:span text:style-name="T42">y1⊕y2⊕y4⊕y5⊕y8 <text:s text:c="17"/>284 <text:s text:c="3"/>9</text:span></text:p>
      <text:p text:style-name="P31"><text:span text:style-name="T42">y1⊕y2⊕y4⊕y5⊕y7 <text:s text:c="17"/>251 <text:s text:c="3"/>9</text:span></text:p>
      <text:p text:style-name="P31"><text:span text:style-name="T42">y1⊕y2⊕y4⊕y5⊕y7⊕y8 <text:s text:c="14"/>231 <text:s text:c="2"/>11</text:span></text:p>
      <text:p text:style-name="P31"><text:span text:style-name="T42">y1⊕y2⊕y4⊕y5⊕y6 <text:s text:c="17"/>272 <text:s text:c="2"/>11</text:span></text:p>
      <text:p text:style-name="P31"><text:span text:style-name="T42">y1⊕y2⊕y4⊕y5⊕y6⊕y8 <text:s text:c="14"/>245 <text:s text:c="3"/>9</text:span></text:p>
      <text:p text:style-name="P31"><text:span text:style-name="T42">y1⊕y2⊕y4⊕y5⊕y6⊕y7 <text:s text:c="14"/>368 <text:s text:c="2"/>11</text:span></text:p>
      <text:p text:style-name="P31"><text:span text:style-name="T42">y1⊕y2⊕y4⊕y5⊕y6⊕y7⊕y8 <text:s text:c="11"/>324 <text:s text:c="2"/>11</text:span></text:p>
      <text:p text:style-name="P31"><text:span text:style-name="T42">y1⊕y2⊕y3 <text:s text:c="23"/>247 <text:s text:c="3"/>9</text:span></text:p>
      <text:p text:style-name="P31"><text:span text:style-name="T42">y1⊕y2⊕y3⊕y8 <text:s text:c="20"/>295 <text:s text:c="2"/>11</text:span></text:p>
      <text:p text:style-name="P31"><text:span text:style-name="T42">y1⊕y2⊕y3⊕y7 <text:s text:c="20"/>207 <text:s text:c="3"/>9</text:span></text:p>
      <text:p text:style-name="P31"><text:span text:style-name="T42">y1⊕y2⊕y3⊕y7⊕y8 <text:s text:c="17"/>347 <text:s text:c="2"/>11</text:span></text:p>
      <text:p text:style-name="P31"><text:span text:style-name="T42">y1⊕y2⊕y3⊕y6 <text:s text:c="20"/>273 <text:s text:c="3"/>9</text:span></text:p>
      <text:p text:style-name="P31"><text:span text:style-name="T42">y1⊕y2⊕y3⊕y6⊕y8 <text:s text:c="17"/>189 <text:s text:c="3"/>9</text:span></text:p>
      <text:p text:style-name="P31"><text:span text:style-name="T42">y1⊕y2⊕y3⊕y6⊕y7 <text:s text:c="17"/>206 <text:s text:c="2"/>11</text:span></text:p>
      <text:p text:style-name="P31"><text:span text:style-name="T42">y1⊕y2⊕y3⊕y6⊕y7⊕y8 <text:s text:c="14"/>226 <text:s text:c="3"/>9</text:span></text:p>
      <text:p text:style-name="P31"><text:span text:style-name="T42">y1⊕y2⊕y3⊕y5 <text:s text:c="20"/>309 <text:s text:c="3"/>9</text:span></text:p>
      <text:p text:style-name="P31"><text:span text:style-name="T42">y1⊕y2⊕y3⊕y5⊕y8 <text:s text:c="17"/>440 <text:s text:c="2"/>11</text:span></text:p>
      <text:p text:style-name="P31"><text:span text:style-name="T42">y1⊕y2⊕y3⊕y5⊕y7 <text:s text:c="17"/>252 <text:s text:c="3"/>9</text:span></text:p>
      <text:p text:style-name="P31"><text:span text:style-name="T42">y1⊕y2⊕y3⊕y5⊕y7⊕y8 <text:s text:c="14"/>226 <text:s text:c="3"/>9</text:span></text:p>
      <text:p text:style-name="P31"><text:span text:style-name="T42">y1⊕y2⊕y3⊕y5⊕y6 <text:s text:c="17"/>293 <text:s text:c="2"/>11</text:span></text:p>
      <text:p text:style-name="P31"><text:span text:style-name="T42">y1⊕y2⊕y3⊕y5⊕y6⊕y8 <text:s text:c="14"/>179 <text:s text:c="3"/>9</text:span></text:p>
      <text:p text:style-name="P31"><text:span text:style-name="T42">y1⊕y2⊕y3⊕y5⊕y6⊕y7 <text:s text:c="14"/>319 <text:s text:c="2"/>11</text:span></text:p>
      <text:p text:style-name="P31"><text:span text:style-name="T42">y1⊕y2⊕y3⊕y5⊕y6⊕y7⊕y8 <text:s text:c="11"/>192 <text:s text:c="3"/>9</text:span></text:p>
      <text:p text:style-name="P31"><text:span text:style-name="T42">y1⊕y2⊕y3⊕y4 <text:s text:c="20"/>264 <text:s text:c="3"/>9</text:span></text:p>
      <text:p text:style-name="P31"><text:span text:style-name="T42">y1⊕y2⊕y3⊕y4⊕y8 <text:s text:c="17"/>260 <text:s text:c="3"/>9</text:span></text:p>
      <text:p text:style-name="P31"><text:span text:style-name="T42">y1⊕y2⊕y3⊕y4⊕y7 <text:s text:c="17"/>254 <text:s text:c="2"/>11</text:span></text:p>
      <text:p text:style-name="P31"><text:span text:style-name="T42">y1⊕y2⊕y3⊕y4⊕y7⊕y8 <text:s text:c="14"/>275 <text:s text:c="3"/>9</text:span></text:p>
      <text:p text:style-name="P31"><text:span text:style-name="T42">y1⊕y2⊕y3⊕y4⊕y6 <text:s text:c="17"/>406 <text:s text:c="2"/>11</text:span></text:p>
      <text:p text:style-name="P31"><text:span text:style-name="T42">y1⊕y2⊕y3⊕y4⊕y6⊕y8 <text:s text:c="14"/>226 <text:s text:c="3"/>9</text:span></text:p>
      <text:p text:style-name="P31"><text:span text:style-name="T42">y1⊕y2⊕y3⊕y4⊕y6⊕y7 <text:s text:c="14"/>295 <text:s text:c="3"/>9</text:span></text:p>
      <text:p text:style-name="P31"><text:soft-page-break/><text:span text:style-name="T42">y1⊕y2⊕y3⊕y4⊕y6⊕y7⊕y8 <text:s text:c="11"/>244 <text:s text:c="2"/>11</text:span></text:p>
      <text:p text:style-name="P31"><text:span text:style-name="T42">y1⊕y2⊕y3⊕y4⊕y5 <text:s text:c="17"/>298 <text:s text:c="3"/>9</text:span></text:p>
      <text:p text:style-name="P31"><text:span text:style-name="T42">y1⊕y2⊕y3⊕y4⊕y5⊕y8 <text:s text:c="14"/>275 <text:s text:c="3"/>9</text:span></text:p>
      <text:p text:style-name="P31"><text:span text:style-name="T42">y1⊕y2⊕y3⊕y4⊕y5⊕y7 <text:s text:c="14"/>239 <text:s text:c="2"/>11</text:span></text:p>
      <text:p text:style-name="P31"><text:span text:style-name="T42">y1⊕y2⊕y3⊕y4⊕y5⊕y7⊕y8 <text:s text:c="11"/>227 <text:s text:c="3"/>9</text:span></text:p>
      <text:p text:style-name="P31"><text:span text:style-name="T42">y1⊕y2⊕y3⊕y4⊕y5⊕y6 <text:s text:c="14"/>254 <text:s text:c="3"/>9</text:span></text:p>
      <text:p text:style-name="P31"><text:span text:style-name="T42">y1⊕y2⊕y3⊕y4⊕y5⊕y6⊕y8 <text:s text:c="11"/>301 <text:s text:c="2"/>11</text:span></text:p>
      <text:p text:style-name="P31"><text:span text:style-name="T42">y1⊕y2⊕y3⊕y4⊕y5⊕y6⊕y7 <text:s text:c="11"/>282 <text:s text:c="2"/>11</text:span></text:p>
      <text:p text:style-name="P31"><text:span text:style-name="T42">y1⊕y2⊕y3⊕y4⊕y5⊕y6⊕y7⊕y8 <text:s text:c="8"/>259 <text:s text:c="3"/>9</text:span></text:p>
      <text:p text:style-name="P31"><text:span text:style-name="T42">y0 <text:s text:c="29"/>152 <text:s text:c="2"/>11</text:span></text:p>
      <text:p text:style-name="P31"><text:span text:style-name="T42">y0⊕y8 <text:s text:c="26"/>273 <text:s text:c="3"/>9</text:span></text:p>
      <text:p text:style-name="P31"><text:span text:style-name="T42">y0⊕y7 <text:s text:c="26"/>283 <text:s text:c="2"/>11</text:span></text:p>
      <text:p text:style-name="P31"><text:span text:style-name="T42">y0⊕y7⊕y8 <text:s text:c="23"/>222 <text:s text:c="2"/>10</text:span></text:p>
      <text:p text:style-name="P31"><text:span text:style-name="T42">y0⊕y6 <text:s text:c="26"/>247 <text:s text:c="2"/>11</text:span></text:p>
      <text:p text:style-name="P31"><text:span text:style-name="T42">y0⊕y6⊕y8 <text:s text:c="23"/>195 <text:s text:c="3"/>9</text:span></text:p>
      <text:p text:style-name="P31"><text:span text:style-name="T42">y0⊕y6⊕y7 <text:s text:c="23"/>177 <text:s text:c="2"/>10</text:span></text:p>
      <text:p text:style-name="P31"><text:span text:style-name="T42">y0⊕y6⊕y7⊕y8 <text:s text:c="20"/>172 <text:s text:c="3"/>9</text:span></text:p>
      <text:p text:style-name="P31"><text:span text:style-name="T42">y0⊕y5 <text:s text:c="26"/>307 <text:s text:c="2"/>11</text:span></text:p>
      <text:p text:style-name="P31"><text:span text:style-name="T42">y0⊕y5⊕y8 <text:s text:c="23"/>288 <text:s text:c="2"/>11</text:span></text:p>
      <text:p text:style-name="P31"><text:span text:style-name="T42">y0⊕y5⊕y7 <text:s text:c="23"/>274 <text:s text:c="3"/>9</text:span></text:p>
      <text:p text:style-name="P31"><text:span text:style-name="T42">y0⊕y5⊕y7⊕y8 <text:s text:c="20"/>268 <text:s text:c="2"/>10</text:span></text:p>
      <text:p text:style-name="P31"><text:span text:style-name="T42">y0⊕y5⊕y6 <text:s text:c="23"/>330 <text:s text:c="2"/>11</text:span></text:p>
      <text:p text:style-name="P31"><text:span text:style-name="T42">y0⊕y5⊕y6⊕y8 <text:s text:c="20"/>248 <text:s text:c="3"/>9</text:span></text:p>
      <text:p text:style-name="P31"><text:span text:style-name="T42">y0⊕y5⊕y6⊕y7 <text:s text:c="20"/>322 <text:s text:c="2"/>10</text:span></text:p>
      <text:p text:style-name="P31"><text:span text:style-name="T42">y0⊕y5⊕y6⊕y7⊕y8 <text:s text:c="17"/>260 <text:s text:c="3"/>9</text:span></text:p>
      <text:p text:style-name="P31"><text:span text:style-name="T42">y0⊕y4 <text:s text:c="26"/>292 <text:s text:c="3"/>9</text:span></text:p>
      <text:p text:style-name="P31"><text:span text:style-name="T42">y0⊕y4⊕y8 <text:s text:c="23"/>256 <text:s text:c="3"/>9</text:span></text:p>
      <text:p text:style-name="P31"><text:span text:style-name="T42">y0⊕y4⊕y7 <text:s text:c="23"/>232 <text:s text:c="2"/>11</text:span></text:p>
      <text:p text:style-name="P31"><text:span text:style-name="T42">y0⊕y4⊕y7⊕y8 <text:s text:c="20"/>253 <text:s text:c="2"/>11</text:span></text:p>
      <text:p text:style-name="P31"><text:span text:style-name="T42">y0⊕y4⊕y6 <text:s text:c="23"/>335 <text:s text:c="2"/>11</text:span></text:p>
      <text:p text:style-name="P31"><text:span text:style-name="T42">y0⊕y4⊕y6⊕y8 <text:s text:c="20"/>233 <text:s text:c="2"/>11</text:span></text:p>
      <text:p text:style-name="P31"><text:span text:style-name="T42">y0⊕y4⊕y6⊕y7 <text:s text:c="20"/>249 <text:s text:c="3"/>9</text:span></text:p>
      <text:p text:style-name="P31"><text:span text:style-name="T42">y0⊕y4⊕y6⊕y7⊕y8 <text:s text:c="17"/>271 <text:s text:c="2"/>10</text:span></text:p>
      <text:p text:style-name="P31"><text:span text:style-name="T42">y0⊕y4⊕y5 <text:s text:c="23"/>297 <text:s text:c="3"/>9</text:span></text:p>
      <text:p text:style-name="P31"><text:span text:style-name="T42">y0⊕y4⊕y5⊕y8 <text:s text:c="20"/>257 <text:s text:c="2"/>11</text:span></text:p>
      <text:p text:style-name="P31"><text:span text:style-name="T42">y0⊕y4⊕y5⊕y7 <text:s text:c="20"/>277 <text:s text:c="2"/>11</text:span></text:p>
      <text:p text:style-name="P31"><text:span text:style-name="T42">y0⊕y4⊕y5⊕y7⊕y8 <text:s text:c="17"/>240 <text:s text:c="2"/>10</text:span></text:p>
      <text:p text:style-name="P31"><text:span text:style-name="T42">y0⊕y4⊕y5⊕y6 <text:s text:c="20"/>289 <text:s text:c="3"/>9</text:span></text:p>
      <text:p text:style-name="P31"><text:span text:style-name="T42">y0⊕y4⊕y5⊕y6⊕y8 <text:s text:c="17"/>277 <text:s text:c="2"/>11</text:span></text:p>
      <text:p text:style-name="P31"><text:span text:style-name="T42">y0⊕y4⊕y5⊕y6⊕y7 <text:s text:c="17"/>317 <text:s text:c="2"/>11</text:span></text:p>
      <text:p text:style-name="P31"><text:span text:style-name="T42">y0⊕y4⊕y5⊕y6⊕y7⊕y8 <text:s text:c="14"/>250 <text:s text:c="3"/>9</text:span></text:p>
      <text:p text:style-name="P31"><text:span text:style-name="T42">y0⊕y3 <text:s text:c="26"/>248 <text:s text:c="3"/>9</text:span></text:p>
      <text:p text:style-name="P31"><text:span text:style-name="T42">y0⊕y3⊕y8 <text:s text:c="23"/>268 <text:s text:c="3"/>9</text:span></text:p>
      <text:p text:style-name="P31"><text:span text:style-name="T42">y0⊕y3⊕y7 <text:s text:c="23"/>194 <text:s text:c="3"/>9</text:span></text:p>
      <text:p text:style-name="P31"><text:span text:style-name="T42">y0⊕y3⊕y7⊕y8 <text:s text:c="20"/>306 <text:s text:c="3"/>9</text:span></text:p>
      <text:p text:style-name="P31"><text:span text:style-name="T42">y0⊕y3⊕y6 <text:s text:c="23"/>285 <text:s text:c="3"/>9</text:span></text:p>
      <text:p text:style-name="P31"><text:span text:style-name="T42">y0⊕y3⊕y6⊕y8 <text:s text:c="20"/>268 <text:s text:c="2"/>11</text:span></text:p>
      <text:p text:style-name="P31"><text:span text:style-name="T42">y0⊕y3⊕y6⊕y7 <text:s text:c="20"/>208 <text:s text:c="2"/>11</text:span></text:p>
      <text:p text:style-name="P31"><text:span text:style-name="T42">y0⊕y3⊕y6⊕y7⊕y8 <text:s text:c="17"/>139 <text:s text:c="3"/>9</text:span></text:p>
      <text:p text:style-name="P31"><text:span text:style-name="T42">y0⊕y3⊕y5 <text:s text:c="23"/>253 <text:s text:c="2"/>11</text:span></text:p>
      <text:p text:style-name="P31"><text:span text:style-name="T42">y0⊕y3⊕y5⊕y8 <text:s text:c="20"/>217 <text:s text:c="3"/>9</text:span></text:p>
      <text:p text:style-name="P31"><text:span text:style-name="T42">y0⊕y3⊕y5⊕y7 <text:s text:c="20"/>221 <text:s text:c="3"/>9</text:span></text:p>
      <text:p text:style-name="P31"><text:span text:style-name="T42">y0⊕y3⊕y5⊕y7⊕y8 <text:s text:c="17"/>325 <text:s text:c="2"/>11</text:span></text:p>
      <text:p text:style-name="P31"><text:span text:style-name="T42">y0⊕y3⊕y5⊕y6 <text:s text:c="20"/>280 <text:s text:c="3"/>9</text:span></text:p>
      <text:p text:style-name="P31"><text:span text:style-name="T42">y0⊕y3⊕y5⊕y6⊕y8 <text:s text:c="17"/>274 <text:s text:c="3"/>9</text:span></text:p>
      <text:p text:style-name="P31"><text:span text:style-name="T42">y0⊕y3⊕y5⊕y6⊕y7 <text:s text:c="17"/>243 <text:s text:c="3"/>9</text:span></text:p>
      <text:p text:style-name="P31"><text:span text:style-name="T42">y0⊕y3⊕y5⊕y6⊕y7⊕y8 <text:s text:c="14"/>236 <text:s text:c="3"/>9</text:span></text:p>
      <text:p text:style-name="P31"><text:span text:style-name="T42">y0⊕y3⊕y4 <text:s text:c="23"/>298 <text:s text:c="3"/>9</text:span></text:p>
      <text:p text:style-name="P31"><text:span text:style-name="T42">y0⊕y3⊕y4⊕y8 <text:s text:c="20"/>322 <text:s text:c="3"/>9</text:span></text:p>
      <text:p text:style-name="P31"><text:span text:style-name="T42">y0⊕y3⊕y4⊕y7 <text:s text:c="20"/>275 <text:s text:c="3"/>9</text:span></text:p>
      <text:p text:style-name="P31"><text:span text:style-name="T42">y0⊕y3⊕y4⊕y7⊕y8 <text:s text:c="17"/>342 <text:s text:c="3"/>9</text:span></text:p>
      <text:p text:style-name="P31"><text:span text:style-name="T42">y0⊕y3⊕y4⊕y6 <text:s text:c="20"/>289 <text:s text:c="2"/>11</text:span></text:p>
      <text:p text:style-name="P31"><text:soft-page-break/><text:span text:style-name="T42">y0⊕y3⊕y4⊕y6⊕y8 <text:s text:c="17"/>211 <text:s text:c="2"/>11</text:span></text:p>
      <text:p text:style-name="P31"><text:span text:style-name="T42">y0⊕y3⊕y4⊕y6⊕y7 <text:s text:c="17"/>220 <text:s text:c="3"/>9</text:span></text:p>
      <text:p text:style-name="P31"><text:span text:style-name="T42">y0⊕y3⊕y4⊕y6⊕y7⊕y8 <text:s text:c="14"/>222 <text:s text:c="3"/>9</text:span></text:p>
      <text:p text:style-name="P31"><text:span text:style-name="T42">y0⊕y3⊕y4⊕y5 <text:s text:c="20"/>253 <text:s text:c="2"/>11</text:span></text:p>
      <text:p text:style-name="P31"><text:span text:style-name="T42">y0⊕y3⊕y4⊕y5⊕y8 <text:s text:c="17"/>276 <text:s text:c="3"/>9</text:span></text:p>
      <text:p text:style-name="P31"><text:span text:style-name="T42">y0⊕y3⊕y4⊕y5⊕y7 <text:s text:c="17"/>220 <text:s text:c="2"/>11</text:span></text:p>
      <text:p text:style-name="P31"><text:span text:style-name="T42">y0⊕y3⊕y4⊕y5⊕y7⊕y8 <text:s text:c="14"/>286 <text:s text:c="2"/>11</text:span></text:p>
      <text:p text:style-name="P31"><text:span text:style-name="T42">y0⊕y3⊕y4⊕y5⊕y6 <text:s text:c="17"/>285 <text:s text:c="3"/>9</text:span></text:p>
      <text:p text:style-name="P31"><text:span text:style-name="T42">y0⊕y3⊕y4⊕y5⊕y6⊕y8 <text:s text:c="14"/>221 <text:s text:c="3"/>9</text:span></text:p>
      <text:p text:style-name="P31"><text:span text:style-name="T42">y0⊕y3⊕y4⊕y5⊕y6⊕y7 <text:s text:c="14"/>268 <text:s text:c="3"/>9</text:span></text:p>
      <text:p text:style-name="P31"><text:span text:style-name="T42">y0⊕y3⊕y4⊕y5⊕y6⊕y7⊕y8 <text:s text:c="11"/>217 <text:s text:c="2"/>10</text:span></text:p>
      <text:p text:style-name="P31"><text:span text:style-name="T42">y0⊕y2 <text:s text:c="26"/>263 <text:s text:c="2"/>11</text:span></text:p>
      <text:p text:style-name="P31"><text:span text:style-name="T42">y0⊕y2⊕y8 <text:s text:c="23"/>289 <text:s text:c="3"/>9</text:span></text:p>
      <text:p text:style-name="P31"><text:span text:style-name="T42">y0⊕y2⊕y7 <text:s text:c="23"/>212 <text:s text:c="3"/>9</text:span></text:p>
      <text:p text:style-name="P31"><text:span text:style-name="T42">y0⊕y2⊕y7⊕y8 <text:s text:c="20"/>215 <text:s text:c="3"/>9</text:span></text:p>
      <text:p text:style-name="P31"><text:span text:style-name="T42">y0⊕y2⊕y6 <text:s text:c="23"/>277 <text:s text:c="3"/>9</text:span></text:p>
      <text:p text:style-name="P31"><text:span text:style-name="T42">y0⊕y2⊕y6⊕y8 <text:s text:c="20"/>278 <text:s text:c="2"/>11</text:span></text:p>
      <text:p text:style-name="P31"><text:span text:style-name="T42">y0⊕y2⊕y6⊕y7 <text:s text:c="20"/>208 <text:s text:c="3"/>9</text:span></text:p>
      <text:p text:style-name="P31"><text:span text:style-name="T42">y0⊕y2⊕y6⊕y7⊕y8 <text:s text:c="17"/>177 <text:s text:c="2"/>11</text:span></text:p>
      <text:p text:style-name="P31"><text:span text:style-name="T42">y0⊕y2⊕y5 <text:s text:c="23"/>337 <text:s text:c="2"/>11</text:span></text:p>
      <text:p text:style-name="P31"><text:span text:style-name="T42">y0⊕y2⊕y5⊕y8 <text:s text:c="20"/>301 <text:s text:c="2"/>11</text:span></text:p>
      <text:p text:style-name="P31"><text:span text:style-name="T42">y0⊕y2⊕y5⊕y7 <text:s text:c="20"/>221 <text:s text:c="2"/>11</text:span></text:p>
      <text:p text:style-name="P31"><text:span text:style-name="T42">y0⊕y2⊕y5⊕y7⊕y8 <text:s text:c="17"/>235 <text:s text:c="3"/>9</text:span></text:p>
      <text:p text:style-name="P31"><text:span text:style-name="T42">y0⊕y2⊕y5⊕y6 <text:s text:c="20"/>289 <text:s text:c="3"/>9</text:span></text:p>
      <text:p text:style-name="P31"><text:span text:style-name="T42">y0⊕y2⊕y5⊕y6⊕y8 <text:s text:c="17"/>281 <text:s text:c="3"/>9</text:span></text:p>
      <text:p text:style-name="P31"><text:span text:style-name="T42">y0⊕y2⊕y5⊕y6⊕y7 <text:s text:c="17"/>306 <text:s text:c="2"/>11</text:span></text:p>
      <text:p text:style-name="P31"><text:span text:style-name="T42">y0⊕y2⊕y5⊕y6⊕y7⊕y8 <text:s text:c="14"/>257 <text:s text:c="2"/>11</text:span></text:p>
      <text:p text:style-name="P31"><text:span text:style-name="T42">y0⊕y2⊕y4 <text:s text:c="23"/>264 <text:s text:c="2"/>11</text:span></text:p>
      <text:p text:style-name="P31"><text:span text:style-name="T42">y0⊕y2⊕y4⊕y8 <text:s text:c="20"/>260 <text:s text:c="2"/>11</text:span></text:p>
      <text:p text:style-name="P31"><text:span text:style-name="T42">y0⊕y2⊕y4⊕y7 <text:s text:c="20"/>181 <text:s text:c="2"/>10</text:span></text:p>
      <text:p text:style-name="P31"><text:span text:style-name="T42">y0⊕y2⊕y4⊕y7⊕y8 <text:s text:c="17"/>220 <text:s text:c="3"/>9</text:span></text:p>
      <text:p text:style-name="P31"><text:span text:style-name="T42">y0⊕y2⊕y4⊕y6 <text:s text:c="20"/>267 <text:s text:c="3"/>9</text:span></text:p>
      <text:p text:style-name="P31"><text:span text:style-name="T42">y0⊕y2⊕y4⊕y6⊕y8 <text:s text:c="17"/>289 <text:s text:c="3"/>9</text:span></text:p>
      <text:p text:style-name="P31"><text:span text:style-name="T42">y0⊕y2⊕y4⊕y6⊕y7 <text:s text:c="17"/>184 <text:s text:c="3"/>9</text:span></text:p>
      <text:p text:style-name="P31"><text:span text:style-name="T42">y0⊕y2⊕y4⊕y6⊕y7⊕y8 <text:s text:c="14"/>170 <text:s text:c="3"/>9</text:span></text:p>
      <text:p text:style-name="P31"><text:span text:style-name="T42">y0⊕y2⊕y4⊕y5 <text:s text:c="20"/>275 <text:s text:c="3"/>9</text:span></text:p>
      <text:p text:style-name="P31"><text:span text:style-name="T42">y0⊕y2⊕y4⊕y5⊕y8 <text:s text:c="17"/>242 <text:s text:c="2"/>11</text:span></text:p>
      <text:p text:style-name="P31"><text:span text:style-name="T42">y0⊕y2⊕y4⊕y5⊕y7 <text:s text:c="17"/>205 <text:s text:c="2"/>11</text:span></text:p>
      <text:p text:style-name="P31"><text:span text:style-name="T42">y0⊕y2⊕y4⊕y5⊕y7⊕y8 <text:s text:c="14"/>122 <text:s text:c="3"/>9</text:span></text:p>
      <text:p text:style-name="P31"><text:span text:style-name="T42">y0⊕y2⊕y4⊕y5⊕y6 <text:s text:c="17"/>376 <text:s text:c="2"/>11</text:span></text:p>
      <text:p text:style-name="P31"><text:span text:style-name="T42">y0⊕y2⊕y4⊕y5⊕y6⊕y8 <text:s text:c="14"/>269 <text:s text:c="2"/>10</text:span></text:p>
      <text:p text:style-name="P31"><text:span text:style-name="T42">y0⊕y2⊕y4⊕y5⊕y6⊕y7 <text:s text:c="14"/>340 <text:s text:c="2"/>11</text:span></text:p>
      <text:p text:style-name="P31"><text:span text:style-name="T42">y0⊕y2⊕y4⊕y5⊕y6⊕y7⊕y8 <text:s text:c="11"/>190 <text:s text:c="3"/>9</text:span></text:p>
      <text:p text:style-name="P31"><text:span text:style-name="T42">y0⊕y2⊕y3 <text:s text:c="23"/>299 <text:s text:c="3"/>9</text:span></text:p>
      <text:p text:style-name="P31"><text:span text:style-name="T42">y0⊕y2⊕y3⊕y8 <text:s text:c="20"/>293 <text:s text:c="3"/>9</text:span></text:p>
      <text:p text:style-name="P31"><text:span text:style-name="T42">y0⊕y2⊕y3⊕y7 <text:s text:c="20"/>223 <text:s text:c="3"/>9</text:span></text:p>
      <text:p text:style-name="P31"><text:span text:style-name="T42">y0⊕y2⊕y3⊕y7⊕y8 <text:s text:c="17"/>278 <text:s text:c="3"/>9</text:span></text:p>
      <text:p text:style-name="P31"><text:span text:style-name="T42">y0⊕y2⊕y3⊕y6 <text:s text:c="20"/>222 <text:s text:c="3"/>9</text:span></text:p>
      <text:p text:style-name="P31"><text:span text:style-name="T42">y0⊕y2⊕y3⊕y6⊕y8 <text:s text:c="17"/>324 <text:s text:c="3"/>9</text:span></text:p>
      <text:p text:style-name="P31"><text:span text:style-name="T42">y0⊕y2⊕y3⊕y6⊕y7 <text:s text:c="17"/>259 <text:s text:c="2"/>11</text:span></text:p>
      <text:p text:style-name="P31"><text:span text:style-name="T42">y0⊕y2⊕y3⊕y6⊕y7⊕y8 <text:s text:c="14"/>210 <text:s text:c="2"/>11</text:span></text:p>
      <text:p text:style-name="P31"><text:span text:style-name="T42">y0⊕y2⊕y3⊕y5 <text:s text:c="20"/>363 <text:s text:c="3"/>9</text:span></text:p>
      <text:p text:style-name="P31"><text:span text:style-name="T42">y0⊕y2⊕y3⊕y5⊕y8 <text:s text:c="17"/>242 <text:s text:c="2"/>11</text:span></text:p>
      <text:p text:style-name="P31"><text:span text:style-name="T42">y0⊕y2⊕y3⊕y5⊕y7 <text:s text:c="17"/>243 <text:s text:c="2"/>11</text:span></text:p>
      <text:p text:style-name="P31"><text:span text:style-name="T42">y0⊕y2⊕y3⊕y5⊕y7⊕y8 <text:s text:c="14"/>253 <text:s text:c="3"/>9</text:span></text:p>
      <text:p text:style-name="P31"><text:span text:style-name="T42">y0⊕y2⊕y3⊕y5⊕y6 <text:s text:c="17"/>278 <text:s text:c="3"/>9</text:span></text:p>
      <text:p text:style-name="P31"><text:span text:style-name="T42">y0⊕y2⊕y3⊕y5⊕y6⊕y8 <text:s text:c="14"/>318 <text:s text:c="3"/>9</text:span></text:p>
      <text:p text:style-name="P31"><text:span text:style-name="T42">y0⊕y2⊕y3⊕y5⊕y6⊕y7 <text:s text:c="14"/>296 <text:s text:c="2"/>11</text:span></text:p>
      <text:p text:style-name="P31"><text:span text:style-name="T42">y0⊕y2⊕y3⊕y5⊕y6⊕y7⊕y8 <text:s text:c="11"/>265 <text:s text:c="2"/>11</text:span></text:p>
      <text:p text:style-name="P31"><text:span text:style-name="T42">y0⊕y2⊕y3⊕y4 <text:s text:c="20"/>329 <text:s text:c="2"/>11</text:span></text:p>
      <text:p text:style-name="P31"><text:span text:style-name="T42">y0⊕y2⊕y3⊕y4⊕y8 <text:s text:c="17"/>433 <text:s text:c="2"/>11</text:span></text:p>
      <text:p text:style-name="P31"><text:span text:style-name="T42">y0⊕y2⊕y3⊕y4⊕y7 <text:s text:c="17"/>245 <text:s text:c="3"/>9</text:span></text:p>
      <text:p text:style-name="P31"><text:soft-page-break/><text:span text:style-name="T42">y0⊕y2⊕y3⊕y4⊕y7⊕y8 <text:s text:c="14"/>310 <text:s text:c="2"/>11</text:span></text:p>
      <text:p text:style-name="P31"><text:span text:style-name="T42">y0⊕y2⊕y3⊕y4⊕y6 <text:s text:c="17"/>299 <text:s text:c="3"/>9</text:span></text:p>
      <text:p text:style-name="P31"><text:span text:style-name="T42">y0⊕y2⊕y3⊕y4⊕y6⊕y8 <text:s text:c="14"/>237 <text:s text:c="2"/>11</text:span></text:p>
      <text:p text:style-name="P31"><text:span text:style-name="T42">y0⊕y2⊕y3⊕y4⊕y6⊕y7 <text:s text:c="14"/>267 <text:s text:c="2"/>11</text:span></text:p>
      <text:p text:style-name="P31"><text:span text:style-name="T42">y0⊕y2⊕y3⊕y4⊕y6⊕y7⊕y8 <text:s text:c="11"/>242 <text:s text:c="2"/>11</text:span></text:p>
      <text:p text:style-name="P31"><text:span text:style-name="T42">y0⊕y2⊕y3⊕y4⊕y5 <text:s text:c="17"/>334 <text:s text:c="3"/>9</text:span></text:p>
      <text:p text:style-name="P31"><text:span text:style-name="T42">y0⊕y2⊕y3⊕y4⊕y5⊕y8 <text:s text:c="14"/>310 <text:s text:c="2"/>11</text:span></text:p>
      <text:p text:style-name="P31"><text:span text:style-name="T42">y0⊕y2⊕y3⊕y4⊕y5⊕y7 <text:s text:c="14"/>256 <text:s text:c="3"/>9</text:span></text:p>
      <text:p text:style-name="P31"><text:span text:style-name="T42">y0⊕y2⊕y3⊕y4⊕y5⊕y7⊕y8 <text:s text:c="11"/>267 <text:s text:c="2"/>11</text:span></text:p>
      <text:p text:style-name="P31"><text:span text:style-name="T42">y0⊕y2⊕y3⊕y4⊕y5⊕y6 <text:s text:c="14"/>262 <text:s text:c="2"/>11</text:span></text:p>
      <text:p text:style-name="P31"><text:span text:style-name="T42">y0⊕y2⊕y3⊕y4⊕y5⊕y6⊕y8 <text:s text:c="11"/>228 <text:s text:c="2"/>11</text:span></text:p>
      <text:p text:style-name="P31"><text:span text:style-name="T42">y0⊕y2⊕y3⊕y4⊕y5⊕y6⊕y7 <text:s text:c="11"/>235 <text:s text:c="2"/>11</text:span></text:p>
      <text:p text:style-name="P31"><text:span text:style-name="T42">y0⊕y2⊕y3⊕y4⊕y5⊕y6⊕y7⊕y8 <text:s text:c="8"/>263 <text:s text:c="2"/>11</text:span></text:p>
      <text:p text:style-name="P31"><text:span text:style-name="T42">y0⊕y1 <text:s text:c="26"/>250 <text:s text:c="2"/>11</text:span></text:p>
      <text:p text:style-name="P31"><text:span text:style-name="T42">y0⊕y1⊕y8 <text:s text:c="23"/>309 <text:s text:c="3"/>9</text:span></text:p>
      <text:p text:style-name="P31"><text:span text:style-name="T42">y0⊕y1⊕y7 <text:s text:c="23"/>280 <text:s text:c="3"/>9</text:span></text:p>
      <text:p text:style-name="P31"><text:span text:style-name="T42">y0⊕y1⊕y7⊕y8 <text:s text:c="20"/>248 <text:s text:c="3"/>9</text:span></text:p>
      <text:p text:style-name="P31"><text:span text:style-name="T42">y0⊕y1⊕y6 <text:s text:c="23"/>199 <text:s text:c="3"/>9</text:span></text:p>
      <text:p text:style-name="P31"><text:span text:style-name="T42">y0⊕y1⊕y6⊕y8 <text:s text:c="20"/>222 <text:s text:c="2"/>11</text:span></text:p>
      <text:p text:style-name="P31"><text:span text:style-name="T42">y0⊕y1⊕y6⊕y7 <text:s text:c="20"/>297 <text:s text:c="2"/>10</text:span></text:p>
      <text:p text:style-name="P31"><text:span text:style-name="T42">y0⊕y1⊕y6⊕y7⊕y8 <text:s text:c="17"/>317 <text:s text:c="2"/>11</text:span></text:p>
      <text:p text:style-name="P31"><text:span text:style-name="T42">y0⊕y1⊕y5 <text:s text:c="23"/>261 <text:s text:c="2"/>11</text:span></text:p>
      <text:p text:style-name="P31"><text:span text:style-name="T42">y0⊕y1⊕y5⊕y8 <text:s text:c="20"/>277 <text:s text:c="3"/>9</text:span></text:p>
      <text:p text:style-name="P31"><text:span text:style-name="T42">y0⊕y1⊕y5⊕y7 <text:s text:c="20"/>309 <text:s text:c="3"/>9</text:span></text:p>
      <text:p text:style-name="P31"><text:span text:style-name="T42">y0⊕y1⊕y5⊕y7⊕y8 <text:s text:c="17"/>378 <text:s text:c="2"/>11</text:span></text:p>
      <text:p text:style-name="P31"><text:span text:style-name="T42">y0⊕y1⊕y5⊕y6 <text:s text:c="20"/>275 <text:s text:c="3"/>9</text:span></text:p>
      <text:p text:style-name="P31"><text:span text:style-name="T42">y0⊕y1⊕y5⊕y6⊕y8 <text:s text:c="17"/>229 <text:s text:c="3"/>9</text:span></text:p>
      <text:p text:style-name="P31"><text:span text:style-name="T42">y0⊕y1⊕y5⊕y6⊕y7 <text:s text:c="17"/>297 <text:s text:c="3"/>9</text:span></text:p>
      <text:p text:style-name="P31"><text:span text:style-name="T42">y0⊕y1⊕y5⊕y6⊕y7⊕y8 <text:s text:c="14"/>301 <text:s text:c="3"/>9</text:span></text:p>
      <text:p text:style-name="P31"><text:span text:style-name="T42">y0⊕y1⊕y4 <text:s text:c="23"/>234 <text:s text:c="3"/>9</text:span></text:p>
      <text:p text:style-name="P31"><text:span text:style-name="T42">y0⊕y1⊕y4⊕y8 <text:s text:c="20"/>244 <text:s text:c="2"/>11</text:span></text:p>
      <text:p text:style-name="P31"><text:span text:style-name="T42">y0⊕y1⊕y4⊕y7 <text:s text:c="20"/>195 <text:s text:c="3"/>9</text:span></text:p>
      <text:p text:style-name="P31"><text:span text:style-name="T42">y0⊕y1⊕y4⊕y7⊕y8 <text:s text:c="17"/>271 <text:s text:c="3"/>9</text:span></text:p>
      <text:p text:style-name="P31"><text:span text:style-name="T42">y0⊕y1⊕y4⊕y6 <text:s text:c="20"/>256 <text:s text:c="3"/>9</text:span></text:p>
      <text:p text:style-name="P31"><text:span text:style-name="T42">y0⊕y1⊕y4⊕y6⊕y8 <text:s text:c="17"/>259 <text:s text:c="3"/>9</text:span></text:p>
      <text:p text:style-name="P31"><text:span text:style-name="T42">y0⊕y1⊕y4⊕y6⊕y7 <text:s text:c="17"/>338 <text:s text:c="2"/>11</text:span></text:p>
      <text:p text:style-name="P31"><text:span text:style-name="T42">y0⊕y1⊕y4⊕y6⊕y7⊕y8 <text:s text:c="14"/>318 <text:s text:c="3"/>9</text:span></text:p>
      <text:p text:style-name="P31"><text:span text:style-name="T42">y0⊕y1⊕y4⊕y5 <text:s text:c="20"/>338 <text:s text:c="2"/>11</text:span></text:p>
      <text:p text:style-name="P31"><text:span text:style-name="T42">y0⊕y1⊕y4⊕y5⊕y8 <text:s text:c="17"/>301 <text:s text:c="3"/>9</text:span></text:p>
      <text:p text:style-name="P31"><text:span text:style-name="T42">y0⊕y1⊕y4⊕y5⊕y7 <text:s text:c="17"/>234 <text:s text:c="3"/>9</text:span></text:p>
      <text:p text:style-name="P31"><text:span text:style-name="T42">y0⊕y1⊕y4⊕y5⊕y7⊕y8 <text:s text:c="14"/>262 <text:s text:c="3"/>9</text:span></text:p>
      <text:p text:style-name="P31"><text:span text:style-name="T42">y0⊕y1⊕y4⊕y5⊕y6 <text:s text:c="17"/>304 <text:s text:c="2"/>10</text:span></text:p>
      <text:p text:style-name="P31"><text:span text:style-name="T42">y0⊕y1⊕y4⊕y5⊕y6⊕y8 <text:s text:c="14"/>233 <text:s text:c="2"/>10</text:span></text:p>
      <text:p text:style-name="P31"><text:span text:style-name="T42">y0⊕y1⊕y4⊕y5⊕y6⊕y7 <text:s text:c="14"/>274 <text:s text:c="2"/>11</text:span></text:p>
      <text:p text:style-name="P31"><text:span text:style-name="T42">y0⊕y1⊕y4⊕y5⊕y6⊕y7⊕y8 <text:s text:c="11"/>291 <text:s text:c="3"/>9</text:span></text:p>
      <text:p text:style-name="P31"><text:span text:style-name="T42">y0⊕y1⊕y3 <text:s text:c="23"/>265 <text:s text:c="2"/>11</text:span></text:p>
      <text:p text:style-name="P31"><text:span text:style-name="T42">y0⊕y1⊕y3⊕y8 <text:s text:c="20"/>387 <text:s text:c="2"/>11</text:span></text:p>
      <text:p text:style-name="P31"><text:span text:style-name="T42">y0⊕y1⊕y3⊕y7 <text:s text:c="20"/>267 <text:s text:c="2"/>11</text:span></text:p>
      <text:p text:style-name="P31"><text:span text:style-name="T42">y0⊕y1⊕y3⊕y7⊕y8 <text:s text:c="17"/>378 <text:s text:c="2"/>11</text:span></text:p>
      <text:p text:style-name="P31"><text:span text:style-name="T42">y0⊕y1⊕y3⊕y6 <text:s text:c="20"/>282 <text:s text:c="2"/>11</text:span></text:p>
      <text:p text:style-name="P31"><text:span text:style-name="T42">y0⊕y1⊕y3⊕y6⊕y8 <text:s text:c="17"/>297 <text:s text:c="2"/>11</text:span></text:p>
      <text:p text:style-name="P31"><text:span text:style-name="T42">y0⊕y1⊕y3⊕y6⊕y7 <text:s text:c="17"/>258 <text:s text:c="2"/>11</text:span></text:p>
      <text:p text:style-name="P31"><text:span text:style-name="T42">y0⊕y1⊕y3⊕y6⊕y7⊕y8 <text:s text:c="14"/>244 <text:s text:c="3"/>9</text:span></text:p>
      <text:p text:style-name="P31"><text:span text:style-name="T42">y0⊕y1⊕y3⊕y5 <text:s text:c="20"/>244 <text:s text:c="2"/>11</text:span></text:p>
      <text:p text:style-name="P31"><text:span text:style-name="T42">y0⊕y1⊕y3⊕y5⊕y8 <text:s text:c="17"/>323 <text:s text:c="2"/>11</text:span></text:p>
      <text:p text:style-name="P31"><text:span text:style-name="T42">y0⊕y1⊕y3⊕y5⊕y7 <text:s text:c="17"/>284 <text:s text:c="3"/>9</text:span></text:p>
      <text:p text:style-name="P31"><text:span text:style-name="T42">y0⊕y1⊕y3⊕y5⊕y7⊕y8 <text:s text:c="14"/>254 <text:s text:c="2"/>11</text:span></text:p>
      <text:p text:style-name="P31"><text:span text:style-name="T42">y0⊕y1⊕y3⊕y5⊕y6 <text:s text:c="17"/>294 <text:s text:c="3"/>9</text:span></text:p>
      <text:p text:style-name="P31"><text:span text:style-name="T42">y0⊕y1⊕y3⊕y5⊕y6⊕y8 <text:s text:c="14"/>222 <text:s text:c="3"/>9</text:span></text:p>
      <text:p text:style-name="P31"><text:span text:style-name="T42">y0⊕y1⊕y3⊕y5⊕y6⊕y7 <text:s text:c="14"/>329 <text:s text:c="2"/>11</text:span></text:p>
      <text:p text:style-name="P31"><text:span text:style-name="T42">y0⊕y1⊕y3⊕y5⊕y6⊕y7⊕y8 <text:s text:c="11"/>293 <text:s text:c="2"/>11</text:span></text:p>
      <text:p text:style-name="P31"><text:span text:style-name="T42">y0⊕y1⊕y3⊕y4 <text:s text:c="20"/>272 <text:s text:c="2"/>11</text:span></text:p>
      <text:p text:style-name="P31"><text:soft-page-break/><text:span text:style-name="T42">y0⊕y1⊕y3⊕y4⊕y8 <text:s text:c="17"/>264 <text:s text:c="2"/>11</text:span></text:p>
      <text:p text:style-name="P31"><text:span text:style-name="T42">y0⊕y1⊕y3⊕y4⊕y7 <text:s text:c="17"/>304 <text:s text:c="3"/>9</text:span></text:p>
      <text:p text:style-name="P31"><text:span text:style-name="T42">y0⊕y1⊕y3⊕y4⊕y7⊕y8 <text:s text:c="14"/>350 <text:s text:c="2"/>11</text:span></text:p>
      <text:p text:style-name="P31"><text:span text:style-name="T42">y0⊕y1⊕y3⊕y4⊕y6 <text:s text:c="17"/>237 <text:s text:c="2"/>11</text:span></text:p>
      <text:p text:style-name="P31"><text:span text:style-name="T42">y0⊕y1⊕y3⊕y4⊕y6⊕y8 <text:s text:c="14"/>342 <text:s text:c="2"/>11</text:span></text:p>
      <text:p text:style-name="P31"><text:span text:style-name="T42">y0⊕y1⊕y3⊕y4⊕y6⊕y7 <text:s text:c="14"/>346 <text:s text:c="2"/>11</text:span></text:p>
      <text:p text:style-name="P31"><text:span text:style-name="T42">y0⊕y1⊕y3⊕y4⊕y6⊕y7⊕y8 <text:s text:c="11"/>428 <text:s text:c="2"/>11</text:span></text:p>
      <text:p text:style-name="P31"><text:span text:style-name="T42">y0⊕y1⊕y3⊕y4⊕y5 <text:s text:c="17"/>298 <text:s text:c="3"/>9</text:span></text:p>
      <text:p text:style-name="P31"><text:span text:style-name="T42">y0⊕y1⊕y3⊕y4⊕y5⊕y8 <text:s text:c="14"/>310 <text:s text:c="3"/>9</text:span></text:p>
      <text:p text:style-name="P31"><text:span text:style-name="T42">y0⊕y1⊕y3⊕y4⊕y5⊕y7 <text:s text:c="14"/>265 <text:s text:c="2"/>11</text:span></text:p>
      <text:p text:style-name="P31"><text:span text:style-name="T42">y0⊕y1⊕y3⊕y4⊕y5⊕y7⊕y8 <text:s text:c="11"/>334 <text:s text:c="3"/>9</text:span></text:p>
      <text:p text:style-name="P31"><text:span text:style-name="T42">y0⊕y1⊕y3⊕y4⊕y5⊕y6 <text:s text:c="14"/>367 <text:s text:c="2"/>11</text:span></text:p>
      <text:p text:style-name="P31"><text:span text:style-name="T42">y0⊕y1⊕y3⊕y4⊕y5⊕y6⊕y8 <text:s text:c="11"/>211 <text:s text:c="3"/>9</text:span></text:p>
      <text:p text:style-name="P31"><text:span text:style-name="T42">y0⊕y1⊕y3⊕y4⊕y5⊕y6⊕y7 <text:s text:c="11"/>318 <text:s text:c="3"/>9</text:span></text:p>
      <text:p text:style-name="P31"><text:span text:style-name="T42">y0⊕y1⊕y3⊕y4⊕y5⊕y6⊕y7⊕y8 <text:s text:c="8"/>242 <text:s text:c="2"/>11</text:span></text:p>
      <text:p text:style-name="P31"><text:span text:style-name="T42">y0⊕y1⊕y2 <text:s text:c="23"/>185 <text:s text:c="3"/>9</text:span></text:p>
      <text:p text:style-name="P31"><text:span text:style-name="T42">y0⊕y1⊕y2⊕y8 <text:s text:c="20"/>258 <text:s text:c="3"/>9</text:span></text:p>
      <text:p text:style-name="P31"><text:span text:style-name="T42">y0⊕y1⊕y2⊕y7 <text:s text:c="20"/>255 <text:s text:c="3"/>9</text:span></text:p>
      <text:p text:style-name="P31"><text:span text:style-name="T42">y0⊕y1⊕y2⊕y7⊕y8 <text:s text:c="17"/>262 <text:s text:c="2"/>11</text:span></text:p>
      <text:p text:style-name="P31"><text:span text:style-name="T42">y0⊕y1⊕y2⊕y6 <text:s text:c="20"/>212 <text:s text:c="3"/>9</text:span></text:p>
      <text:p text:style-name="P31"><text:span text:style-name="T42">y0⊕y1⊕y2⊕y6⊕y8 <text:s text:c="17"/>288 <text:s text:c="2"/>11</text:span></text:p>
      <text:p text:style-name="P31"><text:span text:style-name="T42">y0⊕y1⊕y2⊕y6⊕y7 <text:s text:c="17"/>313 <text:s text:c="2"/>11</text:span></text:p>
      <text:p text:style-name="P31"><text:span text:style-name="T42">y0⊕y1⊕y2⊕y6⊕y7⊕y8 <text:s text:c="14"/>291 <text:s text:c="2"/>11</text:span></text:p>
      <text:p text:style-name="P31"><text:span text:style-name="T42">y0⊕y1⊕y2⊕y5 <text:s text:c="20"/>227 <text:s text:c="2"/>11</text:span></text:p>
      <text:p text:style-name="P31"><text:span text:style-name="T42">y0⊕y1⊕y2⊕y5⊕y8 <text:s text:c="17"/>295 <text:s text:c="2"/>11</text:span></text:p>
      <text:p text:style-name="P31"><text:span text:style-name="T42">y0⊕y1⊕y2⊕y5⊕y7 <text:s text:c="17"/>226 <text:s text:c="3"/>9</text:span></text:p>
      <text:p text:style-name="P31"><text:span text:style-name="T42">y0⊕y1⊕y2⊕y5⊕y7⊕y8 <text:s text:c="14"/>240 <text:s text:c="3"/>9</text:span></text:p>
      <text:p text:style-name="P31"><text:span text:style-name="T42">y0⊕y1⊕y2⊕y5⊕y6 <text:s text:c="17"/>263 <text:s text:c="3"/>9</text:span></text:p>
      <text:p text:style-name="P31"><text:span text:style-name="T42">y0⊕y1⊕y2⊕y5⊕y6⊕y8 <text:s text:c="14"/>245 <text:s text:c="2"/>11</text:span></text:p>
      <text:p text:style-name="P31"><text:span text:style-name="T42">y0⊕y1⊕y2⊕y5⊕y6⊕y7 <text:s text:c="14"/>276 <text:s text:c="3"/>9</text:span></text:p>
      <text:p text:style-name="P31"><text:span text:style-name="T42">y0⊕y1⊕y2⊕y5⊕y6⊕y7⊕y8 <text:s text:c="11"/>226 <text:s text:c="2"/>11</text:span></text:p>
      <text:p text:style-name="P31"><text:span text:style-name="T42">y0⊕y1⊕y2⊕y4 <text:s text:c="20"/>316 <text:s text:c="2"/>11</text:span></text:p>
      <text:p text:style-name="P31"><text:span text:style-name="T42">y0⊕y1⊕y2⊕y4⊕y8 <text:s text:c="17"/>311 <text:s text:c="2"/>11</text:span></text:p>
      <text:p text:style-name="P31"><text:span text:style-name="T42">y0⊕y1⊕y2⊕y4⊕y7 <text:s text:c="17"/>295 <text:s text:c="3"/>9</text:span></text:p>
      <text:p text:style-name="P31"><text:span text:style-name="T42">y0⊕y1⊕y2⊕y4⊕y7⊕y8 <text:s text:c="14"/>229 <text:s text:c="3"/>9</text:span></text:p>
      <text:p text:style-name="P31"><text:span text:style-name="T42">y0⊕y1⊕y2⊕y4⊕y6 <text:s text:c="17"/>279 <text:s text:c="2"/>11</text:span></text:p>
      <text:p text:style-name="P31"><text:span text:style-name="T42">y0⊕y1⊕y2⊕y4⊕y6⊕y8 <text:s text:c="14"/>360 <text:s text:c="2"/>11</text:span></text:p>
      <text:p text:style-name="P31"><text:span text:style-name="T42">y0⊕y1⊕y2⊕y4⊕y6⊕y7 <text:s text:c="14"/>233 <text:s text:c="2"/>11</text:span></text:p>
      <text:p text:style-name="P31"><text:span text:style-name="T42">y0⊕y1⊕y2⊕y4⊕y6⊕y7⊕y8 <text:s text:c="11"/>295 <text:s text:c="2"/>11</text:span></text:p>
      <text:p text:style-name="P31"><text:span text:style-name="T42">y0⊕y1⊕y2⊕y4⊕y5 <text:s text:c="17"/>320 <text:s text:c="2"/>11</text:span></text:p>
      <text:p text:style-name="P31"><text:span text:style-name="T42">y0⊕y1⊕y2⊕y4⊕y5⊕y8 <text:s text:c="14"/>279 <text:s text:c="2"/>11</text:span></text:p>
      <text:p text:style-name="P31"><text:span text:style-name="T42">y0⊕y1⊕y2⊕y4⊕y5⊕y7 <text:s text:c="14"/>295 <text:s text:c="2"/>11</text:span></text:p>
      <text:p text:style-name="P31"><text:span text:style-name="T42">y0⊕y1⊕y2⊕y4⊕y5⊕y7⊕y8 <text:s text:c="11"/>224 <text:s text:c="2"/>11</text:span></text:p>
      <text:p text:style-name="P31"><text:span text:style-name="T42">y0⊕y1⊕y2⊕y4⊕y5⊕y6 <text:s text:c="14"/>268 <text:s text:c="2"/>11</text:span></text:p>
      <text:p text:style-name="P31"><text:span text:style-name="T42">y0⊕y1⊕y2⊕y4⊕y5⊕y6⊕y8 <text:s text:c="11"/>254 <text:s text:c="3"/>9</text:span></text:p>
      <text:p text:style-name="P31"><text:span text:style-name="T42">y0⊕y1⊕y2⊕y4⊕y5⊕y6⊕y7 <text:s text:c="11"/>368 <text:s text:c="2"/>11</text:span></text:p>
      <text:p text:style-name="P31"><text:span text:style-name="T42">y0⊕y1⊕y2⊕y4⊕y5⊕y6⊕y7⊕y8 <text:s text:c="8"/>248 <text:s text:c="3"/>9</text:span></text:p>
      <text:p text:style-name="P31"><text:span text:style-name="T42">y0⊕y1⊕y2⊕y3 <text:s text:c="20"/>334 <text:s text:c="3"/>9</text:span></text:p>
      <text:p text:style-name="P31"><text:span text:style-name="T42">y0⊕y1⊕y2⊕y3⊕y8 <text:s text:c="17"/>306 <text:s text:c="2"/>11</text:span></text:p>
      <text:p text:style-name="P31"><text:span text:style-name="T42">y0⊕y1⊕y2⊕y3⊕y7 <text:s text:c="17"/>251 <text:s text:c="2"/>11</text:span></text:p>
      <text:p text:style-name="P31"><text:span text:style-name="T42">y0⊕y1⊕y2⊕y3⊕y7⊕y8 <text:s text:c="14"/>277 <text:s text:c="3"/>9</text:span></text:p>
      <text:p text:style-name="P31"><text:span text:style-name="T42">y0⊕y1⊕y2⊕y3⊕y6 <text:s text:c="17"/>288 <text:s text:c="3"/>9</text:span></text:p>
      <text:p text:style-name="P31"><text:span text:style-name="T42">y0⊕y1⊕y2⊕y3⊕y6⊕y8 <text:s text:c="14"/>201 <text:s text:c="2"/>11</text:span></text:p>
      <text:p text:style-name="P31"><text:span text:style-name="T42">y0⊕y1⊕y2⊕y3⊕y6⊕y7 <text:s text:c="14"/>255 <text:s text:c="2"/>11</text:span></text:p>
      <text:p text:style-name="P31"><text:span text:style-name="T42">y0⊕y1⊕y2⊕y3⊕y6⊕y7⊕y8 <text:s text:c="11"/>285 <text:s text:c="2"/>11</text:span></text:p>
      <text:p text:style-name="P31"><text:span text:style-name="T42">y0⊕y1⊕y2⊕y3⊕y5 <text:s text:c="17"/>308 <text:s text:c="2"/>10</text:span></text:p>
      <text:p text:style-name="P31"><text:span text:style-name="T42">y0⊕y1⊕y2⊕y3⊕y5⊕y8 <text:s text:c="14"/>269 <text:s text:c="3"/>9</text:span></text:p>
      <text:p text:style-name="P31"><text:span text:style-name="T42">y0⊕y1⊕y2⊕y3⊕y5⊕y7 <text:s text:c="14"/>169 <text:s text:c="3"/>9</text:span></text:p>
      <text:p text:style-name="P31"><text:span text:style-name="T42">y0⊕y1⊕y2⊕y3⊕y5⊕y7⊕y8 <text:s text:c="11"/>268 <text:s text:c="3"/>9</text:span></text:p>
      <text:p text:style-name="P31"><text:span text:style-name="T42">y0⊕y1⊕y2⊕y3⊕y5⊕y6 <text:s text:c="14"/>291 <text:s text:c="3"/>9</text:span></text:p>
      <text:p text:style-name="P31"><text:span text:style-name="T42">y0⊕y1⊕y2⊕y3⊕y5⊕y6⊕y8 <text:s text:c="11"/>207 <text:s text:c="3"/>9</text:span></text:p>
      <text:p text:style-name="P31"><text:span text:style-name="T42">y0⊕y1⊕y2⊕y3⊕y5⊕y6⊕y7 <text:s text:c="11"/>155 <text:s text:c="3"/>9</text:span></text:p>
      <text:p text:style-name="P31"><text:soft-page-break/><text:span text:style-name="T42">y0⊕y1⊕y2⊕y3⊕y5⊕y6⊕y7⊕y8 <text:s text:c="8"/>273 <text:s text:c="3"/>9</text:span></text:p>
      <text:p text:style-name="P31"><text:span text:style-name="T42">y0⊕y1⊕y2⊕y3⊕y4 <text:s text:c="17"/>272 <text:s text:c="2"/>11</text:span></text:p>
      <text:p text:style-name="P31"><text:span text:style-name="T42">y0⊕y1⊕y2⊕y3⊕y4⊕y8 <text:s text:c="14"/>370 <text:s text:c="3"/>9</text:span></text:p>
      <text:p text:style-name="P31"><text:span text:style-name="T42">y0⊕y1⊕y2⊕y3⊕y4⊕y7 <text:s text:c="14"/>206 <text:s text:c="3"/>9</text:span></text:p>
      <text:p text:style-name="P31"><text:span text:style-name="T42">y0⊕y1⊕y2⊕y3⊕y4⊕y7⊕y8 <text:s text:c="11"/>218 <text:s text:c="2"/>11</text:span></text:p>
      <text:p text:style-name="P31"><text:span text:style-name="T42">y0⊕y1⊕y2⊕y3⊕y4⊕y6 <text:s text:c="14"/>280 <text:s text:c="2"/>11</text:span></text:p>
      <text:p text:style-name="P31"><text:span text:style-name="T42">y0⊕y1⊕y2⊕y3⊕y4⊕y6⊕y8 <text:s text:c="11"/>275 <text:s text:c="3"/>9</text:span></text:p>
      <text:p text:style-name="P31"><text:span text:style-name="T42">y0⊕y1⊕y2⊕y3⊕y4⊕y6⊕y7 <text:s text:c="11"/>261 <text:s text:c="3"/>9</text:span></text:p>
      <text:p text:style-name="P31"><text:span text:style-name="T42">y0⊕y1⊕y2⊕y3⊕y4⊕y6⊕y7⊕y8 <text:s text:c="8"/>171 <text:s text:c="3"/>9</text:span></text:p>
      <text:p text:style-name="P31"><text:span text:style-name="T42">y0⊕y1⊕y2⊕y3⊕y4⊕y5 <text:s text:c="14"/>277 <text:s text:c="2"/>11</text:span></text:p>
      <text:p text:style-name="P31"><text:span text:style-name="T42">y0⊕y1⊕y2⊕y3⊕y4⊕y5⊕y8 <text:s text:c="11"/>334 <text:s text:c="3"/>9</text:span></text:p>
      <text:p text:style-name="P31"><text:span text:style-name="T42">y0⊕y1⊕y2⊕y3⊕y4⊕y5⊕y7 <text:s text:c="11"/>268 <text:s text:c="3"/>9</text:span></text:p>
      <text:p text:style-name="P31"><text:span text:style-name="T42">y0⊕y1⊕y2⊕y3⊕y4⊕y5⊕y7⊕y8 <text:s text:c="8"/>280 <text:s text:c="2"/>11</text:span></text:p>
      <text:p text:style-name="P31"><text:span text:style-name="T42">y0⊕y1⊕y2⊕y3⊕y4⊕y5⊕y6 <text:s text:c="11"/>277 <text:s text:c="2"/>11</text:span></text:p>
      <text:p text:style-name="P31"><text:span text:style-name="T42">y0⊕y1⊕y2⊕y3⊕y4⊕y5⊕y6⊕y8 <text:s text:c="8"/>277 <text:s text:c="3"/>9</text:span></text:p>
      <text:p text:style-name="P31"><text:span text:style-name="T42">y0⊕y1⊕y2⊕y3⊕y4⊕y5⊕y6⊕y7 <text:s text:c="8"/>275 <text:s text:c="3"/>9</text:span></text:p>
      <text:p text:style-name="P31"><text:span text:style-name="T42">y0⊕y1⊕y2⊕y3⊕y4⊕y5⊕y6⊕y7⊕y8 <text:s text:c="5"/>230 <text:s text:c="3"/>9</text:span></text:p>
      <text:p text:style-name="P31"><text:span text:style-name="T42">1⊕ <text:s text:c="31"/>1 <text:s text:c="3"/>2</text:span></text:p>
      <text:p text:style-name="P31"><text:span text:style-name="T42">1⊕y8 <text:s text:c="27"/>164 <text:s text:c="2"/>11</text:span></text:p>
      <text:p text:style-name="P31"><text:span text:style-name="T42">1⊕y7 <text:s text:c="27"/>157 <text:s text:c="2"/>11</text:span></text:p>
      <text:p text:style-name="P31"><text:span text:style-name="T42">1⊕y7⊕y8 <text:s text:c="24"/>196 <text:s text:c="3"/>9</text:span></text:p>
      <text:p text:style-name="P31"><text:span text:style-name="T42">1⊕y6 <text:s text:c="27"/>282 <text:s text:c="2"/>11</text:span></text:p>
      <text:p text:style-name="P31"><text:span text:style-name="T42">1⊕y6⊕y8 <text:s text:c="24"/>200 <text:s text:c="2"/>11</text:span></text:p>
      <text:p text:style-name="P31"><text:span text:style-name="T42">1⊕y6⊕y7 <text:s text:c="24"/>205 <text:s text:c="2"/>11</text:span></text:p>
      <text:p text:style-name="P31"><text:span text:style-name="T42">1⊕y6⊕y7⊕y8 <text:s text:c="21"/>154 <text:s text:c="3"/>9</text:span></text:p>
      <text:p text:style-name="P31"><text:span text:style-name="T42">1⊕y5 <text:s text:c="27"/>173 <text:s text:c="2"/>10</text:span></text:p>
      <text:p text:style-name="P31"><text:span text:style-name="T42">1⊕y5⊕y8 <text:s text:c="24"/>314 <text:s text:c="2"/>11</text:span></text:p>
      <text:p text:style-name="P31"><text:span text:style-name="T42">1⊕y5⊕y7 <text:s text:c="24"/>245 <text:s text:c="3"/>9</text:span></text:p>
      <text:p text:style-name="P31"><text:span text:style-name="T42">1⊕y5⊕y7⊕y8 <text:s text:c="21"/>222 <text:s text:c="3"/>9</text:span></text:p>
      <text:p text:style-name="P31"><text:span text:style-name="T42">1⊕y5⊕y6 <text:s text:c="24"/>273 <text:s text:c="2"/>11</text:span></text:p>
      <text:p text:style-name="P31"><text:span text:style-name="T42">1⊕y5⊕y6⊕y8 <text:s text:c="21"/>191 <text:s text:c="2"/>10</text:span></text:p>
      <text:p text:style-name="P31"><text:span text:style-name="T42">1⊕y5⊕y6⊕y7 <text:s text:c="21"/>266 <text:s text:c="3"/>9</text:span></text:p>
      <text:p text:style-name="P31"><text:span text:style-name="T42">1⊕y5⊕y6⊕y7⊕y8 <text:s text:c="18"/>262 <text:s text:c="2"/>11</text:span></text:p>
      <text:p text:style-name="P31"><text:span text:style-name="T42">1⊕y4 <text:s text:c="27"/>148 <text:s text:c="2"/>11</text:span></text:p>
      <text:p text:style-name="P31"><text:span text:style-name="T42">1⊕y4⊕y8 <text:s text:c="24"/>208 <text:s text:c="3"/>9</text:span></text:p>
      <text:p text:style-name="P31"><text:span text:style-name="T42">1⊕y4⊕y7 <text:s text:c="24"/>288 <text:s text:c="2"/>11</text:span></text:p>
      <text:p text:style-name="P31"><text:span text:style-name="T42">1⊕y4⊕y7⊕y8 <text:s text:c="21"/>306 <text:s text:c="3"/>9</text:span></text:p>
      <text:p text:style-name="P31"><text:span text:style-name="T42">1⊕y4⊕y6 <text:s text:c="24"/>273 <text:s text:c="2"/>11</text:span></text:p>
      <text:p text:style-name="P31"><text:span text:style-name="T42">1⊕y4⊕y6⊕y8 <text:s text:c="21"/>229 <text:s text:c="2"/>11</text:span></text:p>
      <text:p text:style-name="P31"><text:span text:style-name="T42">1⊕y4⊕y6⊕y7 <text:s text:c="21"/>275 <text:s text:c="2"/>11</text:span></text:p>
      <text:p text:style-name="P31"><text:span text:style-name="T42">1⊕y4⊕y6⊕y7⊕y8 <text:s text:c="18"/>193 <text:s text:c="3"/>9</text:span></text:p>
      <text:p text:style-name="P31"><text:span text:style-name="T42">1⊕y4⊕y5 <text:s text:c="24"/>289 <text:s text:c="3"/>9</text:span></text:p>
      <text:p text:style-name="P31"><text:span text:style-name="T42">1⊕y4⊕y5⊕y8 <text:s text:c="21"/>172 <text:s text:c="3"/>9</text:span></text:p>
      <text:p text:style-name="P31"><text:span text:style-name="T42">1⊕y4⊕y5⊕y7 <text:s text:c="21"/>251 <text:s text:c="2"/>11</text:span></text:p>
      <text:p text:style-name="P31"><text:span text:style-name="T42">1⊕y4⊕y5⊕y7⊕y8 <text:s text:c="18"/>231 <text:s text:c="3"/>9</text:span></text:p>
      <text:p text:style-name="P31"><text:span text:style-name="T42">1⊕y4⊕y5⊕y6 <text:s text:c="21"/>270 <text:s text:c="2"/>11</text:span></text:p>
      <text:p text:style-name="P31"><text:span text:style-name="T42">1⊕y4⊕y5⊕y6⊕y8 <text:s text:c="18"/>181 <text:s text:c="3"/>9</text:span></text:p>
      <text:p text:style-name="P31"><text:span text:style-name="T42">1⊕y4⊕y5⊕y6⊕y7 <text:s text:c="18"/>290 <text:s text:c="3"/>9</text:span></text:p>
      <text:p text:style-name="P31"><text:span text:style-name="T42">1⊕y4⊕y5⊕y6⊕y7⊕y8 <text:s text:c="15"/>322 <text:s text:c="2"/>11</text:span></text:p>
      <text:p text:style-name="P31"><text:span text:style-name="T42">1⊕y3 <text:s text:c="27"/>176 <text:s text:c="2"/>11</text:span></text:p>
      <text:p text:style-name="P31"><text:span text:style-name="T42">1⊕y3⊕y8 <text:s text:c="24"/>287 <text:s text:c="2"/>11</text:span></text:p>
      <text:p text:style-name="P31"><text:span text:style-name="T42">1⊕y3⊕y7 <text:s text:c="24"/>262 <text:s text:c="2"/>10</text:span></text:p>
      <text:p text:style-name="P31"><text:span text:style-name="T42">1⊕y3⊕y7⊕y8 <text:s text:c="21"/>259 <text:s text:c="3"/>9</text:span></text:p>
      <text:p text:style-name="P31"><text:span text:style-name="T42">1⊕y3⊕y6 <text:s text:c="24"/>285 <text:s text:c="3"/>9</text:span></text:p>
      <text:p text:style-name="P31"><text:span text:style-name="T42">1⊕y3⊕y6⊕y8 <text:s text:c="21"/>169 <text:s text:c="2"/>10</text:span></text:p>
      <text:p text:style-name="P31"><text:span text:style-name="T42">1⊕y3⊕y6⊕y7 <text:s text:c="21"/>236 <text:s text:c="3"/>9</text:span></text:p>
      <text:p text:style-name="P31"><text:span text:style-name="T42">1⊕y3⊕y6⊕y7⊕y8 <text:s text:c="18"/>204 <text:s text:c="3"/>9</text:span></text:p>
      <text:p text:style-name="P31"><text:span text:style-name="T42">1⊕y3⊕y5 <text:s text:c="24"/>193 <text:s text:c="3"/>9</text:span></text:p>
      <text:p text:style-name="P31"><text:span text:style-name="T42">1⊕y3⊕y5⊕y8 <text:s text:c="21"/>279 <text:s text:c="3"/>9</text:span></text:p>
      <text:p text:style-name="P31"><text:span text:style-name="T42">1⊕y3⊕y5⊕y7 <text:s text:c="21"/>246 <text:s text:c="2"/>10</text:span></text:p>
      <text:p text:style-name="P31"><text:span text:style-name="T42">1⊕y3⊕y5⊕y7⊕y8 <text:s text:c="18"/>280 <text:s text:c="3"/>9</text:span></text:p>
      <text:p text:style-name="P31"><text:span text:style-name="T42">1⊕y3⊕y5⊕y6 <text:s text:c="21"/>179 <text:s text:c="3"/>9</text:span></text:p>
      <text:p text:style-name="P31"><text:soft-page-break/><text:span text:style-name="T42">1⊕y3⊕y5⊕y6⊕y8 <text:s text:c="18"/>320 <text:s text:c="2"/>11</text:span></text:p>
      <text:p text:style-name="P31"><text:span text:style-name="T42">1⊕y3⊕y5⊕y6⊕y7 <text:s text:c="18"/>281 <text:s text:c="2"/>11</text:span></text:p>
      <text:p text:style-name="P31"><text:span text:style-name="T42">1⊕y3⊕y5⊕y6⊕y7⊕y8 <text:s text:c="15"/>266 <text:s text:c="2"/>11</text:span></text:p>
      <text:p text:style-name="P31"><text:span text:style-name="T42">1⊕y3⊕y4 <text:s text:c="24"/>280 <text:s text:c="3"/>9</text:span></text:p>
      <text:p text:style-name="P31"><text:span text:style-name="T42">1⊕y3⊕y4⊕y8 <text:s text:c="21"/>233 <text:s text:c="3"/>9</text:span></text:p>
      <text:p text:style-name="P31"><text:span text:style-name="T42">1⊕y3⊕y4⊕y7 <text:s text:c="21"/>278 <text:s text:c="2"/>11</text:span></text:p>
      <text:p text:style-name="P31"><text:span text:style-name="T42">1⊕y3⊕y4⊕y7⊕y8 <text:s text:c="18"/>255 <text:s text:c="2"/>11</text:span></text:p>
      <text:p text:style-name="P31"><text:span text:style-name="T42">1⊕y3⊕y4⊕y6 <text:s text:c="21"/>299 <text:s text:c="3"/>9</text:span></text:p>
      <text:p text:style-name="P31"><text:span text:style-name="T42">1⊕y3⊕y4⊕y6⊕y8 <text:s text:c="18"/>217 <text:s text:c="3"/>9</text:span></text:p>
      <text:p text:style-name="P31"><text:span text:style-name="T42">1⊕y3⊕y4⊕y6⊕y7 <text:s text:c="18"/>351 <text:s text:c="3"/>9</text:span></text:p>
      <text:p text:style-name="P31"><text:span text:style-name="T42">1⊕y3⊕y4⊕y6⊕y7⊕y8 <text:s text:c="15"/>271 <text:s text:c="3"/>9</text:span></text:p>
      <text:p text:style-name="P31"><text:span text:style-name="T42">1⊕y3⊕y4⊕y5 <text:s text:c="21"/>254 <text:s text:c="3"/>9</text:span></text:p>
      <text:p text:style-name="P31"><text:span text:style-name="T42">1⊕y3⊕y4⊕y5⊕y8 <text:s text:c="18"/>263 <text:s text:c="3"/>9</text:span></text:p>
      <text:p text:style-name="P31"><text:span text:style-name="T42">1⊕y3⊕y4⊕y5⊕y7 <text:s text:c="18"/>218 <text:s text:c="2"/>11</text:span></text:p>
      <text:p text:style-name="P31"><text:span text:style-name="T42">1⊕y3⊕y4⊕y5⊕y7⊕y8 <text:s text:c="15"/>285 <text:s text:c="3"/>9</text:span></text:p>
      <text:p text:style-name="P31"><text:span text:style-name="T42">1⊕y3⊕y4⊕y5⊕y6 <text:s text:c="18"/>271 <text:s text:c="2"/>11</text:span></text:p>
      <text:p text:style-name="P31"><text:span text:style-name="T42">1⊕y3⊕y4⊕y5⊕y6⊕y8 <text:s text:c="15"/>274 <text:s text:c="3"/>9</text:span></text:p>
      <text:p text:style-name="P31"><text:span text:style-name="T42">1⊕y3⊕y4⊕y5⊕y6⊕y7 <text:s text:c="15"/>336 <text:s text:c="3"/>9</text:span></text:p>
      <text:p text:style-name="P31"><text:span text:style-name="T42">1⊕y3⊕y4⊕y5⊕y6⊕y7⊕y8 <text:s text:c="12"/>241 <text:s text:c="3"/>9</text:span></text:p>
      <text:p text:style-name="P31"><text:span text:style-name="T42">1⊕y2 <text:s text:c="27"/>255 <text:s text:c="2"/>11</text:span></text:p>
      <text:p text:style-name="P31"><text:span text:style-name="T42">1⊕y2⊕y8 <text:s text:c="24"/>256 <text:s text:c="3"/>9</text:span></text:p>
      <text:p text:style-name="P31"><text:span text:style-name="T42">1⊕y2⊕y7 <text:s text:c="24"/>190 <text:s text:c="2"/>11</text:span></text:p>
      <text:p text:style-name="P31"><text:span text:style-name="T42">1⊕y2⊕y7⊕y8 <text:s text:c="21"/>215 <text:s text:c="2"/>10</text:span></text:p>
      <text:p text:style-name="P31"><text:span text:style-name="T42">1⊕y2⊕y6 <text:s text:c="24"/>285 <text:s text:c="3"/>9</text:span></text:p>
      <text:p text:style-name="P31"><text:span text:style-name="T42">1⊕y2⊕y6⊕y8 <text:s text:c="21"/>244 <text:s text:c="2"/>11</text:span></text:p>
      <text:p text:style-name="P31"><text:span text:style-name="T42">1⊕y2⊕y6⊕y7 <text:s text:c="21"/>309 <text:s text:c="3"/>9</text:span></text:p>
      <text:p text:style-name="P31"><text:span text:style-name="T42">1⊕y2⊕y6⊕y7⊕y8 <text:s text:c="18"/>213 <text:s text:c="2"/>11</text:span></text:p>
      <text:p text:style-name="P31"><text:span text:style-name="T42">1⊕y2⊕y5 <text:s text:c="24"/>309 <text:s text:c="2"/>11</text:span></text:p>
      <text:p text:style-name="P31"><text:span text:style-name="T42">1⊕y2⊕y5⊕y8 <text:s text:c="21"/>264 <text:s text:c="3"/>9</text:span></text:p>
      <text:p text:style-name="P31"><text:span text:style-name="T42">1⊕y2⊕y5⊕y7 <text:s text:c="21"/>222 <text:s text:c="3"/>9</text:span></text:p>
      <text:p text:style-name="P31"><text:span text:style-name="T42">1⊕y2⊕y5⊕y7⊕y8 <text:s text:c="18"/>281 <text:s text:c="3"/>9</text:span></text:p>
      <text:p text:style-name="P31"><text:span text:style-name="T42">1⊕y2⊕y5⊕y6 <text:s text:c="21"/>346 <text:s text:c="2"/>11</text:span></text:p>
      <text:p text:style-name="P31"><text:span text:style-name="T42">1⊕y2⊕y5⊕y6⊕y8 <text:s text:c="18"/>147 <text:s text:c="3"/>9</text:span></text:p>
      <text:p text:style-name="P31"><text:span text:style-name="T42">1⊕y2⊕y5⊕y6⊕y7 <text:s text:c="18"/>298 <text:s text:c="3"/>9</text:span></text:p>
      <text:p text:style-name="P31"><text:span text:style-name="T42">1⊕y2⊕y5⊕y6⊕y7⊕y8 <text:s text:c="15"/>250 <text:s text:c="2"/>11</text:span></text:p>
      <text:p text:style-name="P31"><text:span text:style-name="T42">1⊕y2⊕y4 <text:s text:c="24"/>221 <text:s text:c="2"/>11</text:span></text:p>
      <text:p text:style-name="P31"><text:span text:style-name="T42">1⊕y2⊕y4⊕y8 <text:s text:c="21"/>217 <text:s text:c="3"/>9</text:span></text:p>
      <text:p text:style-name="P31"><text:span text:style-name="T42">1⊕y2⊕y4⊕y7 <text:s text:c="21"/>200 <text:s text:c="2"/>11</text:span></text:p>
      <text:p text:style-name="P31"><text:span text:style-name="T42">1⊕y2⊕y4⊕y7⊕y8 <text:s text:c="18"/>252 <text:s text:c="3"/>9</text:span></text:p>
      <text:p text:style-name="P31"><text:span text:style-name="T42">1⊕y2⊕y4⊕y6 <text:s text:c="21"/>289 <text:s text:c="2"/>11</text:span></text:p>
      <text:p text:style-name="P31"><text:span text:style-name="T42">1⊕y2⊕y4⊕y6⊕y8 <text:s text:c="18"/>322 <text:s text:c="3"/>9</text:span></text:p>
      <text:p text:style-name="P31"><text:span text:style-name="T42">1⊕y2⊕y4⊕y6⊕y7 <text:s text:c="18"/>220 <text:s text:c="2"/>11</text:span></text:p>
      <text:p text:style-name="P31"><text:span text:style-name="T42">1⊕y2⊕y4⊕y6⊕y7⊕y8 <text:s text:c="15"/>187 <text:s text:c="2"/>11</text:span></text:p>
      <text:p text:style-name="P31"><text:span text:style-name="T42">1⊕y2⊕y4⊕y5 <text:s text:c="21"/>269 <text:s text:c="2"/>11</text:span></text:p>
      <text:p text:style-name="P31"><text:span text:style-name="T42">1⊕y2⊕y4⊕y5⊕y8 <text:s text:c="18"/>209 <text:s text:c="3"/>9</text:span></text:p>
      <text:p text:style-name="P31"><text:span text:style-name="T42">1⊕y2⊕y4⊕y5⊕y7 <text:s text:c="18"/>231 <text:s text:c="3"/>9</text:span></text:p>
      <text:p text:style-name="P31"><text:span text:style-name="T42">1⊕y2⊕y4⊕y5⊕y7⊕y8 <text:s text:c="15"/>240 <text:s text:c="3"/>9</text:span></text:p>
      <text:p text:style-name="P31"><text:span text:style-name="T42">1⊕y2⊕y4⊕y5⊕y6 <text:s text:c="18"/>393 <text:s text:c="2"/>11</text:span></text:p>
      <text:p text:style-name="P31"><text:span text:style-name="T42">1⊕y2⊕y4⊕y5⊕y6⊕y8 <text:s text:c="15"/>220 <text:s text:c="2"/>11</text:span></text:p>
      <text:p text:style-name="P31"><text:span text:style-name="T42">1⊕y2⊕y4⊕y5⊕y6⊕y7 <text:s text:c="15"/>250 <text:s text:c="2"/>11</text:span></text:p>
      <text:p text:style-name="P31"><text:span text:style-name="T42">1⊕y2⊕y4⊕y5⊕y6⊕y7⊕y8 <text:s text:c="12"/>220 <text:s text:c="2"/>11</text:span></text:p>
      <text:p text:style-name="P31"><text:span text:style-name="T42">1⊕y2⊕y3 <text:s text:c="24"/>228 <text:s text:c="3"/>9</text:span></text:p>
      <text:p text:style-name="P31"><text:span text:style-name="T42">1⊕y2⊕y3⊕y8 <text:s text:c="21"/>267 <text:s text:c="2"/>11</text:span></text:p>
      <text:p text:style-name="P31"><text:span text:style-name="T42">1⊕y2⊕y3⊕y7 <text:s text:c="21"/>241 <text:s text:c="3"/>9</text:span></text:p>
      <text:p text:style-name="P31"><text:span text:style-name="T42">1⊕y2⊕y3⊕y7⊕y8 <text:s text:c="18"/>267 <text:s text:c="2"/>10</text:span></text:p>
      <text:p text:style-name="P31"><text:span text:style-name="T42">1⊕y2⊕y3⊕y6 <text:s text:c="21"/>161 <text:s text:c="3"/>9</text:span></text:p>
      <text:p text:style-name="P31"><text:span text:style-name="T42">1⊕y2⊕y3⊕y6⊕y8 <text:s text:c="18"/>177 <text:s text:c="3"/>9</text:span></text:p>
      <text:p text:style-name="P31"><text:span text:style-name="T42">1⊕y2⊕y3⊕y6⊕y7 <text:s text:c="18"/>267 <text:s text:c="3"/>9</text:span></text:p>
      <text:p text:style-name="P31"><text:span text:style-name="T42">1⊕y2⊕y3⊕y6⊕y7⊕y8 <text:s text:c="15"/>186 <text:s text:c="3"/>9</text:span></text:p>
      <text:p text:style-name="P31"><text:span text:style-name="T42">1⊕y2⊕y3⊕y5 <text:s text:c="21"/>278 <text:s text:c="2"/>11</text:span></text:p>
      <text:p text:style-name="P31"><text:span text:style-name="T42">1⊕y2⊕y3⊕y5⊕y8 <text:s text:c="18"/>250 <text:s text:c="2"/>11</text:span></text:p>
      <text:p text:style-name="P31"><text:span text:style-name="T42">1⊕y2⊕y3⊕y5⊕y7 <text:s text:c="18"/>290 <text:s text:c="2"/>11</text:span></text:p>
      <text:p text:style-name="P31"><text:soft-page-break/><text:span text:style-name="T42">1⊕y2⊕y3⊕y5⊕y7⊕y8 <text:s text:c="15"/>280 <text:s text:c="2"/>10</text:span></text:p>
      <text:p text:style-name="P31"><text:span text:style-name="T42">1⊕y2⊕y3⊕y5⊕y6 <text:s text:c="18"/>224 <text:s text:c="2"/>11</text:span></text:p>
      <text:p text:style-name="P31"><text:span text:style-name="T42">1⊕y2⊕y3⊕y5⊕y6⊕y8 <text:s text:c="15"/>220 <text:s text:c="2"/>11</text:span></text:p>
      <text:p text:style-name="P31"><text:span text:style-name="T42">1⊕y2⊕y3⊕y5⊕y6⊕y7 <text:s text:c="15"/>279 <text:s text:c="3"/>9</text:span></text:p>
      <text:p text:style-name="P31"><text:span text:style-name="T42">1⊕y2⊕y3⊕y5⊕y6⊕y7⊕y8 <text:s text:c="12"/>262 <text:s text:c="3"/>9</text:span></text:p>
      <text:p text:style-name="P31"><text:span text:style-name="T42">1⊕y2⊕y3⊕y4 <text:s text:c="21"/>389 <text:s text:c="2"/>11</text:span></text:p>
      <text:p text:style-name="P31"><text:span text:style-name="T42">1⊕y2⊕y3⊕y4⊕y8 <text:s text:c="18"/>318 <text:s text:c="3"/>9</text:span></text:p>
      <text:p text:style-name="P31"><text:span text:style-name="T42">1⊕y2⊕y3⊕y4⊕y7 <text:s text:c="18"/>247 <text:s text:c="3"/>9</text:span></text:p>
      <text:p text:style-name="P31"><text:span text:style-name="T42">1⊕y2⊕y3⊕y4⊕y7⊕y8 <text:s text:c="15"/>272 <text:s text:c="2"/>11</text:span></text:p>
      <text:p text:style-name="P31"><text:span text:style-name="T42">1⊕y2⊕y3⊕y4⊕y6 <text:s text:c="18"/>285 <text:s text:c="2"/>11</text:span></text:p>
      <text:p text:style-name="P31"><text:span text:style-name="T42">1⊕y2⊕y3⊕y4⊕y6⊕y8 <text:s text:c="15"/>255 <text:s text:c="3"/>9</text:span></text:p>
      <text:p text:style-name="P31"><text:span text:style-name="T42">1⊕y2⊕y3⊕y4⊕y6⊕y7 <text:s text:c="15"/>231 <text:s text:c="3"/>9</text:span></text:p>
      <text:p text:style-name="P31"><text:span text:style-name="T42">1⊕y2⊕y3⊕y4⊕y6⊕y7⊕y8 <text:s text:c="12"/>227 <text:s text:c="2"/>11</text:span></text:p>
      <text:p text:style-name="P31"><text:span text:style-name="T42">1⊕y2⊕y3⊕y4⊕y5 <text:s text:c="18"/>278 <text:s text:c="2"/>11</text:span></text:p>
      <text:p text:style-name="P31"><text:span text:style-name="T42">1⊕y2⊕y3⊕y4⊕y5⊕y8 <text:s text:c="15"/>237 <text:s text:c="2"/>11</text:span></text:p>
      <text:p text:style-name="P31"><text:span text:style-name="T42">1⊕y2⊕y3⊕y4⊕y5⊕y7 <text:s text:c="15"/>307 <text:s text:c="3"/>9</text:span></text:p>
      <text:p text:style-name="P31"><text:span text:style-name="T42">1⊕y2⊕y3⊕y4⊕y5⊕y7⊕y8 <text:s text:c="12"/>361 <text:s text:c="2"/>11</text:span></text:p>
      <text:p text:style-name="P31"><text:span text:style-name="T42">1⊕y2⊕y3⊕y4⊕y5⊕y6 <text:s text:c="15"/>246 <text:s text:c="3"/>9</text:span></text:p>
      <text:p text:style-name="P31"><text:span text:style-name="T42">1⊕y2⊕y3⊕y4⊕y5⊕y6⊕y8 <text:s text:c="12"/>168 <text:s text:c="3"/>9</text:span></text:p>
      <text:p text:style-name="P31"><text:span text:style-name="T42">1⊕y2⊕y3⊕y4⊕y5⊕y6⊕y7 <text:s text:c="12"/>264 <text:s text:c="2"/>11</text:span></text:p>
      <text:p text:style-name="P31"><text:span text:style-name="T42">1⊕y2⊕y3⊕y4⊕y5⊕y6⊕y7⊕y8 <text:s text:c="9"/>198 <text:s text:c="3"/>9</text:span></text:p>
      <text:p text:style-name="P31"><text:span text:style-name="T42">1⊕y1 <text:s text:c="27"/>171 <text:s text:c="2"/>11</text:span></text:p>
      <text:p text:style-name="P31"><text:span text:style-name="T42">1⊕y1⊕y8 <text:s text:c="24"/>285 <text:s text:c="2"/>11</text:span></text:p>
      <text:p text:style-name="P31"><text:span text:style-name="T42">1⊕y1⊕y7 <text:s text:c="24"/>253 <text:s text:c="2"/>11</text:span></text:p>
      <text:p text:style-name="P31"><text:span text:style-name="T42">1⊕y1⊕y7⊕y8 <text:s text:c="21"/>278 <text:s text:c="2"/>11</text:span></text:p>
      <text:p text:style-name="P31"><text:span text:style-name="T42">1⊕y1⊕y6 <text:s text:c="24"/>255 <text:s text:c="2"/>11</text:span></text:p>
      <text:p text:style-name="P31"><text:span text:style-name="T42">1⊕y1⊕y6⊕y8 <text:s text:c="21"/>222 <text:s text:c="3"/>9</text:span></text:p>
      <text:p text:style-name="P31"><text:span text:style-name="T42">1⊕y1⊕y6⊕y7 <text:s text:c="21"/>355 <text:s text:c="3"/>9</text:span></text:p>
      <text:p text:style-name="P31"><text:span text:style-name="T42">1⊕y1⊕y6⊕y7⊕y8 <text:s text:c="18"/>340 <text:s text:c="2"/>11</text:span></text:p>
      <text:p text:style-name="P31"><text:span text:style-name="T42">1⊕y1⊕y5 <text:s text:c="24"/>234 <text:s text:c="3"/>9</text:span></text:p>
      <text:p text:style-name="P31"><text:span text:style-name="T42">1⊕y1⊕y5⊕y8 <text:s text:c="21"/>258 <text:s text:c="3"/>9</text:span></text:p>
      <text:p text:style-name="P31"><text:span text:style-name="T42">1⊕y1⊕y5⊕y7 <text:s text:c="21"/>255 <text:s text:c="3"/>9</text:span></text:p>
      <text:p text:style-name="P31"><text:span text:style-name="T42">1⊕y1⊕y5⊕y7⊕y8 <text:s text:c="18"/>256 <text:s text:c="2"/>11</text:span></text:p>
      <text:p text:style-name="P37"><text:span text:style-name="T42">1⊕y1⊕y5⊕y6 <text:s text:c="21"/>232 <text:s text:c="2"/>10</text:span></text:p>
      <text:p text:style-name="P31"><text:span text:style-name="T42">1⊕y1⊕y5⊕y6⊕y8 <text:s text:c="18"/>230 <text:s text:c="2"/>10</text:span></text:p>
      <text:p text:style-name="P31"><text:span text:style-name="T42">1⊕y1⊕y5⊕y6⊕y7 <text:s text:c="18"/>405 <text:s text:c="2"/>11</text:span></text:p>
      <text:p text:style-name="P31"><text:span text:style-name="T42">1⊕y1⊕y5⊕y6⊕y7⊕y8 <text:s text:c="15"/>306 <text:s text:c="3"/>9</text:span></text:p>
      <text:p text:style-name="P31"><text:span text:style-name="T42">1⊕y1⊕y4 <text:s text:c="24"/>212 <text:s text:c="2"/>11</text:span></text:p>
      <text:p text:style-name="P31"><text:span text:style-name="T42">1⊕y1⊕y4⊕y8 <text:s text:c="21"/>235 <text:s text:c="2"/>11</text:span></text:p>
      <text:p text:style-name="P31"><text:span text:style-name="T42">1⊕y1⊕y4⊕y7 <text:s text:c="21"/>279 <text:s text:c="2"/>11</text:span></text:p>
      <text:p text:style-name="P31"><text:span text:style-name="T42">1⊕y1⊕y4⊕y7⊕y8 <text:s text:c="18"/>378 <text:s text:c="3"/>9</text:span></text:p>
      <text:p text:style-name="P31"><text:span text:style-name="T42">1⊕y1⊕y4⊕y6 <text:s text:c="21"/>228 <text:s text:c="3"/>9</text:span></text:p>
      <text:p text:style-name="P31"><text:span text:style-name="T42">1⊕y1⊕y4⊕y6⊕y8 <text:s text:c="18"/>260 <text:s text:c="3"/>9</text:span></text:p>
      <text:p text:style-name="P31"><text:span text:style-name="T42">1⊕y1⊕y4⊕y6⊕y7 <text:s text:c="18"/>337 <text:s text:c="2"/>11</text:span></text:p>
      <text:p text:style-name="P31"><text:span text:style-name="T42">1⊕y1⊕y4⊕y6⊕y7⊕y8 <text:s text:c="15"/>259 <text:s text:c="3"/>9</text:span></text:p>
      <text:p text:style-name="P31"><text:span text:style-name="T42">1⊕y1⊕y4⊕y5 <text:s text:c="21"/>280 <text:s text:c="3"/>9</text:span></text:p>
      <text:p text:style-name="P31"><text:span text:style-name="T42">1⊕y1⊕y4⊕y5⊕y8 <text:s text:c="18"/>328 <text:s text:c="3"/>9</text:span></text:p>
      <text:p text:style-name="P31"><text:span text:style-name="T42">1⊕y1⊕y4⊕y5⊕y7 <text:s text:c="18"/>249 <text:s text:c="2"/>11</text:span></text:p>
      <text:p text:style-name="P31"><text:span text:style-name="T42">1⊕y1⊕y4⊕y5⊕y7⊕y8 <text:s text:c="15"/>282 <text:s text:c="3"/>9</text:span></text:p>
      <text:p text:style-name="P31"><text:span text:style-name="T42">1⊕y1⊕y4⊕y5⊕y6 <text:s text:c="18"/>304 <text:s text:c="2"/>11</text:span></text:p>
      <text:p text:style-name="P31"><text:span text:style-name="T42">1⊕y1⊕y4⊕y5⊕y6⊕y8 <text:s text:c="15"/>244 <text:s text:c="2"/>11</text:span></text:p>
      <text:p text:style-name="P31"><text:span text:style-name="T42">1⊕y1⊕y4⊕y5⊕y6⊕y7 <text:s text:c="15"/>319 <text:s text:c="2"/>11</text:span></text:p>
      <text:p text:style-name="P31"><text:span text:style-name="T42">1⊕y1⊕y4⊕y5⊕y6⊕y7⊕y8 <text:s text:c="12"/>313 <text:s text:c="3"/>9</text:span></text:p>
      <text:p text:style-name="P31"><text:span text:style-name="T42">1⊕y1⊕y3 <text:s text:c="24"/>273 <text:s text:c="3"/>9</text:span></text:p>
      <text:p text:style-name="P31"><text:span text:style-name="T42">1⊕y1⊕y3⊕y8 <text:s text:c="21"/>383 <text:s text:c="2"/>11</text:span></text:p>
      <text:p text:style-name="P31"><text:span text:style-name="T42">1⊕y1⊕y3⊕y7 <text:s text:c="21"/>277 <text:s text:c="2"/>11</text:span></text:p>
      <text:p text:style-name="P31"><text:span text:style-name="T42">1⊕y1⊕y3⊕y7⊕y8 <text:s text:c="18"/>333 <text:s text:c="2"/>11</text:span></text:p>
      <text:p text:style-name="P31"><text:span text:style-name="T42">1⊕y1⊕y3⊕y6 <text:s text:c="21"/>267 <text:s text:c="2"/>11</text:span></text:p>
      <text:p text:style-name="P31"><text:span text:style-name="T42">1⊕y1⊕y3⊕y6⊕y8 <text:s text:c="18"/>275 <text:s text:c="3"/>9</text:span></text:p>
      <text:p text:style-name="P31"><text:span text:style-name="T42">1⊕y1⊕y3⊕y6⊕y7 <text:s text:c="18"/>269 <text:s text:c="2"/>11</text:span></text:p>
      <text:p text:style-name="P31"><text:span text:style-name="T42">1⊕y1⊕y3⊕y6⊕y7⊕y8 <text:s text:c="15"/>352 <text:s text:c="3"/>9</text:span></text:p>
      <text:p text:style-name="P31"><text:span text:style-name="T42">1⊕y1⊕y3⊕y5 <text:s text:c="21"/>328 <text:s text:c="3"/>9</text:span></text:p>
      <text:p text:style-name="P31"><text:soft-page-break/><text:span text:style-name="T42">1⊕y1⊕y3⊕y5⊕y8 <text:s text:c="18"/>235 <text:s text:c="3"/>9</text:span></text:p>
      <text:p text:style-name="P31"><text:span text:style-name="T42">1⊕y1⊕y3⊕y5⊕y7 <text:s text:c="18"/>360 <text:s text:c="2"/>11</text:span></text:p>
      <text:p text:style-name="P31"><text:span text:style-name="T42">1⊕y1⊕y3⊕y5⊕y7⊕y8 <text:s text:c="15"/>265 <text:s text:c="2"/>10</text:span></text:p>
      <text:p text:style-name="P31"><text:span text:style-name="T42">1⊕y1⊕y3⊕y5⊕y6 <text:s text:c="18"/>274 <text:s text:c="3"/>9</text:span></text:p>
      <text:p text:style-name="P31"><text:span text:style-name="T42">1⊕y1⊕y3⊕y5⊕y6⊕y8 <text:s text:c="15"/>287 <text:s text:c="3"/>9</text:span></text:p>
      <text:p text:style-name="P31"><text:span text:style-name="T42">1⊕y1⊕y3⊕y5⊕y6⊕y7 <text:s text:c="15"/>263 <text:s text:c="3"/>9</text:span></text:p>
      <text:p text:style-name="P31"><text:span text:style-name="T42">1⊕y1⊕y3⊕y5⊕y6⊕y7⊕y8 <text:s text:c="12"/>350 <text:s text:c="2"/>11</text:span></text:p>
      <text:p text:style-name="P31"><text:span text:style-name="T42">1⊕y1⊕y3⊕y4 <text:s text:c="21"/>343 <text:s text:c="2"/>11</text:span></text:p>
      <text:p text:style-name="P31"><text:span text:style-name="T42">1⊕y1⊕y3⊕y4⊕y8 <text:s text:c="18"/>288 <text:s text:c="2"/>11</text:span></text:p>
      <text:p text:style-name="P31"><text:span text:style-name="T42">1⊕y1⊕y3⊕y4⊕y7 <text:s text:c="18"/>412 <text:s text:c="2"/>11</text:span></text:p>
      <text:p text:style-name="P31"><text:span text:style-name="T42">1⊕y1⊕y3⊕y4⊕y7⊕y8 <text:s text:c="15"/>323 <text:s text:c="3"/>9</text:span></text:p>
      <text:p text:style-name="P31"><text:span text:style-name="T42">1⊕y1⊕y3⊕y4⊕y6 <text:s text:c="18"/>240 <text:s text:c="3"/>9</text:span></text:p>
      <text:p text:style-name="P31"><text:span text:style-name="T42">1⊕y1⊕y3⊕y4⊕y6⊕y8 <text:s text:c="15"/>292 <text:s text:c="3"/>9</text:span></text:p>
      <text:p text:style-name="P31"><text:span text:style-name="T42">1⊕y1⊕y3⊕y4⊕y6⊕y7 <text:s text:c="15"/>293 <text:s text:c="2"/>10</text:span></text:p>
      <text:p text:style-name="P31"><text:span text:style-name="T42">1⊕y1⊕y3⊕y4⊕y6⊕y7⊕y8 <text:s text:c="12"/>298 <text:s text:c="2"/>11</text:span></text:p>
      <text:p text:style-name="P31"><text:span text:style-name="T42">1⊕y1⊕y3⊕y4⊕y5 <text:s text:c="18"/>361 <text:s text:c="3"/>9</text:span></text:p>
      <text:p text:style-name="P31"><text:span text:style-name="T42">1⊕y1⊕y3⊕y4⊕y5⊕y8 <text:s text:c="15"/>336 <text:s text:c="2"/>11</text:span></text:p>
      <text:p text:style-name="P31"><text:span text:style-name="T42">1⊕y1⊕y3⊕y4⊕y5⊕y7 <text:s text:c="15"/>430 <text:s text:c="2"/>11</text:span></text:p>
      <text:p text:style-name="P31"><text:span text:style-name="T42">1⊕y1⊕y3⊕y4⊕y5⊕y7⊕y8 <text:s text:c="12"/>351 <text:s text:c="2"/>10</text:span></text:p>
      <text:p text:style-name="P31"><text:span text:style-name="T42">1⊕y1⊕y3⊕y4⊕y5⊕y6 <text:s text:c="15"/>347 <text:s text:c="2"/>11</text:span></text:p>
      <text:p text:style-name="P31"><text:span text:style-name="T42">1⊕y1⊕y3⊕y4⊕y5⊕y6⊕y8 <text:s text:c="12"/>278 <text:s text:c="2"/>11</text:span></text:p>
      <text:p text:style-name="P31"><text:span text:style-name="T42">1⊕y1⊕y3⊕y4⊕y5⊕y6⊕y7 <text:s text:c="12"/>281 <text:s text:c="3"/>9</text:span></text:p>
      <text:p text:style-name="P31"><text:span text:style-name="T42">1⊕y1⊕y3⊕y4⊕y5⊕y6⊕y7⊕y8 <text:s text:c="9"/>270 <text:s text:c="3"/>9</text:span></text:p>
      <text:p text:style-name="P31"><text:span text:style-name="T42">1⊕y1⊕y2 <text:s text:c="24"/>323 <text:s text:c="2"/>11</text:span></text:p>
      <text:p text:style-name="P31"><text:span text:style-name="T42">1⊕y1⊕y2⊕y8 <text:s text:c="21"/>294 <text:s text:c="3"/>9</text:span></text:p>
      <text:p text:style-name="P31"><text:span text:style-name="T42">1⊕y1⊕y2⊕y7 <text:s text:c="21"/>241 <text:s text:c="3"/>9</text:span></text:p>
      <text:p text:style-name="P31"><text:span text:style-name="T42">1⊕y1⊕y2⊕y7⊕y8 <text:s text:c="18"/>293 <text:s text:c="3"/>9</text:span></text:p>
      <text:p text:style-name="P31"><text:span text:style-name="T42">1⊕y1⊕y2⊕y6 <text:s text:c="21"/>273 <text:s text:c="2"/>11</text:span></text:p>
      <text:p text:style-name="P31"><text:span text:style-name="T42">1⊕y1⊕y2⊕y6⊕y8 <text:s text:c="18"/>264 <text:s text:c="2"/>11</text:span></text:p>
      <text:p text:style-name="P31"><text:span text:style-name="T42">1⊕y1⊕y2⊕y6⊕y7 <text:s text:c="18"/>285 <text:s text:c="3"/>9</text:span></text:p>
      <text:p text:style-name="P31"><text:span text:style-name="T42">1⊕y1⊕y2⊕y6⊕y7⊕y8 <text:s text:c="15"/>198 <text:s text:c="2"/>11</text:span></text:p>
      <text:p text:style-name="P31"><text:span text:style-name="T42">1⊕y1⊕y2⊕y5 <text:s text:c="21"/>176 <text:s text:c="3"/>9</text:span></text:p>
      <text:p text:style-name="P31"><text:span text:style-name="T42">1⊕y1⊕y2⊕y5⊕y8 <text:s text:c="18"/>263 <text:s text:c="3"/>9</text:span></text:p>
      <text:p text:style-name="P31"><text:span text:style-name="T42">1⊕y1⊕y2⊕y5⊕y7 <text:s text:c="18"/>273 <text:s text:c="2"/>11</text:span></text:p>
      <text:p text:style-name="P31"><text:span text:style-name="T42">1⊕y1⊕y2⊕y5⊕y7⊕y8 <text:s text:c="15"/>238 <text:s text:c="2"/>11</text:span></text:p>
      <text:p text:style-name="P31"><text:span text:style-name="T42">1⊕y1⊕y2⊕y5⊕y6 <text:s text:c="18"/>286 <text:s text:c="3"/>9</text:span></text:p>
      <text:p text:style-name="P31"><text:span text:style-name="T42">1⊕y1⊕y2⊕y5⊕y6⊕y8 <text:s text:c="15"/>238 <text:s text:c="2"/>11</text:span></text:p>
      <text:p text:style-name="P31"><text:span text:style-name="T42">1⊕y1⊕y2⊕y5⊕y6⊕y7 <text:s text:c="15"/>260 <text:s text:c="2"/>11</text:span></text:p>
      <text:p text:style-name="P31"><text:span text:style-name="T42">1⊕y1⊕y2⊕y5⊕y6⊕y7⊕y8 <text:s text:c="12"/>184 <text:s text:c="3"/>9</text:span></text:p>
      <text:p text:style-name="P31"><text:span text:style-name="T42">1⊕y1⊕y2⊕y4 <text:s text:c="21"/>286 <text:s text:c="3"/>9</text:span></text:p>
      <text:p text:style-name="P31"><text:span text:style-name="T42">1⊕y1⊕y2⊕y4⊕y8 <text:s text:c="18"/>276 <text:s text:c="2"/>11</text:span></text:p>
      <text:p text:style-name="P31"><text:span text:style-name="T42">1⊕y1⊕y2⊕y4⊕y7 <text:s text:c="18"/>275 <text:s text:c="3"/>9</text:span></text:p>
      <text:p text:style-name="P31"><text:span text:style-name="T42">1⊕y1⊕y2⊕y4⊕y7⊕y8 <text:s text:c="15"/>279 <text:s text:c="3"/>9</text:span></text:p>
      <text:p text:style-name="P31"><text:span text:style-name="T42">1⊕y1⊕y2⊕y4⊕y6 <text:s text:c="18"/>250 <text:s text:c="2"/>11</text:span></text:p>
      <text:p text:style-name="P31"><text:span text:style-name="T42">1⊕y1⊕y2⊕y4⊕y6⊕y8 <text:s text:c="15"/>288 <text:s text:c="3"/>9</text:span></text:p>
      <text:p text:style-name="P31"><text:span text:style-name="T42">1⊕y1⊕y2⊕y4⊕y6⊕y7 <text:s text:c="15"/>289 <text:s text:c="3"/>9</text:span></text:p>
      <text:p text:style-name="P31"><text:span text:style-name="T42">1⊕y1⊕y2⊕y4⊕y6⊕y7⊕y8 <text:s text:c="12"/>229 <text:s text:c="3"/>9</text:span></text:p>
      <text:p text:style-name="P31"><text:span text:style-name="T42">1⊕y1⊕y2⊕y4⊕y5 <text:s text:c="18"/>208 <text:s text:c="3"/>9</text:span></text:p>
      <text:p text:style-name="P31"><text:span text:style-name="T42">1⊕y1⊕y2⊕y4⊕y5⊕y8 <text:s text:c="15"/>283 <text:s text:c="3"/>9</text:span></text:p>
      <text:p text:style-name="P31"><text:span text:style-name="T42">1⊕y1⊕y2⊕y4⊕y5⊕y7 <text:s text:c="15"/>252 <text:s text:c="3"/>9</text:span></text:p>
      <text:p text:style-name="P31"><text:span text:style-name="T42">1⊕y1⊕y2⊕y4⊕y5⊕y7⊕y8 <text:s text:c="12"/>232 <text:s text:c="2"/>11</text:span></text:p>
      <text:p text:style-name="P31"><text:span text:style-name="T42">1⊕y1⊕y2⊕y4⊕y5⊕y6 <text:s text:c="15"/>271 <text:s text:c="2"/>11</text:span></text:p>
      <text:p text:style-name="P31"><text:span text:style-name="T42">1⊕y1⊕y2⊕y4⊕y5⊕y6⊕y8 <text:s text:c="12"/>244 <text:s text:c="3"/>9</text:span></text:p>
      <text:p text:style-name="P31"><text:span text:style-name="T42">1⊕y1⊕y2⊕y4⊕y5⊕y6⊕y7 <text:s text:c="12"/>369 <text:s text:c="2"/>11</text:span></text:p>
      <text:p text:style-name="P31"><text:span text:style-name="T42">1⊕y1⊕y2⊕y4⊕y5⊕y6⊕y7⊕y8 <text:s text:c="9"/>325 <text:s text:c="2"/>11</text:span></text:p>
      <text:p text:style-name="P31"><text:span text:style-name="T42">1⊕y1⊕y2⊕y3 <text:s text:c="21"/>248 <text:s text:c="3"/>9</text:span></text:p>
      <text:p text:style-name="P31"><text:span text:style-name="T42">1⊕y1⊕y2⊕y3⊕y8 <text:s text:c="18"/>296 <text:s text:c="2"/>11</text:span></text:p>
      <text:p text:style-name="P31"><text:span text:style-name="T42">1⊕y1⊕y2⊕y3⊕y7 <text:s text:c="18"/>206 <text:s text:c="3"/>9</text:span></text:p>
      <text:p text:style-name="P31"><text:span text:style-name="T42">1⊕y1⊕y2⊕y3⊕y7⊕y8 <text:s text:c="15"/>346 <text:s text:c="2"/>11</text:span></text:p>
      <text:p text:style-name="P31"><text:span text:style-name="T42">1⊕y1⊕y2⊕y3⊕y6 <text:s text:c="18"/>274 <text:s text:c="3"/>9</text:span></text:p>
      <text:p text:style-name="P31"><text:span text:style-name="T42">1⊕y1⊕y2⊕y3⊕y6⊕y8 <text:s text:c="15"/>190 <text:s text:c="3"/>9</text:span></text:p>
      <text:p text:style-name="P31"><text:span text:style-name="T42">1⊕y1⊕y2⊕y3⊕y6⊕y7 <text:s text:c="15"/>205 <text:s text:c="2"/>11</text:span></text:p>
      <text:p text:style-name="P31"><text:soft-page-break/><text:span text:style-name="T42">1⊕y1⊕y2⊕y3⊕y6⊕y7⊕y8 <text:s text:c="12"/>225 <text:s text:c="3"/>9</text:span></text:p>
      <text:p text:style-name="P31"><text:span text:style-name="T42">1⊕y1⊕y2⊕y3⊕y5 <text:s text:c="18"/>308 <text:s text:c="3"/>9</text:span></text:p>
      <text:p text:style-name="P31"><text:span text:style-name="T42">1⊕y1⊕y2⊕y3⊕y5⊕y8 <text:s text:c="15"/>439 <text:s text:c="2"/>11</text:span></text:p>
      <text:p text:style-name="P31"><text:span text:style-name="T42">1⊕y1⊕y2⊕y3⊕y5⊕y7 <text:s text:c="15"/>253 <text:s text:c="3"/>9</text:span></text:p>
      <text:p text:style-name="P31"><text:span text:style-name="T42">1⊕y1⊕y2⊕y3⊕y5⊕y7⊕y8 <text:s text:c="12"/>227 <text:s text:c="3"/>9</text:span></text:p>
      <text:p text:style-name="P31"><text:span text:style-name="T42">1⊕y1⊕y2⊕y3⊕y5⊕y6 <text:s text:c="15"/>292 <text:s text:c="2"/>11</text:span></text:p>
      <text:p text:style-name="P31"><text:span text:style-name="T42">1⊕y1⊕y2⊕y3⊕y5⊕y6⊕y8 <text:s text:c="12"/>178 <text:s text:c="3"/>9</text:span></text:p>
      <text:p text:style-name="P31"><text:span text:style-name="T42">1⊕y1⊕y2⊕y3⊕y5⊕y6⊕y7 <text:s text:c="12"/>320 <text:s text:c="2"/>11</text:span></text:p>
      <text:p text:style-name="P31"><text:span text:style-name="T42">1⊕y1⊕y2⊕y3⊕y5⊕y6⊕y7⊕y8 <text:s text:c="9"/>193 <text:s text:c="3"/>9</text:span></text:p>
      <text:p text:style-name="P31"><text:span text:style-name="T42">1⊕y1⊕y2⊕y3⊕y4 <text:s text:c="18"/>265 <text:s text:c="3"/>9</text:span></text:p>
      <text:p text:style-name="P31"><text:span text:style-name="T42">1⊕y1⊕y2⊕y3⊕y4⊕y8 <text:s text:c="15"/>261 <text:s text:c="3"/>9</text:span></text:p>
      <text:p text:style-name="P31"><text:span text:style-name="T42">1⊕y1⊕y2⊕y3⊕y4⊕y7 <text:s text:c="15"/>253 <text:s text:c="2"/>11</text:span></text:p>
      <text:p text:style-name="P31"><text:span text:style-name="T42">1⊕y1⊕y2⊕y3⊕y4⊕y7⊕y8 <text:s text:c="12"/>274 <text:s text:c="3"/>9</text:span></text:p>
      <text:p text:style-name="P31"><text:span text:style-name="T42">1⊕y1⊕y2⊕y3⊕y4⊕y6 <text:s text:c="15"/>407 <text:s text:c="2"/>11</text:span></text:p>
      <text:p text:style-name="P31"><text:span text:style-name="T42">1⊕y1⊕y2⊕y3⊕y4⊕y6⊕y8 <text:s text:c="12"/>227 <text:s text:c="3"/>9</text:span></text:p>
      <text:p text:style-name="P31"><text:span text:style-name="T42">1⊕y1⊕y2⊕y3⊕y4⊕y6⊕y7 <text:s text:c="12"/>294 <text:s text:c="3"/>9</text:span></text:p>
      <text:p text:style-name="P31"><text:span text:style-name="T42">1⊕y1⊕y2⊕y3⊕y4⊕y6⊕y7⊕y8 <text:s text:c="9"/>243 <text:s text:c="2"/>11</text:span></text:p>
      <text:p text:style-name="P31"><text:span text:style-name="T42">1⊕y1⊕y2⊕y3⊕y4⊕y5 <text:s text:c="15"/>297 <text:s text:c="3"/>9</text:span></text:p>
      <text:p text:style-name="P31"><text:span text:style-name="T42">1⊕y1⊕y2⊕y3⊕y4⊕y5⊕y8 <text:s text:c="12"/>274 <text:s text:c="3"/>9</text:span></text:p>
      <text:p text:style-name="P31"><text:span text:style-name="T42">1⊕y1⊕y2⊕y3⊕y4⊕y5⊕y7 <text:s text:c="12"/>240 <text:s text:c="2"/>11</text:span></text:p>
      <text:p text:style-name="P31"><text:span text:style-name="T42">1⊕y1⊕y2⊕y3⊕y4⊕y5⊕y7⊕y8 <text:s text:c="9"/>228 <text:s text:c="3"/>9</text:span></text:p>
      <text:p text:style-name="P31"><text:span text:style-name="T42">1⊕y1⊕y2⊕y3⊕y4⊕y5⊕y6 <text:s text:c="12"/>253 <text:s text:c="3"/>9</text:span></text:p>
      <text:p text:style-name="P31"><text:span text:style-name="T42">1⊕y1⊕y2⊕y3⊕y4⊕y5⊕y6⊕y8 <text:s text:c="9"/>300 <text:s text:c="2"/>11</text:span></text:p>
      <text:p text:style-name="P31"><text:span text:style-name="T42">1⊕y1⊕y2⊕y3⊕y4⊕y5⊕y6⊕y7 <text:s text:c="9"/>283 <text:s text:c="2"/>11</text:span></text:p>
      <text:p text:style-name="P31"><text:span text:style-name="T42">1⊕y1⊕y2⊕y3⊕y4⊕y5⊕y6⊕y7⊕y8 <text:s text:c="6"/>260 <text:s text:c="3"/>9</text:span></text:p>
      <text:p text:style-name="P31"><text:span text:style-name="T42">1⊕y0 <text:s text:c="27"/>151 <text:s text:c="2"/>10</text:span></text:p>
      <text:p text:style-name="P31"><text:span text:style-name="T42">1⊕y0⊕y8 <text:s text:c="24"/>272 <text:s text:c="3"/>9</text:span></text:p>
      <text:p text:style-name="P31"><text:span text:style-name="T42">1⊕y0⊕y7 <text:s text:c="24"/>284 <text:s text:c="2"/>11</text:span></text:p>
      <text:p text:style-name="P31"><text:span text:style-name="T42">1⊕y0⊕y7⊕y8 <text:s text:c="21"/>223 <text:s text:c="2"/>10</text:span></text:p>
      <text:p text:style-name="P31"><text:span text:style-name="T42">1⊕y0⊕y6 <text:s text:c="24"/>246 <text:s text:c="2"/>11</text:span></text:p>
      <text:p text:style-name="P31"><text:span text:style-name="T42">1⊕y0⊕y6⊕y8 <text:s text:c="21"/>194 <text:s text:c="3"/>9</text:span></text:p>
      <text:p text:style-name="P31"><text:span text:style-name="T42">1⊕y0⊕y6⊕y7 <text:s text:c="21"/>178 <text:s text:c="2"/>10</text:span></text:p>
      <text:p text:style-name="P31"><text:span text:style-name="T42">1⊕y0⊕y6⊕y7⊕y8 <text:s text:c="18"/>173 <text:s text:c="3"/>9</text:span></text:p>
      <text:p text:style-name="P31"><text:span text:style-name="T42">1⊕y0⊕y5 <text:s text:c="24"/>308 <text:s text:c="2"/>11</text:span></text:p>
      <text:p text:style-name="P31"><text:span text:style-name="T42">1⊕y0⊕y5⊕y8 <text:s text:c="21"/>289 <text:s text:c="2"/>11</text:span></text:p>
      <text:p text:style-name="P31"><text:span text:style-name="T42">1⊕y0⊕y5⊕y7 <text:s text:c="21"/>273 <text:s text:c="3"/>9</text:span></text:p>
      <text:p text:style-name="P31"><text:span text:style-name="T42">1⊕y0⊕y5⊕y7⊕y8 <text:s text:c="18"/>267 <text:s text:c="2"/>10</text:span></text:p>
      <text:p text:style-name="P31"><text:span text:style-name="T42">1⊕y0⊕y5⊕y6 <text:s text:c="21"/>331 <text:s text:c="2"/>11</text:span></text:p>
      <text:p text:style-name="P31"><text:span text:style-name="T42">1⊕y0⊕y5⊕y6⊕y8 <text:s text:c="18"/>249 <text:s text:c="3"/>9</text:span></text:p>
      <text:p text:style-name="P31"><text:span text:style-name="T42">1⊕y0⊕y5⊕y6⊕y7 <text:s text:c="18"/>321 <text:s text:c="2"/>10</text:span></text:p>
      <text:p text:style-name="P31"><text:span text:style-name="T42">1⊕y0⊕y5⊕y6⊕y7⊕y8 <text:s text:c="15"/>259 <text:s text:c="3"/>9</text:span></text:p>
      <text:p text:style-name="P31"><text:span text:style-name="T42">1⊕y0⊕y4 <text:s text:c="24"/>291 <text:s text:c="3"/>9</text:span></text:p>
      <text:p text:style-name="P31"><text:span text:style-name="T42">1⊕y0⊕y4⊕y8 <text:s text:c="21"/>255 <text:s text:c="3"/>9</text:span></text:p>
      <text:p text:style-name="P31"><text:span text:style-name="T42">1⊕y0⊕y4⊕y7 <text:s text:c="21"/>233 <text:s text:c="2"/>11</text:span></text:p>
      <text:p text:style-name="P31"><text:span text:style-name="T42">1⊕y0⊕y4⊕y7⊕y8 <text:s text:c="18"/>254 <text:s text:c="2"/>11</text:span></text:p>
      <text:p text:style-name="P31"><text:span text:style-name="T42">1⊕y0⊕y4⊕y6 <text:s text:c="21"/>334 <text:s text:c="2"/>11</text:span></text:p>
      <text:p text:style-name="P31"><text:span text:style-name="T42">1⊕y0⊕y4⊕y6⊕y8 <text:s text:c="18"/>232 <text:s text:c="2"/>11</text:span></text:p>
      <text:p text:style-name="P31"><text:span text:style-name="T42">1⊕y0⊕y4⊕y6⊕y7 <text:s text:c="18"/>250 <text:s text:c="3"/>9</text:span></text:p>
      <text:p text:style-name="P31"><text:span text:style-name="T42">1⊕y0⊕y4⊕y6⊕y7⊕y8 <text:s text:c="15"/>272 <text:s text:c="2"/>10</text:span></text:p>
      <text:p text:style-name="P31"><text:span text:style-name="T42">1⊕y0⊕y4⊕y5 <text:s text:c="21"/>298 <text:s text:c="3"/>9</text:span></text:p>
      <text:p text:style-name="P31"><text:span text:style-name="T42">1⊕y0⊕y4⊕y5⊕y8 <text:s text:c="18"/>258 <text:s text:c="2"/>11</text:span></text:p>
      <text:p text:style-name="P31"><text:span text:style-name="T42">1⊕y0⊕y4⊕y5⊕y7 <text:s text:c="18"/>276 <text:s text:c="2"/>11</text:span></text:p>
      <text:p text:style-name="P31"><text:span text:style-name="T42">1⊕y0⊕y4⊕y5⊕y7⊕y8 <text:s text:c="15"/>239 <text:s text:c="2"/>10</text:span></text:p>
      <text:p text:style-name="P31"><text:span text:style-name="T42">1⊕y0⊕y4⊕y5⊕y6 <text:s text:c="18"/>290 <text:s text:c="3"/>9</text:span></text:p>
      <text:p text:style-name="P31"><text:span text:style-name="T42">1⊕y0⊕y4⊕y5⊕y6⊕y8 <text:s text:c="15"/>278 <text:s text:c="2"/>11</text:span></text:p>
      <text:p text:style-name="P31"><text:span text:style-name="T42">1⊕y0⊕y4⊕y5⊕y6⊕y7 <text:s text:c="15"/>316 <text:s text:c="2"/>11</text:span></text:p>
      <text:p text:style-name="P31"><text:span text:style-name="T42">1⊕y0⊕y4⊕y5⊕y6⊕y7⊕y8 <text:s text:c="12"/>249 <text:s text:c="3"/>9</text:span></text:p>
      <text:p text:style-name="P31"><text:span text:style-name="T42">1⊕y0⊕y3 <text:s text:c="24"/>247 <text:s text:c="3"/>9</text:span></text:p>
      <text:p text:style-name="P31"><text:span text:style-name="T42">1⊕y0⊕y3⊕y8 <text:s text:c="21"/>267 <text:s text:c="3"/>9</text:span></text:p>
      <text:p text:style-name="P31"><text:span text:style-name="T42">1⊕y0⊕y3⊕y7 <text:s text:c="21"/>195 <text:s text:c="3"/>9</text:span></text:p>
      <text:p text:style-name="P31"><text:span text:style-name="T42">1⊕y0⊕y3⊕y7⊕y8 <text:s text:c="18"/>307 <text:s text:c="3"/>9</text:span></text:p>
      <text:p text:style-name="P31"><text:span text:style-name="T42">1⊕y0⊕y3⊕y6 <text:s text:c="21"/>284 <text:s text:c="3"/>9</text:span></text:p>
      <text:p text:style-name="P31"><text:soft-page-break/><text:span text:style-name="T42">1⊕y0⊕y3⊕y6⊕y8 <text:s text:c="18"/>267 <text:s text:c="2"/>11</text:span></text:p>
      <text:p text:style-name="P31"><text:span text:style-name="T42">1⊕y0⊕y3⊕y6⊕y7 <text:s text:c="18"/>209 <text:s text:c="2"/>11</text:span></text:p>
      <text:p text:style-name="P31"><text:span text:style-name="T42">1⊕y0⊕y3⊕y6⊕y7⊕y8 <text:s text:c="15"/>140 <text:s text:c="3"/>9</text:span></text:p>
      <text:p text:style-name="P31"><text:span text:style-name="T42">1⊕y0⊕y3⊕y5 <text:s text:c="21"/>254 <text:s text:c="2"/>11</text:span></text:p>
      <text:p text:style-name="P31"><text:span text:style-name="T42">1⊕y0⊕y3⊕y5⊕y8 <text:s text:c="18"/>218 <text:s text:c="3"/>9</text:span></text:p>
      <text:p text:style-name="P31"><text:span text:style-name="T42">1⊕y0⊕y3⊕y5⊕y7 <text:s text:c="18"/>220 <text:s text:c="3"/>9</text:span></text:p>
      <text:p text:style-name="P31"><text:span text:style-name="T42">1⊕y0⊕y3⊕y5⊕y7⊕y8 <text:s text:c="15"/>324 <text:s text:c="2"/>11</text:span></text:p>
      <text:p text:style-name="P31"><text:span text:style-name="T42">1⊕y0⊕y3⊕y5⊕y6 <text:s text:c="18"/>281 <text:s text:c="3"/>9</text:span></text:p>
      <text:p text:style-name="P31"><text:span text:style-name="T42">1⊕y0⊕y3⊕y5⊕y6⊕y8 <text:s text:c="15"/>275 <text:s text:c="3"/>9</text:span></text:p>
      <text:p text:style-name="P31"><text:span text:style-name="T42">1⊕y0⊕y3⊕y5⊕y6⊕y7 <text:s text:c="15"/>242 <text:s text:c="3"/>9</text:span></text:p>
      <text:p text:style-name="P31"><text:span text:style-name="T42">1⊕y0⊕y3⊕y5⊕y6⊕y7⊕y8 <text:s text:c="12"/>235 <text:s text:c="3"/>9</text:span></text:p>
      <text:p text:style-name="P31"><text:span text:style-name="T42">1⊕y0⊕y3⊕y4 <text:s text:c="21"/>297 <text:s text:c="3"/>9</text:span></text:p>
      <text:p text:style-name="P31"><text:span text:style-name="T42">1⊕y0⊕y3⊕y4⊕y8 <text:s text:c="18"/>321 <text:s text:c="3"/>9</text:span></text:p>
      <text:p text:style-name="P31"><text:span text:style-name="T42">1⊕y0⊕y3⊕y4⊕y7 <text:s text:c="18"/>276 <text:s text:c="3"/>9</text:span></text:p>
      <text:p text:style-name="P31"><text:span text:style-name="T42">1⊕y0⊕y3⊕y4⊕y7⊕y8 <text:s text:c="15"/>343 <text:s text:c="3"/>9</text:span></text:p>
      <text:p text:style-name="P31"><text:span text:style-name="T42">1⊕y0⊕y3⊕y4⊕y6 <text:s text:c="18"/>288 <text:s text:c="2"/>11</text:span></text:p>
      <text:p text:style-name="P31"><text:span text:style-name="T42">1⊕y0⊕y3⊕y4⊕y6⊕y8 <text:s text:c="15"/>210 <text:s text:c="2"/>11</text:span></text:p>
      <text:p text:style-name="P31"><text:span text:style-name="T42">1⊕y0⊕y3⊕y4⊕y6⊕y7 <text:s text:c="15"/>221 <text:s text:c="3"/>9</text:span></text:p>
      <text:p text:style-name="P31"><text:span text:style-name="T42">1⊕y0⊕y3⊕y4⊕y6⊕y7⊕y8 <text:s text:c="12"/>223 <text:s text:c="3"/>9</text:span></text:p>
      <text:p text:style-name="P31"><text:span text:style-name="T42">1⊕y0⊕y3⊕y4⊕y5 <text:s text:c="18"/>254 <text:s text:c="2"/>11</text:span></text:p>
      <text:p text:style-name="P31"><text:span text:style-name="T42">1⊕y0⊕y3⊕y4⊕y5⊕y8 <text:s text:c="15"/>277 <text:s text:c="3"/>9</text:span></text:p>
      <text:p text:style-name="P31"><text:span text:style-name="T42">1⊕y0⊕y3⊕y4⊕y5⊕y7 <text:s text:c="15"/>219 <text:s text:c="2"/>11</text:span></text:p>
      <text:p text:style-name="P31"><text:span text:style-name="T42">1⊕y0⊕y3⊕y4⊕y5⊕y7⊕y8 <text:s text:c="12"/>285 <text:s text:c="2"/>11</text:span></text:p>
      <text:p text:style-name="P31"><text:span text:style-name="T42">1⊕y0⊕y3⊕y4⊕y5⊕y6 <text:s text:c="15"/>286 <text:s text:c="3"/>9</text:span></text:p>
      <text:p text:style-name="P31"><text:span text:style-name="T42">1⊕y0⊕y3⊕y4⊕y5⊕y6⊕y8 <text:s text:c="12"/>222 <text:s text:c="3"/>9</text:span></text:p>
      <text:p text:style-name="P31"><text:span text:style-name="T42">1⊕y0⊕y3⊕y4⊕y5⊕y6⊕y7 <text:s text:c="12"/>267 <text:s text:c="3"/>9</text:span></text:p>
      <text:p text:style-name="P31"><text:span text:style-name="T42">1⊕y0⊕y3⊕y4⊕y5⊕y6⊕y7⊕y8 <text:s text:c="9"/>216 <text:s text:c="2"/>10</text:span></text:p>
      <text:p text:style-name="P31"><text:span text:style-name="T42">1⊕y0⊕y2 <text:s text:c="24"/>264 <text:s text:c="2"/>11</text:span></text:p>
      <text:p text:style-name="P31"><text:span text:style-name="T42">1⊕y0⊕y2⊕y8 <text:s text:c="21"/>290 <text:s text:c="3"/>9</text:span></text:p>
      <text:p text:style-name="P31"><text:span text:style-name="T42">1⊕y0⊕y2⊕y7 <text:s text:c="21"/>211 <text:s text:c="3"/>9</text:span></text:p>
      <text:p text:style-name="P31"><text:span text:style-name="T42">1⊕y0⊕y2⊕y7⊕y8 <text:s text:c="18"/>214 <text:s text:c="3"/>9</text:span></text:p>
      <text:p text:style-name="P31"><text:span text:style-name="T42">1⊕y0⊕y2⊕y6 <text:s text:c="21"/>278 <text:s text:c="3"/>9</text:span></text:p>
      <text:p text:style-name="P31"><text:span text:style-name="T42">1⊕y0⊕y2⊕y6⊕y8 <text:s text:c="18"/>279 <text:s text:c="2"/>11</text:span></text:p>
      <text:p text:style-name="P31"><text:span text:style-name="T42">1⊕y0⊕y2⊕y6⊕y7 <text:s text:c="18"/>207 <text:s text:c="3"/>9</text:span></text:p>
      <text:p text:style-name="P31"><text:span text:style-name="T42">1⊕y0⊕y2⊕y6⊕y7⊕y8 <text:s text:c="15"/>176 <text:s text:c="2"/>11</text:span></text:p>
      <text:p text:style-name="P31"><text:span text:style-name="T42">1⊕y0⊕y2⊕y5 <text:s text:c="21"/>336 <text:s text:c="2"/>11</text:span></text:p>
      <text:p text:style-name="P31"><text:span text:style-name="T42">1⊕y0⊕y2⊕y5⊕y8 <text:s text:c="18"/>300 <text:s text:c="2"/>11</text:span></text:p>
      <text:p text:style-name="P31"><text:span text:style-name="T42">1⊕y0⊕y2⊕y5⊕y7 <text:s text:c="18"/>222 <text:s text:c="2"/>11</text:span></text:p>
      <text:p text:style-name="P31"><text:span text:style-name="T42">1⊕y0⊕y2⊕y5⊕y7⊕y8 <text:s text:c="15"/>236 <text:s text:c="3"/>9</text:span></text:p>
      <text:p text:style-name="P31"><text:span text:style-name="T42">1⊕y0⊕y2⊕y5⊕y6 <text:s text:c="18"/>288 <text:s text:c="3"/>9</text:span></text:p>
      <text:p text:style-name="P31"><text:span text:style-name="T42">1⊕y0⊕y2⊕y5⊕y6⊕y8 <text:s text:c="15"/>280 <text:s text:c="3"/>9</text:span></text:p>
      <text:p text:style-name="P31"><text:span text:style-name="T42">1⊕y0⊕y2⊕y5⊕y6⊕y7 <text:s text:c="15"/>307 <text:s text:c="2"/>11</text:span></text:p>
      <text:p text:style-name="P31"><text:span text:style-name="T42">1⊕y0⊕y2⊕y5⊕y6⊕y7⊕y8 <text:s text:c="12"/>258 <text:s text:c="2"/>11</text:span></text:p>
      <text:p text:style-name="P31"><text:span text:style-name="T42">1⊕y0⊕y2⊕y4 <text:s text:c="21"/>265 <text:s text:c="2"/>11</text:span></text:p>
      <text:p text:style-name="P31"><text:span text:style-name="T42">1⊕y0⊕y2⊕y4⊕y8 <text:s text:c="18"/>261 <text:s text:c="2"/>11</text:span></text:p>
      <text:p text:style-name="P31"><text:span text:style-name="T42">1⊕y0⊕y2⊕y4⊕y7 <text:s text:c="18"/>180 <text:s text:c="2"/>10</text:span></text:p>
      <text:p text:style-name="P31"><text:span text:style-name="T42">1⊕y0⊕y2⊕y4⊕y7⊕y8 <text:s text:c="15"/>219 <text:s text:c="3"/>9</text:span></text:p>
      <text:p text:style-name="P31"><text:span text:style-name="T42">1⊕y0⊕y2⊕y4⊕y6 <text:s text:c="18"/>268 <text:s text:c="3"/>9</text:span></text:p>
      <text:p text:style-name="P31"><text:span text:style-name="T42">1⊕y0⊕y2⊕y4⊕y6⊕y8 <text:s text:c="15"/>290 <text:s text:c="3"/>9</text:span></text:p>
      <text:p text:style-name="P31"><text:span text:style-name="T42">1⊕y0⊕y2⊕y4⊕y6⊕y7 <text:s text:c="15"/>183 <text:s text:c="3"/>9</text:span></text:p>
      <text:p text:style-name="P31"><text:span text:style-name="T42">1⊕y0⊕y2⊕y4⊕y6⊕y7⊕y8 <text:s text:c="12"/>169 <text:s text:c="3"/>9</text:span></text:p>
      <text:p text:style-name="P31"><text:span text:style-name="T42">1⊕y0⊕y2⊕y4⊕y5 <text:s text:c="18"/>274 <text:s text:c="3"/>9</text:span></text:p>
      <text:p text:style-name="P31"><text:span text:style-name="T42">1⊕y0⊕y2⊕y4⊕y5⊕y8 <text:s text:c="15"/>241 <text:s text:c="2"/>11</text:span></text:p>
      <text:p text:style-name="P31"><text:span text:style-name="T42">1⊕y0⊕y2⊕y4⊕y5⊕y7 <text:s text:c="15"/>206 <text:s text:c="2"/>11</text:span></text:p>
      <text:p text:style-name="P31"><text:span text:style-name="T42">1⊕y0⊕y2⊕y4⊕y5⊕y7⊕y8 <text:s text:c="12"/>123 <text:s text:c="3"/>9</text:span></text:p>
      <text:p text:style-name="P31"><text:span text:style-name="T42">1⊕y0⊕y2⊕y4⊕y5⊕y6 <text:s text:c="15"/>375 <text:s text:c="2"/>11</text:span></text:p>
      <text:p text:style-name="P31"><text:span text:style-name="T42">1⊕y0⊕y2⊕y4⊕y5⊕y6⊕y8 <text:s text:c="12"/>268 <text:s text:c="2"/>10</text:span></text:p>
      <text:p text:style-name="P31"><text:span text:style-name="T42">1⊕y0⊕y2⊕y4⊕y5⊕y6⊕y7 <text:s text:c="12"/>341 <text:s text:c="2"/>11</text:span></text:p>
      <text:p text:style-name="P31"><text:span text:style-name="T42">1⊕y0⊕y2⊕y4⊕y5⊕y6⊕y7⊕y8 <text:s text:c="9"/>191 <text:s text:c="3"/>9</text:span></text:p>
      <text:p text:style-name="P31"><text:span text:style-name="T42">1⊕y0⊕y2⊕y3 <text:s text:c="21"/>300 <text:s text:c="3"/>9</text:span></text:p>
      <text:p text:style-name="P31"><text:span text:style-name="T42">1⊕y0⊕y2⊕y3⊕y8 <text:s text:c="18"/>294 <text:s text:c="3"/>9</text:span></text:p>
      <text:p text:style-name="P31"><text:span text:style-name="T42">1⊕y0⊕y2⊕y3⊕y7 <text:s text:c="18"/>222 <text:s text:c="3"/>9</text:span></text:p>
      <text:p text:style-name="P31"><text:soft-page-break/><text:span text:style-name="T42">1⊕y0⊕y2⊕y3⊕y7⊕y8 <text:s text:c="15"/>277 <text:s text:c="3"/>9</text:span></text:p>
      <text:p text:style-name="P31"><text:span text:style-name="T42">1⊕y0⊕y2⊕y3⊕y6 <text:s text:c="18"/>223 <text:s text:c="3"/>9</text:span></text:p>
      <text:p text:style-name="P31"><text:span text:style-name="T42">1⊕y0⊕y2⊕y3⊕y6⊕y8 <text:s text:c="15"/>325 <text:s text:c="3"/>9</text:span></text:p>
      <text:p text:style-name="P31"><text:span text:style-name="T42">1⊕y0⊕y2⊕y3⊕y6⊕y7 <text:s text:c="15"/>258 <text:s text:c="2"/>11</text:span></text:p>
      <text:p text:style-name="P31"><text:span text:style-name="T42">1⊕y0⊕y2⊕y3⊕y6⊕y7⊕y8 <text:s text:c="12"/>209 <text:s text:c="2"/>11</text:span></text:p>
      <text:p text:style-name="P31"><text:span text:style-name="T42">1⊕y0⊕y2⊕y3⊕y5 <text:s text:c="18"/>362 <text:s text:c="3"/>9</text:span></text:p>
      <text:p text:style-name="P31"><text:span text:style-name="T42">1⊕y0⊕y2⊕y3⊕y5⊕y8 <text:s text:c="15"/>241 <text:s text:c="2"/>11</text:span></text:p>
      <text:p text:style-name="P31"><text:span text:style-name="T42">1⊕y0⊕y2⊕y3⊕y5⊕y7 <text:s text:c="15"/>244 <text:s text:c="2"/>11</text:span></text:p>
      <text:p text:style-name="P31"><text:span text:style-name="T42">1⊕y0⊕y2⊕y3⊕y5⊕y7⊕y8 <text:s text:c="12"/>254 <text:s text:c="3"/>9</text:span></text:p>
      <text:p text:style-name="P31"><text:span text:style-name="T42">1⊕y0⊕y2⊕y3⊕y5⊕y6 <text:s text:c="15"/>277 <text:s text:c="3"/>9</text:span></text:p>
      <text:p text:style-name="P31"><text:span text:style-name="T42">1⊕y0⊕y2⊕y3⊕y5⊕y6⊕y8 <text:s text:c="12"/>317 <text:s text:c="3"/>9</text:span></text:p>
      <text:p text:style-name="P31"><text:span text:style-name="T42">1⊕y0⊕y2⊕y3⊕y5⊕y6⊕y7 <text:s text:c="12"/>297 <text:s text:c="2"/>11</text:span></text:p>
      <text:p text:style-name="P31"><text:span text:style-name="T42">1⊕y0⊕y2⊕y3⊕y5⊕y6⊕y7⊕y8 <text:s text:c="9"/>266 <text:s text:c="2"/>11</text:span></text:p>
      <text:p text:style-name="P31"><text:span text:style-name="T42">1⊕y0⊕y2⊕y3⊕y4 <text:s text:c="18"/>330 <text:s text:c="2"/>11</text:span></text:p>
      <text:p text:style-name="P31"><text:span text:style-name="T42">1⊕y0⊕y2⊕y3⊕y4⊕y8 <text:s text:c="15"/>434 <text:s text:c="2"/>11</text:span></text:p>
      <text:p text:style-name="P31"><text:span text:style-name="T42">1⊕y0⊕y2⊕y3⊕y4⊕y7 <text:s text:c="15"/>244 <text:s text:c="3"/>9</text:span></text:p>
      <text:p text:style-name="P31"><text:span text:style-name="T42">1⊕y0⊕y2⊕y3⊕y4⊕y7⊕y8 <text:s text:c="12"/>309 <text:s text:c="2"/>11</text:span></text:p>
      <text:p text:style-name="P31"><text:span text:style-name="T42">1⊕y0⊕y2⊕y3⊕y4⊕y6 <text:s text:c="15"/>300 <text:s text:c="3"/>9</text:span></text:p>
      <text:p text:style-name="P31"><text:span text:style-name="T42">1⊕y0⊕y2⊕y3⊕y4⊕y6⊕y8 <text:s text:c="12"/>238 <text:s text:c="2"/>11</text:span></text:p>
      <text:p text:style-name="P31"><text:span text:style-name="T42">1⊕y0⊕y2⊕y3⊕y4⊕y6⊕y7 <text:s text:c="12"/>266 <text:s text:c="2"/>11</text:span></text:p>
      <text:p text:style-name="P31"><text:span text:style-name="T42">1⊕y0⊕y2⊕y3⊕y4⊕y6⊕y7⊕y8 <text:s text:c="9"/>241 <text:s text:c="2"/>11</text:span></text:p>
      <text:p text:style-name="P31"><text:span text:style-name="T42">1⊕y0⊕y2⊕y3⊕y4⊕y5 <text:s text:c="15"/>333 <text:s text:c="3"/>9</text:span></text:p>
      <text:p text:style-name="P31"><text:span text:style-name="T42">1⊕y0⊕y2⊕y3⊕y4⊕y5⊕y8 <text:s text:c="12"/>309 <text:s text:c="2"/>11</text:span></text:p>
      <text:p text:style-name="P31"><text:span text:style-name="T42">1⊕y0⊕y2⊕y3⊕y4⊕y5⊕y7 <text:s text:c="12"/>257 <text:s text:c="3"/>9</text:span></text:p>
      <text:p text:style-name="P31"><text:span text:style-name="T42">1⊕y0⊕y2⊕y3⊕y4⊕y5⊕y7⊕y8 <text:s text:c="9"/>268 <text:s text:c="2"/>11</text:span></text:p>
      <text:p text:style-name="P31"><text:span text:style-name="T42">1⊕y0⊕y2⊕y3⊕y4⊕y5⊕y6 <text:s text:c="12"/>261 <text:s text:c="2"/>11</text:span></text:p>
      <text:p text:style-name="P31"><text:span text:style-name="T42">1⊕y0⊕y2⊕y3⊕y4⊕y5⊕y6⊕y8 <text:s text:c="9"/>227 <text:s text:c="2"/>11</text:span></text:p>
      <text:p text:style-name="P31"><text:span text:style-name="T42">1⊕y0⊕y2⊕y3⊕y4⊕y5⊕y6⊕y7 <text:s text:c="9"/>236 <text:s text:c="2"/>11</text:span></text:p>
      <text:p text:style-name="P31"><text:span text:style-name="T42">1⊕y0⊕y2⊕y3⊕y4⊕y5⊕y6⊕y7⊕y8 <text:s text:c="6"/>264 <text:s text:c="2"/>11</text:span></text:p>
      <text:p text:style-name="P31"><text:span text:style-name="T42">1⊕y0⊕y1 <text:s text:c="24"/>251 <text:s text:c="2"/>11</text:span></text:p>
      <text:p text:style-name="P31"><text:span text:style-name="T42">1⊕y0⊕y1⊕y8 <text:s text:c="21"/>310 <text:s text:c="3"/>9</text:span></text:p>
      <text:p text:style-name="P31"><text:span text:style-name="T42">1⊕y0⊕y1⊕y7 <text:s text:c="21"/>279 <text:s text:c="3"/>9</text:span></text:p>
      <text:p text:style-name="P31"><text:span text:style-name="T42">1⊕y0⊕y1⊕y7⊕y8 <text:s text:c="18"/>247 <text:s text:c="3"/>9</text:span></text:p>
      <text:p text:style-name="P31"><text:span text:style-name="T42">1⊕y0⊕y1⊕y6 <text:s text:c="21"/>200 <text:s text:c="3"/>9</text:span></text:p>
      <text:p text:style-name="P31"><text:span text:style-name="T42">1⊕y0⊕y1⊕y6⊕y8 <text:s text:c="18"/>223 <text:s text:c="2"/>11</text:span></text:p>
      <text:p text:style-name="P31"><text:span text:style-name="T42">1⊕y0⊕y1⊕y6⊕y7 <text:s text:c="18"/>296 <text:s text:c="2"/>10</text:span></text:p>
      <text:p text:style-name="P31"><text:span text:style-name="T42">1⊕y0⊕y1⊕y6⊕y7⊕y8 <text:s text:c="15"/>316 <text:s text:c="2"/>11</text:span></text:p>
      <text:p text:style-name="P31"><text:span text:style-name="T42">1⊕y0⊕y1⊕y5 <text:s text:c="21"/>260 <text:s text:c="2"/>11</text:span></text:p>
      <text:p text:style-name="P31"><text:span text:style-name="T42">1⊕y0⊕y1⊕y5⊕y8 <text:s text:c="18"/>276 <text:s text:c="3"/>9</text:span></text:p>
      <text:p text:style-name="P31"><text:span text:style-name="T42">1⊕y0⊕y1⊕y5⊕y7 <text:s text:c="18"/>310 <text:s text:c="3"/>9</text:span></text:p>
      <text:p text:style-name="P31"><text:span text:style-name="T42">1⊕y0⊕y1⊕y5⊕y7⊕y8 <text:s text:c="15"/>379 <text:s text:c="2"/>11</text:span></text:p>
      <text:p text:style-name="P31"><text:span text:style-name="T42">1⊕y0⊕y1⊕y5⊕y6 <text:s text:c="18"/>274 <text:s text:c="3"/>9</text:span></text:p>
      <text:p text:style-name="P31"><text:span text:style-name="T42">1⊕y0⊕y1⊕y5⊕y6⊕y8 <text:s text:c="15"/>228 <text:s text:c="3"/>9</text:span></text:p>
      <text:p text:style-name="P31"><text:span text:style-name="T42">1⊕y0⊕y1⊕y5⊕y6⊕y7 <text:s text:c="15"/>298 <text:s text:c="3"/>9</text:span></text:p>
      <text:p text:style-name="P31"><text:span text:style-name="T42">1⊕y0⊕y1⊕y5⊕y6⊕y7⊕y8 <text:s text:c="12"/>302 <text:s text:c="3"/>9</text:span></text:p>
      <text:p text:style-name="P31"><text:span text:style-name="T42">1⊕y0⊕y1⊕y4 <text:s text:c="21"/>235 <text:s text:c="3"/>9</text:span></text:p>
      <text:p text:style-name="P31"><text:span text:style-name="T42">1⊕y0⊕y1⊕y4⊕y8 <text:s text:c="18"/>245 <text:s text:c="2"/>11</text:span></text:p>
      <text:p text:style-name="P31"><text:span text:style-name="T42">1⊕y0⊕y1⊕y4⊕y7 <text:s text:c="18"/>194 <text:s text:c="3"/>9</text:span></text:p>
      <text:p text:style-name="P31"><text:span text:style-name="T42">1⊕y0⊕y1⊕y4⊕y7⊕y8 <text:s text:c="15"/>270 <text:s text:c="3"/>9</text:span></text:p>
      <text:p text:style-name="P31"><text:span text:style-name="T42">1⊕y0⊕y1⊕y4⊕y6 <text:s text:c="18"/>257 <text:s text:c="3"/>9</text:span></text:p>
      <text:p text:style-name="P31"><text:span text:style-name="T42">1⊕y0⊕y1⊕y4⊕y6⊕y8 <text:s text:c="15"/>260 <text:s text:c="3"/>9</text:span></text:p>
      <text:p text:style-name="P31"><text:span text:style-name="T42">1⊕y0⊕y1⊕y4⊕y6⊕y7 <text:s text:c="15"/>337 <text:s text:c="2"/>11</text:span></text:p>
      <text:p text:style-name="P31"><text:span text:style-name="T42">1⊕y0⊕y1⊕y4⊕y6⊕y7⊕y8 <text:s text:c="12"/>317 <text:s text:c="3"/>9</text:span></text:p>
      <text:p text:style-name="P31"><text:span text:style-name="T42">1⊕y0⊕y1⊕y4⊕y5 <text:s text:c="18"/>337 <text:s text:c="2"/>11</text:span></text:p>
      <text:p text:style-name="P31"><text:span text:style-name="T42">1⊕y0⊕y1⊕y4⊕y5⊕y8 <text:s text:c="15"/>300 <text:s text:c="3"/>9</text:span></text:p>
      <text:p text:style-name="P31"><text:span text:style-name="T42">1⊕y0⊕y1⊕y4⊕y5⊕y7 <text:s text:c="15"/>235 <text:s text:c="3"/>9</text:span></text:p>
      <text:p text:style-name="P31"><text:span text:style-name="T42">1⊕y0⊕y1⊕y4⊕y5⊕y7⊕y8 <text:s text:c="12"/>263 <text:s text:c="3"/>9</text:span></text:p>
      <text:p text:style-name="P31"><text:span text:style-name="T42">1⊕y0⊕y1⊕y4⊕y5⊕y6 <text:s text:c="15"/>303 <text:s text:c="2"/>10</text:span></text:p>
      <text:p text:style-name="P31"><text:span text:style-name="T42">1⊕y0⊕y1⊕y4⊕y5⊕y6⊕y8 <text:s text:c="12"/>232 <text:s text:c="2"/>10</text:span></text:p>
      <text:p text:style-name="P31"><text:span text:style-name="T42">1⊕y0⊕y1⊕y4⊕y5⊕y6⊕y7 <text:s text:c="12"/>275 <text:s text:c="2"/>11</text:span></text:p>
      <text:p text:style-name="P31"><text:span text:style-name="T42">1⊕y0⊕y1⊕y4⊕y5⊕y6⊕y7⊕y8 <text:s text:c="9"/>292 <text:s text:c="3"/>9</text:span></text:p>
      <text:p text:style-name="P31"><text:span text:style-name="T42">1⊕y0⊕y1⊕y3 <text:s text:c="21"/>266 <text:s text:c="2"/>11</text:span></text:p>
      <text:p text:style-name="P31"><text:soft-page-break/><text:span text:style-name="T42">1⊕y0⊕y1⊕y3⊕y8 <text:s text:c="18"/>388 <text:s text:c="2"/>11</text:span></text:p>
      <text:p text:style-name="P31"><text:span text:style-name="T42">1⊕y0⊕y1⊕y3⊕y7 <text:s text:c="18"/>266 <text:s text:c="2"/>11</text:span></text:p>
      <text:p text:style-name="P31"><text:span text:style-name="T42">1⊕y0⊕y1⊕y3⊕y7⊕y8 <text:s text:c="15"/>377 <text:s text:c="2"/>11</text:span></text:p>
      <text:p text:style-name="P31"><text:span text:style-name="T42">1⊕y0⊕y1⊕y3⊕y6 <text:s text:c="18"/>283 <text:s text:c="2"/>11</text:span></text:p>
      <text:p text:style-name="P31"><text:span text:style-name="T42">1⊕y0⊕y1⊕y3⊕y6⊕y8 <text:s text:c="15"/>298 <text:s text:c="2"/>11</text:span></text:p>
      <text:p text:style-name="P31"><text:span text:style-name="T42">1⊕y0⊕y1⊕y3⊕y6⊕y7 <text:s text:c="15"/>257 <text:s text:c="2"/>11</text:span></text:p>
      <text:p text:style-name="P31"><text:span text:style-name="T42">1⊕y0⊕y1⊕y3⊕y6⊕y7⊕y8 <text:s text:c="12"/>243 <text:s text:c="3"/>9</text:span></text:p>
      <text:p text:style-name="P31"><text:span text:style-name="T42">1⊕y0⊕y1⊕y3⊕y5 <text:s text:c="18"/>243 <text:s text:c="2"/>11</text:span></text:p>
      <text:p text:style-name="P31"><text:span text:style-name="T42">1⊕y0⊕y1⊕y3⊕y5⊕y8 <text:s text:c="15"/>322 <text:s text:c="2"/>11</text:span></text:p>
      <text:p text:style-name="P31"><text:span text:style-name="T42">1⊕y0⊕y1⊕y3⊕y5⊕y7 <text:s text:c="15"/>285 <text:s text:c="3"/>9</text:span></text:p>
      <text:p text:style-name="P31"><text:span text:style-name="T42">1⊕y0⊕y1⊕y3⊕y5⊕y7⊕y8 <text:s text:c="12"/>255 <text:s text:c="2"/>11</text:span></text:p>
      <text:p text:style-name="P31"><text:span text:style-name="T42">1⊕y0⊕y1⊕y3⊕y5⊕y6 <text:s text:c="15"/>293 <text:s text:c="3"/>9</text:span></text:p>
      <text:p text:style-name="P31"><text:span text:style-name="T42">1⊕y0⊕y1⊕y3⊕y5⊕y6⊕y8 <text:s text:c="12"/>221 <text:s text:c="3"/>9</text:span></text:p>
      <text:p text:style-name="P31"><text:span text:style-name="T42">1⊕y0⊕y1⊕y3⊕y5⊕y6⊕y7 <text:s text:c="12"/>330 <text:s text:c="2"/>11</text:span></text:p>
      <text:p text:style-name="P31"><text:span text:style-name="T42">1⊕y0⊕y1⊕y3⊕y5⊕y6⊕y7⊕y8 <text:s text:c="9"/>294 <text:s text:c="2"/>11</text:span></text:p>
      <text:p text:style-name="P31"><text:span text:style-name="T42">1⊕y0⊕y1⊕y3⊕y4 <text:s text:c="18"/>273 <text:s text:c="2"/>11</text:span></text:p>
      <text:p text:style-name="P31"><text:span text:style-name="T42">1⊕y0⊕y1⊕y3⊕y4⊕y8 <text:s text:c="15"/>265 <text:s text:c="2"/>11</text:span></text:p>
      <text:p text:style-name="P31"><text:span text:style-name="T42">1⊕y0⊕y1⊕y3⊕y4⊕y7 <text:s text:c="15"/>303 <text:s text:c="3"/>9</text:span></text:p>
      <text:p text:style-name="P31"><text:span text:style-name="T42">1⊕y0⊕y1⊕y3⊕y4⊕y7⊕y8 <text:s text:c="12"/>349 <text:s text:c="2"/>11</text:span></text:p>
      <text:p text:style-name="P31"><text:span text:style-name="T42">1⊕y0⊕y1⊕y3⊕y4⊕y6 <text:s text:c="15"/>238 <text:s text:c="2"/>11</text:span></text:p>
      <text:p text:style-name="P31"><text:span text:style-name="T42">1⊕y0⊕y1⊕y3⊕y4⊕y6⊕y8 <text:s text:c="12"/>343 <text:s text:c="2"/>11</text:span></text:p>
      <text:p text:style-name="P31"><text:span text:style-name="T42">1⊕y0⊕y1⊕y3⊕y4⊕y6⊕y7 <text:s text:c="12"/>345 <text:s text:c="2"/>11</text:span></text:p>
      <text:p text:style-name="P31"><text:span text:style-name="T42">1⊕y0⊕y1⊕y3⊕y4⊕y6⊕y7⊕y8 <text:s text:c="9"/>427 <text:s text:c="2"/>11</text:span></text:p>
      <text:p text:style-name="P31"><text:span text:style-name="T42">1⊕y0⊕y1⊕y3⊕y4⊕y5 <text:s text:c="15"/>297 <text:s text:c="3"/>9</text:span></text:p>
      <text:p text:style-name="P31"><text:span text:style-name="T42">1⊕y0⊕y1⊕y3⊕y4⊕y5⊕y8 <text:s text:c="12"/>309 <text:s text:c="3"/>9</text:span></text:p>
      <text:p text:style-name="P31"><text:span text:style-name="T42">1⊕y0⊕y1⊕y3⊕y4⊕y5⊕y7 <text:s text:c="12"/>266 <text:s text:c="2"/>11</text:span></text:p>
      <text:p text:style-name="P31"><text:span text:style-name="T42">1⊕y0⊕y1⊕y3⊕y4⊕y5⊕y7⊕y8 <text:s text:c="9"/>335 <text:s text:c="3"/>9</text:span></text:p>
      <text:p text:style-name="P31"><text:span text:style-name="T42">1⊕y0⊕y1⊕y3⊕y4⊕y5⊕y6 <text:s text:c="12"/>366 <text:s text:c="2"/>11</text:span></text:p>
      <text:p text:style-name="P31"><text:span text:style-name="T42">1⊕y0⊕y1⊕y3⊕y4⊕y5⊕y6⊕y8 <text:s text:c="9"/>210 <text:s text:c="3"/>9</text:span></text:p>
      <text:p text:style-name="P31"><text:span text:style-name="T42">1⊕y0⊕y1⊕y3⊕y4⊕y5⊕y6⊕y7 <text:s text:c="9"/>319 <text:s text:c="3"/>9</text:span></text:p>
      <text:p text:style-name="P31"><text:span text:style-name="T42">1⊕y0⊕y1⊕y3⊕y4⊕y5⊕y6⊕y7⊕y8 <text:s text:c="6"/>243 <text:s text:c="2"/>11</text:span></text:p>
      <text:p text:style-name="P31"><text:span text:style-name="T42">1⊕y0⊕y1⊕y2 <text:s text:c="21"/>184 <text:s text:c="3"/>9</text:span></text:p>
      <text:p text:style-name="P31"><text:span text:style-name="T42">1⊕y0⊕y1⊕y2⊕y8 <text:s text:c="18"/>257 <text:s text:c="3"/>9</text:span></text:p>
      <text:p text:style-name="P31"><text:span text:style-name="T42">1⊕y0⊕y1⊕y2⊕y7 <text:s text:c="18"/>256 <text:s text:c="3"/>9</text:span></text:p>
      <text:p text:style-name="P31"><text:span text:style-name="T42">1⊕y0⊕y1⊕y2⊕y7⊕y8 <text:s text:c="15"/>263 <text:s text:c="2"/>11</text:span></text:p>
      <text:p text:style-name="P31"><text:span text:style-name="T42">1⊕y0⊕y1⊕y2⊕y6 <text:s text:c="18"/>211 <text:s text:c="3"/>9</text:span></text:p>
      <text:p text:style-name="P31"><text:span text:style-name="T42">1⊕y0⊕y1⊕y2⊕y6⊕y8 <text:s text:c="15"/>287 <text:s text:c="2"/>11</text:span></text:p>
      <text:p text:style-name="P31"><text:span text:style-name="T42">1⊕y0⊕y1⊕y2⊕y6⊕y7 <text:s text:c="15"/>314 <text:s text:c="2"/>11</text:span></text:p>
      <text:p text:style-name="P31"><text:span text:style-name="T42">1⊕y0⊕y1⊕y2⊕y6⊕y7⊕y8 <text:s text:c="12"/>292 <text:s text:c="2"/>11</text:span></text:p>
      <text:p text:style-name="P31"><text:span text:style-name="T42">1⊕y0⊕y1⊕y2⊕y5 <text:s text:c="18"/>228 <text:s text:c="2"/>11</text:span></text:p>
      <text:p text:style-name="P31"><text:span text:style-name="T42">1⊕y0⊕y1⊕y2⊕y5⊕y8 <text:s text:c="15"/>296 <text:s text:c="2"/>11</text:span></text:p>
      <text:p text:style-name="P31"><text:span text:style-name="T42">1⊕y0⊕y1⊕y2⊕y5⊕y7 <text:s text:c="15"/>225 <text:s text:c="3"/>9</text:span></text:p>
      <text:p text:style-name="P31"><text:span text:style-name="T42">1⊕y0⊕y1⊕y2⊕y5⊕y7⊕y8 <text:s text:c="12"/>239 <text:s text:c="3"/>9</text:span></text:p>
      <text:p text:style-name="P31"><text:span text:style-name="T42">1⊕y0⊕y1⊕y2⊕y5⊕y6 <text:s text:c="15"/>264 <text:s text:c="3"/>9</text:span></text:p>
      <text:p text:style-name="P31"><text:span text:style-name="T42">1⊕y0⊕y1⊕y2⊕y5⊕y6⊕y8 <text:s text:c="12"/>246 <text:s text:c="2"/>11</text:span></text:p>
      <text:p text:style-name="P31"><text:span text:style-name="T42">1⊕y0⊕y1⊕y2⊕y5⊕y6⊕y7 <text:s text:c="12"/>275 <text:s text:c="3"/>9</text:span></text:p>
      <text:p text:style-name="P31"><text:span text:style-name="T42">1⊕y0⊕y1⊕y2⊕y5⊕y6⊕y7⊕y8 <text:s text:c="9"/>225 <text:s text:c="2"/>11</text:span></text:p>
      <text:p text:style-name="P31"><text:span text:style-name="T42">1⊕y0⊕y1⊕y2⊕y4 <text:s text:c="18"/>315 <text:s text:c="2"/>11</text:span></text:p>
      <text:p text:style-name="P31"><text:span text:style-name="T42">1⊕y0⊕y1⊕y2⊕y4⊕y8 <text:s text:c="15"/>310 <text:s text:c="2"/>11</text:span></text:p>
      <text:p text:style-name="P31"><text:span text:style-name="T42">1⊕y0⊕y1⊕y2⊕y4⊕y7 <text:s text:c="15"/>296 <text:s text:c="3"/>9</text:span></text:p>
      <text:p text:style-name="P31"><text:span text:style-name="T42">1⊕y0⊕y1⊕y2⊕y4⊕y7⊕y8 <text:s text:c="12"/>230 <text:s text:c="3"/>9</text:span></text:p>
      <text:p text:style-name="P31"><text:span text:style-name="T42">1⊕y0⊕y1⊕y2⊕y4⊕y6 <text:s text:c="15"/>278 <text:s text:c="2"/>11</text:span></text:p>
      <text:p text:style-name="P31"><text:span text:style-name="T42">1⊕y0⊕y1⊕y2⊕y4⊕y6⊕y8 <text:s text:c="12"/>359 <text:s text:c="2"/>11</text:span></text:p>
      <text:p text:style-name="P31"><text:span text:style-name="T42">1⊕y0⊕y1⊕y2⊕y4⊕y6⊕y7 <text:s text:c="12"/>234 <text:s text:c="2"/>11</text:span></text:p>
      <text:p text:style-name="P31"><text:span text:style-name="T42">1⊕y0⊕y1⊕y2⊕y4⊕y6⊕y7⊕y8 <text:s text:c="9"/>296 <text:s text:c="2"/>11</text:span></text:p>
      <text:p text:style-name="P31"><text:span text:style-name="T42">1⊕y0⊕y1⊕y2⊕y4⊕y5 <text:s text:c="15"/>321 <text:s text:c="2"/>11</text:span></text:p>
      <text:p text:style-name="P31"><text:span text:style-name="T42">1⊕y0⊕y1⊕y2⊕y4⊕y5⊕y8 <text:s text:c="12"/>280 <text:s text:c="2"/>11</text:span></text:p>
      <text:p text:style-name="P31"><text:span text:style-name="T42">1⊕y0⊕y1⊕y2⊕y4⊕y5⊕y7 <text:s text:c="12"/>294 <text:s text:c="2"/>11</text:span></text:p>
      <text:p text:style-name="P31"><text:span text:style-name="T42">1⊕y0⊕y1⊕y2⊕y4⊕y5⊕y7⊕y8 <text:s text:c="9"/>223 <text:s text:c="2"/>11</text:span></text:p>
      <text:p text:style-name="P31"><text:span text:style-name="T42">1⊕y0⊕y1⊕y2⊕y4⊕y5⊕y6 <text:s text:c="12"/>269 <text:s text:c="2"/>11</text:span></text:p>
      <text:p text:style-name="P31"><text:span text:style-name="T42">1⊕y0⊕y1⊕y2⊕y4⊕y5⊕y6⊕y8 <text:s text:c="9"/>255 <text:s text:c="3"/>9</text:span></text:p>
      <text:p text:style-name="P31"><text:span text:style-name="T42">1⊕y0⊕y1⊕y2⊕y4⊕y5⊕y6⊕y7 <text:s text:c="9"/>367 <text:s text:c="2"/>11</text:span></text:p>
      <text:p text:style-name="P31"><text:soft-page-break/><text:span text:style-name="T42">1⊕y0⊕y1⊕y2⊕y4⊕y5⊕y6⊕y7⊕y8 <text:s text:c="6"/>247 <text:s text:c="3"/>9</text:span></text:p>
      <text:p text:style-name="P31"><text:span text:style-name="T42">1⊕y0⊕y1⊕y2⊕y3 <text:s text:c="18"/>333 <text:s text:c="3"/>9</text:span></text:p>
      <text:p text:style-name="P31"><text:span text:style-name="T42">1⊕y0⊕y1⊕y2⊕y3⊕y8 <text:s text:c="15"/>305 <text:s text:c="2"/>11</text:span></text:p>
      <text:p text:style-name="P31"><text:span text:style-name="T42">1⊕y0⊕y1⊕y2⊕y3⊕y7 <text:s text:c="15"/>252 <text:s text:c="2"/>11</text:span></text:p>
      <text:p text:style-name="P31"><text:span text:style-name="T42">1⊕y0⊕y1⊕y2⊕y3⊕y7⊕y8 <text:s text:c="12"/>278 <text:s text:c="3"/>9</text:span></text:p>
      <text:p text:style-name="P31"><text:span text:style-name="T42">1⊕y0⊕y1⊕y2⊕y3⊕y6 <text:s text:c="15"/>287 <text:s text:c="3"/>9</text:span></text:p>
      <text:p text:style-name="P31"><text:span text:style-name="T42">1⊕y0⊕y1⊕y2⊕y3⊕y6⊕y8 <text:s text:c="12"/>200 <text:s text:c="2"/>11</text:span></text:p>
      <text:p text:style-name="P31"><text:span text:style-name="T42">1⊕y0⊕y1⊕y2⊕y3⊕y6⊕y7 <text:s text:c="12"/>256 <text:s text:c="2"/>11</text:span></text:p>
      <text:p text:style-name="P31"><text:span text:style-name="T42">1⊕y0⊕y1⊕y2⊕y3⊕y6⊕y7⊕y8 <text:s text:c="9"/>286 <text:s text:c="2"/>11</text:span></text:p>
      <text:p text:style-name="P31"><text:span text:style-name="T42">1⊕y0⊕y1⊕y2⊕y3⊕y5 <text:s text:c="15"/>309 <text:s text:c="2"/>10</text:span></text:p>
      <text:p text:style-name="P31"><text:span text:style-name="T42">1⊕y0⊕y1⊕y2⊕y3⊕y5⊕y8 <text:s text:c="12"/>270 <text:s text:c="3"/>9</text:span></text:p>
      <text:p text:style-name="P31"><text:span text:style-name="T42">1⊕y0⊕y1⊕y2⊕y3⊕y5⊕y7 <text:s text:c="12"/>168 <text:s text:c="3"/>9</text:span></text:p>
      <text:p text:style-name="P31"><text:span text:style-name="T42">1⊕y0⊕y1⊕y2⊕y3⊕y5⊕y7⊕y8 <text:s text:c="9"/>267 <text:s text:c="3"/>9</text:span></text:p>
      <text:p text:style-name="P31"><text:span text:style-name="T42">1⊕y0⊕y1⊕y2⊕y3⊕y5⊕y6 <text:s text:c="12"/>292 <text:s text:c="3"/>9</text:span></text:p>
      <text:p text:style-name="P31"><text:span text:style-name="T42">1⊕y0⊕y1⊕y2⊕y3⊕y5⊕y6⊕y8 <text:s text:c="9"/>208 <text:s text:c="3"/>9</text:span></text:p>
      <text:p text:style-name="P31"><text:span text:style-name="T42">1⊕y0⊕y1⊕y2⊕y3⊕y5⊕y6⊕y7 <text:s text:c="9"/>154 <text:s text:c="3"/>9</text:span></text:p>
      <text:p text:style-name="P31"><text:span text:style-name="T42">1⊕y0⊕y1⊕y2⊕y3⊕y5⊕y6⊕y7⊕y8 <text:s text:c="6"/>272 <text:s text:c="3"/>9</text:span></text:p>
      <text:p text:style-name="P31"><text:span text:style-name="T42">1⊕y0⊕y1⊕y2⊕y3⊕y4 <text:s text:c="15"/>271 <text:s text:c="2"/>11</text:span></text:p>
      <text:p text:style-name="P31"><text:span text:style-name="T42">1⊕y0⊕y1⊕y2⊕y3⊕y4⊕y8 <text:s text:c="12"/>369 <text:s text:c="3"/>9</text:span></text:p>
      <text:p text:style-name="P31"><text:span text:style-name="T42">1⊕y0⊕y1⊕y2⊕y3⊕y4⊕y7 <text:s text:c="12"/>207 <text:s text:c="3"/>9</text:span></text:p>
      <text:p text:style-name="P31"><text:span text:style-name="T42">1⊕y0⊕y1⊕y2⊕y3⊕y4⊕y7⊕y8 <text:s text:c="9"/>219 <text:s text:c="2"/>11</text:span></text:p>
      <text:p text:style-name="P31"><text:span text:style-name="T42">1⊕y0⊕y1⊕y2⊕y3⊕y4⊕y6 <text:s text:c="12"/>279 <text:s text:c="2"/>11</text:span></text:p>
      <text:p text:style-name="P31"><text:span text:style-name="T42">1⊕y0⊕y1⊕y2⊕y3⊕y4⊕y6⊕y8 <text:s text:c="9"/>274 <text:s text:c="3"/>9</text:span></text:p>
      <text:p text:style-name="P31"><text:span text:style-name="T42">1⊕y0⊕y1⊕y2⊕y3⊕y4⊕y6⊕y7 <text:s text:c="9"/>262 <text:s text:c="3"/>9</text:span></text:p>
      <text:p text:style-name="P31"><text:span text:style-name="T42">1⊕y0⊕y1⊕y2⊕y3⊕y4⊕y6⊕y7⊕y8 <text:s text:c="6"/>172 <text:s text:c="3"/>9</text:span></text:p>
      <text:p text:style-name="P31"><text:span text:style-name="T42">1⊕y0⊕y1⊕y2⊕y3⊕y4⊕y5 <text:s text:c="12"/>278 <text:s text:c="2"/>11</text:span></text:p>
      <text:p text:style-name="P31"><text:span text:style-name="T42">1⊕y0⊕y1⊕y2⊕y3⊕y4⊕y5⊕y8 <text:s text:c="9"/>335 <text:s text:c="3"/>9</text:span></text:p>
      <text:p text:style-name="P31"><text:span text:style-name="T42">1⊕y0⊕y1⊕y2⊕y3⊕y4⊕y5⊕y7 <text:s text:c="9"/>267 <text:s text:c="3"/>9</text:span></text:p>
      <text:p text:style-name="P31"><text:span text:style-name="T42">1⊕y0⊕y1⊕y2⊕y3⊕y4⊕y5⊕y7⊕y8 <text:s text:c="6"/>279 <text:s text:c="2"/>11</text:span></text:p>
      <text:p text:style-name="P31"><text:span text:style-name="T42">1⊕y0⊕y1⊕y2⊕y3⊕y4⊕y5⊕y6 <text:s text:c="9"/>278 <text:s text:c="2"/>11</text:span></text:p>
      <text:p text:style-name="P31"><text:span text:style-name="T42">1⊕y0⊕y1⊕y2⊕y3⊕y4⊕y5⊕y6⊕y8 <text:s text:c="6"/>278 <text:s text:c="3"/>9</text:span></text:p>
      <text:p text:style-name="P31"><text:span text:style-name="T42">1⊕y0⊕y1⊕y2⊕y3⊕y4⊕y5⊕y6⊕y7 <text:s text:c="6"/>274 <text:s text:c="3"/>9</text:span></text:p>
      <text:p text:style-name="P31"><text:span text:style-name="T42">1⊕y0⊕y1⊕y2⊕y3⊕y4⊕y5⊕y6⊕y7⊕y8 <text:s text:c="3"/>229 <text:s text:c="3"/>9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" svg:font-family="'Cambria Math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space" svg:font-family="monospace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17:51</meta:creation-date>
    <dc:language>en-US</dc:language>
    <dc:date>2019-03-27T23:16:58</dc:date>
    <meta:editing-cycles>13</meta:editing-cycles>
    <meta:editing-duration>PT1H30M</meta:editing-duration>
    <meta:generator>LibreOffice/5.1.6.2$Linux_X86_64 LibreOffice_project/10m0$Build-2</meta:generator>
    <meta:document-statistic meta:table-count="0" meta:image-count="0" meta:object-count="0" meta:page-count="140" meta:paragraph-count="8324" meta:word-count="73714" meta:character-count="501591" meta:non-whitespace-character-count="260411"/>
  </office:meta>
</office:document-meta>
</file>